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</office:font-face-decls>
  <office:automatic-styles>
    <style:style style:name="P1" style:family="paragraph" style:parent-style-name="Standard">
      <style:paragraph-properties fo:margin-top="0.0598in" fo:margin-bottom="0.0598in" fo:text-align="justify"/>
      <style:text-properties style:font-name="Courier" fo:font-size="1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fd8ffe00104a4649460110010100ffdb0840444444444466566877778c99999c13ceccec13111410f1014111e171515171e221d1b1d222a25252a34323444445c1444444444466566877778c99999c13ceccec13111410f1014111e171515171e221d1b1d222a25252a34323444445cffc20118109f4783122021113111ffc401c00231111000000000341250678ffda08110000fcca74d627682ab8efc5e51a1b232d1cb52d2e5d21d218b7496d19d73d0ce2917b7308534b24d6bc4cb2b2eec26512ecd6479e646a560811c83a3d432d4ed8554eb32d1629e432b52548a374579b166a6639e223568433893da35ce5ae6e152b6380ac4e6598ab345ebc83764883633f01930e12961ee53458c8a325ce93dac135a855c4c0871658d7885c9cd2e2733ce091b229c4ed1aa0e599e53f06c26d95d6b9062e234b424729ab519bb818bad67422b653ce1ce47a6474b56f1d6b8ef114956b73a865cb4198ade2ac86ca9af568b9a69b4974e591ccbfd9e2a5e2fcb343af47415474ebaee48e9486da585da5474427d092c2976f59bbab661a90c9685bd8b8cc23bb09919b38510a3371d59f4a08e7a871579aa9daa502ec5c7719852a4c89885a9262542d9bcb921935dca08ddd7e5caa3af51b0c4ac7b30b04d50b4d2f6bb712cbf161f42c68db3103229b9e92a36314d85618750668bae41d28662eb92d6e081f13f1cd1fb7e8a4de8e8d6b9acc90f62963af3499a8eb2805087a08037a475ccd1eb9796349ae6985cd41afd92a538d9ecddad51050e62f5777371e5ae5da5d53f5dab75e22d11317ea4d0406badd5245a249158ee24f57a66289f89f836a7dc596a9a4f26456acc16c635ad6bc44457862a9444106a51772b51d8f66ed4bc49cbd239107355cfac3642b9738ca31422337451ae3dc82e2c1e82b4d5a9adbadc3b16297e942a5eee44f53a0dd379ada7a54b9ba83f13f9e5efd137682d1112d6b5b1cad12f35eea8ac3b77139984651691f436a1ec63d494e9eaf2ab662a26de62d243774c547452953538e4bad2e775c35198d7adbba6d42f2f7b0bacbc1d88bf5914b5599882d6cfd3ab134af8cfcd9a7fa5eb0be80d6bb216549232e9adc3a452a59bd69c845882ac46a52c6bd8ec4985d4b44cad9c497d27f34cef1d91c10379b2ebc45e62a3657e7a1ea0a490cdea55dba0bad538eb7b2bd76efc2892522d2695567d2cbdd95db88fff9bc3fadc98da1060d0c0c246eed13bab40cc5ea01c5ed781c9c685bbb982ab1dd7982642b546f145c9a5a7a5d70d889dcab1477de914145dab52b7a16ea37434d02e8ed4a9a97a90a1f43bac9b13c3bdefdcb3b8ea4bc75982f8cfcdd6fd6d64c36a0a2d0728686609680d90d67489ab67a82fc7e8ad4562c5aa3bd2a694072b0607c159bf4c79877a9c5714d384e2d715291d6b1fa6d13cab2cc5297bf56fd4eb74af1da17b7046495d8b5c4ab56123a8834881ff025f9b353f55df3163d179adca4bd2fd588af5694a5ee4316ae39282bcc5ed3505e9dc018c54e284798d179b91d63ab4175baf4ade8bdc37eeebb179148aa46a0ee93771d973d4f4b8d4897cdd4bf4569c6321f36f778dadaeda96aab7f23f9c9cfd5dd9ebc569d6a712d04ea4f49ab6a8f84d4c8cc591c959253ae25adb4c6a9315e3dcd4aec393dc3baf5ea50a060438bae1bc5ab2ecdc55f115d25b39bb54d53391d92234df3142ed1558e5c5f17bcc3db275386bf8efceffeabba948aafc527756bd33dc42927855eb9616cdc25258eeb0ed121a4d2c21a24ba84bcb1a653af6b5e0741938441db87d58acc0e4bc7b77555991317626b24ee05ec05b892c39799252906549757c3fb75c3b4510e4bf8bfcfefe9d7a131d64bf5ba6b79e98b109714f56fc2b362ee18a60d667b874af5eadec44938dcd1b412d7e1c566b35bf591998e204eadaf1c8ac22247996a2c129d52157679cc52ee1cf1378a49c2c2d80a6f6387d8c748fc1fc2343f4318aac45f8a2b1821dad3c52da4334bc138b34ee85c909769c095a756b1686059a426bc65ed51888ee98ea74f8c9d2d6e6135b71e99fc5058e3a96192117e31c074884084846ec72019e156d3d9033a9af5d28bd1a9f9f027ff04828d089719ebc281f5af5e392d322909e86bcc56e3810ae71cf054a1cf518f82adaeb74747369ee981abd789af4715a9752d573ce77392021f3ed94f55ac5655ea5ee2e9311a284b0b5797c3ce1fa1754725767ae7f01f9edefd337e15c66af5ba0558111a2f5eb59eee2d0778b966556e894d23ad58b517a19199975925eb4bf5ab612a2b1ad71682574c5d2355729699cfb8925ac237182d5166c4cae22de7b890728ae448469221e651d1d8cad8aeb2d734f8afce1b1fa5ee3ee8e62093602f11c53ded3d31599b8285e16e4723d06e80978b01f30e58b68eaf57ba291382dcb0bb88dae22111a36aa7aa7c9f3be8f433b53d75de8a086c96a6e2debdd496297a4db98aa43c4504c2fb4d31486cbe1ff0376c7e9b8af481db44de82bd683624b7e89b2e59156d37108b412f54a6b52102a578acbee8fac3a4c57836baa514496185ccbd844cbea64d9fcd1b5a7e65fddcd6ec18a1babcd71c435ad1c3b56e36c91d63a69261f37ae6581e9168e17c2fe68d5fd5b41f5c679adbba7b85435ae61744d4b493a48a4c06eba2065cbd555e0c4e8b16b4d16aaf7996d3bcd184edc2b323ab48e882399c4349f176da441bb969ede53b56e5a18e4f2831c67a4d8156095a9ca9219c9f9ff05b3a78a764b5d2f85fcdfa5fabd3b97bafc3b45c7d711d379a4d2f3c2d87c401abc1103d2223dd21d3725a85d6a497b808ba6bdc62e5ef046b375f3ca744ede4672bebb2dd0a97df0e5eb6737572a5253a4b4dca52c542591ded10ce3240cb47d346c63b7258d01f86fce0f7eac2566a221295adc13c635e2f4b754b28352264451c2b462b548053516219f9136933527452ab4d4b34af2ef257684c5552616c91a1553559d3cfc9d8786cf2e6ba4e3565a4b4192ccf53ae41749e91918f28ada487a19189bbe2f3f9cf47f565a0ab8cf6a54571dcf79b5ad5ee9ee19263a951de825c2dca754c304dee8adcfdec3bd7ab50d084a0fba075862a65a21e48972aba98489b4d85afc29ad96f878a4baa5192a422cdf75884a147d4496caae7ccbcae4d12ddaef0ff09c1ffd6751d2266b5b8ac36ed368275ebd239b774145514810bf528da795c4d532c5acb0eda6dd5ea58a49815da1866d48d0a8642d5614dae2b7a81a5ad45dcfd6cf6cf4945dac80d6e8e3dc9799ecf63372c74c8d64d812efea9acc5fc4fe697ff5c03a806435a169693ccdeddc41da22fd48b147412b458c6468d211d5bea2ade2ba2b3979af452e311403a12b59a9264e1bae4cc1d82e922b1c80291d8a82da01d8d6eb5163493a39830cb79c656049735f5264acb4c9491e17f37ebfeaf0186232fd17eeb1bad25a5ad35a965d04bd442cec8d66a1732dd5a561c3c2b71867bc8af5a8bd619a6dd49b775b971e668f8b1d35956c3cdf2fa31443573ddacb1d4858c525a43cc98958589978176f02e40396d2bbcc5bc17e73d5fd58b9c232ad1d3c5bd6085a96647d7aafd725aa0a511330a6736da0c8a641c8310cb5e9d37e5e84a31562c3bad7e9a914a8ea5d1cf62c13dd5b1eb560c0dbc4d95e2ec5fa2b48e375a477392d9d81e6a1ff3a33a4f6ab2466ef0bc37e7ff049fa4814e1dac0275084acd0fc62dab5e8526d31c1e942fdc2a1c5c545e692b88c5b7517bb16e598a772f52a969284cb3146aac8a3b9c4c597e761489ab57c4aeacb31791c854b5d89baacb57b850ca2ad9b5459266bfa862b92e7c57e7c2feb1a4753b8136a9ba66acd18b9471020d2b0589052aac3d6d985471a57645b4f4d28aeb784b527a813d49dc16cd87691646d02f761c37d1ad6f57d151b5dca9c894d4271ded5b59b3929818ed591c521f957b4f99de745e37e28cfe92ad395b4ab56ed5b90b6a9ef5a754218e18d43cad4273d4d0d46453c2b73630b0cd54cc918ebcd862af5d8d1d25e0171bd156b351713201435c83556f838fbc0256f744521699a4c508c96c2f3b917d5c152d7ccd136b16da346fbc67c376bf4456395a5566e638e7b0eec44450421d6c2116e1a5fb967172719293ac61df8d29dcc385149baec3316a9a1a269f67d8f438a5854057c6b1ef984daaa746ef76534503762a8bf2cfb6b9d6eabe68ccf25cdd321e49ec4d9b68438f4331e37e09e9feffc4aa940f4b241b0cf75d78bd61a78b206040f5e68411163f0882b52e4bd555cb3c446e3a53b45ceb85b3fcb839ca1d43acca2fd0cb153575cab2b6ea89226b26f412a2189213c96aeab9fe68b7aa9418c3d42834ce46bbc6fc1fd17decb30a52b12cde64f3b1447272c3d3ae3935541de6b7ea1417baa4a96a353426829adcab0601179d27ae66fcbfa8b551e66964f46b65182557a89773414478422d5f4595a0d5c5549962cbc710cd547134488032ceb9fac1269decd4f8dfcf3b9fa4496077993da821e867342574c92ea8a9149ea5a07b25723c7181563b844a56a511d51b615c03e2dc6f6ed496e2df3ad5632dd4883b69d935eedaad8339318cbddbb93b2df50a38d88aadebcfaf999a8695d2165584f10cf98fc37bbc77e7473f53c197a74daf72a95d4b733aeeb405c1d69b02a37fa4575c8db17b8191423cabc30d4d4a946b75396a15a5fb576bad4b319e3b519ce5a87b91a9ea5cd5ae5aa988f5315da6b321e517d6bac758e4e3a5e7f3a755059af3c661479cdce31069f21f9c5ffd5637bbaaa5f357991df5eaabcd17a4721a52fa764c873de5bbdc36b52154cdd51d62bd14549d41918ad06ced94a03844658d9ea59825fa9696876c8568e258edddf60c1a44ec45aa71dec8c1cf6dd5b5fcd92db41ad499b55a9f1ff9c1cfd66b526970553023493b6c9570e8d6941f50504821dd188c12e49ad269158952a8e05534d17194a03cd6b4e868f3951af7ba4a0b492d91b5d4b4b4a18d9cfa362a93d2c6c686683ec0c37f4131a14cd2344d4624dc4e2dbc87e766ff057a838b424945ce8ea23a7aab15528d76616e2f3d4e2f492f62c56b34e85a67940f56b17eaf04c4ed8fcb1828f32f1a4359a82bd5bd2b1dd5524f75e59b3a76897b5378d223cd5a45cccc450ace752e8ab6758798118b46c94f1dfc6ff522adaad94e5ae81efb2c5795519a317eb5e849245cbd4b7567d5e1d2775fbb867b8a502f53ae4295b328ac93133c6bd62902250cc255e247169c36c375344766eb323112d6282d8c9ab4bd138ba569774895bdcac5a3c57c459fd3a958ee956d8a4285ed8b8d75eaf8962f5c67eaf5cb3d114ee15971f5245a2bc712af11713144d7b899a703a2569924ee93440a0687722f46ae2e2f46834d3b17ad65593286b75e6130219c8e9e4d38c0acbbb1c6a498f36f1ff9df43f5489731797a219ee341d56a12b8ef68bded3dc5acf16e3b4543c3e8a7a1a38228dc198821f1839a44ba4b2e23c846af2c0b9297adc736a929c56b876234c94b264b615ce15a85eb45aa8799d7a61ec5f186523db953f8a48278afcefa9fabc60e6381457288fafe82e25ca3a9af5b7448c262c4ccd814b8a63baa464f22686681bda9635f3ea1c564532397bc263bd6871cdba7aa56e43acc019286f5e30e42f66e9dfa89a6d83270b67b147afe7ef0d686e8a2259245fc5fe73defd47480b9d40207743d3117ebf509d75e69d7acf562d3785cd6ad2f37229a6165592c8c81228ec5eb4155e5c2c81d98f37a4341deebd6bcc769159312851d6f213db7bd946a74d54dc570d0d390e1c52f59d3f46235497ee9f27f9d347f54cd46cdabd9ee871b4f42c166463b587323981dc458ad4d5893c9426a80acc955dcfc293acc430bdb38b4613342c8c98bd54a84a9041b219218ba34bdd9a457a215d01d8ea9897e90e7859530b2bd11498bd9ca44df44ae882ac712fe3ff39687eb6a8a4b332b1c18fa6cd93744599b72fc22c36bb16154f4a91a55b8dc52dea5d521e4665ee6e558419275c593dd485af4b739d3d61488952cb13d7bc774e20b63084c16b432e967bd9f9e1d0d0b67e12ae4aba1e972b45783993e3bf3e9ff05974de60c3adc2b56f5a37c7b58625ba6a3312edc0884074146c40c95e616bd6b683d6c45eac409631184571f13b30a2ade8d98839e1302b57a58544f0f9ba5076a51f9488e3198e82329573282ffb96441236ded851c5cf6b5afe37e15dfa9e4d3d6e1906b319c45ced9209030529dd63decdb94bb709b5ec658e3ade963d6b711a099d6392c3a44e7c18914994f45be7baf54375cd59b2c155a13e899ce909e97eba052383e5ef82c5b3eba19c42caa4596341e970442cf4791f801bf535884bda8332b997af4df43ac618433cbdd963aacbb9a170ce1695196e2b5a26e6d1b5a549d1b2abd6684b8a8ba076ccf2e459d1aad24c542ba35a1ae75b4ef37a5ecd2cee339c91f373ce4cdd0c05de0d57583da5a5768b56267a9e2ff03ee97ea4bdd9e95cc6a27c2cd6342dc7e46b31ab0f3748216aab63a2cf85daed447517a184f8a8695c75b0eaa99989543d4ed7556d811435229ca54348a2fcd944db2c7456ed1a33886ce8119f3c43d339df2fb5942ea4952dc60a428da3d86bf8dfcf9a1fab26e59ea12dd150a689af72e41a8d384a49ed293dca10d6b56accd72a227a0f75baab74f2ebd8c0eabb553b44cf3680c2202eb5396aaf476cc57461d19057bafaa1ba37168913adb11870595b1e60d9e8b91c6068b8c475d93d6a1f1ff9bb57f5a16a5ad6f71dc77858b482ac45ea3b9ac4893730a92d3430cd4e38d98425fa2f556b5ad4431dc05e30cc6e196685c72af645c4f43cb6928d1471a5a373a858256da4a77673a5ab1399947688a85298ca6540387168bc4110cc2851791fcd5a5fad989b84bd11dd3315587887027a5f5b5e67884a1691d24bd1739e549d4b0246bda292175e73f4b8e0d1cc13961a465a89587a599aa940aca36fe94401aa860af545733467c38b946d46168ab8add879d56dbd1bc948535381e3ff038bdfad0e4b75ab87b16bd229c211ed46a9d5e3c56e616b2cd6425e1b2819ba9542a8c72f6a2b22e89ee24aae2ede54bb22a795abe7f76f9d2566535cd40bf7d1bc026c2e7492257459c59d22e4631abafa090e98aa980b811d979a6ab246e4741f9fcdba9fad18b4d6e2a49621e2daa3f354ac4313c07d434de84b58a5da2ed8ebc2bca59ecdad64259929280309554d6949c4fb3db70eae454cf8217bad2e73f4bed441da793ccf56b2e36e98f95a2ee868622f6f2fa454d12cdee18a6194d7e07ccfe6e77f5d17ba785719a8b4f4deb4a3123e82cd2ef5a1811a62b68a482e6a8ee25d6e2f52d7ebb57e45edd9af27ad70b0c67a8522a3cdb3a55f8764d86ed7254354c83e2b422a7aa74227986d7573dcf2eec7975aa3636dbeb7324e8107cdfe72dafd44cc54822756f414d2c4b5a417b52e234d2ce4842c12aaded2a9d16662289daf6131601af4b8849db99f3fe911d4b0c928d9731542e53a668b89f25875b5526395eb19c406465a585cb8e7675a94f29a36c7156e6aba5e13f3d5ad7c87e797bf58d6c59112b68eac524d52022b6b48cc511c9d217417aa6528412b346baabc1edd73473054fd91cafa35ce8e8b6b08a8b594f2c1cdab2c287b173b5aa98caada668a1183319fce96cb8cd70b04c1ede6b774b352619d23b474f4ed58a4788f8b77eae11af030ed5ea9eb6eb088bd7ba39abaed12ac2cc66d88ab5c215c4c102a168487399a4884b3f55f3748ad415326825c65e89be924299684faea8e69c3382245652ee188b733c695faecc60d0a23d45327334e196f64907ade841789f84fb2fd134e1c4c412b4b416dc2bc0a2b143184c1297b980318d95e2c55c6c267e78edaeda5689ce65aead882b5852f8146f3972b29a9c1aea9cb9c09aea5ea0b361f1668cd26fd0a121b79ecb94f3c1ad196805b9637dca5e6d6a4afe27e9ebff04cae59a129359ad2849bd01261c5a68d5c4d54e3a980af3155ee69108076dc4c943078799ad0bbbc704966b7151e5fa495a88aee6737ab04ab725d7a957a1c1421715c64ea3f20ab966845a65ede179dbb621aab3f2d693832cded6857c67cdbfd7212d66f4e9a4ebc4ed2482e3116659ebdab6a5255b30282928991a38191f2f21696a353c79b2d25e9b70d944923556e12e48d1e147466955fac55e562ab5795e3b134352ac5e80c8d6af9b1b8ab990b5dbd171ce666096e57c77e7e73f5b41736ad2dd34a7141247aecd956c7ee3d6f5573cc3216542690ac2e1c23a799a914297975818af25e18d8462a15ab16a8504d0a2a8e224149668521926892cd6ab5d956233c65c2b9ab5481779fd07156e2f6a3af8afcfdb3fab20e19ac8ef6a702e418c95ee139755b82b6224dbac9e39e0d7b6cca72a910d5a68a6daf71929079184f32312475068adea56f915c7529813c1bd2d30ac68c9cb1ce5e3cba865c342f952e6b5cc892e79d25b50e45af461e2bf3b6a7eb61b2bc5bad1d60d7156f52955bc8ae376f7e248ce92b31312e0dacc3875440379eeafd71705991878579a0581818e9b7702043118b5580c8a84b1172c9a15ab9c724c8e299ba1380a1c0b2ecc3aaa9ad2766c43b336ee2d3c5fe71d2fd71628477ee9b504135c6263af75462257badd4af11e85595c41e8a9a4938b3eb1976d665738fa9c522d6827748b2a4898981f92e3f5497bd40321ac5184c9b7793f0b82b9251f11e8f1ab6a3366c6aea317bb3cc5ce4a54e2f21f9b743f5d5e45d333d151858b50278bd471d1116ee915a6d79ba6a88d6a697154661a1369b09b452fdc3a578a0918ac1b7583d35eaab1371b12cd435b1ea06ec02c73523acb30e354f19f3cdad2365769343282358dc4b172dedd17fdf9d5ff0d7bdc1a4dec3af0cb211b748eea488959a58f2e8b08aaf179225fb897eb8ec12447126a41c8ee3b8eb1d657a6f709811d515e7b9abdc6330795a5dba5ac7bf1d891aebb7f27cdf592bae4d58ba390e3ec5ed0c9ae4a1afde2bf386d7eae9e1d64b5eaf0e0b45ca5544c1ec39bd43dc758f6e91882dd203051745c9dc2e350bc21d4e228e064bf4740c3d6e0d4d6e5ea4bd5f096bcad80e4a0c1edc7b4b77b285533edf3ecddd301b13f3d83a9a4cd6d3735ce35bbc9fe77ff05ad6c3af12b31cbd4c9d5aba4a32c1af6393881328b90631b3bf48ba3b894eaf56f4b452f59adc51499b526f4a86b788354f58fcdaec2d55ee2bdcc4ebdbaa37abaa24cd87e1b3dad6d0f315d530b57936ddb2c8182def46ad4f21f9ab63f59f73a4b1d14152ea73255e979b9660ec1c46e7c1053a150f0c75ad209528a04298eadae4a7fad5898bd2840c26656bc8e859b379cc742f7a90ad54d65c6ce4b44755f9eacab5a88f947b678ba4a0586a2ee0d829ab46bbbcbfe65d4fd624814c17a3843815aa43a8482d48324f58c654676c75a070151d86a4270297eac70f8a414cf5464eeb0e937846d557643b1d5d046f324b56ec315d141417227b12ca773184d7df2bacd5ce64eecb82b33531cbd379ef1ff9a357f599b85dc6a4c0e2a3b52f7a71fc3bf4969d27a5e61732bc42412aad62b340fa697e1f5895bd47d49ee248e26b54ef22240a5b5036aa739497b41154217cdece9aa5b56ad6b919ba1acb16e17666bcdc9ec7b75c9de2ff38e97eb2bd69d6998a53b8571de4452ded7bf56d4bf712aada74d367a89b9db836596bf5a9783d694a9475b12a496b148a7262282e603dd666a6bde61a4aa35caa1b3b3aabab53f3ebddcd1c454253cb8bcbe3304c634f37d3cc787fcd3e8bf55962b5e9b48a3a958a5e69721afdd5b75ea2352247177894b0cee5e397eb2902ea9622fd49a5ed78a5eb48a56a888e66386c33627158b5564161dd1b6656a9766f3afab885d14f5b53461baa6de882e164f26a9e6e067bc6fe64d9fd75781cdbad02adc314a16fc7bdcbd69b4de6171324ae9515d825a4eac80ca54eea45e96353a29d6988ebab2ad84bbd30413a6ab350b22064c42a24c345cb90b95a3af29b66ef31dcc99f67373f69d57a8c3403da7baf72791fcd1abfadee29a9266a29b88714b10a5b97ac5b4c56fd1169e94a5262bb5cab2a90311d1425eb3c1ada3aa5a77575e91cb526acbacab781d31ac0229da9035c61ab520d3267fa4c88c4d18769af5433f7cd4b8e69133520a583793fcd9a5fabc948b5a6f5de282af5897316d2527ad4924ab24390751045d491581dd69e8e82497ad55a26b6b4f0fa49d3d7a91b9a812b3512434338919bc258ab319552ddab1ca6c7dfc5365b6cf5f6545963e99c37bf5c3628ec5bca7e6cd9fd584ac75f89c3ac5711dd739e4917b581bf057b95dad78560ee7a543580dbab5bdf8b31788056ae456fd71f3e8c1a8ca2cbd9f66c18e0c838a04ad3978170916aedcb743559c0534826ed45ea7680cc598ea7589b1c4f1df9c753f575e93049b5e829152c41d5ab5ab7eaf5ae2b72a021de4124b4ac5eb51178115a0649258b5a21d373d1a19d3822c6eb3d965d2cd1dfcfe7d687e153211157897539876cd52f1935e7e78e7b50e3abb153d2c449a976896f31f991efd625eb45ed3dc2b86766b6b54622c4dea4e56e9ac6abc50909dcbded0304d47135adfa6d4bd82794e1d673481614599a3565f4f2b5641818f95a45ade8bd9d14d673b45c5a37b909ca65076482398cce75349d58f5bd0f28362295ab31e5bf2cedfea5e3920b3dd1206cc5af40b8e78ada861d0492acfa21bc086d660553c517151c962e3af1163950bd501469e494775f9b5c8f29be3c21e7bce6c5585e441aafd5eaa8c92c7308dca968b87546061e3812979fa71a8366b986c768d8de3bf36efea511598bc93a043a31d48e011935bab3620ea241563507a6a39613340b8b17358b079c44c1aab6897219aef89851c48b0ab36bb14d0e3e76164d1f5e6925ec31926b43179f6738b71466cd5c5aba4d112dde824cf4f566e96a73e33f8dfcc1abfaac047eb735b802a96e21d8bc5bdfa6d2530628aa2784f5b3ef73b40599b557e2ac3c89127f3585987f2ceb81b6195ab3736596b7d7cf6214f3919a62d17286294ade2e4a9a8167516519ae96762b57eebea52e0dd5ac4bc1434a987ab2dac5fdf9c5bfd621b3527b96a0549d36864dd1d16312f68546228e8b3aba2d9b86b69f3910507b70135814696338ce66b75c2d246b23a5197a299f296c84c4ced5b0ee3e4d8927351587d92b6cd616ab275360f733481cc12f15ada84d039806f3f9f59fd591c7b9ad782c531ad5b5e91511dab509d143a5cc882e8f0f76745474a5cfd44d476f51d2e0a945a081da4cd7e5af428aa78ea433819f6e71447a183b9c9751cb2c72b796352da197acbb46c6d35c70d6b6e2523af73b90c8a7c4fe79dafd376e212c4a01837a3babdd11d136ad812c1ce4183442a95deaa0c5ca159e54a603baa38b341574922f5881a329a2130e88e68521deb492c5c351a8ebeb0b967d9a3a3d7f31033d98d2bb375b438e4a806b77522847d827162fe37e03eb3effd3326b5c2a98fc0a1693137eb56bd322138c9ae29d017e9a4a8cdb02b756b712d6ea52f2758971d8e9448ac92c2d975b15b583c2d68d14d6e802fa0c23dcdba5e1155dc5899ad46173b4b2c0a9e081935aed94b1782790fcebe97f484452e5b72d324a752d4bdc859e85d6b93b983df44b9edc20d322820ad0174485aa4c4520a2f415a2f21542926aa95cfb59729aeb98112a8d2b6a4e5b235d47271e261659dd132ba83b18c82f7e35e96292f2762f60b1e3ff0396f7e9a1d424b9680bcda68ce84ab4ebaca8ad73d59648cb09b4645a267b6ab38bb29d723d0b8997a7d515aa716717b59443372211a0aacdc0519d75ed4cdbddca9a7659bf375088b19ad5813aabbe6a8583672a27590b4b3d421cc4bd0de4bf39ecfe955c94bcc578a68d6a96694556822c4cb072d0e52f33c592b5035c576f95a41f31ea712fa8aeb98d44381ce2266954d09f5f91b2cb5e077e582c2a5a57a05187a75a4d7eea49956bcf3afa3cd17518815469868369f169a0dd2e762e51b1e43f36b5fa8a669433c736cdc828595e1445266c73daf37eb4690a0b99939fbf918b8393e9b4dfafce1dcf0fa8f49cf8722b3e9f1e8bf5c86ebae8e704a24ed7add465222c51341dad251169af52f36c67e6da5ae577b3e7b56cc5b82ba411919bf6dab3c562f7bd89e53f3335faa24213bfa0c88c58a26a70cead98935efd7e74c451d46b5c8c3f2fe930e9e4748b8dea5b581820d2733c95cf6b419a71dd74a76e99bc5ecb75e17aafd37baaaecb451265d5fb428c9542622ad8e9a3a9597b2caf9f3d55c88d5c20b66e39619bf5f99f31f96b53f51d96618e9874c7553ea7cd425d8e9b126e56fa735cc88a79cdf4317c82b9776d56dbce3a57b3c23a4cb16abe4f4cd4a434754d921a16060e7f091618524fb9a98868582f1ade276e8cf879d7678c3be47a4a249505a98dce5cbcdb34ebf7796fcc9abfa878afa2038e6d29e252d46d304e251b30e9735c18bb68e74787436ccbe5e1960563318bcf5df5e81574aa3b4eea742f75d159ae6293c6c7cdb8635afe83b386bb4d96b3acda8bf2edf4c71af6e85d472c244505319b3ca6a148c8a218ef27f99defd4ad68c8961d2ea522c5212c79101ee2d993552d426f2dde673b433bd266a2ce3528dd83614d6d1158ba789e852ad17878b4d915b3552393caae7ec8ac2e5f54bb916deca1d8ee56124b513957495d1e1b92934d2eb7015cfd715aeecd81b76999b54ce78bfcc1a9fad1cb179112428b340591965dcbb324ed9cce080d863532b38863ea6393a8c8eab8d7d1d62e3d5f3adc9977d5b9c30c75cf18579258fc11caf5895755a2c6a80b2caf0f56d9c14dcc0f55a59fa3931a293177d46eb27b75983f36c94d04b4c99ff013f9e89fabddeac157f38a55bcf166aca0f6cdce659daa4f795d0c4a44ccb1c4214d1b3337a0157964d9e3e668a1cebe3f36d37592e81cd4a9bb9c793b2e26313ba55f4b9facba33173255c918fbd3e8e6172dc1137735a554a2429d4f4807ed234b033938977bc27c0dcfd547e124ac63b97ccc5cc268e5a712478b9ebd16e81f12b662ad8ad246ac33568e31978ec8437a6aa19f6d0c13bc6ea3ca679c2cc83173211b11394f37d5d1d77dc0172b42d9bce8742ba053636b8d7aecdb3acbac90d9a1da61c647173b5b17893a1e27f31ecfeb46d64f25ddac318f1864543961aac31107c4a82d5291e2272e899eb31b18f7670fd3df1bc8edae641ebc6426714bae37d4163b6e0ed43ef2b738308b592d6bfaa16f15cf7b3d91a8b12cd99bc4d9ce2f6825ad9ca98793271834db75a5524deb172d8d67bc6fe61f63f7571c5d6d63cf03aabb1f972a68ccf2d6ebde1a62e6321a85973ba96057448b31858f64f7d1a9f01fc91176e1da2a74338adc9e328dac6eaa07b5d7f41a1e9f3ecd2355ec12016536ec332596e5eafcd82836a26cd4e124e99d8a3948114a52125af27f9d75fefad0ee313192c12be71bca493706cc2969227182a84b34e3796ef52a2c3f6bfb3176d35a88e861b5a39d6d513f90f419547f457cc6895e8b38bd5d06d20dfabbe9a155cabdd78ce4a77cb156cba37aeab129d7a56820d868962bc613341c9ac53710fe4ff3f6bfde7814389a1339128092c99b7ac5a52c0d375ce58b98736a03928eecb69e9d1a4a947706b4cca92cc90eb27a46c2d4b599e24852a6528defa83d4cc331f54de72d363c8d44f26db8f2d9f7cc1d9dcc9bd6074352e8c84613d525ac79a0dbe29ba0de73f38ff0592d5ae66a5a8572b3e741dd7415c5d6686b12331605378b9eee772cbd1938f4d55e35de56cba5c9e839d6eccc97dcb2cac6818cb1ad1d8eb11fb754c5bbb495ec78ece366e89d3e1c320b140508d854ea3b49984b4e6afb6135990d0f635894be0fe5b3feaa110d65c6986c35fcc6990ba1a999d8ec975543e768dd526144fa0ca574416b22c69b26666d49066928d22cae557cafa1ac92e46654cb42948a74d8796b8352169c5b0a3951eee78391ed01661cd4a3a8e8af9fb2c61e91e82dab3cd02a5b149782797fccbec7f40b35e6816a6291a785b4ee82197a6b3b207a7c9c7dbc43a6aaa571b2ad8cd6bea35d69a75aa920b14713669c7dc4d21b57047414f75f65abcd9158bb1b8c821c552dd61cb88666bcd5614b3728db8474363ce35586decb8ad1ae3cc1be4bf386b7e893759ac2b939429536a155a59ea460eb2f9c276b6aaacd2ddaa66c96212b72503616541786cad212651c446f4c61e688fd6607d796a20a27254a5a79488a54f266f3fcf6be5cb923030459abeb66cd9fc86f2dc6ed6391b152e535c2663c97e6bd1fddaba18c3f3e2d3aabac9ca3d90f9b444cbb728afa2ccccd32646b29a9a2c1bab04b712b5170664cd40802074b7d98a8142d58ad9bd428bd99032a08b134089f1b1f49238ed633c476e818c9b4fc219bb6848cce0d92c32cac15aa0b1e5bf317a9fd0ecc0ee4278f36c3fe7b9f1a0ba1aec508d20126ba4b8d968a0e1ead389dd7e9a8a8224a87a9176f194266eaafd9ba2649fcf5f8646eedb1a2cc5ce171139113c0ec55d3653068646b752ed945cc71916ceb67bf6ce6287291ca3529345352b1de57f37ed7dfb4b3e867f920b2ba2ddc99c99b4556235335e85f73333f44e29133d5b1647218e17103370ad7cd3e139a35c8d5c42d0aea7a28117b8b5a1c1d29d53d28dc52147ac3aa4b116eedec9b1ebcb3aeb09a6ee736df2c7152a0318ceaec5d77b11334f23f03f51f6d422e6d49958ec28646c21ea8f9b3ae67829f5ce5a4484e2acde5d5e51521ea8526c632b9d5b6d2ead1e94537b4f2750b9e152662cf90f4196b46a1b114173cb699b8cd93acedd261ba56ebd1588a312d9c6e4a4e1d5a1ed6f2bf5f63f4edb63199286d5931167110f6904e6ac0258ede8e147130aa2295bf193a774c67b9de79273c9a3ea9f846ef79eaaf35d61b8995b162ee55c533f48c2168842aa8b8ec77ab3a74cbc397ee7cc3d19b56944e57abc7780d582d53535fbcd7e74d4fb8eda86267bbd51da4cc4146c522dc5b9c734e993af21af2ca1e8987549e7445b711aa3d239881ea6be369a49e6ade82dabcb20b2faeed5a15285101ba034711959656ec3c9961da5b8896e9a133086ff0ee2cc91b49ea50e728ed34252be7ff02beffe9272f4584c8fc4525bade813d8371decc754dd5a40a1154a8464c9afa6f32c57a6c6e6789ce4d25905697a37c0d8d96681ca14e91ec3194639bdc0cb5e43492639469eea71d46d73b86263afce28b841490d5e6c9d0c18173ac3ec2fcbbb7f7bf4221d7334982aae267b5563cd9459b218ecd45d1535132d6b81738efc3d1f33a968a734489b35369b2e615ba82b2e682764b277664119c41613d2528b0eac1d63183dc65e8c1db2aa624d39aaa95b35b629ce4312410b79a74e1fe73afe84d7b318eaebb8ee7b02569226062a15b166eb1e911c5ad4b0a870ce88cd25f3693251b02666e415e669358b5ea356b49a4ac712c315b8419baa230e697a30c2b742ba838398fdd5e9af5c42df034baf0ed8d48a96f37a5e313f337a7fb5eee92e24f582410e10435d2ba57d4122725aa6202d7aa2c2e7be57a04d8a1c7d17a54a4352c4eeb066f5a8a6d510958b3973445516bb9741999a52cb4b75e2b441af07a92a49e91c5f8a25eb78c774f99a053b2b8ea7ee38a6317f337a2fd32d933c1259910a8ac28c31516759c9ac0986acd5794a2cc339da2c9c44558e8a0d8bc8e4f36adc650f754735ab3d935fac3c7c3f45a23184a2152933a121575483ea3221ed4ee113b8b692fd4b616c1f136085b54737adae3d31bf2f8ff063e9d521597b5455123217a83cf2883a7359971a840861466158ef5e3865b547c78b4da3b8903a47fad3495495b4074cb26a11538263152dae54a87bc8546e63de948a5d82c70c59c405f3748b99b5c598bac4eb774762fe4cd1fd75aa3cf04351928aa6a41296a0add276e0663d67395c5c6b91c3dba266fdd34a97ad65ece820a751f1d455ad371807356eb4810d6ad825b9cab4998b5a7a6cadf89517384e1cab62ca8f39dd353478f664997692107c4cfc9de87f4e684f12a295e6a3ce4ba6cb4257d06c2d2862385a6ad45710398396269c4213a05c499bc04bcbc2ad92d141893bcc4840cd4d6a8e9d64d79821caa98f6292c710a9601a2a7256d54c82a529aade85da363d02b342197bb3e63f26ec7eb466a85db1578a466a631eae6178c4e99eb3fb4eb21df948eb387584b12f6a84b721969ea5a171ed152af7a2b4c9c5f7abd0c22cd2912100c73b226ed780f12a7b70ad6e116a25ce2958a8d936b5d8311bce3632f2eccf9cfca5abfad8dcbf444842059309719f49f1b84d010efc6d8b18caadd2bb671f71bd434de3b885afa3b96030dd7c61095b466edebd5245222680544edcb7274d7a3a87bfc913d5e559149018cdd04c5257eaf5e73c8c80a36a0fcc7e46ddfd74d856be9615394a5460b66b6d5d38f993b43cf515a1467d8b7bd2f69e3ffaf666abf20555966455e9e41a85a52bd045a7af1410f887898b1c258eaf88241a64c1216797eea2b9ed75077784df2e72cad6a469d3cafe4defd76f5797a0e04952831056b1352ed88927e21491c2eee8eab5d0b5e8f15dc425a492459511ceeb849d7acd6e24deb201569692412f2205e8c2961a25debd22ce276999352839a8b93a32a8cba1af49c850c6f1ebe4ff283dfad74eb58ad48e35e40d6f76cf4258f4da49c81c0599a5ae1b0f23510df5cc4890de8c155ad24c40526a6152f59526b45c97a5cd62d87dc199acc117896a7811703635abd53d17e8953bbae664611121c6540df4bbbc7fe5d6bf4deecec3ad5754822a878251e5dd666d259af7a24bc12c04a985d19ca32b16cc738dbf51d8ac52962cc571c2ebc8ed515eebde628c5495b44566410d5b1350f4d0f538224b08bd1306b5530d8bd9ac94ad9511bce56be67f237a8fddbb66ba95b85566b996eab88bc345a4f50fdc1195b8a2e55469314e91cf151549336b5fad488ebd3a2f14584cde83e88a75fae4192473d14b185d4b92b7ad29124adc1372501337330158448167eb85fa1923e95ec2f2ff975cfd3ba4c1857a5ae0c7b981f2f2cafd66a87ad6f42cd4626541185a4da0b16558b1659a4547d7b5a396bccabd5e8a16d444dc534de855497ee1da904bf74f44c82a4175fa94e4cf5b91a5d50c073eedb4604ab8f98f37f93f7bf44fa2b74f52ac53a56984cdca89f1158bf4c17977172094858753b21eb14f9ab68b0d86d58b5ebd78e18af4d2b5156c1e55a6cb71c56f26075c1d0591dad48b16b07a97a187341daba17b514366596558965d18cad185179afc9dedfef9ad06ecc939789d4a5729a6145dbb94f61f5af193881137b2eb5ca59733cd5697b52d168348e6f25cbc65ec82ccd2a34f9d72c4eeb0ca44182a77eee8eb7544c4dab6a45ac31f5cd574461511a2c8158684e6791d392e70f98fc9bebff416ff0ec896d692f4c759ad3884ac9a8396395a955154ba20c0c71e9ad1a9ca54936a98069a96b653b838d2ac2e8bde75b71ee3b142f213cd2f5adf8249bd6bdd5e2564563908da87bae9ce620c737d23a2366c6e16fe44d9fd4fb52a8ef48b93abd58a778d3325e9a4c4a340d43187d71b6558e7eb42d3d34a317a311d6b26167cab324574345a86d23a96aa846aac275af5ed1248393aeac54618c44b34c5b375c7ce3bd9395c6ab9c21eccd269627e4867f5d68e22bc39296c12c8a0951e6696206075404a9f34a51ba3295529db87d8cea9ad4094e33de28ba8b5174459c11e748b4352e38b83999e0744d991aac5ef7ad2c15c4b862c56b8d56e46ba14e5e9dd7a4b4f5188b5d5c5fc926fd6faf038ea85993486f3d41b4b341e8b9a115870aaa37d1bcd4bd47a85aed868d87a2d694c86e6165d755c252fa97519a98ec59e1c661444c1678258b5a48cdbbaf51c235562a02b2435595a88745638664d77876bb03179efc83a3fabf72b498eeb13ad42752c2e82ae5eb72ca0f9612e522b5ea9346d03edb7d61ae98a1b28265802a9d2297954e5d78e02ad999145537476b12dd31d7a564d6bde2f65e8b428b0ccf12930c0aeb026dc1a31c5c9cc482d43e6bf24bff0acb5b87d789b75add5af4cd8778a772eb817ad6aa5add15b6a5ef9ec6de8748155fb14f58d48438804c90e340b4d30114b7608adc32bb7cdd2688e28a4937b75482eee22286886c6a5eedaabadccd6801eab79d5bb317a3215bcd7e5ed8fd2fad1dd334b17a7bba456ac45854a86bac3c8e12c85d6592e3b9eb6c9c7414ce268b1d8af20995fab2f2b5d957a96bdc22bcded3d4824da69134bd8c3a1ed1d3419fa1175627496a740266f3cb8b48ca34bb55b89929e73f357b5fb3ee4f5a284bd2f3ddd79a0baa38a94166bc0321b86e575ebde379dc60b412d56e4ed08c515497d4d9ba26621ea2d1c6648956b337e15ad79b5444ac92c2a93ab16eb92e298ade286a11202ee92f4ac73ab322608bd8d45bccfe5e73f48fa6eee8a92fddd1d324af443505d388ad691268355f6b653d574a2c9b9b8831724bde82a4f7715a11ac749ea6485bc0e9d4ead64ac5aa2a71446ab891bf14b7eb5693333c1baa3a12ccd3ba3490ac94e3b16b795fc9de8ff0487a4eeb528499ee8a41496a054585652f7f4d25729aa4ed877526734594ebc3a2c0a951a9a6928a21cebba9362d49c2b0afc3e1d2ad1797e9ab432c86b68a44b0c12b3b52c417472e096ab68a586f0416627ad71fc8fe4ef6df7ff43689ac4d6f7af529dc3815a91506f6198541af631c87d2d5d22a39a3ce47644b559a05578c1cb68939c3ad399914740ac3ebcf5229738d7bc999e20c35ad86463af6a8e686145ac412b162456a5acc8861d4f30b794fcc1a5fa836d6eacc4c7109d5a8443ee1c4c45c737e0de69405eda3a8fb2c873b1d0b967ccdab2eb9b89476e221c82898966a0c96e7172a61ab05b2cc4dcb62d2f5bc75e60b33143d6dcb94804ec3bda2845db10a4addd2bf91fce3b3fa635f3822a88f683de682a5730391dcd11d6e9b8243977f62d627571326c83b34d19c5d176d253232d9224bc3ac70a2265b3252f6583d483c96d5626f73c4cd664763c8b1ef420eeb824b742d37b48fbba6f245bc57e6173f526f82334e7eea4f1475e0c52f1d105e1d4b718a85a54efaa2413a2a3ae424422da34aec1c936b81bb562ad45f907ea20ccdae41ae5aa97a8389635ab76ad72f5a78970922858815ae1eaad12414176afcbd38833448bc3fe5dddfd0feb9ab239ecd4456297a2d6140f8c7416dc324d387d71b3bec587318b47ad733393bd4cf30a6813abc608ac6b56bb0933cccd235785c11563aeb0c86bdad719b98075a76431dd4866314929919e5eb5e6cabafd5b818822de1ff02afa2fd45ecb8ab28b2851bcb95756f15a522a49b4de84ee90d8da6669719ee256b67228b62e6e2baea1569f1f35494c933c5966c3ab575e82a40a958bc52f1c6a0e486bf71ae62d6aba871b01544c1b847b2c4a92869a7a4519a581e37f36f7e9af69598590187bab70d4b01b40ac83c5ad699728c16e740add680a08443892aa016aebbcce93149214034e6c41da6e6a81b344068a5a979adc74e91c108cc119bd685bd93cc76de7061e2dc77aed71881b892eaf41c7d5f21f9735bf50fb198155608c3d79b1af4487d4b05c1d1684560777ba58c4d22aa9d58a2b1dcbf66f492767678aacec2741c5eeb93a26dd60b16e563af133c30d0b5b4b25a1e604e18f9666a22cc431d508cdf58a3b833a6d1462b15f2bf9576ff04e7ac98ad042a7aa574f22538612ae6d7539888a2edbd2bb241640863bf2732d7c4d5d62657a438aca26c34bf527dc5b70264337a9247d7986443a8eb5e928ae2908d8bc8445a92c745cb745999a9a6b03cdb4f4315eaf91fc9fb7fa5fd75e2b14acd6b16666d3435bae1aa9db6f7201b91b1d84687351b82cf6536534acfa8cf343baf44da24d03ab43b578543068e07ba917eb3230163bab3495aab117bc4cd262aba3c2bc353d69e2d29dc24ad68bd6e1b793fc99b5fa57d856785d48b4f417a85d19b96162b21b3d456f27a7d7bc017c3d01598116f3996424a92d131c4a869369b752bdc41594af0a62e43d66287e8187a8b2562d80431e96a5e5beeb3a31b33c71556991a562178570dbc8fe47d6fd3fec294e8a44f18915a1987bab53dec48e305728af7e1d17b07b3086b6bbedae252a59b5662269058eb5e6a5ac8873218e17774d696eee8bdd28b545c18e38cd6b56bde1e7993129416d536798c92fc5257682791fc8badfa73d5cd2d48e9a95a899d40d474968fc526423baacc8d5249e419ed5a83b99a05c69522fdd5a48ec5bd6d53d7bbba8af824eaf5af103adba281669d6e17ac530ee60daf5b1d63b289c0438f9d525165a0e518ef36f25f92347f45fafe3745e6803b87bb9d456d0966d6b5e6b5e899a5ef56af512b117a5b8b26aa41a756a39eadaf4193a2bd3c9d87d4ebdad13017267eb12c3eb752adc0cd689bf5ed5975840a1bb3990f314b88151966667a7c6fe51d3fbf7b1bd895e99e74a6b92c15286a29a6d8f87c39b25464ae5fa78555e2bd170bcae8c466ac3eea4d3afc5a77569d49a2a7257ab5b9d405063e9872f7a88971db6a9c5d7eee98939a89baebe995469dd6e5bae49b3c97e37f41fa23d9f16f4adcc775a9b6796e1b5c78a0a8998b50cb73cac4557af54a68333cad50a8a9dd1135bce63a2387c26e2c2a8ec21e512e28ab263b03b75a444acd87d58bdad6bde4581714f7ebcdfadd22e3f1c955fc7fe33d9fd11f41bccd221869d666d5a57a95b985350ba2849b5caf5b9508c63a14e5b336ea24bad20196c398ad2b03bde9d1495921112854a0474c9c361d39eb15e112e3a5fafd6bd20d78b48f311262c5e96bf75ac519294179fc71a7fa37df149d68829d8e3f5fadd5a7587354865e65733878ea2b55ea2b3453b54a529c6796c292a9dc21d2b798e18b56c32357234a5847b8eef3bc3bd3a626904eb4f0e2e6ebd6f5eb526dc531a383178b4712383e4ff1e6efe89fa2e2a79a5e6c48924cda2f6b52bd5c5ebd056ca3ad41878f676c4ea4c27aae23857157aab5e0589c3ac91a219ca208752a419aea99c345bab654b7acd4563c888cf1ba38248af771d9908286838a66a1f21f9f73f457d06cd83999197ab1605cd6212a1245c44b167baf36e5d518993b727a7036a5ba694812375439e9e85f538176db3df972e726acaa5b2d578ed9e3a2dc95ee5a41694a33c62336ea5e6b4af775cc35acd9b45bab7792fcc63fd03f47e8e623ad63884bf14563126dc7a7490633996eb32356b42f3449b506a5e567a1bccbc249e39a8758a33c3733c658ab47200da58b49645d52b57ac1e387589898ad19638d346a97b40e2cbdd85686658ac292295fca7e63fe8afa5187c18835d9a8d6075e1a24d4c43884180eb2059a2d551be334aec841e5db5f42d5e04071714ccb22124e29dab4e4eb12615414b1db2a953ce66d5e96a7aea52fd35a139fb90b5bcf17681c750f71e5c8ab855af95fc93b7fa1bdfda96a582c35782aea2dcdb717dafc67e42bd2a794f408b86c4e891dad6a1139bb8bdc15a2d9f8cb1aba42375c8f033c7428af115bdae4bd4369a50704b988325241ded4465dd482b1d419e6a0a8afd4899273b6ba51428bc2fe56f51f78fa152b727418d3d03b077214d4ad2cc3571c471c1528f553ae618e84252f6e38a188b93471924769dd1b453ac34e385379a5a7a62d3598a5226cc1a91232522f314adb4476b9c3588a56456bd8b3dd538b82754e2f2bf93f4fefdf508bf7126f7210709adbcddaabf3243d218a154574ac1a1e2d5e49c0077b1d228e0ab671ef9194a689db618a2b349e16b6bcf5e2f7815830514c1b894eeb858b345d9874b508e3928c1110c474c1b82579a48c3f1df99f47eeff04bb4c54b6e214ee10faf7ad8b2393157e921c8951fa4d1ca02eb9c39e55ef23782a5d71b5656b9f6487bca14762c294e1964f6af774f53a287640b9e1f12e4af5cea1c88dad352112292f5b5696bd576a95b39972a79cfccbbff69fa4c5ae48ee9e8e98a5edd33335bf70e64a49a5acae66612692a68a29f2d7756255aea889cca7c9e5e4b64d1992d34156b7ebdeb6b5a3ba7d3462eb75e6a5a95b12af597255724d045bc5b873137ea473160d5b4255f37f98b77ed9f4abf52979b74dfacb1961d496aded4a7718a0bf88df1ce985a5537489015e6c6c5a59858adce5b8b6665aac6c160eb014b93a62b37eec477475a9534859b71295a6e2800eee8d719e8e4741c1419e95e25472714e4e0fe58d5fbd7d2e47116bdad6b10613d877a7458e1b8e666a1bcd6ee417823ac9b0da2b5aad9d24199e01974dcecacf52fab6254bdadd798eebf45e948a5e6d58a1e2b1cae940aa3d66a57043a018e218ead8fd1121eb45244c1d4c2c6fca5a9f7dfa35bab5bda6d799b5ebdd6a50d3cb58c23d802e1518aba5511972a8b57458b89ae394f5cc1b0466ece532ee774aaa642929d7b4d297eeb4774456c2a3aa8d91d4c1b2da3a0df284b610a5a48c37781ca88d0a797a864b3abe6bf236a7e87fa4f57a7bad52f58b48a5c9425a9215ac4bf295893b3c8ad1566a129af451db99aeadab7970172ae9a7986e369a1bded4eb335a775226b6a4d693217368d02ba32a15f722aa52b05bb169bb380c115c962d7a9e964c7e67f24687dfbe8c5899adb5bc49af11378b5d5e5e29462d2bf5a66f297598a2f43dea5211aae8d68ac96e718d644198232ba8616124b326187a94a5badce91f54e3171f63d46315f98e35ae5a483a22dc41da2e894a9529bb0ff01cfa4fb67bf237322e98293ad7e14c56797e8a526083310e9b36139e1995eb624979c349421b96f376e9502b919acefba2f71ad721aee5161d6454889a45abcc322b8a950f416d6245a87eadeac2cbf1af7310702b57294bbf6ef39f8fbd4fd83e84436c9c6b8452c8eb788a47c3d158af122b62d6a5152182c1acbd1beeb9588b4f5642d8a49ae69e988d37652dc3b1445726a1af4844bd6fd6245cc71097158d54d5ad6481629782babd3ba868b56a228298fd6d551ec3fc69bff065fa39fada4d2b419e477afab151457ba7a3ad589a32c157acbc0b884529e8f53babc416856238c14d3680c017623b98aa647cb231dda4028ade1cebd6ca458c6b1c28afc521976a962159eacab9c62cf22bdc5e6cd3a97be4fe2cd3fbdfb770b5b3861f157bf566b1d14aeb117b4cd6b6e234cd6a234d691c5d025248ad6a154a432dc65599197280eb7dc3b4b2c5e22b1c3ad2388917a78d72db8b6e481cbadabd5a1a0cfd4aaa8991b1ea13117f3f11b5cbe67e4177ed3f47bb142d86f456d7ad62579ad3855a96f33d14b19eeb38e9e358c5e81d2b5f9796654773d612c9b4c3ec568b8afa0d76f1158a52268131a5bf710930f42835cf0e49975d50c3cf5c27ab2b18516ca176cc4e4fe3ad5fb1fd318a44da92d9ec2af5ebc29adf8012f5a66b69d08244a816edc66aa5856135db49a22b0595a96cc55567aecde822e8556099d183a6d02eee98b92c5bc4cdf85598a8f3da060ae32c3b6ce5a55433cf6a0dc01d4e2359ca60fe42d9fb17d2aed02d3bf3fc2bf70e3a69dc2b5877b12f076baa0e56e14e70b04b19348576d260e7ca203aa2ce16a672dad0c52b24d1a291239b5e922b5ed17b11724126605d2585126154b674cd3892348839ce8551cf079b05cb67e48dfb27d46af587650e3866d7a564f59f75b4e35c9d242f5784b717ac7a92ed9468568cf30ad52aada8c5f111713d91c5683395e18269c2b774f71814bf5ba79ae90c85a91816343365b4285abfe7f6b31f1f63d9c5c8aab7c499225a1a199f91773eaff04ee71a81a4efe6c1b54b7e9eaf0884e2714b0fd76515b996b4c99921ba2b319582219d41346d06735e018b4cd0d591a9728edd4828a2b2cdaebbb7ac12592126ad99bad5d16d55278c585944b406a89af2167495734b27f1e6d7d8fe916e618e1c8f836a5fac5de2a51dd9866b772c40542993404a526b47dc4e055a194f650764dd24e63ae28d9322f37ad42bd6bd4b1e3bac5693b50a5eaa662687168191734632c22c3d93273dec92dbac1a80428273ad954fc69a3f52fb1969568a25645d424dba7ad7e2d28cf31578a22d55b8f9bba4b9c5468bda4385b6718f53a67897b8e8e52aca1dc544a52073a63922c66cef2ebd4a4f21317bb298898dde37748e2b7c535b3996a8445e6442ca52b72ad1a4c3d8df8d34fea1f67e82b4b2b2298240ec6258bd6a927accb57e9229c32da2382dad712d5eece7c8336cc909529e6dd48a5844597cacfabc8fafa45581a2dda170c6466bc62ea14e5ceae98afdcbf5eab67ea553862b5196617393391ca3b490f6daaa9f8b1ffb97d21aa775ed60c0eb7ad2f04ee6894ea92cd1c5cc2f16ea19a5a9519171c56f51942fb35be85faf6bdfab11d301bad903982accb64b24423b4a24c833af2a67b179a82a5cfc155aa1c60da510fc245279e579c633d4d3dc9cff0c6a7fdfede86af4b23154179a45e9c5e66d51d7af63f54f70cdf3ddbd9165a96a5a382132da6cf598d3a8a425a6f5889a52994b1845ab652df93b72ad8623af5647eb8ab072953ac1914459709f39c5f4a697907916742e5c25eda1b087e4d63ebdf5a5ef7a5b8f508854254b492588588817741464bdb87566d688e5af23e0404e51376b5eda8525ca48197a6380a2c2a75cb063139644abafaeaf58442594e76aadeac33491a3c39e873b97b99b7b93b3f2730ed12a88a838fcce5fb9fd226d78ea96615e6c65cc4bd2dd5ee3897b12f69b96255bd6b68b54411565c2f5af3c6674e414466a4722ae38b42848d1bcd4710adb2b1c46a09338ff5f36ad14741ea12b19ccb19ac85c43313cbebd9c0dc3ddd6fca2d7dcbeae798e1cde95e1c16b113701ef26b56e3475887eeea0ed7a69d501244c18ca16f62432c14f6ceca416f49a6a363a0ab7eb0cad1314b6aae2a32b4ae9f4135ecc7540a0c86b6355f5d9ebfa4ad46bb866288da2fc5715d5337e77f246c7d5fed259b758441ae4acc337c52b2d129c7b016bf5ea525a170b26a52435a54437c84ce66876c1057393f397f18d5d82fb0e06843655e2657624171731c12ca611026e5628615c5412417334e9d3528beae7ddf5994b013789dc296c5a3a47c5fc9effbafbab5625ba9ada47352ded79986268bf5c558f7a8d89ad9895ca41710178ed5a4f5eb423463ad9e2a2c9219e1f5be9b35e9e2838d6c26f25bbead69dcbda230caae574aeb84b7ca5d558d6534dfce3bcbe5110551ba627e8c55fb6d27f8fd9fa6fdb1d19eeb92ebd07c48b5762b24ad2f61d9391daea1d8a9ef581d8d07bafcb945d4adc8a93b4cdd5cbc93941e698cdb6cfa468096b9f9c5c412ca83697828d71df3b9395f3bd479f9cf6744802d4a534e773a8897b05a9b7687128dafb36653fc69aff043fb5b849eb54c412e221aa48e11adc13596894ab7bc5ca4815ef36bc89c27052108cb1423cd5826c457403ecbc570ece94e9280159c2daeb67b4b2e4b2f8daf9480562824195af176ac8b87a053c77d611ee635275c46ab422eab2ce5fe4337d1feded1666e266d4af70a8d8c7d7ee92cbb155fa4a391dad569881cd25862f7c914dc275ae660b19225ebde57c57685d2e7ec8672fa04a11511047c6a131d04ee54694361a4c1aea31a2d11b2a5e8ea562d1761f2de8d91a67ae3ed1d66713f1d97e97f79769421fadd3dd585a734ba45152a689a70e2f74c87316f425163dcab24722f5ab6c745a4fca0ee658cd95c1a64d42ecdc944b34ada9cc57ad9c4f2cb2f214ac22e681421e17236e905555e915cd4d12e4a52c96cfbca77d2d62e27e49fd4fee0d5baf682522935ea8419d1b3361927afdd5a53b4798eb0e3b3542db13344ed8dbfaac9a1737546a9ad6584bcf4c4b2a5bb2c89658916e3813ce26162ac5e823827342154f5b5dc624ca6d5d9a49e2aeac0108da1c25a2f57537ad91f9398f75f7670a31de4d02eea8a53cf389f5ea728e6ab26eeea89b3755d35d61e7ade750c4a7adf55a84b48ac091aa7aa64a592778f45e28338aaad947b3f398f3a92aabf39dd63b19d7a81f577d0e5da791d81a3a89524f560ec71587f3a3731a58ddbe77e4dd0fafdcc878b828d14322a8ed94b1b3349226569f35a0dba7e12d76a8c588d5af3410c199878d7f51a67ea63863963a8a953574aae759452edf5384b5eb0bac86266329aee02d17292b43350d91fa2c99191a5576a8c58da0a1aba153b22badae885bb3d87f96b6bdff0de4e51c0aa58bde8243a96367a6167955dad8674553711f19f9821ef141d2211ccc4df680c120a78e1517bf6468d8a35a3ad02296eb52bc831f9aaed646577fae7b140939a63f0d5358b16f51e7ddaebe796d5de15e44a0474f9a47f2db7f41fd76647a6d349a2812b31caa276702c4d435e79768fa45962d731d818c61bd2d7cce1dc9562f6bd2b45d9afec58cf48e712a5152b14187f3bcd3ad32b857e5e845da8a986735c7538e9d56373368096c636226bb79a72df19977075ccce77e74d5f6bf7d688332aaaf425848d6a36499c1248e5e72d651854af3cb16ed1dae3daa2ac355a2064989011cea452a55882e149835bd8415c54bd86967e603cfeb51a4d55baa266a69b90747afced1022abce9e01e75c16381cbd3491d941bd25e6e6c5f84eb7b8fba11a49902605ab9e276e43844a5d8358c34214f599b53b997085b9a436233cbab5ac42e3602ea97a5cbcbcf1e6fd45eab235e1ca98099715f1946b8ac1e38992b15beee259baea57cdbbe4ada6ee35dee7b42205cade9a5a49b37378ef94b7f56fa5ba925cd8afd8a5114c735884acd60a02cd6f116b48e86618b5af3304eb8f32afa6281b51a6c2b77332896e56c499553af940b9cec7cced9cd7123c54c7c6e31d8d4a0b8618574131a62af6c68b402cd533e81d52c26a6c66bc97c5defa27d461a4cd767b3903caa493bb625e7ae315aac8b95392d5eb938a525cfb220d497cfa3945d40e7eb379c66d42cc517d84d90d4508a67d036179850e212bc310a49c5be935534d11b68daf969c5c4c91c3763cd6bd56bd52e88ae4b4413ccfc9f43dcfd82a2701d1553e1d3aad92acc696bf5ead5955993752b638cad1e49aa1ce13ccaa32911497351a61525c91655b19a180c2b67da8d26b63a75a9c5ba962a87bf3268ee92afd4a18c9378ab327c9ceaa887697da39e52ecace2a25707e6da5eefeb675dff515cfdaa293714574475bd989bc54c083abd639af72314be686fa413d2aaa197a0e145b566e5a42264e289a2ae813347e7f108bb6655a3acba4871aa305dbb126c66194133cd962bc2a23e534f2f6369c0a581672041ef25f32d1fa37d689c5655d586ea12a2381aeabb23bc16e12cf562e262d66ec6968235b3ccf590d08e338654598d7e0aac1b102e669076bcfbce2799e47356ea38439079886c3465152d24b733cfb797cc49258a52e9476de22b42eb1dd5b3b9162b020e17c71ff07df63d8aa0d49fa853d699f7199b09c5a3b408f7b8af4e6673525a5494a649ddd2c3d2f5fcd384c47cda5ce2f4cf96dcb67f5281733f6b48df2556b5972909897376ea7394b2f7e6490c8ed2657ac21ca40a19fafaa8c8486d26fb082931723d8195f1f7fdafd93647016664036963267ed382060542d3865bd8ddc38e621214651819baced72b4635b24255deee7590ce4159d9c659cf5937bda685733e7ab30bc20b54fcf3b754798a718f43cb69c5ee662796b16581e7c176ef8ba79cd6b863252bf1fb68389f027fda7d73d1317154f2956e26a8f5d262acdeaa322e118937bae7582259f642615562d791d4b3d5ce02fa9e63590b6931cdf254dea79b5d29cb379bf69a0df9df3a1127496589a90529d56a1ecc311d01ae8a297d7c94c8cb1024276b772271fd35f1f4b8a39cfd9f4b914fce67f51f6fd16af6158dcb0f5399c632d5d6e375678018823499c28a8d5cc1351f4a2e5123a4d5c2dc4f9ee5c68b2e8fb2f77773d75a98d998197a2423f988ce319a4d576e9f40b89cd434b89d4f9b672cd43ab1768a94abdbaf931ac7d924466a79ec77a64bbe3e87acfbb34c74d4ad86a3218eb3c654cb1750c7aa8180c3825cc912c888a6953428bd5ae1b9d536be5abe3c9ad5cbf41daa8afe9b329e7ab99e6294753aaadd57bcd683197a417a182b2552e36f3faaed35ead1b62ebbe903645bd8fcc6b5f963f9b4b42e6ccafe7ed3f79f666c8a888fb475aac93a4c4a567881ab63890d4260eea1734a2b2cdafa7dc32b17b1249a2ae4f91d732087a2df1f13457cec2cdae31d74f4320653a77d2cfa52ddd7825593b53408d808c2d103463329a582b46025a0becd28e32d581cae2f67948bfc1f5bd67d336cc548ceb3a1756493d1a82b2c78b16c16e165ebcd0155d3229668f357e66e41c3adc5737093d7d6ced6ad5fcd77b1f3fce779dc8e8b89a356d5732861c9ae7ed7c6be8220ab49df414888899b5ada6378ab2e4551f4ca119386d5a71f18af83e11ade8fde7a6d41ff3fa7accda6f7eb3652e68472db63bd8d555755f8883c2194cd2fd78205c9b15d4dc1618b53531f45bcf71788b66786ccc30d8962d217eb5ca06f7bb96d4640d4632149ceab1a9e77512d2130fed0507c14c80aa6958492838a3c20105f0dbf57eafd08e8f262f717ccb5c6dd6c83cc8316971317b786a4496839bc4b9cf7e82d49bd8c76a8cd935cab58ef09952de3b3bcfe69f9756c065c4b975bf73b6edaaaba05cf595ce86c66b3cef330ae89cc773d5b1673aa4d35629a4adb5514d0f3dfdd6d7f66dedebe5d52dd5a19b5349cad196566a2aa4dfa6ab5a4163241b8ca6838231558259993b5327ad5d15eda5cb223bf874d6411f2ba43522b53484b7a9db7da22a4dc554599e48dfa88cb38ca3779da2ed833c3a444b39976a3a5d9b5280ced5f27f10d6f75e817c9e83273a5b3957233b67b81dd3b9c25ce64574e2fd65ca6aa746c5387a3cc9b216d42f4e81f81a49e468eb173f539f8696403040b2a7ba9a2d65d09c4b8e2dae96a32feb676b6ab1e7c5e6d91fa21a2cbc91f0f4186198467b366386b861b2cbbe715455aa3f28fa5fa2dccf4c3229e29f606d575894d15353491d3b2b08512e9f31cad63aed659d549accd46cab99ce9651b3d764505c8ccf209e8a79cf67aa8cb07d3434b3cc6646d2ac3dabab66a7428be228c5f53ceef3f95a297574c861bcb64a25baf9cc11a5925b54399aeb97ccfc09af79b1cbe97b44a9e766d982dd9e138a6dd79d7ed0a7396638091a5a953267ba8b29b58a70eb18b36e1d39f3f5739540297a3f9e6b217f3e533d9f5ef7de33375138bb7bdbba056cb357a9e73413f19b918da5a40cbd2751d369166eb5190e682ba5a59b7b28abe7c27db4fcc7cb43d7bbc6d681ef45f84fe2e9d1fce293d523bb9d62775f38e0253962cbb244cc6a2eb5759505f60e5365d34879ec684ce7e783c59975ce076da5b48858c751ccd9cf58d5157e8d1ba583d95ce8f2b9f9db54953ea28dda9221386885ac29483a8dabaafab8bf9bb4bd7b9e91d7b7d0f3c4335e79c67383a6a5f576e73355e5b28be8735e1b1a4cc886be72c7cd22da85495bfa122b91dae36b39c6f3ed8be83e6056e776aca1c4e7ce1c86bd17b9d2df88916ad1fad8670931b2cfd5f5185da39064ada338f28b99ed66e951dadd6972425cdfcd6d7a5f71eef22a7d8c5b1fceeda3e7745c80d3755ab4ef972b29652baaaeb3ed15f0cea17cd3a21ae11b5aa89553518bf3366d952b154f5ff348afa99c9bf1967fb568f68fcaa32b59822eb753a8a59340b9f85d95844b09a831ab6b0fba3356237aa526382c58ecefcd73ee3d2fbc8f502f2fee27e1dd6cc4143a09ece5338af20867854be96891d78cd3ea489589142f4279af4bca874f71856d90a0294fa2686662eb595c7deec9d9e61764c88d4bc508c2c259e325742ab26764e7e2d543372ee6ac7271821414a6d93942d7a8a51db79ffcf1eb27d2fb8cbd5c5ea6c38c135fcdea958f2ad631c2594914f15b41ed35d6b43ee3eb6f42e8181d9f5ccceddf3dec33bd13193a2bb5969572485f48ceb15b386a1d084f2b712119b8a45eca4184b375c48b7d87cd321311b1e8ada0d64aa5614da173fa6bcd4596a8d5a1bbcc7c23d4eddf5efb9e27463d36c2e4d9f29b8d2185e931727455aaa1544323f357c172db4b439c2206dedaf2f9de70b4b3566b376d87631a709a193cfbfe936de6b4c16add8e796143f55b881b8936671f5c5554484c96a82fedc9435d9cbd8c42c32a8a8c84fd74aa006d1e4be3e6cfa71c67ccd8db2db23b746e9b9e4966494cd8d6a71e1711afacf1d91b5340dd2d3c5a79bd55b6f11fdbce5f78618be69331a49b43d97a572793acc503d24bd6b702fcb4688721f326d79f8d0c7d26927b7f358c8ed5b2f2bd9962212b1c5a145170cd40243c6fc85cf45e818b53acd6945d71418163e82ceb354a98c6982ad957ea32af5f884e5aad96e906646eb565189f4c82ab112474578f51aacfa515f398bdd75e2e36acb086ba44d23a6725597b1918bafc3b7314989a1d15562a776987e805ee4257386aded45b3fcd7c3f57d36f3461b7a79f75228cd7a6f7341975ec90fa923eadd98780adc946083666b547a7d2623e25d9b81cbe668e7587b3aecb29ef381672dc62ea2e181128157b3dddccd358a9052d2fe9aaa994ecb8f2e2363d1f0c433b295473628f1af4e2aea6660fc3fd26dfa7bd181306a5a5ccbceb1c7d6a319b6def2e902d718ed78a9ac17765ddb1e56926e672392ee64bf0c9449bfa4365f16c8b4d876dc6e5ea2b5ea0eac1d648a0d35d285995332fe9cba4ee45b492c1d6cfe8df9539ada4ae8e66fd17143cd259c4cd72e9a15f2bf1ddad7f6ccdae2312eba573b64a8dcf5452a92628eb2f7351c381cdb3fb5c856aad298ede7ceb63984cec65b56a96fc88ba6c986e44cf0e45483586230829cbd4cb099f36d5357d15efc1f3bb1aa1cfbc83d5797716c37ed6b2c957b3470ae21ace67981de3be39bbafecf62a224996d4580c845a6305ce31f5111113dc20a4b2fcb1b8d6cce72aa2b42a1aa9bd7f3adc96d45dad56eed8e4217a2a5e8924d16aae59ead339c8cd4ef6161fa832ba2cb5950ce6bd74957ded6f3196333cd79e73728e21859e553a59cdf4386b799f827af53ef3738147022691d712446945cfcbd6089cf58a1379a6874c6737f4148ae61d7799e2a9311bc567a97d6d3b12fa173c0cb6e9b562bbc7a6d6a128a292a2c22c33ec62657165eaa4e619b5b3c3e8bce672f987d2ec9d32eb75463602a747a49ebbc12b1f9a353d57d519254c459572d48c9d49d0525659705c452acf65dad5f439afed5586a268b2a9db4476b05a5cb58b882d982d352a9ec61da2f4a535e958c78922e35e17ab23d6358d751aca167ee44d37d3e56fcf92cec5b31bd96dd2ba451d6d4cc25f8b5ef51e33d1e8fe4e47d3fdc27374adc2cceb66cd373434714d66b27168b1749165a45a979eabb6b8b22cc2ea8ee88d7dbacde3b38e13cf0eca979ad2017815cb732e33488bd9d9f578e5a1856da553a3f90a637a1d022d97a9aa41e2f9bf3fa7d623e116dac7b8521d5a47493b6e63ef33f9683aff4c7d8a5411da4550b3e999b67119ee4b29a580559f1adb8f671b321cc18ed8be7a9a09145e9c9a433515b1babcab7d7aab582e7c3b496c46a09d435b353aba3bf15c661137444c8f46d2f7183d1f23c76425a8cafad26646078598760426c1cffa1a8fe77e67cedffa6986f649aa359fdacdfa3202f96de7e8262aac27f1cd7a4f3dd62563323d65bcd40e96403d139bf46fba1b912e36264a9e7bb1e7e96eb369da9205158233ced922db35bca718bd3399d65d323ba39be745e7cce51f7536efd9af0ac52992a75fa15ede73f2be8ea7d35c0f017bceba3ead46745a5a16d1ae61698166fd08f35dcf96ac4793d2caf34ce9686c2a2a1f56d7d295943ec5536f3f337fa965d951aa230a3475f7488e598ab472e46a2a1772afcae91987d638f3d82735e5d4cfbc33db8ac1b22d733632e71b86fd75d37f0ff025ec3df433f55cbe6fa5a8c9d7d172c075912598ee28b5f668b17364d42133ac5cb7b487e686623473dd262ef26db6cfd35d17a642a168021260bba79cd33d87f2599c79b4a8838ab8c302d3d374a917473f432f5dcaa9e66eea46262e975cb4953435741bb59573ce7e3edff055ee8405e57d4106ad4176dc6f237161e3e8a1d9d5507035d7544ad98195b23472fad674732811f6d9cd654773ea09ed2842d3a755dd91df236d767012ced33deeae1515d2df6b22ed5b5d2d8e595cb5993ea8c19a352ab3bd41168f0d7d9d33345de1af1bf92f6bdafa223d6713182ecaf769ad654ab7aeca3a6411bb5a8842f19f5e95d163ac638d79c7bb56d46351f7106411ad393b9b5313ada757099acbb38d91c4a66645a4e6ee4678d579f06e66b19d90e034a66d75331f672cf5e61b0cd8abc1ae95fd1b8c4dd776ebf97fc98f7d177b4d91b23a54313da95ddf3ffedd4361b16cd698b42205836a0a94313a6459f5396ae69fa9616c7a4ce639a78de79c66c6d4d295d52f1a58f219e9dc101799f46be6e7141e84aabc9d818b65ca47eef00e1442588f156b92ca5cdd72baf5ccd504c4d70bf2169fb2f7c4d457121d15cbb9d983759e60abaed92c4242c04c35864169152d88d0cc76471b5ed73811985ce519d8f37115d765a6c882856844f90402e92968f5f6439798a7a92d722fa8b84f9ca6bd9671f5f9e4161079b38da1117398863e9f1cfd4175232ff26fee7d0d97453d33b71c9ccd48b12e69ba639a6958524f8240c15217f8f348d24b7b4123b58b91ab66da160e9798f48c432cab440f4ec6f35d3b1d973dabb760e227b2b3388f37a1e717377a3c7633e3d42c5165f54c4b71896a94e4368b535ebc708cae3fe4fd977e9fa033d2e2338b8496b4c9d731496e7ec49ac8122668eeb986e344d83f282d36794f5b89421c34684da35f3e86d684ae1b944e825b35555662597b31f8d91d8a7d2dba5c398ae66ef3d8f453d8945c9f56f0c4f119a5db332cdc99567ba9c2cefc9bafbff05a2e752c3ab0cd5a820072e432b7aeade831dae2a7c3dc6271993399ace889676b871aecd03cb1fcaa9e899b6a8cf60a48d2d86aafa59b48069bfe71dd13e45df1b4bb49df3b1f49f93e729b0b3faa640ee78b5b73d2db1c45badd71aea41e9f91b53d67d62533e76345f72447e555aae6687c2784b75830a94e5ccc33402c46734ba095d3f3be933b75a12393e9d8b0e0b66c73c251302aa6567e86a79d3894d9817a4ce6941bf6b2360e0d34b4459eee6699cc75e1a4de22eb686c693315d2c5930b2de1afcc03f27e8fa3fb2bd9f9360393ad685d8bde297a2431211ad7a496864de1e93a4b583c0bc182a0e8993a76787c7356e314e086121d31d13e7626d48062ed26614d2d4d7cea5b39ac32e4eb5f597189d6e56e54e7860747cedea34256054e7d3b01b5b40347f2b13d6fd8f6f3b3f3f2cc5dd61466d529e68c515b8732f415ecc5863968cc9dca3ab043317372ced6e75dd4ee4a544337482892f979f8aaeb74e4dc166176441d4d48ae48a8e2296c09e5d969029ce6bb384e2cd19bed860d52d54c7cdb45cfc864b6cdfcc8cfaffb6bc4c3c9cf54be8a26dc1ad56681e85c43a3167336d1796eba5c7d1513aacd9c1c3bc78ab3514d4ab702dd74b3f1e8a2a4da81314c9b9a243ea77d6bd6f2ab16c96efa2c19a99c3d253e79349aaa2565e71a70a51e7e54b134ccce1713d9662b97f9cb577fef86d3c9cfc4cc3f576e684392cc523a42bf52e59cd82314255fd86ace66e022e35256d7ec16b6a2b403c8ad99a8d5faf14c9c0c412ad51518e1bebc147b5ea128ca1bbd97d6f5da4a79d2eab24b2d41e3bfd41c5dd759c77593af9b6d15a57c5430b7b79dcff3bf7d3f65f68d8586ae4e2e7d17f44d839b3d7ae4a1827251502ed1bac4635c5440b9cb69a2e9b374b3f5f5faa926c72a5cea5769864c45c29f855bcf40a85e20afa6bc8a93b99d7f4da04f35e8b09c128aebedaae16d1c9bac83c5ead5732fab9f97a4689355447275f357d3f9b0627c4fd26c7dcf726d987f22b87cf3dad152334b3d6bdc2321782b5344864842679b2ae2d3c569f4295df6bb3cfd7027b671e57311662d647cf61e8f9fceca9bdc85ad3b428b9d5dd63e9d32e4db03597bb6fdb8f9a89f3a330bbc66856158b441fd42f0dcaa161459279ff26f43e87edaf1a9d73575f14d6959fda5936618348c848cca1bb48dc630928be98f3ac3b633ded996388e762971d784b705b3a19592a9b367195e51dac69d613645aadb6dd3264aee959616bb9c7f3d9daeba02b4b6be5933d5bbed6cd6f817382e608848edf2e6fdafd6fd04892bd945d5baae467bbd51f58cdad1438d3d17ce7b502bab3aa9b08f649755ab3594ebb845040a0aeac67d230bb51b47941891cf1a5fd3415d769ce536f16bdb6ab237466a674672f7d5cdae7abcc578eb5d88659ab7cb9eab9288d8e2aa3f0c77d87d6bd2457349718eae2206bbb8a92b79b45746e169762c882da4a0a35c5cc6599fe3b55b29a261d05111ae965e6da3d754d4e2a192f8b2f149a83923f45a7468fcd180b236e5b429e6946f18a45561701dac59958cc9fcfeab821cb0f1f216bb8f7bf967c29af71f5a33142c544164f19f7236b73eaa3c3a367722cfce25ca85d8a108f2ad988b34c88813a7ad3c2d86adea9e3a142d5537a5791a0eef9b112c61a9d21ee2c51b26ac19777a9443ccab359e2d28bdef39fa09cb59e444849d032c444263b6dfa407e6273dcfd7876e3f9511f6d0d05ef7116d901bb28b764999d76b255bada2df5d171a3598126941ce829e8d981d2ac3357bce9526d4aead77a47d5f2fe9353cbf647a3f3d945656a6855b8d4eb5a6a032188831358751a05ac53aec26512498ef24e7eca8cc6b6b3bea33bf37687b2fb1bcacaea2fd42fa252b522ee38bdb1aae46ab23f283f55448ecdd356cc3a6aa971555ce8f4c5874a3471d3051c57d102f1e9f489c532cc62e89f1d6d0164e32fdc3b79777731b8e9adb322123cea443c67d3aaa3a9299a2eb4daed8fab77c5ee4ba5e23e1affb2fb3e872a1cda1295dc58302daaee74d1e6e872daaaaccdd98190941547461c79fcad7cdcff572d25762af758ba79dce262c08d673d022e177105bb935f4f1f053b22f3ed9f55b548a9ae07f2002e73c105988c8178bf299cb52492eb2ca4b99dfb7aa99f27f0fd1f75f626a960a212a94398d5084b4b59dbc99aa92454ad6f3163dad40e766daaa6726eed692fb17497d321c8ce2f8f32b9f71be8ad5d396f7fdc63be1e14e3e72c984a67582eb2adf34e2ea64a6bd6061b66a35bcbaaa59a089a95c6e6b9e1aeeedf6f3fd0f9cf80bff44fa8e85ed3512ab0d5a31a30988e674c772f6a70ed35adaddc62d6ab62e9e1ec1ae9c26d299693fd4d2cf77077f1b2ed552c11b3ac381b4e8d2d69f459f9c9c053e5baaf39b030df989e6322abd56136a9f2f38dd71af98a744118d29ab6ce77134db7ae1c8f83e97d4be92ecdbac01733a66e7c479f7f42f7b1282ee2f49313565412ace77a456fe63d5e466c65dd5826aa1a6ca9af9946868f4b46c9b2c91531c1d375015c1584248671a4d85c7eb320265df861529442f71a790a45efda9ae1b15f486ce53d7a3f32929f0d63dcfd94e582c5044338c7a08b5d7759921aa1ad7a6b4b4383172338ec637beb2a8eeab94bf9364f0cdda16a5984aecbd9351a5b625cd6514625955ab0a4a961351f28c5c323ab469e66c8e4e6d486265e831ae3125e2acee92cf3dad863ddd23f9f13d1a78c9fc767d17de5aa9f82bd68d5fd4836734c364252f51d46292c8c956a596956ab46abf79bf288af70cdb125e6ca34c6e0ad54e84215b0e6c1e4f394d41eea3b6048aaab037444658a6333c212d2a36c9daa9f11c772bd3bbe3751911536b66da29668f4747337f3f6b68fdd1e040e26ac0765dd3457d21dae6eeb56ce2b945d1d725d6533bd03688168dd11bc663e59d35cee6fdd6b412abdec48024c05a6288a34bb6c6a799bb9dd17250159c6899d3d67e328c9c887275f6335eae5d0c5f516c2d020c7bdb39fab9b6473b4733ce3df07bd57dc6cb675decf3205dd688bcd8c3bd8334bdd5499cf3c4e639e898e29d9a796deda2e31b1bcea91d9a373d0c04c138f94678214986aab5594badaa1ee39c37175c40568435894866e23d6268aaac922fa49dc3bba32bc9f695cba75e371fc836b2bde63e3edfa5fbd3e1633dae5f331bd863b6d8275aa3668aa91a9964bd19cec36bd2a9855d0602c691b273b39cba57f354d1f5597cbd34117528e10384a961acb7a8b688953dadd6eac82b1d77c56b4b472dc29ac62ae10e56db3286a58ce8ab9e2d1796b692990ee5c49e87cb7c176bdd7d6341ecd1998ea5a32356cf9203d502f98378fb870f939d16a493d82e306f4e32e57685f21885d0d7a5968e901e1455e94273f456dbc87a9c4e6837a5a04bac1b9ee46b5c34c972c8d119198be8fb19bd6f3f56da869d9cf4de62ccd54cf7f3d082b34f836cfd1be9fb92bda499c75dee81d2dc757cbb33e7b3ef91e9f5670edb2c41165ee2dcbc70b0a8d3f2f9ad89ef559e3baf99ac81e2415b9560f52cdcbdacb3d7bce8e615417b9cc6d11e69a6c1c85a8c4d9af4833e6eb5d9d3c5b6bf6666a7af2ccf26ba68589495fe4af7d17e8de9aeef41a869856d1625f39359641b55306aa1beee29341ee41e508c178a12e62be2d5b6de77a4d5486cabe6fd72adabe72e75a76d1f4d899e2d528484adef55ccc208257a263b655ac3816b83d7a5cf5527bd5ebe5d7cd97d25f1b0b62afa54d0c5543359e757e56ffaefadfa3ea9e940f5cc28b8457e9065b69a2aaeee6084db243b5a2a08ccb14ad33d9cdc5c4ebd3d2b9ab8468719f48797532b62c7a7a64aa67762caa716bafa93259c7c818542b32ddeaa8815edaf6e9ad85abeaf4eb8c90a5c7b2aa3b767dd8cad3c05bae98e3e47e87d4fd53d013babcbe53d22399b02e3cd21133875210444c3c3bd8541c32d966596babe5522fb4c7cdd4f589260d0cdf3fb19c546685d1a467d9ecde67475545683116f426ae7e26cf9c48eb3431b3a475d5469a3eeb7fcfac2a7adc7d7c8b3d622a74f018f4793292d7cad8cc5eaae6794cefa17d337995d7354196859b16a1a94972993a4edf509092888127ea1c9d54ace4e1759bdacc98f4e9e63882cbea2096f3f2952344d1a9b2c6fea112956a38952eed716bf69b6839da8bdea403dd6dcf98d5464b57f8d253e79387a987e97cde139ab8ef29d48c5f1199f6f63e8aa70df3633448a4f3fae37b943cfa59e84e94dd02b23815f8a4453d1672bc9b9b08cfb2f20e9756b9e2b79e7745712ace3e5998d66519354c528ab29513a4af7b117baea96fa4c576d46d95acd7ad4b215732da36b5a8b4385a9327cb6c255d4f32dccab5b2b66fcb29f716b7598ccecf4182cf18fe8c26f26a6daf0a5f4847fad5e55615e78517da606520e3d97b623663d493918da80719a83355f40e796d7d4dac2aa1da1d45d24d4804dcee7f263b8de897269ef93341b5a6907235e296b12c1e33418f1b9ce81132593b23b9a727e1dabf63d67441ceba2af7a586537b529897c3fa30a06ed3aea766ecf9d18e74ac99593e1e2b30afab473780c3746f5785e22a5cd73d301f52ae89cc31e96a2e7cd91c2ab8974a9d4698f86cbe77b1b49f35db6741a116b92d5287a942ba3caf16a18d997657b5dd98b5b3fe2fbdf52df77216632f369b8fd517319d4c9324be6695ecfe99b3f299dbf2da7c1cea925c66956f83cb120ba1e80c0c6f28749a3ea6832802ecf2683456ac2ad7166c5acbdb59615f3a765f4ccc692face30e48435adc705180be61f9b4f16f9949d01320d18ef54fe2db1f5b7b5acc54966fe5335672791359a719b6551f8d46f253d76ccc66635ab31ca2ec9580cd69493686e151f1f0f4acad5e82a9a5c12a8e9334ac2e81a23859a89d64d4d7c9d60bf2b44ee6c1e8cb1755411e29638f80dd5cc4f1f4bc4b83b22fb5496939cff8eb7e97ebcde06d954f13a4151ed915e8f1d30db5d1d84ddc13776d9df8d7cfb92921a4f5c1d63a9cfbde9f53c5788d326e7a5bcde9a81e21c79e537106b929d4a95ec9cc33a71e633a947b3f613cf3696ebf59649753c28a434e381a4180861379d9d5ab8bdc99cde8b7c51ff045f64f478d40762197c5d1cfcc2b97dcc87519afb1c3573816a3babea739a3f9ecc673ee614d6f6a197e8217d8aca799dc4f6bde578b72b683a99f34f4ab22a4aaf53d1d128b88a16f79d1e3874c4543d23172dac32d039c16090c9dcbdaa6a3ca7214b1b2a668b56e9fca19f61f52df4889e2d94aaf96a838a4dcc65360e96657751e4e9c7736afb997cf1fcdc86b5b30356eb9ebd358cacba9ed7a363e7d9943e91b133aadea6f22969d70ac77489193a11ac6744634992bc4b61c54a3544197eb72b852748f13915d15eebaeaf14b4a27f1737d3eb1b888c59cc28ce2ed39816d55adaaee587a8a49fab7d8fa279d05454a16e3aab4b7a183e49f6b329eaf16fe85ccccec42edd59f355173f52831c8939bc769aea8bd6766d74c2071b0b1d714c92fd8d820de1d1cd2d4275a40b2dd7f3d9462e41339966487c3f5bdcfd3f5b31dcc2466ea073f3b39f18b3fa8b1c95d34122b02a1426f4f467afc2969408e828a57533743d362e7fa1c5bbdb99dc1c86b32a1f6252b571252a01de552bb3b677516f546245fd690d5a4ad324b92b9be7c7e8bc99b477f4f86e5165575468c2405a21da421fcd1f61f4fa98ab42bae9bb8ef1fc948aa370cd42d591d0717d766b63dc214d4541730264c7db07ce7d869eb6697cb6ca9516be35e759e4416284895315ff562f31436c3746db3e7829baddba9cb7594294196ae4f145bbe8ed42d178b66e71d84a82ce1bd66a8fe717fdf7d2b39fc86a5acce0495cd1ccc31aea963814b58a556972c69922a59e5863356a1171deb1c789edd71acad0cc6b302c175fcfeeee4d120442ab5c87abd7f218eebf3055f48b8efbd432f5b7ab498b3312c8665ad5dfe6e6a9e76be4aefcaabb89652b3aafe67d2fa17d1d07b3de19136b1cba0e28a2e254174aad1587440bc34d45efd6c5bd5965a49363b7a2a9575740a117107546e759ed726a38ce7e4da060ce45df5cdf9e8d425f2977dc1a7b371aeb1248a9aa6ee2cc2b9b62658b57476b1650d741aa9b81777094a5cc6cff0ccfa3f44fa988874572d58c28d49949ecf40c3342d747cc26c69a1047d6aa1ecd71e2c37a6dbfe4d3aea3ec92a2e738169e217b2a6dc8cbf5095b5326fd416529a7a1792a9a8da32b91b30786a474c8cc7dfad68951f266f48446943c69e0ebab4675b3f22e52f67e6e7bde7d94370d822655cbbe8ece386f194f8a08c9b3b2f38465f53d797cf53f618d8fa046dbd4f279d38ef5231737d65ac442a7bad6696169638b4b685578940aea881b5e9d1846699faa26887cfa5d53c58573c34a476a8acb8e8b38d396673d56d9da55ae86866a76626b8ff09b4bf4dfa6737041524298dfd6c3c0688c98bc86e2f71a98f56f7a928cde510c97abcc7cfe7ede8ac88a94ecd33b3dc1afd521c4ca3775e735b585944631f3aebb1ee12c352ccdb4baaa5949a75efc0d9a11c44594b07494c94d29674187732b9b593b4d749693f2bf9fe9f5cfa7ad9eb6cae459e4f2c7be8ed74815f45c8b0de727b8bb985a9a841ee2b838990cf6c11c5368190975525f5e416af28744304380873b1b8eaab952ae532bfb45798b675ef22469d6ab28729a393a708ac3ce0af485dab5f4342de8ede6b2192dd82e990549057cc7e767bdb7d3f5b2b3f44b216213c3f4b919c9be03e991ef2fad92bfadb64bf16bb846fc7b39f7dc735a8f7934014aa90fc54425475891ce9f5ab167cd6d222cce1e3ed6825a060d673e44da7278ccc2f6a8310eb3c3149eba9ae62935bceda52472b1de0d8dafa59bf9dbf4efa4ebe32aea85a8c7224338ad889ea71f0512e32d5a2c08eb3159556dad97b25af3eaa99ae908d72c58475a8093a2d06284b73e4bb593985eaf6a15a36942b521526a8a9e99a434d84561285eb7954ba89664cbfe915d247b2a33f0e0a68df4fd65743c87e73bfd47e9875a4a4c4adcf9e9264beacf9b624b954bb22a36eee638ac10df4185772fa02f9e307cd6e352da43ee9ea2767b9cb0d3b93996b42a147a94455f47bb10d2cbd24dab394e33e7c453575eec9264eb2f77610d273fa19e5fd99b06264d9a6a6a2ac6c7a0f0bf9e9f54f77a93c5af9dcc6b531d0d31f6aeb79dc9aa2b692e023ad5a822266b135f127d162b75e0aee2999a4d954152b5e272bc679c5f968e8069f3bb1a2aeb629bd883406973b57a685bceaf66650a81db5a845ab4834dc1ab67f216f221f4f9da798c883a7b38ac5d143e173f4df75b9650eb299b3d75c6970b818e1bd287a313613cc1739862c83cb769b6b5929903e9aa3596a5e4e058c76872a8ed51ededb44b515cb27a2c856eb160bc8ec37a3e606b18c0108c68b182a51f29f37140d7a6635b2b2fcc33e844de505537d519f056dc73cf7e609fa17d17d0d33daae6e530278de7df3819cbdd80fa1eac134b52b4c34deb689c6ed141a2adee333e92fe756de562f74ec1a414055cb3575fb8cb5b378a23f275d77765cc71581cd0a921e8afe94a5d14560ec7b23ea6661636dea5555c0f7b8d12e6fb69f94fca25f7bf43dfb64be343ce9f49c091557393a2d2f86e718accd753d05b356ce7f21bde69452732998be65753d6ee9be63255855154ce335182eb42d66b674e975e9093a4aa8e2e2bea96b9802b2a3d486233426aac21d53515e1e8dfd81cc0c343d4be22a9e8b51ae6d0d0117ccfe46ef6bf4ef42b28e466f9ab1df2672a82d6abc51db479f56d4aed67cbebe733acd1114e56ce86e8ab746bdfa3f149841d72d04d5f8841e7af7aa7b4835aae92a1377a85fcb3b2dce2a8c3568168a7c841ae0cb8124c6629a3ac866faed2d2cff038c6dbae5aae691344817a89e37e462fb1fa9eae61449e4e5938fc956697ed13871a0a58c206ae8e4eb2e552fa3a69a6a68e52ed0c35536fd6cf998c2298e1d22436aacbdf2bd2833ded96a2abb7dc76115b431b3c91a229a69ab98b55ee0d3cc74e99edf471daf4bb9a19996b6bed3c16f3a06b6d4a65fe49a7b8fafe979e0b0c7cf5a498d2473e5d6192b992d9d1dbcb37aac21f3b9c4e19bb4b594e477bc93e8d55a9cfdb3758d8655df406d8ac2be8426a9294ddccc826e14d7ab94eb388817cfcab6bbe2a41b57c994c5ad6b9f4c6a9c91744bee166dacdca07b1d13e84ac5399c19a637e498f7bf4ddacacbf45e570ba1e72e890ec72206f4210d5d3ca39541688da34375d10e52da4c479fad683b91637a05bd221855db4534c017d4785c11b57cc0cbce12c78a85c632135535f4742c080ca8c2a42cf41ae91ac99a0753d7e16bdc7e723e87a56c39fad37920acae1fe51fd3fd897cca04b321d872beab1b580a239d9ed36ec3421b145ca37d9ba5aed8bce28327136245685757dee56f79959124e63601402ce98ecd55559b61d11137b5cfd84b112de6baea89eba6a1ba209538869c62b286b02343582c487176fd938d405221f468221c6fccc2fa2ee06ec6391ff451a65f409323459f1a96d21befe764eb16a3e1b2d2ad3adacdb63a4c640e3a09a203ea68fa4cfc047d2299ed8b33565b1c8d758777196b81cec055d1263ad1b24cde6274b34ab2ab1c679506199ccb3394aeb4d3495a2bebb50ee79035a36aae45fcc7e691fd0bd661e9b95d72faac2776bb8fe72eff9e4b51fceb5a125150b69d451386a34ab9e8e3d4a32b1a44b5dc4af65bd29465279c079fa4b9333465cbd84e66d71dd559506ca26bcb95555d258c46d239d4555607a8b6a07d39ea2db76f0b48924a192b4aad51e07e63bfd13772743d9ec68e6bde6b57d0a075c4df79d57d2671f219b4b891868d54e33240686cae8671718fd5b94b22d349d8a5ed58f2640d2b6b96083827492f4871228777cd1ff33b96a42c82daf5e2d95ce5b4392eaeeafadd8ba5b45b3d9dbd5802a462c58515a65fe58d0f71bb9da7eb3d917e73bd6f4ece4c2ad2b51e4698f25e9816882d00e68258d455409987552a76b3168893a4b682eeb614d8751556b5865a377b4d6b36a3c443b4fcce7f62d912e9a44e2f362e3a79f935f6938bad97a3edd9b661ba5526c57a8396e2d55971a3f969bfa755cfa4fab9f31a9950814a9dade79b741298ccde8840ee771330124eaad461859a8316869257ab5286fc62aa3b544bdb897a45c2d75bb88b1824cfcc58a22650ac26d03b543f5797a532b36dbba5b3aaf5adb9712498ebeb3171740dbb2c3109443f33bff04e6fdf7a7521ecfa8720f94b557e64953e789c608956853557d2b9a06bcb16bf5a2979a0424e20da61d4a03150822c6890d0f16116811691ecb27af9cf62f96ae9668dd1ad974b6cba25965d1ab9be6d63b72d0986ea38eb11514ee72a2072bf3a1fd8fd7e88493cd6b881c853a55618ac1d9ccd86556b5d64da72ec94801ae46e6dd6a06b3610d7e644ad1a619a5aa0351cc321544d71b839d5aad2ee87a8bb1391e15cfcb0c2f721f4d6dac5a0a1b784d9bd408f1a572199f9cce934315b41b03a976b27f30b7e9be99e9f72874cc966239d7352dac8285575c2710e992a9cbedc57a5ea2a58fc1353812282d4b9d44f98eb77490c49bb775f3406164e8940389ebf32e667d057abf39f0bd7273de816ed39d7312f394d07e8e37a081614596d1d13d62b350c4708aee67e52b7bef55f4c626cb7570d6591d84da6124d8c1d2a6aafa58fe7b4c9468dbe237399ed1fa8237e6a8254edaeb641d67fa59a6c5dd25ab74257cb5a1a9cf77b5346327cdfb2b7a966782c746a533fe9eb6c57d3da0cfb7fb4a58eaa635ea0675f497375a15a4579ddacfc897f71f51f5b0882eb2f9cb61cc14b5751415703be9bf4c670454febb53353d16cf3505e6f9da08239cba5a837f1e75ca8534f28a7b3816494e793d7f8a86dbc423d57a7185b5f44f21e39ee3e5c98eda44f71ecbcd786d16ad1409bd89143285d5c3bf2cbcecebd4bc19b84411d89a9b98ff916f7df57f4f7cfbc2898f1b1820b5c818952996506d8243586f69b191dba61f5eb432d477c9ac4c761d4e0a9b637aaa2f96ca1ede82743cd01586f7be7c0897d26825861d0631bd2fa6f926455bdf73eade5bc773fd55c976fdb2c3cb699a267597039b652748fae254517b6cfa147f18a1ef7ebfea6ab991ca0db3bb04141ae97e972b4acead97a1f319d5f43d63682af1c7692173b03225baae3be71c87524832571d09ee32fcf96ee583a82d2aef6bb9e5f2656b3e6d5c35c21f54ff0a2c4c6391848f7fd3dfcfa2cc98b291f39a6dc622b152aeaa6e5d7dfcefcbf83adf6bf5c353a50d73efe7b3930a019b68334eaaa45a062ef60e0ce2dba31d5235cf2f985682aaa9416b6e20db5cb440a216bfa7f15f568ab98eb1795d969d43cb34c30a0dbce3981abb1654881c8e2bfa1d2d1a0a84dac7c7b5741db5e94eb80a9ad4edfd653f1a0bd47da3d6738120db113cbc34854b8dc1468823882f8fead9d44986aa565b2ae8671b0c4822a8e8c90d3a08ae54dfcd4ef7a69bea6a63935f29ce985d97fd06679d12e5ecacce518c9ef31582f71842a3cce9e75291aeca88ea53498b916b40174d5d237149b6fa1f8e5ad7fb1fa91345802af3a4838545db5e85117633332fcd5ec99b5767d2821b56da2ca39c8e66667a7486ebdebab4ce8b0e61514cb9ad41f524b5af0824f60e36b799e53b42e658f93bbab92d0ea611648be86a94ce6e924c1f1359c66494114a850e75ab54be89bcdfc6db7aff5bf4e52113ccd4d612579034d63269b0d512a69236798ceb1743d21f9811dc179d411c511aa431c2b34111968eb2ce696d5d72a061ee2bd87426bf6ebeaf9fcbb018d36f9cc9873a6f40dae376c5d34752acf2c3d62864a78a84a7ecb5ebd63d6e7a965fcbde77d9fd3fdb5684cca2b8eae21040b921805ebc9e6ace4198d004ba0b689eec879c5468ebd98585c2b12f7954e45e26e34edee7bd184c59759e7f57d5571e892f5d972f8e3606b9dedb57a34ea9b72c71a739865a1f0cd34821854cd628a32129bd2bb9df96727d57d5bd726fda9c3511cebac649cc2cea92ea796a88e34729d58423cf67e466d9da104baf6bf1c4e38880dd4b5f8d7d4712182eeaf8bd7b4b46d9d79a6785e50228a97ab16f4167cb4922b4e8b4b030b327c997b5e44c0aaa1215b88d6f4e45bf258bd87d7bd786811cd73e1553d4c1cff0195ea5074948c404b17b4b9d75a210cc7d61d2b1d2c09ebed62359d6862085176819cc92e7ec633ceac6b69b5a86cdafb7556409e9f4da74e8c124b34c72456ae196e31e85118815df2eb5c4b5a879d5d5cff0c9d7fa3fd3bd456a8f181655dcce5cbe30194d82f02e12c1b8a2a6235733a542311b34459e1baec3f152e592ac4cf6cfa0f0f3a2c5477caf49a120b22dc6b339da25828084c1626d6767aac957cccb3f6896e65c4c330a749ebd670410d4312b2cb4afe542fdbeb7bf1c228449be83cfe1853cf28bae4b8d35da18a5051a215ecfdff01480c649ad8e35c4766b5e65257986bb45f3c58d9df56b9ba6e6dac0c48d8f3fe8ad3123925e23ad724b2618d55f273fd265b4d3541dc860dc52daf6a5eab66956a93aee9eadfe4eafa7facfa165f58c4b79b734f3b2763cbf96e15a4b6669995930c248b5e64ade1a6581ca73cf98e0169212d03c0609e8bdb7cf9af361d1d65763d26a61b0e4793d449e8a6b6ac5edc5ad79aebdda0aa0eb9da70fd9888b1ad528a66b551f0e359599ead9f744cfe4aafadf67b16d382b1cfddcec87f77b1311a673f44a74f1e6c512f5933ec42934c55ef042f51feb38ab4b4ef25e93333ba9b79592444df53f314f6e917944de22a0e64a3ac341b75ef50bf6a3211a6a294a265f422d2a58a27286a9965cf4eecdedd73dad1a46703f92efec7da07a74194c522cd36ae62f0cd9ba52479a228e17b5cac3fa797c04b3c17a75f996eaa92749c6cda18a8d4ba55d10abec2e96bf1d9c1d7d2a4f8335a75ce71441ed4d1956e1a79e9940a37aae37c1acddc82d16aeaad9e058b051f490eff6d97f1b13dffb6f386f314187b47d62989a29ebe58816bbce75e84701dccc69c816072e8912f66381a1c27de1d6ee7f0b8db0444e7a3339cdf24eb4a82f2135482011bb57ad76ef5029603aa6316f95a1cced8163d39fb8e8a97451cbba932d9283865d3e8b9f8cbbd7d93c85dace7594c52ce9eb12a0c8a184139b2926fd1a2f897b29474a55a17c84ea16692198d85ad2cceae3be05a26577343d0bb90c135d64cc458a566c1922e6a5ce65ed0dc8b2eb0cea8fcfaba193a276962d98872c3840b61a545dc6b52a1ad186ded69fc797a8fb02185a40be11def7d1d2c43641f472de6ef8c76c9053f3519d41c2a68ce76aa8022ed7bb6c666b7a8cac9bd9be4122fa412e2268b665c371dcb73dbbafd61493b8b261629d76b598f3d2f633a2d2a15962ab3228ecbd3ecd4d2d4d4b3940aeccb4fed8ff01f2be9becf90bee67a892e546ded479e242dea911d450ac2add836a23985728a4bcba88a1c12ac8dbaa76e7d23282cd1e6b7e216398bb42f2b7bded7275882acc4cf518b4e7766307024e82acf80c9686ac4ab28dafbb0746cdf1ce2a2a47bb4356df8f41ed3ec63be4650409d9c6a38b13344e32572491d4f5a56aaa8712b471a552cfa2928a6c13b9a338d8f446f66f30c1891053758d45cac1937606580ee21c521dca2a84a9eb2c6787a83724cf7da4c5462978a11c22c16a8534dd409cadecff263bb9f4ff4295b3fc785771677d3b8cfca4eed387bf4449eab0e88f708727e47384b5db5f22942ea6b9b6985941bd2c562950f59c5bab67ea6869a1db854e5c2d31cc9182467634577a902a9a4865dfc0754d13168c16a9ad664d5715791cfbbef6ae47e642facf7fec33951f92d3f38027a47b4733545a0da4d8093435811151aaa9711cb9b97551addcb4128b7a8f5778bc15629538a266e15573d9b1c5af42e568b11dc3582c5e83173eaaae3c3bbab1930f11d8a7334ce66a8c80ab8435d098291dcdc5e6b436733f38835bea3eac5a017f12cc3f6ae18f3a775935195983c36b8166c5b3a1938c8b49fa67cd43a5de85a3159af1181aa92f72c5862520f7b986b1582a675d922e31ab6ea98e6dd23b732cbb455189116d5473f61dd3a73b7187975f5213571bf2a1634b797fc953edfddfa7a5a814166738196441dbb94fc425657d156a61d91037a4a0c7b02a117cf3a7b31d7b50e7b1154816332b5c429524019cfe38832d6bf321e4caca3925ee1e8af243bb1152a5a596ec07b6342a47463a2a1236325166dcc248ed6cb1f921cf47f49f54b297067dad99951935d774352b070d0b4bb08c8c5c9f4b6ea1ade8b3e345bf32a334a7589d2cf0922aa325b4588c48b2d71db1ecf2c899ef428b7aa9f06ebf52e618d074a46258bab1d65bba8e676a2afbb96865f3a8fc158cea5f5fcd68734ce97e4827bff063ebc19bd8468c9c85e5f285da5fae69b046433095cc0752a56c63a6bb84ac513818e95ebda66b48140a7434f2ca8b3ba1c3e2f0c761e87bcc298dc80ec912ef24de11aae5db785289ea86b1c665db09d9ad652a2b359bb28dcef676b1c2f97f22687a6fa17a2cf433c18af3396895aeabcac46acb9f3b47b264c7af877dd6aeb9225962681bd3ad50a38dd41d0759a5f648573028dd333943616a59af4ebe8621c6dd181c3726cd20e6edecd96cb6a8a3e3d1983b96eac02060a122e319eaf4131771c53f30b9aff5ddcfc94e33db2e565d4b3da3b3862d79c964a869fa03a84dcc064e4291aacf16016a8a2f7a866a45d7bafdc192bb5871613298b071b3f8cfe9d34105830ed82bb2712c1b750edef5954dbd7f36c6950e9eaadd7208153e7297d554372679a5f62a2d9fca8afb0f7fb79c8b3d17ef9ab33522e4dcc587b4717423367d05b3ddbf88f8cf7b963aa5a87509cbd7ea5469a87a476b2eb1dcf3bbfe343337e7d6d2f3e5484765cf5b939a413f0ba37f4a9572484185fddb157d61796f4b2819daa8562e3874b1331a7211962531ec378fe8b03e2ac5beb5a1918e9a29b5e8d7f3b7838d5647a3eaabc6561f6aaaf7a7b8cc56b804acd2b51f756f7bcf52aa09698a6cd1587564f53cda6116b1ac86be6a62ceb4b3ed2a8a0d068748ec599c9b36a559f435e654ca773ddb95dced1311b74e4df4aa1cbed4434d1a1fd5784f94b7df46f578cae2ad90fea63e35c9a9a1a2f5f4addd37ac12666f4e3323ead3ab515e422dcea9a2eb28115f5752aba38157b0a383ba89796537a675bbd99d6cd74a97542c92a33de34f4a991ae65532c32576814ce9a1c01cdd23c5f3556971999317133e7bec72be8fe94bf9da66f60c058dea8a4aacbb1d029929ae6e25e936b563aa1ea5ab16a712c79614516dbdc633e28db4426a6963e98439d5a2eb91df404858f7a2652e8e636a90d5e1e9255687a24dc3d1e5dc12a715baf86b9dd62a1cde5fab75363332bc27a07d27d0e7e42db09edd534561b4d314825626f4498e560e6145fa9148aa936628bc4cbaaae0a32a30fd16e46f96f3795719dccedbcccd468e6728efb20af78b20c76bf3d723a7ec2caaf1aec2f91a4f09c542c2afe6632d68f4f80c2fcecdbb81f3c3bdf4cf4e5e2e16685711c7a1709217609c7288d4b3ad5b8d21254550f45ef0191519b0f2c822548bb798de60f46cc4cd19d6d45334a836de4523d6b32bbb45c30eb19096c917db77cfd8857570d242c9d668adabe467acd75d40155e647631c5f16f43b3f48f5140ac9528aaeb2aacdb454cff0456e642f166e37e6acf5afd1405e22ea17b81415d722c5bdc4b0a8bea624d9668e213b9c96c0d3bf23cf2da1b4459daa67035c5f3a233e2777dfcb0b07461548bc1dfe4b9570d9d98b90cda29554d1171da17c1b7feb9bbe8a3590c9ea5099be6aed57d4611b413aebedc5c4ec2ecd2094294349af4d6ab19106d7281d91449518555130adfa39c0646d421532d9cdafaee68e843b9faabe4d34165d69638babb98fa782e2596f6dcd2a856d14dc5f2689f6a9d25c14ced2137716f847a9fa3eefa96541ab88b9cc3ce0977f1d7d6f29abeb1f4440d55abd43f41ba3a29409ebade774ec2b5ce04d30f9752845d2ab6fe405abe3f4f24c16bb4e3c43abe8b156e7ec8285a834755a52ebce2676959ccc69dcf55a64b863aea31be9960ac735e5fe53e27efbbe97e9ce3cf5737289afc2e4bae4552d1f319db687a36a47635cb754cd480e11ae9d5f22998cb90adc8c8ccb8173533c56b5b86c8dcf38c74a4b99ccc93c7a068e5a27e8c59ece88b36ab8c9a8cb381a0c28915135fb478e17ef54d98a2a5d35f94a6c1dd87381f0bf76b7d3fd892e10ab857d65a68bb88b737e1966e21a3adda3a4269431da58b40243063eb69e1b3a7c89ae31d6950327a61d8ac5eee796f51e5b84aa0db561acf1de68dc223cfc667125f3dcb3a4df96726322e168538a5a2c6721a98a9054d8a1324749699896f3be4fecafeebd6919a235ce2b548d78e1ad7bf8c4b658394847db6eb6e68f12eb809e7ed6d59ea29226a4821b4b694a658dbd310f6533e362b4862682f7a68108febaf09ded45f2ae40f2613f77b1739a87d239429de82f4ab59b12c2cfc37994672961b4cc199167fcbbea591edfdb558592a6699f91f2d49a8e327c83a5db23a161935e0a429cdc24b16c9ce7e855956c261582b8bd2a2ca84552d3d949fd8c35c1e552533ba8769c373fa63ce535bd939e132abe74435a1a185c5e11a8adbabc4d5ed17bce65ed67e15e82ae06d98eb30cdf997a5afd3bda1252533b4c66a57ba95a0fcfa56d7d01cace1884e2cd8a5728b5af622295cd42a7556aa66276f4f4dd1a79ec8f53ae9b0417c6c8d816380bb24221a5a2f871cbafacd6ee66616756c6d493a619821c61108a99c97d6d84387e572eb6c27cd0b23b3497ca75bd27d37d7d2140513b15bd266ddc25ba2f00d0fccf12f3c73a2ce56bf47d48b0902fc186e1812e3d460a0a434ae4fb6f0796d9df58eb4cee63ac22ebb0fdb314ebe775b617bb14b525f412b03197d3518d9bb18c7f2a68230ac7e2cd65faa7f22ded0fab7b3b2e25ecb57b8959e2845217f97e167f1d7ab2d8cb24b52c435ec888aa81a0a88517a43010b4251db396eab2b37caf9a4d95cf2f31a26d7ce5e9a1ac7ad82c4f94255bd365771755f9aab9f98b27682ceb32de3b3e6e4241ae1b05c29e9b01f3df23d76fea9ee465a1705a66eb1e8893ad76c8113225a214b9eb1c5b1a62659b2f71243ad5649719435124e983798ba5a22cad49f4383e66b52b74f5245b5cc20eb32484cb09dfcbeb945aee5298ba87ad714cbe667a6bebd487de57218c6305fa18ab2e639e767cd7c7cac7d4fdd228a775092aa95a919979a8a2bbc95bd771f316adcd6662ab15559e0aa986d6a539483507ba64d63df43425cf3d87c31e81fd71f48684e78b44527bd2458e265f13a2ce971b4438919d84eeba936c1d4ed7c17b4d0232cb99e6e631a52f855b67e97ef15acc066bc7a6528b3eecd2d980b0e0f1595e4822d4c734d6811af2196335512c2b342b2493bdc5f44a22fec3e75f3e9e6335dbb8bea6e3115ae5ad7bb4748263e7d8ec792307d1eb79e4f30d3226214ad525746532fa3cf11f6b46c232d76da9c2f89df5beabecd46e9d84ab6c53198afa7ac4b5a9519a9db0a545d043de4771857690a0d3ed2c5a2abb1a42cd680ee9b763bcf6c66533cde701d5938ebdce64ad9e12b6c6c374723388de879cc41fa57cb68e63d50af66e9a69059756ca7ee322de834c353c3259a21f16ed3fa5fb5b3464a44c8bb842882129a6423e3cd2f46d6889b9850c53a4025449918d1f0d923755ddb595715ed9dba34cb2a5c6b1b231aa7a25e81acc1a999e6f345b06f47b86cd5232c2ae0173aa96f5d1bd48bb2bdcaab8f1956e56cbb98be82b79b29d767e279de8bea3f4748ec806a196bcd684248146a2a358b40918bb1702d5b959e1de46352c924dac02e26685cf3fa3e936f11602df4d91431212f2789a78c24e91a6ae96c6864e379b5f9f77d2e8c43ae56161dc47019db2ac0aafcc9844251baeebb454186b71aa1484f33f1cab5f74f657bd920a470772c4634555a1a944c61a098d2645dd24eac8e68118b91ab786eede1f98a6088acfd93e7c830c6efb556f070d2a6c09beb797c921e19de60581e36d5d2d3f4714157373d45ec99137d2d6eb8acce8e6c2ae1e962f2ccac71b21f5037417ae9e5fc35bafe82fa2d5acaaa6cde1dce3e5496bf0d975086edb645cab5a82017a25cd283cb3e4b7a5e590cecf2b3b3ef7e7cebc5dbf54a5af8959752cb4bd1794c7932ea6df6665e1b68974bd269e72d64299d96e27a19bcf593cae6dad2555a0ce1a32bb3372ad675f578dab4badf18ed6fbbfbd5a8ba99c1ecd0e854cc584bc9f89d54e9d4b8ec3b1c970423d1188457610c9cb3ee78fd5f2ab4dfb643ada86d1dabd3bacf4ba4bcafa7cff329c55fd081a212f97339e93ae12a1139ad9b5ae7379a3697a4aa4da6b84f687d9cedec9234e196d1ce871e8f8413d07ddfd8aea516cb11d05d923751513191c2d45051c0d76b55a4c07e533576742e894596cf9149aecc9022f0cfab6f4bceb10b49b98c784fb3adde6b2d66f65ca201cfc858c57635c828d9ac31020eae459ac9d8def394d4a275e2e9ea620eac6adf4565f455a68b98df0c6f57ef7ee4688b3d02ba9e31db812d65a18b5c2c198b2da42d448ed99652d9ecf068cf66abe7f2ab6c322cc330c7a59db746d9c53b04eff0239cb315c3ceccd7f41b58abe6ad8aa1b970d4baaf8af06a554d1caa4a801eb28ca2e4c1db85db51a26cd6cfd609bb6ba9fd3e9fddbdb9531acb769e276174427a28d683d2f2964cf4b38edd9bd8de573f3f5a462698f2cef8cc758816f769a3ba6da73896ae64e7878ab959be263e7e97a1d3c6a288dbc9dc554b463d4ae2abc7cea5c38f128f3f5d8693778ba6e398cd616c59c1035c624da212723e21dabf7cf5f55ae5556631321d6d256eb876b9822faa4b2eb51e75e747d59f32be5be6483c5c3ef2f83762cbf7d97d2d11fa46d77288d034acd66b572d96be26bd3558f3d36cd43168c8a503fa05c6d75417b63ac1e11cccc37b8c3b7936b5560aaf22265c668b71ce47c9917e91f4e2e25439675fcce8b421157368aeb31a4511eb9cd1b9f602c66632563b4854aa624646351b13fa45d22a4f9b69815f815e8b18b491d80169ad9d5bf927d65d7c2375cf9e9683490b595eb214cb5cb2f3cd39ac523297a158ceaa82da99b2c4377548187b27ee51fe88f55682e5e1e96866e115922dcdda3a609dd259cebd349d9bf676312e65198caca11b0fb68cb3db5a22629c7934da0d9b99533174996ae57c25cda3180de723997a0614bbb5ac8677553cd548dd34f771c84d716937b85ccb973b359bb7611ae5495ed357f3d0f5feebed29422b349cef377d2b50e6b4914e14c4c560fd26e921d3413856a1802ad3391bbd95a666998da406f252ba2542d1a399a233c9b8141063343961529418c7dcc904363649ac889872c78d15af9ece9b17db72e1c1e6cf0111346dd9f5d48fcfd87e9beefedc4ab6a55aa79246faa73d6e5e1dd315ddd7a5ae37746524c1d4298c41ba64f25a78d38599e167337838f96618d4d5b764bbe72fa2d65214cc544ee52537a68172e89e96f79ccd417852faca54fe3d9a8886737a5dacd5fbd2324ba89aeb378a69d7f3aadbff73f7a3528a815166858bde6f1dc520e8a84ae8ed5b2235c24654a1fbb9da98ee09fa94d123048593941d92cc1e5ddc6e039eef9e46e6c9759aaf535e6682a5cc0d2637361a893464bdc2d1f38a88b66417373d0fa3f46baec95367dd5d8797f86e2b7fa2bded16baeb802cb3c115ce3b16cba6ede6e381a458a52ad25d5658289d663e454b78bc98ec5c57b23966b8da8628f6f4947e6da3799ecf536b34611861097b85f6c18c49b0a66216e328d845919a6d6511a3e383eb9f452f52df663d4f47a383fa59cfbafd82995c235b2c5a20ce316f41578cd5d2ac71da82e25c0bb7766f5246468dd213b53b3267ef512d9a3a494b46864b31a0d65f97651be3d345158eb5a6958f3df229023d986e1d6b3c2fa27cdbe4e979cd51f6968099c9166750be9fd2b794ce969b9e6be0a7b8faf7ba08bdb8838ca6813346032d9066352cba8974d871a0fbb8b664f6e814ae5e19c7dac21998732d4e95a976c74a8e11dbb6579e672b9b0a8411d952d2e69eeba41594b9142b63a83d53c907da2de3ad913a7bddc16321fc7c563634b45d674db68fe57f3e647b7fb97d970730126b3348cc93316a37ab8da8105295b5ce53eaf67524c7aad48a10276551e85388d014e05a943cd2d71596c6175b3e893d75962de5f485b4fd2ad466114aca9aaee536cea67f9bcb69f9e6816f6af2b9fa291b2339bf45a1a1a06e2bcaf91f8666ee7e87fa1ad49bae3a28927166c48e4ceccad7eb5c8256346c36b4d39f611f9755a21282bf064d2509a945071d6ee92d464ca1268d831ceb3bb238b5a3d9fd614c13b19a56f357958ded362c9794f2e9e636c7bbcbd9c5c9d9d4415c7f40c68ed431357b23cbfcd09df73f7a2c2d894fa8922a57458554eabb56a94ba5c15d9dce45fafc0bf47124536175e4d5028b54122a5faedaec0858c8adc3a7565c5eebccd24a38ac9c4185a8694a2d42c4fa371baec77c8f3fb7b4bb433d96b27135b6481d1dab202299e7f89c7b3fadfaa506e817a2ea505726d4a449598e8e6f8e4e186d70c8ee52775423ac56c2888a578478e074d66ddd9020e945f8969eea026f58ee1ccd8d4596b734ed47492ad6e799dedcc1eb7874da1e8ac3702eb1d99bfe97116f3fb664bbe04d7aefae7afcfcf66bcb5176972dc8b458c4bdba562b56133ad696a7475baf6adc2ac588bb92b2fc65cc3ea0e3a061cbad615e07559eeeb774057bde66093958bc2e992d981d2633bb53519f64e85cc5f2d5e5a0cc4ba59185eb76835c1d1d763c77c50de93ebfee574842e28a544c8cda93734d8dd7b4de4334a7526958bcd495186abaa42944753ab6713ea1402a966786ad20bc1bb74e5a8c68ab9f4b305b4c229157d18d55ed846c2bb59187ace77b8d28365465f1853d2bd9d3494d4396dbf2bf179f47f65fa3259dc21afc6528838d3c187b5bdea2077e948ead45c48a9a95a2980db7b96b058e64c11a323bc244e8a87ab52879ed1d11b0c892e04be5b3d5864aa32e1de9b29d6f38d1561eafbbdba62f41ace717279fc5474e369faa89b69cabe63e427dff0b57d38870d75216e2a9575976ad50b15ac5ab518054a4522bc4925a895d3f3b3a6e8d64f75a1341ce1059538624e2d4ac6b2c41b2cacaaa7a34a8c55ed6b8461d906d9274b3d2a962c2e13a3eefd85d348ecfa9a2d8b959efaa9dc4306fe418f51f33f3197e97eebf432c2a2ca842328c0c69aceb0941fafd79050635e383326e3f2eae6b89023847cd63474911a13c1c4bc2d3658d2bbf0578da19d985358cae75dd61b22e65eb33486781d59a093429c3b31eff7b353687a932a61fbef9dfd1b2363c3e32ca3187e9955fe70defb6fd215cc1f056a2b4352c6081f22b760a5a456903a56a2eb337b851cf643ebe556989b9a6b79659a1d74b46b4903919fa957d8c24a93e5b486df5d41305787d58ef7948aaeee090e96cf15397783a7bdb79beea775d6c8f43e2fe88a39e3bceed7817bdfa05fa47e6843d9fdabe98ae7273d9ab5456a8153d0a3b3afccdec3e09290412eb96c18695c766937454deaa6ff09fc350e73957589c5bde87bbdae057d7678333a20b986e2e5bb80cdb85d2a768c2f581d44bc4de8dbfa5be6cfc8ed8cec841e4b5ab97879364343d27b9c2f777fcd9e57ddfdc3ea34cfce467294bc0292b84acb2cb141138b4a74315686b81c02c5b573e3501761663272f25825e461c65eee6cee0aab6798ddca3c18e9ae7b756ae75935e584c6c3b6c7ce929a59ec1c34df5b46dafacb2c757283d9af87bc553485e567575f4bdc30e68a7f9d7ca7b5fb9fd1839b80a1682858748a5d16e04180abb1ae95ca14f58cbdaab5865b86134330bd451b5004f589d34995c128aa629babcd4db56b861d346cdacad35b2914f5590ae9a8992c250db83bb3e97210ef454a322c14c7924732b3f370a0da7b4de9fa7d197d3fcd589eabef7f4b64e2ae3372ca57975dfd2a5aab2888ed3b1edc0b682e1ebd16ee0cd7314f35836d2b35eb8d5cecd4642cf21b72b7b5caac1bb126124db6d6863e56e5d218823aa1b39e1d4dd1f3b822b101c75bacc6fe6fd4f3face3596e62dbc8453369822f599ea7b5cf27b9654d75bbf36e46ff0dcbea63c9c678545d4a7504e5a811d95cc321d947e8ba2b5171e7a87c4748b18e1c433ba5aba2b1fc9896cd08dade2794de43d314eb3a8e97a4ae7a5e6f35dd05124da7ddcc6af9dbcbb34ca6393cfa24da0727adc668b4d107a4619c9af15753084a5574b69f6622f8bb21d6f580ba19d7e7bc2d2fb8fd7ad9f9394f8d7ee91c8ab19cb7068f6d83d166e98839bc1532197f92981c1b5592767fb488984f69c47274b617674045de2e7ca6311a168133e93cb5b586db98deabcce198c5a94cf1e97a073247e9b89987f44e6766eea39698829a17c2655d1f66fe86903599cf14e37e78f3be8bee7f5b2f9df32f69971df863a562a0a0f659b693de71d5f8288de5d46343374690d676a3b9b9f989226ca4297b7a7c33e4e97a1cf01df4ae92f2fdc485196d1c6659f5aee0b07f145024663315716bea6d6aecbaee4e2ed68b59988e659332ac551eccc0d727ae7ded4222675cc9772ff3cf9e6fee9f57b6665f12654a1a461ba00e5bb4cb3c3fa5aa6b5a64094727a4558b72def3ddc5af9d1aa7159ef61e7b23e839303e4d830b52811d2eab8a43d1e68da1a5e497b998ca515bbfd5b046bfb9dd5c799b85cc4c683856b288deda7223585d3e775339f5dc7c79df9cbcb6b7dbfe83cbc9c4a82d73d6028a355f6f2cd9f97e8347d1288bd3dd94028f9c5a144c23ae71286531a2cdfa0cd2914ccae854d9d9e5d7cd9dd51772e4c76de73e67cbbbe3c9f4429382bd8ac564e7f4bf445fcfcbcddf11d6a38e879ef37938aefaacb9d2ddb6e08a5f7a31ff03de35fee1f462f79bc4578872cd3cd2bae34132b97675b2b4538b984a758ab55c23585c2d0cbb14df73cc1c8ce41b651e2f3b392df6de676a871398f495759f35e5bcfd3a57733ce1b3abda9cf9b57d9e867807be8875d94234f45717cec1a5e90c619f4a8b9f333ebe89df47e47f39057fb17d4428c39c92a990cc326c9064b7e7b5fb5967d2d610972669329d516e44214d2bd50b2b8be92b80f6368316cdbf3f24f3edf0b75c4cb53acaa3a3ada2f63f971f9cce4917633d8597e309cd2b5b6b4b4cb87e81ad4f2de9df5cf18b8a8699b5919dd7ad5446df9ef44dd34f27f3cb78bf4dfa86b4892598866cc35747cae7fa1ccd27c1c553455ae567649d471b5aa34973578360f14637cd96a82de8b2eb786c3cd8d5e1585ac20313a16ccd4da7396e61fca2781bea98d83a7e83c8f9cf5aad99b69174f27d291873d0779cebe52edb40c643d8ed1f235114f570fd6867915fcefe2f5fe9ff4d0b1c8db51e95c85e2172966c6715ca40ae21298622c48d29b289ab7b2b4bb490b853718d9c9397525cc151e46eb1f4847a94471593d5f4db7503253717321b5e4f7bca7a3d88f8f594f334d6753a01c6bd25f23d5f953e3fd666f924754debf71517166fb235b4b03f3b78fd7fa77d4ef775afb4650a183e5e7f26ee4a23915e17d7a13a962b6e7479fa372845257a2b7214c2216f4879ef2ebdcc8e695f8bed0ae4dadc3b5b4c871464cf72efe7917c593a1e46d5d4cd6776a8e9799303d7f2ecf9a43d56bf8af22c9fdecee0f4c4a26127a63d6b9fe63e23e2fde7befa8cc09fb535689dbad938a31a19dca8ea3a16dc1ee8e2325d32616789f1813e654c9bcc5832e0d26d6cfdfec0ed55e1f5187eac91562e2df2694683a8a2d72680505a2cb6f251caf4deac4c31e1d9cac2d2b993df5de57c2e5e86afba2b8faa2e722a1f5f4296a79cfce7e5fe8defbeb41b20231a55e4d6c9cecd44bacfad2b8d1f078a1b94846c87473c461248d2a54377ea422e5cc98749a7e4136b6d6c1d13d779a1649bd22597f4a6c8ce8bb20702258a1a35cfaed62853f51a7ac9e4b7a82f1e1c7239c3f1791e7a2f61a79f1b697a3432c83d8d26d1c9fcc3e57e8ff51fac17b1a9a430a1dccc7ae499ab045483511525d3574a59a35e708a885914e1a8b75cdac7357b2aea7159ceca6f7180114ced859ad8a68b6b6df88fa46fe8ccd7cefce437f39ee34dc0e27a9c7decfd9685380b65299d9ae5f7c18795875b4edea353a9a79fe8e6e215ded1632bf37f8ff06df45fb4ae9b80c1f46ac89b7419de499b70f479702c14ef2cb7d4b3a26aa661485298863617ed1ed16decc5354c5065d19552a3523c6cbf6f829faff022e78fd0f55ea1f6ad78ff8fa19237a3f667534f1bd937d0795bfaff0986267faef7bdf3be417a86ed59906c3fe95517aaf5b8f9ccd6ee587f97fc9fb4faff0d7d745c9eae5bd9766e9caab4498e6f29748499cd2528ed205d2b16a1a093a8c1560c41988f837f9871af3b983d3c8ca267f7ad2cb3e5fd0e5a5e17d7797f5de6f37d87bff023f36a70a8d31da0ea3e8f3275b157c7cfe936c7d112f183c0a1a2d1bc2ed69933357d77a0a8f3d4bb57fcbfe6bd77d9feb76664af226428da75cf2af24814a75444254651d4436558ed05d512f489860a39d2b6385b1e9fa848e9b832a69c347a79dcda63bbd859bba3c386aa1217314dac987a94805138a9b53db4e679d5283b984c85c63bdb52111e86d7a66fcf9339e2fe77f2de9bec7f5c626c0175dd1e66925846bb2aa650ec35a1a31a2bc14cec921dc596a4cda34d3d26fceb9ea7cae9eba497a7c8e64a558de355f559989e79f8673b76bccae7aac61dfa2b25d1994d25b4435c8b336d4df2e4e75968216a6adcfe83da6772b01aba8dc7eb757cf7c27ce7bef77f46a6aa74388e95f4ee6196935a3c9d499d6928593ae0b0125383d7b4450c91efb3a3ee15f139befe943b91e6de4d974a9f8e7df57074b3cf8ba9e5722e26dfca3db58272a6e1ecd73bd4e707b2963936c5e9bce8b4b206a5c6cc87da17abd8c2d24eee64685dfcbdd7b33e1be27d57b4fa9954bbf9142b11775b9485e933e82ab61326ccaeb0772a2c79ab637f745e811434ccd7ab3770736a1cec3440ea6abd2ef932d33dc7be678dcc533ae29ad5bbc1453212b6bb3623f9ac4211da7a7e699288922a774d79ef53e87423c6b3afa187ba8fa99f1fb3b83f817cfb5bddfb130b49c75b4f4924e8165a6a8c31e3b69eb917cb4ea4cf9e2e26ad13112dbdb7a1f46b6453d321cb01e63219a794cd2b58b42fa26a23aba69a7f1bf3f2a2eb2c6168e7c5f8646ed469954d1585278bd1b19c8d26e33d22179e877703f4ef2a0e2a2487b5fde51d644f7e6cf1de977fd52c666edbb6eb6822187dfb571d2f48de83bd8be75b4792cbe7f432d9d967c5ecfa3774d2d2c3436e9a39e084d869177393be17a55efba868eeebf9cf90f91bec3de6b23229a69a7438a92cb16d15d5dca7086eaf2d280a0a83dab64f1d5a117736b6765745976f4ed59ff57b511e1e3ebe6beb047ab1c42cbae24c2d25465ea5bb1afb1af45713cf00244fb28686b7a2f3e4f795788cab66fa4af762cb2b8c9ab8daf8c57ede749779ed343caf9ff039d35cf05ce932146a18b5afa4d43b96e33a60b0c76ed1e3087675356fad9a8dd735b56be4f58cceb7b7d7509a97657f37e5be2d85f55d1d5eb17d3188eb93225adad8e9569ed6feb11b65e0b0d5fcda97d0f4cde779ad6f53b3e3b3f8abb9370677a5632832cf6b3daf71e1efafb41c3065e1e68545a48362ba39b2983ac19637c276657d5ec8560ec171930752dc32ec79a9dbc4fa6fa9f96731b1ebf5f4f1f275cfa2934d65f8af8e799fa96935752d6da541485a8d0f5da72cde468ddb7d9bb78ca09bb67137e95f21a39b5d46de53e7c2d7369df3751bc2c9ce3e8b9a397ef7e58efbed4c9f25a5e2e17324a2f7bda4401ecdcd21746de814ba72cb75ad28b64a9c110e16249202b34dfa6f43de87c4fb4f483dcf12eea20b077e3bcc7ca7c97bed7d0714836a86131d5d16b614e1c5ce03b4c6be342368ee254f367d116659a7fcd78e65d59aba550c1ac753d8bfe65df2cece33daf9794c766af10601c9b4833ba1f3926f436adf4539ce9020e530332bcb4a11d9b3ae437d0f57cff0a5f5195abe2b5f511565b5a958167fc53ccfd2f4c4d72d4e11de64adeb55af45c51e7d4b4047a5cf69acedd41d088e79d1f31e999d5f3fe1994ac332212368ad6753a17d379db6b932d22b01d5f2d136ae9cc7abc5a6c9b24d3b31519696aaf6af3a8a555d4d342aa1677dfcf3b17f7db7d0d5f03682a91956b4e8ccf8cf9ff71a167b43235abe87c8409a2d5ff4db1bf4f32850ba46623cbe938fb547ecba680394e7ad1a6c06be5be6a17297692a81ac9db7ac3d3c344ac8f453a8c5414fa32ab5dc434e73947f6437a86fa33dca60d171b8ce9cf55df53e1287f4eda7a1b3a4bade8444b98337e0b2bc72bf3f35ecb6bd07d4d3513c1f49e4eacdb25a5e43bff04d63dad026b0c19fb5a2de76927e3b6717173e75971fa2f564f3be4bc3be2446fd57e19cab7d2d1dce763e8ba5e743cdf866ee6f468e52de9fa27194bbaf36b2910be7847af900974d1cbe4d9d1c6d2c126a6bb2dee12db78c669572c3b72c69a2eafc1bcffd454defa0d9f6586c79dd2163e5bc9ebf9ddd4767d9fa75ffcc884bef5d78949f2997de1526a4ceaad666ad685cb5d998cf26b33164fd3666f20d7a53346ec4f5be3b0a7576f148a19732cbd78c5251470e3a57375d6591d1419f2979452bc4735a5b3a5c4d4306f77b89588e240723f1cf21eabd3fb8ef467f505260f9ddcdc7096d8f558df48dccdcaf3d91b79d2e697a378ad4cdce53ce2e461ccff6cbb6ce36d39e72eda3cb519f513e9731dd2d7e8367d3719f33a9e56af93cf5d8b80bf7344a2edfb458ddb8ac249755a4d3d36b3bcde1ab9e9dad6f556cfab8cae62166f51ae2cf518f8f78cf73e87b47f42915f4b2e4599f3f558def388d7229a27cdcd9da73d05bdb781c2c21b379caa3fcab9b5a2ce82bb2c2397a2d0a971e6fbcf49b6b5cda992241c2dbcee1efa5bcaaa536586ad88f47a6de9697636880a4664dc8d0b31d60814ca2258d4d5228cd6d4390d43852d4147fe55f39fa4ef657d7e8fbfe7727d28b5f3bcb794f3da7ae87943a794f2e97c94dff7bf3a2532296b56d4d14d6d4d5769c171868f1eaa5424afb2d723cc7373cd9fb1f3942f58b97475eabf37b9e91a54cee38dccfa3e67badc321627cbdeb1518ff457419c8d11e041af65debc7a5f9fcc3db6869fd0bd3fb0f24a68dfcafa957c8f9d41a9cb4525196dccbae75789375cd4919ec765f2468b63995cda56a2c3622824f6c5aede85b27b9ca8aaa3c1bb2872f533faefe8eaaf87b1e55953d3f2eb3e1ee41d56ab555c8556ad5969bab999d95a89e8cc2b9f6accdb57d7fe75f98fd9df4d1f4cf53e69a7b643fe5fc4e5fac67c88119d54b515e066fa1aa35cc4bad834fb44e513c42b4fb68d17735735739465d4d4364d199150175a4d3522ed68a5ad7db757d1f0b85e91c97f73595b3a5369c5717d2a5f3d52b6e606c34763cd62662ccdb4aeddc775d525d6d7b5bf38785fa33ff04bf35efbd4fcb3d4afbcbd28647cffdb3de672f344f81e7b3b21d31a1a617980b6c9cc26b56ed95a535c8c6e3bdc379c4f512be8e98b34935156094ab5dea9ea3767d55c1e231f3bc76c43bb5b9ea34a994b6876e514d65dac9ecfccda77cefaacbd91e3fcd5822ce683776746ab417d2a23f03f19eef73d7a23fb2bc9043cb9ccc2f31a0e79f8c4488e3664e6d57f54b3c5cf582ed747471cfae42620de121cdbe01140fb69294719717896826addae4df7d90688c5e7bcba1f3ace676a9dba1f42f6a629e9a50d19fd2adbcd74e84d1e6fc95fd465ed35323cc9f4758ce054e1401f877cf7dd6b7b2fa75b3bd2418b5f3654f2fc6617b2cff3b0aa8e50dab419adc954d0a19436d6bf28915118b45b3ec2a9e5935e56672ef2cd74ec4e559b3752fb723c115aa3c3caf99254ebddc7ceda84cb535345ad374bdaffcbe66879e2b5924f4497bcaec42c966e7eba5d26dac7ce9dad41f06f17f43dd8dcd48f45a9adab8cb873bfe794f76879709734ce997a436f981d93dcdd1415e2b1d2c3dce7eca8fadc0d3a6901173274b376aedafb1a3acd4ebdd42e7a989e7b17d1f87f2ed46deb24f44c65e7aba3eab10cc1137367ce8cf85a991eab22848dc69af78ae71f37041a2f0b532501ee878bf4f05f51dbf4bb7e8bf4f519bc2b7c9c3f0eb3a3cc45bc6b7a0714eb1834b19e398925d255cccbfc9489a49273d586a93c5523b66e76d8cff05ef5556f456ccf278be474763cef9c9f50c68fb7f237c2a02a25b77552c632d07859794ed79b718cbbb9b5e902c51a3a82da7914cdd78e2fc57e7df57def7cefb3b46622bec23d91e26d946cac42eb972cec838113d4a4d79b59738c9c37b657533e1d7121fb1ca72adaf83b7846f45af47985c9a9964774b2b2a8b793ca50cafb9f26fb5a88319e115ec327a7be2fa8c5f1cca8bc911e757ebc5d921892dfd0fd8f9c169aaba96e4b36978f8bf93facbbf4df7d9495b2741c2833b19579b7bcff81c378319f253a337ae48e812371599d8752d5f1db5ba6b2cf3de599b1a30bcdfb3f6c825b5896037a4bc23537a3f1785ecabe673fe99e0276cbd2b7547236767685a66f2b97e697b954a9724a12d72d87b9e8fe979999ac148cb399692d418fe75f3df65b9f5bf72d5c2d9efc0ec1e543e8bcb26f67e9f4f9f5bc7b3e61676156a55abaf6942ed623cea6363efe7afedbd5f8d6704c258db9ef3cf6bb83cb6810206face097cf1d454b6b9c3c632ad990958be885ab1b8bf98c6c6bb2ba9055bb8b169351df6febf161ef4a8289b58c6cf5841f9efcebe97a7ed7da6f59bebc65668cca79cc9f479be473febcbddbf3fa18fa1959b14c51befce03c634b13dea78b70eae1d755b78fe9dedbc6cace9c6f6f7c30e32740cd19d0aa39717edef1d84e5ed1588b5b453e817d229bde3a39ae28e8443ac4ebd7ac4d7f60df9cd6fa2af92b5b386ad1727ce7c07d21ad87b49d2ab7d04b5b3a7cff06e6ffcdc4feae910b87d983d8c55ae6ced3ccacbe67333716f5be7b23693d7f9d7bef33acf87b636370eb1326854720a96a695c6d631d5ae42b64b6c79bd6e67a60d0cab6234d2bade5ea1e12cc545cdbded46d38ef62be1facafd0f4f3f1b37385b4b3f83f37f09ee99ddd1e4dfcbd4676ba3e67652d91e56cb3197cba9ab8e2ccd4cf793d754eda2d2fc8fa869a43c9eb7a0a229faba8fcf79bdb5fe8de31d79b1f9f846f9e7d229f165d34920f0dc2b78fa2267ab597a221b72aa2e887d742d235af33377570eefa3cd67bdfef60e42d9fcf81dc6f96f84fa16efa34f6a5267d3019d6def24a16cbd181e4a2c66c2a7189a619d1155d3b4e73ea5f418cee6eda36d9f37a5e8e984e67859bf5c0e915f263f44774f999de50896198e65ab4a8fe95e74aac135fd15f43395daf3f23f3554fb970d16ad6bd24b4b5263d234a27ec7daf99e473da61491fc83e7ff044ddf483b6ce4fa0d8f5d97b2a67d421af9bdcc8e1e6a3a7c9ecc94b5cbd531e8eace5b2f62952510e9429da79a6f43017a615db5d76b4362ec672d819de7f3956e36895cc17a9fae193f0f9e1f55a7af925a034652278ee6b2b3935145a9d1725ed769568ba1ac86cfa24ef905638427c7be6df46d4f556f53e483bdade999965bc9c98cf5559c9cf38f34f31dc9b045bd159b1944cf2c49d311888d0618d6c9b933591256c16eba1e8f653b7944f2c1e590b4e98753191677d57ead72184ba7e99a40b9b9dbc3c375acbf4bde3cd2ebacbf745cd52146f57d81bc67b12d76fcfcbe37c297cc7e51f4437b06f6f18486c7a85b5fd978965ccb5d557ce8b1fa08f702e552044ed9d4894d6d454cc3e603196e6ed3a9e815f3da1ab8750e7cf91f43945f56fe1d31fb3b326af1273f34a19faf7d848928149ad21593c9c2f4391e71f6f4ede6f3303adcb29d35bb4a96c6ea02fea81edd24fcdee1d9487f21f9c7be27a9a7baf3ed266df62fb9e33e8ab789f3da381e9bcae44ea3f477394baadadcdef8b6dc47cb861df6b8ade2bac6964fac27fd5f9e252af8111398be49cd3f498b8d969951cd66d99bb9abf9efd17e8f2ef9d6cf7f718cb38f381d8d96a29d4ce18e2975190a726ad5a2ade835b2f789e9c88f9e69866737e31e13dd9bdd268b7755dcdd35f2d4d5c3f2d9ad7a8ae1a0465d4ac033adb78e669967384ef9aa7b4cdf6ae8f370ebec25a3a3cfe39b75454865d9a791cff64e78df2251fafcf3e3713505a44ed2fa47d3333ccb1a99f80fb72d6873316f31e78f2b2173e8205c91c4e8897a19a09da7bd52d1ea819abbcd69f91f8efcfbdaea7a4354baba598a792472aa2ed787f1f20976786b14663c0b6f5fd266298dee2fe89657116cd1ec113edff02e6d1f423cdd96a9914c929081f39e71616bb7e5c4b93e8597de9be83e1fdc6ce7b0829848aeb32c94437ed8fb6be5e494163397ae7b67dec95b503aded4597a4beeed89a13a393f0ff0bf4cef5fe933555c8505eb93cad44505d9c827518cfb52c2b9b6bf43d43db2db671d39a7f350f3aebb8d6330a5a35935b55f4552266b45f38aa455bcf5ac49d52fb4fa229deb10711ccf3e86323a2518aec38660b227cf6b321483a97a196a326f7bb2f78c47d807512c9ae93aafc33e69f559fa0d4424e33c4846c243172d8184f64457a2c1774868b3b6f6d6db61d99a72b65b0cfa1970706e0e0ba89e92115e2bcdc0fcfae0954b4b0d27a7a7f4620ad53ad866a2cf696b2594305950654e61baa4138ae94097a376fa379cdd6cb2aeee1437f571fe13e7e8fa1e8d895baa297f8549632ea05c8a5d61aaf67e618c6af30d37eeb9e5f48dad35ba88e7a174dd3b5ca9c7c6d1ecb76f9baf938f9a3cd943366384527d0c6ceeec05bce5b8420b6e677a25edc9d933012baf73acc7b3cc901626afa5cf68cf14141bcb7a57c7f2f27e89bf633163af5bc74da68b2aa2b07be711597d857da8ae6d156cedfd0b2bd2cd5b79d342b1e756c8f49e7f6dc8954964b3f4146b6313cf7ac9ccbf1d9a1eadc477ba34f5f572dd66cd748469d35b78d99b772299fe70b966b6eea542a6b7d269f9f619a3c78be97af40b667c53e6beebee3ad1232d99f1a99f9a21b8355e5ef28a6265acd267db6ae2cbcfa6e6bfb437702e3426f4a8312695a5c2f299bd92a0ec48cfd5ae4e22e9657a832df6fe87b15f279fa4ed42db1ca3b681426ce96ebd94af2f87744410cf51cdcf40cb53b195bd5dfbbf47e7af9efa7dbfa026ad3aad2c392cdaa622b9b51987be3cd5d55bd5bb7292d920db27997f1ac1f7bae2dcdcf397ddb8b9752077a64caec6367bcc2f342bd73c79429c9b52fa1ee7dd78cbf9d7d11eaa27f4ad891d28211659b76cfa434918cff030a5316ac7353125284a2229b1a886f6873d4f85fcc7dbeb7d0e9e6e34eb0ea3d8a5c499cc1baed219da2d35ee76cac267d71b5f3f31938f4fb79b8697bc43d4b24b280a5d6cef3bbfa18a983cc65ada14cc12fad94d1bfb7c3c3b65fad4b2ac47d52fa5d3d3a595b13ad451c4497fa6cac0f9be2e1d88cd5bd6cc9d8473ea234ea6c57d3a5bd58f8cfcd5ad6fa564c26b86bc571783d60dda050eed57f49f4df957abf55a39ccf6678efa3f8af3d8ad3ad1a4f073cbe82fe9fd56f56f4cec4a6628cea766a47712ccd75b2f475f3bcb068bf49b6575245a24a37d8dfd55768ab22b93414f3a6dff4d84960e3e3b776d856973ae4c38df475351fd0d874ff05f0b9ad7ba3a298a4d2860c5cf4e85887ad7f55fa3e35ed75b6414c8def33df3fcfe51a3ed1e71f17cae902d7fa73feee31fccf9ec4e2f9a9d7f42921a89a0c254694c41afc2bf719bbdc036fac39d8e9f77eb6f3e762de5e42fbccbb55b0bc7ecb1cf72cbc5183d957b4c5ac7d126f8bcffc6bc26893d28eb34b74541531ac358730e0e170e97a80fa1f5c372be5fd10d8c9f1be747e88badebe3c97cd73e6b45ee3dd164ea665f731eeb6efb3dff57f1db63bd8a9d0e081cdd860f425f5e56d47eea2f7d56bd5ede89afe2df09f3a4aa66a29e8abe88f6471fd1666e9b5c65b972b68066fcb3cbda3ebaa366c180c0fa20bc8f5ca3e08d8daa2fe8fe8aad36c4f21e932f2e38817a1ca4be3f964e52bd573222cec5424dcfb6fd02f83f9de996beb42985d057d9b96e25467a9351d0308e6a4757d4dfe816daf26fe6646c2fb74d2cff09c301d9f407be17a91ea679b4f3790eae49b39af9afcf9bdf6f49988a1f95538abfacea950477accedf4fda1bbec5bcacbd49cbf9e6f7a1f3de96b8991939f94865bb9743a549d352942fdbe8dee47e47f3e6544da62ec7343bb57be59d055969ff061e68af79daa59d76beabe634727e96ae9e45796c859a7b3a77ceec66f34887cb50cc8fcdab3e03e75eae9bb7bdc4cf95f5e6a32301142f05f445adfd6f6869fa1c59f423cbf3597e91c30b1fcbe1c97267a4fd531d2c1eadd8f4fef7d77ce7cc66f9592757af7d8322f4b5709cdbabe6a9b3eabc6d986ab743aebdd67fd27d2dfd35abe7b43253c9d1795f494cec5a6bd6c8bcedf258639fde5b668e68d863bd6462ade4560cdf51136372bec4d9aebfadf33e5bddf99439a452db7bc7010f51919afb482c5649e5c55a0a291e9bd07cfa09d6e404717422db24e49c767d7dafe63efb482f96a916d080aeab43dadd6bd4666f3a97b7f0acceb06acb0b1b72cbdc87d5cb56a1f07e77525b71c41be1fa81b563a902e6e261af6399b7ea5a0fce059c1612d24d1d9af26231a5b5457b2b325110da52b4ad22dea3cb88513dd4ee92109a876163696cefbcb03e7a9059fac9c8ce16967dd2557b15bf4e8fbf7f3e87c16b388cd52cb713a4624e2196a2b5fe71f3df48ceab2e2ca90668bab7a83a976db5f2d53ad6b588dcab7db90dca8c44ef8f1b5f45796caba5712bc6e3e3f38bd28cf5bba3ba62c4e61acef67a1b9be6cef3be7f22cfabaf6428ba6d2f225732cd39bee27f51c3d1d22d94cc48656ba9141848e5d5a97e75f27f56c6fcf1848dc9722cbc9258699ae16277336bcd9e79248da1a6add40f116534327abe83d9a1d9a6d4e33d3b67a6a892b40f8913d13d631867eabfeeb733b5fd03c579c14ecf8eba3ad6b67515698d13f9404cfa1a30ff0b2d5c7df506a0fa5134d209cdd45cb7ce3e6fe875996acb2f5212eacd0ccb262317247266cd58e23e71ee5d29b3eadd16ce6535f9af4fa5b360cf468511a401d6f89b0c433c589e246c7a8474338ed657b425fcbb2c4aac823a29160c3468fea3ba9e7916b58d27b7fdaaaee125041a29dbe5c4d12ba4ace629f3bf9c7a96b4487ce7174cb733042b43865e556867cefaccb09b5c75ae78cb1b4e61aa22967cba9adbf71f463ba965d5b76d5daf0d8bbc3b37cbe9b3deb6805cca80a4f557f9fe5b2be7cd9d65cd34f3341df4f6eb891860d1f57e976d157573c99e8936126ecaf56d3af39c8e7789f07e90da1b8740c913206e382374218a2df4dbba8cf55765a2cde9d9e8412825c3646ee6cee7ae7117a94c1ae56f1d7473357b3b5f02ba49a2137a535746f9a9251a67b2794a055f61f3be46cf19f6f5cb55ebe8370d8be4c9da1a21df2d51b354474726c73623a35cbd9d9bf39f9d7d1d76b53db88fde535779fd2ae67ebac6aeb93adcb01b8472f125447b882446a5c2537abf4fabad4cd5f53150a0c53dc76298ceba12a78ba5e6bd76f339caa3448f7d65736afe579cf5de2561eeee7ab96b4395c46f50d5c84946757cf8f43d4e6983b88050c7ed4dd94282332cc873be67f32fa4159daf463f47a5e712c0c1d4735be583d677d47a5c9a8b2b267baa5b56b3857b9518e8b52aceafd431bd52c719d96bcc62d38f27b6fb1e5d561ac654deafcfe2e9ae2bda889f7b27133f49744ebbe6f50f3370344f444617938bd3d1e762e54e855867866b1efadc34258fcd9c4fe51f33f75afdb7ebb587c3cef9a934fd5bc46d7a3f48861eab796b635175a25edacac3cd9bc54545fa81bbfeaa9bfa9da047ddcdc7c8a333ccb9af7cded1cef3697bfa6020359aa2c0a3a0a85d5793d5f4b8fa6a894d441d65b3e5e4a154f5ce7a6a20881e79d0b0c67e1b62b5dcb9d55e8481f8f9a7b277736f79fdbc1f2b8abbde9f4e0be7f775f5777d6661f96d9f3f13cce8e7f9f478778a057d8e7a2f49e73d958cdb456b0f32ee96ceec46a86ef815f31e745c2d04d8ce4736e3282943af66347d17a4bcf096bfaced7fcbeb6e49fd1e16c2cb6e3414351b2d217336f99aa8076cb9b557aa5cff9b7ce7db33eb3d567ef25e77344dd3d8cfaec8f37caa9a556f497a9e7b99cfbd2e14d254ac2682c1993ef39a7e976043d12e18cd6a6f6884b5019a55d5bce298e74c2eadab9de3ef24cc2a3633fabb9ae43c3b8a5f73b4b717452dd64d75aef64bbbe6935d55459b94efd05b5f242c2f9514732be7ff032f58c7a1f74ab41b624dd3fac7be7a147d1e4b99e869bcced7922e763a7dcf2a983aa0a018b687a5f4279dc3a461306da9d2dc6e157fba60797e7a99f9ac799ecfbe46857cbdf9d65a677176d5f958b43d646613d58189b36e28fc26e161b1834449d8e986595e69c4cc7ab9625fc17cdfd535b9f426522f9f49f1b7a3e4b68b9daace6207076beaece5f91f39731a84022282032c211fd4696e6b7a341655cd3f4397b8b6e38e5891c645e26f9cef8565df30b99054d2094ec68baafa0c79e550742c6a68fa2b3c62584e676958346339278996a56d683ce7d847a28bf80f98fd15df47e8de58de1a7409e83cfa1e99cf33eb5ef1ab0d1db677d7f108527aa3bf32bf517ce7482f4ba5769fd6cf63498d9d34f407a47bcc0fab679ef321cd3612da8374c8252b44e8c7acecb2ea6c2ca0de10fd29b71c898e34330414455533cf9d9d40aaede0d4b3a2b03acb83c27cbbe9b1ebb4bd853cf791d0cfaeca487a25f7f1c3e658f519832142b9ad9884414edc552a7a3a65398da9aef9efb5561871397cd4ead424f1f2f016c1db57d0e5e5a0e91af29d4ddccdc43cd01be2bc1d7f61e65af49a69df3718ede35f4c1b1d1a6a93392c9ae7d1882d8dd62e9a4125853f15f18fa98fdbef685b03ce65284677b4b2bd56893cfe7a6d359a62d685042698eba767ad6aa46e369696e3ecb2797cd56aa5b4a6e4d28bf9b40b9391a49abe1f16cce93a5179bd5f47e50119ddcddc2e57d1fadeb19f30d2f9c6e85db618e316dc424d6b483b336285bd208f54ed3f37f957b5d9f4df43f37978d9bc236d45fd7398e31439ad38e07a9d4a571d4d324173ccf85c7f536b5376caf69ea474dd5390197ad4aabe7bc318ac779db53cd628e9787d954f64aab9159b4d741e68c666917b20462b78ac519284299824b5bb53c7e879d4af3016bbe5ff031f69a5e97d5e6b7e5b1f5f9aa6afb6434bced9f74b8587f414b33334b218ae518f9f685d7d02fa0f4dab475ff048721a2f30b652d2e11d8063789fbea6ba01013cef8f1448bae4bf3c0e8ea24e2e93af6bb0889aeb568b3f64ec5049697154225cf47ef79e604c3e9dcce21f39f977d1d6f47e86bea3e7be7cae5347481e87cd626e23f41dcfd8fe9b7be7594ee6e847d31b47cd7acc3f2fe856f77e759a68ebb7e93782233221e579c2546e6a8ab3e3fcf63ef35897415060229799b4432dea243cb3546b32ce93ccc9491c5cfa158ad88b8c83930ac21c2f18d7e2f1aed05360c47cf7e47f5cc2f49f40b5e6fcdec665286baa169c67dbe957c96af96367e503d3ee3de8fdf6b355dfd77b1d603a628512849bca8a111154d038c595879471b5d91997f3f42d96ebd66467d6722a05338706be932e3579253ad7a84341bc85d82d381742fa3ce94639311fa7346493f5f1dfab1fd17bf49af35e6322ca3141e9827de6d3b9db4e2be78de3f35cde36b6b58e2bd4b610d7ddef3f92cceb9ae7d42ac65985a2f8f949d28d2040d8d93d53489b9167d983b2ecd4538e875e6f3acdbb786221aa49b173caeebe359288395bd53af496c92f127265fce3e41f4cf42bfba5fcdf6467db2eb93565ed1711c6f65a2ae4e6135c9b2cc4b297757b3783a2fe5f99aed6ee9678b79d45d1c2a8349e0aa1dccd2e7a3969a1796ebdaf5b34b619ce75996f0733af5b75991ead6826cd1961a33362b77b8873478fdb7aa985e68747b968247ccfe41f5cf4e7d153150f357dcd659d182676be66db5aa9a6b51866351b2c76968b110d55d60d85367778fa6c2ca288860599974cf7b2f3674715465c366d27baf4860552d8ce7f2043bf527ae5b45a2ec727709af72de84666c3663476354acaac95568b8c96f957c7fee68dfe949789d1f1a5e81471a36a9391f42ab191a5e49ced679cd676b40914e18a2923bd416738ae8b486343056f4187898e012a160372e58f656d07345aa38797818c66b262b17a926bd78adcc42a6d712e2eb58cd8f4cef33bc58e64624d8e873be67fcfb47cf7df7acf33a38be72ef6ebb5d5bb48e9bc148caf769efdeb9ab517719c9d6334b822f7cf445b82d3b4c5cc698aecdbc379725211e3128b84714982710c356f49b4538533122196a38bdfa6ec899aeb99eaf5ea53518d2d77f5e806b75594cabcb4f9d7c47d153d2fb8f38ff9c36b251a41f58e79aba3ad91ad57da9535da246cbe6b334d548da5b301c9c3732da367657d56d2d8ceb1a69f787557b534030f528108c442d6978144f71269556a6186d148bde6b5a9d962bad984829fbae6899618338d6ac7a8d2b2f25ecc4d2f9a7c7bdab6f7ab5b1f2d4d6d767cfe83ee76d79e07a6cb47bd43aa6d692eaa98ce26b049a8c79b22643e817470502efa8113329e54d13ea06e6af1ad51d3a9224d063af4477e43361cf5ab5af4186c165cb716e0bdcb352978ece92d46ccfa7f57cda83b996c61fcbbe29ed4fa5f45f39e513b1c47774ed0771e1f9d159c69e1b2d678421f72a7d81e5ac0154d5682229e812d542716b2313d32064ebc482b7eee985c76e156b5b54651da66d258824de276131de39b15ac464f363b15194dbded1ab8ad6a9ab8e1f91fc33e86777f43c49d2e19dd7769471c95f25e91ea3699b565072e339194e6c34a224b3692dee35c903447165912c1934484370d3a260b7085498e20e19094e66c2358dddc7dfc85ec22f4b4596ef6bda6f53687ab7b422c798351217c9be9f41ab4f6de2e438ee481971cdde7b1c97cb7b2bd2193d25a45dcb5518d2d11e515ca81345523965dbd45d5eb2eb08ab410763de572d6a74275352e1a1467e75ee2b1eac1a09d241f70a59bdd386e42dcda4a43926f3661dd1d565871ea13a8927f31fcfdec4bec17d65d4414a58f626b9ea6468b1dbd1b43a55d6668194ebab452acce756ea257e3f58b1495fad50529719adc2ea56555eb2c75031783afd52dca360c46c3d78abb9e7ee605566adb3925ebc12fc42306330cebb6e9f409415ea8dfe49f01f52ff0d23cb7237d4b8730317d5db173566dd33d42b82e8b8e04b2893e32b118e1233c7a284f419798a509c5a529dd3dc92c5c4315b993276a52d4218c9c8be92d7b064662cef62aa315e26f71714d7864fa2cd9bd62b5a4dbadb856ce27cdff397a137dd3c0d94257a8e95735497a88a7032c3e17f4f8b4492cc75a99973ca2555960468a86d4445c55bbb877e2d2683b16fc25e2229d7e26a9b54a3975acc84d9ad7c95e19bd78e3b2835a973ba1c647661c64ad1cd7d2d3a77342b267f92fe7ff0525fb6fc8766baa68efa2f134d16c969a8a8d3521368cc4aab22ba6494a9a68871ac75cbcf5b8529e7da2b4adadd3378b8df7142a941d4a3bb456b4ac9baeb12f16a80cbb0b84f6e5e3b8d7ac9a6697a43b61919bb24ebb7a615b574d21498ff01efcf1ecdffb1a58882865b57614cbf3ac6b5c46a7125963adaba364d403aeaabc63e6e76a68551f3cb918738bd2229d6e1c30224bcf31d04d7b919d2ab8c1e476252c51129d051a6ddd460f6418ceead6cc12c5e2c50f513aeb075665924f693a1e15edf21f82ebec7de18f9e052b9b5b47313c9c76755ba4c5ca464867c825c54bf972db95e6a1cccf05190cb5622423642a5e365ef4c5533173205d83b24e7ba91361c8d828eb7e5f80f05621e12e6395e8bd62a2394a269a230dcae2212f6968f4a5ad4f987e7dfa0ee7b6572759beef3f129e202cb2e3f376182568ab105b589d2b86ec5b5132f636ee07963f4301a58a0a3bd5158567f5cefa0b99231eedbfce1d5f46c2adadcb451b1371512a465d93ac4b6dd4e8af58d772ce15f1a8a94f25adab7e03ddf31fce5f5d3fabb514d31f633319783565db9de2967806ad4cddb8854552b67855ed3e42f657358f3bc7256f5164f6e11a7c41b5284d25a6cfb0c7196e543345db27427e4b9bbd2f5e61b6e5a8196284e8335651b74d9ed904914ecf0ebd7158d4f9cfe78fa83bef133d2f99741f2562b4d6d381ea955feea15f118bd629bee25ad97d8b7945359f6e168f994514835a91466931cdcd6864cd8aecda5cc2b6d4518cd3244cd4a8d9a6e57eefa7a35b4b1dd23b949567ac4b9ce983b8b7adf836ad3c7c03e90efda2131ad89849eadf2e5cf4262af9e2cf2c86d7bb93670aed96352a6c8d2c81a99676258d1be6d825a2ebe68ac19ebcd2d2c5d66d76a6e62c3a14fba9ada1d7c6255755519c8f6874e992bca8efcc92a5e2f59d669d2414a6393940701578bf85fcf7ee757eaca33393e6972ee6d09a4f3f339a2a75ee275db64cbbb63059d6e13cd68e49da51ca9707461a1a350b52749708a8421768eb564eeeb542eac7265e1e79ddd4b7262657a57baedbc651bbb4325bd14cb7ac9a6e5b4a59b6552dc622aecae22f78fcffefb53d6715458ba9a979ea52d4aaf4c41b7671d5a6f5c352685de9552329959cc52bd5397baeb485788b0b88a92a4af45b9a798592d49297965737af52f29127ba93a43d02aea4e8f5d857b447b62bd4a335a972b34753d28435c42e38bc0fcbe855f5dc249dad03b5341c7d6b8e17458380942991b1fd41f614cbcb34bd8f23aed5ef5ac5cf0a42c488eb93ab37979aa52e3be6caad981b17ad342ea868cd5d7699e70b33a4b38df6b595228d926a452bb762665a588b583de03efeaddf5742e40bb47d43d58a5ca3ee226b11bb648ba192be2da51b17669a784b91a48f595ea6ea5434bcc963964daac1246668917bf44afbc2d58ea8ba5ede773f2ca36fb1aa4776fb39f1976765acd3e2eb70534efd694a9d62de6917cff027f04f6fa5e830d7b2766df7b49d7bdb8f2e60bd54ee6e617b9b3b5c215831431d515b8cb75862bcf532c16a2916bdfab3c42da787c3b0ea3aa5621482a5768fc1c4b159167988d7a3af9f72cabfe8e195f25c5844a9c626455ee925e02c17c1fcdfef9af7eed7c9b29d34b68f9b66d92f13890789b96693c6ec7b6e5a99d9447e4a75d3a56dd58296d6aed23a4515254b4866d359ee8a7496bdd45150aa6bb2ee966ea03184f9b8adeac4769979edf29039f1582498768ada4a51d6c20c79afce1f4fcafd19a95c8f21ba96c275edb9b8e87cf34a377bab9a36c594d3422adb8ecc868b5f82e2d4acf770c688a9e283bf2a332f16b1229d4bc0ed303aaf6d558fcce10ee7ba5c2bd93472996dec9c83eba773312392c0b8d79e91ae61f98fce7f53dcfb23ea60794f5ecf9deed7941b8935ca77ed3585082264954c46d43681cf07053a95158b61280827337186e61f1f8f2b260a5ba94b399675ef01b5cb4b56fa3ee7e57b871cb5a4a6518154ad3af8a9615576b26ee829eb432356603e73f3c7a7d8fd10ff067628d27e9e6f9b6f56b6b38d05bac50d96a2055f3d8d3cd53d911c24c8c360761816ea54d7e92c80a4a868b3fc0b3a680d4c85ac64ce32ad33337b1e0b7dacf673a0c88a4546dd2850c1341c22a759ce41e25a84b35371843cdac1a79bf87b33fe82bafa8ca0953c71e8129bae3114e124b2d15aaf16618e64e4b36432cbcf0c69c5a64b6eea713aa35a1ae156dd65622c11b1485d9a9d21d47d372e819d9cfbea78ffc3c3ee2585739ce5919c15dabc9ae4ea18acb22ad4fe5bf3a7d30ff052c3b6f5ed93d6ab45338fbd4b1841504157ad5ac9071106b6eb254c342e972774f522a4998ad975ebd36ad0fdd0bd94ad63a975969e8a394756b1ef9ace6c45abd4b474da665ed0a0aeee720a614d6c3a48ec39297c4fc7dc697ae47d6b8b352454d5f65e81be1561984c0148857e81da299a46b42f59a5b837292387dc2bf45ac5e543425ef558c2e3d8331515e29d4e1062b48b95b03d7cd0d96a92d4ea45fadd10675ba5c55b716d6b85ba5074e8eb9f97f01fcf686faae5d9573f4bdd7a25881dc35aaa82a68e149437ead0d666b68a4deac5658116b536f31335a5a812f1a81bcd6f718eb5ea75e9685e118a4db496639519438eb0e3a6bd7eb15a35c680644c166d581f5649d60afe33e29bdadedd7269b9abf4020d6e34753ce62449add53d42ce18316444eaf0e8535c716bf5a2b48bcc5a3a959bc0edc3b54911d35a70e29d6b95157851d5245a6256ea56f6ee144f4939860b6bd7dd53c9e93658d3dd22c78af89fa5d1fb36d69692b63d51b775c39f8d98c364ad58eeeb9b857e8bd296bcf744598bbba9dd1148e81debd3b578a2b7419dd51d2e38ade8bd034811ebd5b1283e8275a2fc329b6acb97b83595c6f334b2f6198e5e92f6f1bf6f4edfddb5762f95e784d3adc66a469617b1ad4bdaa5092c2197a2d62cd7ac3adefd358af756bd31d691f57baf5a5ac2b7475bad331c1d2c358158a1d91d8e45a095a38c13ac3820fa3ad3174d72856ed0ee1357b47b88153dfc3fcfd3e9fe80152574d2c6b6af4c34c377b0c9114b54717b56d69e9bc5a7a222b4e9ac5eb4b0ec48ee98e9af53a6c3b4c5b8553c5ebd5aa923b12f37bc5681835e0f6eacd29d24ad6456b2e19106c6d2ee1f0d9eb5ef22bf8afcfdeaf5bed2ec4a19ccb5d01ba3683dd116eb30a94448a5ef6a5e69d3134a4d626945d91f75173b56b56d3d3d5b5684e8b52d36888a8e222222b1c396adc2ebdaa4e9b74f57a3ab6ebc2f16187a5ca5a692ccf56e6978ffcf9ef97fb16b145c672ad324825e99f2c7584029837b456d7e2c4456d11d15a83a2a3b5af34ee2dad79e8999adabd33d31d598a0e94192978e89899eea50b04bde2f6ad6b1d62747755325d6354941b06af51ba0f8cc53c3fc23e8b9df5e6885a6823473f35b56b133d11d14a4def3d3d36a47470eb323ea44f10916ee8e25a66848eeb475a27a095a522bd5e8b452d141ccda915bde6f51567add17eadeb5bf474b1458c6370ac6a2e6a69786f87acd3faabe5b2973add53d26fd03ee889b4ccc5faddd31dd14bd6d6ad228b9aa49b923ba789d4e8b566d6e8eeb4d281e35afd5aa453335ee9b7ba296e999a1ba6b23a8ebd635bad015c8421063a12f6158b3e4bf3cfb66febbab225c51d353452fd342dfa7a6d31dd6eb53a622d5bffbaa2bd2d3d16b75a2d58b56f3ddddd3581d03c7255888abad23bf757babd1dd335bdaf7e9bae1891d2cc4dcb5a8ac29b8b6e34d6acf5e0be23f3f7b2d4faeed155cd106d1d179e9bc5e6b6ada6d15bc74475ab6b5eb5a48e2b6eeeeb745ee3988bccc4cf56f3581daf71dba2f01a5e22969ee9e9a5afd3168b52d35ea7e2d725ad5ead6936ea0e593d39713ed4d3bc3fc3df8bed2ea031f475666e48eeee98e8999ac4f492b33d31c3bd294eee775876b4dfafd378340493d3d3114bdaa5e88eea48afddd3d7b7456f13dd6a5bad58a5e6973c17bf2f6e9a75a6e5eeeaa1af14a17c57c17e88e7d3da517e889adad33dd17e11669335a5e67a85b71662475a8e948af5bf12b23b90b216966477bdf36e1548083c96f34991dbba9d6bcc4da9d6a5bab3dc5af5ae3adc7169af4c0c91352de97af12cb757c5fc27e88f7d2dcceb5476247745ebd4e2777745a2b04a96dd3dd79270a95a2d4238422cd96a9894bc5ce5c76e3c5cb70d22b26bded6ee9eaf7774f45fa285b775bbb87ddd5e9a49622b3d530a9162c5adccd2b4a7cb7c13ef9e57e87a1149182bc499b56076bd6ddd1dd11d24a563a2dc49ea842a14f313c6a52fd435bae69ac631504dbf4748a26dcd58569e8bd3a96e9b1226d5bcf40e82e9b775f8f40d4916adeb5a5cd68e8252c614797f87e82f2bef991a516eac5add3dd3303acf5ba622f16b6f34b7523ad60cf747445ab4a77311c4bd8602126fdd259e1f5bbab69e2e2a5b4da9dddd6eadfbb876ac7445afd6acd875b5ac39a5a84340884bc51818bcc7c17e81e87d73625ad31350cda7babd3d15e9eb74cd7ad5277470a6d31424fab58b56691ddc7b962627a2454396d5188e49ada67a2b1d36eadad5b4c5ba917a5a22d11dd07a474dad4bd7886ad01521c97a8ad0a79bf86fd83da519f4f2bd4e8345493c3eaccd226626969ebd7bb835e9acf4457aa3a9e26262f7e1da7a6f3c32f5ab04e99bdad5b77ab348275a2f6b4752d13c5b4c8fa04b0af42cf54852089418facc5e3abc3af96f887d5e9f4a633ec31a22a3eb5ef1dc6ac747457a7b8b59ea5ab4ccc56b6eee1d2d6b2e19a35d32b7142ddf876e35fa6c23dba66294acdba3a63bad68e93daf5275387588e9a75c9635ec45ab5e0548c5fba96964be2be2ba5bbf637233932e9d48ad49d5ea16d7e8ea75fa942c44d7ad15eea4445abd39b4061abb7bd021a1ddb75a7bac28af1cdd3d4a5abd333d489bf5ab71929d6a53a97a496e618bda79280d649d762eb8c85d492f81f916aeffb9de5128b5472b5ef1d58e9eb57ba6d41cd6b4bf4412915ad626b5af74f7587155ecc591d1369b4d3b442b0a2afdfba95eb474d2c4145c73c6eac492434eb162f269e2c7501bf5e5a7f6c685b9a3143e57e57e934e74b261b483694de7229d278ea5ae225a2d3681b1142706d3336af4d663abd311131117ac56b7b45e59682aa96864f6234dddbe853ab508a8514cc4cd26f3691f5cbd4b14c556a93aba6b51adab2c908976457543e43e25ee9859505c565f3b6fe9dd3aa319e3d12e5e73862102f4a8bd8d097762311dd1a0a289ea5a1897333c4a04fd5935d8b758cd7169912ef35f4c96ad2749215ab051d89d72f5ea73754443529485aa425ee47759184c9a1c667a96cf62ab78f8c7fffc401b1031111100000000012304567ffda081210000e6a076236276741b1ca41d8c716c36db1d81c40394ec1f039410aa1a62d8b0c46c8c085cf8eb82e21c30c406c19b6c4216c8d86c46549f44ace8ecf8ec15401b2255f1382c97397d8627675c5890ae0b4d8e1b1d961cfd68c80ebd31b2a2acc6d4a9cd92327a51880818b6d99b038cae76d8e6553cf1ed9a4c3a52b9205e4d943e5b4533d6a7130354e5cedb6555ce1839204e50ef8acc1c193328c49386154ccf673b60360bb28d4388c1739d97743495669ea135cb866728406ca484a55b528db62546c76cc07a6c3052cfb6cd8a224a1d18621573b131c34ce4d8ae7ab6db6d863b6db6c58e3b23330db3b19c44e1d211f19a1a6231428a083b02f9db0cadb1db01b3038e2ec6cc315a534795c73f4ae3881f1502955c4e5abb2e03124628b9d880cc58ec17339d29b9f8ba743a571bb3edb282a421c83528c34c4e3b6d80756624e3b1ca4e956dc51e9595fcb3676db6acab3255189a391933231271991f3330254918e2112f5dc1cf7d3becaa9463b11184b151b1cef994138e380d9b1ceebb36236c34a5d944e1858c7ab0c818b870aaa6569b2e05b16b9b62496db3123156621090f8c05ba25e7c7a161db95168731a224db04cc14619d828db17624d63b329ca5b26d9f6954f472f1ce8b3ecc92a1670fa681aa9d86235cd477a2e3b36c194656733c354dea29cd08368f6e986638128bb60b83e51b0c4a816be622934555679eac98a3b48bd343426f1ea084aaec1d429ceacec02cf03b65cd4ab1508acd98ca619ee15fd92948b3c4ca748f4c126b4c36d8e6673864d319b291b172c26b89db2e7bb2e73b48bd3968f2497974aec89afa789d99982e5272366cb2d861b38edb6cf6271db64be7f3fa9f9a215d3a41135a5a2559d48270425ca9c7641a58cedbd4777d8eca2b54879fe8bc24a954e85954bed80d9732712412b881824f0c3ced5246ce334c74b64f3fbb42735aad31339ad5f28c711b63b024381cb242680125b67a581c83a6ab3e1e912130c2cec72423d6d911e8480e1863b621528284e1b22e7a60e998235eea9e774cc2cd5d6d47cda2b4184aaf8e2b8945cc32e5d8312c72289e677c5d032a53a99f9786db222b8e866cd828c5558e7076540ca9b4cb31624e01220d58e7d95847a3b46e4e2a2be88a2f4b8641b36c363892321551736cdb33acd95320ccc0eae6c89d5d4a9e7ce85d24adba28d30317062fb1182ec899b13b1ce166d152ed9482e68bf456238528fa6aae9d4cca36751835033554251cb94a927558774ca6d897ccfd1abceb76d3986976d30d810362c4844082e4b29c76236996b41957105b17a5db98732df6928acbb1d4eca0e42d463344cc5c9030cc43655545cc66328d89d520bf4d3925c94a15542f2ed61b181db336c22c4be5c363b6ca111b119576db33173b53b3773cd892ab997ace6551968ca328cc70188c41d80ca17328c1c71ccce68ddaf0f3799a6cad25d44b89e4c4ec3c54ae19c2e0401bce18e231c5eb57a3f42f2f93b9b2aaabd79fac96324479e7772115f2cc8ce5557c83863b1d812d4673467b4e7e47174ddf2a2bda3d04b6445c1c66cc1e9911558265071188181d896cec5966ef7a99f2f99ad543955ad2e839b2cf6c58a90733b285cb253b038ecb862cecc72a1199ef79af079bd5464a09c9ba16e49883518938295db36cb35ccc819490333bb129355dac35abb799c5d8e99b73c2fd53e8662828a12463b06b9433e03125b162d82493134c352a38386fd2d21a704ecbc7a59b08db65cc1c9d972850336219d82e7ccb962856ac70cdd1cbc5ecac830e597456f1a51c840d95943d0ec49d95432ec7627073d15907ccfb07a6e3947b771d5a7cfbae95817ad125b3119ddb6c1b6232bb105818855134515209a31a43954da7c94688ad8d6468ec14e186c73d480d88c8c19480a12b1987d412c455c6947544799995aacaf2e8ceea46572aaf43976db61918641921a8c15ab4b2ca5956a5773ea4f9e75a1cd96b1be2f998acf22be7ab9c49c71544d299ca9b33bbbddd67286c1df2495979295c412d06ad694cb14519d8bbe6a3628591112120a31cf4bddd44d1153bd178cb6e75e82ad3c87a39abd366d3822b67a3b1d98c28d49392a64938a6ccaf5af4a808aa999d1e7ce8959c1d1c86fcfd7d2c2632676a39c935394914a862bce1102b80f4776cab24625e68b9f9e54b152b34ef0f46b924fb3d6cca892c85812b5734012718d0a1a3bc8cc2cca59182e69f352a46291059f97d2a28a58b621c075d861aad9b68c662eba8d75d14918e9b591b11ce6e76cb39ed46e2ebb3e35662a246a712305462e55419580bf424b2a4a428f68a5df9f232dca6c22873b73bd2a8dd1d2422a558070428c26c426b82530cea888e6662eeb2c4d8c701399f4e4b3b59f5998e32668a69f3ae62edb1ca81ccd36572b9654a5db21c1ea604c1932f0ec7dd178ca972110269a442ecf892fd039e6433058d336261dc3b92baf824e68c64533afa153279ed4098b2462312d88777a384d3e7d5e719d6ee915d425b242e926a2cca16e4f643aa86093438ae19e98ea645486bceb9155685d6a411b231db62ab9429c154df9bd0be7484c662115022b86abcd5658139d810ccab9dcda938a99a399a5a84836e7f4fa0a09718a1a3c84923568526a5862a76604950ec566d42565932233b90a11595edf4df4d5661299c0c9254357c1b1d88cc06233e465c42a4c0aa9d9db522aa0ade5d2e8a730136655382c16ce1d8edb29d8ec6182e7755aa08db3605d73c51a96874b2636a089b1934f9e6d41a95db1244f530aaa36cc03260ca5d4e69914303a1b9fb28835184d484d84903292d56259d56481d060e52a5a8cb3a65c0e38e578bad97ac985c4d494184ca42d776c1c21594f36c1482439aa20c06635203226942d2ea2957cc32ae40c14243aa99763824865db2be66200eda68cf8bb6545a492f873f410e73558223198050a6da2e5b6092c87519d71c1729040cd9a8720d916987274365426bd25519d167832e7acf9b3bd1a6b146b5a2e56513674646d8b3b2cf6c84a98e231d9eb5136281766c0b040d463244caceee83649b8a3b95548eeaaae4a9c454e39bd53986c661b4c3bd99724c15566202ca8d36b5cd21266542e4e25539d89c713a6b4b36186659ce9566c5314225829c36d9db53b133db0da8f88c1392d8e75c688977380da326b6a055cc46441986e366c360b813976c698e655e7bcf6daa07638852c211bd36019b64c831c36d4381071961891a92577cf9179fb90328a534b052ef650e4a39ca34f28391959e84e256186d835241f07ae4dcddf5204e50d670ae7dcc1d962fd189db650935c1c59a81584c60326ae39b1a1651cbdfd396528cf5eb99d5b72c99a8b217a94c8f38e0176198e0cba79d3195c13839cf4382f35eb96411295a9654aaf386bed36ac884c6241098942996295e5a74bb1c4673a8491b9c6230d9dd82a87515a3aa8545188c712351678296e49b6f3ec6bd2c5eda6d422836c79f18eccce6181c1faa22e148f3e66c466d9d4ae9d9393950adeb6672f8ea6cc431cbceed9aaf35c9b1cb5ac713565242ad80c6b644d52489a85f366638b6c712ec04176d8b11b60703749b38525aacd9972b5c60b392b175db36639c619aa836c954663a60862ca029a50c72a9ace61e8935231826d8d362482199c8c3324dd13552bd04597659533938653b31458d0332454699c362da8d815a17c4a658b3896bceb5da52662c4d0a82369814d9822c49c6735d8e1949676754cd42c86722316c9ba51afb24317cec68cca84aa84566121966a66c15b3621c9667c88d492ca1b3818cba15ea574b33331c7290ecaa27cd42e4e498d95168c1d949d99ce4a4824db666c06cb652333323e6382aaa6a30ad066a17c893c5519db6db0d56183c5591492bb1396f31a84ece58ec90a95a36c351d467655d911abb285da8e8854db665c36c5eb027a3055248319da26b6036664473d0d84a2c4eca9b3d4f4ce5212f94ed3dd5b9f1a3ec8925c549cceed4c04c302b4b50e6e5e52cfb198c4aec30d867a56d8f19e9d1575cf902a01635b6524049334e9ab308f2aecc42306db28c317256b99f719e81cc0cb8303b16ad46c556cf46725f478d31d9772461b02b999820c0d6d01d1b986550173b6276bd186c4467b333d99d65cd161971cd8baae07233362b32e68d2974bc134a499dcd18ec5db160d38b8a9aec0ac5733e386a39920d342f42ca062d7847a9a281672399a95655999410a336d238e04641d9995f22ec3cf892a06ea319f52739391439df0d9c92a6c582183e43b12bb31213024e27663802d73cd2ec9f3e7d3194333157c81eb802840568d99157d9712bb1d99cb0cd86667db9a5d0bcaef940db3b10ea8ec7605429038aec164c0ccec76e96b025b1c09d97421d396eca186215b3950cdb03b5c981ad1182497564bb3e6c35ba811b3a2e76dcfcfd079ba1d31d88db365cf936a32aae65d999542959b84467b2043d37c72ecc0c76e4e6ec1c9d9d28a555c8ca8c31af9f282a8ec31cb9584902d4331ebd0f8904a08ea7813ba7c9df70bb6cba4ac43041408190a6a38382ab55542f555c71a3ed6a320ca99d9fcda91c9d7d1b03924ec0e327c154a062ed8ecaa89b30d578e2b56831775c26eb522b33c5d152db58ab128f8285957639ab80c1151ae7ae5599b386db2be45e238c770f43abb0aa48556230ce16c12b4d3d94222d2ece5762ced90145c6c1274737970d8a676db5da646c59c16d93536552a81451fa8039f6778104fc66705a36a4f96b8339ccac116614355c72360762024f6ba3f52b6233e54c10c5709962ccabb9e84519b6565a6d91df32ae66227d39544c2def893b645404360a1b476f42abb85672c30439132b96cab8b39974144cba94ae046c444db1c72a8396433b74197274d32cb54855ae596548db167218855c96b38cdb05555c7db2e4c4d2662fd32e3e8bcde737545a54844518e70199b657015f5dfc70984cb2a3603398d83223b1b37237449dc2e56cb99153395efa814e5199cde805ca8914c19d8aaec98ab1598766e9e57ae6a02144ad81c406a62ab55db1eb69ba2c9e6b28e7166509319855c73cb3b5a3d7d22722ec34d35cd884ccfb13b16791a0654e75d8287cf4db62b150d9dd1648c6f0f47b271625a9b64496032ab9abbc3518854980b3d8a9a335018118b17386907e8e7f43a8a433015e8324e48a295c5b047776651810831d9c519e81013922967db95ba21d7d214b2aa89e7a65984c99839d90bbbaa24a6db2ab3d1d560bb6129348b1c70f6e5eca9d8849855abb1402819f6381644455c4e20b07a1db62a7281318eca1eadc95a9cdb96018d180c03a6cebaa40292c18852599b2a10c0368572e45e8bcf97a68701494d72ece581240c4db482ab312310ec59b31ca407c32a93256bd27cfd6efb28cd76d9896d8a64e829b456826495ce1caef8871b099739415547ab81cdd763828490b89c194018d28728c551828ce46c5b618e7ca8a4e4c5159ab8b735ee8f972acd36c7c27b3e18920017555f231246db29441b265529405af5db61136db0d82e7770d8ec6c843138e271144d976973be519452ac14579fa2aa0986cedb63862e58acd5da78825f36cd4332c7234e7ce850b05ada6a5692addc4a5b60403b62c176b1384555c1c7339059cb605b2e318e50481314cbb5675b58a72e2a9b1c336d919dc692292589ccdb25ca51cb4915117675633442eea4ab6d4aca3a63c336c5b391219d96c151aedb289b3bb319cca4754a96a19ca41439647ab06eae7d30a98124b1c7635755b28a976527aad84e6cf3d6a3a8ab89c649289a55aca86c101caa3138ed8d252d8660698223119f4c66d9ddd6ce4ed38ce738c7a7a1a292e4c9cb8202bb0d812a5d8cacacea36565d812e58d8e195123cf1a75cda84abec651a8881092ac5976c038258b8c159591936662733d31a11b9e7cdc72ed566355c7368aec6242be6d8e2a0363999f08a8f445ccd76273d4692e6dcbdd8b9c1cc1afcb23b66d89d8638eca088a74df14d8738a3d89b3536984b6684526b0bf482d52349d117038ed883b1c427d457ce3ea54949ee6e7dd166c55ba5d979e2d4b224538ce9d59a962cb259ec848525492a42be69f44f1737a3d659525082b75d98b9cec524b49d5a7055e5c87bdb5d95429194ed95e6d948c65e657d48f957f5c9124e7e6f7e9e864d8bd558554c9109e46ee5eebb1002541b815270525c2f2376f1f1fa37c8b28c956fd14a918296e8731813a44b8f9af5eeae9322cc8a3602b10173e9727574797bd7cb3e6e57577bea5176506f86d8aae13e5e7e77f5ba47a489b567344287639542bb061cbd3dfe7f2fa84ce1cbce695a07a0e059c8c42866921872f1c3dfec1ddaef1cda1140ad72b3544e98e79fafd49e65c19f270433f475615a65cf420b0c81f404d23cbcdeafa6ddc9774c749112b4315d82aa22a276f6439cec079dc4aa6fd87a68555de989d967558cd073c65ea77d7a9d43e65638589e788c9cc4c8bdedcd37418a79fc934dd410d7ab2ebd1ce3b2cdf4b9d4c643bfbb766294a354ec6986f3939b99b746a5337247a965e7872cf75db9e6976d4a51f666ca8ae65e6f25668debf6b74e9b1cfd4d895612e5972cfa1aecdc987996f523b463993aabceb62f34e96db1d9d565a3c5e4fa5c4e69ec773752c0db3d195c3c74955335a791c33e597a7ebcddeacc8bb4ed83bed8e18ebc91e637473f43b3ea3d03d7296b3b0e2a5b254c097667f2bc8e6bd3c79747a6065b744a5e757d7e25eaeb6d975aee68f16a72f5f875ea979fc5ed7d1fa26b32cee670d4ba4914958d39b97cd7af98b6e9bd79e32f4290788f47568558a0b34b787c5d579b7679523ddd39fa3addcbed7753cedd23879af5a4a3c8213f47c6e7ad359399797a3b97b9b0773b1d341cf47d29f6f4b53b3aa4b9ec97a57a73a31150f39debb83848c796846e98410f57633b11b33d0ee60d964e24bc16f56baf4533e73baa96d3e78ae398644e9a72f1c8e31aa73d9cc64d7b58e276ccd4aa09144e66adb70afa2c6ae4ac274ec7a6e6e45492b58cf9f14c9b61d1b9b2c21ba3addb66d9d99f3224499bb0e74ee01dab82469df568f2f34d17953ae890d6703040684d791a94bb920e25e89ad3031443568c875a872e995dbd5c93e79f3ae571cc99dd9a51e6943afb2a65087567a3146357a471985ce0b968f3bf427345e5f3fdae8f6619c952236088b9a4634f3bcd6e9ebb53a1b3b16214d6a25c90772ed4767e190e87576b73f85dbe8f4fb114e7452929ea927c125a7ce28d5e8aec7171181e8dcbe705e67afa55ad64878856a5a9a7e2f17d0dfabaf4e634ca8499c8b2aabb52aece338388db03d407993e4e8e8ea2c182e9ad18b14f37c5f4fd6b74546551949dcca66e114a6c926a3ce5d342c620247a7ade1cd3e829cde72fa1d749aea3e2d2f113dceb4ad94033db1ca8894980116726b3322b558ec768a7dfd27d3ccbe5f807bbdda9446a1e63e71f63a214a61915f2850b955cd64a9d157c8c198b4e1e687671f677d329879de14cfbdef4e68e5c8a68726f62bcb5350aa3b945312649f3dba3acb05c334d157c79fafc7d570b2e4e2e3e1ebf53d4b2a3392d9e7e69fb57e2ad2a92181346a01299652d7ba4b148b9632e6e1abb3ce5d2523e4f93d9dbd17bd85c5b31290e1e5fa4c8fd59540449b33d6863373abd0e48c18c65263918adb64e5d7ab66c8a9b1723270f25bd3e8953a4aecb2926667a2e1af5ad4acf92188db6519432ad0e2158b55d3c73cf1f98fd5d7df222b882911b65d9baaef5c16114388c5582806c5bc58e908c463b70f817eaedf43b79673760715c3631ab8276db65334db6c80ae2c712c46449be562a3cee2a27a9e8767e962accca36c5f6992db6c04cebb6c170acae73b95d35564ca1692ee5e8f53afa38f1c89998139886ca98e3813b098d880312cbb6766d8ed34d860478b93d1bdfaafe774da734d520649cd9b3b4d9c83829087601298919b331db183044c0f3f2bfa5297a2dcdd37512239164b1e2aac65d706bfb5d10200e3655621d66f476ca0b28d84928073ab1bf85ed7a1c77eb08838bc38f4c9f95a31ede8e4eaeff6a20db02ad31139e4d93a19d9a4a6899f692e989237fa42dd9c3d36ca0c3cee6eaf13dce3e6c7dc335e8a608d973394949d1b94754fa68ef3407a4034b24e7c56cb4ed47a9d8a9e5b71f5a73adeeaba898e194866d24e795d78f43d5e2ecec670a8d729118145027f99dbed74f3d9dced8260c32ed867c9b03b6749f0f9f7b538fc2f4a9ea7277f5350cc6a4b05d357abaf91e4a7a5e9f2f5765e1994618e5c573018072889e1f2d3b6cde6f9befd3b78fa7d03413156569a3949ddd7c3f1ba779feafd1daa706d94e0b866d8cfda791539f7179b3af5cbcceef69fab83bbd4633d5b9c0d1473966e6f9fe3e9f37c8fa8fa8bbe6c81b3e1b604050311271b9e29c1e46f46de253d0f4877f35bd456d1dd0c253ae8e1963ecede079df59eff582594125b1dbd967b675529148f9bc3d3ec43e57d5b7a32e84eeee74315b6915c72c46f3ebc261e4f1fd47afd83336c18b02361b692ec42a62dc9e7f0f6f67931f4d3d38ab76f454b91ccecdb9b8dedcfe35ec21c1cff049e9f5306d89c5b3aae5d962912549cdc1e4975f77a90b77736a56ec9142f60fb9f8b817ae915c396567eaeeee6427639d8e492a11b6c124a773f3c397cf7efefef14e84326ad724edd2f132f27cc9dfb1d24257e9b3f75c2e76c764cb86ca854e9ec92449795d1eff445ead11cefd357107b89f073f9b2ebe8eb6d34e49973d3db74ecd88c02d32aae59e2c264ab0e6af98ddbd7ac77373b1e9e87283465cf499676d832f2c6f54ecaaa9ccfb6c8cca93c5201de55229436f325d97eacf3f2bcdf41bb7a9b2a73a14e87457d86d3c014bf4e111666424e5c1dcfc51edeae33ed258f1b7a971a3e67dd7d6ec65f16618d76b85ec42b1e6a8756eabb4a4d599366033e7c39bcae5bfa82b815c179bcfeaf4a8944f379e9cdeaf7243c783b41b7adc42d1ed94e85e8bd2fd2c8ac619ec03ba9a15e2f3b96ddc9d8c726cbe3b76dc13c12879fddd7e5f7439cf5274b5a3c3cf81ad8677a3d7add158a2bb63b0d927e746beec7382841ce7b7a18ef339e5c33eb8755156a3b1e6a39386a2b3a30a743dfa8acc933b1b659cc22e8a3becb3a8bbbfaf4e3c8904cc183856958b5a7ccf3f2d5ab47a747664966049d970b328b37ea7cc7149a4d37a1d4b0e7e55579d806c8bafb9bd26e4da76681a5696ea64e79bd998ce595426ea1226a58a878a27317e8b463b9f44910d629b6a1eede3d138faec66f5edad99682d4712eabb174542e41418149674ae58f384925d5560fd2f9f9bc49a8ecef7dd1d5ab6d2059ce5ce13650aab1c136c55484c34798b5097988c785fabaf21e04f3a55f4bbae5faba2367322fb369e65c66320caf459ab32282154984b73e8b2270717394e8f47b1d8c248b6a7a5cafd1ea9f3eb41325b38506555cb84a960f191cdb2ad369a430e64e4f2269db4b7677dd82ebbe7b2765bae3c17694b33bd9485d95089cdea29ba67a622bcce66d2e63c9cc65e425ed45e9e8bb53a6d35ede8eba968d650bbc606a165572a59629255bd59e3cdbbb7363a2139f838afe93f1785dd2852a9d3d927e9ab6e9f4ba280734a8bd1a281655a9c2f40123ccc68f4e6a694b3f379506f47b2d953967cb6f4fe6f967cfba4a74fa5d0bd2cd2edebf32f5eade73d3b1526152acf5345458c645179f75df0d3797379fd5d342e5a5c1e7fa5dff2fc12e9eaaf4c3ae9db9df1e8648f4c81e7e9eb9a4cb4da95c8b349725488c7a3a4e78997025811b986ece4e6a2cb9e97ee2ceb45d537a264614eb98c2a5fa8f3427cfcf6bda394d493cca73246a2c4cb98f590a5cda29c46b72f3d99d1aaa95f414613948b8a525b4cb052c174b157cecae16639b9a5d47915a3e99e89d1c623cee6b74f4c603aaabe93675118f374daa2402286a2bce34a73a67ad011907372eaf2f06bdef5a47a3a91e79ebe1b65f3afd5d7d6d4678c3967db46d382669b9925515844d06a323c8732f461e671d446f7f43a090b29717aa39b8f96d76bd7a7d7e82bc0213e9771cf2c4e22edb1941654e95bda33a727374faf8f2629cfadd4e8a9cdb3bf3f37371727b3d2deff068f53f2cd39a7109088e6e14af5f6f31ebe7e95530ada0de8b29545ccaef8a4f9ee855523cbe16f4f5fd1f7a3b4dd39d10a6db6588497353a3a3a8edc95a32cd9e66dd4c2638aedb4d56799f274cbccefe961d4d0e446559534b233ee7e49ee1b7b5d6ae8db55a4aa6dd23a5d8b69a1501536555ada957d9bcf5f1bb3d7e786108d34b9b4ba3a79a08b3e7f77b3863d375e6e8e93e574f5db79de953317abb4628930c9427352f4bcb9bcde3f186df6fcfcdb2cd373c79b8bafb628565a8797dbee53ea6e5e4f54b739b17ca60d28030dd4f5ce4d99b3f3ff37cd78a9be83eef9f98e2fcfb9f9f9a7b180c0b511fdf528736559417093582cd1c1a3e6e8a17134d3f0efe6f8bc909fd2fe809c6d5145d2e5e11caae987a1d8e179dbbe999b491b3b48c622998394bda8e74e3cf1e6e7e5f365913e87eda7c6dd452a27142abcbbd1eca4738e63cb415a4b6cd559382ee189e648149c8f459f962b0e658377fb1f4338ee94056f58a2d575ea9322596084972bb2a2e9a59e8cfb9e47824a18526d2374860fddecf48495da7961413e78fa84cca28ac098e19944d3156dd54af4d17938aebcc11da6b23d4b4e71d13e7edeaf41241b669314c8965698cbb0a4caa669cf289b59ded4a52b08c5773d598901047683f4f1cf757b535aa1018681e289469728fa123645d1e8d41cb39d2ddf56d7586d459f71ea76d82269a0fc9cdb777bf3419b28d39f3c25558765aeec5c28718b70b4b96dd7d06b9b6347d957ca8f4532aae2ba69c3cf297a1f4a51199c311a72ca16ed3ebf539a4a33b32272e3d34764a33529b6341e771354289e3933421cfc3d5f5228360ecaeaa3a85010b1c63ccb3a557cfdd95b5175ad2ee7623c7f3f9bd5e958bb19858e47f751dda59d8648c2255e198b1229cf6a322b17e8d35e9645bf61e6774f338b9faba7a0543b4a5226ded2bb349b6968a4f608d1e776add6725a5d3967e834568512ed4f7a4ded2e29c780f674e0119a5cc12b4f696db1c399f4998968c59a7cc5913651e47ed6e3eb728cd5ccc05b3aa799c4bd5d76265b4e32ea1ea8e9cb0c9e8c5f139473c28b2bba73e78cad0a2fa586ad6b0719d1855c71ff3af67658a8d979d1ebe9cfb4f324f9c7541ea4e3843825c89ba1bcfe71ebd4975d3ab56ac7a926757494e732588fd4d329b9c7453a4f4b41b4a6663025e84ce3cb2e6e5834cc99a85ac94f43a3537274ba8912bb5984b3e6c8b966f55ec65e5e5ad41caaad66b3638ce7c92879f1407ad3b6ce95a5b73cba7a4722d9a70ecb5b0388cc671672f5f1e55763cbd1ad7ae2cb399eae6e4f3217ea1d5a33bba5ecc92937224e76a734bbbafa5289aa0d6d1e6ce8e7cb5485cdba16fdb86c814f462ab7289cbcdd4ca5347ca833b2f45474aa79da1d5dbd34a571339ee74eede5a28ccad83da9db446460bec7db0e5a59577f147927eeecb9ec7343c491871587477257a265788fa35e0494cb6da2ddfd55a518ad8b2e53647d88873f911a5bb6d8f6386cbcde6eac6f91a6b474e7b7a55e3888cc9971fa1baf7555586adc4701994e046492d9e75af43628f3f9a907e984eb8d2abbd54e455843979f97a3e86fcfddd85b6c9802ce1531822b1546c5e12a3d9c2acc1e7e69f3734baba459fa613f5a5175f379fca5f63d349f67754daaae5b8a482e57dce7b182824d681e680f247afac2f95c5ba6da2fd68feb423d178f9f4bd335a94c184c65c26b3f3b92bd7cf2ea7ddae555749519a6149d576d11cdcf2af6210c2bea4b9abd19695944745d86455d858f2f8fc1e93aeeae9a536c34d026add959824b722c23cc6bd3d166499afab3e5a5492f1591eaeb9a2a91b0e2f2e2fdb5a5e4a4b95dd8e52d655759f938222a97ea7a59914747ad1e6bd5a3e877233ef42ab18df963abd05ecc182b24d63c31f43a3229d3bd1939432d1b99663b3d058aa767ad246ca364f37cfa773a74fab3e76b8e9eae9b0ca702a27b9a1c88f7e9449648a7272e223d3de9969e8f52991b7b79b9037343b3967e4bfa5e8f3353416d7239bce3e9d46a8b133e79f1d3d0a8f3f8bcfe69d94872f5ef6a7752748adfdf8b5922a02f3f173f55eb2856eee86941a319c3d5ed1b2a4d564d2f2792ddbecee6f37cde316e864dcddfe91d5a45616e8fa1e4b5230073c72366e45436ad6a203a6cd476c88a8a125a4287dc6cb1e754abaf2eadeb0e191a53abe938ead2429259e7d25658450b4126efe9ea6d3d15713d34aad2accc409356c6c06e4e256e71ec7ba9a734704e621139b3658b373f4f5d94b2a9d81772c5ce272848a65e83861ccebe74f9bafea66160404e69e1cdcb26dd4897d3ca11857aa8bd64b54966672d915155114bd1b0d8a379bc9edf7e7c8062be741ccb8da08fd745513e89eaf473dece505a9dd99db1c91984aab58e38221bd78fcf4eaf693879d598f99c3de9cf4749bfa3966da0de9fa2b18b5199b3d4e2c15422b940b3360a2eddd18f2f67a53e2e7817af97c474eb6ea972eeee9ad26bcfcfe8f49273e452cd94d862ccbb6c72822375f2f6f0c3d6ece7f8fefed43d71f2f9d8d59234bbf4d3965d6e9728552bb14824ed861b6c0ae9c8f52bc13bfbb83e121e97add158a2ac5e76e974476521c22dba98aab386cb867a8614c984e20216449b3d032e4f7393e73cae9f45c62909a529d364e4a56c72483d5ba9c1624ecb87432a825139e9a8548bbc6bc3c7edfb0e5f967eaa6d231cb30fd2457afb2a8ce0352981d43301d4d9430447619678966e48456e1eff043cfe6741494e78aa454d3337474f4363b621b328d802a73921b1424ed8ee61cfcfca389c177fa94cfc1cbc067b17287a2d4bd685713927667042d88d42582293b665e68ee5e3b1096e96fa415ac39bcfe3820abd29d36b39b15b1e54e44f47b549ae44742a33b8c64c989c79a0b2e7e695766aa7d16993cd0e592a3bded6bb82e79a1c3c8dd5d5d1459733dcee768c6521d2bc8cf5d3e744e5434bd6ab1f613980dcf1cb5a02ec26890f310dc6d7b3738ece960568aa82cd32abd8139f36ad7a1f17b5a1ddb9b61ceaf8a62631871ca347e8a247528e19b38c1f51518cf60351da2c85ba73bb54a8eadcdb4b9d64830a4566a99bb316ccd81391ce61828346159321484d4e9be57b677c693e34d1e4836a279ecf46ced9b3167398020101b663b331c8b34404a2ea76f564e7675aa7cdb5cab232ecaca18e2cc4b8715db6d862320cb943049919316af63334e85b6ea9f987954abe18e24ec439628388db0c840a8aaa02cea8e4cc0abb6779d5ebd2dd31e19482a9977c4e2d8967cdb11971b8e28aab84d171c581c8cfb2e94215bf666f763e64392388c496249a066db32ecadb2a92026293080e5c086c79c3b2423d9d11f43dce7f2641c841b66c4b0625f24161b0cbb62066c125cf861b622658e519e5d1e975d7a397938e46d828c369901dd8e0e59999e5c40aad8222e55c99bb60249fa2bd1db4bbe927173ae195364c36e1dd99b167cad403638480a46c9055576d819667eaefaabdce9054c5110abcd73ec55d7118e2d9b073688a396e74584d32d68c9b42de935ac8ecd33fffc401910311100000000000012345ffda081310000e894d218931301148131892a134086201831312698c028994090c484508062482812049b14ba8015349b060266d7cb59cb94c1140c09244ea992921513481dc830286a84ce8e8ea84c204e86304384d068c9944b682a1a4372c18052688b75d1af9e3a4da4c1a1a0a52ca6d67284328995421834c69b921d9d9a79ce9836903139605011268a06282868929c1b25e13aea9f4efe7ab00126c134360e54a684da62060c896c1b685cf55a3ae8e8e040ac421524db434024810dcd02681242652193cfac6da3e8e8e096d0c12018c06813490d0da29314a4dc2a6029c11d1b9befe79448311369a1b1a09481b681363604c364ccb614085941bf4cefd1e726da1a0434d809d48948dd24c40362201210d8304b9d3a378db6f3d514394218c602aa844b18226868692969a1826c48e7cabb765b6fe7aa0692132914c4d026909c8db492693a252614957263af7dadba3cf45221c95486c1a6d2001a912126c4e460c59693cb9747759b74f993748492976c60310034092100263945930c74e69c3abb745d1bf985b949382ed26c182134ca4a548c10c06d4ab40b15819f574eafa37f306d201a6e4a6801a01b98829aa9069d225329214638a3a8e8d37e8f3801b1340c124360d03628241d9a26d8280a42173c566ba2b6d36df8018da10149029194142403948749a604c5a688c31db33a35bbdb6e06da960d225365206a5940d310344c1434e679cba7974ebbbadb7f3c634a68a4810021354c631a40294c4358e056fcd5d7555af479e9a68136c421a484c68a1b2a402040c1cf24caeae5bead9bdb7e0944d5e99254c96269310c45218c6da4084450c1e78e51d386bbbaadf7f3d405e978c3a64215036268b13250c4c1e74ca94c8e7ca2bab9baade8f7df873942d4ccaaa59a18c455929b6264a81b4b4120b24acb9f18d7a73dd5dd6dd1e76439632aa658c498da743014ccc4b1ef62491439559f2c46dbc6a56af6dfce94521c2aa0408180ed89824a72771a689b10e5cb32c14f438babb7b6fc192b250e879b290315d12394a13774ac013549901119a5b11a3bb3a36f3e13648aa2a949653184a4289d189d53722a0a91ca1f21b4d2cf57747474f990a92636844baa1b52920626aac6a58d85269121cd1aaa236a766fd5e5e6d05b4a9c4a2ae922548a9b49a63768434d80c14847346b776965adfa7cc8622c2b405a647498a829cd2018314a6b2e536d92aa76d6dd3e6c934db26a6d8921b4c0060da6000c52285cd86bd3ac8e8b1efbf9aa5537413c6c434014dc6980002533313cc6bd8e153bbdba3ce994edd0c9501626270e8a06e400014c45ce7cf95576ef9c5bab669d1c12a5d5c13523520db698c0000512c98e692b5ea256a8ba35e8e05134e9881340e60a6306c1313010902051965153d3d590f446945efc332aad88259b63148c7412c1898a509d20301e5928ece8c6ada7adcdf4f0448e9b1212729d143004310c4884d530583aacf08ecd632bd53ad5c6bd1e7c8aa4142cb3ad5014c68129404bb288cd3d672e5ebd8ce7769dd25b74f66a6ac4c692889b60ca1214c88545538aab04b3a2b2c23add615d72aa846bd3c30b3bd426e2666534c1b968965d1549b74e64a592cf2e8b4f3d7a65592cd3a78e1676d31b482339a9a4ca42734d94da92e5192d984622d929d36d04391efd3c1a686c41423382685523602ab6e522963973d6bbab712f3b0db4a5140dedd3e7c8132cb6c42cc70292692d42e81b86e672cf9937bee528ca2f4aad34533636f6df8b3cc49d5d02494b9e48a6a0d2af4ab6c0279b922ae9d5ec465cf5d36f4b213a74debd1c5cf84cedaea993329cce58dc374a253d8d7a18ca98c38c3456f784a71df7a34a98abb65f5f9f86395b34629249979ba454044adcdf5569b9cf3e626af5d14286ee8ddace6dd694d6dd3e4cc499211ad3b9a5c2e644eab4378759ace724b5bd2e2f2b854aef559cd3aad6b6ecf1f2925a5953029b289575a6b6f0a988cc55a6d5aa6b3abccb76628bbaa6c35edf2b3898c654276424d2a1eb915a3b776a911973e9455ef64c61b573476539783ba756c0dbab8338a5cfc54e4d1286a463dbab56de160da215536d22518e5a6d5eb05ad53b635b75f9f119c2c08972e6a56a69bf4b26410e8536d21d299c168cb59c6cf4a1b19b75795bcef4cb9d5c9545efb68d12e59e7454d1955d492d376b3a9cc74f21de9a88a28df6f16bcb40c4aa4ab7d1b4841961948f459edd111b3338bd2e4944b68a6f4a11452e8eaf094d5c2abd18396d2984b077b19e91356dcb26b29a5525a1ba4ae84ed0c66bd7e365997a6944c55d3192e33955436c2646c54c80ce415cd3d682a5d94c46bd5e2ce6eaba04b18d68ab73199686c61221d03cd0a899a7a9a14d448376e434ecf22154174cce293d2d48d340c4a94b33ab9554d8b41d2448951436afa7cb9a6b2ccbd226a82ea9c0206391ccb636d20aa4d8c6252c2a94edbf9b9e8a39a1bd64f4176d0d20252d4cc554e93244d8d89241437467befe762c304eee34a6aa86c025652eb5652a269a6448dcb6c192a65519efbf9308a9835a0d1a540db20cdd430b74d5802128b6c64ca9a65d4adfa3ca4e2140dd9449a8156e339a6d4d5b56d329a4068a49294db7579bdfa781130e34aee4a1b63b33354a5a74dd21153221b1d485292548db7a1274f57066d986314dc51654d333d3626666adb440aa99030a126a5154d337e9e4801a59e0e84dc876dbb2624ab134d4ba09d1b212954cd14d2a854e68dfa792006a654a25b736deae72cc72ee95d42636a35158e7394f4b498a2d414f6ebe384087519643a62d6b5989824d1568098d090e921d9a253861d1d7c532c1134f3cb255552faacca6474c43a60813902936da52d243e9e8f3c04094c450b4ead33c5da1b1b68013904c1a6c292062882fa3a3ce04d8c882ca14c75a6e246a553158da6c6a266a6a5d83a429b49b8ccae8e8f3f28877ad3cb2745cc575d4456b1834c63761402532e843631e6a25bdfafcec665ded6a39a65d8756aa2168639ad6b49a06ca18a5a4db6981b124a47475f2629baaa51119ed78deed612552c9e96860861690c18c54a2a1b4484c15bf57366d3188a1a1c670dd550825372e90d96e55a530869d252d12ab7e9e79010958c8cc76e6a8910d012c0a4eda04a6132848127257474f3c04cd834c95a404db1c832606d822494d8980348dfab9e06d026a29c8325b6d4b66552032589a69362018a81b35e8e3845b4c6d2cc69535174a61d3284c99434d00c421b54d9469d5c5cc3d9929513752899aa62514d9225560394819284d8d20287498debbf1f386b7284892d4d0b4a4912c6931b6124d989483a9545534d53adf8f1bd5404a222862d1b686e5d26d0492d392527a5140201b6ef7e3c42a94922572d154169032460219a45280bad134d3813a6cd75e4812a991360daa7c64d488434318a194f4a860229a96eb7e6cd12dc8229a76872086d36e54a1524d8da954c77434813a1233dba79233018301a74e244ec5542c33cef4b4c6c4a69d03a6c4426c56b1dfaf972523b9409893701760873cf1a3aba4d0d5360db4b1134f78cba3a79f21243121932ea55dd3499cf8c667574591498014d03a21c2893a672e8ebe5c82402580e54856b48ce3383236eaa45381aa6d88453129c3778f4f4e18502489a4373154ce9b52a9519245ed68634815b63629a4ad4ca9779edd3cd955b5332854342485a0d8b49969aaa69454b6882ed94da99008cf4bcb7e8e7c69d214ca28024194848d9a806e61539453a626e1202b9d34c7a3a79f11b181a4086212754c1969240c94d9431349391d4e33bebcfd5d5cf827434804ad431050c12ca9ea0d32939a2646214b927346fa65d1d7cd8d8084988426c7426f2675d44d8c43232050e99254b7d23a3ab9314c6c490a1534ddd26227064deb64db1221d2cb926ae2e86d6db65b75f1f3b6021312a505e939c8edb75309b6cab9284a29bac386af41b610defb65a76f72b653912d09637a4395331beab31354d95534d4a29d4c710a0d18e9d4a9e9d39fabb7839965dd521c3d2a1d8ab2b1487553434c88bba4429e5c8d9baa7194f5c574777724a6d6b4d37443a4c74a8894aa53ab74421e15a5455acb9db315bb7798a72bbbd7d1e3e67226ee843498d5a1c2986db7650b379e15776464a6a9b834a21970b4f479701c50c72343064d2318bba62ba998582aa2a720b6aeca624edc29c3a7d2e3c982693180c48454942ca6b64534da9e4ab89199cbb34bd055349d12a72ebede4c4648af375431cc21a54c72a6a9bac88d2792a8c9dc97453b6a2ca1a8415b75f36284a69aab96e61318eab9e6add39c724da2a2c9ad2d2a493aa1810747461949095aa18c4d282a9219794d58ccf153454bab6c126e85564a2dfab1e645421b4a9814a68409a4e81e582a5422eadb4926aa9805529463bf6f37352723622686d8849a4c1a29c18403637754dcc8168a074d29cefb6396a73a481db25b4dc4914c1b641cf90cb6f4baaa0ce55318c68aa14c1dd96124e6ac763a108739b54f3a6b966a6de8b4b74504ca54140c48d44a74eae2e42b495ca77a3a9720102529a956b36ab4d2d134291882e804874d46bd5c1c43e864cc277a5db54c22633972910e6f4ba6e844a5dd09d3a609276a75e9e1e265b294b523bd34d29e58b8915652b3934e8d1b6c412298cdddb7563692a22baf97846036edce655ad2e940a09696798fa6da1b124a5ccbb62ab65a1095107772f2a435add0f284a9ba2d4e529b8b34aa1202548dd0343b04054e3b76e3cc94b774e89988a6c06b3853a56850902694976204349b6914567cbdbd9c9ca504de94f4853208414d2286249c8d3189682a59834e95659767570602b97a5daa1242010e15b639001531b498e109a6d93395efd7c7c89b0ad5dc40cb9429072d031a02db4da4c6a132a7313dbab938edc7776d12dd0d13323112e6a984dec484917aa112e1ed444b7b74f37255d4aa754206c1a99901a15a934aa94a9a863d5c521cb639891d6bd5cbcaeaddd0e5aa14a244c6d30638cf3a6d45e9aae8629253746bd5871a576365034482489a1aa686363ce32cea88aa4aada69b2877d197373c56d4dda652024492a6e41cb1ba1a4259bc72a5ab6582292a74d82bdf0e588ceb7754db62994d329ca0929b981e8c146791bdc3929d2b576d2bdf9f9a9c6eb429d8a51281589884392475564297a5c66e67349e4cabdaf66e8d39f92e942bb1b14819951631b9421d1734874dca846665990cd75ad2f426b5c72439cedb6e2658da9a69a0a2469882287455937a33882a9695b5c1af473f394d48db9143a6c4504a5450693333105349d555284899881a2ef5d2f4e9e6e60aa522631b92986c6da5a324db0468e94e1129aa131ddbd2eefa31e54e8cb510c695a90516989a9cf38422adc55842ce613bd1c32add96eba39f9f3545a5626c18c5416d890928ca274ee812959e63d7449555568cadf0e5ca53d8636ca6e849d889612a33948bb6c95328852569a4529d2dd376cd73e245cb13a6e93a6936c49a666536c9ca1b692cd955561749b7b13ac710313a74c6d4b482ea152cd842aa055d0d138cc6f60aa9945dceb9f12a486e9cb6c6021d1399ac65b938d1b4d5552078cba9cca76db93434cfccbd24cab5d1a612db6d35119decb3bb9126e86363b2218674d44517a0937b67e7110ca5d1b32673bbb10a3353aedccb3ee549140d836d426a65b9928d748aa999bd72f39e79d30eabaac333a6d4428453b8e6e8bd6989a13b1a149533086c746b534e739d37e7f321d968d379c56bacc2b1e313a759d6c4c48ad1a4a5d28843b64d3b6364e55b65e527a10a25d86f59d285a61bdf5346c48d28911598ab1c3342eda9c4d71f30d474619490146eedcca4f4a9e9a9a22f45143b3126eb34503ab73774ae3479e71a67e65d13a461984c555d5584c5f4dce858416e60b7379a8a6c13aa1f46d88e5eaf9f9f6c7829a97396a4042e84c339ead9a2d69ac4db592d35586af3c53aa6a69eb5a5dc65ac91abe39d71e2694c25ad465a6c5415ad3285a68e668985d1673910334043be9a13cf9f6b786533a6d871132639e91b2cceab9ccabd2ad65d55574a54aa9291108653a189d05eb9723738a1efbe7e7ce2b7b8779bceeb01f4ec537adba712a40852d8e84adba9437a63cc39cd2be8e8c7cfc7aae9d5d2155639edb55a1bd34214ccd4b845dd12ac1885326b18cb261574f473f9b9e75d1bd55a0b42aba643d6a5429682642ae90ac0c88555193d14e61d1d5cbe5e6efa76a74da934256b72e9a91b884c9b984edbb79bb6a2215a8cb5b512ddf4f37937d3d14c6cba424eeec71105a5210179553768b1b539e6676e72d2c8834deb9bc6ad8d6b4bb6e86da02b61c65085448050aaf7b996e73c54ad5466f59857a56dcbe2eb7750f4d1de8eada913294a4c9a4212aa11beedb8ce0c32d28663969493d5adf8fce34b21d377b68e84a5a1340db698153b3147555e79c6919ced73138cea87ad64fa39388774e29bad74a5312749b6d4881d37559e11a684377abcdbcf8c8d02f59caba79f8455a6d49b2ae9ce6e06dba2583849d4dabbd27994d20e9eb6f8830ce33baba9cafa70e349cf4694334563c890b6d43a24944d1b55ad67943be9e9aae6f3f4bce328a77a4f2ebd39736239d3a4997aad29672aa9e79429153650ce879bde2287b74ec65cf867a5c44c9bd369e3dbab0e7c2eed531445bd2b296e388d93ba4a1eeed015705bdfa33c71ce6dd321669d56ba1c5a7563c315756dd25310b6465824deda534ab452c6c493b25296536c4a553d36b8e5aeac7861d1a5d944ce54dace32cd17bdd4baa8a049b02536f46281a66fbbcb9ebcfcd14558dd32973619e62bdb4069953231b4950484abd298943be8771cf3d7319a6098e86dac6086310e92a73208292603995a6b44269c17abde39a3b324a694aa7a21731a19d04814dc108629744b25ded2a44d4cd6bb68b9a3b71e66f4732dd89a8c4a6842416c5420729a2ae4ad5291224bde85cd9f7f37156ba112ab4b94928b9904313a63108ab2974d2ba454c456959f4df2cf6f3712bd1d692aad8aaa2a573c269b6a815022517b1129681160696687ab4e9e4cfbf9f855dbdf5523a55794de71ce369b6e65b10995b4c10696b3d528492aa2a8c9f7e1ca9b776d6b8d58b18052143136a0aa919a197499caab6634ccd2929953735d79f3c80cd6493459480db6544b1817775cfdb39299b2b19aa466e252dd349cf7eac39e1260d26201d36840aa891bd7a6c7aa37c7592a9994d4615b74745e71be9c7cd200c4369032d824807559d9a6fb734474ce37eab38acdce6a9ce4fa7afa73ad715cdc62a4310d0d0d8e89102a4e6f4e8d4e6837c62d55acf355af2e6dd2cababbb58db5e48e4e60a94c1b9074a85da06a9b8adfa6d73ce3a9cfa0ede52518c36467aeddb7977d719c7ce0d4b0a68929a1a498c555a19efdaa79e73df1c4a7a3ce4a9ce75b58aea9d1edd2f935e4e524180da92992adca4e86a6b5d8c36e993953bc739bd2dcc17391d5acf2df5612ef6ae7e9e4e6424d82690d95b94598177505e862c7139e9a6c679d1b7e8acf262f7b41af1f3a4d212a6c91a6c542d94bab314684c3d36cf8d169bed7396359cebab41a737399312636ea4a9693aa492ae83118437aa889bdf3c9debaeb3333a2f6b6c97cfce353008a6d3a244f4a3341d979612a9174e3282a9e95aa52d4cb7557693ae7c1a71a899a6c0b424f46a22ce9acf38965eaae3191dde8de69382b4a5452575cf8314a1108742bd6e32068137a6af9b2735be8af1c5d6f49d4557354ad87569bbe5e6b627b3ce98d9ebd579f2b43975a6d9610fa752f0c74bd5e71b3a98b91675b8e6342be4772ae6732909257b75565ce90e183bd27861d3b5ed946b9cb88d6c9546895164c8ef9b96a9296a346248d34794a732829bdc60476e95b0e728b9572a2a5ed14b40624f9f654a4a4a6d3aa686a53cf363ab1de1925af569ab9de79185ca494e96aaea5b44d7373d5282665176c6376d672424cbb74659bd36b7a443d61b14048ef40b134b334e6e6aba8ca626c1b6daba14cc8da2ef54992558f207556a530469b859292cf3d30e7755194254414e92ba6483a4dbba734b21586493d4d2ac7897ae9ad2ce14e6b6c3906f34a550958d5532ec568c6253bb739b5a6f1aebaa999cf5e8baa9cf3c89ce7ab9f9e6882536312b6d8e92bd6e21288999656b7415dcba6a614c4e97a34b9ed67c95df87382864a1ba64baab7baa059bcf145e81a59a6975d0de7139371831953060b0dfb7c5350922983ad35adb559994e62ce07a5b68bdeac3a2c72a3244e52a1ce13a9d3a71c49349b486f4d2eb5ab9ca61b9489130abbdaaf9ebb66b44a63089ce6a222153be8c3a2e25894a7a5e8ea42f18d34975adac72c4b5b6da1cddbb3b7304610b25394576e718ad2f7e7c69b6a7539c9a6954ed35c6f5d8ce98b099cdd69af46b8c776d72a627258bcb85776f3a4b5e8e7e76c182b72ab5b992d6182d3a741bcf194399abdf5d32bb6dd567c9cee65e6f549846bd3cdce36ddce6f51e958e7952211aedb0c888537ad8ef4ac93522cb284aaea9ed791010afa79799baaab6b251e5b86e477addd211914b7dbb7a3cb6ba473658a21e95b6f53962e9e79bb8e556eeae33ca2069b29db77a15a5cb79454d6f886ca7ab5a9ce22273c761f59158b5a4c640b964bbd1e59c282a9de956eea58c579a7ddd435d1bc38c6253b46d2dd3982261c71c1d1ad90a34deb28aceea93427a24271165d6ab9a4d6d844e4eeeb448577aaae681e594f1cedb1bd68b3d1e8566953b9519676954536a2aa1ba63cb9b44f5aaa8b6dbea398cb2cce67ad4efab796b154379d5913194cceb966b4ac8d6c974e84b3866976aaa89161579e5533a98d22ba348a6a5d69b116b9b151332344e8deca34ce503a136af4a64e7394397b2e989ae5a2f4aad4a79cef556973f3eb5cf8ce988f69e7abe9c681cc4853ad2869244e79e5adebaee95f1dc037bdbd567a53a9166fe49548ad3146a86365e6ca15d2cc4e61441ae95dbd22c7cfd98a326f6db56dab7293c91c9cc34cb1a73437498ea936a8952fa569d1ae97c9e6d5353925a6bbd6a0e561c418a4914396c2914ed94888542b71917b6f4eb5e4e2771166569a6baa74be77ba84342910e92ba631f42d53b25679c2bd6b532c336e25135745534c88aa43524b6d42a6ec956d4c21e8deb434982cb22ddbe7c7426a62968d955508a4524e092edce73743490b3892f5d615ba4a8a33394aab39d6d4cb136eac158929b2ac5395524889539aad35b537874c744c18e65b2f58c84dab7ad0154684f4418ccada9299999116edd2d7452955349411153bd33525302aedcd3530b2b214926a55cc669521095293b3649ba689849ac93d8cc90108ab6316919414c54504c8ad3ce24c32beaebd669baa8214bacd468e644881328543a1291e8ee61ea4992d2a06bca0cf3bf43aef9d1db44a99b859dd4a9144d3d34bb9146ad42a99a56a06c7337b560ad73f3c69337dbb1968c6d28c9a4a9ca810b5ad6992dc3b9729c3207759a6f4d2ab299c73ca349c75deef448655295984235ce7391da2d4aaea55ec656f2a5776a5b7a55c44e594e79b01be9d097544a99982eb4a95d2142906af4d4183aca6f48d18f61e594acc3ca5ef7daa894e8914ca575cc3a2e8d262666457d3ae9241a50279d4de9531262e92c718a4b14cd74d74a1c29caf459a6cab2aa499ce666b5ecaba258c144bd14c1395d8b384cc73849d5ded6831cf4df32f54d83a27078e6a5d5be8add5543ca6aa5243cb26ed96d63924a1992a669b42bdf3e9aa69b6c786b9e4ea99177bdcc0aada44e61552e94ccdcc4c5e784832f5e88c5f4be97741622719c78a9d164a1bcd55dd0a952bd1923cd2c93da89cb9652d69d1967af4be9bab1b093c39b2b29024c6db01d334aab98c96634aaedd669676b1534df5c6d5a68c6131c382876854888b7b52680347b54c66518cb62ba69657739e69d8ba674aaded82cf833782d5e726a56586bbdd00db719be8a8c5e82ecca9a9ce4425d356af5b74a38e1e19364334ba9c2776e9c4cb6253d5acc40dba6399d28ce48cd2ae9b5fa2b539b9c78e20a34a9d3466512d54416eaa925337d3b2a9105b8c87ad38893388ae8da7cd75444a9933546943ba6a0bd79b2bb7162994fa36daa204d23394f4abb239d4c6069d366594176659297aead3b615b2e69dad44e29eba695663cd2c2356b71d689463866b25a746a65913a9abe3e7ad2c6ee8ab58e37a8811a6976d31c4415954f58e80959c4612a66f7d4c106b69b5e49652569359c2975549015a5d6ae44a88ac660d1db42a24c39584dedac43d1285d5a4ddb8cae2322698349b745694f4192dc6655e831c40467cd85a4af6d266902d5c6cba27cf6889d221069b1843b4aaecab76b31d56b54484233c671c336ca5aef8e3a5d3a1deb3292ab9ca61d3aa2b0c9b92edd50f514e6569b593329bcb18cb2cead8b4e8e78d354ec54dad246493362ce99013d1d3a6d5648775425229ca0a976a62ba319d5cba6152c554e8681c659caa4512e9d30121273554c59c24aaed9ae72d3d1328013ba72e84289cc621b52912d488a6eb66e71944a6ded6e3b55a21536d536eea5502532c5284c9952a6524dd5d5d5529cb2cb21d3474ec678ebb1528b6c4d3ba069d4c4b14ba6967d4c3935d29a33bd231cb3991d3db5711a6fb28536c4985b018486516e92943509296c2a54dd364c242266f4a88dafa6962adb1caa9b990934482512984c21888949dd31d8853121b185f4568aa21db0436e6d2025924c8c4c244921269589b130b339522dcefa76a852a84d8c4db13121a984594ca4c6e1dd24c4514c444c4c8874b67ad19aa1d36d254d4853914890890a1cc5d3125434c22653946b39edd5319ccd335b6c439728b484d48d204ca045342629424ea213a1ca14746b9b4aa94ba7a0924c2508a4c4c621aceaa29677319d83a18d251a64ba75d4732a56ac8999991b6c49550d82610e116e580286d365e5227ccb6d3a75a9532864e6b1863aa5a38911a51614f2943b9b431105512a526af346daea253289cd119abaaa14a455a4a86c6680416689130c6943970155a2aa91b59c0d4822a87da1a64a4d89d53bb525942969669b2624952f79a1ce84b79ca63a62484d2420a630a7ad391ba1225280bc5412a5eea274d6864cb8609312968109a64d0dd3ad1cc234a48495e269997df24ee9b2551090e52121d800d0c2932adb1a14d89a89952f770a69c8c4843102900634980ca2a936ca102694199bbce589a1a4080193068012636c636552a96e82548f4513326f7cf2da60d240092486dc826d30a18c6d8d5c2532adcce63bd39ea4c10d20492a4201352ed3614531881a63136dccb2ef081821a10021048869d2549360e98da0114254d261315bdf2a6c4a90c01048e44a589b6a84da631a6c0a04a806a5128adef993045343012911325b2896ca0074349b40d3952095f4dcc344bb7021b24552c9904e4258c0241b6362040c264408d77ffc40231002231111111110001203411121013520146153016ffda08110121136c77b5846c4dc58238e3b4607bd6987a7cd1c966860f14ee3588681cdff4846b70a768fcea77d121ba6746ebb63cb580ee77dec123a036d062013d02561823163042a5c41390ab2c88e5b623aaa4f3e8eddfd19313d06e8c2361d5ba42ad1821db5796c174dab89686347b6304df34d3c559a0db2e5b4d4309fa6e18be31dac11a6d82faa34d2a568c75b724efc3eaf9d02d161fc5a6829610cda12414b0c6658e10bf8085af14b303db2823789746770c7c136e6b3bfac3e112c9d4e1672215e2a060a7b33426ca8e5d961b4b1846826bfb7218c1fc1f3485878672c81501344082183d1ca4656b67b219a05a1a135c57758a66262f85166a6c8d4e232d2af344570d7a2869082a151a3fce28ff3a639a570e37f96cc31843f3df9b0ff0c5fe2ff07f8ffc8771ff3effcbffce1f9ad80b81ff9c3f3dbf37ff287e4b7e5afe5b7e62fe67fe5fcaff0cbff0cdff0c83f92ff08e7f157f17ff0107effe21fc73f8c7f0b2b0fae7ff035bf2fff02c7e57fe38fc6ffc63f8a7f17e2ff0e1ff0e0ff9dfff03cdff3dffe717fe6bffcf1ff09dff0f3bffe73ff0cdaffce9ff099ff0f3bffe64ff0cdb7fcd8ff09d3ff3dffe687e7feffe3fea7e1ffe12fe17fe7fe1ffe7feffeffe7fe17fe40fc36fc2ffc5fc13ff03c3f9bf0fe7fe17fe17fe0fc11f88df883f18fe41fcb4fcaff0c8ff0cdaf3ff0307e77fe6b7e59fcf5fcc3f97fe01863ce02e0c01f9c703fc1ff09fff09f6612e027e77f89317fca314e29c65c2187f118c98ff1f8fc7fced8ff03f81adaa348a7e5f335f269ff2ff09fe5f1e78e2434fcbe6691522755542eb9e4a1475fd8416259195151408e1910325e54684d7bceb5ad73a334527cf935eb5ceb4c39e1a2c59f3f985e40801a039d4d1f2c26021d8aac038506ae0aba7ccd2a10f2aba59c0f744689ad1a9bdf9afe347d379dce747f8d6bc035af347f92197f653a522b10d6ac118edcac24316cfff03319409a9b67109b059bbdb95101d887c07f64b9e9a7291554aa6a15a8d6b5a8d584e3978206e84d18629336099af36f65b626f61b7341b7343e7417c3e6bddef5eebd315843e19fb7165534ab0c136e5983cdef707f1d6f7bdef7c1e6f7bb37b66eb7e6bf851ad7f1b84f4c5dcb40784578483e1f4c2a4111a188c1588c3078561ff83c135e0335e122378be30d694ff01b23dd41e6f7b66b2c4f37c33f66295611983315849808f35bd88a99bffbbf77d16efa14687cd73c783d081e6faeb7e92ec63654531ec5c9e9af8ca7c1e2cd7515395054c1887c59b6819893a337fc6e341910df9afc59ad6b5a5ffa2f1cd7669a5c8ac46c1867ecc622022151e1f410316f166bcdf5bea025faef7bf76de72068f86a02217efa84f9b6bbd96b3163e076b04f9d6e8c613b1e681d8963129180fec4f9bdec4d1e83b31634d82d0258887cc212683c7563030cdc19db4a84b0fd91d2e2a1c34fda2b1ab9ad1291161829a3477d765bbdefae8375be98880848f44dc301826b43f8315878f618cdc811d1670569a928ea40bbd980986024c1e182184ef5a3e2c0b37e8429d7848109035e18273f9d3e6ec5fe02231a5f7d69685434c215f7fb117cd47822cd9f980f6a3e6689decf9b3fc68783cdef5a84fba03c337bdeccdf436cfa03d3410d3caaae47866b50faac7cd4611889a1e19bd082862c680827c104311e98efbf149f9d955f41f34110797c4cd37d4ee5488c42399fb10458218e47a7d20434e8375b304dc035a6fe34a098a35091e183f92c608677dcd15695a982554f157804dff03c304336237bb9d79b84af80ee34459d3456ea5b5acea1f0b34d8f9b1aa80ebd3e1f1841e66ccc5c7ab30e2c448d1498234fd52b01e8961a81badc583cd1826f7e01ef180401ea2cd9f47f5b8d35a350b31553368fd9b142a951bf5463b69b3ea8201d984c226a6b5c988f34b83e304960463e6fcd681118d6e4c509a1e9f14980111edba599294d8c30182593f4a20b6f7bf140806f701826a09b1e83fa3e2ac3e07c48631e842388613d17efc03e718f4b5ae3a17f0821ffbaf54b336481194787d50f166c313b3e08c8b959bdea16473126c8ac79a5f37e8c35eea5e8b8940cdc9ac259d17868e3f4e56bc3cac9134068083d110c2347ba3ef4021fcd44962842611a8211ad730b31e3845b594b4107f6218219bdf448f10ebdd697c79bfb333b6ccd170da808f1589d68959d8401e2c2155ffbb85be99375251722a49f39583e28d7eb0a898408273a0c3cd4d6b426f63f93e81e0f09f766160ba30b6fb337abaf4824b77d576445f07f649627be8c48ca44c52d952c5a2bb1655af92ba6595af8b01d38553158c31472b35a28ad1f1e07d96258bdb63d59155b912a9dec7822c27f6a105e2a807cdc1fc6b4203b82fe7509af37e6c96622202e6ed91d16ea62c639462d0c55152a03c3373736b16304d52043c135e93b6859668ab3a5825843755cd2c25619b3628f4b08019ad79b1c56687ce697a6ac4fce99965762f83cda127f6257143413a86699479ad4335a1e083cd7f226b64883c79b0a65679c8fc134c5472434fafd81504d7bbdcdceb699af04db9d8f16d6611802f15fbb2526197d7bc5bdebe114c1eac336eb4c09a2442aabe88d079d7ba351a196215ae4321d89d19b4d3f5e544318110afbadc335392783cd7f6619a1e3c49b2668bb3040855e23586f82bf8ada79bdfbd4337fc313126f6accc96391186ed34b2a058edf6faba1c6c5c7b217aded8be13545b1d4859b1e087f8d01ae770403579616632c6b6da57214536b2d89f8213fb512784eff0fa1820f07f7a31a0f4472019a01e1551ca2cdb334d1ad7c44f7ad67d1ac466097d824987cd78206a4364d8a8154147babbcdb78e12d8cc9686755964c44057c03426b5b5307f5a1e1f16184dc23bac455038083d58d3f662453b59ad4d7f4cca767cd403d335af07a3ce7446ba9ad4d24b921889aad0c43e3b29b116be0335f3d103c30fa1350298b2dab1dec7175cd4d97ad98c94381125914284968e5458157423bf478440bb1e68f9c9b37157c77efab84aac4b0873c145847eb448a01e0613bf77e89a83ff8ffe1bd93b2cef463bac67533e6ab123158496fe74479b3347ce8c14247a876e3a646a563d94df222b64220ae256a96ad07559781611e6c910181cf83f9d411a3933a32e2a31a755be43d4f111234fd99588c07f3a87c1fc6bcdff05bff0e3a33adf45cb318f66834dd6371c820fe07a61d1415d68120cdee336f52d16153a4af8ae12059375b568580f08d02b4cb94169b5862c2a9e6886f343d223166b1ad411dd4850436d4aa6890cfd78b42219d4226f66f0d7f5a3fd1f4d430f8f1488c5e7d156c6553348bcbb6a015883f92f9a6a80866da6a08c7c115880a22f3d33ab5f2a8d38488b6ab4664032421e7a556f38406f666d883b10f821210ead8d79496a8578c4391581078b0cfd58a17d1c42c3d3161f7f1a8bfc81e1f78de13d3b8672ec8ae5611c3c471e6a191595b7eef7b066bc2391cd73cf3f39af9db3cad2c4568c04da59ae522b311e524c22bb1a0d01f7446802a8de0fef973e08e16591e4442f4cfd58b0783c242b7820f04335e083d1e68c1087c1efc132420a80d1406b22aca61888e2a2d0458072174482587860b3aea15039d15d6b50cd4249b2526d5ae18231ae5934b02c5a2b09cd82b7f35bdac1e90c1e1846d4ff0c50e4fba0ccf690caca4107834fd588154cd43017f479b83f81fd183f9137bdf86692184896ce49b450ae2b1658e7c1e185b7bd09b814058606524f4598ceb64ed9fc2abc335cb0ae112a8aaf3a6bb36c48cdd2d7a0208d351dee6e0fe5a56d7c6826d44e44acac1e8892c9fa7e62469a275a335fd2c3011e0fec910c1e6f7e72c439a9ce9cd8a1b6a1e34145661e187866997d63d6e9dc3424b6cd9d93c81c3785142c111caf9cace8cac91ac834d8eb5cded61026d8f693a821304179ab595ac6d5916cda2da4851bde87891e7e98ad043e1f07bbdff02203c1fd1862c254efc685a18c19829a6af4611468a74aa26e7217a6bbecac613dec90466d89b10ac0aec3564cb01862ce5953d21a0f5f0a045759685795930c066cf81566a688510f6e3d78e692a2d28d2b826811e24b27e81e5dff266e0307f26bc1fd186026187c30a88f35afe36d1274eaa1892bc1a18078c184526c5b3c137b31434afe4e2a2c8abc04ee1526cb2a6e4c530ab32a16526c55fcb42a81a24f9a3094c5268cd4137e9373b14626d88a2654a8980fa3c48d3f4a236ff083c2683c68201ffc4ff06684d460aecf3966cd045248f1824d8f0c049311bb163c6f043e07ec19c56410866879cd72da963451c57f8ca58f9a1127571a9f6c4947789e19b71c92553c04c235a8231bdbad0572c10b1f985488a26d6f1634fd28b581e987d3102fa3fadf87cd99b9ad6b6613aab7dcd6c316eb50f83d1365b66258575088de8822ab14ac1518a35625735e18aa623385287466b6d5de59ab2885fa76a59e24062fa401c8fc1e3eb4338dd800d3b69595f4820867ea1aed4753e34d920103f8584c254ed1c302493e6a17161f34ec0aa924ed0ea14bbf34b351954f82713ad6ccd37e63dd6575c22b99e95c05fcb256ed1cd569860856b24a86353db15362590b9b3bfa6da2cded228108d74b3401530289b8d1be2c5360d950269624d1817c4433f4e5455bd63f82012681f763d32e6abc48c76482c7ad6be86c34265d1cc939ad3e734ecc3ea91e36280a5cc201d11b654b916c885c22c20c610c119596dd5d965951304795f9a291c922773ada42c1aaf0c27662c1198cdcd6b6d376b2ae98e9c96116795b226b5a8219fa9123168ff260f1999fed596bfb1634d9642eddb58ae5c366220aa4f3be8115583ce746be19390c211ad26085675e18618084d34a6e795c68206969addd960513c46b2c563158c45d8684b396e8cdc4433949b261a4412c83c59ad18f325b7b0f6badb2cac2195c59a1fc867eaa66d8283fc6e06fad96a310d38ac6926c37518a43e16d932b3d12ecb38d10680d41eeb965137be9c3d75ad03e11ad8215655c8c77ba290b59b2824376c43571c22def6aecdf4edec0c7ddc0142153c6f5045215a184568e6e6595a6ac8abdda6b1354af29c524c4cfd58a219bdc3078486b82741ccad0cd159e6b4616dcd0102eb9e4e40e7d3430c07cd1f41f16689811c9178e14b256cd948e182bc680d74ecb9821552675d0668cfb747c0448d1345f09118882341181e69dec6795e43e952d0d2a861541a47862c1e7eac58de1f0176041c88ad644a941402b1a60ab64def6401628afe42be39d6b5a302c1fc9f4c2433a2cd79bd79a28b34bae88d378bab852b7bc5ff073717ecb4336213bdc118f4d121f414694407660784e234f1a196168d2a259e76a6f3a523ad654f7e8823cfd52156bf3a074228b67265cd5722575fa66ca828575ad7ba1e6bfa624eccd93b69cf3ce8a852813849cb273bde968c0c59cb295215f7bebadf5b0e5bbdc613b135a14d451c81cec43121c21fce8b2c1183bb433a610b121f2b20dd735628f01469fad11bb8f04d11672631d9092b4f4f8aa60f0437f63d3e93bd984c2db26184c62ba8555458abad3a953e72c23114b8d3290f83f8d4216347a68079ad844511443123450c1175a2270eaa4c6364d5814d8d1dfa584bb444d4201363f8fd595c1e1026e69bc78e2a5e5a563c62218034399ad7bbf7f1bfcdf8ac3e6b5c81ad0a16024a85057811abd2bf0402c4db40af1cc137e6f669a1e0f040a680a1673b84ac60217ae08cc0882187cb22c68c766186532d53952b34b34a4c03c1e7ebcac887c455f4896af2822c58619a1195411ad4d7a4883cdee2616d6bc68bc040a431410b37f452e2b242c389a01429b15434582698ee357cf37bf77e6f517c25256286f078213db423a2ac3e3152eeb1e5860962b5596584bc515912b84f83f9fd70801ebc683f8b8575b2d871e07c035e89b9bfe891e75eefc10c58d1273a6f3491a3288fe9bae19a304632c851a0533ab4d1572430d140acabe08575cd081429579e7f8337343d572bcd5a59878d2d3a4263a821ccd3b5010d63641bcdf9fa7106c28f3404d10f1579bd84ed88f37fc913537e99bfe4459a310592809611949605221c35e084bc5262cb1111816247458498fe6a1afe5f2e35ae15784aca810ffa7c3126f719923c39d9f3adb9b6114cd85d387a2d54806abf9ed8830cfd1862b8419a83d24735a784ab4e84d6879d6f64efc34d1c2f846878212429b2135b33a2c2a5c57083f8565a43115c749b6963d50ae899be8b85039d01e71c7175b583d261f0fa402010d04523128d346299616c31a1af765866919d791045f0b32f8219fa51d42ef660107f2384169ccd4d0fe3660f366820881c415853e09b304b2552d09e98b18562e44afa48c7468184788df301a746cecaf2612a08dfc8a88211a861af39e6662184260f441c68cfa48215d86332193cb62c2b8c1adfa3d33c26570c510a8f4433f4e15d89bfefa19984aded828bfc08dfd9af2b8d4568d3506823405883d0485eb8ec85a08d3a66acf2b19479d33b45af536dc6257c9045539d688e40d7858b87f361d3dd78e10682c3464b0e84629e3c0b9431cd8a0136b88542c51d084ff024fe8c2cb019b1fd1456b6ca3948a7648f5a6fc2562c035149f450672236860c44316108081c566510c517158ca8abb5af0b3107518eccdb445e2b24e8ab27640f04077d3593b10152cc147f3b11152ab219b4218c3359042ac30ce724ed5fe8f1921353ac01482608687c33f5e015bf9af5bf835595da86571574609b2767d310553e01bd18a5e54cde5c012a06b9686c8b1a2c67569546f0f89846d981d4db110981554b748ae367c5a17e8d9dfaf120957a39f4c58be3caa3a82aaaad70318810c6372358434076d356cae22eb4bef08619fa644ad3fad7826cc735a84f77e0587cd28b09530786246888498c04303163496ae38a858a15d99d120f8cc4f80972c628215470155442631e9d89acac0c372dc3c58c2b688a66fa826c462ae5ad7c747886c455b9879a22c58d5e8889085575a95203a80a81fc19fa610a37ff0defc2154c27d1e6fcd68f1a0224e9e243123a87f831ea39a432852764ecc35a3367c3e09ce88441bb05262b06b1bb2fb3633b5cc7eb750b8e2bf368ba136669566d44b456b62d9505db91146436c10d18b5c854195a946118a4ae2911bd5f1c8867e9c4020fe4d19bf0ff0619df80eb5ad410c11a7288be13c58d109f32c274b86885e293e1f0953b24933423412ed98ce9a6de290cd43387bac2941a29a6c9a761e882b486860137b557954715d80ba9954b550335ce5ab2a145cb520aec359682d3ea0595c5fc1147a67ea44820307fd2d226a6f7d6c8e3c043fc2c3e9a0409bd85016f93e6839f3a2cb0f8482cd0ce8cd79a50579fa08617a98c152934ccccf52d2f8de7411fd63a54116318cc20b090ca6117bd6ea85acb2888497b27caa004b4e2d779b884b108e88dd33886a0821f58feb440b146bc3e19c8fe3afe14f8b7f9184ea03fc2cdc7214aa968b03124c2b0967ed1989b3343ce446b4ed412f39aaa63fec7895c6ada15bdacc7a41b0e673cec466f64ef67c31596e5b2d6a5997d742896be558944f32a62365d6eb4366c31a30d56760ab343f969fa82b00fe8f83c6335a9a846a2071f82345916048232a4d5204691888268cdec9669ca0335a0851c9260291c292397b71cbd6691c79ad6a52390bc9866dc69544d7334c3f81e7d96362586d42efbdf0abc011d116d8f0d795159cf8268280c441e1fe3f4a2435af9bdcd99af0c0c1e6961a4c52c7d11a10d080c3163458f4d123aa375bfb16d43126a7281c2c58886235862dc6b34d4ae810f9cda6b84187d1e81cb2aa9066f618924187cde945e37c2c11a684161606eb29b2eaee6ad85b75885a6d62c262960a441fad3f49d661889a3347c1fc1816866da1fe371618a62931c21337b2c634d31ecdaf4662442418be6a2cb4acd22c68ac0548f4b2c4841f02d69ab2561e340bcc3182a69ad6a59b7046826b70c59ceb6cd4883c68f4ce8de649a9d1f21a9ace2fced4b22445ae3c0e3cd9bf469faa793e539d4313e9860fe4d087f83366565c44266da2c2bfd66c38c75a80ac66f760eab9c4788d6c42969f1aab21098b1c57e5813d624e9a3f9ad4e2b0be11a204334218caac58d04e2bf0c086534ab357a541ecb5baaddded672088a5a638d0f043e88e7f4e63d95e2cdf8607f91fc99bdf8c23cea6b603cace5c75a84f9a316124ce39e34656bb696158677c682f3af5638ac4217cb412021763143b5456b658c5f5e18612b39e44225761b2b8421135bebce79034f2b4ca40ceb54b56c9a5521575503e8f488f3f5228a327f81fcebcdc631137d6e2c6820f02eb5af13631104783c023288d569591e72cd5966965f5c79a715f8d14fa2345fe5c3a46d892c11462c44247ad3661093d6b6a42a852486866f4274862fb3e66814acb3ba90218b1621664c1e09a2c9fa4ab37e8d043fc1f47bb62ff01088b0f8809066be4f14c683c118b3a2711eb961b7353383e5ade811cd2ac58d14c1e34109258b452e205428624c314013a2441e6de8cfa12a344cd6b5ce8904410cdd960b58b4004db360d74ac345fe07825b3f519566e8f04d9826fc23f808d1f41e6841cd0335ca468c9bd83e6e2d426da2cda35b36d31e968acc121f0c53e2c108219b8e43bb77e2c72a2e859d3b0815a75e31ce8aa4dc5aca8522c8399ad12555342338f552c51d81463371c56045891e2ff03c12d9fac1a8d6e1fe35e68ff0221f488b1c404a459cf8c52347619137b255561f0957b9ea36a2540545e062463b4c524a084efa672fdbb6c36e1f385598887caa124824f5bf42c73a82332120d8f753b30cd8b2596d97942934d3951a55d258f13fb69fac04ff018c1fc9fe1f75a30476deddcdab67d3bece18b341e6e6d4b378e656ae816c3d02818f52b2fe1616062fd6cd9dcd71c15d01ad6882dd6cf84afa414e7911619ae792161cdc8568b37bdefa6631498ce5d2f58af694801361aca2915978a913f910c33f5821137ea83ffcb4beeb6de1f3735e1f41426010c2df4e859d8631583fd05961d03e3155c2ce4d414a911632ac337d3137bbdf9b62c66ec59b0dd76d1612ac66cb33741a0f019b9d6e7cf4eed7d2192ab6a9640166880a8602f101fe4f9fb12b2a7f813707f69a1e0f766181134668f9ae8d08d784ce42c6ac088c1478482d1889d8762f5d17ebae836fbeb7def61bad92213bd1fe4312166bce563cebb0d340ef67c61cfcd2a2ab2e99f921aa6973a1313c721ac94b2c10f8203fce88fda655bff0c618218bfc2a8f4fa687f81e19b9b85766282cdf80f536fcebaefadefa07adf47cdec19bf4c59bdfad370fa622b378c3c318f2f14100428804e36c4b34d9c8b5520d77d4aaab2c1aaa31480842f83ddf867eaaac4ff0e021f4c0631da1243f41bc3e6881341304d11c134a18f3c01af4d5f3441ad6bc1fce97c1e846bddbcebd3e1f146a6a31e99b4ac4309e886553969a139965d6b651ad92a39762d8aa239214eab8082107ff0fd325561ffe662cdb117841887a060f04e79d7584f8c44d03dd4d09cebd1e19bdecb7f1a3e183dd89bf0f9b8e2ab35fc86027c69b604ea09c7a476aa24796317becb3241a13eb7a6e35c44daa9f2b8c432f9bf495f353f5a6c13e1f7a07f3b68227862803426f64a3f4b810c783c216b55750a540f046f479b3e97d43e6ff09d7a211af1632983c13958c35a9b118448c66fd035cf3cf5d69d96dfa8b2c965cf6bc08cb59aa655c654b58339484c59a408fe043149b9fac162cdc3e0f419a3e0f0c5b354d747862c33aec59810e096411a73f32a91cf9bd733539f347ff8eb5af186bcd1116395f490751b2731273ce8034b39d14604978d05a86f650ea20a316baafcd534808e84339552c0f44df83c027ec9436789ff0e241e8f7420869a2ba9ad72a1a2a2c62c263445d4e4faa39d7bb9a3399afe9821fe8134d3852d363d501a8cbce8245535222a6a7463cd3162b6b5bd9b7e98d675a5942e7cfb962ca9b45523445188be0f0787c1353f6659f3801f77e9f0783d1e8fe35af77a101f9c1fa6a859ad0cbc1136de07ddcd19b2de11783cd43e68c136cc0b341341546b5341380bc8533ecb735a6e0d75bf67becb598342d6b2d2943d8b2a8d6dae48b121f041eec9583cd083c11dcfd89537543fdb7821f0cdfa023f9d4d6b53735a2ab3aad8c5860302ce74f50ab96f347c3e8866e6a85613fc1f58412aa91a51c73c941e2478f1ac3346337d5ece9a746dec0d5547359c95a681329d442755cad19ab0234dc5f44d3e8827ecf8ade1fe478d07f7c1e0a34a0f9ad6b9d4d1551ad6b4211afa2d858c586043137b62e0fe40a7c0f8218211a9b04c334c9caae8239442a605b6a29b5bbf198d8cc499adbc2086043376447ddf620302c5584ed0c78a7cec7bb254acfda1aefc3fd1fe83e8f14f783f8deff0957335a234574676b61b3a67faef7e3449d6b446a6f7fd9f3426b5cb055f9aaf3ad2c20852480cf65fdb4fa35848336c4b03683c55524d62f95c77534b02040f366243ef17c585446311e9fb316245fe7ff065fe47bbf764921e6ff824118e39dee6f7bd923c1ff2542fbaf39d282a14a89a2a80c1e6ba119a96640c87b599496d930b6d498676652761915857092bbd083c26b8a6c33948a4f821e1f35e2fbfb34523f81354d1f47ba9b0436f7e75bf88674581569d74c66884fe08e79e7c1c7c3e8f18066a9a00d689584578a18443a6891a094e566b2966559d9b431866e12c185447a34ade94c8bd59a56347c4504f9aaecc3cd18a66b951187ec898ffc8f4787f9194aa8e38d1fe77b6657db186243eb41346282a18d7ba2ba2bad0866841fd81a9a3479bea0862430c13761ad98fdd25b413b33968b5c65816faa445d080cf992ef5d9a5601b2d656dc314183c2163c44824eb5bfd584d2acdfc0f0787f91e68084f5bfe0901a6cc31daa64f39182a4d780699750c31866884453ad4e586b6b1a745ed657bac56043eda29d34a16c536d995c684602312e0ec3124f2f160c1420302e80567b36153431e52ac218b4309af347c48d043e18a3f63c48c54a9fe8f9bd8f079b24b87f1a87c30c32a8137b416c5269cc1e1f5d4464e0a73c980114ed8d769b7ecf2a65b629720b045db2ef686691b6f6655d186746318a7a66f5856cbe7040c24ce6d5107898a79b58c55afd1366080b450dea8861fb2cb292d041fd9f91079be831803cd6a68334cae355b8b0bf5d982310763d30c52fc3669995beb63a59d8772bb312551e2b1c69c2874e832c08da33c06e678f1474c66c9e8c30cdf9ad73a1125f4108652b3b113126c2c6658d14750f0f14b011822c314fed1054ecc569b5fe1e6eff80497f026b4187c7138d3cac92ccb735d53f65c5ce55edb549b7ecd2b6c995420d6804d4dbc546475a542d46c1c72cae0a255c2a95e2ef262ded6344cc61f86684d18a207d1131ed819434c5992e205f0254f4428f760ff02b37e2f8d37fb0eca83440f160f0787ddcd2a83f8244e40d7a4112a48c5c540ad82b4b6aa548ad62ce6c461c229aeb968a25be158d1e3adcb8e6cf2a4b5d6b1a823c635b3bf5b7b3bb1b5d05d9f3af4f9bf4d9f0cd735da6aad6e7252e4061309138ec17b8fe7809f433910f7f5c01a74041fcb78a259bf37e6d4fd3b2e5fbe83ed88232955c938950b950458e91058a995ade529cb2152a53e625a9529163527692c4a1563401033f5b3078d629dfa3dd88218ea8a7d3364488ffe70efe2d244f6b1610a04e7c27fb10d83d33f522caaa1fc03ef9541fd6f7fd183c276092be34114136d75b728af155214860b215596442ebe1424659a8cab1856618081c572ba2dd1b19a6c37820c36cc81a58a6c28f1994829e043d4673ae89a633573869545f5bc247f20c1101febf4c0a463fa3f968677d74486d83bfe35e75d46f17c5823c5211d2a6d4da6a3aa8bc77bf5a058de68c02106da08d063be14ecf8d3a7b7e964613421f6b24eb4c0478224e4446b16b3a4f0ce8cd420b39a988c55662af1f8f1cc1e08c628214f75efebcaef7b3c3fc084962411cdee6c7a210237ba1c078b0423421512a2ea8e57e4224234eaa668468b6f0c62069a24276a434759b336c4b3bb1a33d6d6bec02baad6181bb2c1d59a816b2e0285f98826b97c20862294a9827901cc55e4c3eec468aa26bd1ee84fd78aa8b984efa0499b9b3155695ad5f1ec1e24efc10aacd403c3123ce799654b0592d6fa7dac75bba2cbcd887c334218488d343cd3104b1261363963475e34233f4afd39efa76236b14b45648544137b9d16ed8f0622c70ace375ab8e4858ccfe12ac3c24424c3e2ff00feb0a4adacc687ddb149cf2151011d83332978a7f8d050bae4414d89ca869b675bad2b7762e2b61243648aadcdcfa3f42cbeab0b4524b58968669db2bd9f7167d43125812cf2d7b3cdf40b3422925cba47285d569f969aa5f02cd1f36c1631568d2b76aec952b4ad6024182318c443327aa3c59b1fc1fa72997a31f09062a7c4522b5428234db36f7b304e8f9c81fd697c251d9af272c657d287cc38bfab6fe95f92bfa14b7e82d657abc5fa63dc6fb33a9cabb2f232fecaed39d6ffa8da2d170b0da2c11aef632299bec22ae987d6b160f9e842298ab53d4d8f4a7cfa23685470d63959badee6c59d3aaa4484a1df8ee4c632b572a6724ac1e2f8f9fa8518bb4d1f2a0aa90478a4462ccd6f6d011e6e05e74b35031673c6a185d25ceef9aa92cb31337f43304fbdd969165f938b9e7359e524d9da645b61355ab6fd4de6d5b41516252276c51da683b4a2331895b1ed9ab678e41c4afe26dbf2947754536b57021f03d94598cc81d2326d6f08ad634a9d430fba311fcadb6d589a07bb13f5e2c2c304283ce9320dc841b2cdcd923cd407a3d1e2010912c763f4eb31c471654b837deced12b357c441346b2acdd69bb126bc42a1219b362b6a982331f58f5f347e5e1284d9dc5145999658fd54f9671edd140c5ab473045767f8ac29a38c1494964d835b746126315e1611a4b3a117f9d4fd77aa34d9152840801842d899d67735ad2cd317cd2273cb9581faeb22caa3c37e5db767a5bdd79f8c97dc67d0584bb9859a2a71b45ff3474416d288d50445fb075b4af2e765c1b19577a8ecab5aa2961aa7131d2e0b39ad2b4aead2bb2d41a7a672f62a89c846184b32c641e6f5d95aa15d46b3ad6961f5491afd6b5a3450892b046d98539827418b2c53d33abc685cd7bfa74f11dc9b03645edfaf6fe9522d98b8e5ac8f6e4d72fa60a5b1962d964aeb87f9dd5b4b4b6935046b44b4c311c9faec04ad4965f344f4613d1b163dd1445973bb52863e3c43a5add7833776ba115297948b0f9b8d6841066c9b194e9603a84a8623c77e9817f562cae7a914287545740e1c30c8d04268b1eeab2edb14db6add78a2f19497cb5cf7ccb7f4acfd1ff059756365763b7ddedaec7034275f4eab47c65a0aecba64a18995d7d6c96da697f18055b1944beefb6f427d8669c99baead5aa2225b6d339353bf1c72454bb58e4036f374ee99a34735b745c28b231dc25cd70bd65aaadccda42a84c307fb147eb4aa955021229f320f290ab649cc7c96b5f213228b55f56298e6ecff0abb5f94d90f733f3378104ea690346071c658edd87b991fec722c7fa58fb160caccbf6195aa97c4b2cb5ec7c8e350b74a59bae835d1225950b44e81538c97c6ae336fb5657805eef28ec88a0eae892b1b0b5a16379b66ab355c05d749340f9a1fc89fad31af4aa6842cf67dda14aa864b4b23e3d547f9eda5e01ecc8a7271aabdcc377739207a17c0ebe115468c09aac2d4f4db0997ba4bea5a512c02ca42ab2c892b815aa77bd6e34deb623b6ea861115acb152caa8c6ecd75da156a302dd2a2a0b977659cb2ad32c6a912106095d0f774492c5d9619a32b1a48578d021307f227eba567913a363beeb4e6e1f5bb8e156e7ddcd55b0c2444b99e08c21339e423d3ae42840867c56bb6be1615b25678b559ab7b822a9d44bb981da2422c5f999f5b034303f4afb9ca889c601ddcae99f1a46ab50b8f8b64da5e0ed18e2d89cbb20694d6c5ac04dab35f49b8439ac3ab85222c1780a8e02f83c1e89faf16bc79f657e9caa74d6b5dd82555eeb5e72c2f9aa7cc883ce542a4aecaaaadabf9b529aa4a4d7655458e2bb16d7b7268af1f6a8ca1cad8d4868142d7422a0bde96a16c7dec2b888ac4318674137d2c24c43d514a2b6d2b58197e73846b67d6db42a86ad235b69a2f69dd213c31da259a120ea684a5595569bdf83cd43167ebccaac3f1cc5b5e756dbda566317afe3717b9eeacaa5ab02e8afc92ae3e7c7962a396d5a672b4a9ecb59f5a87622234c81e9bb323bd56197e46ab3909a98f6dcd40c9745c70f57c53102df47f9d59ea445761f3380bc32d95dc71a575d535640d6af82346eb16ba2915a068a97a65c595a2a76496661e8bca83dc5a17c1398dfcfe41fd78d657e74ce8a6760ab4c2155990ab63d55548ab6a568d0445123aeabc7bab555ac988cd5dd30fa2218730d6e52ef8dd4d34655691b1fe7d70d71925a8d5ad3faea646359e057c7ca16caabc76aefaab352aa1a7e4b1939142e2d536ee6699c4b5b583590989439aaab216eef8d52554430aa98609c2ce669824b08478af07860f47bb59fb011893e15504645a1a16e9eb3415ad6c574c5a31f1ee5b69575aad4aaa4a9aab25e82eb9062ad8b6337c0c1328b11086513b358e95a51f3f810d4b25104ea842b74a6ce163a1a85764a4f4b1a35a0b1556aff0ca71971d414f99a457c280e6c3bce4432c4b0287af75b6ddf3d2b913c5a03d5847856755961fb50263b48b141f37ef44fd56582086872534623962c5dae1624271aac6174b6198369b45acd529a83b9e9ec58f9374159a7e48d69bdd5d7b504d78ca44e7461b99c59d3ce7467d51c3455e216337a855c812f53433968208e16336e8cc1ec3b2fd5c949b4a31601a86278d2b9a0ba331064ad9390ddd2e0ed66843e6bc1e81fab294a1842ca9b67cd4e35abaae52594e286e855225814215a2fa45754bab162d655c7dd8afda358d6c4a6bc641e9f77b2d6ae18cacaa841a969314c05512b5891e3cfa28defb6082c827a3599caa98212096dfba2dbe28f1d435936c068639e69e2b964618e5e3f85fe0458d161f79b1167ec4a5e9646261652c21b4859dcf9b3568d6629b2d7955d53fd36b64a6fb323b56fb2d84fd5ef54b5b55b22b522b034b1a0f77b109684225cb482b0316665c979be5288634446a11193518ab4075e6be2b542c544118cea1f0944b6596db71b03512a1e102a85195272132eb35e337d143c68b09cf8a5c2c30f443faf2b21926e70823a596539a8c957c95c6adad09b7a3e14a9175a5a947a4d3aa6929babcf8d6f922aa96980788f760ef5e0542eab85771a9671127876544e84b14b6fa0dd34432b8eb764f66f8e56cbad925d5b4f1c833638ae14546ca2ba8c3e3452ec8d78b7d8aae9b879bd4587c1eb7a0fec4a0b2c243fd76233deb319babe06577501c9a50df6d794ab962a8591a95b256ba64a911df5d621078544d087cdf9d921670174b5d6f531a5c15de1b92d36b5859ed3cecf0559dbdc5e024b45c71beb5af920424b269a2c209acc2a93a57629dd15e52e31b416be9c4168d2f821a208b1fc026ff08fd795a5469b5990ad6d2b84b812217afe1d060cc7a44f8d72c4d2555d0716b72e955f0ad2ac04222a91bd807cdf518cdc2393b3e42d8efd65da15aa2896585d9c9ac131c74c4d4542f44d6c6d2e66be74878538d439202c10c63d3b75a5f0d4a8cc14a950df3e2ceb5ccb98c5c71c5934072608f168657e1f35e68433f5e52bfe4ad0a552f0b1d84d72422944e54696bf981161756e4145c895135279cea182390c1cdf8497ec1d8b1f23b05ebaaab71be7663fe855892d4ff37c2f3f3a97e6a1ddd2fa94a2eaba4e3279adc4215631ed5f6ea50d68962634b028c12165b15673d344b525f2b9b69c32c3123458210195c3040be8b99b827eb2e33617eae2bb32e142cd236d806d42a84429c86e6086f19523850d028f098ca2395961466607e9d5ad36d6551c240115968b2d359badcb18b2a8c5d4d8269c3d8b946d78b568563def8157c055b30e412cc5483d18d36f2b3cacacc615a19a9a15bd3719a748ef3a32b6b1443e740d136b3666841c0827eacc970afcdd648f986e6c552085e280854086f911615d11343deb4595da0d656ff04d4636af6cd64aa34a486ac9bbb47a1a7f9f71234043ddcb2b64ad2b5153b24fa33acaebf988233ce4abcd053a8573b2f18548657e694f4b6b30222c3e31274ebc1817605d34d0465429e2f8a21f34be1827ea489114172b0b02a4dd35a2238d6c4b0b031824660fbd887f827a688ceddb462a79bf7d7267aae106b95302823461f38401746589f3f8a2279a2ef2b898eaa710a88ce2cdc4e1618b3a62abcc488ab42826b9e455dab30be29e4b102c7b119a468914cd021ba317c1e3449fa70535d35c58470476ea6a0a673e16338f5cb35a263965d01bdc1e18408ed5b5b04e4d7016280ae955246ad04850e4f346130f815222d6d095625855ab534cdca111fc016a2dd4b5f41456aad11276cc7c308555544e42684d684e980843ad6742385822b6f7e89b136424fd286caa62372623356d415a0b57c422150595631b1c3a02964a256f65aa5a2b6f7d6d8ab5a559ce84d4ea33ace092a134c028071ad682f9ad6a2ce78d143a7216b732a96959b75e798601a182379b135a223a2d645a95c139d0f0c048fe09b6256c82086345822a9503c1e18268913f462254b8f463aa54e43aeb9ed9fe8cc496a4b1579744359ea259631219ca327d312588b1885f9ca8b52eacaa1939f168256535e953c239e7cd1f1cd7e700c09fb2166318c1e03a8589d053e295468acd026b98340431f3698d1018d3a3127cea61459a3ff5b8b3f46634bedae9a94921d7e3f3f3824c24c0762342509636755c5a02c55ccafcdf8f0c548554a39865d72c80fe0d5d6bd2dd6fad982056ea13c2ddf4d65b6db91887ce01e184930455d328890b0246b9e20fe9df8178e634562143a2a880d6aa2066f40781804d7e84a9c3e2c076c418d03342c165b61888402499b854ca1fa64542281b2eb3615d0d7c89b503c2024d4df1cf26a110d1044d783f82bceb91e325d7cdb16a4daaf87d23415019b80866b425e39104d19bf2aa99bdede6cb2b768631228d82481adff079fe7cb158333ec4d9318eba32c433b331766251fa32a1e3b18486063aa273cb420c506b47c279cf221fe351e57e19a65f2aa40d1826f7fc99ca0d6b444226f6d3427508066f9d4e79d87d65da98c3e59e19cd95ed9d22ce41f1a282baf37a3e099f298d6638f786f188246fe8f15f7df7632c13ada2b1c742bd188a2aaaa873c68ce44def468673e68c339e47fcc0958e24eb7cd7ccaee747c62620847bae4ce5819dfc0427a26c9e39f029548668431e684db0258f2a43e8a1e24661420411a2c33f4a29eaa9a8c955935a11877d0963123b6dc56cd5fcf95358590f35a300b6e76de880745c4020f043bf0d11e6a1669d6b4de2cc213b64b9309b965e402211ad6b466880dc2a69804e0823153be7dd01a23c249faf47c24c239f988268782308483a3e98a27e9aa05afcd114c767c749b3879b2397440ac64481787aab1f31ef1a31419a55869cc4c076a08d11bdf5eec130c684f87c587ce34b5df482de6f7f87cdc3955d01ad6e3186680d0fe4682180f4469d6b2de386027c48228d545a744568c3dd813f4e54ca5e8f8a6cf09dc2fd3c595f3f57215551041142d704236e74cde6c8109d103d3353aec127a06083c7819edd96d37bf37bd32ed61f350cd4b26a68ae8a1ac285d9ad82587f8e8bfd5dc5fd09cff03c6e16db80a01f1d14da478218b0f851219fa32b15ad7018578f34c4bf5b10986733e75f9f2695c61546b4275be81654c5f04d58c08b7719a151e6b43cded9b4c1205d42db1fc6faefcd6b466fa62ad04277e19d6c3efad9bffdacbc35c811abe443fc6a6e1f4d7e3d7288c19ba9d29343eac69fa502acadb6487ec319bb259159469d454a81422813a5855b4d6b7d19ad883cd469b849b2ab1d37a5135aeba2cafe6b45ca6a6fc3e1fe78d03d172d38d0feb535f30a34584354290bad3288639fec1ee84d307e90b3d578f04ded6184ec8a5a7e88a8b8a6feeeb362751e20f999a640a2701b754d11a0c7646892673af4b2cd91f24a596085517a25dc4798e675d88121f01e68c22087dd4247f5b118c30d782319adf41e085bae66b7e2c3e123f81e944554bb2431633064578a14b46f13c0ccf8829ab154815aa725110d6d5f338db46281a58acb54583c1eefb24462beb41ab410d2c4823737a63f3866a09c8fe08f9d830839826f64f9d7535ee8f9bf46879a29a862c335c6a6bcd4104389b304d6d85b1218b18883c526163141c23f425713271a1553fc29248e7491e8b0461d2933a8218219ad1ad425e229fce3c69db158accda72184288bad13bdee6bd683c31e05026c4306fe1f090d3afe764831f04d88608d1443413537b27cd80a75bb107f1a2880202a419589ad34fd98e3e1890d79beb67dd15d42dbd34568c16813fc8fe18acdc607426b5d55148d6245f46f83e1a9bd9fe04d15d02c44d067704bd44a9b3e0f07bb8d01f76a4c04c56dc30ff01a844d6b5a1585d432c8234d81811613be483c333a632b8adb3352d2875fc1fc751e34401582ff063d6f7d22494448dc203a4dd2f199425057507f4026c9135a9a104dec3bb0226c3326f84581619a225217d302a01f35a3e01a9d79bdc1fa17401478d2d8ab639f04d11e72b78b1bcfd0945955f88a15ea3285fec809d431419bf194809ccd4d9266e2834335c85504b28658f36603e983d1e91bf4b75d88431c2b9c257f2e7417518ecc24861b80cd6bc3346bc9cf3cebd3146b90a26d49432d4d3f83c0231584a8f123127320149c51a87f837f066b534a08054186b4e8cd1a1e16eba8abf85be818b98c2a828dff03d75a8179fc624b16b058d09477634ae1c01b9d37af364885b7e0f4c44acd71c95f0cdcd92c1146b5d4e221726c2c4eb537b6b47cd24613342c07121fe8c26bf8d7201515cdf3ade889be8b34d11a2dd0318cb99bdcad8866db3e73aeb68e5c1edaded9ba685a1a5a814aa377029f0c1e6a73046068d1430273a1e2a73ad187c03486e9a243462bcdb4336457f4103e884acfd35c138f87ba01c268c036b0d6bc0427a2fd12c58a33e736ec5e087c58174c150968b1619c91ae88d0374d3ad984b15282cab7c288b0c1161fe443374337eee00301dcd89a3c266d9d488212a7aad982872218a396882e802a80a080269a1fa11405cfe4f9a1e09ad4df9aa231deb536cc6184933ad17de986922c1e335359559ad68c63b2fd6ddb9d2cb18586c1612be70d580934a8415d723c62b1a6e1b626bce743c30c34314efc5088a58e9874d162883c035a9b6804d19a4565ae6a243351f3f425412627ff0181fc1fe7f5bdc624f5e72d601e31255514576043d49ceb6c582ab219da59c98ccd72c62184215940c004eb70a6e213ef2152a2609b33a82747f8da9f159bf82b197e7cf1bd8868463835e18a40a60422c204d9867e91aeaf9607f1af47bbf75e6fddecce8b1335370d6d04dea5634b0822aaa8a8c62a49bcdbaf1c889612c5acb5e2b327b3ed69ae1461078271c10ff7b1fce8faa0cdef7bdec99d40597c07a26cc2db1c5f35cd3058f34624d315f184fd59886bcdfcdfe4f9ad7f42187f839ebad93cc634040704e9d7044847ce8ada3b6d66da689319b87b3c650961554458e216b35a3b433338c61e6fcdf8079a87f9099bdec12db83c23535fc93e6d6340269816ae181a27aaf827eb8a58cfcb6fef80ee6fcdc07fa37bb9ad1f344eb92aaad4af451f38d6bf89e1060964e36403b304f97224d81cf4619d18166bc235ceb4619b307bbf5883b3ff0c343dd924f80187c30c134a3f8262c68c7c48dcd7ebb5654fe58fe0c1e0f77e12b3661258b187c3b79b8601b20291ae4440c29f9896302ef595f0b3cdbb924ec27017903964e151548d46175ad84f826f7e19a379bdee09ad7a3d2a7c035a866bc1e1f77e8821f4858a6cf40d98b1a3433f6504fcc3e6ff91e6bd1b764ee1686184f390f84825743c512950c434d74f4ad9dcba38578c622a9ef7e98a1618478be99bebafe37fc89b27711ef4c1fc6828fe4f9ad7ba0acbc951e19af34b1bcd0f07a619faf2b5d7e554f5fbbdee09b9af4ff05b9aa535c95f88a4a688dc1164126d95d58873e84bc403c914c65d8f3741ef2575eea9caf9f53982107f834d0f079ad6b5c85e48debcd4d41392a1341483e1f743d0887c1e6cc3cfd694a583023461b2cd37bdee6e13bd9f4fa60ff0e25a19c92b2849a51b8d2dad922a0c462544626242baae184783cd6a11e6b461062427c2a55548e3457dd8040f0780139d7210aeb9d6b5f3144e7c108d6f5ad19b8b1a87fb31a7ec1a98b7e4decf0c313ce66ff08df9b84cdee13b1e13b31244295d6807aefad3d6d53d688555442ed668bc5f36aa26a6e03da86411519194c095a94e34c66de020379a1e8de68d03c1e8fe0f9afe77b69bf086115488de0f37370cfd96a5f7f84153e46a351aa75e2c6a187ff0dfa46bcd69a01a5515d5534defc2dd2b78c8cacef66c91151941a205e42f2d363c04ceadc8f4c552b0c1e1fe4339d1461a68a4b21d93bf042a8044e81fc2fd424cd28266b5a59a3c23fa69fbb4aa27e303c2b626be6412a4f8c44d7f26f99d7bad1b182a8089adb9ae72492ce141d92ce17c37559d756642378ae26b8df87c33b41b08be187cd9fe0782101f3693e2cdcd6a2cdf863bac33afa16244d6b9d78d0400f35eefc336d3f5a52b3f19443e18435511c7ad079af88441e0fe8588567269a76e961fb69bcdd124b79a50d11ef6a29e39e62ae8c27cd6bddef629ea1f4c1e841a87f9135e0503d77b72f010d18b45be8f0953342187c3fc186862c33f5c53e7e2c1fc18d03783cd4f9f0c8c35ade88d165951acc0bcf285fc1e6ab5e4923618c30b076f0c31aaf634d6aa13c258a19bf35e1ff83deb7d96d987dd7f260f0783f853d1296b37d3e9db3ed4b92e04d4586745cc508de6a34683d317d33f56279f86c1fa66eb67f9d8806cc335ce856a86b15bc44e517e3c10d3a44d560a9a7684ec9e84bd554a88c8f31a818df20148c9a2a59443fc12875347cd9848863bdefcdaf9a334684c21612583f45bebd784bbee12131c83be46bc0caa3fab9683c1c43469fa871ac73f8b4def7bdfa6029bd9335c73cb4af520a8727d2ba48e479b6223b6f921140b620ef955e54b858213b9b62a906584c5814ff040f1c56c668fa26ef9f74604431a6fe9d99a0fd76e845818302f1669409cfcc2c03791e3868be9a51119a7eb442cdf8c61fe777a26f6c44234b433401a5221f3426fd68b4e9d7491c89c56ac16a29e76589df5bef7bebae8b4135adea1137ef3fc1f4176619bdf5be9a6f64b0fe542884f4a4848cbd8b04621e3153e9826de34104d19b881a7eb85807e34defadecfa3f82042b5ac2436c4d0468860f09049f49866cce4d6144b1ab7e19986bc1e6f7bf37fcee01e9f36213d96241dec783cdf5b24377b33bdef7bd4df826a3451b8a491343c11813090e0b4631e308b43e9f7f6255127e3c77fd6c19ad71f3f1a2841e94f5d6f7b1e6e6f66023c0ac381e11a2295678382ba3fadec1fe3adcdee19bd969bfe1634d93bd8627a13adff3b10307861f0cd6841362313adc1a029ce6383ffcbf6254b3f1cefa524ef7e089e082819e6f626c58a77b9bdef64f5def7e04542c3466f7078b0ce792beee6fd1364ef7bdf45bbe8b170c7f977371a6c37d4124786072d099a1fcef99b137b9b5f1a01b67d68457a8233423c523d027ecca205fc463e0feb950a39040facdd435a3e6f736d104d73c491e1f7669aaa2abb0631819bfeb737bfec1ebc37b860a0c663623bb825a74a7c30d79b07739337be89d82603eb581cbb382be6d8f5bdc10fa209a0c33f66547e9f8f35aff820aa802eb9f184e5473c41e19b8213059a03c3e75d6ccd8848027a21f18ee68c139f35e19b1e6cff07c30866e751de6c9dc586c19ae7dd4137d6e1fe36fa6565e188b15a01a808fe34b39f161847ebcaa9f8a7fad06426293fd120ee31613463e080ef6ad09db0337bd822696687849663b3966fcdc2c5b6ef7b9be8b22ee19a01a31ed88247a420a135f82f0847f3b82f4430fe041e73ad7a3c1e6e6e16fd664807e18d7f1ad8f4ac5d5f7eb0806cf861f09fe0c141e6cc27ad93041e2f9bd92438316106b307f0987c301def7b248d12212ba30bb1520b4da13e83e9a83fbd4df862f83c3537e89a0606eb7d6e6f7b9bdc33f562441f869a23c1e813a761baebaebbc3f933535e6b42687846ccdf111534085b7b34d1812c45529c9b62a3a2e5bbd886121a6843efc7266cf84f4b35cc520ff0219d8335a9b8019a51ad01ad688135e903c108f44d1f4c11a7e94d513f05b7df7734411cf8b4eba44dc277e6bcd6a18bb2674dc62be6b90ba1bd3e6e16c2337d2c22b68fad51abd5db451ae0d467ed8b126181da18b01820f09dec43ac0d37e93ded4c041fe39d11ad4db52498aa71a61eeda7e9ccda44ff9e60a72126d499c958c7af3541e9017444e4298d62c2a3f9ecb2a159aea06e9db6930aee3c65e1a5b19982ae833a308da3fcc4ebe86e2f2c84b1d43e4575ad73c4d83bd8f36b08d1336486247807a1f70907c27702c5a09d2b6e187c30479fa732ae61f816747d337bea6e19bdf507bb066c941a8498a76c18ac3428c95c3042de34dc33bdc2b3623b876190b63fd7b05a3164153d88111bce8911496d9ff802478677b3370c562dd7418448c493fc085d583a8043e6e086f8d6e31eb7b1363e88608d3f4e24ae7e2ace8b6cf8680df8d3822205f35a9d74a41d4308530b18bbec9d87675bea09cc29b4841668472456f7da62b18194e376d6b163c3e728c7d235c862930ff0442479a0c3e336f5fc155603166b91095f0c6866cb863e8f04525cb6ded63cfdb6495cfc3710983f8dfe0411974b0151089a883c335c7cc4d2aeb5b1c44854a91a82754d066221657c97c31e56ca2b8692a11979ead79af0fef5e884eccd6878213b8c81af3c11abc854f157e831818bef7bf75afe5af4911e7ea4a7cff09d6181ee89b59ad73a335e3b866a09af01dec681842399cacd4656aaea27314b78669882c2b7855a97a42eb8fa084316b1581a09a6fe04d9a846a680d730e011a084165b20a1e817e6571c4d8f0c516d63c3e6b469b2a66c133682463faaeaa13fe7af74d14c1e3d19d13af75364f8be765c144dee2c27621fbe8b8606c2a4b18b2c285a74ed6d8549a0ac3e64322843f47536c3cd7f620fe48f4848498218a41b273bf082184d21bd49d866f79d4def73a304116186c912c9fa414d47fe78fa3dd83b9bfe3737b379b301ec79b43f50c5672c1034d0f19012c221f14b05048888e388b07015b46ba56e791e11e1f35ad68783cd6a6bd317cdee73182a85e66c9a898e51ccd31fa5904e89d01367d1e6cc25438496cfd528b3f03f827adebd135366fe77347cd4219bd921a6f6231166c43095775d39821652e16c99699a8c6b8d2d5b1c109ad184cd01cebdd6b5a221f75c887c0b04650209bdf958785514b5739d4211595605d6b92a45e75ae7466a25563cfd4452d6ffcf79bdcd920faa19b737bdff3b2777bbf371c58b19b7b9d6e9db10210195b3020175e76c629757ab66b51b524f4499ad7ba9afe8aeb50433514183c31087c63aac357f34cb5d443295d83bdefa826b9e79d7ac39754ab4f1a7e94dd6fff03c3dd6a083cd8fef7fc99d86010c266f6936b97b206577304e912cf5582bc4c9a137d19a9c92d2d4ea2304583ad0f479ad1fe4cd7f47c11886266c79ada4274597db1fb83c0ab5fcf9d79d172c083dab01e392427ec4581ff0dcc1fc8ff0e1b077fd1846c19b8c4161758a59a690296654882c69a341fe6031df662c3078232b2b715934f64b288408c7c26b5ad6bf8d7a7deac81765832f8cc9345bbfa310c5c4d753829adf5d75b19390bad6b5bdf64b433f5456bc7e1befcd6fadef6a7c44d183f8e8b7537d07eb7df7b135f1d825c9dacb211a03c307ab091cd783d108dc6955762aa2a9c19347c1342688ffec2bf8757e6b5e808acce5fc39035a19d93b2c5b7e753923de197adf8d3f4554d43f3c561af13736a6f787cdec1277bfe7660654ecddbf35e01743370806f5e87d5f42426196a7cf62ea563c69bd91cf95ac23de7466f7fc8286680106c36e72179d0429eb7e024884cd28d682c23cd93611e5618919f2a8967e01d691918f87ce7421f77bdec93e6f7bdef737e6f4607c3042abe11395813447079b87c5a09d2612d68b7bc82b5eda1b37efc114c3eeb98dfc8f35c1a2b169c85e457a3313fda232f0ca8a429d93becb6d11a244dd4da9fa110b0fc557c112d79bd79bff0e3a37f5af494551c9423539d19ad69c2afbbf58efaebcddb4710969a762ea09f161337b1fc6f6619ad782682eb65d9b9e02f3c04b3b7822911a6989822933975e5d62bcfe2b1b34dc10c4513acd8a3afca688fe345b21226c91367f9266ff091e9fe453a285218bcd4586b5f36d03e75d6f7078ec3c7b3fd09674aed69622b07cdf418b07f24c3e81adefbea05d6b9d3c334a113a5262cd6c958d3663069a49ad780ea396ffa665441afc98211b8090ac9f04337bdff064efd1e0f1a222aac210f64680d08a601cecf9f4fa3bdb0304d83f5d2c9f2722e4b9ad515c277ae1c78a4427adcd9f91e6cb0806b5ceb63d1378d289c38561686ec8588bcc198fd05bf7fa26c9f5fa3172184c332076b3f222f87ddc564787d1e107c3e68c1783f9d2319be8ac158c1e280a041196346f76071a04c55b62c12fb43ac62f2a4f360828ce393166dbcdc4cdcdfa6a6f734efa2dd19b663634ae38108044111634620f6c5a73f2ed81feff0517ffa5ee53b1043331b58eff91040fa3eef40a393e6fa244dceb7b07c27d03442424c2aa48e566412e0c5260f1a684e4c30733b2f5cb5ec2960af88a3d32d6c234304d88c3e6cff02275e92a7a10927620863430404cd73c1ac2ac10f821ad414a898410f5bd4432f516182f179c8b886d7e2b34bfc18a4c53bdf5ef35f826a180f350cd87d7461f4430b5656126342abe29e7e467496b3562196e39ad2af9569a1c139d6ccd8d019b07d1e19b066e18be0108e44d430c5304d20e915d2b95c168b5aa88435f3f6378b19d4b25ea4442d3906ba595209f943711b66682aa731def6581337fc12ff06041e12098ef645241101568157cdef47c62a831e32434f355c19cc67b522a3d7d01a9c99b766183fa3161f3534a04222fbad159a711535c2df3957bafa4ea6fed1502966bac8b4fc1e91e72c6b784052953e554087fcc1c95d293e694c69b191e866e1f4c135a087c52a2026392aa9c18eb38dc044ea3d6c4708df430aeb4caa16be2d6517e6e9a1a134619bd920efa061f355864d731419b78591d2139e43a7c4522b28f4d78ee82a6a93dba5f47851a04f9d8a66cc7729c842d416b5cb650eff8ee3c229a33737d6e6ff09309a1079b0da9bf37a6225c026826b4c937b6299a8fd6d5c18a2328f1635628e8f998d57050885daddc2c201657c4ea02a1925d6aeb05b64c3608b1625ea20f01fcdee5e3e51a501cacdac3e688e5e82bc3281078228adf38a42bf9a8b04d88b13e6f7fc6b60813735783c5f39f35a9a1f9cf034d15639526578f043e2fa56684d73a8443fc32b5762308abc733620f5a45f36d8e8b35f6cd5b5d60ec215ff32d43c3eb5935bedef9a715c2d09e84136c6a8d3972ecb0222424cc1b7f2ebf35a8068aeb47dd6b53734be1f3af17cec5a4ecbf7b2db8d60684ee6fc1347c6822c27715c88203bdeb93079ae4f8f5bd5ceb934a341482a453346186bbfcffce69d18a0f19bd9b3e9c91b24c49aefa2cb6f5a86484f48a63582c502adb04a9c10324aa593f3b2986c43e88ca7c23f9239f07844d09b9d8246c130393df9a0c0fa9f36ccc84f771275b34d7f1ad79a84db35e1caa7304662ce9d9275a59b05611184f7f468102951396fc2439823caab7a457cfd03933e72db0daa2b573d5a44e95eab32dc0b67e462b216379a1e7244337af09035a07cd6b5af036f6939351ad1611371891fc6f7342404145828ea807cdea0844625bb6848269a0bae7561a84715590b6e08c412cc6bb3a8ebacbe16d97fa13be612aa66c1576ead46833bbdb65aa55d2c7717983ceaa979aa09f9395b9a135eec8335a83d526b5e1f77813462cd21036d01dc07c11a03d4d03f803c13ad87337f5ff47d36675b2e5a68c034caa5d4d42de68ce16113a38b8672916d0c672a84c3364b5426d482efb119d63cae38a91cb1bacb8b59bc43a8492575df3aebf1a1ef3cc04cdcd72166b536203b8273ae483ef7a07337a8611d6cc235a9ceb5a07cd4315f7d7571b5ecc8b72f1ff4621e89e890dbd4304113685bc69db1982124e89faf1d6b5ebd36fd7b9d19711e7cadb4b2148f6efea2f7f2db2ebbe5cec42078b02a56a99ca8aabf90e2743d13509eb7bd8766882ba888541eccdecc5861f36b2c86ce9401ad73f3e40e5a2f826892c1c9e83926215ed6dced68774b9e2e42655592cff62d37e08d3c9d8c807e85957969a8c3a63a2566804758cc5c332fec2f6c8fafd6435e327a634d66cb8d2e66d9d8dafd5d354231995b8712faf823f269ca9d7847f0211a137e698080429cac27a276a67462424839d12be6b5cb47a9494e7d33984a412b464308ad47c56c5517ad6d8ac915691bd7dfd0326d03c534ef5d77b69d968629ee87ee5a56077b6c823c45bc56bfe6e47882331676361bdade48ae11b2acbce8c412916c725bf22b48001f4d14d18608468813952a48dc566dc78a433159cf804eb660f342726aa66bdd94de82845454e9d34d5fcf7f1ee32d584c81991a64256de2975416d242a35b14b5aec966d98b6ffa3e86f391fef6c86fd0aff5e75596332ccabadfab58969b45aedba1cdcd79bcdbd2b40c5646d478b59022a0654682bfc8917f9479a6502e8d73a9c4229a38d315821f56689e878411880c12c4e81841a7a2ccd88cbb6f163133e66645b5d1c54444854c59f457d9818b33aa32ecc4259eda2d96596396259c36437372d6d14216b7eaf733921f66cf3697fb0b3e887e9f4d815292b9adb6254d359277dfe4b2c077bf851a2a46a33627661bdecf9b9b8cbad4d4ebc2893537e28645f17009c529c8ad6a2225ba335c149d5f5ff09551d841286d1429dac30427b73d181541c95b4b5cfd1763d33572d2e4c42599f6af55cc1bc43c7cf75c0c09579d291e11cc1104316186533466445164fcc217466b43dd96df5b68638ffe846ffade6fa83cd74839e78e4469b27943bb6c5cdff0477659dabac55e595624d68d6d345152c53e6400698165b05a18b4b03255b39105655a69dc0cdb45df669a2accf2a5bb59a8274619aaaa7ad57614c5b5e56baf91827c7830322eb9c208d298de634314e5075b27e54565b26bf83fc6cb83644b19125bd33298608468439da5617cea054ab0faab35b7badab95fee19b72d7cad952347c395a03d70e43547ad68a8abe6a8a58157408575a9b6bc5cf6364cb5a95b22867096324b4a239810cd8217ad701562a83171c56a526b666ab6ef7c85c5ab8ec1b198c72c5e3e7f9b10acd6a6f69fe594479f6eab318b4317ed5cb2368295486765e6b6b04d70d57c5ea7a0e3db8765a694ae03bdec93e6cf9a2ca6113ad6c479d6cae96b26338762233163416c8b6306290da4a23c3b10c78290c3455aa5965767d58f4413a4b77b1686db44529a528fe56ade527e82dc9b5ec33f315628313e6c40f8c21f2c15a3d62cfa29b2310ddac1188213d1201445d029af76c0577e33d16e2526b45232b6c558f82340a65a4bacfa2e4885315d3682523666da56098ee497bef1e31199980b9762da2379e0d3a57e5e2a14becdb3567ab2b0bfe715f1c15fa2c0782a86e82069ba8966391188b3f3581c3365843059f7eb658dbab212d42c8761d883510f5b762d2fd4062b6c139df75b863577a531154bd691a2c307866a19c14f87cc28ad959b65f6617d962c493d412cf2fc956d11a3cfa2bb478a185d3c0a277c1a9d06ac178f9734b31781d6d5b8b7d55696e1e3ad564b231314ab076364b56b1f92ab350ce4ac0c66a1f1a6d8f1ca84977822aa2141f3af5fa1609ded5b67d6809023c6a55518906004118ec96a95744f37a79a9a308d79defcb2c7b2cc874a51db808e7658903c1e555e4215855604217c52254cf6ab35a255605acb13dfd5ed19369167d7e955b6b81b58ce1ad749f93621dc1e1866c9dc2764ef687ec5bbedc8113dd02c4c6b1df66d57050741badecc1fc1860ab0c2e8e1badf4ce616efbdf5da95247cc29f37af35c6762d0a3d8548edcba88fe2f9a1e688ebe9b57d0aca14f92c740baddc2b46517597b167eddcdbf4fa3dff4ab20e416ff766deea7b609874d4edbf45fb2c198f66c36c10d68a9535aa68ae84d46610c09f38213b5b3a53d0301d98aa20f586c452ed3b3abec960f41f5ad0848f37e6e583bebbecc7496b16629674a238e4430f510c08b58ab8df3b4b22b522dbae6ff0692ae99175ff0508acc92a5195a57029474a2b61ad8c1dac8b660c07a764b4dbded1524b728087ebcd7cf82034eb9566fbefadee03d8818dab6abcd1888496274ab6966f1c56618d0f347cd93477e98836b184a3a0ac39c9aacbb858b083120b9631df20c15ad446c4741cb847722e786c2c494e547c219d1155c58f94211d095a394174c9982c8a301e23b4e4a44fa696d6b7ecd142829b2dd745836d88785e0826c1f344abec0aa14241d91c7611a583bb6e4b88aee624682b4e9bc511ccd027cbf5a495936645b7ba0e4bd73b5f37af0888a3adaa9847d19ccae5d3a73388a0548aa960e9bf868b468830cae18ac58daf98cee6b9f9c7e62b8a2c286a779715b514f98554621c37f3ceb5c89a68622f9b34234a028b36a5c87251c31f098d0b1b5aa15a428e9ceda32b85faec393aa6167704412c7365f739e8284daac338d16defa4accedae5b19c36d99a564403adbf8ab5d7ada85661c96e91562a56b1977735338535915bcbac46c11be84194d5d28b443346cf1624862783d1161c89a27d14d4138d62ce760885bc773d76d74321ae121a741c4134e4325866cc1e68a812ab72697a32635c196e9c1740f1a312c06821b18f662ceb6591d5517b591954b227817e6de5dd5c41658ac2cc97cc6778ace599a6546959c796b4d084c35e96b0193455c28d682b79c8423478587f1c95e79e77c4d03f46611db622b347e8911996c715c17746f3647d36fbdc0f0b6d59a3b88c169cabce53c726c565682b5acb6ead5111159aad93e3bea2c488acca58eb846248556b74f675abd784514a81167c99811590736a4fd1ac022b9b0a4332c338d6c4d99a786a278e5916b9bf48842f9a87ddf9d92ac57734e43894963f7c7768cb1d296ef1bc27a48d5b661656ed35bfa75f417be46901a7598cd57cab8c8943cff04d962b46ad22963d7fa19bd4762143646fafcd7d3aecd88acafe06b2dca15b3acaa8b09b446884caa096ae6af35d78931c80cbf2e079a22bf04663aff0996a6a78e7457c2ba81429f34473af3aecbcd3804b18e941eab3f3a6b0d54b8df52d4352f2b72cb3971d80175732476ff435c436551d9b252db95acae59ded71f182945e4b173696261ceb9101ea7267412cd6fd459b27e8c7622115816c271522def6b4ed8f61aa5962e6d76157a8d3485de8ff16413a07bb5cdb335a2c11c73c73c85820842868182d823ce550aa4e2eaf856d70d5b0edda1a3688158a64576eebcb4b3954c1d92a8559ae786bb2a58a2d7c1fd5cab98e4db72a98ca14cf9a735a2da5813ef2040a83b6544d145583548c9c785d43963590ea72959845f2a56a96a28e9aa9a88d1d729eeacca4d13f19566c43182835aa90b0d3c1042063bd461a61d878f15ed394afb7b59fe9af355d9362ceb8c96af1c3b3a44e487ac453f2a6b4b2c81d92eaac68c4c32cb6cb6d6ff485572ed976e417efe9d8513b81d88b19c39b89523c584217234dc4779bdab7dfa67d0bbef691e532da959856e80a91bb92d656c6c6a4abb59927f4980c5aea48275f48b0134551163c56196ae09a5a2cd18443e7221f08e3e40da125a4454df4acf5a14b34b57258c4cb716daf2d8d02072cb32d49fe7a4b9e99b2dbead7e45a2ce2b85c8d9b118127a621c32a8bf9ae4faa2469b21258436d6dee70d3b2ca7a279a95eb2bd87365eb485ac7a634c82131dd9ba8e4c12a34bc2ed04460cac610b0343e6e77b2dd6fa2e231df3a336ad1d4308f9276c6a15a8d11542bad74e4f8fce3061f3ad88b25b895334c75ca5c86a40aada6caea431ebd7fa4cdb3eb5cbac3a68b2c36627cd928a2821b4551c6e7017e5c9353591205e8140a8a9613e34c536d6815948849f1912add97d708684a0c65aaf5631c330bd5927734be697cde84721cbf33381411a523ce4b151a6ebf0c3158786338faab4dbab1ba2ae325d4734cf8576593901cb2dd8e664f8544df5aa67214859fea20cdcd89a0395a40df8231436780524de406a2883e471c639a16bd1afed5fa438af4202de3458e3964475bc21652b52d7326713aaec5724bf62345662cdb436115456dee818b74612207e8469d6e72236d8aafcfae8b78beb12595d22b1612a63d6e229b208f33464b92609c2d643f4df7d31b1dbcd58e1224ed401c575bcb6330672ed4864e6ba9e2e39a856152aa3c67039b030d8f37b11a750468eb8d842bb718854a076723ecb2bb332bae14b5ba665b45bb53e3c69a42d42760f5eb168849e8cdef7d7d22b6fa47e9a1823b4707717535a9e24a9907a4462321c64d6d6aedc624389d17309f1a9c2d4e42d69b5803ce94e8db1db855a25f523dcff02ac3d18a5eb044b5c068672e807242c32a7d1f431856091ad791fe3cabcf94b25395835bd6f5ae5dad8f9775c843caaf36d63afb16035a351584859bd962dbd3958630db8c1e564c7667d3e9df364884af823358d5874ae057406e70ef916c5b2f2ec6d36aaa3556bbf83cd1413a7209544f91a48f82537d75629f09cff09695e29a91eb7ab96f7ae150af19c317e7410b6aaa044255a8cdb2aa99629c8c8a5e596aab4e52fb2cc55b1331bed481c2eda7d57216c682cacf41bea09089b9745248cd011a75029adab6649d34d5c6b2282318219ae5cdcb5f8438424996b7faaecce6e0697a9956bb9010b61e60402696bb5044a8a122574a5a71a85aae85aca49e6b358c81d52edb0afcebb24ad1ab65081e329a885863290d092bf48432d14e55b93252115d6e98d7fc2f5bac3118db66421363ad76d76f5d63da2d67193370b09b6f8e59410346cd93f20dc5836e0c05d16898aa67579dbd8141ec3b3ac165d65a365abb804c9c9aab575e4a874aeef0e2a0868ed17e36aa2e1d49837a2e3955ac2db6d64c9c3c796ca655dc2b5c129b1a9add8d95eca83959d1199abb1dc8352b6b870c4475a5963149fa2d6bf6b7264597eebb6868f853964ac599b2c4856bbd427766a1fee1c9ec31818942efd74b1ec4adac2e6d2a1da30621d8d70ce84e4de8efb315e902bd166b0be4cae5775f1dac950cb467eb8b52ca2babaaa7dd63b1ad9aaad2bc6438f5a9be99b2141459f1c8c555c8afe6f698ef558d7a5bd8958a506ae548634584eac828aeb48431ac590841abea52ba655760b5c3051463c7ca5a6d4538ed1cdc16b2116baeda69c5c2b6c963354916be9dd6d367db62d6b55d9d1999821f8edec5752b1948dabb56b58971823037f6ad2e5a5c5c6d699040cd7163dd6dc0d89552d8ff0ab0feb728f2cf1d57a38d56153572c9ca2f1b69ad44b3b3d8f2f9f36baaaed75460d5d57978b093b6e19d46136199cbcd3c22a2499f384595b80b8f027fe759814d38633e56e6a58e48a9aea5e9821bd1f10537dd462c6b5ac2e590d75d965bdf4969aea46a8410a7c8d4804677b52d75a87cc59d814bbbfdcde97a1e83595d33e6f42dd7e57f8f2eac685b16ab68c5aada916bb2eb5871f22ac2a418df641568881b30de878a5c974532fa5aaaabb1d55a22357a36279b9a284731bddd256351531f080b09a4978c852d8f3128be874f8fde7f99ea825de2bd159ae6d56aaadad952ea722c963d76b5f6d8674b91f414cd6fd3eb51e9a5a6b7758d017657173b5f2d4161b30c5c2b7adca88c2d5ff047fb3edf9656cce7c0c46c4a525757d5d75d76b1aedf8881131dc05a13b56d379f4d98876615c2d36220a531a344b5a7c128166c4d6c1234268a9b24a7174eab712208428e62cbdf31d04c77d555628c40b7d4ab4ff02fc38c8aabaacabfc8b67b321432a877b5d2cdd6eedcea692c640eb6ad8b6ad9f679b7512d0a48cd62906cb716db28ca4b19286e045f63d118d38b41a22a59956dd5d5597add92bb29b971b1bfc4b4310dd7d834d83e2725d8f28dd42a5fabe2ab4177fa59b96ad29b4cf9a54aba71144335d3d6d4ad2b512a598d5a60b1bc49beb266eba2aa2b8322e7a52a6cbb435276b635cb6dcf835d951c4b11b151fb35f0cde07adec6adc4d2e419ddb4aceac2bb2daa5719dd8c4a5d55095b9dab7cb348a32aa945ccdd88e8f637e833df5a1b0ff0aff26ca89fad4f6d460429dd87790cb5b29a62b18a7925a01cb39b55d86444fa2dafe347aaab7ea9928c472cae42a1b5ccd2c10855622f9a5244d58a90c1cdb4cab1a2e586071f26f37306e2511a16faa5cd36e4d75db5d8991f3214804b43c2c18459f5695b1b8b9a8a0c9e7eab636454402c22f765b9febf2cac5c514513e88e94a4b2eb983f62c7a96e794e5e2218d4f4a781e33879f361f322ac829a63bd3bfd452f05d4e4b582dbc6fa15135a88d18d711cc3680a58323681753e6624df2c81a31257c2a239cf6bcf755db5adb25aed08b2bb972bebd7d3e8b62e5517f6d73c64f92d0d8f657c7253e7017569f45b0dd8f94737eeb93ae581bda96bc198f93d994277916a6475525addd17bc04a3db8fb7b1e6992bc946a1eb9a3eb1505431c5667b9ded9816bda54aaee7e5c15b1c032d8d92c296b2aae2250992c5dfc566b367c68b13f82128d0431de2f9a6597cfd2aec951acc51ceb489557f207ea1ba8b944f990fd19fbb01b3fd25ba84d77178a19111951ab6fa1b8bdab35f168cc6e2df15391752f64da58ad7137f75a64234ff03b4a69c4a25572cdc2182c3c6af9ef736613b363908b1d7a2858f9523216d9aff0296a1dab7a70acb6a348c71469431ecf8221daace4c04213b3b2f629265cd9acc45b04e772a4b29ac33b95b1a2c31722b9f335acd4578258ef7e1f44571696fa6f85adc06be1542d91ecb27057a355506458a8a28b520b9a8862bdc577632e252e5aeb44defbb4f6274c11cb342c2c06136815b9a98b536e85b64b33abcafb35c13fc74d46bb6b47b5d7128a92f4b5d28a1eceaf64675584d4eb2c55266fadce98c32b2e76f658da4f7467657a2a957294731a2451ccfaec4efc1643360c61b821826da5ad52aae9aff3aca1315295558612204b2bea843297340cada555a0c7285f463d35d716081a011c52433cd42aa0682390cb5aa9a8bd972d3b895cff03254a58a642b1ad6ca76ff4906d555b6d2b2eb551a2b58c96576745c5a8d34ecc867d92c234c88629110d759a8a59494d2a682ec6545a83238f9142a50ce9e07dd786811ea74aa8aa84acd5659ad456752c1222db4ff09aaad82d419d6a432b542bdf585148817ca896367c3a2a8fcd380746ab556bd338b6e9bb1fbe9683394f38fbdf7f4b53d379a686bab2cdcb0165f107158762b7ee57156d717c1148545b310b68c98d118354560ad935ceaa4f976b48c782bf09136cc674e1ca8702b9f315149ae933a3175a28aec162e412d4ac16f89a910c9479558ec88858dd6ad55e33b355d85339556653d414d41e6cce77f4ccbadfd3a859cfc457c591ace7fc9bc7071a547c6b23aa146a31e8b67fb9b3412a1d6dff04d459f1d2415d765cab598b4598e3e6b82f196f5b590a2d28b53a7295857105c27cfe0a2b36cf9b2134d0185057a5567b653e35695324f8ff09aaad3dd30b15d468d904d3c34d788f4d0a66eaa6d4a318a7029391e18a201a3e93b2fbd921a80d167305b6af46dd8a6aa68c0d216533eecb5ab94c5ce2d5656ce81464dcb4be0d7e229a82e3d4576d365a067b375ab8d2b554d167e908f8570f8f6256b3539d152121aba303065418f6e2ad5f165e61f1b152329480a84af85c618eb4429b8c7a71b8555a81c3d470abc6be9096abe26aac5a94d18b35a31eb64f537a88caa3447867459e291570c895cf9ed9837612d75596574a31b6546aa9434c8acdff0eeadccd2c014fd7bb0a7823339563582065b312cce9835e40fd19f2a5abb9985c6aad50b97b3a711ada2cad48adf25eaac2a322be0a7139d46ad12cc55893e48937b78f9232433b5d68b8e5ae5bd6e5952b1163a8474e0d61447107854242db2ddf65f7f48b0c379b1098e75d986dd51491773bb325a2d4b2e6dd51c777ce6b4e6b8cd78c94aca821991c463f285c4142c21822063bfae3d57e3d5535bfaa93d4f43baa5d7dc2e6b2e9547b9407d69b6e802b7d9723928258867770249054fd717219ddfe8d6d6eed3bfa535c3159afad92eaafb2c4b159a0d05bb31659e77d93b675b4c685e7e526a569a8d02ceed1368f6bd6fc20e1eb564bac96c4a9272e56cddaea181b50c7998dd359dbb30a63c62d12125cbacd21bc223c7886a37a9172fed3aca8521268333d765496b39e9463ad6f955750f9d353841654ec456c67548c1491aaa5ae2b4a9e95a224a92d4aaf649cb88a6abfe8b656eb77d9ac4b1f2e5ae3d55cea5902867b424584477b2cac42e231725c2c07e58f5586b6fb7dbea2b7045777fa2a7be633865b1e63d58a8e2d29767d75cf85b40502cf29373974bb7a0a1618b5865851c1acf6be2ad4d8d199eca704f256eae95c57e4d7f3eec4d84b229c5980952a97aecabfccd4204afa417613344896b5811963d45a6db961a4cad6cb4909c5a525f3642c3e3313b82db18d8d6ac3121b43b82ccff0463c6beceeb3b05ec586b7459632128d5354168a9967c4d81c5e2ac9a951e356b3b2c962878918742bb083412db56255455461aa915a81fad6395a050a79187cd58966aa6eebbfd4cc1cd2a82345f1cb02855241426c0936099d1bd5dd9532c632c2276ab552696afe41775b7312ada15d1b2625e13b695c7c805a8a5abb2ba69694aa25e2572d99016a6163fd35d88861b56d6cb67bf082949e1998572fb1d16c02c18b7d83801ad4575962cb36c46550608d3e231d6b4ab5c104c9aad6c7b6ba95d63104466db37763ac12d95427b365440b6cae5d14384aa95d4dc21fcea6cc3657615a69735b322ac4bbead62e39dfc41b1f98d2d2ab70d9ccf658b674a8cbce953e2ea654885a5ac2c40e1a5965ee8ca7954b0d61dc9e5554f45d05767ddb2b1f25b2bab7e29b03eef8569f01d6fbf74c5a5dc3e00f0c12ccd5b0d73bdd0aa3d4f5efab144d945ad5edb12cad776a8866ee545a0179b6859a34df8d0c161b059b8605b9f7f46a1085e06334f9f5d2235fa67319e2208de731c205ddd285633223d8b7d795764f7f476a8cac2c9555b56ba463ca6a64acb55da3b4d51b1df2159bcac660f294b05648f86914cd4d402395aeb4107826eb87ccd2ea60883e7b5412c9cb57a87cd8d65abb129018d9c104dd8e082174de110cdc65e55297d5c035d6d55980648b5d538bcd95635b73925e860962a65559566407a8aeb67b3162c623a35872ecb6c5b166b7ce9141556ad858295594a5e116f74774b214e5821ad499cebb08670c22b76d6345823782080e951566d5479b52ec0e72b1e6b115831f2c85b91e5f91a31e15e996b6172d9d164695ce51426156e61822547f8e6db89a2c6ac228338498cfd56c58e596d6aee6a76a17f3d69bc5767cd274c23c5530aa8b9f29b8a951535f175693b4b2eb2c6b0d56555216b1f23fd3209fabc68bfe64c734a566088bb6616d96ed578f07ba1e2da0102fbfc91bcc73162b2ce8926184686ce66d69a2209a9df5ca2101f58f4d36c1612628b275cf271ce3aa5f0568ad520c6a6d81cb29c9aff0c78d65f886823e7fe357baea6fb5d7c075605f59f5b2f67fa876b45c81d9a64af8ad45364dbd65d39a97fcce5ef36a3579019eeaa5d9497d7688415b61a4f07bad40ba054174216eba56621f3323581abadaae4c5418b392baee21fb3e020887c13737b10b13b8a1e050e55998c13ea411aa579dd34e9ec62843bba8888d18b599995694c772b59adc777736562e2e2ca4886028c2b6a423592cb6dca5bad142a9a5b62d16abdb7d5645aec766fb57895db5dcd91cb52bced46bc135ad2a80a36218b17c15a13bcb0f2b94574a1962c79d8b01581547cd6a658551834d4ebaad8b77dc075a6959275365155879d41e218238577c8775822872d376fa45cbb140c6ba9aa2aa825416b2575dae92e7efebf17ac16b502c7cc2f8f69635ed83764e2a8e5fc66fed6d8f2b16dff6ba254c2a67aa8432c86f5b558b40c4ec15815e9aaa3353606d619bdb37ddad57ca368aa2156ed972234015d7f3513b134d511c6819ceaf5277f4fa6de086715b408174604d11aa5863babe6c617a5637b4995815a2304acd216e70bf3fb42c53765eed61a317bc9706b2e51cb865b318ded42585c1debb96225a2e65b0844b8555dca0d4ad72399d9d73f21141b3ec12aac2f2158ef7bea84bda91dbc03265a0403097e17bb58260a01d4317cf9856430e155ec16172c7d28213d885161b14e9d347c24d81483d3128e5502ce799a21a184f453a2fdf71ad19f75ad5d963912997632d6235056cfcec3ad7169bb85c6f894f99b1119db201bf17e7578b5346b129b4a526312d4885fefad696b634583c266d8bcae134dd63205810d3b65973def27dac13a9f6196b692591c9df9b81a4c6667a7dd2476486860a9581196318618d7892c9bf9aa81cc4ab5ad68ac28442db24b1b2cbdad2ff46b1613c5c71ce6dd53d767f8cb552fc8b2dc7b84466b74b945b4bdce4b85ad92f9f61515ad4a331226a5b6d48cacf0402af5396066c5cd65cd5d5c2ff0a577e93e78c8175b7dc6b0a7228a25d1a3441a48b66bccef426c98610c14f31673f361c841e28c1825b0676fa9315895acc54822a6e6fb266c92db1ab460d08b976632a5b6beb68ccff5c2e0f9bc6414359f75c8b8dd6072c2d98f535af7571ad62d51a42f457423daa3e4f675a051142d9beb7d3dc3249ad0233be58c9392f883328befb2c3635c95498cfdac8a9abb2b26d1c3c2453a13a33afa6f6d123e42313608027c564a82f06ef2ef0287ebcfacd79bdb3aab4566ccecdb4234d535c6ff3db55ca95896b5acfdea2b3110b86eaa4784515de582d4f1174a7163daf2d616174861015cd972cfbbb5219514453da649bcda7216fb2ea86fec58aa8c97aaa6c9a3f16bfc83429ce6bac4350c38e35786422c4339628e29b0c1d9badb58afc280563ceb6618b34e10154027dd72adb9217d6fa02e5aa3445a268923beab4056ca9adc7b93156b76556367d3af997c9b9ac2c413d3382aaea91a74a0c027fbdad4ae93bb6a4898471157ed7de4d75b44af4bc2c769a76316533afa9b1ad4717593baaefa2b256b8eb1dd9f22e755c5fbffb7fdff7cd42958aebc7456258548697514bd56ca6d562762081bb424aafcac08209ada6fb51197b6c80fada58b71b12aa8bd6eddc3562a59b249f192bc7036f3e5d0821651f2965af7fc58325be6b91163d480be81b144d715d48962623646422562bca64b19a8e49d237af691f4b2d436256f1410c5334b6dff456a0569b5c8fbefe2d8df11195aac89931b3329c446a2ead8432b170a728b4b25952279c8548e34284ef5f2155777f1639ae1a4630c56abe1c4554a9938745169eeb6588ac4c658272135a866c9efb2e2d975c726f883e6d47c6e5d596ac47fa098c12ab28540a2575ad2e1ac18d8f5fd9294fcf315c334f968c54db90b3e852d95ab0dada6eed9b6ec95d2acd70c5a1e9b46fa3659779547aaea28767fb084591a1319dacad83f7514578542bd3f211cec1d720968a7b2d53db10963735c13623375f6ecb2d5b7b0128eed70a52a35b561d4b8c719540d9f1a68215826ff045994d11551a283599f1647c338a2a2826359635d7e92a3491d363fc4d42a6544531c2e8af015a3daf61776421d8bda2c66e95cd95c7b39ea63b03b20d7d7d046095dad9102fe7aa65d0edd7d71ca677d9a15df6492b14b82d88c621e1c3b299bfab3bd0509f1e4e9affbd5639d32e358e34b19971ccd3dab6172e2c7c857337b304d34df565d6bb87ad8353d4a6a84db7aa136aef5c7cf80885db8e5203df4aa05ea32ac68696058ac67dbec5dd8478206030786cdaf62cd966ac4e43ffa722d39b6d428366365d769ae22881747d30f9b31e14109e4424b86b46095c042114312c1bc3115acaec754bba435804b222862a3e4f556db84efa9c94f95a196c4036ccd66a2a589b52429738a7fc8b4da93e6eab34b639c417eeb2083a27adeca9576153a22b54b48a193452badc0103180f5d2b58e2290c6cfb7d9ae6bbce7a58aff0b697a2aa454d34f9984e8f802d7a3e7c2adaa95367827f9d8578c9435602b5962a07c638cb4f1f2df22be40d6b647ae67d1f34ad26c42c2af931e2b973588ac1ac28d6db432d4ca6812db38ad78bd4356a95e558afb59df4ae593cc28d4249d6acab5da58d2a58414ba08656f155c6c9076f5d2b19b016142d4556a29cab6c81505512bf808dc3e698336cb7d363b5e939b60ae1f3b68534d973a2f28bf5e421469d7d15530ce39e2cafe7954d1835bf5be98a89beda5d2c448ac2bea73841ae5aa6fedf764b1292d664baa75db565057caa35cc4468afdb4136ccb2e56a9e1409bd85f9b47219a5718d5bbbb37860f02eb6403c56c5306323bb9b4caa2456e4ed882498b10d93665a4224dedd92b449ca842a2be344d859a9c1abe66d5b231bf371ff041ff052cfd2a4d2ee2b40ec76acd669a2b6265bd48d6339c829987269c96c905661d3d5939085756055b4d96a16dba374a55965a4331a85b22bdced79b6c5a97945318bcd163642472cc7cdec445d084b78b318a2db289937136ce349e37843ac2398b6121cb32ef4a605136601ad2924ce79fe07817466ad0b9c738de70ff0f2bff3d7f345baab3b8c84774c795519b21ecb0d8f4cb8f9b3663b184aad2e99432ccd55696e9a13f7b6c30884188dad7cd231ae69472e2c9a32a96746b2c0cd1998f1be382e5998c64d45aa212fe3aac5965955b69c7b331f25ac82644a2283fc699782ade2d7e58ed645544d0135ffc09cf24ded9d0ff09eec2aa9202bab22402dbac719cf01ae0cbff052457bb282a54cec9562427b4298e1afbd453995dcbab4ef4e238219529fab3adad05a5c396db8e98180908e5cc79658d14a9e8c30b19b6315081c805a8516a32bb29aad5a2acde9931e3ad443e9f95d0c4f17cb5c1e42f3ad0f1bf93e0fe3746e3776965a5cf4e4bcb112dff0a472c655cc2cfa1657a45ad595accd6de69a706554327153a039f0efb5b3ee6d67234eb1832cad79443676d119995fa250bd6b1cf3c86249b00c74a1a10d1a6d82cd6ab54afe2618262e2e4e1db2ca7cd8379f117352b355f4f557cba7b3ada796895528917d136613eec99b044e7e73ecce3ba3e386e2f4421996baaf4972f6ec188a94241368fafdeda2073a57b5d542d95318483e02cf37b2c23465e6b6bd6d76fa23b59d87079e4bb33bdb61bb6835d795d3d562db85fa3866a0ab555f9cf875e39a4df5f14a3859756941adadab1f4cb971056f54e9ec568ae5bb16d8e92b510258a284507f64f5e188faa2cecbbb082b65e1c2b25a5854d32a9fd12cdf42c9a564c7403180c5f0b120caab82588c5492717416ee29684ab86244ef6c4161553420642e7ea4ec13cfa8055a856ca5845c9c7c9b1abc6c988e4568159aba7fc3f20b4cbc242df178a97e3e630ba6398c4323b46b4905c512bae38ae34a4879d6f65a33b3a4d2b171723a596b5771acad44ad57db974bd519beec72db7f2d8f0c4653aa62214b0f982abbe89b0b5531dfab61b1db7b53d876449b9b822831892d037d1aefa6e892562c657b10b31d2c6b36da9db9ac3534e33b3d61194d85c4a23cd80df12c626db2d67a73b262bd731c59117e999c97b9eaaf1dd433d36322b08485baeff0d1f46eafe3629c917fd6d975f45ca6e807dd331321e994b88c978a8df6dd71a92bbb18d602240854658ccd2cd478b1dc5b4b18ce4e88da8682d2e97e8b93d4ecb19a59a826fa5666e578f9ecbee8346daa1b6beab1cff0971d9b692c896cac2c5669458972e5664b996d5c64c594ae28e8861cc64f8598b62e30cb9524ed4286f39e619d0568d91dd749aef569ce3205b809cb197fd14d962d72db18d8e14546caeb64701556c730ab45666b1eabdda16826ad489159d98d249e57cd2af1cea72542c6266104683c0153837b2c1ba10dc815e35b5524d71d830af5d42c252dfb7d7a335c54bc32cbacb2ab6ccc6a32d229af1c7c02d3523246f42bc1508a21216336ac119864ff0a45c67dafb55cd4aa674a232ff09c51f312bb2fb155c2d2b47f96b965ce562010c0c4318b5f50cd1311acb2ab1418c520a457ad6e8b3b0db9adead1e83c55451582edf4104666b8dbf6efa06b6bafb1a9b2b578ad5217cae94aed5d3dcd5d08a352db0c5c8536aac1142be44afcc7337e0fbf3c09a9ad6e18acb2c0ce96d0f8ee781751929925ec7066b6621b9440df583c58cab1dadca7ca453319ad4df6b7aeb0f568308c48f19e2b68226316d9ad1f35abc1ad2a6c766ae9b71c6400d2c369b832d6b5cc6c8472aa5a55570f3fce8d451f17c44c5b6cfa03b2c6d35238145964b178dbc4771c3777c157489ae7423327a3c20c1c59a8e8c9cb58eef5fc9e1052c6ac94fbade2202115967213928fd74ed7450f25ff35ed4fca28263596d4be0c435a7a87cc6943e4d46c588af1c0102fcc2db71751bb90d53a772eac21b3b613ea7cdf4051563d77596647df13d2955767bfe2988a026c448659523adb7d5ddd66cce8f96454c8804c313ad82218207dc660d0aceba0ef63dff4b2d6bb25113fcff48d6258e55120485d5cdaa77df7d162cb2fb7ecccb3e2cc715319bcebe7592a26c95b2c8d163c136f127425b645a446ada133744e3ad858ea82eb0431dfa59f645a5bc724cd50b5d16519ea8f3cec9b4ff75ab5373c3abbd5199a0a720f2bc0a1446848bae3423cc76075a84ed8d8aaead658ac2024462c16c2bae1317b5c67c5bb12bc318df03166e6cb445d4d6fa76acbd8f611f1187656945316bba34d922dbacb3f865658a8ca623a416bbf8a140e668f9d28dd96a3dd6778f90d6872212e037d2a8c0ab4680ad58d8eed759652a8571d1acab26f8d3971c333cf95f6d31eb4bb1defb412e7f98ce74d5de326b5895e2ce75bfa6b463d8efdadcaa26df5d9469516ad0eda765cba36fa39dab29d98a42ab1667ac6f2726e7a13e55e465e5abd8b58a4dae4d619b32c504bed15664b35a1bba91d2a256fbe080278919859db153dbba3a64e75ae5a0827da532d9f3b7050f6b021415e363588cff65962714dc2c5c72820314d88a6c6d8eb764e4e4aa9b126a3b18b80d6cbb69958c5b2eb2bb8135f163f48ccd047fb656186db16bb8e53447780fd4b2dc92c9a2935d6fd6b7eab56afb4d94d74d46ea6a14f5f559f4b6cba705d059e72cb44bccf99a1ac6a0aa557d215662c24782346226e764557baa067acc594597022aca682818ff4e6842e5b2862517597d85b5d75b37260b39812f72cc6aa92cc7cc95cfa6f6e75024fd1b14f3f4b585d68392d915655d9345f64a59cabd73bc86eeec84b5ec6af4886eae329a952a42a1163cfaf7e0b058eab8c2a7b2f624b570d3ce3a9bc4b489df4ab32325652cf93556614ad9979c196663cc6c947a658868d0280b53cb4f3bebc1161528c7be8cc73f558e98edf7ff055e2b6a496abcafcb2a6abc304309c68b64dcad61db13945395b15b7a1f96ae40e491dbf4cac9463628bcacc45a6921959a9371ad6db3264abb588ff4b26ae245b9b26e63717211abb5ac392b915649c9b335dd0581255948e21314b4581215d6f80bca1c1634d6a5affcdde4e0bd22556a474b27cc9a336d36d34c0448c55ed88df5460b5576d214aeb91bad28a615d78a61891e6962c1a64b5b588fe133eb6582c034412e160f9d49c97b5aa3aba339555b58f181b45f6e5265f6a75656b143f956ff5fab2981eb0607fb7d9eefaf6616d2c13e5fe6b1843371269137abcda8ce5d894d55812b5354d6440f39425c461b3021a1825642165155f51155ceaa959e1ac85ebb4d9a890784159d9f7ad88c390163c34df2247752b1815ad407d32c960f6dd49ff652726be0c84a858458a4afd1a6ccd294a6c694ab2a054c4b2cafed394b185b6593965e51503c3118aa96704311995afcca5a72aff9d55e237cd888555cba9eb42b6dad56a1d77dcdce7a139e7aade20aec7b095a95218d6a071a56142ae80f376c0c0c1cdcad48e405a14b7152ab31f2ab75250b478a0411918e1ee06bc945ff0253354cbabbd31d5cf82d2f37af9e99a66b2a3663d39175fd1bc354aaa2160e5ebebe9c344b2d9a5f367c58c4c11628a26f39981c7a5f1dac4f84c6aacc628fa596a3d991dab962744f9b95a2d1721ad3caebc9f01bd55635bc354ab6815534baa97f37d6cc0a62d37c56aa7c311797721abad5316a4a56e448510b2305727771bc0b4e3526a6c6cb958b2e648d5ea58e6065d17be34116b34c38565232a911062595dcd5f19b2fa892a54268962268850a66a337fce6caccba472cd45629c9bf4f1218b1dfb6641780e8f9b4f364ecdab1eb656359718b4a1b60a1cb2dd9296dab5514c13421f130b7d7b2fc82959f75a11a7c7e654bde2576cb5958b3312de5b3267fa2c1846c7aa5d5d02f63554ae82ac478225d565b316871326c622c6cb7b5936a54f78d67d2c96e3fe16de1ace792ba58e202651362542fa2eb2baaf95b444be5ab61136951c7b2b8652fbff2bc762b16186085ea72c4ead45840a2daab14b5941c7a9dd0272bc1ef3615d593414a053083dd3463f3ddc8c02db2cb6a3cab2a6986ef395621418f22847b2e2f6c78f2d0f5ac12ea55395520ceabb2fc6165eab1ece81e79d4c66b29c8c8af21ed73c051fafe13b9beeecd5c2cccd4d58d956d64e47fad9aca56b15fc9ea16db9498e6b0410433ad958581ac9595b1a3d89375597d4d5ad0b596d55d3e016eb7ad432ff1a555d83fd08e20f07b60baaaa34b52d97048712dac42a986063cb80d5e2cfb86ff03db28aae8a5c716e3bd281684a9919b4618bd8a563cd6be5e69a2c4a7e614f8612a41e8922125f6c3403d7454f917fe857979d9431596cb8dd5cb22fbfc43d97a01693cfc898de70d3e82d19157422951d1778e297c861125d0d7e0587f807648e92b6eac289505891e2b91bb0b355ddf7be5919fa7769aa15d196c5b22b57556ed6d4e72acb255e3d8d6f4d5688c2e8839335ad6a16b69b78f01e4cad81def6c58825fe85fa84890cae33d742e2e6e4cc5c518dcb537506d57795972996aad5845a9979d2a7cf865e02595b8c71992fad968aec816b54ad0d771ae98ed4a1821f36fe6f6ec78da3166e7fd15d95b96675819a347358b941ac5b5e8965740af55d3915e4d3745151c56b558d55f222ab1d726bf8a50f4dc6f8b6c03961a87cd88d1bc1e0445dcd9b1589c4efcdec152f131ff0c15112fb6aa1592d5c9b59e5af7deb69bab512b032be58d0a1ad93edd33184a3329986f623e3b0a6b79f3dd9ad66cacb049adf459634d4daa459bde8c60ead8e155f662827bba2ba9bca8a5599e7ce95b474ce06beb996e4c114d30a85d6b91e21ebb4b4d8cc2fbeda31f2129c9bbcfc0d455498e907958fa743c9c1b365d542ff08da16fa31c4a2ebeabb4f17156be66a32b234442cfafd31eab9f1d3baa5b57ccd660d2d66715d35ffaac9fe2ff0cff833ced854cc94d279beb6097dd03c3154022c52a472b032d81d9a734bef8dd4cefca8e2d420d442d2d5dc72a21ae6223a598ce841073d0c2a674ff3e3d3974d976d23c44f8ff9d05b496da3bb73b13ec4b24aa879b7559f43d599216b14ad6289dbbd6f2c3a1195209a4a9d2cad2bd359baa17aeeadd3c31b656cab9b1eec266ecb88aad5fc9cd534233c277a3357f1b818bf658cd925114059d33d2827dabb4b6ea2f644b44b3f8aa46f21b2e8263bdf6c4af5388e154a81d35eb75b0434fc4a94216a55b9c50d8bf334018f88319e93f9acbf1aef5b6eb695795e21c75b2fbf210d0126fbde54a94049684ed5dae2fb68ecd969bcaae58f528e3e6ebcb025911ea67c7648cceeb3e823568bbd101c7af37b83c6afaebae8b31a31efaaf4232c68811de6aa2ca1f1eb2c679cf845f32e2b5e18cd4c8baab0103e3562576304a6d9f7aed137cda8a0fd5927c6fb1b178c7a174a4deb7e18c508e98791d54d97645a9312e27c3e17b5b1c09d3bf9625beaae5c7826902535e3a25edab377071724d576dd734a81c9aedfa6e1862b379a48c41d90aae942475238319ba06c52c234523c551027f96b6fa980768108c9f1e385a89ca19704d7e6ccca1ca3abef414173db6b5bade6b6efe81abbd6556dca1dab8a966334a045b96c1c5f43b122b5aeba9e8af9e9c4ab294ab79c5834a480b11b2e68480ac7800f75951dad212ebdca775da4c5ad92a5e74ca06e6d9891e345524158cadae8e6d669dc79b11896061652a60949eacc702ace3e69159155d8b45960c81962b4ebf2b2321ac589339dab3b435d36313161a4c562b5c191ad65571b1b29996dfa875b865ff0affd4ceedd351596595997393b2cc621ec9531a1f351efaa9586f91e29ff04ab1b5ac55ecbcbd4c5d6d175377fb6ece5b0c1e1261555e5a12638304da2b0ecc27c31a05d4f8c58565711479585b4d651719edb739aeff57fb96f39a322afd119b63674add27e5e35ab924aaad837cd274a2f8cee08ae7d1802b46b4dc6cd881d5fb8e7eaec43688cb6068d762b96fa88d65967d5884e4058edb8668f8c39e75593e37f2b86d81c9ac3d2447aac5816ac71a6f6a4b45a999545774d821b7d2b9778c9f2b138823224e6ca13ce2b06ccab2ce5a645d917e4977ae095d18789f9e31c63be165e3e6c26b3865a58dca8ba64b3a762f6d9a63153f471baa5dd9dc90444667432c58f616362582e944eebc8ca95151da312d962a59b62c729e1f037821062c49a559a80f7d6d4972e4a931e8a2dbe3384a285aba10c276482a888cca505acd35c9463b665613afa17d282a5f491acb2b58b4f0a09c9bb22c588527cdc32d702f2a8ec336afd0b7f472bf4338093104e61b0b643f55fa1cc02d4b92c078623d518c7aadda35c1ba73b414daf554cc6bbd54858a4bef619a7f9d17e55cc6f1bd66f0458de6c829916d36db650dac586aa308557d78f42ced5d6c67e9188e858ce2258cf677da97b3a279136272f3e85b6695291e33d51524bb73a422c65535d76cc4c46a9b13fcff0e718f93567c580e23043415cba8e0363cb0ac8955991946cba9ec08a9ae7462bb45add284c5b6e35c45addc571058acc5ddc149d0ad6593baec39611230eb4a44dfa499a64554c1f988ee58dbadc35ae95edacae286bbb4be3d8c39134e35ef497eba8b68228e6db9f22ab9528881cde7eaa934a2d0a3baabc5aac5be8c3c6ff3595df919b34a70da15366c477ec4295bbaf16441f57672cce2ba2b2a1d73bd2a89f321ab2ed3868d2bc6e116a8f739210788a6c12a57a5aa6f382ba8273ae1668f84e88ae35ab2bb83086332d86cb6d4975b587a76091d77cfce2cb6e74d1bc860fe182424390f985d8c33a9566b6548b29aee282c5e92aaf142f2d8f4d52d4b6bcb8228c3ac424c11658859f644363d85def3797f1113c54eb607287a83d362ff09eca692624adae9635b6aab1ec08c4b564c7b116e2542141c239339504d3a01cbcdb92286fa8f5a7f5ae6b17375f233488b0c6965c59163ca16c5d47a5cb10f7f4c18befa2c42afcbe891cd32c36daa6a4ac5aa93247e7d428a210697cce8238136ec595dec466552f15b6e59dac2298b581c94551716dc408ab146dc2288eb524a285aeb3902eb4d4aa70f5a0d75f6a6eb2bc8c60bbe788b08e4246828f5d8aa105d14255645b96cda338414751573ce90056db39d6ec651d596562fb56d396728dbb785c591a5d28892cb18e333a24c842a27d12585118b1458040c3c5964b5b388fe733c69694c5af11d9eab5dcb5771428b3803b33e5a4c92e962968a880d65943582c3116a8918451c3d7c0aec251602b5d4ab62db96f93408165758860f491e08f10582b5b56ae84d6c20f04dacd41e3c3014beec8e94e99f94f116eb989810a9259a807e9435963281322c8b5e386265a76b10207895b8315490c5f61cb196ccf2a699885ef55ceaccfa463b35836af9c2a3d755975fb5512e4d2eb525990f1c528cdc45b656a1a948cebafd19859d92c290d629c4bfbb6658a476e46478d5e869be0ad812588a96d28976aeb9da318a385823c47c79b77e99ab5d7f4a1322fe960815caa70e2c0d5150478b1ebc555a11963b981d5eb5040b18a78be81cb4b5b3581eff212d2e6cc77cdcaaacb6e56e2bf0d41528e3ecd0b2805acd515544dad7b56f663448542a2225ee94fcfe761fa232dd7dfa1e24ee020632bca46454d59534d4aeae0c24c695d8432843113e52c95a57588aea62832d8515a6dde38aa127d6c7471d8a8de81151e595b2344670aad6138d5bc41bd7561a5294d2a1f18d63c520c39bdb3ea5895d175bfa2f9248434ad55d74d78f5e5ad38e294c5c69786c7f9f225751a5b1eb98b2dade928540c7a6b561f30a1ae3f36af94ae332034544d998d4ac16b5191556e69d7fa445572163dd4e15a2faf05c831eb5501cf3cdacb981d6d6bd828af431a2a7c95559dc2dd8658ecbdd65b055aebb69352309632167b628aa550384c65eeb80826024a2df33e6aab5ee4530e2ea63e3d9f9c5c9c3a962696cc9c67a5e851f045aed736e363cea38f996e48656fad23a2bbfd1c186a3e2163b82bff3fc959f2771cbe52262f7cff09062363ff9e34754abcd186337d4535d22b0233257e34ac6ff0cd0344eb1cdd725b5e4086258b98a56a54b66ee6616a140a23b4c6431550b2f2894218aa66b4c0cac88213b12d974fd11c54964595e4599b8d8a9818d83dfcedab5d9c96252b21d8555696286d2d6b57cf93348fb166d2dff482324ded6ab0c5bbf37219441e0a58f15d2d3531d1ac3f51611fe76c4b6935f41b738ff3a5117c27a5219a78a596c73f2f9d9762e36431b14128c58330554acd7df1c59174aa172435b6a5d4bce510ad6a95f21a1f58e841172d3bb5ae99e4455b942e39c67a3172b1e907f3afc2c726b4b815a756a21539e12cec13b6cc7d3b32ddf45896599619fcb5911907a2080f7d0b77f45266a6ebb2e6cee6fa66dd449d96d680826881404f8558b75356465cc6c1cbbd994f425d5e943aa9758875d33592c65bd2deca4dd010d87262e1070d36a5a19b7f76210608d32467c436e3b0aaff09947f9ad7fa516dcff06601817aebc9717a42950676b2aae318f67c443e18c35c6d16cb4dc1be8ac3cecb4d852b1a0adf18536263c6150e5c09b846cc22682c03640fec3018a4d8b2fcac7bce55b7fdeecbdfcddab3728055684678284bbb595bd531a646543f12ff0ccc5c338c29bab14f5dc7340861fe04d1219cc68eb9c88a92d7a68c7fcf5965a686fcdace44191f4aef7c8193fe93625c966cb4d6ee016c0b77d1888199ecb151abe3e67d704629abfcdc7c569f91ab941a37e13e09beac2aba2493e1221f47f1d6c3379d6bb4175ac9d8964ead0668a4629e77d616f62d2cf2fb3b514a9b2acac26a3ca6b1168c5ca163d281e6e1f37b66e89e9acbadcc2254e2aaf1bb36535d964db1ff47563887d45251da02656e6d6b1ac2fd448558088aae159c682ebf8244dc31301d2a48488ca3c61ae6846899d8c76be179f4eaa6a28c8c54fccccfcf4fcc4c2ccc310687cf8cb6cfa122635568365a1a223d35b6eb080af2e5d57a3b58c1e7ccc4826c93364ce846f9deac99c125193836926242c42c598bd8f130ce0635cfb128b4dad6b3885437ddaa63f3a1fc1a2ea1ffa213b84a9dec92e5d981db3860dbf01584187c2aaa66d8c7b3a46204cbaefff065d48391664e4d732332dcff0f5ff0abb2eaaa2a4b22bdb6f6edc28c6aadb031895aad553d55aa85115b6318a443095f0c1124c339f9df566c4345782ff42773b12c56578ec0f2554257726c9adbfd21e9c3b31e937437426a55ad807a7c1e930ff05ac6562d19ba0ee4446625cb34116c584f6915489d5af5bd97abadcd7751aad22f2aaf96327e7f4c9a2cc4fd38c824d2a51465602362d361ff0371cf1155a15982abd3e2289d99d7d9ad5622963347d2166cf9583564d395366bfc745ab4092c1658cd67daf20584116b65165b5ee5b2c7a2f6bfefd70cf4a7dae99a33be8ae4f5b614c49def7ba612e56135c1332a04b2b24abb3b4df6a7be74a6c62545c3e847d919d4bf46ca4264b4836e662578b58bb3729b12eafc4f2a6b2da302da6917e4ad6941ac285912ac46a1d71dedb11fee1dec24b6eb15212148821135fc52ccc9930adbf34d98258ca1d597e6db1b11bebdfdb1b36b0bd2ceeb9a3272063a0adea2896d3469d8ddf45f0f37e3112fbd6ddfddae4ac5c995901576b1c29177fac1d7808767e912c0b7e28bee7af0e5f8a950c674aacb9980298d8d8b75472ec959abf372d9ec252255ac18d57e964533e1e343094e1333b2c13e619d7e6c4e962ae87a6f34499b532a9abebfd25d9f9ab8bf36563d592c8282ba53b7adfc7b37d89de3ded0e6b6aafc89b418b916371ca423a623c0bab2541e333b2a5ab8e2c04f363f6d62de996181167d7a5c8fb7d684c88a6c7d265b85a306cb320e485b6563e508d7d7ff48653afe3625f32a89c04c598df9ac72732f34a1f0913452ac545354b8549644ad51cd9e728aaa673eef45b5e01aa97560fd73a59f9235ad2c7f1e42919bb3b33ec137814d302a2463b856c8dd734c27851b9b9deaf9626e92f60b4cd33974296bd8f58b444618619d2b50b91faa1bec94ff0852bbf33fdcdc56982cbdaa9654d2badb231b26ecdb5452a03f328c1caaaebabe6b1bad077c1ad2572d15c73d181d5e1ab3028500f0c58613bdf89e546587effab920fe178019ab80ac63b060f5da8f4ab14c73cad591430a08b9885d4e83d34ef96b2b5a9fa9b0a54bbdaaa322b4962d4c6d16765f45baed410a4966db963bc6c3b6bb6225392d956235ada159a843159518b2b365af5574c640f5cc9b30c2ad572b18605843b0986e979b18858e568bdf62888a3f8d413a24b243c10c652587eb4d24fc59b0c4474119d2e5b6cb2d36d6599cc037e6c380c6d2ade8d2936a575aa721f4c165549dbd84d7976e40baebdae6b3bda467fc54af6d6bb3aecb8616f7536463bb3645cd464c740ff05fb7d8db545c5585ec656b20b366b24295d6a9efd6fae75dbb73ca959bbaac68b05b733ba4589eb19b85ba77dd64f82194c7867eabd2a0fef8edb10c6b84f958c71e590a71cf0c1168815ee62740eeb0f085f16fd6a744ed4867b5edb32bfd4f96cc5c430d40c62b975ce4bf55c24b6cc102e24b4b92c2175ae38219a94420425a339ba7d2896045b1f950f7183cd0633ad882555d62c0b38b929018465e5580b03042c3e59e55e6cb89446174fd15a18fc7175a12e6b8b4e47d8de5cb741129b3be6d0f98a9c18146394482d8f0d542bb9a710d6ab4ba35e4b9f0423954d46a0ea68f9cc6334b6088895022bf9148b5654ef6192a6bd5a34bd0d7c840151430af41659a3467eb6d2b9b44b52958cb4c696cc71a1391589bd75d448f1c3109a66e24aa117cfdbc611fc63c74d8c98cf8b5e3dd8ee8b8831827210855149c63517ba15d2c715a755b3d08040b16f5b7e86dec5d65c5a16e75a50fe16e89f280cde688e78d2a8550d040acac5eac21995ad6888b5b5131a116a8aeda9bc62a222cb1890cec5f6b55751abe4d4d741a92b729345785551385011b9e73e2c6261219af6b817aba7efe52c63f911dd6936c471f1bf1edfcf18a468639a1949e923f8472415e404431aca840e1ac76b080f5dd95d859852446763e72422e954a3c1e6b5ad7034a05f5e8b35899378c71310582bc5ff03574b5fe7c7e82ce4e3b573b6bd7f15ac55f14a9d566a22946af9d7429586a0f37c988f41d99bd84ee341106c71fad1188fc8568238d9fb8d04775c9aaf36d27f454c51b50608ec230da1faf459675a118aa93a2b0d8ec2b3b744efdd556d2d26c364da958d04659ba9eebd36cb6875bf2ebbdcd42fa2bf2a6b313cf9bd78aa15a09f3348a914272a810e57cd6a5b18ded6636286ff83cdb327af2baad82047f163911ad8973fa8512aabf285840687dbd7669d14c7a1ea7c8d6648168215e151eb680158d441e6b6c82d36972d44defc20cd88ac51149b340f53a6b3789464a926556dc6a42cec1d2dc7c826d8b3e229147ddedaac042ad65880c27426b5a8b0883c58e6db5b534041784af8dfc6963ac78419d318b0c53a586c66fd3345b4dff98f6449335cb4b29c666b336e8722eb8431a1f0434b28cbf22ab5bd7c801a2bc739b41a586ef79cb05ae7315ba8564a91e14d549cd1d6eb9bc56bea44ff023e3fc996917d0184782e35515d0807460f48d79af17f8df6ccf1a546c954334489c8f18e8a88616146e81b2cef70424c59bd409fac2b94be1650cb4b988b58d18a4ec1c84ebac9461d8243a1115c18a09add8ed8c63bd16251f266fbdea1828b0a6aca401912a80ef9f9ad531bf24b31cb24ca14b6149c6af08536439145762574b0b570f17958479b1fc13c13717c39eec7b26da25caca8e8c58c56cac663957ba21e5dd9b911a061822810423f5e572ba9202978c85b7ee960cac8f7e62e51a897cb0b2a8f104543870980185a24d735b1aac0a1d5966b5c89cc13619d815b2e44ad71ebacf5b4a9dcffe99c8eec842d38f8b6d7a17f7f5d58e1eb3b74aea14a03e6fb5ca17f82228e74216258c7849bba495888499b8b34608493156f95a3b986f2e9578b412b664b17f562795d35274a62a3da1c436b595c756b8b121553e413b66dbae8462ec55d16155216b85a2a5cd7c95d93bd06252e74228f921aadb3356d3125903995d7cc535e7b835d743ca45a4a63a088ad784f8498a77a69a1e8559c985c468e1274acc1c5411e561a3b6cbab883c309d88e4d8f6f14972a868200696bb07eb4433125b1624358aeeafc13aa67cef418bfe57153b2902052965d6111a3114b23bfcc37cc2c038bf1b08c4802280a5c2b472b183d01e8b5dc5a95c76cd62d6e9f2b12902b60abf111d12068c4b6e706b44f14b0df805dc7742cd5c6852c411cfc2b8b1a3b13e34420ec125dd2b2d2e5673d24556175a59b211da7ecad716cc596ad4bb774838e45669a28c852e015f0377bad1d1d9854bf37ac471fe3f99139e081345ae217e7f3148a82f4753e72bb5e35c98f938695f2c3e21157ad2d298498e14d9feaa892eecce48aa0c226885570203ae6298258e5b6a03da616aa35769552a55da084158b9865c563d85ec55b1ade5485336c6735d6e7f6156629c4aaca9354f420ebe858ca658eb77d9eb8b23b3745d7b1a97d2bd37dab1cd7e167b7ea19a31e8caed361627a2d29b6cc852e5892cb1e917cfa957abe55d0b57d4dfdc75a95764f817517d307bb683c244112186cee0b5896bce2e5e9a542ece4ad48334ed1b774646c4df752cad4c11c829e03590cd3f6e289f9f1e5ad2d7d963e87aed351859ac01452d6af159f9468add6b92cabcc59d19a8b2c3cbcd4d96452cda165598a7332ab060889bebc64596bad5c823c3fc6a09a83c3fc6e6dca404d85a3594c42ea81eb11ea48b143d4d582a3709eb6e44338eab571f015108de946d452b1a7edd2a602ab5c940bc10f361be8ca8ae29a9d6d550a1563678618174479b2de337e9216685d9cc337b730843bd2aa555991d8cdcd2cf9803f8df7d12a76219a59a9a2fa675b8602b79241b2c648a9c6b5f30782828786b4119c98eac2b19d5393099c4083186b5b8a2ae7f6214eff210d4ea1b25446659b61520b6ea2ba999c3451b59b2741822d6469a2a219bdfc64b1fae9a034a7c8b00f48aebc54c35ad6952e3094f152f2d360e8c3e09bf0c51c8f3a4bc09d99a8d040234b156a357c5a2815ad427cb869cc13552b272bc586b4a449c282020c7b147260430d33564c575361fd54027e21d5957256c47a75ad63ca6cb6cff4f6d66fa58b4624fd36b13366378a1bc2a88f8e51ec9b73d574df88b8ecc1169c3c35fcd650bc20e3fcff0e62da49d3a13a866c4546a6fb09e821bddf4cfda3f7db58b77025c8256350e4562a236421fa3c0aa59a8b651e53e18619aad44d756b1963166d2512f5fd3716d4df8dbff0f1e54888216fab4eec88020ac2e41672a441e68468174414698d2fac9b139aa83522e38c8ba37e763c6a802ba03c1e1043044e8aac03457538f87ae9e810ca3718c26356be95c71c8b4c5ac4deab8d08d1a688f3a63f66344d683728ba2ba7ad8f4c7458b0cb608023acb87ec0a978fc99adb1ec90ef5a23452c7e9df3f2a92298725402566a2b3431618b519b5e63253520c0c6b3f3b43fe786bdd5634302f5be7d11e301e2813455174534218966da29ef7d0747ae0223a415fcdc292cabd4ae89e9b04e89fafcc0d82cea88894d4361255096b36d676a7a275a27754b23414aed69faa70c255f92d1a6bd386666b54c361b085258161a8918ee3c018da212085715461c0ad318a593068b663d18d7f46e23e7af7426c41924c3347c52a5a8aef5cb2ab2c68f17cfa3352111a24d9066e0408ce8861cf48fb390424fa1fa157155163561ec480ecb27ff4525bb6bcdad6fda876294a232d4b6cfd5f53f97508faf5733cddadb72b2af6d042213b5fcefb55b215d2811c25a116bd744198d2c7d90493b9a3fc6fdd9209f18244429d9215cb3b4e55996c8acee884015bd735b5b4c318a976760dd80d6b3f5a11acff425a2cfa75f6251d9a86588dc3af928d94586c6b2166f0ae946928a5820ae9361fd59aaacfce05ded19f70b04aa58c4b47b5460a34cc8e634fabbf65d22b66ad5c6af31aa6e15619c08e126faeba866e7057534069a6b5364982566e668d13209274be7d18a8ad44204adf1cb8b086ff046e19adefbe2d7b1a24b4aa28b622e9e16a95a577715b14aad539764ce74de12161f4bab9954b5eb773bfd19d99f94eccf1638d9b458f9f617efbec3d67573a59d32a54d56be21a8b38b3e54a5a9551f3562a72a8c04d73a9d6e08619a0208c41dec4e899aae12aed59f34218a5a56bf3662a0ae291706b3596117f848eccabb2c3030892f894d098d4e63e18c87a6c5c8552ad612b3666891e332956276a4c33265762b5aed49aec19ca19dff212db1bcb12c698e2fa9e855b29118588aeec66952e6a8bb58cb12fa52e7a9ea4788a62bce166f7e74099b3e01079ae63331eb736a056d51546b15437392809a9162d4ecb58f2a28ecf8b7e2bba3a2c2a8202c36225dc89a5528c42d2d74a16aa545d706c7c6cdb98f3d6ac8844136cfb6d2d1ee336d631fa64b2db9edc7997996a6587abf361164ddb613b53544c9b6d26b2d733126ceb1ea4c3b70bfc2b8d6e07fe7bd2f73cc64ebcd8ab8809afcdcd783d3fc31e82ec0ac4fa56f1debaad06a7449bd225d44b9a2c49ced1ab70dcd79aa584086860363c2da688163a864959eee8e2b3c16f9cb04ae6ba2cb1999cc09d4b22a9a0af52fa256bf372335272f2198af4f596ec2e84820d5883f36afceff00c255dcdff1cea72073a13af77bfe364f83c683c383e1495d39362a5a01436cacbc3374c9649ae7668234635c518ead116c7a05b59487cf8d6fa94a8f159764d46a5b6fa31f86b70b0356b197a2d2fcca1b8ae58f1ab7a556c91858f58ac3e5645ad2f7c7bf784166ac9ddc2ea69c51823f3ffc2f894d2834d93d86d93b8bc1019c8f77bebd3eefcd6a03d6c78658db58628eedb2d815890f782aeeca1142d94ace11ad6d89a25a57629a0bcfa1344df80159f36f3b0a42ca94b2c12a8f15ec54c722b20c2df49c151bb921dab671f46b43965a2db2cc63942ccc2eace393f95690ebd182bff22876672e6c1635bd2b18b367cd8d1432efe81b6ada9ad423f8df83c24ff01a9f231e5e6b172f57b2059feb44ad66484a6b28cd991ac79f59d7ca41aea949642ad2b455b1f8d12182bc31484e304adeb35baf4a891cb5fcc58179641e582af2d25b6d65645b638258c33bdbf8aceaeb9041df95590a2ca826e7362b09dab97a92d82c0db24374ec86341a88228d869a83d01a0542eb621862811c952e211b6cb121cd84cd8b7b11efead365442adf2b3b70ae81c24ae613b38d31e14b62924ad373d95a97411c53290c194d58d5d8968b415436326e2ece4ab97efa667ae1658859ccefad92a5d81d88d32ca9c6c5fce54ce5d5e2581bbe9ab2eedd7d5f2db1d7250cec339a44359495d65435037f09f0aaae891365842439705878a1d442356072b0cdf5b66076e19aabadb02789d741d2638584baa322da92be44e4f954d998eb4b595d87256a4ba1bac77656646b20a2f0f0615b258f19840bdaef078d2863180891a7e8c4b1a613cd68aba32568c817564d054a5eaa5331319da567eb4205d4311b723e9bee0f0f9ad9d423e7c2bed42ce74a033621844536c58b08ec4630ca12f56b254b96536befa2d53513a2354d57a598f6a88cb4d7f2d305225cb5d74c12a4b8187209ebcfa1f7ecf76dcc597d85a30957964b5070e1408420867ea0c2c6aadc20cb1bb7973d97d772475b52aab8d5895ce5c396157ad2baecc9adba7bbb7c843d80218bfcec9e8b29108b1d181e42783c682b50d0ce6584409821aad6a5755536f052ea22866129c14b1119ae223120b834d329cd4a85ed91da5b61aa67bf3595d7a55e011bbb384b5704b4bd84a936162608aac5cfe8578b0cfcf23c68fd4cacb8f5f86bbc30aa32463ce2c0eb57e9db752f5e5bbfd032202162cb043e71a3365dcfd15de715010a8431562879b304db12016f025aab5bd692c5533778536456b01d40d547448d2b886d7ad1a72a5d53a254a223e43a58eccf7135db18a4a2b33b750b5c2a07d4021fc56da6d4688154f84acb1334e1d7427e5563d78b7d6c8292aaade90114dcb463b4b911daca264598f90551569df4a5a69428287c21939e6fb1abc6775155974efcc670f73a9d445f964aa1760915a4b6a3629b2bf2e3d4281cf8911431652e2551e69d62a3a066826d5e257954f17d9d584c2842f87ce26102b1447814b82831f44886540404faef9c3f3aaa68fcf22fc223859b9c95ec1858559d9c995a247a96bda15e828669613e59e95d654a1a845734cc4ad7688cc4b375122970f1e6abad55e0ac5628325c92c6eedecae3357aad6abc3219d446ae99bd9d77d27c7607d1d458024babf1ddcadbd88b1a0515da814a642c5aeb960d3c339ad20414db9b8e3319f9d5814b2132c80f4f9ceb9d1190c8dd685716680377a0c04071c1181a0d3df4b1a14b250b7d888c4b2b86315eb03132551d53e16263a98eb74beb78f7465114aeb70b14d75e9842d5a3f86302a98bae8b35bb2d447434ea5175d19cceca6ab21aeb2b6245aa5eaa6899e56330b0b2cb26c09a431696cc81445fc983cdbf8d39826cff07ce48b6af87f9eba8c0bbdc1fc6c4d7c96069c8018db0298b98492e1a3976a1a625a11617a97f4853155d8b8b11efb2c76727230ff03c673aaa45556b21b454aa1e2c515583ce592baecb1d154d7a54ad5e3daac6af9554b5411ab28c52f26c9406b16e4b5804bc56d90f370c567601c4a82db11a66b53153f3079a7118189afe0f9f31a68e3fc9179758273d75b9b39e9613b6749a8d98019a76da2b318cac09ee02d6be4b9dc047ee3162d04bf1a9b28526a2b50366fae775ab25e4570ca57e8b19acbbe6b4724a5056596f5a6a6c665744ad65c0c57b2937d4ad255d975d60702466d08c209a70d110c5364ce98cb537e6308469bd65f0787cd6e6cf8aa57463a11cf25560135d6f5d75a8b364cd1a337b01ec33a9bda82a482658412a81fa315aec6a9ee38e32ad806d634e2a54afc7dad6a98ff07213e752fceeb39a885c6522e95a5a50821677357ef191acf88b57ded15432f57af4681514ff31ad472a812bab8b9dc7e9ca6b13f1bcd88418498a26da309ed2c61102796082bce9abd135340b37b814030c0acccc669c22bb334a57458ba843658859d67dc449f5638e8b4cb6c16d745b28f16ba717fceaaa93808911febb81c959d40b2a025501b5583368ac73615bda3b316886eb314b9367d7fd5911d6d2b1524cb140286293e15b7e99adb5f86a7dd91ad9a11bc366e2acd24bac64d1b3b69b1ae841c101dc0229d88cccff56219431d13c1e6f4d5eb413c59a6a793e75d15a7364cb5a2a1c139acd76784796ad8bd68213d8c043594cb5eb9fea7bbfd62cdfdcd975e3252eba08b12706c6bdab15add5e75d958d66ddc89510c6a8a34273c18cbfb0b8a57e33b4d7aea3421ea58be83b56363393eeb44941e122123cd73a63b7860404f45e15d68d631ebb9ae1cda4e69aa388131ea4c435a579af56aa26b44302acadbea5a18f3a3621169748ae418434acd8d5d79ab91948e97597be6fdce4fdb6c5638b156bf956f7280a0d6a98c465d969b864adbc237040365eebbf64e2c74fc887c1a1f0cd8f1a32cf9f2489bd8f4981a6c3283e13bdc14d93a9b69a0ae76ee592d7632b8b4d8d663cd18ab18ab541808a38a516f2d64378e18885832b034cd47f2cce6b45fdaab455d3111d2ba9c24fd2c67c2aa9be6c41d33a58b2cb50fc6b6b6c657ac557e35369c171e38dade2124fd3ea884ab16e9ebfd714b573f2482ef51a0abc9f0fba2b0183dd89ad9f15bae66c1eaf0866986d9e3168556557bb29fa7761a56c2559b4c3a43e2162bb5a5a0bae8ce5bafa9c375b34338b9b212d65345ab616ae19c86214655c994f91f7a63d819ec5716f75c71b192d94a3bad8d55a0cc11942f2e1e52bf4eea8555c25eea633fecbd46b6fc854a381590164b3383e8f382bc052239d2c277dc139ed8f7b826df9b24b1b0af6e3e4e765435b112cc836dcd1532c7d5a73831fc1cd08016356ef418c18b32edf215d5ab7e2cb2f96dcaf2b2ce8519adfad656dfb33d6796145b6421a2dfbb656d6e4d40a2d559be557570bfd2b79db8b22b32555e1fd692863854ff23d79547e9d55e3533f028d271665865aab19b7e22f3608a856361b5e1aaaa26e3403426fec6efa77d86685eeb53cc97312575e5bd8e2eb6d58a82a4198e81d66196f040442cacca67cb26dfa5155e6db447955ab16ead9a65b13c8892a4ad2bec816ca99310cfb5551822ad7405fb599341c8944165b4974b48ef6a4c53038bc58abaa6bb0755966e9aea9cd9fb2173faff9b8de68b12dceddcb782256276f0276ec011612c1b4d13ceb64cd984e911a740a35d55825973ddab4db75167a931eebb26f60e222e24fa92be6ccd2921a9bb1a538f9b2a98252d5526d3664135b55512d5ba44662ee83e4d8d9628f9756c414967b1acae2f5b158a2b850b69e4d8589f0b2c22e4044a576f7d57824abbccc402b5fc1524f86303371995e722299d96569d75392a06899dceeb6f9f2c29a6d8acd6d76956ad6683ad6a99311381542d698ab162e634c74715aa4559bf273c72632b0aa64515d7b6534eeadbb1f8c8603ac49f745bf5fabad3c74a1e3152234fa96a81954e59d61ad558c11a28b622918d5ed69896f943518225769fd56adaa1f884c69b119ba086a9544143e6cb120ec16b7bda031e7c986ab42813e295655631f84a963c2895baa14195556df32ece8ccc234f9ac5a28256caf1eb51fcf5da4760c4de7b30cfa8958ae9c8aabada3467b2ceb982ea6c2fd9bfa818a984eb80497a484ab7de32da5ec170b611432a460c41a99aba9587242a42fa56eaf7fd598e167fce88611bdb44f18b9583c2a26b62689582d7c8869457964b145573fcd1356c162a341344082f5b188e32143d96bc181341131eb5aeaa16dac05579b9bd92a76417b323715b2a58e4e34c54b8cbc461624dedecfa7dd4a20537deb9dd96172c18b867291b2127ccd269d1c042a81912aebab928b5f3ad24b1ce4076fd114b237e34d984726a4559647ac31998b0cacfa8abcac7649c776b055a5a80a2af2cc9baf07ad98229b6e5b2cb8972843f2b4be3a5295eb84aab948f2b29f771666b2c1c24e9972d4e33a52b965aacc36c0ab12518994d2f656b6d92a2639ebb37b3d96ab3d8ac54258d8776465abef488cab51aaba2eaaa4aeb4512c5a4e98459594d3a5d567b52a1ff086c1620c7151797906a26393088129426b8ced6585b2a7604252b054a8c54aada556c087641f1a5b5a5b7dfbb6253cced4a2aa83c434a804a8766fc27aef708ad596eb6f659958d4a2ae555d2b90c1493a2a8a71d6b6281ab13ae9ed37425ed7acab22a72a8f42cc7c76a8222d11c0b0465ea34ae58ad15a688216180b339fd138d2b9f8097c31e2d8d326033661348a13be8b564805235698f5b2dad6a5c991f4ddec99175b5a02cc4c45c87eef9ab62b32a54b87fe732b059cfceb5162b99d16d78616dc1b826dab7a6aa9814e6f7a857f1a1a857c89d131ac5737abf56d35339fb81758a4c521aa2d92d95871d8b68b68d35ccf1fc17eda0503719b293568fd44c614a7e319a31a5b68c5aaa32f52410c3015b0d71c2f82d16eeab0dbd77b59d745fe962361d4b1ebbfa5b3ab628bcd74ff88d5fe8aebac41974aa429826a7cde3ce553809ca812a18e88295a9a347aae458ccf1c73ad1f042b3fce319109e49a0d88539ae359c6b1559d29434556967ac5659c2e8c86aaca90a78584c65b2ab3b5b2c9fb52994b7e01e603629a8c04b5cef32c10b2987c7fc337361a687826fa76a4478d19fa6b458cdb23e489f3ff02e2d393162aaf9baeb51bf1e83412c79a316722a141a56bd7cc56612cc12d8c7af9cdb3f8f8dfe77463a3754b7d36647765b6de6eeeb55512ff9b8c952db43da5e6e7cbc3b4b361cdb6842ecbcbba325e8ec482a3c27f695155bf21844309dee3a34104ded613ef25586a6a6d613313d17ecdff04b1f47ce4289ce906c54f48c2f8e8c442aa35ad13b7aebadf9caa255f3d692f70f6a14a8bd845a58c2ea14b79a11a63dd92f49ec8585eeafe9c2afc88959deea3d230c87bec749d8bff0d18f918d6df77fea56988ae8a49718ed7518abf54b6cb1668cfd99493fe761f1a1ce619646731df5e68c3365b6b851ccd97259ba301754108d44ac8f2b7baaf11a254aa628616d703dd9f115a571e9831642d655f6ff4867b28b1edb26892493e125a16a2a41f1b69bb21ee28d11557e411c895d2cb4d5758d6f5d2b562e15bded466df756f4e55396aece6d101915d971ae5d5a8769fab8b52f5ff36089a5669a6818e154024b299c2f9a360b87f5b7bf237ab18f411542e8288c7616338707516a128439546a9a083cdf892c94415942e416622e61f467eab4b96e99c81e19b681fba9def7cb66eda7b54442c8df3b2a0806dcad7729a511a2b3a9aaac7455b28bffd55be3da1c06164aab7ae8a4d77b7e858848ff9c81892d5ab808a55954f452e8a562b3375de91402a55875d9b43337710c28552be2eb42306a4421d16b139e5452a5e6776dc69a1022247881f268b5ab4b6cbaf6169ca6c8666ab9ad27e9adea15f9fcd28ff023e3955565af1e77546643f1e6db11747f9d8eec64c4b542b14afe18b8f7d1f35a32afe6db3753635e8ce4aa814b9bf59e9b6a1f8549f76208d12cf045859e8d6a580913b425a6cb110f8535a571cad8117539d11a3eec413456a618a51d89866b466d487ce48d72f92338e45d7f66f7751cf64fd16c2cb364a1f943025b39e2cc7281d5ae18f57cea77ba852d43902c1966d56cb8f667bb1d171edc5c6b0a896b2b10b6f1e8b13baa7f9f98a4cbcfecb56d55dff3cf9f443e13340c1871391d94036c615d3468959435aaab12d8ebcc66cb6e73e2a698a91e08628b0cd16e8a81bdf80b18f7321963dae0bee0c601a77db4a918ef65c97be95b1b22fae9d35355d65e6e6891eeb426164621c65637bca92da2b18b4d172939554ae9aaac97aebb4515e321ad715175cc2f7c96fd14c6549ff0389081e12e58160d9848823c7726bb3eb923aed3c79f56beb0b5b044e497888d15c119e2ae829e68814d431234db4ded219b2cbeb40b6cecdda33a769bd1a826cbed49b833d9f5163cae33bbf35372c9f035fcd889cdbcfc5f1b27f16dc433754a1156b54a3347f8e83d5945d2b8d486a7c10c04c46c8779fa12964a3f01a31fac32d9b9641f95ab33a2e19a52ae3e295363ad4d5a21d57c5291642821223c13621f3e5c7f1af75b2dd77be8933501f153123112ef9eba3fcfcdee6d613b2c0efc48d411a4ff4d96312782a82f6c91754e2eb6bc9c64c75c6c898d8fd32d752b5a1c5767f92bc47c7a295ac25b4872e6e339fd1959a68fcbc6db11e1724d9dd8e8ae9588479a83c53d82d1275b13ae77080232ec4d6b5e6f7bdf5bd93d03e6cc1e6a180688d785def176cc2bb3e8f13e113693e6bc5804eb656b7fa1a1686acdaf0972c85c5b5376a2da71bb271de87be43d9f32ba0d4715dd932a458eaef74a4cb2ad31fd295250df92ed1845662232e9ab584ac07afa240af535cce522af971a2753535efe5bf8623c1c5866a680204d80c9ef5df6c589b08e831f3a244d8482069a6f7fd7d3f5f0369c64512b96d4d5e9621b1ba9f1aaaac3203cdd4db8f4aded218b0b168345d55719eab14c59b542d91322660575aff03d79c908ad042a2345543b3e6c4d79cf1c723cd13ad6ff91fc75bdef64ab21d9293df4d5a8b22399d4284430b33c662db8219b16b651e8a3872de0219ae435ac4a78cf6211f1e298ea8974a46b22bab182ee9386ee94860d6a28c6160c4c9c3aa5e31d7e95321bf19949c7b397ade58f746bbf5d529b3fe7dc82986662f7d395b56043408ababa8c3e6fddcdef7d6f7d6c784472d79baa2a927715485803ab34e8399b73b6831e403e2608916593b3375bfd6c72f3f6a0162671f354119d440d014c234ceb68739aefa57974b35babc8b7bacf2d53d4b2da32571cd14d41d455c7cfe965a1da67a77faaf4caecfc58632e8924c309077cf15dbd8b35b11a76f5b3e13b249dc63bd8f75b35bd58c42858a4bb3b5b5a7dc8ac358d7310fd59da6c5b1dc7863114239e628db963f425634d824b10a0acd7cf4aa88a9e2375bda64fdaf2d5d851588b0bedb558eccd645ab1ebe81318dd959549be8c5ad1ea7b556c6c5b72e5cf7e5659c71fbed4441ff3d04624ef66346f13e22aaf5da1fb35ab6fd37e6f64f5b30f9b277be8123658ce89b1b409f472f6e3e517486e6cf391fe8fa6f6cfb988274a58533e5a68a49522c7b18a2988c618abc8ab9f94da46866b5d163628bdd2d7b36d2cb6c76a9fe9d3c16616577f55b57f453352eff4557e464f753e2de2fa6eacfeedd47e9e4fe9e366e566e56634fd8cafcac1fd995949ff03ad18bf85b5a69b0609f43617ed18861466c9decc143eb78a57c36312ddefa72c23da437ae9ae3db636fa2cb263bf62dda3c58cd2a160c7a9e3cd82d3b3114a35b89b64080e975af02761ac2204dba4116cdda5cc4854a595eb1d716c5af26d8988b41287362b57763d7f619b4e4e5e65b2dca6b912afcafd4c9fcbaea4fdcba8745ff09c11a329aa96ebc0dd979f55652c7e80c04b6241df4b1a27225e80823db365367f872b3a9f366bef7b78d7210c2ff056b45a582e8b22fc1cdd94ec6c98d023d442d6c39a41335f39ba8f5a63c390cc4215833de1a1525a33cae7c9aaaf1d6bc794baa5f4e50a018d037fb2b5c66c7fdcacec66cccb566b6a98d8d8df997dd8f8ab8d6cff0a64052cff97334f0c2e6c33a2a66feb0b7d527559f9efaef7f5e94f4d686e7e6125ce938e35ad15e39db10551e8f8a3db7aded53f3f9fc1c9842d688a63a40ece217adf1eabeb18e82bc6af1aec74acd6014e6b262872b29c1627e892a855cb116f80f690d62b65b31d6ce2a2d8ab47c5b1eb642f5246547e71a8ba895cc877cd2c56ac7a2aaf1b21857529847fd4ca428ff9c9b2ecf6381ad0a4c66e5831e8a7c917c27afa5b6834925d169b3199382880b4db2bb58d34e8eac82eff43649bf5651fe2ff3db3734cb1632ae38c4358d0cd1a14f1f5394b920d651ca6455596a807749c331b5d1664bf15463e3fc8d9f4b091cac2431afaeee35ae12dd819f9071ee4c72f69a96d4aa578f69256f4cbbb289b5ddf94212d5c49538aaab8c769fbb11ab7ff09c68e96a5877daa369c7c852c775d1af59cb1b132cd8d6395ab74afc74e1418492be6cdad906dbf26cbeb6b552b898868fa9677fa75dd843fd28c57baabbe56d1f17c76a3fceb8dc7c992b3af8267f9695bb23b6b1919846b4dae6caec531fe38d6b5990e05a89f8ae4e9c28e6b4538d7e45647cd2e4c897c4db90a5cc2aa2e36dd527fe3dff09d8f8556257462538f87915fe7623ab39fba2b5a1bfe69842b657721438e637857828307e6219bd89f32c17e529aa84c550ab5b9a966438cafb5b941def172b59697ac2e17fe7538a711318d36576babbbedb23fd35f95eb12c131f24649ad5811995e31a35625ebf6b2c191fee7cd37b3b6bbadb45ef6ba7c7e39b6ba64cac3dc03d8a1c9858da22d55d74b1eb44c67a6c7a2e68e9d598a95d72eb2b9665593449c9b65f7e2a557dbfa2d93891ea0f8d4541b1d5dd5d55ff71d2cdffcc023b59b2164754a993af77a6062dcd77ce9962d59d5e4338b7ec2f7bfeff63948816f8c052b88d8a31f94c77a954b1c86baebf8119cd89696a23665f617594dc871f22db4b39fa5798dfa1f76c82639e4879521ad2ba85ef58c64beca9ac2f5b4cac87cc5b16358ddb1fca4d472a9ae39a450af8f91655763a99963fde2d02ec5d816a1514d16e73635cee2b4b171d116a14b8a9c17aeb6bc99ff04d6568d3fe61d4cba13a4b36d0becce4984b3eaf8aa6b47af138c7a0dff431e2bda7e44154d755c4f2e79e4d7605b1ac6c8b6dfa3b1aba726bd20ad643ab4d2ae3d5a43b5c92cec381af984d18d04154b21c7af1eb2ee68cdbf16fccb44a2ab6b116d6bcbf7618adbc115ed8b401596ab16ba90bb2325d3fd1f77b39a134e95d198463362e361a05caeab6ff431565b41b55e9e7fea52b213fe588b8e41bac8b098637bad402e8df6fa4b55b2132db28e57fa51d6b622bf9f162fc541a38f375a470596dc4d56a566a6a1df70bbba284fa5b4a261597dac8613f4bf2298116ef93d2692be198f6df7549f2b83bd3726465e5e447b45cb1f3446c86b775b4dab6e24c59686776e4025ed243fd3938ce82b512d9cda3616b55b513e4690a033292c9746b94ffd54ae23ff0ceaeb47c1e6f6603ce38284fdaa4f8262955c4c9aaaa53046a238136a3459ac360362d435a363d86c24b68cfb7daa4b5b8f95c1f972d9d2cbec44b4adcb3962631d7cc5a19b30d8b19d5cb995adf6252f1e9cbc335a35b616ec1ff3f11219b580a12ca7b12b6a65b0db5d8b9d5477215be6ceb628bcfcf2b21f21985948a39c60b080fbb25368b7aaade04ffa86c259ff02e219bf4ff03c0da6979ff03ab435b65555e434aaee8333598ae5c2dd48a1eb4666161646b4f458b972672b3fcd6ae6957bee8d055f770816136e331aab6aee7769c7563ed65b84f2bb4e45194e9c3d195f9976195e7e6cb5855589ed2d2ff42dbaec56fb627e8539b957ed323eee5acac965a5d6a3f375b2ea4774e2d8295d5b8b555b587cbe52b710f4d66593fe8caddbfe6f4d1a83c136498a001706ab456c438502571eb5a6ca82b43e1a6d6efe8b7d8e0b46866c8e26f466cc0ff0375c79d596fddcd15dd6163599f282f0d6e4535349a46b0aa898b754c321d98eb5ce39ba64aae2db830c68148d14b6a65e6284450622d2e252c7185b44c716e2d75e223555bac64b2c6b5de9aeeb91322dacbd6b5ef56aa33a7c9281558ddebfe942a94ff09d8096df41c9d86f410458f1deec84ac295ae109626436432a23dff05baeff04b3b5e59cf183a845f4fa62f88e8a05d3c0b8eed3e6a958ecdbaed656cd3557f3f12ccca6ac7b927c79d12c197896575e2648c3c3c8a29c0cbfcea995aafcdcdc4a93fc431d685358b2caebb2d5c2ac9be85c7f0c9bf1e9c8ada538c31bfd3915db99f7c725c9481cb683935cb56a97309ff57127dff11bea1d631ed1eb806a84fd058f75b3e2b189253bbed764c87ca393fe8ec9d6b5e2243432b1814887c5a992b9615afa339f92b2bf62c36ac1b2c0d6a3275f542cdd20b4698d7323236ef5a56ca86be1accc21aab6ca6bad7016dcb5ff01e6fe7e0611c6b68cfabf971d82640baba5839ad84a5bef866fb71aea5f267e61b5d708b8cdb6d36534ae3515d51a6a6cb526daf85b171ed5fa7fd41515a7e2a2a4525cd62b48134d017802cbaff0f47d7e8e59deff0af5b85a7cc8d745bc113ab3414b15974d62c34ed8749e31174f8a849973ed5e29b2d145579732a62e4d42cc7e123cc955c7bf310622c21963acbb1b1eb64ac05342e3bd6b5d56fdecc44c45955da270aa696cab1df0cc70d2ad9d977a9fd955d454f9195946562bae9ad71dd6b6d562db3764a9d6542cad9737ff4cea517f29541802e37c4aa9048d4183bbc111de3ce78f91f4e186fc275a1e2b5d0bbc58616784886c625e2dbd2e5165b7297c9b9a5342a5b628a4d9314b1e513baa34fadaf4dccd909867192065acd0312eac51f3151acd5a2a82ca2baddf1f23217a6ccc64a71acacc155d72fe6db8560c5851f2aba9297b331befd21c5b2c38896943444805b4d914547a466468e9ff4a2a81bf142d3f30968055595b7b3b5e5d19563637cf934b53f2e4d9d1852026b9f98414dcbc945570d674f66ca5ac2e487cdad615ecf98291225a72ff0d26c81ae60256e2d4b1edaded96ae2627e957857538da51563a56d8c6b54221b159ecadeeba2c2990b453663d981993f3a1c5a6d5a6e3664d12b25b329b6895535a7d32eebab9a46af2f1335d6598a40c6a83317a9823258a2589aff0a53566fc29af9bd758602d66c2e582fcca5c5d4a1c7dab436fd09af1be2cb34935f04ad8223858d0d8d63b88e5a6b4c8c0805ac4b4133a5afe1d5eaa1579ddc3e22b35dc192b5b727688c2ea30b16fc2c3bdf152ec8c87cba823d518ce731adcb5c86b6ccb5cd7b55ed7c63c4aeee1f030a89765545afc7ade63e4e5e6557d399f217647e85b9af6b130794be3c5b2b7583285b44ff35c52684489c79ff050b49f8ffcebcd96dd845d5cb11522828f5b755569a6555353d4821b18255c4d7821662d6b15afc25e31e194a7214546a14ad1fe55c2ff3dbf98f463d15e2ae2dd843f3acc338ed8bfe5782754d3cd09956fcf0eac8cdfcfc6b3272db2eccdcec5ce1fa15643fec636431cc6fd0c9ff07f5d3d981fa09fa1658a9ad6947cfb7371554632e5fea647e97fb5b23ea808c7299593925fe86c276c58adf4910387a6c15e52d49cb0e1a31ffabeb2d7ffcdacb1050179f87d50a6fae96b2c4774282ab2bd3d61febddacbea4075ceb7b6624c6a851f135eb4cacad57c78e44d86b7559fecfbfd6a45355e1f214f9c594d69663572b7497d4d661537c5b73ae48d766cad4aaded6fe7e7637ee7ebfeab3f5b33620716d579cb56b3f5abc8bf25bf61ac1fa576577bdac4c7c6c7c4cbaee87c3cad08a8d743ad6f5a89f5a6dc7ceb2fe19a975b459637efca871f815c344424ddf405219f7aee391fec6d43635df40cc41c5faeb6489a334c55ba179b5010c0cdb19ad786a2a88a964e121b68b0e3ad174163389fe6b512aba8ff03ff8e8c1716641ccecdf92f6365557c2d566548583ab9f786681950188402bbd4ce4d7b2c1b74574265e58cffb96f011e2962ae0ad1f38ece6b55b3e988f96dfe9fb3db4a4ff0a47a8d3fe7cab7eb6d69c8eaf6a32aa37c6cb2e818397a5af4d73d1848363a9ccd96163582c363dc5a0616be4b38b36a4d8b95fee77a2cbf189a8a5fc253f2e5224fbfc69c72c1ca33e467dcd91919575aec97ebe2d5d15d5fab63ec42db1360efc1e89d233c19e6b856c66b4b4581129a29b73ae4b318868231377b5cbac15f6d584237f5ab2aefd5fba5f5a9af147fdcac89f8168b464a675f9cf5d4d6b3448d675f7196673082bcb9fa6dea104350a82f4cdd93a6af8dbc5b9d8424cdf45c19c3ba506918f9955f8d5a62e2b562d75a2dcbb03db99feb6ccdd2d9238a50dd75ddff08d235d4de6dadac781ebb330f4981b7d06ebaefbda5f6995d5d12e8139116555a598b6e44496dee5ff858606895a4bce329b2abacb06ad3f371aaffcbc8fcf7af1e96af068ff0a55488df936a5c2c6c8fb77d34674adc91f358275a698e96660a556812cbbe9a2af3868a3a22d1c88d24f9361e0e0ff0e055f995cbc4fcffcde44e433d4d8fcdb1eab6cee6823a63a65d6ad65aa9fe7ff03d18ed87979765cce22333312a594b10ddf61f6607ce2aa98d519f817ac46b1f5a581721a7ebadecfa42ce84464d58931eaca519071df23ecd654d86f957652e1b5ad853fea424fa7e4dbf6fad577d43513a04dccc78d16d5359e12cb18d9480aaa2a79535abf42cf62d86d2ddd42dc7e269a615aef57e8e11c952cca19fd6dadbeeafcdbb5366421c7a71dd4542f65ac64cc29c2b9a929a71b34e615a2fc7e6186b3915ceb7bd8220862a5b441385a5c989c3035d14bbbc1e6c4136ec9109eaa14c574ccc9cebf246276f92b71b3ef877bae2d098f651daddff04cf584c5fce42db4636075b12e360b62b3dcc414759c5b765d3784d6ac7e59150a6c3a42ee6d528ab956df4574e33d16ca929c2abf217df36a9935d2d65ed0556a76b9d72e554eb54fa539b75f6e160e2e485b31dfbc7acad9993999625945568fb5a846b1e37bb277b45849375ef1cfa8538f9c136e030c68b2b4b6f684b77374b9b9178a54e5e4dca5311681ff03f77e52d58296373656e7fd1fbe689958f8d8204d7216bb42e185b6dc6d4caadac88f5554fe81344076f195edb6caa5b4caa84c5babff0d78ef978d9185881d598e45e18cf8619fa5f73e4fd0c16bc57a91b2e9cd4bb36d5b2ba7a566b05eb75712ebbf4bfdf977f7b7bfa2c3c6514b0209dfa217a575698a915f2ec9658e596696ab2bb1366022eb2cdf54d0ca606a13fc97944b333eb8b7df5d4a20af8b5515b59954d8b6662d87f78d58d35959b8097aec1613b25cac596c51fe6a2874594d7cd72bb2fba85cc6acaa09754d41bfee8a89ddd927f4b1eec462f96cb5d49d16c6cdb5e86365af4cf9da6bceff68ba96c8b1ef56fcc7c9bc4c54ba97a736d5990f0f8f0ce401395aafc6e797a60a9eb45f9d55d7571f27c6352d217d71c5d428a65b71672aa625ba586a5b36235e27e3dff01cdb3eeb878bf9f895bd6c1989657188cec8c4e412dfbc1275437d4b16ec32d8c7509ea290ff0645fa8b6cbab65a755bffa3ea8eee2b69c81d2638a68a32b2ebb6eb912a6ae2642de43d8d976e5e0d873533eeceeb1decc8bf313356e41f785daac0d761ca4597557b1f8e9dde54e119799ae0b63555d7fe3b314afcea44c5af17e319d3ce8284666891d0e3b7ade13ce81336db5e95287c6bada3fd193f998d838eaeb552f5eb18645cdc5955a6dc922bfdf8865337446ba522cfe7b57cb17f2a8ad1ab383fea6b8d9dad6c464ad96475efe7cd898c8650726aaa9c7a1c3dd4255c1af36fdad6f27fabcdb1eca316efd0a9fe8d9795945d105e32d9f1f26ebaccf52a1e82e14b4457af80f4e2b2245965669698e811804015482895eb5f2b8a1df7642210619ad6b95635a83057f928f62ad188462c37235565962358db8cde6de3fdf5a6530c49620a7af2ea91a5777492b65994f8f5ad4d5d951c62a1eebf815535d46fb6b415702b2fc2d15256ea991972eafcdaf178c8fcdc8c15a154ded91ad7d39542588ad2e7bf56319129a6a371b2dd80b43c6c927a9a1284bebaaac5cbb2d48aa658b5638ae1472179e7a8489c3a91f50c6356d32f12aa4c24abd7b49657a425bfe7a9733397252c18e30d12f555e34574d158ad83f6cd67a5613e86ce38a56c3f33530dd0b56cbfe90415c90b48b4fe7a62dab8e2e9f496d75d1c202125afd5b658fda574fe62579431329e592dc7b269e02dff0d210c2e231aa5adf7a28ce4a6f6c83ab282b8b876d0abe68ed38d39ec22d6c19438b4d8d35d410c239205ac5df64a55fe17c92d997c698b4e6fed1624c5b327fe6b5e34b57e34d7996d6ab978addb1136edb85751e7ef9524e39ada8abe991835e1d7949733d929c3384d526387e85989996285b257485b4b2864adf99f7a98a7fa3e97bdb455919b6d7979599899d4fef37eb5782e42b47cacfb578eb6bbb2d685bb5b4f95bc4ae8af755167894ffe6a2b61263d45bf3454a84533c64b1ac5494fc8b1675e22a0ebcefae9ac23a506a65e1457690f0d7a15ae56b2f29559492e8e99af66a5bd743aa2610461e99d38fdb5a66325231aa19f821ff032fc67fcd4c3bb2aac25f70569fb25f45779ab369ab9b6e69f23133173aab6ccac3cbc8b511a06cc15b5f7d8fb48258eb9bf67cf4ca399c57884d8150b3275d12bc2ff037138ad9592b12a35a741cae6c7a943e0aeb2d38f62b52a9654d72d9c72c0d08a5aedf18fe2d78b6605b847f3fff0307e5e45431c5161853838c683e379a06bb6867fc626fbe9095d2cd98268c31a6dc99fbe2b36d98931efc46c4c12f5055f9e4ca32825b8ee9a58af6b0babcac6c7c6fd3bf272336eceb32bfd7764246fd13fa8b4ad14e6df9f8b9d5e535accf4dac6be18b2bc7e585c94e3ad205ac1d02d5f2b1b7fce4c064c7ad71c6d751a8a14c7c7ae77911f2a82d6e2daedc915075b76eb7d2c68f8f9bfe6b25388688d5847a1f0e8c5ff01ff96dc1a7d714d76605df97ff99ff9cd8c579c76c76361f12040bd78237ac6342dd19ff442956aa9475c55c7ad856a4acc8a571aec299171b503ee5ad755d8db23e9f4c8ca82caf3c7e9257875db6d99b8f73b23768ece6082801c2dac6b5faa1ac31a1ccb0ad31c5311797515e28aa2d4295a9f1c33b3b212aeaf7fafcb1630aec77ef736c5a19a26518776355831c15c96caf97d59d88f14346518e39e78e0d5f27c3184df9d7612555052253598a22f81bbecb3582c7711a632ff0d52a4421d5f01ff3b29c3dad9296237174cba2afce141c6bb2b2644ff0593f6536bc55e411308fe9fec3e5777e4c537f0216664a52834ad6624f887d2c4acb2d96372e86b514546c5ccae1b56d7bbaff41b3e8327a655675d2c3e89d413e631a8fcdc2fce77172ba552ba519911348935a2af2bf4cade15e3e3f1f9bd36e3a55f1b6df9db5fcca4e8933b6665338b65752627fd9ca6bd2ca284c4fcd526cc8ca142e467766fb0e41352e6fded7785bec02cd9746a8a81a136cfad30434a1147c7e4aaa3c05a9d7d39d3383a81ac2840b825a2657b4591fac33a21ac9a5754304b229ae9c44a29c3ad54970c31cad36a25563c7aab262c0c096ef643054335396267691aa5aa7405b8cb2e749bd8a1ebb2a801af4cfc24367fd94a1d6205c755fcbc565cdc5ab2b1b33fc86d4c8b97269cac9b43e5286b5a54a0f26e035c37b9ad73ae6b4a6a5a8d3fe6e2d6a25cb62586b545ae9f9bd9b6b71dcadafd1a46398acb68336031f4b42a17708279aab5c5738f89621958be107f433bf4b0bf43f5335339acab2fb578c28f3e91636ba416eb0546b8aa9cb3184af3dbf4f1336c61718a8acf18594895a8a7e564ae9b4ffd29ae6f1d716baf1ff3b2725ed4a12bc7a83d34e0be4e5636662a4c776aacc7ff01f316d644538e6319af1695bd4257cd6bd1b45a8b7316aaca8a73c8b2db77f45ac3b916a5e6c6c961115eb669f4362c49d89a2547ca8c55c635538bf5c4785ad2265df77e966e6b5cad70c5b7ef8494a254552c396977d159a382a941a9f1931edad312b4eec95da991d999579c2c7c4a70aac6bb1ab2afadb4f86d6b6f2acd737fd14a0f58a32b169fce6c04ac2296894e4775ab22e3673565adb917559360dec1361768d4a244a77f52ff3bf4426d8a8919b5770b9b2c653da1c58fe1a7e1d67414e91f9b1d9ec0f29bd907249861731695c54c3445e95c0234bdefceb7f5aeb5980aea4f2ab0e3d1663586c7cdaf2ac94b7c7fd3a519392f6bdb7e467637e9ae7be6b5d40616af416cad98c1d9d55c3aba10b6b7dfb37dadc297671ff4f2a86ca9b0aba323fd89faf59d95d661cfaeb33fcf926b0b48c432fb92bf9514bd681189efec4e9ac5b3b25edf94a8a86c8ff06b5e5def2dbd56ac12e188d2f578852cfa3c557944ff02c12a0604db83eaaa32528c5aa8f9af8cfbdf67cac9b2eba89bb05ae680aaaff2176becb45b5dff045c8312ed8f683f56c97ceff6cbfb5962e3def4e557fa5fea5ce8991c568ead4e55345763540392f53b9648ad6585c7fe8e53410e2e15f938b89878f9cb762d8ed65fc6e331ad60d4b6527d7bededeeb569deb94a8d62b156651f3242a8e5806ec9dcd28158db11c5af935e57ded578a9f5e5895a839c72e56595b3814554a53f1b674e42c21bedfd07cebecab2ff4b332dd290a960aae5b0cbd9999f69326c6bd32beb6d8b7d377fb0e57faafbeac86cff0b62e735a97d791f7a2f19473aa89993ab814544add2bb9df22d66ada39572fff044eaeb5e1b666461e4d8a17e694aa6cd3581dd2b4cba6aa463d6b6324b63a87a184defb4b188fb1fb2439dec1f440692bd597fcab5b2cfad4e969c9c78919e9b32723fd632c9a692035357098f52d977773ae418d6b64e65f7db64a2d26e2d1626016c7a0dd637c1c17d98615fcdc6c8813836745c58d71b776bf5beb7b9b80d46bab30e3d9f5aea11a1a857687f1a322c36b46d3f799424c566af7f352a6a7e0f3331c5d5cb68ac5e2a3592d73fd0ca6b7a5ab540d7c19d6c1f77d23b64741341f2b52cb5db46ca28a2a18431325b1dedc6b4e3dd117fd9959e8d5a5d72a8c7bdcdf4d96e421eb9fe8ff73e439cc7bebbeb7c2a99e57f95c2b1616556bda4cd78414c347a719fff03aec10b657c48f0f86af77160862dbf6c66fce4684ac596b5b1a225950e82963f4fdaaea5dd66abea7241d754d403473cf3f75af37f368fccabf3fff0332f3fc3f264b111776a3234140a3d8429235dec2a2bab5a71ecace0d3894e4e4dcf43e096b3e4539c97577e818b5546dc9615afdf4d2b8329ec7cf7b28898d8f8f97894d43f4adb73e8a69af36c49f1b6d6b058721bd3e05a8ad372625b746c6c82418aaca7cebcdf9b53d1f312dc556ca5ac24b6814f080f8ea46da34fd398cfd50f8d65514ef9e8122b3da6f5b6c94e4daff57cf1988a2a4c728f4bd0f4506c71df15da3d3cad55e25780d49450c2aa7e3aa08c9f97db1eeb5f192ab6f5aff29b16b9744b7217fcd8f8988d6d282bb596ca45ecc6a72d195c514e5dab90eb7e17c1d745458fa96828cce43782615b9775349bd1bf44df5db0ac5665302ba7a47bb9456d918d9d97915e46359a61d18f3b2ac8d36d3f6250e6ba12ac9a73c3a2fd3eb5daf91764df6be49bbef7df42542eccb73385a51eabaeb143a88c8df98f487baf348c629c738f6588eaf0e38a7f3d32a8b6daea55be5d525e31ecb71862e461e476c838d9158fc1bff0228a461e43d99e6bead618b6558f1e0319f294db694fbff0a525b9b96e937367cd8f362577b2bd7a4f29b13cb1fa62c3c54648f6efcd8611e3b38794dce2caa58a4583eb11ac8488c3f666354652415c84fd33fb47f44fea8fd6aff4e7adf916e31bada95f179cbb2b5c955cbc1796fd1b579aef2e31f7f4f90f5655962171aa29b70ceddf998b4d8972d189f2b52f45fce4fd217d944c8b85b8e19f1cd5fa55db92cf9ad2bc782bb6c82ce9d7180cdb69a1ed0b92d9354eac68b55d8eebbe8379a0770222c2b296b5325fbea724571ec8ebe19b9baeb61cfccb3f419474c897cb05e292b28b2af2d24feed954ea8475a6ab315d3e3cae1d74e35165271aca2bc3a8ad8557f37e4f12a7ce4b52c4c95ce6c7363e47fa18b8c4c6f8db8f5e07f84e27f9c562bc422f164645bdaeb12bb72c8fcba71e7c2fc25c6baa367e7d4305fc4aaf853e360ff030c3afa8fcf4990ad523b25ed4d9b7df4b60b831608adad43045a987cb85aadae9c7b27578821fe0ce89fe4c56844c3adadc7aeb6aadc3623e791797a63cbd8e85d7f788664c485c94baa365d8d8f895e7d58578158cc95e3d63e2294ba25b63172e6de4bb59d7dabac63ae282d92f4276c427fa1ad0f15d65e1633e328b4dd73e21af25ecb02e2a60d4aa64ffa6ccdc3fd254ac5d94d97fe8a2778d4b63dd8d958e95bb7fad9ab3d72e35b66ea8c273655475c0c4cba32bbfcf6e3ae33e3353fe4bff35b19e147ac78230d4d7f1ad2927693e58555d5b9fcbbf747e864196ad421954b97fe8570df8cfd1845d4d6a9662cae9a71fa358c6f9b92cf7a36147dacb965173e4d9955d6893fd16e558eb2b730958e436f7f5ff4a5ee43fceca51a38c8c7ed55132172dad2af75975b5fc27d59d2fba6162a4bae4673764dd92f9e469556d2bb23e2a8b5bf17f39717fc9754d8bfe464a6bc6a3978d56be8b4199618538b7e33e3360ff095d08221f47f038d75789942635596f4537452652363cbfefd68dac51db59fe5cbc9aac4cbaca15b6db125a5618b11816fbdf9f4457ff060662b370bd9cb7d1ae17a5ff055bc9f38df543bd82f94ce92a6156ed2c86a0a97641b4d2121bce66414a6bad32225a25f6dcaf75953b97acb558faed72db20b7e3d1892caebcac7b71f1d12bb0468ed438b776598a8f8eec95447b6e59c953e7334ea0ecb282a6ca7cb433ef5be22b2eed81fcfd9881cd07eb58b31d25ae326acdffd5bd2e47c8cc7449cbafc32e17bd166fa08c5dc353ca943df72aa74c4dbf58b63648b533857622b2358f8b98a324c196cc8f944a262dd1719d565b4f299393552152c1f6c9b2d46b4de230e85aab6be45bd6ccdf867149972a4737a2a22f24de3171ee5a5dd6b8ad6e5c97ca2f654c152a8f46baf754d76d2b13e8e5a94198eb5bb81111d5e7effb44e52ec9cb4bd6aad5168c5140873754d5936651b3f46dcfb322d6baf68252e97b95c8bee665812ca8a04aed7b49c19686ca5b927dd6e0b5be5830cff4945888b767e77e73a556e2a648ca3624ff0489c4cbc45c8dd49dd56ff0a2eb96cb283146dac68f1aa82d3f888e6ebf7db4fa2b57941af8e3e77b7d729532afcbfa577b5bf49b4c241ff038ab5e2c31272d3f3865619983919b2a32c56aa2a2adf4b0ff0a214231a663a5eae50d7fa699366382f9b565d92eb2bfdecff0d36cb57438d6665961fb7d16d36fd03c2c1f172ae6aed49cd4f4a7dd7f46bfd1b7216cc5a8e27f812bcb4b15eba47d54abd1994cc92971cb56e04f9d4128357f96cc5ca4c4437550adb6a54cd467645585a9bc0567c3e55fe6fe2e516d77a28e6d1f4fa2e5ffabfde32bb94c72f741334bd761e3add68f5bc69be816adebe44d825b412943977d38775f9c89f3d542db197fe90e33bd94ad6f5a7f96263e1da4984f4b2fad51d045aa9a3d4f9357c7915ac28ea8593454468929bd72a9ab2b013f2ecfc91f8c9f95f464ff39c7b559ca0149c5a38e7f3e5c7e7653520c7b9eaccb13fce8b6582ebaac65ba54b935e4e24245a7f46e5b0bd915b1ff1f331cae3e2509935fe6e58871c23c62e858e41b742eff4bd975d8cf7a361ad4e998d5ad2515ec964e5a19523adf6c60a2251fe7c4c035e3d8af43641a5193553476b0ff0d14a67c6b4f9518f7d26ef19a06bf9a2b29cfcc147bae44d4f998de93d9659654aae3e3e29eee32a57c738b5d487ab96d5b29355b8b656ab651447b195d7ea1ca7354785ae74b52a3ae3dbfa9416d96ee6ec9bf58ca5b0a1641f9e3ba5c9f9d932debb3ebf1316ab6fbe2f5bcbf0f1ef37916218d5f216e54c522c7aabd7692b39555a8f4238a4a54c216bd56825b5ffd5740453feb9d03c85d0766d70d8e49b6bc724a68af2955939302c308af1d68d32d7563a559bd8b0c4b442c483a74e6c5a2316403a5868f9d53fc5e315bacb7ebadfcca6f20cf09b2345cd84f8b2c557d5e4e31ff0774d3672accb4bcaad347c287aee7c7a96caf8d9b2e099c47b2a364add430dcbc16ed4aba3a67d3656f5fe891fe8a23d8d976595dd437d09fdc253e98f1a0b57259893eabeda0f3e6fe1424b82a4dda63da3fd4bc4bc6535897bdb4dab62ddd5b7d403a5a8fb18e5b15eabaaadeb61b465392bc7c417715b24656aaca025ab603831acc6f9bb6bdd03d22255d62fe88955bfea3731d71c32a5a3f4ce4576fd93a95f9b27cd2838c6747c5262478c394560618a44a12a8b2f6230efb72bfd163021eb5a718d4f3fe8a63133199ff81693784f211ab35b274cf9a2176774dac053f3c62854ad52fc5eada65363657deab28b5b55a2d171a7c32463627f9ad98eb5d89f1f91ae9a59b2608cc71ebcfe7297e9421365796ef0ac301f12b0915aaa2b6507e836dee1adab7a1695acd9cfd69a8d46aae87cbf873d7a601b1346b6c7157456006b6695c6ab9540b4a2d01ab5c97ffa6af0e758c6c826c127afaecc7b56ebbd7a688829b815a1a98515d8171d954a64b84bedb8447ca6c9c76568c2a94d95e52596cb42bac5ac5cb91af97cb9b31deb14263379cda895f3622e3b8a63daa8d697e3896e4bb363baf866fa1131a8fcca2b35678114735c595a8e9345c783c5c9a8dcad88ff9e310e23d6964f2c2ad37ef3929d062df5c8b2dc4471f2575bfe8d3fe8e57ac50d4595925bc19847893a6889a2cd7b309f5acaae1d2132511af7a9d31fff0371b1abb38b31b191ff36ac2cafca15da3fcfcae77e7e42aad955ef559453687e835955668c16647bf3ea714be42cc7c3cec7aafaaeb2264b3836a56a8c6762b5a6227e4595d6f77eb53959793f4fb93f5fae2ab638758a14865c81115e237fb1435954b30f2abb2b06646417e8430123ada82479bb1e5101afc6ba8436d83fe84e3a7cf18bdb717969d88958a492ff7ed8885beed623dae97541a55916433171daac5a284b6938bfe1f95b127e663dd6da6e38b90d32efc4c55caff075f97f4dff6d17ae668c254325c41f8b5acc1d5df19c5d98d7dd7a2a2b8672848f62a26335f5fec64fe837e93e717fc8a72728bf6876ea871b28e5e2264d4690bd8062c78656322266db9b8b4ff9ecaefb6fb7ea8cc5602abce9a297b59cb1b4d9df7546c846674219a86abfea6bc141662bdd71b464b59dfd4d9df7feaef9e0bf70436bb02ac0b2596fe645af2ff3ff0d04d8b754438bab4a71533259916db8b3fd358bbaefce5fc5bea765b3bf48e7a3d4f65884c6ae5a99391879d6add6dc5b22cce30bacbbf39d8bad9f19317272ea79df7af18a2d37df6180612bb15c3d6f565cdcbfd3a4d552577224681aafc75c5b5319e9beffd55bf3ec4c3e2ba5a84a792c8fd39453e76dc2aa5f09a2a475a2070ddbfe89f184483c26f35e86ec91353bea080924f5817d63f69f0eabb19adaec7954b62c5cbc8b9f328b19b12a4f6613fe865b83db223b5edc6cab32ff037f594b7e8fd1bff6333f471c537dd98b7a5c5c67225d454e6825b656f2e16587cdefcd2a722143398218257618ac6efcefd5ab2db2abaaf616d97abdf6f6d8f54a1f243524e7da8b4c6153f2296ab9e25398b65c965b59c97a71d10174ac246bf2b27f5ce2da968afaea6b5e73a8201467f8c3169580d4e6e52fe6dd6d86f1905ce1b4e57f997c7e65b5a0c3c33f99fe2a712ca56ab6e2a1543f95795e551fa01d721ac6bd3298a386c4af1fbff09ff023331d577ff0b234167d0335a1404f9f126c298c009a5c77a112c28eb7636662e7fe7ca28b97e792c97dd9a2c766c8b663d176a56a654e1c35947c1e5b5ff09aaa9f1c5554794a11da8fab658bef6fdc94a34a8ce3958d3466e04e77111d4f8037bb31463d163566846cabd3e85c1b456f559c4ca4aff0371ff353f28d38dbcc6b316cc72ba57e7c02b2d795ad84daec931f1ff26a457392d9f948f646803084e89d6c45e66f6672275271fe7b13838b622d6c358f937666dd4fe959565e1ae16463031abc518b5535367df7a534ff09aa35d2715305fc5631feee6b45414b2a4ada3953d7eaaab018f383e77d4211277079af045defc538d8b4a88d6598f8df978f978e4ad58b94d8f53bfdbf46ec2fdc17535f44df322f5ca5b6d4b6835cd81ca30851901683f3a7e3852ed9d6e6ddd75bdcd88955af80bc2a19a110aacafe7556d2b5adc554db7647c851cb1f9d26a2f934fe92fe860cc8abfc9f6d58b4d5917ad66e47a6a4c3142122cb0d965c9535a2e497640bcc11c6488b0bfea9ac363a55b8c34ee17d7bb262c163b427c4156c77ca928fd9c7cef9576ffa5f23516d6a95b33171feac166a509b9ada3e355cf768d1663855c76af62720e8f8209f9b91f919d8577ea7ecff0bf3e907f81368d5c7663a426c4e5128c67c66a4b93c5aa9496c393f611acd83feafaa64ee7d1fb1f9f96f6d358ba9b72726aaaea8d17261a5572586d7bb5b33ea2be674c12ff0b31c9964109fd498556f804296266c3e1073ad6a6a0ca56baedc54a2abb1f22fc91f9dfe6e0ae564e35c73dbf49ff05bfdd5fe85d78cba1afccff6c80df779f2231ced71ac9f348226a1656c3ce7fd67667b2fd6bcebc03176354242421d6a5c3a9264b5b4e9eda12f16646ebacd5cd66e81ccd83ac7cbfcffd2b3f4b13f4feae3aff915be1759938f818f932b24059ded6aed0c969705d9862b5d7972555a7ea3625e0859c5542ad513dac2187cfcd6898abf1548cc29fccc8c5c9aff06337f4b13f4adfd4cafd33fa2f6d23b3551322a13bff0633b467435e463c4c6cbab1dadc8b6cfaffa5ed2c27c66a13e719b89d7f5af77bda335c2f17122aaf168b0a7fa2da1abc82856eb662ab98f5d64d9a552a7f857c0c8dfe75d521556b95acadada51cb44c6af29573c95f2d2b1a71acc3f6254c8c2ca914d74595fd1ad0df4ef7cff1ad2d7cd9dacff0eaee221b56ed68deebb846825f6853165f165acc7bc6c8a2dcac7b2b6ad93e415ab21419cb79d18185975f5883ff09b3a9beab5a6aaea39344ae5cb7633c77d263de94a162e03d26b49ae1eb158f37545b8697e49b2cfd0aaf4a0641b54b33de4c5adaa13a68aa6685ac4b20ab8fda405595913a63af4854a963ce966917945d4c8b37e242c26822d015bc2b465843567d6bb6ceecbe6dd73b2351f314ff090d2f8d47c4e39561b9c8abcd83ff0c027c1aaa9194c7186d596a6bc8a5b2af3691f2ba8c9c8b6c76aca825b35ae6bc32ce69c67c1b46a6ea7eb417185f9896556d8ca2c1d08a4b46a8298c561afe5ce9c3afedcc5283952aa559fad0489d19c2a84e0aaa33dd668b4152033a5262db37a6442cca8c1dd27c6ab19912f8a8ca92cb6bc8ae6ad761ab1ee225aecb685a2ea16a784e2b67b0f169ff037f9be29f87c68c2153d030a9c2b12a388b8763d39b4899b73df1acb7237cfcba2dcfc1c15f9d2aeab5e4e2ca8a1884c47aab4a9d6ba80bdab16904486041676c6aa7e6d125aa28b9b7fb931ec57e560eac2a4b09ae27cc281aeb765b63926684f885d6822429e736a255d5963811664dc1ec5d638b629159cd214b4b929b9dc0ac5b3232127c131997165bf9991f95fe74c24a96bf8b3431506363875d5c89533555b557839354c5dab43f4b1d5fa958ad3e21182813ee8f7438d6e2e3e132d75ff09f165c94adb720f2c521567619d521a839747ac3979756d3f4e62560f35caf13245786b5d35bd3d13d92188ca6cbad9c02bf933fc791b8ccae2ae8ca9ac6d80544de4bd4e2bbbc06b5aab5a9557f3b2e6726f16d26ba85b7b643dc503d977f9be252583b5755b7c2d148e5a5a954b6572ab7185af664d8cc3adfc2744bc52295a69c40a6aadc5c7c54c1159a726bf93415b6318d972abab78a8d055be53633b2bf404894c6854b38fd798ef659ba591eac7b2e27249c7b685898ff034a8b335b97b5a88ab13fca97d939d2a15d43e7d5dbd34d7210b432c622cf44c4c6ff03518a41ae25a9a9b1c3019ce82d55dd4bbad6a7b0d0d51c7a7f36c5c6ce251adcaed2db2ed129ae55d90f8956459958e53fa6f6c29561d34518e719285411ebab1fafa553ed6d764e2aa1d15c957aae368ae8f62b3ad96595566aaaf82dd8303a59631571fad2b55565a9e6daabcd828c4f9b5a2ce92918d9c8a7193171bb86c3ff02262a2bad424c2bc06e36427a69b27b3e8171ebae54ff1635ca2ca435593364e82e8d625072ae6a814b4d6f4b295ae86c4298f8fa3500b39b2bb6bcbc9cdbee2d8f9d1a2d4558956362ed6aead435f2a7eed64bec545b89dedacf7643211d537b5c976ffd45daea85ec8caeb69551c1891cb45dbb6efd694b5e594d66877952d8c2ccb7b4acae11a9a663d2cc9949ff043d2f8f91458e458a4d45cd33e964b2d621bad925ba26336c194239acf76e4a4e6a6394f1d5881c6c0e15156daec4af05b7ff03acc4a69319adca0d36256b6bfd8e4722be580ac5688652a84534a9cdf9ff985c98f5215d4620b9b4f9d5df3ae9fd966c77c64a7fc2b41c63887196116d55cb625acc78a7cda42d64fd36ae2d8a68aef18cdda9ca16bdd6b25558c722ba2cfcfc6a3836d5915256df05badb6c15e3cd6c127e8f32685afcd95d1258b4d2dd849919359c76c5a95e5219dee6615a238f8d351a3229c85c58589c9b4a9b56eb96c7c7a423d46baea6aa6ee8b072c484a4d563e4b1dbb19884e7ae725f75ed79beeb8dff9b5fe862d78cb6595a974e838c55a40e3e86ce5988a5591619562a0b52cb05295b281c19fb1285f8d6984ea8ccf75363da55878339d6b1956837e422ad4869bd3f46c6a5b25212a5aa66d88b2c9a6869b72cdd6fa85ac5ce1045bec47ddc5ec8abcfcabc49b5b6da4aaa31d19cd9607cac6af1dea4aabae9c5175a4332867724550595515d7878d622d7910bfd4b0669f3e696b2bbff43fcb56536b662db6d8aa2be9b34ec4656a99d669e459aac30d6d8ab62b421779fb4126feb88b7cc9cdbb228b2a4cdada73cd931e25b917f75e2b61ba6ccb7675be86186d4594d096e4b3fd4cba79a22104b3eeeb1bc58c6ba928e6bbb6fe6574d69f3aab38ff03ab18035fc42142b635e46366ad739b68ab21215b0ac61c43b59858f661fd6bad41caef36cb9858b663db6fe93d9f3fbd17d78d6e30c7f83d34e32a58ab8f5d267c478838e5a13a74dab75f4b18d9d7dfa5b2d87c7f74d31823513f24e3dcb4e17f8b252cc2c85aa5a8b9d41b2bdd42e0f52d95578e84631a1ebc9393919c2150201a61ae44f9b464347cb9545aeba31e95ade33bc15b2514b52f522dd5548a8682180347ab1acceb726a7c8165bfea7b2e31c958a762321ac2e3b6919325734a5ad750319b1512b0f887f3c7e6d783f0d81c73f3f9a855c11a2ac435a5992d8f7576db906fb8c2d596223db356b6cc633f74e3c754c6fcd98a72a9ab1f7cda6db825472adad7166759894b115660c57cca6b5c6b8e5ae6be5df92535a9d74096ae956b7403ad2d6b8f5d3ad6aa8c420a7e54d2a3431992c88353537f865b9390d631fd3c48f918ecd39155f59070d12dc5c680bb58b4d391fa16d95c3650d727c111f1929c5aebb971ebacabdecbabb3c59ae3e4c38b156352abe2d86c6b5a8f65ca5c181b99dd87a9ad7ed2d2e8d664fe62d341a695cb75b4ded7d396e7beb54b5eafbd96d99366423537da5233829c156af466840b4d81cc4aada569ab1c51fd1c2d698ff0314a22d5c568e8471c9a1e9f3e8f9173595dd917e53ab29713ed76536370168c7cc7fa2c6aff0c340fd1cacab8bed67d16ffafd718d96db31b136af8f664dd917a64a64e4448b90bfa2339afbf2bfd55643e45ee8f6e5b5d61dab10b041e29d551a1f163c3e19fb12a8b12bfcb8eb6dab61bb34f6c755aff95f16c95d549c7ab22c385f141fb3cd4234d5f25008a9c89a3354142535e39a571cd6a5a9559510c240e4417ea168c725feb63d8d908b84eccd9d54d2b0caffea66635cab2daeaeecdb4cec1563e066bc9ff4e43d473b268b52dc8b77d23fd41df4d73f537fdaccb2e90b0731674b018ecc50a1a735868c5615fdb3546c847c24cdad9adbf9b954429a02e48b319fed8f8d9acc2eb4742daf1da89a314910b5b6ab8b92e2e1defac96dac5aeaa6ba3e35a68deb2ba4549a95cdb31711412ef917df9b819193652f7adf9e84a658e6761c147dbc0796052753873360d7532d6096b19ef95ab988b0af3f3d4575f0cd3cd89a33917a0ef5af8304d99f39fb72895548b833232b188a9c018b6bcfac35514452d9eb6e4e462a5b566575b29b1eb6e816b3a2fc7c7e4c7e1a0f6cfa5771ba8aeb4ff040c8ff042b25298fa8618186f7c91929962c45d9b25b6651b261d16b30fa31497bb43e7dc568d1df254af0c1948215aec11d6dac821e2c034c434109138d4d160dc72c8b088193cb4208114b784c496b99fb62a8a58e264d8699656f5954ade846b16c332325f229adb42e31dfe856d55ba3fe71536fd6a4f9d4ffe5bb1ebc3c1ab2abc8c7c4fcfae818757e58031aaa96aabe97fab5ff0e8fb98cdf76cab2c1636417ff47d92eb5cdb93321abaed95582c11e7dcfe958fd6e6a6c316eb68aa18b96ad6185792e84387dabb3cd863c5ae75d7423b880ee6c3331f1cc4020f35b1127614c3114c4d3f6e2950e357915518dbca996d4cb6e29621be63588a6de3e351d5c6bc6b71eebdb39d8ba53455f296d72b88452ff9e98b5a58f629b7e8ac15ad2e978cccabbfd8b9f64d5c9a41f349c4b831b326dadc541aca85e529c842ba58d353739e60359eb7c326b92c66fbe92efaaac2c0fc2e8c6180b948d0b03b5f4bf57595c03b59a3788c02468c88ac079fbb2b35b0af191beae9978d7d2b6bda0b3c74b289c612db45553dab386af37ea19acc948a95a9af1455f0e4a01019f51924b5b5971fe92df4aeaaaaeffd15daa1a01a59a367d0df6ad82bb5c2d3f0776762a6d69ae45271cd6b59a4d341e24d824ea5a3f8ebbc4b925f6b12c27b622358f6a37dbe9dd87e8a41319cb7462879463fa1568cbd77dad867ef356aa6bc6c3af1ae2f45f6fe8ff0b37a40f131d296c54c518e6c16364d698f165f6e4273978756232a2014cdc27a2634b6c7b7b1326ccc2e63a5753abd72a86dec78ccd684db5cf925bead68b331eacbe51b3ad75d9b7b0cb90f7419dbefec1c317faac4c114963297676b3a4fd45b7b462db15ba36b11eac13748e5939e56af9f28bcb5621afdd958c40f91f88cf75995b673142d55d2a81e8b1ca8319453554623d76595b1195fec5ca17165b3e82f53822136b05f95c025758a8d3a795b2d42a4f364d97ba88d96d61b6db3e96e48cb726ce29b0e9469ec337d6fa3eefa9a01a76b68b88f07f2213e6f6edad9b9ceb537d780e88136a2a3a04022b62390e5ba2079fbc16575e58c1aefabf3eac89fa4ab04ab23eed918b594aea6457ff05d4d902a96be45b8a321db22bb884a863d75ac36b595b31fa9b0ce2c584cf97c7e4b4ff9c54074858bb5cf76396b9d5dcc30318213c28ff4359d11dce79d2cd99a8489aeb7ee8ff066c08be6f7d6e2cd75d2c240e4ff0499564465ad56ae228f1926bc1167fd12a4c9636e1cd7c5cdfd7c6fa77b4b71d9c55968bac74a4d34a1b5dbea5d9111314515c39145967dc64d28f5ee2ea7ce04bdeb7579b98dfa63f457f52bbec7682caa8ab1eca31f1afa32ede929755663d81a2389b9bdff0ac6cd933adf87c2dd7a66fb2fd97defa2e1b626d6735d2a858aac30d4dcdd2e8df4aeebad11222b204b283584336b67fd29ac65653578f2dc8a9b2aff09a15c7b6851fec192d7359912bccff040fd1718d35fecaef6355ff417d64c57b4902cad8b87fb5790d987f45f38e61cb5ceb2ca687a6d84fcb17192cbac37d36a5f5bdaf9b96e5d84e8927442184433922ec933ad99bef64ef70cefb2c2765fbef7e37bb11415e7e7d1ba01bcdee0f1579584d4c45256b038d021557d443fdb954e79c76a13f52d6cc66897ae53c329b6abadbeb372d58f8b8eeced5ae3dce6b5c7b3fd4d9c733fdaf67d3a68ef6242eb577f5e834474bd322f9c2411df7165ceb73d8bd9a85a087c0db80b1def9e39d852847bb9bdec9243ce75cfbaf0e55695b3957facd41e6e6b5a51a585468918e0a07c68abbdb87769ff412a63629a32712dfd2c71540b742caeb955752a5f8897fd1aa81d955ae8962568717fc8f43c2b4134841ae3def696a1add562cdab7d37a2ba1e330f16b33458331badef628546675d1f7a366e6e13bdcd1f0783cd684202f3ae75cf34d4f27cc1817dd0409a14f50c0b316a54486127f868f584ffa46aa2cdd2d38d942abea0742028c27d457f3ac777656108af278a96d86e02b28eb344f41c392cc8b64b1b73336f01e802490bc105cb12d4e218c211a2466db820df5348854c303c3604d5e44e4069c95e44e75a1378f7b0137ad4e7e614407fb521696ad836cb6c8d431c83ff0492b1cc216578e10b53934d0f5e962c0283f4d7dc65d8c8ad9585863d2ac46e1fe0af1daa0222f1916a5e86af6b163d21118f7f5ce347ce8c487e8469a11a6b9d359b9f39d870db825879f4f869415801458548844d28715b99a40f029806c41e03b1e6b4b5c57a4f44aa6904d88f35ff4ad4c6655c8c4c7c6c2639f656ae4f12b413a1ebb0d6b2dceb58ac13b415bac55d4d9554fbd8ecca1659911a1b4d8c1575a9c588166cb8668f9a108137d160dd139d477a35e880219bea15e48e79bc0520e881ac5854aceb6a346169a9bf07f1485f56b5245e549adec9db4ff0a4ae99d525ef4899670b522653baefa8876203795513e607244e993e5c1a8d7f308e9fc29666b0c09e94694eb881a96b4f65810dd6eb7d4d99bd99bdf8615e788aa2e3cd187210c0270986034ddfc9fe6e420d58464151adab2347d05883134269605d45ac4dd71c63109335affa1648656b9184ac8b954723ce545a854580c6451a2e5e20e4b245c6f97cca583564d7696566da033edf48ac44d4234b2e6a5544d07cd7f1bf078178d6ff955d0abfcf5e32631c7f8eb8dfcfe7c702ba258826b7d6faef7c1afe5f3f8fc051c7b585151a16a55e740ab3b56ac2359687debc35ff4d2a66af17ed9ecd22e2592720598ec15c3c2bbf8ba015364531c2427a2c491bde9828190c316938fcfd7b0c2379dbb75d745f7d0866c459ad6a515bdf52c721127c96a348a063a4289cef935e8202bc04d106be56bf935337ad084efce78e79e7479cce150d095aecb4a811e6d4ebfea4d4b90f86b9513f3ff062b4ab56c48b895d562e5b3d75b2123811d8f159a6d4ac26c22334d046861afbb5ccf5e2ea5a592762cfa124950a6b15b285d379ca89bd530574971f3f9b8a2bf984155e00a46b5ae5494e4ac201934b38e428ad902dabfc046f7d6e7243c4516184411d92224d98218275ff4b11ac52a65d939ff0628557ac5a185cc541571ac0db4f21ac057fa76cdb83c68c0104cd598a947563dc0b7d7661a80d88acec41313599adf404aeaa31cd4cae8cab9e6b5f81a455c28085c880d3711a1223133b24784f075bad39f90ab9e35aeaacd74d45017953c71e68cd01011619d74b187efcada88b0978b5a5abf98df9ef4aa3c133935a1e5766e9a035d972e1bbeb70cdecb97162c68aea5eb5a1a86a93172a97a7e6adbe3537d1b3b59c80e3604ac2def906f46606ae392c811c2ff6ba2d9d17572ddf41d9cd82c66e8c67ebe82c79bad83430472174eb9e75ae56a355d01166c9768a3cd4260633ad95fdf151ab1d2399a60965f96d63bcc7bf24914c22d7c052446fafcfe61554a89c7ccafc8d3562817a095dc396b1ee39545b75c32c231607dc02c33626f462aaaaa92486243fd5330de2e53f75b34b0c62d3b788cfee8b20821164e96efacec4fa7fb6d66f7d6f735a82746e68aaac6cdad8d399df3a3e6e3386d67fde95af554b962c2aca41b16ca9ecca6a857f3829abc50ce19b3f6b4d9802a99a0fbe186aa8ea5155a7d3e969149bad52c1150d03f3df0a9c1382d40c47c6e37bf7ad93b68218024f418916c586e254bb9741c7f9be4b59431974cfd3b088c1362145a9e2399bd89b2c189f084d08083cd79beb7347cdc79fac4fae3dae8b4351f165bc2ac14b6376abce3d763d391f766c8b03433adf62d5bc42511382dd182bb284acb1b7ea656b60822e17229f9ab417fd3beb8b17923dd09cf3c7cc291c9aca225ab5e38ebcfc79d947b62e47fa28773641776e1e73c6b8aea158acc1d7e6d08e605e42983c3cd6b6d14849309179f48c26e13fb54ea8f94337fd3f4b4598498ebf15c4f93d46928273c34d4d4e1684a9432a982c6b126c5acfd39c89ce0d6eab8eef6cf9587ae8d4a193e62aea726b23e66b9ce8a6b5cb289a4afe416564f9e985b55ae47ceb9c8d0cd726052bc5e556a0cc2dd83d44484969a61c2a81ad1bd9820f1ad80189745f98219fae2a0a94b593ebdb5aa462ae256bd9b3a2d29561199e5139e442fd16adb8612aa804b22d76ceaaa4d4959315c72e76104dc6b56180bd9d6cc138d324e79f973c73ce913e4616ed1217efbbe3a3ed2e3725b67a088e09112b15a2ad572827d369675d02a7246a3010c139f9aa33b1e76121826a335e4176fd88b11bbeb9d86ff050b3a5179f0b962d35c73c39813e25150a2cefbf5da98e891ae6f3b0cd9fa76494e2ba688f9eb7d169b8acefa8077be80654026e1aa6662980966866b4142ebc59c1a38562a851eeb3682c64ad52951552e85956b6a8d7c86b13833e8d6c13909b276a4c30c19d38fd3891a04e8ddfe8467944a8efa0c26b7b9d33fd7e9b37cbaf221893ea39aaf360b43fd0c1e9850d1653bd1f390afc80281782167254830e440a1bcd89b82753a277e68d7f3f9942b34657563d371ad1cb38b3b657d490fd7d19f940552594c7630a6926cd8d619ae37d17266a0334c47973e7aa32ca665282e3b5582baf33fd344635358437c3e2943631c3ff3aa2bdb48a7fcffe7148acd55d53be6d4473473d19cce02a0fa489b10afabc58e809ad0509c85e3e7f2f98abe7c68aeb82ba65e824d9f616f5b66b153449a118f69e3b85b92a444fa64959cdea2572b74f2dbd9be9f424433b241109f9d4e4959b6699e1221c7b7e147e71fcacac2a6b7c6dd38a2af9f21450b58af9d6b98a85080a0722180732c5aaa55ec96b0f9e9c2d7cb214e3928415e74468e7c339f9fcd86b9d73c6b5cf3ad6b9e4ac135e96b359af4a34834c84a3967650a0291cb26832b4e995917fdaa7463676de6ba7ad0609d18601a582165f364119ec8b934e1a518c14a5f5d33fc9fe73e1f3356822c28ab58af86a45229f9fcde8d2c5caf5d70d8d7abb3575a526b158435910347cbe4d347f23f82831c55625755b5fc9942360cd839df7f4efebdfa41af8e71d6ea6c4ad2caecd4ac0fd12b09dc58495a4da76816744f42162a02c674205bc10127c2d176cfa31b23e9518c9974d7818f916d2b0dc97869b5866b42135ff01be98eed21a34771602a8b50a69a0c2bf3f9fccca53e5a2382bae56b58461c405a68427b69f235705151934428b470e3414af3e6b9e7e7a4979c75be5c9d29f346684077975a53f4ac866f6239d83e03bd4935ad33c4524ccf9585bf1eeaa0863bf69122a5943d4bbd7e084881790fb2e594f4f3b7892c262526ab05080575fcc55344ed673ad162e589f35ae60f35bd91c70551a14e5c2b5ac8cef37dd8eb374ce4c31d86e927e1112fa121a2ac6c95fff0adbd1e0815199882207117c3e08259a9b2cb3926199cb2ec1c5c6a983925b5a25b4d46c762abf2dbcad528e3467309673b33aab57f3f97cc078548b67d445587cdf458bb1d010d87f9335a69dabf5b33afa7658cd82d34120435f1f328548d7ba1294295c73f3435b5a21575a23cdef51612937e52cc4783c35d76b365b64824f817f4c03dd64e6176aabc8bf245ee68cdbad56e4aad31ebae1226a187c20ce6081658078d6fd4dcb1595fea6eef7d13b35079bdf5df5bdeccdb3f5008581e1f4c668124427ebd330337b26208b6f4b16cb1ba16334d9fe0d6b9d4104580113a208034209aeb5e6fc335e067ea32cac29c8991fefadef75990a2f414d74a253e75885dade8b6f64ee6f7bdac7684d74885ba9cc24415f537d129f39f35424af2a66c427735ad726bf97ca17f42f473cf33504d89b44b4f734de0f35c9f77bd91c855402053e684dc53df5af443372811a7ea4acb55ecbb608cdbb37fd15e3e27e67c2ba1831f98ada23b5a72d85badf45b467504213e42ad6f45685a4df9d73c9891a8ef5af8844d058618b35e03bdec8821f354e4c2801f77594c71143aeb54d7801fe8156e81efc68a602212b09df24f9a80925cb7eb1c78254325453fe64c3ff2d3895c69b36ab77f4ecb653f5d89cf5defaecaa2ef5ce84d8f4b13bd6bc31317c27de7ddef7b277bdf5bfe37d79ad4241f3bda9784184ff0266eb65a18231137b8675e19af010146c7a3c436a721780ce75ae489fae12085317fc0b8a2a7c714a868d6407aedac165aa848575abaf0a613efb16d7201fe7426fcdcdc266e19ad6bdd783f8d083f82a575c99a9a8d344ff04863041cdeb5af75f3e3e5f0f97c8d212056584cd968b34674e8c5f35a85a73fab12775b2ad6e1cdd6645b9cbfa99e3256db2d367d5ac53af984f75e6f6097dec4266b5af370ff01bdf5b80ef7bdefc1fc9826bf8d7f1beb7bdf846bd2499a8175c7cbe5c95e3e5f314ad3c85e48f36de6a68cd9258b463e0604c28184ac1364968aafecc48222245f6872df2b318d487fd1d741b6856083c199bf08137df5bdee6f7b1fcef64ef7d75b27adee19a9ad4d6bf8d1135fc10a937e1f0c3e6b5a0baf37bdf9a13626b5beb7e19ad4eb7eb2af9c72095873bf47ba0ac13f5423a2d4d53f64736aab76ba574ba7caba56809d27f8d83d74673ceb54307a483e9f4cdee12483b6fa678cdcdef73447bb27f87737364f9df7d77f5fafd3bd6f7fc6c4dc181e93d6f7a3e01b30298ce0f895df534b099b56d905bf58b505c78b37d1211c2ba3033afa765c9104eb70d0303fd3e9d03fc6fd27cebadb36cceba83cd79adeff0adf37fceb5e6f7e73c84f9fcb5cf3a23cdec787ff0899bdff1bdefa318fa10463d74b1a2c24342c4f8a5c7e92ace992af39d6829849883b135ad7bbd93092746a6fd1fd1fec3e6fc179ae79d6b535afeb5ad4d6a3bd9f357ff01335e0f08d7a79df7bfeb5e6fd542ac0236140d4d2c136be6d1a7eb4ae7d6b95301c6c15624f9af01ebb2fb83dd01af47acdef7bfe47f1b3eeb5e6f7e6f7bdf9bf35eef7bdefaecba99a0f9bff0edbe8c135ad01ad6a6f7b2fb3417418634208199b7b806a6f4b19bf4c553b46c552f9a9b9bebbebadfa26ff8dcd79ad6a6bfb20fe75affe5b9bff0e04efb661389a1eec9f0ff01bdfbbf35ce82eb50d4eb737d19a0ba80563bf37ad18216d2a4df5a0b3835fea1ac792906886f35af0d73a1354defd1e1f37beba277b27f8dff7bdee6fcdf5bf7f03cdef7bd99bfe81dc3fc98ff5ad4d7a7ff01d682eb53626bcd6a180ed54f9a2cad04df6d3f5a2c35572985cbc337e6fd0dbdf5b499bdef7bdfa3ddee6fcdec9defadecb162fbe8375df5bdee75d6fae819bdef7d6fa07ae81fecc0ff5affe3fa3e6a6c787f8277a8a66b408491b9b14b4241d75fa4561295d249853cdc1fd9fe35af04d11ff0cf5cea34d7ac77b6f736cdd86dd87d979a9d75bf4cd42566faeb73701feb7bdfbad4deff0ad4135fcee6b7bfe7a7ad88d02ac3e9867e8cac934ca6152aefa9afec977ffcc7bd6f60cdec9d92497eb6468835a31578239e39ec1595f3509167d566b4489b2dbebbde6bf9d79b9bdfbad79ae7ceb7d16defa806b64f84f866cc1fd8933647e9228ccfcbae550375d68a4c483bdefcd7f07fa3eee133737b77d96d99c85fe3426c0df41bae830336d3446b9652b5aea6e6e14e21637b337bf0cdff0f2def7bdcdcdff01a9be8c03d247f3cd4dcd89ae799fa22b98dfabda43ace83ee6f7bdff44cdefddeff0f96c91fcffe5b804e897c76d92ef7e09bd93bdf9f3e66b589d75b9b9b9bd86defcdefa9bf77d6fcd787d1e83353537b1404ebdfd28b3ef5d8be15399a3e8ff0e9bffedb137b9b27cd98f9ad05e39e413a2ffd128d37beb6603d77d7ff01deffadff1cfbbf35ccdcdef7fc0686b4413b83c586021627afd16598c1f294efc10c3eee0336043fd6b5eee6fff0811fc19bdee19b76189fd761b7c13aebad93d6c4dee11e6fddef7d6ccdcdef7bdcdff01be819ad5d43e13bdecf83cdf806bdd9f371675b86984fd18b2bb29a2946a8acd93a3e73e0f37b301ffe1bd6a084ee11e1fef5ad787c30162216533736c566fb9bf3707f43f8d4def7784efcdefdd535fc13d6f7e6e6a809ae7449f364ee05e26d8a0da815fc7f5538fa63cc530863eea6cd5e7509def7373704d6c9ffbb8bfd6bfad7ade6a03eea6d577bfe8cd96fa740ff03adff3a9a03dd6a75b27735e13fa0301e2cd4d14ec99b0c560dd33b2294616f7dfea9128a12635fd962dbd13d16dea1f37b9bdecff05bdef7bebcdec4277bdf5bf75bf77b3ebd68937e19a83dd9657d4227212a8f35e6b9e40d410f84fbbdef7cdef64f9ad4d28d9a885a33f5ef3ca5471fe1bbcac662444217fd2151446884e47febff0ebff0eaff0eb9fd34fd5379fd3ff0d85fd4ff0d1ff0d019bfeeff0d0ff067faff0d5febff57fabfd632ffd1f7ff49ca191fe8171bffd1f6fa9b7bfa77d7f613e1f35e6b5eea6a6bcdf5d6d66f6ea566fbfd82ab653555c5e1d56a35e9ff08dcd8ff1a847aa3460f360fd3e87d0169b162c46b19e571f2ae9ba95acd2b29fa73619d19763a8e56653258dfa2ae534e035942865a88c8e45aa551bb01c616b36dc860e5c31b68b0dccc32eab466ff0ad723fdb6677fbdeff0f77fb3fdc737ff04c7e87fe90fd21faa7f647ec7febff0eb37ecff0ee8fdbff0d9ff0d6ff0d8ff0d55fd7ff0d55fd7ff07ffa4e4dd9b5643667fbbff553f4dbf4ebfd17cfff0d21fa1febffd7cbfb7dbea6ff0afd7ebf5e83744f45c4d726b65101deb619bd5f3a0f5bb434fc5a2b06316b039ae34d93c81fb44fffc4043100133325324613327102113122110314122514132032614271812391143052a1524336272b1c14043532582d11573e1f1346392a2f0ffda0811033f1cac29454a33312b1202ddaf1f2adf51a0207740655a16eb8426212255db432a4c15c047858d44699c7a23652869c2ec8c4caeead2b18dd4ee893be11c216e814642b39b6a97dcb2885a56172a7ec86c16635b902d9db71a4956eac1ba63482817ccacc208cc4add630839ace54b5127511234ca0632a21608d308cae9ca0429dd05851a0895184d3bac295828550f3316a31a87642752285fdd453b4ee8da8a1a4a236db428ee8a83284add4490a545d9ecbe9283c898b4c35110d735c6b951b20b33ab89b51244a3a77504c28d4dc89442cce93a4e86ec140656274c6113acfa274e74cfa1ad2802ae121478dc7e51d0c0853951b7a5e413b1951a9dfd1953885b628ce53aee0eda0dd123211b94140642b895014e911b6e9d612b29a7a4342e952b188399c9d3b6eb0b38289c692a1423088958ec86f2a764795b429dc224a32a547ac14632870ad3fbaae9bc232a0c2729c0acdc8bde8ecba55aa4a96c69a74e54eb3a905217c211bea54d398fd4b12b85c6837589075852e857759d674ce9f1ae14a75323e11b8fca9dc2380a149d2ec2ec9dd95a0b5db2cb7cbd8a2ed846519de6eae04728c15952a65380c2e74ca264a388394c8726b48011cca254f4c29248d09ea7e853b6b4aa9b41553fa4a7cfb554fe829e0e5a518d93ffa5547e9615e27ff8d570ef61551ed12c32ab118a65789ffe22bc4734caaed829b9788ff0e22bc488a4e55ff0f8caaf3fe910bc48de9155e3348af1462994feaf369982ab877e8b096af19ff0c0578cdcd12bc5cf94578a71ff4caf15ffc4578b1b532bc59326995e2e3fd22bc57ff0115e2fff08d7893ff0b6bc54618578bffe35e2a3d8bc64e58bc574db8ecab47b15777b5abc49745995e2cc7e9af124072f145788fe9558cdce8c2f12ddc7e5788c617882385e21bb155fc206baa371dd620a95e203ba765e226578822405e20af111b2f16e9c2f123855f70ab9382bc46d2ab1e72abbb17e5788890e0ab39a0c8955e752f1eddf85e22eff517881ceeab70556ee15577d5aa9fa9551b95567f4fb6dbd3f8a813f63527f15155812f4efeb845b9156501f5653ccc3d3818bf2aa461c9e7514419edd3bfa9626e44898531d4a9ed765347b8954c8f726ce1c849a93b7242a7ee0e257873072a910bc3bb72bc381125787dc6ebc36e465786b765e14afd1b2fbf2a8495e17fa5787fa42f0d3ec5e187d2bc2e669e57849b83015e18ffedaf0d2458a866d685e1edff4c2f0d1fe9aa13d2c5e1c803cb0bc3f2c5e187fed357850fe885e1dbb530bc393229b41540e5d4c7eca8b4c8a6215027d815103d8a87f45409f62a58218151fe8a8c629b42a31eddd521bb42a26181519cd30a88ffdb0a97f435519f654b6f2c11f654e22d10a9c7b426c7b534bbda137d2134fe98fd93fd23f64c03da1538f684cec131b9b3fb26021c026bbe9987e9a9c61a253478764dec803b20444263845a131d935bb842765d7a676c29a26026f6438420e021d821d91c226021d9485d44118e146b3a42c2bfc15569e1602c26b86c87b630b3174f5cae10ec86107340b32b91a8588fe54e9392823be939d1a8528d4140233bf280d4232824ce993acfa0042cfa329a1dd044386242209c62502f25337854c3b0b2b084e5414ec54cac4c6cae38422102ad57085ba319dd61663595c2ca91a1bce7f9b8d31a6563d10b2a74cff0263f9b6f857bfe117156359cab5f6eb95b2947d18cff3a7f9348529da8b72bb3fcbceb0885ba84e70994fba9526166aeede53f8614285234ce8ecc156c2f9590289521aea50db59508a2b2a547f231a6349f466359d61d2b3fc8cff02f894464291e9ff2357eca1a2ec7a04aecb7585840ff0ea24ac2858d25429d365cebb7acfaf60b28958688e53264150546563d31ac8d270b85d97ee85ab3017328cef85c7a6633a606bc128d733a46994348d224ac2c21c225da4fa27d12a16561775227d59fc224b083c2962547a7fc8d65b7ca6804ce74b7eea464690d0549d77d31acfac9dae3d034853a9f44e9128c2c7a3643d23d598f2877d29903bf2a93426874b53fdd2135d90bb8e565667496e546eb0b840e167f0a14ae7d243a75cfa8a92e9b6b952a10d3e565616d2b8d2d3a61153a488463482a571e93a96894e71f8d25e1595a9bb84231a67d1fe4eb7d97659328c69d510ba9621657cfa389538d65147d034cea163595c7a739f4ee82c28f49451451034b2149d2e8211885f28a853394fb9161691caab4118429c63050c1539570d41c2324155729c1e841c146359d236dea072b1e9852aac22bb27480a9d2546cb12bb32a72a75c85cfa7cb895b6b28fa24428b87ce937f746d0da82613af0ee10739ec3b82b1856a9ce9fe42bfd9480b1a4acab8c29d3bac7a44acfa8e985f1ea8ce9bbfa63d2758f548d7808be25622512ad4495d974e873857be1e3980a0241a6146cad80a0aeda4e74c693b2ce99d33ae7759d158513e8c6857a32a74cc6a0a2341195a7412a6348dd63d2a082a234c42cadb5845f74a841db26ba565ca026df7adc282a71db4ff21e23fe28885235328fa41f44a9d23d474ce87d3014ad877593e8cff246b851b2828e9f4ace50d274842812795b631eb1ace35c285cea654a32676f4f1e984827532a5b546344e8a1a16b9a0dd4a930869d942ce9728010d0a8e7f91fa6eeeabf86ae41f6cec9951920e485528d66dded76e9d4ea17b72c2a448e563d11b69fe4bc40ff061521efe91b223413ae35808f744a28e98ca1e89f4c28d7bfa24ff272b7d1c893b692b09c85a09dd1dd4e11e541dd7c2dd5c83adceca3d45675cae7d2749320e86749f4627d13286c7a344a910483a3a3f4cc394ceeb056da72a1ed20617234dd42c221a6d0a5b9dd198fe6d4f283e9f0729b51fe1dc04122a7337434ea4e7d11e60cecac680b7d275853eebc7f4a3014adb4c2eda42925671a8f41d0e9959fe4469c6b1af57f2bb22b1ba843b2829e1632568c2981941194384e789d918e5043ba8c7a214a3c7a71a1650921650f5147482811afcaee9c1d8dbd1d960394b41521775a7585234dcaf3a375237d39fe419585cadb46b7a4a6beab5a38285a333ca020c2136fe54e92b8d0ce9fe53c40ff0614669f283da8442f953958d254ca8f4e34b10b1e9ea2b1e8c69f0a349d214fa4a72c64a191a145393f3946115f08ad4d490a53dc568ca00ad8742b973e8281f463533a10572842e565111a63428a3eacac6b30ad30a428469952ad08c291adb4b8156614ff0267d1958d1de682a6a1793ca89384e6d514a31ba03a8f2139a47f49d2765d577a8a357b169440b01614846ca728a3356616fa656741a6ea41d33eace9ff05fca9f412883546b0646985f1a8d05d912e884165050d44c152c853f951ac157295985be11594acae35dc2ca10a16e0a690a2d8f95d94b74cdd5c1e13af041c73a19cae10565642c282a04a9717f081db48f4e749bbfa2758129edaa8f6a98b1483941bb774c82e3baba98fb27e844efd9c9f4c786adf65d0d0572867499446dae54a8d39451f5f3e9c6b9fe5cee84674181db48f40d67751a6da615cc599fe638090b1a1f463b3859528ac68770b9bae52848943685234fa6542f34776502d58d385944958ce80852db105459959d21674c2efa6167d20c684884e69f844a731f3c728bab013889581f28160fd944040844131a9d3fcb551f0b089d63d1f2b9527f927f914a83e93af568584114072bb22774dc268d0709d33a6da5bca3ca3b04e25395c8ff34f1a11ba95bb28185f29d06173ca94655c8cc4294f1f6532574764539aed09185ac74957b6e6a3f520a0af94499d6d5736e4692748054894567d1b2385016749589de8d6d279fca967774430b87747cc927110a223ba371f932ae71ef08dc0e99d371a7f95abff012a428d38ecbe571a121635953d195bff278f4ceb8d332517610194e886a255b9d26504d70cad382a72895dd039ec98e4aa6d32020678bb29bca038434cff0342e167596a8511847e54950665348c28d36694082141b4851fbaccab9dbc275376ebcd361df85df75272835b6859858d1d94211e14a9d27b283ba0261765234e958f4e5b3e8cfa71a35ed2c71c156532cf91ae18d373825cd3dd12f82bcb2148951ae657287f0f57fe050d6fd9b4e98d677442cd3274c6a14a8fe4859f41f461d214ab7742bf6440dd19c6c8908aee9ac1d9346c9d39e72139dba8415a2343ceb959d2ac6118d485f08e84442279588250e0a8281dd0c85188d27015c018d93a51a8cc27b03a3929a5bf28e43bf09c5d84c469b880251383ba7f642a303be15db2b1f74eca428e102a21ceb7655c5cd1bec9d63755d26b88ea51429ca9d2563532892743a65634cfa3185220e8c458e81dd36a85ecd1b15b180b0df852b99d7a4691e16afc3ac3751fe5cff3ceb2a3d1c2818d095844890899d29ca37d213894362532d046fa422e901437214fa4358b829d939dba9832884d88f449c21a7255a4a1b853badd8dd184d3985054b4ac1512a0abb2375fa95bb21d43694d169c4a117f752f6b86c51dcac41412ba94852ff084e656eed57057ea58a264ae159c21372b8f542bb4c9fe4e54a8d058b822e1721e3ddae736eee831a7b297194d845cfb506e05035c684f84aff0f02a40d4926ee3ff0443d7f952ed614c8d251a7759c95d58d9190ae325358206e5488277441828f111ac2844992af5d85a34c2a82a5d7611df5082cac415c690a51213eff857b36ca7386111d0ff072b0ec8130139b020fc4e53af88552c2e88cec9eeb6507d38e447495d93dc2482b1d49b213626864280642b1d2020e6ca2163d19f442951b6a353e995887528f5308462385ba21c1ddd75ca5884e135c308878f56ebfcad6f8695d202c281bac7a214fa234cff363f911e8d5267588f08932e57a5173f6422e24a93081c28c68254653b714850b1e99d2214ac691a38a2a5663481a4696baa17878dd79a8232ad26020fa3be42636d7466149462d3b4a117045a4f62838ca8e53632a5b2c44c0984e6cc224655c162d2a46ca1b752116ec9dcac8d32b2bb1075321672b13fca1a72a749da4a1fc3b813d52559fbad8a1eeec8398083e8c684f85ab1d9602c2070b1ae61663d18f467ff04995f3a895d628234bbadea9576c80ca236571501424aca02b75bd38d33ebeee8151a8072bf6d4e80463490a1d29ce7b0853f841c31ba6b895ee0ad1a866541fca9088716a7651263e17449414b86116bede174a8ea947ccdf9522502e5840c8591d949d3085dba9d7859595dd48d72bb1eab765742b1c4b762896cabacc2eb45aeb5ccab6998dd361a5c24141ae369c23ae16ea7c257ff8a8f467d78d73bfaf8fe5e3d01ca7a2572ba9a42cdc34c4f752223928f745a01eeba24f2a4a3747bdb84764395be93a8f5243fea4d6991bfa256023a492a461625422105042938458ec21efe541538db2bae3951b2779424ac1246ea092805f2b1210d1944bbba31be34fd4ba548845ae941cd4e6925a57b45c33aca871501449d3219a3d58f4bae2e9830bbab805d308975bf2a085d5214b578946cdfd392bfca788ff815808e99d6f2638dfd19d0cff273fce956e57215c7404a959c85014fd9786009c7a4789686b9614b9654995f88dd4856ba3f9185959d073a95dd4e878d04a83a098d32ba0a22dc6e8996fcca3bf28b9c2511d30a42de74208575cc70583427a731ca85a4844b72a4ab539f475a982a42bb4c1479d63d37d8fd9654a8ca332bd81c501523bab952144e98d7744786adff13a73e88dd0e2e1cefe8c95c1f5c9d63d38fe4f744b0c2a806bd67f81391a494616602889255d242826775d40ac29742c56e9274ce51a6907d1d4420aed260e83494683d3db476112b4a907656987426422775b194495828168ee812510828944394a872c485153ab75704fb8e142853b2c6546b2542c6b3a1f5c894441eea375fb7ec899c625410103046928fca333a656358c2ff2d5becbba2e6cd32b0815988d31a46995d948f567f913ea4eb2baff0b7d5c3642e6b96c16028a5e4cacc2c428a8c23d953ac2c7a214a85d44e86e2216341a675c4e98d4c88db43a5b83b2bac2c3aeda43808524ac9d708765225169ca90a2a348bad45c365b9d311ea07f983da8418d32a1a7eca2e692a5d0881947daa0fca9f5fe8569fe94dc426349ba33a4ace999a71ff0a484fa49d2148dd44844155c49408dcc1eea632b384da655a211bddd02adca9db65b7521614a90ad9ca945d2ec151ac6867491844a3bae95119451d712a4cdd77517e9b1c712a7213c0ca865602944615ae4108c287b84e970f9446177585d20f64f73c8e15d3a349cea1429584254e816741ae546c8979462d95850c3de51b21758592e772a6d85e959056d0a08f4634bbc3d5ff08950765507db5958f4cff0273fc8e0a8d27d019944884e852b64217654aea52b728c9d02a3647953ba11a6fa4225150e1414570426c616650c2a3289214e99d2068895846d952510b310a598adaadc2c95b7dd0732d23956c2042172958d64e544119bbaaed8bf2bb22ec46da0b4e394c692dd8ac195bc2da546daf51d2e90a0ae175b81eca16fe82aac468d6d4e15b55c7babceea09083a93a7758729311674142a537367a86ca71cae34c828cfa3bf42af849c0c21e5e3d39d38c6cbbac2cae7d51fcc3afd5a67ba6549510140b94641d3a651baa1b2b8c8411c8a4288bab42b15616340e44132a42232891f28387ce9c2b46ebb698594654db4c286edb20e6e426ce164add434c21e68ba705072856ee1796d5db26d46c85e5ba9c2cc42caea68eeb7cf28841e25a53efb211932a1c35e85716be1388561c6c8212b0b0b2a5449446614b566616216275dbd1194c7ec654a2fdd8caddb65d330a1ca61ddd419a1f2dd8a821cb641499d0ebfe5eb1f8588399ebd828527d1b7a32b3fc9cee8f7d2498e862518ee815d3f95cace56069d32ae583f2ba63ea84c15dc69072b2b2b3ae7d0a3b69c1589bb223ba4fa3ba6544404d96cfd91b8765842144859d95d1ad916329a4dd19404685ed74a25a542803d3ab543839642954bb239464daa4414d6e95fab9d967562112dcefa4b4ab7644bb59d704f284ac2a9767daa2ac693a10e01469bf4c9baba1b0748ca8ae422c59857d12394e6941e3e56eba61663d5fe56bffc53a02fd01dc691e8dd6758d0923f9c103ac1413a414d070561c9a8142dd23eca0a2a72bbac2dd4b5411d8a82733e82e4e11d9cb98a9dd6544088d0a8438572b429248f723395241426c446102870b041dd59e1913b690e852175291883548595282acce107050758aa046e8ea6d5625c9a28c283a6548d3708990b71a7c292b842234ebd02c2931c8d415874ec84e14c7744621733e57411ca21ca5c8b63b26f4b9a8de567efa0bbd385fe52bffc56404c2214efae3d12a0c6874cfa24285714e2131ea2234930b9d7b2de4269ca6b14f080c299b2b857221839d25a8e106e14c84555bfa5d845495baeea5426922c283a652b4ee1429d1db842eb5dcace54684eeaa8ab4fca9cee8d8dbfdd819585b42b328131cee817c1dd3ac31ba9741f72cae54ac9d3aa0f650d5d3f83f3b6176dd3ba1e78445481b1d4c44a0e67cae9844c219d66922d2aed2accadf49d73a73a076d6ae9959595d32a69cf2bfea57512a138b8b7f28875a55ae9408dc83e9c2ff02be23fe056029bdd67d234c7a6092ae7c2e144ae958201440dac0b33e8951b6929ad436479ddf41ba27658ca57251196a71df4ee821ba1716ac28105059d2add1eda7c23b1462e67ec8385c04382c2903bea4ee903e562cdc3845d176eb128946215c27b2e651eaeea42845ec940796f88214ba46da06d4be560e518c6e8968efca2c291845ae266415395c2c10a3852ef8d0dd703a4650ca84fdf4e17c2ea40314c158f44484275b61627491a7527490541ca995901418e17d25462c055b2d99d1c2a077e12e981592d286e567a51f47f95ad9e14a20507f9016258f95f2a4423e64a8729765088573941898d21615e22b74a1ae74e02c2cc72b929b38dd6e9e4e365fd49a3853c6b3a0998dac4a99f41e16061194ed1bcfbb49c4762b1a123657413813d97214435c5dd4ca37440a2548512b11bae988464685d71bb655c0f280e5cdc9ae6ae9d912c9d89538401d31a93be9959f46661170c71a46b28cab8ecbb2a5e2c42ce9a54b7b112ad686a332a23bace7b2738c85272ae9c2eb84491281b96a962ba828185df40b8d7fcad6ff8aeac2e5757ac924765b8449f8527284c84463944b7e565616e4a97691b272edf41baccac23c0458844a832ae2146c119840e599d3b7a73e81a751235195ca0be111c20e28665474e9df48fb28585983a721380b0ec819841cd8534d617820d210702ad0bfe93a4c274e56547394dfdd35acdd4e989594d8f94d1894e93d977d3f755172ca9406ea4c2c29fbe9db5c9513d905d4a1c84a85beb27eca4aba577d01c2fd423e51130b32a4b4956d52015972e98471fb2749f4ff93aff06470651532a3585c9444ac2dfbab42b95a744a95895c271d9169ceeba64ea232bb7a015808a3a6c85d98f409c7f321021588f46490a525671a42bbe842cae46929f49d283b708166a3b2220aea95256e134ca695207c14514e313c23dd1d3650d8289d91a511ca94759d4a959d78e74d8a8422328c85284eb543546db9451549829a492bf54a1ba92421dd75b1d080a8d3c15177f65850a72a148d6029f055e3b2ee9ce1e892b3ba6ae11680a2947646c2e952e4d6364ee572ae2b81a5ad52a01a12562ca74e118d02821db4ceb2a348f56fe83ceb9585c2dd4aee8e672b385076dd1b6ea4677528f3b6b9042385282114e99188e7430b2a0aea742b864a26290bba94728efa153a42eda72ae52b1ae1674cfa71a7483a6ea4da7d2e0f8271acf2b846728aea1b10b38803eeb20a8794088e655cd6f70b0ae504b4ae9c2c23b6b851e12b0ee14b3e538522f9fc2c69930a015264ac2ea2ae3839b0ba837856b2d08032e4495902b2573e825d1af75331eb9f49fe6dc1104ab8a2ddcaca95a20a24129c3a973dd6348c69c232548ce98c6998d214cab64a91e8c6a7d13b2839595851be93a46b99d246931a66148d25457652d34cc212b214d7a8150112ad52715b246e8c21467752650bb81b606ea2d0542b84a9585694da5685f3e9ff02d51465124f6f4efa42c92846ead2ae1f2a19b23bfaeb9dbb1a95d5a674ce93a67f9d9d27d244291675c4ad94b61405121049539d2126635c4ad827052a149df484d8569c6cb7d7858f4633e8ce92a17b1ae34cadbd7df44995111a1ba55c8cca120a1b28cae9055da128079fb27f99bf4c2e88b4f4fe5177b2a601531f08b84a22f2d42d6fd91b02ecb19d33e99f0b5a786a228d3995271ae3583840ac295c2c6ba546fe9e3d13fcd95fbac2ce98ac528c2ca1b282a4690e5959d95c0a215cd2ba09d94984e08c94e044ec816a2a2414910a161482d5d3a6144851e831b7ae75952a343ba82a4e1428d33a73a5a4464e914f2a1634214e10d858d30efb23e6c4ee1ba9b7b8512a5e9b3064a846ed1b62855c18ba5a34c6b0a758f0b57b415b2c6fa6106aeaf44943753944614355cef44a85384448fe4ee8c6748f542caeeb2b30a3753a85dd46eba0292a74c28cace42eb0b2ad7174842910a0ca9c4a82816b81a3628e415d4bba3952d2a53bba68dd5c57652328b7ed08fa429d610d7846764e911b2729a02951ae3421616642b882a34bb650f210c2f9d3744152e858d21a50f31a46ebadbd588574c22ddd16d498d95e30328dd0a2143494d7f95b2e854e8511e9ff02cf59436528cc69db5959470842372b58897fc6bdfd63d7d59d33a4aca8c6a429a161085d48e17652217485baa257529565838caea5d4bab5871952ae16546856ddd1191ba0e68ee83765bb2207ca3bbbb28c6b21651e7d2749568bb7589531ac421b2c4fa73ae1635dce841b94588ad96506a9df58e308417f2dca9ca21df8192b5388ea0b2a6145cd0b39de1121ee8358107143b6ca9f4dd41eba9df73a63d59d2e21a7650d5941c48418d25159598fe4e31ea3df5eeb3e8cac152a14e99455ab3a669065126740b0b39590b3e8ea82a0e575227a51cb57108bb4e51a6e1c611a765f0ba611c2eb2d85c2c28466635109bb2e142162214a8858f4f6585b7cac2cc2b48c687687b5102109d30a5ba015e34e1764e3f62ba421242b9b309be61044854a31a116ca877dd10414e6da2308f962871d32a0aceb85fa6e45b56aff7158fe4ce9682b24956852028813a4fa421e80b28cea05b11eae9442c2c2372ea462c650d38e53941ae5958538594774c21be96c3d5ec591284e5728e34b4a9d972795ca1ba9dd67483840bb2c7a33a231a616655f0891acc28414e9850a74e109f95395125775ca9816da5111ba78f750254ba75d946db2ed82832833298f185ba9cf6d03942bad0e5fa61754ac2d95d477472a6a7ca3f75faaf3f2a7d18f5f4acac5aad8054eb9d71ae7d38d494e10da448f46546b8084aea95f3e8242c4a8d97615810885994374635991a4b4b51b436d5919592ba56142c99cedd48d946992ba72a17c728af6ac69c23e98d24ea2140e944fa31a61633a4145616ae118851d2582b792a65774980a0864ea574e54522ec5796cb4a2d2e08546884d68fba326764d46acd4ee85cd585c7ce99503d334885d4efba8d428f56617542dafa8e765c7f3b3e82b4ae95c29d202ca95945485054a853945c11955850840ec8c05661515cd951ca510e046c519217efa383a1651d945e30a3d225885941dc2238118b5746544a942561651d216674c29287b2ba549f5ca6e502480a1a4f28ba5dd938a3723b2dfba830b08341952e9d72ae287fcefb29a7d472b28131284c153ed52b0b2a5c881772896a383a495c6b1a7e83ca924f1385883a67d47b696baf6ee9c5e43d48e51632e72932564abbd31a675eea7d30b0b1e890b242cacb743853a6e913a4a8d4c852d44e55c54327b28a6df944ab544657628ee893942277dbd1158d274839d3a9d9465aba54392b2674cadf4df2b795265193a7f7599e5f54928650a64fcaebb55bd3dd169841f25614b7a5e348c520e985d487955330484efe1ce7b2736932a81f5efc2eb115c5085684ec2a7a97ec816e11858db4ce93ae113e12b81b969506581dfd7075942650716e11706c70b9eca4cac1d63433ac7a70b2b3aca0148054204da9c1f8b254dbba6e9dbd30b73a6110edb74616ead574842db753dd12b0a171ca91fc89398342124ca74e3f2ba511ed53f75895d2a05b2b2bb3ba2ee8cc29332a36d0f08ec54852e28b5d0485fdd77f4654e912ba55c492baa502e8564c73a454b63a4a98850944ba56eb1a0e6fdd5f46a306f38579f28e23050f2c08d901b692446e8a95d38eca7a47dd05034c692e53e82bfcbd68eca574b8f65c7aa758d32a014d8406deb8fe4cac15211cadd4b502d5d61c81720e01485847410a42c2cae56e885d2b221616ca1cb73df4953e8e35c28523491289d9774d6c290a0ace8344405688531060a740e3ba2c4a3df42328349b95fb6da7ca1853b20c6907952b1b28589f443b4b578215954205a6536e9a5a6375d395d416d0ad6c2ea5958528dec11bab1e4f6abab577c27160828b71baa1630b0a54b4cac4f28baef8d256614accfa7657f96aff0f12b64473fcd55b8e147a7be82749f485b6b194e5671e883729dbefa74a31a6170a4237e13a2211eca7055bb2db551e34a359f4ca8a51ca146146e053a493a098529cd7f51c2c4ca330b976cb2534d219f6e5305510e942b667dae6aad36b5bca796b72999f329acf68d328ac8d7083962146b9cac610851959109c5ccec8b0451e982a44156ac4282a720eb6cbbb057d2fc2739e5a3b2dc7640b4f757f89b48dc2b644729e241d9472847dd1cf8def08acca07d3689858d3fcad7ff081581ea3cea3f93040d7aa3590a341a88c2faa54299439438d469a74b81054efaf75d6177dcaeea75ce9216759d70a6116efa48b684d1fb22b21496ae922103395e45b93b261aa5a55b7026202635a3ba702029afb8bddb154fcb4d0e76134b036106c168477437d4e742b6d732b13a78dd253b428dca1695983b2b9ea444e735c4ee8b9b93b6e8c5223be9d5ba88df6585289a7557e8c6ebf56476568242739ed9eebcbf13737b22e07ee8a9cac224a8395826344e9c7a7a3c2788ff081581ae7d3855bcea567b233a67d609c8f547a0d7b85be90818c6ea642eb83a6011a4b53b2651d32bba94a3e67c2cebdd0844e918528e99d25cca842c83bac84d8df65270ae72ea85d1f28b775ba6532e28b9c0b794e6d2b4f3b2ae821d24aa8e8b8f0a9b5b6bbf0a32823b765bb95cb31a05cebb1af0b0b8d02eea51cc2b067954ea1b1a853d218d983bae6c15ac32af72955aa54051d3c1565ec2647098c2d24c105074c7dd0fa6393956560d27244ac94763bac28d32ba73a427afabfc9d7ff89d31fcdba428f46482351eadb40a16a83b7a35616543a55c16282b1841d728e3b686ef851a92a548d02ca3a657c21a6541c2c88d04195d41192d1ed2146cadca0d74b909b48d979b4c16ee555a65d7fb5132d2d563839a7f0aeb71a7f65715185f0894223711b2b32b0a3593bac7aa74b4284a71361ba2ca8843953b2691283410a1b14c5aa374edd4a1852c23645e2ee765e60ca21dba82c2eca9af46a5aa57538c4f1a085245d6e1a4e74dbd1953e0eb03e92ba42ce3f9023503d38d33e91b3ae77d1a5f7c2859d0ae174ae9d05ca34c2c2029db4ce93e98df53bae759421d948234b9744ae9c225c16c837a40929ee6f52be130643428ae1959844ac4a95ef8195844b91195010286b37479479f492b68591a1bb1b295b328ec1123e5729d6e516b899dd175d2882a429214b988f479984293c92602e9b9173894e14846f32a68b1c1648d0a0ed901185b6803a794015dbd5dd7f94adff02a1ad2534416bb7f467433a6359f4c8d41d67d39da918467408023411a4394ad82c2841c1018d6501a4953a48f4fa144ac68e59215a7230ae8828a738f9ad6b8425074426e421642df2b1ba7ae13a16b09036534daeeea0984429d9657658d24692502375d2801c20815c20b2a7282ca918d2482bb952dbb11aee9dc84504d4385634944b415e6b87656532125c42687b9a4eb654d3b1bb2c02bbade1672b68615ad0a77585958f4e101e1aab7fda57e98054ff0231e99f4ce159c29cebdfd52882b2b952b3d04b828394146856758dc691eb841709cdca9df483f28b81037559f08843cbb4a6166d90653bcbc6e8fd5a63e57759d29bba70f68d8a8a4c6f659583a19a216140c2e94a883b2ad73b3cac4294651256251958528c29592a2982b6514a99d237d4f2b65d2548958451ee9cd68d8951ba069c2273bacdf287b15ad81df4dccadd75a1328b881c698467d5c223c3bfec537c5cb3631215b8d24faac2c6b8fe45de8c2efa62a382349c1d32baae945a614e08582f29d6c1dc2f319d432a3953e8c69c698d608461672b959532b172a0e577d95811339526ee569f9d31a63d1991ac1582b0d5d2b3ae4b8a6a9526ac2c141add0a2765b22a8027439dfb90b651a5b952a27ba891a0277d274cc680d6442e903b2b6d1ccac414d6b07dd1217523160aea850b384b538c12a74ce99f47287fef3cc15e5d463d9b85e7d3f35877d33e9e3f9e1f418d838528acc6922a129b722a4ab54fa0292a3424a24e85370ba54e585d52b0b889369a1f686e54c2756210b9d891a6eb2a37585251e56575a214b562141d6010395885256540593e8c22a5441e342ba742e28f542ea28b9198df98e585bb214a3e992515b3bb2bc2989582b172852575cea710b06a3d5851e16a287a346959c1cff0231e885385a75959f40d4158d362a7658508ac1414eb8f542251210421654e1650dd3a912610f3523be8e9ba575ca244c2912b2566674cfa7a9614153a0708580808e5419289284444e1630a022c2c23ce93a61446985230888461122164a04150d2a76d2d7682e3a61488591a656e8f3a775fadbea686ca258d2deeb55c7eca2415f492a610189caca1813a24472b38d27f907f86adf63a119447f24ea24159f447a275ca84a8585928cc29dd19cf38d2359d6802ba11720a023742e166421dd712a1b2838ee8820c27f98e71f6f9b7df6c94221748c2e54fa2395953a614ea41ce9b159d274928c8029ca972e891ba91af659956833a832b0b36e83941670b95947f0bb2185289c2e46ea73e88d2564692bcb27bafd1dca6d5a71390ad90b72b1852e436524654298f234c2c7f220a8f0d5411bb548562a99d31e83e8828d31a67d39d73a01e80b2b9d32ba6509d27d12b92add94ce9d485f946ff0851947753448561e51d52d28b60ca908fe129c1d3d120852ae82164ace99c2b103d19d274ce544841d4fb10ba74858477582bb226509521373dd0c6a31082ce112a35951a10a5405719524d37147c3e43a4159cf2b09be6a1d2b95985c6bdf4c52e8f499d47f0cefb15c4a6b8feaf44e99f4c9d33a6163d7dd469289454859d7869d246988f488940e9b19594040e4a739c8b959cee810bab1a7281689506d50341286f0a74e4951a8871a184542959f4128040295df5de756a1a282c043b210b2e4719d21cbba01448433214c23c283e913b1aca050829cef16e739d011f31cd1ed45a59f2a42175d3f8510adfca3c2cca03214c22175c2e273b3ea85257f9772cac7cfa3281263f9585853b6b3a4298f43841534b7e561e504dee86985287a4213495957b16729a61343a02840f3a7ea4a2548404328f758c28c948d0a289464360e518d0a29da85ce8ee86214228eb985dfd1e9d2165662165614acc23aed0a4951b2288d04fa0c224a989582ada908de7b22ee6cec8b9b7ec55c60a17342108747c295217511c420468655c82cae7d234c28f0ce3a6de8946c8faf2b0a5ab5e3f953e9f951ca2a754348f4468785d35672a42cae98554846e45d8a28dd846a9dca28e98c15c21dd6561410348fe5421ae162e19d97c29d37528cad970a0ea4440d04ec82858d94a8df5b28944ec8809f4df1122117f89fb14d7cc946ea94d865546b3cb7e5751254bd61673a616576d373cfa31a46b9434ff0275bb0ca913fcfdd63ff04864469db4895220a1a8242681814dca0a02128429a56746c681d0828dfa0fa8c8f51d0ce93a67d2fdb2b2a0c8f44145bb40206216614ab7485850893a12113c2037d0342e94da418f699e15cfbfba7b8885e45425aefb2a5d2e6ee7754945cfc68051bc9f8448568958cad8a959fe4e6741fc2551fb658f567f918d73e8c7a32b3e8ce8227594677c2c680a010847d38f51947f9d1ae758d70a13e93a840992b23b2a34e614c69d48c291944292119dd3a33a48c2811a9e56b5017439c384f23139a0dc70af6120ce106d52125bc26bbd77caa629191d4de536a9d9df6428c33952bf5050613bc1dd728107b4292b0b0a0a9728f547a27c2d48c91d8c218fe76353a6ff0c8ec8e995844efeb3394d0a6442911e88d71a11acee846a348df5cff02675ca4ea6388f5e14158f462cab4654c10534a42b8adbd4d7dc3b20a623852d4186f2865c36213dac21fc2352cf2d848e5a14406749285679b766a873e1b384d75365b891b26bfa4ee3646f8fc2d8269649394665173ee3be90c31bc23721b2ec82cacfaa4fa3fcbd4fb84efe22a762e2a167d79d71fc8c147d41410282ecb951e818478bb84693a1d2a13a953ae3d11be814293fcc9fba13e8c4abc642951e92365d2a73a61485952211030a291ba32b9d71a75428ad98e519fee056137729d6c01ba6c67b26d2a7d0aab8b83cf4f0ad613c14581d53baf365e7e92a9d3ad77042b9ee53d5c2c844ba3e54a80f2172ba82824a24eb9f5eca17f962e9e729de61cf2a42cfa38f571e8cac2c1d3b7d698d214aeea74c699d4ec893b223d39d32b3a4e908691a6c35c7f2821ae3d199de92d841aa7d4090b0b28c6822429c1dc853be9234f8589426138e50708e5398703217b857c36729d20cfe11a71d93893dca7166774c6d22c7365e5538b84cf28339959b581020531ef441502e2bea5d4b32ba51f6ea488560d3b23f923f83aff0842e74f758c9593ebcfa31a674b7f493041dbd453822a54ea78503e75941052a5195035eda77f48d07fe8318585c7a234121413d94a8c7a21d0177511881f2bbac7a728c2b9428c7caea942e944728cae7c37b211329be582df722f7267254bc18cab888e14b2e2392135d2398758718328df1365511984c69ba05c55c55ad0138cc05b152b85dd4a838588d33ae7f911e0ea9d2d2df9b2523d1274cffe8a7d7c6825614a2a5674a95288d0ce87484dfe44294751a99478fe448451585858d275807089251530a48d234ca0108ca032b284ec877592253e401f94e50ee85bb2a749cd7c488285f04ea2c711ba7db1fdd16fbb2bcc7ba77844071ee536c6444e55b51df65fa85e5b854dc694365cafaac07108c91bba1a4f72eea7659ca9715859d0c2cca28ea4fa20ce93fe1d5c728189309ce23f9bba27d31a63f9198d73a4229c14296e3d1c6865632b38d062146115be7d234caf9437508ff22ccfa33a749958dd4e9853b275df1a1b7d32a631e83a38146d20ab42e53a418b64abc65383db024269ead9011a79dd10dc957c285d0ad7b5850645a67bca79a62a1ee8f9ad890ad73a995788e135b37a691d42775cf2ad99fc2c4acca32a1a8ca92a288528ce7f9398d4ff09e207fb655d080b0acfa23d58d33e9c698f59f4f2829f416f3a03a64a8d31a4ad40efa12a14213e828c693e8c7a2348d31e8df4b634919d77d0fa23282c2e14211828ceeae431acc2717fc2ce837bbaba40dd467ba0f395e766fdb82a2d83d2de136e925798ef31a362b694bc630837a5bd94efa4a29472b1e8de34eebb29fe4e6753fc355338b6158e13880dc2cff0264281fc9efeb9fe44fa636288dd943be8570a1379d32bbfa31eb323411a646b3a22140d73a6753a1d046a420225040b42005d3a853b29ca1c28c4a9d391a44ada5413f3a6c51251259056775d33267b29ab4a5dca816268b6ee7098fb60f24152eb6749c202bbb842ddb908042c227ecb1b3ac943653a9d2348f08f57b7e53aa9a6c734b4463d18fe76163d5dbf952e2df502a11442084e9c2c429377f20fe7cacea75f85f1e82b8584214e1482114034cab5a0b76570546c85a9ca4ac158231840732a4c21ca9db658844d37357e982574ac4a352b30f6280f2375fa9f7429cb6365712e51b2b028d9139d435cba429f561756da6740214e90a7c15558b23b1fccdfb7a71ea1fca959fe44e9f2a13919fe74acfab1eb3afc657282a56566149a1082a26179387b707941cd2e623fbace13804575284775e58524e9bca11772891842721930a6421b1285b8408ca732bf47b4afd22e458d31dd2d7bdceea8d9655d084844eeb80a171dd74845e53efdfa5648d3a87a381a1256742b2b3a7f937a21c7ef85391fca8f547f34fa713a42f9f5e7f9b1e8df5c2ce842c7a713a42c69f0bbae42383c7a6642912846541841efa9488d8e0a058da73c856ba1bb29c2351184163daa514352a74c41e1750164a99462795374f1784090ee9949be44751891a4cb9c89940c2ce949d3ba185d95a15ae2a765031badb5e5775b7d272a165617f9322932817da7651ff0a0844fa23d66148dbd11a159ce985c47ab3b6b3eae51d71e9c7a4e83507eeb841a9ae6b9a896c4a32848d2ac2cab6a10b7b19d3f5cb454c5bfdd06de5bbdc9cea8c7f11544e872115fba2f1f28e74950eb5673a5d851ba8b912fee1414096a127185728ca7032ec9c6b3eb1c922146eae2656eca74050689531816a92a63d19d2251b71ba3025616c74cae34e74ff026e52610b85ca23f919fe44fa214e87d598d6384e7482ae98ca1282c69395d47ff41853ae75cab7a88c4c70e6ac184d8b8ed2801f82dea58ca6907e107752dc26dff3a6c51b8e512139a27b14d392375cae5753e9f609c4795c1dca2e3d3dd688d2e511a424a9128de61183286741b9dd377841c83b2c98449473858584234959cab6423089843431856b40e55d92ae368408525c8427658599234ca859d2696d35b42d9646a856f8573785d7a98cebdff99858d67d675cea41420e5d5ba5656df75d2a4a8084dc86b8d242da342214b541f42a564a128661367e55c20eeb22421716ce53ed25aefb856538e55cd852da8cf94445f9c212318522110e24ec42b46fe16165a42214b042735e8b80532174428dd012d4d2e3dc8dd43882672a36525084759c2b70887fc693a61482174e56e54c2f851128229df422135d0a080364276414950f08c828075a10656234e972e91df5c7a65a42200b682e549d36d23cd7fb23394dfab65df433ffa93fcce752d77c2caea5d32aa42b0a32a4284cad942042b356a121a58507752d9401895a47ca9c728125a770b2213b94e6d527708c973538b42c92a635c5cde429c8e57b81b287cf741c8cc08909e389850ba4841cd61e41ca2e710ad6a92b03ee8ee174e53769dd0d3cf6576f54140b9ca11316fe534b75c22a762b3a48dc2951a8244a6b603512bba16b48e576e51b4f29deee15fb2df420ca9327852d85d33ca3a5cb602812a49fb2c7a312a34cae5757c2e9d31a181f355bc946749128053ebcfae577fe5e7498159c2c4a38441cae8d88ca7dd5db2c146ff847cce828ec53b84e72a7a224a7b42964a97b470b2446c8d8a4870c275a41e55a5aae0f0ab14391ba7b204c15885027941ccf94ec45a6442a4b5d843caf9050b2507196ab5c214b8af6c6ea3f2b42e1422d7ca0e6c2cc510a6a414ebf9660a732ecf4c29fb29312adf95dca042e3d5dd4680e99d2175285e68e9469945c8e55ad5b94d3376e9b2e651acfa3496653b40b627bae9f5ef3a469d4811e8c27c354672ad272a1613bacac2c7ab3a9fe4cfaa7645152b746f20858010715f4fc2195310ba84a03646308871fb2eab93826332815194324372a1a27956d32992425f32836e69ee839951847d97e9ca0f2422dd02d2bad59546118e6f6caf6950e77c853160ca7879f1ba1d4a18e46514c85e83b21851ba9720655a091c2f60742c1f94585b23e14446fd969409bc14e70ddb4b82cc775995bbac693e830b2a6341086e9ba61eeba39f4a98c4a7560ea85e27b2b77dd46166250667b2bcb9c4ee85c2ba515d28925ba1c844e0a818e75e34847481e9ce981aca1694dfe1ea18cc267a78fe412bba1fc91ca6c26a1842307287743ba050859c22d4c4e80e8b4a335b242e982ba53819512b94263944b4805380b4a0f6844181b2e164611f7220ac3a175a97423b8fd9490a0f97744e4ac2fd90406420edf758f9533858211737728da24a9e4e51071f947f050d8a0d694385783a12517b1dd488b72a7a47641ab7e54f1a495fbe9988d1ca6c1d3a1c7b2823ea128c04250e021b293badd6347377727b5c3fa4e11a66ea5537dc2731ce2e2255dd4aeca8042b592b372998d5b95d57f75c57451a757e148d72359f4ca8df4cfa2ef0d5fe2fcc6e839be98d2751ff0a5274982764360ba75ca1ef85183b42042234f85ee7ba5c08dc2873f0a4ecaa36a9ced289dc26deec218d7ac8ee8ccea496a22a23715105074a7b5cd838e5485b6141c2b4ca046988d3185845a7746e2d76c86d2a35b94e9b1eeb753b2df513ba2d76cadca1fba10ae2613898b97f64232a01211233ca932a0e3744a23759254f080395630f785d45ce2b1f1a06e5747c1407c2c1828872bdb956895193ba11242bae585140d270bb2efa42e1e51a74cac7a7f42aeead788e357435e1d0fa72b1e8ca26a64a25147f92341a4fa0dd883f0a62142e52d2d5844638521749212dcee9e1e5ce16492b65f0b33cac956429df5175c11cdc8602c284261c8748d39d61582a0885ca95f528c221c73859d25c1c0ecbe53402535db7695e63e7e941ac9fc2eca1d25bfe10ca9d9185a46cbba331c20c8e17ca8d82793ba75f54975e5671b221efedc23ee8858d328ddbaa8644ac654880b695ca95947845cd32b7949857382b4476cae99eea74270b6f4df4e5eca341a635ce9fe59fdd54690777028d434e1d88dbd1959d31a674c7a67d627f95d90c27757a510a3994661c148c2352218c22d80ba88d4f753ba30b3a15b1483f2b348a73a7430a042c4a95dd1ba11bdbd96e55c289423431bae170535cb516db0a4ba7fb8570c2bbdca76cc2c7fdab66505d939a6254292510483ca12139e77561caf3a9bdf745a8efc8dd6136a90aee84e83a914044a1c2c92a1b2a54eeb9425047a1a897c83208515c1af540853cae9247658f403a6216349f5e651742ff02b5bfe2b20a2c813d0e98f46758da2e4e25e4a6969946566546a3d24a3bace98471a48d70813fddd38a86656f286e9ed74d23d529ae6c82baad2b1bc23e735adc83be83bae584460ab809d4a90b7d3b3bae3850d994e5ca777c2c42b549d789459520a2728dd2b329e48ec8e082b346e80fbaca8d8a8715dba080454c15b0ba8995b10ba812ae26d4d7033ee94e82d9c2ea8982a77dd62d8c283a11b6968c092a4ab46549c286dc46eb6b79c843db283dd6d9ae6985b0d4467485c2334c48d7b6914e51254095307d78217f92ae7fdaa44da6d70abee9c2049474cfa4159d210221584e11dd168242c654884461190b19d20cfa254699f56758388184d3856753535f4e651265bed081d8a21d74af24f96dfab32bd91d46e8542de5398ea61b83382af0d04cc854bc23c53793138545d4bcc2ffc21e534b5df64ea86495184647f750b4ee8141bba05dba76d20a96df2b6b8ec88dcfa956abeaf9933909b52a637d96435a5624a33ae7e514238c92ad78df495dd5a118281b64ee860459eec8564d560fb84e2eb9081dd12eca86f52ec56c7524c2734e5dcaa65acc9e534ba61178879cd3255ee11c22482a901bf3a38299bb745aae1fc88ce88254980bf4ed45a872a1756b1aea27c1f891fed2bdad4f1e554eac9f41451289e141d0309aa3403d79fe675423a46ca56c9a1b27055381954c17773b26d5a3729a5f5185368d17f30b5ce4cf29cdad8a8dd8f75e2fc4186ba15414fc29f10233a92433040d9c997cb6a5bd5b2ba974af1b0ef2cbb1c84eaf4f88a958de6c55c5c2fca7b4867986d9e32d7236eaea5d6d683c4a6d692a9d370ce157532dbf3c27cbcafd52ff4d2dc1ca6c932b80a7943bacc26f6c2055d8d05230e4e7b9ae713b2717150f0e52488512119885d73c422259ceeaccb8e15ee81c5871250dc709c5a1dc2824ec8992de15c25703b275e4391354366144b5c72997db320b4a76c7d5b4a912e29ad174e4225d92be5114e51fa94e16e51e538e1c69d941dd3896eead7e57539a7e517dd1ba36a3c23bc29746bdd41f46ca5985215b86eca1ed52b8512a72541423d51e16b7fc4a88b512c825674ecb05078c7872b18d23283da0e82c2c2bb51a9d6103eb0b080737e54542198eead829b508694dad10dc94e351a1ed869e5328522ca6eea28d1aaefea9dd3aa9a6e6538b4f3cafd5f30b7f0983a9948328d7a0da4e6881b2821b7610bdae73b017f114cd1a7dbfe9fcd0c2d910afbc5b13b2138dd49928b7a94dc27744df28b395799254ea734c3b233928b4dc1c63b274e11902fa4ee8ddb6e8ded047dd167b4abb2784d6ec80ccabaa67208418d7b55f68182a3541572016638436728818dd6f76e8537108a040e511f64094d6cd8b84e32bcbaef754f6f0a1d2d1f84f2ceadd121b61e1a6e22a373c2bbab95157ad5d96b533b237a3de9975d12983a02f31e3ab5361ccfad3854b49c21744a64a24dca1d9c268aa1e536d2b086cb857646eb82a73a64acadd6e3e14eea375d3010b09e51c1dd5d953941fba8c2958f4e17f91f127fda8b882840c2ea58d0165c72b909d6c946d4e1ba61c2046352ee546fae7d31ebc26ee35c2b5edf92a59215f84416fdd74748ca2e7b2e96f74ca94c0a84380542a32c67bb84e873dee9b7299e6deca7042ad545bb8dc2737e44ee70ba31ba38929e5cd1384ff0f5bc18e15cecf2ac4ad281f684e9d31b2ec83869ce863415499ec874b8a9c839463a9383b18846a020275ce0f580e76e84be50b8382dd4e67082ae1d5e5cb8e4a7d439c050a9722ae805797d3f2af245c282ada9313257b6384cb1af9ea29db460a6d12de51790fe7684e0b792bf74eb41085a04653ed4ecca744114ea34a0b0ca7f9e6a3cfe13aad7c35439dd29c1d061082254bc34ec132ebb941a34c4f74642c28a8842993ba9d76572b8edb4d1ba11a21434e3ee82cdba4fc68359d3a3c17889e5851e9a242ce973a6165cc5828db09d69846c82329eaa3713b1280775040e5bae34c691e8c28df592516102de951b21dd48042c1284020f28f979ccae1ac5e5c7428a3c453cdbba0e2d2e4faa071b261dc2afd1acea55de4bf4f7941c5c4c4a7d09a622270855ab73b741bc22d321173c959c2738053a6427d520be269e94c1ed6a13b21c041d4cc8573bdbc7ac02426db2b809ed1211848c2c4a805499460844c42154bba933769426064a1812bdccedca84640ad0a764812a3657f412acb7ec8906540b8212834a9287cac970182a137161389327477e532a5dd1d4427061e9404557e6708baab8b8f4908871779bf94c0c21dca63d97339503395bc184e27cb7274a219b651ce9e729cda805338e52c9e545c8bc4a2089d64841b38522651852e985188056e824b574cadfbace11b91c23843f28b5f113959f519d2415ffd3bc4fc35596389c39b2a71c69260a0d9852490b24428984e3284a748ca27751ab441ca15853a6d1ba00774da81b9d93585216613b63b220d88028b03c4a124b88caa541b53177c2a42834b649da15778c74caad51f6dc4b8e72aab29905df0426b83cbb7e110662279e728932f2495d05a47d949c8dd43e699945c0281020ab45c16328382e539fb2dfba33909e72135846131a2db64a70a720739420107d917246c55a414f752856f470775fb69983b22ed95a20f29cce53c3c07a192de54992ae7b9cc76611f78a9be80fdd7ae1159d927e51e544929d54c76d39843957d55c7ec8d9a7be531ef8798561e9fa7084fa94fe655867954ded1714da37e93b2bf06ca3a5176c8168bc610634da23e17e9f4ee9ce7b27798d7268e7253c42b85a79567946dc4e8fba319bb2e5674e10706ce9685b6b6845ce540944bd7513b4185cf7430b2ba894ebc40c2c6908eb9595d257f90f163fda896b5608530835418416545ca47528332b11a884785a27a94e1c51889d93594dcf714d73b3ca82faf774a65321b7415249dd37cabf968429ba535d51cd71fb277eab2df94cd127a932a7676e13d9543ef91c2bc933f84e2d21a74279cdc512e93a46cae735c7051fba2c57b7782adc6f2baa5a9a4b909c29d380aab87c22f3e5cc2a34f0d7cb90324af24b5cc394e73cda9cd6c6e5576eb709afa2e2edd19b945cd211266e41aeb42b9c2d29d4fa5c3a535e0168820e5532d2c7fb935cd903659f828b784e34ee894d6ba23283dc2144c70151b1a699dc2b7da774e71995dd42ecba542e4a022f5f242b1d6813ca908db48753236b67f287032a93854755c263d32e54439a78d9786c8845f1615572ca9b4a128e4a7f5ae889ca766fca77b422c609f721ada647e516d6697fb4a6ba63da15a7a512c176e85b85f4dd436d5e686920adc11b268c2e657141afb34f944eda01bab908844a0e747c615809049ef2840b9641e1656657f75b0f565775ba1fc2f89ff0814f348556b3845c55216160ca8156134237f414e3b14f320a8cab386fca2e3211f7029c53da4caa75a954baafeeaf4b9a55614c3aefc2acc06488e2555af5cf2e7a555a47ace7afa61aded94e6787a6e6b6670bf51a636dd39a65a22404eb84aa41c1d4c709cfc70be542959d0c4ac884f3be8d4d595109c4ee98317caa7c28d989d3b2875ca4dc4a31856c4b3709c32134195253a11ca734f515e1dd4db6ebe513f7458439063da40e537e81be510d2fee8cca710f6cf2ba84e616c7846987720ecbccb4f29ec2db77551ce32d414ec88d6afd9134bb0ad6a74ee837eea9b8bdee743e3bc91fba6bdb31d455a2d25e98dd74d4fd3e2110f978e21334709b55d9d953a2edf0b0f33bac8e4a1796ce53a5c384dbad3757b8182154a6f165799d4fdc2351a4e4271aa6f381809c3a7756bc38a1920e1617535cde4c220e0a7121cad739dca35c9dc984d18458dceeaf7ca1bb6b2873ca0d681f5729b6cf25771ca1b3b64ff07344c22f3857413adbeace9d287f07e2bb9614f6526d39c442896a925635013d3df28c995825c5582414e2329e47c2374ca2d4c7be765065aaf8c44272734c8559f173934b832b3a1baaf9a1ec7e270e55055a9e63a4ca0e08dd542db38053cef94e79c9fe4650085195d90423941398654c4a8b985e6139c2239c281c854105a476569828ee22eb5aee110446c81712c2a61dca2e99433737f2a6616534b7a4e8712b2d016b912e255a253df45d99d4dd9ce8ec8537ba328bad3308f742211e11310b850ed319454e544b9c1389c8e95338c94e918b9843b84302517bf1ba3d2e7eea49a61a8b7f2d54ea1f26dca731ce618e64e564dcbe17548f76ca27945ae24f74dbc54cca690e82b18f72b433c67950663a535c2e8d953980615ad8e13bdc365c395984e94205c80eb721063859c6bf288d910e13ca0d710775b23ceca57c21b2c218582b952ed94fae428f075ccfb5a5131279e0b7a8a010ee86c8906139d9281325404297515e688423a774e7f72c0ea54e248253598684eb355d9614dffdc5c1a749d4c9b1d0ae3277d3851a7ca2b85086eeb175957215f30a115fed4e22e946413b26d6a6037b26b1b77531214fd939af69fe536a36328f1b2369808dc2edd361b95314ce7ff0e0b28ef1211b7061741696e79464da887617564e10cab8b5173b8d360794180eeae8013984c1f82886dad2888fba3285a845c742172bea284ca1d49d049596a2d6c4ad69e52dc2253bca153e92b272ba43c7644f51de578691c29ba0728bcb98f5fc3d42fba65454bc946495fa9686c8e56fa5dde511b279e5d4d2ca48951edc2eac60829a5a1b198c70804573faccf650d2b1c9cd6c928ba2102d403e54b616ea4ac44a8cacc293d6a6f1c235ccdd12dca059940422e18e15a492ba4152b0aeae56fa4fa2174e3753e0ebb7921198e4709951c078893e1380d47ba6c4a73ba5bb283053a9f0b5114ee211a811030117280531d484d66c8d683b273639c9b93ca6b9973553cdcb2bb843cd048c29980a0a28828a07efa15946774ec651b88bb5383e11e9714c4ab9c61032535aa7608665757963b233941cdb6e882a06aa6e69053b2dec814202af561a54baf6e414f34e46e764f6cd3a832982887cefb930606c36283404ee85ac2312a5c40e1336a8edc2b5e63645e49a4da530816bb2375fa8e1395e774bfe94ea2f6722134dc4fb821e612ff6842f7c7785946161c6567898711ca99426166056c82a6212e0271287ea756ca5485083ba7f923ab12b929aea5d0e27ff08d404e23299e5da1c8d2a963c60a0da848d97284dcaf08c2c74f257561667959885d4861abac06a6f950c3821b4657d5ca01426dee8b4cb4a3532506507b653733b29248da104d2a6ec34de3b2e1c15735a46ebe92b25a021ed170a4c220924abbad194ac220224cff02365142aa23c435ccfab29ef6d2e882373dd499585baac44870272539ad6ce614b1a3e1da329a5d746e8708c275f76c0a6902e39458ec6c8c052134d377f57aa8a9faac8098ef60856ea9e554a791953946d576211e15b12166e84665a9c46516084e0e6cec795d4d3ca69683ca93a1ee8e5343baf64dfa4e51279853b854cb5c7ba8c5a9af142a544b9b6a6ee02150836a2d7ed847ccdd8f08de1cea53b461dc2a64be9bf7e158fc93852ca4d38cab8ca8991b29653731b2146cb771418e38dd59ed8a317f74f352de022d05ddd1f25c782892af74e3952417953613d54612d7fb562e619569ea5fa913841ce94eb8961d9173279473286e89122cb49fb268a2c1d3394cb2986b61c0f52b6eeac14453e93baa84da98d99c9d251c7656b55dd414e615c1393425dbac35eef691857126ac28c129acd8a2f9ce15ad894d2dc1ea4c686419eead6db4f645f4ed3921601b26b8686c2322ddf4eea5d929ad9f952d8eebaa1157d49a25c772a2e908ee3494256174ad87ae428bfcabc9ec854a827dbdd79a2c691683ba204422875fc9e565192230a426833a54f303a7bac65f94d3ffb93f0839d12ad788542d46fdb09d55f68310bcc73c38c9139b5ddb77426420edf09a4eeaa2e984474d9f74d04042364034a754373fba7b5d6ddcab831b39e1661ec4df2c34b70bb2ba7e14936a6ec57d46d9729953775b74e13655a269c677570823a95917293941f2c8954f18f9fca06ec7d938439c9d5592325a9fdea7b13729efb414e3ca1195613d329d16d984e9bac4e3621522dd7ee5761c5168b7884fb5344085d25a34386ca0ac8e537b6579cdb53a98b499576232b18086439b957154c34880984ca6876c98d691caa65d909b1f6d9332e29951d1f2ac6d9c20dca930277b1f281857ea4d638173a763b2dd541ed38571b77ee53aeb0bb1d9063a2d45e4ba535a628cab9a6cdc2a84b51f2babdc9cd6ddf4ab0bb3ee41b3941c64ab5d28b8bb086dca2241d01959c22e7410a3a42032a4ed2147d97422e2e050c68498474c21859f574e77585fe4abff0c0ac274c7112b6fb2ea85df5f2c8c636586e9c220c4e124ba517bc70dee9f49ce553ff070cad1d1194fe4a264b8a63bcddba65330ca93cb28d3706d4d894c73cc1fff08a6b5f845a2e70c2bcccab7acab58e24608dd36d639b501053cc3672de539df665121aebe0a61774c233b4aa66adb722d7ef3845af29b398c6537e908da41185264aea0231695415766e9cd71253aae113b94d72c6e8444951d810e2236ed28f97d8a7cc3b28eddd4712b94d21379bcb0865d1c26f882ec438270d9774cd9a9bc8419d6d2aa6ea7dd254cc2718c69b625177c2c181c1dd3487323741a6651e1fca89eb2749444775999594e682379441518eeae303482a7643b22a53a5b6ec89698dd542e6ffd264071c225cc207088f7cab41175796772a7f08344a6b8cf64d767fb2e914cf080c72a42d1bad8e9955d946ecac23c263649dd5d53cc8c16c2dd16ba15ccc844b6ab4ac89d966144e14895ba9dd47f267c1d6ff08a24e3652f6821604f659d2740ec3a15a1195b8287d4a3ec88109ec775657525a3287b5c639b54f96e310ac63c87a71be4ca14df7e0fc26dbd1cec9afc3c4a0d57be484d847e9552c735e253ac65ede82a88ec552cb80419d27287fee7d870775cb538809ab5c426bdccef09fba774ba651737a1df84f60248fc2832e6626170b764fa6e1c82374d8194441e9533f2840c26f651a82415b84e95c9281d8e5462535afb5c535a32534e5a6468e23a4809ecf11781ff25380e5504220136c945f923f8381b764364ded840ba421821124a86cc22a5411d329cd896e0a852a0cab1d74d2f859595ca23389325665192b2b950888853a37794d3b26b72774e7fd910d1dd17412784d7b1a1b15896c4857893c28e5764ea9518672887194d74f75c4adb90813f51692c77086c84c2fd444efb221dfa5e67642e17642cc8ac22772b0234cfdd4d47b5c6174fca95851fca9a3c255fb4221df0a8b9d1644774207d94a78e9454ec8a369287284aba72ae39439e132b18223e53e9746f9dde9ee892c7911f28639a4a7b6bf4ec51f3c8e10753b9a7645f3ddb757d514b64ea2e734a151776e131eaf6aa4582d76026965ac727d3806567af64fb9d3a782aa1a68bb646401fb29186fdd0d4047708bc885ba735b7351b7a9d24a73111ba774da32ab569ff6ee137eadd62147a634c92ae51a821ae851872acee507e7945c3286c8aab3ba792f29edf684ecdff846e850af1d22f64e153a960ddc210eca2c1d5b1439a5b6cec860f0534c1dd1b9538572eeb18470b944efa01a4a3e83b2737718d0b9636477e1df95276562af64435398c2184aa859655194da6ce9d95fcfe139b91c221c39aeca841414629c9dd34b642ce54927e562498840441dd0526dfd9460abaae760b1b26c2820a064f3a7528fe67f93aff644217bbb2b84a853954ac4a9584c69328d4973330a465581d2255efbc225e419ac10592a45f186ec9cea7f85841395fa82d8464cb8125796d20ecaac9f299beeaa5375db39798dbddba6e5a1bbaa951fe54414ea61d49fbaf32d6831944e094f1b3a44a7b1a588384729d5c14cff0743cb34cef3ba6b983394d6d36f0f184b1a6328be5a76528bdc14c1c67d1cfa214ebd48fd9f72168734a393c26c4268ca91b26b4f52e977654bdbca21be65b21021ae9dd62422d724a99104b5c80ca5ae544c9994dfca0c05a9bb828c6eb10ad59dd14498851e87389841a28cc70b280f761942634d82959b01717ce7210dc0da2550f2a5a1365a112e842a0138449208ce54e385d3bacee8709f509439df473d3b22ef6ae50738315b1ae0d8dd301a8c3ef6ab81f8ae712a42c616d3a4fa23d58d31a3e0ebe7e92ba655c71856c0e1210cc2374a819d1fc2875ae85e4d57522dc3f2d448265043b795e5d418c140a2f02374e632990ac2fa4764d63be781f10d6838955bcb8052d2ea7d36c46559541aa131a438c7650f33a5c38b5e492af25e0fe13c836b6484f80553f21c6a61dc2f3263845bed089639ae1948f2dadea727975877729aca96bc26bebf2848213f67764c667940699d9c8dbd188d79d3ba692b7889cae8b58808ee9a421849c95077c1548b5c58728359e55df79a775d841c2d3ba75bfa6eca77d5baeeae5699943f2a7942346a90a0c0d0108a685f2af8ca8d9169172ba0856893dd39d28b87528d977d3e117136ec86e81868504a7871a801929ce65ee3f859e9d949ca0c20e6f572b8b62d32893bcd73476ca79b9180ae72b71ba860309efaccb1bcab6abbea2aab9e2384d792d9ea55a9bd976cacae1ccddc72ae6993ba34c80163e54e42874ac28d65196e873f7d323d113a7f92aff0f1461a14d3636409c2b5a31b2e9b8cdd3ec7432ba4e5b84d7d3649b7941703bfca667af884ca604bbab941e15ddc143e6a091cac2ea43d8a5de634a73926020e12ce53bd96ca0faa25c9af8dc91d903c88bcca9d07e154a775d5a8c8ab4f62a4986e2729ef5876e11a750e134b303e536d4cbc1f945471053892dca6cdb751acfd901ac7a4528828e909a3652309ad7f514d96064c94eb4872a9b2825ae2a9d337f283885660ee883b6785ee91c613624e11e88552d91b1a541b89c28373364ee422de374e20184e388447b868e6bb789dcae1211e172a57460273c11b651f6288c427128a254a34c14d03ee54c857c1253833eaf9595d129d7dc534438ef30aa348e9c732b6d1b95d4d2b328b8b8c611270541885104a63c39a77565bd5f2997bfaa5c42ba9b63f29a0874653df11c27a8764f6527a83ec8112a47cac2caead30a77d26211cc693e995bfc9551f0a08c227a382ae1919e574a7b6f202e8bc0824cc261d31bb9ce118568e18ca74c7394d7904ee12e712506b35f13dfba13425c305360c37286587067aa024b932f656be6308b9f7b44274dcddd51b1e63a8a5f8ddbbdcaa52e8e11654b9ed9695240da729945d272539c3a442b46794281ba28eb3be146358d728ce57c7a01d20650863e56f2a5c0184f6b641c2156a32d191baa6f01ae743b76a73e99233f646c6c419195d609696b998fba6789a20c382a94ea86427bbbaa8f6b5ad22e6ecaa1cc4bb941e08a823e5399efc83b2735a020dcb861799d40749d9123cb116b14968534bec8b1ed71c84492a7953564928b8c82101ba16ca2213b71dd18349a23b8eebad08ca080885d5129bfb22e882a4c282153222374d32ba238449df1a015bbf29d3f08318cab80ca6b5c16405696862651a751a38727b5f55cdd8b429a6cee8ba2c11dd3aef845cc30eea5fa403b8415a6282baa5123032a21ab75234249d30348f4ff92adf65e73a98e556633f88b6ea60c48e138b5863795d27bac64265b83995298bbdcdefcad602ddd5cbe5617ca20a195f08797691b26b810d28916b974c76285dd5baba0e824427bf562213a6d8c209b677408b8ee9d886a7bad0e394cbc9249fba68909b31e8d96142bcc2893cea3b9f47653f7420a0a0da117057982a998eddd41309c41d938566d41881b1b488955a9b5bd72c3ee40b815e6c39bceebca75b99a907b4cedba698a9f1857d32fb729c0177b4a48b8a2da94cbc4b17f1dfd3f6ab0b3eaceca9d80c47c26b5c4857c89548eee8b5aeea5c1dd092111a4a23202137592678101b3becad67cca2e7284e24672511d2edf53394109584410253f71ca86a9ca9263651b20c1f744b44354e545c27b22d44c9ba3257b6e28db2d194e3c26f9969ed840b4cf2ad8c295d84e91db9525ee089e174e42cea774233bae952a234ceb9d36d7fc9d64da6edd33c254aacaa2ea35370784fa74da1bd40ab80508d99d81941e0381e11883950d53376ae34075ca6f971694e13d8a3e2a611b506741ab9c4a78d8a81ae1ad32a511953e89f406d958d250599852d118d1bc2ba756150fc2f2c64e517653ed9013ee928bb211d88d91b64a1c1ced95386e53aeb99c27b5f65deefec9cdb83f308134ecc09ca97154732374df60f6af29914cefc2a93d479430785111b275c23daaf7b74c950e7655f842936e525ce84f765c78dc4ecac87274330108df29cc42134daa03c8e51664eeb1537899d93c90541539e19225085b9d7cce9952106a6cc212b39d90d5d38d24699d91e22c1480124a7d9f2ad93fae7a26565aa181c54c4d4c465183112ba509decbf4e16e74c9d2428583acf47f92f13ff0154eb187bc0a8c594f27e5546d85a3a2d5d28964c652dea099118ccb1d9f95b742fc283844fe173ca929cc32b8899d6d06a573ae4e99f574fcae0e91a4a22492897642dc29dc220cce116b8cf29b0d3394051be513ca2dea41ed06728b0913bab9369137642a6329cafa8428188ceeb3129a4b4a134eace42ebeb6aa74fad837ca49cee9c1bab02039f298411088cbb752663083902d1382a18e70fd909ba9e3e138539861798ff0ff029adc8dd621021c362a2e61cf652cf895b86c9844fb1baeca872c95b2cc95ca042c656119ee208d916b4850ff0942d53a177d90b94ae4aeb29e0fdd1121fdd1fa5188782174142d8530aaf9a07d28b5a55cc6123640273dd6b511ba2e47b10b084a12ad0a59f2b942e85d6a98504c289d71a4616c3d1be93ebc4f856883dabc9a4d73dc2842d0ee132de4211baca92a374d6bc02af33c2ca98442385b8214e98dd444e81a1a88b493828370574eae15a8c238c224ff23b292501613709accdc83b3c94438cf64f9b48c287b3e14d3fba01d9523e163b65d76ab7ec82ec8f284e9d9442932b318401c2c2e7490e95016e2162452d83d954a8499fd955633b916c14134aa6d35303a7f298e1529bc74bffb2341ce64c83ca2c6c4aeea328982a9ecb856614a9e15d28928881ba794f2f75e395808dd23657ec55a0b48fcac1177df538015a7bacec8dd10848fe9284b883bab5ff75caee84429d330a0692242b7752db823308f281985baeafe611bbe34dfd7cfabfc9f891fed94ef238f7829c683aa37839fe206bcf4819a196f0136ddbaab70e1d3c15d30374de1255d6163b82c28e6154e46113ba0b2284728f439cac65afca02980e77d97e9c729a4969dd02e12a361a64e93a085831ae6dcce97402b10a485b02257540a664a6c0b8e4a920c6108239897225bd48920e14141b9c81c4a68c238236493a83e884214911b21c2e10fce984da72e1cee8402a401284104a1c29cf65e6fd38431c4ee86836255a3757ca8529bb3775d2bf5264a0312828374ea863850d5211c76e55a71b68249599280c04720284a982b65bc14e6b6c94efadc88273a8dd634c24654085d5ba02cb82310b1f641cd5b46998d1d3b2c7a24ebfe5ab9ff6afd07d36ee554b6c1ca6919c22d9fe95d18dd1acd877b84f6e41e56667747cb16abb0e4fe221173803fba37415dc6835498448c231aa203611ce136ab64f74d865741b774eed93ba83d4b3e5493951b940ecb3a3d1280df959d3f64c119d2821aa9df24043cc1d906b73b267640122794e2eb53f11664ae19503a465629323d2511a6113e97d08b56311e13a46193845a096224752db650d03f71f65842348970192118c8589437447d2ba14e171a0d8a2542e95211c653f6e1118844892160ae86b86fa4a9ce9db48f44295c2e518565523b8d217435ddf0baa34e74353a6166b2a7c257fb2cc34cf7418329ad69ebdf846d739c4a1909b4dfd58e1368c3ad969441bdffe99c84c8d9366e07e213b69c21c1ca9196e7428e64159748446c895892a592b12384ed7da732af6f56131a3a4a2ca929fbb4654b44abb2a55ae164a2ed919b3a108113ca20940da83b0887470a8a723b273ddd93bcd0f0ee11241e55c2856e1769c1478f405310a464a086b760ae3d54229c8c23b42ca25bd8ac884d1b421429dd363e534e1bc6ea73c2ead9070d1d77c238d24428d2113938d3659417056674ce512e9e149425429d6348dd4e99d4e2112ac14372bb2c7526baab8ff6574ae82e281168d8159fe4cfa32bfcaf88ff08ad2e77728060ce679a58c31c2b49c27b49318e1acd873694dab4bca7820b516d2d27ad601775c26ccaba1076509374069d10b7a37bb68d3b89594395981b2cabb43c6814e1756cbe719cd6e4e14cac60ecaa38a81128112111b2a5671ace9a7527a31eb10a16565675c2ee8128b87e9ba11b42b2be10d98d241856385adddb944d178d2c6fa42828ce119ddc2e517718d01d1d742038d03b50166e9f56359454a8d0b41e7433f0a5ca15fa8277d31baea47f57a0faf1af217f95afff015d07ba2e12e2bf4999e2195dd42944a3c28cafa829ca95928348945cd86e1340127ab94725602dd150fcf657455bba1b4424da3795b65472ae41832a46158517dc38568010764275d74e15f98c42c6ea1c9d2b2a3584330a75cdba46a687f917659d468415858f4634979b420ef709429d3b46cb788464b8f3a46928dd940143945c8085aa34fdd1a5664450aa54c532022111e751b6a51741a92883b29083704ac42fd4c84174a87158ca8d674cc7af65fe5abb7e117562c6f7211601ca6934eb280d31a7080dd442929aef720c10a74a7c9ea511944edba111cacc6349c95cab5db207990a9fd9d70d1c2bbdc3471764616491b271b4e9c14c0201cea3d34943d73851ace34e3de199c6a41928059d47f26d27e7d528c228152872a98d2420107010b2113e8efa4221e7b292a34e546eb6c28df59d39585c28571dd3a2112ebae9ceea428bd1b452b85bb1f2b3a6dac6b1e1aafcb4ab6a799f24af35c51631bf65ce9989d674f8538d202bca3255ad33ba6c5d329971f942dbb954cb8164ed957a14de59088da1348ca6da0b4e9175e4267bad0872a54332ae6f653b85beca1d9d90ba2e65415286bc47a32a541f4ceb31a232106faed2172baa6541f2a1dd7c2953844ec53946eb1bae11d2d12ba5114f3ea68ce99438431250c29514eca6ca579d8d318dd48f943744acce854aceea50a7d0f96dbb4e54a2862c158b9083882b3f1a75c2c69dd5b940d34282b953ea85fe56bff69471fb2c0896327fa428d9cb4c14e7487ee34cc8513a721164c94110f32213854e94fcddf522d044fca0f631a1bfb2d01c764e664b613f251be4ab883fd94e62138103841f54f64eb888314153c482823bac80b12b32384494dfce93cea741a4fa2577d237d67d32a16c349c2168efa49534c80151be809dd5d0554762954855a9f89752f1e943852b83b208823b2853e99c690a58d642c2c637f45aa4856eeb7f44e8358d8d91025e148d9606e33ae166d2ba4885d583c281a6da655ce853850cc6da66d51a47ac80a3c3d6fb2c6914e98ff6853ba1b28f47b9d46cac1d08d5745a54d539fb286f564a9336a7d81f4b746afbd1b40927ee9c0191b2b80b6030ba6e951c2ea36ade774018251642dc2c5ca14eda950b9d495dd477944a951bd3b7aa9dd5a3b9f44eb392870a516dae6fe51ecb9f40821cacce80177ca617d2ad1d6d2a2235cff2795b82a7853ae328698d94acea4e7528cfa3e75a8e74ec3444242942f121756022ae793390842ca9d09274872874f0b24a16e34cca852b1a661434697786adff013a6254b29ff0c420a352e8b5677434858c52623aa639cd735308f94c6ec5319b27fb98d9e5a2774e87774eb8c84d3d2e5284edb845bcaa7081ca8e95b681c808950893b7a9cac7a0f0a542ee17652142908c2e56567480846c835c19c944a83941c0762b80b1a4fa92175776d476d73e898d271ae11529c2753e938b103af0504def94232a481289fa538c22811943b7a20c8d4347cae50ec72a2cca1b2859585d59553a45a835d9e7d728d8d07b28bfcb56ff89db8daa29521fed8c680eca023a0ec80d2246175ecac7cf8b89374129cc70ae45a223646c43916f32ba9752022ee8ec8cc2176f4663d1f2b8d3baecb859dd18c2240285d6e99dd422edd47a444f45c13cf38427ff028ec50cc85c23dd41f5410b74d98f4899d774349e138e423ca770254e233e9ee8158d8e15ad3d29ced827ec8c23b2ee82081e13621372a1a2343e983a482505912a4a124a220a9b39d74a8332884485267d78d3057f96ac3b8422b4c85fa547fe2351b69284eaf030539e2d44614192898ca2e6ca3125391ba31f0574add4e6eaab4f584d19409c292343c2ee876f44eb99599d712ba6e9443a6757fca8ac09ee9b0149df4e348414a119438d3b2837653039d47284e14944698f564947baaaaadc2a9122adc6138a77518d2542c699ce9c2cc268e10385310a1410726db6a83ac0d48d3211f4e7d0356826564a4d3652a2d5685395286ca170a3d12a052b057f96aa7b2cda78285c610b28b6336852835485c22a76d9445ca0604222d0230aa6829f6895d38a3b229ab8b9731b290a19bcd2d972bbe99f465752b84a8d2440dd1653767ab74f784acd1c32a9871df941a403ce81a5bdf426718559b5af6bfa4f0889e9f2709ce12b9f44683f9bd447a069329c23b692a7d1ce92a14b8a37636ec8293a47af9ad9f4674cff030ce574a85852251d224225c6385264acc68163d31a0fe17c4ff0c53da4c72a5b7397453c7d28a9dd5a34c7ca31d4aed910d88b4c691d49e64da8c2796c275d05b85118460e17e9b534856921c80c1427d38528e93e894214687b751959d332b6d6775055c418d9158463bbea7d6749f5635f8d23640d30b1ac883e83e9ccfa951a635e0a3c15072b3fc8cac8ceb8525dd6308a80b031e8b4fdce994116ac2cadbd33e13c4ffca6bb13089706c60268a348e58164397646b85df6512a528c2c651287657db483285554021fca59ce846a23d19d4c88538d23d13e9ecb29c5d845389ca31ba93a5a6a9ad84176d331e911a46b284348d33a9fc6921444e9b68ac2dbff04d32869b20e86ed78d27536a9a7a94382ce90e95ba842d9e5523d1b7a3fc9f8aff0815984d04bf853e1e880366ae9856ec8ce91a09010db4f9d33f08765143b7d0c482b12b3081dde503a46a4c856234cac7a05b3cace53b2cacc156149194ca0ba5d842d9598213395d6f60394f24978cace56674ecbe54a023418d77454e9f3a4eae1e80795c20701d94e8c9c214a420359dd42dd4ac28d635eda99dc2c2912a0657512a512749fe4edb13a0dd42ee10b5495cae164ce97eea21bc2ec54a951e8c2ff02be2bfe05190ef9586fca1e4d123fa7d39523f918bcca8c119d374464a944184384719d392a661050a54692802a5421cadd5a42748fa5751b8a91285e5a5ea5cc23e5de3ba375fc9569cfaf6d21142623d66b1e8194dd93419527e1072b54a25421c69db4e56a70f7aca1a50db53a93a614616146810435c684e74ca8c684b57ce938464568df9d921a8cc2c88d0292158c1ba8a8cfa3258d0f91e2236f2c95e5883dd537c856da3fd8142944638d25ca3f93dd6468d1b84375ca9a5473a4e11d684a850e87495d385c1427428be0f656823ba62dd929b283a214748ee89c953ebc2ce3593ae358437d33a4941ab09c642d8e9d827fe2514d9f9442e1c55ba6ca546db22a5aac1d38224fc7a78fe4946748b1e895184085d5b30b32a4c2c7b6795dbbe11b6e8ca343a46ace5746028f57f95f11fc284fe56642be850271d3ae7f9c0ce92883fb2870b83e833b29d73a674e561144f2a2e83d8cab55c42682d3f2bacb81dd0ebbe1759f9cae9df49d71a4153a6513f65743d97edae11180a3e567a1ee8caeb18956c4a933c2038dd4b615a634cc9528a1ac28842343101614adc7a38a8e13fc828eb3a4eb9f76365747c2ea95ba9195d69b61fb4231128c969d634e54911be67fb14132b13a6daff97aff0f02af24fc956a3fc35ff88f5ca8d7a75e556add73a49db5323b6b1afcab2b9a4e55985c23184f1bee89dd01c958595211b422c65d0ae1dca9c1431850635c2910b28858d0c96ebd90d96214ec8ec4ac2812507c394ac22e084e4271c1081c151edd96c4a3959477f418585d52a7843a7a4f2b2872b3a4fa69c6a7b286d868753a952d5d31adb945d217bbbca8c940e42942749dd41470848278571943a4ca16e846da6ebfca7888fe95d4f1f2bba27c2d0ff08e98f563f9246e83c7ca82b087a829c23331853a18467254a2b18576dbac6cce8eb876d41c2779995813b2de02369ee9c1a2b8201bb277521193be8656364d3995ba610ecf2146ca733a3b69dd42281dc296980bcd0247c7ec8daa14eb94214a0a54295f0a51d91d73d11ba0a35c6b23d041f495234cacd435c412af25428254ae34cac228ec2da1672a14fa30690bfca78b3ff0f6ca21c4b764485fe528ff02635ca1ae35ca3c23dbd275e28533a4654225c892b21182033a42370b729cc22ed8958217485ba9110a34da353d1dd3dce7153f744ee8b55dba3b0283a6edd1988c26b8894ddff07434941018e519cac42b54a123744bbba415b2311a9582a7676b9d9d8a37d014acfa73a0d532a69952a3423f2872b04858f4182873a8288f44a3c2244a019ede89f402b795fe4bc5fff0b651b44e95fe5a946dfc81fcf2b1e9c29cae348201db48cca01490a48080c4a376f85f48fba0dab846a1c28d217a1ae8dd119254a33d49d03e149394ebf251b09072ba412328c348babee831f819210821dbaa5a563281715c2e216751a151308db1cabb74214859853a4f49469bcf651a40caed9169989da82102b2b3ae35c22112dca214e988524a2caf3183b8502749688d2566508287211d70a469ca9c6983a73e88d6348f7e27fe05021a154a736b642ff027447c4fa63ff4938d7395215aa56535ce784221094253b24ac6774ec2eadd07e5126232bca66f93a83ba123ba2aee84da8c64268a73ca374a8824219037538051611390a992db4c273be14bf759828e08e54fb941aa9d9edca988c4ab8a9011d9614eb28a83a4e11efa46cb7d2359fe44ae3d10a7d5b928bc824e3b20d04046cfa72a07ab11ac2c1959c5d41634c2dd74a9f47ff4ef17ff056da1e25374db210fee9fae547fe81d7286ea42b94233a1db4ce81ca71b2809b4728a6bc8f84d699e50b75b058254b82eca69c2306423d5d8a2406ca130805c85d94894794e1389f8458e2818c656e8418592a6981281b50636f1c2f31a614ba15ab3b2827b6a35edfc839f411e98e7d59502576f4127e351e9cfa33a48589f41030ba42cfe7492a2c1ba36d72517ff087f8a03fa1486ca89283fc238efff0a78d2f8d385c281853bae42861ee89dca233a91953f74c652b777ee8e09084250c1401187b543e42e74caedb281339437ee845ab775d2b65b971d948f45c7656bb2115d38ecbab3bab9b2124a8d9d934f49d93a8b8885b72e51a761e8a352a341cad8e8170b7474d96765f1a9d6349f5e35ca85859f44a722b1e8950d0575699fe45be3c546f6147a55cd82adf034bf9ddbd23d38f4752ea8d615cbe5577db4cdb836135fd27e58402ee8b7da8ba4c2735d57c9d94ec8655a9c4dcddbb2ca28588d3b6c8938d076406da125c6ed6198421043572ae588e16de9958d2163d20ac6b9d31a48f44fa33a63d32804341e9df1ad30a56de9d84aceb859438595958d27c078a3fec5e6caa61b328ff06cbbb9fe41f546a51d4e7d2176539d7e57746f309ed7c4e11eea348cab9b8314e90b24ab2503ba3742228448f84ebc89942e9d64a6f29d70eca37d7a71080f463d2349f59f54fa210d4fa64a8fe64ff02b8d37d73a616faeda6ebffa7f8aff082c3574ca1fc206fe56eda4ecbbea3f9c349450d429c26a1eda728699dd4c56ee140d020e5ba84795fba38dd86ebad02c85d4b194d737e56728b384538e21e111b8577b577d2562146867d73c6b0a642c7ce8511be92b851a4634edeac7a4ff2829d67d530a1dea32b1a753a616e34e3d0f81f103fda9bd32a879768dd37c96968c2c2118446e82808f6d73fcb3a4e147f272b1a8d828dd3634951a19d26615a44ab44f3c2810aeaddd044e8343e882b2b3a63f9816359f4405853274e74ce99f4d3bfac73a4a3e823ea426fb8fd971e8dd19d0dd021e8ce809585d2277d246b91a82dd08f15cfc22364e384dabe0d8e6ed2a7430882a71a8d0fab3eac7a23d599d232a4ca2e56326b3ba1ada7284a639b909c365dc2c29146546e84d6a0a467432be562111081592b948c69c6984364242dc239528ac4ac69014f28cea79d38c69d9667428a28a8475c23a6e877d07ac23e88431a67d5995c2e75dbd785215be02bfd90e9f940affe9c767144af95858d93a66538421dd1270a14a238d23d07533fce945ce86a24ec83542108150b9d32a79d25348c845a7a7659dd17181ba3192a512b6d0838cc286a25b2775180b7d217759cede8841c10e2a15c1d1c696cf69531e90759dfd33a42cead28619416ea11d2749d3b22869dfd3853ae46bbfa39d693e8ceb83a5de06b2d913ba1fc24376bbd23843652e5d9446135c31a6deb8082d4379ce9d97282ca2577d2711a14ebab3a7ba01d3fa142e92513ba83a85ca094235950e554aeca15a7e164f659f95e56c6e8b831ba74422b2e0548ca04995d9418d48e1e54442eebb3281ca16c4288f44698fe49d3be93ac693e8e7d054639448d93e44fbac2dd153e893a405d48223742ac6546bd4a74cacac7a3fc8d61fed4242856f851ff23a67d1cae4a2498602edebcfa1a77f4d4a958ca1f95264aca852674bb95d234950a54ae343ac14dc1e50e13b85f82a4ac8959d635069e7ef0a9bb21b2ba634d90338f4ca2a77f473a60a28f3e8df51fce3e90b751ac2272d449ca2d6f4e538e9cab28fa6b8caccfa31ebcce98f44f8f107b34ad9144f8393fd48eb9d788513e99435928f08a0f753242056642c6c9c53a32b148851084654121abf545c3bfa1120485110174a32421191a7348dfd184ea2d28a74a01654ca748b5a684edaa1107644ee9ae0d31950765812bb2c29d9614ac7a3b307428c6b08224ac65c29fe6e341e906565040e348d0ca8120e51745cac283be5106214e5775d91d42ca9539d24a82ba75872cfa27d13e7c49ff6957012ad2bfc87ff076bb7a28d23d13a4eb28367e560a7e10dca198dd17656082a621174ab4a0541940b9a06e8825c75248147a1434c22657a28523437d3787627214ec8eca308c274a73fade2130389c656ff1b273aa446140585313a4654a8211dd6654ebba2e1959d63d372c2e2547aa4faaa8d7080454e51951b2ea828bb2161080ae885261469912bad48c239c02c4940e148d0295db43cf759d234b77591f3a656749f41fe3c476b4a2353a0994478383fd5fcbc6b9f403a49db5c233227b8c617743491ab41b958d2099d0add5a812172a4c2ee52117ec365b7a14be61382a934e192108ec9c5d85182981db2bb6998d20ce8763e91b391b6b1cfa216256c38d32b3eacfaf1e9842375db5b86e8b4614ad95f80615a3ba2740a97928885234e146cbba9d3808e91a44686654ee8616ea72b3a422507e5b95951fe1fe24ff0b4a0d635c839b8e54f8677c3fd18f41d3858f4ca18858f477d30be1754765951395be748f54c69985125654032a0885f8c48d90174a8180a4257608e90b9d681df4991dbf933acff233e927d678585953c28775df51a47a491ac2169844aeea5d08b77408fb6866748d938c613b951b29585813a77d7235286b2834934bbfc3fc437e1118502ff02d53e6a7f3b2a428c9821842ca9f4c674df583a1d24c4a1060e9858b9412ddc146481b296fca846374298bcec9b506172a229d977d47fe9a167f951e908241dfa38f4610ede8c15850b28057141b23be908140a0108c1d0d24a8527bdaa0ae7d33af3a7ff4ef127fdaa21138e17f9577fcf48158fe4ca3d97e9cf2a6a624fa32872a7d5d4a16e856152195cb5664a088d4a0f6969d9369469742a4ec8e91fc99fe613e91ea8d770a34c23e83e99d07a73fc8964dd423184e76e56246814eda6e84cabf11a6348d31a65635ff0255bfe2a748a1537faff918d24aceb82b10bb2c698d64c28d23d385a5614ac29d231a02348f41e81c257256147f28e871eb1ae5028fa46a3d17289a8e36de85428f0a44adb495034ce573a654ee547a8212a5492135a27fed649402c45c201563546749508f3a46b248f51fe07c47d93ce9342a48c87683f9123652a2172a469b7c6985bacc423ca9d46994753ca9d3ba8d698f4e4159985be91ba26a39c7bab40d02cff02f1fcae02864e92514785382a3758ae981bac995251a5059843082ca27d4614a32a511a05b7a1c8a28a88946654ab422e39d3b9528f1a611f4e3d3095b2ff21e23ec88221442fd3ad1fd5fca843410a36d30be14e83742547a654698464a11e8eea47f204c29d4cb4f659d94842c7ab1fca9f4c2123282e57c2e162352e858b5195675946599951a4a33a7741853a421a8d3943941fe4485c28d963f9333a4eeb8d32469fe47c4ff6ae14a269d43fabf924951a667d56a12b3ea9d251e7d240b9f44fa32b10a730a3d241434f8d67d59d2217c6bcfa32b850739416cb1847952a36441f847fa56729a46a2b8f5ede839fe484351a8dcebdb40176dcfc698ea34163d199d3fc8d71cc6bd35823e91e8ee164ac7aa447a27533af7d82161764561708fa047a4c468753a72384434e13dc7257128b60b4eb8474953a158f9f57baa4a101765dd7054e546c83775248d6e395089cfa670a07f24a13e80103e9ce91e8c231a5d9118274b55c84aedaf6fe47f93adf65d47ee54e51b6b7dd46b9d78d2341a46a752b3a153a52841d2148451264adb495c7a31254e8d73a1ca3ec82efa429d7281d01e10034e1c270989ca72b11a3765baeab53642b741cb28151c69384656571e9ca24eea34c69843652a428d214fa382886b272a3432a50b3fc9f8f40d09d8a206563d19d70a3d4f83aca2d7bc1fea2bbec89fe27f1a660a6a1b699d0e8561420b31eacadd14675c7ab576d6328465188ee8ac2330213775fba91f2a39d3281843d057747086cb820d72b9c7098de42e6f9977e17ca77729e49ca265abaa4231af6d0e14c19f44216e54fa39528af8519447a01e891a149951a625145d7f284276d23287ac7a279d38d251d42951e9ff2958fc2df1d70fac4a6b1a7ba91e267e149d3883eed0294785dd762b951b2eeb32b1ba3e8ceb39d67dd645c77d62635e984621654e15c615985c9dd1c42e3d14a8c908ae1c7328372a90aec9df5357caf9c2eaea56765918ea94e89fc2c2ea8569c6998b95a7254aec16e11191b21841ba080deebb1c2b9889f48ca6ace8341a42c2c6838f4092509d90740a756aceca51b7a0f6f41414eb7041b8508447afe567d3fe4ebfc057d7119042244851fc57e10e54ea415d97ce985216210844e9f2a4228c635cadd76da30748d3391a4a8c85b46874ea95990a049dd125429d36d2577d285226a8c21ca1110564dc834995981b2f360829edd1808b5ec2463953f651b14d7c1f6985d84621196969fba3ef251bc76c89582111859c665385c2831a4ebdb43a49947d75c28128469858ca931e92a746b4a51c80a0659d3bb8d158d3be994052749f44629de9dfd3f84f11ff0144e74b3cef9274e3432a51216546b081d33a4858d492885f3a4ae17214a83a6515c2321421b229d8d2703747d1c22a7485f8d3aa513995323eea1c2539ee9b8c2990fca0cd943df1ca719846ab64adc21e5020e539ee65331ce273a6ee57c46026921440a11dc8d31858942e16563f91d9484390bb7aca9589564107281ca94234eea34480bcb3b48539d09d174f852820e765d913b147411a77f54209b18f4b9422cf159ccce11c426d815fe7fdb53eac6b883a4e16748d24fa01d20a1acace11f8534976549c274a781c2288cc29d3bfa731a04143b032b0221dd3b29dd42f3940dc46615d15221c139e6e225582184eba225482ed82ee94cef9ecaac940fdd49bbab8e35dd614a037d0e9dbd1dfd1bc6e8c29433e8c7a2563b7d9d472b29d3fa4c278c3577d241464e90898a28c227527d31a9859f41d97f9ae4f650d82329d18289757c62df4c63d032b8f410a4ac698055ae593a86a3a4a8c7a270a51925195b461634858f85bb784020704a9c62da3743dcb2a0e34ca112a485d5f74e29cd30a51649ee88919448c9c29a78384488e139bc2238461584399c04e3ba32e572614e114468574e5654eda843d621159f546b38d2023b42950b78692a10184d4270a5d96351cab4fc7a46878f46352574c2ca91e8ff275441ce8485b2bfe171e8812a4d37d2ea549d31e801150b19d71a1454e908ce81c214185852468374cbb7cae50842563d3885dd362415c859950dc6eae16b8caec708421b055cf6be9dcacecb885f2a394d42365382c0a7d6675c21ca28cc7f2e765bac23cae77528d69272868d894765ba3384e1a13e8c69286a348390b3e8809c775054a81014efac7833fee5974f7281185d1e2184733a147d3d0e4577f5677f47743851a9ca13e8274ec54194c1478581a184d738f4e469925647a3baf95c2caca846d841985ed384e10d88c2685bac483ba9523101c9c7ee8b78dd3c2f94632b133eb1e98c7f3f1af3a5c3e5775d58d941f412d18c2ee892a2442251308fa7a518d4e115ba8f44fa614892a0953a7f946fc4a06a7bbfac64c2fff0a9fc7acea53a617a35dd67d7c9d22121610d656748356d540538419e56251de51fb23b4a9c956ceb898f846e584e8bb8598f944ca232119b72808cae56113c21b221f2233947e945a4ad9627858c7f371e8c7ae0ea77d253b8d3a14a3a03ba68663942342494e6bb4eea14a3289dd10622577f4635843d12a112834e92ad449289f68f95d5f33945cd0ec13fc4fe1f409d73a81b29db4ccc29c2c29f467f9bd96570819956989dd0d8ee9a134cac22112563a7a4942609464a3baca11f2b32a2214cb558ede54b98671ca76d903f942323424eeb2a112414e3ce795c29c056acf9d675950a4ebdff9dfa74eeb0884460a29dce834122112539a227af6a16c72a0e573975ce25418442e46995d771d4c23eb1a928a958ce9a4a3fc1d46cf12b13ca2dd2580e3956babfcb541f54fa73ad2e75ceb8d3852b8b1bfa8a31f74414375dd045dce1524851a6254fb53bcc9a9b2138285ba60829d224610c2192a1e1cb68d946cbe57eeba4a985923493efb3ba1bb56749c1d215b1952b1e88fe44ff2b3a614ac6b8465e55c7839a6708db11950bba1252a19caeb8f414efa908f4c684a211ecbe119423484e45ca698b7c1d4b7b654809d022dab569bbfa10503d4751a63532676d78d72bba1282214eb3a15ba0c94409a5867742352b2ac576fa6f941676d1c4a8d1dede12a149582a211c2cac6810d0e0ade46c84c8afe984291bb92ae894222592134102774071fca8fe4e50416f543413cac4289eca54468e698d94f266dca75d2542ee8212a364fe11e571a6c82084833ea9d6177434166251ca9aa1a4b674bfc157ff0894008c485e657aae23667a2343a14514571eb080f510751a14546e579bb156e254959d25095b6875338d24691baea4172bb2ceda4fa09d2656eb93ca0104ab8883ba16925c70a4cf8a8e32b325b526428f4651ffd15d528ee542918422ace1168943729a835494e3a4aca349d2fabbfa0a9d7128f64f4ee5c9cdccea4e022349f55ffe549c774617eaf88ff086b38ca3d97c2cc1a661f46343e91fcacac145a638529a074adcac1358db4120b991014985b7ab63e93ceb1acca06b321134cc6eb21d241e5796e015c0b1c3f29a1b94254f28e16349d36def3e9953ebce9843ba9e13a32b68421a3518508faba31e89434cfdd195216da67d5820bb7a2947f85aeceed563bf2502232a2b5724ff0eda85845a98e0f2b384d9d99d92b3a63d1dcae1087abe74ce9342749c20349e113ba221674c4e929b1f3a4a116f29e74388be3d198f5635e746b499283b9c265d96af225b840a7a6215b16ae348cceb1e8e7d128ff26824184348ca8d0a3a4a33f1a8f46508f477434384de50682b5441f49528958f95920ebfa689aa7b22bf45e63e82a5dff0dc55b994454adff1431ac642e227074cff3a3af743f95395256482a0ace8b4026109c6a542d88efa12a35234ce9c699d24c285894a1dd350fc225c3645e4613996b63b94e788b93442ea47d0e9215bba96e118ce99474c2ca91e9ca1a71a5a112513e8869ba24982ba14efa18182b2a634dd63494354ab5138d08281d8681281c69859585856b7412a68573fed28498fea2ba4a1f53bdab95c1d6764621c9bbceb8d23d2167d73eb94348e1026e287565ba39584d2726177529d4845dbae4205beb853ae567288332a5171f85d46131ad8e51da2421b11844b4dbb2b7746c3d585f29ce32d384ee7d39d2627d7f3a85231ea2512bbe92bba8d94fa739432a55ae4d3ca94620aea9435e9d905d94eddd9f94492b8d04e80a683a728202138d21481f6d214f87ab9fa4ab67ee561f39ddec5b2858f416ee84693eb3ff0a02477441d3728e655e4576cadfba1ca27423653a6142db3a4294394340b311d4f64768ca29b50f95b3cec9d48825c2166a716964c278716bb29df828c5dba68dfd1288442dbd21d1d3b1a99d47a6a143652b3a6e9a44aeae95b1385859858dc6ea634c2ecba518cac94421ca69e534f2b32829a482a1f626df086cad3b69b2b42952879557fb4ada8f1fee28d40044d633bdba4e93e823753eb83fc8ca9f54a1398442db084296af94186094e8dd4b446924aca0867d5f2a3e5614e9ba8cc224e56617516b9b03a5175dfed4ff71311c273e9820de7ec8d84bc9bb852e5062729ed8796ee2531c042b29c8ca69016847525428d3a42eebb7f2a573e8250f4654a812a541416ff028db2577dc2e342a4e53e8dc441d4aa84f4a7b4bd3f8eeaa37a1546ee657c23d9756c867a57ecbbaca2403a19215ad7fd94d5abff0377fdab5c1a57eb38cecd5dd26d72ba365234e34b5070f548211f4e103acfa0ea6e124acaecb81829f264af94401a354ffd692171a9288e51249c290be567e11119af88c39376721886ecaed70405432ecc296382a818e29e3bada29c11ca606b9ae1d27fb22e6b2967e5382c791fc232e35b218c2b1b5a8c5d24169ec8306b4698d271280e5752e505c698e72a511e83e989d72a112542947d72a3420a9d0c18e84a748c2e891ba96ce984e820a84d58246ebbadd069e1dd39e6784edd31d8232983841d96a21d08b775fb9528ca70c4aa80caa84ca1569d49dec77fd2b9ff0928eebf5c8ff06ad936fbe3aa22742a3547f2b9f44ff032a2ba837ba2c27e14f192b214614c415fd8a33be164f644b61a896e758b2b470b082202bc050672ae5b8bb29d643934d504a175d1215ac9693f644cddd907c49c729a21ac3f94e19892554693749fe151134c66146994515b2d9634efac8fe69efae73ae16c869853a4a05469206166395faaf11c2244876eaada6d7c10aa964184ea67a8caf18555de21f48c70898d377535070539e174e13db29d4edb8729a46a6ce4a041ca74cfae7ddf28384b78dd378583a492aca07042fc7741b4fc4e766bb1f85e70e6f29dadf10f70ae8f408d1de6cfd3576d2353a158fe59ec8cec8a742e112d5895b63468214c41510ee539d92a0221a114e3372da51e104ae743e8858c8510f6f2a46eb1f28f3ba8dd277c27b26364f34dcf68e615ccc8580c6ece5ff77b4e422d7b4369dc9f589070651a46a733ca3635dbca880421b8d254277171a8f4c2cff02c2087a254fa3050d944468f19e135bbeca8e5dc9e531fb94d68686e328b21c04b7941cc9694211129b48978dca7ee1bbaa8fdd1ad083772983e9dd7982103973b2a8e091954c90501842e19c269a35929cd44f1a040eeb023754484e67f136fb1cc254d471ff07945a9a7c4b0287293a71a635eadff0918fe4e7744728859518414219c2b51281cc682d8851f64e9f841c02bb2fdd4944050a4e9885cb97eda0ec9bc6c83b63ae11e39dfa7778963987265318d2037ad2d39dd34b83e6e714d333ba635f232b72be17547d435e1654f3fc9333f3a9de14958d31a4a032bfdb84dc6535b971c2ff6b93c9323a740ed779d1c765b4e8d108110a9b865a1369c8990818c20c124a6bbea4288394e70fd30aa9f7954f6764aea918421616134eead61b54b67bab73727ee2a2740928853ba301b38d2131acb6e4889ca702257e878877fb4aeb7c7f5142f33c4b1d3b4a9088477d271a9e3d50a571aca9d383e89dc2859da5f742c22a542257651d2575e3650881dd0fa79434a1382b7c6c56614adbb2364748caa75defa54be94e011da74834634952b652256077448c23105076e980fc2121c527ee9b32b842e2e1ca08e1765743ca9d4efc2690bda4270308cc9ec8491ca9e14a2374156e90167ee8538d6a4e6e5b0517786c397129e2af9747c28dd5ad8842e9db284968dd2e72a77d363ea8d2a11830886e4ca75bc2729c465118447b822539a0b4ba73a4efa01ba0e4d8f9467744128465588518d3a5b856795b82a6857ff815154cff0514da82e54d9e329bc73b851a4634ccaec81fba8c950a74950a567d1823ac6172be1675e74081401d15690549278d09dd765d5f0ad301494163d0eea95224b1b04e985cfa763a49f5c18dc22b0a764511a145c9a11eca13cc0ba7287280921498107d1ca858942d966eabe5f767841d4c3dbdb657324882a1e6a3b75995380b32570b24b7728d330c6e7ba781d5ba33953a657612a546ea6576d93c550d7e83ff07afc651a73a4a0394072a765f3a1eca02b82a113b2c29ad710ba902d3958d27c2f881cd857ea3dbd9c51d97f990f1b042e1623d25636d47f24ee163d198d31bea59f95728132812a0e8e34d93623407ceb85bfa254292a02c21d28708e9dd657652242e216469751e91a870d046561774621770869ca11ed94e6ec32891b4223074819570b422ee8c43560c64ce42060b31dc2ce101c23281dd01b7a3952821f4aabb09c7de544469d91efba110e42461636d43902b182bba9c4fb86542c616625413950c23265174a93951c23ba124e9811bae1146b7fca8ab55dfef77fda2489dd781ade258cf0c08fba87692375148d246eacca9fe4f3a6547f2310a77575c82134983ba9c2ea85dc6b9c9d0acaf9d32bba034cab8a7f257540681e8e50f693ba3151dc15ca2748f58d4f1a48cd728682e80899434ee8c611689e54b888893b94898d0a71799d90a3d0d6cc985d84a71db0a7de501a1539959c2e502ad4343ee9dc04e2e32d84770e55874b5c881774ca46d7143495f08056309853c7286eb741b12a18b08422a3b2089e102cac7f495355fff0229b727b3c452f107485d5769c7a238d33859d49d27d5888435f859479d3baec9a0e7a46699281923dcaa31bf75991ba3ca3ca11e99df4cac6b28a25b1a5f3a9952a46775d946bc213546a0eb281d946e8c6108283b5c6840c2226774729c418088734541f0a38ca9dd6149f85b6e93a34bb3a87608944c2e372b39d0a9a374112349dd4225725523744946f776dc267754df929b02d28a03ea42846ab544e15bba1c141c1749a6775232b318f0acb5dca735ce974ba53ad7c9dc15155e5d91739026e29e67c23fdb32a38d021caa7d1cea6a2341f943940851abb107511a76442770bb6954188426e2a1d21728e65469dfd02044cebd9673a0843843d270b12374e9c5184d2e82803081c03a4f2bb6985720d5d97741675106112e0476538a3dd15c95d9611dc141e251e505c2d9a2ee137fa596b577527b947940edbaf8ca79dca0176d6020ec206111ba95dd34f4ae045c415ddc9be65ad44942d946f994f74b427d3c3d7ce10bb6563b9c271856e254fb4abc67750b62e50e71efe8986bd5435c9221ad5d2f6f36944d4706f729dc143cf1ca8952a7494415df53a4aeab31e9108aefa71a4e92a341a1d46e42945140a93ebe140a4212a614182502dd94153b84577454140df470eae1774d19e56cddca868d127941859fa8aa30b5ed3954ab8a82c726c4bee9c313254fa5043943853e9c68d6fbb643dca56563485bc844fbfed36ca4a9f7151b2e0291956988983c26b07ce8206ac6e0912aec8527e13464949194d9edff04ff6552e9b846949ba65368b05abcc8376133cf787609a73299edee9add95d4478142e1250bda0e651984142c1c655d82116e1c6984273b216828139429d4db75fa81cfd2e057eb541fef72e614789658a950573a19d44fa3a976dea95772add23948c2204a946506565e35939cc744e35f859f951a8de576d45aa461414c8f940a022577d232b0349685c4edd16cb8ec81ea6198917bfbe13de0796728de58771fd917132d29ed89232ab347438c2aac25d2655ed12dcf7d5c23f2a40318e4ad985216102b851f6d1a2ee4c80e9549dd2ddd58e749c1e10988251222e8fb6e89fff08a84d0b620a8c14210e13b85f28365775cabc4ca2e6c46c9c1f04ae02ee8709b5158a11051e176c9955b2d7edc2a8248184e236852f1353f09e5decfeeae8e95b4610f31ef2eca00688dae0ddd3cd3178ca6c4f284cca9c20141e9579ea4fc46429c2168ce546ea545872b1a0d8720573a7e174d472b3c4568ffe42a0203c6513f3893f0b128429f44683b699d63211d246e87a1050b19cac60a2374660a2422112dce8d728d25713b654ee869ca1a84104142d5a50632a73e908469d94a9c2025a8b7953d31842935f02531ec26c977654990d9b4aa6413c9e55ad367b95077fa921e833a5ae99b7b438c84d3d1761bb2639808c841a6a87b65ae1bf656d302e9424acccaea938280511c8446ec9b71f29d10d129fe61f112ac1201253ea72ad10eba517181b2041b86561172ee5e343952b108c4b91c8950e3f2b95b1ee8582a9876774c84776a2dca7e905385535014e2cc3a15d4e3946f6e4462e90f0bcc741d826a86378438594e111dd46e50944420fdb75dd75232e92aa7644b60a9509dd3a11468211e50d257e9beeec5115eb7ffb8eff0b5217f8b627612a442c6b216753db5852142c22a70b28cc267081f85c69ccaf9984842d0421085b1a42c7ca27751fc99c2f853b6a583e165423aca312b659d96ebfba81a1b94d23e54965ce86f2882581d0bcd0d0784f085c71232888aef120a02a1269dcd8d96ee8893840c3ef30aa52a865f34cf09ed7bcbb2c3b28c8e132ab71ba2c706bb12b67b3757340e5d95bb654ea4e427b49c22eb5ed341523e56b7257d2d9dbca85d913bae1fcaca98129bc195d464613082aef84c889928d382d55bf886bcfb7b2ba0830552fc7b7fed6b8f41bf7551ee262d1c27c06bc5c5196de39a5cdb4803994c684231081105c131bd21341194d2e85fee57dcbade491080d0885e66fa71badba51e42b75234e162574cebd108184085149e63e945de22b1ef51cb195fe769fe514733ea95c697276c47a274bd65666748d6213f6521050be14ea72bbe84692251e6b1b2bb2546fa72113b8446405081cfa0db1c68446916e9ba93940725b6f24caea33ba8c6c893d2eca2693dafefba6368f4ba53835d747c274d3123e02c13eecfe55bb617889c38daa3cc9d8aea98b9a0a229c84aee23e548c2d96c141ca230d1f9556f97ba54284e27b0548c80655bc23639d1b2755b9c30d3ca14d9932848394e63a27427178d919f851ba93809c2d5d7d7b21fa798e084f2db9a66d4e82ddd03376215a5dd499cb8cab93898e11706da538e13e494f2092aa83855a556324a2d1f2846e9b901caf85765a14e23286ea37d257284124acefa9b564e9f2b2574a9a353fe5f36a7fc8a326765fe728699d71a7642343dd4228853f647ee9b1a43a4144a8f4f744153a09d4469a5189d388f40d2e2806ef950c0572bccdd5ae2ea4b642eeb13a5dca4cdcb31a42b17044eea1ce51f29f8c896f7eca33dd3ff094c68b784da8c09bb91d4a2106611ec6c8112775b9148b484e1670ad7127694d262e069b953d32ac8ca3de5494dcdc982a97524de8dcabae96fee9d4ba1bec394fb7dd1947be15c44a3f4a9cca0e31ca1267857297f784511ca3b852d828484de551b8dec54cbc174aa2d26d7841730b4e3b26dc61e8f1945b929f55953cb2319841c87021c8853b355b2dfbac63bacec8217647099b8d3a21ce83482bb227ee8e11021149ff0f128f9cf3fee7239947f8aa323ea462423138efa9d0859d244eb8d0b9984f082133726135c3056167d1d942efb295214212a4acee892853e8951bae8ca812531cde9ca0ad125526bad74ae2434a8248c271846d45548c85329fb46142027e54886cb18449dd1c302840fdd4ee9a76eca3174aec774323b273705634928b5465229220e8844f28c8c27356f84e953fb20c060235375b06841833ba2e21ad54e9efba2486d219e4ab1bd455e7085b94d7b643f6e175b4ae15acc227280db757635f94023bf1a2a4fb4c20cb496983b2104e74e5aaa35f29e21c5b94fad2e8dd38194e7994fbb7551dcc0579dd43644651518141e72a3a1180aefc2ce934c95d5a7591a4b4e17e9d49dad2acaf59bcde5494cfe2e8a39570fb2c2c6fa11eb6a06973080574f50954de6154a7d54cfe15e24e0fca131a4ebdca1c2c610d0a73b742ecec8d692a11dd484f1ed12abc659b14f26e6b62a9c0555c39551827cb7ee9f7ec0144c17ecaf3876138d514c95b6511c2b78caf852b2bfa5711a6654654ae1685dca0dc8c847301389ebb108a713b42e1c81184394c1b94edb293b237e3f644bda6765d52a1c7e740a3f57e1484d6ee53ab121a080e494da624a7bc9ecb325ca63b2fabba2a32b3b624e14c05121762b944eda10a3492b29c3d89cff07953b3a021304aa61a40dd36a5b96a7b1c431cc8aabfdef107844b9d4ef6fee87b7cc179737d5693f098266083baa643420d94232a4286981951ba8e15db2109cd9b428492896a73654b96617ea6b346a7fc4a9f195bee9b85fe6e84774ce1d25118fe487281087741b12aa423392ba8e642b8a8329ae36f2834c131ab7473865a8aee8c494390ad3b2ce1398e6b5dce5176e86867286c421b4ddd34a1180aa1102ab022155ad521eec01d979670fb894f66e647c2b23329b787546c4b534001531a6748e1622a748cfc28c9216fb6567254610e561bade7484353363832402a5072b5b0143af2e3f6437284ca1b20e382a329ee3372c236e7ba639f71298d8013c8958f8594d3850d1db847d29ec9c37e5177d9120478dda775d2b0ba9340d95da3a79d3cc20a2abaed9343d09c1ac79a701c8b5c3cba7712802cb8c6507dc06ed3fba749714c2d385bc991dd4c8f84f1ba72953a438728444654634828268c3b19d01a64acad943fe56104a61a754f089f19e23b5d8d0ff011467bac223432bbe95f41df41dd6374e56b34f57ca91b2b1f6bba644fbb758903a876551cf183f746164654a064ebbcac206ca57283ba8eeb9d02087aae1a30a45c37ae085305a7729ecb5afc81ca2f87045bc26de693841d2163282ecb2be10c4ee82889ca22801c795738f6af2596e42dbe549e1c149ca76584c90bbb743822759cc26c6c8131a49b42d91ba28b7eff08387dd6b2251dd664a07ca8ea7ee517b941b28c561654e55cb68609571d2a37dc216409469b1cca75041a5fd4f6a1b6fd976c1470aa39ac69220c0501ae6cc84e75b2494662554b8b7784fa854b7a7642db49c9d911de54cca86ae56c559109cecfc20e3615077519551d53dbd2a77bf0ad6169d23741a6484094c0d5349f98515ebb9dff0c8535f4f1babbc67876b8e2ed32a7d37288db29c15dc0413ba1c265d6390736d328b5add5b12f4c231fd913c108f2a308c90e10cdc89d8ae98720d42267f0ae30b7ca90b2a4a02a765c21ac7a6da4aba08a8d40cb2ac70539821a7a4a2ecce107baf3ba819d3847753e97dc8113c14d8fb278aad8f6263461fcae546c8c39519729cedc2bb0e5d910a546c8a3881a72bba090372a1b32994c7caf35d777402c2193281c94c03e539ce3d94484671bae999ca25d2bb84778416c1109c139ec0d77ee826caa7c3fa933fab3ca2cdb38e13ad7771b27d675d50e53b21765996b72a2ac541d298e12c22d0365d408f7267d4e82835d36c8f94d7b0c018e1419460844ee764e0caa248ba6e59c274ea458840c4ec9976ae88d017e4a6a61283e3e134ea0f82bf5eb8facad83aef1743fe53a6508f4469286fa485c053b8d1a5bb8448947b2044141bb05d50a1b384eca3d977503d18508c7c22ecca311ca8df418841709d1847d3b68779d2e4c7380a865b3299ec6ea4b8764118dfd3f853bac6351aca697110a490571c21a04d889477d29d43712b3d264a70e976fd8273dc4bce53a278596e1121107a90d91fc2818576c834945495c2ee8fa395993a7c2c414779576fba68c94dde39b38dd10968ca3394e696ee535aca8e744775403ff4dc4c66557e1eeb4a142a1a33737b845ef90374cb8f981df75f4cc37baa6d74b1d85df6416d8563a5b1dd07383e990c225dd6aa3883189bf4c48dc2311faafd78dc1ec8064a797dc2b428df744655cfa82783f947cff0105c302a10839adb42f2fc65c73bbeda7784fa43b13a42f943ba95dd764e0375828f7d0ce139c211694e51ba1a1894e9d46ca1df1a468795f2a399f50dc152b3e832a10fb9712a142cca086ac6eee1729be54a3a1c81ba711d48827385943751afc2bb152a34016709ae31ca14ce1526c3ea6e44a6d471b45a26027d94da3685112b0895c92a7952046c812d51be741a718e16c8028f0b194d2f4a18828348942654c82a1bd27645a48ce7845dbb856c7fd2ab57b04040ba48e785fc65a55f532d33015461818469b4171972157dc04dc5bb46ea6364d3841a7752cf68674c8551ccb653a1a64985446fbc2679b91ff0e130bc5aec2a43132a2ae385e6ba4c2819384c731bce365fae4e02bfccd61c79851689d8427b3c6571062e472d3b3bcac7ca25cad0b0be50761539892a313a38ec549d275ca9c42abfed4e7a8aca0446831a4699d3ba132b688d276d01281d930f2b28e9385d8273a4efacf2b025663e108c238c0274859478d3e25621653546da732ba9468e07882a75eda1e14e0eae5727474ee835c4d6743bb271f6ed0a93e834b9d151b8fbae93106784432539dc2fea30a1c077e5fca8e308f23a4d311a4eca4ee813fba9127f81c80b68083b0f4da522135dd4d3f60ae36939441cff7532a9dc039c44db838b65aa8b789086ed54e9b2c693246c7ba326a20f56543ae6847b838594e767841983edec81d96708b9a2064205c20c71f94699b665465177d93a48e14c4caff6ac5f709ec81e1040634169fb22cacd72ff033e27fe655e2e42afe21f4839dd34ccab8a84ec19c220ba6519cecba78407520ebcc6539a463eea7374feca384417125372494de350a5d20469d82efa1dd756f85ca8fe541446c9dce93b0599f40595ec0b9464f65c0dd6028ce13829c3051727a7ecaa338d328f8941afb32818484a6b4eacac26894e9018395394e07110b032a04b4224c8a374378573a26426069f94ef34b9c6423863582237477105489b53cbced8fdbe10214e3b2da5622115ca95f0ae44708ce15c775b49c7ca609174a223641d82e5762b6d12a1db64f2bf64d2c11fba1627b45a0e173bddf84620b415912d6a6976c81328db779ce36b42b22f5c3541d90eaef8868253a93dae804723e175be749329c56c0ab1a65bba6c620a058e0535a419e118c26fd4b30b0886642d2015faf5bfe650c088af4ed27743e919e50922728c6e8f64d30506880a46c838c109e1c6d7c7dd3c972a431127ba683ba93f08bb2e32b85c468ed6341a4691087b94768f3a8d23485a54a9c14677401ca213aedd192a39572950eb57ea4f1b274084633bace741b3814e655b224448722ea6d3737b109e1ae88253b2ee86f726bed2ddd107e5774e03a374fdb8a7917829ee6cc144992bfda156fa15671eb1a362b75dd481f7d225770ba703053696395be15ad27945cd6dca2760ba80ee8b6e60de7288264eeb253439dd89406ca44ae67082ca91d911946115ca20e02989251f7447dd3673ba6b5ae7329289c1190a330813e76464b1c7dc9cddb85253b79ff06441ee14e6553833fd907b2df94e8b46c98d52fce553a79bb3d912e5236ca366ca4810813015a6d574129cfba7f0b19d97eea063952d561632849328c2e9b485e6541c85fe66bff0cca971ee9adf114b1b9845b25bd41019d39d16b46538c48fba692ed91bf4422ec0394e8854d8e9b533d21348846edd4194761a02821f8d6563d3852a177ca9dc2684a8d70a571a472b792ae214046242995689dd0deadd617512a4e98ca92746ca654a722247985927527b48b9d82a9024b794c76636585c15ca958441f8d1a0a9d91992e41c822421df42195effb27101cd088e10e04e13da49e38550b81029b413b207caa85ce30aa3aa3eeda5061174ddb2dfb289cf08010fc268d96617eca717f514d63ba468c3ce548df29d1702afed2ad38fc85f5142374f9b0e5a83c3b1cae928b3eca5984fba084f3f0139c1c5026506eee8c4f08bb8504b59fbabe7ad23e164b9a8f29dd6ee11f704fa8e05ddd58a42254d7d3fd2a2435134e4eeb7958592575da143b08b8287f10fb47395071bafd4a7f7c27d2aa4387491216dc8ddf081728812a1f94c1f5cc94e352d9c2c45a242746541ca17dc51d82b94e53bee9ea54fa6544a2a4cea3799f54a0a0aed2177585f2a12ede4ac64a3c2c69c68784e65569bc447b53c2e2131f74cb4841cdea95986e546e113b5c941d35d2364409852dc8ca265b0aec4c222408ce11e4e97287e55ee260e15acbb2bcc6490225b7dd19b630f9921061671d94ca16f56309c25bba2edd326c9cf286f2536711c1841c65e71f099b31a8b9db2c9113f299171723c23c9453a709cdca2e2a395215c3cb2118372dd04dad4c736023b4e0a733134c4a9d9369b1ccc94e9c8aec939412de100d82330308b4340dd4d2bf9843cbfbab88036941d7b3ba614614fea9db8d257ca613772b386a396a14a32b2940c856c894d5a879b90382836ad213f505d601e328399956b7491b23957199d964a73cae15c16348523474ac21bf65311ac1f473e9e341ac2060141772872834c04360a5e4a19a7287298c1edca7d46dcd45b882a7119dd12fb4f2adc42152f6dd187538eaf94e05de61885e5adcc7cee8f08933a422a1f782b194d390e58df4f8564c2ba06020b31a24029ade375d791ca6df84088a135b14b194483b0ec9af1797fc85509dc829ae1171dd344f75f5fafdd531b8fdd068c3656d392aa3e7844bbab29bd91739c0607f643d8d33c2fec864218d239456c549416fdd5edfb2c64ab5e6c38443e41cf6443ec72da0a7192883b2eeae7e348203475774c61b7dce28937b9d0d4d7bb1883ea35b6a16dbc2388d8945a7ba8dcec2b5a1ac851a16c99dd1bad1babb5438c29b6573b75302ea689dd685755ab1fd6844dd1fe22938645c17990625a7fb29032a39467e0a3c1cc273aa1ba8e546ca728e34ca6bdc68931ca0021cad36c89449569408856e67d39f570541da8e163645192b1b277f4a74fb211de44a33953cafca16201529ca96cf2899e1f65e5d3bb842fcf641d7fa117b641c82b7e53cd46bd8d0d691e8b036ab2a481bb531e1edab829826ca703fa8af34bdbb109ed869374481dd4e27283b75f3a5bf4264f29a481767b2ea88464a6092a912a5040546c1e5439a2fdd55aaf227a4a32d676e50ba64a142bebbe3dad29a435ec2284cb73929a3e94e70e9c34aa6c12ef726365c026b3a583f2aec9529b8c22f7f4ecbfa8a92010153a7b895e66d8994f655e953b2efadb0534ec375947a254638dd4edfb217807942e1e4c775390d90e58ea71fc24e7fbab361ba69680d067953ef7263492d09cff0b01b2322ab68f714594ae28b98c210273fd2bac2c1578c70b0bba09ad779d394c3d43628ee1cbbac29e7298dc92bf51d989384e73184f2616d6a9f741cf971c2b6a3091ca68c1204a1f7526137946ec152274271a65c364466538ba6442c6c984cc2b990a45cd6e516709cef695df4dfb3ace9953a42b876d7b229c37be51399c044ba41c23b4abfa39502e95dd3e651dd0b813309ab9a441e25f28871ea41d41d49fd519fc2c96b53fcb323039598299698e512dbda639c26f88a41e4e799cc711bd279458f7b2f4e0f65e64879cb364ca43cca27acee8d4682075283d4a9ccc211829f77c226275c7b273c4885ed04052632b2e6a6b5112710b1948e93f84e2d6b9af874ad83a6535f4da44823fbaa74c3493d4531b93dbaa1e2f183b22daf51a32d265358ec0e3642ab9d521069869c20d020e53e7ba73a651111ba8673bbecae4f711c42de4a0d689814226eb7e5654fdd7748995fbe11d339538eeb088d8ee84c1e020e87f75c2031184c19a811264942a20b54371ba21a01dd18b4274a11189617764dad4831c33d97d04ce158e2f75da553f0849845b26656c9a4913b2c276c72ab1c438f4a9101420e694f2e37f09ac0dbd99e535ce18042735b1bd1b828ff115638714e1d4165bf74d706e77cab23a912476d029d86af9b9a8ee9a5a7b85cc29dc28e250b4b53a9f2aabfeb3baf2c727ec8b8e4232b645c8b148d27abb2cc2ca73d253cc4b90df6598ba42cee9a37ec9d7408de9e70c5d17071309afcdcbf64d266e5e6116aa85fd487868683d5c82838834a116889dd43555b4795932aa079bf8c2733c45a4741ce10370d3855721b33f2889f337854fc4521327edba6b0a64b8b87754eb364ee841b50619eeb3ba24c4a1c427ddede94eea1b84e716b853f828bb1ca79c656332365448960ea4e8758481caea31972fd214decdb12a939ce6d4a770e15334ba7053a0b01caaae3b654097f2b3d013bea5c9d91fa510ddd3464a1538db6564972927184f9946a020984e71b468513ca8a70b3146e1618cee9d33184dd20484d7ed82834c3f2881a78eb38549a5c3242734642820112166e9809bb372b92b38d0fb785e596184c71bc765654d069ee1439bd945b1b14c808b6a1864c9e54932b11017985cd8d8a3103857b246e1418e273aaf114e5410427c2ba99e04a75f11efaf2a0275ed03ba86b7bc2b8e867bae92a1b9598476dc23323653b28304ee88f9451656f2167651d4a76aa7e0ae98254a938574e63d1995dd7b956e5a81c8d1fdd38e11fc2821bc4a6fdd35ae2418c26f957b77d931c0348ea3dd1122c199ef0201de13982625a9a72d895304225f29e1e2a1621530f1558f36b84c7653719c8d82a858416fdd630185ecba650f711ed5cf75fa8a2a8eafc2636bd41b676ec9aca80cfdd5b4cdfe507a8c2355bd255bd2775e4b99588e83baf32b1cf6aebf2fba1688ee87e0aa2c772a9d383129d5fc2a1404b72f289ec7b99ea2886c30552e9fff0c93c119c54ab063d820846d928bf2f41b263845e517610647dd064fd52162784ee107309ca6b6901ca93ba8504c2945a0fca1a0da14143672ecb38c4765c15956eea72c5bf98a616c6e9ad98db88e139f0a1c290ac6e44a71fb692e2a2a29a60732865bdc22fa047d4c44d282a6874eed28d40d07782da110b28d37798dfcafd3f31b9289692d394eaa1f19204a779b82c5e7db08384296c263aad3a60c96ee86328dec0e1124286f4f08373df4e10d07213a3e11ce166561388c23390a765821ed845b1a42e46e9f81c2618685c4842327d1077d733a0cca8521098e2ad0b8e5098e594d9929a63b275c0c85324c7ecad7fba1022d3caf2f8e943decfd908e674aa71315b13dd38263880f122151bc32d2231281c70bca68c26d6a7fee6ec9ceaa1cdf73539f159833f5854decbc8ea4074a97c3e2e55064c1551d6c32d7ffdafe2a83e8d6831ca3e1eb52240c88283aabcbba63652ddd35f23b2635a24a61e48fb21e58e57bb3b2b8884d8da4ab8e53580a75c73843951f0256e072134756eae71b8a1c278cafea4422138a2325488d8e9dddd4295fb2ac2172ad3236570951f74482b3084ac941ab0bf65283429a4f6404ee31a774d8321b975a20276d8a753a993ff0f25f5bc8e55bd6df6bb2aedd163e4151b2ca28877c242f2db86216823b273012d272ad2d36c2bdb0cc557226bd53fef72c261aac8ee174ee577dd0d9436512c94633a4e254a8593270bb208024a0ed308654e5853a67653b22064a31b29e34332a5469952ad6994d7c141c84e4a4774dc176c98439b05734d3cb8b6e4454699e1789d91c850ebb4c613990e42bb9c4a953cec840eeb640eead792d40f882e76d29b2e2cce5bbb2832a383846b4bf670e57886f8717090de507d20f6c39dd95ae7bf6f845c69bffa4ac86b8487156d0809c417ed220a0ea46771b145bf5f4bdbba944991fb2b454bc7b84248b5787a79f32efb224060fba75429ad619685272139c42cc1404774e2769556d9b7011dd44845b944fca20e14f3ac69cc284241b95dd42c15215873ca8d8a1b90a4c853c2c4c2fe95b729a5d29c56d25329fb7dc9c76dd17189ca251fd90c632bab2b84e721058794663894331c6171e89cae0a0f041563ade179531b028bdc517c342332a3656d6adff0ee141c9b7833ca2138753dd32b2a11194d711ee11636cf94481b205415f0ae5086daccecbb6854283bae9d246e891ba2a34dea1e8c2852a438109a30d0b82894f6b64152d8752010764e1edda53a70329c60c4a3ae534890741a3badca885d90859c6972a2a45821065f6294e2d6f99ee4cab973021171e93d217537b667e136975d3c4eebac8763b2e985797b48c02161740838398794c2d86c564359ee982bc96fea6ce1c261a2e126ee1105050a32112a5d07646e88c94725fc14d209f9447b4a7f92ef0fbdc7756f4943847d44fae8c26b46764d27a427f986d12029d230579442bfa8a7348c2929a3708cddb0ec89e9288380a516da67e59466042cc83728cc615ad6bc95d52d4e1b2129b7ca63e4ec9b68b54b80da53a93dc08cca6d5a638419238f4495c69184cc275afbfbab2a1ec546cb29b783f287f11e227ff091dff6b1d29a1c2e232ac2d6bfd84e27bac796edbb84f891571ab470d13c143ea19e533429c7253c7b97ce9d9720a8451d3ba37482a4dba74a0dbe9b74eb26756e5353469c4284d17c6983283e3e55931a59c21b1bb2d9df95230a0e14c2077573e6ecf656b85dedeea4c8d90eea1d681d2e29a1e58174da324a6de3b8585138e16174ccec811f2ad698272bcaa8dacc3d2e4e2c6b89945cd1c6511125484560b8a680f75e5cba138a2775f28b0edbac832af2091aca037d2495892a7de8db1b8577bb0c464a733ca8dcfdd532c767a95ae06575cb8fbb641d19c044f49195f394e631b894f350b0ccdd35a4b4e425c66caa5ed2cc8429d52d3bf29f55d6b5dd19598567502a5b7721114ad77e119037aa173c4c1e138373bad89dd35a6841d388395e9b7654ead3e3ee418e1fd3ca9d21674c2957090b085aaf9c2a9e254831622d71b4602735c0bca9f115ff0fdc288d931c446f29cc37b779de2a81866d9fca7546431b19ba7d6743129f47f49db076e8f981ed3deac7b59f49dd3016ee8358d717212b128e72a4c20815c68752cc84795dc268db4276be7d4752b659f8426c65841462549995c58dd0832a82365bcac88d2395b22177511d96375c9417169ec81712a31c20c6436162fdcabf63ce42fd693b2caca2422d2738d01d5b22ca8ddac4dc6af36abc79a49f94e63586a3fa41c045e1a0c23bbb28b29b6a6b5c80e1389128d475a14f1183b6ecbb15853ae11722a3e95726c176e55e2372adb6421c9844b7e29974e3b268b48dcade558e5a9ce7b9e332af02770b711829d22e29ea2709a3c3c9c9bba4aabe1dae2e1efe553b699a04911d52a698a87695690c0f1e5aa1fa81c7aa66794e73ac0306e8719dd756672834c15259fd2834c03850e055c110ec99ec9a5d2e194231dd5d1fb75e703ec77f628336c8538595cae1194d74202518c84d6074a0440b253a89735bee76155148d8f8aa7755a99fe1eb4178e5015eaff712b0d3dd16d66979d91e29f443db683720f7924f9ac7937dadde1aa1eea4e81bc2758298635df7549f51b2db1c3782a5ce6b8e089eea98b996c49a41bb214fe1499946ec8c28821388e98a30a3ed9763841d995d46538c1941479c4c16e11ef8d4053a488d674211774a8e951b27fb8325577c5b4e3ba23f1056f9526161b61407baea176c81528ce82542c2909b8ee8fd2512729a273952d1d895046c32a41dd07199408df2a34a8f6104957ea54dac717ec02a41c5f48fcda9e4dcde9eea94cdd7267784d84f3b1c41c1ee75488185f28f7331df941af21cdc2fe944e99d27257647bfa4a21d1328a825069bcf2bcdcb4a275653883d503b20edb2534da1dcf09de75969b48994c75dfd7c4f63de0b2d6a6d97f29d77c764e82d3caa9c0c22fa2fa351c7b8051349d4aa8c045ad96b7e4eeea12de429a85be5c3534a768dd4174a79ace0d5917053531b14317283857102e984d52e95680f27756b6142e639bdf6fba2dfd37f650255c3e76f44152b641cd82dc156e292543db51bee655d4cc9df9552e756396f728ab5331d498c14d81d3854dcf6103aa510e7601051e154a4e046f1ab38b67657324bb1ed843c25622a0866e131eef3a935c1bce153970a8777f742b18799569349a83441c12bf65890539b6c29319ae39283f050d87a01b2654248395d09c4c3d1ca6ca95d38d7b210a6214623409b3879149dd63dcaecc940dcfee9ad25b9d95cd69d906bf250789ec995597f085b11d413224cdca14ca32bf5411b729aec220a9405479521ddd620989e48bee8886bc2e65044678409190564e25388ea6c15619503a775e692ca94ff29a22d1213813389d82aaf6b4b5a4e61398dca36ca73ba8eca98b431d3214118c031209fee83e69ba039a8f09db2369221bada14894541858132c0e1b9e145c1ddd173811b4198cf73b1d9540d91b143cb2b3f25437fd2fcaa51701d48144d13e5fb82bad34c757784caa2d7e1ca9b1de5d427e17412d3d4378c83b8418ec9c144f5c6cba991f74f6025db5fa45cd3972be7ba69a50774e154db3ba2d741ddc50613774089bcc64f284a2b9c8b8cb57740c42d9492891841e2e71ea5b0427752a16774e96c7e5642e92be9408dd1642b9b94db4b5e27b20da685bf56a7c65523ba932e418f68f940d531921530e65bb397871ed24bc1cf6541b41aea805ce311f09b42b3dc4f4385cd5fc6a36b417ee8f866d858d2cd9c133896b61a760bcb17ce57b43d821e9ef7871dd43a5c26785fa871856532e231c26be9c8399d3fa821c398fbf7b868857839f6a6edca7b5f3f4a6b7e6ccf649b988aee10928132a36423280c045c3bba2365fd585390572b82d4396a18253f7e29c0439d2539cdcf29ac82fdb6472db71b82aea92560414ff367a422e923756c4774e99eea37d25e0a33250ee83f2172882cacc4261a574fca581d321cc691c610dda57482a7b4dafd8a6d4696b8e6251cf95ff04bcc786936ca65203fa84afe26a47b372157a2e203b20e021fc35c5e7ce9b8fe51f29c48c774e6987cc1cacfc2b63b2416bbfb22e3dd54a6014e71baa9d2dab8918fb28a7ef31ba6757756ba1adfca6607f128e5b115cf6de602a2d3efb955a2f1fee1d253dcd2ecc84f2e9fa48ca63df73c484f25aca786ec9cca848aa4b7b20ef76c9acd821b4ec8d57398d6e3ba6786a5072ee2262bb8f57642b8655127ec8d1a8d76edd9e8bbcbfc277888be7ac6794cc9e51731d984faeca6d3b010516d365366e39c1c5d3b22918f779dee2e4e2f77fb50107898cae111d2c23324a9c15d66420ed90bdc216e28c3931e332bada671b2789332e50c0d97759443b644382b864a8698dd1321f8328728ec3bad74bb64c7399c43f88adff02581947ce61e2539b51c427d4fc1d010eb9c5b310a9d6f0619e26a8e1963931c47915c5edf984ef2ea56a956ee48522231dd9b6653e873ba917bf7b22c829ae828bd8076dc269a21bca2f60b3dc37458df2ec33392a66a547c88c23488a8d3f89a5d03047eebcda4eb4f57fd2f28915cfc94c698323e503151c276d29d953fe928902ed3194346bb129a1c407a3f4412bc41a9e6d4acdff8ab5c44e784d765134ff04c4c6e99508390e09c233840833b26e2aa64e5b854e21191b21687bbdb9a6a18299c982bac494ed3be8210232b8844c98db74d1cc3b70844756882b7532ab33222a219874b89552b34f5c472aa5401d782e6f75529d76c0104f57caf08c679ce607baa355e32667fb26507d325f8030a83ab97d47489d8232f7b5f7b220779c45aaa957dee2e3f28b5e1b12d29ae0da4e6f5ceff0bc82e0ef70e155795a63ff09c2a16924af0f57c2d32ff07b19fb280ea61dd3285fb273b702b082ec2011cf74e22eb651a8e3033c046a74d598062d5e5f9858618ee3b2b22a33b6539ad12dc9d872517febe5a7684765f1a754872816b42a60f98e12ef9e1135d4a6ff71fd97918dda81cd3dca7b6ab9ce9b5358dea7a073f670472422d1809922e1d58693182ae29ce6f4a77220a1738151a4c7ca8010e563328ca9d1dc23a4c14ecce426db0ba8c2c7ca31928ce54ee30a5b8584643d9c6e8113c28744483bab2732a41202ff315bfe6535c32a5d73565153caab54dac12775de7384969c85e1853aea740b1e467e557f26a5363bd8edd5adf2aad3871c845d269e4a2c21aefd939aebb74c7318f6ec4269a8178129acf733ffb829b9a1edb5398c75aee92bc4536b9cef6774ea940d6e38e116d5d22e6ce51ab58b83336527cd63402371dd52f1348546087d6dc857499856fbb2123a5536fbc8a8b5b378ca13d2ecf65892ac207f83874a1b3a01552e8cc7754ae0d782535c2d220225a3225024124fd91841b80f39ae681ba3ff0b981c2bb3b7c23395d91514831ca93b7305797b752675120875db264c39d202220cea38503e50bace794eeeca44f2aded1f42b3a63e5a53e23957340acd895449984080516b0843673dd0b435877515f515069b59b2f13e28865677453fa42cdaddca7d4b43b84f7556b1bba74db3041ca612419c0c420037bfb2029d9e543bbc2962f6c82845aca574f73c22db41a2d6b4e0c27d3916cb502f69683911a3f4dd4e1f285232fe55477fa74a7e53c8ea6c94213bf656385bcf997df1941b3e5e25180d767384e8d90f33ddbec1494d0224832b32b95b9b02794d73bcbb76489c43cd8a8183808d4a6ca0d649b7b992a9d28d6a3521d18ee8e8098d68118e506183a54ac92bb8d66165084610832a44b0a25b928b60a701cdc83b842f861c9e15a63ea53a3215f1dd74152a1c83d5aef8547ca8332a765707051e2fc437ffee150bdb1b22e7b84f29f4cb2faadca343dc4381182888787cb80d9537798c3f94fa54851b03a9cf49ecaad10eb712bc53edace248eeaa52f6eebc37886c788e9a8367fff095f1c7a7bab49a4f12c2bfc35ad68925c7b154d98a759c7fda9a37a79ffb45b46e6e4cecaabc16b8c35dbaaec6d8c54c5e6acbaa64cd57433ba6be99ab74367a6155a6d24659d93098c26bb9c4e1db244045bc29e9eeb674afd4e828c438f0ae879cc22f12d39d4f16c894daae0e71329e0c798b7b20cb4253dce2da8d83c42ddbca7d47f210b2d280e313cde47b414dbe6e93c82832486a739388829a7371fc218eca98738eca5f01455b5fba68271b94c32c7ee3ba6d2cf1d93431d588c3ae0ea94db957365cdca2720ab5e3cb1d5ca2f61a7503fd3faa02434c386cae680edb91d90fa88cf21572d706943b9283bf4c992bff68339e152754a1fec6ca7f1f5698ef2152a6e654ac3049feca9b6f2df7bb94e73e594ef2aee2f36c04cab6bd8f0c73770aa27cb6b5f3dd16c81d47edfd90a83aa9bf84f18580c5d053e581c31d931c084093ba2e116cf69c1c5804d4191f0ab9a80d56e4ee5303ae735366ed8271748554398502773281853843757614eca317eeb8d664201b84f755ce40e5734b134b066485dd5e4e7a55ad89458f691ee946e73691fba2f86c752b0a54f7e53dcf07e4a7a5e994db3b10846e9ae13a6750b0897c928a253cc18587caba5b38e187b5ce81053d403888e51266e93c14e692da9beca3042e56147b5494052a696b87c9567f8878a7ff0925670ac70e4caa5ce3c157d1163412dffa5e75134dcf8736a341b4eb539791ba73aef2e9fbf743caf2abb243863e134d376bb8caf1163680abb6c8526c3d99b77544ba6eccafcea5864a7794cf284984e69ea1053e9b65af8ee1558711540fba21ee7df7123646c739ecb9c79535449855258134ea7b4f941c7e23710fab281f699944ba1dc2130fd9530605419538e138edb2b5d2022baf28813f4ae693bf74795111940b439bd279088cc9281717e84acc127750b6210ebda7ee83b75185fbace14365c795e633da11a443ee06537f4eacfbb85f6bb611fb237cbdc439947c4eb814c6548a8da7ed27da9cc241184df27ac83847a606138bc12d8f94663852f68b91a6e338ec537078b1fdc64235556be97e9b44483b954fc37858a7687ef6af3bc5bc3c64b98d3ad2fd834853e29f59b22fc3556aef1e633f4be5576788b5d14e0e27b2ab49aec8049ddbd954749aac9641845865e2d1261b2a6a464348e178917540d8683183ff51e6d4f7be3ff066636551a48781683d3dd02fc413b42c83c94fbedb764d23b3938039bbf2ae414bfe14a3c681626348caca368c236a16c1e55d731cecb51b7057d6832a3bfa4a71a2e7c6422fc4aa644139e53fcc3681dd358d21db94ca7d2de5111c3253eabb1b351375e07de510de45a8440bbaceda05028fa18de502e985c4b4651868ea41bd6fdca18843dfca654f83ca03419a14b48563852b3510e3195e778ef12e8cde8931834893ca25e31d92bc435cc9906d88559fe22a9922dc9fb2a5569d417ed38546ab2bb461d917886d4f2eb192d319546b3981d52d046551173699b883088a94c217c9ca8e4c15d16a0e17b9b94da861aec7d94d4b03c4fcaaad69731ed246e1383dad91cca9782290247caba9f4d093f7d93aeb98d09f94d6b64c93c1ec98dabd5b21c5ac10a482ddc2f75c37dd7d4d64c22f99b8d909ee8dcaec728b5b94088882aa6f76143b270a36761591d25349c846ef8463298f88766507ba276447128ce709c72859c4f657198c22365698057985ca97925be675b7db2aa54ab713d298dfd46b5e6e7f754e8d36d22e0e7c4985e258d71a0c8279559ff0a952a193b84e2d9efc237184e6c341c9eeab5e560c1caf12039d697ec538dcfa94c8fba710fa541a19257dc6bd7f2e3fba6537b2a32b9d69fdc2678aa6eaaec4632a8b61d68c6d21a75c0dfdb64fad5474cc2e91264932ae242155c0bc1c3b17eb86db0e1b0558f4b80232863cccb38855a1c29306372835ac2ea735372e2535ae259d251d4eea8406e9b6aca31b950eca7764072aef695f28a38568ca1a3283848067e53990d77210c185939a08772a7ac9764d2c2e0dc27cf588a6834c829bd4e2579279ee18ca6b48176535f9954a4397d2d6e0a79fb262f7420d61ea41c8cabb64e985cae512b3a4a9f943e910abdce97e3b2a8d7cb9d214b2d95b283129b3701d4bfb23a74e42ebce864a30e23be111e22b38f350a7bdb76a21d2f28b5e08e10aaea2f2e371699d93e9552f63f0fe51a54cf8a2f0d7fd43b8543cf73cd575391221ad539af9206fdd60f31399ed74a3749ca2374f816ca3602378caad5a6496b1bc1e55a0bdc7a8788aa1a224729ada7791b7628baa16d2c313a8b6e8c1e543b23a794cd983ec896c14c64b9c665533b2132ee5373856dc9edea0a7dcd5c1d9631952e253f0d390384db6e880555c61992ab34cd5680382136a080dea1caa88689211707cb7ecaa86b0b733c27b58d6b8123fe9179f698ee8e149b4cf745a61ed517601e9574e0fdd1f68130aaff0f11fba77f4e53cb5cd7e7b7744d326ecf09d74c4a0fa6c754af92d9681b2126a3b7ec87fb55a3dc51b6ee395d394e2d75aa5b72e9e5b21d7b28773762980354131f2aa3f34e9da389555ee25ed697908b594c55c93ed28520f0e19fa4af13e19cc9ad9f7082abd523cca8719fba155e5aea72dee8b7c474d5c0cc2a8482d306e9b97465020a6101d6e404c14e321c518260f28b9c5dd2384e6c019448c145b80774d3d2e3ba6861f4c61734237502494d3bb5377188195dd6fdd176e572ba4775b760818c4840f49db85793556a6f67964ba557825dba706f195703fb2f75d8098c3f3294c4b69673543417b8585359733f629dfd2b82ab882399c5ceeaff0f8273ce38e55675461136729f32d6c7c94416c6ea5a1639cc2e57ca8d1d738b95c494d061611ca2928128ddfbaadd45c3ecae5121495942e9d04140b6d0bfcc3c1fea283486b7da1539c19d3ca3151973eea9921d41a6deca97f22b411562d8eea4e536d352f133b774d73ba39c74e02682d83b8546134cceca9a4fd509f55cde29cd16875a7794df2fced97ecbc4d5a3505310ec9cd39191c2f3d9e559117f4975a4283ce174997ac995535e66151f645bb2944481ca84d1c6535c7e5398d8dc26b9f1ed3dd563d67b2aec736b71caf1147f59bcaac6df3298329f505cce92dd97896eb5bfb2aee1040557e211ee67e13dee973ff0741a6d2bf52cef94cb380578a1029edcc21e5b9cfabe42e6796fe329b05b6839dd3a5a1a30794683c1e08c2a363cbe9492215370aad718b44841945af230543841432e1ef3fd954b8d425a4fc2f84c11995b60efcaa2d69350c6c8b9f6b5dba7f45e6eb4a739e1f3856787aed16b9cfc49dff09cdc1551821bb2a9e33c47dd6f253dafe8cb397783c1786956c06b654fb8a75d75d29b71c65759f8ddd913520ec2874857bc1e3943db4ca23dce47bac8ce4fa464c203959dd0514073944a15dd2a9132831bb23712c75c3b26389a7cf65e5b8939f845d9d82b803355375392f8232a8fe955f703c128f897bea35914c6c8d270bcf2ebe6cee131951edcd839401b69e4b910eb27237555af73083da2dd95a249e94cfeafc29caa6570a32a442037283b75c028138dd74e57ca01595385d4a765dd7d5db4c7cadf4cce9179751867f6aff038f48218cfcaf2ea3459d25493f757b4b81c8e14f87147cb120fb82a6ff0cd6bc5ef8dfb68785c82a5bcaaa206c8449c22e3d2728b49072bf75765528872a4d155a5dddc20e75e77574dadd3cc29b4feea0b4e534c278123629c47bb28b79463a91da13a6213bdc069b396a206c9e364f22d2d042b62355a973caa6f1174a102e1898d6b832be0f0a435fe7139d955232e8ed09f4cb5de78db2836d26a8549eeb4bc0f95480eaacdffed542f2e6d741acc411f2bc5b4f9c432631b2358b8b9cc1728e5749c5d06253ee43f213aa526f9a3a9bbfcab7a5ad52418fba7597f06c5339b52963b79d7ab7dc9d7cd275aaa54c06477f954cf4cc42a62b9df6ecbf57a362853bb13f2a4f4fba83c857e11a401242acd7dcc77110bf4c24da0c912a9d4a42c69c774b503e74e10940d948958379a5d75371aa0df2118929b3b2222113c6834ee837015c24ec87539aee546fb235441c4aa74fa2ecc2b2c2c67ddca9f9e6a736aed803794daa2389ff0a8d386ec131d4a8d3a836c22ca22953c342af5e939c48071caab4e88a548fbb756e325c9971c990bc3175c4438f74c717666136839ad6fb9e9ad6b01444d46ee7aa32a5be664ec8c1956893b2272271f76eb05740ee83a73a9ecb752aa9928f758d3a412847a6a3886358483b951e54826135de22b3a7ea8401ca636b37ccee85c617ce9db46b9d697db8dca2fe9954d911f941a70a3362b66512bb72a2730b82b6ce538982540ff052f64418b94c6507dc167ea277b5d513e9b5db152c8184fd9c67e53cef9f9454ae10d8a032329bba8974e7b2fce6516b48736428c34427ed384d0e377ec8cc0385543ba5c4353dc335375c19129a0ee8945b82516968e13835cd9c14ea7e8fdd759746fc2cc82bcb986cfca7d576e729acc3f253e981ed72765976e994c8f6c8573afa6c36a70d9383ba94b169c954a932eef469d30c26f76f84e63ee67b5bbaf3593ee2bc87d92a2f1114416fb8a6e38cff0e13ea4d8dc27556b4329c01ee28f86e11d1f3caa955d0c18e4a90baad4e289aa012a08c2b64128ec15beedd495a139bba7118ce42319421c68794380981d7112539eecec9b4b1b45c25a83e1bb38291ed56809d222f75d37221f9ea61b6c54445f96ec15e04651a2db2d955225c4fe55d0e1b94033ae2065527b496f494cadd41c242e86a842996b89c6c553e99c9a1c5a33f2a566240839df010238eca142988d2099e536246ca33a3928a16af94621752b4c0896e7425e2155c8a4eccaab52935cf33623e754ff091519de21ccf3f01bb21246e883286e5e10245c30a88ba36e106e1cf4bad196ae384c045e0c2b9c4b4e251216614ce74764c27ce13dc7888ce53d4f32a7e5427813b853b6aef41efa5b288749d902242fa639a31a43e9d90222329d8948c394be275db237b60842edb155732037a3741780ec3633a8b29b21e1c1e27ada8f24cfddb3cb79ec517353edb14fb83542215cd8e53b741c4ca63e943a9ccec7b2a7bd4c7dd366ac1c16a7dac633ddc1449323af9aa0804427d3c5d8543cb8f0b82739be53583a3955194ea796487cd954ace17cc2a6c16811ab861642779ad7b7f2838ca072b16b57751c0ef384e4de5386921126028d1ce686ac6502eb5a13b738436704f6121a4b9b2992e24a37836eeba876e4a0c21b49b74fa86cf69394e693dd5c07752dee0a9d9aad6cc261ea8c84e2c22d94f8716539812aaf8b6343a9964956d3a7023fa91a551cea44b9a7bf74cea7543681dd36ab2f68e94e2b81911b27344bfee9b4c1278921f65cc773d93839ad0ce91bc20401b27f79085bf29ecdf62b954b653aa41da14023b29594654696b8bc9c21885d82b8239076595c275269808790f6f78f9affba04654552308076290eca7d91c20f6b05b1011e0aa8465413f28bdad6dfb0ec9ee94535fcc15693cc20b2b3ba39c691b044df29cf28ddbac4224aee83bc3968027ed94d0fea5fd3a8f5651e1611394e12886c9c95e674c6ea934f53c9f84c87b5b3f64d7d8828343e01f28833085e5cfa6c3d384d75eef2db7278089cbc4a151b0d05163a1ff0b2c033b2beeb86c1388ca01ae69ccab4cee8907a728cec9cc20dba773b27df8d94cc8fb2d8281735c211baf2ec92874807a954ad041d90c9a833f285374b7647f09c6486e13a3a829dd716e519ca33026536b9e44fc27d56831829aeeae8eca1654e92547b17744126e8ae121177d4ad6c4946fbae819ce786561637ee9ed3d1253ae73bcc8cce531e1ec2ecee9eca9e5567741d8a6a84b5dd1bc46e9a79c2a33ed94cecad613c273c914d861549b6069e53830b8f09a182c4dacd2a6363ba7d26b5ed03e7285c5b7831d979c7a9984c1fa437b27b698829a0751ca61171e5333b716615234b245e83432892772be9990ad711dd1847694d0b8112f33b2ba217741149d975bdc29a8e1a0c069c95048952f82536b8fd916b5cc85fa8efba36a248339b968775029a644e1637deca0d683213a9daf77b5db22050d9844b4bc67e1129c0481b2ccca923e113c2ccc29c233013d4c15f2ad312a7ea569c685b941e493ba859c23a6351c2ee10c14d6c5b29cf213a6de53baa60081a8c1774aa74da2d2a24a739a5c659f28369c395666a3e7e7ae99d90c97a527dd94c70e93d5caaad3060b7b275dd376fb355315a887b1fd426e76c8ff1ea6c7273aa3439a4fdd39c0476418c92f49526277b651ea889699a5864e6133cb7178dd3ab446c11b9bda13837030ba9b2c4f9944ee51e53a20551c0e1398d8254ea7b2770a372ad1d188665012d0ecf64650895c85dd8c6103ca24cdc80202e2184a0e7b2926f3d28d578787e02bcde2253e5a995ee919555f6b264f6468d5fd4ce44aaaf70fd28a5c18522e9e9ec985b0202a8dbba225a5dd298c058c8fb77558d602c20235218e2e68ec9af68b8dad54376442a553692152a2d2444ab69baab987fa83dcdaa01bb895d2ab36a070173110cf32b7e02646c9bd569956f86beb364ecf29d5705adefdd41923645a439a015e754ea112a1c68330b745cd9284ca92484df0ecbb7285564b512eba503eea4f70a1e5cae07928b6a32d59573c0329f4a948f77657d3bd0155f3dd748c2bad24291b2b80d194d975cd5898c205a1a8f9d110ae79939e1a5c4614b48625349eb76110d716994eb6a372022375264a138d72173ae1654ce2118288129b3d5b11845c091b270e34bbf9ce105b90bbec80884090e7017996369c34a63f5bcc95665c27298eee85b0cd955aac16bb3109e5841e139cc67441555a53892ee9e5c215825a37dd738ca17748329efd75ded1caab6b4ed1ca75325dd2e9ee8d6269c88f52f184c6d40829af774d33fbaa47ca1403840ea27ba7ba89aa4fd894edf7b875781163696c8435d962388334f84eb6fdcac6420375cacc47a675415c9082551943f75840b57c20a365e6b883c2b5a4ca1685761068899fca65b0c26f2502e067e021e601885ac2299b9a53aab5cf9ea2642f1d3656b8181d95537183685fc44b474c6e81d9547bcb09d9550f731e06f857ef27ecaa3de3a4c8e135ffa1564f95404b28395be7f8d56fbb7e51733ca2ec4268700e1b94dd7655a33754fd91a8678e13de09694d65b1bf289e973806956b034945b5aac8e9857419dd0d30a14cbaa3b2e285cf93ba8e93dd12420d34235a73d2adc05d385bca8180ba5497b7e14d719c41fdd17b4176e9b4bc51eed9b7b85d885671d251fe22affcca302512c0e6a059fee422367273c8feea710ad7438ab45ad6a2c11324faa44cb7e13ad86846f37372984c6555490e047f64fe56d6b1c364da953a199f3558e2c7373a4044e746c191a5c55a801695fd39f850cb6cca610b7f64418ee84f56d2849b4a33b4a74936ec811be78940b6eba4a22d737759ea42894d6eee94362112d81844465b5a5bd5f09974c232ea91196e56f7e5391032bcb174c94e7373d3213eacbcec2bdb2d7709f4ce5545c453e3bacdf68bb91d93ecb483f741fee1b7cc2a75298fe2f46c8369b25d2e401c858120a919b8216a84c18f44ab4c6907d12b844f4b7f751ee32507728c427adf19582994f3ee838415d332a1369eccba5557c4b414deacdc554af73821358fdb338929b16efdd11b3534ee329d8b7684982255b2494cbc3e27e426121ca2661625b92aade5d50b48808db717081169caa74858c131b81ba73dd70dbb296edb2692f0f51b683d6aa86978d82aae983694fbcb6a4c8e5647c2f3e4b4fb51ea11929c5d50171d2bac667108880a012819c447658cae9514a9a904c20dc4ca042f2f2c5e63c389804a63db2d74c78ff012ca8445d2aef694f03cc3b37355be2bc4023eb298180929b75311c8425c1cd30462139bbe610331e774d329cd130a428b673087d646ca186a4e5480764fb24ecad83bc21576a7be67b2209015478cee575fbf8dd35f653a4e5d194c6b5e6bb8dfc34273776c1e2512365e85b42ecbba690b11bb1ba6bfac7bb908bb0b6310be87ab1f9184d7b4c6c271716b9b9409dd3437fa23ba138ee86f286c81dd4f811a53e9c5dcecb6b5bba36c13f658f952329bf0be24141ec014f385e5ba385d9a9f0868079c2ec7483f65d3c4f74496cb84fc20a72a9bb484eb4494792bb23dd62422b8211e93a13a5a708b9f3381c2239d398ac4ae74c894327ae1f0a4aa6df7224810227098d1d2cca71da07e13772b80141dd677437644d5f8527daea99a927754ffa50836c4ab44bc63b261dc613f229d4df843cb265d0a95373dbbbdc724a074b563ec98e6f9ac249ec8526eecabba9399f4a383ca2fa97b8e4aa629077277441351a71b2c1b944f74273ba736d96e0ae8c72ba56f95ba812e4f2496911c2c677426ee53563b2395829ed626f96cb3767ec5799e21f0f9d30a93bc387dd2f43c92ce484dfff050aed020b4c14d3984e155b1b21678d935e09623e606221798d242e9773085a039413c46c9c4e55fee52d690f5982e46c6b27a46e98cabd43a7e55464d56b3a3b2f3dacb3a5cadc13945eeb3854a98156549356a65bc042adafa873dbb283874495bf752ad7084d2cf943906e37954dcd918298d7cbc4b530454a464129a7ff064fe53f0330b79569dd145bbe11112a1d03839f94c761b32a07dd18e95e5c019c274b5d1ff0f24c386f9af6e4657d45078ca6e4b4cab865751b84a952116944810139ad058dcfca7102e882ae588dd186cac29415ba674e51585c9577b57284ca1b6821ba18bb98518274dc39d8e13c6ce45951ac77395273b281c2639a5a5b32835a07c2ed29ded288671e56dc9ac20176e9bbeca9be91ca2e73ac764e6755421e55ae5bb14e04176c55cad606da995291813f644526b5ad824c653a8882e94ded945adea532d4c6b5ac63c7d938d373df18561b4c1e9a76d96419e1b8385dd3c29ea1946fb23a9c38ddd4a5bd4a4cd94b51b76432a4dae121754708fdd4342925f1ca868853298e86bc7ec8b99e633dcbcaa9e7fd24c395996ba01ca6e1c833fc5fc5ff74a112110f68852c83b42653738bb2cda151c3d8edf85569981b4a7dfd077ec9eedbaa1175b2acab6f0a8969654bac9e954c4cf9f55d6b7329d4eb58e6e53a932da9ced28b64db28b8cb79dd4389e1596f28e428b41badcbb2b3ba379569df3ba21748721885b19c9dd366d7941bd21cacee85f06214ec394f66d88448b919b83894eba677553e96ddf32892ec6dbacc89f5d8deea0455c263ba9a870ac325b20aa5ef1edec986abadd91b5cec0fbab5fb827e14b73828749b9214936945c9fdc0888712aec9c2ce574e513f641a93b2380d080b5a420e983851a1ba61c72a4e101884ec4802ecbbe535a25c9a87281385cce8170ba7017d73ba09ad5712428394d398fdd3c214f9928d5692d1bf285264974a159b37202d364e896eebc437cc0e782aa8b8b9b73552f7b95f69c427319032aa7ea9b713cb18f265556f454641e1178a6ddcc278310aa803a429124427868f8df19cd1192562e2730ba725125a244a731d3394fa8c24ba61745f767b2fd36bdbb2908fca738881ca1e591ca73224abea36af214b8a2ec0574e762b659d51c7814a8e1756c8ba1a1d12ac658be54085d65c78e16d36c7645ec733fa884337b2c20eff16aa47f4854a2f3d5f64fb210c7b4fbb84fa986372140877b93716bf76e51a24da7e11a8e24b8014b8755e5b1ae691b72bea5265c9a6a743a394f7f8a937285516be135b49b6f28b45c765313b26baabb3b2105179b8e1621d9176e88c841cc6771894d6e47e55ee440c190ac21498530835d7b5b404ec6e53dc6a796c6613c8b48dd3db8689c2a86991b35ddd5a5d4f6fb2e205bcaa6c12d9f857537436f3d97934c4b7883dd5982ddd93c982308b225bbaa492272aaec4c30a2aacd66448fb277479ad84cce63eeaedbba0da1c251266553ccf98e176e84404326554fa223b94f39f3447657344940963bcc8038418d82828729bb029dc8c551c218dfc94e715d92ac8feaec88df75213182673d95e65c6135ab6caefb28320a081d9882a1774e538e651124e7e10b4831fb9de5369870bba4ac40d95af521032a93f4a0c2e2ccfdd4fd477bd127cbdc4ee832c65482067985ee3747fb516547d8411caae6ef322385e638345325e36559b5082d8704e7c93845e6ab641802178aa8430da7d954ea9dfe552387546af211823956520e7c83c843ccf31c4c263c020a844a2e3010635a24ca3b8d90c4ac0d1f75032509cec9a1279b66f9894d38584efa8a0139d9cc2ca2f79bb61b2739ee0fd4bafec83dcd0498f8559d558d31395d3080c13b209ec6f4273bc6d771dcbca28dcdfba320ff0da6dc7392add8a6a45d13b94d97756137959c27d85df654df6baa9328030c32152a94da03230981d528d4a5177e5318f9cc7757699dd5a4141e4d37e3ff0282d37442648c752b86ebcb6f40928971308090a49ec88312a06e89323857709a631b2370808541974394373eef942db5c1336395fdb9b7edc28dc2364891ba6b2fb892af7921a6179797b3ec10cdb48b5ddbba1636243be553f1154dd8f91845af686bee8d8955272155272ee99ca6179b4e2eacec9b7971682d9e550f67876b5a7954ded8ac4b9ddd0a845aeff0f29b4c5b1baa726c6e7e54934a9ec3728346ee2a6d68f7151825060e96dc7855cb83aa01ff1ecb122255ad25ce0fc224882e27faf85735b99840141c709a384c85b8dd6201129b4fa5a24f7283c876ca0c12aec4ecf1f7522094e41945cff022c7379b96046d941b8283b7284812ae109d325465ce4d184e72a7eeccaf31b03756609ca369e55cf6b6506d1c2b6ee794df2fa759dd18a69d8238e92794f7d40f76c896c30254516c6fca7963539a6e7ee88a9722fc4da2e73ed2094d1562a3f7569cbb1c23240a43cc2a1cd7d4add5f7c2b992321435d89ec89e929b88dd3d9d4539f18443263b23e59812486e81cd5384d9538ec518ca1ce909bb4ab1a4a245db27bdce9d93bcd35edc511b48aef2a536953bdd9828bfc6f88ede6151b14ebdb88c01fba6427014a88553271ba77e1369511ad972a4f7b4b87de102e86b409c4c740515cb5fcf2bcbb6983214863437015cd41c26d4a625b9461b33684dbaec185d97c2ced0836a1080a7237f85764ab8c4a6b7332b9d874f08f89332a0682728379c216cca1206a2816617b1c1f5ac3380992df3716a0d82d8958bdc24846e9f6a0427b8011807750d7194d244268ecba89e3e13a65393b4708b40b0fefba6bcfbe4a730bc1880b775bf80999bdbe29acc8c946e67526b6ab8cfeeb24cee8b623256e5cde91ee42a86bbe9dd3582ca7f93a7e13892ca74b6ddc503b413fae183108cc928f65e644ba0fc2dbaa549eb31d91631272ae6fca6376fca7735cdad6ef2bcc1d4553c379525ad44112adc27b405261c9c5d89a26e4c38129edee13e5ced9bf28fe11bd3c870fa917c32ca7341c191d956ad6ecf29d46a794cca717987489d91e394df25cd3dd3e593c27b8b8427f213c3ae6f897752bda1b5018f8195443ff0d1763195499d6c313dd5e7f4e4fd93cd334aa1d8e2551a25f2f9721798784dc5d8427e941bb2241ffa4049e56170b0823e6431b8392bb958d6395e6751d912d69e1709a364351761482214b2added1ba23c67888ffe42837c53d76fe99199c482fee81e384ef6e21614ec892106ca9392ad0ce71c2b5d244fc28d8279c82a48b90244382e2d692426b1b0257b40614d2ee6e1537d6363889dc283b141968de56e9d7e535b639ce9476851d570526d841a25654a89d0374b8765139105185272d3b29713dd36e925c9f4ee16c84e79e2149874acbadd916b209dd06bc36a4d2e1226441dd31d3d59527a9c8b1c6dcb51186b3ee4ab9d78781dc27cf96fcfca6b5cdf9d82c4cc94621e73671954e4c355cfba485ba931cc307b6ea9d16d42474f654833633fd2986dc193c2db757922303f72a95ae1e5e4eea07fe0205f191d4adccae1bacb6ecba9aece179ed2d1856b7ec84c4152f84c60e110f1be7b26bbab94dbfa9a9923853522ec26bdc20cc592a2131c4b96516b785787798e403fe14936a9249590ac1bc941bfab3bee8bdd733f7443309897d49c0d916b9ed8534b5ae4287dcf2084c718c269a6e394db65c0e53ad03ce211a2f9c3917c9795637a1f994d72774492639c3644b487150a635c642276eebb699c23385d3dd1733a82eda75327f6571023b61c233a73a12119385829f63cdff07087f155ff0e654ccee8d1aa24b49c4f64e7ba3dd39c2613011dd17bfa08d91e87e7ec9a79565b9989ca6e2276e542c65b5aeee8982084c0d78741236550446c531d461eddca687b5c0e5764ea8fbb641a0a065b7215ece6143c932dc8567bb74fcca1a385395b42696caf9508153b21b2cab6047bb04fc42bda9272ac86b764d8c9cae4141a21a55ce99c8471f75506495cabbdd90117ba276573831a011caa774c14d636d8c266fba14c136988d6eb638c4c75f5ea171b4edc2ea3cc907e15ad03849da1540d692364fa96ad8c6bb6ee55a4eb2dbde7e1122d22d737742e073dd0a62d119e554a85e1b83955aa0dbad2d559ef96e42c199c2cc22d58478384389a240dd67e51e1d55c35dbab7a3956bc88311a8486e13c7baa1455ad0429394e0cb842711321363757169ca2c2f3a99c355e1c4901596b9ded298d351adcfca355ccea89dd329d225d917c4617e9fbb64ea341ce34ee2fe53ea96d27bc44f2835de5ded8f8d908325306655ec81563e15521a9c857532e73907b01fbaf2e9b84f260f2a080148ca3939ad3777dd64c226709ee204ea7ee395dd6e88e1616575cc885ba3b8f0bdae8cea3be99cec8927842ec572ba1ee3b42ff03157fe651ee98f682784c16f286e275b0e6e3ba19209f951be534b44194308a73b4fca03c3b29f4a21d63db2d2a938175b98c2270c7c27c1898f841c4f71a01f2a5d3df47312b80135ab4e4a273d94808f3a4f4ab4c7b89c4a8d3fa77f441976c873e39e5cc1383caf29dd7071f956c12cb8ee83af96ee98f1be47f74d2e8b40c2e2501d2819d3ca7879924ab4eca5dba440dd3e9325ae942a9f2dd6de37abd3c52751f2c9ecaad845adff7e132a33fd2db7c6c9b565e005b8dd32b309aa27e1521ff0b506c5759c0f8742bae185cf3b94ca33048556ad1bec8b78c94df7139ec9a05d55a3213499e21ac6dbb1da5366d42364c64fd931c498ca1eee57b47caf28b4868941ef93d9497419ce9320c283baba1a0946482c844bc3483b2c43b0554289df28880eca24435799752261d13fb2753716ca351b3223b2786da063744190535acdb251c2194e5ce4f681e72ee02ac182942d44161698fc2dd8324a3694e79819523eca6326d84436e7f0aedd39a461176921781ca3181a5aa0818ca73b4e1638aee74caf8d33289054423db4844e4fa2d19430a4109bfc33c344985fe66b7fcca244a6f24a6480b76425ccfe1537531261d3b2ea1d3fdd5ae8219e9bb08289e553ce6e51c2bdf1417367ee9829b1cddf94df693ba34dcf6132ad36bd80829e8f28f4f62ad749fecbdd84373cae211b7657873764fcc138577521fba2041505635b6c23add8439221b3ca6c674bb0a3eea21b198e13f771501f3b2754774c494e60cee81df29bf447c8281ca87a232aa55ad6922d0257483364e21c5dcecbe53cb6d546989b62a72578728bf2edf2a835af153cde04f83496a8c7b2321d82ad1463c2d383feeca2ca4ef2c64c4af1554d776f10a987f9c5c39783aadf481de7b615206f367cf742ab443e7e3b26130412adc4025132214b5d2a1d9d938b8b43068cc8dd0692679d434a31d3bf64d3644dfc84e7b77426851944edba933942985fb22cb4e45c2422d32ca7b9a1d73441db942ab43deedb74eb66984e7585c3309df48551956e31911fbaa6fea825c887dac6fe22f711881dd3bcc14dad11dfbabeae9ce13284b9e4ff04b7845e4d774cf13cf2b67c22e978d91cbedd95cdb81fb84ea07cc9c14f886ee4e539b687b1c816f28b9b2135cddb842d50a3428d822e08ec5e4ac2ce56eb2b8475e563a500a951a4291ac2841b4aa7cb4afd6abff32bf647a1a9a2c247af7fb6d1fa901cdca614fefa172217dd6dd25410e183f28c6773946db65184f190efdd4eeb203be806daeff02ac7c8e54990a275814025e55cd2a6eb2ba7e0aeea70be538b86708876f28ff49ca2d3ca75f3128d5c35968dc9281b61305bb8dd031dca21b81945c768eead6988578764085e5b49fa8ae838bc2a2204cac2351903080635cea86f5e639d4ea7eca9d67b25c191cc265f4dc3258a0c140c98ca6baabfa9ff69c26783a4ff3748d932a35a69d06e4aa6ce86539719883de678135b3dd2b19d94bb64e6891ba749e47ba941d25a0e14754bcb8e65613216e3bcada22615cc748574e6d8ce51ab6b6e187223fd627f2ae2032155b802389534e1e33f0b0e6b7ff0f64e2d37048e15598f2ad6aa6d7825c77ca6bdb148c96f74e1d42afde13445b9fb7fe51a8e0b73c42b1ef41f8eea89707d86de653034d8cfff082a8c11e5cb7bc655e5b7bc88185fa1037265552d7529e89d933ca2e83919ed6d8762a7ae84b4b5755be7139dc2979bcedb2047fd2393108904ac2c61a5088442256514784503ac8d270b286c842843bae74e75c29bf42a23856f88ac3fde513095d63ef892cca7d274386e83774352a530e36436ddd8acc141c61bbe8e0328146d061382dc468104236448ffa474287258dd6f2a50c246ea4f52f72166379d1c370b694d96b86ca9079c2a6ec81194195248311c2ecd2c9f956e1c32af12834123394e272d29d9b820dd90d73f215d9ad6044bad03ee994f6c04d3d576db42bb32b20774e99737280e04a682e2e377c21ba24af2dad75d8555cf6a52dec4728bd97567b8f7a8fe81374ce36546da8ca46d777eeb9ba7a764512211032b2494c9e92ba4cd1d761d8f840ea3278835b7489401b4c275e360a24e4217b8c4c93fd3f28d5ad14c62784c2d2a341fbaf748e03410bcc1d1507dd3204d405751c9dd549b054321557fbfa90bcb9c2329a5fbc223f4dad429070781794c064913fbce444109e1cea644b4856bdd699fba94d4a968ed9ce74bad45cd0d85672159498d63ba7994e889927855197d0382774f342ad701b6b502f18c2a418dbc8fbaa55314c143da375385be5d20687b687efa8da82b9d04e55e5ca241db4e9463554d17ff0c57f99ad3fd653a241d94c8e54bd976617eb114f3f843ccc4fd8a738e6139861a7ee9d081d2e18c1c2b89cc53c2924c6504a930b390889933a7ca81a4a2e34cae251e119929d2ba838aea995df64dddc242617481011ec6cb2a495d2ba401fba386aec253e70d0bfa87ec8ec2e58cec9a3d87a4ee896b6ce148950a4dfc8e3badd8e509736ed955fd4a8dc1911f64eae5dbec835a1ac6ab6151d5ca71f72688e4a0f39550bcb5bed0b36ba555ec3376551a6faa498d826bad177bbbaab4691b1dd28b18d2e66fb11cab59d5ee3a10e112144b5082a9377764f75c53aef78b4aeac70afa64ee82d968eddd5f7014dc4c4a34cdc64f1289c6e9c18e658267785fd4e84e67535e3f09c196b9d329c6615a72dfc278713b1e014fa2c6d47f512532a755bf99adab6bd85ed2215fd74fdbfd2bca6d2a8da327ea5e1e4b2a5227e2328121f443da3b15407bdc253197794e29ad0ce4aa21a3fe826d677c764c65ad2cca6b1a2326760992de823e0aa2fa722a01dc729a0d474cc7b7e55524175b3f09de59a327afe94fa4233aa3f64d6b4bae71fecac70e152643c1929a66020df704c2834e4e8c9b49d4c1eea471844e027e2aee51e3d3846b2a167da653ae0c52764d17e385fe66bffccac6575cec8b9ac81880adabf84f7566b9c981c1fb77fbab84a3b21d055392d6bc2608ce55a165751741d9766208e42cc382155a57108e3b2ce92e2380ba42388d2d2492aec059dd4f2341194db819589a3b264e409d46c80dd729d92742baff0856e251011c6135fb984f752fd39c1dd3df521d8ca655fd36dd26eaaf8782e69b4f16c60a6bdd8527a563e55463fa86fdf94273836e7fc22414d6b66b41726bbdcd1f9ac87c6c85a85a119972c2070a316ee28d4cdaacc98063745dc1ba2d701b251abb8b47fb55301ae0e04f62a3ef141b1d936a3dd694775032e4077ca69ca8c84d3f0a4748bbe615b7db17c6136b5206b3c8aa13c2e3f84da476969fea515ba98b7ecbc5406b6a5bf29d546b8bbe4a320b4e3655618d150e449548124309c73dd5c248dfb26360e112250d868ea3ca2435ce1c2feb033ca3712117d4973b7441e9dd39939caa840a8c26eaabae6b9c4a30d027755c4afa5db2a7ba0e24078c7b63fed6c4b4ca3c9504ed8594e73ba427384ca11b2eda08db4ce981e51d1e6a0637dd4a1d0b28075ca9f95fa0e83b57788aa3fde50a7a4141f4d94c9ce138bdd112d29d7c8c11857c63eeba48401b4a613b42607877284031a48447cae18dd707566e9a84e9844a2ac11ba03747b45c277f5298ee14a3853226f3c283d29f64ca0c3ef29a483ba029d95d82a371a08f944e46ca15bc4952ebe51d81581d945e643602b5969d931b25bca3c611221dc2735b9e4a376f2108d93774d3bae2103b23d97f5426ed3fb26c1dd301127eeb086dce9d94e51db856ecd4ffa60cf74e3391f308ce5a02a2d1e492eec154ab363046f24a925aff0ec9b2c6d939f71d9796ef7b3a8fb47b739c2330c69372aad363c8bf80374f4532c3e61e2157651f7b9a1ffd13955df46b506027771e1fcda8eab55ae7275e5a36213c1ef28195b4ba42a61bb7ae100995314e6712a475bd1a08cba51c90c8c6c9d55d9dd43299261dd41369913e3ab64e9829d09c845b3d11a81b033caa44f592554a6219dd4c6b1a43a5dcaca3f84312898b5a5bff095599d57365496925df29a70a11288cfc21225343b85fd2af0a4c23a674cc8a588fd4531acbcfbcc1e603858716fb9102efa8ee9c11754421413b73b78f926d1c657f98ac7fde5708b4e17e932a7685e4bea68924ce579c1f566083b054875b4ba4608549d7b492d3b8ec516e54e4282db84d816999d2762bba82a765890ae877f64293baf9d0c91c2eee4452538a8449463a774e58c6ea32a4aceca5bedc2c940184d10264a02db3b2b86a49dd1c28dd3577d1c0daae10fca0ccd93a71b2777571b6661648a16e4a0731a3b3d6be577d5083394793a6104d4d1894221084e71f8532517c184e27e12139cedba95416dd017987a1945b8fb27f862d21e8273ca1e26a35f4f1e58e26d42fea7c72bcbcc63baf115c9f17e6b5bf9caa81d787e7bce536a3a6b54749325dcaa6db6950ba37713caa62934b5bbee4afe1e9dd3259794fb1a49ca791d5fd938cdc0a2d25ad71842940ee24a18df65efb9a83b222dc6479cd832257887d2f36a8e915e1b49a44183308071a7bc7d484876e4236b5a394f7cd47bb6ee9a9b1b88dcad638449994fad87fb479ad0489254fd903c2fc21ed9fc35557baea84060d82a7b801488c8cfa6250eea26329ce3d421359b28f535e5dd8225c355e3cb931f853644202637dc57846120e73c22d77f97a25d25788c30d0fec8fd5494eeba5c6501e2bc4ff7941d3dd34d44194da08c16a679cf2fda111e606f7c2664496edb84320515c4c6141f856be47ecaf1b21d9429c92a364657086c5399eecaecb1f28caee14a68cc057c4a7671a7659437255c6188943bab06f3f75ce72a02327284ab3ecb684547281244d6649550b9b6fb51719841bd509b84414194d11d5958dd40805660a01f7ea0e1374ec87656ef9a6681c611cac2cca331ba86a81f3a35c374e140906dc943a293c956888257876b65f4ca6cf451686f64d8732cc9e42826d4f8894622654ee11b6e9ee3972f0fe22f887973db80cd82a34c9a94d82da72a6a7bb6e152999d3f28c87170cfcadcff0d271ddbb8571b5a9f50925c5391734b9bb5cd31c6113c6333dc22d3b49f947a4da099c84eabd565ad4facd6f51b46e38433d67ecac47e9c207084cff64017421f4aa955dd9bdd51a52e4237051e39528c469624c3b74041d3a1095797063498dd54788185369b2c52e92a931ee9c32c62f18f97ecdec8080f7cb9dc2a14c76cedcaf0ada60e9373caa356931d3763792a85330d1d64f9a18094d6539885fe66b3bfa9e4a3984e73d35b4192d98684c2d71b4e42036dec8932483954ed31374ab4904a1fd481dca66610e1d457235efa4642e4a95fd253bea4314f2b3690a4c2e214981bab51ec8b51ce4a2e92885838847850117f7e5656dbba68ca9e426daa868c144b897653e59c354b8b18765337e3fe948dd43420ee8bdd0ab7075c2e11825a253a24a889d93225b3f9549b51b48b8dc5751ca7b9c5ad4fcbcd3fca2a3b8dd562eebd9388394f75b29b48994d96b466efeca32e6446df28d44db84d1b2169e9ce57574a78caeddab38c28282ce364441465085279ed707f4feeaa5bd4a1b0d194c7ba4d56b7be545578f2c39bc1555f67f75fa50f847cbb28b44f728e663ee10f683ad86cee9adb8caa753de6030a8b1c6c736ef94e151ae73ee2786a35de29f86647dd536134de4ddca0349fb236edca9c95ba92adc6e53cec2e29ac12f1bacda183d20aa44131942708a79a394c1efd932a3de434ccf94f691d3ba221c76570ae716a936426b2782f28354871babb958d974e4feca431df1f94ca6d73ea33acf3d93ab55f2e39f714ef124d47f880d9cda0273437f54b87f4ec9f45af753ac8e493955aa6d4c639453327ee83abbe36958445346916c1e9132ae2491b84f69682e310ba534529eca2193f84de02030b95199b6a953bab4cf82d8972d91260a0dd9624a6556e30a36288325c50ecb250de114e93945df56ca32b12764d772b12ddb48e705341132384d13764d329c714ce5559838c2a938e15ae62f714c665d1776552abbff0831b0324ab68b6577b5e47fd227e539c4c84e27282eda5a253dcf6e3a795ee90a3d8fca6385f565b1b6136a5d61263b8575415dcdf89ad617876071ca2e697b84144a71122b4646cae18dd8f94f27741c4f9ae9a9d3bdad8b88c4aa84dae2bfcbda1b994e3d2a3be1199cfdca845c87101d28ca6f96c658f940caeda16555a85a1d1809eeaa4879841f5c7de4a649a950c70bce72c6aa76dbf5427f88779626764df2a5cefb0aca8d754748773742fa949b6e379dd1a458620a7547df68ceeaf20c47d91223199e1192c77511b8dd54aa557e2546dba819dd6ddd4eea3ec394eaa21a614cf0e24af378c266487410896850276519407384375542775d192acdb642df929c772611cfea39adec1437a4fe535e48e558732728d4921c61379714d637db95250b8c955c546b594c31a9d5a9d3ea88de106ba2f11bfca7d16870271823b2aada5d311fdd788aae731af696f3885e23fd3ba5a8b28befc1771ca1e7bfb4a0384ff32092bcba54bfe2ac6c8dc10748278449735e8b699644b53813d2bcd981b21230516bb2a65a88c2ea3d902a30548c473888dc7c21331213f308ff523f94ee4acfca253b7e418049ca9e119829ce6c9d9381028dc8fb4a0ccbbfb2bb66aa9767fb046b180823e5161b6d954848a94c869c26d292c6a7d52e7b862311baa83de61bdb954862202bab3a4e133831872994c72f31f9f6ac188e0a245dc263361be84b9bbc0c945d94d1ba9f6a2ed9e404c6bcbe0ddc22d80ea6117b308b9966c16f1582d160404f13d4e8ec51d962566661a689f637dd58e7dccbaa46f11aa72552f2dacf2b6c13dd0e0eb2d6abcc8446e14a8dd0ae4fce19692adfd470f8892b2835bc5c785121c97670aee163464b6f7cf84ca6e754c867d215a388276155d833134c83becad69731c477555cfe8cc9dd318fbaa125fb2a33fc4528ebccf2bce667ee6151b58738e1073cdad85d7634e42933ba9c2ca24cab64adf29cfcbf6ec981b12f4cf72531a1df29b381bee9dcc20e8e6137ea6caea986e16d808973a4a6de7915ee6b44420c69f8c4d14c97d3713184eaac2f70824e1a9a2d6131de151065c5c7eca834cb8cf95444866549de0a711305caabb3b23bf9a507193509fba6d325b7eea8e3aa0f746a99a47eff2ab53a02ddc46145268b07be2e2139bfa74864728d4a44bba8bb946e40852eb9ca69528ec9c4c6ca1a5d32afcbff08fde4f6020b6e213eab8be20f64e6e0a624a06a7795e5bf6c7ca9e11213dcf8feebab9b16a13b2ec30b1a379b8ca474941dbee8ac6ead4029cc23614ea2d94f23e3f64ec263a4bc2a58c90a9832d5b5bbaa99082554fa9826b4c44945e3acda3b26344313013dd3a7e163a8c4c9b5b94ddea122b85dc2813ba923a7544e71d97657182a620aceffdd092fafdb0835b12b1d288dcca828774026f659eca4c26377573669ff074ff0ab2ad1d5fb2373298825dc2ad71c8f98569ba39ef6914ca7b9c2f7927e5680239524c0d94092aea63a32eeb92803b29cd96f8b827b29d77379185b7d4b827868a965ad2b3d5b283d28b9caec1384198dbba356ab58d77efb2a5e1dbe5552d754e20caab5c9735d6cef95e1a9bcd1a9d65a794e6d5adca761c0ee8d958b1ffa878555d69dee6533c31b412efba7bb671853c1c2bdb0c164f3dd1b1c94eb62c6c819539272ac69776e138b6221df0aa17bf4e539d839f2244f64e9ea405b2ad74f1d91764428fc8522070ad61c6544453d67657d683bee9eeab23755295b27a8ec2bc9f3080395445a4556b5525bd2c72686fe8d26347d932d26a33ddfb2ab8da20ecaa4750e15ccc12b736b891f0ae68814ee886ca8aad2048558bcd4738aabf5bd41bdbba9fc5e7bc28acf6f628b042728f96d1da154dd94f842ab1cd700a89b9f2131a7a1d74a6b4cc64a77d42edb857e0aee887b4b4265519f74c13e612a9c5ad518884f2ec34c237ba3ba75a5c8e2541dd4e98ec8a83f29c4dc1d28ba55bc0255470c35a68cc0ca8db6462170501ca05c4a716f4b63ee9ff05953ca7388338566e84a1b7157ba5ded4da6218148b4093c8521384dd84fdc0554b5a764e80a2764e612e93f645d505473b6e163641257c2ec8a2442ba7e5139254729dc371dca24b9d299bc85d5d22555889c7c27b9d712484e63ee0aa5771716154dac2c68cab70ce5091dd55cb4c1286ce692bc2e4599d963a1a51685f0b28098555921837de57887f56820e384fa8c602117408b8c0418e45a7ee9ee869384e775981f0a9dcd6efccafd319d93bccb8f2848e13f2655cdc942a192994fa4ec9e5f04f47c22488595385c420d758df71fec8cda323ba7202772611cf2859610a0988b0b538c97224fc68d8f94609432507626507fee8dbe5f86c0394d5c037f29d56b3aa67184aa536df92a883178954cfd45359d21fbe3654a91ea24fd9569ea20b4f758dd18b539cc9372f2c4a64dd5184d792e6d31076ba1c1ed19d978726a3df55c4344eca8b017b2987b6155f255b5b60d9a1135ea18fa95c883d3b4a6d2653353380a9c5a58638549c721522e827a5303ba0e11070653b9763b257ca1394012a20dd122543bee86c325620ecb3285d1dd5e240e95395b48d32a37423213b6138b4650e141904a24ee634b57b19407480e27e2a6f39610e8506c8185b4c2696eead171526d408caa5fb264ec9b6c3729e7aab46ea933dac4d8663741b0d6b3f29c5181859b02374184d76cc51b8d38d250fa729a264a2e8ca6351dda3f7470acccae5a72ae8576027f6a7e722d46a5d71ba731e4b7650729e19d0f1f6213dac8b45c794632dea2653cb45a08b7299db7521ceb765318e536436ddd0a61c394f3327dc9bd2d2ad38eeac92729d1ef1329cdec9ce1d58349462253442e74010bbb22d712764d19217985a5dc6c140c6ea384d20749d03f9850e747ee9d722153b1ee3bf9ce21ce74cec11f67f74261c49078bcee9d3013dc61422a117051856b76dd58dcee744840b7e510d8fddbbbb979b6938280e91532134189928137728a78eae4060b33dd39a200aab1c0168cf32aa8898d93dc25c4e15f5278b4a32f6c4b5d12552ab4d94a9021bf64fa2e34aab8e17eb551fee2b30a5d0eeeba290ff06050885b4af858c2923482bdad847cb86bb94e1971cac5e1d2a6081ba246e864145b227a1b9085adb51437451e50272b24f099b4a070d288dd3f6c2772aa39c2e7185d21a0939552d8683e5347b8e534bae614d221ccfd93cb59370e0a2f8edb74e621acc296e7f655dd3bafead9168a621125dba782229dd3f2bda9bdd3a66ec765506cd552368fbaef72a5d27684cde92a7751a19c853f89d919da55538383539e2c185d4e176c80dbb629a31287a3db847ba20ee99f941d28490ba55e725a1171b47544a7122c6edbaa953130a0daee79428d40c192534bbedd9366d18f993c2cc9384c84d924956cd9fb2b8b5379742713d29ec72ba6d21c151953942d59ae4254eca4271691f8432dbe554ad8ba1aaa53801bd3dd17eeec8d8222703f8f29a50e02ec2177477aa86dca5d71d907fb7da9c4e4e8d1b6e85e4a6751794d71966148c391beebab3b26065363e15c4074c26e6d52a4894374ee1d84e653beef84329ce7fbaace2d63184587672616b0dbd5ca1fc5561fef5d90f317431d1f40571d9177579128b7840eeb944e979856370849c207099611b6384d691d90d90a94664ab80365e234b88119b4ee85d1cf645ff596f65f4d664b81dc297dac4427010e681bcce877de1398d8194e03ad18b9a7fab139884f799bcfd95a3a395b14cfba653eb14c4fca0e6a7177c23bfa319411270ab4e6a61546699551c0f594698ea744b4384afe25bbba558035ba5d82764e9c91a38cf64e28a84e27e135892efc2bea49f6a7973a7395e64932614977013186625992985ed854e5913f2baa594f26eab3ba24b4268dcc9436134b811ba24c0c414d1206f9c5e13043fb8a11dd94fa754d4380beb68e154351f2c8928333b984d980de507133b0128112e74043cbbf1ba2657745b957e52d395119ce66404760881947e1468780a4ca6896ca635c618220819ca7346bd537121d2b85176e9e1a69362d3dd366210a4c14c639985764ecaf3bc0426d1b26b44044fd913b7288c280401a9da27942d801038eca73a1316a2d21b384e734b5fecdd513e5e482d802ad418e3e9de50f134ef1fff025778aafff032a32ba82fd1a43fda112089427288392a5db28e342162543829871c4a2edd5ad865740594d763840e9caeb688842cb86563a4aaa2dead917b81737f289329dfd49bbc27dc618613a94c3731b296b6fe95736c273ba7327ac94ecab73ca6d4716764384338576fc21db42112bbe80a0eea107381e42b86e8fad5cc0ca797ffd2a74c0a957703215373079519a814d113928932111850b394f74f16379468d2b8fd4a64cfca743a3ea9bf514074b47e54ccba3e10203b8384d3bb463ba6dde5b538b9d858dd183257967acfd96f68924a206dbad82a6d391946709cf19c181358d2e44894d32e444e754f28fb4eca3642249585c045aaf76f652cc2898dd74894498a7ea532674b46c9c5c49185d40a2d1332b92efb2703f54272232b3b271d86e88c98436650da7753d0309ac1b65359d450394d2d82ad30af944fab2a114211d823dd3dadb23288775aa6ffc7754fcdb8d318ec9f51af246095e11caff0375e3faca3bca21e257453ff08850be9434765770a55946d328c88581844f52b40eac9e13c5d214fb1841db6ea47b8fd9123b28d015822e48cad26149ec869b74d6ede89d84da62e2af82d44ee83775447b32e45951de7e5abc3b4f4cbbec9a5bfa3eef955bc4e6b5431f1c21b6d26cf72ae9764c6321a202ebb599555a462574dd29a4e57971644bb3ba2e3d529addb29eff0809ad22e3ec8388ecffe13302729ad25bd9124a154a196c6559b46af5866c7628070355d854ed36ec9efa66a31e0ff0b657994faf708b4b9eec53ca69910a513dd4cc894fe7bec8ee3651b32a38019dd17332c442928dca458437882b325321c640285b20a6c08dd62d395b692882d972ad92eca1d84d3b3579b6b6db4044bb4c2734f7fba6e535cd76328587ba7dca73b61b26b6b9d1f64db838090117b892a6713f0b8ec8884fa0ac2928f70d072b38528a2444927845843ab3323ba756f16ce9e925369121a10a8ef7c42f2daf340e220a2bb94f8aaf1ff0c85383b255a72bf4e947f485ca3b8d3b274ec89c10b08a2b7694795b494d38684c2795718d9fca8072987985c21498a910e1f9d216fa83eaee87a0382653eb261aa94dada67eea9936f999eca93c861a924f178773889879d93ad335a4ce178918b1fcab40f35fefe90bc86b194fa40dfe56fa67a8a2e64729cc6914e9e7b84e1fea48fb842a811844be6f81f09ce65afa8493b2ab465eea9bf09d3f74c6b9b4f771559bd87d90397152f3d5133ca2f3ee1ca25b8c9ec9cc1952374e199954db4486ffa87946955bf719952fb8ed28388b516d2b995a1dfd2aab25df394457f31e273ed57b9ad634b24ec5fea4db0bc109d5aeb59ca144649578059b1ccaec9912f52309ae765b84d9223a50141ca0775f10b2af538b5ad28833184e0dc14d0f85be3408094385d2b1129827bfd91fe95984498bb7512d1ba38519b96e891ba272b884e841bf54e2513c9f43db69708076d674ee84ac484f3c27c944c72a281999e58a96f52a8db6ab46e5114cd424b8ee9ecabde42fcda54e9b06772995c4b848851e22b67eb28bb732ae21fc13a68513fec1e982815839c4aeaf95f49d0ee9acc5712bcb201424677518409d911bab8050be23f93959d27d20927a47e989afa843bf64cdec552b550431bfa8d16d26e79287bed1778ee53541524f987198d7de7dfa446f531876c95e57411ee45fdc242aed71b8991b2afe2581f52c8ffb4591c15d271bf755981af2e6c055dcf26fc764c14cb43af3f1884f6befb79c19c2f1e92e742fb1b9f941c6a75b6cea77784efa8a70c16853f4aee13488842964319b7dd5a93887aa565ad6c14c80512e655aeb9cdc7741f18513caaecfd36c5bf6555597f5bf9b5619684f0f97dd09eb190a7943ba008d1bb85944b78827437378965b6c13928b5a15c03fea50894251d823b129a6e8592a943ad41bf0a725c56f845b92309a1c6f944e4355ef221319ee3841c7a233958b7ba6cfd9cee9e7eb8b63d1740ede9e1fca359cc04e53dad1b47657e67f8ac7bb32bc96d463ba84615475116443bff088a54db19954cdee261d384293e9dc66465517573a9ba1d2a3c4d569feb254953458ee256d3a60fa469dbd53f6409bb644a01d2e8f74777144b4c709e5c6ea9b9ad8f722eb6774ecfe571a8d4aca0bb3490be3f746a3a65b6fcaea8911f8f14cb22e192b95dca806154ef31e64b4e25798c0e6aea99884bcdc7e023e1c6f3f75564bac69ec8d5a5faf84e6167954fabbf7559f56facc8eda106380e27b4a99155b39c12b14e139b3231c2b9e2ed97f48d44c89e95e2753474f7942fb53b711b1b9060ec8c5c463ba211395dd6e02b981c6a8ec98c369321333bc7016369d336b494e610d0c6fce655dd40848cec8164344222893b94f2d06fc8e02ab67521bf74375f3aecaed82f95020a99ac664ad0939533217750dc94fdb84e109d1256774efc23694c1ee98265ff9a9b982c29d36867e51e4211efd90f85c5cba9b9cae9b8ee516b76dd66213a16b63729ce31b22d493ba3db859d9389213b89e4c22895231c296a74a8e984f6091c8555f6871298c7cd518ec8d337b32c726632d675dd798cf34bf1214d645354839b70c09959d75d6e760a5e07eceeea91fef61de6651fe3fc4168c5ca364f6d175171e9265abfcbd1ef6850422ae583ac9950b85d4a72899c38c449a45e15cebc8c21ee8f477d0fe5123640a11b92a139aff2ce50cf12aaffde25929cd6c8c8efcabab31d7ba3758894179ac73e31c2a4e663d92e0806c46c9af49c2a4c796f7c854243ea55481ed946a54e68cce3e51a574c3daab3dd68dd3d8e2c73b64992d92af0e3b11b476399420b615ae16a2e9941b88cadef7157665596e13492eb6157d13937d822e8e71a25329f596d936b9bf95233b2107b2a9e1c32a474bbe57498890837ecb685b2bb088741d935a7ba73b12a54c3785a74f9471053a4c99517732a25a42bb3fb22e25cea5a283912838e784a3186a2893972a520aa6df6c26c82de541c943ba194f71ba31fa4c423d38c0dd85264a6bb3298db5aea7b729950604762553a6cb4baea8bcfa421dd72a9d0a01cd6e461c518be30b9ccec9ef3d2dc1d82aaffa845956c7651710371dd3cba1821a31283190dcbbea284c2739369b8766765731d8ec81a3e55e4f6c27b7463babc5aff069cab2b0318083a95813875463757d67102e6cc0fba731eea7505842737c5d583b94e69178c1d9365a4ba4f647cba47fda3484d2308840cca74a2d4292530667740ec51928c204ca86cb731c2a96c3f677f656b2d6ac677f44e983e9f9d43814ec4277ea37b39672171834ee995e987ed94226e9c2bc8b1d3908256f1c263bd8e953b2cca76c9e73e741fbaaa2af593b2126fea28bb74ddb5c4a3f65264946568388391ba7292a540f94d8cee84185dd08845bce1151a732a4632895098ec1c2a4d736d73e3e534e04eebaa94d2e31b2cc28784385d5853b151b29df43cac29c833a1b846486adf28ef8dc13dbc27a204b90394062e430bb2a4ef8521d694f06d29dcaf9cf081f71eaee867b9e5363a9021a119925cc9dd371230aee32ac1792135edb5a4cf74d696d369f6ee8dce795df6556f6a423b0bcbad559505ddc1e555a8e6b6953165f80bc552a6d735ad25c7a80802b295cd21aedbab5e6f794e89c7dd16e73b16c4239044e23a4e53aad48f85529d4bbe957890a3ddb26bda584610b2c211a65af8c21e6de7ea2a9753360cfee13683609038546b7b407b29f36fba785fe6eab7fa4c22da6d9090204a877437a3c3d07fa021ba9111856c8441cb943a41e174239551ab88e941c812d635d294cd3d1d5b2e67281242b4f4aacfaa68b57541406ca362a79d3e75852a374e3b2b4492a45dc245ec84893227842e0d6984eedf83491fd49d6dccdc273a5afa7575753a47647c3bcdbed3c2b9ad71a2ff0bacc831855de2a6e0f1d95920b2efb26ba99bda417214ea3436998e4ab1b7f09d0d860aa8e1d29eea85d10226213ea3b6ca731b2f30784309414d6fd32839fb23a40b741a6e247d9061b8e6764e316ac92ae4d0894d1a5ba80420653982429b8bd51c7dd5bb3fec9c033b2b8cccfa1c2d12985aef37b6164903088e11fe9b7c6a8c95850bba1c14d72085f017b729ae61ce57cad82b88308fba3645c89852e1ca86ef945c9dca20c17758112aec84816a25cad69772afc109ec86b426be6e194e01f6738554168d8f083499f79cca72c9782d9947a693e65645e538d49e014296e60142c108e239dd0c8eead239a889217d2128b1c4c2156987fa9ba8d8ec58e47cc92795e6d22e2a12d4f7521ceeb4e6438122139f54aa671bfcdf89ff0f7a81909a58e4d3e1681e6c8b69923a8f645ecdaf65529fd32250a8e6c360ef3dd3c54db0539a66138e40b53435a09c9dd529a7798e6532add8da426513ee8bb740643bf2af371c8eea26c38bcdb39518d78ea33857fc4aea0255f20cc2ace11ed6ab5ad1f49dd3e9360167fdab5b75a2d55ea546d8c86f2a90789675775527a4a1bb8e4a8e9799437e611652b8be5d29951a40f784fb2dd9dc2156387e55132f08701ba8377f56d6f1083dc42b1d30f08b81c2a94d8d34df39d8a36e19ed9b4d3df37094db835b49a3ec9ee6f9836e579bd27842981fd486e774a65edea221069939086e19ca6bb0ed9367a615a453ba95737ab75f82b39472420e396203957812e3fb2a6dbaeeca799f84d7372c54cc3548b82c6843415be154c67653ba84ce37859df53c2c6e8edc6995852341dd8508a8413b838448841a513bb535887dca9df424c6423cefa1b804027747dd6aa8f4bb745e6a2c242b6f315f6b53af2ab4e4fe55574b5a24aac4b27a5126c26e41b6e65099e111319c842ce0a9c685b2d94c79b27ab9858e6f0a0bad7fd5b204b1c378dbb84dbfa6179d4eeec72a7c379a74b8c234ea477e5478bf1027eb574614c9dd5d4697fc0268144ada2e136a6b3841e24a6b8426416ca75840caf12d7321bf841b4f23ab941d689372a567977198dd16b433809e2adb12d46e7382319418510a765194166e308ce0e13ef1d5ba7b5b82257896d482477ab9695b7fc279169a6d03720a0229f9520af2a95cdc22fe38525c088281aa03b609be73719ec9ceaadfe95517d321a5a4611a44ba09271841a370d93caadb6a35d356f9c2fe97729ad73dae7e26048556e6f926d6ffd9555eeea9ee45b30ca75461ee8b1be5dc534899ca05a1ed7751d93994cb4880555736fa4619f64d137be117189942609ca2c7b4dd3dc2a2e386476d2e80ca82a49401b707e55c4841982ae7ccc4a84d27785f2bfdc8b4a745d1ba3db08e47756bc15766dc953bf0a98a66e12871b2b90dc9dceb1a38410e139d86f8285cae821426c0eac95d86ae5338479098d4d4646e8efca739d96a16226676441db4ec548ca79e3395e541de13ea2d98b93587af785e1e9497b8fd820f793695d21ad24ad6961173e309fd04bc88573899c2b25fbcecaebf3309bef2728b8f4f0b16b84ca63a8e0756ca004ad9cd2b6ca11f29cdaad7b557c9138dd5ff0a81bd4df77d959e581b0d9792f8c1e118eeea9d2fedff6616d553e2aacef72919d9376704451a6cff6a86c1fba86774ea9888570876eade92e95640c21850baf08a1d90ec9d33c2825d2844a8523a94ec834aec9ce77515487bdc9cf6d8eae1b1fdd3a97d4d2eeea432e71772578607dd746e5516d8199bbb2687dd77e134f4e5a821c77244206bc6384c8ba1518e96e4ab7aa2480bcc1319c1c5a326774d6839caa7e68b9b21324c125a5035bce14282046e37466d7367e53f3db8448394ddde85d857543e6d4e9e1a9ccba1b7443aa902093fb2138dd4e6e893d584e1877ec8f285b9dd8ee5319877f6548923cc43dd74a92b8b82b3f0a1750a46510cb506cca375cc395729b6883c2326d129cee554a687b304611bb74e8844687babe1da13bb692b08b3652e1dcab4c231fa39d674ea884d89b4ca68c158308c99bbba694081b2a70ba604efba3a630823a88c2f2d8d63464ee9e554a4ca86ce3182a97927a3a8eee941ce3895529b1cf0dc45de8ca71aceedc2a8e83609f608194fe97fce4234dd23621542f686b37469beca425db127655ea324d46868edcab6f762134c3f6425d4c6558d371e535c89d93852a94bfaf9565c1aedc6ca481704474b94487c2f3699a5b91ed5341cffa8ddc2ff395bfe4a1b0b010f2e9e7e9a40d338594db94a6a0a61da6585996aefaf752a14a330684cad88c92bc44ffa64578df29965b6cbbee9df538f84f01b7d4161c05353a76e553b99468837f94cb2da987392bc1d7aa184ed994d355cf0c9603b85e63ff4e9971955f1e6b47f7d3b75880b084c260d95b808ee84da465ee8f75dca249cc230994ce4129d74854e901264f6551f7c3c86bb8527b73ba93de154155addcca173f3d7d977526e25643575da32855af6bd119633a55b9572c268c2ecdd086f3d4884d22df84d8d916ba5a893253d3ceb55d81cf63b31913ba5c0e4f0aa1631a139a47204082846147ce806da5db2238573a11a6263a51774922a6e0e929e3dad2ef94e82d22a88d4764c193fb2681810afdb844efba7c92764c6cf751ed12554224ff64f6989dd46b394e2f6fc9426ef6c212b73132a7eada47c26c556113d962ec879a28f97eee55721d4c16b697fda6d8039f318d60c87411f0983c53298cce4fc29790ce1487e73ca9f76c10f10e83c226a871dd1c828833b84ec9f94e646329b7b5c3b655d27fb2304c6c24a2342ec422247215cd444a7b9e5c372bfcd54ff920293eec258c6fa3433ed44cadd1174eb3a9d616656114785e26efc2afb16e7e11aae2d2e713d9114dad0d31fd4e2a9d1135eb37abb6578065d59ce07e96884c719a4c20214dad2d22f7425a310709de5319498db8f738556901368ee26ee83703c94f2438ec9d597d2ac0774281974e8394ec56709ced8c2ee826ce1323754f85bc232aa558d6edd95ef2de46e9cdd8a93958864eca461b03fed525cda8dcbb1c9f42ac321c4a043c3a9f57745c719f8425cef6e3650ca8015498fbdbee4d7526868b1e7fa93e9b65e7050e0616ea43a564a9230a088e74273c2214a3e65c384ea97443785e5bbdf2b8b8e749c225774dfa8c84630aa6f29c7794e6bdae7e952e70bba135c1803406fdd1512e356772bbbf283c15254ec8f9e7ea509a084f78918bb9d1d36ecbb943b2a13dced8ae6cbb854c35ce63b213de5af63476cec9be1c58c87b8f2bc53da6d244ef1d9788a94dcf118eeab31b178d91c1744c277535cecfae66d33d4bc47980cdbf3dd0755150bac68f7fcadf6eca03930bed56f8b968e14bdc9cfac2cf6db251753bc1d9438f994ca95c798ec3c214cfbe5a72a836dcac02de775b2e57215ed9e421328bab7b2397765fe6aa7fc94ee88736a228d1246edd211ee81b752a10e57c2c2b9844eea7433f1a1d9abf2834125381162989c1438f5854cf4d37350aaed632e7054b06a82ff0fa54c34c405e4b808c72982a497483c29768c477555a2ee9fca7d5faa3ff2bcd314f040ca81d2cee9c5c330394d68e98908cc9571e91952251907452a2651380d32880739562e978155cd27684e8c3129e23121398d6b9c5bfc882bb397877d1a351b577196aa62d2e7f48ecbdee69cac89471184e92e43ca78893dd58e6dd4a2fd9c51b6e2ee853bba4aec513215987257ee8489570c2fdd661131051903941a0373ba145d7379571339d5db218c23338014153fbe96eeb054eee842e8906563c6044ab243792862f54cbbdc3ec9be696526de7319f52491eddd6c80d821a061841c6437145c360ae94614be6119d26ce55dc4a6b1802349e2a5276fb8547fd2c17471b2619b9b81cf6541805363c81192a9d3a6ea6ca97c8929ae16efca976463846955e731b774fab4c34321d72a963bcb6cb938b5b7ca95bc123217385c33ba6c801b12a98baeeea5ae6fd24a3d21acfbc260a9227225383194ea831217401ba068b9be50906255bb642719813a1323480ade95fe66a4f2e4ea9b18f952e05a9eda7441cf4847d0357975ed394ec1e69ca74efd2aa5e44b4adbb1507740852274213ae696940b8b5d95ca374bce3ba63e720885469baf0cca65425a7754da31b142a6ef2df90a9bda03de4b9168cc42662ec854a5b48610222c4ce30385fd29ca0e57c225333dd1ca10bba61184d41c21bfba786ee1427f75e63c4e654199e5383be4f08787a4c350b5d55cd383b04ef25ad6d36b43b74c7b802eb1ad193dca44472a2d77f64d151cd6fe503057124afd3262616bcd39128d5f142a1774f03b52076505481dd70a49dd656c148de35ff6cab8f4b729977ea0b98e9611f75953afc8946634e7432a5aa44f647bc7d91ad61c0b442e601bffdca264678fb22d3703baa34ff059e61ee0dd1f31f51bf54ca24f5a3128233e514f121a9cfdf4125d284e349d9110211747caf2a2e392a9d3675154ddfa7ba6862d6898342f044eca4388781f788a67692c55293a952c931ba655587dc117bc360daa0b1dbc26f4b80c2372d5741072834e5fcc2912d449699ea5356c7082dc146b55d1206ee579341e5c27905547532e81b44adff05728788a9d8344f94d6c9ecae88eea4b81551940569e92b85f284e70bfa5466e9b52948c3c7285b32af9213ac65c36189ea72988265754128a271ce84886774f73ad0d31dd16434bd347b8fe55432e6d5e9e1123e516e38448eff0ac27cca6e6942fb4ef872fca14b2d32e3c2357594d38b5c549505a46e5168ea3a1760ad19384d2337446384d38e5c4acacfc2ee351f485b9714d13995fb2122d39d1a3e15add664a71a6dc9eadd35ceb7984d0e71e5791543e64fce5787f185b14dcc8f94e7797fd2cc2b69f572788820a2eccca6dc7952e91b207077e15f14b61c94d651b27abef854cb1a3eae502db7fbab5cb28298e74bdf68eebc33ea358e73ae2579551de1c9c37da6375d21968fbf2bb94e2d82a98ff5133f29a1dfa41c47ca8615bbaa21d73a531f6d8361872575428c4295d151fd46d45ede9dd6e11cec422edf6424894209250225765c42f286e39bcdaac7d2f6da7e51089d2070891281c28018a12a8837385c46c38544955cfb5a464eec157f0ccb9f04771b2908445a8ba61a71ba139fd91ebb4611ed952439d4e5a136ebbb7ca6443871bf0817f4f641b45af7b63b7ca26cf135ce386ae6e760ec9d4043cfc2fe22ab7aa6136838ba973bca44cc7c2c0d446d9572e9b1792c7d6fe90a83dc6a546992d90aa55a355ed186fb555b831d53a79a9ff0a29d26893b2654a25cc26f5d8e76289fba739b24486ef0a76da52d029976ff0493ce83bafd96211a95835bbaf26e61f713b297676418020eb4130bcb63655c7de13327984e0eea88ea79cb76409e8775dc2c4cac9e9dd39b22536d3dd54df70516146c839e2cc275bb89ec9d204f5112bfa8a05bed42697daaa6e6e3dc3945a6da83f2a9b9d17e55d89fca16e3255c22328b37441baec29332aee92d5880ad31289e576dd0c46fa8844f8951ba01d9cf758647ca8419bee9ac194cfca7f29f5b5bc1d892a95f59afaa1b6027f21367c831fdd7b8939ef0bc30f0c4b69f501ba8885369795a3857f50c0ec8d36b037329ae221a042823ff0a435c77fba6925b283ab072d0507d679632d68d82272531d365347bb22fb9b6e3baeab4cd9c0555bd4463e136ad85cd18c1030ab5ecf29f8a8246557e2d9b883c2ad51d29929b49c18d74bb9591284caca447288b9b383b845adc6cb1b237141c69332a0685729ece267844bae729f6e5478894ce25cd437288ea39f854df53a99f8437f6b152aa4161b1a361dfeeaa16963e1d4b895749811d80857fb29aa94817344779549a407325c1a81cf68227f64546cab4405d591857baab9bed8d934bdcf7b3c828d7acc1186905557d5eb3d33b2db30bcd0d6c67baa74dadb5bd480d0fb56f3baeea1b74a9539e5f2df7603fbc215ada8dfca3428b487e1e536a36a54acefb041ed3e1c987b734cf7f85e5df716c38c3e99dc7caa63c43fcbf6a739d0cfba6f926043feaceea32a17216162141f845b54168eae1799fe23567e8c28a106013de651b29bcbae69e15c0329b20fc2a94da1cefd955b831cde9aab816399f49efa7634bf955cba5e30a4585c653c6e657bb825198ae261bb2a9b075a86dec3b265665c1e32ab52e96998bdf73b9ae65a015632e7750e531ec80d19d27abfadc6cbcf69376728b46f2117b76dd3ff0a3a5173ad0ce53d9ee2054df71b936e80507dd8e426c748ca24ea19b846e55766b70502248ca6b5a2edd3698df74e7b4f547d93ac0e7e5662d556ab406398fd954a87aa038d82376fb273e78049517369c807792a534b69b468440d6f6cacffd27728126e4c6913765baa52a4cfca86db2994699bb2499552a35ce6b45837ca753fd5fa1fb057442c651683d573f6dd4eca8512e75492e50d34c52039b8ba2253a8dc006472bcb786968eace17539a416954ea1eb6381954db36bce116944cf75214ef0a044a8a6e07f8ee9d8c0caf9d0e85376b579863fb2c6cc9f52729a318bce2342dcc61343b25522b4c9f8ec983e997708925efc13b088261afdd31b0247cc2125898f386edca7365b18e102d279db85a859d9ee7861c054a9b892ee2fb4b649ca198191b1453efdb10a78ce8102b2052dcade5ef0854f318edf8420758ed09b4e916d6ea91d10764f6318366424e4c386c9cd877d5b27132664a7d3c9c22177819206ebe346108465ae9dfc6f881cf9865601d95d543e9ba240aa19e92d7e13a979645469fb235c883746e84e66d4dd2ebd37cc151c9ae32147532a07c83f92986a3fcda7b7cc2eae86ff744192613582e6fee98e1d7994c6b3f51d8857df2e8921c0ff064c675178eaee9adcc2b5d2d6aa6f65e4e3b14cb66c9a1c3aa2a2e316c84da6d0e654193b774caac6bbfb2fbee990ec9954e85c2a19276b54b879825b395e1c3298f0c6f20aa8c71c6f85d7339466e55f25ad07ee9fed2d1ba83fe9c857fd34e5c34aa64bd8e3ceaa6d0517888845cef729f76c9a4b5a1e1a3b954db51c1ef912bc3b29d80179da17866d4aa3a835c09fca1168502d951a0d9224227225381da53891856bdc84da46ea6abe7ba3d90cf9842ed81d91ba09c68f7106538b482f1754170c21255d48bd87fa89d6789a471b172a936836bd3ab33c141a24bdbb70b121d9551ae91952e739c77eea5d97ca618c8959c2234c7a4cea566546421bce53c992f99fec8753778e55d4fcb81bf6cac6b863ab7544d30e1fb2a334c6193b94ca42a639539061365a6a12404c2628e0156131bf743ef76e9ae225b3d962e73625068d3e4fd96e8329c66420e4428fab08388c651193ae0ca8f40ce94f32e2144273a24e21937665731953bad9a4646c9d53a9ca428df3e8e1846dc77953e2ab9ff07942c0536b12cbad8eeac84a24068708edcaa34d8fbc43f8f909e32c6fbbb84f2721a817811f759952538f53471cabe983cc642c01b6394e8e67e579d45b9fca16060dc72aa9a41b27657c3236e53dadb5b845d24aa78bb64091e5b71dcaac1a3382803d572a174b673c1418f1ec153d7c26d3f6abadb1b8e50b6d4871e42762e4e03a3654fc437ae99bbb829c2a39ac8050b03559b4293242ac416071b51b5a3cb93dd0dcfecb9684762b9a0a97e1aae2d2f07caa4d2dca32d681b5df49408028c4adc21893a63327a9173ba8ee9cd86e1f95e5d49b8145cd18829a48b8493d8e539967cf1c8566e9c6eecb617fd934dccbbe1112e821a88f69ca712ce55225818d33c944b7cbdc2198aa824029ce8694f3a48257ce983a4f2bb699416748dd67db19e154f31c4b2db76364f7b6e719e10a52c1458e9dc395ce25ac07c2717405d3c27b7a1cdfec9a696ce6d4e25567c30a312311c94c6b322494cc82c5d77376ec9d5082328e2785389474ce834941678919d24ca2898d25484d2e373a020e01ac791ba9642b475b5bb1b2bf8459f234a63ff56dca0ee7ec9ae6113f1c159d90b2efc693a4290539be26ae3eb2ba44a65405e23ee15434d8e45c3fa930d2b8d31e6838b551accfd4a83cd76ef1f64c691e53b31c6cabd2137dca7825d69ce2535a75046613edc10d4c12329877265fa6538d2f2e36401c51952e58f95328c42a658bea80fa8359f7939c2e5b4a2792839c4bcc274f565547b6c61fc2a8d2454a6f8e615171b2adcc0bcb74776253dae76b6427bcc4fe13c37a84050a81d749d3de5784ba6d31f75e1f86999e53716932814d103e177847271b2b95bb9e51f75be5119efa656e8b4c84fba6a36272b2b13ca71c85dd4b4752716c6e8b4749184eaae6871913ab36585addeeab3d8f7864866ea9d26f4f879a8793ba6defab7757fb941ceea7676132f658f316c9b93830da9d616f74312a48845ce9571283646dfd93c1eb17b2307ba68cb8495c2119532dbbeda6fa1f77841575d9d204a12b98ba4c6868e794e839327756c194da74eebdae9194e7bed6aa94ea36936dbc8890ac7b594c1c91ba0e3feb3aaff7c8449c625341b43a54e248241c2693fb2803468784518ce8621cac6775bac691a176c89dfd1c6939ec55671f319678a9cb03de5a6e93f2a9d575a1dd4da75ac0641baa6297c2229b69118f72ad69794fb816b4dabcc08c395ccff746eb3ba1175c6921c9edf1159a232ed8a94593cb6533c9a2f1f5342a56b6a83d5d950fe2aaf9cc9edbee984c31a6535e5cc3084f76045a11045d84e896d40113bba509ee9a1a3ba23e41d3251cc6caed95a7e538b43a309adf95338c46952a753b029740552055612aad71b62ef909f5841c7785d811547ebce1439289788a801f955187f51c1cfca24ad916e663ee83cc113f29ad09ade535c7e54a0308d287627841e6e3124a6c4132ef851f0be53473ac153b9d2539bba716978d979b026318e2e1b6a7b833caf6b94bb95569510f7f4ddb37955a8b481b14eaa64aa2ea5d46dff0b2a58ebdb01dfba6358e68704cf158a95836624ab1ee6b7daa7b38594d41ba898289c5d015cfb6655a1673ae6460a289385c271c410c98dd1176d81cac611dd5bb8d1d298c4a769430894f34ecf2e27e13fcb2f0e085458e73819791b941f53f19391ca6865adcc27b9982481d94104ca7b4cbc842e9447b4e991a42e508f953ba0d42e11d9dca8182aac28521472b2ad469839df0a6a0b791844dcd903ee9a6956a6edcba4216963f74da8d34c9873ca73487c4b66174cb7f215ce36a0867d484428765112de34ce76464157789ace1cb9409433be536a787fed3b5a132db5526bee63063943c9ba99b5e6513e11956989a976512d8021c83bdc64774cb435824265b8394eba7bcc68c0c6e83a19db5057536efb2f2a9f55b070328fb7a63ec9ae68681aeeebf4c35c333ba6ce11ab3ee11fb20c2d26a34b4f654618ca6fb9df74f1543aab9ad4edca6d3bdc5fd338128d49b1a6ceebb64a1f52ca6963dceab11c4aa7203aa4df255aa6b26395b83d4d9d8afcc6b45569609e531a18ca763a711caaddc16c2a4f2d6d35a7b956372eca2e323dc8875ce6e534ba4856cf4adb49d2329b194254a8c230ba7e13b1d94d675223a0275413481f2cfd5d90f373c261782e933ee8f88a929dbf11cc0fd93e8d335decc5e6d3f3fc392d6c43ae1b22aa41b869b9632b9d2ce17c233942375d42764c0c10c95774c285fb69ba2092508ccc9584a14c5ff04a29e3aa422f624050888c2ea306c928ff4e57995407fb5787ff549b7dc854e96c6d2134369e99cb826814e81f77538aa6faa1d36b772a9b69cb1864a2d0061d3cab8074846a1974da1371a214616cbba1e901ca95416532425189f72fbaecb6f55a8c75ff0f68d275c1dd3c2f3985c1dd4aab4815310ac2d70e729af69aad1d64fdd36a33a874bb7f829de16bc3bda7bf6592ea5b20e8772b6cad8295ca90ba213195c83257e89a3082414080e6e27844d2a3f0c09de53dc691b2716343ce5dbaffda6412bcb6bc3b0a48b46e8585c5f9ee9b3aa3ba7874881dc21b928073a524c6a15af973438762a9823f416fca712e7380c9c2ccf2aff2ddb4f2ed903fa9e19f711b83b2ad291c0ec138b4120c047a08742655a10fbbcd1b395cd22158238fd913b69994d0eca61390a2e68d93995247f74ef15443ab109301318f6c1271ee465bcfdf2bc30b5cecf70dc15e0dad71a7e1cdcefebca751ea744cc8caf372467e3d020211080e7413913f084c81129e731842c26d94390aec12ab120790845ac69bdae7c679280a54bc331ff0f25f73d8f09ac6483fa83b2a8f9a84e4a3e1181f4ef355c31c3aad5a349d5de71bb784d145ada6f6863d6df84c1548065bc426de6c3211e5140b18fa87a653bc43dcdf0fb37727655e94decfc8d94efa069cb6e46a3d83b984e6546d3d92ee541214f0a340b2a468663e947e2d41a439bb2f332888c4a0f76725160218119d46db83889da13ca6c78976f841a2aa6c7179dc9e2a8e637cc23f0a94e1c7285366690ff09264daf1f643a435c9ee873863b29114052e5ca11ae40454a6810e2a9c4123e15304994ca8c2315b95f3becbbfaa4f084c864fec9cf6ce368fca34dde590242c799baa8ea6cff6fd95b17746807769dda8c8aa24460a05b28c93c2e0a3c9416611185fa64857f88b7bcac1c29a29d13ff08c2b9a4bbfb22c3d7ffda1454738ba3ee9a4913baf37f4c084e2d0d8c8a266163211b708b32ee544e15c6179460bc13fedd917ec57c22703944489caca7184f4a2d6d81f12888ab4ea35c13bfd374592a8823ca74a6449308c5938e114657cac7b96c8ee9be60a89635f51c1a5dd9370ca7ec085b1505d1ed57546ba2d4e7174f2b1ee51be749df5e14d8e4ea15bf54f7588fa42928137fb2ade1ec117636559c7d9693be11bc536b49f91ca34da557969ec57935bcab87629a5c4b44345fc4329b9dee66cbf42ca91e6ff04b55c1f8c28a6daaec4985feedd073dac0f12764da37516fea7887d86c13bc38a57d46bf396765e1c528787e619ca7d5c3898e2a956b46e9b4ea9a759db765fedca26305557b24d58b7e72b1ba2c8533a667497111b2ce5fa0fdd594f21636c27ea42f872ea3856894e90574341552abe9be9988c14fbaa389246fc22e2d14f3dd163ac273ba1ed21a762812dd68c21372c6a39d31e8234887152794f26d33f842cc13d1baabeff3204f74e1b9b95c1a422e874ac6fa7751a5c0b4989ad63403985f794d7d4b6a3329ac03041f941b6b73dd177504f2c9acd361c4af2b121f44e71b84cfb694c7cae8b3759591a081a74943f8aabf2e42dc26d1aad6dfb892dec57e95224f184fa774e1547389bbec9aea72417389dc70ac94d2d97bed72cb4b5f98e14184d31639d3f27083889f741829cc9cb112784efd4fd32ec61543037afb22d7969594371b9f43e2c9e94245db2a769681f253766eae8ba308e80ee6119c1595543d57f1dd7729a86c8223758d0dd766a3a80b3b69dcee9d2fae6623e53dbb91940ccc8418c4d322dc99af16961f213da58c9c4fe556ad60c8ed8f29ce790ea7d45399652208cee994db3418e201192bc18a53545670dda6d1d498185eea977f48eca9d7933036534798d6333dca26907bbdd54f656bb33f95762567ad536b01854bc41d107d5ca19b32211de76caec150703921ca1a477e571f84a33ba067baecb422f398cafe19de5bc751ca28a82816deed9b6f9e50200d11cab9d818329b4876794fa6c1241534fcb7830e4ca74ba1d928dd6b8a7b5843c88406f78cac699d24e3d3fb29853cc2c384ad3bca779dfe9984d2d22614e7ba2ee94e022119b4e1017f56c55a8b944693d29d2e1b053da53e9d773a01c27d57cbd35edb5a36eeba1a220422ca2da7984ef6fff0cd38c0d4410ae216560a9d97eeba54789aa63ea53c221d24971e49dd7e8d1a6d124ff06472c7f18caf716a1a035c7e57996c7b794dc6655c4c8d93413d3394dc7e998f84c2e4348085dd6f30bc33a626553ee651943feeba9a58f129f7b89520cb66516efa4a8f40566b89f72c8d5885530659f944e216509d18727414e45676d36c21ceb28ea1364caccfae316aa6d36fee9d565e7dad3ff06ab54229820f9dd53f27f842d873773dd0af5c2d8ee554fe23dd730679e1959f49b73ce18aac35d59ec0e1b84c6520f2e0215c435c257e97b1a33f92bcc6dad0613034cb4ddd94bbd9f89de1d8e367511cabfadc725786064b5ce7761b2151c1bb26e1a32a9d3d6d3ea251a5703ca317042a9d820665019536f48fba8738ca2f8686c9251155b4bfa9dbca7ba9d36774f7f87c3320fe536bb58db0b5e3fab74e4623bac85d52e285d6b5e6deca582e8b639dc274dd563654817b5e66e179ae732ce91b155dc5efaa45a3640b09238c26b4e32e4e14879913ba9ce834b916890b13e8050d020d93013cfb060764e7f713ba6b11202613b79e795710b0102d12b944a2e14e510d0467b842d31b985368974b8eeaf05a7ca7cf4c7e51746d74275f060c2bdcef6a12ab8da1383ecb7ee834b7b94c63c53692e77d51c2680c2dfee86b86e8341214789abdae2b12a0c65368b03a25c5a9d7b5ce8ea29ac6ba1bb85e618e5467b14c33852dc14e929ee12313f847ff8dc4fd92dbad704d806e3fb2f25c1dbfc2bfdb4ad0816b601fba8d9180ec29d0f658d32b1a2506eefe9270374e68174743c185fba9dd0b48e50d27d12a2541eb4329cc7caaf55c0411f2a931bfeacfcdd35cc7e1a99e6bcf9a5bf3f2bcfaa49c9189ee838f5ec11d98218374e6de67a4f9ecf2ac300394faceb8b90ad43acec553690ca51f95fa6194e908ee9e29db09c3ddfb2774bae82507bba8172fd37b9c068e138cfe947184f0c6fb65ff0f4a9526597129e64d3686b06530b4977b909163bef283246174a7384b5b84e2e6113b283161946996384483b2a6e3e69c38199ce7171cf752c113030531f18cf741f50b5aff9cacfc22f303eea95d9721d25a710ac2d6fb8f65787b7a65529b04d691adc2a751e05426d19841ae786b6584e3bc2060c6db29c6834e3ba1804a9112a3bba544c1288388c1456fa41e8c21c8449f84e30836246c9804a8631c4fbb8431a6ee5372ba5be59550e0214da03b75e61c98458c2392bca6973b74f25a4c414c06398423a53537b9c3e12fe841b9fa8ee85f277e15a5cf1195ed1c0329ce8c615ec82d86fc29f115c7fbcac372ae29be432428acd39394dbde2a180a1cd2dc056e3ba8b429ba538527e247fd233ba78c87155adcfb4a388321074bfaa57f56fd8a738c60fe909ee02374e3d2e6c16aeb6b48dfad75a764c10b9373728d91b24b7f28f09cddd42b9cae75ec253b7884762a33289cc885dd5dca01a5d3b227644aec8e094f7f435864aaadc55e99ad716b78594c96b99beff0bcca87192535d53aa10d8efb249cedfd2984b879667ba2664eeafe9d8ad1919f84d8ec502110b785389588051814ef377549b0d6b3af92a581b9108bcb8dd89926e6945a0613d98c7dd3ea531483095fcb3f257995dd69e91857b81e0775bb291f9b6969ca6829971ea6e3f7438adc77ec8ff4c050f4e0e76db79ee60a3c98791fd49d464d478b2642667f4f7f6cf2bc455ac28b297960fd47943fca3559e6ef276fb21d373befd95304c30184ccea69ff0ed981d7cc1852e3249ca2dda14748ca8739c5c729e0924eea101ba95020eb308fbba9412b31a144aeea32a47460aee82eae17d2a609e149d943519b8ec55c2d66f9e1d9339b4a9b8912538be4ee7fb22d1d3b929ac39cbf9946a1717e426c8cfeeb7cc94f33b5aa5b678a9037441b48caea6add8467baedca2cf69c765d39847f8cae7fde54c2eb08f94d22512f1e59133b732aa39d790e3299d2ea63a6d5984429e47e54945acb403193dd670a4c214599174f09fd746fc2ac5ad2e12135f53ad53ff059a33d93841184e21ce71c282d202924a654765b117b258cd955267cb2157b2d31e5a6e5d55ae6b78288193234298f644e5145387505569b43cd39fb8c27bfaf03e1548c8448ee51f115695118308b1cf686ec611c4099e15ae3882be98287f4af2da08dd7f4137a61a21d5deeb82b848184498024a7cc44774e9ddd3472a1326d9ca6b15e6282171a16e782a0a8441738b7414e4045547169f80384240394ca4cb80ca965b4f4ee8e7645f40f9426374e6e1b213ed3c7ca7164bde10f99dd07265464365171c914aa4fe762801686a8741184ca957ae9e23f9ceb58eff04fe15d65b57a9b465066a8ab77f64cb9cf14af71d894eaaf12f730ced18551c481584c0873b6e55071b8eca9c3ac3846cbb121179c1c20348dd4a812a7b2a30a14614ad963840193a13b94469c2f95332542046e654efb2eadd19ca2c61ce4e13dc70ec42c06243ae1b846ece0541cd322dcfad6b4120f25796384d7bfa4a6dbd2cc728ddb0f852301086b384789ad7820495fa99e73a1c9288d91e540bfcdd7ff9ae908e2d3951e14389e13190624bbb6eaa8a37c96b4a7b29e673b0431056503825711c225a708b444a23658131f84d752ba3213dcd2cb9794623a96ef2edf850d2db667ba93815a21bb9b23e16dd28435ac73987eeabda4f9a5e15b4e078eeaa4756507837c05fd214f4c153596f98f805125c18642a6e7454ad1f654a9821ac05b1cee98f6a430aac1d2c735e070ab7996be9748a95c0b8999d978612f2e8735b8eea9beafb817393e955968692a15c97bdaa9d98c1984faad86d5b4f63ca678523f8ba7d27ea5fe1d4872ddb8195e7f881782294e3ec98ca914892270139a1ae523277dd44283772a5101b8c846b3a5e4c26319d3c2f3082447dd01be5b775c2992784dfca1201180b64096cae419a5d0a4b63ba68018d28ce13b755a97b1d0537c4dde75421d1c2a54f0caa5c53df969c0ee9d82765064cc271d8084e8c851421d974978de364f6e1c37dd34bda8c2487aa971739f8e014d6c5f094f354306960e564c5333b4aac58eb9bfbabc86b9d27b376478573b2bcb416255c7752153ddc4cf645ce385182bb2d9653834e1195381ba21446eb08f75d8eb3c2f9437952d513f652db9c894309b702d2a221171781f985649107eeaf01afe3684d265afc0119446611180e84f32edd35330c95032329c646cba83575c946427f0a3ee8f29b19d9478bac3fdc8c042e9a7c3d264489ca14dd4c822d9db9bcca0da67641d4da1e76432834c46a129a3ee8e42b67bac4a68b7a467652c96885d77511b9ca6b87941bd3dd5473de63a765195817395ede82801bf5a0876ff0bcba356c1277c2903e50396a9065ad4eea73493f64e7a7733a82a9e229b1cf8807ba6821a6886c7cee9afa81f10d1c2787644857890179353a814704391ff6802a09df65545cf6b271ca14fa83254f5810f0a9d1686d6d88dc7099e655b76dc4ab8d3a84c46caa56a6e2ea9746c8169fb78e0e71dd31c556c4c650a61aede7841c15c4284ee3283764b62946c0621ee8041c241d3baec748d8a9d368e01d95c798f94049254b891ca04a848242b9c4dc1501bcdca9b5a18d09e74b71f28c4230b1b224f6ee8020b0fdc2e9616ba2549828b4813ca668176501c5d3b2f127dec6e765e21afe3794ff7651137e6472509635b4c0e781d86b94e9c23c2dd1df0a65671a7647f2aa404e153a7fa8671c23979e54e0ec8154eddb2a5c6d506115f29ef86ca34cc1328e876ef8502df85385842c81c22da15acfa8c09c1b24e4f09b43cc6b9a2eaf3ed45c53fb22a1c6ea215ce6e113b0446e9c7dabba12415101c4a7c5d577cac421c6e8fedbf7ca619ad9b83bfb2b9a4c6d856ec9a44493d974e774645cb789c5a4c2684d908e48792139e1d4d9683dca75486c67ef84d0e839b1681fb28b89281361842b4454fdca60fd3f29c5dfd4bcb7358c3ca6407980a1805d8f859894ee90d3ba6f9a455677cae81e53b1d8ab37125174182a09ebf94e666d0e556a54e875a51faaa173be59caae5de65fd1f054b5323fdddd5491238c6c2546eaee57886c856b6653a48194eddc21a839d8d95184e7159972cda11fe69384f3d4e5bdd83b047c28dc650dce9843532b8284842d216c147df4eea4c422e04a6b8352e9ec8d673aebe38406f20266d2ae1b99d6c5dbe541385e65c2c3f945a507ec72a916b40276dca68c38242a8f5ce8995e59f6a98c0129b741195f1ac4f7d0232ae93a1226da0f285d0764026941c2c6e8b8ef85d2adc614e1e4ad83717515d95bc6e8a3ca108ccfa616572a574a24615ac327612bcd6e22364fbde453368e55c71880bba7389d94c941083d29cf243156a6f2d60b8aace775b5566ecddfb27ce2513ca227944f8daa0775c42a9734b86179a4d23c27f9869e2139ae77726541408929ad23ee892e2140b4ab42164aa5e536e9bb9c28762374da4cdfdca9df2e382a669b70f7467aa5ed69e9bb9412dde395cf740838430c81039e5556d56b9ae1047aa3df8767e116b7cb792e31ca89b53f74e6daa18844888808543829ec1d350809cec9d2c33194e49b6e4f26e2d68f85e1bc9730b889e110443a5bb420f0316c765330615c4657c2978976106330ddf94db32e84d75383ed2ba8b1bbc6972de7289fb21ba69339457c20ddcae7be9dfd0d0b33089cab8e5050c6139634b02732849108bf7ca06b07527be27841aeda55d75c2636080fd30dea3cf8d27e4dc78ecaa358ea9bba512dbea3476c215945b93b95e35b0dc5a38284c96c14da5eca7714dac58118dcee9cf20b86c3086fce83479d8211941c64edc2b4c70ba89944b5a774101c21382aec94ed97eea243ba206c13a2d5b3f82a4ca3b9d3b68e3c22307759f84726349b91c485f2a774a1c2391c2f2d9744f5441ce3ffc265e711f65c37945aed738494ca4f775030531f909fefba76555cf3355d1d86cab37a29cfe15663a7cf7539dfbaad3d159df92bc5992cacf91fb2f19b48f9552afbe9b3f0b75fe76b07944c95721aea8ae78846fba848dd0a185d2251782429b9a4c276ce18524139a9ef6c129a004ee8922dd929b40cd41f694f790f2e91c4aa444871bb958cecbfab702499c94fdc16a7329b25e1ce13f64f71ba73fdca39d22111ca6b86774c916a6b46c8e8e3984f0723f650ba732a487682834823ba240b272adde11b85b8996bbbc4a636157c64764d6487c8768ca75a030feeba9dfa1b77744444a739c4c95788bca381c6b95ca1df58e57c20efa76d080b087257caf9d38403b1cabc4e7e172b2070994c1712364d6d1736d173b942c73b25e8d520d34fa6c2c833f29c40426d398dd7bfce38e15d91b296da3a7299489e95e75c2eeb828045718519446026bcabad11ce58b635e1678e4caef2537b20f88d947ca9cb91738ee50311ba34d3ea3a6516615db2e5bbfcab499e519e5388188227ba1691c2d21a9b4e997bf6542a3ac73cb604fc2f0f0e6b2a894c2eb4124fc22db6952399ca7ab3138e55efb4ec57927aff08d6dcf4843e15617d4a6c6f4fd44eca9566a789aee6c76129b58f61f298f94d023b84ee5a2b900408b012d43f8eadf758b238a3ab945a66e57a98a1c5ae54fa4d9b7651288248283893cca2446e15bb1c2f37674a18b913866ca72995bcb266765fc38a5e5cb81dfe13ab729d4ccb435c7fdc9cf375489f841cd108cac477444eca8ddd7b2067cb109c77d0724a81d5194d942d928370889b95a4f32afb80fca83130107b9ccedb2ab49ce6112d9ccfad2f8639d0868c945ce7f7541f4cb6e2084499116ec9c196b63646ecee9a4f5ec8c1f2d1e775d25dc22ec4a042808e9c6ae5637d3e56622674e993a7c2c20162576dd4c26cf54aa31d29c729a5c0384041978776c2a754793692ede51324f44122e2a1f518d7ce774fa4fcbcb917c3c6f28937a35e9baefee8816ec15c036cd8275d33a13ba12a33b2980794eee9ad12557bdc6c9ad381ba8688b8ba50952a211e9f85c95c29dba28caee85b285a0e1106e94ee4c89418e90857a72c09ec16ce51bfec9a69b6a1f74d70209fb28384302c2687662579ac6d13b6e994ff49acbc9e55c69868d916de1821c7772641015dbee1758552a53b9fc60236e7f9c5f3fdd3ab74836b1bbfcc22c64b44267826a1fc2acc8ca98efca3ff0ba27e537caea624a7b9d7f9706211fe36af79d4792f28bbdca56ce4c2364db250b838729e76c14e7254d322106d7e2635d8d931cce6ebf75d5945ce6867ecabb5859c8d934096b72565c42e9746e8d8602dc199775983b2979236411c2ec131d5f85488e974c2381c204cf281c1b2890189bed32853ac5951b84c7835299e84ff0309f84f2c89467e134ff087a7e58ab50bad8e426125b4da446f7774fb31dd5b34cfd5cae975381bee98d606c754add67e582810404019994468884e2e84c664a2765dd158f0b3a378d4f0a77dd4634852be54201ee9f98643c98e553f6d33309ce0f2f3f4eeaa174e4e1566d6b98c2073f6555ee7b09fd1e014da6e7f63ca634c9cfdd33e8024ae821c9b4d9cec896027641b2532514e020a991893badc41282b87c273f62d4c1b2653174273cc95c29fbacfca8060e4aefa6665403a2bab64d3b5b89556af4b020d1738c94f6bc1a6e846f717b8a6de8f945a4f4a186f76c8176eb1f1f089324279f6fb91bdf992aa31d70fd90b61fb3dbfdd5b53e113b2ce7747b608d95a4cb40c613583032aaf89fd4d9a13c8b5cd88c2a4ff6f1baa0db340923ba2e692589c1d224955aa431ccb47ca8ff1ae3b42c2cafd3c2715025747484df2e4eeb8f96cab6e255c4ce141c9c2da139ff81604c27f4d380603195db75dd794eeaa551974428c2df284fb8a7e70841950a64cacaf845db28dd67298d85a4ca6eff0b2c6cb38fee9ae6daec3fba6d279b829b52e23729cd21ae1d2785e5d6be241c6785fe64be3a272d419e20f92e31ee1088cb9d339ca073b89e138d77589de6b3042b9e650381c2910534133d9bb743725362678de3ab843249594661ea1775230826b8c3cc7ca1384448eeea44b310b13ca33bac2efe89d8ae7faa06dc5b85774ceead687482553b48d90b8a74306134414e9738edc26d998d90b6d6eca7ec9ed178d93ba49dd072c18e51f712bb232251f7138599256b2e76c8d5742e06e88ec82cc28923e11e35819438d2725676c26ca9fb26680dc10b691ba7f383c422c27cc76532edf6521b1b227a4ed2b2e6c6225433ab794ce7852eb414e69f77eca987c65173af27129960fec85b229c15d28108de498828fe13da4c34b8a75478757ff0fc558c1ff4148788854e982f74b9dd91f165ceb7cb6b7b2a84b5ae6c9dd53f0c1ce6b5cf3d8215eefd22c81ca9f1de2ffb9616534d2189054ca7e869e94ef2f1b72aec37784e637a8e3b2c970e5aa4734275c416da3f740b5d4da338954ae10cb7ba6d4c2e18bae6c80ed9590f01dc67942e708d9139e0a8288c14de931537b4cd583ff0689d91d9105127e159b3a423c2919dd67ee9e0b5a5a140878b655bd9994dcd47efc213d431285dd3b2202ed901696e4ca9824cb8a796dcf68c94c4903f28553e586ccf743c3d47db8d9341df729926dca27ba392ec21832b4a7132e569c2f33dceb7ec831a69358da9fef70ca63411529367e1546f51a4e68f95fee95f2502a9da5ad1959431853a0a448c471a1f44955182554a9d0e3d210c9254e1aec2968467270b232a04ab7733714d997263e5a2947caf6afa53b41e909f6083b653fcb06e89243c26e018441c273814f3edcaaf2cb991841b6b795636fa9b27543d82dd33bacda375133ba938ca030d2b12a1128aee1129dc9d0951951f3aa93d2f215d25ee2e71ee99cee861a3ba21ed1195118fba16ccf9b74f29cf73e764c150bdc15f7e2534d3ceea1a183b2a871fd919ca46b049556e6b6c89ee98e16877df9ccc7890bcc73e4fd9a34bca67e4f72a029a78c12ba5d7195fe72b8ff072c2d97e8b21166fb26b9a729c81ba869c653b1222521ce76fc2313b26c84271f94d61f6fbbbab8cbdc837a5afb876482703853eed82a2d61b2eee9ce8845fba2a7741c0e5169c14f0e04142b8a8c4224ec8ea48cee9af6dcfc9547de6a401d935b04ba7b944fdbb233d3816ba78ee9c5c7b2cdae29cc8739d931cf6b5adb43bb234aaf49d8273849c82b638418dd6725348ead931b9991d9528c04e1f5145d93dd069ea9841cc8637298e8bd89a683e99b863ad741c2ee540df1a37ba28a3f8d0ec57651a1e17c213909b72c4588e539ccde1329b22111f2b0a91a83baa72d703c2324a0f07bab5b890213b84b44ab6429c850657f4e14eea25c539e609c70a702238cadc28db74192ffab84f7388ddc5586cfee8911fdd3e2747c273b28c292a105256612308899584d1bae995171ca2135a60e5ddd07d162f6c6d8b7ddb2c83caeb709fc2ee972f2f21bd254124ada46256931ba9177015a54bcc0d179e535d59789250718d0da57744845b4958f6e0a8ff010f171ff0c8a3ee9e36d91f2198dd3391f74c18604ee510c739c3152752bbb5e6361db746e27e95d87c2c3f7570170106fd27cab888903ba7365ad7482b128fc228db281f732546c15a774769ca7875815573da1df75e5cdaec2fd3b8bc4ed08726152e5e898236956320be27842779a3a93a4ea766c47acb8c7c21310995a6a6c118443a304aca841125024c04df2c48328912e9a4389522e84f1c4a3c842d9085d28eea23b2748b441f8555d6b5a73dd56f114fcbb9d0aab2a1f3eb6384533d26efea5d389e4a1c2c92a34b940f4498214198982ddc2bdb329ac4af1d2b205d84d0b6774f8866e13e9b0171952152a57d285b12ad2b2b8281e544774488255ae74a1c2ce549e945997abddb6380a7833a22d29b4cb325330ea9cf0a5f0d0bcb0e0d173ddfd93a64a369634e13e9fb5c9c1d75afdd3dc5a7cb6823e15dc65349ead0dd13b27bfe13a0c273407620aba16b84b642a704bb0a7631764f3474c29ce653b0f39476fa429820ecbac86b729a2035b2ee53acb5bba2599394442f738728a6f7541d2ada03e461404a303eeb16f282c69f29d11128fff0a8f8c1ff0f7135180d6a2dff4dae45a0cf7590e384f6b67a42aeea4cb7cb79c841cc733da5abcb06d764a68b7ac9246506a7d68b9d250a67a812b967484bce55c2d3b2649ea4221f6449912510ddccf28140f289f6e4956d42d71ea08f87eb5ad929c7a9eec95d33ca77fedfe53b90a2654e1a70ac124cfc952e0a68124ab9cedf288072844a60ce73b9501de86f29974d836c224b88dd3e0e1127addd29cfcb18611762271f955a5a9f25bfdd64b9304884e0b27a3b2739c796efd9532dcc3dcaa4684538c7d4daa1a770745abcf7af2a8527f987a864693b2394e7389844acacecbb218475eebab053439c36c6113942cf2a1c888742f7140609c764c774f2861e4ae5cab4a912bab2e4372254e9951a53a525c24f64eac7ab1d869fba270774cd630e14035a7d7970d9aac774a71eb3b7289e907428b9cd505616309cf05aec1b6428f7eca0988492e28b8984ed8856b72b9fec8dad0e04c4e7c23ca7bdad7609ad6b18cde72b0ba76c2bf3b5f98c7752bda16811b7285461a64614006c42c87932a519f859c2ca39ca3df4943f8ff019ff0ee29c22e76462a66853783bc2a64197642a9e2aa45dd9b4dac7dc7fe97f0de1e9f9c8ec8b72a8b7c3567b9b8222e52606ca9308b97639108927109cc6b5cec4ecbc3d30b9ee73bb426bffd1a658d1bc947928e217139573da3843cdf2e3298ca9d631522d90d21e5098471d91d7068fba05e93caa1d4df4f208cc774c6db61971e1796e1e7b23e1787a8299f2ed6ec48a8b5fd6e31c35123a30813ba9e91b22c4271c225c18ed93c7453c12aa065d50c2f1fea69b1bc77551ecb8ed3ca11bac430404db0ddd47b211c42a83c38f29b01788aa6cc8634cba535bd2732167a7853944e91ba7bc66e9e1581d3829edfd3653697b94e7b9c2eb44ec364196be4f308ff094cba33b2645f54f48e06e502fb8363b226a17f254314c5c9e6642ec8b391f8d7b2189c2076321427109c77526139b0df9573a110c6caf95e63806fe56d581fba7188527ba858464e540cac98ca189acc085849ce90b7844b9380b9a242388cb97f744e4ec8b93a94e7a8f0af373b64c633cb6b9124e3a4f515393808cf4685e70255cf84eba2794cff1f5bbb11845a65d1de68030b96412a4c276d49bd5fd478569b9ce2e7273aa49d93594b055a3ab794d9cc2851225192784f2f12ba49e61116cf65cab9bf080d096e84ebca1bac2e97fc043f8ef15ff0358418bc8f0cab65c6e884ead77e840239dd37c20739a1d7cec536ab5f51ee8a8ec954aa784b2b78806f5507fe850ff049bfdc84c63c3dc260ec8d5aaea87725544fabeee158d26d9fbaabe248601038ad36f213b784fa82e60b95466ec12aab7e9ea3caba4f74e30276539764ac27b584326ce50869bb27845ee9c35bf754181f81e779d717bf27b2756b435ad4c71fa865c39458d73866139ed73dc77472bba86ca2e1289764613689168b891b2ab57f55e6d0ac0538be4dfb20d8ca2474ee9f55a69bded6c6427d26f94fc8fbaa323ca65d8feeb73dcaddc22e05cd6e06864298512aec2ee9b5aaf969c4da2f75a3f4e77541ed06a51446e5507bd8dad6b5c7f6469d4731c794098e2775e185136bee3dd34bdc1dceca1ee50616110234cec802d6f7dd0385f29bcafe99d9b8e53a49b93b82ae74ce22d6979e5665cbaa146c8bb15a218ce91d4d53121606812a4a2e7b23c576883dd5ab1b94d14c1b61c85f174a6986ab24c49e1171ea4c6c6aba49435671a388c1852764e0e2d67e536ee925c849f845f69bd63db76014d2fc6c9aca96be90708c7dd1eeb7c9edd94e028e862e4a7388e2e8d6ee11197672876c2b9affb20d031c2c93f29cf7885dceeaed946ea3653ba1312ada33dd6028d1b9d3b80806bbe51a7fe21e247172f9841cdeaddfde1c0b413319cddf2dd11c42aef71739c729c517b8372ad7107bc2a36b8b9c678852e86a6f579a8ec42178171753fd95ae2d66193b2da4cebf6764c797b8b4ee9868cb592eec536d349d4adfc234aa1683703dd122eac4b7b4655b773f7595d329d55c370aa5a69bb73b427d0e8a837e4271bc0207dcaa6fab04637e4a9af57a3a1b1f941c7f485ac0ac75bf4a6b9a5a7656e2d85cc218f94d7306cca86807845e0b291828cf5cf29d68b8e2309cd0309f6177d3da152a9965d2ad7429c1401247653bac5ad29e439afcc1dd6221084a0a7ad395e7ba1c04df0b4a1cd5e1aa1ff04c81f2832980d3339551b6bbe942c781481ff71dd18792394ed6b69b3a185ad6f5f74efb92a0872971746e9c782512145b18555df4a71cb93c1809f995ca04fb91186e729accd443c7e97e7646ab813b94ca62225ddd126172ae75814c6570bb297e515ba253b24ae9f844d22f79b5a9cff6fb558d80af68ea94c69384d9c2165e5621a3e177dcaee836e537953b610d97128dc72ac79cac28dd07b581bde4a324cac5cd765173a4a9312831c25dbf653b271a61838e543418ca2f3d1b296f52c475748c708826765196ae90a3d125413ac3a5746828e73a6546a40a8e79ea7158289ff010f1371fa9374275460b39c29b2ea33feeeca9ba5c5eaf1b3ce202ac71a73b2b5543b379fe21e1ad6af21d787cda328d5812d0c1fb95468f965c776f5269a8fab643fb67b26ba594dd1ff049b731acf7129cdaa1ee74408426d26531ee6bc1caba906bcfb57924dcd91c20a9d76868c38729f4aa4721711e6b7e5348179047e5e1eab49bed7f0bcb7604af39e546c9a77255c8340853b8b9938539585bc94e1908d4687663951215c13a8bed78b9a7ba6d87cb361ec11ee2575069e5546b498c7744829db844cdcec76569908c129e784f79f742706e2255498b42a94bda483faad5a4c639bd6179a6e71e96ee980c35d90bcc0d0d7646eaa877749f84fbdc1c4ce50ad4812c56538a61a49e55669eb07d8ca98b41f9438a728b5ce6c96858c3a1c43814c3ba6f753baee748d880394f7f542b7e4a9e177466385cdd01267254685b2e2efc24dc5630afeaa8e811b26b2e8c944930a935b71173d79bfeab8dbd935b2d60c4ec839bd22132931ce795e63bdc98d6b896cf6554873270808846d13ba2de549b8a2e28ecad27a6709d692e78fb21bca6394045eee9dd1e57740911b27b6a670d44ec88e1098a8d4f3d541f8ec8199de13deb1c9db5a8bb746c71e022f1b216b0441e55bd282163d1051d3275056162ff0ea7e333f5a2d13dd53a586389f84d7f83a704032a3bca8c99dd56f1351ad79731919f94cf175cd39b479ef6566bbc56a5c725573fc9fe21de66f8c2f0545fe555ab2488825785a5e24e77dbb052583c991dfb268640e1a621ac95381f30269132a8b9f7c14f06fa8e969d826614da87ab7082b1d75a9953756cc641e1521d2f41c4369edf299696989299f59ca8fb219d3828243825121ca98d901253d8e21b869e10372aa1cd8994eaf51aca8483f654d957cbdcf7544098e71fec98f6e6249eeab5317824b648941c5a231b2995920211947403786cb28765991845b21a625019b9d2557c34549fba798fd533ca2d7cb4efca60635b726c404d94a69184eaef24c08cd8d6fe555a552c704f8e4aaa3662780b989dfd2aa4ed844abb242634280275225172236dce84a841c22e401377c271254888caaa4e1872851a60bf5323f4c91dd3abb9d66237287879a5ca2ec26991baf761169ecad82af924af9478128be4c26b62e77eca49dd960145cdc18a10a74fddd7d973998829ec739ee1b6cab567181b09395e7921ff48d931afe9d9391d50a838913f9aca8df2fdbcae74b47e117afba13f04afd4254b4fc2e92d230558f6394012f4d2e12274c2c68275ce9d5a642954336577f8978a31f527c9d9454fba28b20e562e466707eaa554551548fb66133c1f8863c3cbae6fb79546a3cdd46dbbeae531b58d3652b1b4fdee3caf551de68b5cedd5415b8546b732abb8f945cd3ddc851cb46232a4e3650c6548f6e132e8885ed1298172e3b44b4ba21347bb2a9d4610307b2bb411ba9c041b2373298d3ba1774bf253c174ec8b43c159dd4c6149dd1bf7c27c6cbba6c8ca2d187728f29ae17f9b4718d2ad873f7bf518e0663710995cf9ae1976f84d9e8d91b8671bfe555204f888691ed8e4de2131d4c9a43a86ebf7d728bb74423b22272837f084c85b41c50fe93210237ce8e1ab93a774ff0eac2cef943843953becbe119c6da6146e8108c6027189518f4f0a8dce4a16c07651b480835a6e394c65396025ea852a6ce1d45a8d7735fb3789f9755774938f954a8b4d2a6e977c708979b8c95331a3cbba50a644e650b5caeb92112fe956c7cae50bbaa102846edc2064fd4af8f84ce8ec8328385d73c8d951f29e01fd43d97ca132dd9114dcfd25c2b5cdcc95796d8c970c944658dfba97b8ac5a808414034277848852246985287a793a4bb402811ca77ff0a8f8a03fad4884e7bc3bb2b68b27261129ad11caa8fa97d92e1c94d1ed1fa8d74ca0f9f37754d8ea94c78825853058ea2f9c45bcaa4e77965dd4e3bf64295368e47f72a986efff0e2898b28c92aa89f2c74f74d9fd47e535a45b9545f46df1d877d242a7612fae0fdd7fb81fb26db7ddf753781c233ee84d379be7032a5f6bd79648f2f7e4a708ec8b834463ba3c395ae871420c6e8ae251693a7e55bbca6db96dca8c86d8ee5a553b88e15ff4e119e94e837615b0a9ba4bbb21dd47b54610e576a7840271d954c5ad32aa1ddb94f711251e784f158ecad9f39b74d049a481d93adcb61145a3247a784118959385d96141885947ce54e875f950a510b33d8a9eb7bd308cb963cb69c774c7b473e21506077508544e5932aade1e0edb2aafcbde55df0999929ac80c6fe51a8fb40ca6d2037dc77576fba76d85129ce7c8403c96e215f25dbf8a2ad89fd9413d96ba6389332a85f35e4b7b04099d8701787a0db9ed99e4aa352936ab3704929e66da670a9f8d0f6be65a852ade553172ebb4083394c36462046146db2e6c46c9b21dcacc42c1853128924f6d949ca2365b7ae34e1469702095ff0d4bc5ffcd110e09c77d94f4713aa036ec2a4dff4cba8dc77b8a6d8181b6b5368b623ffe6ab3aadc70f7883fedbc18a6586983f3f29d41f6d3fd7b5bfd935f2f14ff0ab31b6b474a907cc4e671ba71bda39ee8b5b670996be53ea199c78b48bc4845d9b5bfb2ff680a442ec9c8be2173a298944c36eca359a01e101edea8dd4685210e14094d42e26539e3b80ab548f2d92ab743d129c4413c29fa946f5531a7de5336e1301c4c76422213536e153fe94ce18132d8b4280b1b691a6cb1be576d251d93c709efdc86c76bb95195f09dd9759d0c6ea74852a3287842bbea0d3239420283614fda137654dc65ebcd7f9541849d91a5d0e15341b4b4ca69c4e4942443b83a36c22fb4b020de97e1763213ea45838526cf727ae485b3fa1bf74c1caa6e2e69781d942653e38855dc70a3e28933181b293a5c81d82a8591185735c0371b09afbc3b1152f0d51f6f3c2352b3aad9ada8e27723d5ba75ad0e4acda3753e577f4e563d13a4956b4807257ff050f133fd6ba41695418d9aaf6c893b2a7e1cb194c4123a8a3113b2bba5a879a5fe21c4dbec086e1199128b7dad952f75d61af642638924c2cdd2a46f95dd01842213834cfb546db2271185d3ca74eda1a646131ce80501b2cee99688530211d94139dc6cb9213a7345ad382aa88ed2a4cae74e51389d2b182be748dd4e63d4547ce879c7109cb840ecb23b26b44cac94afd90d4a947231a7c285c682234847b2e653792bb27c97a7902333c26d299c9556ad516bec4ca58a7d6f8cb954a5598f6c3cbb6c4c27f883e6f8da86ee1a3185e129d1bee2cb46e83a8b1fe6c4b67641ad16905df2bc4d87cb232ef94038b9edb939d8d82b18d6816138fe519ca7b688acec34980a2c93ee4c6c86993dd13be74e57999acf81d95a7e3478eaee9910116b438c4a6b8c4f74f2229b2427d3a4703c8fd941e87cca68aad7767952fa849884d7b81a43e134b4dc729a5c6374d24b46e15d0495e65a07051d739ca04bf64dc394e47a388f41f47ca3729d6bb2327f2a3c7f8aff9a38845c87d273d97059bb9ec9b1249fb26cdc7641e646c9b6e91b943fee98d32e1952ed94a70c845f8d93a726538c420e19394e880d4f6e6c23eeaa9c0cb7b427b412c671946a31c43cf754e0b0c5bccaf0ac114d927ba237e5532fc8c2894dee9828384e7ca024ae3858f95234ec14275d3c23dc9f4858d0d7b274aca712611b44a0794027cd3dd3cfc2218c95895d8a0654ed94ee503be9195c8281f4f3a367de256fa394e79c34c72983dbc20f6913c26e083b22fa924236156a50d8440faaf11d953af8a2ee613f4d417c4154edc6ea8520b9b2eecbcd27a4b7fdb329df954a861bd47e13ea01a215488b73dd3e92c99552a82e3f9551e18dda2e14a61935020e774308546901f53ff0e9173ae53c27bb1384511b2baaf9953660983caeb231a2a8ea6c6ddd211dce6537cb6c840b480ad99e516d4639a71d9749c2b388dca992be10194eb9cbcc8d3034cfab7d442942df951d829ff1f153ffc8851053bf4ec821ae5755257489d3a4688dd11dca0dd77e1173a6e467add299121d952502774dc8b494e77b820c6c88d97882c2d6c9b939871842c0bfca73e7c86747cec9af26a39d8d1eb9c3e1318d779a2ec2a21ab29105c9d6d8d323b28c9e53a36546a7bdd61e5318c16ec86e54a2a119f4c7a71adb0a16f234956914dadc91f9418cce7ba1997f8527a95a88fca2e39288cce1194e3bec9df41423ac207da650da365c2692784d99e74634124a24eeac18c9e023271f756f487c224971ca111699fba9e538490775702395529820f49550c0d1f854dc2d1378dd16cda7a509bf95ea852ebeaa87e89fe22ab3f85a3e59f84e6b1b73c971f712a9de18c3e63e760a954ad4cbfe9dd52f12f9b63193d978761651f754bbfacaec14239b4e4a70104a79c4aaf5eb3285332f7180bc4780706d72fcb50557c55621986cb9c760a9973994ba84fb9788014a1a792aa97bb1b2c7caf84dc01113846d321506f9aeab9c613b5ada6cca16324221ae27808912538ec3ee8bbe94eeae89c2b8c110a2102655bed573483a6102a3d18d2d3a6752653e31ba2124e44f8cae3fde8781a30f9ee67bb9ad19dd40ca1dd0301012346b464a64c84262dfca6558c22544025345065b57278404650696ffd28c8dd77ea1829ad9298ea5bf572b2a986c99fc276d7747ca75901a67bce13feb1dd787a6c10df389e117bdc1cdb764c63cb46c3941fd6ed9b95e61146632ad71176cbcb6da484ea9d168098d67bbf2a9923724feca38c20ac2713d254467d19f41de16549cf0535d89584e2482516bb7c2f0be64b03bcc3dcaab48b5d1d0774d1c6534366d82aee5671a671ba73cf594eb70ba97c2707749409ebc21c14175c029ed76729ced93474cf52631c1ce7e78574b6ec22c924cca301b301176c11c4accfd93a95afbc1ec13eaba6afba13621db22710ff0754cc8dcaaae2736b63130197e73bf816347816b0c81755dd789ff136d4357c73dac1b8ee8780a6f17c93b121507ba5f5c0eea955a47c352b9b4f97dca30c74ec3ba345e5ae1bedf6439dece384361b2735e1cd36b872157f165adf791b95e7d478c3775528d37887b69feca6cf46613cb439c273c93188cca94465038255ac6ba729b50fea2729d04f64f6974184d732f72a6d79c84dcf4fd9606166d0509249ca338ccca1b46505c9cf64664ab7086fe985277f4e581852caa3e0aff375bfe4a1b21474f741b46d8cce9842708874dcbb6e9e813bb95ddd7156bdc09d8ace11ee8112494383b33baa2750954fdccba3b15380a174c9dd3b656d248d9af14c242a54adf2dd6902222579c6ead52d1de1532479798dcf74c734c9dbe7753543434caaaecb488e5a63adc255169c365798cbb64a0d111b2693eefc21c0194fd8a73b8c7a0f3ae13efcd8f94469c26521fd46385752f6c4f75739c5e9b48160e53b60dc77559f4c3e44769caa8c3d54388aeba7e52e69676b8ee5163d82fe1f29c5a627066d016116c10578765373dd97fd21079ca9da34e16c13dbb95bc85390ab6e1a60aaac7754f5273fbc4eeae86bb31b2f829798e12fc97235eb12d6e389b4d83ac39eefa7b27557797675775d2f379353e1c7db0394f7168da7baa4c3976c370ae709fd21b53ea460c492aa92e9690f7552eea841f5d8d6b1ae93976547c1527914ed8fe95e2ea522fa7445a0f3bfdd3ee2e2332aa5536b751d9788f2bf5cfd321a136a54363b4371932bcc652639a21838df29a1bb654eea48395e593276e1789b03e9348a4ff0713b26d36b8d1ddc72578da6ef2f2919d981928fb9e41853b059d3b04d1ee0bccb5ae3f654e9697cddba6b4c7a18f1c154cbddbf0b7b53c43e3f74db7a912e31b15cc2688409433d2a4a0e02028a75331a9286de9f858587ee853ff010f12c1c3a1621373365e651f351318588464dc84e172b1856c5d957fb0c04e1863beea49256ee518d9382cc129cd1919ec806b733dd0189467b3badf4318469bb65d485a32a37469cbb1b2735ee2d6c5c8964dd908bddd45642b5d63dd853b72b7284854dd696f0b3ba138c42211599d1d6e1557d971c0e10dca4e22f80152d2e355d74fb6164c889cf7832374677d936df95b1a2dd924271eae517d32709c7a4397d2e0a6f2a711846ed97e14002bb1789ed9053c0c13945fbee835b754c9e296c34c995e0def9d5834db854bcaf2eec12ac64d32d9e41dd54a4ed8c1de543aff030309c81bc7f915496b18c7fd4fdcfd954a341ed65291f59e5594aa3e3abe942bbc1bf3673dd31ce6f98e967c2179b3656bc3c275501e4c58da55ee05dc055bcd7351be5647ca1af349f19c774ef1028d3ac1c433dd9dd1632a796d26ee027fd6c2d27ba73aabab39f1a7a578cbcff12eb58ed8b4a7b4bea03d5ca41576e108998f78a6f76fc95fc678d20beea4cc970e552a6d6b62da6c10574790b58154f1feaaf263608876ac64c92878da9c518ca1ba75578f369b852ee9f55d633a69b0268cbcaa79e423712d3856c141c01c23ee719ec9d7ca8204d312328fd011273bace42844c2dc0d72b85dd70a3d195d40585ca0dff15f15ff034e7787754b621d0a120385778621d9ca364730b284eeb7c23dd1272bdc535fbb80446ce0656d232ba6d788585195392742dca277d084f76dba786dc5c3ec8f74e25073ba0491d39bf4a6e2134e4eeae7184472987e924fdd18eac20e38f548d93419ee899c7d95d182a163d03cbb3333ba885ff0b578687ee4a036d3f129ad2e276bacdfedecbce7e45ad8c0fb2a4458dc108bbda8f1c21cabc4a6869b82c1696627954ead56546f870d1c86a6887336476529e1c496ab44952b956539a8cacf0fe7d47b4fc4c15fa5e553a517e93d935ad139253ea3438070ab3c1753a6e75abc6563c7c92764da4e351ce0f2dc7c27d6aac7381b5a625526b81a4d735d19ca276cadfe558c3c04d117099e553691cb96ddd7bafd22171c2675293b015b51826d8194da725bd53b7caf1d4a6e6112319d957ad4582aba6de50a6ecb67b6557f17535fd6b1bd2a91af3e6fea87e9eff0289a7237d064c2f726bd7ae3ccfa58aa51f195c965f381184ff1151c6a90318085236d271227628c9b905d9467ba8d82e54b6131c03cb65fc2f7b9b52a6c3d8b7cd45c5c6e532134810e1d9434bc902318ca953674e2ec94c636654ec8b611de17758f48c632a7d1385b9d922d58485e1687f8bf8cab5e9dce2f86cf6543c478aaada0cfd2e236953b28f06ef92b795befab43174e13c1b827ec2d9adc3bfb0541d1fa8e77fb6141e7f2a3674a7975a374f63ba829c2826e34e57854e4994e180b3238b8ecbca1d5549c054d9735bca9444a6b92812494d2ec367ff0283695d521bcc154de3a1f2ac82a7129c7da139adb4b73a60674947851ee4d1384e2fec8d507cb0c5d5d7fb2a3716d1698542d6b4b1e6a9fd9461cd8eca9d3be5a24f2a3645a8b8cb94e213f8aa019748406e9b90c07f3a4364ac68db775b2693d27870347f8daad637dfa9c761781a4050f343db4c631ca1774b4c2acc2cade598e2764d687d3639aca9507d586a757fd01506fc774662e90b287288c0a4eeafe91bab2a6d4c6537ce85522eb6eca219697a111d25796eca96c8329aca9e63d971c2797078745dc275a23941ae1714ca8f70d884d7480c929d14ec9ce040db72553a868b68bdceb5b064426d2970a773f8f8428b8567f7fdd32f75cdc28717dbf8281eab23e14cc2382764e76c834752760b69cd73ed3184da72d064ae94dccf64d68319839a47ca773839710d944913521a98c7b5ac41c517b0dd5a573a73a9d2165da53a885280194cf6929b7611ff0f54f191edf30a6f9565bd5dd60b795fe4cffcce826164ae1176a733e426bb8217876483baa5d45c71c613af9a4aa5420f51f82557831b28ca2f32742e3f0b759568c229c9e2e91d2422f376ca3a41950a2e4e989cb28701419298e2c7177188104041ad2d5d539c0816f4a872089e98f2b1a01b9569c9dd1b438bbe179138972697dc71dd52dce41548be68308c77427744e51d329b3daa1113855ba13725fb84c76d84e7bed667e510d873c49451b77128c415d94219d1e7a18e22ec40e554f084ab1738480aa85ac0e381b271f0ada6fa9719e91d82353a8ee8d1fa19119a1b7b8eeb374a634094c0494cdd6ee6abbe539f9e1326f24dc72867e103774abdc27828e186034ab41ad2dc129e62318952e6bb7213dcd1bf38ceeb8842209c20d9701f6556c65dec9e275c1a5b075174cb8a853ca47ca9c214c63844e5616ddd7920c1973b752e51db8555fb0384e6d3b7e56c3e51310732bcb127b2db3ba739c329b16b592f3ca75a1bf9464eb287a73ba83539cf85c0d32be9d1bdf286d080d97f9ef13ffee940b73f8288744147f85ab3fd4b394e1b6ca43a46e835b8dd5f36ab81b9bd5dc22d716b8aaee8f2c14f63cb2a82162dcfd9113d9dcfe113102da3042e54e34eaad6e4aea39067b2956f282932a5c49d961a15ba1d267ee81b5f3b217a604ca0501a5df4ace821e36841826133dc836aa58364954e1c2dccc89573ba9b0a5d276592065199595842343ba6986c7e5358c616f5770867a56f325c516bba86c9dc0b651b484649f4894d7499854d8f6bde712bccaae792d9c4f64d381a3e1ad538b85d8e57502e7657564ae7dc8944e020c1929ef74c7428a61a1939457e50f8842f3d20283216739944bdbb4219ee179af87f48445d0ecb0cacdf91b2755c6c17974c0c14e7d2a6c2040d885952177d03538e670998f6c2fdd141def4d694e42dc2716223e55b611f94c0d984d7b9c1d9afb5bb0be138d5968532d3bf2a323951a492a7eca576d7ba92b9fc2dc0d2615a73bab885ca2ac6977c2ff3b5ddfd4655f4b391b2755a81e622d47f87a938eac282bb8d4b5b7275b3e599555a378554cdd50a3b9ca77d04829c4f5993dd099272af31213b8dee809afe90e094ef0ed3e655a77716517e5d92ad91894e2aa1d88109cde54eea4a6d8e2e7c23953846532f6386f1897158c5691226516995f490538896948953ca74fdd6c10573e2f809a1eeeb982ac6820f746b3af761b1184438c6c30ae1958d3894e58adf29a7910ec14146c16fdd38c228b272ae4747b3ad32232251ec9c46d94d3d3704da332255eb884f20da784ea718ea4d86f9bcc4afcfad86b86712e5468c0d93f0b3b2f3bb310141b113dd31a4b8b5b51ddf85d6d047c610389fc2e3ae6e0e132f68f32d3dbba71738b9fb1128dd8c859dd1763756ee27ecb386ae917080153790f32a301b8db2775ff0f24d1bad91116853ba881dd3a6103927f0b13c2be4e4a37442738f609c2a1f846c9e5743672427341910d4d79128c11116e5c708734e5092501a7255c8e92b84444151a7a34845c64aca868cab86e8792ff0b214ea52abfd4484ea61b8c1e5328b21a15fe1dc5fb5e9bc693b23945c1cd42ad6d86adca9b9394c7d473b7a9b1ce14eec7ec9bc34af13545cda448554dd88dde503f54fd9113846deb4aee250b5348f76536e634d409563ed241fb266f8055e663645128e017619e9702a64ab723629a5e0b861344bcbaecf9abcc331d21c77945953a41fca734752a6cdd84872635d2d7c8ecb953d40a233ba279d3b9462153b9406138f0a0ecb02ec8fa467ba844fa2655995d9022101c2984cfa5b09a1a439a49e16b44b84143641dd383b2d95e6d17d5c068e4954ae2e2e9b530b83afdf6439df841c48774c6e532a071bac8ee9c3a6530d4ceeaa0ae5d52936d984eeae70318ba938364a20cd46740dd79905d4f8e11305a9cd0414d9c892111205634c7c2ecb641d938fb218929c64a24c3931d16e3729c4b9c9a2272816c5a10a489c2cc88b781588e13433aea68fba9a86e59118384e9f850a56e172749d331a7c2ca91b68234cfa3356021c29169556af8d6f852594368de4ae809cc72d22651fe1b3b97ca7474982aa399687f57745ad01d9d040e610285d2dc2355d938f84f6b4be9bae1da132a527b5aca97f6ec54e85214fc4f84b87f53578f2dd52830dd1ede517d3f3431dfee90854a13403777eea31d9515ee04a68f690422e585d371da211727bc8638f48458b083d93d9118e17ca94e61682c9eea4881f85c894fcc9c7657c940dd2e9b946ea5727654e7a9665a8fb89ca482b74e53a44774f76c13b94ec5b9507a95b3882b2bf7d328f6d39d3852e6623eea9b6e87cf6841cde25691215e666d846eb67731257d14dfcdffe4a90a156dea7c7b51aae2d9c8de552ea73cf5030ac7b9a60b4f28558b4c042484187baf29ad9a5709dd38c168e92174daec4e10db9c26522ea774ffda6b996b6ace774dfea908174a2c327421d25125107628b964ca95b141a04a6de08eca4634f8595181ca3378e15ce8d318c5aa42859435e7eeb282bb883844995c95256e1625635852a541d3214b5b08a26153fe2de33ee8401cab4b63328ff0d3fee585c6b714e138c26b1a2415391b292046d2d5380da6de3742ceb6cfc2a4ea84ba8c4fca02f3b37b1546957241fd38fc2a1e5d3ab483a498c6c80333f0a7558601952564c228e1bd95ce0d9b7e4a81820fca84419438564aed95a26f2f6529a7952414ea8e97eea1c255cf36e2e7da3dcad76704277394446da6e91a5bd9071d918851b2959ceb2d52774e6888bcaf28497e5754eeaef70b384167280ea5b204422231af5b6e184d9753610e9e5536b64d418139b2227284d368c0772a9b7c40d92d1133caa7529387943cc1ecb5540c2c1461e48cecaad3fd57b5b27e17999ab4e3fb2a9ed7647fe1435b26db784f7bcc98545ae8738ddb6caa3aab6ab6b36d1c271e2161454bfab27be152351f53eb84c1e61b5b93384280bcc584841bb852deb6fd9ca111a42cfc699d7941756ebe578dc41849d1ddb1a7c2df48b195fb21b236e908a30ba7e55b24eea743a4e35eb585195d3ba814feca1fbaffeabe2bee9d2dfb22e1246116d18ff0721ae4a77214c2f69fdc20d02de53fccbd8f96a2ee8ff69d9114c64b9c7e9944b0de833b1ecbcb779ad6821a794d7517cb6308933f4c279a028c74cca32994e35d74ee8828852a4a92119383844e9374e1bba2cc120fd9730b39451881ba7442711947b22dcc77e0ab4dd3e1d90397192501194222e545ce3e6bf04e1124c117743411bcaba7432b9512548c393c8826749c2eeb64dfca6c06b5b8e250f115d94f8e5780697b1b55d2dd82ceeb1f283411727d47179a518dd7361ef93d822c38de539de7926369aea9d530a8787ea654693fb94db9cf764f784dac4dedc4c884e231bed19f9552ddb9556d5dc9b8fec9f2e2e785d6dbea189d826874bf48e9cf74e89616cfcaacf73c17b7f64e237287e531aeba32a495728d210dd7759d0a9f5642dfba21a4f3c276e384e0ba57997f7422784ca8d762a515847952a3658ca19c89c143d3753ac9d386c784038482e715ffd53c57694d7f4a7165fd2785343f2a2358ca908b1e4273f7188b2ae81946a5c1e0f94d657652b24f7552938136b82a82927ec55471ea02020f77480df809ce39cac4c2b805221414b6106946775385811ba3dd3768422d0cca6ff049508411f9d2008387144e4af0f47c2d276cf77ee83bdaf13d8a23dc108dd422b9d620f75c2242c485c958c2019195d937e9d288bc3d849e32b2a74816f28972af5de5aca52072994eb0bee07e151a643e8cc1ee89e1632893027bed69c2a6293dada775427ddd9038bc13f9b51912831f25df2a9d40d0d6c95e5865369984ca4ce22606536b131ca6b41779843b6855bab3edee8dcdbea902518a8e066627d4b58c03791f285aceaca22e237288bae38512be14ff02a3d19d2c20794e7388d263b27c154ed6b211a4f2c024144909c2221addfbac677d27d1ca99c3eca32b1a10d95d3a5c663089c3708930ee14ae11947da8c2c8523742d016606c9990547f8af8a1c5ca2080a5c853a224a2f1f08180161684631b21e635c1c4f745cd2d6ec8979e29cd30d12394da8e8301573bcb788fe973caeb6b3c5ecd54df50fe1ee646153e9c65ae27211921166dbae53b631e89cacc69c8447394464aea457ca9e55a16139c0c26436dba7e54419dd43db8047ca79aae25c4f6442eea91c10a9ecdfee846e112a3289ca7188ce57543c6f9c2b5a5a392ad8895384d288ca1fd43ec86cb194ee3194f24b5d4ff29f92181ca3be572429745a07caa9e2083430fd4a9781686359d3b7e533cef31c3aa72a8b98d7b182e3c2f882b2b3238530856e96e4aae4486cc95e243dac1094e31e7bc47c2a54a43116a1e2533c9739244342b581ff591c2b8cce556fac6b3ba465bd8a656634da2a4e38710f22374295471703118fba0ad108ca3a46a74951ac2c7a21656428124a21bd132563f5374d2d83283eadcf9c6c174e2e49cac7dd469844ae34c42739d110164f7581a7e9c84703953ba6d306d844c4232a142420a650ba442ce54372bffaaf8846101b2228d31c27d26364b6d225699774f7e97219077441b5ae1f94f1d6f845f36e0ec8871caa6192f9d9530d02c39e55425a0bb3694faf51b56eb9bc84689696b811f5215bbcc68fc27557bad2c68fea76c8871920fd964ae98b81364494dfaa535a7ba81de54ecb3b2c213b12b928299d0a775d310a1a591ba8852db6282ba77d935e37ca213b48d2384099509e7a86271eca1db2b98ab461a85b9667baa6e21d469b808cca93f09d54183888ddb9d59a6953f0d711cb42ad59de554a803391b26b4161a72153381e167f2987ff06833f2aab7c3ff0f4a98d189eeaa3e9369d488064a374b4c275a028c4e538e44c6d0a7d0178cc854e99035dbefc26dc2e3d3f0bc2da1b45d0e5787a2eb9a2e71e4a0724812af982a8d319ea2a83c4d36e470a7a848fbabb85283b286b8bb9c26e31b2ce7d1884d23e74c69dfd19d2571a66234c20badaa0ba72b3d251254d4ec3bab5a5df514772ab943c429dd429dd4344267d763b2f9c29cf09ce018c09ac09576db26cc2b8d3014b27b295b6175363483281cce4a367ca9ff016f113dd885b157f84755be2d4f6b2f78c1eea937dabbec9c4e0ab1ab9517d2756bc4f656b409a98f24027f08b258d739c3e539c3270a4c0dd5666ce737ec9e5dd4e24a28da44fe13b80aa6d6eeaf5ca02459ce81948be24f65d13192aedca168851c4654ae1c294598c4a6f0667794e02027602ecad6bea168716647dd3ea65d924c94d6f18492a701118bb9851f2815d91014a0e76828fb6cd8c4842a552d7d614846e53e42e9313a1025e7a535db7483b2a74db22bbfc04db1cd374bb68468cb4b1bbeeaa59fa753caee0dd5317b5f27fe285de6663eeaa35c4b31f646728196ca76e447c2aaf3d23f29bb5579fc2a5240791d8aa8c7c07caaa69796f1d3c2a358f303bf05010d64dbf2a1a9dd31bf575220757565552e6b4019ca2e2e3db66f28b40989ec8c66164c2910a02dd00e54e806fca8fe49b8764214ba674174292b24284e29736149575132bf56583a177ca90892180274147b2eaeecb9952a238d0aeca46e8f1a4b61a54227ec834f952560ae4e9758ad5d5a61616532e1f642d8bff0aaf8bdbde9a0486e4af0b55a03be56ff087b8b5b3bc4a739b6bdd86c73dd384fca919394ce93765124419d2d1216e4ee82a466f91f21431aebc177671dd39c2e7d0a63fe2ab3f21b027ad61738642cbe139f4ec6f09c4e653a604499c638494d763b2fd363231f6456c8f0d298206e7baf32376a14c80eea03945cff688fb2b48b9a2149b63a57f4ab7a7329a19e4b3da7249ddc224ee3f29d2e6ef08a6b261ca6990141089381a6546c9f16cf28b8f594c9e998f94d21b0fca121d0aaf8a789204edc0a950161aa1e7fdaaab448663baf397548c225d717363b276fb409e53aa98efdce11a4c3d4d25389fba18940bad633bc144b9b52eff096152f2dd4c531be1c4af0f8f7bc15481e973bf2a7036f945a3a884d116a7bf19fba712765632d1128546dae714d617329b63fdc535a65ee1714375939c22e178a9d7b1a72a565705058d31a3bf0a1a51328d87cb394492a719c5ae93f85936eca98704cfdb74cbdd4c38db088123da830b363e55d55cfbe329c5f1bc2e92577d364042ce3481ac4473a7d3b24288083889ca0c6de76e14145f3a6c146ea5c1a1d1aec54d96147f8bf8bff928827dbca150b8fdd5bfe1fbc44a93d4e95b831f2889d91046ea912d163287541d93ce784e261b087d4863a419d83916358f2c870c01c14f2c923741e32e5532dbe4764eda111ed247745b99328919f714e1264aab763f29c270513879fb4264e507bc44c70d754f6ffb4d10d06135c20858baf02d9b20a0dd1aecc21d96111c6140c2328919ae5ba1f29d0538a0e4e570bb95f2a3894f01b9b7e728394cdad24fc2a4ca4d762e3cdd39cd7d95521a6d2015e128d0eb9ceaa4c19381f645c406a7318277e6138f0aa10ec18a6c538921a5b3f29e0111b27545cfa911c14e21a664a7d5ea244764da6d2502731836a125d8f847e9ab3df7122c413bb4a71e6134c489843bacee8f74038bb92b2a4a933a6350ac2eebb99503431baad6ec9ee45a9cecec135bb6494ec6826574f643a95952f2472831f744cabdd8c0ec838b2eca60c88421b889ec9c446d4ab8e85466bd90d94013b05d2a0c05ecb41ca1cf0bcd2d174265396aa958de385844cdd74ca95fbaeabcfd917bdc506ee9215a33ba087ff0ab78bff92b44426b0688bfc21f4954e9bb0eea8e510e25d25556db34f1dd3edbb109acf7025c813194e8c298945ad24426e6695c7cabed736591c4f7805e765fa7246e8cc8384e221dfba2d7104e1089efba6148695fd2251b7cc2e6a637779ca1e6348a823e1173cbbfed35f1754b57940b18f91dd14c5c2476508c231b2e9b4b4222651cca9c685a7dc217461402254a10808c15fedfca1fd38f9419774ccf744ba4853288d48fff08a6531fa8cbbe026d4ff04e88a6a93193d2e7767278436d677b5343a5c9954053934e4f74f753a760e91951e1aa1f10e179782d6afe96f4a16c6ff074712a3a5acc20f63ba8ee3ba6c5d4dbf94e8ea312838c3e4ff0c56a6b642208556a1ecb9714ce020c48c69327951614e87d610eda72a542bb013493f1a318d4faa49227ac18394f78f701f7467df2835b168fbad9cfdb894c2c8e5eecee9b498ceac9e15cdb987f2b662abb376eea1c6539ac15244045cc86ee54304958f4ee819311f752bcd7b290fb944530c8426d3b808ef2acee4c61068f6f51d82790d45036944bb270b1a674895fbe91a50723fc5bc57fc934303dc7ec11a751b49d107329cef030315417bb12762bfd8617f12c2dbcb484688346a16bbe42a25a0bb81842253b05a9cee055861c30aa31fb26ba986f9584c391179632f95f6583685e66e9b6816a77fd390519b29b1a020dc117263416b9a20a6832547d9323080c26ee44fc28a8c129a5ae24144876513be9c2ee343bca810adf953cfe159c21376576454f4856c876f3a46511928a24c4f9878853b95e169bfccae6e68d9a99581498ca71c7251ad87572c8f94772e2ef928b874c027ba77ec80c051b8505d9dd7ec87d4988cfec8cc3248520397316254a8c2f8d468546a7f9768cba0273721f2b73014204ec8da4a1ec072afbaf3884c6416b84fca2d68739e3ab6a4f5bbec893131dc9436e135e67543481840124994f8133e0297821434b4829ee19b1510375020d3ba25c3b2df0882d394ee51c0841991dd38ce4cfca873ccf5146c10325774dba56a27e9852b11a6116c1e149cae99590baa4294418a7fc67c5fdd32298ccaf34cd99f956f86cb82a754fb6483ba1e539db1ec9cf74b5ae0423e74167dd7c2e08446f2a4c6c83dc1a7608b9c483855db4f2cc1da55b42d71eb3d91a93030ddd4e4371f2a2d088232846eb9cdd9eb37bc97a2784485dd3b29d4931255bde54e51037573b22a144e11e65027ddb2dcca3a7ba86c15df2bba3d94a0dfba93249950b69ce8d02572149ca07db33d91e4651c92a4ed2996369c7b655316f49256e6992a3e50908ced82b0b764efa805b951275b31284a85ce83ba1e98d421afcea422fc5bfba01b171f75923a48ee130e6484e702e696d9f29ee3bc01b09aeb4359473dd608061326775e61b8ae554992f4e195262a6961ca6e2ddc283ad67dc8ed9945c506152b3a7a55a7a88fc2904ab88c22ddb74f8eb394462329d74a1ae724ac0274ca972380af51a6566142e6503fe2de2ffe499558da6c689065795d32ecec53e12ca927a935bd2d6068f84d7253299237ec8daed8ef94e2327288c894e3ba9f79409918f8576364f1142039bdcee839b3caf2e992e3bf15cd0f83a442ec88dce989274efa7efa72a1111686a27dc801baba72adfbaee8a68795779a0a0d90a276dd5a60269943e9453841d389c205af717edc692a3644a7758e86a7d46dc4653c7b8a68cbb742ce95d3dd0f3208249424b2d92374d2ffae3ec99e658d6b2f281869fdc2124a6c61634924422dc5ba88c2e548d9b5634711d288c23c2ff0f8a1a421ebee869af3ca6754ff0f844e18e07ca74868ddfee9419d450a9382b16a82ad09af4ce208d889df4ce139dca81ba4e1369b6672baee72f1845ae32561131c28cc65343ae78954ce6d5d9595b7ca84e79fb295911a19923eca58d6f250a5b959c29f77742e31b26867fba2508dd39dfe25e248fea56b4584894d2c947f867c9facaf82531ceb8a108bb7d91655b430676854fc9c37f511175dfd90fb221c1c7285c6a3d8a8beb3dcd61681dd2d258886962571195185b9bb495819d33bab40501499ca264e99d24fd9434a2e216eb31ba2246cb08bdd697fecad1d552338375635a4183caa103586ee4b934c98dd46c022e29ce6b1a5a276dd7439eea26d68dd57a74478970b5951dd23e13837cca8de89ef95248dc79ee30d6927b27dd426beac56674c426f876c9acd70e029d946d251df94e8876e9c76aa39fd47a7ee98cf67e53c30c8ef8fec8ec80712a461856f94112b38465c494342b2b844516538363e7840ca859ca1ad71ae5052bba2449446436e8385c69c4a272146d32bb9c207ff084768c693ba74e342e3289e51060ff06d9ca74afba2e4f6fd48ba43f609a6fedc42680e9ed857411828dc29e584365dd0293ba28b5a5dc94772166542bed0b0d3cf645c482d59d64654b4b4a82c3c4a6b3c7f8a2772fd938681ba7bda61da3c33e7fad1526494d858d93664344a67011e20b795efbdad3da4273a1cd6818b3a9bed3b84d333cac1de15e6535bf745e65418de53898375698446eb6f9d3a428b42c650b7eea56616e563425472a0829a7aa2514c63ae3127ba60ea39276253f33ca29d309cfac29d84c850e736eea4cc19e57881e1dcdb5904925179b2f2580e04e3faf1e45164baa47bbff0abf82b1ee773fb0e13456bf33b7e4a2175924b95a3645e494368e1093a642a46ae1386311a01d48d516b0c7ca771941a0f4e54649dd3a5c4f2b30acc21b23210e5363230ad18424a746c13b72e5272576477d31ac69d804e248769332ae01343605dd7c78cec8b703957fb90e042cafb295055c8c4289ca371ca3b28c02aa5d7e13894ab8982a049d82a953019d2ba8419af64badc217746c842c656651c99c2740e398d8ccadea89580eb0d6e77470e57d413ba3e6907685d663659ca1ba2174172bda047ffd56b8b9e1526b65af046d0aff0f5632039146f385bac2c4847ce2388573cf5ced1bad19313ca2ce89fca03122161182d94e6bb29c4cc4a327a55b74ab4825c8c1d0c9d1ae014c84314a0d6dc86ea65637dd43a0ee9d50988b4423caa79be76e16d49846d2aa11311f2a5c3fa91f946b548ebda579fe1dc4b4413298ef35c2acb44e539de199e5d537bba3a8448f854835cfa8f24c60eebf87f1149dd32c1c7c709f55b5dcf6db501e985eda8f32e539d232ac23dd438414275c650fc298428813dd308932be507371caf859594617728661e4a9c4a09128c1b5542d873853394501ee4ed21088739098d2e0a46ea351c22364d32dc85c81f846d05e20a888e51c9570179941b2e69423adb6442df49c28234dca09aa76d94956e133954c83021b5f1f64e1b764b9d77ff0ea9e7ec8343ef39e2b8851a0cc943a3853d210846ca442ca95d4b1289dd161ad01fcabe5c7742e3f7434c8532c5d28fff0aa7882472816994d69c8e151f21c293607415858941c084042614540e4d2e04fe152ee99587fb53400144370a7112e0d4600b12a50718f4d9fdf4e1dc1522141858015a149635a57f4ac60e8ac269221541779791c953d4ae1be5386c112729b4dbb028b826bdc5e742a2e654a4e24cfc23e1693df79736d382994fc2c3d84973fb2a6e82ea591b2218ebf9d91931994637dcc94232b18528a1a85267d071ca9d4f747f29cf29a372981a65da191944e2516bb29bdd5af96a92d24e53ef3b5aaa4cdd8e058839998cade15c97f757986f09c1936fecba85bcad39a464282b1a070c94d1caa6d2e21a9ae30be5714448ea46c2e1b2043b29b6e7086da61429d42a30132b35873948449e9d8216636f85f4d90ac10134dc5dbf1a614228992b8529f940ad902d2ad685805088d52e0a4a25b132a1a7eca5e47cabd0ccee10dc15d4fee86cbff0aa789c48945b441660aa8ca725dd6ec7d82651a56b1d749caca1283705dd3db56f1b7645e1ae7602226c780a71c01ffb5523745127a8e135ded23ecac0e7139270a205062547e54824238828930b8407e14ea4bb0764791b6994f28e2ec34224ae919523010a2c2c7b4894d2ce9185d48351e1631bab49682535bd44e10e1d12af639a596dcba194eec350654ac953e8756f6d020504dc8e57650b9e341329df4fb54328bb64672bfb271e614c45571fba60ca1c6118b822e77507dd46183251ccb9e4ab5b2d3ce51c01892aa8f321f841b92a1b72b8285ab08fe1031ee4f3f57e13b12233d56c17146e2324a8a20c7752614e789cd7cdd828b5d4a3c15dd4c2491194068632546575610735c929b1253afb5bece53434e57b8dd31dd31d249474e0691ba0385cadd1242e111844ee8ec84283828f2847ca6fd7b4297128ba534d42272835c4bdf03b29cfca6bb62a7fc53c44775dd4273c59e6128b28986f28a2d99ca2e1253b845cd771c8d9572491b225de6aaccc53674fd93941c85d21a0404f1b4a9193d5f29e20ccca24dc5664a7376d94fb86e85da369ba62652d2e44ce33a1bb65d4251e0227850707e17361dcaf22a35ad1ba697325c9aef7412801015aa4ac683185036f449c7a250f56774134091be9b9d71a748b0f573f659b5bb26f64f8360550d7145d328a3dd18cecb90b11195d4baa0a96d671880a312a2e3b9858f8ecb365aa41cf0ae786a596306c8238bc12178f09d39595cdc50e16395b93194d2ccee80285a54c0e170a3f285f6ed2a9b1ccb18f942d7123255c485d49eee9b654baa35d829b38fee9ac6453b883cc611125e4c947cb18882d69e42861c28825c88e02e4956e422542077d39557284276fc68677595dd08010882a4e15a5c0a8aa432532a8179d943180225a71be101e3aa770507608469896728796745a7bae36970a931c7ae63b260131fd93661ad47e9233c2f29a5bba1e587174928a24a3b1253a3e11646539c7e14c9287b7743ea184d2440c29281790a881c22d73f84322517ce3a74f31e696c2176fecbcaa72edd7f10f25c3edf9acc089ba39440c2ee84e8e5c86b3a051e83c2d869dd764428d64885f32be167e1151cca2d9f9568da55eaa1c760a0c75ae42046b0d884f826169439bca22624a3c21981894f1ec8b545ed197422f7dbb1e5623e1d898f94dfea42745b29dcb94e13c9dc2841df4a65d6c5386367be138d3ba177e1e50860f628973a7940728542d0a4d3c625a729a5af852d225383772bca3919726971606aa2f16bdc646ca25bc6e9ad644c47640dcfb67b27d5373f0dec130381e0ca3bda05211a8f952a0a1308c6cb267495885be938d3213a5b61845b085db93298e7b4b9880a66a37785e22af9766c374194b7976a71ff1f1240ca243419537cbdd1f20e712ad99d91736e07013bc3ea6020c81d2534b481bcac11b2320e55cf82dd93f63206c9e4811fbaa94fdcd6fe0a73c185d227d3c54109c2db4a24b9388db08129ee2ec8d2a64189286ee2a9d4b45171bab298ee52e928d31d8ee79563648d955acf7bf92709cc85846ed945d4a14e4a8523d333e89d4a217c239851ba2340d31c9589508775203ca6c7110706e553a6c267ae769af9b9f6c2fd328ba0f29c1c1a4e6516b492d06139d54b9637449c222e8d4709ce6512e238d95e60113f28d3a8297ce539e2e07945ee748c82b7913017ea186fa64fca746e8d2bed173ca1e6ef7132806ddf83d992b311b21f994643a13ba7c97e02b9188d96d95e4d281bb910c97bc19e26b68b8cfb9225654e674bb32a1e2764e2f0d1ede0ab416b93431d84deaa84ee56f2309944d2aa6cae2f71fab954a1bd5d4994ec0e6cc709956d6d26c3b94196d3064a6b1bd4d328bbadc23e17524a9c5be84144c94201858ba891ce859b852b284eea8941efcba1a99393c261f714c9127f09b4f3682d2a9ba9cb35547b4b5c65652ececaa9e2254f8fa8e3bcc2679791fa9dc6516571d233d95d41d4d9bfca81e88696b1a0fdd5407a804fda30896ed0b39ec321430bce5cbf87352e193d917f28bd82384691f3014f73c995e6069792e23b95b866eaa103cc80b853eac5adfc954d866492a91931954a33fbaa6c1680bcccb6a11fbc435d882157c14e0555b4dad63a1c554a9fa6e7170ee53e8cb8d3311b6422542ee9aeea40d65f418ce7f912211e34928c6c84ed087b7855a0192421327f6514de40d93aa10bad54b0928825c18e3c29243a9414f8823a4af31df2a70a7368fbcaa426e3d48b4e11ce514f8602dc774c6b875df643cce977d97f9863df26dce5b5ed68cb89df84ca4c7341ea29cd6bda39dd7ea6d885bc68ea64d9b90a07ceeaff0ec9ddca189c5ff084eb9cf74038eae13bbe51107925124871d965852cdc630981904f74c735ad88ba8f647609cd06549c22ec7642e13bcac7d2502995155321d84e74360d9dd798fca2cc7f53936974ee3928584499e154b8e5cf77fd23736ca72794f796818ce4a6f9a180dd891a7c204cac29c4ade51b2918ec866e7653a5a1aa340d385245d25f53dbc24ba364d444184cfe1fac66573dac881c222a5b6aa2d63c97602a2f114993f251a9e21d98876c994d819e4b893f54221c25b29f4dfec45c24a769065773c2a975b4d972a832f116bda58e45f71e653990e2ec46ca99370a65166ce8ee8155ea82f645bf755637cf64e197d4fd9501bdc7f2bc3da9a6b0063d351c84dec8764f28284348523f9d95a74841089ee8a958c6ea40375636f3cf2acb59113f52a4f3d0f31c94d301a4f74e1661fb84fa97991d3bf74fa8e2580c37ba7b1c087c27bc4ee8e54ee86546574d31f6ca617b6ff0caf32e758046c9ce10a2c74429fbacfb932e315bfb2a6743de7bdd8845c66785738a0696ebf4e1c8b4dc0e3b237602f30c1835d64eef8740b25bf2aa17910d4d870de37eca475649e5621aa49c2943b79502116b8c0c26a5c76dd3889eea4f4aea267e135d50067eeaab98e3b2ac1d7d4a9123640d42d2e90eea8516dfbb932c8713932eee54936b81c550b4c74a1e4b8cbb48ca0765326512df8451de5672a0101754c68d3ba739aae42aaf7469f84e654b7ead93ffd37f09b7daff6a0d75b18551ec065520d379372a4d6b5c7dd3298df6b33ca7bdbe59e81d87287e53c78a72123cd6cb6d56b81caf31b24e46365d264a09a449ce155a6e16120235a4b5bf7f9545cd7bccb6a880bc4556dcc1f92ab980f78c2664bdc4aa43e994c1ff0b21786f6d4f0dfdcaa6c6d8c6c37b2a42f95d9386a69169d6538616c940af9446e9aa177f49f49d27407d32a0a942166140f95d2d2e4093b7466539b48b5ad5b394d74182381854e896d9c84f9155ed81c35576586224e1385439cc4b8aeb7dbf64e3966eade26499592a5c3957384f2575ba06caa16d1979339ca1e609de7139cea876834273331f694e2e04acac1c654495272ae2832fe784d7016b613a3e213837af238438c2367e56c97145ce40121cb2a77565bb2a95a9b0c355ae734a68b595e5cc0928183a5a1e66442b9e32b85d93b6d8ab5e1d29d7179eeaa3dc2e77428e968534ee73935be24dc2e16dc40dd4eca1d25a88884e3fbabdc65d96309c0eca08952c2672ae8c27c58711b273806794c6c36efba6d90c6e7ba7b584ec9f5197974703395e556697e6dff0b45f51cfee9ac7744fdd3ea707d93b384729d78eca96e6f2e1fb2f39d3ff06882aff1754dd1b2752fbe7b6a027b04d6b81e131f49f312bdca76dd0dc7957b99bda5583a374c73afa8492535adb46c135a374de0aecab9d884f2e8722d890811baeca741b26272758ca9ca328cfb9446ebb94ab420771a11fc927d31a18cd248585babfad5c60a061bd9376e518b4942e80a9d81951d0f642dc68ba9854dd54be9d319cffd4bbda1457bea55e968c7dd64f4dd2224ac4afa46e4ab439a2855453152327856125d3f0101223a8a69f2c70d1bab3ae4b8e1368babff05380fdd55732f79fd36ffda688912a49311f1a3a7a3b22991b21245a33cab5c9a18d5399ca7621433f28c12094132a99237192aed82896f2ae63191b27328b6e3f854fc43ef688681bf74d324650bba8a30134cdfb268aea63cba70106432764d68699ca3d5dd1125d957b27de020c1399253df4cb01fd91638ce53835b858c15264a3ba91214c8a708b70113872676051d309cd283f94e2e926729e26dc2cdcf3854832379184e383b2b728bb74364e846c54c427ddee5f280f767e136a340dfb2986347dd59e28f94edbfb20f1d19eae83980b240504873531dc213ba3a6613e374e3ca70653683f745bce538281242bf3fd95d92e88567b8c378f9405d2efb29d3a83c65139e53bb226ea4685444ae4471a08f728db41fcb3751b2bb751a1413bdad460c09461a0141a32b7214842e8ad5794e14ee6440dd3e4380583c4f13a482b958c2782405954dcf639cd932b7e1dc2833125312324a6f9749cdfca702a3b2c61ee856352bece711a13a9d37d1f719ca2c75ff054422e92edd76537549e0cbf3d967a4442cc8599894bc8b406c8bdeff8e1611139532efec9cfab08d9d95a5c04d842820856f584f74b2a37a4e53c9219ec5eee0aba02920217b9a9ad023745d995fa864e564c15325db94b417181c26492728dc01ca697b437845d11c7083248c2bb6dd12d62eb7e1546c4908c35bf28c617831a25069909c4fdca830bb205b467ba7019d94271baeea59b0d96409d25a729e77742dc1cac63411b9863f0897981cafdd08448ceca446c8fff0a8d5cf2b3d47756c96dca2d90e6a138473a14e026135cd78d9cde34ce507ee11ed446198d8a119cdc0729a6ca75a9074fd53b27dd345d83c15518ef2de107090537b20c4d1b2b9b3b18524e1650eeb860947ebfd9674047f2275711828825ce7ca1929a87b284c2b2e591f016e7946dc6e84fca15cb868cb71ee2a1e99b33393a0782db8ca25e066d54c19f8c2694ac68cba272b21119869e5c53a2e72b8b5a7745b7b6ed94f4ab5cc2e6fb5073ea38fd486e251b4c1534cbc671952510774d13394d738c8ab9bdd1f35cdda64a1cefdd09941c0c22003dcbf54d33da653672535b6d8ee32bcc7b61ddc7014b453662772853fa56b8c27c925138466615a4c882b944bc99c44a93204a7b80cc774d73ba7742d6ca1632c3d44a3e9263fba1eefd38e9c23653a939ec9d5dbd233dd19fb2f31b8e5c74991ca24a3d25c55cecb53881b2b61b28404d2e36e79447511f84d236507ca93f0b31b2a7dcad298c225b2817fb602cc850dfba30b6929ad735c784b891dd05a066508db28c1b90bff0aad63f657339368c4573aa1e5674c2777577394eea73dd3d91b4cacca1ca8d822d4bdb09cfd82a975a8974a8384203dc50e0f1ca168c29bb29b69176516ec7641ff574a6b07452a519868c7741814a0d3612afc21c14655395df4f95d977d7859cadd5f87956d3e92bf2e45ce80889cf2a0caeaea3f65ff04b3a764044f2b9d0f64e2480b66f65c2169312be513ba133a4f088618320a985c5d2bcc32879b5332224ab9c1acad6bdb1ee407139021e574da36424c63e149c26b5d24225c4b5a830446e1366a1e4ab6c4a0ee1457754e116d56069fbaa3e5cb8655386f971b27dc6da96a24dc8169bfda32bcc760e111fa6ad9ee8cc6c8410e12541c2781d77e11f32d9552d21aff0bab6a3dc4e134f5b4e639557ff0ea2a7b679f523a6149fd536ff075e63b7cd82ab4d85936cff0d2b1a1a0129ded2a6c412baa781b2be1d8f985c02a4c70b211d1d3d29ce174e84fd95b00523a8e502134627e61e13a720426764d25aa1bf328441a6e8cec8b1a09e4228e2342324614a23fc4aa41c26f89ae7d47f96c181dc94da8d0c6d7bc5bda32a0bb49ac13ba05041ae68e0a08e6e153aad3f8b8c0b2534837cab69c6ebae509485d2134b72a47d93ae364ef35dd9758b8e55b99fc2b2a595303fab84d34fcc2e59dd0709a7b26b21b6c945c983f49aeca6933ba254e74c2f9fe43be94fccbb4c4a2ca66329b76c413ee4cddaa4132b0f27ba072a0213074e135fd44ecb082eda0e12308176341bae2147c29436143ad52e8213ad0d662e76564c9519d21a4392e41a97144e4c22f171e3759f84d337945ac6b58d89dcfc2c11c14d160e1bc0d31f75708b93bcc8b22312816373885c22d76d28b0ceff0af795f1c353664654bb6df741a231213a5b215d19e53a9d7b8b7098d0e2df79dd37a7aa54b475642a86d0e571c765c364f79863a4b774f41e4a75f9ecaa37364c01c67255e4f609bc26d366d84c249fdd3a499e958463ab28446c577c854ff0ab2b24dcadcc2b9e48525369844bc46d838b6c1b044eeb1ad853d776e840ca8d909d974cab9d95d9799fe2f7112133f83a947db905a57956d7a2fe9fada552ab4c5563b7ffb435ec8d43eedb84d987845c1c213a24ab54a264ca2d641ca8fa650fe884efc2231879649184b3180a7a563a58120aba3c471f90ab89a6dc7ee878971c1428d302ce928496b5dff0da9f249c354b61a61bdf92a91383b6eaec8c285dd053a9598d32a0686436d4e63e1d89128369c83ee896fdc22f046d1ca26483b2364f1a68f845bb8581d93ee570864954d875381ec762a295999d9d827db71b30bb2fca2e2042b60395b19dd344023281a951ae3e1b234e8cd3f7532e26674928b68b5c0f2846f941d129d6983819847cbb9a3dfba808cc2b964361183d1b72a5e4ce163402ebb65fab674c9942c0d3ee41cd32e555ed04a6d366f93c2175c733c2c19de542b9c41e117133b20f7e42b1ed2193329f51e5d50fe152b556ba1c154e458e9a1cd0785686547ec54feb188d826deaa6f4bf809adb4bdc25178cb93791299249dd34aa51065882309e623015582067e539cc87420bd64e654825bb4c6b2f22e7ffd2b81b940ef1c2913adf767b26c03dd7ea13748ec85cd1c95132a32ae24c20e1ba611235d84f1ab4b89d913e31ffd3015177866bf25c9f55f1fd979549ccff74fa061341dd36653f05a7ee9cf8f85d3f2bbe9852a4c2dca85e685672835359758499298664642979e9fd935a1b72775518f3aad4e1fe9d2687ff052737de77ca9323f64c0db48ca8110b8507daa753851ce98caa76288c141b69f940bede615ad73a3251780fd22136c76253e938d912d636d8ee8614a6976eb21010a3213bdeec4af3305db6993a482653aa9b69ba70994a8b587a8ffd2683308123840ea555cd01981ca837386f84c94fa9711b8baccc972f319d4db4a0dc3769d087144b40f945bb845c3bbec851b7ac171198c412b044f280fba6809a5d242b5fb611975c7a57653f64e0d2c6bb8b488c945e7a95ac026c8588431689298f027dcade92ba7646e27bac83ba2d76dba7e0311639a27ee83a94ca630d3a6d647c2649832f45cc65edfc21a1bbec879acb418e5398fbbe9f0eaaec630118553091e3a5c82535913b26dbd2161360a6b43b1c4273861b895e5b2d6b7a8a825c729ce7459b9dd7118e2543036d594e831fba999d01086741042c611918c7c2c1109be6d4b7de4e27b3c206d4f76eac8739d13d935a1f0e9cae51f44ec86c56621b2c294743b1011c7527474ca230e5325383dc693a42375cee531b17b615337169c2352ba7cb6a6817536e139edc5666ddd366733f7451b7d214ac89566d944f1a756365c2171fd393c3912dc287bc392674f72b328ac26bb2a6a4aeaf9590d29b745984d6b4923ec9ce386e136cca6d1a9329b55ae8a9956c039287ee838ecad45d85d36f9ce7358c12e55994de1def221303b6c81baf698dd39cf2d34ec68feea138d1f34c34aa469d40fa61c5dcf654b9cc269b60f0bae4e544995265fee899fe9892155a8f6cc0b11ca8d9a8c11f94ee02c9693d49c34bf940208c992a3951925499538e112e81c23de141535adc6eaa57e90fb47f74e635c1ce9c6c8bea5cfe04045ae6c73bada738b8cbff09b75bca2c7b5c47ca157774a6d26133854dd86ad80109a7526971a83b2b882fc957818449579194ee1318c1d51995e655066406afd3f6e95637a5b0aec1dd02534125d90ae26444dc1b9c23013ba6d4e718562da14ca84542341fc738bb8011f1d47c3d3a5688f71261498995877dd362273af63a7ca3b03ca3ee40e99f57742d6ab1a5c461c9ae1d728ba1a69e4ee6539bd2c183c2353a784edbe146c343a13e89b84336e5124613762a3644985c697b87656fc26dc4377e4a91b680e14b83bb29f6a019e40646614892175175b285c48d339c26d4a45e06d158ea8fdfb04d1470dfb9557c439cf75236e5068246d2835a1c1a9e5ac6398dfbf28b6d857eae117e15d60e654dd6f88af938e0774475c6cbcda42ab0e5a24a91b2abe59a5f495bb50ec2ca21c145ce976c14b820d1139433fede13a6e4e501d23b2cc2735f2c3b14eaa5f5ded19da15c1a7686885a5b2b7d0966023e5cb8a3628cfd975ef84fe0e13bee9f10ddcab46774f734c6e8b2d24c1285d3b6156d3b9cdbfe2536b6f4ec2ab1fe687c2ab50b84a7f78ec11f6d445c3a1d12ab1c9eaa6242d6e46aea5e5e4e51aa4b86c9c1fbe14042a1b64cf3f65518e2ecdbb2a8e6c5dd29dfa7db628074c2c2236d385060a385d5372e16d25098402c23dde14f8b763ee8012190fcabae7172269183f64633a9254e92e99423751eb3a7253de72b16912811c535ca3a409286e77477467d73a17ec55b89432af928da9539434c279184d1c657656842f8dfa604a976142b46ea2e4f712e78e9e13e66c4c14d27739283f37ef28d2a4c6964b9e53c539a9ececae7b6b33a19995e658ff6b5175a253fa79418d78c95e6c2653924f520c0eb7728b9ed4fb4889c2707757109c2836a19bb1d299e755654230ce57863548a7168eddd1b440894edbe540f9e5061a72b123251c08c94624ea6d20fec56e6e418dff07146f73cec8042ccc2b82e113b2ba4a1481ceeb26c3f9ece2ddd559b5c7ee834cee85ac8840bb1c20249429384b7051891853212b18441971fc263a42a8e313d23e1169ba0ab8dc5182c877a3a494d85844c95c355ad308badc26e3390879ce1dc2186f098c957c8279d27409ae51799844f19a385be1611c959847080b88f1c5a3fa55520349d94e21594e053e9255a072b1eef58d281d869665ac8519851c6e8f6d472884dd9bae741132881a546cb94e70d88a30173a109ddd70a34d8a2f3d2881375cbd76449dd6650453b65c26868eeb6dca25962a96434f4273c438c8e17628dd171d93e30e4783956c17729a3ea93d955716ff68d365ce3946d78c13da3657d5649dce429abd356d1bf7854ff8aab765b9954fcc259b4ec9e5d0d388dd3460ee9a6375d52774221a6492b39dc728fdd12774d606f72a07df09ac64c9940c42aae86b1bf94e68799ee849b748989e23a725547b4da39dd63a8a689ff0b571c2a7cb4fee8b1c60e0adb12aeaa1a5369dbca0e6e5bba6b48c98ec861ad6a7dbbe42e86970cf288d93e665dca4a693fbbe571184eb7b4de4a6bb898e136d01820845e441ca0cae5c440135f53592651148818566484f76dca6b4e44b870897143251b2795b85ca0327958f6a716882a197f64435956a3375ee76e364db3dbb6254b6d47f8e278b42bdbbca874df9e42b98741a4a85dfd07484a83a13c28c69d9748e114ee1198e5386e1074c69f1a08595740add939d92bba9442efa38e9d91e16846146166e3859b55ad5cc7d9775bea0c0585947fa47e5181d58edc224ecaa35a090aa4cc2ce42ee613aac0d80aa64b4b865309e7854dc62a154e91bd824ff4ab88b9a1a37c2735d653f69dca7750e134dd9d936cc6112256c8e093329adcc6517bb3913286c02ca925027214e1c8e2d64aac33e5fec9e72f1ba638511017f56ca95fd1eee4a96b94928de29b07dd398c2e027ba2680ca1786aea77c201f997324286e4a183b29859284ca6b774d3884e2d928874ca374399cecb6236581ca3e51ab3cadfaf2a9587f57eea9df4e9d3f681ba0e05dfd9174dadd8c4a906f70c29a81b923e1793d576e9cf7b6dc3caee51d919fba8ced94e6a79580b06d89616b8273886e045b4ec15a9aea0d67936e5365d62ff03d064809ec6070af328f97547c8dfaf2a3492b185f28a2ec225709df745d368465410d9ca7488dd3cc5cba8c7e15c14d3ed518f493807432821a3fb2a9c91a46e8938467a94080bbad912a5bbab323255dcae029d21084e4efa57412e707b201b2e2ae16860b7ba63223dc9f55c3ce2b72a938196c2b89c7e10f86fc94c69ee8bcefca67b9e73c27d52e25c7eca9d17a7be325783a1e20b84b8b9b1f8dcf2dd8e16ee2fe92764f4b4409a1a65316aa8e2617e99b8653c65383e1da974e109ea41aae52a74ab4cf645db84231b94584b63ae91bab5e5ce4e3f758059845ae9e4af2dd072a5d250b5aad64829dd3ce5644953984061da15bb94e706b62d6772a93661f2568977e172734a6c9f31ea89a63f5ae3f4b5aa95cd68a3d5b9257856ba3ce974cd8dd8aab2c6f4b5a7b6e9ad6bb654a4329d324bbf64d7cb5efb4729b686b5d82370a950d6d56dcd773bad8b474f0887c4ae56ba27757118d8e820e32a602b61b6caddb612a6883b68d1e1dae6b794c71742adf16e20655e5c51886985149eeba493e93a9d339d73be811be5139464980998b47ecb0ae503251139185232a4fa7880a33a12bea3fd29cbbe99415bb27128e657eea4e5492384472b16ca0b851ed4792847ca0e1ba3261349dc48426164a67d3256dc65320907645dc884427886c2224a98ee534901d852d2d8020e0a2c337b553607b87d410a5e1da1f6f98efde152736a5ef87f6fca5d1766e9ade6b46e98d3f84e6805446508f77af2ceca4e909a4a9d276394e1ee570ec9c6631aa5d25464a125d9ce75adb124e55a09ee9b91caf7053d28348e94f754f3fa9871738ad2abdd85e68710ec2a6f86775283ba6810e56b875cfcaa19779c76fee9f65d54afea6cc2696a31ce977caa877749f94e8eb549ccfd5aa40f85ec3fa5ae2392579b5269b2d635788aadf2a8e93ee3c95519ed705789a14995aa16ba760aabe20b85c76cfc2a2cfd31b1bab9ee2f6f49eea9de44acc9c8e13afdc88e384d2649cf640dd3c12a364fb5c6fdd3ac6a6a7cf640ea39d1e728236449fb231ba2df1f3382d4d1eea77923af30f09c18f1c28d275df2b1a674c233ba7eeaee8372e5dd676d0eda6d3e99410d1dc145427c6c8ae11d021dd347d4b184eee80e2495f23eca5c97985d935ad8ddcb728a998f75dd19c14e384d02e73c0fba0dc40219773f9bbdaa324a0ea70413ca6b764e7946c8df2ee535dbc8e022fc2738cc14613e48cf649bcec984410a98180ae0f29b5e94d973f6928b70e6c42cd57f08c255b94f7968e16b8e64fc2b64ef2a1a2591f74ed9039274b572886dd3c22437ec9f696de375610941e48073ba6860246610dc2355fd421aba5f1b2844c2b76443a253e409e0e5dbaa9e1def17609198ea21be6dd53111b2860a8f76c765e19d51a5ae5469c31c7a8f08b4bd8c820e116e5992428786f6551fda13dff0f15b76afe1030ec891d08157a8c964dbdd57637f57a42bcfbfe21383a4a2e6bbaff088643338ca34e9f9b1bbb0bde4bbaa11be5dfb2070c66c554bef7155bfaa4cb509610c37ba12de654aa774131e6acace803728081f16cff08a69ec152fc6ea2956974f5ac492a542118d469d51a3a66548ca6715382a358d4684988d2365f0b95d3a1451dee0b28fa275b967651940f1a14330519dd3a62dc2f2c963c1699d5bac3251328c847e51e4a6bfa49c6e8176364c6978b9537da6fe568dd023a428808875d0a4ca94269884c69f941a27945c4ab5a8156b383dc5ce31954db079525085604a6f54e174851d4e29d509ce2119ca0d550936e5541379cc6c9cc6dad68fcf0a95ec0f7102dcfdd526ed24941ee6de31098c782c382874885c329bf520e63c3774fb6c85308178a1d109b75a0843c43d94e91eb9eacf0bc3f87a3faaf1e7711929957cbf2aac381cb5c5783fe29acdbad02e20e2578419a7eefbaa65f09fcaeb03b850ec301947db9f390a0911010239d871aa39e5ac6b9ff01c2a9561a1c1ac1bc6138b6dbb628322c0e2394d79eb8c205f4221794c1e65a8bfda672bdfd5d73b269a7754781f955599916c461547348a6d97214853cdff0d43b201f52c64dc604ea7e597c5846d1ca05bb81980aa7f4ca25c5b88ca11b492baaf3524a394395083b129a360a3c6366e158d8e511dd1146a4ff054a2e0a0e9b2bb2289d2358528f6d214a11a95dd76d06b8ca312b2be3d11c2767bbbb46f753b81f29a87f4c2c1ecb12b640984c8ba536dbe385b51c360139ee740c3b7552997113eea0c4e5108741ec534e0a1c18fba34db65cd87286e465340637642c0e4dee848d447bc663857b44372888929a02c20d04a3927bade6539c403dd64dc9a3a48ca9396a938e13ed418d81bab7a7f29d1d3b9728735ade1b941f8ec517be1861a028202e4ac07394bfa7ec9d44e5bf6946a1353e0fd915a7f2ba9c5dcca7799036194eab91858cf185851710a36c94226139d57a4e2f2c37aaa3b02a348b98f973f9b7847cb369224fe4a961127baa9787f972ad2e21b6b9dba311127e567684d14a9c5377dca633765df09cfb896420c6b8f996a6bf209738a630d93fa8aa5deed8ecaa439b4b94e3975423bc6576ff0f9aa864c98fee8b19731c4dc764e70baa7b426ed12a3da385e63bf519d1df65421c5acdbda2161841239443762854d8db3c234693695b999945cd9aafdbe94550d69781c2739c196188c94d1d99caeb0e05380ea3ca39013d8f91b27e4b954b9a6e7bac67bfce36ddad4532e225cae133846a787711bdc8b597396490a428020d943385051dd422e128eb3b2e340b3e8872b08a829bb4a112a540b8e148c69380b38f0a11e42277f4653b947852c40b615e449c2b5b24608e50a6d1194e77ff08552d21a4c72274b86e023b842eb88ca16fb40852728de338e5068a954438377534995892e0a2b0dcabb947a882aa32ab03bee9ae73e6845a6217752638efa48445841b8694fa9cc2f2ea439c253aa0e8708443bcf74c6c8abda42e6d29d9a88c33b084986a77e4a6d3d899e53ab386301174b780549f298661114dd9829ef02e3714e0c7674ac8ca6b4c954dc6581031940598432b24c2973a7609d352b4746c9d55ce7538183972731ae3bb8f28d9d4858d829d0db8e15f59e3b2eb6c9c26b9f25b84d79f803640f09a4db4da506b60b7ef2ac2d6d181f852e2f7b64954e8df3cfca021cd21c39424f03b26becb46538073382a6728886f9e063da8bbda2556131b22ed8e51f694f734b653b91207298618e12d232a9b64cb45dc4ab5ee78aa0ca7b6ea1716e7394e6b63785a2171c293fa67289c384d335c7d82b9add10116b647ecaf7f9ce70696c85e2c52bcd1229bb95c109dfc2d5c729c70f95c08894ee290308085ca48c20147a4a10bb6c749e54159fbea5a2613dc72ac729a4642c137133dcca21123a82ce610e5346c876410875bcc20be11d0bbe119d95638019283464a2f3b18ee9a5e60e118634713dcdb8e9560102e253e4ba67298ea843408f8e5062609b95e7a6214a717470be49f84d65a6d37685fadd3b27182784e2c968fa82f7547994eb26d2332a3495385c291acab9c15ad8ee9a6bb4bff08d37b4315f460bb24afec7a701ef78cfc5faaf608072a6180e14d6a61db0136e720939f51f3fbac16b154a8201dd797d01b927255b73267411874a929a37741cdeddbe5398db5c46374f20f6436e535a4dc4caa9e77117babc27a784482d270ad24462214188c2e985f2bc9b45dfd4a19f08de442cf940d420ec9ac6655bba0d925b2ba89c0ec897b6a187819467cd619eeca9f922d01c7945ef70a7ba76ed7fe17ceddda9830ac404422f12e2acc828da7ab72a3a74b41312116fb7f653d762355ee3786fc226fba1e6f5f3bcaa2c68c7cbbe131b12e9c7285d3fede50443b3f0aa6e1cabb219e64829fe512ef6a6baf0f1b72983c5b73b89abba8a17748c23706888ff503bfa94cc5185995976b95d3b214a9f401b2f853b15255b1181df4c21b6e9a427cb21389976921e1762b3281184748ca9426e8ca070ad2560c6b9caa6da8244f29f59e6a0a640bb84ea65c18d3b65418f027aa48022394f73819eee617d82d9ff0f9abea435dba9ace7892c1895017c2eeb74c682db8cf09ae653c18852e24269632986e51f26d6ef2afc42873fabf9a6d05b20224fc68267428c4e9d3b29a948fcabaab9fe674f656bed1ca0de1dc64a02ac3820895250bccf1673a19c7384d607baa3fa53411e5ec139cf2f71dcab891ca242f299279d9be484438c2920b8ec15e07ff941ac225024429ca0d638939ec9e7a99ee3db64e0f1279974338532791c22495738ceca196c611ed105177c950f830aaf9a436d03b941b9bee7729e32e30a8c5951b705498d9f0f0763946ab0a8c3f85458db063ec88697d3c2047b6aa6e26e54d8fe957ec8893853168c2b2b29804f286384d6bfa87ec9ce75a463b728d37c696cec0ee9c4cc62765bba7fea81f4a32395f435a49a646654b703a95507a82e9d8957d3afd3f841fe2d979086f29b173190cdbee897611341d3cba758a72b9944ae1633a49d37df25732b78328ec8a68e57c272c650331eca541ca68816ab46c8ac4956fd29e7dcc84e251ec9fb82ab3a4988ee8b4c15f21341dd5283dca338e516a83941f525b84cff04cb8cc6d3ca01d6d4a8493d96d4702dbb7fc26d1634df93b84f7d135db1bc2a74e9b2ad6763b030bc355fcea8ce969ce4a7344ff0d2a4ea643438bf9eca6046163283ee8f84ec9684f14830986840b44ee8cdd1b774fe409f80ae3d2084df30ff0e16c91fdfd394292101642b812ddd55355c5db783581af92ef0a901ce3dfee87997d8775d4f2deea72633d95c6d057951d4aa398d310b1f75fa64405312ba2d8db95942db6333b943ba632d874923284546a2f6dee27c23064e1879263b4f1312aa5d0f39b8e9c9e549b8947b23ca80c08b83ba723ba7bc0d8fc27b1aeba41ee9ffd572667b10e2f6e644678537fe91713b270c6ca325ca58c30ac1faf7484375124ec8cc34613b95c6874a93d2310ac65ee60cec4a355e464fd935cc734b9b7713ba34aa1a8e3b2abe21de69d8ff0d2d71a4367da3656769dd07da49c7c26822c1b551af300615e441a6d26774f7b417709d4d8df32ad13dd7f9e3f2d4d14a23ec877fb5141c2674852a86ac469ca953b238dcebba6fb3a1fc6929bb1d251a56c02a8ece516914efb2a44446531a5ad1ba292154982e429d8a3793db845c06137cb24ee38863a7f74771859184d9210baf0477429d4b88caa8faae96b84aaac7164497045952daa49458d76f0aa55631b814fb95529506f85b77ea1d906b2cceeac133ba6f2429430de4afa8a8ce55282089515010254c139776aaf53b9441b8bb8e106613ae9f4655a81d3859d941894d98994e6cc6d08566c15e539e1db1d958b71bae2a1e9f85e6548a7801755b5379929ed2248e257d2e3956d5735df8409253dc619c276d959852101321b51ea76e9a48713b22da3e6a82e2ed8a6416827e11b489caeaba7287285d2509ca18ca0f224e135865cd2eec9c731683c20ec2e9c2a965a29acf33fb26b463b3b63e536a1ea4ca7d3704d7141ae028173b25824ee546c5144144f9a1a2a4899d91a81af6b1a0499fc2aaec3b384f0966f74e90fe55ceef94da523e7baecdb89dd35df653884f6bb7e92a613cea2e39d935b0dffa4d28c08692aff1b8d84013f84e3b147867cf759d216952a16cb0a119d217caba4728c1684614132ae5b42846308a31b15042e3b2eca21cd846e4a638b044cf65d618dd9581ae2579535325d18555cc4c7743ea0a8b58432aa9114182d23757b7cba94dd77c2f29b51c733c2c82ba549df65943942e4b661175ae0c312ab79ac65b6b084e159ef1319013ea572a0e93d44f3999f2dd1dc225ad67022e2760a5d2a741caa6fb6c6998ca2f9c777426344123e55b3fc3376e4a1224e7957c95185cab311a6ea34b8aca276463e55928389221752374e20a0c19dd3cbdb8e94220129e624289905389738bb1d9748928de6d2bc73774e324ac1b49b8ab4cc944112a395cae113e4e71894e76e7ec9a9cace4293f01439d1b15f4976e810b0609564404fcaac4c1688f883835be58d938388b549eb247d9363054ec541884e026a52969feea435a29796d1b422f316939c04eb88b8c270774b729d19fec8ca338a0e2d0a76190ae716b3a9db2a8ce9a80fe1124ca8cf0a4cab6dc7e4a61306fcab486e63e5d332b82512e88444611fb69d22394478c3f642d9e1d1c28ff57eeb9585958595ba3b42c191bab4a6eb1b225c9e0924ac26bf730ae716341c278ea71c216ac65378d902107659b8353af92878942ae2e403e9c4ec9d936e549b4829af72ee16d8c21e5c13722194da6d27b2a61d804125547636b646c185cac69c2a7484d471cc1ca35eb1aafbba761f08384b074da53a4f52dc2d9cac928b89b5a4caa93d5015af163c11199ee85f192887602de064765522e3fb27612f13f2ba5d6b940f952be1122654c28f472bb46cb8054cdd394de6cbb8527a421c84f36341fd93a1c6725c9c1a039bbe511be57f49435e0405d4e73794f7b2f3c616df640111caa2e6f50897fc69dd21c233a241f85d6031b99b68716f1dd55e8a4cba53dac9abeeecaf3d49ac78e89ecba765261411d2aa7309c5b73b05198694dc5e56318847394f79c7f72aad322e737f794f241f35a7e15163c79b53f6085571f261ac8dcee836d8193bae613b8ab6f1825309e970d1dd3590f6e5f25cc8ea720188119ca3e49832567199dfe17f545aba9d83af241d82735d4c538df27b27b6abc3a483b12a0c29590116d4da42b5ce7ee4abc8ce8ec15c2e9d829aee6bf84d6b00cf12bad01ea7b958c69256e820952e70443568939585dd735c202f367b0404b8adda872842bb6584cb84286e374d782d21c87ef2984260286cb1d24a7cdbb9e53ddb60fca31982549ff0a53982135c73baa6cc3ca2e7b83592deea934b813984da79ee83cc945a238d66329acb4be4e394f6de6d8928ba9ee3b6164a3742739c014d6b8f2888caf94dc3adfba25f7376589bbf09b4990ca3738f2aa35f71e782a5b6dfb7ecb8014b438eeb12b2a4628f4651e17ce9f2ae5d9020c85077469b9b39e309d68a91b14ff012e790e2113429b9bee6ca9635d9a0ec8ba96b42836bbada41bbe4a032a4c843aa77e61092a62de32422679dd93c496a693edca7b40394fbba49c764d7070aadb478b1c034133d918856ee81c29da16b7db25552421badeaea98ca2442ff070952e82501d2264f741803dcecf60156f2dcd633f309e475649298c8911274e131a93c20f260cc94df3053733e54769ec17343b94363ba10332853103629df85b3f8c1d3b9ca3882b6c2cee822ec42b51236288db496fcae1478a74a0ef715d5ba3fc7ff07270d33af7285e7cb4f83939405368e55ce74f75b3e892bcb3f7468415f09c22d014ea5090a1a4b8e5f7420f24c26bbace04e0ec3bab53926a8aa551171caf2a9864cc26b89894e2e3d91fa7754cbeeaad936a2c79f2f03b2b8cc4774d789569c7a035c1ee57b813b2256b1ad31272bb237aa85d97c40c3a6519c84e76cd929947a5e6e7731b271e9637ec9ed10f667b220c72aa388119f95d3f2b3942d845c35271e803eebbe741ceeac2257ca941d0a6d465872135803034ca0de98dd1b0d97534938563491d917556b8ec423d46309857da09fc2891c263bdad89556e485769808461c8dd98841a0ca78bbad1b89a876d82d9d90b1852d2eb9533de6a14c1778b874a65b35a69218dd82253c84e6e253e3e39502e74612e1945ed6c548548b9dfa85f515150d3b1cf3c9e2ea6dd8e04d6497653fcc6ba9b06f65e675391da11020a69c15fd214c526131b4adb3387284291b275cb8d24eebe78448ca2e385832be13bf897e447ca13a5f3753e0ff0cd5c82ca022c1d2c24aab59cfab56abc0e1a83080dd2535a54e92342e3a938447b959cec8e2213c1d82ea102747e72174912a0b538fb908c94c1b364e811dd3fe044893256712a370a01aa4dca44e8d342438a388b8893b61c12a5e2ddd3aa3a6e89e9bba9792d9abd4e1db6551ed198129ce3256b8904273ba375d0308020c64fb1b22095d94633a4e81371954a28940c05984d6924a7bdd222251612ddd3dded09d2e9e13cfd4374c886938394ef31ce2e05bc4a6b4e1f2e2ba8a918a62e732ac780c22174b9a48544635ea41242bdcdb7be74ce820ccec8764177579ca686b45f739c8d3bff8b6c46d897b6023e55223a9d6e5385007b64e51718ba0534df4dccbc712a2b19a7e5b3b4e2481988125a980cc141c618d2887430a95061aaf01ce3df608788796da07caa6fc8747dd0692ca64ffc935a1d53cc25c8d3ab4ea55d8f7e14b771f08089cbb9539729613f9597944ee8379e11734caea9efdd1bfe17138438f5f48e57987ad11a5649f841ed99ca3134cfecae6c6e9d89f1ef6f1128b698ea39b4a6e6a07c13b10bf48b28bc60c21fd470a567461ba5c51c61634f8d3a90509e7329dc95b928635c23a61ee8e74ec14fd402c6fa5c6216e0e1346c576467ab6eca6610d9386c89c172cf28fd2b82aebdf27780835f2fa97391a771beca73c3e4cbbe543406b4f28372f29bfba81844b6e27214893023953ea94d1ba9c052654109253a39b6f52edb765230dca3371b9284e2131ae39a2c85118e54bcedb4a33883e9e7baa65f32a90dc621335fd1254b64ee81c410206112ad552a406bf3bc2341cd2e9d0d75b5c7f09b498c63dbfd953796bdaeb57b9c49bbb2330c619eea9225ccc6f1c95168b4c764c2ee908c82d34215436e9b822d7638b93bea8c88549cf8783f754a8ffeec84da96d2a74e187194c69aafdfa604d787493f02b3eb28d9eefb2a0f225ae31fd46552a8fb5bb8d827399555ac2e18c613ea50faa449ca04a2e388db2cde534318dfadc8b89fecac7419c620e51c129ded818b410d6c94090da86d7263fdae95c2b82b3d8d59c42263e1443f8f7e739e59be19ea54f867ffcb4956160584511cca247cac64aea51a469cfa1c41ca39c85a3ba950b1ee4341dde534ecb88d04111b274e2d9b949de5129d4e27fb29049e7ba83baced27e54ee9a339d1318568d93d21b92addd3963ad726e5f56a499eead7f49e956b62041c26136438a1950a911ab61c8ccca6c7ca8d3e35eca149db7473251d943765b2a87c43a8c74f79d9829c3278ec507896d474f217fee38ca98983277524c04766f2a264f289e16654cb4956bf467b227a305463959bc81f742d73779e54324f540e7842a34879fb15382a9f96d6b40e99280d32037b04f7d62fa43379524976e1531dbcab9dc2c9289938c851ef93f0b78e53deee96442b1c491c7e51bfa48fb2acf63de080ad658d60945c65dee5776089261db05e53ae69ea4f77538c946a7bc7c2feb218c030d09d565f6c3670bc4787a8ea976ce4a2446dcf8c968552bd3756a933f4929cda4d2edddba93ff05a3632a184b62611a8c92d2d3ca77986a0eac2864db0ee50bad829a644891c2b426dad8e54585ff0d41f7764d884e71755a8e027c1b88feb434dd1216f289df9dca0d3308924a24aca8f44fd4be51c10fc228f288d93b24847b2caefa728764349e56794f53c4a81b23bb4548bff5fec8b8ef81b4a38e32803ed44bb0b75329ded255a04a379c8f885e24bba604e30672bb84018b62959ea74268e6743193afa6730ada484542ccfa15c2e8958ee8680e0263087dd19fa728588933661592db539a00374e7097382392e548527644929bc0caefa10617ca1b4213ba08786d2a1a42e8c7929f5ba9838e6536912d787ee9ee71eea8f86a2c7567cd577380a99a2d6b7ff0946a4b92b2610b6ab9bb6c3844b4c94e75a670384d13d224a018645394d90e73e729824b2b88c6494ca6036d54c041c64adc41bba6bebbcc3774c1d74a6c3b213691fba21fd316c2af4a35df84eac62a38e4cab18ea54e66e9bbb85e5d3de4f65342f8e532a345ae07ec830da553877cc04d26dbb3d9166fed5fa85b530b9e1bb2122cdd31a497887297cbab4a64b4306046d803f28903bafe27fc49d61ead444870cb4c275fe593843f82767ead23404da846ca0d775723956c6846e15d858c271d977a79416a73f82a46821346e822aa414f28945dc61468d912328195d58d94261b8bbddc428a5059416edb22d2e24e384c5eacd93f9850d3105c9cf68bb04a1c9c2d8217159d1ce1217730a43926dc9847b615ad7b385c0d73a906549c2c383b628860eacb48905a9a4da4e534193d93cb8fde918dec7a90d1eeb9731c5aebbec9af240711ff4aa5380e63c4a7755db153f57e15223995981dd13cae60a9d8a9f442d8ab98844e24aa74cdcfbf3d95373ae2c09eee9dbecae717389289884ee88582e754127b2738ee213ae2253a4459d285ae92afc8f6aa4d706b1d215dd2d08f74e6cc0fb263b70494c77b820dad424cae4afa56b849efc2f2895c5cd2131bc92e2a1db2fd46794c327ba767cc19ce63ce24644a1d41e45d185558c7336053e83fa6a7dd3aa543e7bc80795469dc45479062517d6a8f2f72155ac6dee2981ec91984017281c0af326eda374faa7cb68393ca1a09c903f75d32e89f856a7d1ff01015187aa17986e77b8eeab649ddfe16b47f569ba31b9e57b3539442c8419b82995d448446cbbe844a1549c20d3859322536375d910a0e842c222113ca1c95f1852d2e8c2e87194ea76cf2b31ac7a019524670b652a55a4fcae141dd4e98d1cee0a919ddb65347dc22e2ae994320d38d234821656e6e4fb9a18f3855aa553e638eca8b497ba5ce4d7180238caa61cf61fc146afe9b79edd954f0f4c53a4c80374e312d6aa4f0bbddd948caec1384a2f44611f2c531b2fa91250e35dcaa858aa77028d88fcab207871ec876ca04c154c7b4ca354c35df299e5bc389f33e5526d32b6e27b22ee7a8b40e2f55aa1c34a7874426b1a455a6083b203453984fbfa449f956cdf210352de0a734e1d78444dcd846167fb2a6e64bdc729b49d6b0cfdd3e93454762428ea6f2153cbded9246aa6d6c67a84fd8a6ba2ab9f3076555e1fe25f53a5b36b4265fe5ee7125edc54994ef2e2eaa765d4da01b10dc9f95d01e55d68d8422ac2eb8db29ed8689737e426fb88cab9a83aa06910887384e1144728869e56e87f1c4ffb50e924fe153ad6d2631c5d1928d0a35dbfef58d328a2e325473ac2371caea959141c2928f64e6b72aa83338449c9472a6268c72b251e3481c268fca3256cb1ba7144224eca5a1acc94fa94cc9c7654994452b03dd7580ec8a2d3054c6a78cee851e13b28a8e16495c2ea6cac98db49fc2696a6ecd2a37328982edba9ce912a51e7d1ce98c22d0ca7b7a5a5748b9a11889dd31ad734b6539bd4384f7927ee9a39c94dc9e4a0c1ee943684e126e42018e15dc29d974f523b26b51e13ce4984db434890b368184d8370dd37a5a19211bbcb6c4f7549b736a3ff0515a31af27973bbaacd607b6812df94ff0e197ee7845f50d47b6d94c1779794e34c96e535a6ea9fb2149ceb67cb2aa48f2c48ee9d54f24ffda635c1b1279c20d060c7ca20ba1f7f1251dddca678701b2d2a955a9e63863b20f06190d540406c722693435eefc2652973c5e4a3588bcc0e02a6f935498181f7514e9d325e6a7f655876f68e11a54aa79ac867d30abf8b7b5b49d14c64852ead42a38f48c20c731f27684cf1350bdc321b95ee0dd86611b85cb386fd9711e66653e89b693a329c581c4e4ef09ef164350ba6e2b6951bba8055993cee9bfc798f6c2222d4e6f553717e117f84aa5dbdcb8d33b696fa32ae9254391bbe34bb2a068650ec9d8550e1db26cca88ca670d92b70409aec4af9591253a2d6b7df9465ac8e1193311c2ea194de5c8458cdd162810ee83e01e15374711d9c6fa5d27685db4be7d2e9c2b8ef83418583bb844e0156eeaecf741bf954cb62364de651217ca81dc7c2c29c2ca8d2749db44abf11c21ee257225e49426b8107941a6542e5b93da3812a0c7fdabdd9ec826d38ee8b9d75cc286ca1330a5d08b70fd906f3bf08f3b2f94f061a25547b449b7ba681652dc764c71baab24f0a94c418f841d4e9961378e13aa5eeaae25c36598574387f94d6d3c683d3d93ea74b69fe4a02d5ad2ef845c4f73d91a2e0f3f859c3cc9ec8d5a21ad1954c35cddea7c8c0551ae0d692e2aab039eed86ea37443218a5c4e4a2fb8a81b8e51afd73c3c91385906cbb3b2699716db69bad2aa9a8fa91bf3d822e7d526b1be319dd5bfa7521cf1ff4a5c6cab6ccca7329bde7aea1c275cc75566199829ee1fa249dd58ebaad37bbedb2156a3df614d76ee20a7138de7946abcb1c044f09adf6a81ecaca2570a72ad66534df9515c92d910af82c04c27188d959e16a49924ce9249595df4884740a061950b65180112e4d18e54941cf34f32118829814a79df01468d264aa60e1346510bada1c131f32ae72aec2da142612df846d39b92758188a03014eb26af95074748d2775c53bac48539d255b8070bb2eea3d12a3b2d845cac743ba4239b712a4ef950803b2bb6aa38946ddf75884d68808a8dd19b96dd949c2832a533dc77e13ee9943dd0b2e74fe13eacf5c0ecacec4a7ed28ecc26502e2328863baa09e1383ca31dcf6551b443ae6539e394efaaa752b5c1ac7cb8ee780a0c0329ce0516c4752b434d43098dcd332813317baa2e716bdb23ba864d1a849deaf11e1837ccd8ac3838ca32ad78744a73aa5b124aa54e93813d442754e1b3798d95169ba3221e6435809213d8cb9ee8eddd57a2c6dcf9856b6ed9526d40189d9568d6788c764fbded399421910c7cfc94c78665e9e6c42313195951a83285a49d95d6e20729adf1444e0ec9b49a698c7fc554633ce148f95744aba855d206e85e62778d6614e74ee8421395726c6535128bbaa50507682040ee9b3ec09b3d4edf854e50d86b42749835dedc94f3b1c2339f3b4a2016347d967270bb2852a17cc2c4fa9fe505d4328d8dce931a4fa79d04de541c21702765bc22e6bc4aceeba351ba9e14a286ca12843badfff03aee87a09e119d472a5d32812eeea7dce1f0175ce0f64475109ec7baaeb93dfe24778080736e67bab9e206e8373ff068b9ae7c61399d77c0ff0b42aeaf6b4292cb30d84fb1d6bb23baa8e3fa8e12a06e151f12c34df9d42a38448552a3a18c25556b9ae7873584c2a61941be1fddc91baa828bea55688df29ec8fd321534ae67ff726d8f73a579bed9030846c9c187cae155aef2d21541b884dd4c5ddd5aef39e38ec835efacec4ecaa9e97d5c77994c3436488dca64cb8202b8e0eda1cca2489ca2fa556230308b7c404e428667955a28f86754bf1b4e13fc2d17879193c151449489287f52caccca0b2ae4d2de74037569c2bb2a14ede9681d45045d9448218283482ac9e503f2ba40a7785880a5429df7da308f287f3233a1e5614e86118d3b228f759d3b7a37753b27045e7256774775dfd11a712bb228a8ca38284af8d77d674c6cbac4224bb6c2717491d298cca90e19ead804c6b434e5eedcf64da72d67ee897b77280718603846ab4db18ee83581871dd190d2d047539865cd861582e61aae13fd901feaaa2eb5984c6f856d9aad7cde6d3c265465ada7711b27b2a8688e21788a52c612e03788f28f993398e47c2ad5196cd809ecbc17c6382aa5d0d2602f10e264e0275b11854fcef7801556d4243838702531c6dab4cb1ffd9328b2f049726329be2981c7c43837fa66158f6925a9968e4277318022fa6e3b2734b438853ff013cad13d93acb80dd358c6069eb29c7c6bc4ce51b42175d3946b5139f6ba161174fd93e761a468742a15d84d1c2bb651384676455c30b12bbe3403493284c94d4d4dfa50be5085dbd23d13a0d730b8e75d912e884394dca0b2b758ca84233a38a819f441528c14e764a8c23315ad0e3ce9286844fca7188dd4882e41bf54a64e158dd76f44fa7b20d395ba9ca6dd85e63b78ee98db9ac374602b807363e5797d44ecaf174ee890d610706653c1bdb561a46027f43713bca21a6d927e551aa21f8854ea340df6f28c4d424fc1d91a860b7ad04404faac9a644c6f2bcb2d8ea33ba7f4f99b26cddc27663643a4a6cdd12e1909f7f985f3dda17866f888a8db038482774ef12faa58c6b98dc4aa77860969f84413d676e57489c7d93888c2a4fad349e31b84df35818e7023b2a95093bc6caac3c3d51506fb27d4acc88b59c2be2112c75ce8214b077432da9c8298f7d8465398cca16891d906b599fb27b9f6b1b0e2d9c764d67897df37a25b8d93c7b44a228d41f29bca3da8910ad2115a74c236fcaaad3dc1f329c1b94084ee28dc4681bba9d3e3d3c95db4c93a8fe40d1a067419f4099e56ea78dddd5b203659dd615c88707a71188cc145a7216653e3a113c23374a253fb22a1098e5119250c6749d48dd4e93951c2080ca339d2e13742b51e4e9dd6ca77384233419494d69c2cec8bdf6c41b95738a65c041d19f92bf48c6e81179a96fc14c674b5f7fca9664a150d8491f2a853b9d5ddf641b246530b2d313df95e6cb3dad6e4901798cb29bef785e21d8388de5797fead50e1d940fd3c2aa58e7dbd4d3c23518d6bc5a7e5388841ce1e66c9aca8fa7e64c2639fe4e41eea9b9cf6c91dd39953ccf2daffbaa46e6792184f6a9d73ed084fa59bee0a458e07e30ac6869dca6d2ac6a90e6b1beef946bfea5fd363307256b0d2924ee64a6d77f92e780caa545e1b45c6579445bcf08ba9f646a070ec6029e87fee9aca8c78aa595bbfd29f6d3bcc410152a6c90e2e384f7f8d7b68be1c29c3539be39fe6fbc8ca96a7c9e14d3ad71e5583b6daeeb3a42767aad92d0253cfb82845ca7dc8764d3be81338d728775d93a11dbd71eb6642cfc21ad40f81053c9f6a9a728120afd94ac69ca0d26138c2e0885146e987dda383614ac568ca938585f2a3e5672bba1b6cbb69a4e4aca1ca0176329ad6db8ce8362a0984cbba9c58ecab9df286536513b044e5cbb2c201b72e5304b61ca4e76503795d22374631952795c92bcee84da6d9272af8875a020ec35a3ee9b96b9b2b3b26d104b464aa8ea8479912994dfe6b8957b9d8dc4286b6d6367ba73c829bd792453baece55275af89fca6c8325362543ee6140664a635a5f6b6e85730386e54f880d2cc77e15a658e8576e5332de42a82a8acc0d8f955ecbaa9fcaf195daea74581ad6e4b8a6d1a75ab547f572ab3a3c923a88127b27527ba9b45c4e33c202e1d480fcab12c45ceb4a6b4349cbbb2f927795e1afa77d4971221aaad37dac26c2d9fb2f7e1dee356bd42ef86eebccf1afaac6b9a36b4f0ba774a1e4549d89d70173be823652a364e4543211ea70f739764e7266e77433a0d1bba6426a8e113ba1fc8c6b2b8d234118d30baa79525c0a21812820271f95b190aabde2952139ca276c81b954dbb36574f9b33721127756f4dcbe99952375d5f081dd5a6785b01cae9ca6a271c22542f336a2e44c84507644984d1cca8d974050794114429464c7ecbfa9abe15a641ca7176540e86c27bbaa5116e24fc23cf2b844acef2a49bb641a37555ce2886a0d381a7c2b0dc139eebaa38ab811c214c25074c08fba6b5fedbba20cd38704e69e7ee9af6ec8d9164095609945ced9402dca25b75a41ec53cedb2a44f9751a49436a6244c2f683153a93dd7d531384fd981f7519f943772630d8e6fbb129b5bc3b453a52f0f0dc2a9e1c54f03e169eef39559e4798d23e3e539ae03e55675673d9d2d3979fb2788bd912602ba9f99f88418d2e79c215aad52cdda575579eab8602ab7bab39f14e78b8ff087f974bf54ba7eebc59a7e22e21b51cc9fb08d4ad41efa9775031aeff16f1360c4aa93fed41a4168ca269d792b85fd8a20651a3495d585c68498dc4b775563f5733d95bb408859d3a3959ca30a94d51eb3e9d90a1630a06743af76c42e1150139582a138bba574f5bd36db0331ba6cd420352eca7992c034954c37ab27b2689b9c026003283e1303c36774c1b941d9628857992a1139d9a84f4141df7d09d946e10099464f29d12b1254791c225ba06ca1cb3329af7923f75b80b12e5f94ee4225168533944c85d2256cd6b775119407dd7c2d925127ad04233ba8d913b88401123a70d51ba148c0dd16893caf324029dc8410931c27ba404ff28351eca09941e621180aa03acc764c7379b57a82dcee9d06b37a86d69c14438bd9369dda552832c38f84d7c91b263c1ea4da7797986fee9869cb5d826553113ba62d73dc25d93f0a8fb7b3da064aa7e63df7362fb87754ac1503a49ca73aa97d6fd90738b8bfa7b2934dac3edecaa329b5a5d36ec9c6a50786644929d49b59c377f3d952e97fb9d151ac68b5b2e2388e5793e27c1d27d11fd3955f8a7dbedf6ab6b7f14f9b5a764f3fe27589101c6615a02ca6f95e23bcac2c1fba242884488d23533b2fdf49c2665e54ec8ca9e573385851b2eea519dff092748dd4e63082108c4a83df9d814d06e409957caa6e68de534033d9536b182992face3b2acdff0dbcfdd3c813049e02ac5c69bef2264346c9ac692d6ee80c96ab5a57753949f84621a9a4cbb747b27b5b10b89cab5b108bb74ec9784d82c477e535a066e8f971df9454ee990647e13443cb5757c2738fb70a41050381fbae15bb84e6824189446fb941b231d0bbab2ec6e849928152499cdcabb36c2260c7caa6c98927b94f728f7219ca908fd584ac69077eaecb1d6ecf64ebee1b150d5e638b8ee80116e7ba32831d0e325795ec03011e9eca012b75285c37956c1dd63e13ed46b09037552a5530488194ba2dcce2782bc497ba98211db943c3b586a4dcff0a57867b05463ed9469dc2fb8708794e2ff063552a8186869dc2b5b9dc14c789737a4ca1e2fc39f0b41da5e7abc3773e133c3784a551b45d0e772ae73be7640798d2d921971fb2656b2ce545a2f04cf02293597d73b93c27dc03847c5d76d31cba23ebc434d51c1991f2ab54aedaee3e5969c154fc53aab3c512ebf325790d75369cf9e3fc45f7fb97991381ca27ad6f881f65852b0b08725ce9bca0b2bba8d948566530f69255c4a296f1dd3fe9446e8ba234843d2112d2884d265e55c61ac4272e015a011bca34ff0647ba85c693395e664185f8dd7d6a2177d3f3f09d70a8e681f0117f53d6221533ee249e553b794db6375527951f32aabb728b8a3ae547b5b728e136eca394d3ed74a771caaa4029c13b658d916f4c263e38581b6179959a198695e41c1dc2262e31253d8eb0db7552a3c74e37cafe23c4b98301469d5f2dce977fe111ee7c20e2d7bb629b1d1b7fda27709ad2ebc4a23d8c55771ea65bf13285b374e45bb057875c2215223a9ff69a671c273a1ef6a8c37b64465ad928ec5a53dd8381f0989067bab90754ad89761413d95fd5c29c43a518448c4c225bb846a8c4216e55ce1c0ee9cc81211a8ed9e91929aefd3e653a9798c7080e4df29d54018dd799d4dccf08961a8d1d4cc9fb29f2ded3d26154155edde9ddd3431c64129b6cbc0384f63a583e556ea8cbaeff74af0f6fead6763b789b46a5414b2cc1f8542853ab469b21ce375c9eff06d0da9bbc84431f78c774e2f2da65cd05b69f9418118ba78441357712aaf8ea953c9a5b27ff194685777b96fe149ff032cffa4ef1354bfc50edc03dd785a03ccb493c08987fb547f898f964a21bd28b7ee8ba8f8973b7bb4995c2ca01023a5106539f231baf951ce81b1274044653a2d5ca74271d9b9bb9125d33b6802c4ae4a618dd531eddd39c301583a8c945cd9691ba7d21739d85306c73953fa646020316a2461772a4a8e1485852ed3e15bba79957384ab8b5b8184461ca833dd9543aa30867a494f73b7e9503ac15b6610d956fd9102e896a7131194d265dba85036552a1065399ef44dd3b2c4c2ec13c3acc956e2729a1d246db21566a385dd81e11799c8cc2a94a6ffa8421218ecfd954692fbed13b47838bdce6e4f2a9c1cfe4a361b6a35d2394e163ac9c2ab748c88ca776a0d8328f997f6571dfee9aed8e28185332ec14ca7d2751d93e88ebc92886c2cacf754f2e7219c28b9533eee5367aa8dd39c4c14f938558b62d441876e9e70b78394e697985696ba98dd537d0fe25a330a890c8f0e5e6621581f6d3e9dedecaf735de5e7a9b8799466533e6968a91ba73838dd73b8458d7bbe92d92158c160999ec2ef33dae11a9d2a458e74e64041b4dafbf04c42f29a45571939817cdbbe139b79b845aa9bd951a6bbba34e91d93ae21e14547b2a66c9349c8418d753616da3eae55c64f29d88e531b53fcdb76fa550a77838a6e261abca737cbc12feff04fdd521e4f96ebdf4b9087899ad5475edf854e941808340704f7b493caffea4c13ffb488941aecafd0ad88ead214541b93eacbaec281babc1cab7da3751ee59853ce13148c28d82ea8715fd2a67d23b21a237474a153dc982996b7dc5640eeb92b5cd7e6364e2c11d93db6c774e23e61590b6dee813b2c8e94676529a08dd4ee821286d86239404376c28125c3e553b9c2e071ba364f76d9559c02f39ce693385569329bdf043f682afa74c416bc8df8553c2f4b9ed77d91a96bdae27bcac44a77088c3b741c3a8a26153041b24ffd2aceb745c8788a85b4c1dd3836443a375d328b474813c9828ecba51c129d37ca1924f522040c92aa57346c03f755c821a041ad26b65f185e1fded7759547cc26e82774c2e21b0aec982deca8d3fd4678693fd40ecaff2ed739b7ffd2f269978ea44cb89584b7a9d48b4ff064d0e2e9840d911b9c26b5f79a9d36c85e6369566d31b484fa959ac665c77f828d01fafe39be6912da6d13fba3dc387c27d4eab63ee831df9cc7da5d0de42791d6508c845fc61341b728641d916ec39c59130ba842bbac8329ee7756c5347b8e139ef6d31ec71c84f616ba8b08e53c54a4d7d13ff2aabb5ecf68556b1b37253a98dae7fdd788a8d2ea6d38c11f64e6d2653753eb77fd26bdfd2fe933384bb80d95d4deca944979260f0273c9480d05387b871b27b631ba736ee9927baf22992e193b04f7b2d798078576366aa74845375ceee9f394395d530aa735c184cec9946991589fe21d90d19fdd36ad3a94ea32e7be23e155a6df29a04dd194ea175477e5798d995b728ba981ca2244a9ff0117927111742b9e718089a55fee34b95a3a9d84d0472a02270309dcb9662f2747f31fba222f7224efd2834eeaabba46c54f9518d311afce992d8dd35ad01bba78f69dd1655635c7754338ee8e5cd7f5a7dfe5d674cf64dea6b78ee8b8974c655b5435c679a4c3c9817c336441ce51cf2a4289ca6e72a3754c8973ea33dc37ba8ea68df994f272e9576ba538e1a13db87b614fd918819caa7e4cbda1ff04aa549f7022dfe9e15f209860d953cf4fe51e6113b85737fa615bbe56c9b6f515748dfb04ef11674891be5786a5f45aefd4e6d4f731c034974e26790c6552e84198277d936d17bc4a6812d4e02494e6343ab74a113ba20e18ba6e786f74c753c3e51a374529fba1e221d544d97867185e66408099469bed198ca6b3a184ddee825552f14fda3984d1e5def0a91e90e929adf766785690e688844f5031dd448df2a4b07982135e6091552d1c3062555a5e1a937cce155731d0e02a12bafcca86f77755243d85ad55aa39f745adc4a66d7e56b29fb8a9c38edb23523aa045bb94d3b84c182261396c85783ed18cf4e4ab5a09c93c05826364e79cfeca959fa8d3e77556811e5b4cafe229b5cf6e632149e87c27b4967f74d6d48155df2bf85ace17df2365fc44b07415e58b8f53f64d71f398309be59b1c1c78132af88a6d762c9c0e4aa14ab523590b801dd38d571266513bac6c98e7a8f7560f3cec8cafe22ad3a4d6fea123f65e219e30d368b99125c5571e5ac3672ab576662b693cd6aa5ae8e9e4af3637c23ae839277445cca9d2fe2153d97cbaa775334dd824611eb75475c542e13b255fe359da0a020520c2fd1ae3e616138a3db0882dec986983c94370b31a762eca0cdb2539d92d4f88d824defabf8419808a3ac6c83896a89571d95937b111eea733b2ac28bab0a21e6e0eeaad53861ba532b5083878c142d2d6ee1358ec94a34daf7b3929f01ce3929be6171dd4d4b78468be277c21bca0d27289891bad6cafa86c784c692e73a564a25ae78aec63dbcaf14ecb8404f79bb7956f538233d28dd2f9726936868854c388680994db87a374828eee72771cecaa53f73cdc770a224aea5e655cec9a1c0536179f9c2a54c97b438fca8eb6995714e88eb3b995e1e855eafd478e1abdcf7d3630da26547b8b1f27b46a4388d9362a38b68c494d348388e945e7cba2dfcaa956d2f72f2d8d3129b106026d416d4a9d3d950a54fa094d2c7cefc04f11928ba096e5548898bc46c1c61549bc1c8aa3cdc5ebda2a41150f306b483dd5361f75c8557893d329a1c7cb3770a953667dcfc9f841ce6e154bb2f1a953f2287f6f940b1ae38884df2d967e5103d89d645b13baacc82ef9a9bc1349847dd1eeaddb72a32e4d8ba7eeb7c422474fb539c6d05784f0942b3bc50ea84b7ee8dc8a74f098e7ded011ba75699383ba2e23cc7169fdd52ffd9286eea718841a5bf84e73c96ece2aa321cf4cbe01c3ba9f986a16e6374182e03acec517deead549b7681954a9b5ac63b7de77469b1f59bbf645f543c36c3dfb2bdd2e797fc9d1a07bc4ff04ab9be5069925795834e1b129f558dfd3e96f29af7b7cc36b67257f861b5d49806e2ee65303fc3b6e23ea2a9d4a4f7d75ae68c9e0a35d81ade863b38543c31924f629f51fd18c6e9ac79a8e1255dd4422eafe6448b53692d1895d71338464141ad3215be3411b4263b2e3941afc21678afb8d7e909b896a2dc79ce6fc22e32a07729a1b9704f0837372b86839441d91e23468f7184d9767644e3859dd3df75911ccaa2221d27b954e186910fa9d943ac7f87bc8e02a2ea8da7fc3be99777182bcaaf0cc6558cbb12e398573892f864650b6f66422edfba79c285a49ee8bdb86edcabf2834092a8cdefecae635b477ba68a51327e18877eea919f3095408f933b47983180224d806ea080ba678515a7694d0e2de5520d1d1d4ae105d1fbb39413257563657192dc41864d26fe531ce319929cdc35a9af65b568e1bbe72578775301de1833ed92bfa5792c0f9f72a665eca62ee4a3fa957ece1bdd3deec06526ff048a9d205eeeada112ec264279b698774f64da44d8c12ab36e157237ca738cca73c8911ae392501b2eac370882a72e29a6785321df854599aad2e8e3ba6f8a996a2d3a85c58e761854cb5d6191fa46d951d060548d83cb9c6f31950f61e7b21e2fc67857cff0a664841a73b128dd286dc4aad3a08078dd17372374d69c9dd088bb8c83b35301184cabd569c728edf4a1b1c95dc63b2a6c7537ddd5da171f35d58470985d17f52673e5dbf6e57b0b980877d95d561e4b9fd9368d510d37258674c12764df2ce253dfef72a8e70b8dc6c886f99886661798e618044ec98efbc6ea2435d93ca69b48191cca2d696dd2a937de73d94f58383885d3ff8547aaabe41395754069b53df5ac765dbc2a7e15ae7546f98ed83384ff013d4f76fcd8054fc963a9d53e65d91f09cc38cc1ca6f89a4d15c916617434b29d907fb2f3df6ec632996c1dd797b6ca58a672a4287411f74c31685c156ff089358e11d0ae65c3641c1ae940d1ac1ade7257ca7128e4039ee8dd6c9c26bc31b25103cb1809f2eb8c844ecd45a40b65076e86c17ca3401411d4a916ddb942e682207c26b9c41319309b4d901b74ef9545ff0a8f7812435a8344d0706154a887567d4bea3b958cc4f0afa8e2154812ec76446b5b89d690701537b034393e98e9174446b373956342e801165c98ef6891b210a754782d74379aff06881b2171c2c492aeaad38083705747c264f4273f60a3883dd67a4cad9c5b9f954ee827f64c7ba3e55a4b67f2a0444a99c4a924c27d96d3a419f2ac7f5f52fe245ce6cc7f656b8b50c5ce19e17ad67656b1c3eaecbcb7e4426d532730841ee9dc6e9bef72638c3426393b781a60b1bee7292446c32b2b7847ea74203dabe548828a7b4ccc7dd6d0145c2f99fec84e41384fa6c2f6edd93cbd92c74cf070a97b29b9983bb9511fa8ee8a881e617667caf0c2daad1ef6f288a56d274bceff081bdd51d04a73a0b555f3973d556124d59f84f2784fd9cd6fdc2241129c31c54b41b729d0d329c5c9cf6cec42a751cf15f65e1aaf88a8ca5521b820f2136886dc6eb7baa92fad51dda9d125ec15caad47b9e0e06213abb5d5ea6f76c9b661b0256647e505529b4b665535185cdb4265296b46211f6c738559ed0d8441ca26328169ca0d883945c5e4e494c2fbdd0d6f6bcfaaef25b662253cb83679c94c80ca2d749dcaa942b873b21d95065473cea327f298d129e4ee98e8930995f283b09d39462188448ba11e784e2c6ba6429dd33ff0d559391e50514ba028c03015acf138c264ee981377015e674211d33e920ab9c8cc2701042c7e45e9a5e5c7a7b045f3f28d2b1a5f2aab1ce6b585bf0bc531a4d83ee8df0cdfb4a39916ba02a3d243c655f953d65e81e96aa43894d26421d90308518dc2b67ff2866064a2d2d04aa674b7ee58c24c4add161d909b32b29963aedf8599215bf75048cbddf29ce71716c2a649912ee328d3aaef3c13b11d95632d69933bc26119fd95ffa6c758dee566c6baefb6139a034322ad51cd276fec15368fd40fca6179625d3ed818553897ef64f2e8d4e655782de828798e96cfcaa3587384fe5169863ad6a66c1d2a9362e42a10d69c4d2c3217872ef61fc2a61b676c70adfcaa9f4c1554dac0f03ba0d245c84ac6113c74f2535a5f89c6139ef0d882554754cc923844c97350f2c022d26e9cd6e4984c1ee72a35845d25513458db6270a9d94183a83242bc893b6dfab362cafba9782f38e51637cba7c3fa7add565dd9460c9592e3fb22728dd91217ecdcab8069e1522d702dea9a0c030ba95a2e688f92a8d3a96b5c2a1203aef94304653ab7b6db29b531f4bb9555f65a618d7758563cc6cfe166ea5d0162f1b26b8655b501edc275674c422e5c213a1a61a9e49c221d3194ef759a3ab894d3d7393b42d6f541f84d9449b638560ea30552a958cabcd45bf94486dbf92b6cab46d85483038372ae72a6463956ed946e19fc2f3931d287fa40a9c2ff0ea8dff0f6c23e59376dc2b9f0859e20fd828953a4a852a07af1b278174a82bc6392a93eadbc2bfc4d6bb20c2617381190ad6dee38544553e3854bc438920ca7786639a5a20f2a855c39993f52a14aa4d1697348cdc551c748298c1d1eaea92a46115dca11f2ae54cc414e3ee41c30a060c940cc984d6f371ee83325c8bb2364505f484222501bab622f0939ec9c5d736997fc4a71935695aeffa5480926e3d912e11b9d93ae0c6905df5427d1632a9aec9fe8e579749adacd6b1c46f6c94c9691e20d4ff064414ff17145b4b7da4c2ad45cda26b88a7d844ff01d51d58896f7d82b2a16d1107128b5ce8d8f085a5d517764858641dfe13012d63a5a99697876c9bb9dfbaa47e1432e13e4fa835c2c65cfdca2e7b64411c2aeea9df82538ba6a38fdd69018d94f687070dd53ac218d37dcce179cc7bc98a6cf681cada62bb8992636e42739f48536166dba7b5e1c64ceeadfa79c651ae4261544da653818e55b33ba7d4b43722783ba728b9c3aadabccd3aec7e2545e5f872df29903a328751ec816e8ec994e5ca1c4829bbb8a98c2939d9796c0ea632ac6309ea983d8e02b5ae639b09b4c12ea78031a0fdd17cbeabfabb26e5837458db6ec4a973a99611d8a14e912baa69ecaee1388185547b39194f7912551a4ef2865dcaa244b72531aef33bf0aaf880df2db689dd52a54e26f7f2555bdce2fb69460124ab99d2468ced94db25d9ce10d21aaf1375682c232b6bb641a240c2151131c1df74ec764dc213ad353628b4cee81ff0136cfa1f2def7e5ad23098c23bafd3f1467384732a34e54a1ebeda3addb0aa1206611dca0c64d8fb67e55526d25126ff6fcaadedb7f28bdd75498d22d6a73cc53626b4bb752a42e4b90856e940ee9863bacda04b8a2d6fb44ac3ee95706111fa1388994c9ce56ba1b908420e0211042928728468f6825b523ec892eb9d33ba635b9cfc215603075fdd1a7ef6c2f4c1e7d5e6bb82ecca1e21b2ca4207d4e5e554163ee3c9557a5eca819f2a9d9e67899a8e3b0385e5bb4b25bc1c26d4ea8df84db1c324cee8b994d8f1d329d51fedc1f9d4b3b021749a7e51cfcacb58e83e5b85c014f3cd9bd931a7741d0589ce7ea546953bb33dda8e00041ae377774fafd1522d6ee15123eb5b3fba3508149b8627d27f3716fb4273997d565dd586846a86c5120ee556a9e218e69e89c8ecaa39e40189dd1896fb954aa39a4b5ffd97925ad7bae2479d261db207eebbada4a191c98190fa7714327fb2683267e141c6c80dd53d38c944158841764712d9f8571cae2764e144b1dede1660a2fd9b253a45528ba1ed5a791c23186e1c3ce1fda55679637854a2cb85c9d559d236c4aa9e56e415521a07b9551d771cfca73beac2345b711767745b49d59e76184ebdd56be27214d928b42b9a1d1ca27d8780e9d89dd0352d760a9113393c2b5b22c010b3ba87654845ec80ed8e506d49f33ddc27d37364db9d95f4fdb0052cb86fc2fd3c8e11a64f641dfe24c1fec4d14bcbedd97886789fb052a51e113bac2ce536328781d31ba3ca89284a0622cf5265b0a13ed9799d3daaa32ab43eab46c9ed767fd37783ed28b8e5b845ce80d9ee83463a53b85d52536de8462256177c231339ac1ddc84439d62427364bf9e52cca67d331a3adc8446e88133850a772a44394606da1df8d45bbe54037e413b6c8177e9363f28dbd476c214e89f298d6b4cb8fb931ac6d67b419d979b503ddd51fb47f86c6b6cce492a76fdd3ebd46b5a2442f2276408944941ee90642061b36b57da921652fd4767b04fb69970b9849fc42a3bb29caaaf7750070273cc9767808f5798e17764c07650f26615a4cbd0793eeba57d5d95e4203ec7c38992ab31f444c8e7eca832c6b7a8a155a18206553ff2853e968fdd754bddb6c070a9d3ad635b322646c9cfa8d37434708728edc2a87cbf2e9821a64cf2a9d4bbc45511fed551b2e68969c8fb2c41195255a72553e90cb8f09adbc38650995380328bdaedd4422094e26021d57783f64722728489c953246c15c4166c516f4db2adfa482a911d43aced95529b1d5bc99cc23d66987e0aa956882fc1eca9d4aae654c10a9f95733712ab06bcd26cbcbb7559cc735ec877f655224261b98f69bd1b725610ef332784181ccca7d4a46931bd44f255473d82761e2bc33fc6c9e4a7d38653662775f49388dd1a6cbfd93fa7a4fc94e2d6166e8b19d454c233d213b279508164b46eb2c2f3d43654ea3854a8c970d93dc498e9ba9903646d354fb8a03fc5a9f685e1fc815ea7b8f010982d9443fc4ce05a846b1859527d129a38d0dd34f9c44370bc86c9704f76e113fa999418d98ca7b8e5b84e7c2301372394d6954c547b8040badacbbb927aad57c7481fad65acaa40d85fe2a98d9f25178cba13e2d73a42eb9e117c04e272a8941c70764c5c253dd43c2871b8cb91726b72650839ca9403a1449d1aef94d06d272ad9422e1f09e7f4c9173ba774b4bf6e119b463e51739431854fc3d1af61eb74421712ea994ff02e48c14e7086a2d32ba48d93b66ab1ae93f84efb34abcc4127846975b7709d5097974928b6161ca2e133d2136d69382b18ce138382ad52d7744ac36edfba0d7b0b1c3e5355c4e555c8633847cb878eaedd95b88a739d19c65b9c486f9fb71ab4f55568fc4a6d4aaffd504ce7bc3979755ab86f1f2981e6d232538d171f2ae7bb6f8bca67eb34b4fdf75e1eb455b9cd784ca54dde21b5713809de6798d65ee1bee9d57c5b2a56a229fc10bc3536beb3e1e49c1e153a6c78a422f328baa0a51f94e6e1a7a955fb7dd5471b45391c909f77b2d0364f6bae9556a16b8e48d939ce166e32aa78cfd12f86b46615225ac6c974a34aa456aa196660a6be6a4dbf31ee55dcffdd53222dea94e8c1808c175e846902037a9d86a87329f9b25c2e328d4716b1db6e551a2d7baa753cb6d17853465d7974cee8b0c803c72a8ba2998263684c68f318332af6884dfee8d4ff057f64df2ed3f08dacd6a2ea78261103eea64151b2e94ca95c34f1c2b1d69d8ecaa5b39573ad71cab4da1775ff0d5297fc112dc929d4df0d28cd5a93b80b183a44e5748844292415281dd0f45a8465103a5546b2e71c2f3230a79840bb1c26b1dd4ef726b4dc272a5970a826076ff094c0e91954cc3acca2c7dc113b22d1971c23bcfca71dca71fc23ba9dc6b9dd03baa45b68a5067745a38fb2730cbdb13b22749d946e81e4ae2b894c7896ba7fe9318d23cd17a328ba5b8dd38026309c4169f6a05a33d5dd11267f74fb4d6221bff6a8a77bf38c423cabb158ec8fdd5e5db70999ac6a47c2f7e41351ff0a9c3426ba4b4404ec6c296cdd850422c373442764aa9eebff0ba5aa3957641db85525ae2775f2b80a4c618dd74ff0e2a7ea13bf655db6a15ae70e4af17e75e87bda2739efb6f3d6725367ca1eee51d9a8c99ec9c199f72b20392aa79734dc5a49e10a4e971981ba1e2585c31984c318ca927f486732986af9b5181df9825b8046cdbf897d8f6e7854df4d943314c663ba2d6fe8973b3ed94dfeda65ccea333dd31cf6d47c84c7361c60223ca2d3d2644d02a3eb35c6ed9ca7cb77982de3baa603db6fff02ad0f05a47fd275686b01dfaa5cd709c72f894ea59a664af37bac79e5560d371b7b772a954a84f8924ff0e532a35eeb3981d809a28b9ee22ce7ca34a8bbc86fea3b65e2853a9e7999d9326671b5559e6567e3b0556a5f59e9eea950b5f324895e2244fe6553a14a4c81b7caff51b15df6195155e2975039aa7b5c77894faadb40fb2734905c13c53763e57409ca3285ca25b28674965116bcca15690ee11f6b9a95d4b8c8ec99638909a3128bbfc41879b55a04f2aec15f78f85dd5b8b067943b26938081cc28e3bafe1151bacae54ac21192026458e2837a655d329ceabd09c772883ee92ab1e709fdd3888d2775dd7641c2e79c21a93ce80e8637c23828dd12af6c4ec884214653479644f509410649250746b53ea74070dec9aef0aca721fba81895fad5f587c9ec8329f5f53ffb2bc01a07d91192acb5dbe50ad5c79b869f854bce2293c96f0853b84c92aa55a7e68fc9e1529b67f74f0d6971e9e26b9cd156aefada85a32d9cfea6b7a549885f9e3746a7d868eaaf6b4821b3ba88cfee9e810a5f6b9bf94ca25a48264fe552a828b8d2ea3b2c7833d3b913929b4cc3e986b4b71010af4dbe27cd8b728b89aa3329d8c4151ccaf942eb633b26dfe53cc3be79403485e5c860c227278eebba175d194d6491bfca2d7dd4cb893b84e81788ffb4431efafd093129f5ab35945d8eebcdcd525df1c2f175dcfa79f2e9e1abc4f82a27f8aff4d543e29bd27cbfa47c237d62e306c179ae2d6539754b2ca841aa4ec994aab3ce77d932d25ceb427d4a9719b08e9283e85c19d6a71a971cc63287eb1b80ddbe53232e36f0c6ee4a1e1d8d7f896583e967ff094ca8e14e932ef94834c36d2d195e21ac8a4c12d1cf2bc4542d7567edc76556933a1d1c9d0c7447298c8153dc579ae7b698c4423b94df2dee7d4b4f1f2af76c49e157a6460a2f221c437ff02bf4fcbbb845a035e7652cbc2b9977214b8015af82a1f8d965486af2c90ed935db2b79f0d2fe116924841de3693b92c5232a2a96812adaeeff8ac26a0e6943241dd116a3cacc06ac22577d40b19c42b3ba3785e38484c1963139ca1b81945c76564b9e9b129bf9d64c459d332a759d915f0b11a43602631a0839851b14e2263a48a37e53dd02788c13a46535c0674fd931ad2e833dc957e51106e4f68184e765c727b224e764dcce21074128b1e5cdca96b5a4827bace4622fa8d36c5bb2912f3e4d8f95e2aa78770d707ba6783973479b5793c046a3cb89c944192552871a9d47808b8bfcbe86f654a83c3ea43ccfb552a82a1c35e7db9adb6c7cf71aef70e9ee8c5ad1d4f754b43f1b94da35fdf718d93be1d8714cb81350fbaa355ee17fd8f994df79d8e251f11e1c57774b58e9fc2a55bc3c31b2d22154a0e70219c22e7ee9cec3d329d1298e17f21537bc5470ea1b14f79fff0ba6ed902379956ed853ba23628f6583183dd556b7f56a5ff84e78262e9e152a203634c7e50f0f4aa541f7556ac1744bbb29038039e551a0e25bd6ee4f85574346fea55ea577359523998e130d5a34991781d4e4d6474fde729ae7c60a6b1d4db127e14baf8d877c26d2f105be45f53b3555753356b7493f4f6bc6bed653a2d0c699bc1caa905d56a3fcc076f84eb812c74ef2985ef754924f2aa0616b77e179e417873dbcfdd537d568b7a41e4a6bb6ec05fe1fe267f5ed78d8a7d16be93833ca301ee8bc18e15673c6d38556d6b9ad994f92f2ec6c80b89d95c3135f4ed383980ba93535b55c0852f534bc3465c069f4958ca1507ca2f4eea199dca2785ff0d4288ff615f088dd3aad4ac48d8286e532e984174e55a44764f76cf84e8ce4a1371943841a36954da24357c23273f9ce774e42733dc112e966fd9381eac144c42a97454a701528681ba73bec9c15e25fbad6e4c7c205df080e5592d1f94517194010e9d3be99d92b09bf940ee5364667e175758c2719e2d3fed4f5172852eb9dbaa535bbb933a6c9f994e6080d1fb2bf2426f1472a364c2d71a9c293d287b46ebaa732ad90534127928b8ec31dd021b129c3c3f89979755238558d0149c7a499f92a7ee9a69e4fe1561e088e8d9c632a90a6ef71aa7683841c7dd0506882f0cfba68ff041be6bb971d8273ce78dd322e298fbaab9e1b0d8d4ca2c048bdeeccf641efbd9f9f84d7398311f09958ded21968843c3538ba938ee7baa8ea628a65ed73952a22182d9cc21980b7c2a96c91d08e2365bc275a15af7113251721fb2631b13654a6b5a487367b129ef6c9603ee8538fbad8ac142ebf051ab47cb884ea0ea8e3579662d6f2bcc3739c5358ef3df51fd1fe9b55268a74dcd14dc5b3053df2ffa9dc476547cc657b5d78de0aad52bbc794432372ad36d468855b2ca6463271c26582dad75498b2a74bccace6c9fa8f2a8d60e7b5dfdd38b453a6c24f7e1559f736633011ab4dad638dc146c53aa82615504b36994a1e1a6e0aa96b5b55b6dfb3f85e538c3c1c6ebbe8590e6f0853ac6a3a8f940b7132a26e4854dec7b39469cc27d325ed1d2aaf9953c439d02551897386534ba0382b5d77b1d28828110e5d95232889947ffd41a223a538c0997cc4aff051120416c99bbda80d364d06d43bca618549d94824854583de1eca9b5ccb4174a713d2cd8ee577c95cdd9eca7833f745c4388d91ee53dbd3663baee135e3015e4e611be1d937127959e9928fb8ae61179e96ade4a010e172a06ebb1549ac2e2fea4c266537194dba1e1773851899c616e86382ff72db288e119d93411261573b2642a330d063eea81c5dd3ff6852bb271b7caf3338168444387eea8a74deca85cf27abb2e92e214832feea04b7f740da6d29dcf75d2d672d5c841ba9d5a14817bafb8c8e215373c433a0153734d8c3edbaf0f480ab57c1f987bb8a6569b7c39a4380d4f614cc139534a0ca73a1a5bd28b28b9ed7c43538d1b88151ee1ed1b2f283aa3444663746a7847318debb93ab520df16e9a61d36dd7f094ee1ecb295f1271843c82f6c6d2178ca95596bedbb66ed29a29b454a9d64642b695ad3298ea63bcec9cd7470b85385e43241fdd54067fab9aa3b6ca60cf88a8e03b283eaf4322983b7754053a645cd93ed4c228efb2e919d90f2cf546375e7345363c93c9e4a33d4e5e0e4173cb9edfa7b2a9e2aa1651c9caa7e19c7a5cf7b91a953cf7926a11f89a1a41ab7b872a9891736151fcc6d42ebb6ddc95e2ea1352ad314c3b66fd4bc5d1f35c295427fdcd54d8ff0e2194e6abb793b2bff089a752a594e67ee9ec71734125ad3e178be7c447c3548eb79f993ba7878c763655dd565ccb589b48148cff514c34bf48754eeaf6b4da3e48555f4bdfd13b2cefa77569057981cd7b47fcb9549b4df73bab8857539c881a765fa4434e76caa801176afd365c30794df3e4cf28b5a317052dd94ecbba7b79c213714d762507e13fe24d91f426fba6e945cfaad3db42375712de1343411a7516e539ccca28b5b21359d5c944e53e3060296ee250b0ed28f3b281a16912a5a4b42b45313972c0ce538f9e5b1042106774e2e05a7a79553813f64ee442ab52eb4233941c290842eda18c21cee8fb444cca69ede136d688ca1db42ec428199c76c233dd0e5485380be329aec136a6eedac8332e824f629efaa1b611ff02288b8b4cb8f7e11652148f57fd4aa21ee3e23ab183ba2ea76b4894cbc014e63727629f222037b4201cd3e6c7dd587a9f74f6573bf4d863b2a6e6f4385c37a2144b325426eef77e1517e6ef98ec9b52e6e437bdc955ae6814e7eea9785780f6cce7f2bc5d7a4fb58db1c64b8f1f654fc3f876b43cbb9250739d41948baa38c5aab52aa6a489268aa36b7fa3fa61b25df29fe280b5ce75373e6153653a78c0899be22ab3596860c2beab1a492ed93c39d42dc8de53c3fcd821bb4aa2e6bed8969e553a9428550e6e5bfdd37ff0e4a9fd6d71857d50d6e1a02f1029f94d7c34ef844ee495ba1ad69ea4681fd4cb4aa2ea834c854c92c0e0ee4c2fdd346bf5dc05564b7a7e539fe25ef691d894da6de873493bc2f2aa1654a3d7c2aae7b5f570d980d1f2acbcb05ad764a26bbc978b24cc26d2f12cf14d27c961ff0ed8329df073b14ef112d7d475bf755284b29549554abfea994e0cb1808b8f539139255365563aa7b5784a82270bca2f145a034abb24fe116edb2246f1a8199ca35096f29cc6905a9c2785d018d5d49b6c4e4af2f364a9712464a0e6b29930140756ff2b04fd28db2e8d8df49db41cec9d53c7dcecc81a07bfcb6337fbafd4abff15941c328b7dab1811abee218c2717a766538da62139d767d28ec4ca7175b6aa84f0a3dc47d9530fcbe7e135cdc5e5435adba5b1af2d82374c63ac6d3fca863a19953323f9ae6c42e985191baa8e24b911b14363be9dd08dd082640ca9c8449c364a73b7dd77d903f5e106fd529831f283577dd646eb3ba741ca2883b23edbaf840205764f6ed2aa35eead52a40e242712412aa3c80da5222fa22ea513c9aa64e33baa4d75d5c307f7542bbe4c81c2a396377f945d3e57b93d8f6b4372372af2486cf6dd345ad749f95bc364abddd4d2dfbaa0baa3d93d8af2daeccdc5540e169ccaf11569c5421af2616eeb039e1a3755831f43cb93e5c9b426b69b5ef6b838f4aa1e13c7d482e0f3b1fbaf228be0b5d599ee9f5297937da5dba3ebc29eab9d1d2154aae6dc7177f75ed946951b0798e893ca345ed2c74e53a9ff9bad525ae6e4fca70779acc1c22e79cee9945b55c7a7dabc367ce7125787ad50f7744649d96493ba9f4615a9e1e69ceead3d221789ace2ee20c2eb25f508939829cc6793ed8d68efca739de656a8e73949dfa539acf24371dd35b4bcca5566a7d4d5547877786693e5bb753ea536873890dd822759e554a9d14c4fcab33722dc8403dd4e8d26baedccc91f84ff0c4513f742b515a6f65183a62752f70684e63e0ee83a93cbf7195fc489350338171468bfcb2e06396ab9ad6dca203fcc3b6c8d8e73b0d089c86944729c2d76ec550792da7754983f4f645c38e6511f4adf49a6657f9c66384630aa3aa02c68caad42abfcd6912dc7db4ce74d905664e7e1401d29ce719694e1c944bdf712e07654e9cb26273baa14dbef13c04eea78728c7fa653ea02cb3f29c5bb47e5070494c1e68c8e57467848195be519c23a4277427d1f758d09e15b2554ded8c28f72ebb4b5c7caec764b9ae29a4c46566d841a6d13772989c44f0b8e53a3db29c20dbae847b7caecb6ca61105d9087961a1a2394e6dc2ab743178c87531968e5789a8f1dbe4aad56b1f329c347654a438e172c77ecadea888de57984358c1772a935d6eee1b09f548fa551fe97d6fee98f6ec7ee859e5c2a6e8a44b642a441f2491b3979426a5425f33f64e097bb7c2a5e198c73aafc7caab59c1fe1cc41e4ffe136a557d5ae249dd6d5e865ad9de22b344e272a8dcc9ab868c89ec9d55b4c52fb652f74f29b70fd4ba02f944785ade19e2ee1d3f539942a5776dc57752328ce54e748d73f1adce4d69845a2d6ec89cca6b5ae24e4216905173fab9d95b829c5d65d693dd796e7073c123b2df585e67b81fc27db2f117ec0a751eaa6ff08225344402e197729f51ee350ddda51eeb327d36e517192881138548b1cd735c4fd30516d85c467845fe540e968ca75ee6b586d43d8e0b653cf53bd5d41ad460944b2de53e953cb694232553b6610744057892f82384d2ef2cbf2bfcf5316ec85d3b2a872764e7557873cba18b8843308a2535bb94c3f2d083c0332138529f8552a32d89f95583ff052d01012ebdb3f64ca955978fd943aca6dc0e5f2eeb91fa4a23dea421f515d53760a74e365c839d33a34c895680217ca1dd43401329a834133f845e43621598242716f4f4a71dba974f16371dd080654ba1a3f28b5def9cedf6f94139063497222044a788a6e3823b21b8199495e670aad5eaa17b84e61b5f4c8288749f6af6e61a551b6e37575183d1c2e897a6731b94d796e26b5e3ff0bc4f88ac48901e764f63087c11dd5fe686c4042a53233942835f2e24ab031cca43fdc55db2aec5412374e2201b19dd7ea546d332382af707f756bc328b016c64ec8ddd38ee1542dbef7426bf7325398c8a74c7cf74486f1253262eeaf954699a86a56886f0aa3af7bc43156a3de87362dfc26b9ee7c6fab888931d971a9853e81df4ca69cabe485010dbba3f522e7c4594ac34f29b68c0b913994588464145d3024f3f09ac6f9a5e49e1acffca8345c4dd51bfd914d47381bb384f653a6f7ece44382dd4e274efe8ca28cedc26d4a7e1e9d369b9b9712ba5952ff6c629f1069e477722c7556dc1ed070eee84dc77455b92a395599d4ce13ab3ff52a4a65b2ec98e15575ac6b6493b2a6f36542c60c26d316d1c4ec13c79f5bba8184e778d65fc02a14cc2f2eb5577fb154aae36feeaab5c69373acc55a7e555ef14e943719254d372e219cf7714ea63d867129ed8270aa3bdee9a1b225546833baf344b9c994c02483f640b4e3741fefa6f7fbe15a2e880ae70ca207b9bf8578dd6403950488471852e2ae12251874194d552a1c37a516a707c9e5716958984d3ce546e7083826c5c4c288a951e638841c441fb4a7b7dcf7e026b5ae11929a427ea47be164a6219c21b354349e507137395d119214bc5c3a95e5ac20c941b59be1e9b0e0fee9ac73487235858c6fdcaabe19acfa9aee5537bbf55f3fba658c03789288b9b2d4d688dc2105f1b269a50e89cd1d2f9525acdbfa8a821add80e13a7ace3e11a8df29b8a29407e7983e2e3929f2e0d930a38ca24ec42db7a7a2ec92a9b83acd94f4ce13ce434c46ea90971249ecaa058e73eb8a647ee531c4baad431c15e7c8ab459e1cd5791877ca78743aa437b2bdee77ca9e5195d54c657856d503c2bdce6dbd44ff57a31a1d3e56650dd762be492a03580448dd0426d4731ce803e53d6269321bb2fd5c896a15224212e5133bafd91253066a936a6f9844b98c3bf785e1a855a95472d81726baa12d8843ea3842a50f0edb7dbbab9d31a429f4ecbf4c39f4c9eac26d4f133633ea942bd66ba9d386b4408e617cc4b1f303b26d1ad5aa3b2e6e2ec517d324d3b4b8ec9ad95c253dec6bfcb25a7a951a7ce4bdc30709f56956a86b796583a41e57f7445679bfcc6c38764cabe5d58013b1c2f074b7f4cf51d86e9f4dc2a329dadf681f1dd52633a725d9559cd2d6380f92bf4aadf3ef23ef0bfcf3f1ce9037ca7dcf8c70ba994c184683ebd5e6e3842b06b8b73ba346c7fbaf29d51ca5a1ae3b296e3394eb7aa4dc44484ecdc54cc6c147d9344ef945adf852ddd19c21dd537d12e94475426d481ce867185230e94c6cb0df280e11654b211f8539b64a75dd4e09fb79860f09b3ba6df68932aa35de9ad905fb8d95d8ec98c6537ddad57026f33ba773b2c0029709d902f68916ff74ca92c737ca681ee773f2a9435be10baa3b9253e4f98c6e0408c84e6f9951de2849cc273cfead6d6730a83de69d61419f53b772e9be83407464e51735b57c4b1ad1c2327eea98774812834df0254e4a17448854af4edf2a956925a3ef0bca733ab7ec9cf25a7654e9d33e33ca6d87a8feea5b68958c947ba93b18f85d5caa37365dfba9b5cd2375e5d85c3ddb426c8a47dd12aad522c612896dc0c3cffd27bfa2c139552b55f259b1dfe13e85565edb98f831e1b7c4d82b4c0dca2f926a9170d941dca17153b22dd24e13b2ca33847b2c6177d06eaee570e818194d7825ceb6135a60653325c54c664947721103ec140c23dcb7d5f572572ba8846785468b0a4fbde7f6a64ae35271e91820491a680794d7786a5463ac3ee4da8ebdd461ae19ee99e13c3d4299fd4e967255767596f4f728b6b39d32995e27c4468013f946b36eabca146da34cf1fb26527f9956b667d8a8f8a60d3bf0ab542ef0a5ad34d9cfca67876063df7ffcb754bcf68f7d4230c6af102a7d6783fa7a5d738f4c60206991394451333249df856f8e619991a65539ac1dee8c2832a8973ea3cf5765e94d36812858e1f5a6b99e394693669ba46d947df78df642dc3b29c72aea0b73f8cd8546548b4ec8e309ae9c613998c7ca6bbfd21841c21e764e7b8d81189394c3be153fa16764694b8ec9de23a8b46cec2a22a93e6916efc041c3a5e4268917127ba88192e440f6819cca76cd7422d12d70255b525f94ef132186dffca0d79a9d31d43e55166c493d9d8ea6eeb2a98ab69ce3747c4becb39dcf60bc9be935808db0acf28bb93868f957363cc89e1328d117804bb195fe1f4c7976164730a9d77b3c812dd8a1c3e67f6458ff0ba874221c0b9d0d41e6e391a804132801693b6e9d55c5ed186a351c4b9b8a9398e83ba6bc1036aa39c448680772a932ab69d3b8bb9432fb6517b8d26b437eeaea85a249841b9a8375731b529b87484ff013d7e5fb795e78aaf0cf6729e2da34a9904fc2b6d6be9b5d53e3854d80de325563dec2fd9ce139a0d96c42bcbc9f7aaa4b11338468b8b9ea46c81ca8c09251db9584414724090a97fefabe67ea8319df48c7a415fb309bcf28532230b2aee154dd1b434adbe506d3cace1774112e16b4af0c6e756a85a40c42a65d2c184d9e94365c684ec8c6da8d0caca270af27ac09b4dafaec2da859384ef3a9bedebf84fa63ca762a260551f5e9975acb30178c77434b8bef6af195cc5ecd3194fa2e7d273c5c0f09e27aa3e516b4550f27e4a7d537887732bc452b5c1e36e156eb753639ef91f6541c289f13f54e2d1baabe13cfaaf17567187786af39b7560bcbcb46137cb2d77b95f4e271f1947e5ae4c837722e9171f7469547df1b6eb941654281ee2ac168332ba2d749993d08aa3892ce139e6be0ab4cb8a68712caf3220141b2135e4dc626370d5b03894da41ce2442b81895b6448552d18894433e51e98fca2271b2156729dec6c35bc426178159fe63bfa46c3eea9b69d9619502fb4fe565afb44f6136769524da9ee3bac9b8f1caa746d00ba784e25c77e554743de379caa84b9cc617b93dc2a3def60df772e9b4de324cecaa365c28bf2342a8fa472438f741a3f5de034765e1e8feab1efb5b9c9558e629c71853356b3e550f14e16d6f2f925516d5228b244efdd540358d6fe15721bfa82ad3da4f75711e6bda4fc2a6c9a4d04aa8ba9886a7b5c66a4b7e15ade8c928be94b8da798552a3a43ba53748255973a261bc9f28027e114cb68b72f29f1d78bcaad787bda3e57ebb9ad68b67f6547c2b0baab4baed821e497b486cec1788f25d4fda24ca8ea73a4c238303f2891d6e0a953314ebe15579ff051d1d9104cba4a7022a153c503e35f639cf2bc1510f1877189941c7cb0b488c8431d51b51beed8eea74e9aa6e6881ca27aadc7c295576475ff72caea929cd2d9983954ea369b5974819eca295e339881dd3e7ae1a9b8ca2dd9dfbaf389bcc2b968923ba92667e1475153b2ca230d29c163413be866170372ac69939eda42e77595250b4b96f80e16f5155e9501ee8d16b3cdf73b932a931aca1e1c83549713dd789ac5bd6d6b8f71eebc5126f78ade227dcf3d329b42bdf765d831b20c26ab4801c7a404daa1eff02dd2a9d76c9111dd51ad4c7f174061c6d3e55f4d8ef34d07e96e5783f06dd25f59dc92bc4d2a5e5ff87d206633d82b7eab2eafcb8a8d8269b6574137c8e2b5d695e5b4c655f5e9177cab4c812bcaa8e63a3227f0a9169198c69285cca2e184ec94e1909860201a2d267eeba842c14cca6b7a4268f945a4124728e613c80b73fa7350e535c4d363e5bca7d461a4e7b1ad3b65369b4bdb4bcd8ee8546b2f686f11ca0f6e134b5ad6bb29a384d12729b13bfc2f244b5805dbabb206136ab6df29c45b4e579444c1954f27ae265d12a45ee74c60ee8d47fe1e87dfba736d7775721ca1c1ce75dff49d468b8536818549b49f45e6f7d43738c2f0d51e7cc68719c4af2c5bd3f842a1eaaac047eea9879040208ea73937ae8d3a85cdba48559e61d4ad6f13caa9541a379927828d2a90f7976f13ba151ae963690f9dd51a663ce933f84eacf35a629b0c37e578aa948364367f75528d5682c99fa956f33cc2e1f609efb8933ca73742a84748288ba9b497bc93b8ec9eda76b69c5a9b56e72a42c2e9c9da153fe26db4b5aa9b44333f7556bb9afd9adfeeaa37ccebb4aa81c43c92651761fb79e1ac13384f78b4929ede5173abd54a44d36414ef34baa426d4a8e737236449444ba53eb41aae92040549ac3b97a2eace8db71b950668526d7ee9b9de51588f4895e1e29b181dfee257d4a8d2641690cbb699444d71793b01ff6bcba25cdb4990de53aa49b5a43ab2aabc07f95d29b661bd38ee51a63033f29d51d2f32a6204175273cfea1868d9327515020a56a2f4aba64e8332aa54a152b186531b17727e1467431f0a9bdf358988c1dd78963cdcdf66491d9789fe36906b76d83c42fc2b5f58f517ecf2bc450ad5dfe55ec1b8d936b389f17cb68ea90a8f966901e687bbb65115e9bab45add827d6aceaad1d3d8054ea96f9f7d3613c42a1147c2d223173f95e20453acf6836b55471bddb7ca34182da92e1be513d7fba69c1a70ae6cbb6841b792e76bea68fba8bf5e81ff694604bdc499582f03658127250413b8884422da38665542db6584f2997ba5bf64165c8130102789844985b1f2fa4273b662a8e66e1399ee727326c1242f1151b7190479e5fd4c80ba61ae27ec9ec7dfe61829ae1372b67745dd5742f121bfa445a37f940ccaadeaa8ceae21754b5a5a3e5300ee72a4ba05690c6370dd3ee89c84f73db656b5c73945e417cba39e10b837e613407b6c2e855eff02e8d263447655194dce3558d79c6531b6baad6bfe6535e669b84fc273de72622ec0e96c6ff28b417d6ab818125572e7ba8b9ad13bb8ee89975677dd78564117171fd979d58d40cdd5474b5cd88552f2d1385555b2efbca699eb0e81b4a6b5a1c5f6ca6d26926a5c774e733f4863990ac368e479b6547542fb4ff51dd330da34e19c829ec7d263889993b2ade2ab3aac02d1b903086cddfba7b83ed336ee4a357c4543c3138ecae3b31dd31ad2e2d4ca669796e2e277aad37634fdd1ab65a4cca6b235dd44e509bb7845d2e2b3b2871c2244c2244f75859856a73c8ff0942a8df9bf1a6046e8b1d332232b701b2a1464944e2d929edc3867b21371fee9865d69593627ba1c492995edc3ae1fb2b5b01389bcfdd55b42e36f6566cddd38fd25632893027b01738fec8c04d7ad34e2e0bb23a46c10e5ce52db6dfca930987a89846a30d3a8641d23b26b65b384de9cf2bc3bfc3f9fa63065ae1baa8f7369f876b9ceec3250a74abd3ad48b9eedc9e02ff0f25b59b5a1e321a7e136bd42474d6f33855c8fe1defc1f9ffb55183ccf3a93a716ee9efa759f4835953bddc7e107336b53da839ee8178f243309f569b6916b073b2a949dd31811855c910f2557a7e5bdf241dd3843bba12e6d430f29a0d9bfca9ffc22fddb309be5124c143a936fa44cddc050dcee9b0dd16ce78dc25b210cc2e11d9429c1d935c201c21112837695396a7654281f28fd292aa3ed691855b85af82bc41e9a956efec98d3d7ba6c4b61a4aaaf7be5a6382ab1489f94e6889db72a9b44978fb2a4c76d8e6136ae48c27b9fe532a0edc4aa955a1958e9de158f16b554a9c729e1c45e5ca7c888228bdcd81dd1ae65ee07c6e539d50fe986b6c985e246c9d45c18c6c92ae68c75f6559735a373c2a5ee879b53aaabb61ca79754ab59bbb486b7b234f179329f49f29578378324e14b9aca981bc5e1ae735c641809ed7b88a789c2ab558e0e644f65e1688babee0404e15af645bc041d5cb9948fccecaea92e01a7f4aa35dc5ee3e5e1e96698df754c010c2677f8546993d21eeec9cca7d2c131cecaa35d282e23f6553c43bad791fd93a6c2d38555b5ac7d20e6c69d953a7e1c3702fe04f72e05a0e3943c2f83a956ab8491ed98e7bdedc24eebc478aac1949dce494ca1e699b83773dd787650351ef0646c156b2fa771266257985ce71cca9a2f34dc5a1addd79e3ee89e96816f7eeb140b886a15497120994d6fb721e57ec8ce139d9e1349b1df609f60926137ca9e538b84894e197467856ec22329f8ec85c1c2f31c7284f5e50db5b026b774f9868e94f6fd9dca6c8538a02090a0fc2e6160945e1068b84a2df535c3280e511dda89df94e95486c4cab86d84c71ea3213a8bc9a32f71baa13359ae3273dcafa6b33c53e954b4370d1b2a1e37c4b291a5e581cc65781778679a1d45bb93cc2f1c78af469e7f56caad6a569deef6b5398c021bf3dd0a4e6d4bc12fe117e6f3aa87d66332ce5cee5cdc98d63293b943847bac92e954f01db0424961c15783237e138f4c421fc5503d9a5729d9e94ed929d13b2860cab7958394472a20931283da5cc7c2230b132139ee846510ff02ce0a7547bb3d1ba34dccf2f6f94d80204f74d35ac13c234cdee707470133d9fc2b7ee5540e0dc5a9ce3ee4f34cd3ea8816ca14bde010a9c36da798eae86b9da53c3c37a60a713712738c216f96c90abccf09d3026de535897c9ec9e5c0b44347753c23e738938015cebb98558d6a818fd864a2c7d59cfdfba141b73cb5ce3fd93ea319e6b41c9443ed67b9d3bfd29c6ef35c207cee8982c22dfee98d64d4925329f4f4e766b77fcac49e517899c2631a18209e5630ab516746f29ae1fa8c19dca648c3f74e6e1aaa4fbcfeea64ca271298079d55c81b8e157758185ad0df6860d979affd7933bc6ebc2f43439e1a38546dfd3a34e07f52f0eee90977718ab5f5fa148587dcf76e841f30fec82da6de967c290e6b5d0d7602318c713dcaf29edf3ee7d21c5e1e98be952dfb9559ec7516b3299194d3f641fd2388de57496da146ff74c270c68d73a0956388994fb678ec9c62f17e3987ca6cda255567454690478f0ae2654b4a872b7aa5f86882ac3383b608c42819325128774d392503b7f756a9299764268803742e82530c2c192a4106ebe341b94175601a46ea36561c894c373dfd33ed6b54381527394f185e1a5fe668166e57f8739c695a6d7d4ef879ee6d6798fbe1786a8f6398c3b49727368bc796c6b449f929cc63587a81c81dbec99e128be1b9d82acd639c1c61ef97172b6ab18f23695830f0e74ab1d24dd272145536e02ba2505fa71a472a6f28ef2aef1142dec5448232ae12f1ca02913c84ea8e6e7ac7632aa16970a6e81b98c2a51ecbc453636a1a4eb4fc2c68d18394d7ce1bb2615371eacbd55fe43ad3251ab545ce04c7d2883d5b7cf299b426c42bdd0d682a90805d81d935ae21a31dd064ff0e530331eee13d268793e69fd9744b41cf6469bbf511537f57999e129eeb994e2414ef73f7841cd9694eba651f336cc4ca86ca363741b64fbb7585653798093255c5d83552cf4839e5167b5bedbc4f8eb58c229376ed298ca4432a9bf9552986b4b85bf5774dfa551ace350b7f5f2ab32a6d84f6855e9b5c1edc0cabea348746152638b9fd90261a255ac6b9db1549a4b8612e01866555718f288402b80eea973838fee53eacdc218366aa54a9defa99e1a112c9d9bf0b3edfc4f040ac6d1bc23582da458389543f83f2dcf79ac4ef3d398433c977dfb2b8e7654e205392e3098c73060bb25c15fd01b684f3d27644b492ec269742349d1748f84cabe19cd7c87c6a2aa95cadf75e6e091f94ea64b6edbb27b9a4fd3cafe1ae34cc484ef10f73b3f75739ac0607ca687439e83829c764d78ea32a2a4b841449d91185f2b3a46ae168f942951172077ae1104a233fba8fba9c9dd55658e73603b69e538e084ff0be587cf5b43827d62e02325474a2c2a829a4f83f9edf7885f8975ce29b6b5ed69698e570a25bca16b8bcbae8c01b7e5546b9ae67bb84c6f87755ab6b54327e551f7e1cb8789e7019685fe4e8445d57110c67d3081baa6fa7045cf73b75735ed36e4ecaa788ac52ac0025ceff0c2a549f687799dca635d2cc4a9c9395b675ce97293a59e26841fa4a6839dd3601a7b2bf65644a123855ead1786d58a520bb8929a5e6d1855bc53e295003471809d713d3d3bcaafe2d8ea93703de216f38f84f062602b7656e54640ca21e08c2af5ab4798e294291a6f0f0d8ee9b52d2e2309b80d39f85884e6ffa672578b67b807fc2ab55c68d3fed611dccaa85c1d5aae7b269ae1e59d3f2ab9d6894594eeaad2766841cd32d46957655b64769eeab3fc21683ca7d461a775b3d9369b5ac5190a64ac3405940124af34b564538155821b180bcca37604e27e556ab873c39bfed544556bc5d705524980ec9b41bfa959ad7018cee8d7a2e73c35a41c28d882e3c23f56e81c1883baf0fe16f751a77bdc204a87168054e7b278cfec9cf6b43ce1908242a54ea5ed6edb2a991abcdb9ef8684dddb9c3128bb2e45ad6b26db23e7b64481c045f55ef77e152ad407d5687b317b4547383b31939fd93455f2699cb7dcbc1d1a3cb9e7746a136f437e13cb81a423e5c9cf3d47298c68fd405c7e5341d682e77d9799338213aa5c1ad38dcf0aa3dd0ccaf2ea06938f854dae32a4cda6dee84908e053e9b3c9df60107927c4bcb1a3654984387e7e532a5cec6f6e553f229d21d2476e57fb55d22264950d2dffa50addb74f3172662ada57254a1cba3e10cc2ce823e537921362d63651cce1494792a4abdc1382abb8d47f8763aa52698b9543458cab43ac9b5c50a952e8d553c43e5f5ba040fb22d12c3f7ee895e6788a589cc9555d4eaf86a7498da7eddb2aedce842351f4d953ab2bcbadd20b4f1c840188561612cbc1ec982b5ef61c6c05fc402fa9fa626d68e5a7ed9888ca753aeca95da5ec6ecd2bc356a8df23b75385e52fb95401ed830edca6d10eb72ee980cb42974eb81a841e146e996e50fe2a88ecd523a618d2834fc2a4faed4674cecbc143abb6831b8dd783f1ed3e19910e62a14e99a7e1c3646c4a7787f0af7d67751cc054da6f3487c8545b4cf88aa2c69f6d36a63ea07ecdec8d587418e21645ef99ec9ceacfa7c6e15923cceaec89a4faae231b7cab21ed2411c855eb973def73feebc43a594e48e53816b1cffca3634dc3f75e4d3f3ac6b9c769d9557ba5ce4ff04b53ae1e63379dd5cee96b9df3c2b7f4c93ca01b738a7097bb3d82a9599868dd78969870a51f7caf1ac3df0edb3bee98d63d423ddc2bf90501942fb5827e5fcaa829b85112f85e31963aabef24ed3b26d4e868873554ed808b4bdce232395734d3a6ee939c27f84a4e2d6dc0e23e53a9fbe8715e2ea3ef77e9d29c06aade3ea7f15e22b4511c4c9541be4f92f7066c413954db0ed877589907eca9b9c69b43840924880abf963cb7c3cf2a9dbd751f77c26075ef92d1b046ec8253bfabee9ef1711854e98f6ae2c91d94998b61169e9a733dd1799309e1a8a7d315b648dd3830e0a71fb947c3bdaf225e322f36a54abe24f59dad0a58e71831984d2f6b693324ec8cc1675e154a952c8dfbafeca741d47c3b6f67bc94c38b5b237c2797bbf54f8419e0eb79a5cd976239545945d8a82a1c4c753743e5e44ca7b45df30a41970fb2a7558da63c36dbbbfba6341a7889fee9cc9f3722712af739b6aa6f686db91d9586e894d2c123257967765954eb4bc7e13b1423033a089d96c10231928dbb4f846e1536b7e1489b1329e79e37329c36387972edd5ee30e0111037411d82f174dae631d0c76eaa6c7da78438422e9557832ea9f85696d61170824ee857a8dbb094cf0a2ef39ae278054c283128b1cb7527baaf98e73bb9e53d59831f29a2a74cc775598453a8d63987ea41e2db799947977085114ea012e032af39e6a3a27b045b483bb955dad77fa767676ea4ba364cc12a4c8d91dacaf8d47d4aed8e11fe21a792acdc2f9e18baad7379b4cf941c9e79c2f3df9314c65c5786734785f8c2e0449545c2bf86fedb27dd539fc2f114ad733c49732ed9c553f114c0b9d8df2bc3796ef2983b8ca61a6cf3197b88cec8b6b4dbd1d93836d0c6c045b50181f29e2b3e27f9af7b2447725361d4c9e9eeba7a45c17843e1ad24b5cd1f46d3f2836e61261fd978263bcaa942b39eed9c32578a67897d301e6dc895e2eadb4cb8109e1ff1fd45343017dbbaa8f16b7df8458d309ed03f55c493b132aab5b73cbb9ec16fd1c9429bb22e46a8bea32dec17856c7e93aad49d83554aaf34dd4a9d338e5022df77c26168b1a1a837ea928b861557d61936ecbcbac6c3215f735eb3014a04c39d0136eff06ae23dd60d955a6cf2a9986a322c9b955b7cb35ba0ed385e29a6f6d6737ecbc6f8b6d956b388e155c20baefca6b7f56ae491b2612d030c1b952e25b2b22f38e517bada6d38bbbad4f64d9321123adc4357987cc6fb7950e632e0e72aac71a7e54f7840ca87eca909b8175c214f692cf28367631946edba4ee550bfce65f83d938b6af88a948e764da6d0f34e5df032abd41d01827da4aaadcd5a633fb94e69151c441d9537d26b6edcf1c273eb526d5a85cd8e9027b40a65827e0223deeab12e30f75e358f3fa41df955dad034339a9d2679d58dce9c84cab616dcd637e12b84eea91b58d169e49eeac721d2ac6a350cf108f7d233df48df743fa213aa30b5a614c82fd9521ee184d787135dbf66a05cd1184492693f7eebc4b23ca6de55761ea049f8558ff057f6555b94ea712c844e4f283874c0b53dcfc0c764e7d073431a1c27cc16a7ec04a7964c1bbb2ac3ff6dffb2330415089ea71cf7d32adca8d89b931e2a1aaa8c06b1caa85c971b51a46dcb827403013889739129c7dc4c2e74a8642a353c22ee5756ca6216012534a3640ca3e6d123b2b8f5957bc87c54c324377bc1d1f0cea4f1d4fdd7846b1e18f3e73f0701aaa36b1a8d38036eeab788a8fa356839bee9eda1a59ca6e709c33c27b5ae983f7563dec737f74df134ef2612f0f619119856b0b8b4cf64e632979cd89cb55282f7bcc7f43795465d141b6f629be6b5b4c0c765e298f756a55483f0bc43dee779bd67773caf1775e2ab1a392e742fe28f93e22a5ef716e57876fe89af2e806d2a9f86b5ae7b72a95973c8ee9ac6f9be6833801556a6d52e076bf85a4c6d4a5370cc2a959be6f83fd2724aac7a2a3ae239aa45365a32625399555b892efea4c1359ee2a854acead60dca07c40b04063b6ee98d72e76370a6fb9fbed2897182a672b3a9f84eb5a2d698da427d433112ad242618124a756ff06854699b3ce3ea4f3167ee9cde9e2653e412c76408ea1954848cdbb84e4d87f6401f75dca61fba2380bc29a8de8be3854abbeda61cd684f3d390d09c490dbf2aa5375c2a93dd36a53a26930971dd552e01e435a772a931a2c922aa40b1a48938556a3269e0c91b21ed86827750d8b8908d111927babb2f45ed0fb5a854a91fd23a47ca3518e63dbf51dd52a6622484ecbc0fdd750301df0a8f87a1e738830368f8806b5b97389841ae25bef88caa86938d4ce795d77060d84d78ea189403890309a6642b66029dcafd94e38d09fb2e02943ea308bad040eebf52d1caaa1ec2c64b47a9bd9e681e5b8812154a3d527646a5b52ab85c78051dbb6cba409a6242c215443884c70f91c84d6b1d4dcd3f742e0e880996917b4b506549cc72b9c4a7911c2a4fc3e9b4fcaa2d6180f214b4b9aefc1dd5798036551ae88568441d953322a371dd1ab540a3ed733ca65de506b83bfb26d361160952d3c29dd31b499472bba1dd7a16353ba2b795945d6c22ca9423995232bc234127ce3589c7f4ae963794e0eeb895754037aa442f2d8dee420ed95d6e90a1f01171929cf9552708737253052b5b86fc26da649c20eac4b1e481ca6bf1927b94c7c326dff72a7e15c2a5ce7b5dc9e533dec6c4af358e68a9693fd4602fde0da1cfaadf1ffe96ec15f73194c347eebcb8c74fd902fbdef379195e06f63eab6a1ef9dd79cee816d31b0529d4f2d30aa92df349a8070765581734068a67e80bfc37c4b2f6cb1e32427d57dcef097b27a5db010bc3f85607be240db9557c453ac6fc661bd93e9bcbaa297bccee4aceeb95be924e8e34ef04426b44bba8a77b8e17921afbb3c2f37318b6491f94f0de9dbb2bc7fa63f28b6efd511190a95dd5558eff7427644fbaecafeaa9ba6373692537ff06db6cf30ac421caa4d07a129cefa21a79e152a34baaa36ee2136af0f741ac81f842f8b8563b74dcb873ca68664a6391719ec8113b2a8e75a1b552a0416b3af95725d84da7f329d51d0cad66ee1165ec199fff0e9551cd2c2e369e11a2c82efd93487393d94b610aeea8fb4a6c2ecb847847ba9e5053852eb464fc2a8e24b85a1130c6b4edee4487bc49cc15e592f680fd930db3dd53b48dc8eeaf7805b84d1d6dc221e33d2803be0a1223958d233a4f29aef68531940293fb2bb2a989e908e6764c24ce3eca95b1683f74dfae53db4dcd73a46f8536d3733119fca358ba49fba60b8a80d9bca96a58e8e31ba8a64bf1943795df32831a158f95dd7759f8423751ca81f704d70c3621798e027609de6786f895f284a68ea634c6e9a6a5f53395e1c1a95dfbf013bc531e48c34e14a7b1c5a1a579354f982585767be42a8e73fcc6c769563448ca7bad31d308d76d85d131a5f4cbf098d7ba93492e9e1436fdfe15e1949ed22dd820e823e537ccf845ac01be1dbf72bc5f892e7b738cc2cdb6c2a2e7df586152f6b598e2112df6081cdeefc2dc950e42caffe7b3f887c539ea5e1853a747fc39fb7238556a96f9864ae7136a5a1a285ba020a986fca87c1472bba65a409b93fdb0982989c3be139d262554719b0e24a83b5caad4f73a1a3e9a931bb49f94c9ffa4366d319de50fe8128ec42739b24c2cc4dc9b3f2a384f665a6255f6fc2ca710101b94b1c671c828de1e70ec85021db7b91aace84e97173a5c189c9578ead934fb78432f7f9d52411f655c53fd3305550665f3928c9537140c82de539ad96e02e913a87cce02e38d3e341d91cca2e9d4f9e253df767217e9df373cfec13684b9d6979e510e2b610dc94da8ef32657411b2dda4c829ae9332a65a436613fcb68188d95477bc63bca6b9b69191cadae53a12348ca1084ec82c21b4e56d0892068ee99c397fb97fb912aa48c634a7536dad0ad9368ca21cca439e4a8684ca87888b0b5affec9a1d332a37080c421c690622535c3b277e117705321bba6021a9d2c184fa243be94d6d6f0ad68e135c046eb2b792986a35ce121783a625e61ce1b2a7e19859e6032508394c15853912ad636649ca661e37854a87fa873b1c95e22b5767997c1323b42c168ec73c2b999c2144ddb9238557c3dd5dcf3984f91824b3945d356a0ca6eca888333dd5b17f52aaf69eab5bd82b9d94dc971fb2121cecc2a72b362020301424ca3d91d8e90b645d12b38599584193b2971211caf840729e4c20df7e5c7655183d9ba78e934a4cacfb6147299d814dc61666e84fa26782836dff0c2a6e6e4efdd35981841409579107f743ba759282c86cfb15e7bbde43583b20fb431ceb7b236f96d642a979ebdd1a622512c2495589654b04e4a708cca829d971384d8254c1958dd5ab89a7ffc2272b944e0a06e97a83faf22141b514f0ebb73ba7d4136a649a6d690ee5369975ed92ecf74c9734b04c682d684db0e6117d4b2086c6946ddd788a3e21c6fe88c34557c4b49349cd6fcab6ac4cc2a459d03ea6d3614c124f29ce683cfca7e4382ea6c26f1a013794c7214621984f223d3bbc95188cadcc26ba44e5111d29ac173d537e4642b7dad4d78c6136227b3dcf94c0e82531dec32ae3938549eebc933c2b2a1a4e24b894e151a5b9f8556a0e71ea441978cabc0a4c12831d68ca2d3794e0708923a53e5418728da5bbca8607c5c3b15e234f20269635a9a7c5786cfd2ad2541ca155f62152fa4c3535b125c139c4d335ff2a9b7c331eecbce5615305fe21b561ede389552b52bde3ad5b21c10ae5be25ef2636684e0caa6a7d03fb2786b6f70b6a6d0bcc682538358ff376e156abd2f6103bae6532bb58c753f6f298581dec130941c4db8d04e5380b4511f952626a6868a669879eeacca2f392ace7428acac6e9d17163adef18d2534cb484d92d9c4d0f83b26ecd794f9e98fcad04f312aa8fa83beebc43cb8e23e13983a8ca63b641adc6e9f4c44e1388bb3957b25c63ba0d316a6dc49571c2e4395b8684db8dfb9e4a6097873888f9ec8b625a64ec13e5ae7e3e14f54e13b02ee91c26b22f263b774d1b6ea45c10733a9567178c6d94e0e53bb61485c150d8476ca9e565656616f9409969c236194e326d315dd413587cdaa2ef857d48a0c8c2f12d32f182395e228be9ba91204aa8f32f369189e51032e94c9616bc2e50731f854a8d47531e19ce74ee5557f9760f2c379e534d2bab54c8c2341d4d1765f9fc2a952b39948c3225c53e9d361a6e69779dd31b636d947547742ab5de5bbecab116a330d0a643f659201554541959d973a7c2f2eab627a96272849c2b5a4aa85ccc2017775e325d9040464560e03b8f9556a1d6989696b86e9fe0dce0f617b0a27f541e93f49573ae1b2cc4a37baad599736bc1dd78b97d21d040f7f0aad29f35e1d0aa16c811954dee71a8d9277772a9baa023643622102eb63899403614cb615a4446ac1726b15529653ce53ea349c77ca892774d27ab6954dd6b6961a36444dc3f7514eeec8beb7873f79571a13581098f258f7b5bd3f52acf7d62c8b5aedd3a95cda8e91384f2d90778ba65ee749c828b7c286b4752f12eb886347fc8aad4e917513fa9cc9c27597f89b9f71f68d951a6f351adfb7c20cae3c3c1372bec2d71909ffc213b11941ce17ba3ba2297965b81b4a15d96382a54ee18ab3a979ccea1cc21cee883830b161cfdd34941a7033f289679848dd3699301174b8e4e9f0811851388559d12c8abd8683dc7cbda13768d9bbdb854a9b8bccc1e21506c963e64a697015a3309aed9a3f29a273217643bf65d3211033b220c364ca687756eae1804265d6ba992477996eda981d3bab2713ec4684e04e064b549b4b047d9341dd58e98ca175d12fee9fc8994f9f6e3b14d70b6d1f84c60e2c92102dba9b615a107b2536506e617519ca2761103e50892bfbe8773ae2649431ee9555f12d84d60873728db6076aa6dc1bb253aeff0678ad7b4c616215ad6e57c752716b9b8f84ca337160723e2685202a1696bb7db09af7fe9191193f29f56a0f24850d0d0e21a7dc8b9c26481b4a6b1ce77942dd95288dc7fd235e6074a632961798dbd8e429b9c721021c73ba686c65c8369ba5bd68d42ccc7c22d065a9a4b9d171c2fd66c6c6fca2f19a8e4661ce43639aede30831a483baad530c65b1b2acc797171c2af55a2f2627945a3a82ae5c1ccf683c21632591dd57d474bac8da794c81d41426f94ea59248e11a4038325a3351aac2e78249885e532a7633877755aa5534eeb42ab4dcd6875c886c38f5047daa0ccabb74db41ba36c933f09ee65a1b9d184e68ea2149dd0f74651738f523ed1b26b52fca6b775c4275edeeab348ab52a3723015e2cd26398f1611b1c2f18d34e950d93bbbb2a8dd6567dc4084d921cd4c261adca3918b9c1e30c80aa796e8fc2acca4c965cee02e915233fdd7962d8cf08f88639b744a0168636f2af61a6f6891caa89372bfa1adcf755a95275369e8e5160bb7946728ca0621c838811b281d255fc2220a1c857136ee868b953a2c814db9e615ad48bbb2638875815239f6ab47ba53b38f84d97622176ee9950b8aaae7c02d2d9458ff028b375583489855240132ab31e4568847069b241fc2a6ccbdb2e4e7b6ea6d681fee29e64beb7e02a67356b3950b4a6e74aa93be7e5124876ea6329acd9168dae4be0a9881bac426b737981c3519ca34b3c29392aa8ff4de9d6bd47f515e5cd8f2fefd938fb842efbe8e910a774c1f565444e547d3a55aa61986f75682dba5caa8c13329ec07ca25d94041b094379d1a150d9c2a34e1aea9d7d865526b6da37131990bcc797157be0c23b05e1c324921dff6815bf49e5444b8f4e7d95075f2dd4ade6e0a082c3702abd1a4e6bba59d8af135bcc6e3cbfbc27d16e6b80fe18eeab180ea45cf4e2036a5283f6883aa7b3239549c25ee24a7b6b74e3ea5581f51c0be98d9bf2aaf89b1ce6868191329c547eea9d58b640e11adbda0b8ce534b18fa66712429a83cb48553c3d2b5d4e5d18854ec1e7b5e1ddd787aa5c289974265236bca6541eec1eeba3042706f42ff73a7e3f8d2a54fcd64c1f7fc26541d4df76365e51755024c6cab541d2de92374fa52d6b25a7bab19040842d3518e8742a85e7af3cacc0406fb2a750817421711db94dd68b184624ab03c14c7c7bb273610dd1214d6d5a1dd49055bc4a718eaf0efaa4f89af96fb41d917f8975392688660c6ca99f0f5aab9f03885e16ca62a1eb8fdd36b32fda558d3612bbf2bcb112e929bb9caa6da86954a4e0ec639ccab52a79d2c23dec98e246ad6bc5a211f0ac73e01bbf74fa8f2e6baea21c772a9125ceaa247053e9d420125b391aae9031f2afb811c234da624ca96f9642739cfec886fea2a369199ee9981242a831e6615c422e0941e60d4181b28e8dbf0113ca7313dd01542dbc1c0d0b9c02149ff0ee9443e4a07dcdfee84cb6903f32ae373a24fca731a1ad289cbaa4fe13b691fb293d5b2353026d13bae3927bab3355d9eca98abe58dfec9edc826154107394edcca21bb015c6e9e94ff0300dc27b2e3edf9ab39ceb2b191dd557b2a79eefdd54cd47d686a25a0e173ada2249e5368b1cd3babb21d23427c56bb75c9172a8f62952e636a34a02b1680605581934c955accfec8487db084e022e26558477e138a104395a3855012e7901bc6578dab449fcf0d2bc67945951ce39cca7538ace6b4f014eab51d8e5340b63f298433ca645a33f2bcd7106dba823185f5065c3b21549f31a1b2aa4b0798db3bcec8b1ee14cfb4ef0aa3c97bc925550e2e6d420a79324e555b8385575cabb8dd55e4c22f76762accd3e96a3ef2fcc2ba9d9c2752796978b4af7b6b3c16f1954e9b1ae66c3b2bfe76aa94aa06d169b3624841ab224a6552c79cda22139f7b9eedb85e1ef61f0e0d27466d5e2bbcd25cf0eee8b3a672bc4086deefb7aa130ee9fb2a8eaf73bda1783f160538cc73b20c17d23b146ab45ed404dada25ef184ca877d943a5a835a5d68b93208777945fd0cf8560cbe4f6406db26d47198d69ce5168b54a71e5617652329e603512fa1dca20c2a37c5a9a5cb71f65e27c2d9e22b532e6bf2deebfc55fe21ae71361b6c156f16f749b294cdade617597f9d6da37992a9b838341746c89179c3636e536bc9d20e4a6819385443d94e7a9dc264e5b2afbdaea76b7f74c63896b42afe5dd4b6e575fea754f728488c7d933a5b2d00e775e1298f3194c3ea14ec91c94d23da09ee9d51be6121b1884e69cb7f6ca6d4824e1384169c7cadefdd122213dff08f129b392653705cbc30ea7ff65e1ab54a61f5319395ea93837c2d4be465322385f5bbf0afc04d9389e15864224c95948885037d0c4a24e564c2d8b9328dae63e494caad1563a46e85f8d82352939eeabcc20d07d5dfbabe9b9cf89ec854e984f6c653ada61bf56e4aa6cfdee90a6d7638377e154363df5ad646cbc33438ddd47b40fd46caf3592de91d939b51c726cc42ade59abb7f652e20b67385a2dae9ce3954da1d726130d0858017c38aa9487bc150e351e64f1309c845835bb28b5a3f74b7759dfa72b26f1fbaa6d9b9ca8090da826178678eb7842bb98187a1bb42653a46f21967f7546b643c911d9081539a219f94fa8427533772155f133518dfd827c811b214e9b9a4b8f28032e327b2c82f6d9e134ba29bc96fca217ee8ee897237553f8763194c35fd872ab7974fcd6e7e94e82aace5b842981877eca37eafba74c3bda9aca76b555be67944b9c5d53ec134d180f9469196ee9e41654d82388df2d54c527d2f1e3fedf84d21fe5bb9fdd0b08ddca067ba92ecaa549936494f70f7409c0abb5965c2df84f6d11527aa17cb5e7f8d2ab701828964b76946c9b935c244830a11999fc2b59753fd9416cf2ba9a7e94c3505830815d501445dca82ad71c1501df0bf529be164435024e15315981ecc5e3aa3c79ae1e4fd18d8279b29fb847754edb9d3f8549ce77977b38e44ee9a21b48583e11a81c19be57f08c717d4c76e51f1148b9ccb49dbec8344e27ec9ccdcee85964cc72bcb92db433eeaa1151e5f7177ec835d96c3fe1494cdaaa547ba1ed68ff714da4ea9d491b655c32158e946a3476555acbcdab1ba73b268049d99406c65103056c0c94e76ebf2be134340681f753f52e5174179984e3b6027a3b73a7659df424e8e29f4802e70fb22468c7cae99dcaa8f0d6980765fa77b8dce77f6981b2e65c107440d940b7ba65f0651eaa65526d36b1dedcaa95da69b45b401994fa6e96c9b4aa9e21c4bc753151353f57de552a922993e13e8db4cb9944e3209e51368ab3e56e61173c92fc354548f2e3fe91f6b36e7b273d92edd531f2072bc4d479ab5f4f250784bb15263a9b41927b2c12ccc27a609c9ec112da6c6b5c3bc85737784d688526157aaf6b1b3ba6d071f375484fcd574c39cbccb28536377cb8aa56bec76dcfcaf3581d7627741ce09c4276cc109e695375361748c956b5b45942d78dca35de341fa8a652a3e5518c7b884e2f25a419c7645337560d776dd5bce53e22ec230a775c045dca35ea9e7c306eaab3c59fe1ba9ac61fd93fc4787a64fca7532af4c27b8192a748d04ae57dbb2b28a3a73abbde0a17fea18af0e7d33ed5518293db58826244ecbc2540d8a92ffa936b97b29f53fc97b4946d878caea18dd48f9945b12a1e0cab484c2329b25f2ee5e56383aac6f942c0f5585801931944182764441895155ae2c1be13aa0e36c4a6526127dceca68c1a998ba9ca689c2ab447e8e093946a86d4ea5e509a9368c235d9786dade13836e9c76eea931f345ade0235e3c81fa7c955d85ec6d37dc3685e2ead3eaa46ff95e369385f28f56c9f46b329d6a79b551a6d10deb52e9049f84664b084caad20b8c8d820e675184c380d51eec576c38e6d09c11446c9c9c6a29c3108ea792aa4c5c9c4ee8c28f45399715e1836285371efdd17b6f352d68e09972b45f774fad6c0e54b44a1616de57b6aba18e38ee9e2ad463aa41b4f283c06b9f267685e1a8516d1731b7111837fcac1746d84ca822a92951a66c6efb6e1d485227ff91c327b234dd7eede578561bd9e19a4fcee857cf956c6c8566bd9f7544daf9c8e11a542433a8a73e2e21521d33cae96d3181cc2b99d2c1bc271c3d53a2db1ad17158bc924f7429994dbdbb94e2497ee537cb79d932db18e93ca6bc721c5794c0f265406369d42edc8dc2a6086b6b5ee5e2e1acd98ed82f154e98a84433ba0585198689bc3f89f22a53643da24bbe55b84fb6d0e3858923f2ad66712384e619694c76489478d0e994253630728359d4f37e9aa54f38d1a96da3f7552853bfcaba9ece9e3eca9d70ca8c748ec53cbab1f0f86d31d48bb3c045ac153769d8ea3329b6e11d1e18d791d2763eac2f957e794fa53e5b8e774edcba539cfe8c1032985dfea26b1a72a092e4d070a569010206574b4c29d9020a35bc20dcce9b843a6021e554a67f9ee631c366b90f71cbbb2383299635f64edba151ad735423ca912872842a79e812a1a06f856e9dcceea9d2b0164ce364d7922d809bfd1fbab5fe5b98db4f64faaf2e68b2f4a678e73540eb9bc8e5783fcd378b8fc895e108353f87a657826f53a9aff0cf2dde5d3fd4e2d5532d732774ea4ff64c1552b124373f65e5fe939bf894d79dd53261a3654ead3601083c26b3a494ce1d2826a94d133a42912a564346e9e7278c22b3894f1bf29912e3c72a9b69fe97539ae1de64ddf099692f4e3aab4dd189c2aed6d37d4b5a8eea03ad78734b627ee9f42a9f0eda190632bc39ad483bdf1d43b292da9e12a4c9c85e1e9c54a8c351ceef85e1dad9a7607e55535daf0d810dc4c7c524be8b418dcb917beea991c9427c9191c14ef0f2f15c6065792e929f5d8c6d8e8389bc2f8379a65973cd936a55ebf0a437b2159e526168eca5a7298db99e573a7755e3fd23f0ab74b8b098dfecbc53a5d6437e566c7c6db277b9ae97f73c2761a4757c27d5e9ee94293ec637abe53dce7beabcb5fc27f96e6f8a736ce3e57857badf09e21c0cf548c2678675d55f741dbbaf046d6d5a04fe1785aef926f747434ec15e877877c3cfb9a3657385db2fd469368b1d88c84bdc41c4a2e8ddd594836af89dccc0dd785e86b2913dc93baa2410dfad1f329d698a6c6f84e75adc4057371f944354e9fba1194e36b6889c64a26ea15aa16ddcaf2c32830b32bcbca61bc26bfc256734c03d939b46c348a7df954bca8bb3fd2369dbe9286fabb0275e3d51a369799226e65a9e581f4c49be14b448ea5d26c026161b3ba1dd3aa03c28192ba6d5694141841c2d8d8ca888288599e5cfd4bf45e4ec13ea39ad6c94fbe0a9a8d0dc8549cc14f629b4d805f2870aabdd9a863b2f2f04c95f2a57ec84f49c2634173861557226d051aa2d1710ddcb8426b4876015e6572ca9540aca72d77e4235321c4b53184882bc1be98359e1cfed2aaac1cca4d0d722db879d4ef1dd3089ab525dfed1a9b70d6263abcbcc9541a1e48c70139b75a71a34aa3b5e76944b8929db06a73dd4d9425ee3b84fa38736213dc7b2bad68a93255861c71aa7f4cb512480d4e7ddd1c72613436fad56fd6892a0a2141fba64435a2a4cfe2a31c4d4e53cbae7b8c764d0362d11ba7b5af653893b12ba3ca737ae155b5cfb0e179ec37137ce3ec83683e1d2e6ecaa56fffc555c6f6e51aaebaa30bb201e553657169b6dc74854bc4d297ba4ecbc3d3717542e77c7a952a2e60e74edf0ae3e4b3c13bcb4854bc23dec6969cc4e579b407d1706132d33baaef79f25f6b1bbaf38f9545eea8f76eaf0fe16e778b05f5786376053fc2f846a882e3d2d194ff0e23f8871b81fecac7df0ea83b79af7e5a19f01037fff97275201f4faaa4fbbb56bbade1d53e5173a5ce87fc27bcb9e4b4a350b5ad60853c3f72626b61cf978ecd571a27aae08ca679c5d565bb04f3fea76c09ec69b0923b14ef1b40fce87cf55e23c296de6f0791c14f63c79e9796ec9ec6e410efa8a73b6c281eeca1d967b20361053a3d81d69df57c2b7742a12498ec8ac28477e13184f746b57f7c089a85c6a971b7ca3e7369d36898ca652a5202e2552732987be4bbe9542986983a4782a0e5309b5c803a664230eb3ba6fd3e8e17746a5402eb7e57fd45947c33a2d74bbe57877b58e2eea57d7731b521b29ae71613b0574f573b2b9a8e51e5654b67e11363b9847750e1f29c37d3ba8feef928b1d3cabb95e5969eca9537dde4dea9d4f6b7f9af22b09329832536d0f541dd40e7b2eab46c9f78d3d29c6a36da968aa12273f750dfd282eeeabd9e5bea8b89c22ee8b8dddc2a6dacf1543dee23e95e2695eae7fb043c38228d1377f525a4bf251359ae201cec4c234e9d6556da49c5b954eacbbcc1c11710c153a7bf7541fd19729792ca401d82a9649747c2a4f7da5ebc33886581aee150f2e2f2ffbeca9751f36e238155f0ee654a246553ab2c7c7dd03ed12133cc693543732134542e6bafe25aadcd483f2aca81e4822c931d52ab3a9dce07ca754991d55b6c71299528093fae0f3d9187b490f08d37863ab43cf01372e73ae3d936b5cc2f831adf15fd44406aad46ab2a56c35dfd978cf35b4a93cd958feeab78279654a73ba028d9cbb0bc454fb86e18717785a4da5e1e2a0c39caab29d47521edf715e5bdd50b9c67e98dd3aa31efab4e1cf763e20bd82a38d4fb42feda6d1536f2bfc36ad597520e77caab568c784f0c18da7f2bc7d66b6ad5accc39b42fe1291a8c99ec394ff1596bbca27fabe13e805de22e8dd781a0c06abef6bfe9685e1ed0da54cb4711adfaae7d8399a0a609dd3f1fa90e131c4d52e31c92a9d268fe1cbae23de5549a82ad67bb1d908cb63ee8f9703ad9ff04aad3a66a94dd0a9e4d36b4b6aee1c444aa74eab88edd59954492054bc9fecaad4e9a21a5bc92764ead23eada42f1151b6023a8e4954e93c796f374f526b44398d3dcaff21f4318dbe539e4c9581f418f40e5319875304269774180a98b4b5e5d233846db41c0d328d36baabb63c273ea3ea0c129b43c339ee231b7dd17bc3c9c94bc0386a6ba6ea13925415afdc71ea8d2348320a151ccc6b9c6330981943c478775af91734af2c743f15226426b4b6a5227abbe11fe29dc8b562110e2ba906b6eeca68c72985bbae93d5213ded17daae6ed94672dc20a3c3b8f62a93a9b9ef7f57146cae238a2c394e665b82ab32332abddd2c6423573586ffc42b7192c59e9a6437baff9b98e24f74c0e3e56e4ec9ae7097859369df94d752b43f21104b9ced978bf122fa6cb58ef9559ae7f960b6a18dd3e9b0f9eed86533c455651698ee99e166aba88a945a627e7ec9be3699a9e1a8a7f3b235a95a66a75bc11dd527fd2b65130916fd952a4cf2887dac65a27f299599faeda87b5abfc33c3b3aa5679ff06f2bc2beadd44923e77556a17329e42f1549c6f636dfbab5d910bc24dafa524fcaa6c3fa45b9e10c2d77b49cc5e1dd4053a7e1fee4a827cbc3539e553ba6d0e3d8a656a261963f88d910e870b9a17d46a8682766ee178c3e20a573d9dcaaf51d2eacd62a343c5963d85ef8c386c83c75a6ecd0fca71f102ad4abb0c35798fef99c9c2a6eab49c2b4166e7747c536c207dd56a5e26ea8dda6c732550a34deed9eff074ff0112f6d29ecabb18f6173ba22d355906c553a34b457fd63b2f15568bbf5c6224f2bc1576159b53ce1cb4aa1e531ad3048c9549f41e7ccc6d8e5536b1d47cd22dc653886ff010eb815e1edb1949a49db1b2a81f0f4807bb9242ab4dab992bcefd5b9a3efba0e16830dee53ea03e40c0ddc51a55173663b20582b54a920ccb539d9613138bc4b1cc171062611af4cbeacb7b9e50f0c1efa6e2f647d5dd57ad5ddfaa1a88cec9f5e91f32ab1ee1b10ad7dafd93369fb5368e4d22dcefdd33c487b584fbf2abb5aea6d82d2539ae770838321e4e332ae78ea4d18999e53e9fbdc9ed6031ca233332b8857711a71a4d76061d95a11e74809828b5dbb8954dd4bab7e02ea549f4c5f53da81abd1ede1741119576214e99c27571e9d869d3485db5517e26022c69b2149cf7743a3f74f2fb9a4da73f94f23cc3917f13498c7636c8ec878778a2ceb83ba2fa5830ba5a77d9728be9b9a13bcad76e39ac351b7cbb745cf2c8c1ca82f61d91e85211332bf46392441b927f8a7baa4aad7c46131f8738877184ee804c728dc1832ac697b9df845c5a1fdd56f1156da5c6e8b2aba997676ca7bc9a622cddddd56ac9a744343d4ea540f99d4f55a9b5a5ad39edb04cf2487b6ee492bc4bde1947d66cbc65fe6d5f68fea28f8dbc175ad3cf74e6569640fbb9549be25d599125abc3f89b69f9640e5786a6fe8635b83aab994a85c07270a6a073a9c1fdd79b56b9adf46c836ee916cf2bc3812198f85fe13e21de65563893f3a9d3069f85fcc0d5fe2745b3e1c5ac3b9dcaf18f1c236124abea097dd3bcaa41a74b9c76819418e73aae579bd4da7d33cf2a87ff0b9a797355a8cff055eecfd97876ecf7caac6af4bda1b1d956a6d2d5bca7bda65df75558d7b69b0e46ebc5baadb5aa54b47647ac794f21809c402f686fd93631b7ca693dd7f98b1d38395e19f50687aa0da6df3b7b9549a443c1244f4f152f14d6b1b4cb9d76e784daa40a921bda551a0df24346136e735527b621741228e6c53dc6fb4795391395e451a75680c475273e8c40131de13ff0aeab56a55613d78ec8c3597da3840889fb26b9d9ddd330ec4f02bea7480d7f329aeb4912e7f0aab0cd47fbbb6c8383b5de3c94cbcb2fbc9fe94cb8bc82ab871abfc5027e42abe71f302dd9506b66a4c7f4854bc5b01f2853236ca1485af89b5a7caad2f89d8dd3ded7d078b49eaf1144073dc1cd0ed951350b9c0b1dc5bb4aacf9b4e2246674d76547d954049638a6d469c401ba6b49e4a045d74841ee2236f4d919d3955060b613ced956987a73e0559b4d9488e9e8e538c93c26d33874954ea3ec2fc14df2da6ee85f1a4e9a328ab429f5946a64e998fa8baa5a784c15bf547b0eea8f88af5a975b489c154fc39acd152e8cc2a436dcf2afa61d72be8bdbf54613f1c72bca735b6ac9c6e9921cd18e5069944be42b85c0646e8399f254482518f0e780e42ee9d93841e1758129e1c08ca739f2e747d9526b1c2ad1b8f0653e8b1d58b06713f74063dc4a6d4b8912554a6f206116b856736e8eca9f887d4f2d9115536b5b8854feb29b7f934ce1dbaac5af06a607b40eca9f861d1707bb729cfd2f7123b26b6b12e6bba73f8389baae5dc20deb6fd9069216d5b9a251377f7764e666203427992d67b9609793fd2adda9a2e6819d49e3a24aaef183d215732e754fc2a4f301d279255a65ae93841ee229d2c472a1de5d2a57bbea3d955770583fed12ff06d9f942065111cae1cd954c1bed204ec9bb9559e21ac33ba788bb27eead785d1efdd5ae3d7894cff5594417f71844bef237e135f4ad7b46c9ac6b86f9c7d91f34f974f08b59f2abb5c2a79a5c134b4bf9099e5b89efb2156c0da92eed5e1c54753a6d872754f0f02a3c7fb4ecbc4530e71bb4fbc574d2a85bdda1788603faa67b6e9d56269eca931c185a67fb2f0c29bc9a9b6e026b9d14bc36fc928d4b9f5ea819c81caf71219f2a9513fe8f984729f7cd318e427d3aa5cc1e5cfbc3d5263c4bdf5227685e258ca920369f3dd527d06d72d26a499250abcc2a6f2d6d866cf94e34bcba1d4472557b862db773d958d71a6e2f772e3ff08534dec8dc415cd91c9b97f4fe57217565427f6a80c9945c246ebc2d2f037baa7eb45ce5ed3e5c4ec3baab4a03e914a31b2ca693d29d5ebb44c0193f84c7d568a670c4af14cb1f8023f0a98a6d11b0461af6b41641d523b0816fc8d95573c87bb1f099d2db708df2dec68caa81f155b5311cab633ba7d3b6ed9c246b3a13fc88d33214e1647dd53a94aa5426d8d9526bc54acec268f12f7b01bf659b8081b239a3df6458d73bb042ad4b232aea827b2913f84f823b2fd374ca3b2852ca6e9fa9122517fe15efa6d1829cd90e11fca7ba1b7032bc4b3c2b693fd99995c5dbaa94986d3d4e20b9cf2e4db1d7e58553a0f3e536135820b571caf2de7b141952e9285db23df1133f642fb88d90b6109dd35a73caa41d606cc2242aae75c4cb551ae37b6e9e49d935f74b5a15378b7c363b954ed3e637fbee9d581fa183668549805224b41dcaa6d231dd98d7b49988c2a8597b5ed176ddd57635c293813b9bc4187553ff0dbd9531d52492ae0224150464a6ef395fb263cb431807329ff07098d7daf615e1c36398d848cb7050209b214b5a1537cdae20a14581cfa88075a0611a5581547643a434ccf2afdf2dd30bc92da647dd3b5d2c92729b375f67caaadacc71603fee2bc4186d503ee16b6e2e24f2132a96b984872fe188355a5ad3ca73d87cbf693131cdc3e18bdc778742a4d7be695adfe9995e1e9c398e2e3c08855197741fa557a449f125d518462ccc205f4ff4ad13d4a8beb1c86fc8eca91797de6a838972a5e19cff02e96d9253abbe9cb22765f4ce13ebf88b69d50d630647744d56d269c6d994dd24f5f65e652735c61ce4d8c94d9ea385d46364d782d0f7799c639f49d6bf0427db6d4d932a74caa8d1333f0bb8ca0bf8cab7d43fa6ccdbdd52351eeb04910a94b5f6091b141ce2e2251ade2d318b86e8d3796d4da7742f2da69b4e8c31dfa8774d6522ba4ca9fd368f6aeab4f29de5815b06094f2fca9ea2ac2cc4e5175517924c8842ab41c3a44142f2da9c1c42eb0ca2ea34d8e74b9bd954396a7cc34cf756bab73e83e80b3a96e11be4a1b84e1266555143cc714e3e16d7b2e0d3bafe20d635207f404fa669be72dcaa8423da774cb813d30dd2d64f32838ab6e644ca09054a683217b46365e6531bc3a57d3c2a6384054694db84aa4444665786fbe1db52ae6abb60554afd4e070bcb682ee179d6b46fccaacc7b9b4c81f255561ea75c83627729a6d3ba2f73434428db7577b8946a4951baea9f84d6b24aa4eb45e98c8046ca9d4c1f9579243e151a65c5dd642a827a09e135efb8a0e24029be6334fdd3ae734ec365c14e71e214eee8fc20ca2446e9d76774dd1fa9377f654590d399574b5b85f28c60a023ab29db35c9c245d95e2413686fdca7b9ee269f56c554a12e75313842a528d89563441c1ed2a4166e9a4e0bb941951d2d93dd5e6d015704b63a027912f03b846a58f2625334301ecab56cd41ad1ed0155171c169fdd512404ea8f068be0dfba757a765521f6267551a8eb1dbe765e25b5de8b99c15447ab2e7f08b1ec2da721887f88d4a753d902375e2e8bcf89ca1392a9b9cd2ead73cf754a93bc93e1dae279a95105ac664aa46f6db2e3b95432e73b2155f36da6ff0d35d4c753a9edc972ad59d1cf79818fac38dfeea611949de1418213dcc754a750238e51efd56cb819cf29fe3ab55774787631931f6424c3e7e53d9f5e539c49089459e1cf8d353da62df842b39f586c4613bcc77561018894cf31c40e179b51a7854a80e2d44d673e7a55d5446c9f9735d089fd4727b843765ef0d1245796df2a10eb7285975c9f55d65c7cad9cefa4feea89a977d8eeddd5615fcb753fcaddd321e17f0e6b163fab82aa56797d576794ea8486b6546fea38c20fcaeca14a976c8b705441fca6d5633cf6b486aa3e593468f2c989551d5bcb6e64e157a2fb2a37a436253eab45371866d2ab54aad3e8c12bcb4b917825cdc1c846f6386dcab4a8734f79a1909a7610b12534e1f71c22c9834a9aadcabcaf175abb5d4fc3655669ab57c5f5ff0e163fd75a3636a7d5b669dad1f08b1d81b22f23e174c105577d4ff7ec85c13950242f1356bf9141ec6e73dd56a74e7cf3f69ce608395fa8e2f79253eae18d373795e2aa48b9ad8ee9b4a8b18d6754eebc4fb6a51b67641d4e43209c22c26d742279ca9dd3ba639384ea2435e37469cb5a327f74e272325399bb506b6e754fc26bcb9a7b6140b5ea30265cd7db941e438e53ef69657dbdcab9e94d01bc4f64cdea551d96d096774f7175a0aacc735b51d2c215324b33d97fac161244ce117571152e6bb76c226a3a5d03856c43a517180384d2ff2c437b94ea4eb88744e611ace73231b82aab5d8783ba8a818f7e7aa3ea5f1d1caae78a7f4f099e58b613437a849ee810ca144f512859612d1de1526c38b73ff689be2986ee9b5fdd5202873c786991ca0f05be47572f2553a34cbc0eaa70157a954536b61df0bf85bfc3d7a22b77530526d7690c977fa6d2aa3de22a79723f29d863fc45d4fbf2bcb774ecbfcdb1bc4655175d06e2ec01743594dc2ee653e9125873dc2a96399e61876e1640989bc19442077aeb8bc14d0d6997dca351a2e7fc468818d32134d0f1924bff0d8134d16453b46c8350735d2610197874842b536871fa814c12bfa3640b8ff0d21e545c1d91653963bf09d5eff72aadf14d607648cfc2c65ae4e134dac42ff0fc2f161bd2658729b58b6f6c59dd5f51cd78db62a5bfa647c9557f523a439077bdca76d93d9961ca2eaf9939e1b7c74cc4a744c7a250c91be9dd119891d49dcec83ed6349b8fec9c2a3a89de728d2f68ea9dc2f168b5405c4f9d4dad0e3692764c645bcaa7e5b9a24bce1a741aee0653cd5b5bb2967cabdb0534909e158f9bf56c994dac83bbd5ce3ae67728b48522494f6b85959c33baa2fa18cf12ef1b9ee9ee16ff0125931f2aa3e97ea549cff65e1a6a5d88e615aac21952c70da42a56f5d6bfba7e7cacba65ab4cfd4dde04aa4f6f55487f65fe6d46398dccee9b6dd57b954f0c4328b592efea5e25950788a8fda4372c5e2bc4546b68d4d6f70a88f0a1f1fd6f3f514cf1156d639d68e51a7459eb9edda51e4acc8727b5c9d46a1739a36549ceb6b33a1ca80ab376384c9f6da0ed31b2a0e22c7499cb938ff05b278542d736c2f79d8ca7c170189ec68276766508f8ee9dbb418199563834ba09ee835eda757c43df4e366e21530fb1b5ae61d8eff0baa4cf34a61ef3cfc27f88a8c6d2a486e76553cbaaca745ce3ed20c04c74b5e28c2e7c32a126364ff66ddf08de03896982836bb738de7b85461cdf29e5e79e1398fa41f294e1861d82734174c3e70ab7888a750e476d93d85a62215cd79e37118469c49929d649674f754ed14a365e22b5eb32708b85a51a41c5a4f792bc3d36facfc2ab51ee7f944347729e5f81baa16825fd4389c086d380ce50aa6e7bad54ef4752fedaf24d972aa0d47d16de64929b396667655ebc559f6f0bc481fa8d22764e14ef76e309aea952b1373a2153be9792cc8393dd1bde48072bcc21b3baac439fd8f6c27b36dd1fa9615b3abb6ad234ce2729953730fdd4f12a20876e8a2e98408b9e4010bc3b7fc3e8f9647fbbee881d3b27c0864af369c1de1167e9aa7f9459841def548c84d93694c7bb284fb501b2fd4bbea469c1b642a6f1d2131f114d7936becd4ca92dd894f6439c31c20dcdca78699f6afc02b83badba54f1a39cdb78b79d936a5fe53861b39c22d65c76d60421ca2a410ee134fb539a6c726acd15dbd0ec2fc1e43ebd91b3867a8f867f96c7798c737784d73cb6b4cfd283eab5c3a6d4dacd6964c28e96b33ca327e543d75405065756fba70cb5746775d34a7fad1add2cdd4bccf25bb0a9c8269dea835e452113386ca60c9125556b4536b406f74daf01ce0f184db26f6a65389ca25a1b49b6ab45bd5ca756aa4e17fd1d21ee551819e6d2b8ec555f1efeb453a6d1b4aac3c3be8b6a92d76ed4f3ca93edd5b518290682779559d92d25aefc27f47fb955b4b765d697d425388f785d2c977545c54484370a0aab4e087c2149f3565cc3b85fe1f5d92caa41e2fd275372735b2c3717637d979b458e766a83553f0eebeb4877da42fe2fcc733bc8c42fe14545bfaab3daf2bc45363bcb64dd929af7b9ed14eea3da32578df0cc1e229511d5dc4e178a353cd7b6d739d390bcd6b0d5ae2476ff0a4e6bcf58b532a67d4e6ed088a7d02d7941ccfd47e41c83caab6398c714c64aee496ca61387f1b2aa0f5ed9b4d8ea6e697cafe5d7be8873b84ee8f21a5a7b05529d38ab545f194fbafbe40e0aa356a178a61a98f6bdd3f64232bfa69fe5787a78aa092537aaacc317534b73b2a53faafbab4f34de7c478a7a1cb5a1781b69d6f094cf4985403c5417183261751716c88c4abd843823e1aa3dde474ff54af349ee8b407988f94de96aade2290f08ecc9c15528547527097429dc68d96f9b5c41de02a379b498ea392a4e70af11194f124a883312578daef05ad8a5cb8ec9b483fcb2897b9ae8f33846dea53cc4e774b096e7f7443a5c65e56966a739c8b36450414c07184c39535c259ba159a5a70bc973839d83b2c15d5d4db41e558eeac89dd57a9f79fd31f08329d121beecaa950613d3d958516e55c30aaf887b9ad1984e6b835fee419d2ddd0d0c42ae22e4d2d0454055a06e49440f9507e5128b46cae29f6b44183b2754228547dbc827945f5bc9a86d2d112a853a25829ec6279957d26bc33a889dd556d4668e9d94199dcca0f8239558e8fba6874227612a5ff0941a6cdfe565f1dd4d3a7ff4e6b80fa4ee839dd213664c9444b4b8854feb65ff024a032e7fb2616920e5783c1aa4fd9519b594c068da13623cbcf795ba202a90aa13682b3ee92a4cdd16efbae922329b639ce39e134d3755ba08e106bf033c27ba854a55a6d3b22d898db8477e119ec1350508a3b15ca2b643684474c44a0cc793f6469cb58c327ba2ff0d37e1dc27b75bb7ecbce782bc531f6e08eff0bc4baa16b4ef65559d24819dd54356da6ffc95e3e8db44ba63d46ab9bfc439ce74fd82a41805a8bddd18013d83389ec99ed177c4a6daef31bb8c2a82858594a60ea75701366a165a394d21cd325c7f6546831d48cdfdc2a8ef11d06eef3d93c97039cea92e7c4a6b4dc1f21547d32da74724cdc534536b5ee54a852bddb7757f4b448eeada61dc9d82a8581952ad8d7765429ed58ba3194d151e76cf1b95e243b1ecf327e954e9c17b3cb9dc032178521c58d3e614d7475e4709cf21a85ace535a7cb0f969e4aabe1da1c2d75d9c22ecddf753b22c20855aabd8f78181a8d56ad4dc3b96ab5d08be0bb3885959b6150f1de11a5d5c35d77bc3f84ab4e95292f033955445e21aecaa5e218e6638090e54dbe19ac68bf695e3693bc41f060328bb36f2bf8df8d310e6e0953dedd5867828b7847842294e975a53c6e2553983d3f29ae22d74ab72e6ca319581538b669d582abb996f9b71ee831803bdc8788b6f74c212031f2aaf94e6358d23eab95214d902e735c981b4c8193ba8ea3b2a5e69774154c5f6fe13c381a6eca6b9d7c757fda9ca918dd0eeaca6bdc1742b1e23bfbcbf2ad801cd9524cf29b71c275c0342bba79ab5679f2dbb6579ac64562a0305abc38a73e2592efa5c5536d535c1bde3a7f99e6d4a2e67b8923eebcf2fa6fc168c2b1e5b18eeba2e94cb796ae9051d8a23a539ae2e6f7cabf2ea33ae14fb5cad2819e139b502a72552ab4fa49b95561f6cb0268686d367dca24a84dc9ceae33989c261c535bee32bae4294e1acfca0759466c6b78527871199d529c42c92f24aec9cf925e50dc04670118466d4234954263a20cc36547b517e5ea9617533263955daffd6a6615bbaa615558ea52e66cbff0e298716ab9dd182abe26a0ff0caa94a4cdff74f71921426d4f76c9ae83c44265cdb778572013eca8b836f6ab3a1a447dd4b36ca2f14dfe5c2f2dc45261177d4abc96ef94f745c6155de36d978b223223225fc72aa566b9e69dcc09cd2c2dfcebf1788aa2d34c86855a1b8d91cb4d3ca6cfe9882157652aa5fee3caad51a1de5798e55593424edd96649bcfc2f0a1d65475a510c068545bd82aefa4e1798e42ea8d95d8b51958c292b8d6a89b6a103e1380a6fa46ec4b8fca3bd67928d4652146a5a43a2dee89affc2bfd338ee9e5f5683d998c2fe158ea44e6f984da8c8983dd53a61cd7bcbc84c7896391897154f7bc2da45d384cb49392efec9959cf676d95af125557e09554473faa764ee562856259549e7de67fb2e6f81f9ae17132423b16884ca843840809ae740c054e9d3b41eae14e1bba77214a6b5e2189a5996e5567111108b3ea0484e78176613ded263643a89395d8a739399581a64a1429d1f12464c39f19e4f54480a87866f4bbe9944d73543258f117764efbc9fa9433641c6d77ec832602ebb7650649c2982e14fd936cb537cadf2a43636994b9629a8d4c048c42732f6b7defabd4b9d4ee34f4769cca1fd4a3844f0b847b2365f21304084f7e18cd1dd3aabcca6b45a1bf959257e542929e88e5012e1cbe509dc279932841c29555ed2e05bf74d2cb5ceea551b6c45aaa1711e5193d974f5d4874ec9ed3735c9d73e5c4a8b5ce6e4ecbcb0c9f73b84ff0a99840bba4a2114efc23d975e4e341caa21d97644d1faa4f1af674b960817774e82d550f48270b364105559de32a9595f353b2326f747c27104086097c427dbc71d55e9b218ecaa83ea86555f283a7a53cfd48345c49945f87194e9b83cfd957814ac193324aa941b638e6575025d2aab1a69b23223298fa4ebaa7ea70baa0a99db766a3dd12756f29ad134f33fd912725024728d3787b78ec9e48f10ce13eb5532d89cf792b633b27132c30aa53c22f1940177263a3fa7b22c1662132a38dac75df051b479d4cc8e4269665a2d6e1786ab75368821ba04a2e2e6b40fca7d369b98844943be10df859dd1e132dcbb2a7083729b88e57486c4a753389cd92f7993c2bc748ea549b4baa68f738954de203f92a0ef8954c1e871fca7f69472542b46fa1c8dd37c4516d1aad936c2ab46a6277c02a5efabe25fd5b6aa6d73a9795d553a94c96eee13eb538022308b6a6bbf74d66e7a49349b3053df4dee2c884c2c873b14db193d930d28e4145f7793c27f99e638e498469bc76224226536e92329f371d93d981b1dd54636d011f29cf3716813d94fd3a14574c11a3782a384d1b9152f9739412d6ee8c10a0203740844a89c27f6853d4e39446cbb85fa64dbf956c96bffb2a84c81bac494d61ea184585d1c84de97dd9dd55f365b22535ae8d8944d4cf27fa93a9d6cb992fe1527cf37aa13658e7bedb5dbaa6ec025e54646f29c66541ca6b86e84957492148ca098fc96aa8c70f29b20f0bc5d1c65cd3bc709ce69793843ede91cc65346779dbad325a655326e79128d5cae6512ddd3ade9a8111b146edd31f48340cf74594cb5cec21397fe5750f35e5cc1df64caa65be21a3e1789a786d44ff29b7d504a7017b9d841c239553cb35477d9789da9eeab34fea332161821012c6853cfa9e577583d508bdd68dd660ee136d95e4be0ba6cad6f9ac74b494c2dae4c534659fb2bf2ac69285a2375e5c8ccfc2f11edf2ee6fcaac5a1c2888ec9e6b5de5894f8c895524934cb438c925558cbae45edc885b46c8412849b9d0bcc69f29a653c61eadc76538591a152729ade1bef3857440592d8372f1742493b2844a8e137ea0a9b9d0e31793a61cabac6b3d9fa73ba6970ab6c9559ed8653d85c7ec98c25afe729ac7116e1d983ac6c8579c9b563cb691a3945edb5bb18bcd8d09f1953d2bca934c6174b4f37af3e9f9312f665a8effd97ea344221c04e3528b416c6eb1a5f09dc613cabb12b3ddd8cbf284759c14c6e1a53908933a384facfb47f7c234dcf0fc953ba21ac717829a12981a1b55dd13b0553c55d52840a63fa8c216b89ad91d826964f705d425a23e57837dcd7d487f6847c3586a3858ed951b8192a9be0c16bfbaa6d7f5f518b9dd1caa942a13f54da83ae6672a8785ff4ee3735e305bc2152ac787248df29ed17112b0708372e4672e4e6f1d29a4653625a674717b6765125789782da05969de55b48d9522b7385e318f1e7bcba4f49010a4d8acecc2a15dee6863a1dca144794eab713ed4c6b1ceb9e7b22244f495ca2e2e1edf95499ccbfe5398ee215234ef7bd30b5afba1e131cddab1639787a24399b2a152aa2df7266fd91acea4cbada732553a2f736abc7420ea41f3ba60e8c2a57f5e42a3d22953223e5071385073be9d96e872bb22f315a7a1d1dd38180edd43867eea94f4b44cab25506ddd5223c3d10c031f2a5d289c94e59585b21999bb85c04f83d7fb27f4dae8f94f6383cb979b6b389b4a6e7fe14de72ae16b61359d2f6aa4fa645b94ff0d71ec1e17b81c34b7baa892421dc8409747b3a1595bb8446cb75ba95fd253c6138482109ca6b72517df0a8d32f93df3ca61a8dbfd8a81a5c24276bc387f5372a8d6ba0f5d91a7efc1551d759832532b5b060c22ce93b2f2ddfa791dd7496f2b72fca71b98d6e137c8a446f7e516bef764217ebbc728799a08c94d8dd331d499c2a6467fb20b0e32ad18449064aaedb7cba51f29ee17f9b53e4e66163ddf85b98c774d2edd3766b6d50e93954499aac90a8977e9930a98a76c41e4a6d8e3e49a847cabe3f4c37ec9c5d6dd9563a2e94248a8f70108d76865eee0275e5eda644aab4de219319ca7d4a8eabb672154aadb9f7bc0fd82f04cf2aad45d1f48eeaa78c70ade5814c9b5061a6f606427b364f0e0213c12d285552c193baaf48b6a969ceea97945f78c988eeae5563a1bd52bc4594df46871b7ab3945cc61788282aa412d4ea44829aef726bdb84239846535efbea092be9653fca08c26d37978719281c1436a72506e447227a5d92ae2e6e3eee9ce6963aab1c19b80215578922d6fca6df6bda48ef2a8f857dcca26f3f5128bbcc2ff0121b3b27f8865f46b5de58c855abbad7b5ac8dfe557a50effda2764faf5de592c80cb978bf0ce159cd0f1c7629952a7b6cee151a9d34b3ffe53eeb1c44a2c36bbd0511b145ee015598f6baa3486775e1cb3cd2ef307c2f8c63aa33c3f5764d36d4046e0f526f9dd2419ecbe91ba78b43c88eea8cb98f796f62a901531d7b8279c3817e53e48e4225a98d6b6375fa46429110a4ca2d16053cc38b785003c94444120aa81bd52503994ff029c446d60a94c3895e2419a2f0762155b3ac9f84c2e82f6b7ee839dba30884644a71386f4a2c768a8462785f3ae538c27b413628b5a08b8ca7474bf3d95764178f76537c36497275678713ba351ce0ef626527f96ddd163067a8f0ab37474a176fba321a061403dd3ec99fad428b3089a8c77ca2faf6b72e2aa52710fc7c285c20a71537a9c84e1d84c73c5ee36a64f4ba42a8934f1f3aa177ea3cb93f6614fcdd502112a9d846e83a20404d2b1722458d9d6f4e0a2f93bc2a9525d774854855cd4874e179758973c67385e11a66a39d3f0a817134a7f2aa3aaa74e9e4e0155683c3bc409276ed2aad40eace736077c2f0f4d8ef6d5192e9c426ba8566d282d04ec3bc2f9d8fe63eab7baf06695b4a8ba489c955cf857d0786d36dc7a9d92ab34b3cb3783baa54ea3d6fee556ad585a1a72257f0d54d3eedbe154a942a517e2ccb7ec9cda4c7ee0f2bc55822ae22e5e2dcf96752af5496d5a65adf95fc3baa8a54b9a7bafa88213f0d66650737ac751566764598e11201b55d9112e395841f3054728428269716ce495e15ef9bcbddd870a932606dbc2fe241229d8defdd794aab6e735a5dd8235e29d63fa84f1c2653a77b8820aa4e682ca7d6eeaa78373a19ee5755fd43eee55709a0fbc032ab992ee2e883255567fa6f31cb0f0a856cd5e97ff0b426977fa906c8bb05c6ee0a7586e69b95bba69d84239551f86d371f9555f53cb8854a9860792ea873d283a835b522221784f0c6a37ce7ccfb67ac6f95418d0d2374fa6f0eab91d9ca8d72c680ef84d14da2ceafea448f2c9c2a4f6821cbca637265071bea38cfc2f34b835c5a233f28b76c85e1d84b5f45e7ec51a8f3f48ff072a8598ea68e423942535c538111947185992a365524ba53ba584a1558e26b5a46caa34924f4a15461d2536a3da4e6ac35c199ecada18667bafd338eb573db246d38bdb0d3b1d9129c1ec56202ca2444e106a95fba76fa40a7858d94f29c63254ee9a3e99587382bdd772ac21c574db9b371661063647ca25a7257e8b1aff0ea4eab53cb6ee8125015a9346d213a9d62e6e213bc558e78e3242a4c608a72dee553659b1595065735c4b84aa432fac3eca8379ae26d614e6b7cb39b5361086408fba6b264cca103b20d11aa7641b04b6ef845d92009cc96b3da774d2e37cc7c2b5ce6b4985528ddcca77bd5f0bf754aabed7d6b7fbac1529727fa94896f89a6da8fb5d8955ab8c7b9a18d393dd33ca863096b8e72a81674d2b5bd951ea6532ea72abf82a76db70f943c4b1b02cf9a957a6ef0c441604d6bc124b8446535de3bc8fc42f2a9971a9b6d2817027ddbca69aae1573884d6d492629186a0fac6c46e3f0bc2d6b3c455a92d3b0a854aad681637e5783a6ff020d71f2e5eaa3a28f8863a3e5a57797e1cd4df73a62178c7d48a4e01aedbe2f3e8a8da973e33ca23a7ea9d954145ac67b91c34372a0e4203ec839c80d4394c8eb38598153f383eecaa3e1aa792db45fca6d2aef2da7339cec55714cd57440fc42a80ed82fd432492ec1d9785f41c7df5bb5fa134da5a4ec27655fdd52afe0a2f868aa3df1b5e21bd749fcc08dd7899fd5796b79449019bf75d25d7f5ceca480aa8ff3e57493872aa1a438ba11ab03954199ad54ff04265c050a006f2775e18516b1f4c7621517ff0a02d855e4115a73a097e614892774d7d473df6d1bbb68d4ace2e675a63689b37444a63b12e5d4ad1ee02f44303554a6603047728ddefc1ecaa1ab36834e328924b012ce2178a652cb6d1d91199941f8c128e4c2f94e94572a9fb8bf741b0d6bc1ca34c8684ef12594ae86ce578714879464fdd3daef748dd3cbda4f0ad61e890bcb2dc44a67b9c5df4e138ba3e519b5484060a24a25e3aa269a748df756984272a9bac8ec9a5cad7dcc4e73cb9dca12a54c1d4f3d2a898b1823e537cc0e181d95239535339522c22a6d89a9255ede9e17e887737353857693729c9376eada8c7b8fd4152325aaa5bfea7e138828bb95199d3829ddd38ace56218aa3b25f955a3c95688022464a9d096863714ec657288713c145c7a42b44baa37ec1f2dadbb9d9577889751f30dbb05e19f4bcaf21949e463195e23c25f51ce05bdd7f8655a5e12951a7e6576c4ba178575614be364e6b19636d6b4f29f56d2d793e1436e23202f358085e5f83746edcaf1faa1f4cf49dd303d5d41a5e2dee1da6579a6e92e01547173c349ee985b75562774c6547453f369f0bc33e7cca165c372e955a9d3a458ebc0763f2bc77887a869865ad81955fca3e29de218d83b39793566b92e6c82dc5e1c32d71227e5780a3e1cd30dbeb48df855a838dda3fed0ab55af4cf830e2fe64617f8df89ae26bd2a6c1d8c94fbee35bcc3cc6c994c02f726be774c6641dd7213f3736179bd3bcaad4196d16ce555acd3e737239a9f88ad7475f9549b4daca8491dc2a2f634d2ab58ece72228b5ad74909c58226e55bcb2f7b0c1fa8a6186b5dd4179b6b2afeeaad1679e87b764e6b1ae14ad7944658579e8aaf89194da5f573829a5c492bc33982ca643bbcaa6d0eff506370bc3d36fe9d4b9c57cac45b91caa918e549ca395cab8a6ba2f7454e8bf0e7dbf09951e4b060a6db1ca00ce516ba517899525c0a71a96a795d4653d8e99384d7d46bea3ba470136a52b28381fc27f91796977d94537552c23e3ba3509e92116f644ce13e718922e6fdd5269c32ecafcd2f73dc43bb0551f5461c1e4ab1e18d7b5d53fdaab820642f7973ee7ff48555f5d36b73c2ad62e05c67608d4a85efa25a6de99b55cd6b5f6e2493dd12f7530728c75193a3ba17f4a712657567941aaf18e11b8b7ba2d2011835bf29c3d195e22bba03088193c27f87b543379526d8c41d9b4850775ed40482d45e01809b13265794c26139f4cfdc2f26ff17aa3644ba116bda3e504237411d7a4894fee9ddd34c673a346ebf6d3289e104ebbaeac05559e21b69b418a9ee698dd511e24d2a64ff0bb3dd7867787f0e68361c37f94c0f6b98d178897764d34faf94d3d21741b939ae68f321b77b535ed208e9d93a8e1b4af6fc2b0541e5c391150beae4bb641acf29b107253bc9a86ce95e27c502768dcd93dcf7532f68646e552ff52da9543cf108bc814abf4efbc4d4acea956b3ac980aa9548f2aa0b09cb89c5e0fc3d1bff08af32aed8ca3e53e98f0cd77cbc442878f300554b1cda6e11f395e2b61d531f08da50caefe7765529e5955e0ce5319e1da6957faa7392aa56be978caec61e2134b2fb8380eca9328d57bd986c6578779373f65e1c1b7c275d59fc5e244b6ad5649e02af5dae14ebdb3bf8d2a94dbe78dea6343e89870e0a737e57376134532672bc39a30e61d9782f17f469bda7ef2aa31b75a4b6551fe1decf308711b4ee9eca2c67be99dd511814c9ef942d2e68b4ee810d351b77684db5edf2a7ff09d59ad662f24da371ca4f4fe512b28f7d4a28e83b21394d2712b30b1ba685c844cace57d40a07215aa9d1a7e5d5184cf14fb58f019f2a987f94e24f685e75c432e67741b521b801080437f29d89a6437ba745c28cb82ab5dd0181fd29f4de1ed6548ee53de73207ca2dad7537751ff0c215d8cad45b1566af14d683fc4b1a4aa15a8cf8a782e1b109a7c37876d17b016cedbaab37bb6eeb051c1e173ed193d919b5d89dd52c75f3b20ba18e943f657625369dc3cc087cf6ec53aa3a6a7ef0bfd37dc729afb2954a65ac6ba640cb9542ebdb49cda52aa3cb3b4611a86536965c25264a2e6b1f1112536d8e56b6ee9a69c139577867de6321329d1ad49c66ed95038752b4f654bb2efb2e11d94f3e9254e939d072507a423c9d3be90ba71ca6f743828c4809d74ab4caf1ae753a34feb31d4aa3aab9ae7d373ff0dbdd57a752952ad8138e159530534da0be329950fe9113b6139c4d19972f162af9b7ec6615675c6404728bbf469b5d77723bf4e4ba5c77548bcd46b6ec11eda53195aa0f175627db6a3e1de449734e11bf0e87bafe283cbea1070116e208cee994decc974e253034b4992832999cb7b27d2a6fad4bdc3214ff1559f53c449793c606952245484f04b4ba54a7945a66a653af3f86f6557857d3a751c2ae6558d733c439efb8774fdccc20d631aca77ea251264e55477fb47c15fa1ca5b774f937ca2c92d3f745b81b2ad5abd3a4ca64b8af11e27c441f0eeb1a732202f1952abadacda34cf6dd52778477870f3deef9553c0cb1f99d93eb7866bc6ccdd586a5df64d7d21e1f0d67493c957baa75e06c8b7129edd8a2f3fa8fe14cae173ac2b8ae11328c6cbe15c329aee10d915dd1e172a4175c042e8ffdf8459b2ccf08a7b46e9ccad331f755d9e16bc55ea3baa2ff0afaf599d63fab954abbefa2618de14d414d8cb9bdd794d8783f29eea915467654183a041522cdf9caedac4f52f32ab6e3601d9166296d2878b69716bc7caf2eeb9b77694f6537d42f067e99e29173d8e03856f48ee8f27a42f27c40735a10a81e5d932a8dac68e4e55824196a7170c6e853aab8c89ca655ff4998dd3474833cc556d6b580161dc153c7651e1c82d6928b596c6134887b42e83021a841255cefca11baa6f514366ee8d48442639fd103929a1821d2d9571a764e2f64ec8269dcaf9417c6a5eeae1d0139b8723c221567c4110a0c176b2509c23f8d2a279449d1b957bfcb7bc30fca7b660fb4ee13875c94e75515abd7b4881caf0be2deda54dd6dad1bf25329bbe06dcf2bc53dcd6c86b4e45a156f55bf892e07ffc2755affc43aa80c88b2ce3ec9de27c616882c033158d328b0dc474caffe25848e39f954d9e1031e2f2fcc9e1516417b4129b4fc539d36b1d92154787318c81dcaa9de6bb6dd465567daca1171ee9eca46ec38b539a4e329c0e55b899561304656e672be10eda0a77437571240ca23ecaeca9ccb9ca9b62c09cf920225fed842769afa8c07e1530f73cb45cec2b7a46ca13c3981b807755ebd678741b496c7d90fe19d4db5a1ffd28d3a8d6bf3dd34b8c6cbb144a2384956242e2353d94a1a4e14615c9cad286939425ad553132987c3cd3e37546a516dae872f131779784d2c8e51e1102e6e84283483067ba7d60dedd82f2bfc3dc6224a67b29865b9e554f1b55f3860128517b0a973ddf4ee9f68f3294221d2cc9e513c6032ab32e263645fd4f4da54cbc192421873b3954dbd2f189dcaa2295b4c879516d8fdf8556ad375d841a4071298d9682bc3163b3d5ba2ea237bca9a3827ccee765544b2535ad6868e3213055f6ef0a93316e764e71e86a230ec84cb70c57718568cbd4e137119c234da5ce747c21d33ce556876728c94eb78573739ca850a2a013b94ddd111b84cc9853b5dd377298eec2a3824ac434c044ace52111ce8113b4192ea873c0f555f2aa7888f6b77b274b9ee394c3873b1caff0aa9469da4e8aa4417422c6369ba8935b70e1d9557db52b39ac3b6ebc03abbbc106de47257b9cd11c2bda43f2a9d32eb44a77fa5e1e0d4ecbc86698bce5e42dfe1074f3855e8b9ac861c8546c6d2f13cc14ff0141cff0ce00d895e36bf8a7bfc73a1b4f68c4a8236b538e83b23d2e756d6caa3ffb6f9a9f7557a8bdee2d1bfc26d5acfb47474a979426d9c803832a852a525b350abb853851ba8697584af88d332e38545f96f4083817781f08340c6ebe116906519a8f6917340c2e9b88324bb468b6e701c653d9e228c38161993f64c7f8dab5697b665492792a4cfa7e548c2970a264e1942775330f51f5ca3d91ee8f757205c1a4a1790dc8466279ab6116980aa322a918e15753fd5b592372bc1bd40daa5f77ecbc3c793fc3e7fa8a7d2a2ea74cf5144b7317944531744f2811ee5bd825542d0e9cf2ae86b9c2147c1b83aab1eeddbd931b6548baa7d4385e218da956de9ecbccaf31785e28fead64b4f75fc4d760a58ea34e61922131af2c23abfa5179e90ab796ec1385598c1730caabfe9b8a7dc602a561a41a23bafd4a9973b78c7ca0e779ce1376c15f50bb6128b1c1ad6aaa5c593b27b4b25f8ec8ec2211bb64b3a7dc9cf3726b1ad685322101b94d61b5886ce72a1d6819394ea14c16753cff0646a5321db9ecaa073184440504a0656ea3e518dd177dd5dcab1cd44a29c213b84e07bab86546154708bbf90d197655bedc2976fe92ab5468a4012de4029ec73285337d577d2dcc2f134dae757863cfb58772a8d6fefa75aaf97569e403754ff087146a8eb1d37c6caa5ffea834fedbaf85edf0e4f8871eaf16c36e29fc6e540b727e539d53356d0389d7d4af58c6f6a1c66ee535cd92fcf6405d7b1a38579ef63ea55e9384c6543151801e5c15367fa3e3e4c984d834aa568ff0cac5a0dc3baa61d6c11cfdcaa359ce6d678685e13aecae4e306f2abb18e2f261160fd31908bb94ee04aa970b9b6ca79719e116cb434ca2d60efca204f8c11e4231741858c29333b1a4ab4a6f87f11e73c4b6d208552c14a4173ad250a5e1aa55f175407026551aef7da74cb9ac874aa949946cb9c64c82bc43594dd50ddc0383ea1b2c274f4afcacc2ea0a72b746135d89ca839423ac94dacff7ba1a13dce71691a4f4aaac74119449648c854dae6de34657823e14b32d6ef74abec6d125cc68cb8a75d21e0b7e13d82e0111b1caa9c95743671caa73eff0b059b40213ea3886a7513fd4e467aa5756f84eb4b1c4da99e141758c71f9194ef134ea7978e9fda151f16cdbf57984da5b93fbc1d3a8ea86ef30ef2bc354bad9bbec854f10e6de0e25369cb1b9d1c2364bc5c4f255773a29d396aa94dc96c9ec9be5827a5536b7a5d79ec9cdaa4bc1c3b645ee2e021793984ea8416f74fbc173b54bb0a0e420993c79cf73676394e63de06421e5179c38f08c4273403ba28b936a36d62300dd7ea31e7b2976985fa6f857e61156b8171ea52a37595d96501ba0f5a742a7ea84d1f2a34e35613971099fd7a39ee3646855f2defc40c85fe1cda02ad6f195bf960c2f22a83e0a9e5c713972aad3756f046abe7dd8c22e737f86f2d2ff0809fe26a39aea61a77206155a35adf2488e784f7bdad6b1f3236a950ea8f236fca7860ab4a91329c2a17d61caf710eac26360a953aa7ca0484ebee63e7646a6f50267feebc1e15321a655538a713f65e241156bd2269f78845a1f6d22c04caabfea3df9e107f51cb97ea35d95e634c8f6aa76c6f51441ea46d6952d83938b89c1443c3a15ee3d4af65d9854d94ed2caf98462cec8c8dfd1054c270e785186d5f63385e1dfe14d36d2717e649f9464ba375d11caab543454a8e302065fe41007ad3dd5cd1dd7e98715ca0e04965559e882a3edd34b181b8c657d329b710f3d312a9493380701345af6b6010a8b985ed90e3942d92e974ecaa385afd879d568546b5cd8c695e5b668b5ddbf29c698654105520c717137a71cffdaaa1a4c7e5416c8cf728175ce128dffa479c3e9cf2b7284ee9c1bf0b9ffc2751430e1d829be5efa96dce2ab78af11c1d0c1dd6bde6a9911ba751ab57cb837f7e152f136ba999ff0704695432fefba7f9e58f78fc2168b5dd51b27b3c4004f74faf4a2227645b56f734880a94dcd2e423a930b8b5fb2a6ce57ea63229760427340f347a8369bad06e38caa9617031539b91127ba7126e598f94f6ba211232ad48c0c841fba270bf742116b4fdc22da8318529c1c1ce12bb557dc55321d73b2a4a0d3e1057283129f3818d0a7b5b75b8d3b2f9d5c9d2642c4929c7288e53c89994430d47089a9783a159f56ab2621aee852754aaface726627a9d2af4fcb0d14f90136fa6ea2f70aa55cbbcc780bc2d7101f74efca2faae34e403dd5636c9c1b2356e24405d77c6c89b86d729d9d8b73dd5aefba732094cf28d4698ab380bc5bc369d7f14e6d35d0435c48eeba73b2868ce06d81a6e25d9e139b49ed1caa4e6dcf63eee3b273e1c58559259b260ea76e9a1c31086e9809223df08bdd94ee11b93b938ea4e93808955bc8a58686556023bff364acae982e419b6eaf1b71842e80854224ec554ac4a1d47b2aa2ac3ba1cd1ca7d9f3695ecee1512d2f3732ac66be9493b615314fcc79dc2735f8ca97894f67d5ba7e1b283a0bb27baf01ef7522f785edf7f97d24f076552bb1c7708d234ddf28b4ed8541ed2d78b4f108d93612a98a649692a938ed09bb499508f1a1b6da8d22f7789122132bbdc58d3ba753a8d650737382af1173ff880db4ecbc1b5e2e736ff0ba60ea4dade2b986186b5ae9853f954bae576db4ccdcd928d996f2addb6e507bc99e308de45f7420d67c947ba32ae547081735f5361c29f6eca172aecf2a1708085d0e28831a129ae705f184e3d374a072fc2837d943a5d945db21caa47428f6a2e9844729e7a671a82374748dd02a1bba23d463755bc9340406bb74f222e456088584e6f25444cabf65263534fb41c2ca24821587bcddba242a6064cad22653de43b6e9560f2808eea94439a5eeed29d53e86b4766a7b0da76d2d7b6ec842b821d93a45535b0416fb384e2ecbb644b72be1716a70ea851ba21c8ba64ac655314b71768d88ccaeda11b2ade21cd757aa5d6880a975798e23b2ede8cff22611251811ba873d9a89a84854a181f42a19ddc17f0de25868b9c1a4c41f942957ae2ae49c271f0f367ee8061b82aa5b6db73382370896dc2ab8b4755ad965412a725617271a758da6e6d9799739ae6d3ecd3caa7d4fab4848fa426b8cb3a67e99bb5cbaa299c220c5aab438371106c2eca8dca64e253312e130df4fea8c156985ca25794774ff011e28381f2c0c972f11e22a4baa9f2d8ee11755611df954994e9b6766841f53dbbf64fa6f2ff0a4a87b183f2ae2e6c61763f743aa54e1176e8f9cee1106546e829844ae111be85d263010196eea538069ee84c3d0f25f6fc27175a372bba6953168458f2232aa3de097aa916a06564a081420d3ba17129ccf08aefe86e80dd78ea3753ed538832a139c711e506821147b23852e851c687194e19384e3b2ee9cc1328bdfed94eba42ab4e3e549971ca1ca84e0f1d50abe9b4190edd4ba48328c5c429395fec74f9d6b9ee6447742a6b5a60dd3e93bea5b6f5748777d94e2e845d7be236077284c56940e170a1557cd8d263b7a33fc973b69e4da414e6f4c2ea828b24ee1741766e2708b3df61309e3c39aafab1d9aa95434ee8ba24fdd537d62f1fdd3c4ece68c6152c3e63ad0bc3d265adaad3d80559e5c23a7eca9c9b84263e3ca127e51a4e88dc26b5b4980832dfd90322bda0364b827ddcc72a7da51664daa9cf4b5c9cedf9dec0ee95399ca7729af1241fc2a4f9f31d3baf247ea1f765a51bb3bae1195995199c422303da9d831844e054d81b23285818ddd664ee991d61544d8c2d6fcabfdc5358e11f65c144a708051984d3ba1b852728830bb2bf0a48129d6ef856843cc56d59271d91b8ba51fe1ea11be15227cba9ef23a5df3f2a3e839db4e1367acfe5364c6571289c1ca27741313fb5f1f7479448859512a541576ea1d9120c68365f0bfab94d184c65b8e5349ff04cedba699e9589138e0a714f07a8227288850e04145c539c7a842652c5d27e14eaceea372ae65a04da64b5c45a4657542445a179cefcda378ec98ea87cb6dad9c4abdd12022c741828c884ea4d6f97f1baf3c24654e324aa34c9a85b4f0a180f2aeb4b5ce74a0fb69b2916b86ea91a761cfdd526db4e949469f572155f12fdbeee4daf1e51bcf728bae7384ca61186c26d2175d94e736e84ea038542dbb703084a6d370a8e0d867a9527f8873a8c5a73176478ca7bf855380aa27232b2834af12e1736154a5484e5eab550dc13f195e1fc3d32e7997fcafb59c5d52b91f03654fc3ba29bfcc1f654836a8a83dc364f7d714aff0d2192bc356ab53c3b1a66e9b91778cf2c3486f74da6c73683ba955105ef96aa15bcaf25b16ee8526b5832e28b9d96a6d3e33dd54aad6c1ca307728976534658f284c4a0c029f5486b32a9b08bded9f8427a764764f398552ececbca7358c75d3b8ec83d530eca67962a3aa38f97b54de2e2ddd3043f2552a61dd732dfeea9e4994703856c42bcce998568ba531cc0f7558f854c7113f7555dbb63eea5a0e0a2eb1b2a32e53718df5eb9749ecae74c185f75121199af840f2ad7112a37e10706a25dd2834873ca05e437650a681829b60ca791cabe277565406670a78ca3b273225b0f28ca64f5be17ea39adcc23b227853c2ee828e10e5031adbb684e108125ec9d302321c5306ea8dbb27629ac18194d74829a1f8db407843b27c6394d6897492a32d194f7c4eea713a9133a437809ce72b1e439a651836551ce86ba309e1e43f75945c640d8293772aec69428e15c6f82041ee1227b27530af2db25a73b1e13845b32774ebc9cc2a34ddfac0e765712ee1a62ca6d86f255f1dc278c91841d055b86d297772153a4ea86ac08da551f114c3d8e9bbbf9fe1dc772d4d2435a1df29bee94dc8348639548e1765e5d33ca7b9b70c2fb4a8836c841c7baba9369d3b1a55527a5b84f1b8578b5d30a9d36b486894d6bee2673b2f31fed1994c1b864a145c1ec109ae7874a9aafe0ca731ef01dca21749244bb829ce1e7642a8e12463ba1306e10dc2c75219859829d6c83ba24f5292218518b13da6d844dd199e55c7ac2353029f47caa4581a1b078c262e8caa4c1899bce76516bcb46c897392ac1e75803552312242a7e53bc960b884c6b7ac871dca7bcda00d9546931a265c51bf015a7bca938508c8ec9a31f52f8333cab9d693c261828130a4cb53d920ae503b8dd49c60219b51a91c78363cb521f26a4f64d209c942ab5b4ec82c51929c47b82645eeab3f153a8d6341c84e3e1ea552448e130d197b4bbb42c39d87b1dd34c3dbb8df4232b868742f844f0b2b287757186a95f29931129a3709b21c021ca6b8ce4a368c2d4d26221ca1a45bba24886e9c46caf1695c12a9b0cc4fdd39ce31023b044a2d33283a650617e783aa5ce997655a48919c26b5a5eeaf06761baa16d3348b898c97246d95d8a9d9127251b85b92bc9a59ea79ec9b6edd45324071fbaa45a181a08083dcdb189b9b5bb6f0a9788783109ad66b5d299d322552a604013ca63b1132ee91c271eac4a0e82449551a37fd9557b2d79c28179d951a792fb991c6ea7ec879ae616bbefc22dc2ea829d020c05024c297a7c9d9398583cac8324a6bdbb894187de1df64e992e8520653c3908bbdf2213da640f94e68f3f2765e18dc2bdc4918854ee37fb6c0a6d3ad2d1d30ae32a7aa6572a1bba6bd503ec96d6eb8f6a1940a04e14c0b953a746d23e64fb93aa969c2adb9a784fa86e683037518e539fd36c269225dce5b9d699b4f9d5eb3584da3929b4eadbb81bb8aa6ec0cc2040718983a5ed737a42acd69f3333b141ad6da7af98168786667329f45c1e7e11acdce3941b57cb61c2da6d6f997bbb3507b83ea220212d3847829c080ee8ab72839d3dd53273c273ab74391509ace9e134d496273b6ad88dd38c477286da4aeab5aad96a1ba851e1ea7ca3b14d5710ae45b701551fa60fb953f25ed7017e551fb469b244f2179aea4f26ca43884cab7b030803914b21ae242b33ba7d48a418aa3c181b6ebe92984184c68311283724a11d9cf74851b85fd29efea3b26344e3f29a195185adbced84f918fc2912a15dca6347b84a6cca0ca2fd96e08ca2dc70b1ba1c29562bfdee8fb28d939b9284655c30b828d464864c1dd7b6703e151396308fba9014d1c2cec8d418c7caa4c3e4d269a954fd47655db562a1640ec80c4ac7ca636e76e53aa980d5599c812aaf996876e9c1d0cfd9460eead31a64a9c21cecb9013de61a156a64f413f2abe5b84efea9f858ca6532e8928beda81c0c8e3857b4c1d93dbeca927fa4af1359a4b8b47c039468bfa5f2472aad4b595cb48881dd53c51a6c046e4aa4d708b2d1b8083cbf10142d963b1dd5525ce25a556770aa38cbdc76560d3b22e75ac12e4e616537c33b2652abe5912151631be499273f6557c554d66dcaa1e7f905bb62ee153a2dbbf88619d804f2e2dc1e551ffe1cb1d4039fdd0a951f50893a3a7a42aa5f6657d2f649f9d93a93ee3505b1b57993ed541d36553f60a952968649f9549d131f2a98355d183b2aaf261d3e551a751b0f2f2a9c1ea994da43ee88f73811d93dee7383618ec2ab67541857e6a360c62178ab76e894e6b5d7b9db6154b8c985539dd7976cfb939edce53ad318ead8a665de6757652effca619e572e78fb26d1a575bf64ee8b2a1683929dc9e53d8e1df7841c09b7ee9953aa13a5b108b4e32a44a0d220ca2728b8dc8547476422163653e1ea7759841db2b4e15ae8841ee606e156a56ce43934d6b8644e5537b29d3dae298299e8b891b27369bdc7eacfd952b5f71ea1b26b1b34db9eeaab9dfea611030539edba79546908264944d5a8c6f7498392aa80d762aa8f3805c3e1337788fba737c3ba03476253eab17c642a54da662ea8d192eea251af2eb801384e260391a7f529dd5a9c1dfacd86e844984d2dba163015a9ac1f2ae53b2d94eea5421328698dc678bdcd6b777774cff0da6ea61cd7bdc374ca95a9dd5482706154c9a4e739a36251bba8edc04792509711ed561860c945c7a893f640719458305755c539ee2e3a679e1d1843419051d9a5929d690d6e1fca11876539ae8919afc1dd34b4921fba735a5b480c14412e7b434c71b26bcbcc7ec9a19d0e871de55826b53f33c76544d47860222a749864b9ce3cca734e0e14c992ba63851b051b94e8c4a6b482e82bc2513e686cbff0e979d5ff088b63e1798f73e32ed1f42e14ce5c211249722f36aaa1b6938ec8d6cb01fb273a5ae6c42356af9432bca352e090312aa186bea37a78a917318c19ee8d29fd5fc14f7c36d31b7c2da9ccd884e6ba5ee2e545ce98ca2d649182aa3a05b175cb9b84c352b916fd5289832102fb5af3fbe10892f9f841c41133fbcb68693f75e6cb1a36551cd380774e9c3a5707dc9f1875baa5d71384d74c85230276522d29c2997ce7e5788a9e1ff0d3913ba7687bdb851fa81beed93dad04b1f2aa91797f0a5e58c3be4a7994e16b6abcdc5db24d946e2566420421d06eadf72e65a0c23e4d4d1f3108fb632892ac831942a3c129133cb7bc0d820d636b3d85efdc0552adb51ddd839ae1dd136888618242374195d8271d82afe502d801345c2bbff0baa7e6126acf7854194ff4da9eea95674974daa95271a5459c6eaa597b6235cbea61bc2aa3a552c4bff055ddd061d2dcb956d96b1e8fd90bbf4db843951f642d328e099846575b80fca71e87520778561242f944e53a3427751e884577467a539d05c3644b43df4a07087f75346ca6471e53e979749af3b7512a917b5bb9e51816a7fd661510f6870e4e9b6937e02aafcb9e2fea29a70d0a3eeb97231b22ec946423b5a51ed8558b6db642029c9854fc43817925bf09ac3fa204fbc6175d51edb7b0552887878c13c23e60e6cb7e550a4d6816b47c2a4329d71c6823e51dcb1b3f1b5c64a25168dd7ba981cab5d6d388ee5511feab2e29a6e653a7d211032b07074c6c9cee1344798c83532178701c1837e5343c436e33b265ef6b5b09c8e53b30c810a9d02e64bb82131ac2220fca7578a8c2dcee578ca8ee81d2de555756349d046c9eca6e0e0642f10f738ba94b02ac29b8d269fb2f17f51c2c6fcae9c99560f66e9b50da6411b2369a886677f85b17c8c267b4514af692678469db51ee6b3e09ca6b8fd473fba617f9348383be5329510d78baa7c27d56873196fdc273017b88d953243affb845f7124d9f29ad058bd8f211d8a71a054ec14ef972706794e03eca2fe38e0559d68a2cfc27d2a4595c754a2445369caf29b24f51407d72ba184eb43963daadfca2be141945c72542fd2795d5b60a0c25aa4c84ef35b109c33871ecd4e6d1b5ecb41fdd3218dcef981c344b42f3bcda42a59b27f877a6c21cd894faf5839e55c56532996b2fde1358e2d73e0546adce732fb765e1bc9a8f736dfb2a4c78716df94dbdce0431a8bbc8333b2f3bfd4d80c054db58bde71fa8d4a97d3dc77443bceb41727baa3fcc2d44d6bbdc13d8f38e92517d27d573b6e1176e8f95d9656c51b4764daaec3c42734fb87e11332546ae3b5c1f41280f714c6406355ab55aef13521bb94c7799e58e906183e1798fea2130cd87dbdd751b9b715719b33c85d84fd93e20a0d373b210682647e19309cfd37285b1042319d93bfa79d0b19aa3218227e589710ae2e6346ca85587540e8ec9ad1d1015a639552ec2aa5d61a784f2feba6613698f2dac81f285436c4c27d370ff0a5e1dac696dc5c778f8bbc17f94d1dd51a61d4c124f745a40b8a7127cab91bfa899449844109394f83f1dd388885a77568c14784e701253a2e194e065a33280f120be8c93f085e6f1d3f085ef731b8e552a951cfe27da8d10fb4e27157bb35fe133cd6baa12d6cee1526b22907bedf74aa65d34cefc22d812dfc265511f4aa2c780761b2029a87261537bdd981f2a8b291a6c712495e7d612d18cc94ff326c16c2a54de6a557623de555187d26d2a7c1e551a912dddcf29d49eb20c7532b3d953a59fd5dd52a4dfd2131bcaf1f4da041c6ea84b8cec9a3dac015e23b683da4607ec9a7738e112e16efff084ce32426beea92011c22e5cfc1e0a8307ae794d630464a359c5a368441774ec9d0181a32ac6f50ca738068c05d37957941b85ca6c128c195fa4e4e7102b9d372854fcc6b5c24aaa6af994a31fd9556d637e6537f87b8d382bc5b4b8d3a61aceee29f55f50b8f3c2b4c0944386109e1d733f64eda51e1da5dfd49d5dc1b1beea9da59dd31f44b729ce2ca7f0a933caa2c3241ea28f88a8f880d09e93c3a9be9916c41dd37c33cf4127855dce973807845941afa34b2e264ac3af113cafe29fba5eaad1616988735650e8e4a7bde039a412834d87852dc02b82e54d9b3a5dd974974a6c670871b6a4eebe42039f5774d716d3bfee02a3634d2a65ae18fba616753cddd97846bcb8ccf644baf6881cab460ee8380b9c7f0a8b04322763ba25647646f86e51c358dca6db7d412551b0602274327101fec85429dc764d1b94c6bba63288c35199929a47caeac155595261b0a779ad53bf8d5f14b6348943c3b3f4e1c4ee554aef7d46b448ee6309b25b52a98dc2f63dd44b9dc2a6a4bab1e1b876ebc239c59931b14fa2c73aad56b41f6b46eae7b88550be117712e45eeca65db1857f98f1804a064a95c2755388fca18ea6712785f9ecaa81ef113fd95361ea2323955851b68b064e5c88799d9bc94d7ea0134bc8a43f744b835e994ff0ad153cbe977f74fc383dadb95acbbcdb9df1b2c5b581bafaac75831bfdd3a7cb631a7b2fe2bdd5edaaed87a97f87b1d57c53c56abc06e42ad4734d94a1ffbaaf639955bff012a8798caaf873e3655ebb892de945c4b64ff0d2a34a5d6c909d56b7e963eeaa5cef377423ab74d19694711a87cc6c86138886ba3b94f67b32157875e772abbda3cc7435bc0e53cd46b437010ca6b8c183585b722d23b46abbf29b8949533271d9794406a3ceea0ca69a785217e97e51b916c94c639b64ba55d5d9f251f0fe31ac87438798caec6b1b21bbaa759849691309955eea0f3d0426b6fa0c7b53a9d4683543bec8e31baea6b49ca349e6952a77c8193c27362952173e25c426d3a3712ba15334cbea63ee9c497623884eb0e3a8a754706b4f5128f866bbf564a786902728b6d6588dedec26f4599329ce6d85d8556bbd81c7a79a6a9b24b4fa28f96f21ce8fd9a9e205263b406492a88639ce6bdeee2061173a4621dc9ca79c0384e28ca1825e8713a4272c7514d20a6d9440321afa49c8ee8cb45b885e1431cd2cfd53ca631b81fbaacf68aa05a9ce27cc7405d241d934bb632d29c7645c5770845fc2f31ae73723e9569cc5cbf52e9dd3edc9c14c2364d884fa73667eeaf58ca63fb267f4e748e10e5261bb842e1ec29d374cca6b227721434cb9df013de2262442345e7ae653a935c29c83f89a8e73dc4b8ab1f97c1d95ef26e941b4e309f24ba11ea736654bb262016874aa3616c1be774ff017505069b653fc2d6752adfbab29db4b78555cc6d52d32556a05cd24c665359373c177694c7536d47814eea9d380dad889b42ab738df2d2764e09ee8c42f6ca40d53fa8bc3d5735b5585cd68150aa18c660f64fa167ea04eedec9c58e0d77e37444f9ed9544dcf14babe517e2d45ad00908b9cd71c41cd83b2630939b9828ed31f646238ff0b54d924320a32086aeb754e4a8c28e535eec3ffbe8423e604365858dd1d8f09b30374d50e9e12643d30372ac225a511309d39392834758ca982b2a274fd131dc2bb75924aa7c6e9f74b46cbcd7339bd41516b9f5de5bbe4143c480ca1686aa749ae355c253e9f8b3faf0a381f54eeab51f25f734b5dcaaac75d7b491d82f19e2ea62d48dd7f02dc3ae79ab03b8ca7d763ef25dfed9aca4d8195ed139e5576398e688bb69aa0dbcf5144c3dfe207fc394e92e6f1b27bcd47d46874365533522a226b96b4613bceec21546542e6d375b3caa1faaf735d23e25358dab5c365a443554f27ca60c61e29c94e508468174e1144f1251d88287d5b281da4cf29f84f08a3fd2896b2d642793d6709b48ee4fdd353195434068c04e76211020952410139ae6b7bf64bfa8626598ca3166cbca62b6c3ddb653a77c2811ca3ce80a1288c84e224841032116186d2ccaaaef2cb5ac83baf14fabd6ca26cb9a1ce99309c1e48a6eb653ae6e227385e18c80325090ee49e1443a332a60ba256dceb42b93e204ba13e7ab01389328bb0a21a3a90a4404d53fb055a89f3299823955fc738d6ad5d8064a14a8dc1828892110449cd93bc53b6fc2fa5ef268dbdd538650a5edff072f73babeca9c39ae1941ae24261615bb729955c1821111d06672a8d46f4d40d7fc14c1265df2994da1df95481ee8633f8d7840e0a18d934efba8416114341298fc4aa54dd3ca1dfaab8114cc8dd744544d73ceca9372e1841e459b22d7435c329b4ca8f77e1482e54e94dbe384d629db9b708e32898128c0d2748ff8ee9c5dba9301436488f929de7662d8ca6f14f0841f52e734d9dd3db7d503a5bb0ee9d5a8d4048ef955ea568f313e3154ab4e9b49c35798417ba1795fe876e574b6f32f0a9b699a860bcf0bca68712076e9be1d81ce20ca7f8bac2dc23406bc61a70535c5be25fd4d030155af3e24b31adc426ba19015569116d4e92aa87c60aa6cac2a541383aab9ed6c2a7665a6610c21a0349dd3aa7e983ca277478479d49e757f88bad25a3946dbb6329d393939471951329dbda9af6885d30f09b3974549a0dd018112563db2ad44b79d74c1449ea58d9ddea4c3428e9b708baa871d9362134b9a85885958dbd32b1a4a6b8db3b26cb772a9d2a7d5846982ca2d891172ad56ea8f26defdd55655779747642bbdde6c83b05dfb9ae6b557868f3088f85489c55042616b5cd230a5c18224aad936aaa0103a4a71a6d79ad247d247a90bc559b4f202683c2a8f7401d29f485396e5db2a34a95fe39d03fa06e8d56b7c3f84a56521fdd3dc181cf38e166543659871284cd4c94c7d4bdeec11b548b63cc372b720928bdbd4c2df93ca8a2fc4214a936b8a376531e6ea913d82175f469b60ee9f7491d3c29dca637754b9dd344239098ec32a983139eca1b2a75ec5422762b169329ecda27e578a7b9c49c27319fee1df64efeb8f809aca6e9cba70b178edc2b9803f74f1edfecbea232aef73427ab434ce14fdd1222574ddc2e548010104094e881a87eea689ec8038a3ee9f52d64602bea59dd1e25e5d203fba0e6b9b7a34db05f70545a1d63b2552921e0caa0ca301b73d0b240ca25dd413ae869446ea91a2db99d4d2506cb89dd522d02a6fd93ea9d8b8fec1786a345ada322a1c7e579b4e7c41c8d805e329d263432d67f7555dd2e7fe1464a6d602f65d0ab54a8e36c37e111c29991952b24c94d9530a364fde5415f1e86b6fb9a76e1fa5a484fe2ace7cc6c9f22226412adc8570ea5447d328765d93b0a541c94311c92a4cb90b7851c20de729c6c8eead44b82e721c68403f7451e7484c69c9407b45caad57b7aad6f65e59127754985bbfba10a96b0b71b954f229d3a8f7f73b22c2da75a43230725557d6351cf6d3a44cef95fe19e0c8f29cbff0a8a67892437c433e1a5557416f97f82ab31c6f6c26b9a7303ff2bc3b5fe6577bfe215034879551c0845c33562154af55a1f535b1b94f6553428bfcd4fd29b4fc3defa5faa3e57d56d36919ee994d943c2b496eee5e9a18295d565b99ee86242ca7c170181ca8dd11ca1bca12ae74427ba18291221789a81c52735a8ddaf58b59cc2f0543f4a964041be1dc5823b2a8e1ef19df2994da4874e531f4881bfca781d47ae25bc2801ed7f0aac39e2ab842734dc729d6c39b84f94555cd159b651865b53ee9fc3d35ec87b7a90da98cce516303da1359fa95aa1cf813fa2f704e7117bc94e2dbf84e8e54e56651250bb2b946795bca683b2b9b3a89caf858d25fe1ea7d96d0bf75ef928b7c53427b2bdd5e6279d4eda8dd88d8a2694c8051f352786907984c0e75b1f84d8102170b1ba7ef942a8632e84da2d25fed08d52caad07184e6592631d41785349cd686cfbc3d317bebe79e131f3e63c6f8131c3cdb5307b8ade7804f87e56fa651de14ead1984e712d0dfdd16182aa1319cd1ed51da0a681c267e57ca0849c68eeea772ae8c2d9336dc269d946c9e474e14c25489163428811eea74b5a8e2c60fbac28d37d1bdb2985d6b0f1985018fdd3aaf88a33bdd0654692d9e72856a7e7d701fa55622da2d14e9fd4e76e7ecbc1beab4bc3deff6809d4ebb9a1e6236944729bd9381e871c2aee01af32153fa9df61366db27e507c907e549d820d12f121785f0b42a3e837f58e02aef3e655a86506550ff094cf115ef6b613be54ee347c63643959d6add0c02135a5a493cca352ac87fe127cba2d13dd7963f52de272832806d374b8f65e59cb8edb2c35ae12d657995091b687853fea3cc764e0b64c1457c20225388852ad18129e3655f875aaaa688a5db94efae57ca1f9448775c2de7d1ca274256046eb12a76d39c23a616159e1df1b9441516b838899579539fe299beebcf640c4653dd4e37b53cc1020ec9f55d9a951a662ebd54f28d58d91922ae0ab454a81c36d9164382ade3486b9d27a98a23c33e9f582a8d56b83cbb6c27c9fc28a85a55374b6cd8a696796445c26116efb221bd6c829c609e554a705f89d3132846e81d9485c260e995f96ca2f7e531b20ea426d7b949269e5b29bf5268f6a2e8972136ce514abb853c2247b429d9a888ec98d6fb728cc22434155ea1c602cf515142e141d370a040ca88df2bc8a8d68035fcac23924e5639acc92aab5b864cae97b4caea712a0b4baef84f2e059b7328d47797361abc45421adc31bb427d6715dcefb2731d3b1e0a02ada5d7388c951ca84e9c239aacacc20b1128118dd13894d04eea36422395392a31bf09c7672842df95783985529ff0a75213a99b8bc3e7747cc9c04e6e5bbaf320bcab8b6de02672a26d4e3c2ea1c26f28202ce9b88474947744ece829c7dc55b9522610d96f944292afdb84223d1f2a01aa7211b96ddb4ca980111123758ca8a4fc2ce51a8c9720d017887549a4c2ab68a406794e22bb4fc2c196c28a8f8e1079373a1065cc73b08798f731cd1f74276128cc2c533df84d2d60a445e9c7c543b0eca631951c6d4fdd54a8e69ba238af25ee3271098e20b68e15309732eec9c4b3682611a153cb6c13ff0e53cb8cf8b69821c01816fcaad5a979767b4fcaa2e63c3df698c15d42d74ac1c6c9d7434440cac2af51ce34e997f84efe1a6a892ee15b69b76dcab5c61bcaab589b47ecbcbe982134ee99384f1ed2138e6d52613aa960a7cef285179b9e255338166d6a7816981d956a85ac192aac4184d3ab743d8dfdf480b18d21531f526cb774ec9e117cdad9ec9f570f6dbf643a29d4cc6d2a381c6c8346e98f5a1e13874ab251a8eb6e5692c150308cc9552bbaec3954da09911b201a5a054417ba44122385345d6bba893946a02d971846ecccfce93ba14a843f29d3ba2bba6c7495199945c5479bb9dd523d6a8d91328a10422d0d28abcf56c5520ca6ca780e55124797cf7474eeb2163841919d4012ae323640ae53b84e4233ba39dc285210325382dce8769c29c28d1b3828941b8527e142ce9844a240442da10f088c152bf49ea85d034228ecab5cda6d74554cf1dfe556b835a9f6e727e1560e79bad6a2c7672aa549b1b29ec8b8e5329b874e531cf6583dca28b3da2dd955a25af63bab0bcaf2aa10d4e5aa5c5e7ec11a9561bdd56a425f5599e14dc43a72ba53fee999a6785583bcc635c40e543c8a6ebae6894eb285d504b369553c9ba95269796c6a70a53710ff0a82752705d20255aec1557c45c438604a797b18763caa5e1a89f2da6e8813dd7880c7d4acd049c824a7ff0ac62e25c9ef12f1d1caa5483ea3039c9be26a1708699d9163ed6993fa9d97d7498d952f3ac2cb876a3c2546f94d6b9db036545adbeb125fd911dc69fc2ac4995bf7e519cb517121a141bdf93d9794e88194d8994cc677d952a6479c94d0e6b6ddd480a131809264a26e1c26b77e50c05b35ad92774699e9c0552ce9dfba654a7bf546a12d2404d66f32840bfa5343c133682982a5d4f677757d4ea75b94d6b32990eee57e9946caaba6e6465ce61ddcec993ef6af2ce4e7b05574d2635a7ba7bdc5ee324e92bf6438534844f284e528b9038dfb29113beea38d2519dd1e516c6922346829571438d93a42ba422dc94ee118d95bc2ec8464e5361a24a3ca95dd602c2ce910a77eebbb994784ecceb8d24ca845e2ee1460228aec8b8e4ae15be1e7e617741cc29f51e196e2516d56ba30328d76d2a8c6e2253812f2fb4f655a988791dd3cba8cb7f4cef9ada8e6c4764d6787355afcf22bde0b04028619727ba787117911d970e71522cfb2741bfdd17b84a7d2e902084fad49a592ea8e38d0743c4c27d6a3d06d27184e23fdd112aa79458de7755bcd248e82995fdb84ea150584b7baa6e26a9712a8cb4d405cd4d330112ed952f2c865c2a9fd974d335a463ee89e87c654f846d3bb6e55577e87448fdd546bb1e5bb6151f0e24c154bc4126c774a69aab7ec65786a6431a5e7bcaf0741d7d2a424ae8b5a3f283aa13ba733a61a3ec8bca1b151d4a285b25d95e537aa4fdd52b44f0ae14ebb0821542ea66213e32aa54c172f95251107053cb7e516e604aab2e351d32701420e884e63b278910ab439d55ed81b27d786c613af635dbf64ddb46e9a5b12145370273985d783f9dec9c2b9c22fa4e23908f1ae50d81a42ec8cc1d6f3ae10a77438dd7c281b2dd66352542b3645e72818eaca83ba9f858d092a32171b677e1729bdd37fa94a01469df58d33084151686764377cac4a9d95dcaceb1a72b8959846162144e138eca3ee8ff087ee1756518c0c23329f55afad26664fc2f2a80e6d1c2a8ea7e6368b979cdf7c4af10fb2953c06f279433aded2f09d4ff29a5986f527c93f644e5cedd53c436e29e2d3182aa358d74709ce01e31aad47444a3e180e0995e46c5d95e4b2ddc4ff03407a39eeaeb7b69b8237545cd0fa9d2bc0d3a6d0c683f7194c77b3695dd75804aaac8364a825d68985e25e0438d9bafa9ee972c45c615369b80ce8de428c8477d3774d13394338fd934efba0de422e288a6482a039b3929cd37799329af63bf525dfd28d61194cf0f4cb49fc14c7c16a2cc39129c61c32ac19194ea867845c372a4ed9b775154e484d6ec215e0e1e9fd43f654eecb5554d8dfd955a8ebad75c9af3666794c68e92a9d3775364732a8b8dd469111ba6cdd13f756e539f74a28a329dc94e03256c847aab8f4b4b954cc88442be11eea34852b953f9418e2b3a66028d0a6b1f2f3828ff116baa74caa62a18210734c39ce51195b9c21fae744c7dd7016fdd6ea7753b15f29ad883274580ce5629f4494462717415d5818450d3e143642c294211bac05584c265358b435665177857f908489471684ff02eea8e8f84e73ea3e486b790aba2eda65c8dd55f22e738db1b27bebbae2623855a9549dc1551f49ccb01e4946a9124611954139f846a60514ae9caa95985b4e9abb696d7aad1d84c2435358d7672a98d77015d4ce55fd2d30abb6b12e2482aaa79ce4a7f29ec1f2aa788a6c2e7449854e9d8c675b86e9fe22a37c8a711ee4e611e626c80d1b2174a806985b20802821a77280c06e53814e71dd35adcfe530e96c94e75c36f84e7cb9a3ec9ef6e4c1563fa4fdd550f151cf33b4db9a5cedf94da5566e90543818905019b4653da21a9ce3c94543a535ae4d4524841ce99d934ca0d056c22bc6f9557c3d41be53ed150b9173d62a418ff0d6feea93d925c133db4dd09a089908a2e4e9c27db74a727eca7c6e89446caaf6984f74cba50402c8d399d089803647953850877d48384499d04684ba495298d05afe509c144edb2770549c95e63b785d175f9d8d48ca9d4c8ce17163efe83c6ead1f29c4ee8c80429ca3ba776c20188b9b3088d0c4143650a14832b943c92346e1d56ca91a043cc38fb536faf4dcdf75fc1f8fa74dc3f4df85e756ab428d2b9a3770e1fe4f4e1e3fe9787145de631d7f575ba36507e554ace3630fe1133382ac1909b10bcb712dd8a35cac6f94e3ca7df6861253bca7983aab4e5a2139c61b855a8b65d09cf12e4265ce2e79fba686ef80994f6113fdd3a640dd5d375354ad9e573b2a728c6c89388995c21c8427547287e5549db9ce231f9424616e23744023e172e13846e0d8c2766dd93db6ef9e4fc27be69bc1f82af60f3374363b268e9fee9919329a0276f2a39ca7bd9787324762abc5cf68385cd14d96f7522272834e4a64cb4ee80328bcfba50753f2ca2d1bca3b2744044d1b891328eca794de553b532c0cb723941346e9a50e02cec9c8cccacac6cbb2274c841405190a464adcca11ac1f44e8371afa7958dd745a290a0294423df4e146a7caca939d8ca2edd40c7288895740b05ae6f2863384d9e99289c018532ad995218d363a0881bafd285c268df62a9517b5e0caaeff0107c9a81a372a9d734cbc825bb147c337c45e7a4ba67baf2aab0bcdcdbce3e131fe1afa6f691d822e426ee53a9b2288cf74f970b33dd3b9a657f13580e39563dd4dc8b9d018ecbcb9b953de5f3da439bd97985ec9ea8955a9341619f855ad2fa8d8c2f115eda7441df385568f86f2dad25e7b2a9e6c56913c94c698156efb2a65b4c35bf94c22d38449e9618857c834cc7ca8c4616b7a8841a9a1615c56c0b826cc2039576c9cd74974a35313ad16050364ea8bba9d9d088937271987a796c5c87d4b8ec88dd39ce801774d0a981283985e1c5373cf554eca9075e49139f84d7068a5b22f6bdc302b580b6a12f233f9e44b936d8086cbb23289c144e6765bc2b5b6b820e06df727625147657b609cae176da13844e9df5e9f54fa6749454fabb2c8432784d1b4c34dd7371d942cefac6de9d941c942ec2967520fd96c188ddd427ee8fbbaeca163a4271c2bb756ba27d2d1504b54373b42eb994682f719e022eaad2e26678f9d874611a548967ecbc5d58fad6e1c77468863dca93e8da1bc687153dbcee8cce3f28d97729d4fd94a1cabbaa6586e551b522dfca351d2e4d73b8e7eca8459647ca6d112d9fba9aa3a22a8fb2aa3dd599f844817ba67641fbee83584794bb846ab7ccaa037e02fa2cbcc198474ec80c351222aed7dcf7c8ec9cdf7b48cfa96cdfc946a4b1a30395937563f13065c64a607e4f29a7dba1457282ec546e131bf050738f5041a5cc76ff09a064aa21c4692a897e7a5aa8bdc5a586382a72c53a3dd13b2aaf73a9dc9cd97185e697d47549684dab739e994df1dc2368261a178768b8d499af90c6801177d49ce382835c5acc2de1ba469288ca0edd5308a274ca950b3ac21e83c2e7d12546de988d32822364513a81a1d805c1ddb9d9494c6fbf248c2a4e2439f6fca05c40d91895dd9c6a75f95189b3929876ee80c4a980a706c828b90d851eddd4c82a5617756ba111b2ea32afa123b42ce557f1158beac764eea6f84f355b6093c2aac16f89a4d01d881ba753adfa263eebc4f88fd2ac6ef95e4832ecaa45b9192a98b4b53dc6427b89280e92a6a2d1ca736b874426d4ec8b1d70774aaa29ba1bdee9cdce7abdbe598caa954e2ac2f2dce05d9217876baf7d48eebc1bad687191cf99d4da62ef94f1cc21f156a3b742a9367eea317653dd264e57979738a0f1339b649caa592c098e154121b81ca63c90f3185429936b894d2e2e8fcac8b5d950f0aa6d3195e15a32493d9784f2ee9549e3ae5540611887f29cf714f7e760adf6eebca6e5f713c7641e4098fb227eddcaa7602ecb90698d9aac7f43be53c3cba725513ada6f429b9f44d3e8772bc2d3a4f98e33c27789787b2a358c691b94da8d6b28d4c0dcf7553dde613ff4bfdd3a3bbebdd49c274a9df41db4cce995b6f404d8f9f4cae2753ca9d93bba1a4fa8fa0e8e460651941b4ae2665427789dca8476fe438ec15bb6ebfa9168e92846774db642712049457ce9fbabe4765384d057502162347ff0f565127254abce7847cca6d0d3828bab91703d5f56551ff5629b2e71dc852cc4650208e4a8e55b194d7436133130bca04a796804ec9afe0ca71305a6132a7876b4537e0e7b2324c6154a9968c2a2ea753cdf13d5c342f28c31a507e1dbaa6376128816b695a163ab03e5527753b3f64c66e2d6aa0c712cf2ff213de70f09d4101014ad70c93c2960b09211136945ccdfa95520c382b3e4a7bdff08dfaa53e32555a973ebd56d30489dca324eff02a3712a4c8c2215d92506b7e53b694c69eb42a3cbd8375c84f3d3185619352e389ddc81fa90bb255324494c6ba63bafd3c8cca2ecd916c4eca31c69db5eea544aee14eda94d50a558950a7843951b1447abe751a188853a8f414752b19d730421c28b84c7db3fcacae2147b7659df4da14271817f50ca928070020654ecad9239d3a774c6bad29a765fe5de638d0968847bc8a9759357f15e1dfe552ebbe7b234ef7b9c0181d3caba9175e31a672983da883d2615471972bcc484f14ed2e9eefb20d73ae74185f44f7b9df4d3ee57866556362f93b85cfd271688cc2a4c63aff7705341d89fba6bb332aa32a6b5a1cd2374e75721f8384daaf1e7836af43863655deebae107baa711e7365795b3c1cadb6437c2f9c699c1840cf5e7b268775273dd004c6924c4846ebb94faee973a57506a12d037e56b84aec511cae141858884e188ab48329d13c296932b1a3630bba9532be5774d8f9441d095df495060a0987dc84ee91ca8db5cfa01c1435b3acaee876d308f7528e840c8534294d8410f4147dd8c22f2480308b8c691ac6547a0aefa9d31a12a15ef18c263263729c167329d3519f44aee15a11349ec8e16ca1a020a27a22acea2ea8d9031534d07d2af4cd4246e8bea7974e489563831b32375b0d24a96dd1e8c27794d6d3c4653aab9c64aa7472f692f3b2ac70f7452ffb41c48a788da555753f2eabf080ea6e442f38753ed1f64da4c264955261861542f964fc224cbca6a4b7109f8eb4f3243974494275511fea71fb26ddd131f29c78851b95190a5446138bb89d9a8e102eea72b5d857c614f3e99d211eebba1102c468546e53472bb68d7344fb868a3a54449884efe852614a1390a1dd0c422a4efafca29c870b3a96ac6a6164e9843b220885dd366638729bc0d61646bdf4a2c63c55a41c5c31f999b1762a3057c7a0632bb2efa4fa275e1750ca1b81089985885d410b8e54953a61d4415de81c281c4c26888dd195e2c30385abc77862adb5f23206578cf30be9bb4a7f333caa942430cf3bcfbe6a344ac7168703f6d1df4248bca782d3957553e68ca616b9cf71c6c11b7a42fce68f3267e13437a211ce5351736254bb65d16cc4a2c184efb97214e934bf729d1637014728e84e02eeb1b294554a825a1797d38942d799d95ca4986caf6de135cd6358cd68548ece4766b8278e1498728d31a023298e80a60e5e11eda5d89f466741ac85b4295df49d63729aefbacae1625775dd38c1f44655f620a9d02118d26328c6fa9d3b0a0e34943b6939d3e11eca0c2b320cf7441c45446149c45188d38fe53ee509e5a27367e51ed94642378b9373ddd38d48ca1fc34443a1129c8d77d31742345b2dc219557c436bc36072bc53552cac1b6abc5aee7721787b6e65492782ac9e8653c4c14f7ab4b9c4a2d5908ee88377289df958884e2d0dfca18ee9cecdda9b3112834dc9cec86a3b14e6bb6c8d956ad06a4c7ca18fd44d3b545f2a79847ce87608aeac951d236571611c614e14729e0a7ee54c85088f6b93c2a6ec16e51186a7423ca6c684fb4abe0b56a198402eca794dd275541f51d11828edbb6b214a31b282a51595184111b22a04e9888453bb2ee17c22dcc6919d73941c25a8a46c878478449ea12bfda9aec1308077c26cf49c2fec6c35b73bbff02e54686112a1b2a7211eda4349c944b72a6b8409ca95fa27e5a5772b3b28794e77827d3f2bb752f116b9cc66eaa364293b294181b5e552754b9e6131ef16190309a2dea51b31a1e4ac6b9c9438a55a26d59551a30e01139e547514e23a8e13316a04e48983820e2c657659c53c3a4a9442874145b84e702562548439081952250d0153b22a3dd53810648de55ae263b7c46b1e9e14eda1e3583a0d1bbc2947dfd083d50542c884a606e374074954c954e44d73463281185fed5c7a784f55de62d4fbbe545212dea9dd11f745fee5ca73becaa5d6729ecc395c9db684709e89e13888884e5c693ad31f2a51f5654429d2774d00588448414f0a3babe148422fe908159d1be496c6cd3a6611754a79fa93bf83e583744aab4dae6bb94d245d84295465865844ac94e1ca24ca7744e0467643f3a3a6499423504674842d1257652146c9b83328c3c2be034613871f954f6b65c4a6a996b506a1324fe6a40eb934756543939df2a428446c135e37ca6c94368f5bda7a762bb9ca9ddca39f47cac69ca852a06e84fa4a71e13938653a613b9467d04f2b745c51b42cec9ad246e13622135bc268239a53be92a102b33ac90135951cf7ee8125d333a72a57ca694e08729a52be1347a361a6118976c8838bb3282511eddd3b95513a427693ae73b26f0bb27cfc2c04063492b75141c49fa4a6db9de163283bc453ff9268ff48b3c5586361caa8e24929f4e90a950c041c32179f686b215bf2871ba713844398d12495e1a9d3179ebec8805f6e153c632987da14eebb11e8bb65fd4b308444224c45aeba2bda764e754065113256f2502bb29dd05070342e1ba8126399fd332a5a4642b4e0ca3191126027bddd29c0912aa0caefa74eeb844690134eeb3b208058d498c61428a749d3b2ee9af3d4dc2a6cb606e51694eb114eeebf7454e97708608ec23d90146e646822ee54e8274eda84560a7caa8e9ca7e928dd0116e567653c6a06a3953c7a021dbd0f272dc22d0df9d1c76bfab74256fa654228e92110a516a1a7e85a11850b76416bf995e1eadb7d32e6c09854bdfe1db1ff024df36931a78c84c647267b2eb47a046e872148f32f8f84039923210358b88fdd0796526b7bcb3d49b381c4aecadc3d02375db40b2b2ad2838821153bdb285d8ae6759411d9394e1cd549842b874a6b7edd3dfb24765d37910a766868f84d6ee7e52d844a33a1528684a3ca7eebba838a7ee8cda57618d771e82d330c774cae5ce38fb27d304342a8e8ea5297d4ca220233db49d3e162543b0d4372118c05f9a99ca1c687dcd5dc2945dd35469ba7868703ba7728cf529dce11858c69d3775c2d18d3e1edae617c683b26a6614a23840a271aa17434afea5f1a5cbb6bb2a752a505274dd5d433ee881129cfa9f74e61f0e04fb84a643279942892c17185fc5d5f34f43a364f6b13286d394fbb2a534b39841fef7c37babccb1d2dbcbda8e190995a64ab7629c049421077bb14470be1053b0526112b6ce8026a07743642caf8d3b28339d0cec98724e539e7b676ca21a09c2c867080e96eead0d738e7b27bcc81856ea4c954c8da17651ad9422f213e3dfa145a3a06554f738e4a271ae2069f28b8c265467b42d4d64fad1d23053f8dd5467bcab5a406653de6e33b62764c316d09a30dca8df483886f8ec6112375fd594decae513d974e34ee821d90406c53626546ca5a17c272aec2f951ca33d39521654614a1192867282ce292491a908950bb147bae759512deea031a71e98d2113bfaf2510a7c3d4ce2d9576db2bc071fd936e6639473270839b1946653ba5a6202a56baa1702f77a9da5e6d44c652bda375712e281a7015949a0e53cd3be785b228a8e17753a7c29e34034ca2b853c69f1a48cc04c3794de340a73ba01d96e0a6cc09c8bccb9e9a3329878cf75e6d6b135adf8546ab6937f579556918704fb6485185385014228f29a69c728ee8928346d2539c214782684d953b29d9337b1567434e135e2d50d8dc27cf0273f384fde2563218818db8210a98cb8a0dcb0271110b03aa253762650441316f87d4536602e654185f29f8ba17752ec6c8442f94cb4261c28951b6ea4cc95382567ca691a89c2958c68e1b44a9e742a14ee81309e27a65774238a384d064a956c140e4208efeb3a191a18c94784abf62a354533541db85f1f74e710a7a15ce8e53e96672aa54e9dd4d20df844b8b80c04d244140369f96ecf29d6dae5395c22bb84d29d321437a94e4144e23b6b308f646726137df409a9cf385688286c9bc2d953eea953ab1729ea0e4ca6d93b94d7bec865f6829d4b1ba6361ed195e25c0c337c94cf0ed75522ea9f2aaf8a2bda1ad1fbaac61a56171ee8b897370111b28585d829556638475270a11de53869077508c6e8f74e8dd5460b587514e3c224e57962266538fc2064a928841c7af31c260d93cbade1384cb918972932ba8ba5180472b9c5391e742138c65168caa5081951cca7498585edb133a5132b2ba7585dd4d390138081b22e8d1a30846951aa818dc6519c29e50a7d7110a513e0aaff0b9a55b9ed992a5cc28b6df9446615dc21328382b67ba2118226279949dd46535e2ca74e4a7bfa9fb28c05fbe1841dd4983125161b43651b4cb536093ba2d714794c2df941dd49dd1eeae454a85d917232a385508db08824b9d857566b80c7cab9a429ae7343ccaa343a98c177745d298d1f29d5365e480f71f9846bd402385661deeecb081388e3ab1d9174e39cfc87011a7b108d5224fdd12e2d614f6f398d577b8fba34e64a85944f1a4ca84f9189e75f9d385dd35ba41b8e55b05c1023251e32aa5c25d014b8b78ee834ee86f1cae6136db48ca384d389c928dbb04434945cdb9431757c2042ec34289e74b8dbb223947846114e8db75df75c60138badd3ba6419dd0894c809ad53a6cbe359c28c2254fa0074ceb0a51447a25611778777628ff740a697d3f8704ca8ccaa71569e9413020a0d13232a9126e7a6ddbc8542a7b6e95e5b4969caaa5a5b09dcb4a3391854fedd514b2d829a1a5c88c142eb82fe8040462177dd6fe54691b2f8ca3889ff0d4aa4ea3df480b885508e5121ea902d94e6872cab2a93a93e7745d01133219c95c1722d3828bb897774e789aa62a54de59f4f754da642b02f7638551c5cd662734b8bf28b764fc38b88531c463b1f2b3267babf2e28441d08d82319f414485f2877d1a16a56b6656774d9929cfd84aa9db895b39c17d3b8ef29d6806224c2f2c8953898d6fb8dfc270092a9d9bee81ba7654e15d5f9b02e4d7080a72846375f2b2be51d1bf9569dd018423299e5b4ce5001b774d95d8a72781699c3dc107781a635cacc43086e8e34eea74c7a871a39c442819dca911a3c2d483b57183774c2f6593b84c60374f183afc9520a73888a89d743dc9bf75da94aadc327ca73b743ba8c614f64f1218f80ab5d9caa93b2ba2655b951d89d6775d914794d1f743956f502baa562494d033bac74957729888462044eec55786613e21e661527b3ae9ab5c7cb9e4825069e350525b6e7e5516a3f7e026d3c5268894e75399c23733828b1b0c1289680ee138cf64ff2c97ce7646e15c2251e13e55aae1b42b5ae8dd11ba9e11394740d4a1a7740a1184d1c22ee109ca1b81840b461587a4e3641cfd940888ee50b471284581a9ac875bb22253de79ccdd5dd213432162052c0a6a6ca681d2177d0cec89131a1fa4a70d8a772addd34fd2839a021308edd949ca2e985695b652610981a5cd18f404147a2746812e4e73a221a14a95c5561d234034c2b7c2573fed2b12af394d1ed1cafa9323e5363a53c37a5557ecd24aaee7754d6ee98cd8042602f94514746cee988d901c4a33b27a278530a134d84fce93a35c3213b26cc20e1e3fb2a769e9372738ef85499f2839d14d9fbaaf1c553fac945b8bcca29a4f5a01b329c1d96844f19af125e8b7a478f21342b9b0bb22ddd5c2a3945f2ec2a62794385364e38ca3c844ec88551c8e709ce84e681dabbb273bf8a2511c277647e96c9550fd9ede13add9556b096aa91f3be79c44b3784e3b94272838084386179a5bd820ecdaac38bba14f21a255dc22139bbd1280708565129847ca039594f1888cdd29dd93a72132fc9c264c4a6774434b99fba0772ae81384653af39dd4375e7d32b8d04d62b948d0a1b0dd46fa46b3a0a7653e0eb37fda574b610dd4968677ca716ca1c23b708fd955074d36af14ecb8b4047ff0949fb27a3326104d1237414e84fd28f3a0413625e13f84fe4a3fd78513954cfb9ca80f638a23da8fd47f659c2394e352d8c2bb366e8d2743ec194d1ca830615ce25cd43a1171e34a4da7d24dcbe55a375394f27115b232808928774dfca8e3422446b3ba1c687194edd41941ea33a44995147844eea395f2be7959df4084e02a9c27ca27e84e8cb512765baec513256ea74c64a1a0ee8282854d9583213b7850cb61dd0d957381473840941975bb94ee98fb6d60425a6e09a68c4442a5e6c3cf4a6b8bcd32265532cb939e3744986c224e51442e573ad41bb6c984042e4c21a765254ac0509ad699573aed6515328efa12831b3ca2ea150f157481ca80ae7b5a1a886a1dd5368c84feab7da897129c1d8329e47ca7c6ebba7f6c27053cabe1d937794dee842614d9a4472888929ded6b5388924233eed2385996955368dd1d4e2a8112d125343ee116a77984f254b4876eaddca95991a8e4ae04547744047e54095254231027147b692774237467468894a8e50da56e98870b128ea374d4c29a137ba6e329aa78e74e651d1ddd633afc21db43c22491a0d2e578998e94cdee0420e7f49c20ddb28dc718401d91223119d919c9542ea588856d3027ed18295424e535a18e9c7654e9bd4bb29a76e42087eca74852d33d9166dba2ea7928379d3b2e74d9378d0c47a235eebb2efa3b6bf41ff65d53185f4c6110f6803129c36838e14e20ca3b11285859679c37449c1caad4fa899551820525e222eb15e26a5422516e0297665191ba7c2bb3729c5e8379945ed8be14cbd33be15a139cef6fc27cee9dca7fe17c9080e13b839e772ad6e119c954e6d8ca7402dde5793e7094d748b38e6c94180cef29ba64a38ed1a18c2e0943b20785dc211a764e84fc829c9d12894512721ec84e3d234c26ea135394c821284e8e5d9145158c4a32b1b26f64d7053ce13799bc14794e678746250686baa9cf085cea91ba64bf95d5edc58885dc28c95c6a25c831c042e0e7eca9de1ce18543ff0c2a669b4df84fbe21384b4b3057b5b6c6106c6254be78843485d44c232a44e780a29c5c89d274022e1bc6856e8e8563485c2ceb287f0f531c15c2b29dd53839e117ed9c20f1fa8db50fc19aad27481d299569c5b9468cbb7430d2265499734c201a44184c34fa4414ec152e44e54611fa56765ba2518eea7ec9c57c6a3384509d2ee13220aa2444a6e62638025306457887353227fe91cc613dc64a3280c290decb94d92a14c6571a4040a8e17c69284421a92a50ec84ae115859f8d0f08ea343bfa0a7451451efacae109bdd1ee9e5c5396892537cb667e15ee02d403482c4c6585395d8699ca92a4a388d8228c2cab4c84ea8e2d42d908969679d71c2869ea92880dc6eb185aa27418dfd12a32a74c6bba8d39d2251288dd4d178e214547f92bccfe434e53fcc63841ad6f7859b394e0d71641f8552b562dc4ec9ae010a952a8426e981943fa508577be1195ddc872bb6972910bbdeea7841e212a764f6e0855774cce374e99279f7401845bc847394e4f3b2a87dd84e9c959a5ba438e50453f74626514c2329831ce98f4e741aca6a65d05c9830d2ae9cacb43795d3f28b7759d49d70be167434053184dd90417c29e137b216410e4dbcdc57eae394430347e4ab5f03b2b4383d51909c4092ad232a311add7ce99d45d823c95e5877d937cb11bc99d093ba34c074a3894789595385c93f84634946fa4a3d227d3d93822547877bbe14bddf754d8ec8bbefb2a751e1e5819e14359f652baa555a8d7358f2d9e555f0c7cca75ee77215fd35184395379b795558f7b1d9b7c2638c0394d3895832821c840a884e91b223758db51caec8c929ddd7cadc224ca1c39363baab9b7a423cab9d0d56c839547522c12329e7a9128a2741ca199944e0229c709a3ee87641708ca2be57bad3a1c14f88f72a44c91954c96c054d87032839e27841c890a9382e6aa4e24877e139b394227288a519885c22ba826e22cee9b02d9d21d36c4a27494165670502ffb2369fba812e1bf29ec777944596495882b2a267d07d185950112556052dd96c57f5212827655151ba029d045db7a65428c946e88c294649d41fd567b284d27a4226a891852d64f60877d5d6728c3e1844729ed61374a71af7c91f729c4dc0f394272a1e4b53ae255b824abb75c22d2a7ee8a30146e8131a5a251b654e5c827b89213c9827844919473b7e5701d9ec8f2afe50d1ca04845cf13308442683a3774de101a9272be509d1a3efa4f28f1a1eda471e8f8d5bd9533b2ec82832d95fd4985b8394d36a689f94e6ceee2554113d9138d94194c7bdadea85d06edd11f65046139d18467e14ec80e14810d4f89845775fb3ab794d0e06257ea5d6e13aacc981d91753b6e846ddedd33c34b5dd4f84e754040c7298e719384c63a6feb07ceb85df5065deeb1945379ce99d442277d0951af65952ae84d6f9539461614507cf650bcb0e8a9f946f6b9cfc2fd3664ec8d3cdd1f75faac6de2173081639bdd474c748412f7f0a044651bee255ee3946e40ee55a139c01692aab8e566f2b38d798d2117613fba33ee46d89cca74495772ad89724a6ec4650a404ca95c268c0a1340df28b9d023086e74f94340e759289fe6c28d9396536694db97ca3dd5dba985d59526784276413f2a78d1b1f29bd4a9b87e164292202ea8423418f484dc857e2622c38721137235234ab6b4e110ea86a1c1e134b0b5bc28792741385014fab1a8895193b29e11845655830a74c4565725943601184ef73b48d966634b73593a141d065495e648283488d93a95067d956ad2fbae3d978be89a7855982da8d5bd90b774e71f7db0a99af63a48eea997402988853b271e1101428d71847d04a1d937184733b23b26199401028020293b2687264c6c101b657740bba7fba81a840e14fa0a9dd306dbff3f64233a8ce548da17ca9df58284e3482ca1264e507685731a73a6518c351e51e4ea14a04ca84f68b5a9d30b3929cc4edc7ee89f719555ad05a60729c4995f3a4fa31e832a3752a54ee8461d3e14eeb0a50328e537812572e59d338d099851afce93afe8552104e45b8255414e843b16a7532dcec8bc05f84e7e7e1796d378854c4c0eea8b1a0deebbe55b4aea4d83dd57aded693f3aa35c133f0aa3fdcd27ca6b4683495958406ea71a6fe9282c6c804e7f28f2e4385066139db21bb91b0d4a8d213cfa772ac37744eea1028acca9de91e9338446eba17653a41d93610e341a13c2e4a83ba1e29cfa329c8a25429d6165032167654e64ee81db64f88e1654295c7a31eb93bea51e5651422b1958d0c2d951c22e3e9332ed949d0fa3847f87abf628cc274c85d4255c18d8d9a2a470f6aa58c26b59d584da8c311b2e904fe157f14dff4c7caa54d855a7255268868152a649cea2a4ca9c342a87984422385bdc8708e11719e1677538051d3e11464940ec74f9404a31808944a6f2986cb81a77d1ddd44a3257644a853b29dd446161614ead3a9d391ae2109d256c8729bc68515f3ab5636421765dce86578e5411fdd5fca8c2cfa16950548c928c05828c8f956932e4237f49f5fcaeda3bba9d0f0a4ac2289dd6224acaeea11da742774022571ad6bfe5abff0c5b9b76cb285edf94fbc5adfa46cab18e95583ba93df9b4aa14c073a9b8bbe15ee690cb7cab581a11ee74840ee80f684e9728885cc95db4e51b23caec101129ce5becb29d3af753854af851a61639c4eb9d33a150a7408a333af404d2bb2efeb877fe4484028e21194e88844ac844fd4be501a7c693a7ca8d914739d2332838a351a4ebf1e8f950b38da8df539c2b98529a375fa535a8bf2b2501ba9d3953a93a043c8a9f6408e74cb3ee98f14fab701010129b09a4426a646eb847ba83a421a3363ba68a512538f28e11efe88e17c230bba034cfa728918089dff931a4a03f93dbd4784ee7431ac2c7a0eb2b108e9f281595f3a0283794353e9f84dfa99c7a05c29e1194eec9d09c9dd93b92b8943baf945ba4a028476e1ce87ba8478d15889d272bb15a7d1c295dd0fe1ea7d8aca1c2eb6caa829d2b7fa42a8e89728511013c6c9d68eacca2f7c3b64c74c68d03747794772898c058dd3ba1c682358d31b7a674f852be741ff0a41fc8e1421e8dfd7db49d728e7d25774784eec8e8e4e4428d274253bba6fd499b0a270173080d072bb68176d251a4851b2250fc2e692a009c53bb27774d234128675e02eea748f95459084e1241f9405167fc4278e138616328129aec15fd3aa04f614e88571eb1a4a6a691a6e9ab8413675e342a3411b29e11fe5c699fe567d12885f28ff28e93e88c4ff21dc271dd145711ac6c82f9d33aed9d37454850a2744a3257c221128d1bb7a0a1dd4a3b7a4c4a88ca1089e142939d71a8e5614e17f97aa7e0aea1a5366e14d2647f4853894de588525386423281dd537038549b9b6549c080bb203dede104a07b5469b2329dd91f4ca951bfafbe80d73fca7d961d0e853e5555df528ea3d47d19d47a3e75cfa215d82776551126ed33fc89d7e56f9f5670359d6795f28c5a36d2546c8c42edd34404671b69f2a149d20e9952addd4f87aabaa55a01ba2daa18e45d4993d828d5a47514d23a44a226427cc42cacefafca1a64e11d6548c270c1d31a853fcd8d27d31a4a3a47fe8821a9dfd13a144e8f925ce4eeeb3eed728764147a0ec34df28772b98f59d3b7aa358db482162258d02c94d016328a9588585bad82ec8fa6e0bfcb54fb681b8553ce6b8a7358c1f011525420edd1d105198394de55561414f652a3503d1f47c7f27e7d27f95dbf9f9fe543d4475c4e83f919d7baeca51df403995d829f49d7bfa5bf72a54ce51e522c653483fb102efa6375d96e67480a41dca08ca8bfcad5fb2c05b89ea4f716b8a36b73c273939a7ba8194326513cac8852753a468753c1454a2a51fe55f1e8cfa0151eacfa63495dd05f87ac683d2104359d7758fe58d90d4d3b2289473ae7f9161131a1585f28a9dd7647dc18943b23ae748524aee83a7f95aa4f628e0264c4651e6895d0d950dc6e9f129ca11fe61d713fc8d97ca1eb33a928853ae3d71ffa474e550f185dca1c698d4f747beb8fe498dfa0fa21dd0406614a3a92b3e83a7c2308e84a2ad44ee80ce923280184146cae3f2b0868531ad99caff02b56eecaa0ca6189195dc83c04312821cacfc29d365c7abba8d47f24a1bffeba79fe4158fe5636fe51f576456741ff0a03a1ba38d9ddd4a1a4a94136340b3baad5c2109a10261614f8678f85fba3ca2d767650c61f808c613938f3e98dfa6173ea28e3f903d7c7aebf28ce9f2be51474c8fe4774349fe5cff24ac69dff0f453e9f8d270a176f442251e5470a567d11afc294d614d6f9c2ceb5614d785b9e51857537147cba7f6bba61e560c2efacaeeb2821fcdf9f5f8ea10f443d5d9644aedafcae51f4e74930b6472a3f9641951a4adfd399ff0d78f442c7a611eebbe874ec14812878cae342b0a3c35425751fba072277e54b181632b28a3a4ebfa34eda1d0a28f7454e8752a7d21f4841765f82c2014e99434cea577d7b6865423d93a66119d4ae110b694e2959c28d73a8fe647fe84203d3c7a0d24ec86bceb3fc8139f4ff096ab3d9413f756d3a7518ce9b67f28ce111bf6450739409d94e9a74c68394341dd0eea3d1f3e99f4c6a7428af9f472a54a853a841db48682e38d7ba940693a451539393b9d8459947585d9667f947f978f50f49d2f8456e10d2173afca1a7752b9f441528aee8d27c35424f054184f141be16a756149db942c69f85d94f2a34319fe47ce91ff0a43e83ac2c7a47a3e51457ca6cee87053677438d1d3b2288e53ca38f5c23e99e173e91fcb1e8ce98410ff0d34efa71a0d275dd5aa5485ba853e1ea7d964e131d5053a67a954705acc2740958a9287a76f51f5f7fe567d607f2f1f3a67d0a1dd04171ac9d25d79a7d21131a14e47d1cff0e84e989f5e7d67d7331a410d09d674995b858dc7b21e4bc7759caf06ea86b53a7171954bcb6b29c46d4e99454fab286b3e9f8fe54e85147d328e8567d27576855ba88d3b6877f485dbff47cfa3bff02421b4e8518dd67d11af7f4650f4ceb03d785dd06e2265134ca928143ca7fd96ebc0b7c359e1c92f4ecd47996943ca67d972274fc219d27d07f959f4953a1d47a4212b9f58fe5c29c7a4f1ae6118c6bf08e90bb69ba11eb84fa72821af289d91845158f495b6a3d1c6b9d4fa2026c6f9f513e83109a8be51184e7228ab68b96709b4e9f974faaa95e25b407ba794f342947f4a76c4af8c2e6b3eb3ca28a31a1f51e752112a7d7ce83f9667751acf0b1b2eead7279410e352112b3287a7e3d1f2a1d90fe447a25675951a8f59f4e75210282ce359f437dd2bb2277d246a2b946e813808b4494109929a761a0b57517a9d93298db2508214d652649ca91722edce9388d21ee8775257ca1c7f2021ea1a7c6a3d51e93a4a29dbcff283b7283551a829a3d30a37525847433baee8683d731853c699d7282131a4fa4e991e93e91ad33a6484072bb23e88466112846553680552670ae88c26b467dc8bca0d2ae4d6c85f28650fe1c94dd949cbbbc3b68c307ea21e519394ea74db2f4260ab9d29c8ee83776a6b9d6d87694c197542a3c536832567bda57876eaf0e0ee552bc39e5503f52f0f9eb543fad509f7aa27ea5446ef1fbaa5bdc151daea86d742a1ff0c8151ff0b81513ff0b81533f52a5fd6151c8bc267ea97f52a53ee54782a8f2f54a3f530ece4cda537b843ba6f708774ddee40f2103cecbe50ee9bdf41e9f9d0a3df53e828a72c23b229d390a77082dd260a1fd4871557fb911ca10be50eeae590a1c269ca607414c1849984d6b938933b2de53036672862394142c6a11eac7a36d241f4765537baec89251d31846611e558edd1401929b6ca8b9a6165dbc27be26ca02775799384d1b0d34ca746ea17e838a735d32b72b1f8458156f118f6854e9d319ea956532fec8b882b39fb2d042f288a8374eab49c0b7aa10b36ea25654143054ae1345361ba6de255b8953d4511b153f8d034cc6e8f745ad025389dca2320af304f29cde561a04a21389dca74ee53b1d453bfa8aa9ffc87f75540ff050feeaa7ff023bf74f9b8bca7774fb4baed95704f5e178a789bd3c74aa8aadf75cbc4174084f81692ab8e578d651656bf57887102e55c69caaceeabb65d72f13104855fbaab1ab0e02a9cb427f50d55396a7ee1a9e7e84f6fdb69a29bcd24c3ff0b6553e1aa9f734aa647482a98dd8a96f695e1e3d85529c8305787279fd97861bcfeca97d32afcaa4cc3815437ca6b4e615275aeca61ef0a9eea9cc8954d6f9299c954a0b8cfd93bb0e31f654cf2997299fd498846e99dd33ba6942d994d882032842014a089828ee9dc2889d02e574fa87743b21d909f6abc204fcacee835c72b17846d5d86832a51ba53cb78dba41ca0dae41cd95ffc40271011111111111110071110213141516171811091a1b1c1d1f1e1f020ffda0811013f10e3225fa39dabc75d752b793325c87cc157d9a27d5fd469b6f771474e549bdba573f63f7750f5964374ce393a7c7beae412f1847b9868c478e52494cc4197f4b49d09844f098115ee542bba6147d77ed95e963d19847f6e98d70b4e4edc831f7e6bf83719e1cd2c3675a53eef82e2ff0bbf3c85658a2e245ee9fe4d678f77fa2c24bf5c7f5efbb9137bbae09a6059b153bbb0b3c0573bbb39abbb7112ba335628a28fdd5572265beef06ed87cb970793cc572931d4b889bcd6fea137ad69bfae925c69ad7a566241847033b8809fdffc928b3760edc6603b883079af8d564ba3d9e9a35b91944f4c98233a66701cc3de9f98a8b8a938fe9ab432dcf79fd163f09923411ee913b1fbba01dc33b807147fcc1d01cf4b1c1727744272b99b88fcfb9355c91ddce7db757b8f0c1c97d6723ccb13112b52c5d6b1570ef352eaa451777b3ee13973c17c6f5a9a7b61f43772eee5d562e57c7e650981268f7808f1cdf8afee43878e41742cf3240fb9dbfc61537c73eee38b98c5470571f757dee9a3314b9cde33821927df44d2376f386e19cb9b8ff0dc597e9dc90efadc63f1d6c7c611de6b745135c73125efe6e39e9cba2682c26f58289a8b124d21f37df709b94943740e1843ae89514ca13cc3e98931146f48eef207bbacfcc7ee43e3a565c5e0c34d68ff08d62622fdba8cfb9727dcddfabb99ae5dff0f4d7d5caff0ae65abba1ffc30e6fd7111bd3985c95de1dcd5393f87dc068c714146e62b8a956177370ce1efcdee8561dff0c4a09a76dc1612fd33a93e608e3d337d32e36a8dd34987fcc601864ee210dd774c22a18aba75c1830fdcc7dc749aa11c11535542b928175d6c36a58fdf666d70cfe73585d47eb2f372b8bcc1f177cf7072b9887a657f861575d2adc7b41e99727861f85dcc27ae74720f721a5e6b1fb37869a516f6197d6452e21f70597ddd02dc23719273f1c955d277dde34c1eb47ee1b84998478e35c9f3d68fb91d1395351ffbae39573c616ef0c0299254f66630c211a83fd060c2a8fcd42873b83d8d99fa3a651e9a65c6a7cc73fcdec3b820774198abbcc7ddd44bbf1f5d5e3e832bec2c4ea65dfe6ec67305e9b83cd23739522ba9a74ee14cf3a23fdd3454ab9a12b2d93109fb862972f53f98a8c647e81bb8edbe61d524c96234371478ee14757ba890e3a31b9c3ccd78a696f439aff079ba2d1fc2ccda1be4735cd16d79f31116f61af90e3bf4cd3ff0f05b8ba3fcc4ff0f9c42b193c778fff099f953fcc5673fc77bafbaa6a63ecce440ff031af71f34269fa64223d9ee087fa6671ccf1382dfef32d82b8ba85f4984877fc997b59fe4d641ff53088ff0e1dff76b5c2389cf1c899ee8e3b6464130ca134e2bf8ef82a68ebafb8066501cdfb36b6c8f598c24fea65f5bfd1348adf66153d7f30aaa3f34f28e2c62fecd1c8a797ff0397f0c1f674ce088ff026f1f4ff034fa254e67c12c9d6863ad3491f977609bdd388dfc5715c1cc63ac056627e7f89b9e2e28b371274e228e24bff039ff04f4c1103f9ae617fcc19f3193d460e8305517ebae40375dc2b53030df684528e9e0d5ee60728640d0875e1bfddc917e4ceb18fc5c9d4e38bff0464da5fa637eb35ddf7fdcb6450a999bbc58e22acd1804fe4d5d3fd6e7b45f61858eff5359fd2f33a8b9fd37fb3f86129a0b6ccf4c0c158b92cf91c705ff974312f71562eebfd619b17fc648d9bb487fc4cff0f0d1d5c98447bcc273d9fcd2248e3ed37a03fcc1a8a648af74ea7f2e9c31dfcdce9ffe6588dc8a59f93265813e60b4c7e26eaa6f626f22ff0e62c795f747e33af3352de799e9186eac3fcc9c44fe18bf7ff874c03fc2d6516e53d36226e1ff8732267bef329e37fa6e8cd3f9337827d98595cff0cb09033cdc04af8e66d5d7ce19b9ffc7ad891fd33c6b7fc32fa4bf266d1a37281da311fc14ee1039f86c43cfe6a469fb335169fa18747fd46f12e6553a7c21853edfe6a87b7f35f11fe13068d3f0cd569fe610e9ff03753f629bc437fccb820c9341fd3e6f08748426fff056c047fcc70a67bce3f34221c7e64c09e18eea146632132a0a279bc8c4f07b71ccb4c03350b077d99692efd71f1c28d37064e33d230a79a1426784348285c2c86177e263f61ee925c30e9814c447a1c24ae90a17fcc69807dfee09c631cc448641e1a3826934b94cf31413b8c81b910f1c073e5ca4bf340a2ddc3a4d0c9703eff0e7a977f19eaea55c83e774ac281330fec202fb3992cfac1fd454cf14cf4dc0aab43cc58424307afdd314304f799b7cda99c8f3b7149c1cbb0573ebf309a41f31f3195ffc5289a62f4c76c9f5372262adc06f5a643d7fcca64e688d86fec9344083f3262a7f7588752598fef8e5a7eb75c0612abcf71041a3999c27cce04f99f6e44e38d9e6e12fa79b8933d19544ff01ddd9eb049dd28722585b84262750ca4e33c662863d9e6e8387784c0c2fdd7e5dc39267f581f34d3c7211b829e679c7bfdde9cf7558c187a2e3ee3ea392b39ba38347defeb319878ea7fefab8fd1bcc97e6eeadae7fc1bc34e661a7fe49930beefc4c8517a53fcdf90628b33df4fdcd5eb87d320af13472e44fe663879bb319139a4d0ff0c53e9b8ef670e17590d5c3f5ff0c33ffabadf70cd14ff0c2c68c8e9393cc932d7238d32acf7ee657329ace3ae4fbaa67beb90c2479be534dae762e1cd347bb85ffcbc708e73b84bf3577203f1cdffd67feb410bb8d34565be7bfeee93e1c694d98220ca1eef486730c613b96564fdfb9650182e91dd36a395e21870f599f757c7781f7498f8e1ff0ef66fddc932e641778b761f730177c675a169bf9948badffdc71792ef27b8a326773b292baa8f1c5a269719643d31de522b8121f3ff024e5df46a63e3828e26b7bbf9bedc8e2c1ff08b323d50bb8ff1c973d6699ebff08f37eae318a684dfd7fe1e930bc37c9e88d30f32a2c5f9ba8a6b39932ceeee7aca11f26aad61706da397995657ff1f38bc353ff053798f43ff08634f776e89bd67e397e61bc3219913b9c1ab8eb2feb7bc99c4074def783a2525cd8ffe6184c8e57ff8c57b9573443572b99bc73d6b8a660f83a14d033f75a99c57c1c4a8f1c20f747ccf5963d2986e62223783b3a14b7126e0c5c3b37d3869feeec3ff01185c73f86e18fe8c911f77252a48a9eeb47d5aff0b8f7e1341bbff735d479aac3accc5ce73ee3c2f735844d23ee350eefb83e2e3ed6953f70926257e5c947d6a66f5a949a3f5c74bfddcbc3e1c32e843f7ddc5863b23f3417eb2803e6e56656048baebd2f993d1134c3a6cd0dc1eb576245a6ea67862f73ee6344cfc66e7f2b411d44fe9ac8f66f58aff0c53c34683eccb9624ec38b92de9812e0b0ff08cd483f9a29fee515f7380676dfbccc4d0f58832dffc3d64f0ce1c94fcd0b75138e165a69dff0c9d7dc74994387747523a18171863dd7697dca5fb3573b99bf997cfb93fda6ab55c2489cb86dbab87dd270f1b9a6988ebc4e6f161be69739d61badfcc4b779dc62e0ff0f959fb3ee43f8d89985fc30c098791dcdabfc6ef0737ae4d7521e3063bdb5b23be0bc358ae7ab2a8b36afcc0b1f5cedfdfdd57a6666931ffdc1a24b953fecc06b77ac83b9be39175fa3ae4d438c728c760e89d3985705ffc902eb0ccb8a7ae1e137e8c3d5c48bbb787a5914604e5d8feef573d598ca39bba68b308c50e7a33edcc98adeff0b877dd79dd599747a38432e6517744c04f6e2d4e6fb45d01f35b8645e673ba373c14de467d0f4c0b8e2a77101f6fba34c8f86ba9de617ee15a7d3544b91ddf6d38139c7cce7b8edd2603ee3ee1bbc66467f394c65357764aabbbf3ff03dbf988d6bf3483a4c51c56311799c5e5b816628f9cc0e449988b9a2be61586691b83ff0f9ab32fc6498aeba8131aabc59882f76e7b7935dd2fd73ff0c2f78c3e1c8b31fd0d045d9811d7c63752f534e5fff0cec983dba02ae0543e6e177707e9c5fd2c925cba5b894a32ef13dce91f770a641ee788612ff072ecef7ee5dfd32d425c845cedb3ee687ff0fd992f4c4e3e62cfa6a4f35de185bff07720b4cc570815d0609131a993c3a6fc674b9af46a03068ce98acdca5ff099c715722f6e6549335a95e17223e99634dfa31dd50641eff0e0579a2830a43cc59a78e531c152e239221bf4dc8390ff0313788b5c135970c7f2dccbb5827a60dc261dfcca9f8c9d6fb19149f5a2a1ac08f37321a3de3801538e2d4f66e3ac94e6089867dc62f66418e195bf71ece4fd8ff0cf47357b34f45c4264805d4c7caf7387487eb074d16195d2be60b9173a9349ba531f74f5b9ad3d7ee52ff73ecc9da6e7ef72fab8787737c72e92a6e92992564c7518a8666417667c3a2ccc59d2e280c714135feea12c241c73c0e761c41bdc967244f7dd7f65e6fcbc5ccff0e328e8818af5ee88e64fbe6b1eae53bfdc544c53c0e73fee72b232e3e759429845fc9268407e606f74721cc6ff0b74fa18aa6a567cca28fb9811c66f1efddcff18977982e39d4c38e38a8658d37237d1e3827f99a411cf1cc90ef61f3428deba819c63dd11d3710f136627ddce26f8c607cee9cf9bd6e51fcb778d68bae9e69d49c171490d686b6cc0fbcc865c2bfc6c7171a1ee5498aee9f86777d1fdd42f5af9fe6235facc44b7862072e14f71805ffe67d29b8c8c9c72e023a49e3a57019c315cce58cdf34ef98a7fb83c32dfeb238ea70bbe474d4c85ca26f199b5f9dc8e977c7cc3dc04398924c34a624ccaa5ac2cdc0ef53d84ff0cabcdd6eec177215d35eee1eff0e61732b4331afabfcd4a3c1f311574ac7cc77f0e24ef57dd7f5ba3dddae851e771c9452e3a0c832634c6723a58ae304f75e67b537667e3fcd2e4b264668d321f2e5517e5cbfe23d8b4466e8fe63faca5f713feb8696e2865d8e9a7b5d7c2e11eb387a4c515bcdd027cd5c4c745d44e747364325c4f4fe6ea9c2d1f378dd32155608e6656388683a53070eb24ff03588c9a23b5f743ddfc68b3f715c2e973911fccf15f6597bac33ba65c7f5cba3d131b5c126772523f776b7136fc715c73a4f486f67e3286596f6d0fad3fc77a5ce1fe777fdd2337a6f7f32f1ba6e6a26677187f9be731c19f75b5cc10bbf9b879a2b471cdc3cc18a681e69f73f7363f770fe6e86dbab8f7995b5895bacc621fcdf438e6a7532ee4e6b3dc3df72ef2a5d4dc838cf5ee69e44fb8524c4ce4d6895b9695c5ad472443ccc0da798a23209eb032e42f8d7c647d17e3a49791cb943ba5cffe727b9e93e6aaed1df66e19a8b860185bcfdc9cda2657cc258e507333d24c75132be03f72d12e064f4a6b1c512fb96786e4df348ee6a11a4ccbc73514320efa6e88c98e077ff0206945f997ed1f7340e81ddd4375dc825721eb358beb0957dd44cbbfd18ee5c38d54664d0cc14bcc2463a2269c348e14c518e524fa6fdf70fa7b87b9cf5eb97184bd87e9a351b0e1734342264aca2b165191b91c659e3a26039f5ba57ddd08bf3717f3060a730cf77439beacb6972e3cc44cf82c3f52afdd291c1332174c6187261eae99fd7452af37ca7d753ce20e1fcc0c3e9f723f724c893e38818e997dcf4c21617cb869dd7bbba19a52524d15dd907bff08b19a99474c818ea3dc563d39795f7fd561faee8f5197bfff03790dd811710e18a6d679cdff075c81d7ccc961d7db8f4f5a7a312fe6989d3acaae13ee442e7fcc31dff0cb875863139978e6268ffe1868f03c4c343a0cf8bdc35ee80b3eefe4d51eba1e0ea79913f70385d54b845edd4313022fdc894eb2f43bc8cfb32c293edc029aa278f9a70aa1e60ee7f4757c7a2bd26841cc45cc9f1e9b81cdb2c46cd7dba5f186264a53143e4d1811a025dd8c7f32f8dc9d30df9b84cf75131693f35f14adfc3276f135328dc3fcc3f6104e68c337e0f8ffcdf4d7eb18a78e7edc823e614bb8fa8819ed793ff0121fd798175d7ac91438f73efc69d7dca28f98153402f9b84c62a26f47ae47eb73bf189f7278371c2e3ff07a5664439842e91fe678b7dcf749fddecdf75f8c0a6935eb13c651f7772ba294d7e363b8fb9c4813f77c62aef87978f56281f9b83dff0c891a84df470eebd375a2ea2188277597d3e9bc84fcd4d1c088b59891ddd7a9cf32e7a9ba28bae25774cb987eb0f5c13992e78ee83871268c5b5dc4649ffad1d6b93f5c883aef16620e5de7fdd20c9d2a8eb3351d5c12a3f777bba39dddd127cdff0cd31c2beef2cf5f531681ad6bc28e497eb898399206564805c743d66738372413bbc3ccbafa5a188b83e5340bc73d799e3fd729916ef1aa24d50d75bbfce48c7187b30fba77cde9dcb586517c73778fa3f31152d23994ae43dc2f6bc35e3cfdba61732e97b9874fe657572a3802f80e71e37204a6137d8d55f1a4c3812f342ff61cc6ba833a372b7ff2643a707ebb939ee7d07c7b73e47c72d07dc55e7ff7221fff035a733983ff7eceeb4edbe4656932b829dcb2ff66867130277f864889aca4d0d1c8c2ef4c7e381b4caacc8a9efb94f6dc25fb9d5f4393d3b9d5048e25997d597e19bde2624f873f3ae614a07fe1597abf3274b81e64267b7bbe6b8d326fbbff9f67dcb9ffc0a6249723a39191c6ec13df33f50dcaae6080d79946f1a5e92691895725f7eee4f5c278b9a5298789d7e8f354a77445dd19acb75a18c4583cd47e1c0b5f729740f9bc4c978fba6f87f6e18e6928ee8740cdc98ba095f989ccf9a11ef73c982f74e758f74862f4fe5c7d1b863eebf7749e6455fa6467ddedcb7f5886fad39758fbf1c3ab891a1fde2e101fb4e8af2b9fcd5a375051cbfbafbf5e9fb9ccef33a66fbd63e83dd12372282e029f7786ffa1cf5c3212e10d3bea9a2ace261fee049a4a68eb84c71bee7cc7c1c7f77b9765c7abcdd48774a1f34b383b1d7fdd635df8697242ef3aee6b37c38787dc9db8620991f988ae7bafcc7363e73b8c2aa69332264c438b97a8174b462c2edf98beb2d16d72e9dca588bf86f609be3ff08b7bff09ccfd75cb8be66dc58aef0675d49cdc7cd632f13da12e31dc681e6257e3899fabbc17ae978cee186db818b89e193691fdd61fbb98e24ff0f71517ba83a75be8608a53079855c24371a4a2aa653271c47fb702385f8a6576bff08864609dfcca4fc3777ea79fdd169d711769f990a3a985c07866ce82173f4d47ac671f579ff8ff19e5e1b9520a3ae4c458ffb9089cd1ffc9640fe3284912ffdc3922c9852bec665eccdee3a35fe9a2571a9fe6169ccb7d7d30e6ec759b863ad7de44f4a6103ccbeb8915349a393dd2a573d391bfd79996b7a7715e65f9aee714aeedcf0cc3d8e23b9ee5867a8e93cff0cfaef4fe61667c4fbee084f7ff01e39d23952779e66eb99ee5323f5a960772c55e7e6b639e865e57323d4d78b882b9491e71d030c3f3249f775064debdf9bd55d2e72cdfcde632b49e6694d677556f1f9a6869d84c3aef7ee1f5c51866eb70dde346e563e6447d5dd445c4915c313354fdbbb90ee2810ff074983aff0c6f9659cc4a9f8ee22d4399f6f7982bc8c28f98f6e3bd94f73f47f298943dbaee7a6e9e5c6b6fba96a4031d745663d92642b84dfee44193e18b3d7cc5ea7f265498e4bba6608b31ccc47b926cc9c7b919b8bc3889feeb65cf5355a38fc73289f7148d29fb734c8b32614e8dee171c899f3269cce0e411e460a03ecda887d6e3c5062c6861e878498f3bf8e906f79941cff0c03dba6419e5303a9574427fe9a4a9c31fdf34a037471abd0e5f5f715fbbf21b8ff8c7fe103274ca8e217fbacae6e2c7cfdd41d3ba3ddd9ba3b81c57ddf7de60bb85faff0c3debac5f5c8a7ff4c36e98ecfccc3e0caafae32d7369d5ee9a9f9997fc75aa9ef1d2ede6322e3af742e59adf43128ab32197191e3f9a150dcb87b92e8e9ef57e649c0307d9b8226b9e398af77dfe69d432797ee7967b9bebee57efb8e277cd085fddd7cf9a4824c369dc37bf32a6651fb77f4f3268f1c0d711ffeb593248cccf36e315f4d33f611972f83ad9fb82aafb8d8ec94733db47d1cefca557f98a57feb15b518627e39c59181f898683e8e3fe99878b9e1f37a988b7ce755aaf0dd2fbc858ee8d079301c9d3ff092e4eb94fb98e0f087fe1698f47dd5b1b9a35be6f3ccf21c93abcabe047d7674fe86fc1be15b4de8f466530fddfd06732bf5a91ddeb0c27f4c03156ff0fe59be62c6659ff34c57382ea4c5bbd4b2d3e798f074eff37a2426a7dd6a3243aaefc6fc32e0ad709708c34c2977758d99743748d3133974b851e3b93e7fe0f0e14d338f8a94b9f4e97122656df3443ff3b85d64269c2ea141cc3c4c7977fdc7cd4079fbab57df9bf84778b47f37d6ccd774d8c754a631eff0ca32dab96cffe23a4997e97215ef352bf8fcc28fa3aafe1cd31fdcb41ceb5478e523135447fe98a11b62397251c075cbdc141264b7427b86653f43b851a461977187e798a55e88e444232554fab02287dff032209d9d35c4660c3cf89a1168d71a27c989de1c91f55bfbd75acf830a1f5f98720ee406b31b43bdc3d63738744d5cd343c70584fa689ccabb845f9a09739f79bc73f58be6e6f41753dca7783b8ff725ab85ac3c731ff5a91f9a5730c88bfb70c8ee51b807d40db62a7739d47a78934da1407ff34fc7c55cb956ffe556f7589955f714597e6340ba6fa19a735cd37dae1e626bb972f61ff0923b88863f2ffe6c37d3b8f983f5c349851df7244cdbc74ff098a371707ebd308338f27fe2ebeb1444dea6682f342a6621e1c73efd3085589e65103ff17f7b7b8095ee7acc67d5a8355acd759b78eac87fae3a51ff0c1f09ae23ac5be3963ff0901afa9b825c22988c9997c18d191aa2f3fe603553f343ff7fa651c0ff0c813145f1f5cad94bbf659e60c899eff059927cc123e7727cae3ff0657819a19ad33dfb981c0773142f1664f5062fff0c326ef40d5649d267d5033f1b6992b97ee86e80ddcfd9c644ae4c198503d45d47832758f715818e911f7e68874b7e7297ba2373e1f9917ce604f77d7f30d4de1fdd5db581a769eba23df1dc5ccacc64e1166e16121823fba13fbbff0b71d3b7fcc3e1399647e5fdc5fa1ba5b7ab771cb3b711df66415cb8f497f963a5c75b8fdfae5c7b8257fc9e9e4cc7de66f331047c60a63ff1eb998172c0cf82e1a9bd71d239b855d1a97189cc27fe79e6a79ff0907dc71dff0c5e3aaa98f6b9ce1ff0eef32495dcd3553ff0401c20ff04c825cfc5dcb7e4d405574234be765c371e9e19ce8decc585b70d4dfc4ddc14b81da1f71f70a0627fcdc572f3dee7f5318e621f6d70261acf99a559a3afce3c4ee27bfb965e3bff0815ee6b709c69e375eff0ba59feeaa8e73df3a622be1ee44880e4649fdfee883f8ff6645f8eaee9c5c9fd3f2607c9262f72fa69aaaa672a91342964b538654aae0b66997d7d5dd73c90dcac735466465e5cc17c98380712e9a62827de6e9ba8cb8e8ee2470463e4b926513319ab9029fbbd382fb8c63914c2faef89a29feef9ff0c2be9f771bfd6a13281fdcf1cd47a15c74d1ad44e68aa26420927723bd13327ccd27ea5c97e637aff0e3cfa9de0c038622fff0c84d27f14dc45dea54fdc06a64384df5ccf9a2b8c43218f1dd3fb75ae7bcb87d3535c0669ff0841c10cf5c1ff815ae9724377d7f3077486ff9bdb8dee85378e3a93e39e3bae7dc51943c97ba3c3e6822c169cd64fc686681d5faee13e6aa1f31eafdee5585e7dcebee2d5bf33c393f34f6342269c63bbef9ba7ddfcb753a33e9fcca8432e70a81ee6aeaa32bd16e694ecdc682bf70a18ef4797ee1e8729498ce1975f8eb118d75f039cc1cf75b05333d1c2aeef414cdd619ac78e19fa19fd4dc3d9e274ce1facd29f4c32afe332af3982a3bae31dca5a9fbf71baf5ff08db1768b7fcd40cd97dae37e937985966158e644fcdd2353f56aa64791cf49fbdc0cea1a883a1b370d5a694d3ff09bbe9a767fe0235b042771eaee0ca86bc706730105d596d8f918e12f4ee0eab9a8c985c1f7747eae3f6efd99bbc76390b6384bac63fd6bdcb4c742fbaa38e385f35cb3cffc3dde3a20d183839f3026e7cc2477de6f98f1c131f19792efb8e7cce1de7864ef1e6e8cbee671f71157396b9099f93b35427bdc3fe6e7cd3cdefb98a83e6be4995f554ee6c685b5ee1460988c75d1dc95d5e381b1cca1992ba179c9ee4621ccf498c6e4ffceb25ff0726dfe75def4c2b23e3bfee11aed656828198dfa3238e2fee866ae7fa309279aba31dc82eab9ee17648effba4d7bdb8401f7e655479f7512bb355ef8dcb3cc469cd5e1337daae384eda7f31841ee180fe5cc4bd18636fcd52937e68a4ca9a7abfdd163fb3ee939927f6c92c983ebabe63eb874fff059753559acef85ee1143ee3fc279a6df571c32f399b686961fb9499bc3a37b809add660e6e755acdedf70f1c175f5d2628f1d44757f8fddc1c7089d5699910414348e4cebda3cae26ba8b920cac38757ac403e61432ddc29a9461186be75c2c7f354f77eb3580c3ab9c8755bcee4c3c398718e98f7c58cb8a7dc0faf980dfe5bff08fa5cf3ddd4f71914ee10fd8e7c6525798573a466df82f9a8ff07082aa2e45f032f19b87f4e1dcf50d286318e1f8691773a7e933d3f8c9e375fbee9df991979a1f71eae93cc2838526e24cf3fdcdf38a7fcce39a23b89bef0a6b89d6e1ff6c94ddd2dbec9817a1a80625f4b8243cfb9edfb914f93746d8eb4477dcd29e66ef85eb88033928fb8577e3aeb3e92eeb75ea6b7b51dcb5562e2cc3dc116a3dc89f73247879d3174bc717766d5f3226e37968bee43cbb987e67281047341ca610c9bd4b3275ef3224cf27a6f7075c28faee9a5d754e6134fbff8a526ee31ff0c38d61d3e73e6ecae0eeeefd3dcbfc84ceccf754f8fad4fd732428fb1ce13dd23f498c4f7b9c2754f32a1489ff8d34ce27cdcbfee2d17e5d4249bdcfdde6f582365318d55f1f9a1d30a9dd2cc797538d33c1172cef34c62860daf9973de7fe2d937cffc48dcbff063709385ba473113db8e73c4e72ddc21fba23f9f339e5ca557529e6ef5b4777449c750e81987fc86f740dca4fb80b39e5f81ba83c4d79d4f72bcb3041c6fee6bcd69b9ddd46e3119c0716f592564138eb73d7cd6f3290f7184e85ff1c0567ff72113f75ca4d4cc3fa1a7bc26e39766fe879a4ebc7bbd09faf35d184a96fc85f8fb734fa09a7bf0cd79a1bbe22e7267c59ee3b9d983386863f1ce64e7b9fcc5ecfba8dbc6119fe81dd61e6cc16ed1d2384fa6e5336726a5f399faf4c81f61c7d3203e612f3760f7401b6a6f44c5e3e5ceb7cd71a2c46e714f1f193406495cfa61433119dfb940b0ff0eefe6b193ce6e1e3df34287b772a7aefe34f4efe4c725de78ce1f6eb99df34f2b8eef728cb5dc8a383d3dc54c7ff0b4cbef56ffe45e53aeb37487d7153e983ff0168c3cc97975419ee3393ff1fa3bff08db9e87fb77ac8bfeea9915ee18bd3f5853da67cd494c67f7de44ff96a30f46ffb9114e3a18b9be1e40605cd6a5d989d1fce137c8675ae90ff07cca9d7b903f30ba5ccb3c7516f325477f1b8bb659cab8be89a9fb70171cdd4a7cff0c3a13181872663527729b8eee6fa01ee46c3bacc2ddd8113349f5cd3f8cb8d0b28b81da6f517ce687dc2a1d4de1383b9683bf71f7f8ee6e69a4d10f0f9be99ff0a32fe8c287f11fbad1171ec7d0e919191c33474c7dadca3dee46b1865dd9328932f4e1acdc2643cc849ff075c7cd44f3019e777aa7cc043c71168a26ee29c5c4b23e97283c63b874dfc51bcaf9a17d7c6ecbf32dc107e693055cce8fc4c5ff02793a0ff01d1ab843bb96df73c5884f33feca1d35afba93103cf7116a74cf8e456fadca3e598679b966afddee7dd2b9fcc2639ca1ad2ebff8221eef1aa370a3baf7dde5fb7083e8e2f21f8dc227f34357a6525f5729f4277fae0c19dbdee5701d5710763df89baa09f9ba0de39a0c23d5e66aa7980eb1b5cd78c73466977ccdb3f7388f370bed7a11948992c9cd4774304870e8ac7575d0cf7cc3fadc272639314a2bdcace7d7d4dd0c9483977d4ecd495e27ba061c71f3ef71f698295e26938fc03acf27b97c735fe63ad1c3f77f33162deb69fb8049aba8aeff0ef8990f7e4c9a8e3c879a74ee4430aa386ebc33c4b8f9e7fe0734261e67ecc1714c3948e418f6b3c94a4d7cfc3ddf8314667ee74ca33f432c83d299245ef9813f0c77a2feeebf4ae3f9b8eef1774b34cbf4b82e834c49e11d741910bf35171dd598f9de30365e6447f9acd7ee2a731e3abb5bbf8cab13ff03dee17ba6932662f9307ae7e9318572130dfd6b8573c19879d74aae683c5a65fbab691c961fb75a874c0fdd4938270ebc4c1375129803e9d213e98249e6e20cdc17bcd3cbbd098551fd68f16625fc1b923c7bf5a01a5d74b949ecd6bce6a2e90af981399d88f1b30f8f982d7082ab88e60b9d8ff079401db8c0cfedcf33b239b3ebb8f2877b8561fc7141fb8ed7150698cdbd6fb17988a4c306813243660125a4779963a40fae8bfdfb9c6285daec5f1c985f54d08ab9e9d0fde343d3593d8f9b8e35aa4551d682632d0a64520d3c3be63ff081b93355df777bf323facbd67fe1dc54f667efe1be470ac5cf31f77ac937ab59358eb9f87e79bf7c7eeffb3325c174e725de65aa7cc23f239943f1037fd4e2251b8861ee4917fcc5a36e2fddeb2e8ff05967fe3d2a9023dc6ff47dddac6ef3dc573cadebf99cdfdcc25cd299ecb91a1803598de1fddd13ee13bf669453d1a57799f64ce3864bcc0461dc251ee73e7344239384c23cc103245efa6f1e94dc853b7ddd25e4ee1b0f7f7258f7fba6a3dc8283e6915c5405eb8415e380903ee574ca2fea3334be4f9a78c694fcdfd7bb8ab5d517cd27f996a8f1c47dc8ef5f9afc26b605dc9d5dcc75ba239bb7b927dcfb0e6445c3289665586878c75fb976fddfc97b9a7ebf3314f8e2105e663e5c054fe65936f3717c18e043d2ccb9ce64407cadc313ac10bf9bb2ef63fb802cee709341cb115b707f64f2512e0267bdcec1eeeddd95178625e7a6a14153ba0f7771e86ad578195586349a9ba65599c71f982ebcdce11edeea0a7fb8d8f9aee5e694e237839f5c7389ddd3344dc183a6bc659bdd671d66ffc3861eabdc2283c302f10b907317ee28f994ee66c5ff08c286287256fd94de0fdcdd9d3108f2e5bbb83fbf7f693bce1de70d63f939b9741324cd98e26f72a7998b32aaab9e099c6f596146b77d21854c7f199a11ba3ff172d730cb32babdc0b3fdcfe6451cfccd9cdc057a9a21cf982d7cc45bb8b5483cc82225e65e43f3284cec8f35d67d3055e266bf92eeafdddab9a1b6a647d27776275dc213720bee63ee02cce7d8e393d30c17e643afeefe72fc21f19787db9787392f3bb0739c4d2b19d043bb9897b310a4e38324995fb86611717570332ba79618565e642ae25f772b304476b309f1c98a260cdf58a78a6522f981fd1897cb8e278057cc27c7c624b3e313650ca291f301aecfbac7b1c8b2cd0559ff7ff01dcba41d3edc287743495ee48276eaa4b9237d0fcc652777449753f475ec1341e8662fd36ee699465c3ab77acb5c77b9b31854815dd82ebc313bf4e6444bc6183f1d73b55594671f60e514d33fc7a643e8deff04c488817596df39952fd1ee5d3cc53fbdc7baa7717b9beee7f469fa72dd32884d66becc76dcf34d3ee498fd755c7ddee5caeec329fe6f4a647b801eff0e578f991463994defb96eb4c1cef781808469eec5b9a81e7fe5185c47810c8fba0cc2ff03150e40fdea83f9be67c777a3cf4ee84b134a11da39549d715714efcfcca7f4683f460a8f7b8f6773145dca7d73a87087ccfc27b8163ff05d103c5f1ce1453f717e11cae09d3823715a28ee5beebfcf7446e29b3dcdffe71beac9a1ec712bc3ef04462fb3ba79ee37a1cc741f2c757c45c569cec4c3380ce43445f3970d98c666a44e7fb31702773bdca872fc32fec653f93a3fd56e49c6fda37c5c2e544ee881c72227ddaf05ccb1ee327867dc40c531c5d3b9d1379433014e9876e04ca9398850cbf350711c8642c3ee0466389793122d13254c3e72e5a2f5d1232e89e688868f5389a5aa1eee9ebee1c56528e495597117d4d187be6f8a839b87e4c281b1e6b15fbbc17cc563df72b8f77d73a7b8d2fb581c39a707874dd5cd4378ffe3135bd30d47e71c14ef7723dc5dff09bed1c981e7dc1358e5863ae8ce63ff07dc35839d7f98f27dd579b8a5eccd18ff0a608899fd32bc3cb87851d475274c6f0e1a06457e2604eccbfbe63125599e2e12f351efe625b8f82fdf72851e60b2bdc2dd99777202add1a15d457899d1333f0d744dd7df1d413afd328d1e64d9335783f71a253e3e6b6169f75cd6c4423a123fd612329df1a641a9dce966614466e37a883e8fad063edc235681b82a3e6b54f747fc7c72bf665ff5ff0841747d1a2779bd9baa1f37ba95e72e23f3126517837cceabb701f57ddda23ade5af9aa9898ee265c44c7bfc318a17288be6be9ecd7d13bb9cb8dfc322bc7166ebe4f8e08afdca658c4626f92ee4cb328cfccc38b84c6f1f661997d62e7f532c981487d6f6bfcc94ee1d4ebeaa54d387edd2179d60c31d07ffe1f34d618fe2c6aecf97286661c6bcee0463a4c3eb7bb8bbfae439243a3a9485d0726185721530986e72b8c11c936e172f9917d0dc4fbffa2f737cdf4fdc3463303072583dd2c5d1ebf34398e87fcb134fd8e5a7a382438c5359da1c8e2a79a1119d4f98321bca85d10af7241c4927b825177456c68695fcc50c3f1ee84ae67a668336ce974fc6ecfddd922fccd71f775213fbfbbda7bf99719fc9774f1e63efe68116e9e51e379fa3dc053ee93a031e547a19034205739f298f4fe9abdfeb529ff066dc16214aa63b793cc7360e38bd4e5d01471dcfb2388c0487ba1171ac9e1fb8d4ffad1a21c6a7efe657d2ca6a9e55cbe3a9f3728b994168f9886fddc15cb70e7773231c0bee689d1de8f9a1ee8efbcc6dcd8f86e1ee554c64c7fb9b5c2befba2539491d1d8af3f33e259a836ba54d91c886fdd653391c0fa7f39c067b857e0aba95cb7c912031687233419fee414f7d86b6061293aeb0f98384dd1fe6efe3b8c978ec14f3dc4038dc36e1d4e69f86eca773edc1adc85f743439971d7f15ce6f313eb53b92f64bdc7ed137ef0752a7b95fdf74dd3a2777ecc6febb9bea5caf38e858e114197c497257c6ea5ea7b992a7f3764c9f7a99234eeea22c79dd257de6a461b1ba5eb018bfad64f13431e6e6fdfddd2e5bfaf1cfff08eb0afa61451d268ab46efa932247d3bb39aaa7ab6fa58e846a49c6f4df64ee15f37beb1cdd3b8761a85e391cef8ee30fb8a8c33e6f9ba1f7144a44f31dcf23473ffbaec3e6fb5f3250f07fd32fb18b934c02cb820d4f7493bf833ca4041fdd6a2b23d2eff09988c1cc354f1d9a26ec938df783a058d7142d7c2ee30f77da4cbfc89898bdcf9f5723e34d87cd0253773756cf864dc11cca9bc18bf31bdccf8b888d29a6059fb4c886450e1c38feeb4f3448f31383a2aeb8a685f27b8c17be381a0bccc593becdf139e3f99d117c4094ba3c703994532623cd20a643547f99f0c793281fae9d83689a7ba8e7ccf716dd3b677034e65fc80eb218c15eb98247a3e64fe974b627985b94d77e8d3fef1a378d7a4c8fe35639c7f724a3a997c21f742d3943cdc74350bf72f4d4adfe994a5eee15ceaa434a3ae2a124f32175aa157ba7a53a9f3de194ee399752f4735ddccfb9843d3227ef9a7a266f984bd324fe1a70e22cfb9fdea047796a7c6554d79fb61fc343137f47320257ee4ea74f7491e4ee7e8e89ac04c7f7fe38af5ca3a571e1ba9e2f3718bdc4abdf309e9a81fa65a67feb0c76b3d08a67bd1f3a3d1f59b4e9b4c681fe631f66a94ea5c99f14b32c47b2665fd645decd318666dc225dc579ccf41ccd67cd5cbe86ea8de2235c9fdce4311262114306c31fe41cffc72c3f3337e3dd11ff09042fbaa9b673446e345334d285d1019c3c1799eb76cc2da2f9bd856b4445f58c5cf99d81119984663a43ddfcd31506491f8ebfa27303bfae065f38be4ca8d6ae377ef49ff054cacf499f2f753a321fc7fe7dc479e5dc98e1fd982f673f739bcc840f98481c6763eb7ec589a4b8a2b63baf9214f74fdf9561edd082f71289b840b7f3b96a5d223bbca358654ac32fe9cd6cf8fff04c38941437436775ff75365f6126e582356731cef6d2e44c754cccfee5a661e613c7e5fe684c929f71c182158115b4d3f2beb87fa98a3e3336866b5d9e38a956e5e7e30a4dd8ee22dfabbaf5ddd45d75b543ff862a57f782b7bc98583b772ef7a65156d75ae33df6e40dfa59be54ee4ad9ee7c56f33b9e44fdb9e4c1ff0f11a629dfadce747cc20fd32abf98035daeb61c14fd67ae6ce641eb7e2ee5db73d79cfadd0d647b8bc7c74c86078d67c52f75854c45363f58e7fb93f79dfbd1ca3b81a5bdc2fef3043e9a67f137587e66b17eeb0471afe67b5e18281e853775726206bdbcff3536a0df2b233373207e6221bd42f77e3df4d4fc33d833f59292bcc1bf863a3e99c7714934ce617f96995f5a0f4c41d66a3bafb8f426422f8e1cfd3304f8e83fa6243fbd01bee83fcca1dd43895eb3dd203b9ba977dfc3a8f9757aeb5bd2a6f927773a39779c2e9925c201fe6e9e98e8397fdae17fb91eef0ae94e3462977c2435be63f585860abfe6f92e1f9ff8e5ce7991dfa44721cf3222f37ece18a9cbd0ea8b35699ffd352ee28f434acf9d9fb9074e9a7461238baa45e6981e06a78b9b565f98208dc04a9d4cc1c2fe682fbf9ba21ee7077a3b9e1705eae7286a2aa64f77491e3a85e9103f3543ed32d2f339f892eb6df8b9047031e5c83340a7ee2c4e654b8c54f710dd45ccb2bcf980f97ba156627bf7151cddeef4e1e8f0de638a39e68bcfccd0d570851912fddc3f4f7212e296e26b4fcfae08ae91ddf2649e574d26a05f74eb825df7281f4d1afdd1bc8eff0f22c6b9c1dda4938ff0708d450e8f9b968fc71e1f1b8d93c2e3717f1749fc3298ee1aba47186eb867e8f77397e75f822604cc8b9ebdce131a131b9abdd438d07dd4a4795c135d1de40fdc115fb8e8dfcd58e6133f3729ee46f358fae09ebd376993f134326069a3fceec3f72871eb952382bcfb94982b73e6e4c3488ccb3f70345c3e0c5e9ff082b41cda6fd616e3bb334f639c649dde35bde1136d74be3e679d126f431cfd3fb8129d38e8177a612d9eb1066bec488ba0cebf1ad59cc02fd71017f13144fdd62c9953d2e74d8af9a7fa3733feb4617b77b2fdca9d5d02bc166721e3e6f83e854cfd9dd308c87485dc95fbbacc9349ce6b8fe39566426ea1ffe32622e4fff0c9a69884f3eea9c6e8af71cea6ff0e1995dd1792e6a531c992e3298c753f73aa3fb82c18795f4de06cc9e68e119ac1827deeeaf726f174e9717cfde33cfa6249337ed72ec3e472a01f7762e3f26089d65c9118943f1b92ff0a262af8827f9bdc9f3385d43d3081fd1ad0497083aa9cff0d4882f7259c3b73d67e0625fb99f59655cb4e604eb9258824f1cc83b875354efb84f8991bcd3ff3497a6227b94ab57eebc560bdcb971ebce9bff092d0ee5ece38fcc40a3353a7bbe67fe7d93266fc3022399c6e86f598f0c795c21bde9971ee849dba63f5f74411ce0277463c2e6d579841f2e2c2984c130d0b8f8ce7e0efab4cc9343dc261c7baa8f98fbcc320f3c63a23ff82ae8f3447e61a70847fb98db2d626bf7fb9164238cea0f634c8a2e2c17726384cb0e078f32834df3dcb1177f77618e2f4c99b0dfdd49cf260ee5a19dcca1af137a071c77fc995413132e63f4d70708dcf59a865ede634755312625ac418771c58505dd0395cf360fece49dd7d2f3761477f450fe6612ee2afc30704d3c1d25d19852f4d78d94c4c1e8f329d7d49a644f92e78660277162d6e7f4ffc7ac05f74956a94ff09947fd37bebe65a6f437bf8e9fa59a31f3463974fd992bfec9a5c0b93b35c747a328bd38508a3f77b411c0c988c31721d77d39e3a71d4c827eefa640eb8bd3e3e394b85069d3f3ff01cfcd0749f7ff07e60d0332ff0e5df13758ea3a0c0b3dd55a5cc6daeaa65c3ede99abc728d4efcc2b725658cb5e9327f7d346ff1c63c329dc9fbe6734e983870a4c13fab498a2393acd4539a24ca5d03b90af44cfc3eb222de9471d3b997ac724fdd6bc329f755a381a46834dd1355e19e0ca91348feffe402c4894d1e0c2985e18c5cfb93e79f9a2fcdff0188fcc41e664c7abf5c888fccb9ccef47baa26545ff03341e1cae63f8c07a3a60c533d3fba6c686ffebbdcbe7c3ee78ee228eb67f59b74afc629fd8e6e1b47c7f75ef9e5984a9173ac3c3f443a12fe617e8f9b803a8ca77fcda8af75fb7988ffc74f06bdcee1e9f996f34884a39027dd7177398bcf13a69a443dc0a0faff0edf93140b9a878703d7b8a11f73a74f834481a7e192e41fcc29a43ed389d1fb84cfbf751c1bbf166a65111decba386621a8e77d5d496e7db9286e1933f72f62646562891ee2dc95afa69fcd510d3e3bbf3766ace4727ae6bcad293ff030153f1c6a8cd3fedccab8c03dfa6451727e932a8a8e6251f5ccada61c3dfcc185be3923b5dff3e07d199a77cdcde20d7d32f1f73bfd2e4f1e2e14e66a7bff083f1ad6f6f9be861a0f2fccf9b9f1d4bee1dfd9b82dff987a3a9dfdd605c325663c7ba817fdc8db85e993b99815d18b41c9c62388988787bac1f3273f30838c3155cf2adddf8c7145f9adfd1334df1c3d4d734897b51dd96b82d876ba59fcf33456a5cb8c962143bac11f2e221f426b858dcd41db9b0f3833010739dcc6411866ddc8d62ddc6b9b1bd58dc0382d382012dc859aa61d2ffcff0cf93209cf713c32fe7e63a9fbace7a2ee66d34c93e8ebdd31c42fc39f432bad4de2dd47706e7fe59b9c31ca43ae298634f71f3adffc169bcfb94871650f3cca209cdc68e3a7a1c18b92a735b83ac267d4dff0c8c822ea2394e8577139f0605e911183cdde7f663fa4332f3ccb7ed8cf4785e6ef2ad51dc52386ce5b887b98a1e3a8a7a1e60ff0e799b41dc6bf3324383b8d2a3f4c495d38a3170654dc14bcd041ee5c476c71d3cc755cce83fb9d1b672ea4ff727cfb9169f713c39750b370671ce9eeed1c14ee9e27345fb9f687bff9c2afde646f7cc9d4c96bae3e3a6dfa6e187b897080caf6ebc3d3f351e718618902c66431f99931b88759adee1a3e993ed0cce311c3cfb8ae59bb9f4ef547c6268fdc07a621e4ffce6accb4b6cd10bd98c330f3f72ad22bdee9a139899937f4fb3727fbdcc067d70dd197a65229b74b91a3915c8cfb841470989e786e79f98fc6b9c67169634e7b9103ff18b4cc3cd485ffc25ccdbcd541299a34c3594dcdeeb39a87fe09f3770fe61d61b9e833417e623db906cc3d34069d157e63eefc994b3c5dca8beb1163b82ff0226024713b7f8319216ee4e8e614e6bf58533c774fbd70a4a687fcdea7dc9bd44c46898ea17f71bce81ba3c19711cc4ff7192013e8c47f58d7747d663f530c9fa7c19ff0eed23bf711e9a8b9cb92e789ee1be16e1159fdc615e0e67cceae67f8e1444cde875a4f1fca5717fa3928bf992d346b9eeee1dcdee206499eec53c730cb50f980e8f749531e6050fe7dc7a6ac5c2634a5fdeea27e6f5740602ff2e2763d6eb0c6d73c7afeee89ea60307d77b9d7eefc83e3bb01db991721fea62eb094f51dda8bd7fe98dccc46fd2eb01e5c638c9320cf4e3835cacd0bf7cd0b9e17ffba8886613f3711727aeb5d1fc77cc228dece488e7c704327a7752f3382574465227e6ac985728697867dfe6e6b067b91724f9a959effe14c7c6a47f72244ff8df989fe3f3c2675a0d185dd3ee3dc8b538c981ab165c1e6a4beee20dfb38e24dd6e1e4c41cee43f2e66f7747a62153ff010dc959b20f74135a367f4302641a8771992303fcfee6eb22c69fefddd35f06761f329efc3788cc61acbfdd357c726244edc852f70c2e89d777283ef787eeed78ef969c74b8ed2e13df7b94a990923fbbc6e6afd7413faf72851e4df0e652530998a47583c38529d746831dfd63489ccaf314257df72a83217ee951f77b75aeba1cfddd05ee41e5d1e36ad4c22be9898ae3e472a5fd3539d158afea6bc1611341f7e65af98c7fa316df40feb8c535fdc165c6a1ba17d6229ed994a6fefee4a6b984fb97e687f1840d4c9e3b917b8ee3deb3b73757e3cc4ef1dddea5c71bb343923be2385534644185fbaf375e6b8c54b957af98663fc9fcd1de653dc4e828e7d39c4e7621cc496f775a7cc29a991f985cdd45c29e64269d7519ff8e9c8283dcd3fee44fdc456212ef7f5cc098fe9a08ef58711f99087cc49f2e15483af8c7ee90af5f75a0c09aedbd3a843b912bb96499c8327ba032be8e6579bcc8306093ee399fdb4fb9a9dd745a955af35d018f2b320fe35a1bafee54cfa5d7beae1947f7226e7eb1fadd724ce4cc6933066fd34369844374b961ce3155c833eb9907e6135f33461f8c933513d32f47dd4c0bc7365985ce99489a1af87a7ff9dd74c7daab882f99707ac8dcb56eec3adcbf0c25fd33f728b9936ab41e13dc12b47d7e254d604a38f85f5bad35cca02bc9a54717e245bba1bcf1cfb5884c11ff0532cc9bf51935d58c33050b71c33a6f1a4df18cf01f7777471c73ff03c7ddf21bf98239f994d32a59cc6a7f9923c743e0981c3014de755bf3238667cc2b8b9f9b874ffe39dbba26498d5ee9c0d57fbbfa9ae0273baff1d2deafdd02dc03a4ebb8b7fb875feb89f317d3e6188f6d51cfa9fdc22673ccd4f34ff071ff0750d8a5b9b1e812fb90919817e9a4cfe6c293dd3fcec4a27cd35f86e1aff730b7343f3d4dd0fb7cd241dc613afae247f9901e674b2abeb07d7725bd31aa53b9e791ba325ca88d326e5c547512ea9a3181d7d1cf58e7cc3f595d15fcd1f3781b7ff02b6038c8b6665c8d472a9f5bfc5c70ebf37859dcd417c723bce7c738124de066affc304ca3c72ea6bfdc60f4ee8bb883bec74bbe7ed985041c9f472dce7c73e09ee2452acce562efa6473f261735834c03eb8247c95d0bfcd71fc64fdf426ad69e98aae909eb8c378d41123bfefac42339b832cc2b02e8fb83ff01f77f3317ff0295898c55f8cc1bdc5a835b373d77ebff06f9af267c729e64a669316f359ef5c9f9893803a4fbbe5fee0db71f0f7759cba3fc618ffc503fb825e01fddc81cb99b907d34a759ba1c8ae628fddfe6b6cc9c8c8027ac7ff377ac6550d2be5d49e19b874b3dc3ae874c1b3971fb3563eee05e64dcc4bdfe9a58a5de772c350e3fecddfcb01dfdf7ed32faf97761f8e62a399f49dd6926327a75f4f9801fdc24e9b9ee22eee9bac4f46e4fcc6b2ef06e2f32034a46fabe9a95d555f2e13c166f53343ac4c126454c6e3fee58aa6aaccc61890fc9a83f4c467fd3c543e38a43f7527e39adb6e88f324375039fa143dc07be4dfcc43bd2bd3f73851717fb35a1c130fdd8ea7f37323b714c3c989aef8c79fe6f298faeba33deee8b90ebee219d41825f9bbaf8174fbe98957b85df0e87cd531accbdcaa4c8a6b2ca8e98dc9de6f671f9beab6cd53bbd57ccae9e6221a1f71b93959ea338e61301d5e65e6e13dcaf72e60f9823bfc9bbd4883ee1bf4c5bbf5f3b474d21a9dbe9a04089a4fa7c7ff2c1d3dbddfc7313c5cce8ab918de7a3849b1698d17a6f3fd3eeb68ee2ba515bac7d1cbdaf1c1a3d6fbbf1d7eeed6f66abfac2b6be8fb98633889a5d0efdc3152ff077411cd4655d711dcdcb1f61698b1f975d46a528d98491f7ee116f5d44db9415fdc992e56693a05f6f7351f077c4798b6345d78ca3741ff0d15856dddd4f3a9ac227d65c0e3cc5cacf710bf5d3c6e6d9e6ffb1be895572521a4ee807f0e7f95ce5fc30519f4467dcdcd268ad8847b83d6f577232b39e17023981496b3c9881fccdef777d1c2f74ff05fb8b17ba2973e949d998039cf3fdd415e2350f8c099883f5378268325ff0c0279be1bd3543c23761d4d09ead3d865f4c75a6bdcbfbf7242798f49f9a869d6453f799f5f3be61f46ed1703fd47980e188985740cde54731f46e8ffc5b9b7f983e38a0e078cb90b65b83d378472465e9ee623839ae4cada17387ed94bd3917f86e4c7274d31e47eef89a6181a4ee89315e981c2e3e831b153739ea18535b44ebbd88fb843e68e9be3a7f58eb75931abff3c4c9fba38e3e8e41abe39b5330bdc2e59ea6535eb58c71fff01a7d7d74f7a2ee617c799f7854ff04c23d1b94b788e15b44d484833f5e526e5aa3db94510ebeb15196deaea91f7487fd7fe998dce1f93b8c2a919f34981febb875dc72fdd4d759074df5efe6298e23ee71fd6628aee807e1be8da20219fb7875731f417fa6b97ebff35b57acd3623b464c7ab2993c371910951fd33670dfff031c31c404bf9c9413ee8dff0e6478cf2e8be9e671fcc3999411d78d14cb8fd0df8ba533ef748cc476f31dfe1b991debb9b3bffeb0d0c07eef261a75cc35a67065d015d2bbc15cc83765fbfb917eb0c9ae2663e82335a7d72018fd997e669cbf71e2682d66ed708c72585d34c718062f7381f99b8fa63fd27330fdbbfa9310fe8e1ce18d7b98ff0cf4badd0cdf35c3f8c1a1fbbbcf989accfc18bff08c516162445ead18e8317d4370e1ac2198f32b7ae3a74ee1885dfa35c17dc9d18b9aeecd37356527abba9f7f37487fe63b06121f731d32e5ed338e17dcba3b9acdf4d62a383913a1e6279059ff03490b499347b3142c54bf595fe6112231a0e048a34f37401facc56643f8cc55668486983e7dffc36986639d57cffc845e05e98df376df9f7580f19a3d717f0c823c2e4d2ff975e9b87a3724fcca2d55ffe69f6813fdc5ee8393218ba775155adb1fb97633d4bbecef75073ba1789c333867fccfa1fe3301fdf71d227fcaa9a6f7de285d47dc9fae6c3cde6f2f74b17acdca78704988e42cc1cccf30ba7799402e63424ffc3f77b1a6856bee5587137fdd5a9bf08cf33c977fba42ff0e0d41eef1988ff0b89edc398a5722e31c2d0ff04f72c08f30c2b184fd0626cf8982682e8c33e6858fd3017f19a3431f5a2b57745f8d6218ecd289f7e9a5e649ee52e282bbbe0e49df81bf599cb8ba0ce6f1e65ec727e663df99f2187e330f9f304ee245eb2357ba7e3cdedc28bdf77c5fbdcf81a79ac144c644afa7f75a1fcc980087cc92c2ab4e409130f0db7fb952b4e3fe6f0bb33949e7d383f3058e9d21dddbd8687f4ee2793348d605f1dd243018e022ee1e614b96fed916b8b8fdd5642ebe7df77ea9bf265c0149ba893a6b0bd3029e4f65e3816175e377cdd89874e478ffb8799c8ff073cf2ac048273a5b9765f9732c3efa3854fde80f8c644dc42ce3d3310bfdca1ff08b9259d72798dde7c997bf6432b58a9fe6a68738e617f4cd24eea796e399dc4571fcee3eccd3ccff0e01874dd299d27b85319dc967d72bf355d1a628cca68864f74f2631e77ee8bdc3783a522681864d1cfbc7af17391c1efb98ef49f7588e6997bd44e0314cdbfc69a1aeb33271f3058df49c470cab32cc15dd413b97c5c914c0df35cce7d77e1ad1ab13ee830c9bda937647cc755dc1bc9fd57044f5c495f3b8cc393acdfcd1cb88cfc61fdfddcdec717be3f5c8521437dcec3fe6a8c18b898be33f35745cdde73f856b3f20725574b260a8329de74cbec77b313d759ebe30d21fd1bf3778b854f490ee445336b1fe39747311f03823e0e92b80d9fe3ea0bfe397b26a6d9c292fedfe6a1edd047b81f8030befdfba6851803c7f34974fbf8ffcc65e5b6e7b6979df7e54ff0b979dbdfe4cade47ff0bc429ed6e57de5d4b07f1d7817cc6c1e4ba67cba77048eaad7ea9a81fb973cfbba23d9738a3e7cc9c8e4bee03cc52671cbd3e6106cbecdc8439f728d682d6dff0cfbff8818fb90ca513b72bf31e85d4fccd3939fadf8cae88534c83e6e9f2eec8b8f6627195fb8ff0c949fb919331cf5be66d6e94e4c2a53865847d322fc0ef4119985dc63dccffc1ff0e19a7de22dddcd0232c1313d9c5c4dc4dad9e19c77c77eeefee0f8bbc03b8a3364c166a5099fdb04cfc7fdc2cebcff0c07cf378ad1688174ac99c15cc823df8e1dea57c2b303eae4bdbc4cd2ead5725548d78d7959ef2b7457b4396950eac35073cef7f5f2fba1bcc89fa3821bedcaadbe1a8057cf99111e2eafb7146fe6125eb89d3f70701c3bc87dce43a0ab971bf7e3dc49d5c16df31a1fd34397737ea7b882b8863eba84a6b24507738eee96c31d1d5dc45fbadf77d66e68fb8f33beb8b98a6cdfe379bbb7f6fcdd98815a8bf1137c9e4b984f1c846a85cf3c5de87f66678bc9cd54a970781eb3729bd39cbac2aeff0b67fe173f5c54ee5c041dc37ee292799c1bd83032776524c75ff0ca20ce9a7cde196e52e3a7e0c1c271f33cf3289a5b95e8be3b9263deeecc8f9b8e62efba3a6b38ce3f998b4cb8ef3ff054b82d3659d511c83eeaaff56efef348ae7a2e1fc7fe5b3bb9c7e73419ad8ee438ee978adc48c11744a3734bd322eff6322ff73f8673f5d1afb8afba0c655438cb064d43036a6df3510d721e1956157f5cbe1fafddf6722f47cd55d0bdca72275d78e76e7271cb0b46fe1c3dfabf31efa185bdee2c87cffcd6225ff0c4801e90723c8ce2664341cffc7471e992266d78f8b8f23e612b5df83bd775786bc7584a3ebd3284ea6e31311d32a120f5c3646b8c8ca31ea7b9083c3ddf231a7cba87f32d071c53389fb9b9f189f1db8747a3877abe3ac5f347f986ea221b92b24c478430679a934c129fdc26dd20f8322454e4f4dc859f3487e3891ed8ef1bd1df2651f346ea98b33e7fe421c7daba663fc74cd734ff0dc332f66beff0e7cdfdea8f77eb13cc388bfee81e6874a4c4a6e2b87c638d35effe7e1dc2d1a6f9d653c3bcee3c153fb9c1aff0f58a73dc94fbbbff07baaf5198883256f8e622fa6b77c6f64c870c0bff88cff0b9119431da39e7affe1d60e96dc4a8e387c0d5fbbb6761543dc0fccde9bdc3c3eb2a9961e1d1bee71f7eb769f9a526399edc9dce1f8e6d77aef453e6a18ede6255e8e8dfdd33e6f10c221968798650fba05bdd14a06aab9cfe86184ff03157162e2221d1d3371397e6617e9c93ff0e37cc4f9876ba98b8c7c9777624f7168eb95c507f9e6551fb954231141b821c822e39d859f11cc440862be4741fcc1a3d306df27725ae101fbff8291c703c334917bbe2c5d211d3dd2c3b7cdf210a9f9bcf3e665f134393ee80e34953851e7b8d8dab341c9334b8ea3a25ccbc7724c5f31de65267e839789f72171f5f70c21cfba0c2433741fb94268df01d53425f13a623d60edd1c61d1dc657cc6b4c3e3a5df9804730661d543cde71ffcaf8b7061a98f67fe3c2528e187acb6f13476bff082217015fc7433c21845d57fae4bf24e6758b952eb15f9995b71f5ff9588623fdc05cb83133227b9ab9f2e4a77323e82ebbc602e887542bdffc4a7ddfd4735393c862afcb29cc5ae0bd1a37ff4c4e1c820e7fe1986535fc61e5dc7756a1d3ba3f0dc9f9d229f375c503e6151168ebd9a46ae2566a8e507ff312412f9aa532a4f714fdc97dd041ee117e2671fee81ef2681c718674afb9887b82871d9cb21f3c9ecc1c1d7c1cd41374f71cc33430c0626745746472b9dce3fff0172bbef7b65fc6650a49bd8eb1d4aa185fbf70d1f1de5b2645a3de9791cca635f8dcc3ebcb81f52e07d4d64fe6783ff021ddef2fee62dc4f5f72dfb7affcd21944345f0d29f9845311ff1d0a38df3e9770615e8ee18b939dff0c11342cd1de67fe015fad6b21f183e5dde43d4ce33ade7cc796ea5a4d181578f329bc4199239c47e6ed4c4624afa6a13c5c9134ed1ce2daee10c1e2e26bf75cba8571d4333194bb9126ae4c2e3a71dc3fdcd3df3421d54fddd8f724579940fde61432b8a75849bd4cec10f77ffc177f390d0632c86491c6d87ac0931627271d4bf9f73dda5e69494df0a3cbb92feaf3e4cefd532224e6b190ff04df19fccc263fd77521f76ff013191e7ac2c21f99a26b28608b1789c4cbadc1c71eaa2b33a0b71f6feead6955e9aa99ecc83877f8eed32e2b3b89df57268c811f320539b82f72a0f18f52c132bbea66c9eae16c475c93f31d0e4e6f8df1953af9957e8a4c155d653e66feb8c1d8e6e18bdc9c170147b73a1771f739c1ab3b8a84b79fc98517bffb4c596dca5cf45c3f98df51eeaa3efddf4c2de1a1f32697ccdf1bb5dc984f9a6a9133cb823740bbf67fe76333b1f71244634e692d41e09dc3f9a74bb8cdd847218d286b477b80a171f0ba274a38e097f39cc4f091c263ff080629d7bee3efb82fddf3656f3187eddd11c820b73631988a31e85c3716e8fe2c8261e8dff0f146153eb3b72e655eb2bd9df7135e2db3dca87f335a6a65fd64276ee16e1a6657e3ba3b81ee53dcc567f356452e288797637c0b8e21bf909dca4fa1a46e2dd1fc3694799915bb8f7ee12add4b1eba8659bfd262c3b86e32b7345dbdca33f998524b83d19aa8f8e58328fb34b3af77517e5741f722867c1eb071fcc8d141cb698d4d9c344d4b154f77f7a8665fa3c99f5ae121e83747c4d61f4ba81cb732f63d655d6498c4eb84e79849864f8b53dcc71e0a3787b9de2e888d1bb25e22f9d8d15d3d7411abddd932dd33a7fe3a32611e664f34770927722e3dd72feeaa61cc87726e8a68b8773dfcd7ef93781398c51cac1abc99d28cdabe2655f86a2a5c4808a5c130ab358f85ddd819669d744c4571789cd7a1ce6bd71e771446279bf639871cb9c7438f5e9a83711ad4c14f247ba59ea639403498bda981166a17f7749f469df327c35929f738ef6ff04dd82f34ce01eb8153e1c50a74d24de4dcc7c9803357c0628feeef27af8b9eb88eafc73731f2649460786340e0be6ecde9c1a27f7809fa66a39acca87bbb7cebb7ba2bf9bb7f526e256bb98c843ceae3eab3390e99faaeba3f7444e6a654baedfbacf1ace16b8ab09a9354c91e651c709b53139980df58aa7baaf631ff023dd21cd63ef32a97d3cfeeaafa91d33fd37cb28fb54bfe6318c73fcf72413d4de126ba539ba5ffc1139c1291ee46798842ac191970d77f73a92e9ee1f54ecc542e6fcee78e64f9bc2b3d9b4e77c1ab4deee4fadc817dde5339c9a835dd73cacb3144f7745dd16d093162dc918568d0c120f5cb1a9c72fd6a4d135035bc342dccacd88ee8c4f703f898f80d44d6228ff0c98004cc79dd7db82927c6715c8725d6be7f7293d672435f9825bc71981b7fc9cdc981e61822bf4c7c39710597c33c8f7422fd9963dca3eea1edc9acdf3773f999f7a20189c3e7bbfa919e8fe6717def998f4cc45331c442e8839f5fcf4589e6afb989c7ed063aca1e7ee82fbcc45e74ee74f1ee689cdcfdf1d68ff1733fb4d61e6fb5c14d86a57f1dcfcc578c52b3ac64267bb9f8848c127f77fb993f99f1fee41df461a9c5c91b41cc93f49adb2cde4faf737e6ce38847e6795f3fe6fb3b807f7587e6ba7fe0ff0d3fa63f2caee79135da2bd72c3e2772e970664884f7ff0194f747c26bbfdf135fdd4f9918fcd58b83cba9cf995cf5ae731fbad4b9770b846674cfbf340b7cd558ae07466a9f39839529aa3537355f970e26a81ee39aa0c26fe13fcd566403f3cc7acb35c4c460c88642f2e4f476e8d5eb6bddfcdd9b92181f46b2178cb5c7ffc2c73fe99425b72399feed3cd5f352d6ea1c789cfff0d628299ba87720edfb97531d32419727fdd683a5ff01a655c9277399fb698858c40a3985e4f99514ebeefaae43dbbc9ab3818392e4869bbee121fb975fa37879c32683b8ee7c73d5582aafa6080d5905c4832471e6655f8e66c492341fff083d132e99878c2a47bbd7e1acb85a3f42c2d5833fc7213fbff0995a8fcd27174ea4bbbb8ba1a78f724287728ff722a7f8ef1dfcc748fdc50f319ff0fc4659ba7481fb866959984e4c363eeed89ce1bc3ff563990ca99fc63a651c6dc86e271a7ae3e3414d4b753ccdc9a387cd4d86ea3dd25fdc196649fee175038af715fdff0c9ca38de57cc563597e1d08dc95f3754737161981cbdf7bbc13d7434ff0d610f77226499c5bdd50a61a6b980648f7bbc55d65c2a3c3a3897ae2fa94ee459f72386786fca2fcd16a7bbd173f4fdc9fa593899332771a472341b8483f342ba370b8261ee6b75f5cdf9a057c66e164dcf2b587c1c8bff8299881775280c05af530b033f269c8e17c993c5b34bc62bf864ebe9c90f898eae8684bdbdc43e620b850eee13fa5d0f32e9eb7b4fbbf2ee7cb83a4b7113f77b32cb33eab5b9543ee5ca6a2e57418e388eaed1fee5411564213eea8b2f7727ecd1daee3b6fae2a8c9d1fcc7873bad0f8c44dd613877dd772ce6e8d5cfcc69c7154cc73dc5bac5a839598e24d0b19c6a6037b9b809991c81c7a3ff096bee229d17dc8f9e7fe21f7cd10cde4c8a67c5f98f717f0e69e9941e74303fe5894e2486bd3162fd68dfd26a5ee07452331f9a3e66a128baf2cb961c7fbad7fe57acf709fa64f465e61c2cc0b42c84f81badf5e698f2e18881fd28b4367f7f1526427e9b8032a6f1d2b981b1713877d2e47715779ff091e382132ce7d711c1c2eae2605ee519e697ee70cc53f9ee3f3e3875cfb7ee7acbcc2bfe6e63cffcff05174eccffe188fba941a39da39c298a97d39965fc38e4988efc4f322b9871ff0e6e452cddb4642637d32dd7995f73cc161bd19664af4cb85c537ff348b149fbdcb656b8e92c4c21baad48cc480bcb8867cd51ab86f44b983ebf1d17ee6e8be689e394687a63ebeffe248ccbe06fc75e6e03151f9917e4e93724d209e3f352381e7307334f389158cc2ea3fcc455033543167f7587f777dcadc77dcfe355a93855d34ef3cc5cd622dd29f322c1c5ee426f57af4c03ce3b88e5c5a2d27998988389a11a63ef202fc73f7dc9fcdc7fe8ba8abdb86934138f5ca08e8b47cd52876673412430109cc48e93a20dc569e2f4c2f76e381fba4a3971f4d289eb56545c178ce8ac44730ba59ee68e1a13f58e05c54b98f7291c11903beeeb49924c87248ae1c266f98f9a9e6538efe3cd7f70f07b347169893dcf47baae5235f982f5cf9f53551e62424d2e2279adc128de66e45981feebb43ff00487c717351ce285c7d7ee0886a26648e75c9bdd4fa7e65958697f4cbe8eeb9383d77bc147f66b0544a9938c2aeb28a872b92838cc54745771f87cdcafe4d36dac5509865f868b69dff09b84d0804e6540bd25c2c6642ebd27775eeed94dc5dfc91ff0f96b1e7759f1ba636ff77dcdcdeaea883bd70a67fe0dd5a73ff02e594dee22ee860238264c621a647ee87fe6ab4aae2a3135667ac0c3f3ff0136d71567d6057abbf7e0a6923f751fe6a79e613b871157e64d1ef5e42e173c19c2eb61d078bfed8769d33189b8a32f442e0503437f5af41f3b8cf302f2382e1be9c521fcd7134432709317c469c1dc879838ccbfc52389372660dfe4ccabaa9abbdc71172dd7f5731b858985196e1a3bcb8548f75891cc86709fbf75fce1712787b984e68a97524ba6b0be32516ad2f6183e1bfa8b5c69a5df5711795fe6e1351ac93514f192678f7b9a7b93d191a273458f6cc3c5819ad16124d27d32ec82c4fcdf201648e1c59ac69f2e6947baafe2432ce3ea673cdca53fba8458109edc20622c7283bd23ee9c56dc9a98eae7cc6f655fb9f8fccadc831828860a769a46ae4799f37ff323ff1f3b8119ff8bb8ffe436eb44384eb32269a9a5de638d7cc15d0669b89a6a61f863c5d24dfe66cc31a3cff0c480984c57dde28e65a66fd32bc1d256777d71c572e36eb9fa6ad4cd2ca598806f73341ab2c0d098b7b90d1fb86424499889a4ae017999e60ef22fb8b5de657d77fadfb6ef1c348b9aee57ee75841ccd8e7971f11cc3bb2ef8336dbcdf409bafbbe9778799e78b747860811c32bccceabf5fcd4813b953fd34ae4d4c9d97b91a7bff817f64c0fccff7f5dd302175c9d869f85d69742ae07832a49989f9821d72a27e68abbeb84bb52189b8564f11c45b87feb54bebae135fb7e9a9465eacc3f939816b3134f33f49dc70b518e5dc48e663cc59bd74bf472111f3dc8c2c263c7ccc463ff084ba8c35d2e398ab7b8a646f5e0f180a0e993bff8f4c9edd673521dfadcd7531126309a1fbb9b30ceb77f79332733561ee4d43abbaf5bbce68dbbbe9ee1c6e05dcba5eee5473a2f9933d732f2cca31c470448c7174d6640fddd474787346eed747d347859baf59591cea81799529713f73d1a062bb9c189aa265fae5df715cd3ba2dddbee4069c8f8e897a26aaef33cdf72f714473d77789a4cabfe5d21b8f30a68bdecfba613463669ffd9303b54cc3d8d28f181d7b79942384d31ed4c7ae4743e65883dd667ab71483b868e3f1caf86e6bb9d52f99e1eb3d1dcf46ba8735136b979a8204c506a2e24eae4c81fe8e1821f875969b4e0be1c7330ff464843cacea77f5a4bf3015f1edc7527bcc2e916dd476d865c65a39d8feee91c7429997487dfbba2a4c3cdf37018d32becc18b3149ea8669febaff9b84238bf7ff073f6e24aee534fee5c3f32fee65d378d3144d675a39f49aa7447c87a6bbad86ccff037182efc3962fadc3bee5db9313abfccb44371cc5abbe1899bf1c3d815c127c3ba18870e0a328bccbf75a4c9e1ffc687fe46b752a9934af374cf4b74c9fa6b78e518bc75beadcd4f6e791fbac26ad725f7765fdcf7987113b93ae643899d9338131c7be65140a3900fb99f703f7107337bf317fe3817e611f999bed777a9e3e6ecaee1cca07c324267bf8fdcbea0d54ee48ccbb90b725c622a98e13ee4a8b1726f3cc114ee574fcc946ae6ed41327cc0ddb44fa624a1a27c4ca01c27e131e79857daba528f47f3112d59c3fb50ab226635d429ff0372f9bf867841cd23adb7415d06ffece684784c030f0ba8046ae1aff0f58052e08bbf75b3f235c766175866c71f99526aa6e5bcc8e21531b89845aeb4ce8380adc3579c65c84a9ae7f1ff8449bd8c985f33229bd1bf984432865dc9c7971cfe64bd319bac17345ee81fdddcff0f8644a37456459b23db940571886a995857f7359175ba5183b93f5b9f2c725c83e4cf4601f302ae67d798616388acc8fcc105dc3cd70ae61e653eb412e05aff0c66e18e3bc6b43bae065d794d72b2468eee8e58603c611ff0f0cae38d68a98020e996b2464dd032526b5d1f727c530a7e621657f32429f32115dbad2dcfa7fbb98c3d2c8e92bb8145e7cd13ea219a437ae5934b25d1f9a2e6e731409e391d4f3f332dcfd6ba9ddc137c77dc0a431bbf49cddb5e011c2249566a29f5fc6a9a0b15c25ec27fcdfd563f8e9a38a1f2ebeb5199f63f7e688dd9c9afd316ecab8d15bf742fb0d05e25c3d09a0c34c9f4cba2e4a571287978e3ccb301915af713dcd15a4389f9c1c7b76577289f1d771dfe680755b5ce0e7dc7982af6e5cc05bc77cce7971f320707a77b1eba1a2735e38f5cc29587e1a979d70877710639cb959bab1a43f31af91ba822f7eee5ce88bcf4ffc75b321ff0195503efdcad0e2697a4d62bf348db8a2be695e3adfd6316a21cc3949bd5cea3e627d1dcae75519ab2fe66f5b9cb3c379fba57ce67f9aef751a7ee95a0b3c8ee3c773ceccf987ddce6ebbc3e62197eef4ff0ba2c325e1eb93d1aad5d72e17f9a1f979bcfe19215decd6357adc1a6f4838a26ba7c1263e79e66121ff88778c846204bdc304919487afdf3102de87ccb3f4e6c17ff070128398b4b1180a281c6d5f89b9f5448eb5014728c62b902d46781a446efa1f6610a07a9fcd51adee75a5bf3762ae507dc314fc9b967d7eb8054956ea571e5b9b8f1c281dfba8f9dcd73e529705b8a19f0bbbdcbff9becfba07fc71f549a5e06bff04c3df3ff02f8f9aa7f7369cd728ffc70c14f77b9fb70d5305afcc2c4bb0cdf1cbe3bc132d70554fdc3314c1c7f728bbc6fc71e7dffdf3efbbcee6b91947f7a69909a49f8b92a3f1ce49eee5db8851f984d8e1bf668c05ba87ccfeaee13c3533eb022e58ccdbee024971d1ffc8bcf779ea69dc7103fddf35ebcd34083f74c9cd56e8c7a752efac751a2e2d59717e32fb92b661ef3d40b5de7f9ae3214dc67bad1e8de933b314b666d8e5fbb90754cd7c6df302e74826a5c85cf2ed50f7126af86aa33171f72090b0b9a224cc21e862557b9287a3a27de8298c293af6e6e3a16cfe68b5e34a5cff0f74d526f2d1cf7f12633fd2f33ff0fb6663dc94bf1cc44a49f6ee6f9edfc5f74cbc067e64a8c133f47135798ea7a7ba229933be3a86607b3bf3168491cdf5eef6c10952e8f2b9c8701e6f3b9efa7fe3e647dd15ca5fe473d11af9a83437feef12735d1ff9f9a38a94f37f1c1ea672f33e69d724a1865ef31c5dd95f7583add54ff0c4815fe63cc1fbaa9822e0f9add08d34e383316ae1c7e1d07399c374a63e2e5013cc2a38248688533045d533a2dff721bfbb9f9724e8e5be1328017dcb0f699516f709865ca9fcc4cf75fcca7a9dd0f7ba81cd04b80fb903997ef7075b8529fe6b0bb777f712ef1b3bad9bec981e78e7ca9aa1ccb7baa99881ccec3751f77c1757a279b8297dc01cc945379fdd1843ad30277059f4ee45dfee97e6b987bf34d4e3ee215c7175a5eb88fe7cd0718d23171bc07229f598283068ccbd043475fd723d5b99289c41b8b265f654ae1c1583c4c5f3d30b071fc3933a3722e3ae7f5d322a366f0dc29e53761f88ee93d7cdc8aeb0803bec5c4544f32958bc987a0f0b920e1bb349a806b7095b7743f9a9d3def35a1aa62dfe6770e0789bd5c29732bae0e8ee101079a63c265f338c7f58fbaffe2cff03ee6cccff59874c8734eef1a5350b98263bec9710774e48ff0e05e65629c92df32eb9ee58721a1bd268e05e4ee47b9144f6e64a9ad738b8daa170ab32b119f1a097e9775b2b69cb4c9e3c635975126427fe38bfe37e118cbc6f24ca5d1577f751b9f93ff01e7721b1d339ed9feee0dc97ee3a3ae67644756131c43931bfd6a71ff059e26b85bdbb9a9e866d3d311699e9104de9df67bd2e45e6558988a30c5775f9977c9dc1ae2533199edddb16e40539b141ee5207c447ee98fba712bf8cd3f02181788fddda49cc278fdd3524fe19d93f0625e115c034fdc856e946d0268764edc1aef3d157ee25fd3e311489bd462b87975f22ae4039f89dbbb13fcd5a384eff0e472b339d3418e8eef727379cbbeb10a3cd10eeb884fd87fcd72698885e35376ab9d31bdd29ca874bd3dc7e62971f9a03d98ec18725ee0e5ecce4d4e3e89a2608dd2e353d374e91d293cdd73c34866a6a89b8b72c72813768fe5ccff0e6c61e5c658e3bdd3ff0dc687c9aba30f9fafddcac55b8e1cc1cc82e238191b8a2ba6ac99d3273ff263af1a835fdd7e31c33386ff01aadd19ccbf4b89a986e3fae61a5b91a73c315e6518e563ee2227c9ac1e8e26b61b84dc7fee895ff31e99cff03ff067ca79b8aeef9699168c887f1ce275b78e29f94cc9edd2879b82bbb4c478a0be3238b993fb37e1cfdc670d5398039b043e9c9dcd7c7e937528eea7b30c2a877faca232174cf9450cad64cb62db9f438d8e22573d75117f93524f0c2e3add534bf3bbcff03dde98c864277fdd612f7cb89dc4e380e38e6b86108e8cd60ee469aadb8862ea0bde61267e595776b724814a307c83f732a4e2e4b4e39c32ffca07748f1d01537d1993023841b9929955ffc6cc333ffd396234137898b30dde89879f1a3ef743e668cb96a3e5c4eface39d5b81c2f463833f435456172f0e15a71897392d10723eba7cc0a2a1f74f67eb84ff0ba479922e4ccc1dc993bbaea61d7ae45137a0c98c81c738178e68f7b819dfeb133ade66198287013fbb982e1643251e6871fb8ac9c9b87f3281858fafebbb061fd4d114baa87312474752bff0b821f9f3593edca53c1a15acd134dc1748ff35a23feebcffe2656bf5c5d5b7217d5c81ce7c6562b7f2e511ce5e40f47283af8f35082638467aa25e70d4f6774f3a589d8983292e891e26648fcd6baee417c9cff074487ffcc4447320526f74c3c7cdfce1a56e55698189c41cd4636ee45c25be181f7d72eb2779bb77e181c067e192f86aae7d1c2050accd8789787f73213e9ff88757dc7c1ee2f98e3b9ba25ccd0c49a59bfc674d1323eb52bff08bd9a4bfb9ee3a7dc996799ffc29f09bdd1c26a62e853ff0fc2657c3ff0faffcfcb0dc18ad345e685ddd84c0aaf8e5612239ccd9ee19c5d7c25c1dc01c18a74157144dd786947442665ee8d77bcba29dc43ce64bd349d31e2ef2cf30a33097ef32a6a26f1ccf11c2ae3532a37e61a66bcd28fcb3309fac18d87cc561f371888e817020cc16c79a3ec4d216328d1e9cc9f3237e9d71b095f752322b351755e8597fbb262f86247ac2d18a23d3ddc3a6242a7372ff03a787a635421c6626215eba27d35e7f75902ae58afb8cf155d2fe4d30abaf2cf92f3eb92d3e6644eba6d9842cc90f7d7295348ddf59b1cc26884ca02ea32f2e88d24c82ee593c9bdbb947cbee184c1a9928efccd4de85327fe2e3ff010cf69be6bcd588fa8677cc632ff019d31715a69ff08d5f379e6586bbafe994a6b6770fbb85d3f3175309dceeeb7cd258e78b7ddecdfc356ae5deaf354c5e7fe4caa5cafb843abdc7e9c65dddcdba6b80fb8bffcf9bb8425dc2cb8379dc34dd6e9e1f4dc58bdd52396ba98cf3b8d312bbbdc91e1e5d4fadc37d4fb89c19f3cdfe23dcb83c372abc7aa17112f0e2747b6f563d3399cc909a7931efcf34de5ca5721f3f3707bdca187b91a7dee60e4e825fb9412fbbd7dc7df9980347398d71d2ee84b305a6e84931dec1f8e340f1ce434c24e7f1f89a6caafabaa057c5dc623af5d2f985b8167c1cc26a053bd5a39427acccbf5b887d90dc99ff0dcdf847ae244d474729bd43c3ddd4fdb97b3742e169e996f8386e2bb72c3d7a6e929f75f3a1c7c98a1d743f95c825e1ff0c371ff0f2d1398f332ff7fbabee469375ff835266c99f383df7269f32b3e6126724d467fe2565ce3953ab9b1eeee8262bc775d06599efcc238d78feb38cc52bb82395f335de3ff34aa772b2e22264bee19a952658ccc993b0c1855d7be46f703c5cbcc786b5c570c93cccfe35d684473c61889fdcd5debfba9e9926662387e18e1485c72cb92ac9c3278f5ab6ab4d7a94d1c059dc3359cc83f6e462373c548fad297349b58fd732927f3182c474ffc68fefaeb06ff73dadd177ab83fde80e622fbf33447eeb19f35df30ef8e301f7336e0fe83a11eee0e1bb9073b2da9e7cdc47d61871ee4dee2ffe6341288fdc5ee48e213818e399a89daccf6b32752bb8da5c657ebee04b999088b8ff04bace75eb9204d5fddd9c1f5bd9dc2141df91cbac48b9647ee8ad5ffb86b6ee9d6fd36ba126ae23ea75dc885c02c871d4ff0a6b9971e6970ff0eaf9a1ee6e4131e3ff088cd786f7ddea1a1993f71c8e1ecd72cd477de3843960b8f61a5873beba8bd734133ae8127775fc260eaea3c7fdcd958398060a86eb4c9b8173c64c1ff0c3e3cd35b8a431f9cdf3c637426d982381f19a5ba56dc655d7aa64bdcff039a23ff3357bd7f748bb8c4eee185facc4b33619ec3771eb1d23b4268b897089bdf307e1132397c31e93c74d2c2c753d7b891f1c23782ceeb1efedcf343a5e388db56b98d6a91c7b5cfefdcd2e68a650523f1a0f060d279e6fda7cd45749fa74a1e53d39a10e9ae622641e2f398fdc9ee26bdfe99fb415b8d84a871c4db3f98d757571d461f37f31fee417ba241e7fe531a1a5537e4e68b544dceb7ae973cc4afbcc503ee8b1fba019ce37443fdccbf4c817a99441eea91bfee2f57522eff0370f8e418d18954ff0b814bf5c844cf199917fcde9d74ba4218c2dff0d39c4cef99b345c64c3f5cdae87bae1f327c6b58ae9e1cb2ee7fe16c40d472dc16ff0e5e5ebb89fa3cc434e798284c1d194f3481660ef207dc4be8c481c7f379f6e47b9ea629dd1f3447cce6af9ba47286a6b8ba69a77cc0a6478dd04c76614d34e8e631e7b3cd6a85cbab7db3702390174d0b0386582e423e2e329fdb9c3f574e1e4f982781edd059891639123a58a3d3327bdd7f7a60e07da6acc9c99d418d7fedff74914e182ff04915d213fecc1fbe3d32701319ff01a4fdee529434f1e3d728112f31283f9fba6feb5307f6c502eb119ebcd263cc231d10fcdff74c253eddd95bdd42fc302e7c300ecc5c144728a9c73dd1eeaaa7341c13b825f73501d46514df9b48e1f884d0c7c3cfeea4faecb087981def0fe631d9ddc2ffdcf1798d1caad5557285c9451d74ffad0952e159b805dd6665dfd7fa696a52b771d3c4f725ee1ad4cacbac447fe5a7f7075cfbff9ed3f3f338a7e62dcc03426598564f99373f5d26b95d5935d130826aee9f66f95f99c53438de1df93ee5ff131439acebf712cfcac7c64c539bb33c2f53258e1905312c9a1c9f3180143ddf8df251c0fd1cd638fb32de8685c4fb8e8b8a3a199eac749c18d4e1f338828fdc1f34489e773e851f4f47075ef15475cd718f46340e23fd3af52ea3739ccf608b9735e079d629a9ccea0d1ae9bf5b8927d777247ee83f6d41fe34cd7dc953e5df2e45bb5c2db8289825e620b32024f398a7c994c86a3f571cf16618bcb9785f1d3e1bc8997fba6601f8cd2d6e45e22f3d7efddadd01e7fb98299f4b99c5fe9a7e9dc427dbdb8746c3e358f2fee525ce68c7cd66797eea1e9dd1c7a98216e68106cee822f52988d571673ee3d7ef3294bdcfddd745fcdeabbb2dd7678e54abfddff263af7ee3867dfedd224f31a0cd39f988a9e847fa66a846aeb2af1e69717c7cf9988f9bd3ff07c8e2b71e63b84b378ee5315ebbc772b144ff0c2f7c94e6a9dc787efcff0c7f18beedd4ff0c438581834fd34ba4a55c4748e3ea877172ec3ff0dc76123ff9639d381ba4cf4d09cd02dca0b79869168b9418d7e0feeea7d1d04ca7aa4c1fba63a0c43ff1307ecfba2ab8cf1e3bfe31601c63503cbfb94be2e247ed8ba066a4ce9c3f31ebc5e632c51bff0cdf03829f1704043e73e407acfc94e9d2fb71bb0fcc729ddee43ac22d28e127abe7f3140cc116f3117a370ea9cff03376f5ceb529f3f7381ffac8ed4179ecc4163d38b4216c336f74104d7021e683ca68a612c3994c6f09a21c474669f1ca89960471fff031abc1808e60303d722f6e422ffeef39b33ec53722998ae5ef9949c88ecc4095314983d1cce45ddb1e8ccbf4fce538afeab283c5ff372c16e4129cba3cacc4ffe8611673444773a43f99a6f32a18217aeff0f0e560e062e278d527bea6e392bbedf74317985ee374f3b493fba3c853ccbd5d6e1e638cbb1dc1df71c904ce7bbceb91f75ff0c5c15683a0613075d75c2e275697b8c1f4d07cd041dff332b5ff0ce483ebc99313e608e675fe64b0fdc1d143bee3ebfeb56d954f95af7fd3313edbccf1eda44ca3f23a8de3a6b1bf6639d69998fb4e5d13ee3689fe6af4a3319b3ee7217e95cd4faeb14add169e677f07e66da3b313acaf0c2a77eb31978e480a681e18fe3ae071d32ea15e5f7cc088997f2dcb429e71c93e67b9d23e1d32447765144f72ec9f75d99dc4119129cb95a3f6e3ace58b868f35d78045dc6e2fcc765afdc1034e0337ac74ca63f7ee5f26a9cc139ebe644bfbabddea74c81bd571bff74b387fb9b4ce5c157b1c9538703e7cc292afae6612ae4f410cc5abf1720078d340be3a453ee349514de5d20728f433057bf35927eea61e7725f078994042de6f15d5729ff75a9f9bd71dd57a9ef0ccbc6614e43ee227077a2ff0e079349f297543f37d66edd347a7e641a0f130ec74711d7ad48b879a377067f7ff02dff018c02e154cb994f7f719bc2e432549a1a0eb55743e1c7ff347ee1f9ac3cb9a8d44987d3c74a9fb844af579af5fb953d1d3b7898147bc6352e29fc3ee261e635491729184bfd63a5fe60c0c51c8e327f72426d1c3f8e9fbdd225ae54dac6e343e7cc6c34822559a8f538e41e3b981ef9a873dc0a17fa6825ee2863a5ba5fbe670bfdce15662b8ae2231c094d399fd60863288b860fcde8feb152349e616ae5c63a82cfdc629e798d1c5e7460c9eaf43410c6adf3fb9b2fbf1c613bbffd32881f5d68871ad75c3a93428aabf358a79a38e5c59371c1b4cf4cb02971fa70d3a8bcd241a0744b2685397932323a9e1fdd044c542cb931bbf2a786e353c3dd5c4eee8515fb88ab52333a95c7e5b1ae4e07329786406627abdc43dc1f62ce625f5fe6ee7a04d20597f312d32a7f18fa392a39384c99dcd5cbd1dd3177ac3e68bfdd4472381fee896019972d4988b7ae43a0a8e431f4dc6692dcd393937aa6bb3129bee3d5cef1badc2a66c04c81cd2613f75ffc2f72cf375ee3b33f46e7c7b84fd7eef4cc12626a9afb58f9b987eee654c986eb578c44569722733498c7ee80fc1c3519b657fba6b9ee8014b1d4806ae64fdfdc7dd17664dded989c5f7dd086f3a7f4c97e7313d31c9f0526b1197f249321c17ccbe67312557fb969c7e38a20def5e26e24b33679f8e05fcd3c7252071caf5e3ffdc9e7539aa6e678435f57f379e471ad564ff018a7f7e4e8133075255d1b5dc84fee592eff98c1b628f47b817c827fbaf1a618bb3addc9c4d276e1151e65195f591e6559577ff03a2f18eed3efcd73b3be69469f69fccf4c4837477edc3dfc3232432b28bdcbc573ccf41c8f1953c3ff09a4e91f7775145fb337be91e6728a9331fe0df49ca137b7b8ff86e35aed74d7fdca5ffb31d1d94fee71af3ce287a39eaf7eba8d043717f20c9cb2fff06e93399ae3b7f9bf8ae55019fe3ad6384b8f95f36941a09bdbb4ccc7bff081d47a6e447a980617bfb822ff779cc9da6257025ee6c46607dcb13f359812e04dcee16b5a6bd3ba6a6b147ff2b75f9b8ee643523a10eea2f72fdd6dd2773857ff007115ee607c2e9ebddfadf6fe68f078f4ca232670354c22f2d31a2fd9ab17ab855183111cd9147ad3dac718fa45e66827ce3a6c8eb6661679c32424c6c674c21bc02ffb886feccf4b72d1fe6623a7ddc73c714d69f4c02c5f3157cf4712dde78332d7571946a82c7b9339965eea3fd94c75a75353f8d2b17c598c42bbf5c3dc2642bdcdcfd327473bdfb946e3ad47c972446be0712d1dbba9337552e7afba94bc3227382a1c528bd1a8433e8642f072ca516c1dc01ecc37365fe38019bbc6679988eab4e6a355f98afc8b99210e88e9bcc953c51bfed40d1d5c3e3f714577144a1e3aaa2cd13fdd6158e4610fe324055766a8f4185f080b927fbe69e9f93283afd75867d19e4474f172f13eeb78f799f54ff0b8e8b9bdb74d3f37cb4c3e7fe4c599579fafee95e9afe85c53c6b5e69d74edcfe3bae5c62cc1e1ff8af304c4e62cb9ce334ca2679652e6b76e69a2e39c938ee63f4d07dd53f1dc3cdd8994f70d267e1eea694c9941fad652f3158cc6fba69cf7fc7440bcc2d5e37543bc8f671f46258746407cf8cde111f247539ff58ff779c7825cbeee346ff0f0ea63d726782e9a20fb3eef89eddf57dc50733c31553a39f0e1499e60fbfcdf5fa65c52babeb98eeb8bdcfa12f335bb92b6eb8c474beea629fee57c2e6645c401173fee55f38d60eb6393284725722f8e111f1df8f8dc3981c7b5fbbb862de2a6f6c3afb9ef179a18f1726fe3959970907983e14f276e487d1c54bd747e698f55f9808bd79a7059951ff4c0846e416cce21543ba08a6928663c6783c24d6c2d7220efcdc3f8e43e666ce192cf1ff5a01e3ee3c35132479a04b60184239469f72b5c963713cb84f8f99416b15019649a47b9ea3a2c7cc0387fe1185d1f329d3c33fe657c42af78e2ebb3471d06cd3ee87ee9c2793a706572f0ff0e2d1a86fd1bc6a1cf181ac5dc6571474542618ad0ce1777e664c0ffb9a8e21bad2c03b829a878eea29f4c6c3ef9952ecbaccfdfb84ade71d28ef1968288ddbcaf99daff7598d1c6817b17789e99d1dfcb985233099c0cfc3547eef8f9a4f83d313df8dc40fcc84d7431bfc6660339a8e62a0cd458389dcc932227fc6e87c994c9e9e38203fdc2824f33ed647fa6443ab6622f0dcde147ee92bbedc823ede6861c19ae7c5b9608f30a0a7371f180c15e1dc5fe998a45e642a5d62604c5cf4bbd77f994b18ca3e1cdd36d6b77b9c0ee3feb971360ff798e2f9f31a37b8f864462a2fd145be730cbcc597751cf3e649be9d3fcc4e4abee3e2c7d3f1cd122cc8557d798ac1ebeef13efcc2ae1f315e77077a93270e732f81ee501e0f52659f0328ff792cee3eabee1e9f7093640e4c063939f4c7b7a652fe6284df97175a772474e6403e8d12939d31eff8b5371448f9a4bfc660bbdc203a63e759c0dc7056a59f715cdce378d5299a797093c34d702187f0b215cd28c8ee5e655ee173fd7fe57dc12e01f8d4a1ffc78398d72e3ba1dd21bd1d10fbccf0c1189c4c51a7f27a3bc4ea131cfe931c75e98352d3f9f4d087c4bf771f67a6365e18e2bf4cc9ff99f7e9cbe3cb92e7792bdd0bd9a97273988e64818a2278eebfd735de26143e33efdadf24fe173e14937d060aaf4f329fd344eeb9ff0707d71a731d5c26f417f307f9d75f1378fd6661ff1aea047c3eeb6451a66f8e6e0d146892feb31f73a46a95c418e481ef3abb896beb986477294f611c98de68a5cc8d1469aaa7ba41fc7765faee683c1a127714e584d3c7077c5c18861e672fa65ff1f34777518d3c17428b2361b98ec318b87c30363ee1e8f7cc289e17167e26bc312577af293769f0c33b7bcb939923725e28f7eb97cf7ccc2be774cca8fee2485fdbae2f985fe8f99543fba70d52ebd98604dba6d5fceaeb9f4e6e11442744cc43c1c924f3ff03ce438e67331a95d626e78d08efc5b887cb989f58d89e6322bcd73789174d4134c527cc9e9968e4ed599ba95e69a26f83387b61cf3ff2b7b035b0c82e7b83e7fe6eae624812c7fccc75ff0349ff699538fdcba8295cc8470537db84462d15f5cbe5e22039953162d5f9fcdc1759fb964bd0f8cbcfe857cd1fba50389c9fcd407c7a665a8d185d1087c611b82ef99f87c5dd4466f1b744079a10cf9a1360e38816f1d3736eb3b87f32fd6e90974fb9faf9b83ee92819fe7f755fff0a180dc73d41aa19113ee7a8654f5cd78f8b8c4153dd21793a658b5f723540dd4b39a388b4c49383985911d174d2232d1214cbe24a4b30eba5988fa7e7407bf32abb87a131ef5cea30c04e3df99327dcb2b9f7285a623fb2351c1939a0d0ecd749eccf44f9877ba2b95fc13ffdcfef4cc02ebc7041ddc9feeadc26aaf337dcfeddcfdc991dc1f599a7997e7b8e136569998735df3bd20e1437bf9aa9ba1d7fd3889dce07b7ccfc89a244220981f426ff11c6c89dc4987ff043cf26ad9e65c4c2381fdfad5ca71cf98329bd67c9f77f7cd8dc1e973dc3cca9a1eee01fb8cf3a60a63ef1e9e6264ee0b9e4311d697ea6743d0343a688fe0c7ec77d9f77918ed3724d4972f59d35c949ee399ab3748f1394c9addd2f063ea23c9cdc0a683bdd7f01e17222b2dfd62b206adfccc3774a9d99a23b3d6618cb2cb847a98f3ff07254109cc515ca772d70486348bd9f329bbbd798487a31b9771f98bb7c3741cdf4e6f527f9921de61d502ea2b4b390f6731df4cac3e2e68d4972d49afe8c960a2c9898ffe6656bf72c37741ad115557fdd6ab45661215bbff3200ae85c0436e3f707b8c7a2ae7dad7f792f98aa82bbbcf70f7eeb124f181bfa547fbaca83a29e9a68411fc1f9a89d161fdc212fc9fdcbc2dba7e627fb1e6168a1f8990befe1982897327f1ac9b5f8e42824e633d47b831ca3154f67cd3a1ecc2b5c737e07daca233f5876f59ee3a83df7142a13e18407a7b77717434aaaf9ccca5df2f2e4ee9a60f1d167873c2fcaee3f67bfeeb43a27742a3ee52bf4a4d253dba87d2afddd78c21aea64b879987f20ff0f325977ee68d7b43e629dfb77fac25bd4e8f4f9fb9a02388a729e621e197cded1d3281f728e74afb8c28f7423d776977175f25dd7ba5e5ff0c328eee99810b9521b898f34b1e79aef9ff3df750ee418950f59e2592dcf8ff04dff0e03770be38a66ff03552e132804e43ff0e38dee703ee8c1fb77fe1ca23f5ac432c8e5263664b0f98de8a135a2cd7fdc57ac6bfb824d50fee18bb3c3f35554c6d6aba8a88725ca7da8fe66e5cf074a047f720a5fcbf35aa5cdd73c1a13ffc34a5beb596e8bbeba5eee8ac4e518dd8e3ef1fcc35eefcd5beb8aab1726a9c93cff32a6a5987668f7e73355ec7583cd5519719e6a42647b8a3a84befe3b98753ee089d7b7c80c195cad2d771a5efe322a78bd33213de393a331c5af732853dfef7f727309471ca6f67fa7361a2e517da787c3135d1b9571a8d4c6a4782ff072f0b9f0ce4bff03338b4a0cf7034e1b8ba524c101f0e36e3e313d9d979be8651a19de74d6e502fdcd4fee02033bac4f1aeaa78d214f3dd3b89173a094351d695a7d75243a65211f33b049a4e8765cca1f5a57c0dd337cf31703ba1fac69f83ee1ae3a08d412e67bbe0e3e374ff0ae8bf1e1f2e822199aadd71a54ffb847c877624a4c17a652c62604963afa7b8e2b53b80ca2967f6c1b72b91feb1da06bdcabff08fc4b92e26f7e6a733c297cc87a9d34bc32bfc699fe1ae378642e3fee10561d7f722167d86bc1f5d5301c6f4ce797a7a5b7c5f599ac8d8ff73195586d569cc92f46152a87cdd38bee61769dd43fc3736abab1172a6e81a0fb9194f74119a9ceccaa971f9cac8f9f9f705a35439882659e7dfaa611d29c7d6441151c8386947a66515892c73d14087cd601c53fe66d3cca64a3cfccad3f3456969c5ee8b9c3ee7e4d783843f4d5c11fc701096763addd4cbcf86e113e63a8a6710e8e45e8b9419e39a84bfe5d329ef7985bc9963db11144a732b7c1c3e680faff0fc329b4babf6a658a63a3fb9147a6131547efdcb41fb4fb8abe4fb97dade3fbbdcbfbf1b99c85df040b8b6df175962eaec53dfdc11101a4857eeed3ecd31fe4ff1c38d49dc7027703f7d75d981f13f1ce97fb87bdddce55ee6583924de43dc333ae9b919d2ed6e40fa9b9cf59d93c2cc11d89f705661c1f5cccf98e3378d1aa4ff6efc024cd26c6477e84c15a78f9a75302f066be08ee2e295d4c68be4c94c3e1cd67cc68dcc88ecca7c372f11c94dfbdf96aeeb466b20f3535dd7c66aa4c339bbe626a6883192be9d34f9748ce8f9a7b9acc3ab930eb12268a1fba413547a3bb0d1fdee798e681f996221d1f37a625aa95dde31fef5dd4c18f98c76e1c26229dd27e2dc183cfddeb4f54737628b66326e207ad307013981c9e737b02fdb95bffe30b12e6e2b3e867db9732db838abebff0e39d692e2a5c353517dd3af4d63e60eff0a6ebe1a8e7da86202f5c0c37161427b3574fd1dee74fe62bf6ffe989c4a2b9df598a7e643ed30ec14cc83fd33dd9973b6b88fea3bb9225f0c6295c93e5a6740ff0705c7312eff332da94e86e857c65dc4ea307125ff08615c346ae639f7d9a783a3f1ce1a87bfa682e866ca8e025c1c70e8aaeb88e9f322d1825e66a1abbfa2f6e5b3b697f3e84f8fdb83e629e7abccb84b9c74c325c2ea2187816d722b84f0ded78b945e227fea655334d917af32507a4ba3d2bf30ebe35bf6721fcf98a635f25e8b978188c8bc4c61214cfae1dba21963aea6253706e293e98d44f4d598bbb9179ee9193197938d5fefd111c0a2bfba5ef2a3ab9315d51c02621b921ee8e99713a65a2617970aefb987b839b9f23dd6e7d3326926a7c6e4cf1adc15aa1c7a3f74ae7262fd3412d5fd8da661c27a6a23dce120a5c1e14f2e7286b61ee1d9647e34ff03fc75d57b115833511c5729343e39d2787dc72da61613fdde43f887aefe9bf598903f7fb9b2f427fee44e259ee8d9d399c1d3c7545f854c234672bd71d909f4dc9fddce2687fd81fcc36762b3325acfccbe47999513dcfce130446d5e6fe3fe18a11ea47267d6e05df190fbc63c86b7513a0658691c0f970897e5fee7199bf9c7dc2a28a1e7f5c448f4e9aa66214afd35fbc4f32a0ac2641f5386465ff181eccc43c3a03131b28271a919c56639be7e6fa39fa196ab66bfb13393623efe6128a926977522c76480dd11ccdf938e6e05786ff0264379aa63a9d310121f1cdc9fa0d6d28057f71aa0c4c0d34ee552e01a555316796f4a988cc24778e250ba54b59e7f3250e8eb58772d1f5df4df781534d7254a3835b889b33f6093286bdeaef25e2ee3ee2a7acc5ec7d6741fcdf7b83b79ee97dc1cc1423325e75b1bf7384b9e1cd6270253f8ebb1ba94589ba9f2e887ee6243d6e490ced04317f4f756df30492e47f4e1fae61d1970f4b7754390999f583821e1a538bebbcedf2cc893f8e6ffa6e506fa1d2c5f47f986d4e461236847fddf77ee91c27bbe83866667f84de2b43bffe195e4ca9957b87eb83a167cc8ea724f98d3896e549dcc116515c3bacd26902e87f0d043dd11aea15d41b81a34f4c69fa6d6787dc1fd179fdc32c40f9bdfeb0bfdf83f26a2538b73f933cc97ebd3fb51d79def937b57f1bd3da6fa6301078e5e042ee88943982efacc23f8c0abfef2e757ddcc7ba7ff030abd1a7e386a35554c9fac17b958af16b3d74eef4b9fee2eec133f462aafc9f61ee69a4ac1ecc81faf9f44c44721ecb6e2236ab717050fcc01c93251a439ce1cc3c45310f0a3fe68157e4ca4bb39bacf0ba91383ae283e9e981cbbf31cf21c4968dc41f5388e0569ffe99e76d7766eca9942081dc14f5f7a6b7b2ea451f322de3e33d8e3a927748bd5334ae865251f99bb8f9196fb956293788f3e64251437d3e07994252f4fee27e1c724f4e18f731335ecb9bce4e6a5fdeb3747c266f43f721932c35f33f3b8203f71ee2253cc89de14d7b935d6fd1fc7fc663860573b8a17af8ffe40c579983d329c63f3769d70617470179aabaf0afe3521f71466fdca41abf73c3e38c265819ca884972bc29ee3886aca471c1f4c944ff0f0645b6817981342fe5c1645d3f1d2118bdb619606f73a5191afae5d0f0e3d2e4aa60e3b89181dc9c0a9e8759032e129f07986bf9e607a1c78e16df32f2edee5766eb5563d664222b93c91f9a0ecd74f2996886b9bf8fcdc161a0de39aa619ab7e392a4f998f43e4c25e57c99518e71677fc6b2758f917193ecff0ad7ae73a58c7f9818e7c7978375f93117887f84d48cf9749b71121c8a730319a125cd227cca13783bee2a621f2acc133e1f5fcdfced99f8f6fafe640a28e52f5ff8b6265b975b7099fc3203d2d3afa582a2151f86bf822e507a37ff09a2fe1cdfb22e5d27d466b8627a3b8bd2e42bdabaa82a93f9adec3cbb88ad8d5d8f7024dc19548bfa62fb57571b9732d94c112a5e1f33532e45c4a7a72fee067fb9fb8b5c42ff998175c5752cc4d31326b333eb5949ee5cf79bac95fcc5145e8336dc4c198a24d17de718442a7cce188b87f3532a8313f2f9b880737cf71d1dea798f0fe98a6e16ba7fe1d6833f75dc1baf08ca9ff0f91ba6b54e9a5139b8c49ef799d81eea427305a1b3c6bfeb958b5ca0f180b2e7391fccf59feab8a1f853273bfba1a8fe5f77723c7e6afdba15cfe8114d2ba13e9ff0e641fc9e39264eefc750ff07372d4e53103eb96b5745ee12fe605e7b915610c0431fc157ba55ba138cb4bfdc8fab9f02feffe248b7a39a9215c84bdb9e7d53dddc230c9ddf301de69142f460916c70c13970c4e1e668fa25d78a2d530778c30f079a835338033f233b86cef2efdb2a3d6b56e5c1447864f346be8e66a254fab8218fd603e9c8d4cbedd5f2abee1a9e98880fbcdd2f9e3ba78eb991332cd6b1472e168734524de8aa4cafeac1e25531efe773d7e312166e965696655ec1e639cd5e639c1f76104ece78aa7fe4c13b8a4d4fddb8aa253727d53fe6567b5d1f9953439dcf7074fa6733cf77ab0ef5e94731e98be74e35e6987ba535403f13f73c96be9ab5ed59a91ed7111c5c8783715be3847bbf328ba47349d3d37eb86a0de699fafcc3455cc37df19a355f322bfb7dc87f6cd47c332fe7288d19f4c7a0c0a9fe4d31fac9789cd49b87b8c6e5f75cf21dc0a94f3361af32707ee5e9513f3e25ffeea4ed3f7f98539f3ab57a6511263b0baf9e644f24c64a8bb9499dd2c77eb334ce19cf51fd9a6fb3c62f5ff99a3a4226fabc984ffec54b677258e6abf4d5697d32facb7be1ccd507dcd1f756f3233eb55efee295196c71a443ee60706e97fac2378697024d724ef8637ff0352b3b304087f392bf461aa27c7b964e9fb83d993dba6a220f311343dfdca7c414fdcb5b9194335e9fdc14307262a1f54c9e927f37e92e8ff1a1c3c740ad6fea3ffe3967be3f720af9a90cf7f91cece8062fec350e37d768132bd91d227fc719a215fe5cbfaa37d07262caf4dd7c1717ef72c43ee7811198f5e0f323a732857f353436538b1d10f5f71315b4c76f571bdfcab993523709d68b374bc5ff0d392ea2678eec1ff991fd7ef3dc93f34239d4a74bad7afcdeda0c35df2d3aab15f33c84fff04355eeb827a6e2e91fb98412a6ab927c75c03dfe9bb81ab3aa533fc670ab30e7ec3f4c49ed73aabfdc8947f779dff4c52fc14e1ad79f1c997e605430be9c8bfa72fee3b9a84dc6fb467b1415b83447295432e59404731593a4dca20ebe8bcc25ee92bdfb33c1e6097c6b18d7dcf3ef986f67ee3f5a28e33c85c258a373fc6551c5f44cad3ecc73f1eea0fd1dc1c7af7333cff7323471dcae5dfc7fe38ff913311525d78d4f6643a9fc77efee6524ba7b21fcd3c3460d0ffcdd171983b8268d88f7bf12624859f7e834455990deb32847544e7ee84cb798d510ee8578bd7f9abb40694c6dc4514982dc27c7eef39ef985c167749dab89cf2cd87c74fbacbd3b9846c6f13412bb8d9d3648298e7367cfdffc6874c8574ee134aebe2fbccdfc14f4c691183097f231d13783f74b12ad5fcce941532c3a68188b1d74bf9ff8943c73b17c9aa2e479f72ff7a171d1e0b8c644effddee641d45e15ff0191c6f4cf3f796d4ccfc71564217074ccefff0342389dea45bc3ee828a9d0cae041b947cba87ee641808074719e832422f7fee7147c774484b1fafcdfb5a615429e4fba382f29e99abd56b70303c9751beae1e8831fe984ca5373d23f730a7c77fb921c6894b3edc8b4f303190639cde33f6e8a68fb8417c3e9fb955e8b75db3d5f719e71d4969877bce9854785baa7d46fc67c193e8a642fb61a2f395fcc207140ae1eeedc6170f219aa9facd74c9927d11c753eccd1bd771c9ff035f14fb77b2bcc30ee441a92e023ca4987aef01fef98f74cf71371e6b7a793ba147f033b727fe13ac7d767239d89f98b77a6150f98c69f4cd3910334e7b71326e826595bfd6184d114eeb59a82bcc18ebe26792f70139f70955397ee1dd0f9f5cb225fa2dcf2db8a1e1c315a72f9472d5eefa81fddd83becdd0d2e1907f988b5f4e606a8477e2f3cffcf9b8c9e2a247b472cc07073c0af66631e1e6693128a4eb1b21e19b3560cd34ced3be8c91661e5ce4dd63bb637a2ba3792f3033abc4f1743acae8e91c319a6bf746240a3baa69e1e892745cd364e996b517aeb53278dc543e9ef71c317dca781d6da899c8957dc92bc1cc0fd6031c3d63dd7a50e3e6afc90539d8e9d686439e6a420c4843b823483d3977ed53cd6d5d73090147744efdc7b9ba7fb9d2e670acdc5852f7c74bc33adcb103f1ce683fa1c8ea1e09f753423dc07e3174b115e3bd539fb89c9c92e545b8259f9be7c8c2fd79575466593a67b266651ae57e645413842fe6b1ffedd773de9e3bd9ffeea4e591dc32d3c6bf09e922a6e941113159178e223e70bdf32515ebcdd1e194732e4b66624e7e62e4f479b897ab9bd91f7d3f7533ffdcca2a98e070d5ab7e39aa1df0d43ff053f11d0a2f1c0b1c7fc0d0bee8789b8c5c7fe37fcb25dc25ceb1e9e4e61a91fe860efc3492607471f2d28e3f76e15318217bcc867477b070d53e7280d8e937bed1e2f9afb5cfb774caf74fe9deee582e4fb8c765aa83455f3041ead580608e3d5c6e41e38e513d30607fcfdc4df47ff8d1b6fe6f4f6dbe9f1fb8a91f98cbfec311056c19c6a398fc2de13b8ea0b3981587eb4c0999d1a70ca4acefdc3fc9f747c2f352c6a9a894fb9e478fc328c9541bd64ac01b9a8fe3c8ee109e7f8e12c8fabe6a9634acba3e319bdc28a68dd838a674967aa691321f4dfc6180fe9f32b2b9d3487ed304383477ffee7603fe39a2f025c542be5ad4c01c83aa81fcd3cbd5756457e189b72e10feea83d26077d3e635f0bcbf999a23ddd2487bff034172fdc51c512dcee4859bc841dd043d31fa69382be657ff04c3c36223208bd3fb921028fce67d158b51e997c87b735c5801ec0ee62cd31c3b5cf742e181cc91e63805edecce35fc1e39b69967f58516a9eccaa34ad1ff61d6d4d3c705145f9aab19cbee2af8a99b255157e0f0c253bdc1d97081cfd38174382733843df1dc01ddf7eae1f1d78e2f6f99932ac726e58558215df38de3fcdc3f526e9fe643339ee187fdcc4ca7a3244635813770f31e66fe6ed827d644f750e6125797a7afccb8674196e47a757090f81814be5c6f5da7fd67e5de65be3918329a35ab85337560cf8bbb55178998a5b47f9bb5a62c3cc063fddff23dd749f2dc47b8f4c4ca32a609c24cf9daf1fc65e4ff0dfe5835530eebe81984818ac041f319c3d07b8fb8e21fa66886cb32def1c5c58e5457132613b971486bfdb88af8c71b3fff0107222f1fccc64d7312873e677f86748e084d4c51f47cfdc6ebefba376deddea66404e7dbfba587194347ee462214cc5adcb82c7868443b82bf71208c111744c441f9b9e973b94335e8d51a2e5a62c3ac068a62a275df05e69ae3ac94877865ee66c4fbdb97d2bccabf8e93e81ff0ee4856821ea4cb1ff0466e4fac9e24fcc6464b8b37b2b9c3f61b9c58a72e8de334a15ea664ce622ea573b3a0f71be2d7b8103a6e14ff4c0446b89e4ff077fd1342dce27ff73568d53103fe1dd593f7f5885ff09cffe8a73441eaef7201e3ee2ae1e2cd0bda7ff0acb3474c99f7d6763e4e1d4fea4cf6bc34bfd1447418691e1a36d3e6e0f866385dee3787bf98683dee1949ff0dd54c2eec3f5d1df6c992849d16b87b9acb11a6b3f4c83fa4ee83a22b82b0b98e3778fee3dff0d59f72757711ddf7ef357d3c30ff089efadd8dc56ecab83eb571c92326239f1be9959ba3a3218ea517b386f1fe9cd0c237451f9f9bfb471bc0264b58beba38960354bd59b7fc158d010f13898388f6e11411cc0738499ce4c7b9271c517a78bcc0d61fd1457e6a4857665845e7f99296bcd044fee74837ae3e1887fcc6d5dfcc9467bbeca3aefae0b85687a6ae62ff0f1c0a8e822e071a31a39fb93e34f5822f4617f1a2210351316f94df4284cec8d4deff09afd8e257220a0a62527cee2844e38c929f3751b9a5fe625c51c5e470473c545c3aa29f4fb98e31ff0df781f5ee893edd5024fd19f921909c1313939aa9ff2e183151fdc9ec05f4724904c1e9fb0b94cd55d8fa5c09f6f4fd344ab867ab8496d2e8e7058926e38e9061296ae81c575957c748d69915730d06e83e6197d66382be1a79c3ed6c7072e859871dfeaff9ad3f4477803f4982ef195af99324704b772971f9f72ff7935ec672178601f497f34f757ffb8346fbe3ab4f855dafefcde9bc615b23a6882de39ad0d0198187c638b2bcf734f74132c64e66b0d723c0e7a237b85f1a22634f70acb8eb311a5c7fe199f345ef72fe3b5af4eb6e6a945fadcc918cf462a8557f34a8f8732c3acf8ca68a0532f55dc21881d9983cde7cc560932af855ff071da1ec64c49cfcc9ca83b298922441c17268e4fe4635161eeef602ff98f44ff02cee482d73177f3fa621701d581420675ca57b3fd8e54913c32b487e9f32a07d708e423b481f99fcbf14dee0fcc6e09315892ef2662ca6295ce49a8a83e3962f8717c37069d7b9f5ff041e38322834ebef307823a8bcff0cea62b6eb466e6701231ab7f8c17d28e7b7e0dca323f703473d9e7d98f2e4db238fa99c3a9fa6f60d718a189a5dc181ee2c7b0273fbba1e2b9fdc581e3d3121ea97170273374721a149917a8ac7d83f9804dc29a5ee019c1bdacf372a3b9a9f53196246681264b775613fe6405def424731190f58f7524cc53204ebee654b7258c983eea186a8ff030a830b4a331ff0a99b8e7b8b7d94c86817c3f718fe12cf8ef0f03a7b72943541d511e5ab9eac47086fad5f317d0389f9a9533e1fa69493d7fcca4b847ebdcf97e983b8487f4d38f03c9a86bc461a04f7164e714e38608fbee188f9adf5c488e3ddedfb9491b8c2ff0f34f531928f7153f985ff4ba6df1f8eb115ab79978ae1b247049f740fbbe1d19af98b1bd71fd606be78e50a3bf3e68793f1356747a265e724e5c7ef255fcc8d4f1cdd40c63c3ee1c6075de974798ca9cc1bc4fc1ba4fc678e76883bac1abd7cca4c1f71450157f777ae3904c3f067b92a78ee4150247fb845964c674d34dc5153e9b9d0527d3e6025715c523857230e7ccc840344031ba3cc4abaeba811bb2bbe7319f433a44f75bee7e3dd291e3e678b7b718647dd7302b2387ab991ec5ff0ee8847f98f9bc9aaa6e159427a6413a1d3e98b55fccf9524c9e279b87cbe5d2d2179bdaa2433b1f11c85fd7b950f3f173a2ae60bd692d8455e64780e3a6bc6e95a930f3ed25c177b05f721113423df1ba75dc50f52ea5e89a8f972613cca41b336d7c21d9a6a424f995559dca0c0be397487d715851662f2721f71fd49b9cfaee7133f66b014e7c39a3e5a8046f3b3f9be8ee71c1c273e4c9f5b7125dfc635d644ccc5ed9ae84ff0ee56f59338d141b8a3d33d4f68e259edc38f86f2badc583d2774da62a2bff33d1dc2bc70cc7c2d5cb4ba45753e79839ba618b5eea744990c389d413e38e429c9190704d17c32926313221ecc15994353bf75ebcbcdf6e4f99e545b30ee8e27cc69501d3fb84e4a676330858d6660553cd6e84f5ba2b861ef61af957c7e1fee9b2460aede81e3749cb986457a9f9bce517b94778ccaecbcc13b1714a18e0f936fd74deae4b3ae9a71e986475e5923a8384f7b98403c6258a8c3e6a7724a5f9943de0e57d31dd6a864e930c42993724acf8a65488d521f7321bb172f98347a7e3934126e8aa6511c141f5a4fbae398e96765d3ff01d841545899fed7c98bffcb72f81eeb1cf3a09a4f4d7260431a1ee043f19411f187c39e0c6e781f34513dc401ee091755818bc8633b46e47ac95e535a071d2271667dad5b8483761ff0eeb1ff0f396a5efe0537e1319e71f73b1a1eeeafd3e8ee71c3172860d04d6561f3eb45b7fc5dd1f6e91c5057303ab303e3ac82b66e9d3327b8ece990e2e6a9f9eeb81ff736215fcc4ba157382961c6e087f8e660471e7c3444ae185a29e334f5606bef0ce6fbcfcc71bfc393b3ef99bb3f935a9c2ae98b867ebeccd8c127cddd278e89778f19691ee2bdde21acf9abe9c737ee413b4dcd55ddefe8c023c847fd32d1e139814d7eee7b0317ff721449896391d72b8e016c7cc5d223cce7eb85782f4b896e4f0e11fcf9a8010791cb6dd9fc6a98b7971ff07cc23b014b93ab62ffcc0f7e67f7044df97e6842d11ee8ce55bd4703bc831f1c4f64d7d27a1f9ad544bcfff0bbc45f56495b5fee761fe32b93a7ba9474f595a35b77684e483273b8463cf35bee1731e79345773f8e4889a54c879377f72fdcbf35561ddd3dcab3123b9136e15ee5fd14f77af3f2056e8d4773265fcd3ef447fccfde665fc47fb8940ba90256876d7571319d775ff0d6af40c3932c8fd774e9c1aff71991f8ca4acbbfce4326a58ee52f87e98de228bafa4279bdaabad8646157f72e929c3ce18989c468598293cb7b829f59a2252b9e7873cdda8a11fb350dc1c2a27bae97ee0551aba74fa6abafcc40174ab568ab879223ccdc5a3e7ee49b1c783a4992d073485f713e310bea26fca681f2e8e8186605c9ad464d7665f762a6680eb975c073fb802291c3310a5e0fee647129bd09f75ba0e6dcd456fa3f73f0abebf35dfe689b7ad35f53f19abbe2292631aba9549f34ff0e1b83b994f1bc0bbbb98a6298c6aab9c7ade33a2faf4dc79ba7a278feee240677dbaec0bfe399722a5e7fcc8d97975cdb6d5c6a38aeeafc3b8c185b82a653614e0c71af846625b89cff740c3e01cc98ff3dc05c3da9677f9be717f86881d93fbaa3623cfee1301182f33ee159396383efe63ca0af9cc94bd078f99ee443992531e4c4bc847f8e93227c3dc9993d173a8cbeb14aeb1e33861bea9bfd1cb40c44e2384ee72329f77a99a83dc184102bf728e3a9adce532d32abb8c1a5c1ed9e319f41378a9bdcc32d0d327afca78eed8a11679e9bbd43c7acd60ca57a27e6e5d45f983d88de4a27c30d5af31b075a3671191f323a3e63b68180d379dce4a8ecc7d33a8dd228c7311fcca92c37fad8dd9c673123d3e3a9c27dcceaf9ddf88dd49f310923a4c9e739a8171166a46e912fdcc3e63dac7e63ed7278f517222e425eef871359a8ddc79f705eff34a9dc40787d3711d1ff0e830afc86e49a17383e0d37474a131501b97c7c64795af718ea186820a5cfd8332b667c88a157c2fc74d141797cca85f3d0e641b85c308d3184b04c445ea0185daa2fee52317e63e8bee457ac7b9b03f372ad1a07da18015f0ca8bf7e6f24cd0f987431087e62e399f5d5ca3fdcf13418ddcc7e39bd83c5fdc267b37d1fdc6be408fae91481cbe29f711a21f30301c4ff0f4c543e2e365f11778c43596916af523a8eb377a6fe615297f5ecc264834af4fe3be7031e7d1cc29f65fbaff41e6958f535977f740186a7062b87fc65118df4ce1c3d41af341811fb9c8bd74d79d7ee5e891372c7fa642dcf9e6084ce22c5c53d76e5a65030208fbafc19b2b95ca38858710748ae0b1fccf53a3cca3be31429747270bf4bbbbdb87adc256ea47e78737e4c8fedc34b47c302a7d2fd313c14d671c63f1ccaafa26b6a38b91d613fe3a2429fc38c3cedf1d39ab90715dd4b2e99fecf99226958150fd6719cf1fc6cb8f4b92a3eaef39677443d2c2e7fe6756efe4d46fcfd9a42e11e8926b5e89d2e88ff0cc4e3afde4874f073a9e533cb4687cd3399ff0f898d014c34c4da079f39b98147491f35349ba7e1b30878bf74b215cc1c341eb173e6b88a1eff4c898f5cc133d77e1cd1c1e62c78dca80e77fb855237f5f82cffac962c3feb280f8c0e63333b2e54895cdd401dcaff0b8d66fdf353d5eebbefcc97bfbacfb9cc1c0c918b1abe33de89d324b776ea7aee46f278e552854fcfc3dcadc3cb1dd87c4c45c6c8ff222cabc62d6c77988cee9904b263f685a4a1ce96cbb1c4f3708433d232fbde1c989fc4f4cd77f743234f9aa1c6ea9f0c04277b8743b1342e77583eb8387e65f51d1d66ebc2b8bf0f9a07aba9aff0dc9d79c43d316833a7add0a770fccc786fb7f7503f9d1cf8194819a31d70e9c8bde6ea707eeb8a4c32325951e5c8299ee5c992157f7276ffeb429eb386477d7e6343fcc91f13cfdc96d1e3b91d86ee4b223fb925453c37d49fff08335208efed692eb7aee8a4f7e627bd19ac7fd770e320fee884a6af5dee55c7533e1c7f715e39ceb8643933ac8accc9c7ce637a23a79d3280b354e470fee5c9d773082ef6fee425dd948b76c308d51d6ea5679ba123f748a2807f773274766211e90c68428e8fdccc2ff072fd7398c45a2f7990f5cc93ff0cbfcc555ee42338feea042cdee4c7db51695dda0f2ebc1eb9bc9731e384f5d4e0f5c1a74d603e9f34faf5099857b9c4b310a9e98464817f0357a877315035a32598a84af73998ab3511f46bf32b1fc9913edd26257e663fa615afe9321199c434dd989e474333d7cd48dd419754ba1a777dba698aa1aacf305a2c95e89840f8775b53e5d64329df46274c894ff993bdd58a8e498195cea8c0bcfc77f267d65cee220a2c7a8a662fcbc98ab2bda5c2f1fa68176737cca21fba17f3f7aff0c3993ff05c5c1169774e5ca9724130f773abeb2a18e2dce585ded4ca3989aa8f0df24cf7221b79714f4a6a61b7a19ebf9aab08fd2ee6b2ae60e9cdcfd9978084e6e31f3fb86589e42ba944566325fd712263f13226d7d4d65e27a3b9139a7be71e77f774ceafe1d5bec3f72553fac78bf20bb95c169a689273f47f99ef319ec18c2849947431d329dfeb1ca42156a8fa1ceb7922feaeb93249344898cedb85cbe58578fd37b7ce177da155bdc8e4d2813e6fc1e87b88e3d9d32beefd4f35abecf0fcd18bcd189df9afa1cb8510df2b434302a39a5baabd68fe97b912071de28137d8fef5e1fe1a9d319c4575b3a3bb3e966951a5688115f755eba65e072f743aa9d708bdfb9927d76efd148e08152f7e68e7d7ccba330f01ddc4f8e87829fe742b197fdcfb87bf6f8e13252ae8e7d3cd66dfb3341cc72687e60c89ddd159c55edd3eeb567b0f9b947dc70fd3b92e04ee370abe99dc9fea5ceef8e549a60a973aef14dc4b26e9a0bd74e27fbacd67d352f33e5c94751e19586ff19f33368fcccf3dc04557588334175e69fd8653475a10d72faf981255fba2889f72827139aa1f4ce4c6643b91d192a287dc31cdc655eee1effe5cc38e667ebf8d393756f77dcfbbdb492bb8803395d1428dff037e72d19aefd7f3574f43267c83c75539544c6cf5e6618dbaad38d32fdae5d4786a11c1a1d5cf47a185ecb739ebcf741a794628db5e18ae38fa6630e8d217355797147b80687d33b9a3cf996c85c020ad8f8f3744678e2291bc5cacb3fae1a297501dcabfab1854ff0971feb73af9fc66caebc4cc9d645c732a811cde3ebd71be867398be1e68abe6296a651e447b3415b6e0a0a181811fcc802713d982bc41a4839cb884b84f87e3863083815128f4348479eb1c22a4afacc2b0e4d3eba1f8ff7752afe98a3efa7fcc0f28fff0e19922704c3dfa5ca291dc97f58d1749e62fa66a24981ca4f1c63f3ba87dc6e398f74bccd2567bb83c7e8bf3284fc3440ce74fa3c7cd07fa7716644e686f0b8aed32ad77ba72f26afbff9f8c375ef57ff0c6566767ccd519188b9887f981a68cff086773fc8cb43f1fd30d283097cb8f73fe40b72d2984bd70288378647a11d513de9068b430a665acc3ccf9525cca73761f7f9ac1386997e87ef7184605182f580cd2519610b330813fb926841e6ff19e26a38e8033bff81eabee4b4d14e1bf03b88382615924ca15a59814707474e12e782d869827c2660afc599b7c3933e8b7213fde2189c731413ee116bf322872f37f23ee4e03aeafad7a683f7a61d2737e99a49ddc24fb9b2e3c1722f1feebf7487f59f112666e58353ff0e2c1126f613cc97d7a325f2e1344d2c2f9bd6c1790d726b75cc0238fcd621272e083dd4ba521a27982732f83f75fd7e6111c8a6e1c9a5bc733cac66728b9bfde6ed5d761d3f4cd359de8fdc72e47669485666315f3dc7a1f8604784e9497a9a39ee11ffb85a3aaf4e2a3fcc74cfbe6b096fb91129f38e10285fae302b9ee6523279abfeb9439eebe56a647596f9965f17ae974e2235ef95c2df15d481d71da7f6624dc3ab9465a7adcc05f46317d7e1cc00b813423e6a3efee0f6e18a65b32a132212fba49ff8745f9a13f9b95ffc30378ab8e1b11f8674ba453f2a8b4d523ab550c8e972d2950f3fe6a5c197043f5823f329a239bfafc702ba0a369d07f31dd879baaf67f371623331bb4c313dc93eae082f86502e6d72652fa5cb87ceafc4d7c0cd29f51c983ad7e4cca1bfee837a9be63c322a1758159876b238a64f977adaba86b9fe3963e91adc1a837e980d623b9ad98b06f1cb51240ff0ee5e80d893a2c4fe66bb10f9a5d02c51a1ccf65b177ce899e383f27d72dd3f6e91421a7616a7b3bbb277382f710aef639821866cdd05b943ddd449bda98f8d62efdd3c73823dccd35fb8a53ccc17cbeef1437155a7eea53ed15cc8aa99151dcbaa2bcd42f6ee1d29e87acc74ddd971df598fa3377106796beeaa91babedcd78a2f32534d38ae8e39848355cb32f77f68de8bd7e616ef74c5b4778958c50cf59dbb0797174660b2db3d63c89ddc47301f5bf3ee662b93a6a933143b720f2ee94f9949f991eae8e2f3053129fd6080b798b0d9f6cdee817ee47553e1bfe09ba17518f5f724c2934f572b3582f9ff9c71ab4459a5cb9d263dbe32e97d535957b7e26b025f1f8ca4efe8dd646e7f2887cc2ff0fc95cec4f54f9af31138e16b1cac44bc1d0ff0188068fa674f2266acfde62460ef9bcd76074843e7995a12fc99031efe67a4efc68903b8f8e78f8f9947d67ee9a1d728ead4a213b923c6664c07a70a89d3a39aab6ee112b87f1cc5aa4e98277eb30e18dc44f7d310c3ec718b3dfdca71ec8e4e1aa69fe756e9448f47cbbc415f35fa291b9d0a673fee921f4c2c819ee8ff6e029fae6de9a7eba59dd22e1344712f30239832e0a0e68e477e9b8f8ee52387ed33ab6171eaca2bfeccfae75c22a7ee43b2e5ff0464afd3b9444c090c29b1a5dfc8c12b57ac79f5f1a11e27b920f980c765aa3198323157bf99ff01b9ba053e813e985029fcc2b31c4e1117744f5fee5617742ae77e651021833833da937294cf18fb79824c9f26267eb8a74c5407cd04987dee55adc8a9a9bc39840caa5edc14a5b3039583678fdcc7be04cf6220bba63a79a4668b7f712ddf5bdfdbba1c571520f1c579821a20b72d07fdc2fdcf5cc941729e3533f2b5a8b92d0c20cf90b2d3f7757f5a4270f1ebb9323ee46ab01f8865895c867f2bef778a0bfe665c41f711862f56b8e3f722edcfe0a7cd54ce83224a779981c86f2e46793f991875a1116646b61e6f0be6571733770aca7724c1c6be4b24bbd3e8ef757b8a4a4b99c3dca0fdee5407a1985a7dd06baf72d4f4ca10e5ee7b526fb9aa6141ff075626173c5ea3ff82747c697d71086e3a7dbab3864757075e256e6b075ff0cfbd9967cc2b0162bc6438d231d74de38677a3fd370631a2eb4570207431f1dcf4c9b4c65decc1cf3ee0a22df99e6e419cdd17d42e968ee8413555abdcc09abd7e6f4578feef172f3593ac47af720dadca0e1f77d21934fb74bc7b887147ee35f5734e1ae76a7fe25fb8955ee8e7d6f710df84df7b897bbb0ae561344737d58fd3070b260afd7ccfe4ba4595ac179a8845799cb3a24383fd26835e6981fd7fc77c5c81cfba13ee41033e8c681efbbd9afcd16dca6480cd65c2b4d629e562670b6e1a0e3d40d4a39dc11cfce22e61a7dcbe8d33e4fd6a312be53407d6e97ee7f4c71cfccd2ff0c395e9888527cdf4b71fd6312e41229c5fee4fb79ba3e7e3a894ae4aa013972993e175fd4f5d35eb28972f605c3d1cfcd35ff9991515347d73ebb917b97491e984fa6b28f7b89e86e8fcc1a925fff030be31bf75b859eeabdc061f7739d1b0f3356f65c61e1911eef59f7580e8604671f374341b5775a286fdde7c97ae95fcc228a1c1ae6e147ff01286a6a15e7cd2f4b72ba3143a649566451ee842e50fa65da1da61d689dc579541d4514fbdf35ebd5e1e6bf357e32fef313d5d382e6b416bedd1aa87a6ba8823cfe98593bb818fdc4272b9b7b83e0e042995530452fb86bff8618a5bf9b88159ac5caba9775e79b8666c56bc75c8e620de61f8e038ff0e397747f9911e3b9f2a3d8f8e17da8ae8ab0fb7e7739972883dcfced5db5dc8adc6e0f750dc45a6416f5c7ba68d3fc966132cd1b19fea93345f60fd9a0e9f3756acc724aefe9be26e8331f31be1b97ccdd1a826982c1ee24dcf23a3a10c767cc87443e5cb11dc4abbf6596519d654653f6bf9ac217f9ab533f8e81c3edcb211f699c79e667f60c61933833cd6048eeec9f5e688087dfee69261abc0c0f979ddcd8ee30f73fd3ddd98e6f24c1cb701265a5cd3745b3ba85e4d570f5e34085d2c7451dd8c48773554572462652dc94a381915f35bf722fb95b2d73892e4309dc61874c91df7378feeff3ff01997a9a17312e778a9faf9b8f4f737cd3839ff8819eea66b7a607884d74fb3422a437820d281cc4071d7d376146643ec4c28c996f8617e6e51c5e98f5818a7bbeccba82d5bd063e059eef6bfbfb868a599131549eb01d2d4bdcbfcd3c26e7d771c38f18d6cc8b2a9af860e980b4a7173c6eca3970ae3ffa9b892f4d483791c66687db6e0b3210e378f717db9ecbd7ff03a46f1e638de531e61eff9bbbf15ff0c31a5b427fd74d05d7ae084cade9c7657dc81c3428e7c727866e64f94e222cd14d48d3571bcd5f65fcdcac431379747d33641e91ee142573fa6550f0fee3c0b6eb137fba823fd6b4be8726154297bedc8b63f472d94fc2e7390a73fb968b9399257f9c1de76b393bdd082ab9f95b32222a7c6b921580fc1c596b20ae6367971d65bbe24c0b314a3e32adc8998d265c6269c3053f347d74617e384a3e7fe7a079b8b161866eb49abc2fe668b7395ab71d9f7b8d9b24bdf86f10ab70cb506b5c0473dce533fee3f294f33ca22f26b781924aaff34733bb9197b8aff069bab8beb1020ff0e3a5fb89835b9b9685e63d57aee679bd684fccf93ee1194a387b1fedde5e1e39dc84ce95d3ee5a6843347dd630fa983b5459b94187eb9a371ba3a6e86a3f37603a8198ddc6fcbbd67c11fa3f32a4c95c93f474a8fcc5b4a8d32693fee7449923f34707ee871aaeb47c675f31f1a734f26147e30319986e342cc6ee9264257a47fe9887e47f1bcc43433e499f2067acffe39b344ff0eef9ee1167244caf4f731a3adda3a0eaaee481573a42591c74514bcd1a28aadfb9c029e354b2e7d06573cf73c7f75403daf36a27bfee225ff0313d3fcb1b2f5b9aad3dfe62afc21fa99597142dc8c3986a9e7cd4512e11ab4f704ac3d6791e3a7e317759783a67e65a66881dd36bb8338ee9dc020234bbd8fa6fe4de17fbe63aeb952325c526a1d3a01810ddc992adc21ee4ede4d157ba91eeee9dbbf9720e8e836b128af4c5e1e688371a179f1c1eba61fe99cf329c06b1328d49dae25b6d2bd8fe6e4b5b8cdf61715c7f39bb3af9f4c04383a33f19cf573c64f866e9e7fe6a138b9ec521fb85eaf1c11e658a1978cf151e34fb725f9dcc4f3596a8ee5b9ee4f1c60fd756cde73eb8b21a6beb07dc62a6889ce6f57eb90499c272b8ecc1957eeed8705068f531d025b88cad70271c7f73144f4e71a79fddd99ebfd6ee6b8cc206cb59af239a20fc1993de6465f9710df89ff85baaf99b8dcf91eb8efe57a1441eea225716978175a9e7348d46e8a3acc89a4ec2b84a20e050baa3de711d9f3149bfb3559d98f828798a6d99ce1988edb7fcff035989f31e29f8ca103dfdc6161f5de915fb8d54cc21417abbeeaaffe6635fe664475081b9b4c34565b6f2e1927dc9f4d6f1f35aacbb9d53c268982818c49c7855c9eecc4c5ff0b94f5ba75cf83236ef8999f3171128c36d6f3744d5cd61ffddd141e189ecdf82fcc64574e2e13e81fcdcb641c6bc4c3d04b995f2e2277781298ab98e2c5489f9a813d33d2146b93f59f4fee11c83bc1d6b5d5fe33d54ec9839b8f33d407787b21bf9927713b5a1fae1862c4d0137c7cfcc226035f0e21ad74c4c8fa6a20cd53870cb2cbf1c3974b928fcc94ef1c83997e65cee4e1f4dd7f71743f0c7f39922fd9af49ca4fb8490e5dc1f71a9f2ee4e1f174d88fff01c8b7d77e5e9ba14f757d6e454205cd072217334c472a21eccac3fe26f67bdd2fd989a5d45729974ba989af5c1efeda7f7b5ba683878bdc5839af1b7415dcb723dd22b27a35335752977609fdcf9c11ff0bbc965bfdc881a3dfdc18294e981a123c4c64f5b935138e8851c3fcca1926b3fdf980fd32c787137a8feeacfdcc7a9916785a2f7f732d0cd23aaaacd82ffb94cf10637eef834c98121fba3d39c0f94de265c8c051d63b808fae63b0cc9c7cd33075a119704ff32c8c129c27fb732d33a48226453844c704b337633437368cfdcde525ba1feb1453bd1cf9ee698a61bed5f3ccd9351eb754fe7c819bf74383288063ac25c9067715264607fe187dd48267f9d3453bf2eeafb727eee4de87fe55e6e313a69402dedfcc74ff0c84c30a68074d541e4a4eead5f864ac7fbba0793babdb9f4177a1589e4caa9a68aa1eea186ed72d2a7ce6bc5ae79dd95cdd9baabe1cabe69c07ee8d7fcc073f5d57f4cc03e391c11d685dc99b0f99d15df9994d728428b97b948d34c9ff0e97ff30f3eae2a5eb8ca69b52bee7a97b887c5c511ba2ee6da9f756a438da6e766423e8eeddee780f54cbd77e0ba90fe862ff5fa34386a349171f9dd6695c7dffd1c129fbe9bda78b8b047c38539bc860a38047ef13cbacf7dc97d621b322f9dcaf9aa0bd6632bb3dc997d6412adc15bbac252a99a8f6641fbc4ba99d4c5d1dcf31d3e5dc01e6e4f6e17ba189cfdc8faf30131179ccd972c5986075fb951c19effb49912bd3c72249ba2413fcc227d7d328a9cddf7366b3f53cd1ebf3ff02139dec7bb86a3fdc4fddc36ef91d9846dd2971e9f7591a4de6509f1c51e1f98ecc87ab16b8cb393318e4374ce2660eb7ef9f3b9eb317e1dd217d1ecd58bfdc25fa7342adcbfdb24b0b96f9be9c8f4a1820ce218b9625dc135a4c4f3274dcf1cf5475504e4ccb70f031441e2623cd4fe6efadd513cf23bb133223e6a56f862a7f7bbd4689e8e92be486095704fd344d4ba99d9ce4c815dd38ebbb14cdff9a1c83ec8e7a79726877740f329e2613cd53f8dd5d02182a723b3a7adfcd21a07c3e62ff013dd2477e55c42af8eef3f59bd49e7f7bd87f7188c0e24a8fb0f86eaef0c78ad4f984e511f72943ba20ea63d5e392cd37ceef80c4723232f5bb7ce68b53b9e19ba7702732538e648c79c1e21931cbeda2c181662125662bc72b243ac7fcac468c272ded6ea2c3dc572e0ab91b1df909894b37d13b78937d5f753c3cfa6f50359c2b221412ddd1b93d5d6134715447a6b007f778e1dff0c5b8662af5e65eadd61cf77fdfcfcd6b2292f33c59a235fccbf057b5c4e2e93f731f753e7fe3e7f7ff0267fdecdceb262dc0471bfbcc038dd4c619d40fba84971477dc8e78ea6dcc08ae957dd98b26a132b821acf570a83fa6e7fee6403f7ee3c3589772f268fdee7d61f999d34dabbdd1f7131354591c3b9149a4498b5fcc1dff9a0302a75ba5bf26673a21cfc317e9fccd443dc4980b333dcc8c9fa218831c3882fdff0c9ace717a75971edbf75716129798117b4de80b773e3b331548e1269c13ae23eb96114b33d9ff262cb2beeb793111b58613284f0735975f9803becd32f719b7eb8a0643cb8e0f5c47be6463d7ee19e594e64999e351e238a9e8741879ac26316e2384b910539ab4fcc24b7baf172a3f72578371a21c1f9ab58e8ecc7fb84fa92dc41ec3cc29425c12a572a43ccc515e398d34b5598cfdd15c6386f6b5911376204c4034d927f30d7b8f13f3cca655feb97f184efd799a7f99b44c272d991219392619a3e7b8ec2ea9c3feffe23e4d52387d32ac9cc1f9a7ba355c0f7aee2675feb271f5dc78369ad737d0e63fcd2472dc289723cbdc2e02198694461928bf4b5ad267d87785f757de1fb8826902e6dd032198c7d384fee69d74f9744c36a2646532eeebf7e68057dcfcafddcd5fb8eadcd7354b9eb4487f74acf9b91721bebe64589cffca1fb831704cc13328fafe6b37f9887995197741f71939be4c0942e64710d7efff0e1ba31528e302ee5634034dfdd1df7ac83cddbba2384a8b86ef7d498e0fee4597e130beefcf9a8bfe6e764e8cc051de781d7765f58fe1ca4cbfb8f83dc982ee64a72e7a7de048e6ff0cc55c4987d4dea398aa68441f7154ee8682f35cee4719832ab2b875d424fb949fdcde1f4d78fab88515df7315fac33514917259553cba5b91e9c65a26ea1c074c0cb80cfd732a69ba392ee04d5e19aff0e0b09bfe9d0b931dfaf7af98cc63ecc18dc4c1ebff11a70e87ababd37bea5dfb68e9a7e4611c3cc274ff0c53ef3f35a7d868bf32f44c0aceb9de919327ee4eff31bc8359d208e248a6fa274d71ee7f44f99954d7c947e651e3975a4b845ef3dddfb88f8e77ddd8999e09759f73293a6fb64df4cb1c40323b4fe6e24f2f8e8893cc17c8e2cefb92b8de5eeb8df4d21263f7a4c9871706779c14c247e3822b873fbb8614f7ff0c8de64adc857d7e5c12f98402b3e98e7c73032cee96b1562eb5289789ff093b87b918f4df3e370b2b0ea6655c1eacc2f7ff37c21fe66a4a6b0e7f59f47ae5d3db1d71f4d7618275f5c141ee097e930d79cbbf57471eef24c7fb99fd1a875bc3bdc3a1cc7e77046e953394f984d0373e2ea0309a1ae2112ee0a0628b723f23842ab9227ee6497225d67bcc215378cccbc733a735f7155dc68a8e7993a1828c83a7fd6adfe64c993634d56a1ccabae35fee9719c26e3574943b19f70f0dce9dc4d4d3989d1841d40c8a72c4251fb83e87fe17cf99219f77f8dcf74308dd0dd6652f994118e921fba2b5bbc8f399a0963f7531fafee4fb939d70833341e9fe6a2bfb9fc60a650f3eea45d34df33d6eefceab6770a499e3a461c4e642533d864fe6513f37a7372ade3acfe2f354f5cc1557b994fc43b81823911b83831a66bf98430bfa7ff0cbca849572697f8c1e88023b817df4d40997fb1ff81ca457eba727724a3e691b8b5c879a6bfbe42668b9f2e92e8d4ff04de8db8462c218f374f9bbe7ee4f5a5f35264148fd77fc33c35cd79a95316bfdd4d2b8b47d6845644c562fcc32d96a2fe3989147306cc85fdf7156b838257cd1701c4c56c5b85b21dcc8b4fee29f869ccc41d5470a91adf43dc17f0eb699455ccaa1d30c2262819191a7f73c8ce4e606b703efdcaa9aa7b8320614cc753ae4fccd9507f30d2bbc9e37d363597dd1a1f9a1c4090d1f99379946037a9fde61657fcd145c123dcb59d943af99bd6a9a8fbe6273f194e89b8cf7e4f9966aeb127fe7a29d641f8610dc813cc906ac71686e380615ccb93f7ff296fccbb5c58d32fafd6f7e74d25ee3c0197e8e7c9aa9e6bcc384f9ddd8ff071fa33239641fe608181113124e280f3587e0e0e03bfeee8735266e5e59a9a319fff0bfccdf8ebffe3a6d4872a78270aff32e9dfb85ee61ee9899748e2fa61879871beeb7cd2342891de63fc3840a64280d63ae39beea14fb883e30fa3a2ef130a7124bdfb95f5882fcc85714437dde7dce4dd9dc4665d24c6c18a895f77b8ff712fdb5de46af07f348a51991cbe1333834d083a65051339145e31120fd33e024dc9bffe2c9f35c0a85ce9851ed77c1ca731345579ff089f7241cd4a49ff8bb2297215e982f96fbbd41de7f867f724db665da8e35bea481e63d252e23c2a975137f4e481fad6f4faf740fd68814ccf87780f633764f6e404c239b48f7522737b6e23f349e6f23d34d63efb90ac991f1d1577ddcce6ed6186b721d45a75c7ef215c1fcf749ddd2f31429eef15c4f86bfd41dc80a3dc47ccc2392f6ba49dd44c74c1a8e64854ac697133c334c170d83c342d70c53cd9f2664a5ac7753c754cf3ee75fe7fe221a7a19439be5d711ef38502f6f3fdc6adbf39ac5afd571c371e440ccb4b82ceec4faef5ff74c8e31d2693391c69c4d725c8ac699f56ff04c493dc287d7a18a8fdc7e1dd2b99138b901d32e847060bd7324ca3ce6953eeb91d78640985cc78eac28e7152a64bfac4c979eeee82e227d4599bd6d030287d3a66c185b0d2adc2b48427f313afbbf1baff0c39cd07c7075c2e04e775ae8fafdc40e7721dc773da61d6992ea0ee71cb819bb3ee5797706e735123ff828adb83a7c4a1952f05c3565c09fa7302213c39b90f79b9bfafba0731d4c045f794e6488bd6449fb8a45664b0f987c37adec99597c798fa4ca7b746f37d373e3bafb74486173ba264a681734f5c56936e083949171e03ddeff05821891531e3b97eef4a6e448bb87fe17979bab581a767487127c31310aa61d5bee38b606634643747ddc77fdd2dfeb10e8b3261e6562fc331ee84dc3773f38ff098cd7eac921bae444c47330d0f0e741f4fbff091aebbd71f9a4fbbacb4bb8a26799095c9611dc039a3d33988c718839a1b8b1bba4f669b5f32438b9e45d142e828e13975f2ca73c5d6cc53fa4c61cb4ba2b5b1666f9dcd8fa39160aff238868c7453e3e6eb3bd9b933d469a5ce2493429f1ff0c1ef99178d10ebcc98ee46b7ba3c654f63dd49a4e9dcf44133841eb1fd6ef24d7e398a7a533c1292375852fcc2e8389239e298bdc3d17557336bfc66e215682f1dd4c3bc3fe6af9c9ab2ea247481afdcc8f664bdf6ef43e660718d726cff0331d7bf743c67d350839621f5c74c93add0e2f5be9d34e62bb8ebc1c67741f23a27fe1160732f7ee13fe7dc0a7d332435466af5bc77ce47ae661ebbde7f7913f83a6541079f99815f34c27b75a7df0cee8fe19e43fee1dc0ca2afcde9f74e759bd17dc98a4f1c84ef751329f8781afa63e3ff0bab75343f34f1f8407fc743d6e62bf34b35c1927fe7e65890e95f31f9c87ac27fe020a9725483cfbcd5bd4e8862283024c827fdcfd617dd1e43f576909a3a9f191ccf82a9fdc6f399dacaa72c668d9e5c31fc7c7295babc3fe073949d30db5d493bf327be68f1e995b4b77203a68a6afcd51981c457e680384ba983594d1320c55b55eb7fd062c0e3da9dcff93dc4303d78e18afcddff0e907cc420b962b388ecfdfdcbf7f865494422699cdde9cc6094f4779111e37d37d1d64e73b4f49ba5e2f335e25a6274c1b531f2efb705d6e1d7b9e53e1e6b5d26564a99f03b853bff08a8663fdcc4064b73083d193ae7349305b31cbfb83f9d714b184ff07059ca7e612e211ccc1fa6f4d6bfcf9a14c8c5cdf7249f998398270efe6aa7314b794b7235fdee8fcc8bfd1dce521b9d371f29981a1c3ee09dd2b3013d64119c32a1ee9157eb3b32569915f711563819ef9e6e371a7f725a4fbccc2fc3ce90e526ae0bbf09779988037a77fba5726412650eb45cbff0838f24709c3246ef2746125e3320bd5d2f8c93dfdcbf8f327f74f6cba63a47f758c4c956b211339c32a070289d22184543cebb93f76dd44a5f743173e387d47dfe6f7fc9a06fb85c6f7241c4ae9c308543152d1a8888f8e0a5f5c72a3ae234e39428b93a70eaf4e18043fc69f335cf9f32802070918167efee5e44bf723f98cc83fe931e3d1f99ff0f18ba99bfb84aeb9c11f5cae678fa6239b3a61e73a3fb8baef86a329c4d27be7cc177c3b9eb01b7fe640f7d9cc229a2336805c98dfcc0f04ee64477f7793167ef7015cfa390deace985cff03ff222f72afe395cc91ff09bbf11c113823ddf4433fc7302678e3ac9f1f729cbbb9cc73b7dc57ca1be1384c16d20701dcb4fe6522539bdc7859acf7127dc231a239bf5df43f74889df9a3b99e853e6593f82b84a8ae2afdc34eea4747a18afc8dc393f717a728bfca6ddb6e0bdeb9327c07713fb9e737ddf4ee524fbee903ba13acdc653feb7eb29edc7a4d7a9d9a32c55d1f196e53b7083bab51bb03eb033d7fe31e6432ee1bbfacbc0e3c72763ad57df33d4e7ee387eb2263ee16991e5e3aa93be68dbcd1fb6ea9f5c98bda7356d9f70581f7f98fbfa76fb8143e3cc441fccf3e2f9997e1bd294d0d9901beddc45d5ae251f3c74a0e9eee82f784042a7ddfe4c38517dc3233ba72e7c4c19371c87a7f98e8f70a53b7d31ef4b98bce7dc83bad37e1c513c5e6a7b632fe2dd067b735ddf0b0f73c27e77111273dd1436ff7711a988e6f67b88d9fee11fcddf2f4347dfb86f113d29890747422f5c444c711ee8e9a74c816ea24fdd03d5dc64bddc75ab4c7567d5ba97cd38470a8692ab4d484bafe30db9f184cb8238b82b983d6132aef7b80dbec6b39868a7e4ccd6ee19dd623cc9fa71351fe3bdccac9d72e743308f5ed557449fb938617bbeb9abe65441d00ab7423f5ff0f87ff8104a1c3346f8633f77d5d6e4bbbbe474b991e1b823ee19afe648b3ee171f2eaf1badce8f71ef5ff0c6461ff8055c931e2bf5cd5d23dca772aeb9114fbf34e4385c68cb7234eb9becfdc907edc474cf1f17427e187882faea1e07071ca5fb7107c1e33147b98e5a9803f8ae5c171d5d39483d72f80de18e2db8451ecccb9c0ade78cee5177d853569be72a92ee222ab1d474afdea29a6b87d4fd61da7d77de991152717145a4e60b915c1432e8ff8e311ae780e7aa6aa8bee5e18a5b842f83b62f9cc385f3988b26190c086fdcf49a14389ba656798ba97173282ef43e5c2d17bbbab879875b8eeb3cca47e6f8d3fb9cf1267f7583990b98530fc8d42ddd9323eb952e125ee4a6fae8743a9be0f0d493e67afae2f6f7043f9821aa621f7dd5185420ca4d687fe041af864a6681df37ce1bef1a60787cff0c5c72a181ae9ecc8deda63c9f311309beb39e537fe998db266137c198a21a2ab5f23bfb8e989d5e37dcbf9854d7e3ff87e31a7dffce8b913dc1eb95af226be6bc9ac68e6edcc9dc520f310a6b932f819e333445bad5c163f7329a1b98e9980df73799f4332cfbab7dd62d05ba45f45dc87f38e32ceb41a9587f358b5ed9916e17bf75f89f0c9b7d6a7d7eea8551ce6da3d75545f43fbba2b5bceb9bd6e3946a281a7776681a16145c2f6a3f9b9612e3c941dded5fe18c13dfba3d28c67cbe26e42f4d01f718efcdc436b82e1a7c7ca74c31fdddc321b8baee0ac87b7bf9a8fd62c4b279969dc2ee28e7994994c2773bbfb8fab9565d261faea52c37bc1dc518e26129799d7e3e61f985a231c268b573725fc3dc2c1cef3ee3a1dfe6a9871c37898f199d4652cd6c2f9dc867bc043bbc27f26184a653a55c5affce8aea61d78bd31e43cdef1f43355fc0e857b9f2988564baba3e18ca7d7bce4f97e63d63c3a67ff0a643bff087979949beb31a049bdffcfb97d37c79ad3ae883bf1927bff0aa78ff0e28bee42dc7e75f1f1f3307e3783f7cc381f3f73f33d5f37b7f7e63264c3e658ab9fc16ea429e9996faf8e24ed7cff0705e7bb9e57bf2603a27e3fb957a4773161aac3efcc1e9d4de8317e67b4c9825f6ef54dcfaa681f7b3f32ea39884c183f294c7ab71cfe799ee7b8b653ee8e8a61eb5be61e86091c424d02609f4bee89507a63d5f1c87c7d18869e6a80a4352a66eb3c544663d370c1e9f712dbbe73124f5a83a61773ee86dcadcff7ff00f43860c2f99d42861a64d1b2f7e62a54eb8292c16dc1dae459883dcdb755771fe3dd2a3e31fcc22bad638ea3fd6891d0159947cdc0cee5ffc61fd6e9fccb946f3234fb834fcf74808e60fc6bf98eb4260467e8a7718bf99c87cc8c72246f55f4def47cc4a78c8cf8dca97c3715156512e84dd01e38cde0bff1c6fe7fe0c99ad4d0eb96b5ca87f75e1cff0caefb725c9fdce6c737238d472e8f722cfac1fcc0907728ca63d3f71222e4aa1dc2c7eb9881e9720aab8f325a49bbbf570c57f8c68f6b460b9b66035eb34c1f5fb9bcaf2655fb388f3eea11fbbc1fdc8284f74efc690518136771589f6dd2181abbcfdc1a7eb08390322ff7253998de60d1ebe3aff2b1ae8f4682855f725428e77f4b93ff97411fae11f47bade5ff0e9a37f2571267d399966a38571d2f309f77d19abd3dc0a723baa11c1651e63e8ca3cddda9f0c557ee3d5ceac5a1f7251801dc019d678336b72dfbcc8eb21a3c73dd2bf989d6e95128e21c3f4c3f337d4e6582be625e3ee321f5c4dcddce85b84985039ff07d30c211705535abcd07dd61fb88dc93703320d427e44c5ee71cb0309e9eff0e54c7399564cd70fc98466628131897dee262bf994a9daffe5fddcf9ad9afa9937ce6a777e9cb87f739f37cb93eb26ef59b708677de03aeff0e41f74741fee97642e3b777e61fe5523c776eafb8c2d1cc3dc74ee1f47863bb66a682a4c817fee72a7a6ac2a6f146438b5cd16940a66cff08317b1bd7eaee2fc5cbe69c7f1afe9d51b70ac78e09f0d7caabdcc3d0ea3a9dc9bd19251f77dcf6c7933bdf7f717fcc70f0577cbfb98798710efc1bf55132afde13d7ecc8d2653cffc5f46a12640e4e34a7b9e2fbab3d86ea637a66418f6e73db34e555d9bfbd1869c19c8f126fe8d47cc997adc26f6b5b1f19185f3f78dec597457e99e6a530615e66cae25fba20f3325bbe95c3269ff7875777c3dfc3258bfb891d5e7dc93c06ec36f4eeb937b31409c9bc9ce6aff0e348d631f987f3d4d1be662e1c425ce354d586fcff37aca1adffd50fbcdd6995a933df32353343beffed24e653ee706e923ebe6226419aeab3d32a93ccb058cd2bff0cc14bc3f748ea4e652b24326f71c88ff0b923bc6127d31d18ef73748e3cd6a60fcf9dc21afb3dd70113263ae4e3cde939a16ba1657ae5f209926a68170c27fdd5fe5a85e98711599cfac07bf7a825cc0becc7b83851be693edfdc3c3501f8e6ba4e648c289fddf75853b833af71fe8e4384a9a321a7fe8a2eff9747e64e6ea77994c51a5eee8b268ef8ba16660eee966bcd5deccd0982193ff01789a1e63cf32cecdecfcd358f4dffcdc9070dc499518197b81c3e7ff0e2b92ce76e4e81a607f3060d7f371b8b930304a9f7277baa82eaff3858d5cb8113fb9f52fcca9e65dfeb9bd6f997975994f6e1e98293d558c17f30d346abcfeb463ac865dc38ef3e3fae28a391574e4bee4d0f6eb8bfb931ea3c3f722452a6e6d79afc3ad47b1567dc1098f6344a69afd56ea7704ee0454dee33c870ceeff0e2c05fb67fdeb7fe64a5f723feee6909931ad7bcd6f94d418f7e1877f25fdc6d4e3997832c4bb99f5a601c617d5e3b925ccc426a93c5b71c3135e38d7579e66f9891d445dc25f733feb5ebcc9f99aecd5f3241ffc95e664dee1e34559857578f323fa64faca93c72881dd4c772fd3a6caeed582b9bac354d60a7eea260e155c11532ae5dc76ffcd6e0b28c1be6b93777263f590c47bba35f98d4dc4b31d4d0f187eefd2ef933775d32fae95b97ff36bc87e6f263a67859a2e7ba865f74d9bd34d2b9f987c0e7477acc74271167cdf184b9a7f17987b277f9911122cfbbc2c87977a0f4701f971c7fdc947d71574c1c7aa6eb01f77e9ac6ea8e5fa396ffe8eff0e47c1a730b9267cd1662c72e265c37ddf75c18a65443b711d4efe631e4ba041dcd7546eb5b984fef352dee05678f75ff0d0932e9f2a133e92c4ff01aa7c2ddc05ece63fa7b8079cfdc191e6a7b809fddcd30a273e49a0aa7ba52617d0ad545b8293dc2a69a274c9ff0f1c053b268ee3fcd4acee94f26e1dd74dce127277baa1ddd56523e8f34844cb0c2b889bd9c51bf7207721ce09b93858e2c6a5f39bd09a8974e9b8f7a9bf0604a604f305c82e13499e777f59087359fcdd8fcfbb902e7b376498ae58e614cfff0642a3ac710265ed35cbbb17f9a684f720797ee6f3ab872e3e0ca11d04a7ccadfe6bae3562165c19c8e33ff0e192a3bc9dc837ddc1eef6979dfeabdd31cf8e6afd0d3433de3bcb398a7f38eb7f2acd26ab9eefe31fa716bfccb72cc3ff09542737f7328dd2faf713ff27958c28d43edb8ebcddb5cc30f975ab808ffc226e4bff0e13173f7ee44fdc7f6b57bab447529c479ab1d152cfa3477f8e3274609e9a163ad1f8cfe3f732903285328833303eb754be4c6db92db5777fa6add7071d272e8d1e5c438d6e3b728077bf701abee69638f1dc878c81a6a5cda3fe4cc67301caf2e1eee8274dc1f99fa7ee284c3e9e6524bf6e539d7abfd6fbd1cbb572a37027edd5f1a7a67e8d464ba2774ee587eb8e8137666235fe642fd2293dca56e5167a6589cbf776818c8f34b81f5d07dc23eef1b75ca7e68e92ea2be9a9ecb9ef0d7d74bdc81dcbf2f75bee45272f4cf607bff08498bd8fdf33e732ecc1ef32961ac299a3552278ddecd2fd79c2a4f8c7c61999b8233dcc5bc066a2dcc2304145c87450e537b1eb6a1435c0e26958101c5c68d338abe64e37bd91cd7a9a98dd4321e7dc1338350af74bbce697ff1fe71939ff82430b0c01ab31e2ed8e9e06553e6207f729f7588195ae244d617176ebf1c87af174303a2314e3a1d4f62a35c57a9a2fc372c6286b5fdc7e17744262763fe53ae75ac409725bdee13cf5ac517edc13beeb4d49dfb8924efa6b6bc74c779ba21d566792ff0d3547b579c2d79ff91a9f7e63a38826f15de53c5a68479ba86893996acba4ee48fdb91867b8b4ba038826408744b84c3a7e66b47bb831d76543bbbc3813cc57324cfeac1b5c8057b7cd4f352396e69a5d6789a383aecc77a3a63cbccbfece7adf6c1465ee5332c89a54fbde4c77ae7541d527d344c1aa6b3acf83f35098b4fbbcb317f813ffcd09c215cd3bccb9be3c8f74277158f8e413d63d9f9a3d7974b9f1ad4d1a87872aa5a65339dbcd4e5ba66661b8d7b8454eb9905d55d09ff7310b969839de0ff0cc1a789982987dba1e8b9509ee3457ff0bcbfef8d3e3ebb88ba3ee90ead9dc57f43ff089741de2eee57bac8e51abc7f746dc344e6b61c1c854f7569cab345179bfd19db927acd2ccbea6b8b572649a714f98fcc808bdc5295f99bc13450ee43e3b9751c75c0dc676870388caa939e7ff078aa15fcd320f78e2c3f1898d94c02dd4ded86e889ba355fe6efe9ee9ff09667caeaba941dc3b9571c3e6424c1b2ff037d98defb82357dffcbf31319804c03dffc2bc9a3962f23ac6f7190e17ff8c4aca19afee2457ccf88622373f780e1b6e5386f5a3e985018ae2c5bcd2bf5662718ee7d2b756bf358d662a6fcd3d38aae65e6387eee8d1fae9c263fee138937f48a7fe851f9ba71f739c15cb508b8fb67e6f418f03d6e8ef637cdfcf7f9a7ccce610e4148726fe193a1857ebe6686557f77c14c972cde3e735be6626594c5a7b9a359622732e27f9f9a69394726e9af86f2866045ef7ba0a8991c9940e0d939271a9dfd1d6ce7fe3df7f88ee687192972de55fa6546d7153966662e3ee61b54fdc9756a9733138e37307b75f1d9dc7321cae24263df3fee74f7cc1f5cc5ee015b950ab33cc74eb77eddcfea13261f530ba334f630c81d5c23edce1f99c5c3afee805e60eefe1a9432899d79e6f15c472532fcc79dc1c7c789918ccc85719f8fb8e9d6e7fe497ee07ace31fbbadcee75f8c435e412bc4c249db8428eb35d1f352ccb077205995c2257fe07abeba9eb98431e8fba03ae1fba22ddcad3bba641b813f3419c8dfadd2ddf9d19f5d951ae3a999fb346ff0e191cf3eeab8ff037c991ab2d1eb9eaae8ff0ceacc542e0419834e688bfbe62f0e9922672ab90b91f73f16801a445dfcc6b04bf26244c8be8349bf755b9656eb7f4c311031c671a3b153c34e1aa7721146e522604e71c82f4f305a9885c3aaae1bc9e617cf346a1e16b8182c772172f43c7208190a7533afe6024f639dc9ec4f4c11f415c21a05fd09a6bd39852e382587301ad5dc8ef062975eeedd37d6f72ea3e6848efe35e01ce6e0868bface1323f1d78ae0ae68e279dd22d32493f73a934174c245de4fbbeeaffdd6973119953a65e4c8e0fae77ddffdece6503d2a98d5d4238b80407047726ceb73e875bab41aaa38be41c010579bf441923eb24ef8c1f7afeee683ddd0d3e641b8e68c9f447cffe6457280feee43ee5d41df87e18723951331a5ffc2271cbcc11914c7f37ae9a41e4f544fe66e5654bdffe177538ef7e65f24c9ceff0e1aa5eff07413218899dd207dc05984e67334e73bc322c3b96288e5855986f981f19da7b8b11f34629991267b5d50e26e946e3ff0622a53bee6f340fcc3d679bcfc1ee57de91593be5e7994148fe62f5f4c83dfdba2b770a1882012df4c2eaeb8d7ee6b4b6ba852602798558f3fbbfb608191ed26887fde1fe17724279818aa37742df3746ae23fa18d1dd24731ff5cc1749971863c8f3cd52fe7ee4bff83cf7dcad263b8b95df6f3481ba48c48f6c426711adff0c8ee443f34fe7b9eabbadce5666c1329f1dc59851a6a4526825ea65613f72a94cbd60d5cfb69fcca54b31ca5e6387d32849f71683535191cab3180e53b3552fba01a4fe3bc83211f98ba3986663aee44348f832625c12cf9c6779335359cf63f5c36be671fd3b31cb01a2bf5c7c98c21e9b85fcdee673e6f91e0ff0b3413978e2804d5d38bd67bf738ad56dcf79ca5ae51c38536693297ff0fe9c2687dc1322e1dc25bc2ef6172abfdcd4c4c14cecfdc07cc38e4a3f7185b4f7a8e8dee63e41c8ff1961a192e4b23903354afa62a86a4beeaf1d9bfbef8e4b843d898183bf4ea89141912a5c8b60c51e187824f8f738041e6eae23aea7131278fa68f9e6878bccdfff0331fb6e3fe9375789ccdb88650d4e66b95faf8ff0e0be95de9ccaa1716e9170ae7c7e3a9a931b85b13988bffc29e7dd12dffd3dd27dddb2e3a4cc6931a3c67743d71fcdc7350fcc07c32c7e8c8415dd34d96132165457990b55c8048c91a32849c777f7baadf992629efb9af21bffdc5546454775711eb32d7fdcfe8c211e8640192f4cfc7c725c64fabccabdc474a5c2ef87e66d9fc2d58e9580bcaee44e50bfc629020cc55e561e0da12e63dd78735ef149bb961e63d7776e5cd3a85ae173430bf1a80d6bff95e67c2e471f9d72cac9e9323027bd70df195e4e6831ca65a2e617c2cea3e69179f18d8688c14dee7cf73ceefb985f393283f661a3edce2547f7efbcc853f79883d99d98ab0f532949f75d59b87d6259a5dc71cd41b8efc5cb23ee47b70a66c2e8c35147e9f1c7d3ee42ad9a273cc7e37795f5cabcc261aef991d377c1dcbba4e6474675df8d1a6e26424f9a8a24cf9d75cbbc8ee48c98b95f71c982e9f73b83ca2359463ed8f621f37a8c9b388cdc332772774728f3ee066f99752beeae3c93042e413add0f9a88e634c78ed985df99f9825f1a3e8662a2e53acfd3b78e6ff53ba08e65c3c3729e9c5afe7ee7d63c79a3ec781dcdc1a10f1d68e353db87725c44df5771405d544dfb1acce137e67437451e743ff9ff08711cbecc384cab957ff012967fe2377f326f4bbac469d738105d44c0198a31fee348c559e4c033f727cdf8d7997ab981d1d30c375351b81d35a1fb865c0bf7236ab5ca18a53f7bdcfd1a08bc7dba0c9f563e892ee6d3bee7f97760c76e302b6598a7097828fb84dc3e72466a43287eddcc8ffcfd4c351b9757ee1d79ff0962971eae712fb7055fae1df7dbff09ea381ca9338dee3cc753ee8efa7fe5f1f723b97e6a5a6a7d5b8fdba67baa9cfeefd77a35e18acccef66e11eee8dce6e386dc81dc1e6f1838c14cfa9872611c0d27b9496990374e8a86e9db8ee251a67be79b90ea14c423809f3ff08554ff074984b72974ca8fcee8c62497ea1cc486a459e8f764ffc7c265444d3281a74c71517b8a3d7b849771cbbef2e46ee14c2119eb9e6edd71d17dd474977d61e06e14c4d280fbbf97531fcdc3fd9a8fe2e975fd195e9c8f86e88838bdf8df58f5cb33d0c26228fb3727b9f69f30453414e3f777c397baee8a957f3168a57cc10f137d5f8bbb18a5c308ae67052471366662ceb1c1072872a3a4def1cf7309ad750ca5837189acc43d331d0af305de71cc15cf14d6e63ff03f7ff1c973b4e6b13b81f72f1dc3f35776681e9e9b87dc7cbeff0e07c181d63fe6e717a1beb73e197eba25ff0c186b2e5e930bf73f97987cef9ccf9cee0e8e5399231d2bba218bd1ff0703ff1c7b92ce5e62ab3d6a327727c3baa5e59a066afa4e69d606173c4ce30fdd1f3ee43581e1b9e239d8982a98ab98f2e97df71e7724ff5a514d063bde61cdf5ab3f37478cc541f48e599ae25c10c838c8fdc39f5fddf46e1577551e6ec9824e4cff0d323d3e55ee7e8f72935d9f771ddfa397972b57fbdd5f7ddce2bee649f5dc6b0e973d575adcc39c3c84a6384e6ec8f8fdce6aba553780c5a31465c57dc09ad97d737df9945ae2acd28bb3984f1e9a58bee6a9deefe6baff0e172153748ae21fe653e692fe6ab7511852eec7bee6cee84ffcc710f7c471a7ba2a6f25eb853346772b7bcbbb4d7fe99a19fc6a8ea78f75aa653ae28c168991253e395f723cd6971c2cbb854dd019aaeb83d1bc41970f87cb87098bf1eeb29687875cf35f6263fabbeb2346e1d61847ae307dc251e6691a22bfe616cfb850fbf9816bd4ce105c07d3999c394ff0bae27b1c86ab8ee897ff019bf985ff0c27dfb7ff111e6f3471964dcde3a2632b869f4ef19738c64f9887bbcc8d544cf57c7026b3812fc7367a6777dbbbfb17542fcd7834a4c21fbeb4695d38e4a4c0ca89dc7c2f729f771557cd25352a8ea5f9f930abb85c98f190f073727f34417ba838221fae6997effec72d25265b36f8e414b8746bb33c5ca89798213ef77d99ddd33e6f5bd65d4df6e7b6137431e4ca39776ef43f77de1135e395cfedd53b86ac8e53f7521e8f1c440e9e98fbd584aae107c61a49cc0ae22133be43194dac967ff0324b714fb917dd483f726720f750935780e67c3e6f169a6b7ccc90cc3b9053ee824c21a77b9032ae2b8dd27297f1bac135e48983f24df972a3bcd71a3dbac25c379cd73ba5afd6579a13281434d1930fde140fb8721847dd32feffe4a8fbac3dee815fdffc3b5b8713c32ea37e77de75aefb862aae759112bbebb89fb71ce6996bf1f75ceea6a61e376190f1dd27fe029dc974f4ad2129845b8edfac74c2e5f9cbeea2b985de2e51615fbbe26b7b7b9af98507ddd3a52e0effb925073794de640cd49ee4e57389f7e6215ecb821fe733ccd635dc7e65149844fcc34c148ea7b9f32be665ba12cca3fad79bddf4efbbea6a9cd0f44ca9dcbd5c4998cd69dc24995bcd2aeee84fe6e7f930fc64fcc4b8b38730c72273dc94791d655c996461d1bace4709b72a19a05c808cc0aee34e985899a0d3d73fd3a447f72d29747fd67c8ba7bbb1d724245c97ddd26fd6be60e29ff331eff0e271bad9a1ff08028c45b976864f82642aa9fd7202e58264a64c837983e6abba8b8a3dc338b7cc29c5853d349299ef5c0d2733b5ee5ccfa7ee289f19827bbc4429c7e7fe1ff088dc9887d740f2e314432588ea44ce606e6658c3361f7073b83d7fe6848223f984117767e1b823aceeb5b960d0771431c11d7fe456e8a1f5dfe5eee631257fdca38839f321aa4c509e7fedeb3dae1bcea21f974c94c3af31c683b8eb73afa6f99b93842de3381a791b84c637b83ee3a7573a39c29dcfe22e5f2e0d9773631fc6b39ff08551c9351060267aa7fe1c879ee2bcbe692abfbdd30ee8270b1eb75a693927ff0b84a192bd1c2834e3853084c09e623af6e0192f5e9942197243e6f32f2e981f743f7281ff0804698a1c9a1e3bfa3a44321dd3448e85f22e1f37de64bee22798c9bcd2238d12ab5274d3c4dd6112e113c5be775f73dc0b14866b72188e7453dd6ae9707b847ee3ae39f7599bbc2ac3df3c5cdc8fae97f8dc76e3fbb982b1c1dcd14bff08261187a603f861833462e6fe607ba92d37218ee48a3a655c2b9532787ee1c853215f333ddce98bc56948374b071fbbd41f9823174c1cfb7ffbbcd4933d7ffc44ae8b3755373d9a97f6ddf5dd6ed85ddbe4c8ce5c26de4d63f0d4ff07ee186f47c34f1e5d76533ee0cc6a41fe9a6aa39be4cbbdd7a7dcf17f32a177d644c0e63f7ee5523e6b12e5abaf9eeaa6f59466b582da18143dc387ebddf8ff08c3dfea4c5e84cd2acfc62a5dfcb372e139a91e378e25f8cc93c9ee851cae831323c752c3aba2474cb8f2d79a97745bbf74a37735a629a574c808fd34a68ef7065166e0e490cb44dc9e6aff01341a8e212eff5a3dee792e2b945277fc3a96eede91dec037a71d74c5e6f37fdcdaff058b771fb82132f7e70e351751bff095dff46431e7ffc6c208ffb842da13723fcff0c0e05cb681d4fcf337bc23b969f4dd58e029bdff0c187271f1fb8144ca6c3ff021ccac8e5cac2cb9f38e41d7a1e8380bbdb70700fba13fe6958421f30bae943ffbade225ee7c5cfa995ae5239f874b4c252447231f75150472b7eb7b4c45468e9a707045cfc3bb39acfe73e83cd29ce9b86f8fcde137c4c3059c6e41e8d510dfcd4237dfb819487242187e1df98962df981e79a8f701ef99c0b9af95bf3e6359e0bdeccbe1c7cca43e7736fdde9fdce6fd7265572552e4ca8b971e5c5b70204c08ce8d3f7483ba59a8e6f7397e1ba61c855df6cca06fd3981ee5a31c41abe354cb49e1913ef9883b5ddf19a27c7431fac2b0effe2f335e4234d0f68de667a5bbfd307d5c1de38ef174cc1ff589349779cd784ff3567375bdbb8b17dff0c0ba3dce18f8f31e8e0a7fdc8aabfc665adee5dc84783833d1dfe33e0e8539978e496980f0e61f4860aef73d5c16326730a4bace6141cba9856bff09bc5774f757f2e6fb3307e69de383c98fd627cc1abfb67f7c7ddcb37326949fcc2ba84c793bfac485de12df385184f8b0fb38c2e3f19896971c79984e3d074c214728b32f031fd7b9862f4f7f34e27becc3fa27ee1fb0c2bc39fb84f9d77e10b84658f9f77225bcb98b409fd99782328f23d662fe8ff740726c4d3ae69f4676e8259a695a8f70dc78652f8b4fae7810d714b7245fadeabffae77296aff31b385dc102f738f1391ff05f32f878eeb351b8d3762e1bde4db5d3b929313b31fe64a3a65f6f81ba05acb526f5fcc1f44dc4a74d03d9889ee582f31ae59cb82beb45c71f0c8dcd84c148e84a1eb323c3ff03fad161920b4e6140e5a065e65972e8323d75712dfe603dc48188b2e5c4cf934a2b41d7a4ea3fa6911b46718c6ef4e671a9c5e6b1073165aa7dc3f32b63722b3251fbc526793844a9a7d7275949c6bc62d4e4ad3dc7bdd5e61943d75d5e1952e35fa708cd6be64e07460eeb3785170d4cccfbe4de259422eb49829e7bb83d2e4f31e13768df6bb981dbc4c760b76e8dfbf71d38bfb8305fcb8bd1ee581f5b893473219e3a8a20fc33bda56e7866e59cfa39a484dbe99469c63be742f3f7191e9c870f59521b02bf99a959fccd2f665709bd8f5fdc017a53f53d71a9c27f7725acb33686ed3ea53035aacc275c8a3957de6781c6bc5fe82c99830f0cdc3e66e3a0fa94c0d73ba3efdd48876fcd08749bc199a3cdd1df33ee16c9fcdf699e0cfb9acca511c33fcc8c0c947e660ceb4eeb92e105d43ff02099dceae903c1af14b70dffdc4a65b93cce628bf7345bbbceee1c788d9ee145b55cbc889fb83f74fa643c7e6091eb8a3af7307d39552e53e623b1d6cc1847dc1a9e5c1b8fc3964196558f8e27be31dfa312cc457f0a664beb2d32cf876b30a2e07b1877d6ccaf186df9a2b7b8b71fe834ff9993beb5177a615c7e6847f6e1a1af6cd678fbcd4ff058509eb1495994c9bb8334ccdc57767a4e977efa7872772df3bbb060e11741efbbb2b8ebfc31e66368c9982d379d7b8f29e38078f3dd41e67adf5a3b32c16e9a0eee874e9bae7d30861714bfd4b742fdc75e59b87b64c05afef31dfe265a42b87cea1322d3ddbbe81fb93422fee01e17774fb46ad3f3fb88df84caf5efdd28ae0c3507a6a797bfae5de8e1ba472ad75f9aa6b43ffcdf29851c8247bbe11d3971784f7411371f30243015c75119abe7dd7f3499dae7b3381cde3d7956cb329530fe6a67495dc97c1399eafb91cc34df31e6885b855186e73517933a8fc5cf5edd62dff0b856e015806c7ba112e612e14cfe5c487e8e1b4571bde648bb6e852ef7fba36b87529876e6d031bef9fcc0ff0f86667798a49ae755d45e33d5d7ff0227cb73517f717b6c65d42aba96e65c7e60a3e64ae7cde07997d5c52038207f3e6380c3d2ea14b8ad032834b29ba3728b52c378639818b7720f46f8738bdc6194548fb1cf474ee1f0ff0ba927720ff0c937f9e667c38a02e41efa63cce6a1ffddc23efa3867ddd99175c2df69907dc9f7ee39eb7d2ba027f7dc2f6b72efcf3bac31fb72b9f9f3774ea677c395b4188dd4573901f41bb18f97dc4455321a69e1fe635054e23f1cff0314d1079f1d316f766712ceaba85cca363709fce743eef1d9bd3f72c727e65ccff0c3b1fc65547cd1a381c85df78628bdf95d1d1bb383be6a62f0253ff157f982472f9938213a19454ffcb22986195edc939746e3f2d774984dcab317cb2dc9e74f3351f778f3f98ae2df9ac46bb883fe99fc3aee3372f375774990184ae582e698e7a3aac8a2b8efc03a205bccbe74d032ff0f5cdc0c8e1ac2675d3e4fae81fc616e7a74ea8179a538605a8433a3d130e87bf732a090ee1f70e4ae7983f759930ac31c38ce9ae3f9a5b9528b81a161faf9a41d42ccf13e6a9304ffca35b9c0f315de55d59c6ba54f9a797ccf1381cabc7fd6441f99ca7133cab07ee3911cc03f571ff0b8fbff0e860d377d353f1a1e7dc23e775497316ca65d8bad2186386ac7e0ff09a9fa7a66bfa7c71283b78617f075229c57bff18927ddfc75e0f5325a38e4db2e12445d7198bcb3afdde96c7c6e11e3e668dec7f8c91b7fddf3910a9325c4fae60cab1b89dc13aee4be645e62f7282fc632535de6793eb2b7272e75d21618635c4d2a0f71e7cdc3171653ccad2ea30f37ff1b9db1b807cfe61a8a6e9d38fac741bc8c14defc55f39ae2331213afefcc8585fba61d666ce1ba4f3b847789bf393e3e69e81ab33055cc9cbff8279cc5e7bbe8c03271d5d2f53ae2a9ba9924c171e6a49f77c74d867e3952bfe627d0593fe6aff217509c53c49b81f3b817cc268223f4c0452b95f0d04a627cc331f232fd33facfd611972a6bef9a2a3dfcc151ae5f1c57269809a1d16fdfddc1d6388e43312644ee456d1f664e83fe6e8ff7ba6281f6e05774a3f3178317a51725f575ccdc30836f35851bf77c9ee0a3bce687f87cc976abeae08c7e6aac859d6b9cd036b3a984cb3b9bb88e747c1336edfb74bc17b7b8fea8e89d6fefb9a82e3f3bfdfe66290eb93dbf1f37c130fe5c9e173d241aee159de66f67535ce22e08e22c0898bc7bd5fe3523c4fcd3eafb8fef975e8c17cc9981f71472cd0e18909ff87c3ff04e923987cf730d37cccbcee1fdc863e6829b8e98c6389703b332fdfdd3ff030fa7530e4998232b94cfdd4d057ea3b338754f598fcee017217ce613a65fdd571cd9118bff08469f8b92530382981de6023941dc52ffb958e83f0e99e6b1983cfb91f53ba80b350fddd7bb8c6b5c63d8187e985b4e1e699b98857ec68e7f193ba5c755d6fb5dbbdc783025d73e8733650cb1fe604c8a66b180d048eed89ccabe7712d0667594e6eb9a44dcab303cfb8077dcebbbf8cb7ff374193b4f73a7d991b3debd301d729098ae711e9f3eba6cfe6f630c23ffcdea5c63028ff0e0499092dd2bdc18289423883d12e5f28e69feb25d7ba4c5ea476ea1e1f57ddddca3cc10133dfb3404de31c739ae551ac754fee485c48af12474a1f5f4c49d3589f7144d15d13410b9138eb6cdc3e642b350274d3ee2e3748ecddbf99561a3e6f705f701e79a7d337dd174f4135198a28c3b4b88c4cadf76327813e63b2e87c9857eea873764534aee29fb33aa5babe12194df9667d33aa8fb927a6ff3c9f2e788bdc9c2e76dc5748ee2691b84179f73ec3728d7e69d3e65f3b9d17ff0fa18548c706ab9e3ba1f5a9d47dcb69eff0fe19ba3ffe95c363c3b77d841af4e4d6da134af937f46e3a8484cfc342e78b75c1319850cb9193382e7a9883cc388c503d61664b6e5c7330715963baa472ed952e7af69925c9ff37eadcef7319e87fe5140d24057f74811b77cc34bb9a79015b3dfb9d79f5c435fe4d473307f7f3377d658e752bee42beb5323eb0ee6c79f99e257e5d71389d35d7dffeef7695cba078ff0cd7fb5cb8be8cf7e53f7328419347b5935f775d7f872a4a9f9930b0270b4c5ef23703e3ff812bccab72827ecd39757717feeb71eceb3dcfd3fe68d73bd7217341938e937c7243cd17f261dd193dfe61e54dc3375cc8ce190659855f87121b5651a403af867ed2726782d778f1c70749778a2a4ae4970af1a2bdd71c1171c7961bc8b90d4c3efe99af0dca3d5ce63e9eefde0fe64ebf723c61d98841c45dd36e5e032fd3ff005a709fedcc74e7ff0c8cb3d45c2da4bfbf771d35ce8e64bbcc9bd4757cf791c4e8eb845a6f4d1d639fd18e9af317af98738f1cc3057392a77569846ed2e2db89c4dd599fa3ff15a8651ccf38f32ee3cdcb9813c98544ff0c2605e5ba1ac7518b325797ac8ec9e6372e3fd3a5f5bd8b27bf5701be64608084305b87ab5c25b5195f8d771e9f9a38f1f1d51313944a4c7221fee5c10b8887c7b83c0d729fabb91f582a8afd733712e33a7ee5adebe878cc7d1f772578d208c35ef7249702e2ae5649baff7565ffc13ee503bbf324798bf18962e4b8f44df6891c967febb58b85f3ff02a7e1c90ee47cadceefb1dcc3ee0bc4d775de4c3fee347682b8a645abeb55299628fccd7f30fa6defee6de320f32fc1a00e02175328614e273196e494f8e9a4dd55dd31c93788c01fb925d5f984375fc61537c05cc15b7f713f6bac5d5e6692fadcec74a7ff9817381615fc619c27e68ae5a99cf735eee39dff77486438ff05974a15e6f5aa9e8f72be970b1e542351fc1ba063ee6e624316899c0c4277780ddc2ef713334cf5177c3bbc4ca5ca653a9c9e9e61c093a2ff072bb7386d87f5caff2b8f7de7e64d2b7f3e65957152358e986bf25191cc19cba0a447ea8a78f7340f3764af23bdb76e11813ef756ac8e3b3cb20b2be3f9828b1a616c989063f3d95f75bb8d1721f71f59438508abf1c7f6f33c494c768fcdf8e489ba3a1fbcc136dc11a298ed34e63f2fb90be6058ef1e6fbaf62646fccac5c17ddd2eaf9a66fe654ee52067f4993dc117ce26109dd791a020fb827d57e2ba23387ae885efb80d61118529ee695c89ffcc0c51f39944be651d5f430255c2560394086e57994aba2d9e92182c6f33e835a676e454c19877ccd5a6e417fb927adff0c53e63939be04fb89fe65903b98a7a7494c5e2fb8759c5ffc60dfdd57fdc03351313db07411977f6f31572ab91a3ab22feaebe4de32075b86bf2667598a34c3f3867b85bce32c898d7dee82072245ca5f4c4b5b9dd3f7432b0fe3737922e3f2ee5c1f992e02e7a2bb8569dc2d591d0d74fee78dc4e6e4abab7fee48be6e58aa21ac15e9de848b981dd3f344f7cb8c8947a68ddff4dee4bfca170d2aa62ccaa78d647f1e6432b7383d70798228f30def3b9d49e614ed182128fb9418cd2d1c0972ce4d183cb8698a8652619aff078c2642181ef75297e53ff08082e1684f4ffc7fcc83b851319feee166e4d4c667fe44f5841fba6d3733f721faee3d5ab91adc7bfe2e6aae1187cf4710697973a223b7f7145ff07368f834433f9ff94819a82c777181ccc82f3557cc1b90799fc0effe71ea2683991872ff723eb1fccd3be16a7bf5abc9cb0391815c2c2a9a9fefe658217a2a9f84c5e8fb5c01021f1d6267464b4785cde26a0f5cc7e7fe244e68abfde68d6b89887a77ff0feb1438e5f9884eaf26389bc32f4fa71321bc5debd68d42c99dfbfb8ebe2396a9853eee3cd41a987eb9b8535df55318885c9d6e111bb7d6e6fdc41ee83a5c8ad8e75d5dff0c328a9e64e3df3332d12677df770bcc4239e75f17e32414cec99ba5c1114b9a0eb734a3fe984ff05ba1bf1a759abbd01995c173c927a31c7ab0782f7dd6f3f0c5a99727ae5310d3fdcbd5811124b3c403ee7937fcdd21849ff8abdc7e6712fb81ff1acd5249a5f7dd1a19d1cb0f14c1b82e5de7e8d4c5f580d1e99b83c6f2ee0ee7f8f5c57fbe620fa77cccf8648c4be1bab285c9594cc4f153373ac5389f2575478c441ff0ee9731324cebbd6790fee5bcde5cd1344c5e1a970ae79f8664c4e57ee41c70421fff08f289fb077f07db31bfdc33ea19250e53786ace68bf70f5d6499fce784c49b830c8e19ed6e182e195f98ffe954c59fdc2237cb7e2629a8f0e6f299fdbb86e4392079ab79ee21fcc9bfaba47664b87dcc95830ce394d744c1d57ee47afdc360e13be622d459e3a1a9179ca25cd09a199f5eddd0c2bedba7830a6e41f58bf1cd0731ef7758c950c66113e6aa21bd6566a5c29a26412865e5c48a7718538aff035115fa1ee62f79ff339383738e62f0fc6e7044c2b996427fec35a11c3cee7dc1d37d99997e657ff3e6a8f0f77f1cc9ef776eb993119cc9133b478eb2813e607099a43524eef2ee1951bf333dbce73934cc08c985424fdd551719575c947987e6e56f76ba2dee541c6a229f7af7ff011c79e1ee3a8eb1c66d6112f741e1a6abf31f24cf9af98255465baf29970cd1c71dfd6e1d88e693bd132a3ffbb91d5edca97f1dd87eee26413f4640415a13c137d4109a21339bc2377aae2a279b97f9bf0dd42f3254c3cc41abd77d6efdddcb75382b3207fe080dc2fcdd1e6a299cb7bf98d472d45c225f0d1e0a992f8615a1bd84ee3f798c1b37c2c26a3879eee915bb124fe6ba5ee6fdc2cc91860aab6131cf3ee479f99d267fc737187e5cb506b73149fe638302a1967dd32817c71961287c2afb95512ac71374510b5cbe96dcf449abac522f8dd5532a1fb3b9111c32cc0f543f7726194bdcc50fb83ee7e9f3261f41303ab923d6567eebdf72b49af1ff8a1d39d7d6af9ee179cab0ecdd871055d4edd0b1a650ca9f5b30222f70a75d131890c6dd385d52b2243766adbac0eea1772396b739393938e23bccf1e1ee128cf9d392e99c93124c829865c2a2ee8d71eefaafb8eefa4d4462fe6f5866e4ea3ff0322a7afff0c6dc52afb8389387c9b71f2744ba68529a617b84fac6ec62d91d4c4a4c0ff01be43863cc30cb4c254c7082566078f723d32f6e1e6fd1983d53ff0f96878e1131c654fe184f73a6fd1f72992e776a93fa6fa60b37c2dc6af50fee457c7ff0c328d0742ee0541de5d89070bebba17b816b8bff03344fa6af98470322f6132f982bee41997e6f27ffb8ae7c32ccc1917af9bb2eebf87b729743e628103c4f73a9e7cde8b12214fae6a0dd6e88f5f35fdc59eef3a2731615ae891dc1c5441c9fcccba9433f334ec71135861bcffce677b91629394c8044c05861c66f918c4c8f32a7fdc7472771ca966a6a7591a23d89a570713c5d5126948e81b06027b9871e5d14e64a27972c262cf638bf3723baf878baf2f4c49f712f303319e31735cf45d42654f71e87dcb42e69f2dd54f8f315d73ee1ffea63887bfff017727a7e6bb7de7721cd3fcd296676704c587c67830f341532c64f75dc135be9fe6f9ae9d759f7515af74adc95cd31fde1381808b7a993667cc1a3ee79cc1a6e1260d785ce1f98465c1dd26f1186b33e67ff0b98c599e7cc3fee16733ae2c9bc646be56f32d5e98232c67d985decf8ef7b355133ce260e47710b5c6c2c1f713b7b95aaef578628af351ebbc754b91087ac53bcf9a9191d1a59f1d66589f9a4505d1d4574c01355f79f99469a099ba188cf74e093e9fdc9e2e27ccdffe3ff021263ec68a7771fbbc868a6b59a7314f5ac11ebbd8c71803ddd8770dff8ebdb868862db349b30eb8479928cb8c10c56cca2ba355dc314bf0c44110d115fbbe488692675197b3e6011f9707af31e1fcd2c138e088603d6af6ea14a5d56ed8966b16e62e20987f019953eb94c7dc2ba4d7e645a6111713e69ff0f0b517c7ff0c5c53d7c327b89533939f2e3b871e13445bf2e6aa5de1eea9dc1232a91eb823afbff08af98fee43dd3148343299e2eab91de65a2e1fcd9be69a3ff0aa7fe24bddf3f5edcfd81371b633165e2311edc7c1a71cd58863cfc984986f1141c089740198310746a59f5c13ff29f7320fcc1f85cb320d32c5cd2d27e6f6f711a3dc6fe67d358dd5c3eca249843c2691716f57853a9d32f222fcfa623f9b1d49f1f7305c166047f5ad94c3f72426a2df33d144d465c61605e6a9aff0721b966e1b9163318613282e3d3024779726885466b0d448e55a4ab357d69f3cc4ae0705fee557f5947335c4a3fee76c4e39a6e3a4534426406bbf272cd6f92e981e9a253b968ae1e99e28efc3dd3cbee90ff0a3321f3431fc640167a704e78dfae3cccab3b727eba7fcdcc3cc85177342ff7219e7b9e27dcb2f4c6af8c766447fa6ac243eeebe733efffef3c5f5fff06725f1335d6258701b85c54baa703062989e2f1cca9efdcd9cc31c3ff02b3ff8d7e73343deea7d77a9a1fee4328b3d5c39ba9cf13fba241dcca975ff71a3ee80e44e1358dac817116670f31b81fc2e524c7c3227af1fe9928acce43260747266153c2e399fddc24863c7338fdfb8911e8df23d9a5c4dd3211f19e9ccd73cc8f1ff0716c3872e01abb83beb8457f4c40a397857babe8f874c50bf4fc3ac151d168594c3643f7eeb18fdfccbe7bca7cd7223e9a3508fc3854f7778b5af1c726b9589cd13a5c28abc5df9645bfb82633935c316e85de27e625a3c9e63a5c4e16ff0324e1823dc84fc4c2193a3bc871293ee1439a0ee5be677981ba23ba19a3f5a9531facfb9aa5f86a0fdcd339cab2254381fa72fe9a3f4754a9d70451f5e6e418615c8fcdce17b855566544b90381b8423d7b9b4b86d5dc19b9be9c161c38212b66b11f2393c0f971d155993fabc98d23ccaeed8fd340e98e9eb2e3f394663fff02f1e97cdff0ee225ae4825981fcc4ce24d7feb79f30e773d26b275a6f70e6996b7425c075a0f8f9ff080efbae5df373f34a68dc75d1c84feba65b8f8e8e3adc064834c3733551d5c859c9f3030b2e943f3994d9cbfe6f63b1c967afbfdd06f01c3e61e2fcc556fa5754797516ee65c49edb8020f8642ac9a67f5f773bb9edcf315a3c75937f587f785d1a87eb94c582de6a43ee27fb91d1df19814bf8757409b92fb1ecc89d1e3da61251a62bfe4cd482e86e0819741a685a7dd175ee5c9d0c46a7355e797729a107dcc2647efedcf4ef87b3b8527bb9713a7563f399c175ba8677cd4d4fddfae4e5c1cc42ffe54c193dff0983e9b85bbe46ffeddf19ad3e63d3ee5cbdbf33c97ffb9a4ee0823cc0d7819a1a8947e21defdc86057ad57b82dff98cf9873987a226ee1a66ef75cd227ee5f0566140eafcc47e1f1bfbcf1ca898b7a679e8e9f33fd1f77dfc64c85c7234cc81f5ad1a2f37c9f7212682faaffe4c311eadff033e1a7fed9918f2e254fb314570abe32c264e63bbe0e45ca9dfd86aa973d747104cd78314b9eb2becca4f261e5e2989f98865f18ae3fbab24dc5cdc2130135a74c5678798401d347dc2ddf73a41d27db76f3e3a6467819bb49dceed8eae92e4987a71cc6fcf32ff0a85ba897c7734c95c6f3abff0e687524dea3cce7e3983687ef38ff0b77bd21ffdd0867987dc15735dfdb8e685093dca292799dcbbdcc9527bbe1d6b7d28c7cfad8569c1e8d4281a17772b8681d2a4aae047f9a88e1b394eea33eb2acebeee832a559b897c70e57ee5e99425cee924d523ba53a7e7fe77f18a78e983735035d8dcc0caa4e649eb521dcc7dc832aa6815f3e7701eba261beeb14f6f33575d296f99f074d57833467c70857cc2bc3501dd68d17baed60e9fd7374743310703a32b69ec73435f79731cfba47c585389ccc8ad0f38112131a5e3a6187aee8a7834cf47dc2013163f4d462b8415cbafdcb11bb371e39a50c98d5f2f713f141ff3d5f109ff8e018f7564f5e62f58648ff0f030f08e8abf323d19f312ddc47ce673b928eefc7cc2dfeb2ae5997eb87e5cf42cccb4d217749a2e03ff4ef9afc9eef387e18379dcb148a608d72fe8a60ac2aa39ceeda2f5cd7ce8b2014cd5d53d3d8f674f7db8e2f38272bf5a9697f34d7cf1c8199d132490f75ac831ebb31406440de98b948fc34ae52f7e3a074b99003e3960cfe261d3f8e1bf787f77563f1770664af0e18f4facd5306472685077f9867e441f1c68d66c88e9f6783fb8d5df3e63126920f6e9543235cf51f1c574f71a25d65ab814745570f1980173391d2e8fccff3ff1427f9a9938e6b9665171f1cead4c59cdfa39a6feda2299a396e8bf5d579eb88ce2ce7f9a02df32b2ef1fee1d2664158ee88f9867c20dcacb3c19c44be6e0cf6dcd4f27f26a1fdeab8095fcc6abddfa11cbc198797fc69a3dadcc14bdc1c507ff12dd7477025d1911e61facad22b8cf4fb8e0426933191d101dbaec2e5e8e4d5d07e3d6f53a7ffb82f3cc233150cb3d5430a717439f3753cc197f7326ea1b04fee18e2d38f99ca39c7a6b81a8c5bb8acf7dcae3ceeb90c8266fba5d24fee15e56244ca1ceeec1bcd1f759219ebd21bafe9cce27e6a1f874caef6fb85b1c40706f1ee4fa2d9ff03123c2d374775a7f83fccf54bddef5f2e5e23862e3784a3a1b71102e8fa6e2ce30ff079f98c749d23f1c941ff08d44d8bee5d5dfd697bb89cecf4fb93a76283a5269eb3813ace37022de1dcb6220a1ae4c78ac984e83feb1d2311d5d709a65a661eeae51777bfdd94d1ffe607b8862d2a390bccb1dce3a1e9bc71999619fe3dcd4cab31c5c87e62fcd6a265d4b7e3379b45c1e9a1958398d9dcf982cc1a30db83f5c0c0c1b82956eb91f729e077763f1af4a0ff0f742c3199979ee098673c66a15e1a1f8deccfb3ae9112269eaf066b5eac9f286b95666fdb865e77e684dbfa34308074713ff083a711f77da78eb1bb32b6631f1cba194a1cc8b57fdc15fcca6cd76302dc1ff0f4c599e4aaefd1d2fb5ffee3a193bf8ea6fcf4d513fe9891cf45be71f3f3556e517e5e645e2340777572d06185324b7720e8e86e33d8e535aef9701eb81c3e606bf18472df6eb0303c4ee5e56df5cf5cc95fd135783b82d1171e613c38b32a0151aeb5d6cc350e4570217325785864c9fae7f996435ba32ff338173c3ff089e1ecdd51eb962cdf3e2bb8389816f8f4cf341a64826ec5dedd2b3ee2bde4b41e847e9911a427c3e729fdc2f51c3fcc1420479c32f78f1dc4dfc464c10943f1c99cd20a7e93f99a7f355f7eedeae652ef96433ff0906ae9affb3492e7a656c133af7172dd4618bbde6768ad10ae44a9301ce98aedd3130be6239e2e3bd264d07581eea771cccc5fae410f8613fc714e962e57f319f7dd052b5d6608e9af8ce7f0239c49a17b9fa7e1a88ba46f82890ff01ba5ededa17124cc0ef705819bbf77e3985e8d71a4c674118e819bd3bfa4dc0aba0e1dd22c5f40e9c868e5d42e0e620c7c231870738f627f4989fa3ff0e7e0a4731364137a5f6e013789667e66faf723cfcce898a3f465fb95fba3ae5aff03185ff082a65fcc78dc60434e1b8e6184753ddfb7ccbf4e6e298bf19afdbfbac1c17d302d6e38ebbeb2a6fcf9bb262343dd44140ce13f28ea13e5d314bef899507a73227d219719e03a532324cff01dc06bbd744c73d7228b715fdc2c5d62ab3f63ee836feb4813dcb5ddc45c89e79a03b944cf128b812d5fd9a459dfe676f5fc5c2769e3a430508930e53e6f79225c112c70ab2bcf596c7d342e213f5878fc5c2ba8a3c1dc7c877b7440c57527a743fb328d7091131ee5e7f99930c799fe1b9239355694bcc89cedc7b5ff019c875ff0e69c8bd9f5d32cbcfccfac4e2d22ea667ca31b04fcccd3383628fff033b37f344c4c53d7b9294e6b1ff8b956e5c26e45fdca249732273c9826a6112a1fc33b8bcdd42862ff53e6767a4d621c131471685c550be3825624c7582ff374de6363a3c33cd5cc6446252fbb875ad533187fac34311a492fe627279fff07774715ff097191e9ffee17ad9647d7fcc48944caaaa6a1ca11cd47feb4867c3dd26fc4d1d5dcf3113f26b11d1f5a8f5afd9a991e627a712260ae657b9821755468851971c7c4d42735c7dbcd1e1ad4c87dca1dee3f99675ee5c18f8fdca61f8c8132013f75b5ffe35c565772c88f47201bddf6b8501f352f71a5c0d1314f0f319e455378c7dce5f73beb86384feeebe43116380a77dcc11f3dd385c6011e99a9cc31ee23539dffeef17dff1cfc1c7efe6289f3f7fb8afe3207f7524993fa67752e973fee4c23993e18422534ace2ccbf7e649e4b8507ab9a0635f43737acfdc91f985fcbcd0853ba28ebb7ff0dc8e6e9245d1d1e047dcfb091f324c1496a7720f2b27b1d3771cae160f98e5d77bee384a3ee42a7e8e6d4afa70849fe37487424f9bfd6529a5ec9fcd51d3dca554de67e6a1abd6e11943a61964d535c656124beeb4afb97cfe1a053acee295f61a92fad62fdeebe143eee889ee84c10a2fba84b7ff2294feee02e6a1cc2ae799471910fd7d357e227ffb94b3c59b93a3ff0f713b24ca082f3417ed983978fa4dcf4705dbdcdbf4c0cbeb7e1d2173eb4731f9dcea2e9c7398f8375c89f5caf8ee2b877595d2d3cfbb9ee11098ccf0a3937f99d17f58e165fdc5b8c62604134d9fcb8c2b33094c4787fe6fe84d0a8f5ca87f5bffae5a858e55c849dc1991dd8a61fd6434bdd5e8e280e8bed1c5784c0e0c35b8717fbc40cd946e90ae7f5d3f73103cf775d4c147e62130df5db8bde6acc22633cd54c413dc3ea64818cd6e8b8c0e39427fdcad4865ff0126674960af59185274c8fba7cff32bdcceceae40256616f62f98247b348e3fe83b9ef83c4edc0fefcc1a11cee9c4de679bc9435fc736c5e68bcc1157b9b4721cbfb96377528ffd70dbff0134731efbff3558bfe60ba7782904cd26a3cd5c2837996e28b92646731789329a24c81ccb79317e0fb9bf18c81a5f43f7353ebb8e43a291994fb850d0e0c67273eeff0a0d1edc2b0d9d65af139af73c9bac8c343724d551fcb9da7a3aef731bc61e189dee9f748315dc8f1971a7cdd7da63cd0cf3eeb268f1fdd29ee3a3275eebec79a737bdd4269e4fc9c27ad378030c5472cfd31863046e8fb83cc02f1c9b947b842230f71e1eb71d1c7cd4a2388c2444fd9917a64577a735579ff1a85fcc9d687d7b84219e870457b7785fbee9d9486545bdf7c152650b2b91d2dd7fb98a7d1f349c478e835adc4eefa654351d13ee6c4e6e0eb314adb8eff0dc8e98d28f4cf7e6e0d3496b8a652cd7f39b48fe625dc8d8640abcd34ce26904c8a5fc4c3039aa9e198d31b851ecdcf165c3afcc42babdce412b3f4334215f5cd24d7593933befcdcc1a6114c3d17dc11a2ddc6faee81562edb1d9427cfb3748aae200321e63d51b78ee82e0c0f4b9afd61d31f4bce84d4fbf70a5717653f867872eee8f32d02e6a75e038d599a09efbab6b7363fba84827abafdfe613ebfbace7aeb3283ab866963ea471ecf268afebbe96fee387ce6baaf26a9ff08e7628ff0f9bcf7ff0dcce1dcf76d2ff05dddf0fa627092bbbd4ee9d9fb86e53cc11f7b74ae21a114c819824f78178185ebe64511e67dce6ee78ee40cc42543a2d2e65b97f716c1bca23913e627989fd1a48603d8c94ef30e9f71fe0e7f7f7efa32f26db9903b9a09ff8a33fdd7deefc3711dd79920df873d3f975caebefcdf94dd0798879bd5f1d151a9bc25afdc8ae5f19a057e62f96b97feb7c051d359eb835ae1e5614b4be6e937dd17b9268f3215cb544cf22a6f0fa77077441e3b9fbccebd374390863cdf58f39d87afc30ed774a832125d08a275f5dccbe82a384072876aabcc1ac3eee76e31de611b7cd03b93c75b92cc9649f8187a43358196c2fee23e71c7f831550d6a8d312fcc4732018fd89fdce93ccf21bc899603291e3a479d5684bd79977bcc1d2167fdc5487446c26394d4a96eb5bc54dde7196de07b8527303f354d53dc852afccb557f30be24f750bb37b9be8a7fcc077c6873ee0b0b5e69f2ff967f329383f4d437c3143a77e39a3dde62fa996c3e39bab85e619a741910e6e6532f1fba7e60bdaca88cf29fb97f18419329efcc42b9657f5e7cc78275c975d7f3213a38cc6189f26af1cfd56e549ba155064bf344cca2047254ef74ffdf9916a7e799a73328e9703b72b957ffa6529e3f71ed5fb91557be9b91f19a37e0ee6865eef24770c7e381f0ee43e645e8e886bc7e6f5c8ff0f899067953b9728ae6252ff0f9a4fac33d9941c791d7e4390e277f2e33a6658bcba421ba948c017d5cd5e6796c7e671781b9e263013e76ee1cc59df8c01d38bd7f33267d34ea378aedb35a81bf1fd3585cf52b2029426a3e18e4f78cbe56e53e354780332d3ddea3c741d6241fa78603e77e64f86ec18c53d6a7710a6896ed9f7204bfe186c59ac4196575fc775f619228260965d3772e8e82ac17ee36fa37175be1beee4ce166113813e7ee18f1b9319d5fee8ccc8f6bb99e97b8ec78331ccb843c9a088d72e7b4d47feccaa83dcf83df8e02554fd5f982b8f6ff9cc7957b7fc72a0493dcba4a8f312516be61784f332742f7cd1f5cd6234779c191e7e651ee52192cae6d17540e9f7746275e6a9311feea1ee4727e7998fd1a3e9eee562e1ff083279820bcd525a625f341cb77d11cf1b9ececdf99f5413e6f96cf9bb3cd429cfceebc470be134042e134a78ee135bdce85354fc68ff0c51a69d37c29dc9e51fcd047af9aba521e684ee10e05f1dc7c8e68e18a7a31441e98583fde1f05dc7421fac251f18eaa3d7f33c2a71772288c3eeaad0fbe3802dacccde6e7da758777f5eef99cdc5ebb9416617cc8765c0f75fc698f578e492e7385e64baf3e183a378577c40f3575ebfcd6e73f0c273ef865f45fa6e127b32d0f340693fd98422e66956bab0a0e3a840f7256d5f5cb72a83d729fcb88bee7bfca68e8a1b8cbfd3bc489b98319af4709652fc6b50a7c9dbb8757b340875fe64365fb4b903b13dcda7937f730aff2b873ed4b88a3347b1d661df8bfba3148cca3a46e8f7a64fdef132c23fefbf32b4627b583d1eb9decfeb4a8d1dfa741c759a93dc103e7dd0cd168e7f39c2fb4e670f43fff07222b26ccaae69ff07077f26222f8e6def32b17fcc15f728e38611f758e7c4c841712f349dc42a644fac81dcf5b88a6fafc78c89e71c83959a99850fdc05dc43f38ab2c62013063a724e169919a1fa72e59fc06e302b94dae0282c4c7e327fd64e7bc454399115649a9aa632e33b8465dd0bb81ad6515ebbc8b90e390813cd13fb750ad608eba0277168bccf48abf0c57a9dfb97ff05f2b6393c4b95ff0e1ee7195fc4c462995488a4731e24a2d330ac9319d2cface3ae455d0c3ae5bc3e6ee53d265d7ccae518f32078537bb8a875932bc6799454dd06b320d6ff0872c8b2fb3933ee0beb841c7fdc216dd250fdd6f575553bf71484338387ef3217bfb844ae4a1905c451edf7df177ab0ddfe9f99441c31845a72cb8951b7e1888d34ab1ce7277fd9aaae6a58fdfba7267db957c7ebddd939e5318d387ef723c4fe706a9813f0c83472d18e6478ee424b9315f4c3ff0abbd669f7f75457da3976f4f69babeee45f873bc41b7394199da04cc3d086ee299ade18583dcc52633be119d4bd665fd17ff0e2e623f77e0d9bba8e1e7c8e3f77866ff0f397bbc11f75faeb9eab817f5fb90c62f7ff09c7fa310f7fd328cdfccb39e8a27eeb869a99be8e0b5a7cad141c728abb810b5dcc08626becc889d7e9895cc1b7ae556e378a23fb99f54f32926fe377cc647cf745b2dcae498b8a7b935a5bf98d458a7b9f4826059925c6b1fe399e42eebcd387311c71ecdc92f994387b8253dc1599ec1963de3d2ac70a19266945eefd85f6b8211f5c43f40a1fb993544ba8a9ff72515225d51b2afb844cfc756a44fa58264aff0d742dc9f3099a9f9907db9336dc7542bcbee884a239462be8989f0f4bb97c8f4cf5d6a38a740faf71d28c63b59d723433cbccc61fabbdc3cc93fa32e793f1c261a57f9dd7073121c9f5be2f737b8578390b96e2b5af888bf372fd3c603b99e9e7ee20ff0fa6f2326104f8b87cfee50c0af74738924e6aee3fcd029e3abbaf0ce3752a1e1e1a4f7306c9168e7c7543df7587189e30113041f85c153c99c8f3191559e857d6ea884fccf2ff3211045b722747799714436dff3d7f316818f6ee618c5fcc2a49e7d799c7d4e18a6a6bdda0c9c0dfe10ba1be09bf11ffc747985dc4c4a5c395cb58e681c2c010316319107551f339509f1c7809d415d32af378867ecd361462228b9bcc9d87fdd543cc62d3982c2171b5712cfd4cfa5c24d3a7cb8770f72377baff0b9c25c0c8cc20c3f74fbe46e2fdfcd4bf471eeab3c7e6157eaf266751dff0e0c05eea159a66eefccd0279ecc78989c7a65ad73ebf3d5d31e4e5747fa71383b15f5d2a95f5ca62c7bfdc476dfdcb9f813b862ade27864d39ed4ab819244e1caa21fbb866e29f33661bc18dca9f733454fa1ded1f07e3ac898227ee1409fd6551330a2305bdcfc39774e61fe5a1329f1356222774749fb39becb0347c65e0c76747d9ff0908263ac4026b718b20fdc43020c4331d7ae560c9a7b5ff02e30ec7b30d95ba078e521d055f315709b21d1825e45f098b413f5dc7e84f718b8add5cbc0d66d88608fb3ebdc050a766404dcf8d73a987e1d6c41f72fd3926f11a5d4507fcc127ba8b6767b3267384f5710c35ee6a47f8de0ed749f3b86c75ba853ae6e778fe9c3802e44fbd0e1adee35f156e73c24ee9b60cdb13878ea3ffdcc9ee517ecffe3184f2f97130b0bf9bb8d653f49a2322a633905c2fa3211cd95dc21a284ee5b345ed34d7e8c718e25de987dc2c72514f715c7b8dff083d21924ef787273316cd530acd79e9b8d993b8694c2bf2dc8726bc2323fa49963f7a84b260a7a73521c345c422b3fee01e2cf3ff01178e98b3a1a62a2f9a2a1e6924ffbbe23d72c9d9ee44b8de4f743c398e8d34887e86792589ae51e38e28883213abce668f473f433971153dc3a6f03b8855c57f31294ff591e0593e263c10f8604dc0ff0e3be507f7170977afcfd32cff1d1517cc057df4cdebffbba6392c2f37f287af2e5faf879847ccc23e6775cce34718fdcdd749f302910b1f7438a3d7d7314ebee429cf4df30129f65fb93173eeb7130a5ebf4cfe418835d2a6f519a2519249f8bdce925c934c87baa98f2610293fce649c71f6d1fbdf32fc0edd157b846d06985c1c174257b8554f3f9cc4da89c6eeefddca04ee6811b3410793f973d1347b318681798a4e377e3d721b5edc1cfd64819fb85c54b28e99aa7798c91772ef3ba85e5e61d31e6175e91d597abff0fba4ff8d4a7154cd2df8ef4de2647dc198ed65f977251df9a72fb311e3a9d6342ff994711b18e906e3a191e3d7e625ab374457d3741f3523d996ccdf4c3a387931f159a8717bac77ccafa9cceac72693ee4e07ba7ee113a263f75a683d757161a60218320c3e3248c72c1ca3a8f8622cd710d8984668839f37a21828a1c3ee6c593c55fb92840c17d70749e63e86347a992126767cd221775f8c9afb24c949ca9dcdf892a7d2dd048f582c8d0e8c72dd6261eff032b188fae947c33faa5c7f4c0e1f347c335ea7e69dd6685a36c3b19f779f87596fc2fdcd4f3fbac48afee2b6bebe618aee95eb5a4ceba0bf579b9947f5f3e9eb74497238740634f99d4afe93ee3212744facc31118fb73caf4ce22afac8fe7e86ecb27dd48f3dc50c6bcb99fd4c8a172a1cfe6412dbab4e1c445fccaf3aa5423bd9e9dc76eb9383f43bb8e3b4fb34ba27997e624f991717d1cb312d507ae5e553c0c25e7198557a18b821064ce4627cca80cfcd5d52f8d225f05cd7b893c3560cb894c215b881f72e934b7d6238cf98d21e6029a913dfcddd23f873d480e49fe37ffea3f3244785ff0ee42976f31aa538d25bb6cc40a78382a8c4617a5c239abf30c33f9ffe68f652ea40183286ea1df4dd3118e02523718ed749e58993fc794ae5aff32fbd613fac89ce318799f0c9f8d54233e7fe421fe9bf8cb842cfbf307e21fdc4679b944323055651e1e4dd6fcc404e1fd6c881def23f6534141dd97a947f758327dd31c2e489fba8181f7128bddf67eb742bc3129d149a14662d37f47725a673de3addb37f0ee4067f5951f261551e8cfda179dcdb62e2b9d5773de95cb3c326f0f77ceff9ae93fcca64b3a8ef3239dc84fe65692361a82bdfaeba223ffee403c9c317f58f3259e2ea8fc99d93a30ef7b2db88281ee0a087c5d2d78554beb999c4337b9950ca7ed7eee97a666d7bfcc3c2a631431dcd2f5f260debfd7407ee882feb2b872855caae3e67096e287e1a88c707249af8e5c2fa2e7cb8fcc874ba84acf9ac801f262ca87d526f458532effc2e847fc6173437f61316817ff0b8a8324c1ec3d7349f9ab17f93350bfdc2a5af6ea2fdd7133b0aba62bf347ff01ff0c0e36f7229fadc5eabf7864138237a612c709ff16e5cbee3d5505c638d488fc65bd11c02b2b2131f4d71d4c8bff73649bce6e7dc87dedd66baa0feef133ed331268fa7ae89b4fb7aef544f56117f2c18d62c25e53747f9a939e68b71fe06e19eb16ff070edc36472dfd18142ade273227dae9f59079d72bf182bf732b99e9139a8213f9a16f3a1fa6ef13dc0aa5ddaff0ae64428fcebc9d25e7399483afce7754f34e38c0bd17c9955777bcc46926014aca89823bff0839a528e7d37f81fb87b9fd3381d352c3acf73c1efba75b7bbf1e993a3708b2e86afd4f777f11c8147f99f44dde1afef75d677dcf5ed307111703582fc777c10c17d7730a17dd385c983943ccedd4cebaccee137083ee62c4f33b43f772874c893e9ff03257fcc533cdfb911ffc2b9d24e05b8e7e5332173d23dec333f3028965c22bcfcc92869a17ee8d5efbaf9e1dfc77f998d473f2ea1c263fc77321ebe4dcb7ff0177048bf6e7b6bfb8b4f8edd5d016383c3c54b71dbbe918d4fb1c51039ebe2e13e08ac0d581f748089944d6b3deba687f3753e733d6159dd1d4d217aee9e72e21f75637f73fd43472f5c822a5c1c39893887ef99d6c97a18a23715ef3ffe46ee2cf3b887d9d715f8e6ba15ce63084ba3360374c28ee15f7616b3516e825bbe7b99ec352f97f30739b153f1dcc55fc307a8a71dce023c7122e925798f2b5fba77afc70a211fee179599845ee2a777843b8d7d63502bb88fd1717fdca607733d31852e76bf7773751cf716f81fba933cc05fa6133c1f2fc40c77d4c5b6e767b7039bd46e4dff933bfe439449b7d3f7f1c8b3a4479ff0377e09718eb349e0e9a3c378f4e51354b23b84fb8e3e5c397c19b827f3523bce7d34e2c6a84dfcdc75fe6924cce28987e5cca43cf7528bcc074ee4a3d656274d26d34c167ecd22df699d935e89e18c94bfcd7c4bdc6becdacdff38cec4fc7426f66e545cb697d97ff35fb78b16f2e112deb052e948d319c132808c411b9441c62f3af5d0534c1b78179bb3fae5555fd4d07ee125f98983e7cdc29f1ffdccf8ffc1c1ae39512f5f99225b4ae479fccc1a561ecb245f7278f3b2532ece4b26ecf98ee38be83ffec4998e1a9538b96a540e5601b7963fdd017e677c5ae5302c1ae419a1a93ea4d0787eb1c97d30ff0cc205df2bd47cc4a11e3e775b0f99c9e4ba969e383aa784baf46e5c4f4cb52e305764d6cfcffe379b798482e2627b9d51e2e52dc6f5fcca531eb7d2e550d423a1f6e91f2623e7985c49a774fd97e696e799d5f04c94a9ed11374ce8f373f8f9fdc7c97f5dc22abf737a2e1487ab7ac494685c7a79637edd2fba2672a87afbb9cd24cfd865f4cbb9fbe657673012c99321e6fe303d341de3ee574dde53fa607d5feeb3fff038d3f817dbb9f8822e7112716695b19e6a47fc5c6477fa628e563dee6f1e3e6439a7b8457efdc4a7c3be91e87354815e62ac34e11c31d93e5670d1c2b458e388e0e9ad2a26e59ef2e20b57314ebf2effe4729ee325e777f66f1d4f74126da3ecc24f0fb9a55758198ef374c51fff01cbb38eb3d7f31d73beb01ba7e5ce418469f7eea93fe0c945cfff0985ee16ab5f9910e7f6ef205d4a2aeaf4818991c980703ba72b22164d5cefbbd1c7eb8633ff08c2c3d5515d7c5ae47a7fb69151dc0385e467de194075b925f43fee8afd7c38711dff0f756b03fcf4cef3ae0d79ff731429dedf982ac7a61aaeba841e19a47ab33e204f5a3589fdc361aaddc4a796e4f2a38cfa6093d471ac9ff59e411327d99683d64ec78efbd0be5c67bdf9709914d1c3fc83ff0dd2530f98faea09a6d1e66181f1238678efba7dda1ee7f0c48daff075707fd37ed82f50bbec6ba517ccd08036deea4b4a197ebdfe684416e972f7d3d33b1d67d773f568ff0f73d21d2d3c71c2b5283fcdd6a0bcd6656fd342f11c8dc7b8d1307ebba5143f372a1cc331ff08793d43f3295f9a61c5c64df11e6388b4c317ddc545cf5a55617bcd63e6867bf991ee64bfe642797d3d738e5bff930460f7fb8778ff03ee0a9f4e4d9fc99489ae42ae99993bcc1b297dee527c5454f33991fcba455c4117169edebbc095ce22f1d37555ee9362a0f5dca767d374d633669ae86e25d6ee1d732fbf3e6f8709112e14de3db9d58d40b88124c3aae3652a3ac323eafe64fcc45610ff0613e9a9f47eebf88c44807e3aa1a7759d8b73b5ffd7233e329913ee28ce9bc849907dae25d41728854211dd44beee52fba2e1fc622050f199efbaebe3ba2c9c960f98b034fcd74057d758a83aaf5bb73742f9fae62682f995512a67d54f9e5d6ce2ff46094c2f9aa99a24b69758f66b35b21f331934f2777bf1cb93123f533473c6e55e1d70c193e667bcca66879340a74fdcc29f4ba524f8cdfc637f6cc17eb177e77eee9d29e3833bfacd674d35118668d22deebd6e20f14cb8bc326f5bb2be694329447321e3eefd726567170297d3cc3d45a58b32ea1ddfee1ccff08ccfa57f3565c56a38f137cc37661ee5798e45cbb7dc91d3eb7e1ab0c028fe8c288fdc41fc71c87a93246eea15ff0b77950991347c72ccafcc2a87ff1ac1cfd33f68627a3fb1c1ae02e8dd89d3e68baa68d4e2e4647c1fa6e9e4cb9dc80c0ee2b9a5c607f70aa9802e1f33de19d71e8983aa6792ba6a17505c16117f1c11fac7d02680eef2a62dffd38edc69ee1c4079a4cb745adc15df87517f8b8ebae1fa6ad6a67f3152e0e5c951493fee14e57266c154e51f72284ff07178697d7341f9a3fc0d683992dacb3a4ff74558c97a263539ee88ceb1624ffe6131dbf07052e3cc847b8fbf59a49a61abe655529ebf35f39b841d2b3e3e03f40ff034c715c25cbdcaf1f98ac563e9cdc8d3c7f0d4b546c30a53abd99725f55e5ccfab829fe60d84c37653c198782c7f737e3b8b79d7c2ccf51a37f72c92718199ff4a624b0579fcd307d35b0f26f3f4fe65262edc8d1e956f37864253c39806199f0717bc4c1e9adb215aac75f0faea8783bbfbd72f19bc571320d2178c368893401dc53c1775a69d62031a2e2f8e7e6a85989d447eaea49885afeb85a7baf68e04c26ae21c46efc32497b952860421ba3ccc0aee66ef8b8121ee52fb57ee8817587feea9866765bdc413418b2bbfde353cb99e8139328b77e33fb74cf86757afcc3ec97b95f13b7560c6f75b4567e6257a13329ab739d4ba83815a33cc426633af3ae4bfcb8a240d6705345d24e9f1c6b798b2f7d9a13c99383e8e686fee7a3e6ed7f0c89ebdfe691c977f97f9aefdd384039cd1076e4a9152899e05e80f66b15ea3d7faea184f73f731b94d5f7f371f081d0e7e3c7dc7930135ada4c86f49d198872e093339d316459f7445c6efa5cda0177f17579a7efe61a3a5fb9b19dcf41f9f728f13a5c15f5977098e140807ff7273f7e2798a617bc32425fa3121d1c7fc86314a8c3d2ff0ee8113e60df46a3f79941aa368fab81599ebeb86d6a331ca367dc9f21c7f31c8a8a5e5d552daa3fb946b3f1fd64a03face27c7fd37230813a6ac0fe65c512396206d5f269420b9f7ba9bc454ff0b989958fcb812814a71cf65372413db7ff0e530aac3e7377adc963e4d2173a47bfcc6649d32b322eedb119fee59195ae246d73a3bcc17eee4fe66a67080ff0b9bcbfc5ce20df86f2d16238979a89ee1df79884d52db85552628735cab010cf0ff0c9d3f740a9949ec7b712c1d55cf6a66604be6b6c6fcd03ef376598363d9bda5e8c3a3e67e313355dd81eb4fd4c2b5f71c1c8102e5fc16e90d07f377db1c87589fdd5d58c8fa396b83cde96c9988a7fb742ab8ee9238549f17974b4cf313f7ee2333917b2e466bc3f728d277748468de1858bb9f027b88e8f335f7b9144d54e3b615e7fba9965e1eb89162b39803e33f254fd6e5b6723a957fcea960cb4b145a4ab6e18401fd624bf39926b065671621a4ac53205012b97ffe40cae9ef8ca090adb8ef41f34dffe6f3b479e61bc67d32921193b68f13e267e47cbac132d3b774013d9f9894157bf7113cfdee1af8bce622d8ae15ff31518a2df26f8a81d33404efeef449880562394ba9fcca6ac9ba5dd1c8c940af86185ff0e8e0544adc46f46e668bbfce6f57e9ccc442658580227b30d47df171c87981e3d33a5cfe32c4e2f741c87b69481cc2681f4dcf52991af71c415f9adf5f99669d1cf69aebd19101dfeee4a7e74a0ab917d9a4cad2f301897e39e789f3249e47dc75f1dc67c9c74b6b9f9d134535fcaeb0abb949708a9e67ab821f49a5384f9e5c5b65714bfcf981de1dca7e6fe6f9692d99738932ca53357e7bbd418e252a772b1d8de3f5f99bc847fba34b971b882ea419a97ab75cfdcc7a7f51ce12c98fd9dd1711d1efa4d0ef10c593712aa75e65c0b1d0754fcd6257fc7040293ddd4632f3b9573afa6e2053beb8ea65c6c4563b1fccd0c3edc8be7a5f81863dfbbf1e3efa63294e52427d31f1c7957ccda8499a65d7844bbe5a8ff0b7159a34534fce775ac53d8e22779ef3c73f70ca99a09e3d1ab0abcc27dd5cd4a0cb7058fae663126f74dccbc9cddc3c98a7469ffcc07d3819055c3d52fd1c41c1f78d17a1f0c7daed998281fe62bb74f5de322133c55f83c72c16a3aa63c3d2d5fdc125355917cbcb909591a8f175409e572bc4d8190bc1fcc51d9219e47d4983d1cae2c95adcbc0b052a5793482d381beab6ed3a89e38dc8a19e4bd45c8a81fac22ffa5cca96f984c6fa27a6d25e32a7cb9c71d727f3723df4d01c3f7fb9713b3cc8fec1c488efb8dd4b283a3567fcc6cfe3ab29f8e193feb1136f93e6934fee34e2e2cc6331f95954a28f5cc499ff0c66776af7cc2439d71d6741c088edf713444f73ff0ba8e74d4e3eae584c4af710171a71cddfdffcc4844cd04299ab5c996296ace8e91c8285b335ca5cb5c617ac5d3e6839e6bf1ee2e83729326eedeb8e7a9b8a9a3dddfb4c6afc6b5c79bc771f9b343641069245ce3884fd1a8b30815fa18d773056777e4c2c3dc29bc5cc8b928e51e971a93d8f34455ae664beb742310637be68b53f77a1c3369b1e7ee8a115fe9a220a7cdce89fbdc1a86aa43cef33aabe4c948f9803729cb61ba283f75747735f57518f5df3135f197e740efddeaae08f7c624aeabf4d7dc297bcb88b5eea35884cd951adab996d111dd53c451ee444fade23bab1f5c172bff341e1e7bbe577f72ec9dd0aa4c7d982f667a8098b9407711f64df4d07466b95e3f993498bbf932f874ee32839656985c7c3ee6f513006bd662b024fadf60fc39942dfe60ea6fc3dc232eec786447ab88a7da219222a1c2e194b9eeee26d9aeaf730aa262903cc97828f0c45098eaf47584c9b9fb9ff0d15d0adefcc042a12eeda53a3a9cc9ff0f0dd24931dd593f97779178bf4c3c9ffdc83f5ee22551931d0e6294278da83b71ed39bd771c15f31db8de29bddcf6ddd7b57983807e6423ff09cbc79498878eecdaba841fb902d36dcc12aeae4fd34c753ff0307a3b8cde581b5ed0bbb449938ea1e7774f30f5cea188a4bfe6669efee3a71bbe9282e3c5e6809e6e25c050cbc2fe6e31a79a53086fbac96f37853c6efa38a7b7b9287fe384b51dde948f1f31325d0fadced3ee551fc377f156eea05c0118fff08eaa61aa1c3177d42e4c6bbc727979f435f1c9e868427c3271caf19a1cb80a14e4b3397158618901ca3cff1cedc971f3d1942daf7f4c19c247217f8bdf3288293e6019ab750a526dcb4fb1ecc8a803c34b2703b8ed19e3e8c2891fa6a01a1cc1784982d56474dc79ff0aea036bf9b8943fbe625abc7d9ab17f85cfcb96bdff15d354ff5c37883e9997e717561c116bb41f4732989027a662cfc8e5c7adc5fcdee47bdb994143a27477b8e0c0ac321ff0fee7e594661d51f192ac5fb9cd675fff0a18408af57eea24ee3545525dc22bf5c4683b915e9f77d98b8643c999e1dc25ef5f35c20b46329f1dc83c7ccbc5fba577719cae22267eeb7623fba43262721b8feba04e3aea53e973ef2f7eb8437d6b7418d5fc9840f2e2fdb15d443b7eb90d53e4f9aa91367ee703fe3a3a1b260831dd515742baea99901517fdc9ff720c84d37590a9785cc9a643c9b8c269b327e6ff5a9877037cce182ff0a6a3961976bfcb46c838efdd231de064f17746ee2497554e9c501e9893871c43c995e7ff08c537539cfde63836eec927c3044c93e6379b5c1e9983bd725e4225dc9f4ba015ae3d5d5727c1c6d32441a0a531da071a9e9945bde998106ff31bfe4fa38ff7757b957c75edc9ba33c31a8233d4b3ea6f0a47e731313f57334bdc4aaab923776f13bdde429799cea4934523c70ce6b1e4c549a17949ac01c167b9ba8f84fdddc1fe67453fe312f706e471f8a64c2caf72ab23c0644782c7a71d1f062e3f19cb117fee28b442a3df8c37377c1c8e587cc3457f86bcec30eab5c11d313997154fdc8555755e2fb7442a9e64a2cfe98ea025f32385c5b0f37f988b3dee17a579303a5ef31f894efe3a2afeae19f5207d704e747fd6e0d6070dc2ffab39c575fe61a96bab91979465aafb3bcc03e7d5d151c1f72dac3c182bf8e784e18ea190fe1352d48fdc659f35cdef2eec49d381dc4e4dc01ef3998a5fe5f4c52753c75e565dd1101bf75fe5b18151a04be62afea47ee9e059f3781b2fcc8419d21e4d195e9d720cac433fd1bd02862c89aaf992964c0e1a65e4f0cfe3ae81f30aba38bf4c831f37c53093fcc82bbb821fa715fb9bf32acbff96f8c13ff03985fe7fdc850c2202f9747dd7ef43c5c79f584517b30b69cfdd0402391effc32807ff9b887fc6e1e3297fe93119c4e9911ff06b83c94d431110b53fe6ece8b9ee928bf331403c1d719b7911c1ee1f7d1fd1983483e9a444464fdc813379b39af7a7f70285f43eee28385831f6172894b7278f7dc2942dfdcec9b3dbaefdc07e98364c445c5cab8e4d159f59ce9e2cd6c093a63792eba35ce5cd13fe3f371130fdc8e5790ba4c94684e4361f32f7aa2627edfe193fa4e628ff0ecf0d3389c3e1a09e39e7d6e9192d62781989fbd5826e84a4fba1d47f8f86ebd4c7efaf75bbadfd7cc80229f86bfe3bb8f9f9a01b7fe65e82af728d415dc6514795d356c188af4692896dfdc2548473c54f19a01bff0786b307ccfc678f479ff037603f4c18a2a33b35513e3f757507c3ee7c2935a9ebd33a783c353fa33da45772107ff63823fefdc783b1eff0cd49ee5056abac78fa8e1b106226eb13b71f95c628e73796a97fee7e83f77c74f0ff030f47ee4a90a731227e9c93e850c413883fab11413496398c3e7ce5f050383b4385c2dac13dc3ae3e3fee154cf342cd04e4437e1ff031dbe7a3866fb2e2dd35c93711f757e83869d3354d138e97799620c71426a9728645c020393e2a6ad16afa4e4a231d38e38062e68262c128f669c2bfd3b9c59e4727ff0ee9857dc53d8bc923077b0c242dc7395fad720987695bff182e4f82e649f7293d9fe632d2b3a017415fee505ff078a82546f1325f58309ffcde8c5995ad3e8c0f8fb81d287cc0104fcc7598a13de623db2f6630187e4352ebd181acfcd7f1a795d495cd32372295937a56604f6caa22bdfc6412ba6e7c8afd21f347ff647409ae57677fccc4a1ae7a0ae42da9b8a7e43db991146ea3e873357ffac0a55c8c88f9f1d09e57d72c7b863fc24e4d1be7fbe5c3cfa7c39a79231cf12fb945532d95979ee201daba8194dd097d1f073b53fd3585c1a79f99eda758a3573ee07a14d9802741fcee32ead97f34cb7b5c447a7992a2bfc6129cb85333e5b58fb4276f3553bf598ab4c91f0bfba1eb915c047c0bbc76e3ba59380fe9a3d3928628ea337857ea3ba3a64190c074d1be1ff31e25afb868ce17d3f334a3412c2ee8595d19fbcbe133962745b9257961997112192273c72ec4b4129cff0933c41e79abc1876070fc935bc73dbfe695857538108f10cdcbf83311ebf7abd48dc141e222692fede19b07c9bb637eb943a77647ff9b929696714c060ca7cdec4e66e1c9e38707bb85ca3ddc7ccf99a2fad7bca9a4b9dc7829cdc09d5c254478e1448c105a6b44fe65d187fcae8ff0a3e6a03ccd3123efee5df57cd59e7acf16966455a01f5cb7ac1e2e44f71ca57f1d38fc5987d4617799518389c6e99bf5dc382336b8e22253f11c84a4c2bc4373c07b78e120b7207b3c535417cab91dbd33f1314857ff320946dbf4d8447dc1e589f77a799329d35aa2766b335fb8dc2e1861d382865ba033e0dd68b39fca36f0fd7450511fcc25ae75fdc7cb4ec786b77e384cdaeaf31712b9dcde1e89d7cc69d99e1be3ae456f47d39fd2cf8185287240597a1f3485b3ae16ba6982fb884b55cc76b71cb17acfefac7d987ccd4ec2b627db8d442e48f7b3bae28dc6f79529d475a13c436c2e587f33dd03dfbbd7ab114a7dd28e4e01981f1cbcee9977739a2e86a02e1f5e3ee0cf6d5d0165eeba27f866047950be6826446f11c3aff3f720171350fa5987a2e29529134c52e4da1d2eef5fc73cc68bc7ee781f657764c382338b9709ccbe717b918f063a4a460925ca8d262fe5c8c9f866b438a3d3328a311115dfee66b9f42eacbc34289aa381d83e6a57c714b7f0d30c13cda617d3ffb83e1331b6dfbb8e0874fddab23e2dcfc6ef99c56f74914c76f2e68bdfb82cdc3cac2dbdc91f3285322fcae6a49a4e129ea6b2677146f296a7d11d455424f7ad9d98ce39732a84f17521261190d2161eee2423b7dc7768732a888bfba7ff933d68f8ba4dcec67dc456afec9846ea5d3fbad3e383de92dfa6684ac23f9bb2fdc1e239e8088eaff71981ecfff086c2eb850eeaeaea1d49f4c85b3a8a98255651897d6f91661c98ff58447ff08c83b662bff031b286a2fd35d8ec1331d719becdda7c988279868142e58bfbe6a0353da74774e58ff13f329457dff729dd8c8ce929f4b8d9e8c1e55e5e2ff09b90fc2e6422f0dcaa289fa6b2253d9841cf842bcc22abee8c9e6f6fe1a518ff0ddc2cfc26b941f861088ee2ca1ecc90e7ff05dd565c26b8120f7ee48fe7d31a52e469f2e6140fbac3c7f192838b8853238e57b14fc8250977b341f72100aa4ccc4ddf87579d45fae3c02f6baf19606bf6c3323c7afee4e96263545c3ad54d4de6ffb8798526a57e9f33a5e4263dc77ebbaa8a479dcac8e85740615bfd6b24a5f3e6b3469e389c3e4988203927c49132ab224c2f58295cd250ff033f0b8bd2a4fdcb47d49e23bccfcf789b749a5860507cf4ca34d557d6a27dd67addfc84c3d143c5c3ffa83468a39cbf94ef012b056fee1549cdd182f26e45a3ae9bd0d6feda1a1fcc108d3152c34292bedd10e6e28c412cc3d9a949a27ae650c14c23ff0d6b4eb3055bdc28249a09d5dc59fd7b8eb6d73cb438b84e2787725247ee7521f3944ca6c27dd2cc5667bc6fb6e3a59381f733a1bf3b8a0bf41c5e1a66a22dc06dbff660d283f2bf33b4be98425f38c3fbdc8bd1b9ab2a93717d1e351b2778e85c08fafa62d2db8e6283eeb814e8bfeb4dafee8333fa7dc69a9ff0f1e59dda5f667a57ff0df709dff0ad41f9afe11b3773931a2d3f860c1fe32a4f597a1e930bb3817575e7a63cf778e9905e50ebdf5545f4de52e371ac94b7ca0cf8650502b152bf9ff037f16214771eeb49df868db46bcd522f1f777c41137948b81e718d5dc347d0dc60713348d3d0ee1e6ed29cde23d61fda7e657ddeaf1333a747552ff059f9dcef30beafc4dccffe3f4cb0283f4f74c1c7dc6cbfcb9bae7f99153de43c26862242ff034a453978417cc3ba683ddf3d4c550e6bf93452b397d8e4d9d2ffa688c82869ee52ea015d5d4b48b8c57ff34278fbdc06677cc4429f1897c3cd164f5414dffa6a515301c4a89a31299d47292688c6ff8bf345d376cb9389f9776097d6691c5975bd35942fe38cde7c67188cce5f7754f1df1b7fb9912773505f866686739f72429f980804dc9a8379ffec30b290d62188e263ba988c2c0ca2f70c9fae6e3dedc4f5d4c218b31514b3739fdd391f23bbc5ef5c1ec279dd55ffd2e2daaafba4c79f32148eefdf48e65abcfac3a5ac39c629bc7d2e23e652f27e8c8ab52e84fdbccb44f473cccda39662761d441d2955c17fe2d8543d63ec27994367b0f758c782af5c5383e7d9fee3e5635841393f4d7881f2b93271f1f1c7586ca74182e8f23d1d38a211f40e3a8c3753c1c895ca26eb1af48fcc644779a25772e03683e3a9f0387e73045ee2c7fb3e196162dc963def1c90e1fa5e6b24472845fc63c263d576447d34bc8f86a7f8e6b5c161357df2f430b97cfe6b2d3f99e7cdc9e35cbf5c7c3bf3dc23bd5f865c3d3a01b8bbade1969748dfb8ab1f93b94ad7b72481fe98873eb3314a9336ce7d32b9ddb3e7cc73d4ee857dbac39cc9e9b94898944f1ca536f55fc31cc9c592d5c3f576f99331feb89cf0d165f03b8e86e7f498f0b17e634a14237ccfc7f8b982784b97dc3cc013afdc569c89f3999feadde712c017b3511d68c75070cfba2038ebf73de4bef98fbfbfcdc7f666b8bcaff08e402986dd9ff29ac4a6dec23830e2bad0a55e191ff0d74353fb8d2e7e17f639ad671c7e318bfaa3858ae61e037c981af2641e7ff3495b97166798305267131199fa1fbace7bfcc4a5f04bd77cbbebc7fb91178b804bc3115d1811a17e3ad6cba3c7c7e1eb9bac8378e8ea3fb877dd4d311452e68b8631f9ac8d792bbb0b7b9ca9586bcc2a8cdefbe777a3c9ae27d74a8a43142bf262212957f7571f1c02a9f1a6a04b96182722e325fc4d6721b72cd201feea5fb03e60b14a67bb9841f4d22fccb09f8ef599d3b3a3169893cfa3ad44cb3cb948ba59fe6e6dac35bfe0fe9af2da4eaa63dd39debfb37ae29fbcc7c1fdf0cc8137e711c962bc5d72ad79fff03dd375e7eb93ff09180555e61bf48e5efddf43b6bd37fd0bfe613a355f14dc23eee42f5aca6e46ae0d261c11e5ee6fcbaa62689a0d887a3eee3778f09a18ef7e19443850a4ca1853ebba286393fe9cca507d71343308f374a12747388af5f70e07985b877eeb57a54c07aac25c45d494ae8ece753543edee1c9d0fb84284485d7483c689faf8eeeade1edf45657aca398d86108ea47c194260daf99812f3cfe6e62f91dc53fcdcc157bd61ccb1e59e9787eb9a3f7ffe6efdb8c98f6e8118f827b869078d6c420ef198fa76c1f34dfe9b89954e38a63cfe617c1c679d3c27311461472ad17389f1abfe653977b6fe862825b8bf77da1301e9727c5f8ee1abd1a42f5c1d2ef86ede1d3570381f5ae1e272074825c55a18764ad8eebefdd1eed9f32a62887d31f9e98554bbae6c894ee47d43247f18a0171b32ae60e3994cf11cd541c113abedca10e3a5e1df41ff1dc5aaf19b8432f5d4be069fba49bfa74f82271c7925867f318c0f17c37a161c69dc0c3fa75aabb373150c913e4c048dc15b32781a0bfa49e4cd58ff0a317ee3f51bf95feeea9bcdc3a56ea4477612ff35b7f7b88ad1571c29f0b8ca194f8cc18b5f13cc95249a1cbf8dd2e46db8cc577d7f7308fc33cc567a9758618f1707ee36bf19a8ae73ee193c1dc5af45f9883c2cc2b247416ff7271dfbdc13e0ba52bd30f3283cbf71121ec29d8c8e08e7be9a514178dcd54c8f4b291353931c867c299e885860fedf4c9041f1748df1f9aa4df99424eaf1c305d33d6d0ff0f72fe9a2e3d5a48ffb9a17adcc4cfc2613def77a874ab312656a699c5eb373b10feeb46c313ef5e1571ef4650ddb38be3e328eb51c07c383590bc1887c2d83d3c7f73f399b281feaa602820a0c08ef7383c873450ff78121cd1d73295be11fd32b496fee057e6457ee48253217f182e497a665f8cb26090e19cbf344cd3addc77783ee10c3ff0284b5d62fd34a8ba3b34411cfe81c17f1cf8671f331575a030e62b2474112b983f39715ab9bab7f8c8702d9bd4179a5d757c8e970ab8bd21fdcbc4cb7148c38c526692070209144fe6278774f8cd1fc3f3301864e6a6409c1b4538fee72aa3c7c339152fbccecf66586dc6bdc909ffcdfa143c3077474c42fa8af8e5b3c6f72d092628efa63ead1fd1b70f5e4f712290c52ac6e4bd19bd6f93e6dcc308e60c1b8f7283fa328b592fee44baaaafdcfa6ef39cdf434f94c5392ff0fc771e39f3418fdb84aa9cfae42c93fc6e21ec5cf6fb3fcdd1427a19a5d535f866ac9c2986e51fe7e989a1dc9aca52c69bcc1fa974c2fdb26e158eb08c4731ee12338725c9d1a9bea522d24c0ef78bf6636e2bd5fee48123ff0ee74f377f3717a3edd623e9937a44e8fe2fd38e0e18f9dd61fe86177865fdc2e0ea0f8e9efe6bc473c875fa399b78e4966fe181aa7312af1c28e62104c827c19f5318db83fb71e62f4dce560fe7dc328ee57e0d2c81867ecc281da64641cff06e469e2f99464f88db8d4e066a61ec43badc1f71c679d4cf62f30c56b197d38e7c929bc7d3ac73e934bd71d6846bf312bd6a21e3975e85acba5628528d2aefeeb7eea1fdd23a2b79a91f727d31bcd28a4e1922f59374b87113ed997e3c31684c949c56ee6498c8fe135b0aa3ee790bcb87db3cfe6e9ad5d357fee811c21f5aa24826829f37adf72729fc6154acfc19b8e3a99ee140ebbb7ddf9e8671434a202844c217e17e6b97f70dc3fa5d7cee05fd9949b6613cb8bbc7aa63223f26a1843c5a6c95b5cea1ee757fe0be659ac41e9b930bf1c3e99626b7e0f33cafc9376f808ddaa81f753ff0e6d29adcd617c3127726277454e192ac198605ce09884e3f1cbe68fcd52647ffc733456b6fe7eeaf1304042abbaff0f177d4f26bcbc3c7e660ba55a2ee35c293be65529e8b9d8568fa1ad12231e99e77f51d1c32c2617eccf413a2f1173c2d7c1d43a135c15918ff0c616c940fe66e0a7d33c87a8ff0984d48a2ea92db874fa985ceef1879a3cc450b88eafaacd5b83ce18937eddc4c8a9f66346c08fe5c6751bbcaf9ccdf3ee801fc57e6e3472cbedc8e6f4dcc0ef70ea938ff7649822f3ba1202cb54cc37dd1a97864c4f582160341edd08f53f73d38687d99c0d8b78cc7313f5b9be3e8315f3cc63268b8f62196a268944ea6554a77fdc4f7224c5f95e8771a28ecd4b3d8b57aadd21426f6dbafe26958fe9fb80766284e87ee61feb6ee9c3e6aa3963cc4e89f864f0caac8a72686937f34241f99ae98e6774f61dd54382f5df8d3282c19eb5a96cbbc1c015eee8857a6632671f1d6a0fdfb815be8f3e667eeac4d0be6347e3b9192e9fef20ac667e4dc3e6875882c8ff3caf9bb525626ae0edc15df22fe74e716593e24b8fd34d6fb263c988fe15dcc82457a991857fe8e864f379888aa7ccce154bf30d954fd7f346c55e7339289e86ff3774929a8abc9eee5dd5f1dd6355e3b9d70559bc4b3bdd2837533859877cfdc5e85fc739085621f839ba9dfe9f7d31a78b4cf413d4305c8c58fcc242dcfe27cd2c2df5cf67ba8b2787ee38b03fc8f92fce18ec44d07bbe9986a27c48eac4e52e662f2fe39fb17fc34a27eee5a21d0ca37cdd848cd62fbbe9b843fa6e67460383c2e9fbc9718975b4c8aa0219ef2c4b3551be98fd8b7a5c26696e5e39315ac8dc6731ddee8dd8be6fd7f33fa71cbc1ca45d243f99f5c1801c40d7fa6e7e3455fc31f18cdbe985d88277119bcfe95df69e59dff0ba9f23dd692b3af4cd69edccc55633c748f9f3cb2ffeb9ed224fb4fcc994e9fe1bb08997c7336bc8f2fc33b27f3f4dfacc66517b5198471b860ef9dfee5f33e7dc4aaf7b8029cd18977e3cb8926ef4b9fff06937f691345cf9a64e7e98955572d9f1d3347e277583f261276dca1c74c9ec8fdc88b5350ae3f70e833b8755c816023f9755c5bfdd1314f66b07ebf19963d5f702e4e1fe6ba79e645171fd31883765ff04694213b9ddca83f333afafcc55d7f4c3ad85cd4e038d5afef734e30c663fc0e38ce3aa1320f3fa7235887fc716d63c3ee5c25aeeaebf1e17ad1dcd6bdbc7e62a88fee3a59fbc25de463bcf5ff0b86cb84f15c6289959a103988143f4b9bb75e48ee515335a62bdfaceca13cf43f1c1b4584cade13f7350672a7a1e644a15725d375a1c5c81c059f3dc2ea9afe8d2751ffe3385449fee45f319eaff027c86a12b3d37213da75a8f865fecc4b497a6a79d94a1ab5d8ef08fdc4591b32b29ff0e3205e873a1fbaccff0779cfc761e3853dd4d214e93d37ef085f26076d3438c24376cfd9fccc12e166b72bf0c17541b7379f4f9bef64b892ac439f35b9cf7174a5cb2e8b2b7dc1582ce3fe19827c3ff19741e73f0d229b9123988c2ff72af38ea8459f3f9787588c422f72d2f3ee1aceee49d44dc4fb25d3919e9ca587afddc410ff0f58ccb9bf51c7e2869fe6ab08d6fcdc3c4a27467baf0d7d470909c8f69a0b8c519bff0d7117fb859129565cb352e4ce5117f966388fee1c4e915324997738c1f099413633a5d4bd7c436244766a49be8ca89fe8ce8b5cfe4dd5c67fac0768e6717baa5669987987148e2bd6a22385336a6045ee49cbf4738074647fadf377c1c4ffe26bc82ff0326a65efbac853eb84d823282b456846abab194939f89bf909ee18bd1262fb7aff66b4d44a98517bd6261edc47bc1c0dbd1c3f1b47df06114a1a0da6ea150e2fb0ca7883d197e7f6d2fc313ddd77fd37478bd4dcf9fefc73ef22974881813dd720a7f73b545285f35a7a14f299a522252d9fd242ba1ca6f4bd2213ee62559ebe39a720424dd5b889569fa4c4a8f8fc3fb8cf6a73f71fe33d97f759b7b14f56b71bd8990dfa49fe1958993ab4655ee7ffcb5da4acc1d2c5c499afb269fb4af898c525dfbfdcfe9383d34b1a187de6a7a732a87179948c09e4ccdf6d079bda066cd3cfeb07efb37be23f931fa28f3d1a082429dc9a32772d583a4d60143c7c30dc4fe999bbe5265f211fd261d39d4c74baebfee4adcfb53c734a7227dc123df66957633919fbcdc3c2e3d87792018521f18e14bebbb2c83c7f7387d1a7ad3e396a25cbe5cd03051978799ba0bf19f30f0e60c78fba7cc1d42d312395ab6078fe9942719b43863e13e1970e0293b1cd0fc7996a19e4d20e817725abee895fa186352dee2859085ae8c7f43187cc222f92c758960385a3b8135f4ca409d314271e263f6239eb20fa4cf0bef773bbc39d892adc73dfa32c623a3a6e6e927d67b3ea3f4c411183cc5eec259effc64a064fa1851d3d22e3d5f36affa3990a07e2533ab2f2193a5d6cd4c3af3fac399b291277a54bfe69d815379bfd799d21f3311f4e3aba73e137aa3c7f8cd20bfcd15787fb918fbf98c39c9ffccd5c19f23fb9c02d6247fda61407baac884b9213fe4fee012ac998043bba4367bcebad0b3f981e1fc3bddc398815fd34c8117fac28cfb1a85e7c71c959f8ee1ab4e66323cecf7999551efe341414aa7312534fc0de48d78c19f6c5e0675b3f81ee4aed697b7455408a70f8ea1930d3e62fa864a97c9f4dc5e822e75e18ad10ff07f698b49bd6e715562fc7fa61128dfbd9727cefcdd952de6340279fdcadcae5ba714f32889869955fac32305517c4cedb441773d84f38e6b3e3e1afa26efa7eebbfc6091c063e666f02443ee67fde3f71d8dfbff0f23353e5ef83ecd6ffd321c1bfe9bb4965fc37bd2951c425683124f7933b28fcc3fd3c635dd69c8e105a7f34164de8098c91e7933f4bab8fa8b804334c5902efe304625de13e1ba3dcba550e6977ee77387f35d289ee157e9ff0f0c0f6ccec3f12e6c7f83ba81db8d4c841f07cc861cae82b8f298392704c287157cd713da99a8a0e3787a988b7a52f776dbfb91a88cef12462859a9165fe1871829f3fac030101d99c12529f0caf01e9aa61fc5f1d5b414a1f9902be8fcc0a5fa7290127b5267621fff04d11f816f5d532e5a3bbf29455ff0bbd27a4e448faf5c41e36b980c9ce4f69f1c01f387393af8c72dcff0edb95888673fdc5c3c46ae543eeca7cb4fb855a8fe3f723ef40e571e330d1a3e7f759bf5f6e692f027dcf18451b9dacc38efb2ccb11413a8cdc9c47fae62c3fe2e7861c3ef3758a4a7d5fee1dae3a49d43b773c41a8b4dd4874e7758dc8d2e1d41f4e06fe48477420b26b6027bfce92fc1c6e55e0677651a9d61ffc4e77ee4fea1eb897645376d757b627d3457c4ff73490be7717312c7df72aa53dc839741f79515e3dc085979fb5dd6d497fdd231b9baccf81d77c6f3db68dfc4c4cc691f5c0e66af721bf4361e0e1b0a0b7a6203d88b6ff018928d5dcde54a1fa6eda017abbc6ba3fbdca43bf196a41edeedb52c73bbd7ecc2e27eb1252a5fb1d3e6d5bfb8f5994b12981f9974281fe3947d8644c47ff0bac3c1d98453b839f835261e0453e3870865395f57cc429d325b3e87eee9fe81ba9a0e65649efcca7a5ff06654ca98fc1845f9fcd0c8868c6355fb9e55df45ee1062bd77595d13996b0e26d1e6558190aea994a34a6558ff093201f218e538b2e2b0fb898c2cc3e18be61f43dc616f538f71431c3aa0f97ff15013c6114822b942757cce9bdc8df81fff0b8bfac95cbf6efe45dc325a7cb997f839ee4018a962185ebdffaf8eb4c13ea831a341e4c4b1383f35fd226ae552273fe7c6f5a1434c1edbf3fa611ade3235982e7b7fee014febae03dd6afe4d677f87e636dc382369998478ce3ab4d649d7f32f6c546ff0f777dfdc135861fc9bc8a062eb83f5d555b4fde668883f4e177c7b1d375782fc7148141d3eb9712bf6e4214ed73117f4df1dd65a61eafc4984bb3ebdd1a8ffc13e6708138257b4a709a206a7dcba297265c7903fa2ce7eeb1f0b94b53fa6ec7fa1938e124beea8027edddbe716653b5fafe9a36283886873c704d473c77e1350f5c179f95cca987d3a63f765f7cfd3ab5d6a39fe4dc247ff4655f7aa7aff9fa6538c3c68b11021cd28867ce9cfee21a9581f59e1942efed2e23b88ff7756784fcc6d428f8bc7b85817deee1dfcceab9e64fb53f4dc232a9325745af8131d3da8acc45443d1c8e91d3f5987c6cceb474dcc15d4f2e149a2733f2f25da7cee849670f79a53be90dd56f353273d3425c7d49cde22e4227a6afed3e6bb8863ffa6055701ea5c91321ecdfd233189f9811bf78a65665fcfcd677c6bf72df57234238e03474da45e31237fd38f2a1d70d8b1a1d1d6d690fe7f72d19e2fee615125ca11eef33c89b898b8e732f8c88e21c33fe641f4d0d27bd343f4f59a31ea8df2909feeb7a7d7f7553d1fe98a602b894f83ee3b5c5d68dc278dc82f7f3588cc437e6ea3e5caa7334e61bd08e3fdc1d60f0862d9fa4664791c5f739893fc3f9b82d8ae61de0559c8ee275d4bd5b9a200527f474136383f3711fa8d5eeb51fc1314c50b3e38e809d573732fae6242dd2249ec15ff343d065101fae8cadf5f0c0fe3c6be7a7e9aefb4bdc22240f311a5faba5eba238531570c772feff0359221a45386cae372f47dc94121feeb1818b9fd7f593c1ab143cd28f09f33b4ccadd57f435cafe5714d6be8e5d3f74cbd9dc1d87a9fbbca25deb5a7194929c3a887319455bff099908e9cc0bf1932c858caefe72034d284f7d36d677ab184207d9a4c8ad2ea154162c0deb3e188c48f83b87c08e7ee445178fb8a737551e7bdfaff032505da3e3ab676a7fa63145e6965aaaf69745357e0fe1a912f159cce1c7b65f0eebff50e2aefdb13547e33a17903dc029f82bb2f26174a89d4d20950fa53f33ec720e9827a94fe6b98557d2eb1323bb9457baaa99863469df7e9e3a1bee70b1b96572617fa99bc7463f69b92dd63bc3332086279ae12bee5857161468d7457023860b3ab8f478fe65fd7f43e3bef1bffba032d3fd228e8493e5f8e05a4d053f7c36b0fd65b5e2b21229d72257a32f6bf70e6afb345be525716bcc4c2a3835fd4c4fd586b3fa54747fcdc0fee5a1fbb9b249cd1e48e3b6f8ea3083dee1a493d8fa6b84aeb9e37d7f6e2d952ccb15ceb146edf4ff0ac273a64b179fcca90bce6172c5733c7419b190784c907a18f888683a7fe93ff994b54c328d1853e37512e993c728985a34fe30b6d7c5f44d214dfd34cdee38fc9f99fa57fc7c5467ee55533bf9acdc37d984944f4026678bf307947ae3f113a383d54f0e264abfa4f66f5fcf2f1df626aaccb225e5cef51ebe8cabaae2cc92aeab9491e5ee71f32105ef2a3f7373ebf30a9667b9ffac5190468386e2534e62a9a2ebfee7cd4365f26141edff0cc8a3235377a7f2ae3a83f9dcc387dc206d124d111ff0673422f9b83e98ee84a7455c88856ab2224721a07e4dc0869fb9dc8202d9dc31df19de49c3249e34906cfccdad254f2e2a6df40cf4e60b7f7127fcbe09ba86cea9947e727e8691d01f7b9a01447eb9e4a8fbfc196a2491b875999f4cfb8da7dfbb572a344174d41547f328d4ccea69deff2631cebf066449d1e1c9fbacf5946b48e647a5fc74e178e3dd4a90517b93724aa17dd456bc7c8e9e98799de47e8ea42bcb934b5cb92c7899424e1ca3c1fab86d1434f3d65430a5c355cea9934fba4a79310dbe1e339ed4ae569509d74eca1f999478c5cb7d1a9bbba144fd7729fd3dd2a6fee6475843049f88bc3fd0c41075ff0704a50c10299c9d9771f6e652204862487fe614e1deacc4a132b2be3a81f1950c0b3be693dd2d3f1988d787e64cf12622da508d12a1f32c9299a139c8e21b54f99cb69735099e8bd1bff0349afb347d6b812a6634aa13114d4577468a9ff182c73fe9ae3d39f1c05157cf4cfd553fe60e4995f5f75c5884344d288907c42d9f31012cce97dee9bc81899474d9432cac9722d2bb5d1d5e7ff0c1d28acea7ff0a8d6ca5d28ac7d2c737a8696a4c8a17df453eefaaeb7f0537a14ef165e87c1ab19db6e5a4aeb9a65cf9772191fd74fdefcb97ca90fb9e8d7ee5744c5049a1aaaf8e10b47c718e816bee332bfe89829c8ee76b19abab1af4dda85d3d86b54713f54d47ccdfe3152bc43d5979a3d17b4c2cbd6011177f1a69efb1d6f187cc960bbf1c71e2c7e3de650a2338b9dd72fd9a2f898bf9d4104c4709ff1be821bd623ef89f198f2c07a6dc79c7cbfc136d1dff08d10f973cfcfa0e2e1f41eb9c51ff46026d3a7e67e83bc8f35c25bb18c91f79771a4f699e9bbcd4139f750aa6b43bde99e6fba78b2d3882fd1d5dca21c4b82fc0f1e996b03c4fdc8e9eb9324a2e5dd27cf723b7fd66b27a3fb7053bd7ff3782d71daf3264a28ebb2f93eccb5e73483b5c04ecc2e82a92791fb9d4cf286447c387f379a3fac8ae011fa398f63639bd16074c6cec40e2825fdc3324fbf31aecd485cde27e3115dfa32114fe8b83f6d274df28c7594143d32855ae29557ff0715426cca529256f992ce1db8d38bf932be6a1d3182abdc6ab577c24e351afacde8c11b7d6e5f47b97b117997c624cc4e5ad54244cfd8173f07de38a99e3ade367f37885c85f6b410f6ea68798a89ec7b9827f77554bddd37dcfdd48f351f6fbfcd01dc340129fb85c03f4cb56e2623e07dff08e1753ebf9fe65c24297874cfeb01c901fbca825f96e9bbfc1fe62677a64316ca1fb31ce221e9f1c1d12b942d15ae1844cf4466af718a661a7e96e7f6f053811f4bedcfd66327b94530828727fdcc354fe6a213393378980a48614cc6164124fdc9ecee7337eae28199e05ff591871daf6e1af97e7fbaabc7303211ee6442aa43e68073ab298bd3d5f47f9b83a9f7180cf843018a81d1f73eadf318395f9c66b7e93cd33cf28ff3e622f496b8413eba6e8c49dc3f7bd671ee5574881972112e5fa972ecb67f9748bfaf9fd3fbb98e94cf1070708cc8f431ed552d7919e887531514203d37ff0be2e378038b2b1e3ac527898d4a1a5ecb8366dadd2cc4f40785798ae5139f53f66f124357e19487ba13f1f34381dbf315fef13cd05a38bea3f1f8677573d5f328813a58627ff0a7dc98ed13cc3fff02d05847569bd09f35c28f2239726481dfc78364f8ee5daee3ecffccab1ff0b85e962770c41c5fe0fb9015dc6567f5c6cecf8c087cb32789fcfb8ea9f2332907dfe6892347a868d2915567c490de155f75d2065e9aeb4b07eb8ff03f79908f887e3afe55ec2d334076e88dcf226be615f3718e3f7887a93207a9fb9bfa697c3ff8205d41f9a08433671ab3de01dc4239844a64627341d69bd618a7c684898d81c94c1df5dc11f3988917a6265dca92608042d7212076b376ad347c675343a7d7ee1f4d5102a34749a882a23e1fdde5537b0b55f46bcabfbc819e75d16bb32c9fc61c7fe3435b6657e13986416faea2dd55c734b6bfdc16652beb162118d5f756757ba151f3b321461f97217c3e4dc39ef4577736ee93bdc18376fb991fb9d35e9edc76828d9baa2f9dc94a37f7328c56d29a23edf4989c0a51fcdec61506e33ea27c277e95d79b203eb82669efd73e8b81212fbd64f9bfb6f76b9e0571c34a23ebf770cc2e848539b681a1130271599b565d5cf848fdd1ab1a1b6fee9cc1bbd09a6df446c771b0740879e4358586d1edc15a8fbee7d8933f98d52bde311b9736169e7e34d69fc2fb8bdc1c2687b98d959f9b98d1b8e23a9feff1df5cc3d08ddd6c95fdc0f1b91e3cd0411472823e589fcc91f86192c0fdc4807dc2b14bd7eb9231fb8ea8f2a3dc5a04ee14c29cb848338634b84be69193a64b71213fe6557c6ce4e135682e3befe0bf9ac849f4669e9969d75295704d0489387c747112f31a96b9d994a1f439cc88587f4caa2ceb8bfcc343bf9d17442f7cd387c361bd8aeb3448439331313bfccbddbd6fd70483c8fe682464283ff0ccf69268d67ea6ff0f1cb94967f83e63819038fa8e6039871c9276eb96395f34e7f8c85a61d87e4c5486ea71ef35c2bf3299bfb2f99221fe6afd9a45478e2dcd4fe62ff0f33331dff3ccbca2bd9908b44fe61536e923cf2ead441686f64eb1facf756f1a645a7160883ecf724575256b9221ccb5cda4be7ba75ebf34e2107dde7ffa6ee0b7dbdbac292ee471be3c747fd246f4097dd199e3890939d2a5e143dc1fcca5d5a5c4924fd72c71c234b67ab1967ccad43286414e19861ca9e2638797c18c48b6b5ad130bdc129a3e7ccd2afb31629eeb851f085d3cd57c875179f9acabdb969e7e655323e26425a8c12f1b3fba5617f5c962459273758c52f116682a9fd3cd7e5490d5b849ae6d69a055868e6452febe64417735d4f9849ff01bdc75233ff263bbeb7dc0cbc28ff7321829d7128b34785c765d4ff0266f23f43eb142ff053e18d81ff0a391448550156aa617f81821ff0f1749f45cd90e660c48e8a547eeee0b6a132747dc028ba773a13edd72a5de110347d39910be18f11fee64e2191099ef060f11cbe12f97091d67984229c9fdc34737c7589ab8d2799cff09dca5adfbb92491e3dc3ed3f07f7f732979e9fb8af8e7e9dbb5d4c51f19bc5c3807b99cdab13f32878a7e4c350ba9f345a512fc316bcfcff72273e87572b2827a71d7a1a2b85cf0ea1bff03004a7e652353eb82148d1714ce4e59bd81fe3be9ff0714fe9dd06f72808c60e897e79be0666be77450cd47d932c93f4dcd2433c772351fb994f6efb2f301ac89f71623d1f987c2e166f27cd7fb6e1671c939bb4e3e390975f4de03c4ca15dead5f725f2dbbb487e819e225f7717309d1718f736f54949cc3f45c7cbef7332d2e5a04772981fc07b89d795c42c5a0a21940a07ee5e2d7e79948fb7dd725eb9d5e07e63155ee16b664fa991eba8d984ff0191cc2801dcea15fcd51c530a2a91d7ee148fb90fdbfe62251fe98fda3c4777c4bc6e2df1e68b263dd3c2f342ebd87f9904073b8e2ece2fd77803544ea570721c308388031f752bd13cdcc411072c08d98e43ae81dca4b5cff0f92cfe53115374fb3bcfb98afaaf51abd5f3fc65646627ee59b6a7e9aac7c277baa77d14dd2837db4e52a38ea34907b9fd6c0f2cc6247d2f2eeb8d73c99367b3ee7a28fb9a3d093fc37710d5b1f35828f57195a5f4b80535e1e6522db99297f75df5f4deb997026a0d457a1828b3402cfcdfe8c3ff36191f3f72145259936a992c1feea84ab530295f9f1bd0f8f4c44c96c3318282df30a324ff0ee6bd51ecc92c969a4709e9a582fdb239a7a4e70d6df84bf66ab405619ddf16fff0a4dcbf527cfcb9cbd48fc33f3468e904e79a5e1e07b72f17bc1f7726c17b9128965163beebf5840964ee334ff0279943f7a1cbe977b5b7353eb4568e21acbe78c19ac317c3e13407799909d5dceb772f5323fdc93e5843a2bf341d18241ada12cddccafff0c7294dd0956a33a7cd25f44f77772248eb9a39996a798941fee6a0e3f23974e3cc902bc87ae6e615ff066b053cd6868ee258214e62a5c2bab5f3192e151d9b83bccf0965edc4f9030275d56f4c5a5f3f374bccc1c8e791cfdff2cae9bfa695629bfae6f8605eb87d13479ae8de351ef015ee4913b9cfd7e65a18b91950bff391731dc4d43682958398c2fb9ef262a87a6dcb5f8787d7231cc49dcd10179dca227069af5e3f9c31e73fccfc23fafcc57fcfc664a94ff0ee2110f5426a4155c13b59ba159fbc9b81d2e6878329ecdd5df5845c82eb31523ea6e69fc7dc5f73f5dc607de3014df59473579fdddc791eba2b2f9987517f7223ccb47a6531818023ebafe9170c42567e199ca8c4d569db928e03acae2e89e62fe5a441fba6f6b8801f1edd053e6495557c7fae36ceb9a4105c4e2e881a81e47e6281f0599a95c3f031cc9d1f5c3d5cea661ab6ea4b969e63dc8a625cff79484a9e06340b9ea843293fb3de6463c19e5e2ba46facf7293d82e0358227cdd185f41fb985f08ca93e646d47ee3a24e2684b39e24398de3d799aaf52f736bff05ddff739a254279a21e2ce5ff0ebf320a3d6411b662ea1de48c2b2648a8fa7f749fab37424479aaefdc733e382fb75c1d275cac405c52fcfafcc5cfc3dcbfc97839cdca6faa793731010cf327efba1027c7dd5f421e3537adc7cb907ea6601d1473b43d1eeefa4ce58ff018e94efa66752751fb9551cf8ea850ee8a3adcc7d09d3039fdf33e5f5c51c97313bfcdf1833689a8c4dc4bb9985f9ff88fac5421bbf721afbbcf983a3e98d8f2278bba531de1965ecf5dfe22663455d0cfa869ba017d742e928fddcc2c3e990512256fa1fd5f4c10b4be72c3694fff0581d653bdcb3b2821a313a89f30faf3e811d5044af7a45f828fe4cbaf9583f87da7d9f99c3c6bf810f992d4126375e7e99d2fdb97b1ae598acda87a13f98b90d99099e07b4c7180f4fdd74487cde4e234c0ae2ae35a5532d70f263773f77fafb80ae25f1d45c13014bdc2a037341ff033e0a3f8e6c8d3458a298c778a5297ae2d9eb935bd43fcdec3f3591ef11cd23c373fe87373d6537f26530f5470c9f3f81829743b2d302c73f64cd34b52ddd95ac33f4b2862edad7f27edd21567c7dd35417a6110963fe34fe32b75383bfb586443e65e59063977fae12fc35a081f9f7f95f9fd351a9ec7337a7261d9571eeb824ea798b2e5bccc06079feefa9aff77055f92f9bcc2b67387cfaff05aff0a734ead4cf3f791865314ae59ea6bc1c72becd3925d58e9fddc42fee8c54be654faad727c3ee8df8dc634e9fbf33e35d48e040589974bf5c2ea4bff77dfe3c6f78275b90b08c349f379bf62b782a634f05e61a559d05f330ef4d2e668884b3fae6348deff088601c91ff0ee17909a10fad277b8bbf5dd449f31a3abae9e985dfcc4ff04c43a3448f6efafcd15d410ab84c583324c7088e63eb167fa31d1ea6e70dd27c8e52271c983be7d34e5f9b269515fa61821e665e71d0ebac1fcc7fba4468e19e4e3b2df985968f7ecc6e288144c452287ee9ea52b3c7c20862dff0c06fcc2d49a9d5e964e7f9bbb3385bf1e831bcf4b0477c89ecd9bec42c2069464f2f738217d334423d8f5ccad36b3dc2ce77b97fa3878814e6870a1ba281ee877dbff04cde4ce5121e1a41e98017df81f710c975d8e7f7ff09f31551cbb70a94de19cfdd48c9fddf57cf725749e192d769906dff0e6ae41ffc15f1389b83dc414df9a3b8b1728dc188a1e994c9c78f7e69e08fc6b29297d3f72697f8b3022be4fdcc17de69e0d3ee42807b87485892cca3fcaba17b7abc79a69f3f6e0518b83e5fee56ea15332593d3eae5d2746bc98c5e3f6cd2aeb4b54bbbd15b1cb22e9a3e80c2fd75cb274fd72b1f1d7e188160f5177b1b76f70fcc2417de4d3553ecc3d6e6f60964bf777878a9f9ace278cc028163fee2a7b14fe5c80211e30499df321e03adcaa11cca315c2e877fbab8f1ee4d68a6a0585358ba5b90169761f3e317e97ffdc4c1e78fc5d21be9b9f1447a30ff08e2b79f9a720294f758f8d3fc98b67e8261c1ce4fe60552f21a92bc9b8155ee28bec0c5172730726ff4b8dbdbe810c79bb2b97a62fb8a17bf1bff0b86fb9819a48373c9c72a25c5e0e43d316363d0c03b3f11d79dfb894b2e44f728fd1cb48a7dc2ed43934361714818b72413d9c9e91ba1edcc443394114edc5b114e982608d86ea4b7ff988dc5334452e04b7f77ded3b904716a94c1b59c7ccbd4afe33b9c085ff0f72383cee0404fe992917b8fd17238a28dfb8a4352cdc50dad336afe6f6d6ff9b8bcaba019e224f8d5c06813b3fe6375654bcca8a7f3f35aafb82b2a6382a7f4c4c2681e62173f4ef19a678bcd3e6f6f33c81d1d1783ab7dc3e9b92cc9eae93ef30f8d72b769ebf45c208fb66f7bfe300f9fb8088fdee4026b2dfc16f33dd3d3874512fa6641fb098267a79997887b3cd2325e0b6ebeda60b4507e4d512915c36c48f8fae22066c6e322201a5183e899367d98024be783fb949c4d08832ccb22fa984faceef0bc98a734f0c8c4cd47d62869c37ee254744b9138f9d6e714f7e3945f4cc8a87022e54933ae29add62ab904d7a83f9aa58e4e180127edd5154ebcba61f8f72827a7dd93f3762875cf570f4aaae9a227fb897c7990634fe5c94b5ccb1d9a8020604a7411fb74d4416227413fa98d12558d3d7932a52158fd8a7fae29f2c4fa395e6c99f77dc5291c42341fd9a05fe181782ff0f9ade2beddd689d0d193fe3eee63db86f72e308d28ef7d74b9d257fdcdc9c17f98c88f41f9903b47f419618de2e8c41e8fb26923d1779744257e3b8d4b972ade3eb73cf3fb93a0a6bbf0cbf635a1d1be07a3bca38d21162ffd669e809ab22fd137ea3771950afae11453f7ffe3b928f8ee79ab17252ff0bc209ef0e9851ff0ee2e21b38cd3fb30fc584b9cc610cb64a3f1ab4fa3b4ff0f8692799f47ff01ba9fbc616652bc75644ca1cd315afe5c1d37e23a4f063ada7e488627b17ee9855f0970decd7999146a7984ae1bff0d8311ce7cc14153fbb8263fb21fe6fa184f7ba0eb21cc311ae2b19f4dc397e9caad7569a9ee607abee385f4e33cdc97ab8095c843fbdca7f4cda2fb95d0c1e0e6a9c03df371578e6bcacb879437ff098d2a6816693eaf7cc8eac3ec8ddc559fddc2c3433ef53ed94d7fd2e668912640989830affbe61243f261fb1f9e5c572fc562d4d1e9a8a85387994c21d3a186f22e1307ee451d01725ad756e59fcf1b8768957ffb948b234d5a516f219bfbe4bf309a988fc7309f8a193d3dad3f3212ff08feb8abf4755abb962f531d6293dd035efcc2720bee5b0e5297ba48bfdccc074ebdbceb0ad34127a66914ac8fa9824456af5342bc89a388b10f99626f98c90cff5e98b152ee5fa8a4c44222dc2c7f5de4029fdd6cf8fcf4cb21affb824357eb91514bfecdf711edcd865d37266f224f8e209da05d786aa02e621b1bc5d532f2be83bac8e38294af708a92599ce01d8ebb0f3f0c6ec864cf2e664f1afb54741d7ebbb8beb2556669d953a6a42074b8cd5bd06337462a76bfe7fb808551ea8c533f8d4975ff0e981169735267fd86657a75f9ae1272e32fce5f07f37a33eb5aa7060832caa85ff0bf305013c694c306be5d55c630fd3e4d1c1edca494a73281061fe175422629cfdee362f1372933b67ba3a826218fdd732080bba138e251eff9968b17e1f35c237c539aeebcc4eb9407b2e46429975ff0f1c2e24465e64fae5c31134288437bdcc551fbcdee4b8b1cf85edc8fe75820f7e3ae4314143888cf7378febe11d6377b3b9ebe4bff0c6307fe1bc326e68e87728a1f0667ad3d3a6fc9fd711979e21eea2a3f1a46783c28a19bd41f2b9e21c6411cad0fe1418e84771f716342bdc912b373889c17014fd146e0e094e17751cbdc244ff6c18316b3f4c7ee2e0579916f3c0f5cd2f106183c2603cb34c3f75fb9a8e37cc66bf89baff57ee103ff755103158387fee0c7114f19ed8eb645ecc1a4f86657c329c9d3dcbd078bfcddf8d69e35d40a3ef9a8245c8be993ec1fe2e3be415f13541e1cde60ff0f8e22cdc3704d21e21711a88e3d60504d73172e9a5c30a31d8d69f0f4e819da314f3e1afef451fe3a4527d996e31c383d70377553c378a6644c55affe58f2f413a987788d8d7b8294abcca1701fe6ef55e2df3287fe76f611cca7bd7dc6608aff098a8edee53fd8f985a4afb350ff0ebc851acd30f2e52296d38a22f708575f1dfe316edfedcfcb9f7339870fcc7ff0b5713ad435886ea355611343c66c9e6bdd53c198c5e8457ffcd7bc6555baa11c9985c5143dd69c7e9fa69264a45d2b4065f181bdac16a553913fdc6953cd5412e6027cf86aebf6fba9a51b943cff02e4a838ffc1d7361f066c33f8d411074965fdc2058618d151c83d39086fec913e9c8e83fc3721f2874d56bba24451e642b39218a39f718f16c9f8c19eea0cf6e7face7b68276070c1e3a4ef2b35f78485fea9bc77efbeb011e3cbfdca7fa61fd26cc48e67a4fae48543dc804a8c513fc615ef4e1cf99c5af2c9ade6278fe64a13f2ceaf7d1f867d25ecfbbbcf0f32a5bc3b8b84e04bff0b87d82fcfcd1b6d3ebfaeec1d54f563ae0647848996be6e313ff0eb95781972bf47cd72439622bd3034458c8eec3a6a3cf1f9914026a511e44de03e577174268460658483d08b9911e7e6193ab0e2bdd61f4fe7dc22eec7f9ff9a99916cedc19f5b87f9ba9a21fbb8c44629a7c1f06457603784f866fea7fa818378257462fdca3cf27cee2c5d746ebe63ff0e18e131ee62081ff4fcc9257f5a94d18fddcb2a433f612af5fdddce2bbeb21f32f07f97a4df6d8ecf86a6a08dc010839343fb947218b34666a19f68b339658cd65bf1b8bf18bb5beff370eafd1a27c0ff0ac60523f7ff0c3e11992bcd421aee027ba8217b53e3814b470605afe737448d65c378f3708fcbb94c22f7e99da074a35d637811689377d7175fae2dd167f755d4517a7ea61615a927f8d7f58f3ebad5bf19226986bd0583dc3d351dfe68b1ad83a98fcc838eb94df467b330173cc4abfc2e43c6b477af3d7e134e05c9c0713835363ff05e605d3e9663a41c8f724de3b9ad9bf6e2b89d64dc3b971238e3917fa97ee5de1fcbaea9c2b3f6b96ae15f9889e58efe666504fba1c247719a34e1a8836e55488e0e2af328483e9884aa193444b330fa56981aa9fcd4ae8d33025121a73f8ee401fa878d69d318f74090708e2caf697584835ae1f8b6c1728a61c1c41b5c23b21ea69702295838eb44e879bbec25d666c7b73f8cf9aab8bdc244fc262f6ce9c2149225d6af3fc9a9df2278ff73883d23bac01e50f6e6a6cb80c7f267ed347585132df26fe8d7dc247fc7ee279a1729bf8eb83a032a0c6dd6de52625486bbfa5337c85f70ec9fa33e94abf3ee7a4fbf71857f9a00fd62d5a3c2665f2f5d548be7284437492b0ff0dca5e8fa711ba55fcb8375fccb76b8b5edc50ee9ab4a837dc8fe68318a720c067b5cdce94929c83964eef6e9887e07cd3dd7513ee283fbbc4b8e502e86e0fccf1f3fddeacb6984f4477d5c4ec71f38d7a2f83cd5d917ff9af9df32eeff06f996ad89d78e0c8e9d4335c83fb91d8fb4dcfc1cd14a6e14b12ea23ca83c3907843944184fbeb9281556e6b9df898343fccfbb85f58c7c3f31951844086e9823f0ccb6c75cf9ee1ca531fe19be044cd9b95c917d4ae99737fe997483e4c34ca94f8cc8145a9f1f7192adeab82afd286ee4f406595ff06f669485be06390d098233e92865dbd9335ed8725e8c85e1c431d94eaab290f81c5c8c8eb6247a43e6384732a45fc629c2be1e0fee97944e1f37698851c1cd663d4c87fd4f0ca60bf315de0294cb0905c28e3115d9bebf3efeddb176287ff070f7f7e689be309bd3eaae5293fee126939c7762f1885688c573ea3f74657bbb581e058330f564d0d143f7eec8a642b4c846f1e652d7bf9ac59ff05c98281f1cd10e63ca8eb9ed4a62634b23fd4ddb4e2e4f14d4bc358d9cde645c6717ff0c9d43a9cb66932568ff86143b2f320f025f8cc2993ebe6188cfacf261e24c0b92f985b9fc315e15919887ff369e5116fff0c3286a45f336e23ee283d32814fc5dce72ce63ea9ccaa7a17be67c529c731214fcd309f7391ea6317a535303273150a149d32a1db98f35dc8c6f7847a795cb86bc229baea46e1826849fcdf6e5b8023d709572151ef1c4abe74435ac6baa825d4847e6f2226725d1e7f71cd495bcc3b57f33ab14e172e691f0cb868587dd4d69c194107efd30105f698f96bd3e98103fad6e97b76b82df01322a672be9dd3947d302ab5eef6c7c192851c632c5f7ea3dd657ba487ee1f6d6f6faf2e85af30529dcf114e9f34b3c2c724e0cbb23fcfb84c5fdafb896295f3224175631fc1ff075dbf81bc725d27f3cce886783c5cf575f67ff321f4fe678f26fd3994756f5f991b91f572e882bee9ab1f578e4a6816a4f5cb7544d9a20fb54603cd22385f7f57448abd3f533bfcc58afd199feb8d8395cbde8b058cbe990863793f3d3112a7c1927869ddcafd266797045578cdf57f040d6c5f539cc2d2bd9a0ba665733a4c5d37f83e9eea273143f715c22c2fcc4abdf78a5277ff0d6abeecfe972d3de5336267f33e144f72f90a630effb9c1f8ee414ea5ccec531d51b3eeba75f3fa62d0ce1e6ae25e86b3693f4e27297ad417fb8468d4987e467fdc5e885abe997ae8699b998be29f9f71061ff0c351c7ecde867a3f72a1f263b717939cc8a18188c5cba7c0e6229529ecca955122accd588345e6539669d51fee88f6b872b22503b1ceaa883711da7afe6a270fefe66445eea9145958708d3a80fe477882392a3e3b81381c7145dd0fcc48af7797aad938ea9cde966e1507358398e8e60f7e0d44607881e1869fab379a40bf7720144570e8be67a1456bb928bcc59738fb1cc6d8897f47f37978d518757fbcdce339ed7b84dd08d87a64046ae8014c1d1d0ee5521cb9a15e5fccc3e9f3fcc17783ab63aa1c3d27a7f1dfdb61b897292f6e6827d4f355e3c31778f43aa5feb946b3a13ebae91cbee140f21ab5833f4b0f7f770707bff0907bd7caeb33c596e14f3dc7df4dfbee4427cc8c2f252feeb10e0e345ee9d7ba829c62f8193ce7fdc495151975f556e4fdc1122d724189c0207d66cb39fd370957998e87c611b2da7d0d49d85f9e62d1f6f4de48f3592f04f174bb9117d0d151b07ee595a7d3137407dc8b3491dfbb8a5b3e77980e64ef7584dbbf860f85353d7ff0ddc273f8e26969764e11409c8ca16b3991dee32b14d21f84d2d33dee793bceba787598cf46581c1574590afb81154f5fa4d1ca4335e99b757487edc7c1afdd0319c7d18e6ad74c9833cb93664f59a421eeb8a3cfdd5e333f649edca8457ba8269ba1b3fbb9a3f499f8f86471a942d314a6ae9f7f3984013132e3e6e2f326ab71b3e7ebf774a4847abfdc84e991f9319299dda98ee7aa1c4c1875c91c6768e1611f92ccec0817f992247c3998c07a59261e17aa7dc5f2838e187876ab5ff4d5394c283d86fd786f487bf33c92b3492bfa34e8e5ac3c3415eb26fba94149867fb6e20e3dc881dfba17c5bfad1e8fcc8d3f1be47328c9cc4e63c154f9b9c50c59defcd159b7a7a6a3efff0c7ce811e2384de68ebafdfeef811f8301017b924a7f4ca176248b82d387ae5449fcee58a404c4b2bdebaf827ebe8d625749d1ff999de7c63229cf547582428511cffe91e621fe17175c53947a4cbb51e6b49fd35c2f0f98ab47d3ee0447b1fd353535fbb8e0c56b29532975219a3774aaa78e2af14930a04ba876dc84067f0ecca74fce627d17a742ad8456f2e7bb9fd7265223268b51459bb9316a38ef02f6fc7f9869df975f9acf4f8f6e7ef7f1b9bb48daf7dd7f1e4e70bbce474e1bdb2afc9fcc50b52797f468c32c72bcc0f69a402b53574227d7f7566fcc82695d0d3eb5b3cb7f734780ff0f4c425c9ca73c1bc4f18e6a52b83ae26175f1b8ac15cad5a3df4c16cfe5f57143b746bd867f7577c0cd699be33ff6e525fc2ae4a9fd1bb0404c92025daef411fccc955f9ee720bd17728139331aaa72335394a919855a6f532abc5d6e1452fb30656cef219f79886ad65868e3ddc26b2d731e82332799346f3bd52711a273f6f57125232ef1c139fdc03931c9f74fc443e7d87cbc1ac261e2ae188fc9bb9643bdcbc9ef7dc2611ecfb8262cf2f77425fabee5ae0633fbba5531599fd1c1530f67a5c843397757f8c6febc8fe64b9e3b7cdcad917994f71693416d798faacb0349ea6a23fdd6c24f4fba2f9f738324fef17c2eae9649eb94f7d9dc34068c027df77eac4a3e386fb341c80fefdcd2b78615ad1a7ff0fadca007f9ba2565df695309783d34aecc157b9ec5037ca7fd5cb4a3e9a38c1301ff0cd2a4e6138977859c7a1f31d4f5fe98b7ec13b9c28111b8e017ac7d13f739e769f5c4c453f35fa2bf9854ae7c62110325975ecf937575f80b34497fc7e6bb1e3d4ccb5c735b726914fb894e33267dd71298172f4ef77280e26572522b819053cbbc6b3e6449f7e66f90c3cde7242eb29d2f462e210595462a9f86a63a3e679f2c3f0b8a5d872fb98ec83d7ee5c7c4f4c47f171256339167eef7e54c1545e87a9925435b7fccd388cc7ecdf8b478b7492beb851bf8e960bfd9af9a72142676c7f7c9a0c8ff0d06e83d0cc43f4b521b2cf94fe18f9a4f6eb56afe1d023593cd60e4959fc89c6198789fc2e843c3033d38077878feef3786863e7b93c4ed37d989b882ff72b68a2bf32b8bfe30dad93b946163b1391447f9f77f1e19a210f54fb841e1509adbb514926bf68324a75e9eea17341fb8985fb98f3991f7fdcd0f2109bd7e1ac74717d30f649c0f333f4fdba64489394ecdfd69ffb91191e631bd34fcc61fc2f70b43eb98a2df4e43c0c0cd81d3f5845711124793ddfd13ff07061f19789e79322259cc8876cd7f947dc0b93089eddd48f3551f7e5ee81df8786ae941fdde0d154dd2dcaeb781435103b8dc13e97fbb827afb860f9a8132bc7554f73918d1cac08d2ffe1c2796ff0c99bba4d9c65462a7ddee6c48e037cf9fb8bd03a8f43100c583c66d125e99164f63a80fd3e6f58ee93cf8b7cdcb1a1ffee2ea9f22fb996242b9cd7f0775f75f9a167e0adc14e0b32a38bd5b84a3fd70d62c3c9bfbef8cfcff0c388a05feefa28f87350ad2b89ef99efff011c2674fa654ed1d18c347595647429ee903fbbfabdca9ba79e81dd0bcce75cff1cf81cce0132954b3bfc71539ea652611eb1bc9ab7b8e7ee8aa5b871c8e3bb3d8c2db8b30b182fc4fa6922a389af03d6dc84cf4fdbb884f83f9ba294ddce3e38b65c63ef7fba49997a66198a30d7139b4578a521fb7384b6e0f5dc2c652fcbfcd1c37a10654ae8a30d1978bd7fba457124ec16ff0dcb935fd84c314f17cab8a8040733195075942d21d7cb87c0d7c69084ff0eef1a98f5c4f5b6f9ac53c34c521f99d282d9ac53d49a38a57359307fb72e31f931c8cc4f557248891835ec764b986f178dd24811e5c70a73c6669454ecc8418f6f86f1293a195c8697d68c835f9832fd5a02ae8627c1babf1caa54e6e125ff0ef23a3a786aa42e3feea4127b39a216cc73e29ef9773bb401b9d8079d31ea3c59b99b173675e982881f5ce943ddc5df7dcf7d7217f7f303db0ace92dc89026185c49c1e9a7a75533ad50ef31fd7bbd3cd554219e9cfbb85c6c7b908e88de3dcd54c9842c6dde934b66fb8f1c8f7c1ffd31f3157ffe3e92d27cc31a7a59b94143ff75d651f3ed225df1bcd4f1a858f7e3f7288611fdd5a7983daabf31fc90d3c3e7eb5a875a7e39255fd2b974fae69d4bfeb76a47715e254783f71eb48ff098f04566e62d301da58a6a6b27472c8adcbc87bdc03a52f9bf88dc2f8fbb881fb81d0ddd7f190aa62feee3817fb5c199cc189309f32c43e4619b8aa97b86d8c81d9d0ee57207dd2594019783cf3e691ff0ee55e4b1cedfe64723f702ff02e21ba27f9334b243e636b66459af991544ff7dced9a689eeb244d1fcf8e29ae49168669b781dca72082e262116b323ed9e6ef7afbff0f065d39f07bff070d62d29d7183c47c42fee42e071feb98d2bf8d6b6c9a6d1c7dc3abc1e644d7cfe6741df708abc627ce9a96018b38b9d2c13716198891ee8915ee67895dc40b7e7abfccdf102958e16c27521c7f1fcd687a85cd0f141ff0349c95a659b1152ef19dbf6a41c9135b74dd15fea529a64c2bd6823da79fce2ec353c21fdcf7b5e8e0dc991d6aaba653c831ac27cc3c3fee6f20e3f758c4f5ba07378fa62805f162817df17e72db3f6dc16943eb96e522bebbb0493e13016edee801df43410e5e1cbcb7380f9fb94889cfcc3aa3dfae5d81dee95c7deea7c6f70dfa6f1a7e9f7eea13dfdc7348e5aa86e48d12e2a3c3f26313e5dd5701c1e668e1890fafbadd09b80c28fdcbc134150bc60fabff0f5c5984c317deffad048a06f94ea23f3e15eb77afcc7433bddd38f3ee38044ac389983421e65063f2e24273edd5bd7fe7e891f3028a9705038ee5ba3d4f7b9ed13eddc19fee0881914fc74d273f9ab4c29887a7711918e2bd71e19412be63c9ef0f29f0ca6a1eea2031bd801f65dd4511f32442bcb35f3b88a83394563f3129f59412ee165c4cceb38e299b4bbd9c6e1529fc1553f9bf154c4299c7e68531ba93ee4e15443a51fe8e1021d1f710125f7ecc70113fba6a50b0b3aeb19578ca803fe61f22fd77353a913c3388e7f98c5e0fdb99aaaeafae75baf4713c828f1cf3c4054acd6d6a871c8928aff04c40a3cfdf73611f9acf1aff013d4d54f887fcd2cbd0b9d2c2f186e4419e395d534528e32285e5c9353e8cac22f5c50c1c7e1d61739aaaa5fad18a3de08a90147987bc539dc9fa1e2f31410acf77ff0d1734fb0622b51c0f8e61c4d4c80ec8f9a4cac6f07280703e9bc717d5e3a27c4cf9bb2667fca812f878662fb9722e9394f2e38c09f4f133f5fff053dc5747ab905f33e2b8638f7301fdf75048c1534b215f1dddd61259cc84ff6ef44f7563b9d9aaa61df3090ccad35b8764f83a577c39d7a4d496932877bdb84907b8d2ee9e692fcbfba0e1bc13b7237f0602854b325f06564c023fab721e18a640a9827fbbb1e456e2367bff0e190e3b09313e87edc9c913c79c4463a8fe659831a642187c0d1e0e7592fdf77c0ebee37f0d69519caeeb17f66b83e41c6af63cb8953fe3121ff0ccf7f5f73f504fb8651248eb784c1dafac9a775485e6f431323409f9dae196993c5aafcb3eb951a2fe1be17315458d9bb4f8be6223e304d4f3f728a372270ad18d0a55c8be6e090fab07a131d88fba2280bf986f5bbf30878aca7b9d6bb98539f27a7db9f85fd3f72bd253dcbedae14348c011f59e40a7e39449ea39be7e11557ae1dafbfdde235fccf0e3a66220ff03462d3ff0cd5a907f1d18971bd74fcac6f50918686e3eaae5c508e8b3da887cc2ef47277fd626f7e27e69da6413a4ffc57222afb71ff08b981b55eab15ef03fe39a5ff0f99ed4ceb5c311cdf6ff82d602f2937e1f60a72bebed3e6913f83afcbbc80e7ee237d5f5f4341319857bd2bbf1eba4252cbf31487c4f8674447ee128347a3bd7a86abaffcd27c1e5f66831d60e57fb8f7542bcdec5df43247e9ed71d7511e934dbdbe190e57c642cfe9c57e471c8354cfa69f0df87fc31139485ea7f94fbeb1cd49f86e5665063e3176ac7cc94717e181a93f3e64a2b219989d7036f5742057cd3bdfbf718faf7883cb8053edca61fceae8d2ecc39febdde432766283e27dc2a2efdc7bb87cc1c916b32396db8d201742f4345a49336e99d3e6520e8fe6a77dacfbcc1651f774f5ac8519e7ff0dcac7c673e3381f32bca6a7de615d14f3feeed354b746da91e6145af7d99c7ffcd88a11f5d4ccfe2f721a2a31713ba4f8301126231ccba3fdcd847f0e78f47e6b45ff0997f56ea4e18557c7b91c7ae4364d1f840dca05b9b851cd85c60fcaf1d1423828ee50daa7cd2c50b9714a9e3a32b8e015466bff0e330304c4e684ea9e77121eff072aa34d111d4238fcc4be3912b9b1ec3a1547b325863f35347fcc3bc7ad3796468110a3d867741e9fe62a82cfc21873c3f87ee2a30d62187e99e4b9bd85fe3395d5741d197759d3c8327397d31eec14a5c12d995235427755841f9fb8cfe9fff0c98fad95c1d86a2a4c169b877c99aafb93e1893cb3c4f3c3c5b1f34b11714fcfc31a28a25c7b52e2718cbf7aa11fdc5847f2adf992d2c3dbb810fe7ebbbb37afe677387fc53375f06114c498e641765355a0f8ebf217298bf224deaa5e6191763f1d431f33c93721fdafeefc303f7fe1b1d18a539541cdd0639540fe3b85f0bfa9a2f1e19f74d13828327a41e38132afa5934017884fb8c851fbbdf42cf2a4ecea998f3c3f714642d1e7ebe3a4424f3fbad6bc79dcc5da780f16ed7d7caf99dc34793304e45fecd3a47314e7eb8e2476a7d717ae96a9a6dd1a39a9b902e3085901dca95fb71dbeb15e66bf7eddf1995fe06a47ff0b9b55c46fc71d615bc5debd4e8b98fb88ee89d3ffe3e43c3dce94bfeba96637d5d2e6a3f69c668a1af825ee9bbe3e9f37bccfd31d0edf73c3df886425c0ee5ec2dc9da42e16283dccb4e9a9d539889fee283e396f83bc69a1c1972071a65bd48e16e3ab5d8f8cc203f4fae5407bd77ddffc6413ebb868f0c0b3dde08fbbaa9e3ffdd490e42fa17592f4c86f6253f7ee54b31ef7f24cbf6f3ee020aab8c8532d2e7cfeae10257ae56077456984782891cd0ca88a71ce45f69f7084fe2371b1c7e3e18625d01030a17a4baa149d997a3a9a69f5f74e8fbf2fb9a9c7d9b851739eef81cbe5778433cfb6e58aebe1d62622fcd64d0b3acf9fcc3a2f189115debacf57ac518707b717315e476b861269709a80f17d75d3993f75d88fc84deb1bfd6aecf5e3f1ddc69455ce7d9f9c9b5e207c17f6575f53f93165c07d3a4c65afccdfee7f8d3012c1ab906964bee1287c35f2fddc81a165e1a6bda2c1404fee03fe7c212fe3a2ef18db318db5a613d0ea38b9dd35af38587e4dcaac8325c0475f772cd88bc35a67e237e765f67729f308b32585bd11917dcba9baff0b8b2c0865d20fd2e8df975175195ec6ba29ffa98d1875f1753353d336cf53e65fdf107f66ee5ca4aa7b8cb2ff2e0a97946fee67f8328f790c391a7e68a2626281c736bf738f673ae20f71333ae1917a3971a671983a32ff03782fdf712a88767d7963ba0ea64176bc23f77ff0c7cf8c28f2e14354b7728ff24ee7bcea71c267f058fc4d4f86149eb77b144c9d83f4335e7ea7e6323fbfc6d6719bb2635848eb1629855b56f4778e53b922694883c2b17b94427106a7fb8856bfccd0e620f7a3ae49381938546b3d67388aae07ff9b99d3210b5d535a7fb181e4985f457e64e0a7de04b8751c2de81f3cd15b90c8e7cc22d2983754fbfb88b301443fddc372818b2bfe325ffd31500fee451d39ba41e5cc27d9a8725e9a98c3f71fe83f33783923be489efc7f7460843cde06e56515d3272cd5a1747fff032a8b744d4c6a1a6f342cc8c3e978e08052cc297036fb355022fd3fdd1ac7246aaee8bec9a23657c57231cf8fae54827443c18f259ba794728a83e630a2fc27bcde7dfff03336c8c03db966be5e5d32b9e9f1c88f0301b7712fece6088afaeea5884fd663c8a5e8f8e878d2be93349407f8ee983edcf49bafa9fc0cfe524c619c48ebcfff09ba220fb3261c7f8c25901de03297c07edfe6365753ee9bdd44badc2e04f8659a0b19fb77a3fe3f72978f8efeb83df7f3b5ff07280ad1e5d1753f990614f595ea662878c7daa4c64f67a3a41f7ee1221a2fbdcfc265b3e6a3cc45bf0b9f4be34f2e86c1c5dd7869f5aa6980ff01b94e61f7361cc2317ad8277bba4852a0dd65921d8d6ba1aa52cd735e135c64d4fb632ba36cee7491bcc662fe1e4d1f8d0f899572559997245fa98f1114c04d1d6025c75bf12f8d05619d0cd9983cdc21ec3f3a1dcaa92fa9e3bec3a8085f8fdc4c2bf7161ab4a3fc60541a57bc3082f8e3c983f337647f728a443b71ec7ddd559fbfbba4ab82f31a186387a419d63e49dbfc6489138a02b3fb9878732cee1c5153f3046a3c3ffbb9d7ff03a46627abeee57d96beb8ab13f0cb6683ecd758f720d57e6336f4d4f4f8c22bd6934662f0845a91fc773f15cbd55ee15d7cd60d5993871dd24b4d9370bff2caa22fc355dcbb5c428f3f7088c91853155d217dc20f5a235d4f4771872e6491f876677c275f353fe9eab5bf4ab98e44f4dc5212b7c3c9d57b8fcd26fc79993326b17bc68ece324424fbcf772133c967f985bf953f9b8509073119fb181e1a5e137376f64e8cc81bcc7214c3a7cd7eb0154f933107ebf9a9117e774c8f9f192681686e234fcd21ef10cdc70e63943ea75a18403f7f9a03e1f57dc4125bf7ee3515c128ac87c1a0ed3b5c329e1f7ee610fd97ba905f55774c02783798b4e4cf1afdf35947f98194a7f7514cc4b2af4ff0337de5ca89eb921c51f96eefc198978197ecc367b727a7cce856fbcd39127e69a179e1982af67d35c7c07237cd2801faf7828857ffa6664f8bac7b95e4fb5d4a916aea3e4134c83f5d10f51eee5f6ac991b39e672e149817de1cd103ff84c01c5752212fa3bb5e3fcc8975fc713f1fee19e977b3e98542e8f515fcc812598541572a40bbc064fbb8794fb1c87ea66b45fba1095b86aefd0f31136ccae79dd391198555fb8f8f1b85070557fe7cc1854c89edf7b91e17fb9774eadedf787ba78c2c0e6117994e55c64ee6b411489a2077bb8e30535f803bbdc087ef74515f4be6a618ce43d68807998944bf72b084f2994ecf7e6131bfe03f5d11372ff065fe44b7cc945c7cd7487c3d77471fcf78bf0d66e97dfc73315bfb91d0f95e993befcdc12835e47fbf7547fc1a5243efeb9587ddc9d4efe63266f2391aa305dda4b4f175ec3ad9d3406b7f9ababdff0f746b751d3fe397f73f3ee9b8c69c3357e7c329c0b95cba4740fac2737e594fdc526ff04e54587d1c62ac5f66149787f1a5c58dbfbaf24bde7e63cb27d4b93e27a2f5c2e4ef91c2679cc1075fdfdcc7538a9859f529f3389af55dc1e1caf17f988c4bc7f332a4fcb77fa7ebf37518417981c7ebfcca87664f8652f01ff2e051913e67729238c105ff98ad4ea15d6155dec757861b57de134ea4f8c0b4893fba290f1352090fcd162c313fe9f7f9a99fa1364229fb91209c7bdc3cd7f9a15ff0ebfc0bfe0d21ccf7ae581519d47e63bd07af4748a2470432617aa83fe99cc4b1672ea33a3e3290b3b3de65c1173adcf3785cba50a799c6065fddfcf35812277b8c54bd266a45ed7e3a94f5eee8d147871bb6612648a2cd5d070ec6e3faacfe6ab25f3c7fdd452ef69f77879f1d25ff59acc7ffcb855299475343e1fcb89c99fa7d4c820264d8f4c37c09ccecbc5d7047c33eb3fa30d27fd638a3fd13b914e199faf0c2c6afee92789eb9896fa989af96efd54f9dd4f4bbaf9aff0945bc77b246ad31cfd7c3960e05efc94eaf4f574a7ba5d484b7f3c18928bf54dc1ff0a4335321e731e56ea891c66956f9f3347bbccad12f8f7256a1f1c129f5daeedf9bd2bfe869d3fd2c6b22878ba66577871d5c8043cce9286317cfb9403bd5cd6aff059b4187e189a767e3866ad8ef18fa53253dff86f941aa7d379251fb8c4aff1c30c4e7478e84dbd92f3215f3ee6e47f75e39fb2e0506dff0b828431dcb31a753f35951eea5a59d3bb97dcefd43f7f4df0be18909fd1ecf9933c10ff019902040f0989554d37c35236f1fe3f5fe61239cbb5eef195c20e1947ff85cd8e3f5f32944396c35f3c3bbb81fa6601d5eccb27d3af79bd5198346fe2e7cfbc657efb3b82bbea7eb89b9f9eae234a125df3d5307dfba9d14f7fb969a4c4a23b6dc3155c63c664165f9776344e2437d0737061ecbbf35514f7245bf05ee7b2b1172cd9aa4f9821cad8ea5e53e1eaef2c1fa5cb248fba448fe3cbfcd76aaf9d71c3ed2f72371a83d613b59ef47ee92a44be38b3c285a1a4cb7f9f7fe66ae89db8ee943985e07fdc85fa5c7dda13c52fee9c02e6bb7d61da0d8df98903ffa376ad8c4d37f753eee2aff6e6f15cc7f1faef51cc8aa7c4cf2d5bede6f6ec66da7f4cda87d629b7dd3543f466738fcde3abf218f8e07c72889bd3f194141d42489824afcdfeefe3a9293e654fc774a88e5fceed64dec3e7b3421d8f31883af8e232bd787d4dfdd1953d77bbcebfe1d99030a075842dfe9e966dff05beb81be9d38515c367b4bbb4a9b770c03f9f71e6f13a2e0e1fc67a2d7e030e3878423e375c58487b279fae241c7edccfaa8e1e2e2c557ebac807dc8903799e53541cfa4dd881f877154a3ed39922dd54eb8b9f4fb897b7f5fbb8463eac8e48947f72ba157cba09f5f59c79bb78bff07751d8cafe1917f472be7ba80e2e179dcba9a6dc0fe898c947c3e5c9d557a6a2d3b24772431a2d87ee3b14155974a244324859ccaa33dcc4b7d7d3a1ca53eaff05d2da8f52ffbaa45f6c9830c71276e4e3d7a9a0db4abe4cb8dd28281fcc241d3fd1922d6974ffddc6abd7aae48483e7e603a9ed3c36d88f54f7f86f8f9862c3f0fb822f4fabb811c9c1cb8493fdbc738ecc74d07e3f9a65efcae3441eb1dc0eabce9948aba498a52fe3484eb81e625a0ece64e59a9a450b857c135bcc941e3818357f029ae284e641377fa67ff94065137e5a285eb8873420bf7098f4f3e3a5bf8facdea9b6c10307cd9e2a5c9228aa1f375293a84c55e9025f8fdcf881827d4d425d7d7cfdc601f1fdeb4a3abea6f742dedc0b03d18fdc55179ce0c19ccbe74b7b9ff0f46e87a8cca0abae2c67ee55d63a03a6a5c8aff0994863521cc5c90f7244a7f74a227987c724e09910bf39bdfa7e27b87f9d6e390bbe7207d352be179bb802fff0ba8443c1fb83cb2c9cbfd301bb1e7ed71426fc79bbb6bcfb93663fdd1fbfc7438d7db8d449fac91e831f34dff611baf43e8729a8d7dd53e83bdd2fbedcbd53abfddcddfba47fd4648fa1fe133479a806842ff0992bffe2ccd7b4991f1826bcc81107fbeee6a7fee7dcac8f76f9cd6b11eb944715c7669447242b96c661d6713e1fd703a2ffbe642aeff03b84e9ff0333c4f8798978f261fe4b0686b1b11e44ae8b47ebb665e86de9f30718e45f9ab2389e61648dafbd7c30507919aa27dde2a0e98a2d5972f547e7f3748faa975a2fe12dcee61e7f4c647d75b7a3f1ca6487f3385cd5112ab9276a9eeccfc4d467dd4298030c0f095ebfb90dade3248d63f0fb31ebf426202efdf18f4a8d9e62f202eafdc7810bbf790afff0ce317a969ee49ff1fb89723f98e158e7eb323433ad46973528cf09a9591f5fe99206823849fc0c448b54c403c5f9f304bd38f23d394278f09a7f56cc1b128fb82264e892c6e8965ecc647c711ca1243e8754c45a70147d53b921112d1572a82ed2b52d7f80ff099409f801ca0ff0d9ccd6685f9ac01649c5ff0ae165670b533a453f0f7418ffae7c8a32fcd28271bcd4aff0773f2d593fb8b4af3df92fe6bc285932b8f847fccf4277bae2a67bdf6ee91c13ee5a1852dce15f03703d579929dfe18e71c7cc3b196dc653f869a02498b037f2982e58fabbf6398959c2dbb7d33f26ae26fb434f56e84610eee9b29f745a356564867e88ee921cff0ee77cd5dfa09ee5a57a3921093866a98a2c64a70d0f8cf741fc758517cacfecbfcc6d2ea4cc4257b8f374f9896157f337fbfcfba7511dd07c5ffeb8ff0c93a1369fd164ddee4c3cec7a7ee412ff0b8476c5c5e5535ff07c6029c53df9bbe4699e355cc9927ffc72845c5cc09027fc1ae97c3fe8c057ff04018fe57f3eea2dbfd3cc81cbeb13d62131c1fbe18114b1ec1983ecfb52e44597a50d76f43a016a5e62e7f1818c0b5c116e293a9b6fb982f5fcd049d7dce3bb93c3259a8927f8b24408038d0244947dc49145ba52918ae6d4b63cc9ba8745c3af9f09eff0b81a33173985b8a3e8e7a0cba078e629dab9721e1387dd6f237e6493d325781ffdc8c159ca7dde709b3ffc5d64503cc33a71f5e5cfbc21eb8947f47c19a5c1f6bdcec36cbf70b8a3fba7e9fe9b9c1c0492fb5c0f34fcd699524fcc7d21f8cb23bf57469787a66eae5691cfe61e3e6256d7fee66e8919bc58bd4fdcc3e8493fcd2973777b931d8b1ae1638e8d4471f0f873f17a828e4e7f7e5b9ec32779857d44efbffcc36ea87f5cb4d07c8971f4c24b32ab307d1fdd7287199cc8fa2e2bc4aabccb61795ab313ff0a5c0f216e7f4d4613d7ddef40ff0312a6ce3338295ea4c78cbe6a88ffd34a17879a883c492e4c9468bcdf1d7f2b9a3154dde827a99e3a8f9a2892fcc84c35dd8f43ccb04f332ae1fcc83ece6fa9308b57705a99b1b87a3cc9401f0d5ed79ab887e3dd0497d19b257509399cf1dcb282f33afd6a9340e474f72ba26f030e2d639cd47cfd3bac1d158a7c77b64bf7cc30f41c48ad73efca427f077c18f87e693af599734b4772fe13189ad35fcca01388f4a7f3ba42aff4d513ee1c3b7ecd4923de64d8bdc8bfaffc6e534282bf5dce87cdea4073fe66f15ff85c12a0b9d016f4c27e23cd1283f83574e4f7281ff0cc988b3d758d68e97973c6778efcc54f347129f5a7c67f42e80114971adde8995e157f706522ae8809f9f5d1cb9e1c77f5674ee8a58d285ea0e2de3b314bb3b7f863efdbfeeb541dc95ce77bb9215fab33e551fdcb531cae1c93135607fae5cf386cd1a3f8c542c61334dc4c0f575aa18fed774c1facac6c06e14b2fb8e8d78b974c12fbef343023939380289897923e30ef45c5c123f5f35f63fd34cbc171ea63f4ba0ff07041d9a0fef9ba814fd689e57456dff0cc91839cfdf1c7b8f489f8ff9a098df5d3c1c305055c7a95e3422ff0d599bbedf3839faf73d3d5fbdc118a099a2eff013b68526a3db47771b2aa67c644fc1864f384fa4d4f05efb953d30ada9a684e66453dee75a7e182ff1ee78392f8e459d66fcc34f6b6b8e6d7fbb92e36cc97216535a447d319425e89a7a7e89acce8c458ae547fe19a9c59378a7b267ac3fd3088cd0c96f30a11dcf8bcfcc7625786713ff0e2381c4bc24f566612ff0342c772dabe6989aeea58c48af706133f476e688e6fc303fc625357e5cddba6834c20617eee3abd47ee152df0e44841781dce4bf791ec4cd3dcfa604ca2143fc7ccabda7fb84dd5c23ccea1a2723ddd2e8fa7a99a14ff0f66329d3b6ea8b5fbbcce9ca61bdee3e63feebf423f1cb61cc7b7a6834fd7707af571b853dd76141a809cc4f7fee0c030ea8ff9bb83507992418793772a7e68e4fdff05c5aef1c9d3b53ae2e993946e2ff0182a4c805285707845d1f4d14752e6e2a7e261c4e5afcb8697a227571b949532efd6749d121a4bc3eb9fd139c7a5f1735f79253411bad55ddf2e7471dd30e0dbf325f1d717dc278ff3405f4f668eb7811cca84ff05d6cb8a48779333acd749fa1845d771a1a2f8a064ab87eb20aa1f575f6bfe730519cc94535fd721579cd4634b9185efdd71be741c43f38c517dfab8a7c3221f5c943fd77a1687fcb86f5d3806220991fb73e8e737185fd6323a8c3641a2cab80591eff061bb14fee62e558be6e1842e1a2c3ee048a3477215d21e3233fd04a463851d85fa6645116877feb7b8ee305c294ebe6e7a9dfee43f8c84551121832435ef72de16a7f334f2e338735c52e99d3296277e6f1b09a4038b73efbe98c0f8cd88f7d30a952c9e6405eb13ef0c2f3cbf67b8203ae6a09f3ba880ff0ad7c55f61a258c7f96ece97afdcb517d3f71915bf4e06183ff0595c81c44151f85d72bf424c52d27d73328a9f1a28793cbbf6ea44c2ff0d5facf813772cdf25a683b75d7ba94bf735666f25fdd6a87c1bace9f75805df386d62e1d4cfb01cf731a162bafc524eea9791d04a605cff1dc6e81ae2dc74174f5c1efd4c3998bdd71298abe4f8ee29f4c676a845d2e80b3dd77bf0d0e53d992a43f8eb3f47d1c669848280973fd62b43b90ef7ae092e2453a995d39853d7170107eff086e43f0d63ecd729e065509796fdc690a6145d0dc99827c602a3ffa63fdb97b85e48bf5d5754c6232e7a3597ff5d5cd34861e26954e4c2e17e1a209ff1b99f5fe5cf1c8ee9bf43ff791cb3ccd825c1ed3d53ee2dcbf161beff01a3f5c253e2f32e35df716ccf31ab922994c015ea2ba8797778a7dc14281e1f5cebab57213159cc3d9663e1cd5987eae6a12f177daafd72a82fee647a599e371d8cbfb8fd32c2e48ff43ba07df74ad19d3575d4dc12e0cd784bc5c9b45fefb882b217ed71ba3ecfa4fe602d089f710c5ecff0f8ebbac659adca55ee4b2feeec474eefe41f262fc3dded94cea97cd09f9b915978a974fe4dede2e433fcdd92efde396832166e59e1eefa973e8a7f79a7c7d46e7241117518328477a84ebbdc25eac7db8daae1bc58d91e8e87dc2b8f86e8a2fa1fccec24d1fcc7f99aaa3db8e915734b19ee050a7a67dc07465a885fb8dbb8c06bf18861a1f333df181c8c32e179af2ee01b6dca4d3c74a93d3cdd1dbdf1819bb09e4e9947ec2d73cd1f9398222f73e72bb5dd2227937a71d145c7f98602adfbac7d7b3ba845f92e93b4ef721e75cd4823dafbcdc68385fe6a465315013eaf6e03079fd6b2c5bfd65aa8f28cc53afbce618836c7245dd774e9ff0f868677c6847b05da3a6953f718673c71102ffdc9d7c24cd2bec710817c3f77dfef99053dfdcf211d1bc358dc7ccaa4471312bfdc792f755ea54c93be7d0d48073fbaee7e7270a63f3052bcc924eb5bf260af99bd1e731ea06568fe6e6207f7089f1711b9a53f548625a1fe8dc8fbbfccb3eaadb9cf4313c13cb87125a189127c1f6e9631f5cd5d5f3b9557eba8856bcb83d65b5c49c4333ce39ecc2ae5154a18233be683d65ccafcd40759317fa7bac43d37c4f5f0d459f313baa9c6f4cdf9d39221e6686e98e4892ffa752595d0fb87f16c350602f45f74a8796c859f77a4623f71c3fafdd671f8e3232e75fee49a734f87318731383e4ccfff7113a5ee0ac557ee3353f1f701fa887f332ec19243a195bec3f79989787c1ee64d5606295defb9615f32879d43bc6669b32c777e3f72c7c171097bbbdff0f77eb2905f78e25997dd64dfab9af0ce29e773dacccd383d85ca1b639828ee16c3f5aeb60f941e0ee42567f9bec20f46b1b51f3264968ff093ff08f7763104c4fa5fc749c9721ad4abbd4dcc5fde20ff030d1eed7e5312175d348601f9a1e69fae35154f86a7ee89cbd437cf8d3a7aeba10bfb9dbe6223d74272bfb299abe1c8fdcb2bbf817ffb9ce2d8dee733e4afeb87b0a8709312c07915e9326c52c3ee42ec5ce453fafcc18ad86ad1c152f322110e07e69a72f1f1c5b314b34c743c68223e9eb9ce9eeedb3f9a3d7cf99141e733433fe62c4fd1eeb7c8f4b8876193f727f6bd4c916f7eeec4e3dc36195f8e3621e64ff995927dcd146635f5b56c3e38e07bf78fe37bbb6d9c5313b1cd02f9dcbc4fdd11f7c77b686d31596a9e9b8c83abfb8aae7cc567d0988a2784c502d2b8490ff0751432dd7dcf80623a3b8349e99c5a5c1f43194e71bd19573983e9eeff9d16509c9ea68aac549d9cc5ea8f4932582b63db87bf3b1d71fbfff03744ff0e7972f86ccce6e5f1e7eb309dfee9f6173f99d22604623ff0e3b980ee7afc70f5aee8f46726b85d376818a0c9f5c7916f9aea23f71053128d905b7d9f774eae866381e6eef71853f9949df2685615c9e1e6e3138e8fbae39773832e9321dee4220a628f982d3ffb89e387ee694e61bfa8747ef4bf1cd682548b70d5e682e4fa122d36abe049ff0dc3fd9f21ccb25404ae9824096b528cfdc811ed710b119ecfefa63e93d135c0fe4c9386415eb9481e8fcc5bab5c775fa573829138deea52317b2fd6e42a4b255e90c5a76640bb34aa3c4a183efdd549edfcee220c0cee7a39e033ff0e39ab85aa3d339ea759cb034541d104ede818c103cbde62477bd3396d18a19e8c9d597346287f43291fee2b620f8e076532038df473460a3ff0ddf0dc153c6728bdd861183e6e2137d3040c33939ab9e98b3fdc46889a54858ef39edc81119eb85e873be9a15114f99a74bf529d9147ebcc34c9bc737cc62a6b87c252f1c308f8f4b2e8583f98d7954d6d41aa5340c2905fc170d5c0fdc7714290e5cff1f4cf1aff066bbcea8a1aff04c394c56f328e2c31543e74c9cc28fc3321a98138530a43ac88fbf77798a442e5c783dfc5d3967ebb97231ff2ef4a384c10edcbf989ff0f1f364a3ebabc9a53f993a4eb7bba66fc8e87ef7214bdcfaeee528dc81a4409810d811defb991238557b5c56dfbcc83aef440e3400f3b3853dccc5f070c482664efc370b95cba7eb72ccb83f72cd78bf388c9e3feb90906b74fa772994f9bce06f2de3939feb527fcc55a760ff0fe3983ff025dfa7963ba35cbdceaee5aaa7c3a88e1dc841fb7365aa25b308bd157ae52f7f1cab83f532114f44fe6672fa618e90524238d381f2e318ea3d78e4a37d295d1106fb31661f51ffd3119ae96c55afd37739b1f8bbff0bd3432ad67f9807b465fa1d190b38a82bf1d327275ca4fd99b5439e87ffc588490a89c2eec74b4b77914f33547a531b11ceb1ace6a7a3dee4571f83aff06e656475bf734671dba2527ab998a0783cb95cf0fcf69eb1e7b746f97b93383f717a6fe3842fee745cd1f38dc27b3a6f88160483818f31fbaedd532aba3ad87332393e99ca2e184d3284bf99268af93b92ea1f0b8a17af8fdd255f8ae7aa3f0376721a169bac0b09e67a25c9e6d61e9cc411bee4e17f1f33aafcd251f3ee6eebb8f9ce1d67830bfbc324ef99968f1d4e39780a59bb2e096122bb8eb273ea628ff58479f3b92baa21669d58af45376325cbdc7ba8a6b88481f8c7bdecfef79951886f93f995a57ffd19a8166743ac227f7063fcdb25cea1c4dd2e3771ce86e3428f9887a1824c59511ca3cf5660ebb95ef19f19be64487d27d3109fff0d7acf32ff711e63dfa622f9862cf378bf4ca31d6eb3feef41604ccf308753c317d9dd7e3eef12cdc1ee4ea61964c0b0672b589d33c81b75a83e7442842decb8541ecd42787ddc7397fee14a63827f32add2f53503d1fd953fe8e69c537f8c036da571c568fc1f990441eaaff0f1bdf4ae1746407c4c1067b23ba969f89934fd2e5473da9edc6c91f532697f04c71e905057e62dd867d8dc7cd4fa2ee28adc048f599304477404ba05d28bf7989a17d3f988b114a9dba6cff0e9ae94fe1c83bdf1a3f0339657e1a8fe9320dd83f6194c18fab9a92af1be6f28843f4c23d25c848e42f77981dfba612b78f79a7260d714d53886e56c77bdcd354d51c3bbfd5e7d99887abe669b0c0a155ba62cce4bd72515fff0324917d42f0fc9ac09bfc9c11a1deb821a9f716c37a50f33b068280e59161cff8bbff4cf43ad493d7efe62c7f57fba2b149526e1cf839be5e7eb297f4e7c83ee86aa85e6022c5fd726c5f3eefd863ebf1db8153ae7c0f0ea6ee07fee218fe98db949fc9add5938f33a8a289c8381f46ebf72d9fe217e60a65f8df9bb42ff0f17736bc56e7379ba485e46392b3fe39a951d4d6f3fccb7a02fcc357f73a28b9eab8834b86f9327bcc3d591f5863535f8716446b837590dbba7ee26b367ef9f99543f6cfba8a57f2e4cff0cf8cecc0451347865d575dfe686eea6f76efef8753ca0fddfc96a7f1797203b3ee6183ef35a73d9271f972cb7fc5dddb6140eef55ad4701ad88a78387ccc3fe3bcd8b85435eb187a2bf67dd3b838cd05c2b4bdb5d7824cfa9948f2193bd261f1fb82f8ae11ccd15cb6e3a2fb571d3f07e9896ab188eccb234665e68e7e932290df3cb96aedfd73f4aae6091f665221dbe19d9a04d7e5dd3c9cd45f4e6408c334047c2731a79f03ee389d8ff02e204c094e4ce70878ef18648f8259ac43dfcd7ea5748cfe1ccaa9e610a1fdcf4179aaaf1af89c334bc7200f752364027dcf86ee4a78e8fff080c363272e78ab1ce26b439f3cc62884f3cc445183815cdfa5fde6848f5c7810fbbc2d7fba243f4cb05f8d38efc30f85bf9374074f854271ac875f973101285c15031c706fe7dc1f88a47ba1af48cab921ba2fe6271aadff03f37499c1dff0ba3d9f671c4cefd105e6e83418159a98947ab3262f149f73cdfb5662017ee1476eeff022db9487a1cff3045ae35cfa3e9a2aece980c9bfc6c02f6067f4f348d5db9cf5215cf1cf55d802c2b5dd08fd3245a7ff6d7ceaff06623a86244f1ffbe5285e9826f177ecc65651bf861268d913743e4d3b7acf4f3290f1898089609ee2acd74227ae9224f8e0e0e9c99da0bc7ef712e3f39fe31981649940bbf5bed327242a6aaa90ff0cbc06fe98fee54cbddd277fdcf7d8c4c88f0e7dbab7e87fcd48f37b9852dbdcb3c377ed7f1d18df2c774727d1eee321d0db9244dfef3127a7ba235386f3c43dc288fe8fc75117535797dae3c3e63a5fb065e71a2bf72973e8693f3c320a6f4fdc7c711aeb947e777d4f9fdc584211b96f1b2841b7cc017ab2e7fbcfb9df9b808c50c088a57f32a5877283cc4f5c41ede932ac6294ff0e61b203de98711ebb31239bdbbdfc34a88a5c27407dc13c54304e1eef147fdc594ef75215e4b84e532a8aa3acea6ff5cd4f1cdf41cc1531cee487fd358066edf09ffee0b463fdcf1f29e6213a193f9a5f3973a1fee93f3fb971c5fb31ba182c12329367f718683f7ac18e71dacfce4e5ef6322171e9cbee6e83dce98b17b5f81f5c7d045e7f378467cc7d66f83eb80b72dff3e66c17d68fb89ee467c7083ddf69fad71a6dcde41c44304157a83115f5816e641a7cfacc69a7f4bad8eb73b385e97dfe3ab874f1f99054387fb726859886b980e5f8c641e247131e81e9bb64e492ee9c049ef2f707581eff1d21b2aff05fba3370fddc8fa38326d621b07f34a3d7c8fa66e81cf88266b4756ba4b774d12dcab3fd931ea7d7f3561fb1b82a90fee0d5624f334870aafd7f989a8a1e9a38f8c17f6b1d60a6b85964c841eb858618bebbcd63a39717779d57cc3407716a4d62f2855fbaba09572de681f744c83bf465a817e9d77d5fc9a91aaf9aac5851c93a3f579352d1398c0df8db2e2b83e8e62e8238b958e89fe74c89efa1ce281ff0d1d0ccda16644a5f7aa745e2e14c73d1cf856dadc4b62cb9b6181bf0369a9685f5fcc95edc8a25f1c8e15b0f99b19cf866713cae163f38787eb1141a070928ee5e1ee3a4f732f8f79c7edcd32e457eebd1dc6e57ae1bb7c30ce2777154ebb8aad6b202077e5f5ff077d4cfac9af9a82aeaa619faba125ffa704f72fad5479062949ee47af73d116628ebccff0901d2af1de3f18e4836b9fd1c21e86310a799272e1d33644ebf16e41fd28fdd782e7e6a1ca669a1fd2ea811fee8b25c2fb81ea1882162ef8bc70feb1e0e505d206f443de9716fb92ed8d86ef71f17fb811fd65e88b5629680fedc8ca47a88e19e0163618ebe07fb32d4c6c4fcc3d9a517b928f15948ab2a05abf3387522fee407a6539a28e9ecc78e077ee9fff08e1c2f17fdd72af8f9964ad7fe7cd210c8cd58fc331e4a7fe9f8e55bf71ebf8e6c118b1d41f763037fe1e3ad3a4fef391821becfe6651a1c5c134537715b3e6192f8bae703accfacffe187240e2e8507b272c123c67f21a1fade9f6de6428a7dddafdc4930b5ca591c3fe604b98e06245f2774b43f07177498f0eb9ba8f059236995f47e6e782a3d997a66fc5b95cbcbdf308a64c8096ebf5779679b9abe721ddc71366cdceb755ea95e333b5e0d4ee7bbb4af9a35cfa475fabbc0707fdc1e02bfd39c0c5c8d9f96df03eb5cf54781d87f34187a8ee4a6dbff0e6ea72658b71439e251f5d688d5a61482fe5c0183f309389da639aec66fe2c7530682c7e861d1ffc1c5141fce88f7152fe32406b874017f7cc4486e30164c628478c42214a94c63f92e122fff071c47d748bfcb8ba689b8eafff04c2b6fe32a87aebc58bf99f0fe8c51b7cdd27cc97de62d617ac44871a9f8e9573349f8381eb5ba277e76e38255de0a67e6ebc2bad81be0f77bd45f3f701dfd378363c982581fd73d08b96d0e3756e1a9c8dc8c3371ae24c58f9f73197f219b5a3d5bf379e1e09af348553d6e4bd6cc57d2e9f84f031abea3e4c0a6832bd664f03d9d154e5caa79c89303017aff378bcc61f41d0f99750cf6dd9bc2261d3dd4b9ef52f8e128954c26a7a57e394651ff03ddc473dfb23a9fcc78cb6ed27f0fdcfb08791f3244e17ff06e29a7dcafeeb867eaf3ff0c0ca28a665a9807b87a0fc6eb960ef352488cd5666b3d47a3960e89bed901dde177d3e7745c1b28f3fb83342feb71d9e792c39551c46fabee88f6e5418e2a7ae0dbe2515990b3f7453635ae5f5857e8326284d3ca530224051a37fdda28a4e635a7ac9fe64431bfcde57121fd7708c29ff0b95a4072109d37904ebe8df6d4c4fe6519709e9fee677c7f3fdd19257ebaea0681859795222e15cbc6a1150f7cb79218ae42d3058c492fc34a69d7f753ff0963c1e83eb89f63fb865231e1bbff0ab92d7718f7c4e1bc215d36c0d8fb84aa27d737bf61f370157dcd8af9c98ba3e9ace0919c27f46a3539f96ff3243fcb78078609589eca656f28fdd4bdf4e3ddb9f4fdbfe6f3c47d62af465b11baa816f99741f83767bc33983fc61b581ad4670d56f3298afa62bdbf262ecfcc7d6e27b43732ef2d4fd75caabb821a3f321f5a87e0cb8f68d2bd09a5f0bff86240c6881ff7174a6ffe454b32d618442ef6881f5b981c3eb99843f6b855e1be2e2dc814be995e1a5ecee740a38c7864ba3aba910e24cf03cd02e406a9fdf184894ad5354bb957e6251e81e2eea61a1e39781a89fcca193d32a456bdf981d0a270eee1b3fbfb303d9757c2e5fefa97eb937c85d4143be8dfcff037a7a93afee9562a13122de1d71591f076fdcfcc2dfb3afbfba83f265d3e38fc6e563e353127e9a652451a3f77a38c1d8bb81547e31a13c6f5b2367f99828feb388f89379c324b7c73c79a25c4c3ab923477f981e938126fc1afa0a6685eeb1ee198aea0f47dc8b7413d61e434dbcf8f7dc51d714f1befd781e4cc23789709b9281e1799db9f970d916771a0ef8feee1ba85f93229eaa776bf3916c145732cff041dcc0d09ffeebd0d57ccce5b10ee93b2f5def65f7e638f23c7371b276fdd514f3cd6e55a7e354a380d6b5ebeb4cc49d661b42bf9989ee1342441d23eff5c48cdbf3cde70d6b634252bf53361bfef7d33fb30f5efc58018b9a8535a8a3cd582afdc239f8c776128fa6442db82cba59ed862f3f183e2e78477e32396c524355747e39df48a64b8fb754153a314e8656179fddc201f4d4add4dd87afa621e5c505ff727d3bb8466931318b4b7dd4344f351378f77733063b29ee3828af6e4764463914dc417321f741db9788e7fdc8835fae5f60ff0c37149adf87014b825055cd8a27331d7bf719e1e17724f9d75ab99c7ceb7ec473395771121bf93e32eaf4995ccc7211d24555adff03273a1cff865ac222ed5f57be4c8121ce3d3f0302bbe971d7ac8b781ae33b8dfc5eaf8e707a43ff0a72255843acbb79cfc73aef13ac453961826821432f7fe6b30d110157b92cb8e31ed197e57275a271c6a4238e46cfaafa4ecca5fb26357eaf39fe8dd42380ed62dd6e492646e30d3a2260670bd32211f79948dcc937c1dfb9188b1320532477cdceb86074767c566f715fdcb8a4403d5dd25bfacd3e83d5bda2e523281375c08f3c985105c1f84d23dc0823972da17b4376e6e29e6b9d90a41f739b2af13bf98c1a91e3fd370fba46299638ff934d0707dcbd3a238ce6577c47fcc77c194a62869f35a7ff191394cce17ee83f5c92b0be189e3249a39af87db9a48963e6e37deae7057f4396dedff0e31427799ef31dde7a0a7ee401bbfd32a57b73a6c28fc71953aa1f6636a1b25c98988eb14399c177db3cc13dc74371f479af4bd75baf16efdb2c947e6526aee347d22f5fc9a8cfafe0fc700762fdc6354ef1f2e7841b667d84fbafc3f9707a8693a8d72498cf5f32a3ff7745e1f3401af6dfd5c4847027e63a77e098e094782dddf825a679dba7ee83ce991c55e63e7d6f8dcf4fae20f2602a6ac951bd55c4e83d43fe69b97f18493deb898f214e6fe14fcd24037451fcdcaafc0cbf37e15ba8f2ba29eaee5489cbfcf5726c51259135ff2effdc8197f7c1fbbd7aa54aac2f527b79c63c93f6657e3209dfec75a9ca6e27050782669429f3f31c5828c77eb49c11898ec4f0e311f57738d31c7fb9aeedff0e9aa74ebd064cd47f88624923ffe9a56fd3a603efdba8c793fe99979520646988d1ca7f937fba11bd714fc7e622a18d1a704ee47074c06f6e4d2a44e372444e676a77746066b41ebee4b4df79d9ee40df43863d7e1f72f3b95c09982d5dea0328e3fee54fbcfc8f314ea0f3f6638f01118967aec19a91f0d43fe1615fefbd0cf028ab6654c3d526a1e69ea60c42f7a4dfaaced2ff99f40bee04b5e64468a989ea9d3dd22f7b6eb823922aef9a4ab3fcd646e0d93183e3747d6672ae4c1d6684ce524e3abb9d2706b7ff9917cff012e3a74be873293544b5f861987dfbfd69521fe2d3812b7ea6911a3167a2f19418b853ee297a9febcd211847deb9146a710fe687df29eb912ad7ccf60f0fb82cc87f6ef58cfea384cac172ad269ea2305f323c1cb8b1f1f74598ad3d66b63ee843b992277f7595e3f7159e3ee82863f7ffe3eef1fa8d7c1cb339498254bfb981812f722e879a6ef51eafeeece5c3e93bdd761f7b87fe26e848e9b7fde686d1fab8e45dfdcd0b4c9dc79ab1fb956566a4c971d78ff08186765cbab3f93453a577db77a74d21c978e1ddabb3f35ec7507dd282be9e8f571a5f6c69138422cc12c5f3edc712254fb944ee4cc606ab17d3718f24f265dbfa716b2610443d43845f721fe62ff0dc69ee2f2a04bdc47bd898b1eb7e38636ae9fcdd86f91f8e0d4244cad0e2f86057572763b8fa660c56fc7dca6d94b3ff0d8dc7e16e6be621dca394f1fab9a3e3e9aa8cff0328612a610f98eb1d28a9e616680a7ee9f8c9b179bc2a2e3a678dff03e65f4d60f1b8a7ee1a6e557121336877ee993d7f37fcfd3298a60b5a58f72f413746a10ee912ac9e692c9e467fd6ebb6f867d4df3fc656346416e8452b91be26f0fa3fa68fdaf56bff01918ba6dfe691ede12fae97f3daca2a57d56e9837f164411fc5ca10f7ff0307f7a6adcf40dc632564f86e92234b2cb811b1c382ff773c81e8770ea69f4f9bc3ed2166eaf858b912df03839df480eae3e72485eccad93d2390228fdd2e8496baa5fe3d71d3c959ecfe6a83dc17dc15dbed5ba35c088b1e799fdf5d477d5f32086269b573ee3e57126fbec17435309483e3ee6c5e77774cce274e3889dee141ddda2b4ea477f9bcd4dccdf32b39c5c6116e9151ce478a195b549f35f298833505645cc171d1c89e17a9ecc97cfc3d192b21ee9e7fba2a5e6e45a9823a2dacd4147e23a81085c8bee13490fe73fa9264a7db0731fee056b885ff0e72d1624495d198f22e1427d5e4d1a8bc5ebdcbb6e425ed7e1a938ffedd60ca1267f5a3e650f8e0c209f4774716df3b63e4df14433736f8124c8d112a737c3378fa62cc2c82ad7bcd325e0fcce6284fd13eb990c28af7f971b733fa23821d5132e22adecfdc47153c4c1340f747aee5244e6aabf1c65e68636e6ad159ae4a06af31ffb8446d29f354dfb8fbcff0c6384d447ff3d66aa7433108ceffbbac070232b3e9371e1c202a8e5afbf8e5e08380fdd50c0642bbd5cf18798549ff32517f79295b8dff6e6b5c431f1c8ad16a7a635223ccd13e3e5cf12fe5fb8fc3f839168ba9fb99d83e4864eb8206f3029c7bd32257e6093ff0c64ea7d5d060cd362a34583a3cdacb3b95bd21a06525709f35fccdf9c758ea3fa66e4e4cc1469cfa5cb71f2d9930f5abfc75dbb3d143a1994b5f48e47fe1ac6b8bd5ce36648d01cc3d003cffbbb7ea1c339243fcc74906390eeaf1c9c133d53d75ef867e8b72fa1edc0f489cb94b9b74e5c7d199e93fcc6e3987c15cca64d3e19829df349b31c54229586a21cd5df69a7c7378de3a8e8e4cf8b88e2b01af13375b56c50e669501ef67dd14722a2f7280d7ff0d653b1ff0e8c781f84563292df8dcc2bfce63dbccd3de269fce0c27b8547dc304f84c2dec7f31a2fe12605bd34ef9827f5a974b8cbf56e65bd035ba187e10857a1be454df2eb2b95d9bd2973870b8794deff2b1eb79a6cde2199367453e4d6e902063f6979a800f73677f01aba9e87f7eff0cf4c4531b9a411c3ecde86425defe8c4a44ac239dcfa499e7f77bc1bfab1f35db09f30f4f7a5c2e39e98833c7fba1abffb9b6944c381e3a8785dde82317283182bbc6d355c4bc111ff0372527cc401aa96f98af86fb7b8e63053ee6f2130898bfdc75d42fd386114bf2b2a58de4ed3756d3f378b5f8cf13d79964f95a51d73d0287eeb55670c2c34651417e79a62dbfadc7f8fccf460489e8bf3082afe68628504fbaa25f51f9923b3f464016fd6688d349bfdc13d53f991677445e9feefbe642f9a3d37495c5bf2e030d410bc6787822191b72e80c36ffa1e193e153fa344ffbf29aa9dc7685a3f43fee4558b5eff81960b417fbaf223d1fa60601f4c10909ebf35f329ff0f8639b1ff6e4d28c518185afa628a04294b1cd14dfd684f3f58d9b75042e7aafb8c46e6a39bb41f438e9af5bf6c83707c8bf739fc74c15fac88e2631e1d604893eb89e59f53d3ee449cbfb93c1e7ee4596189e7cc81e757850ccaf195897acffc41eb107980a9327fef411c6a155f99253932c8ad14ed7299618873f5aa281fc31891f7abcff5fcca49f711ebcfa692bf5dc3038ecebd7573d8ff238ea6447d304a4f3baff1ccc86f2d3a76c454766ec1b5ee4a9fbf2799913832071e18221be32af2f57dc9c057fe26b2e15e9ee2cd17ff023c749bd81f77224681cf143e679b84774ab7565217d7b707fccabd7be6686133feb717e1edc50b97a189d7929bb7a42c9a3416b65ff0353a6c3e7b9188e3f02eb163afd2e5e78d70f8d7f75a58bbf8ccecbfedb98c2b41fb4d1dc843eb75a78fb88ec3dd612af3011b47f87ba99f325203f66f8cd857d70be917cbaf92bfaa6e4327a6b64ef8f3353d1eeb8f940fccc3ecbdd6f514d328123e99646aba62259f4818b8bf467a4b7dbd1dd422388f7407d41f861e76ff7afa56f3e65c4a7c707527962f87c39b7f88e0a419281d2a1ee6c2b3d5c160fd12e4863995eb2e89c52a5d714b5e018938a3efe60681fd65150feb84d5e128658c7ae16a3c5864dc169c238c438bc3e1cf48bf59a2eae32393c390be79317fd4e019ca79fdf80e78b84d5f7f58dbf55604cbadf7345e752ae319d7534c46bf8cf4bba43f310b9561eff0bb804798a428bc98f054eafdc0d1bcf7d9b9b3d2ee0f0d577d33c1932f8d3395fbf47f980507856b91ad71d20bfc2947dfa9a37127a29f79f744143c7fb91b6dfad7eb58bfd28647f3a20783770803bb82c991593e9ba56701f4d28e03e6af4207dce184b8dce6eb5dc97ae7f72f8274cbc67b744bcd33ff0ac6bc0e28c808e4e4702ffcd14b2ee7ccf13dc12d9fc4cadc254ca63abc7c0f984a88bea7bff077a5c5f6fd38758c80f0c6c69e2612fa67ed6495a611ff0a3cc17e2fbea7e6795eb3cd662dce1fc96f99093cae19c1483faff73399079fcb80e23e6b2cff041fcd62bfa1c30875ae8919d9ddd897e68bfa3b8af4eaea7f197dc59a4534047e34416d23e613ae787f7424310fc4c1b86cf2b71c94a9791ff0f362f42828b3c63191279fbbd414113d2612bb4fa1885671c18fe6aa7d1c89c7e5ee45b77f6e263057cc797d70d11c385d32422b3c9b4fe8cf0f5f4726fb4f7f5a519d239688be1661fa234a972049304868e1fc9799a8a9f6e4420833497e0d72806b19aae41540ce1170ff0a192221a65c19fc098dfa9ff0bbff08ec7b94c14b0bdc25181d86e8bf98ef809877e01471cf9fff09a732a8f89a78b83ae1f58f13cd6be4c6b3a80277cc282618356bc868a9f52bddc89feee794b9675c03f4f32df1f0c5e812f751eef1b010db87518669b68aecc34fbe8b109771ee253c3e619742dfff01cb2a9f187b6a2d99be350a5c424b2e0a035fae496838efe07ef98886b9f8bdedbbbe15403c3fb8d29f3f7512b5f5d6bc4afa07cd682575dc45c0c69513443ae7baf3e60f54ceeac548e65c5f8e5c0a720262622a37a9948c7c31ea6a7f981c727bb7e5fdc0551ecfadca40ec6b2866ff0c139578b8849232443a172a4e8d2fdc4716f7987b3fa1d5488b92a1dc2238a3c5e7995427b8a9d3ddf5ba88bd9927a574a0215cff03a84867f5c90409947f8d48984b4d7eaa124995f3a2f5cb884e378070fdf82cc7bb7c063941f7bf4ecd571627c399f2fa3e2ba6821b843b950e14ee97c6227ab32415b81844b403fe6afc3a5eb9aa58a9c745fb9fe2f07fb823fa66f8fba4dc433bbc579962f8d57eb4c53596ac2c9f27f745a07c9aef84f53f7fba42a055791cf42455fddd1bc899ee225e92e51eccb25abee05b42d987f2f9811c5513e6931384c3936f3fdd62ab458054bebfdce887e1a9c2b12d4d230144fff08265df5dbfa32dfe4386f77f45bf7fee7c4b6138e4daf5dd822bd2ee7c6ff3dd70b0e1a4a8753a6162074469c2c83ee27d027f5a8d23f79805e3a4796f471ca6119d755a2ff074d2e2fa63d61fc6e3205aba9874eb729d3f4f63558d7f5d1c1283c7dc955a4e2f31bece1c474eba7b399112b5d7e6272034ba342b9fe532996634faf63393afd2187babca6264c395c71483382ea5b725a873041ddf6e84f2699afcd7ee0a4398241abfa6ea17f2eebce4bff0627c87cba8842fb9fc9ac169746f9a9b8d3f773bb8380cfba567926fee823ba3c3e3074d7fb9a503cfdcc1795f668a385ad537bcea3350943d722e87d7a39dfaee7563dfadc4ca9187ff0d4dd3807b7ff9847df44ddc9435cc77a3fbddcee3eb67fd0e2212047d734687f865d2264ea9c5fb9aa454c2b666bcdc17ebddfc9d774f6e3bb3b9278ea70b8251741dafe652b80ccc6e87df8fcc96611e352f21b1ff0eb4928740a6566a7db6e94bfa3a82d201d482462f121cf97f33d33e25aeee13f5191fb7d5fb9e913c861b910bc571a353cfccded3f8f326c1029a40d179cdd68fb9c587f19a81b8267db8ef45f336839bd26bed2233fdc94d5ebf354f6d9ff85801fb8416fdce29f8ccf975aa4016df34de4557f992f01f4fee704f66348bfe3317ff047cff0b9a18bf47a9990e2c5a9d7bfec7232aeefc7a1a2cc37c90feeaa291f184a5217cc4d28fd0ee5a3fc410de974ec7f35d2796199cfa7b809299c57405010efa42a8acad5fa1dce621dd794f935c67f3474bc1d9ae7ed5a7dc87d9f43526b985a3fcc8011fa9b9142e01ee8a18fa0e5168f49d34f743b867ba3dba539f6e8fddf591238afae3b3a34d2e3a2ebffba27f1ab884921fd2625155ca365fb711267d9f71182b4ba4e959d6562df57732d47322d2eea91f70ff08316714c20d0b6a33253c3eb8a36429cd17cb81d82fe194bbee66139dd48a873ada83ae5c19a876027535a6c9e38113a7cc80abf3c6b612b78dd11f30afc21e8ff334d7fbd15b1d9cdf3871d7c71140cbd4c0c9f32e947ff65e647b2fd3a5c84f632ee6e3ecf1c9114f998a3791eea3ac1ca79de57544bfc4c9d6dd28f4de498ce43e6a9e3cc174183f1ee64ee68a79826df7339f27df72ea59ee2a432f5f669af403ec67ecf85f7fe6e182ebba0bcf18e3e5c1d771e80788ba42b4d1c70d453fd2e7a17a0e68e838bf75d61f87ca9802b80614f5c45108e631151c94fe6efe6553793c7ff0facc1e78ea6294b93fe3e69395f1b91d7ff0f0b944284e9959192598c2ee1c30b0f3e71dea434bfbb9402f1e8656d7e1fee156c74fe67a18c95c132ef3294e39c6413fe1c152cc88dff69a6ae31f92bf993f7e61fc6f4beea1cccf99746db974b6c54a73ee70d2b052653e391e97fa6e34a578d7e07cc1ea394c33ff07c9d32b087d0e470b88d3ccc0adfcc99e74894c7934be5981859efdff0d6691cfe260e69830dfe198e866f971c818f514de1493d72866719e1a7de073adcb612b372d2ac3eeeff0edca98fc32c56708fff0c77a44fe63a4b4e1cbdc9cfdbe3dc5f89d3dc87c7e9c665f536a43a695456f59afe95e67d095d3e4c869f78e5446f79fb58e69c517cc29bef64797ed9d4639983afa688ee4b87bbadf6e2891c32bf931955ff0e83a85183d8eb71ea61912267a72bf2eb976625288f21ffdc85fe8fa9b858bbfaca92223fbb837d3dc60201053a989de9f86404223b866b2095fe63927ad7eeeb332a2dff0f9ba41c47414fe60e8025399c4ad91e5c58ac53f871dde5e0b84d43f02f99b27970115f46fcbbd8397f75132215d62bb7990ea279fdd6a8353b93d9bc13e5a64935cd1a7f3748f2fcd6c211c50bdd3f451fdc914b27ff0724bc9e6b73a18de62d341f735df47af0dfba36eaa72fe064dc91c657770718eba8d9e3eeb371321ed7c53444feb98629dc62f5c75ee124f36ee24c9218bcd2f1c15ea8ba111de264c4ffba269db847772262fa7cc1f7f709cb889f870a3fee77faa67c1746397fe7581f9997c6d3a19b477b7cb71efbaaf7d2efba3f3ae8e21b060368ff0eebc2d8fff03046f39e53fb9d7c1f721757cdf574f33790b42e93381f3f75fe8715fae4a035af7227d434f996e18fad265f88038df31e4f533baff01aa09339123edc78d1389ef25ee6e01f8cc1f59fc6397a8b5baf9f33cffc6ffeaae88656e762dd994031d79c8797454e3f5dc7e79df3fe6622ebca382bca5b66d6c39a5314adc0edfba957d7933c6897bcc1efc338f7fb757443f5430838e87865c2bfeae43c1ee4dbf131cfa1fc77d99cf9992aa945c8ae3fc45c8a40322e609542bf9bdf78d5151ff71dc67be65c1e1af7a273b855cfaaff013c776167acd2442a5c929de225f47bde627857cdf9ea23e3f5328c11a4d22947e1329015386413079f13cee55411ffaf7215df257f98d605411c22a53ccc58f0dcbf77c487b9d07e939982d6eccc29fc5727c2898a9084f7229f9bd39ccb898688e75d3ea66d5893dd6be39413fb936bc6972517f193c78fdcf179e18cf6efcd18120e7591fda6e93fa0f2e97484fb94d37a177389223c335de64ef3cd7dc7fb9f32dacfdc8d3b91b57cd1ab9b3e8aedf6e4143911f8e632d2e82f86881a9ede6f1e18c03d70fee18f7abab5f02d71a2498e95d7209266bfba24e1f3814fdb860172deb702ffdd681f4c0b6dde2b71a1a2f66a0c75e3c376afafdb8e76744e17dd1af81df27eef3d747ae634fb09fb9ac833e169811c9287f7f9985c8effa64783daeaa7fc7f4dc67aca873ba411d65ff02682b2f630d33b38f75115a470ef61cbfb8814a3aeb92a903af4d39d80faa6ed4476fcc77fb7137c248722593976a37420822d209ca5dea5a6792ec9cdcc43e8c35ef5182e6d82be1d68c13faf7570e6a7d7788abf771dc15bff0f1642e52bf312fa5c3c6a31d5aa8d0be42b371384a8b3083fd3487348b6b862afbf4efe2a4e4e621ea0bc2fd3734167d2e60a01cb948945edd45bd1bc18152dcc52eee32f6a45c451fc3948a1af8b5d7845e6fc699e0cf1d30af756fa7f321727fb9a71170f910c75d57f71095e396144c1bfbdfe81f71b90c2ce3bce86bec9e84ae1fb97ff94fcd591e41cc28a1e7a72927a47d986ce44a95888c6bd7370f8e2bc1fe65cf4ae757bc91b1efee11e95f035afd39895f756b087321c54fb9824f2d1d202959835fb83efd31ddb3e6e015f99bc76e5766ae473d04cae5e640d414fa39d3bd62e4e1a9ac2e1a387ecd18909869276e483dd1e6e8f3d3728094953bff0339a34fdc32e2bbf82dd0e294e63bcd27edfc35a89c21fff01c1897b19d4a3ea77729dbb7ee21ca6af8382e255ac51847ddfee932cc11c32402bf4c53465f4fcb90d126b6bfe6ed56bf5ca28ba79928eb77ac999dd1318773e5f995ce71e91dd5428ff0b3590b7b46ee9626ff4cea4782ff3200f33ec18fc77dfd7571b667c2be62eef567f32de139ec0931a4840f7f33a119abee3bb5bdfefdd6dbd9a88fc0c4f6484e898bd85fe0ca306bb0a3ee939c947cb978a83ef7436a1f31390175c2fd9a661c05cb98c9034a78eea73068a2f8e683be64ee9ef990e2e87f72ea62c8c3797ff9bd9efe0c924e1f37487db27a79bc9ff184e01eafbff4ddbd8e84321511e27a64b5bfa7a6261b4f7a4d163efceaca9bee51ef57387a7ef9922eae24bc8438f6bfdb77aad1a239818829e79a48284aeae9336ff05976c851809f33a28258c2307d129cec3913e2ff05c3edcd69e63f9c8a48380a069bfb8f531d6a5ceafa5f663173937be1c9875ba17ff06f8c363c506586e2dee1d8f2b9c57acf462b53d09e7fdca5523bf5d7911bc03f99591438b7ca8a16e9fb76afc6ed11fdcec4c4d03fd74e2a61fee3c485f1b1944192c450e77399d25f8bd8ef3b815f86f2a4f3e4fdd0fbe29e6583f7f37439ad5e6945f77757933f4673716a7fbbf9e15d7f54b2aac98651d399e6816a3ac5bd90ccc88965e394bb8f45e174dcb68ceba70e8983e682f8ce62aadf4565ca492d2aaee7c2da74b73ea6182795cdc6897d3712e01c7cf98488cd7fc6fc1dcb98d183cd56d72e0572e6ca487b8bf27eb9a11ecfeee4bc9cce29cab097807eef474c2f1c7f4d21ff863b2c7243ff5b9d59d4fcc97faa395896fa7f33198b23dc49cbc4fa618700e8ff070467fbbce1f8397e9926f17994bb596a7d996f3cdc871d4399033a18a27a47fa7144e94ab2ff0cd700a7fd32197870f0bad1ad786189af2b58e3a7fdd58224c2eaea87ba9d39f6fb3e862ae6e4a9faca2a89afc640938b547f32821d328a6052ee3a811e97cde08432157f637dc855fc202cf570412a6f99656bd3e18a615f0cf951e831f9647a839e09eb3d9835857b89944ff01c6030f62e615e2b0ceef8d7d53f3212952b29c87286f452d9d72a013cd155ea7748b3447e3f3292f3f33d4b935f8fbbe2af398153ffccf8c4a25ff0b9a75c8393c66490f8a7ffbad9f2eaeddf9e318dd945ced3e4461bdbd92f59cd58051c22192c7bc7e3937195fb8025164fb9e4b461e93fb9e2e5f2f5de3e311f785d5e5bfccc4f2e40e37cdfee455849bca32f7563ee3f6e67855fc430d452fc37563d1eebfc28f8f5995ad01240eaadf12fbedb9182b7cc54b2e979f7cc85015d2a19db46fc7838cd2e390f3e985b63fef387f0d16a76654323ee4f26b940fcb9b9f59cc21d3aff033cc1243127ee76113c64bc7266971192cc3efeae90c7feef113ddf4ffca21c2932bc187e7dc5111cf2cc7d3425fba3e1d6267bb17f7214159d6aa1d555f6e2f54f1f8d27c47a78e455cb799308fa622d1309e987c583a2fb83d8820bfba83bad341d21c1efe6274abc431e17cf132883c3f5dd2b9fbfdceb522a7aee37f6e17c9bd6f752257b5f799a95c902f86a74ffe6fe8c34a7cbf31f87fbaadf5711fdf3dd075e9ee1ac804070494a4ee1edbffec445156867250409710342e57dd3e2e4194637187f4a15ad28264967abce6450a7c0ecc6b5980a9f0647f70ead7f85327d3d3212503c74916fa3f7ff0937f5987fe0d08d72a29bf3affcdfdef135aaf75e48fe8e44fd8645e6e25ffc177074339dd46f3ddfd968abcc4296ae14989fa55b83f5d7e20eb715feea7eeb886dcd2835f974873b99eee7d4b94313c614e51bc62abdd181f4ba4f2744f5335cd637eee2642f2733657a71c6aa36cc2817852bcc21fb3d711ce81d98e954605afc3045e1843f05d7dd5bda372fd24af3fac24c958ca98ad6e0179fe62c70af6c3750d78e7923f931cfc2e62643ccb93bfd32d44ff0f21ae9e1d0c04a4588e7a451c9e6f6bdf01c42f5eb786b670c152999a1d78d1fa9c50e8a1afd408f370ca3bf7e689cfee0c2821660d4640ef1e41c63318fff099a3a8ff0837233dafb8149f19fff01c8a3bedfdcd7a2bcaf7117af37fbaddf07fd63dff0e529d2531689e6afdd4219246ffe215f4324c0511ceff0434310f3a58be85328401dcdd99a13d75d1fdc8eca323146199281cc8fecd4691ca29b984e5c3218b89e1408641b455c586145e9a9f13b72128bb7d4cc8cfccfaff74eac67c1fdd29c24bfab31321dfeef0e9fe8dc56df9957dbe381839f73d31bba55933812f324632a1de8c8b0587f4678c513fa73287141d6f7fd70c6180ff04ba22ff01dd0101eba48ef5dfe647736c71668bdb895b2ffdc2a5cbd51dd149f8dcbc83d39a5ac6e041adf4cc5097fc7572074a2b81cb930dc8f714e1023909399462543fcc0105c328fbb80e62222b387f719cbb844fee084bbfc37eb9d52e2c479acfee2e140e1a0bcfbb9c632abef26f8f3dc83f9cc828b75ff9ddeb2e5bc79871dba36be3ff0e6b4f0fecd4e97b1659bba97c341cec810fee7b0e8bc41f8e2ba8cfaa32bf5a295ccae9db86b81657730ea4e763861583bdaefc392bf7f99381b96634a403ec35c18debf75ce7978ef1bdc0f4706472671294b2737e045e03389daff0d1bc2b3fa1ace87a4fb8f0e03c3def6659e023fd3bba0b8b6aff01e98a0afa3d9abb82432ad46e68f0a03f7ae925797db3479378f97e67c5cdf8fff0b72cc5687df3bb8b9b3038af5b95ed07dcaafa772f01e8c5b510de7f70f264cbf862df267f81b81ec15a24f29c3eb8b5a6ff0c6422eb871c27ee5981eae280a539af159fadd0c9bb3d130c96192c112b8e355c7724987a5d43d78de46f9d34342129ee8bda7af59bf43b85ca1807434d7d39ae8e448a7dcc88dea889f434bef19c1d7e9dd944f5fe6221267c5c943857cd165eff0e61a80561f0cb683e3a2d3af1c583a7e3388c83fb815515762d5bd3dfd7e6b201e8f1315df73297ad2731fe3f34565275741492fcb9e912a4742a306245558f9921272099337fc4e64887edd04de7e6238873f8e5a43c7bb9554f7d1865a842a670ecbe682339ee13052d083fe60177ea99d7a39cf974d1e985c8d0c7c7dc2f28ca6f8cf74be3b8f5a5cb42acc0126abd11c99577f1c024deb91a5cfa0e959bbee491a333d558cd42f4fbbff0865ce57bd702b3146ea4eea4b79b9a85c38c54dc088e4ece3f995b3877e9772f8ff006eba6e323ad35f610fa7972aa28a0ee3c3d87ffacc1fd132e5191661f71695b23daeef37691c2750e62a12a5fa998870eb7b7424b5a691e2701ee3afd24ef49a2de56d74bc3164cd3c0d3dc4957e6389f28bf5fe6b4a2c2639dbfaf9a5c4e11f188712915ca12273b3eb96423bd35969473e67529faf984a88abf35802213eff33855368ae37761448e1ebd7dfb351f458eb8616448ff0ef378590f5e7312647c638a2ae2f9a790a78f4d413210b31cace553ee9578cf201c59b919192e125978c047588fb920efcdf8ba1e3fa7ee49adc40e49eb98e18338ff33a57f5c1e4754a7fd330f75b949cdf4313fb827a7a9ac42f7e71d0c0b8ad5efddce59dd0ff099261dcaf4cffae685ae42c27b880551e99b4eebd17b9b55afb70c22cf9ee86b2f8dc40177dded7430cb284f4dd2715331323ae3dc4a71c5a758fddcc3be8757356cc4481e1fd477ba2722fdcc86cbfd9a24f7dc439c8419018a069284770918050ba1d3c3d354c8abde89a99a8f13d995938c7d49cc5a9fcc95d4ee5393e7a3f75f94996a17f2f32d2fd31e3d479ea67113f2df5c29ddf8f0772f5f3e26e886382e604027f31f8ca48664f03e9ee1b4727833f8e4ff0ca365f98d0267e2f7710a5b2fd9bc69ffdc7c46079906826813085d5b117e197528fdc8cf9ebf11921dee4fee05e8c94c019eb459fb8d1bb6a62266832173c02fd8672ff239811dcffeb9b929c2ff07015e1778e510971185d1e1bd283d51bef50f2264a7ed7997afd88ed818713a3abc0ac10f7fa1be1abeb80a257d4d63a4c111ad95cf335b8e61ef2febcc46957f7151382f5dd94c912efdc7a27f3eb4c1adb638a314bda7fb855882719a8e5eaa6854bcca5e4bf7b33027bf997aff0125c86c3481031265829b71fae942cb38bbe6323f801653501450ac7166be54c580a71e18bb2e7595feea4559678fc6fa1fd87ac8cae532679f874ff0f352f538ac72dca20b72cdab978daed7e66b6ea473035143f996075b2bdcd1c4cb58598f65f355af6e56bf34098ed5b801b7fee423a3f9944bee95f7742cc936c74546b0f534a4a9ee6f6ee883205a4c5fe7474fded7236abe474f1629dc2dfc2e4babcf88d7c2b9b4687c71495587aeecff9df68ab1ff0b34e6c8eba732605c9161fa277f983e83bd7491152e3880df9912cf1338e23aadbf2e52cb5ebe699dcfc5f773e8bff08cd2847e687e8699be207ab9d1cbbaf69299f523af964823c47b3eefa44276674a93255ca164dc2fe9ada260bdc17941ce9c4ce948c22866c89e47b996e27fcc76541b26e2e9b1d820827315ad391e4bf5c2d4eb70ca8df7754b513eb8e42df1e6526ed03eb83c49b327f197bbb6ae22770d0cfb323f6863cbe5cbf40cfbd3e34c4c632b46ee7f8ae3b8b617384cab7c618815b7f4cd145c3e335ca8d3214fa9dabfbae67fc170db4269fb99e3cc1fdc706378e8da873475ed14f338a7fc98f0fbf4fe6ba95a2caffdcf73fefaac916ea96332b6257cb9188ffe653e8e7183c3b91a42e4c72a60469f33769c77dabeb871f47aef17472c52fd38684b1f3373bd39a5a9abeb74b23a8fb888224672e090afadf13fbd74428e57222b1f31c791c29dad0b64bb9d157b8b3e8887c757b207038c1c9e61ee7e6629840383413e7c689489e88631fe9e188bb3d53ae44147570c0d53f73dca94aa8a774451313ccf9a63afdd2beb5fbb849f09ac05acaf26bbf4799b292b84251fba5cb70842b3ee557369743707493fb741f22614b566b649928f0fe6e2570251cdb6372be6229c77a384c29ee2fcc820a2e4c29fc1b84817ffe399290472457f51d02aa1cd2a4aeffb3291188aaffdc0e49e175c62c4a557e7f99ab6256fd72a16198c77873f619eaa734cfff09d716c4077be62dd70287673c49ee77abf47ee8159720a4c423b5f6739adfc578f1b8aaf6f981f0ff0f7a9e3cc8fff05bc08649d8eb9945fe1bd9d32587bfdd62a9693f4df49dfaff031ef5794c6fdbc6eed21f3dc8384bf1798102976ff0376d2b68fb81a2b9ff03345164dde27f78b32a103944bcd49fa232025cfa6176e2a672f2f7eb999425aadc9923f87cce47f526718acf934c34f8526fc346efec8c7555be74b7788545de0c7e0fc737fdc1eaeea50f59f77832e3e3112a047a7408a945fff77b92ed376a8d13983720f03e18c017fb47f3c87c03ccbd1e8ed1bac70075fd6ae6dd3dc540bc79f32ad415afba90a79814ac265129cf99240953c734f86ea6fef4fab98bf1f5ce54be3884ffa181ec2be7e99e3a60c8a622798c2394d183a2e90a2b94fca0f99190ec21916a1d388029ed751ac92dff09bbecc7cd291dfc5745895471dd4ddac23fec65c2512e0cfff086ba27e0de69c52bd1cef12b88229e17dd0131e8384755f61c471c3a488e5c1ff026886fc9103aba31a590707283fa7c654db9c38c14a82f4d394cf308e7ff9a6d5ebbc3f4647106263d4d25bdf1c7d2057997c7dfdc087a6fcc883a1fa669192bfba47eb84be818993138e3cc93531d2e4bae42c96b5172f446659ac960b9421f5a383fcca23837bfdcdd4fd132756ce6ba1e7ee24a4bf5330736170ae911eba595e5860914227c5d737175bd2aa2328a9a53e5c348bd99390f53e18550d0d081b8e58f8e647d8fb438e0a2aaf0c9f4e3d741ffee9fabe54d65a86a2241dd713d4f71641cc065173756bc5562196fe7f345cf037ed329866182afdc16b86e0a1f1f2ee39eb74cf8bee4b4ff5a51c7f47413477f47fb89fb83663729ea5c42dabb1d0488afda7e614f5f8d405f7e1dccd0c76085f67b97ca7d2eba2bfac6b5f02f5fcc75387eb4a629d17c3acb263ab12cc16511ecfbbb177274dd204f49d4fee0f00996230f7c22dffe6071c2361714548de76b26aef5f464c36bb3f1ca35244c36b887f0e080e6f447f4cf3eaafea32747e7526ea07879d7427998452104af4df6d953dba52e1547dce417b0f9a7a85b477b895c72105f3741bdc952ac0b9c66054137a1ecf1c78b499957a33d491fcde1e227b758275ebfcd3d1aff037139c31c4b0c0f3838bf9f4e9681880b9e17085c6c9467ccc60961debab0fda3b881f5fee56949d7ff0e5df4cb3fe199eba39901ff2e1aac7e336b5b8756af468df2ddc394191715c6dfc3f175d78142f98e8d8511c816aaf1386a47cce4695b9d23f32d08ff333f35273394e5a17cf32ab54f75be3b948907f74fb147cde2ced4cd33adf33f5a75bf60fb9ef99c1e3a8fee67d81fd6f4819a3406aec89f472184e651f8987d04b96e52fabbdb3169e393cb3b9a81cba4af7e39fa9e9cb82cfbbab7e3f373ff0bff6e515e58e83159a35a12e1c7dc074a05ed7f990b6bdc2aac3818c341fee890adc4a85e3b9e16e5c24c883c1d8651eafebbb5c65293376ba379ee7094fb3281cb87ee39c940cfebdcda5270a28153f56eab867f5cf7fd1996393c37c1887d450ba8212f5c55583c33717e1ee4b57ce5ca36f9aeff76d311047fca65056f5e30909f8a7e60d03d9897f3fb73c1f3e7ccd344e835a15ef7a61568fc34dc0986b8fe387992fe17abdb963bdc67f334cdc7cad343d53ccfe5fe9aea61f9e1a76760ae328d7e3a29dff095d3a7da56707e3ffdcfca267286259c5547ac21ee649968019ee501237d1c241e02cc6544e23e7fcded1df8f985c075c0e3ef31701363bc63f3ff0dd701569eeb53e161bab10701e81fb8160d4cc2957f770623e79969fea340c11e4f7311393cccac35d8fb92acb75877983e57329baa94bb8297bae67dd03e1ee86c5aee1e170207d683430906f88e7fbafa71b2e9c9e642552649da99a8568ea9e3f477734a022fd719484315b5c3c14e577732879e67da20bce6e128ff9982893ee442014e672b5d13f310f83c9885926513fb9975fe3254fb9d8753764c8947a3f3741e7cba74822eb0bc7d3eee7fcfd72db8efb88014869538c4b0c9d143f99eebafe6ab899041fab93a5b8b43eb935fac3abf5cd02d9fbb83ce77378635b520f26e4643c8fee9392bf3989c559ddca1c5b817034158d1e9f77af42fb29992e3f753289abc4bfcf9a23fe13ddc6e3b67c2ba7e2cacc0ad47876618a93c75a0c45c66e9fb838a2f70457d74f778dde4ff073d5f47a389c61a27b9017551f9a8875ca7c065521fedc043cdd69267547cb89d7b0f39bf24c863a1cb917a93f85d6150897073cfac46659f1eb74293a0ac8cfb187e62cd7e2389a7dede8970bddc6253ecf4c36576231d5ac3f44d1c9d5be8cc78c2e749b9a9645f6e515ff04d5a973646139ee38de71cec504935111fee9a39afe8f27a699ea5ead746189ddb40f7bfdfe66baca17eef4e3b83ddd1587b7eeee783e67b8d176f8686b23fc643415ba89d7e8613a8bebee74f87f9bb2bd74babf06ea29cfb94abbd3cd4146a0c40c9c5ce8de1988dfa4aefe3518f78e20f6ee2cbba4f5d421fe32878fe77907d98e6157f9a94bd708280ef7ee390fd3e99608f219306abcbbf2205f81892cff059fdb3e0fee6a072a1cba6865f79c9485faadc888fdcfe5daa8b9bf43fd83f357c5c8f9b9de983225a7f0d57d83d39061c8695f4bdbbd37549fc7182cff0a66ebdafae4ff0db89f1ae3ecc38abf7914c1f31b0405712c57ab83141dc21887f8c7f6b90d66ae9f511e07ba1c887d750aff8678597c0cb541d6f1f1c6ff383c2e0694e5084e6a45c8afbf33c0bc6f992a2d94325a04f3eb52681310afc33f8f32b8ad11c06d2643c3fb82ad7fbcc171559e31a1c5c714385ebe18342494e98144c6f7139fac1cedd1246b45027a9aebfc5b0d5946df7042943ef460fb87d3a52584a1b85e50bfb93ce27ce025fdfae86539a7c15729f93d5f6e0b4a7b86dc5ff0c01cc7a774c3afe6a2a3e68ae4787ee48623e62111f4cd5b2b84e6e19635afdae7c1f427fba7f44b3e7fa6b8d663c1fe62f13e6734d57f58a0f050c038a27f57b8399b811ebf26a3fb566a8ff11d7e14dd7d27e39c64d4624f970e16331c173ed334454fd74a53e7994168ac66b79e0b57cb56562783fe6f5c087bd7f748e9f067634e3f9815713e3bf7931b8b13cedf96fa2fae2551f51e6a3cc44f177f0676e5c5dc2afbf702fc065514a781941c3dbf3727ce48fb9ea13f4e18469876cced7ccf91dde17a7353766945e0ddbe9b8908e78e3dcc243fdb85f30eb8ad1ee9eba1973b8348643a17cdd797934945facd815d989556cc6c8bee6ca3a1fddcaddcd233aa87b4d457cedf9357c55897fcd060bf8ec104ffd73824229b9aa55703090898ef06e5fb4f7f3fcd3f737e3ff0dcdd6f97c7dd6381df73314d7af77bbc9e19c7adf77eb3522bfc2e8c47f1cd3077141474529ba1608bd5c9d4d02f63e3f3392c9fe6ac724f1e1944c389c9e6a267080dff32a156f9bbd65cd8f7f7752898617e8c550053188635712168c34fde7cb47ace80a3e65163e1a5891f99bde9f3fc671bf8abaa23238272368f9fcdf127dafb944e744fee583e4acadc881b88f7c031f2423353f0feef939058bbd5cded15373db3bcc1202a6fa9a45e1e87746c68b3209c78d4e05ddc38d3a96983935dfee281247d72aa7bc98bc5dc399f82fd6aacfdc994d70c1be525b963c5989d93ffe185ba63963c1d45c27874f6610ebbebc8e5351d474c7829459ee6ff90a5c2563f9d678271715744fd328954f5c20bc4424196511e5f74c4dcfc3b3fa68cb538389791e1d73951e132e2ef86ec145fcf4c98077c7f4c71f0c7cce77015aa5b81b010d1f5de708e0442478a5727b724a05981fd7f574d37a23f72a87f43fb835cf157b828ede3b87e9dd6e23fefccf7b5ac101d642ff31938b1139feeaf0cd2ff0bc337f742d6eb6bbc3dbbad1cc8261fafb82aae3cbfe33e897c476b48df3145eb754f1cc92e49d3f7ee2e47e9fcca4e22c4287f308267a17772bc7cf732a6881d6eec95ad7dea64743168429c426bf4cef307fd3ecdd225cebd0dc3acd397792b4c80d0c0925fab8abc7ffc724146badd4feef376bfce67a5c7f349414c333dac1fba3b7865e47628457c31950fcc94523ba1f4fdc7819ca4aea08759e90ff320d5316b579cc2237ba08fe61ceb2e847ff0e3ae57a2cc2784f26547ff0d8bff8a2e085fcf7481eb132517d78efcf6518f3b58b21af99422034c5ef351d8be1f0c1c871c610355578e8f83e99fa413ee0fe65d99f7eb914ca17becc041bf73363df4bcca25bd76e7cb892fd186bec1d4aff0f9b198febe98450efbeb6a8b5a97b944c0fea42e91c44338dc857882ff0dcd01c2cea2197732c26409592a53feeb064e69345f6e7f1eeac6474fee4ac49947dc0cd1c8b7fdd3b08fcee470ff0fcda943820f9ab2018bd706e854faf1dd971507b347b283a31c3d1dc7d117293d4d14173f6fa38b71b45ba1bd226747b3514cfe38627746188dfcea44993779f302c3dabdf758a2eb377eaafccc56dbefbcc9a2c8a9f305941598440e23f99b41a01c71933edf3fcd127808887dc80bfc559727c84c62ccc72c53dd753c15fb8ee8f7cae08ab7eb302d3f31128fe9acfa8fbb9f4fc35d28bfecd063943ffc6b143dc9724dc43ddd4069c5713fe660afec34a594c77cde6dd3b89c8abf7dc810703eea39801d5df51838be3cdf87ff0cd20eff3a45b5c59e7c5e4dca23d5c8989c7f5fcc9ed120b9884147e638f1751daff37d9439f4653e7234125e62445798b3d4fc7ae6721bf3354e6efd1e5378bead32274efdcbe9a32e48288e14071ea9beb2652f8357017e6a3331941fc35cdcca087d3a62893e38e5feb3b2747eb7facc70417709dc26aba9a9dc41bc1f357c21f33c0679cf721443eec7ddee3ebff0ec66a1df266a9cf8fdba9f15fb8712af2e68279f2f328201ff55d302de5a83dce49bfbf71a51f36f81bb42edff704c3ee42b6e10c54130155ed0c63f61c29430b85dd1fe997967d5c54dff5c9d4747e6841efb2f71d240ab4e54601e2f8e55f950c9209dbeb98cf10de178ccfa438606344c3937d257ae09a31e9a47d53321aa32408ef3f9a97ff56611e7774dc187773ff67bcee9227cb77a8c97ba2f7a74971f9940bf81ca6711b8ca97ae9eb29d4cbdf7885f4efa6dcc2fe649d384b410c2a981acc05d054dfef13ee2d629e0fb95e68fb9989fe18f38558f1c9267ebe9fe68187c6e3dc9743eee7c954291fb844a4ffb8ca626fc8b8d92953ef7543ef1d725521fcc1f34ecfae607ebba13778c460194c1e8ffb9a41fe7e774cabdd30547ae78839f0f35849d6feff0ce64b544dd40ba9f831bcc8a3f733f67c8b3dbcbff073696523e9a7c77c2e3f49969d6a5b7141c64c90a39093264430daaa75f71e86fdca1118053184fff0cb1d8439c02d59a9379d98a4fba2acf7194f58c0ff0d98a95ebe6be418ce22a3f7179fa1c33ffc32438aad59aa569f6f993a2bf86a83f7acce07c4fd715687f99ad83e3f5c77e3e1bd58c5bc7884ab902f77b85821f0fdc89e13ee9baff0b8a231083bfdd2757c9e641538a78f1f990fd8358ee1d50585c1f1dd0cc2855bacf45c276aaf1d4885fcc287f689ee20289fe5f9821f365fe6177d5317a43b35e8a74c13708fc3b9a27d5c82dd02561fc2d3ee90f1bfbb83a4e4c4183a7fdff01c3e3285e0c4f0d2f453ff0ae88b5e060b9be7e9155cbe389ce7ecc160a01d77915cc131e79e7b8471a6294728c1dcb12dde85933ab2ba89973a9fad14421dcbcfd7d7e6aff498b69f6596654a5fcefea0fd986eaa321f4dfcd1ff05347b3d9fd32ca17965c2e683e30c495bf1c221c5f9840833a6088458c982783310ffcc834552575c27fdfef1ffb90b71d37773941f11cbd08c202216bfc3090bd5c723f3f537c09fa331cace12ddc6e5e312979924f75787f3123d2793134a29bc6d897049a01138c34b82b321ca17d980429f87789f4e4149735a3cf34545a610f6f4c1760581f8c8b5e41fe312be8aab8c58de43c306b162f41c117e1eea29d9f39bf11dc1c69f742457794626852c329ff0fe231fb3a930131121e68c7f877758b322198fa134f11d7df732ac6137392676e9f1aa9c640e56add13262f927f3474fb87ae62116313448bd639fdb4fbf74d9d545972603d7b80b8cfdc84722d9897a6e9d8dfdefb43e6a9f4dd621517f86864e3ffdc893f89f866048a9e9fdd079eaf77029dc5e9e0197e1ee6f4f58d28fddd8dcfb7b8ce69d7f7ee54aa39e21ba67a43c1c19619f6903035bb96d5e3be38b2ff0e8f727e961dde11fff024de395789ab6250731fce7ba925053f7142bd608ff0f9b34841d1c289adee2880bcd22e93f33ced63dc3f050a8793544eb694f2efed91f0cc64a9da2dfe690554b871b9d1212642a43fd3f4de7f5cad545671d23451abfc31531e3b8d10f35e9d66f6a8987377eb05d9cc9554f2b941dc71c8543db8d451e0f32e1e1cb72afdb843c3deae236b19f8354d1dfa1ee7517d16bed22f0cc29e1f3b8edd5f44c234d2becc5af9735170dce839b46b70f421aeb5c595463bc664b6660295fc34128dbcc4b80c8dcfa9e4de9969c1991055fd667a57aff8c31093e38d257e70af1eb3747c03f72c44cd7f987a73ea6284bbdf1dd7542f5f725e1bd987e4d4be87e5d1eaaf43228495948effddfff018d719bd5dee17f5d42968bfaea2ff093ee9032335827f5cdef11fee72e1fe3fb805b74c4faf980302fabf465a5bdfeeb4e9ba883138f5c25706315dc122e272cc3d1e4984f668b56175d878839c3f69a737e3224ca47edb98fcff09b993a7c33f371d677fae24bde639ce1a9992397353469c1e3a9c88f26e4251d2a9e60fd77527fa669cff0e39b254ca614c3b93e3e1b84e03ed61e43b82afdc0b03c15a02aaea4277c46553d4f5f3468fabba7d63729cdc4453fb91c27bf1cf42a39647cefb690499234aef07d5eb730fd6b34f7938ff4ce6265947ccd4f7dcb69605c6cf4aeab82dd745d3c799bfefcfccf347c17b9df1df99aea13411bf6cdf9dee10b95afeef51370b144cddeaf7ee8e32e6bcf72366e8aaf742ca1cdc3f5e87f328873e34a7c78677ff086265425b8612df04c79db9cd0bf9894becfe67f64e49965805fd643d0a657d9996d3a4613b4f534d590cdb4ab976b2f6bbffcc62f51ee78f6d75dddf8e279582e188e371c23f6e9f9b2287c6aa2179852ad6b3047f89bf0dd90e44e8bff0661ab160f759df1286dfc0e9a2bb607fcd4252e2f7449c1dbab1741e0646510a57b8dc9aea535791878c73bfae1ad47d7d322af65ba0cf5fb9cc9b8280f93e393877e065c08940f71704bc1d116070f1f6e17c69a8bcc25633eb907d7661503e4e6d9f5e9ca1b55665710794ea6ed2b89f13746d4c7672fb32ebd7faf72be84e1732d95c16c3bf3aae6057432873dfe6b3ee9ea71a271fcd51bef35df4b8305ef6e93f8e2e5512a0e6fa67313824eff3231537693b84694726ec73fc63d99db4bcca1456f24dc2796379f5c358ef175b8b58ba2fb9649860e3a35498b89653d57d7312f0f1f3fee855c6f7293c348488fddef642fed71baf858c1682a4c2a51d53ceabe3faf371897aef70fcdeb87e60a7eeb188a4a6b8502bf9ca77eee03d62887cb3365843e0e113afb718a1f83f9bb69eba64be3f7aafe49cdd2d61fdc14f743bf41fe687607fdb6bc81c7fb855ff0318f95d5dca43157cc31f6774c10fd6e98a7328f98699815ae144a3f9becc813e87ff0982b1cc145649c35726ff01f985a1c7ddc1f94ce63e77ff0cd44f32c02aef4e55262d4f6bcc489787f704a8043eb973c17d37d53113d9acf8119bb2514e0e2ea3fc8e41b8fd74639d38c752dbffd5ffbaed61f1c94917a67425f90e63b5afdc4d2abe4c3889ec981273d133c91ae319d6e2f4261ff060698819c9654d49ab59729d5feb450c4832e3e989ab9ef9cc699628da3fa19855177f26e40838037be2fee69713f7084af90ca4eff0ae5ccaba75d48f4e117f57afe7f321111e1fd34fc6969bb4fd849978844e628362fb8a3eb7ab153de987adfb9c6d5dea772d8f973b4d57dce7f99c4113d8b9d3822be2e4312a17cd424e53e73100ae7717854c95c4fe6550fdeb288993d8f728178731eac15598873ee73a2e8aa8a773a4f5a45eb3b8b543507177f98c75507e197ce97ee01c8262b083ee14b47b9da823a1fcc01073cdf5e1742a5e6a81d0a95c9e785dd23fcdcb0c337410d24c5ff0baff0ebd3fcc5332e7f58cbcfae1d7146357b707f58eefeac8ff74f42fab8a396ad515f3f9a62f5dc048e7a659c3fdb97ab819f2f7137e7301c3ff329c3bf3399dd274b28d6e28f86e2eb37ee923f9a1ea27ff0377bfe4d113b5fc77087827affb93dd27cc4e86194e4a1e573a952a3ce7cc082713b885387bba478d67ae2a0f6f5c75085ae2abe616915c5bbfbaa89bdc7c28079cd448e07cdc4ccfedf1af221a858917be2ff8ca15ca27eebeadb2fee12279a320415baea5b4562c46844618c845deea783efd7f8cc53c0bfb7ecf34035c17b75922d636f44d73f793cd626b8c6f9e74cbd6523bc07ff0d02877401c1171a5feb150e5e4d22d5f99d22794a4c55eee6bc15a8e29e8d21d7a73c4452fd18c1d255995c6a89ed98f11fd0b3f666a7a7672dcdce2fcf7980c97ba59df15de21be66209fdc38b5e366ee2e88a5e19129359f4c24bc05eba8f29d2e12f439c85e1faba88941fcfed319c82840c78d59f8ba2c57bd7f0c7e4c0e9e33c8f1ca3d5b8613e3bb12187593f8cf6ae5fdc90c2ab54fa719d6cbce18e7b17d7661aa9b0c94fc7f37d74cf9cc9dd9c3ae940dee0f9871da827facd80bbf56e482030ca40fb70267f2720df311f7185f3341e2650c3b4aee7ecf75161e6769cff030af3ab53810feb281f4eb63c47199f35f8e53191e69e6979d6a18e7eb91beb9a4473f34014eb9225d2be9bb8ee1eea473ac1b166f95bf190c096ae41ff8622f8ad79bc973e7a7a0600bfac4a2430b03a30cc91eeac742b8aeb3287e7709a6bc5bcc783b9598dc21293e8839c9586219cc6d96fc72b27fcc472fde1ff0185ffbc770e0fbaee364559f9944829a8113d4feeb6b099536a7ffa65d930153e18e2e57cd58eb1882ae8ba05ead5df4cc87cb867bac715bf33c5c8fa9835fb7dd4a33163d3367d169ac0dd823ff0c63dd61ecc4a9faca1cde9c8b41c2988fc7495c9c164dc1d1ebff46831d0ff018761a83c9a81bcf863853b4902c8ed567832e6744e1847e5e33373cb21a411eadc33a4f5ecfe60ab75578b5f18f9a1f5d4fcfe64b69ee75df726d18977ab93a7fd4ff0f749107ab4dd3fcc21a22ea4de01b6bb9b0a6eef40e4af1fcdedc9aa73dbff0f0cc7955c025f33f3240be67d72de9216ba66e3d6e2aab27dcc41531477c04aeaa05692b75f411a41c5aca34864b8b707b3e4cbfb989cd6a3a6ef761d79dcf63eb6ba08a60fa33582c357ac31fa120becca2978a1fc984ea35f32f95fc79a8084c7f19f189257dddd472e8a5a593248dc648fd984231d4dbc0dcb289cebb0221d6f50bcf718a51f99a6728191027eccbc130d0e1c233eb822e342e8f68dba397b3dd34ba2f583fe6ae1f313b77dd567eeb3c13e9f72c0c51efee98afcc305bddc11c291caf714d1313e18de75978eb187baaba2e22d66e2bff0c63fba9e916b8d5f264f6752cefdca62a8689123d9a159faeae9fc7e185da0d33693b82040926684a230fcc547b3cbbd9a3a799e825e7ce25fa9d5d3a9febb87a3351157d74af19fee59763cb909451e642ff02caf323e1635fdeb43cd378cc29c79ee2101d7410cbe3b7ee606f54b8891db88746f78e84bee93861577c314a54f70c27e27fbbfbc4330c14474ea4c3b7f1fb71dda3a3e8feea6d622d297b71681e3ae4467171d37adf238efa82e132c53e675269f69d67bd43b60ea62ee8b5d26cb7be975674adfe7f98259d562c41c9e7984133d471821103e2a3aba98a0aabf3354feb90e3f1f8e7eea6427a4c66905f221a301fa65a7cc114f51675f989443ef5cacbaa0bf5c211b71c121bb2470f33f4b17c2ead89aeff9206392d1afdfe65bf879d55cf985869f54a60122a5118e23af7d9a19e5e9f729390c21f615ece7adf5c72b97e8735118d3c3c724871e3bd026bb7173bc5d3bf719fc4687affdd3a09e6e86cf6326502443e195e12ed31e5c22c7112d57ba8a2c94f7fe609b6869f9953e237be399e05fc398f15b3cc8994c56abbc82cd5e0f2b8423a38889dd66607cc84a7b8861cc8e47a99c385781db718221d3ebf729b3cbf0d590c78775ff172de39ac25beee7f91a83657f73f3c65902c715cbc3488d692d1dd5c944edf5f697d7fcd4c1c32eb8675ebbae69f985ba6dab8a9ff2b9972fbcfcc2a9e2f1f73255288ba920b72f3137f32fb2cc0883083ae15f5dc641148ee62c9cf8e6d42ee53f57364db67f73744864ed24edcff0e6f572453edc9833e79852aa21d37ffcd5ecd6515ebbf297fcae68e9a267877379081ce9caeeb604a7a64ddfa171a4c865815d4dfc9cc74bc93e982dcaaabb801c4c26a70ce99812fe6a76b7fc33a1f63330fa47ff0c3594ffa7e655023d1fdc471c9dfac6a632a4bbd9c227d3028e5d583996baf7087573a63a5ef31bd8e13cbfcc411f3b4c6dc3827ae7e1b81df5b8771b25c113e4661cb382e5a527ef8efe221a63aeff06e2092774a3caae41f3d8c1b7a548393451ff0189c834399076c2cd07dcd7bfd5dc64d3f7f31d4cdc08e78a8fa65dac89f329227dff09bd914866a196e593fee672862fdc1634386f5563186661050c5a83e5b9568f87ae57abe05c588f286e73ac346ca875c63a292308fb8e92b82e87f959a62789f2e974ab2346fedd4463317a21185f34193874eff00b9e6217f171ac5aa79959bf81fccc74527e69f9d75e98d823de19d81193e28fd1ee119e47f5375c3ed2e35afc3e60647fdc9218028f981e4ff013196773654cbfefdd7adbc653c3ba9874eae4fe439cb8bd8e393baf9bb6311fef9ddf5e68d847f1e6f460f995c08b88173cd4492905f8634ff06d75b9f91fc0ac79cd1775a7d7f8cd57b3cfb95920e98237f66673313e1f8e2c45b7214c474fcd5d18ddd2bf1d3e7a6f20767b8e829fff079729f4face865fb82502f97fb8eca431d17f47e9973512df9849dfd4eb8f5733c411e5b8881d65f749f70dfc967e65d8e533fb8d967cdfe40ff0f5dda0287ffbb8636ea43438efdefc3464c81f779c7173c7ccff058116e527bacc5dc54fbf350b78e716f7029fcc5f9b9d197d3728b92b275f72244c1ff9926b99138ceac45554dfd32e8bfb99c4143b4cdbd3907fea629b154af325fe0b0ebf4c4c118ebc197bb67f766d2cf23d1ca58662dc55d811cd0be96c992d4ff01ee7a85fbcbac4a8c728417a6f61fe1a28b080e4749064fb841a4fdd5d221a506c84641edf9f63871afb99cc208218aa3f1325323f8c9d4d4bfbccd5ff0a60cbff0f1c84882f037ff0aafdde8677baa53d1fb8263ecf677f32df0b5351421a8b085718878751371ec7179593afc54eb2874d963345f3fc7030b039f727c3a1a0487fbba34b5dfd31cba0ee53a351687ba2569b8577d5992f65d6f2e11fe91669cf03d1ccb6faaa3957eb3102f328afa9ba89728e3b935b97ce1aaa10f3e55c8277f06d3227f81cdfbb0f8e566613bedfee29167a1c86fa7dd7c9d1c8191ff370d374f2e13eb20e1ff0722aa628fb5ba8eb30312935c286c35d7c53cd64f773357dfe194987c6e9ac47208ac95c3c9ba1bb38a3b8b27989e9435c1435ce6573d7ba60ca916a684667d1fba0215fdd1eff046f9c9ff0ad1e6612faeb5477ee7f647ff72d7afa63d9499584db3d771bd65a9f3b461e4d058f0a5e2c61fe5c7ce67c7b3760a7f5c76a1fa26141c3d99e389c2a687fc499a839fff061947b4d728cc39a3ba74f4c7566f017a1866ff579952639b2dc60723829ae2e864226fe3501aeb7f843ee4f5fbd41e86088947de62a7b4cf545fa5c0a0af218fa0e1eb9fc1d12052b8f910af8fe070e6a3ee5fc73e64fab5c17a603ff974973c9d9fe7f74752e29aafeba5d41ee687deb94abd17378c1e19d53c131cbcbf2ca0a7d3e98a1e9771ecc5a83497147bbc30a923d64f51facf322cff01bf1cc1d9fee4fce3ab457f3734cb71924fc71a4e41e19fd2879312f8f1ff7551a51a3ff0f06a3c8dedba942a27e3deec530bc4fc518d0bed634c4735d48899386ddb9a66a8a7e3ee8aee1fb8f6a45b8137a4cfa125ee72f06313bbb71d7583cb8ef8beb5e86485c7d22a79bdd48c7a3f54ddc34b3ff35bf5d521852798c223333b17a5cbd2d5757405d724b464e7b1ee1a7c6b2c5f6ee62e10b9dcfd39ad1dfbbb1f5ecc0282ba1e9ee70faef5fcd5fa1cf6c7036cdb9aadebba7beb4966468d881dbbb86cbc2c1e230c0bdf38b295eab7231eb55fa611f4af993e10a87c70a97b8813f994f05def15786a567f131f07cc8207e87dc85be2e47f933e8d1c325587c3fae9972992b546265274f87cd3eb39fd4e113eb435aaff73b9f7257456709a33d6f3266f14695f1be685a7d34dbdc87eaefcb312fe198b23ee4195eb01138ae86f86fc61f4df5310b34dcf988d3e61c2b5665c7c8eff0ccc2acd6d27a23f732df933774eed7d99d089e1708bc27578982fcb15d66ceffbfccd34693bff0585c2059601c14e33bff473529ce8bee27d0eb96b84f49e6702b5f39bf44ab32fb90e38540f68ba3ce7f31574564efbd1a282538499d2bc08e0a97c73bdf1fe9d09273ff0dca5991fc2f93754ff07bc857eb5ea535a44e699cbf7229e5c22263fcc6cb8972987592a21f3169f9bd8e0da87b6e26d6253d634c86fdf75fb52c9a6562c311e2ded1c868fc37eee48517ddf15c4935807dfdc7459659fcc060f3f7534c38eb44d98a1291fc697afafcc1748d311e8f063123ee18cb64f2cc8467b9314c1c41c7d89671ee1f4cc7af37bcdc1b8c6eaaa3dd78798069e82e548b9f7254c0cdc39385f9841dc9eff0f3a97e65e40c7f73de7dc61882b6ea79e6b41799b9fe9dc7623b314fd5b7ce603c3911a037e14b4c55627577d596f4f312e3f04f375cafc39ad51e9ee5577bf66e57bf6bdc3a9fd665bed18a3d2d485064ec5aee7f40e9f03235e874cadabc75befbfe9bb7b8bd39cceeb8b6dbe7fcd493f23d72bb29fd0d1edf42cb99582478992298ea9c32d828c395b327554f5fa9a84671df9a788a889e6b60308f2c2431dc013f8c4875f3504ffb91abc4cf5b5baf3fcce15eeec9bcb9d42604cbc321c095f745e3dc14e02668c11ee0e8d827ff035374932e6227e7e608c357d95c14aa34ee08487919ddc7abf3f5589b0583d13dffbbb752bf4feb0878a7a5c228bd72f9960979822f97ee5c268fdd6ffb2bd798e967de995ddc27c33c0cdc0531f7285458a6931cfb8f5ae394c17f0dd27bd90f99125216ff37aefc5be4d1d40f0f24c628e9bac350bf58d179bdc9fb8c185c1107e8330115c31fa7a639bc6e7b1bc5cd3757e8ff970ecfdf8397197c4dda7fd0ee63c1f3ca49cddb608f181542fdfe64225fe6913f130423083e181108e1e35b7dcf9c66b9fc37649efb9e06478c9fa7134bc9c22be975469dc1d37cc5ff188b9e9d1fccb51c34031229a17886383b7be9b94fdcaaf2256bdc1056f3c1fae8399515322178ccd1d5f4c5316191d3786152a321f4dee2621f4bf1d1ac194a03dae6427c5e65fb447c863357e839dc8a411dfee4127bd0cc8562913226719f7d6f9918257dcb7b53f716f54f999d5c265e39fae52ff06e6a2648fabdc91bc1eeec42fdc6678fadd5157f3be1cc669aee2cd6e9eae1605eeba8d33e2fee5a9318fd9920ca683d6b731dd418b7b88fc04ff7215aefe39dd201d1026eacf85d3c691ca492e4fecbc5eab333d70d6ff0e0ed60ff0acddd86e26a95d17b9940e6f058affcdee2fd6fc853ccc584e13004475ee70c136b5fcff03120a0ce1e66243f75316bf03fbbf8bfbceb91b69f5ddea2fcb32a9fdff1c879c1d9f660ff0239586ec7c84d617b7ae036b93c7ee4bb3dcd2c2673897eeb68ca6998828e5ff0e645e0fb2570f03facbbda3fbcca98f9473a87b7e68f5f70455fcc30e55b6065241fcc8498a45f72664bc5d3fccea644d2f5ff026e4982c6b4cbdef935f0817aef23c6e5f7d2605c13e1787fe53f356191fb90fdecc1117aebaf53733e7f32e98617fdeb0a84f8dc63f83723d666c867843fcd74f6e81a54ab5c9bf86fd1717cc15a7bf7406dcca1c31ef63a3c3d3877123ddf5b9d3a975dc3bf3560cec56355541b85b83fb77bab7af0861ba8eaf4b9bc3cafcccac23f864a1be187fc7d729ed6148c4499c2adcb1a11b5ee6a87873ebf66454a042afe69ee9b2f4c9c317806492c2187936b27c3de14a95c0882d7ff99f8cee7897f9d05f3f305239827f124eba461e17013425fe9a9225b9cf77f5c714abdeea8f8df30456adfeaeb9f609e634eb1f926264897fa9f3210fff080d471f4ff04dc7889357341bc4c3b99783f343eed0409f332d268743938657fd4c0ce67b913fd5ffc2b8afb945d573565c9def9abb6ae5681748bcc27c6e8df1ebbee1b96f1dfff0158aea77df6bd3212f7e319e0c092469c5abbf230d3871f4bcfaee4ac2575bffa8c729f6efba4a458f93b68e798c111f6e6a429a15c6f63937ab11e818c6c6164560f2b9cc4b34423a675eae9dd0e45a4f4ff5777be7baa08bf1fcc0ead64a6250f5c6abe9ee403674c320313e71c2e49df99ee9a8ef3ddce88b26decfae89575b23a61c3975f8321e3ee87ee695bfcd4b5ffba4712cc5fab947dfe6951e6182fcaf9830537d1ff26768c4ff0f71f2f66303a32428f4b8617e7994380753fb907a7e6a1bcd8e7c836e130e46c26492d724a7ba9e4c63c1caa746bd4b547e64bc3972e2fe8b808ba34af1f9325503a2cff0aeae203e9cfd87d3a6f599e483d0c17dbfe3aea2febd53153fa01dc79e214bdc4cc0a0f86426091f0c2ff0e618ae581f13c91a7eaf9331cefdfeb0c5bf7f71c3133d60142f8f993231d5c328f17fba153aeafcde121e07b88c15495bccd6323e7988979fdcae041a2604053dc439dc459faf302b4f167714c9e9cd7480ff317b895c7f6adff72cc17d3825a1a835eb2f5ca431657a9a5f6b3b16baec39386153a7a606079a0387d95726a786696c865417ee24c78cd67bee650f0c431dfc9c9a4f9ba10fe6870f5f309d3af9dc2d74ff0f5cc11398d121f5b9a2142d32897b6a640f539852151c93f81a5627cdf7853e38223d7b5ce53fff0932accf35e5a0cc35fd93091ce7ce600a3de69916bc03561498940b5457728cde85f9863be8f72a8c2797dc2d0fbc0c95d1fde672ff0dab9726a3f332f07d9e1f7982ff0ddb884babf71bda69ebab285a62a631e9972cf3153228c4d0ff0ef582bcfcc4793dd1ffc72fd987ee27adcc0a0ebc09adcc63ee59e64b2e360eaba3b6afcdcf81721f4c3f2934eafa0fadc1ec17f8d62a548da38e60afc3ff0e3906affb945b4c20ff08f3cdd25724a527b49b95a6b2141f98d127f747f63b8ff0d1904659e7f6e42219c0356a696b3984ba9ac8543fa5d05415f18dc15f4d4c3df7f843a2fdff9b991b3363ce5cf22d73c322c5ea3802cb82419487996aa577f899148822ba89aee2635bcf4ce4dd3f0b81f1a1f8631e1e07ddce7fb306bea82fc39fdd96d5d2134efaa2e5a89740aa7c701c803e66a13fd0307aa183a02f0cafca3e2ff0c7aee462642f7716866d46cf988031a517e6c7df9bc31706528825ddccd69a53c9ca3f521aa835cbc127d7e1a70a940d04123d5e0e1a5fcd85cfec8ccae7a5c82b7e61cc6311e7f74972fef5c585c26e21bde6b05b727eb929c95c8c972f58963bf34ea26eb17cac21d5c5287d268dbf8d2e2c7ba85eae8683ff0ba33f7301ccd8075344cd7dc8fd1f4dc843d586e1fdf98241649be141743451f9b86713ad3bccd607962e4e555a6548c1ffde2e872b5f262d3caf192c36f91464271f03e4994c9e9381ed8a0f43425527e9c2b4420b30e07caf7fe646c870a17b8f9d8f573bc560e38a1e78f98caa5e99742abbfcd03b6eec21cddc80bd7374ebdd1cdb4c3e6122e57239e1d79b548fdd609998e3e99145a39c71b3ee1c3325456eb077e9c317b87a3bee4950f8dea4ff0b73d5ac7d7fc69f57142ff8bad3b3f864215bfb9223a383c3a35870fcdc7158e09260d3283b9f8eedc14f7533afee6e889fae6c6cf13996859f5faeb8e3832dccdec3aebf67fafe628893f3221d63e3e66f14d7dae3e93ff0e061d2e2d17397d19dfa592fb86e5bfecf978ece1eb6212afe18774707986df33a9b82b894f6e5a95eeff08ef9229d2c7eba90cea7eafba9674eeb63cebb3ef7aa6baf473db3c5781cf72b6237bf37ee08838191ef34165727b8510fdde3ccfdfbbb118eb7eb37e69f3f73fd258ce62156651023973860ec8dc4c7be539a618eac717de8479f72bc26b776dab9338c5338743c4fccb3fee7ecdd6467d34c170e5e1f9841e19ae577b6ffe159375a049994ceb956ec803dc4b4c4774c1dcd4113dc933edbff098be0fd2fcc44b87062dc76617fce37785f72fcf9dcaf02e782af598a4622f5fcde2483cca160befd98a56e4a77a3a324427c72914412fbb8a5c6fbff036668fff0c0dd869fba84be39236bfd6e6affe799ed5cfdfddd767c84798f0dcf3db3050b174ff0f9b993e089ff1c392458a3fc186f37db33881e2b8b31ee7cc4c4b9a20f027f717c0c53c9cca2a861af7d332fd38be6a2f32a8860773ea2e15ff0c3de7bf9981ff0d4defd55cef2d8f7e9ca80484e65df582eb6e6bc65297aa062ce258b349047254d57408688050bcc33faa10ff0d2d843fec70cc19725a7dccfa73a6590f5f0fcd6d4bfdc4032df66114143fba09ffd5d72fd483ab0c7dc7f61ff0f1cb323cae2129a87c324b05c66da52b3668b1f787e7f3433367c351513cfbfdb9b4a47a3cca4a13e75dce15e3a8eb905d8fd9b8bd7bf4a99ad42d3f6610f2229f3250d17fcd5781efd6ab14f65f9b8ad47c8c1cc8a8beefa32becf3c651a555fdca696efb8151e88edf1c75d53da610201117aebf7079ebfbaff83f77b0a3df8699b6b986e152c86fada3ef815c9bc4afff031798cb1e5916da9858583e9a0e611f55d04914fe5715489d7cd55ed79746cfa75cbae46941eebab72b395ce62862fcca7fd198838e1cc239cfb952192b7acca07cee2484fb88cf172bfdf9986017b9a810c3b7f32abf5c51796b2cc33eee113772f252e8f3f9a8df9dccd3bb194e0a1b8c3e0e69c9078e0b07773927c8e7a4c2d939956293eea16fccad225e39556293a7a6ab15d7ff3d1fa6f65f4cd744ef114da7b803d93fe1c92154ba3101fe6295f1a803aa5c92b1d9568eb5a23579a377ee3fd49a4ea5444c65707d9945f4673dd587feb379dc73779f0ff074cfbce9795c1b1fcba8f728f7ee22cf582b7dc1a61fa1f4dc4eaa8372d632626cdefcc9a6f8bdfc9b84fade9710293dd42c458ffdc227679beb5eb2988c297e9e3a36a7cc529b7ddfad2df1cf61bed71c483d71a7f11cfcc855b7df31559de18923147f1d0cb906b533ad43f5c176b7db8397e2e1c752ee164f4d1c481695ba294b3311a440fa7c72dc71df81fa6ec3e538ba44402557e6075872c7cd3985227ff9fe63a9fd9f3341f0a9f8fccee9fb7342865f98994645fcd2fd5e7744f9acaa712cf3726e37a9f865095d9b85991b62fe628f01eea386138a03b30c1b43eaeaaba9e53e59e5c2729efdaeb2c186b3a6ec5e7cde602fe04d2f3f8b3f8642c67a13f3391e78f8b94ea227c32c45c5fea34f1f3f317e7e192db858d8a96bf378b3b91ecd0a120ad81924e7fbfcca945f53f99128fc3159f7bbbd857ee1d81efccab355cc3cfba354b7427ff05caaf5e39bcd1f8e20cf35602af17fca2cc9d7863f4ff0ccc71eff0e07c3c667bbaaf53485759e7cc2f25dfa138e798b17fb8156f59a17b1b32fc814c7881702cc1b33c1d486339edbed38fccb403a221ad2a5f9d9bffcec67a25f26af9af3f5e9ba63a661d2e5a8597f756f5724fd62b6e6862785c4751e75dd0934562ebeef143cbd3f995c54faebfc1f5c7c6839dfcdec729cf19a92bf23ba87fd5bcc4875f8ee290c01caeb71ced3a232b83f4cbcea6132f7359be3dcc1d5ebf8d0675227b215e18f8dfe1993a47db8541c34fd63b45027c33ff9f7dc411d72cb2aedd2f321f3eee288623c759484471989151110702a7ea5ca48df342f8d386438fdd5553dc93c26646ade67e9e62daa1fb987bc7ee6cc7bd90de4fd82bff0e814ed4ca314923994aaa992df2c851fe3b82d6dfa3f34efaf2a7d358ca1449b8fc16a39379f198f607dd38baef9811e9ddd254d97cc6fdc65158c0f99c4c15bd73f0b03efbbd30249faf994ab05ca8e195ea7f732138e940399d7f23f4fbfd71c5169140fb97bc743f3443e1dc8781e8feeac7c9f55e74c677a9403ba6d3409c8e61d12b5d20e0a849f74c1ff0738af31f1d3f75a487fb81873fb9d579d87c13742cf3fb962e2f995d39927c8fb83114ff7dd4b2191f74f79657eeaa65329f9a073b9a4d237bca0592fafcc457ab9caacf875cacdd2d34e8fee65345c5ae8adc8f87f7011eaea9dee5355fa6a0eb1d70fcf0fdd0fb90287d6f56e214e1ee197fc69a7d5733012cf7834c842bf7594f5324027dcf9fec39039d457a63d839d111fe4dc5427835729a8dfff0301f5f5dd803934982984d6ae64cee9f5bb207f7220a3d9babf1c42163d5fbb9283f5c01eedd4cf4f7302f85c016ff0cd2988fcdc8357cc12b3e73156f2e543cfa23dc838a6176a5c7c595cab64b56ea9d15bfccb45a6b791533c7bdca85774b9d29aa7ff31d5fdc41791a1fcd6ca45faff0a6a4745063e7dc8887ad7ffe1a7dfe916c756a42d0e24fc2a3b3185db08cbfbdd053cc438658149f7f9983fb8e55ff0d63fab7165f665d830aa1722c1c437897b8169e5d4a882148e64e78f31c293f51fd0b8aa9a369562137c7e39c8775e9355ad1ecfbf3fae20386b12feff0cc6041469ab4bd1f33e3a9a27818a65b01cac51aee170c7f359c6587f9ad078639d448eaf506b7f5fdc8b4ebabdc4da653b996a3efee69fea7cdfbcb51c5837b15d419451bbe141c49a31fc533522f183f84f71347225f4fdc2071ff084e5c6459fb97f74a35b705a2b633e013459f83740501d6c87f874ff0b9f4acf230de7a38d6f477f386d6a9eb86ac679fba81c9d382e4f5c9b0ef148c5ebedc7c1c281d9bcbca188ad5b34e906fe8ff035957b37d742fe9f98a59b9da994377455c683ee92ff77aa6a2c2e127a9963981771ee64eb7c34c5c4e6081664a3922f66879cf4ff073a13a6938b9017d310183dfac156fe62542474eebff41af1aff95cb612a87ad3993fcce93c0b94f216bd2eb3f59ed1723e6615cf603cc2b3edd553eb779dfdc553ebcc63b9320447873083137ee754a7fdbab2e085b9974e85c9d52b80f87755d2e978c3f4cc4feb5d2dfe26768132c99177f32ac3dc898f93089b6e40b729822fff0b8511f40620b1fdc3352788fcc926dbc7d70847eef8ebf5fdb0ff031294ffaebab2dc9309fed70185cc541de5dc955f033228f3e62879c67ae2e74f98292f5332b61381a90b660cfb7ccbd14ee51e38f6bb8815f3b91785ce1ed8546b73b42818f7bbb999fc5c9bc2402186e82cfa6690fd4072d2459ae3c70dbefeee84c1137dff0eeee861ae55f15c978fe3986e85e9ca07e65ead412e9d270ff0f9e1c8c73e6837d7a993f9a6421b570757abddcd0922f1778dffc7cca06bedc560e2f3993b687e3bad0ce942aeaf6a5fe8fdc07a8ae7dae9e3ad4f6b7ebe59a192ee3edf9fb9f087ffb82bd5f898c45ccbe18915efb95179b5f71a8a2bb96f62d37750ba98ec5a89ad10102b9a7ae45c8eb552abf8615c9ac197cf4ce9f71ef70ff0fac0e62bd7cbafa7c75dca6607ebdc4513ee1b043dde297e3a8786ea7291d5b87dc0ff0cc71fe9cb98ebf778be94c61e971510e7172fc5daf788823b8362d2e374d3824f6f7f4d34e9fab92713e30986e42d8fdb91e34fae655da771f85ff589b6f329dba3f79605d5b13459788f72cbf7b8d137e265b0b07389918a659897ee322e3d870cc32cb801cbf7f5cad7e620a1f19b68784be982d02e3967599e13a3823de834312aabbafc67cc4c42e41b4c643aff0f898f842e6369d1746b67b3771418744d2d053e7982cdf8998b22e8728b92aae146e9fdde1823f650bb3dacbad2831315a42884737bb6f8c9ab3dbd0fdbbb3832084efdc600fe175c55d4d0bdd07dc84472c838b9ae23ac8bd1d5d4c30259f6ee677ce9a61b3a81f7159b85267d12a117494b3d991abccabc039416e9efa6081116a62624fa3ff02002bfd66743a797363e9c04873c65c1eb6be132ac0a27715e69c3f135222dbfbfcccf6160f27eb8ecabdcfe9f8fd69e169f37c24f4ae82712e4f6aaba3aa730c8ee65bd77ca72f28c4bf6e501e476c11fee127f3297fe3eb90d7efd3523b853e984992bfacec3d5ca8f5faeb6dd8ce94ad8cee0f9c060b670e5fae72383986d41f1812beb961cf5ccb9feb8c9afcba91c687bcd4f4f25cf239469ddd8446982a1ee5fee070ff09882bacc4b841f5751856e46b9c6f451be42262ee3949dcc9659c4e8dee49c047e38027e7f37d44c162de7d71a24fdd5e857c1eee6877f666a807f52e0b5c7e2ea75a75396e9c7e37fae34807cfdcf93b4accb225d17535cbabf5c9230e489ae379edfbe39844a6425f5b8fcde5c73eef1e84e64607dc499fcc0497acc3867415fe64718e1302046f3713f517734f3be7a60638f89a7ce77eb38c1d5e8e11f74ac90f5665398f1eff0b946c1e0accdd4f9818955e67f4c281ce9c17e6f127ae52a7351cc965032acd3afcf9813956dbea97266dfdd5794cb02ae29d5569dcd7ccd35412df39997983c5d5d8603be8413f9f8e3f0f03f6b31c5f1b9e061e4fdc902e0872a61aad371d848338cfcc52cf5d39f4f5aab3cbb5f34413e07b5cc17159831829f7248a21030418fcd3c22bf306bec988a6310deb7e497133c1512e57cccbc91fba5571e67aecb31a4afc9f99ec59e67254fbca437f6ebbeea43b9140f7faca87bd115e653e1cb544c96a5ad25c4fc995493cfd6525c339aafc9e1a53533fb03c992c5aa615f6d052a8f1997e9a9dc04f37c3eb8a635903ffbac8e25cb1e3b98322fae5e897225b5c1ed7366c866813999d51a019cb7217484d62fd7ba0146b3beeee7927a656787cce8c182a573a78c227be7115f24d7b6e08652d6efbe31342c8e6f16674459cdd7c4c042f3f9824af5fa63d127b88d4a81c1b3177cca167edcf4e7ed2cdcf9f458499de0ff04c56b66fb29f8e8b63fb8aa772242a70759ac3c1eaa98ec7ff0cc644a507662448ffccb9b6bbc305e8e8cff010b9aa4e17a6a27dfbbfd83f9cdcb92b82432c87c5a5ecc5965a57d727e289fccda3f7ab9f84972a1d6f8b8876363d1c6c2a76e5261c02bd1e1bc30913ee66cbff07275c7c1ba5bcf204f7a4c407afccfdf3827df73f4cf81c14ee5bcf1dff34be30ce15b85e87121a5e627031c3dc4b6239088e69bc535c31ff7cd79786ed2aff75411eaf9bd221bb2cad2a92c531c3167e8dc0b1abd98ea5f62f869daaf879b8ab51f87e65901e57d4d7418bd7f99c26d73b94143facfe62681ff0dc3265a8e1c4f7bf998807ad0fe83c74451bf3c715ae98177554f0d3a2fd72a83f7302498915655acb8bf1ce4d521f79bfedbcb2f1cd4677e9a85807e669ab54679a40b34befe628e7e134057c34becb8aad4d65fae07e1f5a1d56aef73e985647e2e6829a431448e8311d3e34183124a5df49ee21d77e4fb9967e38f0b4fba84cb2feb9908863aff5c444aed498ab4f1d12f72f5b9284f2699c772a0184957995bc3cd33d0e93eb88d1e7f7715c1e9706a8b54c87fea62286178e9776ef45ff99b481faf9713e2f73ee119ee5bc93c78d22b253d6791e288ff6cbbc9ab7b90257e83d6e6a7de20c2c47a5f875a8bc39ad17befe67af252ffdfccd298f8689539a88b0cba08655a9dcc3ff029e0b3bf3181f8df97318963ad1e64f3deb99f1f32cf4d35bfd4864868d7b8bc5728c629f5fb8717c33579f378c4677183d7b9b1db9e0f99a0c632f07cbbd213e3984cca86b9a8adc476f7356a70c3dcacf3fab9f0135925becf99979b3040aa76e3c795c127d58a62f99a80dfa2d7eb6680a6269bcdfc94d09f5eaef31e42b66224b84150fdf320bfec31c728d297e0afabea19889c2082a62f91747a3076425ff0f71b70bbfc6640a74afb91f1213b8b1c4fdc6f4e241d33cd3a11f71542c5fc4c8d93febfdcce559e8324651e1e87e6e62a8640295a6a808ea8c4e63f83a6918b9b0e85b88a3f2e549c0d39e26254262936f745cd63822eebe15c848561220572576ac34dfd67dd5863ee51eb351d766658e6b65e1b9db498a3aef1e4994e1f5c74b95ff0f1f01d3d3ebad3a47ecceb8a3953fa730556cd6b37e19d19cb255337ef9a40decdd2cc78c5029832a6a5bdbbd2d5c090e5359bd5f9b82bfbdc2fc735cc9e8fb334202a58626f523b3260685a3cc0ea94c266652fbf9a5fe2cea93bdba0283edc6c47a639cfdc2a161d1f7216f8c4a6498508b53468a5c5e171ca929f4ca1949df8e6ac7613884339d2fafcce7c2f9a9c5166b2dca8696404fe189437f19491ce124317e19afa897bbacbde663857ee39b55c17b383faff5c3ae28579753791df97fd1edc09d170cd5f83fb988a43fba78af16623c1f9fdd57a3eeeb8e4ee15c01f4ca03e681e9c487eeb52b2f2187f309bdbf26636b86a81c91255c3c332c0d75d2bf74fea8658580c825ba1e7fbbfa26fb39742dc3529f34890d3e9d753a5f7302bc47e648724867954bf86369869a262d7c5b05f7164d8a57f0735940815c6c7f982015e4ed75a9ece4ac3a34e887b9d1e0b8b3473feafbae22054ffae33e2caaa62b551c03020fb836ada4571fc31c844f8bc4d1425ff08a9bbf3bea398cae8df263945321ed888e1314c599ee0c18440f7f18933417e68037dcab5d7f98a778e42177b3d7ee54ebad98ec61f7213cbfb925c440eb8a5bee472274419a902e8ff6735c2302ac31861209ae3e4bf353c63fc6b24c5a3d6e8428c88e66f93b9f7ecc3d772b53bac985ebdb32cee4eaa9ebee483a7d6af54a6bb0fa2e6241c1a9aefcb92fb5dfe611e7b99ca326ba9e381f863c9a7d99e1bc9fe98e8a37284fa7f734251517d09bf4aceb02ffbf39424a02fdddbe791fdcfa39574ba3929d738b7ddd9402bfb8a9faf318bbb2532a6e2e4b8ab88b7f0f32a5a1a92e244d86335fb82d8fdf597bc3193e9cde99a9315a405d38a6638a75ccf3a9925faf0cd752ab571c03bbee2d1d6bdb47a533f578f7b9b5dd78e6979431094e8146663151340fee52ef2601144c88dd7bfa6b5fc6a4b7dce1f6ee1059f111327cf47c3488bd45bd65c4f63219278a76bfe9a958dfe567eeaba2f68af31d43b6bdffb861e5e13e64a340f81f9a426df6f9a7bef96618c2dda831e55bc1970b769c2cc5efdeb9b447a56741de4f5749b9d67299085ecabc6aa45cf349e821305485c5c8bc18f7121e52ea2f264bab3cc31eeeeaae671842e71ddebba2a986a71d2193570df7dc055709e103cd4a55e344977ebe2ea133bdc3096b9314e79c34287bff085ebf9a841c38becc0a5f338ffe1993a34417c347fac427cfee6a81ed98dde24c2f43b821aacdc2b75d3dd5bc9938e1bd43a8c2e156fe3a69f9a886f7138f1ce578ca6183ee5d0c39dc02ce09744744fff072c08f41f7709ffac8ff04cc32ccf705717fa61db8be251dd5b4b86b0de11d0a4b36c4795d4cf0bc7d498fa1408c7521f4a26e8cfa3f3580c9dc279ff0c285b902fee13881ea7bbc45df21de825b90ff0f72e3d65731b8402418aaa1a7cc2a60fefb9641bf7388a7e184ee16c3cb81ec7b83cbfdd712cf35437f839d455218e4915be9988bc8b85919cb9081ecd7fc571a66fa40cefdf5bbeee0c0fc7774e4e7d3b953387d73cf93ce1861f0c047c6adfc6ef9ff590d81ff0f722b85fafc43fdd5e3ff0cd55253e6be15ee67455f98854c888759d565d1bee84f5396999662d91532ecebae4a7c6bc661b91be3f33649f71c29727218faf374ca7ce5ca44756f85ce68637a491c3e98295afae642a7a7f1ba4838feea87ff499f473c0e9846e8f85df179172e3a95ccab2de2a1afc604f1c307aeb59ae12660b8e9cce16961b8a6e5c9738f581f722873327bf5d4c51e17e64afd9d71412989b88ff0e2ccfea4f79243e9742cc57dfbf322a8e25bae0117b92b4c8146b5bf73b30eebb3e9d66926b53eba8b991c0c5af7f5d3969f47dd22766b1572f777355071c04e23f866c82e11dc3ee9e29fd6914710fb699f96eebcbba19fd5cea3ce6f669d174611d15c2403e16e9cc7b5fbccb9a7e56e09947a773b650595c4e9156a8c4195b8fdcb5366ad2bad40e01884f8cc287fac8f155dd22159fdc83efbf9afd7ee4aeff0dc501efe66a7ddc14c2f70908381af9778c5e3a87f9c28989c25c72e6e42c0ae0117dac69c61d8e21c2795a063e8c13f43cd5ad3fa194aaf3ee3e033fc3b8fb43e6e661e6d048451cb9832446144a67ed4255ce8aa6e558f302ca7dfac7d394d20c97c5f371577189f024c3bfc246698f23f775adbf5c7330fabdc5ec9be6317fa53e3d7326d5e3fbd296a4c6cffe4f3458b2ea71e2c9faf7f71b8fe1ccbae27a299b218605c4918f7bae691c4f5dd42229fe19a1b07eebd220b131533ef04c51873fd32103d3062f8ff0f999b3d4ff059a0cd3070d02394163ade7fe1eba04b31d3fb9346169badd698ed3f745dc9bdbbabcddc28ccf48bc341413dc38f038fcff0b97b4b5e861b297feb9922fe3a3e455f72fa1bee62e221c257f741947bcfc0dd878e3d714bba440e5fb846f19343c70f9d79759057c34d5b1d9f31ede6e32b2f331f47dd20de61332a2bd5c261429e1b87f8c91fb8e2cc1903868e07725312feb4cfa363a1f76d75a1567fb9a5fe23d339ed18f096773967aeaebdfe3e1aff09264368c2e357efe39e72b54df461f1b79f8bb8d12d82175cd2f6a34cc42886f8b20adf7c38a3013eec4420fcba7bd77665c31fe1cc61fe8fcd687fd391aa2386871e26ea96261e86fd8611bb80a7cba1fa47862de314a2f37ee21fa581fdca6f81693718e27f7194e274cf20334454e6323d3efe60fcb1c0f85d42ebf4f9a7df9713903c2732da9411ba40e012cfe6656adf532feebe3f30bc9095afee9748301ff4c28bf4f37397a7967d5c288ec20a7c66b3e5e3f199e8bfc2ae6cbfd651e29a32281f2f5ca3721e52e6a28daa7aebcecb427a1ee66280cbbff5cc585752304e404ae386917eae5477b1eba110291cc20faae56b9fe9a723d57dd3a3f2638bfcd3c1d5cef43d4c6eda51f0c1984fd1dc2b17f4dc3329927b6eafece27591ba3f97438cd03f75e6528e9cc14e6a331e9921fdd541dc231d336efdce1d6ba34e3bedef599920516996b3c8e463e1e67b4fdcde6a58cc03f754ff0831e60ea4ce114fee9ca7447971438a07863d07dc894ddfecf7171972ac0c4a0818508b172fac2aff0353987b7779c6385b82184f839054f71f74d466a813a93ee654e7fbac50b34220275dc6438fd33e260a43b94df403581f7e6e12677cce5e0bee2377e8fff0869238b5fc6898ff09fcb444fdd4e6585fb8d07bf2f324fa33bf3328fb5dd318fefb82511e19a44bec72227786ba68471added6f5ecfb976e3efea6868f4f531e427d4c06e17e6242033103ffec36e28a22e523f9b328784f9a578ab5c480530174142af3fba09f10cd95e0b924a810783048a1dcdf9f6e1a4e690847e7e32132387eb9f4a5f471e9b79dc32a3decdf844f71d802beb82de6139e67e1a442770247dced4e64e75e82f756f93f4a1e656209fcc85f4312340fefb84a1efbc0dd8df757126835e5c25a754566f330b01c02b46f16dc1241f31e0ce8b7e78e6643d7ee7e7f3166702de6e68ba1ee4f51b83f896a0e22474eca632287b7dc220ff0e59a282ff5ab1ebe182711814368ba36eab4eff86b29698356581f47ec1fdd1a43be184a2d6d74745d03ee271b997e5dd2b6971d3ae83f48d15953984b8be8cc513b982fccea6b8493784c14ba8ca38feba88b8ad1cd0bd7ee4f47993f979ba4b7d341fe9c81f3bf3ffe3bf5c6399787dcfb6dee512cffdc43aabf342ae1f1a09e1fcc217e659cc897cb77d4c1dfcbaa19ec67f86443c1ee79aa46474b17308e5fc7a9cd6c927cdd42d4c13e8ffe2289c74c9ed7478781343e3abcfdee31f75027d733aaa758887e66e218e38ad457f265208707eea901415c80fc7799f4e87feb116a629ff72fcc4409f8326807e1b828f59d34578afe3a3a6e465f9f0349ba9322be670c5b99e07dbf5d721612cbbb38c2f92bdb97314e80a27df74ff0c298575c519c7d4c02460ae20c215246354f1dc74ff0c37140feb8576fd4e69dbeeac52b7c5c362b9d7ac7d63bc2399c33ff0dd37aff8e7a050f7478cff04b8422f96e78545c23a2fa3145563a5b5ff0f865d3e5e613e8cac137e2e2b9781dc9d5d6551715733ae3aad117afdc022c3c7d3a6be16b2282a225350d948e03f4c2dc4b5fdca799e266ab57cf2e29ee20ea69fbd76fa9fdc0c15fe58a13e5d1f9fcd5ebcfd64611f857f74e3a39e6ffbba10296bdfcd47f8031d24fae292c8f1ce7113dc02b57100cf7e33d1487afbb9829cb8a89f54e62e1479f57429f0fc316f5743ff08060743a5f42e67929aec641bfee447e1cc9c4f5fbf77544d77cca8817328e43e2679441cfd6fed88e4986bf31e7ff09eeb744fdba34073ae65ab7e2eaeace757e24538c4b5050e66034c27590bcae3eae7ab4ab6db7114ecee09c23c7c0cf7af5f79ba43be627ebff3c0c6c251c28861edcd3feddd1ab7196e034472168b859ca3f93551134c1cbf7053cb50a8f8f572fc71fa3bf6fdd738d5fba14cae291d2df8c6a4dc7a64bfae41b5fe68f48cc4afdcac30c660aa3318a616202ca01dc2346341843929a864aa7357d754695912af5f9bd88676c1b86c67f41ce45d2a8cc51986c1dfe1129e18403df019bcba1c5f7463e1f9bbab1662fc9f1a92df4b867e3f5cc4143e83057772c121fc1375689c3bbff7e198413e862464af1c06aa3dcb3adfdd4b5f0b48202b70abcff86ed113502a40314b183d799d6856432debf37986a86bc8026fed033e5ddc6418ff5dd5129ed72e0907839a19ef74ce9ee591aa8ba3a15358dfc4397fccaba39ee6e6ec83e6776597d86e950b0c9f32a3d33fbc487e9c634aaef241707a30c551f32d4f770d56e7a798a33f2a395437f5d17284a9fa2dfcd42ff07dc6a20fa72e0afe681e1e3e62fc966589c9fdcbf541eb850c778b28a34e8943ee824323a4248de8685ca51868b9c29e69855979ca5d494e6251b9f179883c2ff74f7cd7f2715066391f77f831113baf225f86e740308155849fba93e6f98186a84c181321a9f982b32c28755c50251ebf301331626e684de8a1ff0c4a11f1344f53d0dc11567fc6e0b0fee4a6bcbac0f4fe65b9c0b8fa9943f6e712cc71c5bf4dc2cf6ba0acbf1cbc29f4e6a12a7fb9c58facfb94f447df5c04c7bca710aae32a7fac26f69a5533f2deb39aa78c1e03b983d31dffb860dfc984cef02b32a9698ba5fcdabd967758f51b7f5cde5165ed1fec3189047749a14d3efe625643998262347f4dcb4afe06a823c67ba552ddf182484cfe6712fc5c5ff8a35390bcf9b90b9cacfa7be17307ff66e4cd2dc1fa21c03bf0eb8c5fe5e69f84405dff0b8d31feef58f543185bb1ee5525f1cfcd5e2faef3a3efd1d267ebba9aa414f30e83fcbbd17f819863feea061d2cf6e7b1f7ae5d615e8e97c64cabc6ff99c747fca1adbe0b5199145fafac0c1b71f4655ce7c1826568e602bd7652b9581ba093be62f51fe92e1e75bfdc32febfca51be385d7be755eee9259d3d3bf98459e6a779fc76fc47a7ec3148c3e7bff0dc3bd5df73a816e661ff07aa41e408e51a13d58ea30fd7e6381fd7eb2d6113fee4a4ba649ff0ee4a5a31a9636cc83c3152fdb98024d7afe1a892f1239e3dd0ce5fb8a74de11b87ab8c4b9fe7fe2af35f89ff712c134e34459cc491aa81b8f6e8ae8cc41a8e67533bd4f863b9a71fcc80557f75c755c7538fe0f372593f1dd5fd38b1d8e5adc2424e2b82184287e185d6b31459adebf73a8d32639b9fdbeba865b85ee928fd5c8abe41e6977fe1e0e9157dc124f9bcd3cfaeed51f3e9caa881fcc3b58386d75be6e5542432e97ee2e9563f41adb6fc4edd0dec3cc2a09d5dee26883cc8fdca84ded82ebee5af4ebd77cb52bafef0fee57fe6ad3de7522b27d5710a111bee498c3b9e5bae7954aef3865a26e1f10d1b3b3e99bcec271a5f53ddde08463f9af5fe072aa2ef87ee2879be64b824bc2aee51387c34c3f09381c3b8fcdee65c52fd6101f2a7a38dd755bc6e7eb7f317184f3b8242a5971d1e9ee691687dc951ad07f81a68fdf4bbf88df1fb9949f977a2971fcc32ea17ae4ba0359579f983eae81b41e5c853c8739ab83fe9871efd756529cf15a16c3852789e3ba57c65241dc0daff0f75c95789acdf8352dd5065f34e82dfdcea425715fe9cc2bbc5c0601c5aaedb5c8ff0f4c6d715304778f16acd4fd2f19cca7a7167a0e0a5e8f9847bc7ebe6be2ff08c903af98f5546cf1aaff0bef730c7b75f13fcd783e38a9aeaac77dad1e69c57f7487746c3545fbbfb8a1f31d3051a614aee065ff0c2de3ff08a977026a2770fbfcde49cb8c13c33d4afcc1ccae7495df71d0b0d7287091855267945b4f68cc5b4eea143c2efce9f40652451cbf1c27ffa33d82616843ee6df4ee607678e5b8e83a862f31ae5e81cb5f7dcbd564217fc6791f8dfebf303d75f702d51eb8186ff0fc5840113c1799994877fe7c337a7edaa8f3fe6ee82f971577b7f9814ba339eee758afe6a111648869473898e29331b574c85a2dce9f81dc4c796f9dcb147c472e6f8a15ef33c13c21a6aaf31951ade3bb91e29c5d5e49fc4e4fe62c01267ee3e7335aa4e5eea1b8ff0d329a8f1fb82b4e2f1f9142fe0334e5debd7181a784c389d2e27489f9be695c90213a265ef0f1f9912d9f3f4c1134af70f3ac28eb6233137c5c913dc41d279a04fb6fb821f5cb3ecfcb9143378f20bbe02397c127a681787cc5f57f17774698ebfac9096c39baf9215ee15543d13a0ee5f3c1db84ceebd45eb9323b0badcaf8daf4cfc179bbaa7cd34e35f9964359f1f7021fe847312745e19371eba2821618ef1c75f6b8c2d4eaf8611127d31c5bd7d309e8ae441ef4b792193cc177f81cd28eb51c845ff0f8616e16f72b238c611f5e992fac6b6e615c78fbbbf132a74b913156265d7e1ee042e93fb83b8e126226f75c47e9753cfdfcc04757fdca42cff8cc9c87be346cdc193d5ae92aa0a531a3fe0d0b08d1eac254925b8842c3e7cc7a0409fe4d0886a3c1f70806df0b8a1b53e65149eb97a21618de852ff71b815ea7dc8f3c1d4cadec3eeaf87fdc6ccfeaf9b94191f33f9f739e3ba8455f8f2c44c37c41c6795701df275e4f7201ac761e7669bcc84dcbfe83ccf7257e19221f2499e17381618c0cc261c65dce3f333afff0300a3fc37221a6ab7d7e5b9d7fb6287d465a4eb8ed637f99159a55c4f71b7060eb7ebabd77ee3011e8712d34b16e5d44ce19dd33bf31cd29fa11cf6ca78c916afc3dce01722d1ab768e628ffc61e3c3ff0d65d825a6f906246989f18b9b11f0c07adbbf4b952dc8f5e7ec60dfb8841c9f9acfdcb0a3fbad3d3818a15b34f29246b330523eb8ac8381989cebbec3de27141f070febfba3f43ce799bf4a335cecc584efdbbbce932fa9dcb7bc70374a9d9a8e57e3d47ba9f3cdbf5fdca2bd7341e7017d568b9a82fb7f376fd124c5fa4f9f729aa3f8fb9fa78793f1dfec02ca2d8f1e983d54f7f1bb9c480b2ff0ae0bdd3acc5440fcd48384c2ea5a7f975b1eb0b323f3422e78e6a84d1c0d9be96b9b442608d4dfd21a57c9ee3d394ce1eebe873a9cd19085ee457c268d3f7362f7423bf3f71395ca8d8ee440c936642563f34c21ef49849f40165d742bf3ff0e181353e19392fa5e264529deb8d684f81bcdfe9afbe17dd393862436bf0cb5b8f075feef3032c10fcc82e33f5fe981dba9a8039f5c5bdd1c0c7a455fddd991fc1ca163ee2337fdd178ecfae441e1d4d3f7c3589e2f44a6ffb33f068a15eb45fb75cd2c5aa9774bfdd7ea63298ce3298fd703ee0516dceff0631f21cc67acc4618956ff0f5d38a12ba4e0afdc8a3f5f4777d2c2b92c9d9ff0ddeb6799e395316918d7a463d4fd74759aea937394710edab8424a786727493cca8879fac3030f7fdcd65c994830fd6e8e44c0af4fc357eee5c7cc6d38c4f37444e5145dfbadfccaecff0e800f55cd7fccc7c18af5c8b773f8dca74e681fa70183584a85f26e48775123bd3d4cbf411ec1faeb6c47a9f5d76e1bff0f21811195721488fdc1e739ccf94947d341fac7f747b597eabeb899520793158a5f8ea6fe19815c0ba3f937a1343b3af8bbfb18cee0a1fcc3ebfd33247c7df707837a34db8a3dab80296bd77ae02a6fac5c614fad9f09ba952eed41f6931e4aae760733d51ab4a1ff092ecebbd818384e9e38ab6f3782e68c1e984e05ab9fff05630fa7dde80c160e6b567dc6f82effdcb6c374d68bee931712b933c25c6d9f33b5cde437c86d787cc7173589dcc0fc3e1b883a7e79a543463c89dfd5735b8c40a6214ccc24cd01113356f302c23fd72e9d3f54d5d4b80fe3b8c42683b3fed1714baa31d201aa04c3b57e3c1d3f7e9fb961c84eeb2069ae8ccc7ffd4ceef0f838be80d992e4186310adfcf9aecf4c5f5b922fa5c7efefbb839218a2123867f6d7e608899c7dc5fdd47937c49ee16fbe9af03c1f1374f23e6026114be64bb95ffec9be2619b6191717ee615133f739ececd112d338d9fa33444c5e877d3cc8f8e44a8bbd2c7f9a990594196f36beef67592020e2ac6579f31d45c558ce14ba48adc013ee957033d7e6827ab9240c78c92c4fce3a443ba7eb030e8c38a96b885fee253aa645d3985fc728254fcd67fbe1b8320bfff059470e243c998965599527c377d1961dfdc9780821c742e147c6f66e1ea93253775e13f1fc44280ab3fb971e72369d6c850a2c5fa64203ae4822e3596f35883c7387f1f3714e682d7dd10acfbafdf86fcc1d55652477228fc1b8c31f11fe610923f18be48f5c87299ee5093f07e6ba0521a3410f6e3481abdded4de9a63386faceb5b69bd39cd709d4d43c9f862d7afb3e668243f1caaa17bb8bff8e44d4b4ff0ee7c71dba91fee7eb9ed4726150af27e6e1fa85c8798bdcd15f63ae58fd5d6c1d73e183e19675632d972c8881ae3cfcbf3fbb8911fcc1a9a85123f707a59805f73cba5986829a7dc23a997b5981d5970601e69707b846432f69a599530f956d4c4d2f98c28170faee2e9fac20e766ab7d983339d286ff0e32d3729cf9a2a55c72193f9c5d13e21cca7ef7ff0169ef0c7e4f32bd3c74776812af71ff73cd252cc3c64bd03288381cc6abb2ef8d626203a49d1f5effb9885e1f7027c5d2fadee87c4b8a6de61946e62daa81d584df546457399d31925387292a2dfe64ec4fbfdff7b71dc43aadd40b9ec4fe6018841e67a32be5f77fd6cdc63c7ccc7fb94267dcf57a145cf4ee749f31cd12f98551e6868c02c1712f69bf27eee4d1fcc5a8143762f6e3c541f5d253f045ee3aa382bab4fe66e47c18869718a55dfd86ec57dbe9fdd50111f4c8ae785bf49fd69ffbabeb3dc349bdfa4fb925a2254ae9f312e82675ee41f46623ee2b2bbf721289f6b7587b70165d6cd81693c62fee4af70f82e1a38537a04e725f633151604fd3cca753ff0712eceeede1d38e4a88cef732580608a89f535111afc31d529f073ed333875e177850e337444e6953ee96a557a6b20fee97f7135afa3dc2f899579f6e170eb3745c93093e9849c732c29f47abbaa5ee4a442c34732e4651d6231f2eaf31d33ff0c61211e7dc7ace550fee165a7e6b240b91af322fb30692b848ea6f72ccefff0321053d9852a22adc998338b89af5cfdcc4fc72cc67291c03eb8fa6377df1a8eb2e128f87ff0b9a993befdca1fb73b5e1aed5ef9dce8e7863b4399161ce17728caad3a7b91a83f9d63198c341021893f4d2326889d8d7b8b4d70e9fcfcde1b51fd9b9923beefa85eef677f745fe8c13199294fd45cd95dfcca57b1dacde61732ca013fee5ed7fd3fdef5b8fff0dcc88f71abf99053864bc27d319723ffeac71403f7eee40ae7f337013fb71f935f7f98e201e99a5105c2153ebba7fe074ea50e7dcd4545a13991a1bdf6eb911ea3f70111c99e172289be3a22cf827379232218a2dc383118921bcb872a8857dc3c642dbe7f996855716f30617a3dcfb9f1f7141e269473462998425bbe8fb871839ab99f83209aedbaa7baad403db94593f9a7a06311a985f8a07991297045793eb8542a78dcea3ff0f1c0514ee512c314c2029bcf2bdbb8bc3e72984da6e6143849f7723fc3022e4ed5d8e192b08b22bab8195ee8acf78a7ace717385505ffb9d8d71201f317261bafff0c3135bac10324aa6ee815055fdc2089fcc33b5fab8015b849e82a85cadd4c2b894d1fcc90cdf8619435c4fdc31a35cfd3f72829eefff032baff0f75e107237cc14f986bd5d3dfd37465665ca15afe43703d8ee4993f5e393c4fe87731a78ff0eb4826291a899218e8e8ee403f2eb793d187d072487e1bdbede6e79edf70c258327f93e6423f3244fd3f3f607f598ebdcba3eff7197c24986a2e99939cb8d03df5de44279751229437a14f9961629f9ba0192427f3ff3410c5c5a2af70cf11297ddca08f57e9a2a27d9f1a5153d980df7f34eec792eee4a72308b809bf3eeeecb479fba45c64be693bbedf9bb64c12ab537808a37dc2668808aff0736b5ca1405be86f58bceebf13bbc0f6ba7b79c66a503d7f72814573c6ff5ccc826c9add0124cdebdcb7443aba7d5724483d704655c933e0ed24d3137096f1c61d2c47f660602e5aadce863c73080196063a640c02d3e6ac05bfa5c47b35a6ef18e172e589742d2e123ffdd459fcbcbcba23abf317886388f4c1a3531b7c60505c2151ebfdcec3fe79d067c18358bff5ee5449fc6a11bfddfe16665ab184d68c52bfe6eb3db07114f8e46e6bff08ce462ee29c2be0e7a1f1f72d814d213c753aef41311ea1be2ee461a3caf38453d8f34b18fd326aff07798e95c3b7c5e29bb1ba21fb9891728d27cc02bc5de309ecee69da65ebf1e998f203dc1edcd8ceccc097512e533d57dddd5efddabd4b97c73815f0fcc2761cd4c82ac86ccf3fbbd2b3fcd3c75e9990907fb8766717115073f985787815341098be3df37cebc7ad118c3ff0eb9b14bbd1de7d1fe349432bc542a97315072440ac8e261d3c771851c115fe69923f5d4eeb99a98043a66a1e9d30e05edd2968bbb454e5cd43e637116f3b8b9556ad969eaf3130d276d7335157b323a91feeaef3f73a3db29557f31c6caf3108dfe1b328f75c33ca4ce16bfd639955992ae7f4fba4dfeb1925fc1e6e10b2370bc9185b9b5c37fba897f9f9853ff0dc7259741219efd6f6399fe52f1f27ea7eb86072bc7cdc81ff37070c8f0ae7837dc2f37591df981e68e1c2994ef47e67847bbb949cee079a11ba63fba4d378e970a538696a342fdd2782c554774ae1ac9866431fbee21dc071314f326d2dcbfb804f9fccb8a1a6a407c57f75dfe7988cbff075463c19b11dc42757fba9e6ac8ae5c885e39665c09eb8b5d1cbf41e342291332c5728fd314348977a422d7f31e0fff04df23e6e145e7dc73c97edd18417d7b87623f722a2cfb92479928a47fae03bbf746fa7ed335adfd15d0f1d6e89961eafb804a54d48a63843e3e3b901f1e9d2dc1f3f58a32b73e38c6f8af27e6965a094ce658143b88a703e8c892554568cafce05adff2182254a9a64ff0193bcb28604081fbeb969bb82fd66b2aae38e7b9bae1d737bebdde0d4862086918e3569f07384e31574e6ec325076e95eb81f48fe68a28fc3dc8f23f73128edfdc26028b7f7365d88c0e64833d974fc9e64e36aeb9572b66f69af968e999d175b845ee97c225b8ef372a41c71e99695248ba267b8fcd4fee451c89c0c527f9b9c4a0decad6289877ee2da7fc7cdc85397215fba335033f843ee74e82edc50ad72ee93ccb472cbe51ee2596e5513d0e5a8e5f70299b883d82758782febb81f9cc6fc27a6e91bc4a3c74fab9b5ae72109bbdf8ee5fff019272ba8f86457dcfb5fb8af4df874e0375f6dea682988b83b8fa93557ee828e121f335a142ae3b4cf025c94770d7542c3f7272fd94ecc360f73169ff033eaa997b2eb92ddc11c04afbfe9a33204a66c4265c689929fea7c73935d74e226a69597769e5ca7463afdc24f6bcec88923e3a1edc2d195ed62b385c72056f34dbd332bd68ca1ccc3d8ebcc296b9b51728fca652d4e28484c69829ccad967ac91475f99c59dd44165266737e2e29fff06d5571648fafdd52f82e6a2e98fbcadbaf4258530f0adf5ebf73e641550f3429f609ccfc65e6b2d6bf82e208292bf9a971e275c725991f5c2afe11fcde843437ba6c32a29976c62f4dda9f1cca0feb01d1e6699e68b60fdee218fb934cb152e728f6ecfc68e605459f341ad312dba888919eb9db29c3cdeafeef8e93a69f9835a910fae2beb1264d93390f715e9755d4543086feae239f50cf85ae994f4cc52c9978189d257ae0f6712356ac6f7395dd8ee702f3a991112fdae28039f37312fe4cb8ca294c1f17c4fddf9bccab4f771dbeff0302855c2e2122fdc1b8fbf5d374189fae131d6c178888b3e6385afaca4189c61e08fe619fd829ecd6513cca778ba2df729d13745f6bb87ff08670eab48681bcfbbefb3b9411cfcb34b5c6b3dba90b9816e5c0b72bf94494cd9c15ca9c6e293eb7f23550f6e491ff02c551c48d217d6ac10f269968fd7fbd084c95be8574f2729cf759088d79718dac84294173925e1b83d686c70b3cdf475d710d31fa6b5e2173e3575607b771ea287f998c25cbdb744fdc556eaf7e4ceabeac981149876c082fc9f77b1bacff77410e8ff0b9f9fd2e42bf91fdd2448ab2cac3a7ac0a26b354c4efbb92fdddf53f771dd37b72bcf11960a25933a9bf64ddebd1d12bba0f18390ee612b49f35921744c194ab9741f719e470fd277148aa496b9a7533f85b83deb6f84315d4c23d6efd74e898fdec2ff74e782d478ff0c7193f2b57504fc3c1cfee02e7bd99719e3dcfc8e6b27e64facdced64b84bd59a53be5b88bcdf37d371e9980ceb0ddd73223c4ab80da7535829e321f709ae3eacc9f4af9a02a67445f26ae8b9e7eccc24231f99b3c67bc68181f116ab922a7595cd23baf63d5798298826c22cba8eb7448ae21349417fbe5dcdf242afa6875aff77a2131c5cd464dc56fe98fd47afbea3ae4cbdfc6393ffd399522f7919cd77eb0d7c75fd5dc541fb8843dca98388137587fb238723d0815d511116749ad12a30efff0985e94847b831c69e612febad1fb8e5753366681a9d1fce652e5d532cd9dcdf98debbee8393af744a3460e777e86e8391c4dfe6f366e505ca262b9ff0474186fee3852bdd683d7d3181d87cff07465bde0ef741d923a01c4f32a59bd98bd8f8c3243f9f70d984e7e9321a4681c913253fa3a15be8428b8f40fdc7b08e3a306dcb34135fe1c5bdbfd2aa357dba8485143ee7ca19c4ebe98d829398c547c3f7395c5c676bbda4cb328e26431d63fe3bff0f5ae9afdf06a661ef359882ee7fb02eea742bd3f0c0ef28f98e4ecdfe67fc9ca585983a4abf321d7ff0d24c7eff0d4c1e279aa8194876ba038be98bc87c4cf29a1d76beb3406bff0e5ef9bd951c13913b26454ebfdc3525b63e61af314e87f98f6117c3bff0d3dbefedcb820a5fcc3dd42643c26de1b8603c5fdd338abe2ce3885e3cc3703abef727af9fb8d02bba58e33e2b33876b8e4d8f8187095f72a6781b8e63c70c55ee33aba024b8bccfe0962ba67a7f31cca27a90d0ac8e23f9a125491fb8fba371aaff0cd64d79e23a92fd0308fe0c9ff0eb8db8862e3e8a6433af71ca532cc3558eb2696de798d4be8f4dc6fbe67941508fbdc31cbfc44659912f973bd146b4cc56d982c6edc7ef8435987f8663a1ea0303faf5c488f837196b2ee20eb9f29a2f5d6c030938742c26941ff08c3857f9d655d25cfdfcfcd41dc8fb8fb72e554c29df72e5d236ebb8cf7985f5c332bfeb046a66494ca8d2057d34b8e8ee946734427efba3d43f58e927ef7e36fc76634943515a6238f570a827d7a9ab882a86be857acb5c20bc7bfcce1fd9816d164c660fb8f7f41a764d088b969a123fc19ac90b7fa31ce5fb94fee01bbd3773df4dd9febe55558e3d51c94d25a77a0ff093218ac444aff99df6bee44d9619f05c7eea91cce3d75c63179843d0cff355cffba6a78170dbdedc42653784fee51fa5aba3eb545cc053c07e2648ff0dbfaea87e320b58474551f736597b731581f1fb865b03d338281f3d9708ee11e3bae4b9fcbc39f828ef33fec532e6449f8263385380fcb89423eeb710103eccf1b86113ae12f73f664a878cd0247751f8d78b0ccabd7cc9e1c313aefc5e7fe5e5ea798dacff0c6e111ce94c540ee5ad5eafd373b3fdfb61652b309e78e47d8beff99c408159cc59f813a68fedbff0ac4b25f17735a5c52fff05b9f7ac867fa8e640244fefcc3bbabdccb77ab04c1e8dc532e860c257b321e79cdeff08c88ff024f3e3a5247c798fe5dd9dc1ff0253995ffc1c251bf8a99a801fe618bc1ba4b26a707993d5c7893751f17280ee23541cdf1a144d36b3941726136a4f30bed8b8571b77471929bb8ee3b9ca72e5bff0ab349970281d40cb89fcdf8cf2e9f7dcc35f8e40a18182dcbc12e5e65cb42f9cc94e779b714aee56542eccfaf917a0c8c941535c841b7ae539d287ee2daa3f932367105fd9a5c06fb9dd818a478e62704ff0339c1711f5cee3ce890b8188e7a87dc75b122fee4da8aa438ef4aa23a9f1eefa3d31e976737e8c4079314109ef40b27b1b9ff8e43fae102ebc6b897c70cc44b6ae87cd3c9f77dc8aff0f34a63eebd1b841cc66d3e32b42423a3f4fcefa61359fbbd223fdc4058fee9cad3d35e82bdee1747c53dd2a2de18812d226c414bc70b74fc755cbf5d3789d5bf32a552079ad8adb941a3f6fe66d3fd8f0c4b6cff09ba434b329c014eafae590ff035e57afd6681d1e4d64cbafde661cac561b698fa28bad052e968f9eaa3415c9f738984c33d1cc20a75834f862a295ebeff059b7cab9adfe389d6ce8648a48ee126fafd183ebe689950cb56a7ee728ccbec539f5580e172f0a4fcc1135ef1ceb9f32829c46a929981106140f7fba8a9ae5fb84fa01feb88870c3293f7456a3f7e6ea8ba652c3e7ba79994e15c8cc47445666a83a063afd65784bcfb86fdca9edbf329cb6670147fb32c4f3bcdd391ef8683e1af837ff048786986bdc7ff019247e5d4749ae5fcd7f72a9293dc11d192e13edc1cc1e9ceb371181efe9a4189a5d1043f6e6a9bcef338fd3ee8562ae3f868910651cf5fae3a1aff78657b1bef46ec94794c4248397c863d7f5bdc526c7ea7f0679c36531ff7454877feee5ebeefe68774bd721513cf9b8582d5ecc40ebb9504aab564d548f5ff59cb54c9fd1d180514f9ce62b29ff0d6f115787d6eef12b9f5ce59849e8c8a4ae71261446ed3ae470d7638de7f72b86578f8e70788d67dc7aa7e2622e2eb7e5cfd9c4199fb8b4ed7ddf23df53181be1fbbaf49c1c2e92bda5eaffbf357759f03c7c66e49efdcc4bcbf37515afa668b1f7482782f35241b897f75508d79dc647e9b3581efc61f07dcdfc5efe8e108f1b2befc9877ea95bf72fef3eb87f379fdc94e74ca1c72621f4b8fe813027bfe6206e9ce6b15ffb80adff06e88a564333a2f1fc6b3f1d5fb9a1dbda619747bfdce11f0bf1c6f42bcc143dce61f64ff093197b950a939ff03537c65c28bbbd1fac7ad0ff0e1d7fc1f886bc5bd7ee319f50ff033c859ff0c69cea275f34843f632dbf3885c1808f61a26964c9587c879b9ed5f989203fd5c14f78e608667c717e23e7e319efff0ac1b42817711017e34cb770f5cf7041c1b1d684cea918a7ba03fba67e2e4745a6e93ff0dc53837f4ccfb6dbe6511eb2ad78eefcb9a34e7ba63e5c876e50b1c8f5eea64327e64e23a1c5ae65cb61f8d54ac015c38c7ae09a515eba8537b601dd598a251c813fedddb807546553222c9177f8bebacd1ec5f5c3e02dee9ca2ff02395105d127aba7912e9233e3f70c8555ee5d1e3372707a8618f13b1cb92b860fd62b86058b0d7f0dffdf868e5f52afcc046617b3752a9573d4e9c7d185ffd62199645ff0ee6a11aa8db83e5fa615144e980603cbce7348bc23a2d2d79fc60605d2f3112f53b664bdfb91e7163839aa9cc681ea67e19ba829fba475fc326386fb7a5be9e667c6f7099db5c7b8ac9284995317137a1ebda686efc0d1e61d5e6e2a7ccdf39b9fd63c22f61e6878bf17ee2c50fb7b73a9d7c0fbad3231cd02e79ee8217b8899deddfa8f9745af3d0c3b4aae1d3d6343af1671f4eee7cc6d1d38c7ebcd4323a6fae73cafdde9fc34c0f2c9d1f72d706ed0ff0c4604225feb2804c1fae2f35c6b6c7cdf2083dc69473372b82e9d9feb81ed2f354e917bb9826f88c3d4ab26ee44c592e16b96bf8f1c8a776d3535e489cee827b8e57ff742dd4a5f94b3fcd7e80aa692e239f6082e16823d6e087b1c0df4981151fdfdc917aee4f5fdde4a17258ae4973e34d3abe798b1cd3a3ac398ba7d3281cd569c4c226587fbbf84b972d1f89386a295b8c4f266c5c6e6e91465097ee31054cbebd38684888a3bfb5f8c23b3d3b9f39a8652c7f8186a606f52fc3e65d53c7f739bb087cc3fd0e2586b2fe1f3123b32839fe671de4fe472fa680f8fae503e8fb8912df07de699b2f9f1d5db69fc7272eae45764fce60c7f53faef6f83ba6247ab8094252fcc5a1c261a3a71398cea1866c9ff0ee91118738849ae301f7d7ee1d1e4d56dcf87aff9343ac8d6188bc41a5e7ffc22cada787ccbec28bda6e18add5e66bea3f3363e0d021259aabf02a37bf30807d3ee37b8fef26352a751a5c410708565983ceedbce188a55d1663af4e87e695cb2b82147be26810e714f3995d4ba272192960cca5bb3a39a36b6cc7529c667f64c431a4f989d50c02182b1271fdc43be5b9c2bfc7f9a8f81f723380df66f7381786353ee7a67bfbadba011c4147a7dcc584778a77f71876af774841bcac29c88bab261855f77f1e063edd5f99885e046e7d19e632cff0c35678a068902dd5d5f72845ba4787ecce6881d1be4ddb6970b4f6f3512d50d6531b9cbbe4559a25a5e8e205f4f358424fdfba9ababdcaf9ac673ffe2369dbac7182e49fbbe427a5cb96d7ac8ba3783acdb1c74f6a7bab39fa5a912b9299339efcc49d66893a7d31f4bd325b9c1cd328e93deaf9a01c60a63f7fe6acff0dde74a392479f1c9167f13999190727de633f23265afc3dddfd5ac9ab28635e34c9fab7d4e47fcc3eb9685df1828c7344c87abf8dc821d7ee5e078eba9be8c3a1308fd7d0c08f72c8dbe534dc3181bb28e931c7fb84bff0c1a66c7aba118847f7ee4be5f7f864827c57b373523bf8eac33b3344444dffd253f701794bc60a3d72c7cba2807e1ae5f22e1f302060742bff982e727f7203932f68fd6e10ffeaef660ee4b106fd5708783a43b92a697a7eef0309cb6e2ec1cad327a5dcf7145c2334a2845773feb84cf533c71a5cf082465fbbfa259faee6ee43cc102f7ff989b4272f2e65463d675a9d7ffdc6e95379deb29475ffeb94b5844c250b6b84b6f51911d485fcb4544bcc404525ddb2737016564138623cb7834151fadcacd87348affccc9dd7ac14da3fc7b9b0722d3ae5f47708471e4d2fca1cfc37ec0fb8412839a1f184cad3fcd67cb981f133fdee117f30feeb57cfd9847e47165f2efe234cdc17d8fa3fbbd6017ebee2f9dc2f46673559cc8447d348f66f535772c13e67202fc6a03876ef51a6e963f27980107fac9e248e95928f986a1dc5fb31ea85b9379c8c89013d9a37d498d68f4c7d3fc8dee73828d28c15e239d78fee58ff5cc599bd57ed728717d77fc1f354a9ff0df47b8f4e2fad5cd6607eb99f4efee16ff331f3ff0147b7995cfac67a9b9d3affb95878fdc6c453fedcce030a7f9f99849fd7cda1738d7826012abf1d516624fd37ccbc8f70c01e1857dcab86029f5f7753cc7fd619fae13cd5d1e9acfd24c13d1cf415bf324b3cfee9bfecd34b83fd88380b4208f66107e8981a42bcbfcd238757995eb5fb8887d9c374c7786194772ff072dbf57c9f8e029f2b87b94e4636f5bf4cba461dd78264c87c72d83619414c6d101fc923e9569ab3c09e6a907b84851e636fa53ace94e3387994dc87cde244107ee5fc2f590dd13b99f2cc107ee6338f1fddd56b7397415ed3236bffe36f2fb697a5fdcb0e088266a163d7e67089d3ceef46222baec95ed638206153e99461a2abee15c721aa54f4bfdc19b3aff08999d4f8bcc4b6f7f7481c73345842ffcc02088ce7cd631788124bea4c2fa3a41f9ddf7bf37c8b4ee3e108f3045ffe93e9ea6512d63bdf1d7f85549ee1b3764c7fc1c115f04ce1f1347be040c630f2498bb481eccf8a45f54c61e473e7da69a0254972bdc36e84e9f77141eb810f87fd618f062f322cff345e25dfbe657fef1dff0c592565378af8b32d89ebb1b9427f1bec2385ce8dce34cf5fb9dbc955e197b15aefd3f34db43153a32c7fcae6e27c1aaeeee2bc4621417fae7eb92b551cb3bfd11330282434469f5533c372ba211d0a437e1c599539ea173d6f934d2e68ee1112df713e09f72c3fb580349883a7bd60bde3ff0d352671dcb91d786b8484498de9c653e4e1910c521474395de9fcc7f45cbe1cc1bfec7db8fff08dbe765e3af345fe6a6112f5dd803c62fb71f531d3f663e8f9993fbff718d49fef2677b2bfc72fca0fc7758b03f3f99301f30c5aadd36bf7a8ad4f34757b3f7e27f86644d781c4ee47af810dc1757ae5d42212fa3904b2734953222e22ed5e3f998777a71d2f8e3e4ce207d21a487a99031a13538c15e2b7a723a352de48c3c876e1abbce7e1815c882fd342c17c7ccf21ccceb84151e4f353d3d38ecacff0f9b9bb3e1e98340171acbcc3140b8f3d5f2e4473eb38938ee2919f93bb6e55742dc84c5eb577f8ff09a6551f24d5249dfc323bde4bfb92715427325fedbf8694673241c3f532392d066795fee953f8b55ff0c6ede119ab93cb88a7334219e99e80786040c29943bc257dc4888f0d315e8ff0bbc1665e19c1544ad7317db1ffc3a7bbefbcd797477c9ace4727f40ceb471f738ac15c6a6f1a075b8d7aaebec9a27efb7fccc2dce62db92f78ef1445ba96f93b32deccba990e11fdc77b61f0e13a4384875e21cc0821e51532edd452fdb81847e1837d65744f8fba878e38ccb4fdb957c7d391ba6a824ae068fcd3398f73018bf7b9461bb4bd6d63b8e78779c451876fbba6a3ff09ab678e175d0f8462df0ead42bdd291f8648d4e39ad18db91c3bafe1dd3f999aa4b715062e78bdcb4a74a67b69d3c9aa50fa9e7fac6cf13084185e7f35810f41ee3b8157e6a02f4783b9801b9597f0cf772550916e4a9c7a9af0275f5dd09e99d0f7e33fda6c47819e07284f3f8eb76fcd9cf2a69d52ac4917f55d0627cc1a2613cbf53f74c9f1c33f6d453f5c36bf8e2f02970adb74d0abeea93dfb72de982728f5ce4a7ec73546bf737fd17b8abb9c11d1e6481a7f98b4f6f9fccb891c462a65785eabee820a1f2182bc83eb2c4fc72bf68c28ba3c77440c1fe9cb8155399bf50ff086a48373cd5cf8f66a1ee7f5f72694ba39907543f70beb0b4972ff9a05fbf4ded32799a7fef338a29ccd2157993f97f984247c1cb016dbccbd1beef297382c7e992cdbfa6213730252bf4ceacec563778966f498fb5c8514d3ce883ab3114287d676fd5f666a4674df3f37f35841c7f4d27113a76b9701972bd32decae7ee398060a247ccc2fa6e3089e931252f86c4f8777666207f54f75abfc75c3f2d8eb3fe03b8b602fbf75cf3e57dc9c587e9a66a8fac5129fd54c2ccafff09f51eb5c3c9ba85ff70c7e6144be1c34abe375e9fee197d2ee0f772dd5aa8cedb97699b64fe681228769666b6d4279b9238843daf343854615f2ef378b92239a74a2e6bfe6a49d866afc9dd2fc7113344e5fc68dd7e9bae3cc80621acbee6711567b72243c4e5cb5658fdee08d509ee25257b73b2ed6a877c7e0e9945c9d0cae997fd3a84549be49d309fa63a3e710278547fb37465a798abe03f9b97fd9bb0faf3585b718b6c6854bdefeec2bf99ea3c1fb3388a28f3518cf5b94279715b2ce8b73f07cddbf453fa6417fe1ae423ce68a59720b21c31e4fadc8e7a7cd4d467a1cab8c73fd1dd651bcb9c29acce50fcead6a22bdc8a87591dc747d2fe9cd53a1931f8dc19f1e681fa4d31ffe861958c787425525bafc06e6930d5e9173f1844328b98631fc330c88e71785ee981b9631692dfe191e2d994c5a3dba7bd7dc253ff716c4bcc1cddaee855dbfe6352cd4ebe1a833982a58ea07a98ba32b70521d302979c5c3a1ee88fb8bd6383f35b18a11132e322ce6a93c11ee081c0c1177625c8274cb72950f59d1d18b4f24ccbb9386821fba7cd29d26f6e6499ae9b862b8a2fdcfa949e618bb79a235757e6ea1a7f618d43c2e343ceea200336f45cc87fe4e50d4bd66f5a5c0134184b1e7abb8cba323d5c226599a4fd62b84b8421f332d2fdcd024fb7ab81f183b832eddc722f53a6eff0fb8a5279baf48937c8787ba8861dff0bae8c71fb9b88ba46784f6609fd7bb9f11fe75c7d16cd1ff069fee6a0c12e19490fa5d3825739af28a84f7fcc8645e75d1e0b4248d52d5bd375a228477aa98a8ff0d71f04e1749f8b0ea2c7c39aaceabd4df175f7282235e9eee4c278e5279d7a7d79bb98f31485fe18c70fb8d49f41973117f5a279ba02470c53df0ca3d5f4e5be9f8728eb50a84e617928397ff04d280373a8cffee56d9a57f32aedc9a74fcdd63e8cc531f8d287eb46d64e818275a0efcfb988e3a7b7c53f4af3452e2ce17057801e4c1ef4e645eef3e6780b21dc4032af4f6e627ce3f745e07d3361eb0303e18bc7f996c5a7937581871224bfee3c17d79ab447a8c032a6d9c4c27fad99116bbd53e7f9951f97cc2a17586d6e4ac2db0dd37e3866181b957f35f5a0e9e43cf98883916dab91a751288e5156eae087fad66bc0f0626ac9a7af5a9c2045fd3f9a54728a9950f4c74e20379b917177b8759aa5e7c3ff0af07b94f17b93f75f723f70fc19b6beba698b85771c75ba54f1e617c2901d20c41392553a6b6b8484f7253c9a5cbe4e18ee32b257dc464e62a2077b75a8f877707b2cd2f0aee84ea97ee07dc071ebb867eba6247d395efde10a57eefea43dd6546eb20ff071fc1b8fb287cd64275dcc3a72843f3bfd99768bc7dd2cdbce909672e0947f8187b953818d2cfb27e6129c13b6cd57ef0bd4fdc01120c35c82c9661c946bfb72b24f98b1c4325056b579952c6419a16423a3dc44a3f973cdd8e82e51f5c71fab0fb9b5843eff62941f7fdd242f958555abb93028ccff4ff09a34ebc531fa177755fdb1cbc37ce79b916f4717cbbb9a57a355729c8f338d71f23299eae5f21dc29f5aa132b9094e5a957aa6ad2e592d7e6e1ab15d0df1f577d5c7866f8532f979fbbfaff056e7aa399d427ecd23cfc75a38081865d9f2e11eeb8ef5f1c54a3f6e6f3dceaaf87c7712e18581f638eaf9f4c3557edcae8fe1929e6bb8991ff0c4fe47bfce7f1b35851cfe5c965e33a62ad7fe6b2a59c7fbb9a16de6e13c3ffd31fc4a9f33a255f9923e337741c21fe7090d0fb87e8c553f1c9a7a37664fa71b0ff0ad70e1f9a3e8d241c9296df0c8313e603d308fc31871157ebcc89471a1a474fe6ada994ee8341d7fa32b2adcafc11f86cd73e2d1c697edd69faf4e084eff5c846ef431eb5728d8e52a72623ee1a35df311f7236b7266e85ebbe27868bdb53cffcb83e53371d309a54ef1c8073b8d1829c2618331ee1d579ee42e5f77081f1a35b57999d8c5c0aabbfd9f300335227e4d4f4e80347b9ea89f266a9e274c46c07bdd1401c621db042e55c729356f6f5753f5868fa95c2f52f9e0ceaff986e47f1896a07ffe6b237dfe10e65ac0956119ebe9b7972b8ea8c41fa6596f89b7f73e785c37b9c8f750f1927e63842960212d9ffcc27a7bdd3268571d2c779a23c7103b2a2e4c0acff08c2cabdf8c292aef2532fb58f1fc395f1b4bcb633833fa6484596e9154fef198038e5a6164fb8b5ddebe1ba5b96211d31acc666bf283867641d8c041a73a7ee88d4fccebf0d2ea2c39376a15c515117c77d7eb768a29260481fff01714abf438a282bee7443d6737ff0b025cdb2749f8654ba2cfae6a66988a783fdd78b0eff58cb72f47e63247d5c434164c29c79a31c512f4b74a79f798fb1a387ebbf89bf7cd1225ff43935cbd3f59843e198ba604694c0fda662fec88ba52ddff5e45dfa7cd2a93089301f317753a69cc1593795c3e1aba6fc65e862560a688f15fcc2a2ab28b6e418035ccff08cbc61ca40bba7c86ecbdbb84bcfcc3ef18174f8771ecf98e4e652e38615457e6ea19fcc02b923785315c3f74fcc8b7e647d7ba7fc669d6e81d72b2bc7791e665d3f03a8aeab39bf549e9acbecf2be6645cf84ffb94d0ff0ee2a1ee45bd2e0ff059243017adc8fbe0a494663139489f4d217aca2a99476c3e6cca15eaebc533b7f3a1fff0635796fc332b82623a814783549d03ab9e0056b3765070b944f2e36dc8a1f6e5c1f7f7332974ccf83df742348cc0901b84e5a8773e93cd0f8386d2bf9a48f4482bafb072f26524ac84c4ff0dee446a628740d553fe603a907ffb83cf9e1bc266d618c01e31831fadc4ead530363f832d9efb8ab49da67473454c741d399a2f6cc93c0934077f318744d1b45fcfbc392399878d75e98da7d5d1a47cd6445e729c2233127a763ddc1b828fae1687e568957a7f32a42acf568b3f58a171e070e0c15fd65ac47fba8631d0f9c4c750818ff73a9d80e8a3d7e6788ee42b5f74424e9729f85eb8b4d151fdcbd68d274ff98841985486307f313ed16e1ef5d45be4d1f6628d738ee8ae7ba64f66a7fb9c2ae48f9eefe31bb9c2918724f77f1f9423a2ca8e05bd68959347147f7f980835a316229f3eba28798d2fdb9efc47438ece8b94a846ee46f99afba272e501268d91d65fe622532279afe6ae14e4745921f5c18a9cd13dfcc3f813037a5c0b15ce16cfe66386f3b9ba52a75c283e3d35d02eeff33323ca7dd474d0568e1a3c7d716fa6ea7c81fa77b40ba8727f7a85dcfe384c9128864032f8e873eb87d604ff44cf928f29bcf8f417c30e085423eba75c3ccfb732f0d05c2bbc65f669e2ea729b942bc88abb3ff0cc90b710e0cce53d77ee6ea273f7464fef9bd599801bb1c4c2e83df33643bf8e678316815b9651fcdc17df8d72fe6437d1219a38844e0619a956fc173c8d63463d2dedce8d38aba11869bcbabe99922adae13474f32d6fb8981086085335857be7f725f53dfcc56747e9ccb988827bb986b87486f4e51885fba4a2a3ae8addd5ce2093a7ee9c1caabcff0ee9b3b3eb3f174ac184611883216bfae4bb8e21c7fb8204cf5e4ddb628275ffb9773b9d21c45d48ca12fad7ba0d3d4c33dbaae8d7f4f37d645dd654ce1a07bee4f403ea7344940b3185e90c7f553f3049359d99c45dae8e7c1ff0cf3fe7ff037d81fb8634e10dd19d65ee68f723a79aed7106e1fdd56ba201cdea397dee8218327e3a3a9dd4ae101bd619d1c61a9396fed675873e6bb847f5fbba1ea643f4985e9c72217d73255c93fcc4e6e6eb3bbdd2635e0c7dbee5145cc39d1c1e15a05329f7ba1e8f73398862fae194fb8a9c4dccce10ae44439a27fce093a1e9fccf423241a0bf3a402bbc787f4c3f49fc6e875129949e70b07486bbd2bb92464a4e2f98a3657aff31613f55c7c97c13aead2654cfee5905d348a9dfe64a42fd4f77386967aebc9c3f1c9aef247aefaa8ce718c71d4fc581ff6ff0d6f766d57b80bb57427299dc456b71a52beae21c63eaa7f9f332fd1d3f720afcd7e64f2f7817a45af7dcab194d6aa3c2fdc585a4c188f1a8a067522b5d15d17ba824e266d8ffabb9c78935af2f1c24d27cc7e74599649e977b4a83e03b9c3f1991f7fcccb7f95d6bc1e7f3563bf5c40801f3ee2a65de74cf5f45e4c87cf91c1951eafab99d5ff0471f7d903e8c9495ea7563a502f34c19bbc0f97f3575ef85c09cea9bff07351ff26eeebe27e99114a4322207f4e7e627d16e678ca4732f77c18c0394514c774474eb61ebb98218c47eb9489d1c53e63843e2e7d7beef53e9cc7d45d13f773e35fe3fb98be1ebb4682322fdd6cb7a986de5359ebdcadb8e3119398a11f58fd6f84d3f798727ba989febaf055d0133f706a53f4d020b5f980878130823a3123fb88d7718fdc630aba8fb70a7972d3cc3f87ba01cef873cc9dede1f9a24e5c117ee478d7f0dc813ae828f7dc502f7119e1b84add5e3ffd655d4ff865e3d5c22533211684d672df71bc15d5020645c2b4bf7132b0f72a7ff8e7401d57cd3925b263e31e427e654093ee6156d7729c1fd934a413f18b69dff0f9e050e8c0dea51d4e0a8b3b8f998a643e8af3cb3f7710a263932e25401fae16a397e61b4af3b7339438197cd06973164fc4e735cc24fc1336dd5cc4b7570c04dd8a549e7705dcff1dc74cecfc18205658271ff5aefc1a5751e774ae9b2f5f98f1a4cc72efa731f5bf01cd592f53eccb65d54f18834ed73a7a3e6eb4f897b8a22f34dc138fd34226634ee3f37b397ee7c74f7d6189d4e273eb887ff0eb2c12a3ee84d5e75eae7c4381a99fb2eac53155381cbcd4282aabd317a5fee732d44919a2bc30341cb5a7103d7550916fc0c87a3d172e844e13efff037c68150274c983a7472c5ff4b762e289ecc66a32ca09ad2f9861c439968d7fd266c4bf31c59710e4725a7ede3218e17cf0dfdc3eb1c9d4c89eebcfb41c646955c10d69890b57289515f7fb81dd7ef69888ae1edd724a0339e9261bf7ff015655e6f5f6e7f98b7188373cba79bc2e42ce64f242a5717f7b963e1f7255bbd79cc24cdcd59d30f23829dccf8e78a43efee7b9426246e549fbe8e071a1f0eefc18e9cc5c5ffc328f193ba65c7506e53c6e47b773ae7ee611adff0f899d70cda755f351efd71a1f3ebb8149905fa32896a1d5763f6e24217c7f3726d228e0f3c67139fe38280947ee54488e2cc52f9fa65545712894cb183e5ce4a572ce94eff0320dc2669bff71f85ca7abfeb3dd4f9fe6e7597033675972916019ec2d4470d3e9fe2660e3fe375a402d72e837ba6b51e73285c1f34c6b9bf7c91fdc1d07670cea774ba75d682bf2e9094672562f38b8d2830fd1ab49c5707b9be3dcfcc2f16efc89cbbaee81e1a354f8bcc444e1c9dbdf53fccddaf5ccc3dd17e4caebba53f7dd5be287531f4e3fb864807ed1e79b649423d3fb945d59169981c3f576e45144e50cc88a1fccc17e7e64cabf72b121d5fb813f5e1aa2c9f1de924f68a7ee486481109f86c6ca37abad11fb08e6ef5c45ec33348422f5fee6414c8075c5f88a7a18221221e610eef862a3498a3ffe384a237f9352051f31fd0cb533c158e6eb111c265304453c5c767ff0d0862b0d2bb8e3f17e06a70af81ccb3e9738c3f7f706bada62b05d829cfcc34f3f192d213c4d6b7518207142d743f65c91446ebe66c459087f375677742f754d73f174bf0cb5c354799efd4c05ba88c2e57fde539957cca3dc8388cafe871e2e3c2e177cca12d661efbff344bcdebe7e65cf3a329bb6733df266f1f8baa4bc7c7213b77c343e79ba7559e638d3f4c87aa9fce620847feb93a9e3dcc913bb880ff0ae5d4a1ec7e4b9d40debb35176c7fe64567badda51983e45629617f8643ffe1b9471c9eae43e7c2e42beee1042a812e493cbf1d0584fc328cadee7586fa325408b1f7761fafcc890c33c6585ae2bf12728257fa7e95ea63da3dc62457935de45ff039ab886273412caef066b2c5c7b8d0f5c07e5dc21c573ee3a4b8fb511fd992b3ef70b5a6342d51977cb449c95f428eb253eff04ca285e46876d221fddc6fca9fe688beee70f1c628eb2e97ee5c15a7b323ccfcb808274c647e47d9fd73a2a1afe1bf2ea7dedf5cf3c0a57dccb227efc3433f7ff0f0dc256d574d9e7f4712d48aadbbcb655ea5d47f9b325287b55c2a2bf5d24b071382e2116fec64c6926339ab1d3b13ea0417dfa324cd9670637421fc4c6013e1f57152fb09e64e277aff74ca47542e44196a3ffd7390c2b56ef6c1abfbb9a5684757f5c606744cee7aa6bc349a4d76aea23e4d1d86ff0c1a2cfff08c8f111e7c1cc9aaf19cc4235655d232c27fdc78a9f9aa704d8b51a68fbf31abdabb99856db738f3c1ad56cda990e02ec3ee3039bb335a3fbbff0af856330b65c411cc8cee5aee572a7592b5c3be535323cc21375e5c5b4c27285f6f9b8fc6a7d87ebabdaeb3472c33b9cf7573c7ffc6691a45698278bfe68f68b8d21bf72549dc22f4f9a366398bfd357e18a6fdcb48f5cec66bc4ccc75beeb76b7992b4fe39dc92945cada17a1829ec580799f5c8e970e6d3373f5c8657d47718f3987f467738f9591612148a385f083f01cd61cbe1a18a0dc8cf3158bfcd274b8bf530f05ff26ac9922c4faf8d121e6e8ca087ae2f47dee7bde51833df2d9fcd1e127e75d16b987362c2b496f74ce3de1f98b3fc3997a487f7788f48c334374b925e29e679fe86fcc29f0cf2e6f723c7fb91540f5754061dc381d7173ee1f29c37c3854d4358e1439e61ded011ee61a3f07f342515864594a2784c09034e2e2d475f034b0883ad822f03733e64cf092a99d73bf3fcc290e02be657e61da71c45493adcd39bcc0a373aa64ef3abcefee1ef7cdf8710f578c3e6b3d1e660101e3e1bdcdc99f5de5e13efe5dd78de5a2faea593cfdc9d225f328a1c4a6b2fd0c44313456f87c317da80ef8a545c8b2af6264e6c693582c57b432d5ca0a3bba8a72081f4d427a89a81f3860313fee6c8a1ed75d742dfd7fc312145519aa303e7cdc9f6a8e1ad41e3bf93a6be2e369b9cfaee099e35372bcbf745a8fe4dfa9c74a7335f7183ede65b5f3568c33fa378c3752fa399899cc82755abf3425e1f32e519bf187c32693fc67adf918e6c1df0918e331d29fc98bf2feaee1071c099a8d7feb428e3a0c9b67b667fd72df063b7e6582cff08e54e997206f26617fa5de81bdd66cbf1dc24543cde98fff081ee20595c1ce255d9f93367b2de6bc1cebffacb1677b1e7cdfd69e7dd4a24ff7ab439c69431fff0c758551f9cbc968bbe04c428983da0f3eb8c3a14d68bd3ee7b51cd5e17372ded6e32a193d7ee3e861a582f13dc85d4bc1eaebea5f7f9808486dfeea26ca7a62262105e64168de7f72d044a89c5499cbfc87f715c7f41f998fc8a87b77238ab5cec37b9eb80af7f2e76f6166cd3e9c012f73bdd47ee7a28a857d623607066c7c651390c850b91fc357edc208d7af1dd647c35902edb9ce983c0c56bb2f1dd4d45c953aebfd4fa62d1ff0f7430287af8ff0dd3c732e63c9cc2dbc78f87f7fddfb02f7257dd3e3211555bd8e9634487cd0efefe320c241fd74cd439e84c76f7a5bf337bb7d694c2222f0c1b1fdc66cf0bdc323c3ee13a9edae15b9bc35b2fbefae6f4d11e8c8ba789eb0e7847f4773dae954bf7eb85f21cf9c2ac4af5d5cc3e157e03763516bc23354fa5c727dc26799c7dc22402d3c9a1490c2e32591eb35ab87a218a24d4c084bcc96fbcc68e8fdd054ddf0dc74c27995170b735a3bf469873ff0a1c4901890db5cebfe196c1c8922be677a9ddc4afbada22fcffc27ff0e340dd37afdd12aa620775f84d4ff0f4268b4f30c05ca7a9cc279dcd85e38551749f464abf370deafae615a6a88fbbd3b91e0974e96a561eb2e5303e6f12c7f1d356303b9af0478961847cbc3a67e2063a7cd3eb31a938abccc1197fb84b947f75ef0577a419f54cd5ddfe0fdd277e2e5f3173f2956fba855db8bfa59ba8fe27f186925ca98be6316d4d47e7e653679bb31c7d8bfcdc4e2b81095f41cae72159aac9326b9ff063773352b015d0382ad7c0df773ffdf3ed5c5e612e3c73157fb8ce2a84f5c0ed4330c48f732dd1d355d82f5d33b4898e86bf9f358a7b98a2480e6f694637f592c6cee4225eeb3dd39cd44ebccac7a713918224ea68855127ee921fb7dc343c3a65a6bc371ea6b973a7faba83e1eccdcad7fee58c3f42e80cfbc786a40fc7561a9d32a3f147a4c68457bc137b60fcfad3e217cf5d0d3ef6ddf38eba6a1f2ee1c3fbf32d75114cb82b2a3a848a5d3aac650d49519e2fae8c53ceeee834803ae2107c83c68250a9a8cd8f1047db84f39fdf72f884ff0bae73f385bc14cfc3111a3ecf9914e4793f3f775bcfcc8ca41f0e19a8034e3f69aa182fc68a6a45fac01071f7789558bfe79896e551d71c139d9d56dcda2b982ac7e6845e622730aab8ce9a1818e5519281723870897dd1896876ee3cac72186418d6c14fee3b4e3f5c5e3a602879f33cd1f70f6e07f757c323af9430bc26fc5badfabcdd858fb373573bc5f8f4ba05877fcc4de445ca46dfcbee69289792f72e0ab9e345f59ccbaa5ae1d1e89feef860c021bf323074fd7e6be9f7e63181bf935788157defdcb695e22b5a6716a8669b25f73d7928f8d4f84f8e414ee108aa6ed50be67a0feb310207d3ae47069f7f771868e464f654e4a9aedce731053b3df93fb97571f99fdcfc62b83375f31803b26ece9a09a7fc777809940312c4147842e311ab71ca2d8afdcc478143899c6b25cf622fdb98843104e38365c4c5fb86da0c71ccb99d0684c825b12ebbc5dff0c6aa25ab90cc82be1aa03fcde3cbca8ea02bcfae613433f6d2c57f4c6481844a5b173bfcd28566fd2eb8288d0de38e81f5a243da0ee222839847d84ad63896f826fc3cc57fd1b911891f1fddc841ff0f1c914f9daf31c29aeab27f0e27d33eea303f75862b35ce4398881324d586378dd0cc8f74790e74532ca560b318b2f43ff81d6dad19dfacf7f32b1e5fbf74b08e79a7effb90ab13d4d33621df5c8161bceee603ef8262d5fb366b117e186787f8ba4624e9e26b8d2915f323ef8c44151a622651941bbc1777e2ea7fcd57aca51325bf8d72c39db8a4091ee8824eee94c7455c8feb51197e3cc4aff8c1b0c0bf4c593323dd662603b3526486a641ff3372f1a8ef7dcf23d3eef821f7314d7665069f715fc2184e07b66b62cf759cc82e5a4be14571285dfc7716890e1eff45c10feba618a7a125ee8e2aac96b958a471aab93f41c75e76075c33df883c32fe36feeefa372a894373fba7ff059dd5b83ec85c8849fc3f982d4e605723383c3b74541625cc8dd3f8ffddc588c25f32d3b6262185f3cd1249279be60ee3db862921924b1c68a570a74f3566999cdc2e4134bf30f246274b9356e7d84123f740a7559588eacf5a1bdc6bdbe88b4c3693e4726112a2ff099328b7ff8c18017dcccf83bcd729f5e6e87c4c22049888d499fd28c47cfe632ca64fc66ba2cde8cfe183287078ee7c4bf8c0d24af6f75945d0817fcf37b010f8659044c125feae1696f8717655d18fe69a8d34ff0f7101cab54ae1870fe7bd44e781eef4e4da3dd48f893cc3154fcf9a5a2a36fcca0ac398d7c4c3497e3f32abebfc55c413db8143eb27907b7e6557da9f83928c6bb8144394c3edce1b436244078be6546ae80737fd438662f10e62a23e47d3555e91c71c31315fc66d3acf325e727cca7ea7cc058488d8ae5113ae3fe9aca2ba6e4ba867dcf13cd61e3b933ebdc6905d2be681989cbeeb6eed5c5213fcc4a932892cc537ae6672e67d4ff702ee3294cefddca8b13f8572c2ff0df51a75d74a5816b9f4b87623a148f5575c87dca86c4dc557eeb04413086f15fee6cf4fe6f224aafe60453a6af732f5b078399682123e6fae2cf98f2cf59920b1eb5139b58b38ef3d45738c71adcaceccf95c47eb94b4142d0374e2594cbe4391fba1824bff0995517226ce9e68cf9f334f1cfb9039f0968bbba51181ba5066339256908aaf8f7f357db445a7681a81ff0e330ba7eee8df55cf85eb99e85fd32f521f98f811c0412e254ab3519676e7229dff28cb6dae9953df7cd482e3dccf13d30bfeb907b4f8d9b8eb74c80ba425c78692b7d9fcc7fa5eea310361a138114f99d6ff0fdc9929f7f156ab72d2663bd15e2651b2bd5fd7461bcc255a1e2f8e3e6864a1edf93358c84703d9ffeb744f3e77b9458d4034f9e32934ff0d72937a18a8e655881e7d63213bfb994ff4e676ffb80915c3ec663ff08c8bff0732fa643ab966d83898c8cde493b6f989851b3cc1e544a3865a3260127d7351248bb96bf829bc6f97ae5d105879a95daf9fdc2828fddd473c8e1dc6fa3e6738e34af72d88f9265aa88fbac505f93e9be80b2182a843cc2343fada8ffb73704fc38ad198eafbf9b9d719aa396e1a75f325c0b8146f63e3adeae35a71e680ced2f2c7036d490c64b33b1ca5f2e4334137ab8a8d7d723423d4e387f5cd15955fb838809341f08ca88bfe69e293457f82e01dbadd3c917ff999e5ff01c30904a1e60557e2662bcf7be3bc27761ba1faf9bed1923e6a7370eaf080a07f3066d7f2e61231e8fb9b88a7f3113c5d5237dad5fb9bf718d7dc54202aeadc5b762f18598b23faeb7177fb8eafae0e3a5ee655e1a83f8c43543cfa1a6c99a5e62e7e1ede5c8a9aacec39940207ee99488f982dcb64b8d54bfacaf21a1589705ffe1f7766f9f1c2a656d3ccc5ee81869103a15e17dc015264fa277cd23fadc0386557903f7eef327799de330148fcce58ae3f865d6325c8889e19c823fbee2970dee540f0c3e47386a80c887d48c5ca2abbb3f63adfd1cc4fc8d15d685c84078ebb094b7988af8ba26aa1bfff046ea8bec3cd6c09d0dee7914985206f53982e10ca9abfee1b83ff07baa792f8ea828fdfa643a3fb8517725d787115dafb7791bf6669fe70e190a3f86f315982955f30da3c1ec9f9bad16e9f5d2ad32c2d6e634bd01e1a589bafd685c3e0673c456199bb3a3c75a8444cf35efd31885c764eddc7f65340b1e18864b54f182f57eceff375a0baeab0f3468293785d65fcc2e0238a598d344ebbb67cba61e07ff7348c61bea8c401ebeb4c18545b2e425f1be8b905a9cc747f7d73f7432efbab79bb9fdeef2a3e6aff046f13323a9ffdc824f345b7f86913e1be9f6127dc3263f031454bf72447378f4ca0eb71816e56d120ff0265e45fb9f7bc38fcc62b2be396d3cc2d98770e31c01e2a181f51d9e6e4bfcf5bb959f1cff0b0f4c3ce5319232d751fe66ccd6ffb88e8451374c1944d7f7eea041c7ab5d4c86fcddb4173aee7d0374e7cfeeeab381be87e39062aac33cf07abf93e6474e6454fd83aae2040412fb8b2bfad36aabc1e19313ea5be23ff0c5bbcc5ebac17749e9f438e71157a665c2f93747ae8944b94299f730599f2bdd7f8cf393fc766501b963d267a44e68c3eb5725dd6ff0eb2283206e905ff998219cf1dd16071f8635285faccd158ef6c516e2e53e29c9aa4296aecf34d422b1ebe61b37e21cd3f3eb035203164d1bef2b948da7efcc22b825fe65a5bfa32ae9f23ad2131fd0609d72c12a1eb0214bfdd77fd7e6093f89959a17d5f9a7c3fe572117f3f9b8a8bd1318e38f427eba6d13f8c5cd8fe64a92554c426b9438a564a8e69bcbba17d0c1c287213fee7221a33ddd8a3a4fdc0c22cf4e13e6ec681c9c5d24647c2183c6793732fe9d40e1346a974b871ed31455c4cb765fcc083b13dd543df70b754fb92812656bf3ee2e04bde5d45592f70881c71ce15f723444f5cca813cc3ed3dd25ad14d704caeb05299ea7ba942b98a70c387b17356114f9a2bf5737c4fc6162799a1e62db91b63979dc921d040860b6ea74dd3cb9f9583ad7e65198fe18d5c7e5cd7f47b829e87fb8aa1e1726b5081794d365f8cd89643b9a4ceb893e4957b8f458779ee2b291fe3a489c75edc463a8fc3385c984f11f5f5d1149f74eafb95efeefcb3f3fa6b050c0dd16afcc434b7a7f9a221f07b9347ae7dd27c2dd725f8661ec09c9a9dbbe5c3f6648af303ef078643ef0e031a9a4b8341b5a1fbca3a9939ff066213c1087e68a7ee18419841799aae5f995cc5b45a88bbd570b398af58507b8a9ff075952399165ae64627a640efd260527072609971d3f9a161f1b9082c376f5eeeacf7190bf15878039907ea3b343ec1a57d6fa62bd31778ff7510207a6640781ae313e97ddfa8655ad13ba326316bdd629f1f272d955a7c729845c9109e71d27867ddf2a316c7a62387f83d718a9cd413b31b1c4eee4882fc7b9aecaa7ee4d922365f3047f983202f7e926032316d56d4a53c3981712743c9ba9f88bd9fb9913af1f8cdd0383a5cf99d4237ff0231b375a8140c0bdb0471056fbc980c5b9826a5f34107bf73547926146a39defc09fcdc77bf66e5981ee58ca751a012ff058b3b3d59ae71d0dfe258ccc57ee1787b661208f7017ecc3545f4386a22b418611381db88f9cc04b264050d13de68974703142e1fc9bfb1817be98fe468e2d1fc326099fcc0381fc67b52d22a7f5c889defa79b94987665469e7970903f98625c6daee016fee1e1e0d2cafc37bf8170d4e06587b8bd47f07dd258641a627dc11fb972784ede64865df8b37d46e642b7fb8525a7e6eb37e7f0c55992348f18201988a1fd387174e04910f2eeb28abf863b8f539ba157f5fbaa997b755fb3eeea5faf774f8983dd23bda7df99817b82cd68aa7ff8678f7b8d6e29ec727f83105c2fee309cc5ab742de1941311254d2487f1cbbd9526e852ee4f133ef2c5ffbbf1b7a6f867875429273f35f31e3d13f32751bd1ea1f86148b79d4ef3f9937881bfdc264f3335699d3285a9946983ce0f87aeeac3eb3dc83fb959acabacf0ae52dcdc5d85243bdc6018f4cd4312f9e3f1d5843dd76e5a675eb28bba113ab827695d54c18d27311a4711e4febffee049fd5eba3a2a0bfcc6b26f689ebf0c84f7f77281cd4e4d0ec4d1196a0207bab3cf8b9cfd7dfa7fcdf68775e39d21982bb9cf7a1c1e3862802a3cc4601e1a44c84ae25645e8df70ec71468becd1d05170c53cfba88b7ffcfe691595a1c809f5cf19fc3c0e45feae81554fafba9947f1d443a09df9d9dcd16a7a2ebb9150569ddd28614bd1cedbfbefbaa694e43455a0c74124ee6c32a6638714eee47f671e3ac114e798857df1c47e7b8e7f59ff0674d1c658bdfcdf2cf2263c6347f793056e3237e62d64e51ee5511c54b67dd7bc219e1fb96885fe65511e7db8eed13ee8106f5d382753fe68dc773154bc1c35294f7ebba97b3e61f14fc314fb34a2bfb8284ff0cc569e313c3283ebdee4c38ea8804cc094a7aeb00b9fc293160167f1d243e28c32940607adc4e6a78ae27ba3a4e0e296b7e2f30893130bcdbf4864124e7aeb91cda6384cd141d222f727f77e0613eb3eab94b0c8e95febadc3741c996f11ce976fae44167c1eb88e047fdd6db443ecc354ef5535c15ea7ee9ae1f4f9ac85ce77b9a801fe315b057fa707169bafa797f98c64a9dc8468f07d74c017887dc7a58edba1bc1340284c8127e65e5dd84ce95e28fccd8742c7c741ec8e9d7f987a7ec3a7134e7eb24cda4d9f5ff74aa17af86a748b4aff0c92c7647340785abab5fe371135e980f7c4c980e95867943e5d6d53f73134d92f9bcae2e750c142875cd4ecfc8b8e448fe4b814d4be13734658d65b8dec83fe6ee881832e5e8652b8afd995f9d8fc30a4ecf9989e54dd679ebfcdf4441f77ad3dfebfb95982bfeeebc2376f487fcc7128c9dcc4c0f871d46c963f332848631fba8194ef747c50f9fb89123bd4c3fc235d275d49cf9ff777e5294332789fa4cde6c61fe9984faf734595cafe34d193fbe98a168fd758d72be8707d9e688bcd0183ae6a43d7b313c354bdbab20eef741fdc74debad824f9868c561ae645470aac624e35df879b921a21533723b7f6e40609fbb9810ff035d3dfcc8f08e25a56edaff9b9802fa9be8d65504e9873d884712187d6114aa7cf345214eae7503c3e6048bcb48a8fbb9412bb808fe47cc82777e7c35ae0507fdd1799cf5a17aaf87b96630592591f759e33215f5fccad1e29ff0984931d62d3d7c9ba870e0b56e4821667eaba42897fbba7ccb75aa047eb87157b882fb2efc3c34c08843260c955e67f8f316fc47d7996978baf688a8fb8fac41c2e3f172eedf01898dcf4c7a45551cc7ccfc188468fdba7c3dc1347ddcd583b572fc117eeb4b1747ae50b31bae7c17a610e1f0fb3f9ab89ebb4fd321953dbf3f350a4f3151dc8f2cd63271fa3a2c7e640c897edcf9dc5447c7e39d88fee503545c3f4c02184da7834c916afe184420f1eae1063c4eb4a927d79bfdc1a96692fbfedc8bbf897e1abe1fe1bfbbc8ef39facbb59e7dcce70f8f3860b717d13f73702a19f715aa7d10cd1fd978c6c02df46e68d1639258d5ae171911dc675534701cf3bba85711cb606626d7d233498123a62a917aae628f6bff05c209bfbbad6653c5c23717b37c5332ccfc56b18ffdcb7e6f4a772e7ee6f1fe303f9998574a98afc4cbdb5dc513dc41995713ff03782e41aa48ff0973c4abbebab23e5ee7c17ba915ad58bf337a4ff32a83cebf8c3275a227b9518c344c610dd55f066256c3438227aee9e71f362db3809299c817395f87991674c9fcb398a3f321827167c7e69bde6501711153de65f1a7cb88aff01dabae925afba997f57347bd74483cc51cbfcc884061504be5d5817e9e982641eeb51eb925a727a08c5c2f7ee3e170f0c03d721477b91092e08d3e30c8183a3f7396bdfd9030ad2598582cc058a9b9917678e8fcdd48bf94df5a3aa7c3122832ccac3d739924b9f59dc3ec419c33721cc3ee2755eaf99b6f7b983fafc7071b8dfc49a207b7dc547ab83e9bfeee841dfba3af59e6bef6baa849f9a343ebf394225fc3a72adc9e197628eb7017f9f5318264287dd1b789f71f12fd98d247978573e193e5cd65f9ad972e533e8de4f7298f720b03e1ba9ad145fddf26c1182435cf2301587ee4d45ee5bd6b1d1a53934b2a64fba78ea9fc0e3a3fe1cec52dad478324f734f9b4b8c3cd1aa3229d03f8dfe664187571491fae616a46319a2f5986f05b47ff0ccb8cf48fb956b4d72bd565fd730547f70898082d0d082fc6fe4033da8481f4c881f73dcb1babc718e28f9abe639465729ee4a7f1c2a475c853ea6f8e605eff0dc61fc628bf342f3ccb606e93fadce7819ea19f7320a7215d4824a660ef18286a8e92161e67e9eea874d50e1751f192dc7c2dcc939cfaea8d126855f0336d8febec37553fe6abcb747245e42aefbeb39f40aba5b888bf5b98b530f7e4cc99ee4ebfb89ac721a67b2f657f71bd8e5ca2a6bbdc85f83fff01d5463e03f709722a1b9a7e0fee671f3ff0dc46b7bd7780c8d6d5df903ddc7b3ea6645be4cbc7d5c3bbebff0ae228fa342b9e1ee59f7999ff097f0dd393f14eeb614333ca7ee659ed7c7fddc89d0b2665aaf87a754f892f98d44ad7ccfc32f568a7afcc9be3ec9daf918445532e5af5d26863a2d4267e887eca693a89c776367377f721d7ee6ac32831de20f0eef16532e4285fe624c9e9be7fdcbdefc1f5ff75002fc473b097eb6687d5fba8f7eae6d93c590c6f51dcd409219f059ee518eea89f67f995a2bd5c8d82b3b7f326726ed21caf67ef7c3472f4c637f353b4f7cc40f1cc88265b4bca74c3e2809f1d741878fe69b6873a6babe6e109d4e7fba3c5d119b8cbff0d0e52f4c9ffeec48b3234e61f4de73b2bb7b22d69e866fd579662fb5953caad3487b3515a69fab917c79404f3f5fdfe61222fa9e0d0334518beff073b1ad5bd46c4e493703cdf718523b77f88399b7dd4b179ac180be799dfbb98e4c412cc7e3cfc7252d5f9a98795ccd9a39dc575d3f37cc95f4d5ce69575c4e3fc65f5ffcc4a0feea1cff8e2f8c5851b9727dfe6bf2b8cd748fbbd01951f3be5bdc8f9c8caac0c845279efb8e4143f313307ee6a884f71ad9bd8fee4bee3de75869c5ecceab86cc5e9f67fe2f59c3f373e3ddd428c5ab58ec983b80d7bfba1d982a0bd32457c7e7990f77fc72013d3b304098a878704821ee6b860f51ba9887b81ee42199569b9707e63b641d3cb9d5c71de1beb841e62cd5e81f34963aa1d324a788be9fc188a0fd9db9a4c8de1bb98149f8e44fd3bfc03032423efccc30b5d51277e9999caaafaef22ee166150bac3ae7f26e05f7e532d2074cb51fa9ac8f7fd50d0fd2a7e627d3dba084fe9843bafae12618ff0f18261fff0267e113fc6949fad67a7ff31526659f33eae315fb99f9903d30534624f33920259e348744f0d2467d32d8aad3f326382930e51e3c984baf73a3c1c65ca1abdcb39c45c5dde369e3fcd3133b1f08879e1fb9517c83e4fdc5894fa13f37f419045308ec9960eb1346a9dcefcdf0996e9f61f7311ce288fa65145b4b91e1f7fe63288e64e4e85fcd5e04ffcb9f3ba2d46b012beba4c7639cf7c26211f8c1eb913429f71e5a38debbefccff0adc7e956f73643a61fa38f2983744c1a71891ed321f4f702835b932223ff46e50f7c991b02fd4f65c297d6ea97bf5f37b6afcc5dac733907f7ee2d8affae62d7ff99906609da97592c3eee28e88f5c5cc81dbad8b98aa40b4ee613fa9fcdf7d75e7cbadb31aa5013f37faabf75c22cbc6e6f9784c9205fd7586e74275d01ffd30955ae5e3c715c4b8e87cd4ac338edafdfccb6972d307f367c44ac84be61a1f8b87f5179844d0275ee68941f72e18547d75329e64239072a23ab4c83df72bbcc5571dc935599673fd3cd7e8eff0c5dcc02fde601053b2637a9fa1e2ee347e8ca8bd3fd5d2189f38e8fd3278512b7484e3dc7e64893e1c69b8860c1889cb07dc1a060fb809a91253a6e3ff99a7343d7dbabc31d532622aaeb4a21710855fe71d6e7931199cfabea679829c473d41d3eb96fa01f32a17d7cc2e2d4fdd7bbfc7cc348f8bf4c6171bea393f3f2f7ff0ac9f7028e0cdd24b8fa89fd07342a4fade6623faf75ace223271fcff05738887161a7244cdb5c7ef75210ff00d76650f3aca56872747e6354418f884c8357555c2c95fe98174557f7f986498fc66b2da67980b2d47ce8812f77c2c39d54d57fd28c9c5f21a51c0bbdc39f1c1fb843d1f6e0a8ea7ee68fbbeae62bc4dd17717c0c43755899d4079cba2c7baa8e5c54ef81579ddcab19d5809dc88626ad453e6545c6266f95c4e657fa66fd3ee4afb3ee21367caeedf66f65d733c5dfe6abd7f35439cfc2ea0fe626a532a75ff07991c048a77e3d8e6baf370c01efd315c23a79cc929905eee51c4ca3c09f3554aaf1caac2bea6b8858195e72b5189314141f99fa47cf8e6e17bab63f63794e8bbb3ccd7ccc609e6f48e3eb9291ae4c7c573808b4cca2aafb32635519ed3cc317fe3021c425d5cc192750655410f66e220f4d0e4877cdf4ffcda66b42ba0e7cc9665f02e95809f192d8764dc12461b3ce2616ff89c55fdc347e7c3f9ae842926711c24dfe02caf522a9fcc16f85b9bc3dbb8fbcd2543bac7c39547ce61adfc612ff0886365f0c39db7c5617d4cfb24bfdde523d5c6638a18b8d51e572192fafaff05c561c7cfbd0c321f063ce2392864553795c4f76957ba6be9b1ee5bcd4bce61ee2ea3981a9d2d126e4f4e7fd6b34497f18d6d85feeff0599ffe219590247eef6349d76997f95c3993fccbd81f57dcd8a3eff7f0319dafdc755ea3ae0b81bab52f3e6200afefbfcc85a6a38ad29f79386493af4199066a15bccaed67fa339177e38cfcc91110f67fae3a1d02499742070ee8a7447c79a14c44ef86481c258e6e5439d839e8198e22ee91837413543b5bf0c6943ce1f742c3c7577f49a3581cb3a1ee5a8cfcf9a2fbd30c48fba9baff3cdc0dc2bdc35cc79f4f2bbac67bbbebba2205dc65d5834676224d128b6731c273502abfdd43f9841bf83bfaddd45ecdc839aa2bfee42b27e6819dbfb956de1e19e5fea3275d02ca7775330aca783a3ea6a65ab90fb8f44ae129ecdc08680abee9034fe8f9ad076f715f9bd6e23408682dad384dfbddc141dde619e2ea9ef98506879aab144917ab7b98385cc11c31557b32cad5d164ae26bd21976cc3486586fd757d07dc82de07d66ea2f8ee6339a4134f13e6be9dbae1076bbd6a75870d5ca7d0f98b879fc380fcba9752afdd3c3f7bb98f59730f0fd5cdeb2c67980e3fcd1958e776a795e60d5a5f349bff9ddef0b4c43e1bcae693fe8dc54319e509de64877d5c34873d65e0dbf3251e93ce7d9ca23adf355f798f5665b9ff4cee18f51e6aea8598714dfb3b93babeae108f9f74e653feb5b787ff5fb8d9517a13b8479463eef305210d47c93cc84af1a5ce34b26b4895ff9f3457db848cd57a04d8c9a9ef755aab41d8cb7f7f1ea1aeb65dc31169a4301080f273713b5dbfae1f8abd4132956954c5a5f4afee4e20a7c7f32fadc049dffc3e2ea2bfb8e888dd7ea5d26bcf986e3fa1716f29f91759a144df322fafcc1483ec92e289cb7291d41f11ffe619ac3deba42acbadeeb738e7bbd55c424efcc0a8fbaa459fae25a0ae61e999723fa6ba9ebcc5e95c56abf1743912ff0a67d5dfbf79a5d08c7d1cad55fc7c3283e32ae07f705e125f4e54a7189ef1dfbee4f37b967c1fdf99284791434b599eb05c1fccc8e380766937aea8e5cdbee09a13ddf978e86880f430c25817176df61f350566adeba9e0d7283a93f99e2b356ce65f177117ae8d7d77dff9c9869ebbaa4df4d25406b28e9f78f8393ee915758b0cafc99be4ee5d461f4e4a5c1cd90d72972ab13fb8268b07ebc65c5b26a9e19b84eb884ac37cee15d3bb8d4e1227350ff0ce97cff736da8b3570f296ef76c3d1f34da522cdd33f9812878f99f6ccfa65c928fbc4a62bff09968ca1e9c5d2b40648d1be620a263863f92073fd328aa0abe73a7fca7e6b80aacb84c89d4f8e9de3e3bc716f375c652759f998989ef264aaaa1aadf9a03437fe3a4798918a2baaf370ca417c861764267eae6a7ccb444fdde9f25a7713d44595748b20be1849f070ddb22ec633162f4d5ccf18181ab4b29319841eb215f4d7dd1f323e817ae39dbd4bf5dd332973d217a33c1d14f3aab7cfb4308665fbaf7b8080ebccd2488786845cd0a898dfdb9d4118199413711e91348e7f8184a19a9a9af863beeb49984cefcc392f73d60b9e10fcdfecc8b83c3eab95d457eb9d108a9435483f5c79ff0ee9e2b959b917c39dcaf7381f9888ad31ca182b1c774f31729b837fbdd432339f5bf7bf831deee6302caa11b322f44d6dd7444727726ac2c75ef5862d58d25be1e62b8e047dcb42fef3b9e9580ff0aeb09777f754ae6f1a6676d53f32dc35f07195d275f998fde57f98ede5c379f72a9a9f7e98d43625a987cdd5a66477e9f7bbfe81ff081d1822ebf17bd984ab5f933e7987885de9728f5c3fb910f51260142bf6f72e33f51ee4d077efee55d4a889b8803b3cc7fbc655a7dc7dbf9812a43f58a9ca453ec51cd1de7e93e9af880ae53f03974d0fbff0e4d29ad19a53521c2d4c2f577f96ee50dbf7f3232b9149a1679780eee3293c7dee5bb248f337033c4bfe2fb95954190bfee1a4ec294ba27cac786508dbb7b9c99262fee3f5f5078e49f5e14b8113347e8d4aff0ace16ef25f66ed7c2fdd62c3a7355888b82446b4333ebfb9129e1c61b251ae973887dddabd27819f421824b4fb7776859bda1b68b5e5c7c2f17329209e975e769ba3fae7e96e4b5c7a25753b8f18624e31ba6be9a185c316af8cb3b920b0746bf8ef4d7863475d0731e20997d5fe9a778e6a01cde17cfb9443e1edd259adfc67aacdf089faf1df77c713c3e195f37bee1742cccd4fdc27af269b830cd5c1f75e70e11c4fdc9718a953bdc7fe96be62ccb00ee9076eed614a0f799e885cfdaead269b950d479ba85cbf4c36dcbdc8fc2e4240e99ad4a658425f304026a01d9dcc9ca9fb9732f7347bd353338844c701eb1422e611557a8d67bdc4bfee0c52ab7f59219e8c21f0c2a04c8d7f1c77b263d3209f4fccb11cf3c3c37acc7f30df44fdc4b2d706fb41eb9e109ec77957f57ba53847ba37a8a7d329c20f49884dda1e3dd2f6260dea1c4fe60656a8cb67d327ec8f99115117322e55f582fa809f6e4287fa3ae1418be49ad3b18a767735cd3d30c1c5b8b03a3da1fe3988135e59862c7ad5a6780c49725bfd62ea031b96be8a93299f5e69fe62cacdf11c3eba794a3dd981a9fa9969cf3cc0484e7f77ca71cbb8fd807e73127fa0bf669c90bee0835f598216cc8349936b78b9627cd02065e27dadfc179e35ff0b96257ff033ddcad035e8b95fd8799cae26b3ae9ff8c2ab7ae75835c58124624b69291d3a39d807f3ee7c29dc6e3afc4c5b26997ff08c370a798b4c9cd4eea738dcc4e7e684ab9a7d7ba4fa72c86e8b73f0cefbd5d66baf1ffc1fb88a3a972d9cd886994e54a19c65bf73179fd64a8ec32f5f5eee1b3b96eab3f663e34fa6e7a578618052fc86ac9493e775213ff07547a6193392393fb8e610975f68d0d2ff02ef019cb721fef7247cc7e65c0931779bc3d1f325d2e2442532e2f75725f0c3a09a93956ddd5589143f5d524b9389ab4b89bf977130e47f9720355ef16c77abf9817ab3c370f139bcb88c245ae072fb3151f4c34f9e26e07efb774d9e65975ffccc6051526f26a7fa3908bd1532045108575e483c44754e33e6016af83cd6454813a7ff98bae2727e3b98935fb688148f863779786fe6620aed2934d53f87d37c472187cc573eff0cc1094b3f4e48fff099dc50581ee3f7c9f398f9d889bb7981f6f7a32917367f61e4fb9c45ddefa6ebbff581d48487bff0c2ee2733f4185c1141cafd5c5c657b6eaaa8ff08ce94257f4757c8f58497e2b91eac91c5504ff871db61c754683463c3494d1d52932bca02ce7d3144a1bee89655d618645fca6569ed282dc95b3b89e786808322a7dd9ab80cd102dc8a03ed5984923ce5750bd6e7bf1fdc0c8b32b5d7f3217c1ff5c47cc81e6e83124034ecc850fe6afdff08d28ce43d3ff031836973ac3dd7f0d743c1c91d707dcf58bcf32b9fe314d745e0c91467c69d2ba8dfcc8ccf03fdca6879225cab83faf75fd0fc47a93718b50d5f166f443f9a1e6fcb9bb3e1bc91fad7de5fe61f864a5dfa658b5795d48e4775df8cd620cab2302ec46bb535f0ca7cefa8fdc67967ebcb9b3fae83dcbba3cc9a22f307fe0b322bee719bff930947e9bdf1a63c991c9c99f75153f87ddfd7963c6644b14f72fc239febfcca12af86b61e7b7170e43e61385c5c1fc6c345a4bb940f48ffe60796dcf1fb5702795f0d022603544fcc3627a35f6987f73cf2ba61f698748fe98e05d331c8387ddc6712cee21238c211c6d4c41ee0103efea63b344e18d86babfd737ff7f1ff34ea48ff660178b983824474d7f74b9ea83e12e27addc8625159e3fdd55c5831dee4293fee95139f9f4ce71faf77f66b2c0f221ff337e25687f869344773281662ff18aa4c95eb05a83afbdc517cc48e8a8c3241d6d7fe66cf87e344ff0a6e04105eb99b21b0f4b3294fe3edfc5c5cedf7ff5bfcccee7bd62671a3f77cbf261147c4c33593ee092a826b1526e5468c42aac37b2fb924fdf70a57dfcdfc9ba544ff07056b0cfb9bc2ff4e4d0645f9be1913d265c27cdf811df43335351899215a529833eb7e987f73b7b7063c0d1a8bf7fb8aa1beab1a4e7cffcb9caf639017398767d6ed28cdf77710b39dbd9ba95ef112ee2a63789eb7cc8a28fd3016b9db16b83c98c1a23b8e5b7f177387fd3ee0fc4e8f19c3f4e69a7bcd018aff3e6a636cc8c4305237b85ef75d099abd9ff0cc11e9a80a72f9a5497d99f82b9771f1a41ecf2e2a3eff344614fccc81fb7754ef726321a9cdd7a4ca824fc7b73f8aa61fa660b5adcb2a6a9f7187ce6eb917012f3ec9941f1fe7bb955a3f775eabc3308b904bf4b5726e170bf7209cc6502b9f0bccbb9c7cee6c943e62439784616354cc8c11e5dd3e6de786e2573eb85556fb85c8fc727d875e1f8cb24f8ebb871b48f0f33358417016c8d3c3558583bda274ae376b683cff34421f4e481132b935fc7e6a787bff06e864e01af7324ea24e7f5d7d4bd557e9d3a3abfb9474f134df408f7fc6bfae3e9fae914f78c8863f7eaff0d5eca911219ca6c3d21816559fdcc41151e2372ae12f3e4c1ed8ee5e3939281822728ae3694f571e970f37813a0fae08b3dcf60fa684cbd1e6147c661d3dd06fb9e1299d20181b41985c1b42f8cf348701432ae82691d7fc32c81bfcb819f4e47a3f70a285c76a1a22bee3f18f9c9d1cd67c737471c3f4ee8f5cfd3ba8bb83b813f59888abbffab2742ddf43a7e634732acfe77dc316df7fdca04799492b824448c1c1499040f2fdcbbca0c573b0eff0cd2aeca7c662c541764dd9954bd74a540f5bed77ebcc5138f86305fefe61567c5c899b823d8f9bdc9efb9bb9337a68f75887f1de8f43ae893b6e78a66ac5e16b9490eb38f6fafcc858e392853f375e6fef779057ede66248328489949cc3621b4f572286af6e7e904f9fba821fd063aafb88795d5a578f7ccaa17b9a71772db198503bfd6232c4f72511af85185d42ade39a066c9d998467fdeaa477bb28f5f57fe6a81a8388628aabc72892985d4418ab91c4cf2243e99ed7fee443cf175a76fee7d022b71ff478e611a65847e6e4e1a7c5ffcb1ba2da6f8e10bfd9a8383d2527e66f8753777443d3f465bd9f2fcc74839e1fb8c6369d3155321bdd387c53ebaf16d0ee3a2b7f4433186937d601623149cecc1fed41e792acc5e4d5ee92232d1ff09833a84a919a9c9917cfd5fee8bd917c53e66bc4174d32b019b6f9f3359579346e54b88df9a21c323e7feefb3a6ec399bdc46e6d2f7f5c30773ffd6b4d75662f71bbe311a75f730fd75d79c3129f81ab2e1f37492e1ac83371aa3cee0898db7acd84d3c4f378c8266ce3bae65a22d6eaefc33ecb98f9f355264277ba862589debc2e6c678fa9ac781ee176fcd206980c848396bd4e182f87ee99e357ccde4bc7f41e381fee62015dec9dcb4a0ebd2830803432b3867743323c32ec9d1a709b84613dca11d0b82bfcdcce3fd721aa7d4ca09fafdcc95ee6362addc1d79177e9cb90f5d548aff04e57fc333aff0e66a785ff5b966381c15feb9aa80873eddaaff3343728465aca6ae7d399d201c8e486e90c9b2a45d4f7dd6286217e6eb51f426cb283be7a7aeb717fd5d70e732a083ead4744eff0fc334d0879a8090e6644f6e3dc8f2f37b18fe19717aefe9aef8977afc30b69ff0e712f8de5fcd16ba8950f372a0fe9a4dc1acd689c5f1cd650b66bc2b0da651aaafcf98938b718151d1bc27d37ca71fb854d48f313ff0825693c53a115494130a09c432a8ae8281bebc44f7ff0a66bd82afb30a596a5eb3fde2e22331054b5b0baec17ff04e5ecd167849bb7b907f712561fba18d30618f32ba6c7c1f7455735a2559a42587be3f26e444e1957abf9ffabfb88712b6de32b12ddcd45e6115df8c3f24ccebcf5fd7220a19343bfdfd6e713bbd09ccb5d78f8eaae44d34c20462fdec7832aa90cb1a7932ceee2aa320fbd773db411f92fc33f643092d7b95c6cde2f6667a07d74c5e37d1ff0a1f9e7f790bae27f867c3c704ff9f2f4c4e38247fb385d5c1529df3033df73edb8688e1a8fb7241afe330459eb5fd66449d71fc7293a75249cd37e795e38a60f8661384c228f6f47f26657f58e6e4f4601b7310f0f59f457ee3e8298b24b3ffc2e4615232fc3e7f721215fbdc8746bf75611ddea0d08d1820f1617ee528f1144dc6d531f29dc69fb9313b7adc6f48fc3f98c1fa3d7046e68d002ff73ec475194e21e9509ba554d344bab7cc28a83a73255c3dfa1fb86f8435e6291dfc2515dce16f0595c52137e63c421e3a9127e644949cc7909711b9a46070eab9b7c0243ed3492019fee4b28fddea3f1afebbd30664a8fe6948fe9c61ce6f7d593fba6cbfa6ba875d3780f2653f0c3ca11c62ff773cbf1075baccbe84c2f04f6132fa67aba235fae5d4fd3f714fc88ff72444683de7ddd1dc953accdaa7e90cddf29f8db1e37d0ebaaaff098948469fae5c61511c0d21a9ee451a113e61a78470984ddf56a809c6713d7122aee985144427b377f3dfbff98e6b66c8fc719bf9c40bd464bc4a1e73fcdd53f7ec430d6da4274d799a1538fb936a753fac7b99fff084d1d4cf7e1838a8184e132480a1983ba4e3ca8648e137a3e12eaa1fff08e414f2e15891f7a6a8faeea9f59a26337f147a1a514c6218a2271f5cd14b7342f992f2601853dba5fe64ea502d7f5c41819ff03a95143f0cf3218dd07bc7c76fd59ac8e25d8255a2289cfdc120557e99ad14ea14f1937f9ca07d32afeb32e52a98e09a3c3bb389e994517c3e6411aff5c4e0a9f35f8c1e4d306f4ba1c1791c5428ffc9a1368fcf350d74d3b83ecfa30c52884c2172bc4fcbcb93d87e1f7036bae833207b322f7cc88035f035c533caa31f2181d867975b6fe3932f3879adab808e18e1fb9bc4574d9bb4fcc34e198c29fff0cc38bf03dc055e4e7c3490bc96d0c7386b7e5c5feed215c3b8ab5fb331c4b7c8c254645833f8643c885f8667287a219ca34fb7ffdc8539f84fbaf522a49a51faf592477e893b97e17ee58aa951dc34dcbe7ff037c0f8ff09ae92733b4a3969b722239effdcfcbb73052445feccd51ff0c3aa583e7329ea7b8a163176a73b42cc84dd7e67141ff05cd07419f7fc1fb88b9f4ee2a167b4c8ac683ee03e68e8c7d19f27fcd2fe54b0cbe078a197646d492183d3d2ff0fba11d712f9b957835eafeeedc2fe48e5edcc7abbf1c81db9c8e8f593912f16b91917e7a68b8bfbe7fba9792313ee1cfe63c4c48164d76829e9398d6facd6554132957e7bf57f5328dfda66f6b328415cee7f7eaa18af54a45c33fc59dcc2e27e7b7212358297a8ee1576264af4aee64233eab81b915f4c325a66b87d226143c07cc4874dbc7d2feef478e3478d0aa234f9c6ee52c78757ea6020c969dd645f3f5c3f63879039989d74bcc8fbddd9e0dd4bd1c7dfee38f3bab881af17f8d3224b8c6f01f833e547e7719fe93442afb33a283e86eaf8459d3242eae411c777d24ee4c757b88b4e23b8827aa5c5bd3f748027e6f327fac5dcbd5746434c363912e1816a7d6613c0799111fab8c2ee7461f4aea7a1cbd1282ee275381262174bf737e6ab03f72e841ee505ace4cb53679886b5e7e7f4e38568a9fbbefe98f32afe04e8347177a917cbee9535d2a3d70aa9fb8bf917994801b9d555dc04623d79313567edeb7d52566907c7470fee09c7d1d715d7e9b914854c37f2f07ae3496ea91ff8d043f42980ac645ee08ebe62e30c7fee4acda8a35403e2fb83b8fc0c4adee78a7cc680534fba248b83cc1b06ea1f95f0cb1520a9eb1e1767cb2b6f9a5c929040bcbe2fcc065cbee72728f8e4914ceddc945fc1caa91e0ee446da2c19f571fea664250b304f817f35af21953b32788777ad3cdc4cac8ac439859d5997ac2e0503fae84fd95c5882e4f7122af5ed9eb1121743d7e6f4d5317bd35e1c08cfd7f0d63a24622883a33c8049718c1a97fbfbba696a3d72818112b8f393d44ee4babeee74af7184f23c9f4438dd88727fad0d93779cfe6463222bc6539117a96b7f98447499351d659bd632d5cd614167f8e3ecb466462e9cdf9218f3084bee05846f5181847798e898e799fb304c9f937879575add7cc69c7e19abd62031b6da62bd5eff032819e6ab2757dce5af3385447e692f32d4f895344831c5478e6e9d17dc627c78ed5c713a794e66efeab652338325610b3e40ff0ee3851ef32e2e03bbd755d52f4b9c7bd3e6e691756803a615ff34826472dc8ed5d744d0a82c6e7173fcdeae3c9f337fe3e6ea85ec7567e3ff0e381109863ddd3d28b26837f8f43487e8a3e6ba037e9eebed16ea99d8e2a3a7fdeef115fe645ec14e96e144a7f37fce1967569e0c0114ffd4fee5bce2feba8a27b6c7815fbfd30743d0f753aa38dfeb3331107cfae9487ffc732a925fe66130ae1ad2f11d494ff05cd5f83a9ffe6665c1c17ae4952ff0fbab3d707d7149887ad98140fd2b839712c93331a7e174d5215226434397bdc93a4b78c24a7a7f99a16de82ea23485254fb91bbc0f817314a01f17297a4674344021d4f72fcb1c27cca526e3a0487efdd65f5fe61e8ae3aabe41f5cf85717a0e52971e460e76638d5f8fb8e814cf0aeff0c80158a699807d7bab8924115a96345e737a2802bdcce17fcdd20db3b2b8346a0ce1e8089e8652caf87b7026b7f6fcde91a17e0fae380dfe430e8b1f813f72b1560d3b9acf93078acce50a4f75486bf5cce148a7fc642d53935414eff13dc0ebf8e13fc5aea226e4d7ed66143704e93e1920bd32ff072d793342633a2d1a1e2b12c8fe40c2a026822cc15d3b215ff06bbf755660673fc7107a1c4f0cd643c9be8d4a39f53ff0191c2be7ba404938e1d8374641fd1f71835814a4faf722cff0f737557cde25b37d24ced8533f1a6f3972e7e314af0bbc8287b907ebfdd137f23d30deabd63cc5f2220fe9a6dc541f74cea5c3979e8b88289ebf4c86951306c5abba739f5ce2c916e103ca399617d618adff02628b28e1910f8c731287a2f6e7993859dcf71eaffbc3ca355782fdb8fdc2fa5dd5c93d28e9a084d17f4ae6c12e86f58ecd67edd8e5b6cd3ff02693cdbade74744fdd1e972523cfdcc8b6f11627a803a3c2342a38574b1dc51bdd4ca66fbbc87fddf2521cb48c4010cf847c76e422ff072985c3a3fb7168c59bd0706c7b7468f861522fdc6c3df3c8e2a01cd18ebe06659e873e653fdf3a23fc73d3ffe6537359ff667ad44615b9ed80fc6aa6d7cc771101fd5521a0304513ed0fc7124a91bb9054c4cb3a2a501ee71e4ff845f47dddb57f5d33b6056cc3921b674f0fabbbd6c9b8771511ffae273ff09e9c4c3feb6e625dfa77a7dfd12265bf832c8a39754778170e84f86578fc872cc6443802a344d509bda6a895f6fdcf64164dc8e7f9aa681e8cf351765d24cff091d7b35cb3ff839c741c7638084751eaee4c479e32afa038bf778ea79caff866155b9caa2b2bacdffe334dc8415c5e2139aa4b1aa2f3f983b46cf2cc7f79c4efe1914256117fc8cd881ea1fae671b4e96e21348206f5f6fbfb96ade475e89217e7dce21d297482af5c774a2693a7131e8071c1a19f1cf49ee0a7372266ec705ffddce205c2aa22cd53fde6f1f5feecf850f72807dee4516e9eb30878bbd739227fb5d0d595f998ba2251e1fdcc5436fd7ce6ed3517222f27861368f8c9ffdbe711bd7f3c2cd2b97fbbc7d4e1868a7e1f77953f34b8e78b89561fc75f8e8b55dbd633e666046bdd180a7ff05984ed15be19d1892834744e53f7fc9afdd68566127e54a2ff0acff0fa8c9815f1584cf5849d992a38777d98df6f9666c453f1f9b9a1071b99ff1195e25d565fccacbac60e7825f71199f17666fe9e93267a12c96cd1e47e084c6b1b0a53feb84a1878195f93d87b3284e7cae941ff12fcd2ff05752e512502e639767a37f5cc91ec60df36577ef8d459eb3a1ee182f026eeb19ff3146f9879e8e5913e775fdc6f9679fd774ea8fdd6317f46341b9731c2539e692dd24fb3ee83e77d63eb1f27b9547f83246a6af86222a4c6f35c8383be64cedb7f8bae5c769deebc351ff0f0633c23ee432516b9cd6fcdc54834c647834ba0f85e39590bcbf1d3dbff0c7734261f693c7772ca39bddf4253e5d262490ae48d121c4dd4598fe359d2f574bf7513d43eb8ca241c774002818dcfc6d7da41f8d4ff8c5c6fecfa6605951c2e23757a73f21bcce953c3f5c68278e758bd1f1d5c45f5823ae62543cbfb8fa2fd0201bd0c3e31fd73de09861800949478554a8bdd2760ff08fc75959f1fd1adf26c2fe8979099513fe38fcd12f3321ecce8467a5c7892184a18bbc4b9dc6fc672c67b376f32e243eeee2f171faa091bb8788fe397d1254f73e8784bcc042afdf084c22b4f751c737d88685ca07ba9186ab0eb847c5f93f3abd89728ea1d8dd431c7183e711201cb19553a746ff0ae1cb4c495ff073883ae4d45dbfa54cc9d51c188afb3ae83525bbed9bf354a56284c196fd2c70971ebbe187825e6011d2ed0c2a82f67d3065bf669a80d9f619619fe31356e3a3b3e610fdfe684f94b8f3631da9e9fcc9855fa397667e6e2d29c575dd02d7311dd95537edafa75999f91fc0c015d7ceefdb3bb8893a262644bd98aaa2fa5cce9e9b24eea508f33862d4e19abb7e9ee5742c137bde9ec4d410b915e6576954c7e7208e2a55fa77e4486ea81a3f4f48f75913e1f66965f4fe37a55ebe6fa52e40a2f331ddfab8afb5891bceee40b5f3475d1664beef8e656d88799ce1fa77256ce73780578ffd6e5ef1692fe6835adf68e3539087ab45c18098abbab628b18924e8feef87918daf3742cfc7e6729179185b39b470c7ade2673853fde644da4fe63513fabcff0e6a1334d402b1a651355fbeeecc1bfc34d1146d3fc6ff0e8eb9c3052129889f55d0b971f4cce2b2857a6699a227fcca3ee0ff03b8a147940e3926a3f35557c3334fa4fe85c24eff73d77e9955c46f4c49db5e617c17cc417f47dc624fa29edc9cc91f55cb24fff08b2d73823d73a495f986e2a7cadd9df6fe68f93c661a15fdddedf0ce9f9e1ac2fcc5f5731ff0d04c589244efc714f1f72a32968c02840d7f88eefbf467b8e668b75bd2ff73abfae67321aaf747ee46bcffca63265b9f21cc815b97cce79b88818bbdc34f132c43ab80bac88e1b92a1d6605b28c14a8575c38af2abe9cc690a18a5b8ff0ba443fe65f20be4ee88a3c572e28febf387fcb7538b97e17c9a3bbfd3c73b98b17a74911469848924eb906557b4d7889ceb843da65bf77f559ac9a3f868a5ff0e6a3ae1c45515e610f530a53c0531d2d357660c88c8e9b8a5a335e8c8cf8be3d716454e950c281f1119649f83f75bfff0981fcd4844e32cc8fcb8a78620327de870ccf8c0eb6c77a81c4c4e243ce267157e977d630f32c957046875c9af7f1ddc51e2bd0b05c2fae65ee2043fa7e86615cedbffe655961d7511293dcd8419a17ff0c0d210ca1fccba5efb97041b2c33c1a361fdc1f29fa371e2fdfdd51e73c3121adafc2d40fdb798beeb5da9ff09ff83f30793e93a62dc5fa5e39b9138bf664d58adf9962e6b5c0d45fa33f48c616fe583a43f06531f596ab8181aa0578fb9f96713a7ff09babd617c5e9b988e8a682631abd77d11bc8cdc3c87d4c0a7830a4f5ecc11d32352eba113e39e1d454f5ad3358e245ecde338f9db82a94edc18d7e31d59f8fdcba5e1334f0c179609fff036a29ef999fbf47e384121f43bce1e81bc83a4291e56491f930211718bbb82722dbefff03d49c8c5598a9aa662bc5afef7780fae5d29c673296ba7b92afe963cc5fdff987afdf98705ea6ae3ab7017bbb5ff0c41baab3934572affe01ee83c31c2cd145dc7f8279cd6c21b821b8bc6636822bfd730dc719ac5f31a5aa91eb75c21f6a1be73161a2df914d1e12345ba5612fd3a61c31f99f193f499bc13ffe6620f7148ea1509f98be2e7c8e43dc4f1d0b8b3bae050fee12529e38bc3c774dd15c1a6cb5bfdbaafd7ccdeac7eb75c3a5f030e7f267dbb7f572ebb48bafd475a8ace37f241c7ffc4ac719528f9be76b1e4759a2883b9d1bd5ffc869aff5328f47f709fb8b1d280d3785d86f8189a5f11eb58100db36a741ffb856134fdc898cfa74c3aff0e32a245ee725ff0ebee67424f716c7cc86a0c3b94238e8dc23f6f862851bd0e310a72f5c64bf1cc93df5c9a8f25eaf5fbfdbb9ff060e0d58e349e9995a6e4225af2c0b12f6eb960e6ca83e621148cc2a1927dc862e71d346b4bbaa7481ab48b261f07d57d17741743ed73671e5b8d7bd261a8f1c81a52fe63a99d638beeea41e5c714bfc325c4079980abdc518fd1ad3c597f327097e6bd29fef81a30aa5aae53e162335fd963e918c50744a4cee52cc8cf115e66228809b8234fcdd9bd617f77abdacb864cbe72240a13f5ca643d060a68cff04d58555d4e2e1f7bf26564ca57ccf1b53531afeae2c739620a9c650d5ee9e1066c860b0b5d0c513553290dd9a0fee29339dea45cb3ba9cc1873d369c38d0bebba12fc21abd8a6191438e49dd75eddc0263bb3124ee8f5c23f74b39cc68c3cf75903baee6e14e1685bd324b101a66a57e86470f9e62638f9fdc40883cf7a9177c78eab8af2389d43edcc4c1f5d35c5371f86994a841bbc50ff02e148c732eff0b35b30761d7db81b9fd9f31a819f209e1baafeff06eb98ad2f66768fb219a39f8ae64a7c55ca5672e08f76e441fe64e999d18793d67317fcc9b48f5e37fa91bae46535d3a4ff9789f75871bf7ee3ea5d623fe31a0821f4fe864428b09ee3d19151a4b38789feb95cd62b91a7b87f4f304bcf31c813e9d9dc48bb79cdcdd0fa4eb2101c48cc814d11dc7a68d3209c8ec217c7ae07e953a982cb1b855d7db70da1027dfeba14dbeb98f54f95c5ffba7604adbc3bcc44dcc5586ed154f23fceef39c11d9e4fa30a59d179a88639a4ac55b2b7645f171ec83926b1ae1121ba60ef79b8694ca28b9d73234af2aee4d9d8b90477eb2c8a0e296fc1be69cd1fefb96faccbe1ff0ce85d05fc6617c7a988993acda2cc83b8abcff03381d0ecc72d26bf9b30c5bfe264220fe2975d5cbde1aa53eafe6f1a42bf46ac1a8e6186d3d4d39f0f13d72f411e9713e3f1c1e019fd4c7e72fbcb7282115669973dbdb0cad187020266a9fc0f7fcd5a0abc7e62e58c46a7e612c073e190b9dfe6377d5ee1386911ff0f518f983c4fae9a29aa3e1a7716bfba87dfc3f7038b62e5ca32f4ffdd56387a2981e7afbae2caa19e8b902265d7e3f630771d2f99f86233df983f2611be61e39df0fe63534d63958fa9e74d3a464479fb8ecf97f75e277ff032723c33d1c59343d1e3af24179cc65eafbb928188c71713bf7293c7c386288e6ed0bfc325659e7ae174f74d2dcf0983e1a7f724357c575d21ff03dd7ad74aeaab1fe68697cdd97d98f4550dd252eb6a2de64aa9fc75fc4321575a4a2dec1fb9073e6984f2ef3397321eb29547f6b28c47a13bdc79a03a539781f177404181cfe0611c55e5ff3a5eae4b43ae6f7ec3f9a2bbd49e6539ec61bfe8ecee68687c4ba7b33fe99136c6bd1fac17dfe93864654c04f3310a0b1abaa2a3f27432512afe9717123e9894834669d52e2f932c57558f685312b48b7f9a7b5f3f588953acfdd6b02a1d9bca47ebc59794c2927fafee4d5abfa75a0841d9f5d6154726f6eb03032721911655e678f716598d15e1aa55af4ca410d935d32663c322bbd162f984b66f34f570caf1caff0773a0e6e32be34d5fa439a6807b1f73da3869b29a3edd7ee15579e1070a1787e685e1913e9a146e987d2115c02eebf5e6e84685e734cdfda37a387ecfbb82379dc12058f3161a3f5cd471dbeda3911f93c349aece68d0fd571cf8e183ff0b9cbd32f1eae929f623a6863863dda71fbaeddfaaf3ba38f74eaadc4e9d7b8a2bfe9b9f88b868f5149c8629f41ca0227e659751cdcea932cb177f3df3fb49d4ff086297f634c8a3030c0e1c66397e9ad44f2e47af34434335c92a615f9959d20a9a99dba3ea4cec9882dfddd0cff7ab857ffcb9a5d35f12191d106aaae98348fb3a74e37b7a0944a2f72f3a41943262c1d4fd6dbfd38913ecf723532316481e6e9578119a315fe16ee55649913566ec0cc80e6755df8e2bedc709f077c4be3ba4d3e0e518d7db85ff86af1e6f43df97f7389d3ae5e59c3442b5fefe6aa79cc2817e1efdcace38fa7ff0861e85f31b583d78828fc1a799d5f94824de4813b8f25fedc442bf3dfdc46901df71425fa34c7fb07e6646595bf4cc93cfee5bc9d09a8fd3d65d2eb0f5c4241f257d9941d8e0cfa9b86fd64775c13dfbb8a1c9cc0213ff0b91622fdaea286a2b2fc78ea3ce4ff9a46383c7d317d1c025572dfd1e63f927c1d73428bb1e1feff7291f47e1ab8f5d7f3f7107f1ecf3798a487f1b948f217cb3983c2241c76bd8971a7a79cfb83b647e5de6c93886b42538d78ba736526dc927142e04abbea3ff98a4a81a75f8673604afbcdce8bed432ac73ae52f87eb973cfbd735927ff058e3f7ddc113e9a527ff0cda89c2497373da7bcc224d32e7660901dd42c048f4705be095379ca7dc6b40e7f72fd5f861317552c5c2f849fe19a8728fcfee1730aebefcdf2b61163f5d3abb2482ee98953786a6388138461a57a7fdcf083eab731e4ae6ecefb982ac62ff72b43c4ca1debee3dc774bf426255a57e1ba8bf416427874388e59f4c247cd23e1cd3fb373abffab58e9becb737ddb8d120bcc7176264f55c12f2e19293d71668ac1acd48a1813e60ae13dc927aafc31569c0d18642efa37741403f715929ad14f88764dfcde05c887bd6e217d7b9e0c1f8cccb28fc75901f26a8597dd71053eea1dd4838daf47f33883c15eea759318010321017edde8f5c623e2d1c883ac3e2997bd2741f71c42e549955c868c58ffe6b2ffe93329e273791f3eb722727ef8315d367ba1db4fe73c89f46a24a7dd59f2d11fcca5370868fbf5bde5b05fafe65ea50bb725bc2f430a9bbf66249139f8c9fc7a241c1139f7db8d7bf031506386a681fdf8e0fb4dea70c778f2e5cfdeba1212f63ba8d65f2ef41dfb3381555feb2ecd987e1893c7f72b4e2e1dffea1b83541f81bba0c5f0cc5c3e70e39c1ce32fc9bbaa031e4ff0bf75e32f80c5a847ff035d27b334e25ebdb99f9a3fd69e0584262ea9c5c4fe7747b9382b5fb8334ba8ba4ac7c27ee1991071714973849ba265abe9c3c0927fba02ff761874629fbc74ad2227099c5b7f1c59f80b57ae1bfefcb1659747b6a995fd8c70a97f1080699787618597c17e798d48db27f537db371e11ad1db29cc8b438bee2d99e8940c2cfe63c99a4f1e3b999ebfe7cd71420a6514a4bc51ca793ed5adc3dbc21f717df7c7d3520771e1ab53f44b34c59d73fe6534be4ec747c5791ee8b42934197643e9a317d6686c715a7b9403d70c226b3b33dbc22621244e172d413ce2e24b4931e19cf77a64c8711039cc67e1f7202fc73288fe32ff0197267c4d11f499188b9a5e7298ab4238422ba0f34c578c617bf3150fba175337c1bc2e42c3bf7d539b98a225afb9c411fa62ccff0399b467f6f01acbede7de65805eeaa1c5404042e1ade8bebb8278806a4e287f722bd24fc4142e9473fcddfb925179bf1310151d99e31cbebae99a93a8a4dd2c99fa357225240f31aaaa3f0c862b5d1536f3195fdcee1741994b6fae47125ed5c15ea5e69985636dc2b4a1f8ea8fcf9993788e18a52e4f1f9329882ac204b85fc1f5808775c89dd3ae4c08964c9458365c18903f017123f47dbff09f982cc71747f4cdfff06a2d7e9e2a683e9940e7c133c21c3ee377ae4ee43f4e5b94f6e6a2427c7b8371e2cc9134ae33fae19db81ff83fcccd58115c378f61bf34ec66d35e3a1c2af6f6b9d5581c861f517253f84fff0919ebdad5dd46b6b9c4b8f9a78f1f31461ae7f3df2e6bad357ac87cb3ccf212b72208284e1e6c705a3b8a9a27dadd85453f703876f0775683fe999720bfdd4c2a4469206f60393c98f271190426e6ff85fb8d0f1be14d728f51c3223df45f0cda1413eff3491dc02eefeefa8be957fb9422bdf1efc3778834955cc26143eb98fa39e18b87346e7b080227b9551f03ce61a70a5efff03014ef7d72538a49ed6e257c14483baae32c3ee524c4cb507be664f9eee7a8d9858c845fee0423ee9fa5567d9a9126619f24d5254f1ce5c65d7ba96026816f1eb34aafb73c28ac7385f4c24df7373f4e6747cb9351569511e48e9027fc378189f7eee353b825dcad5d6887c7bba5d5a861240dc1453cfee6586bfddfde14c5ecb9b8c7242ae1f29b8a27eea4bb5f8e124e5f9bd7cc7ca29b9b8dcad3475deded37dc43b6ff0e22bb84cb828eddfc5c26ff0dc1eab7f8eb1e2a774c4c5e3f5c2cd13b3079e4e0b8a573c86640166f417d25d33eb5ca67bc2bff073e1bc50e912cfcb903dff09abc1830c7fa4071a947f07dc1cf6a4172510c4c730e24d22daeeec5195cc8a01928acdbab5163f96ef2f9550bf98644079dc52b7c9f0cc2de8f9bc6243bffd7e19931feb72fdd6f83fee1884b1e0c8c1a7f063521f796650fc3e192ae12a5e39128b969ff0cc9327587cc275fa7295287e15fcc4c6fd9e73e608690fe8c9135a72dd286fd35ff030d0939e6b7450c2fa9afc6c3fdbc95459ce39348abed31c686174afdc3fad03e1f33d870a68439f8774abc48660f34c6bc27e60bbbd1ceb222a9e9fb8e04178ddd6826c4fa6514d23bc3fccfd5795f66e2150a8ff0589148f8dff0d6af6caecff9a1323f9c374b30c881fdd52e9d2c2c8cb2f0b2f9cc457a85f4c92743a14913aeb923a1e841d5a3f95c3bf312abe13915b1e59c60da9a5989b960fe195c4b3cc9ba2441ac853ac662c59fb33e05358ec32e0a7b3e19ca3983f26a5781cf644fbfe66e6551b82287755308cc1d1234ee724f4344085ce142fcd22fadfc8593573fabadc9714c38d54fccd4715a3ba7d828ffb9815c4b924b9ba813e7984efdc2f68fe18469fd381a5fee88cc5ebae207758257f774bc0ff030ad91f1c9a887f0d08f6fdd0478c7f4fe0f7343a3aab1247e627716544d4e80cc4297faeebe1f33d19cf358cd7db4c2c77ae6a872b0d7ba4a615ce903fd61e17ee487491bd6ec73fc3dd354242b2615c3a52c8b5c241db919f440c1e52fcc9ec3f8bcc14a5b84a5f59acab6ebc35ce971c0151fd0e42053f0c2641fef7068170a54549ab32f8eeee85bf374aff05a148a7f7363dcd20fcbbcea2867227ffb91134d50fb82886112655911d1e1faee1eff4e247bb43f5bc54e49a3eee3ce750ff0a34ca91e15c8b67f57dd4c95eec5ba5558e1ba88cf986640f02a61f0965143f1772e5e972114397ab9812aa951fdcbe83c7d0ceae9a1d87f776974dd284836e14516337387a81edd5d63f8e989516a38126c787cc8c93745a194e598a537fb992ad9a604fc1abfef256be6141dfeb822969cc39445dc42e5112b8f16197fae26d0127ac8d43f8eb4da0b75ff11129f7ba9b8594433c074f05712e32fd5fe69742d3eaee055fdd66ab73f4bf323844cd1485453a944362ff0d6a02af8c269d8d68fccd014fff08ecda67e15f4caa9d40bf7fcce76dfb7fdff773de851db856bedcaa651d553f742d187e7fbff071e9e33997512fcc48aaee789e86bc0554fee58354f7eddcd87c2e7c81fc72193ac92ae6ef2f7ddc456f1c0c872117a6e87a3cc95a6553a4f721ff066176f81735a6c386a2339a6cb6e8629fee6a5dfd739435be699f1332330d879fa6e6254b072a2bf99fb43dcb97f4193b7a5b8ba50fe8eef5d7d7283c0e6873f3a66945eab413f75d59f5bb6e0f7ff0aeeb79f6b9b84e154f45e19ef287f2607a3d7cc39e9bb92fd662da9bef7362ce7337a3bd1f311506f443fdc145fce897439551dd04aca665d1fe2c2abcba8af5f7fb8a2a4d6238de8b1cfe75930ca766084a7cdfef6ae92aafa331bcbcfa7e6e8dea62c1b70d2759012ffd7338f58cd372666783f86a5a9381e98606927837fb1dc8aa5d9b9571693f7bba66dfb88b45f83a25c93c1a864441fcfdce46fafd27f709cfbf4b3f99ea9d15053f4fcc1262bc77febbc91af751c53eea81a0b6afcc34645680febfb826d0ab413133ed7f41fb9eb4e0773f5dcdf3987fa63574863d09167c3af0107a3bc093f7dd417e18617cebe03dee49512e8c515862f4d3a410b91658fbbc5e3dc2eeba8426bfe9ceaa9071c896bf8a6a1b11e6f78ed7cd204b55b0d5be3a81dcf0c311f9f49e18fc133e87ff07226f8ac4cf38e39408a9cff087986338f0bdd355057f118ae572c64535c385efebf31dea9b53ecd49e78b62b132c111ff069fb9cbec2bcc0cfda769a3354ef8fae57eaedf9a3f81c3c035c01cabe06a632b1a6babc5de99796b5c0c57d61657713e3eb363f3b81a8110af7138fa5f1c31bee6cbea75cf0d3d47a7eee8b7a98f2af1174ba687b879a1e914f999c3129c18bddc12d7efb8268dff0799d5e5a3ae2effc6d11720fe715dd043f9abc9f09a5f3725ec4e849dd52a293e67788dc8ab4c868ffae86982afd3d725428e6ff0a47270fe84c3ab1f81a9e9effee60534b17ebf9a2854eb9e67e9ae70fecc89cbc33d37b31cb9fd2e9458ae964fd1ae2a96c73087856a1848171c286c26a05cbfad7f70256096df8ee3f557e498f0e1383eea1733fb09e49a5dc20bf5e65ce68584c2e877e6811d789be11c56bdfa39e1955ca6f1bae07fdceb10c3ff5ae48ee5fd24f5c28ffdc76f9da2681f14a51f982141d673fa3a8c0b9187fd6447aea481bf58d777af4f07e62095c29d2b92e36924516e283393bd1ca7db55fe7981d88399617b8ea261cbccb3f5e18990f84445e7fcc21cac335ed7f8fc19f712f47e0dd933d15ff0334b21fb8fd72291de93e608b5380e0cfd7a6e93f34ca98ca27c71492f8847fd358a683fb9fec7ec499fae83c85319ae322ed34fc2cdf7c2a31fb8ab15fdf31133c239dcaa634815ffb9ad63fad7144599c62d0db61959e44fa68bc5792eb81c415819fc3d8d3f9a2171d44cc28fa1e134a205e357fe66fde13113f5cd5fa8e53eb4bff0d7eef2f7de1efebafe9bafff09ff5dc7aef61543f25cae53b6e362acb0a4f5378a4fee3af07b3290812a7cc2da2e77ee12b69decb9d470f8ca1175f352f566e85fb9f38a0d579878c23ff0b8b969dd41e7dbae35195faba3321f6999681ff066f2223f7cc6342ac34d484cd8394ffa347b3fc659f47cc47a4721d2094d739fdbd77af9199ca0fe189af3b88f3b12fb88d4e823bc8c7c4cd5679f47e98e7d5d47b95584c39c168c234eeb4aa1e4f3309174f379c93cf72d338e14a1dfe6a2fbfd3592d7f1aa8378d6811e3ad963807dcaa34e91acf582944ff0f9861a97f58046311346a86204c9922a591f9af6bf8cf5c3141499988df19713fee2afd6a123a42e4c7951727dbd6478dc2a1d73e67815f8f73e43fd5d6515dd8895e8cc09f33d6e836bf3dd64593f71e4efbd9bc22f78e1f5e5b832cde0966440afcc185a4f27b8de451ee8c69fa3cfaaa2dc44abfa062b45f2b8ae91fdad6634027eb8e4a453e469094b2e5cfd7fb3810157512b75e88f0e11ad354223dc242be9a9894927cc246be349e1c04a9ff33a98283f66a9ebf01d3770af934c7214683904ce7daae75f9bcd11e43a0bf5c4095faf723b351fc27d75db0a17d336f55ea35bb487c8eacc2eb39b9de5637f1cae5cd4b55c5ff06a355755c749f1988f74dee0e9f19a2390d1dbdcb5bbecca0603ccb26502171ae759719b131fc37f4c1feeb5ec42e26163e8adb37ba58e5f798724c277d74cb6633b22033760b868adee3766d2a129f33c571efc7b829789d7b352f07754c6c1ededc973f99018b99518963d6b8497c0bac5e6529a3369ecca6b7997dcebbf43f731c3f53755afb34b0f784249ff1708b57df7572be61c7c6552b3a7ef86a78e120acf988a09af798219f988e1bea75f706f4d50f590e5bd13228610d396671dd4f37182ea681ff71112a8be6629555713aa4feb95c5fa3cbab20bed5ca20512e593c3b58c449fe60e4c3ff0ad76227a7fdc9821fee5c03abdca9dbbb2fd37f69fbbb97b56653a2e116f761fee27379bbedff0e129c261df46349687d53c8e32258f187721cb33ebfbad8a57f9776ae322e8387f837df17062295c1fbcfb8cf8bfd73847ffdeb7c11f348bffc1b828f7b94e647098fc6542a615839b863f097fee2a7ef5f73ee1d2d8af7e7c3484f43fc189189f499781f57ebf85cf1f921dc519384cf3fff0d3ff099a77ba3d1c52955286afeb8e883fc7b9b739daeee6da95f5c73649edb87ee8090d17c101eae86b087795ac446ff0535e9918fa1dff0d2463f985a9d3fe7f31518c48f5ff75163b6285124be3f192f2cfab3f5d272257da66af7ffddeb898bd2d3e90c5f722bfff0307d1971e33431c351f72bba9f71cafacf29aeb82674a5d7c7aeb955e0afe1cc5adfa4fae44280c48ab7783c35426184715b9963a7e689c2e461f5dcf3f7fc18e057c7286eb55f2e4111fff07a66e6ef5d3353ce86f31da2e5ba9f79a52e7d9904fb97bd77df43a6550ce651cef84bd77b312f3c50c33615639422fd991109c1c81fecc5dc499f17341487a61463e81c21bc223cd4a0afa61b81feba82572b913cc17dfe1f32784ffd9a8032fac1e66771ad9a2d477ee783a8ca6926ec24ccaa9ec7cdd4801e9ee1a6c4838c72befde660caf8beeba02e1ab3e9f1ade142c60337056ab439fcb82502e3a111fee28f3054107cb8903f4033488bcfdeb9309318928fdc9e1f93ae817191bd08ff3387d6a114e665fac81cc8e37999dcaafe0c443b6f7eea18a3c3ba99474ae07ba3d6fb9655e9d8e9e49b4e94ffb775697d5e67088b82ef8e4c7b5eeecf3fdcd9fff08e3187c3317b28d27ea9e6ee691a4140f58ffccf8958d33a2044976a4641759bff69a89c0e18248b0cbe85ec38de4e3ef63e8eaff3d87054c26fe6239d958556e3e8c7a7c348a22fb35f86685fba8fc873290c01e9dfae770b5ad62d066d2a88fe1ba41f97c32b1a1f5ca9e43c1d679e7a9bee6f08eaf8e9d6a5f6d71a2748bea6bec644c354a862f30ce1857a7323187477fdd54fff037856384fb98e13d754a4625e684984f94d5f48fdce03d32179b865a87dc9d4d44b6b17189b4b73e482c7ee696f1785959f74dfc1f32de5af141947d37793ee585b62f9fc39a1e64765ec740b159ff08b57cc7cd14b1599cc237e397f7363209797cfee41c770aff93415fcfe6689c015bff5323d549ee17022626a91afe1c82be3ddf63fb0bcd764fbb3cd7fc53c3c50f37d5c4a84406242f93e5fcce438346e18a5d92a6518812f72a28fdc8ba5799d8a07ab4884ab710b95f9e3bb6dfac30b06ab3f62ea3a887a2dc2481e03bca9f24330d85731b18fbbda7f4ef35287f3d9a759fa773b5aac08da1d7c1dcb243065633c5b3e263ab57eebe413ce7a28a4cbc7ee1671313d8e022b5ca227e971a5cad29f8dc31d3069ccf076b56a146456f6fc7525477f6e4952fc39c9e6b5fa664467d19838e41c7ae4ff0ba4bc7f2e72418c557986eb57490247cd595fa3f3251a984c265ab62f3532441031c1cf3bee8d78b96582167afdc8468745c6448f63e4ced24b39d43d9c4ee627d8ca976fe0651f8426ef6a71e75f9c8ffc9dcf282b7cd7ff887196d7efd69a180cf716427fd1304691c43e49fcff0996e2e9ae2241d29843435fb831a7979cca757f5bcadd15f9a9062843315acaf53f9bd1de69dd3da5a3c7987ebf14cbe37503c99403edd8c09a8fac973153ff0533dbb891b72f731db99f1dfdf991f1e6583c7fdc72a24c2da9f9977ed97dacbff38108ba50abf98ae9d5c7e9454fe4deebc7d4c5ccaf47385208e2ddefc31eddaf33a79463643fb9e088b4ca7f15d758dfb21f41fee61e9754e1b8a5a7cc6b47637c4c3141206e8fe4c75971a6846bb8e6281f75bc1a1e2c27e9f862ec933e06186211efacd2a3e888ff032f373ee537468bf88e5842c5ee80dd10dfb68e72fd74dc2bc67fde23324ef2b07f7bbb8ac828f82e3cc7a07aafa781bd4eee2c987a65b3684fac40c21f18c46b35a6d893ae6c17f4dd1e18a864893af7fe67583226ff0a510a0e56ad2dab5c178b9876fd1deb9928321a5050ae988bcce874939e77f74257c75d3c75fa7100c6405ff8cb7253eb779c53faef6b384b5caf4bcb8e458f5c8318ae53fe9d1d4fd6bef5d7f5cf09f78a42324c48e2bfae5507f0c380ff03e9a5dd27c43442a5fb310d4fd33a204e2bb92960a38630956281988065ff05cd7b160f982f13e9d32fe75ce4e68ccc321d5ac6a378b5f1bf7b36b75a8856451cda64c69136d7550dcfbe22c7f7a84bd47fa70f7dfee556e2f125dea2a813212731993fbbebacb13ce8d11f3f03518d57fc79926a2f33531f8be6115be2b8224ff0872b4087f5ebb876ddb617a8c444fd17dc87423517dcc807d1fa635755077bcd0d44ebcbdca5c7ac34e52d11fa314488af19b30ba39e8d5145a8e333a47b4bde7ff31734562efe72325c54f3fe998380fb1ce0effaef8a5b86a2bb92911dfef0f7316965ce711f191b486e149fe6af11a074185f4c8044e395e0fddc3f9e7d5c9d946a4e0e63fae307ab3619221fd7576757e671d5fb9623c709517e971dfd5c7edebe66c5161dc674fd3dcdb4b5d6487fee074baeca4d3d3cc91cae87d730c885cc3161a68a7d3a89dca046bcdf75d9fe7e6b766ac23ff35a8d27ebf98da20fe86b9d2bf4c8468843d9a6ade5c35147ef69fcc2578fe7f51cb73e9fd3873f4e53ff0a3dcaac17bcdeecea3ec72ec9c1f87273023c8ff0708663e61229fc075969f3c16f98317b84bab1c6190709c590f35449223dc842e19a612a8ff03372dfd5d72d2fd1c22dcf5f79a427e0d0f8fd55d466edc6cc3de43dc597e5994166af1c2d348cf998ea63954f3f85c984a7e6985ec2f3cd1568f66a498c2a525c9d87fe9873b5eea3c5992b67a6a6b604f4dd42ceaf30c4abd2f9abcfa4554d149f621dd5839d5acd7d84b6e856fbf7f8e6364548ad067eec731b9fc332b1f9970bfb994fab15d17f1f867f2c7b66c8397a3ecafd7ae30377c5f5c1aa5c2ea3afa477d6cfcc37e42bcf3eead6b1fb46a0c53e8d32cf701afc2ccdf6f33f311d5612433741163462a70c0dce1e75c81f81356f4ba85c9c821e8e926bae5c9a87a197d97ea5c8efb4472824fcafe602b9f7c759482ac4ff314ea39154de28eafd6636851fdb5db819c85d622d7c5d2f23e12ba8cb50c681bc3b88f43e5c9ba459e6652e702b4f9bf663ac8dbcdd221f4d3f903c1f72d8bf71f2dfee2be13705fff08e6bebcc2c1f3dc416eaa8758355ff037216b9023a5a609c46d2c2608a4ffb86f9b40263f163572a27a60ab968dee9880a7e6b8affcd5f0d6786e803fa6b021e7bd77181e95b94c53eb446259f70e3e9ae8c8194c28e5b9929eb9d2b49b8b1c51fbccb28b7dc06a3da7f5320175fcd7ff0cc1ab2ad3194ea3fd723ed918497abbb67eeee01dee19c7b4dd581bc6a5d242bd47ddc5e1e4f41982106c7dcc71117dae7bac41ff1e4824537146481899dd7ce641201b097ad9e8ff0b88c5e8dbffe6b83e98d611f2fb8ea8e3e651a76e42192e5e799411148dcaaa1d55c1c6b4563cdc571d4b73a1debbe6207fcaea95cfae896df345d9f5e3ac1533f1cf74457f8e8f4ff04d3a2fb371f17c671caff4183a22fe6205367438f707e98dee0fc77588e54cccbe4bc0fb8228164ddabce150e6e825e145fdcf69ecfd2c7a17b9758867b18f8fd6801f915c511abd7dd5cf4806f4eff087ff087e63467028d3f3b1ae68f96457efee6d3977c27f32df7eee38c580ad3e4d7134cc2c2114fcc3810ff04865de50be3f7121096e25ae62508a9187fda2f9a454befcc77a8cb3257e2b0f80fbe690cbf4867e9b3bc7712b7f1868ea853253c572a5b914ce71252653a122bf30ac6728a77ac995ea8e47e6ad3f4ba8fc2afc98e8dbf72cdb7ee764ae26816aa1e7745915abbdc81e62dd3d393a51597a1fa61bb39366396a5444f6f606e8e7772784998aba39e1c88e4b9c435a98f1f9fdc84c570c47befe63bb8e5827cbd75abee56801ee894402f93113b2b1662b571fa6124a2f8e59f5ff032f241fd6442852e5972f1fdc167234ce2d0ff072fa16fddcc7b99bdbe83ba68f77e4d165ee116afc3541d7717406fc8ddb1a07b59ee4ff4613a124776cf2e470e61747992826fbab6a5c7349e1852feff354c59a53e861271dfab91feabc6fe0dcb4a0ef91f86b7ce7d33ea5eb4eeb4c958bd311d6e9d7f14d7b9b834e59d33ab882074fcc173086bffcc520b18f328a0766688218b837b3bb8879577c8e9194a7dc1f0631f566943c6374eff0f3abe6473eb8f5d317549a2f818a585ecf99513af73c93ea7185b48fdcfe54e8fcc1f344eabcc9e13e3248a7283cc16059156ff6f9bf552eb3cdd77a83703a5452ff04c167aa2af18ff060fd3342238d7baa1d1fdc7885c12f7ffb5ceed12c1dde727ae2f38e1fb8592f9573117e3f7fba5b21498c96547f9af3c7278c63e384eb039dcf90ff0375493cf321837213bfaebc61d15f83a69eafb9328479e0342fc73dcbec239ff03328ce95e1fdc7d26766602a1ee4c9a3c87d987bf1abdcfdc8949c4f82e25918f74adf915e32a63a3d2ff725c146872eb2457fa72287cfccab0a061f6549e2fcdc5cfd07ffc7144d8cbf1c6f0ba741c2027dc52c9fb976d3e3ee2da338165c10527dd5549fac1182919964ac55fee1123f5dd62ff0ee93af2635f9a1fe65b63fba1107c99954f81f98a71fab7fe6ea98622fb7fb96a331a51cf9f4c57774f982f92d1cde72ba9b901ca70997a7d7dc43b8497342acfba58d16aea7f33ea44a9fd5d5ecf3e23ff0e4c39dc1b8262042de38d77fa3edcc3457d32d1595f8685d99322dfd7583728e18a00fcc1f6f75c7ae89737e9dc4e47e628ecc9fbdfee854ce59c714397f73428e143f3eece1bc4c2e44be60767fe9e688c7a6223c47fc735179fdafcb827cd0a75e69a16906419ae88a2d27051942f8b85e54a1eafe19c23996839e71ccb27ee8caeca83092f6d214c4d61d6d8fcdd7ab295b8c4665db7ee747e80f1ff0c98389d18453fd1a91f1c7f5ddbfa8de772408f6ff193af57f33167a134c61f72714d2dbcccf342621ce1619978ae6927cc78e8b53192ec2b9ec60e8d7ca96238653c79b992fc9351314f5ca7f19d77dccd3cb5d74f821ebfee1bac7ce6635f2af23fcd18269d43ae30a75fab7514038a98f96fbe18e2e03cc2248121f32e8d3def73fb6294ccd7fd19ac0cf8ae786be879911aa7fdca8270c4f8afd76bbaa9f0dd3f11ade6bbba24791ce7294ae6ad8eae270716d13c35e91fcd31279a8035ae1efe69214547d64e8f8a9877e0bfddcec5a5f171d43c9cb63d6740fe1975954737515107ab2d2e2a073e50e2498f6373875c1c307c3ee068445145c164b2f11f3de6f14921c4fddb2f3061549f47e61a6bac1d7061c7e14cb492388984dfe9bc5f2f83fe6b71b61fcc052afdfba3253e9d6025e561e6e3b7ff02b85503ff58ab47a473e4af15f32ba8172425bccabee48548190287d984dd0e3b8c16ee99199e03a5e5515f0ce43c3aeaf8fccfe0612dafe32a057dcc8639bba93e786a8121e396a419c53fe642511e87330bdf6e4891cbfcdd08d124e34a4299553fd5eb9f0e7cbcc93f1f5cf6f6fb72868cdfd7098e16621c8ea34c441e4ceaad73bfbfddd2ae253819deac027cc702b6bf730584c65c8f8fdcb4bf827e21a2b0beb98a8fd5fcc4c58ff05fdcd8e621f4c7c3216a1f30401ecfafc4c91b4f25fee9a23ad60a7eb442ac0a1dce26011ff03173dd49c062a4a2a27ffc667afe230a5ba7d1999351a3db89bf21b3082bf82e2e1b8adaabcf843727796e71492d22c1f3cbb9f447c717acd3452fa7e63e74f5ce44c79f1d628864204b80f78846565aab8c40833b5079f985cc6834691749f1753b1af8984562dc6804c34c04c41ee61de4734ff3a84693afc7e38eff0bd7bcc635211e399c1f2966bbc7d1bcc3e72fd7b92ce1171f0f342d4a0b899b84e23776db59925509df3ccb8929fe665d03a95c3a2bd795fe6ea33567254f11fb432da8a2ff3106f8ccee02bb3eeea6144fd6668bf5ebe779052b4e2b165f173ea6226107d5d3f312766bf097d3cc5cd2baff0f2e168b9c581f8c8c41787d3173bf2ac8a9b62277fb9ef516ac26191a790f2eea01febc9d2f3f8e90b441c5ccdfa2be0dde5c167cfc357129e3aa142bab1f6a57ec470cf427db264597a86b28b216dbf365f6e29d5698ae95327aad6e99d2ae2a728e5fd3742ff4be198983d07727fb615527971f5491fcdc80d29715b89110e0c35415b9112732b9c9a4a72ed218474f256e715124f98acfe3f5d63cc7ae1b08e4568d0b0cdb34550b81e58545f5996c6691c83c266acaad5de2ae06e3c22f6669458e5a5a7974f9a212e68507ee93a9f9f34d3c72891fdbbe657c4cc1e6b08fdc64d70aa4d6efc33657ff33cb77e4c8c720e69495f1b9ab1f3dc9d5bea18ec7f1ee8863f8fb9ff0993f36e223c0a61080c8a7f0b858bdc480dc93cbeffa192c3dc3d89f73f10eace7ebaae9388e8c2c7b7f467e9a32ef24ca7a5ff374123f356d889f32e6bfeb9ae8f4d26fdf32618185d4187a264947ecc4d824bfd7178f70b158f9346fc277c221e5cf429924bde3a14967dcccbd6969d643bbbb4ca4484febba2788ee69e15ca554934f722d571c27a5639aa65c084d1aaecb8eb32f16288e1a59c0b4d47b37bf49f1d82fb6baf7f17e66941dcd2af01d3fa420e9bd2815991fe2f99e53eafaef09172fee66435e590ddb0bc193692bf4ff36878faeb224a174322721cb19fade5c902cf1c3331d5ad6146183ae37ed9e33a4eaf4eb16fcb8dff6e0bfb8c5a611fa1fdc4f747e75ee44cd9d07a3247795fa61ccd0d7f45dc2abf8c0e8c5c790bfcc1b7a7ee09c9c25cf558b54cb8862fddd9c9241f1f5ff0ae18a078e1562f8aff3324711755c66b1f7e1cfe26f9ce46632b73193b3cb8a2d36f3baf62f614261016e3dc8461894a1fae71208599e5fdb3b9e238fc666c7ee42f3a3aa3149cca7921798675c173c7f0f98845d95fcf8657c2cad390f327e81bb6f2e93e3ac5ce64541f71d11fc34e45ff0eeb4b7f719d3fa6ea9cfdc31b46b6feff030e02cfb8343fbb826a29a9fb88ffe27cd22fe7eee4ebf6e7891b9f7c828f462b9a6d0218114f778827ee5740353fa3f98521c7323eff01c817868d38fe38dd74b8b7947bb9f57c19421a243a62a112a33cf7627bcda682b527aefd57473bf9fc61a23ae3daef6a8af5f8601974774c70f9fee649c1f48d0ca7eb3a2e165e7f8eef083ce1a90ae90e2cb846d7b328f4feb4abebeb93d89e1bb5c89a6423eb0106c21a018ff0f18038f89bd3fbf39efbabf9435e22ee120fab04cd35f4de023cdc138fb86fe9fdc02d434c297989c9925472e5c71629ab495f426f78a388158df9374fbd879cfdf8b788039feb0a015207b729ac55128d4e87830321da27bba8a4cfccca87a1c988301fc866bfe1e384fa57c7cc9328a7189bf5abfb8e1ab4d785376a459f723a95fc3109145a18b4a3d3db8d524a4e43581a9c358eb0fd5b5cc231208b1ebccc789f2fcc4c3af42985d51fd98883a335d8c7ae2e85e0e67a29cb9a302d537e3062962f59831efeba4d7ce1e73494f1f3feeb07ff43fee18219d4b914fd79ece13af9af53392be8ccf1521507cc5f54ac9e268ed83acce6f4d4f8c6dabf8b7c2694ff4fee616a3f74d7f807ecc40417eb3593f4d57c40833bcf8ea25b84115bc9bdf4fbb9149cf99da953dc6917867423c77c75a24be9dcb663179a2d75ee5d487af8336f3779bfb7cdd3c4c7ad97cb8d9bf13cc7abe3b73158d5996d2dce9c3245f7889c57ee4e802bbf4adf21e6644a1ff0e65499468ae7ccc9e72291f4b834e5b57acda415420fcc98b5e4d090ea3f1d754bb167d28627c3fe6089f8ab9853b1f3209d1bcb21fb9d1204fafee21a23fb820223dfdcbf3b59ebf717e8538de8f0bc73ac30fae31c534ecc652dc7332e58176e78bc57c13516fbf43e378b43c38b9d1abd1fdd3747e9cb58facc9fcc8a3afa3587bcfe6208025fb9e8a49e65147ccfc92a6bc15f57143ff0bc23fc49af5d4bd3f77ad4e38fc37021fde63f0b47cee7214a3f8eccef4341980aa8340fadc15fd3549297d3eebcaa65a2caf5c788ad75d088cac11d39eb98fd5e3ccf7f015f77da0fd7160afcc71a273d6a33313895f8274213986283bfeb21910d7aeaf64ff077146bfabd5bdca6701ddc30f817d6515c3226a664835dcabc6b851641eee391fde5c9178dee7a822bbefae931c81c34e61cdd22f899936942f2e75f8c4c8db87aff034b9d1494c661258752362f9772d453feba8287e05fcdecc1fe5fcff721275312dd1e3e6fda127f0cdb8d72ebb7df27c735ac0e84b1f9a8215f83dc5e933e4681ac1eb1e8cdd58287f1927b9ad5989c5c8e85fcc20991e2f3e191f99d27325293e72baceafaddc358fd3aa91c01587b634a9982b5939954e7c918f335e972da80e4a6a3e434603af44d2c2f7cc22958c386a39a0fb7fdd67d627b9ee34a5341fe6f44e6178af29f4251fae6164561eeac0bf8159922a7dc8458f2b94568df9e62183ad66490d4f347496bcd64413aff9f9acbe2662beb77435286062bfebcc56e81e80fa6ef3ff06fa6d372e997ab8a72914f8678719b2613d4285071805a702185ccd7f01bc7abc03e32ed26517384bc3558969f8f3996057e8dc966e4674c2d370193df075d1ccfdff07383a675ae18af9b8a58987d2fdc9d09e9fd3fccf7aef701fcce9cd10f0e71433c2ea71258658656d6e65ae33428e5a625fae9035b8fde8ff0afbacc1580ba2baea29f3311f5ba2c77029922f7f35d88d5dc826bf19e2c547266838572cd15c11d723d391f598d3a7dd3556728f972f448462604f88632bc6cf8c7c9c57533a5e9c7a3cc5ed6728bf3ee7ef79566a4bd429266e16ca7b8caf3be2b7755fe574ceabce26bd5674e68c7ea471ff712c8d4786438797eea3989a8111fc70c4fe65e13347f69d3e70cfff0919bb6218f3578fe323275183ca71feb99782bde9f866b8a4ff660fe7cd7d5cddfa7d7e61441f9fd383538df3f582b53f19bdf62382e5ee55721f0301d87d413ce611a2045a280cff4e75ddc21ff0dd5251acbc82c84b7fdb947987eeeaef44f3702bff0c67711fdcc3d29eb87acfd3e1cde48f83264fec9dd9fe85cd0fafce5f4cff48d1ee25517dbd7395fe068b34b3cc133eef457f1c48f4f5c50ff060c77671a8e68f7e6d40c3d1fe495c8b10dc3db52a45131ca154251af5d8b25cab43fb2f72e9b1f47d374919af9654d6e28c0a0a7a314cf572c5e215e1e6620c24834c0cba350bf86475fae2ea441ad57dca387f3a5c2bde73fb89fcaf5744ef7fc338fa78feef6539d7252cb1ec12e4c1e53f6b9491e9f747c63db9b10ea6ddf2c4ee381ff08359419f3561643a7f3b7ad9d77fbdd3a664333152d1fc5dda468bd1fa6f51a4d3f6b374be2d57f9865ced9848fdd64fba3d9fe640539983a3a4f75f2b4e1596d1f470e701147f1ce5429113239a13fcbb8d9e8ae5e9b8f3b932f92e69e9fad733da89f66b633da1e6e36b8fcdfc6e312b9483e4c123785ad7951cbf1c9b217f9882c48ff0ae67a421fe65c0d7fa6375113ca38bad52a8f26321e5fc6195ed51727eebc153e2dfcc91bc2c885ca838e1ce7ec6d74df1a98a0c37fc4385cde851beffcca0bf72941cbf1917a99f6698129e0bdfe6850cd801f68304b3851a2a98374805c2de1054317e5f3f4ce84791f2abf0c1f28aafd6aa80f9c09883e9badbcbb05068ff0e172e65703cba551dbfb9ac57e0f9a1afa0e5ff0ab81f3543e346441d432e929cf74a51e3cc6783b398cf83dcb2afcaf3b9fd8a7b8adbc2771d9b9556569a9da95d7ee0243bff0f1ddeabd7ee42949aabdbbb6fa1d4fdc8df2deb2ba0700b3f79baf8349ba21e81e1a3d93817347f8bf71dbf91af1bf739893baeaf8c2a2fe7e5726ac6cd482825999842f044d7ae53dcff73d3dc75e81c5073e85261f58980dd995b775f40bea999d6c2ceb35a1d3a64e43562a18b1493a9be6b2e4f18137e869fb13de7fb31397af9431d8a8ae2b19aa4a27133f4b20ddf6cfcc6cc15f373ebc4bdcbc209f47f58c4faf8e829c2ff02e1c8bf93f74453d1e67ef836e0f8af9a3970c354a2772215a1208230eb8260b1afb8efc496e04b57f53c74b32f14b3fb9bf995dc4a29d4d30b0f797525cfc70dc8579671a4a145e56dcaaa4f1c9f6fc18d2be83cba3a6091f33f7e12f7755bd665fad7f31526af8ba98ff06ef988e77fbabfa2648d111fac1e4edce26671c73ccd76df9f9a68d3c3f721391f0f3283842f98b291c07e38e99a5f77712f217819ecc923ae85c212fbf329a21c62aef5fc70eebb8222c8798ae27ee4743308034d9c828fd33ad2dee141aa5c843cc2014b1c3ff09459ce23c86fff094ef257f748b3cb7fa5c828ff0687dc0878f73de64932ea0179b8674263b9f6b47348f87cb839e92c7f982421cc8af58beb35833e381feb17a111eaffb8e333df8dfaedfd62f9be87fcd6465a2646cca23613bdcf160df7e602531c7c171e363f4df6e5e3a38fcc4a7975fbee9702bf1a6842e3039a824909e98e0e4f5a3139f5e7329b56971c48cf8e7f57752ee26e62ad217aae52e39d36a999737f5f71c10dc22fbdc349fcb860aeff0fcdffe9b98aaaf33954fa7f3586df5e3ff09912f8f5fb99f1277d786aaebffacbd02b81a7171efb3b8d22f9a1553d262b2923ee0e576e086405a69337079415e863defb7b8cb37d6e45ce4fbbe8b0ae98e99453ae4d8b147e6fe8c2550c754c3c737df03fc43f1ac6bd1b667d7e0e148275e7f499cb121bc9c1e32cc93c8e322e9b4f0c84bceb6a7cc6c821f8314e4251bc39bf1e9a8953aff072e3150f1dfcd97b5c0816b4c4620fcf994ba79f323b6bfd64083970bdb5a19e5583dcff0c18e9df8616213e4fb971afd19e4551f98640787ae2284872ff9bbb79f8e57f87ccffb3be3ff04d253fd0702b1d1eff04c614961f35ee64421731faa859d5cad9f53ee058beb05d662580d3996774c0fd30c180344d3d414b5eb8f297d9887f316543215c5d30e431a4c82abc37f33d674cb7777dc181498cb4779538fa0fe647167d32b4cfee6256b2f08339983d3df372b08f8e4c4f75fd5c1145a29d64371c1cc71c6cf9bb948660f69f2e9c2efc301e8e2e71f3ffd30d5786557d2eec528013ac1249ca962fccddf84be9969f439833c2644b8473c1f1ebbf1f4e79bf413433331e8cdca57e0bdcf48e137a616f81de903eb567e1a3692af9a47b098d23fa729c4ce7d292b3ff0d8c8f22d8ac7ff075a9afa8de4d813e818580fd7586d6e3dbf0e66547ff073db659063c5ef135e26f7f39eccc8852bc1e218a9f32ae46613cbd726381288ce5336905a5e6533c4e1aaf8f353e9e62a3a243007c55edd3a31e1e997f7e61ea2607b99435afccf0c01dfaff098a96aff0eb21d1fcc9417a1d34c7fc0fbba111e7f58d9e2f799fa2cf8735020fb4f72aeefe972efeca0a665a6c34759805ebdc38238b8c8f84e4869918834f1aa875cc8507eb36f27d397ea1f30a0787e62bc1c2fd66aa93dfdcbeb24c7acf1ee57fee7eb88da9ed6cc9ee1ce67b7e5ff0e67a3f88cd5169d1bea776ad2e5d183c9bf7c75feb85aaeff05c81e491fdcc1462de64247bfba95fd7ae24eedeae47fdcdc42e62daf748b638e07be43eef168105736827aa77711c068de2695f818d627a81c65424ec655ff0fee677f8b399f29f7c734118650184ba68ed77edcb874c017f71f5c486cf4fdcea3c1fcc2ba0fe619fbad072f8c865132fec9aa214ffee2266b84df5df385c19324515d28bdfc9be4ea02b9f888f517132749a99a06ba99bef181ebfaca68eef3e9a3c88e88a9f40baa0897d37beccc1cddf7a3472f39fa34d58672abf995779cb78afe65072a42f113258c450c053c58e8cc1a1b9247d9ee42cb69b89e398469a99f2259bdc1a2ccac541db3728f881eeb6063fac17591d5c22f1cb09825abf30d1d3c5f37df011fd31fccaf2c8a6a383efe0d7aab121e7341c4cf84f08086a8541ff8b9425648337e622b96ff5cf9bfd38515bf9d254aff75a74f864f77dc5f3bd7bcd73678404cedd497eb96b04e5f97482029f75b0bdc827d77ba719d28cfe735ae99d353e9c884df5fccb893dfe66d34e7574b1afb75c51f4fff0c34297feb0c480f2819b9a1eafc69fc5f314d4385eb2a8c1ecd6550409bb193e2e0bd5fb4f313223999a93596fd83e994f8121abe2dce3ebfbe637a7fc75a147a705b7847977f2851e62675e334cf231c11f4332a47e6e5d14c159d542beee6896f9987f19727a5fa3c9b90d4d5d0fb7aeb36b4ade377b096439f660c421a14039f2e495e09935a61def9ffee7dc5dfdb9239f587acd1715e8cc207fa3882a24b0a642a07c3e18bf51c75c5c24b7ae456cfff099db6a802e448ffa320f27b7bad4fff0c196e8497b6ef7f482194d19e6029dc834e2c82e3fe75d1fb9ac9894dceb6e10c61dc02e654ffa99479d1fbbd0beefdafd2e80b101d7b5de94dd4283fd9940129968a670fef6631f11324618bf2274c37c6f4730f47eda4c1450b7fd7375a7cbfb932765fa98cd57ccff0f4cb963e3f5cd8984eefeb24ca9bf6638dc1fb702227e85c95d03fcc8bb87d73368e55d7714819078ad776adfb8785fe8c2acdf1795f33e2c98795fccd625788ae3b33f9abd9a85cf268a3f98cb578ba11cfc454cf39a3da07eeaa71cf1d693451f70f56175dc9b778f6b90c3b5faee7b57958e243842e1f88bc25bf332ec52a5fff033d6c3eb9828c8667802713d72a28f261bd8ff01d21c57fbabc414ffeb26c3baa21a474c9abf3457d733089815fc623a29f981173d985a705662992819d06a393627f6e91c7ec9990fc05dc6dfaae347765deb38fa61176a999a51f6e4705064359087c2e4b07cd6db97af40e9d69c5f06024cff195be53796ade8774876fb8fcbacf6181a567a6681a745f7c0cdc1bafa5fc35731f51072fc8f29895be411f09981e7f6e9861bba0595717b5178b8cc2847dd012ee453ac34b8f135b2f5c1e6cf99cbae194bd7dc8c9971f57a1f35a0bc79b8bc365cff098e333d42ff2e742e7c749ae43fe661765a2629f385ec438127f77ff5a733eb4f98f24bfa182027dfd714f82505667546f1c4f9cc3270b75fa87a68f0ee79a2bfd61c05190d35883a14c307a55c2b9c0fdfcc33ec3f72da39f477f5dcd9bdcffa72e1857d1ca82e0561f82ef0ae7610bee22750a264957c9fba78156a64358bf9a20d7e3adcedf336511ef323dcfc997944980ed605bcf9bbe916613b9f93f32386952682bcc4acebdd519f23a59f14c9137383fdca5482f9925838683e9f982d79038b75ffcfc264e67f84877305a602285bff9563a863e89335ca2cabe65a168afc75a18ff0b9222e965615c11fee94aff09d72191d90e3fdcddce95e61e4bdbb3fcdcbe39f3358af1dbbd9d6110664b4cbd7b8554becf747c23fddd694fb30cd548486214fae52ebf93b91ba9ff663abd9ff0378fbeda93e6251c70f1dff77188afccaa6aeabdcc65f4ff8c0fa242d4ffb8ae69e5f31bd25991554710a0bd66ba2f7c9995485ed4cd96a7aff724b8e419bb2d9dce787cf898cbe4ff081a4a424cbe5a83cd4c75f072f498cae49f1921ff04ccccce863e10722177ee55d17ee848a623c1fd6ef4e7c74eb0a4988dcca6fafee3e147d1dcab1e9f192435f62ef5521cc60154fb8e81f3a7eb96e8065f4efde735910355cb06cfe9aa8397cd5fe19129633e64aaadee5285c5d4fc4e1e25c092418594475c951bed1994d581ecfbb95797e0ce4dae040c88be8577386a443cc84ec4c58711da7c86238807dc6446bafb969085383ff770d2215d635030b174596de46b7fe83f43e662523f66364fd4665b8072b1ab383ad83695fae5883f1f327630f933b9f661abac48efcc2910fee52844f5c224be1324b1ff0373095d63967dfacd6514d75cb22444f5190edff063a78511776730416617ec5fd3fe6e4093c6fdca334dfbbfb1f19a62f5e8626aa4c1d64c975d3b5c9253777c8da4b86428927dc601c2a0465f7fe6288ffba9908cff0721b24fcd775b85255a83ccc5b1ea661f80635378ca3e98e6de5e6845c13baec2fb7d6bc18f8994abd2ceb43accf65ae353bbe9aa79af596179fa6ff652698aa87e1fdcfa49a6609992f5f7d9941df6f498b42b9fff0233158014ff0f588ba3e179fe32c5a18879bda0285e6788211df71369b3271f9b12dd7ce9ff0cd298871cb963b1f6e5c22e818aedfe339076fbd381adefc3cc4a47c6b48e17b725a8998a53449c75da9fe65a3fdc9817a2ff396fc17994fdd7e658f53f8c6bc62e5d7678f19173aa27774241fa6363d38298e3e38bc7fdc9cf5bf9fcc1041c3d6b4292c8baf727f184afd95c1a47f3b888de4ee70407bc3826720ae22b27e6370bf59dc3953fae13f66346ff09c99d853781d0cc3d3f49881a87cde648c045bee5b282f1342467ee7ca473327f43f8b96beee24601369f4775018d9f71d269f93742a7aea3ab8936e3a78d5f46083a59650baea9f0dd14c3ccbb11ef1c29cbedee5148582ed3d32f0a23826e0b47cd1c7aceba62388eeeffbd2754f57e65c1def2a8e20e6c1a917f504b8c881037bb382babfc65e22fd3a64dc2a27ac68755786ea76329e3310b8f8e4562b98af49e9a6a44e7b798d161b814747b43933ebc57dd72a1fd3a44c3f1d63c229061cc35a269213ee2e77f29f37dd869b9142316f9e887998be1bef99a67e57f9bf7389e1c9ed13e3861ca1b5c418b0c1f1b9d7f1c189d1597297203bff0744ca2d61fdc84cb41343f9afd177f7fe1a35c7c7d1d3a1e1cca158414b7622e17a88c13b9e98f22c51d55f58fa15ddfc4e3d1c3c754985d47afe9c42fd32c86b92a06bfe60270f070d5f1b8cdd75dab5dde8e9a3c8dd0a31f8b82521710a3f30ff03e677860ca154685dc6112dd683634f6371417f5fccb44025f86b2425aeb9be43bef3c239fb8c421f55ee4235a0284c5c4ce49f3e57fcd7469f5cde09f8cf3e0e544ae0e5c72ad7f94742a564027f8e2edafd78d2c5d7af0cc245673cc2bba9fc6c7efb94387aabf4c9044a81f5c82f28237f2ebc22258ef8cbc7af7a61ecfc3119c5594fb6b8a5a0f5fc6f55bf86e210ebd6bfccb89cf030b187c0335f142ba2d09f1eb0c65fac35197e198455fdc85551efe6421cb92de8f985ab7ed70e547f0d3d55ca8c60f498e86747c1f0d15949678e4dca28d0c0428ff4628457d7218b3af26f66593692ee11ccc3c34f985a3f98268b90c59de7b9a3c5ac7327439ec86408575267ee1375aaf91c848868d3c9ff0f2c82b5eb9778c1f2be566e37af8f8c77c43834d34559ec3f244e629126e47bf85c96ba759dd09a8e70b92c16901fabdffe604f23abb8a7693065584bffac5fe448ccbe55878303586f1e6943790eff97317d483f0fdcf3ed01c5c4e69427cc32d4921f9a47d04f7546225f866b5fa19baa8ff8ff077ecb660c987e2f3793d8091b819a8b3edcde4760e7467d487449908c1fcb02939ea399f8563eff9c7b823ae624cac51c27d3429b12b899b11113e33b223a01ac2a51c475413d74e3a0fe7eeecd4716733f3a694b4587af40afd75815fb934947bd2eb74d460778e3772f78e0c037ee2e1840fd1930bb911ff08e565a4c99b9bd4b18c293917e199217a7b4cb777e7ee1240e0fbdc3192fdc187de12645ee4794e6c9d02b118e6a10fd375b914e7fc967a1317083dc4e16a9f37410d27de623efbc1ffcc9486bb84cd2b1e02430d0895e63a9c122e3922ff61be6172f5ac03fb1c126bface19d7e1779893d89abfe2c267b1fc73c140b915e92173d7ce982c2a9cbbcc3b338ca17e1a896d117ae2379d9759a82ea95113f93282daa21b7df8c6fe24b798048d61a2719e18b92be71a5c47fb49afa6fe349a1bbff9ae174aa51fba6083ec4dd1b2d306e83e1a5788dc5453b712bf8180fb72e240bf771e4f7274a6964548bdc222482ca313e754de954557ee56d7168f3fd9f34a09f9f317c7fd716402f55f9997a3e2cb9ef41fd35b1fe50cc94ade391ea1b5c3ff7fcc51099571071fe9976f968c76f4aaa03216a2dbdc892bf4f98225140b379aec0adb8952553f9ab33fc01b9f56b3eff7721051f344f8b1fdba88fb1eab1a9853c49922383f7f348482ff8ff0f34ad2901f30ff0f0e28ff3346a0e0c04d929e1be98c335d5efd7aea2f8bcc4cdca178649d183e32059d574f4431bfdc2e12fa36cde5480ae834d55e23a81b56e277fa909630dd6ea871e611c6aa3ee7a7a8ab9cba39c16edd202f89922a9565a1a2721a366247609291c865e2f7ecce3891c62b8dba6b3bd62e8a776f34553ae6ea5e1bfba3eb9422894fbb89ea17fcc678f0f1cc21ecf8fccfd557b85089f5c81ca7e68646fd7086dca0f5fccb221a0abe19ae2b8c2f2771a454722328648738579cc782bce33451317afcb99b3b994352cedf9acb2cbec010bd3f73909493cfcc43ad5f4305ff495d4611c376449805cd2ddfd30a6d1bdc8840f86174180f735f0fc74998692fb91a77057adfa516ab9a97d330b5ff0efb710423c59a8bcbbe83842fa0d15aae496aaf2180e647dc27a2cb2cfe384147e2734ff06bf5c4a834e11ffeef992cbe9a645e26e87f2c275f07dce559795cced959768daae20f6f72c6b7f73713fe5dc338662f2dedcb493dfdeef339bf72eab284c4ca150f987c104fd5caff2f324bd8bd3a883cface494cb2841e3b8449ed3b3341abd783840d7deef81ac8fa1996889680e4810e51736e43efccd053e576e259dc1bcffe6f1c2dea918d912d369cc78039df4f85a346789340d9e9fbdd298b7c9bcc13d7d667ef192a57fcf86a6621d0a0626a29b9b249dc51ff019b78bd98cb0e125c510351661c91f3c5322fbaf174433e97b1f8676192ce5b579e7e64e5ec7facf38bf67c312e3d266a427bc8ffb86c34f66487f5bc37658246e3105fb0c6c1f79711727a1d641072eb8f8f326a2ad7fd6f03018fe7dc9b5fcc1f55cafcd20fc2cde3d7c7e68afd89fb1d58bbfdc69f1d17e6569fbf9afefc7ae1f57dfb80fd87736171c912a742cc228829cc038af5f99e53acf319481bdd67dd0e874a38ffb8c6f3eee4d2c5a5f729dc794644d54ebf2ebff080ab9e9626f02a7dd0856dedc6e89f72cbc68b7dd4557de158ff4677e627e5cc1c9ce8698c5a9e046e6abc715e0e47fa9fc332ccfdfdd5315ee2caa8c9ea639f7a08433c0151fff09691f0d82ee33176baafe49c68a69770c118bc5afc3058ecbdc6583e07d7ff7a21f0ae908fff0b33786979d2e4e7e12f131993df639e29f5ae271b3e573dcaf8aee9452ad72f57730ce60d45f744c79fc99a995725c1e8f072bc2061739bb4f33e40afc3ba34f2ecdd3e3f3ae1c7138aa3d97b4755ce1afdf31481efcc842f1ce7b13dd213ef77ac55f310f73e3251775f6e29ac37e8cac2559c71ca2bcaaccc5e3557ad5b3cfe9a6587ce2e4d279fd934053a2f75887a32912823ffccf2ffd9cb9925fff04df2324e3a0e2a7eeee6e12bf5b884880179fecd3281e70abbe3e92bba81d1451218f6f1dfa71eaf82bab87887bfb1fdc9429e13d6b52b4afe3fd71a7af8df0c9da4f1eae011e9c06a5c29cf39a835f9d732d8494974714ead71d2ea8623b61f716aae31f9f997d801472ece4234319d1c3f428cfbd71e781ff0a1f99e227a495ff99562627ee0c4a5e5f599ab7427d7387752b2ee97acf3784267eadd6a2a7d5dfb8183d682369eb91d3f9331183e4dfa7c74e0872456d539916061fc63ba41fe1fc991e6b01f69aacccc8ad7f73921997f3058f8e44064ae1689a801dfdcd25de218df2c418e3dd790c33a7e1a288649eee931d4fdc6fc0e0ef96344472195b1792d5352447377eb38e6e68a71d3c859a148bc4c3af953b88f8698ae7c3c374677293e6283fde42e72ad3330f2775e85cfe0dd3f7c68fdec2c43122dae1dab0b1457ce5d484afa126281ebc3510812a7a7dc7e68cfeeb3e078c13fd83488a98beb901cff0a2ff0b9e2774ebf32bf2d20cffee89fdc7d63be4e2f4c3d4fabf73ba0ed7e4c293e63307f8e40c0be2eb207e6dc96c0c283b277508dfd397ff0a39987d7029ceb8bb16bdf4d149ddff06dfdc1f4378ae78ebabf5ce53eebb43ccbcabba054afc5cda2f99075770bdd0953f87cca471e9f4e5a344fbcd6d5af57b87d63eb057471dc2258185a613d63397bf973410b463d67d287f51e6e77dea765c512af55e7b9c706989cc7eb662287913e3751a3427b998c4ea9dcdfe8e9de20d655bc89a5c3c63c27bfebba35cf6f3bb92faf4f17fa6ee6085a97041168ae05e17d31d5c393a1fdc51d551f31bfb2fb535a69d03e6479e7d6ac62ec6b4bc32fb9995c81e9dc4dd139571fd63b3e7fae95f440fe7d6ebf499d45ff0c43b8fd715215cf6dcabd1f3118f9cd3117828660d5d3c56e5121f17d394c5ffedcf3553bf238d0c73d13eef31c98f038832438254cfcfaff05c739782725f975d4593f5fde3499289cd11c56982ff03349fe9bd3ee7e8ee99abdc8403b917bfbff842dd1eeb29ea6fb31a468f1cf46ab8543eeba2746fd37a67c883318aa51bdd494828f669963967eb9fa85e6b178eb477f4be667487f99e94fee13be2e3554497735ee111fe62afacc49c2e649e9a2e2f5e4741db7bbfa98ffee9aadaa8f863dec68f63757e444ac1c13254ee715eff0b1e90ae501ff99f62794c9bc3a7818f6c0b77a942f5d74da13c38134af13f46868735198cc1d1bfa49ffd69cb1f90dd24982913fccc902faa81962763dbeff5c71297373eb39285d7cb21c5c11ca38efba03c8773ed4dbe6acb418eee78c8792cebd32f635ff031a01975e61fce9728d721f96399b1e9dca7a8c68fa2073331586929dba2493a275cbb7b5fd6901c5bc84cf4ba291f99164a8781fdcb17561b92b654f3fe66a9aa7cff81d48f0a8e9ff071362de57cb8583fdc1fe61113147e8c6e29ad1f32e87bc78612a97e88dc1641d1e7f863b4aff2b9b5d8fc239bfc4993ab6311f35cc030b54fb833eb7adec6a3f8c45258bf7254a72edff0cfa27ed6af7cdefbff01b8032e223bd7a601cb80ff01c1e3014182a399f6efabcc8b4213a9575f16e53997dd345a8ff099d01d493f8b8ed9e4e23f72ae1c59419fc04521609645ee6897fdb71473887d754e369814670948077b53e43bf8aeab9d2de975c601e39a111ebf74b2ea8ae4c999c7d64a3d3e69cb10dfae464020e59a7c6283d7fae5188a67e067f75bfb5bf7286d131384f120d7fcb057ffb838fd18a671ba2b39358e7ccbd175c73467d90df38e168ad70aafefb9453c7963937d10f4fee503edbf260e963ccab83b7fdca5b24bac57ad484346fbbbcee47e0c7d5edd31565dd5bf7b9beba315f3ee58725c1efda5c65e26bbb7a95d4c68e195d47d7c9bba0188fdc9eb1d79314a5038fee5ec7fae1a2abfcc3507c89374eebc9ac37d62ec327a74fac97407a7ee452394eae343fc5eb34edc8887fcde157abeec1932374b4bcca45be9f1778c6257c32475c2fb9973bf1c3768e7aff0e069394791611e8fdd2922729cd763eafb5d4353b5e2dce016e3a87e9bdffba926bf537e564d355c9473b7f7ee9a083f32b45291aae1fafce2b343adc91409143acdbb3f6d70286244593f30d9bc644a7f6d5c9079c455fe735e317d1a9628e3eea4ebcc345a41a772b7c76d3c9fba292474bfa99223284e5c53ace3e9e2477f483f5d3747ef77845a2fa5ff3199106f1aedbd815d4fc3f84c27282fabfcca72e1c20c631453c7bf0d4e98144298af0974ff4394538f41cb6e54fcff0ac762478f1925a18e03f3fdfcff0d5dcd8f4f6691607d74306fac4f9f342d138b63bfb57afb998d15f439fe6864a53f4dd30b819afccee54b5b53eb980807027d23beebe1cc3e032ff0f01d221550cba70e3e1d662545c0e294e262d73057c6a07fd9f75e97addd55d4c2d0b0fa6aade9dc514fa62bd5e0398e84a65e74ac174b8d8c286ee59b809f314b1282aa62bc529f9a658981cdc6b9130effe98a1f062e4ff0ba807d67c1c72f8fe60749a746320eba04e658eb5f8d0b46771c9db9bcc3948647cc6090f1ce6c3fa3b4ca0fe9a2488e1ebac615fbf98eef443f8c533a5dcc42994cb3ffddcd125988538bc7e6e6f66edbccc448ff09bbe277e6145c54a0898d9ef31702b9df7d189747ff0d149be33e601afdc77a8e3a3a9e6680e6aa95fd61981fd74ee57a7b93d8d617ae2397ebccd0afaf37a1d48f9fe132bfc4418673e31a919fb9948a2dc7222cbe6e3223dfeea273e51b89a28f542f5d03bf95cac297cfc7b8613f83c5fecc977824633da1880ff3e2e55832b3b53ac1bff0325f888484cd8e72c943f265c34b58fb92254f4d3d52291990e04139fe9a81554c9cbfc06777becd5e6ae8876be6ffbe8fae120ba47d770a7a1e047ccf7a9afb96b58124dd347e23283b4ac96ea97ad7141fa8ed7cb9808616f3e311830c67fccc15f11fee92666fe3edcbb264fbc7ba2a3d31dcaea0a071ee6955be6355914601feef32af9d7357cf6399da2f824537462ac2a8997c312813efcb93bfc6e68fd02954fd75459ff5d13ea43b6667c1bff66edc75275c4e5f63b9a480bd61a94af13dba32b3ebe9c946a2a3f562f438a74fecc3613863f98f65f4ba0fdc685347ee3d68ecc56e5ea1ef13493c23e6c6632be2653c0f43d33ae87b8f75b3cb798f09ee01a40c0c85d664bb39a9e9ae893ee62fa35463f8e48a277f664ac87511d4f72ba8e2386265ae68c46999c141fb0d69586f5fe336cfb57b325d81fedd134c79e95d513efeef98f35ad19734448e67d4dece63d9a919a567dc952642470abb86e72851cf5898057f98995339831474cf5e6b478c3b9a5fcb95a3e9a8c71730cf8f7282cc3afc3b947b0dcb1a2ff0cc3ced73207b8eff0a6faf353ede614bd0d27e5ff9a38597fcdc35b83f9dde1687bad2638ff070c27f85b71820fba0613f2075c611f73aee2abee4a9a9655867f66e10bd6786fa883c17464dadf75108980787f5cae963c2cfcb9bb94f82cd5510a14f716756b1b4ff09a35ed27aac0af1067e71d6fda92642029f9d73c68ac041c427be1c7a62835af38aaad71d8329483442d3d2e5178f9324f5afeb261739330e248eff4c028446a4bab128a2e5c49c2219d3bf98aaace2ff0982890dfd0c5ee6c17469348de17284e49071cd683e4c4cc7392a4ff03172f065fdc96883c5f9887889616eb8b3b648d4af161ca45110e52dafdfa624ab2d2e3a1efc4b8fac2c47cc55eff0ac9c0212393f883fbb71cfb2ae2c39c7ce466f3393f38fee0593f2770a0f4d1c9876b4fcc4fb0369feb1f40498188fd2aa1e1ff030c38d6d7ff8328e56f2a62d517e1a64af7f3add8c5f10debab81f7ffb91484522e84d7ff0e06935c4898b1d733e73125e421f9a589646e31752848fe381b87b7d6797f7c6233bb69d3fcc55aae9dccd03e2eaafbf8f98c64b846e54fec3d379d452e39d89fccca77f7e6651c4f9884c7eb158e230faae3f2d5260431596e55fefdd153dbc26edb67c3c349559f99ae3551f3502973b8ee391c9e9e43ea4c8e78b89bcbfcc3dd3a3e03ff9767572366f8ba8e1fdf663f6efbb559438ff0758088e39bb44c4a4b8fa8fcdc871f267e2bcab99df7f0658b7e31e9a18f41dc61fc1588e724f68ef80bac8a8bf98b9c48c1e1fd715879705523864a1f35faf1bb86d84c6b8178ee12918b6fa75c6af0fa386280a7ecb84e633facc5a57ae14e057f099780a98bac5618138dc47787acfb9412c1431ca5f7d07f74ff069f4bfe19838181ec35229f5f9ae22415f5fcd749ab8453669da9a6a13669bbcf69ee21c9581c5f7060dd38123f9940b76bf6649e64fc661d34943499b97ee91898129899c12b5fea675454b1238ca9df1feaea442d0fb32170e0f79e97ce4a8388b01d2c5a6e9f1ef3471081713890b64de4578e7721709fe77c9deba1f98e0f427d4feae7a4e9d38be1d96e1ea2273e6140e4ce0a2ce90b9f87c25eaeb2891cc0fed568615e2f55c407f41737cf7f0c32987d0677733757d174e2cfd16168b5fad654e5030f48763d1d272a6fe3f869bd1bd07c3e6028bbeb2e1263a03d67d77791bf5f8c2d5e62bcff0667342e01f8d8e91ea0e1732a7268a6f0f838ae37a7597cdc69cffff0cb3b644a7db139ff0450d36284be9af48fc063fba7edfba1168ae819b781476f067fe173530afabbbe267a8c568f5f3115226025aed77b327c77d1f48ebe3f232e1dfd371ddea9ba9de40f5dd45e941e39f19febee6035e618c7be74dc17df0c62bd3e8c5c715af98f309ea6e58b86ae51e1aa1776e8417b9b2192ae0b86ddd1ee3812b97d5cb5c7f771e60a2d31816fdde2b3b9863bcd2ae9628abe53123ff08733c654fb1fd369e9f627ee8533d231195e9ff0cc2462316411c812ab2e27483a73a37afdc21b3ee59347b373533cd78598958c48be992de1643e8c28b4187e72eadc07c19f437b32389ce757a12faafcff355c9d09c3196a624c5da3e5ca2fd25b9e403ebf4c127b628dc0f3f0cf8e0aaff0a73ca2e42eee12a278bb9bd3a1f4ef4f2fe24c17d9eb529577f782e5908bcf5c4a641fdbb9083b1662bcba03cc9179f81a9397cfff08e4a8fbd6f98466f821f7738d97f8c9c3d24c715aaaff0fbc20bc2b99a6b95869ebd9ea9ff0e0cc14110e9ce2e7315554b8fb0ef1c5fd11b5172ef1bc2658f4fa45c4fa4c4e0c583b7fef744da441bd5af0bf34ff0b1a6169f5f9baa1462139815031fafe32cad739c99c504799e08fa350cbb62d7dc72a48ff5bdbd14751063c6e2402d4bd6417ea5ee7fea47cc8a0d5af582827d264945f59c6792828fdcfefbcb9cd35abe818120fe393c1151bc356253feb747f04abb8c298412afcd7e9a945932797d11d333fcfafbbeef818ee0e4aabd770892efce3b267b623f7068b7b0b728f474fe670d1cffee9402f79854e878dfdcf1fb350334e4ef448f773f22817d8fc996dbcc876b4856a76f346bd07ae645f3129b4dcba7c0eb7beffe73a888ff46e7e92fdee20d91e4b81313179269168ddfe62a27a7d6ad297efdc8d95c3f135ea55d0fcf8ff0662ed4e18c4afe6a1fdd59eee994ee53d9bf8646be993169ab9a8b9a19448f33525b8a3737f3d1a892e48e8c821cf2e5ca551fa1fcd3a44faca23fa596e78ad7561f3bc9829cd6f5dc525e3930b14e3a927df9882be3f3fb9856e5e97dceac04cc41f74ea1c7fbaa9e9172e55add5462fbabcc5f3e69e11943e678283ab2badf28053b7f73b9c973fc97eb5c3556ccc75dc54f7d35875cf1253f1e66a3afee2f467c0df3a5ecab556924c90fafb977b2772d8757fb995fabccdbe54191347d8c51728fa1ce89212eb9554e27a7f722b2ba26172e893698f01940f4c6699738ef9b718d2adb8ebbb6f0807e30baeb8edd26e0ae4b4feba729fe38d5abd3416252f6994a89e13586b6189a18a18bbab14e18ccdf5c3f3932545399c3b5617dc35cf1f66a013e07d2e45e2e3f9cfe84889aff2eaf977af8296498266b1445a99338c3f76644b8ee3a9fff086fceb214bacbfca3d985172a4f71aebea474533cfc9ff072956dc61969281d17447ac735fdc1ad541fcfeddc241d4abf887dd23abf4982bfdd77882917dfeba51d87f21a76e967bfe329d61409dfdc890963c037ff09ff84de9af7072a7e4fb8c962f2eb41e4a4e72cba7fddc2e328fee501b61fee6725f354ccbd81e8ebfac9321ee0fb664bf13de1a6c4f53e4c2585c84362c799e8e11f177b2232cdd6393ec75623d5f9707bdc771056ab87f0cb9328c75051f8b0a14c60fee5f25c4447bfccec45fc4bfb94aff02c4d777bff041d7f4680231e1a834bce9f986695831b38fbc9a64d614cf32bf9926bd352f7dc1ff580c3ff0b91618c47b8aa770b46eb0cdf8ebe4161f8610e3af61f3498abc3ce646226a3de3ff05bebd1276e84e7e67e2470d15ebc77c09d5c85ba5366967dd5017f75e27f57e669c378047f7341ff026b5bed37789e33771c1c1bbbfa35dd32fdbc0d0cfc1bc6ac74751d6da7d6e8eb2691d1542d39b9a89570ee8c5ce4386680e0ff0f74d9314778d63f6d219d5b57949dc2b8bd5f6e64fdb7f134bd3eafe6affe73cb9ec9fcf93efab94d87ff0c736d6a327998f4e434b1da3c3ef5cd6147819d9b63f4bcc283274736a80da7b8f80d7591c56852bcebdc2528fe9dc8bdc9c50cac1a5ad20a523bb851c89a95f7f4c6adf830bfd82b7105f4a7fb8a4b0f99a9a5bdd49a0def37d5c602e9c971775a55fff0c5ca441ae67cd04bd9e67193cc96d1c289caefc4d66bf53eeb2c9e1c03fd934a82b8c9f83d7cc463c1c0c6a1b27b715c84438eb8f21d988e3fa71625a1150feba246359ff0dd1e5c1f7f91f81a5c315a4f758a2a1cf9e6f1e4fc63337b15fadded22f71a7d9c9ff0dd66ac3e1ca0f183bc63a896be2fd1b81c8f22599fafea7cd191b6ae74fee4b9ef1a82d97acdbf9f0cf61678e7a7ff0b844e864d7c4275bae5787e1aed5aaff66b798cff077fae55d32de974fb7744de3c9af1f1cd52ad6d31565580fa7f757c9512f36a01a571645c0a4c3a0afaeec88725fcdf5f0bfd35c22f53dd5be4f997661db77a9a2b99ecd1c5230377c5de9171413dc82a477a14bcc1232617cfd3f993a2cf0434c275ceeecd53fe2b91b27e845c1e29fe94c02b17f61a3cd03dd168937f319c7be329a74c4cfcb2af75abab436852f26a21b5aacf4f70d6bf1a422a79ccf725b581fee3c69f3ab1ff327a3b0d1dde093cf19f37eb3f674afe998452f1c493ef886695361dc27e9cbccca1215abfe648d7f61dc79fcfcd27e04eb2379265c1b86f77a64ea312227ebb4c4e7948fae568523a1a52b4cd2d9ff05dd43c97c691345f6e74b47e9883c97ccf08bfddcd6367dbbf4e15fdcebe7639bbcf75dae04336187b1b8296939652d85139b83a3dc4fa57a513abcbd7c30a066b2be6e9016d39ac1abd230c08521673f5f49344ca77c3113c56f2e24dcc891c2150ba9aab88a3fca8542b1ddd71278eabae2a6a5eccc9a2fa21bcec0f4eebe442567a6daa3ffba3b94047bc61cee1efe725ab34d5c82d6acdccc33f63315149f3bfe6203d777d8645c34dc603886e42bf1428666162a2c6b24cf5fbfe687c8818f126aa0657e2265e93ed0746b781b37b0bf92e56153b71db7e3bcd24a323952d1f2e7138884cfb59244e631a286f1fddf83429fb8b3944638218095edcdf9dae0a8974c509729e43bc5f903fc58497cd23f87dc156dee26c4247dbb8d4cff4dcdeeb3cc31ec64c3839a6257e787ee46b4664cca138c373d3aafb988e4e531438b94eff9a845e31b75c428541c2b161a7f1995d4829c9fb85fe980bf27dd1f5c94a6a9c9abeb4c1e3dc02dd2b31e93a63d22e652bf8c43c682b067c94c8bcbbc7848acb4fa474a517f46ee5d22ff0b33950a08a5767e45fdc346bf5c2559c21838dd239c18894bd8e8449fc6f83ad9e2ea3fb0c527fe6a2f93bfcc9e2410e87e8e3dc793a42dc3ea399cff0acf448f09e69274471024831ed5673b39816595fa34e9c38c8e4f6a597a7322281d392d8a8625bf607bf99bc27ca3302afd54b888e68f7fd73efd1bdc73e5d2a1e6a6e48642845ed73ef7b3e989f28221def598f3107aab976aa27e7d372d4fe98bbdf27ecccae6bdff031e27d27745e011ee9cb58ec733ce45e1e99447b78ddabf1e83f498abae8c3f8b04e22a73f8bbba5a8a4fcc172ae83eb6e51ed3148e24f8e6414c95e0ae3ca847a87f9a43d54223fe1a4e4f8beb43f1f070e755e6ea8e965577d254be937e7916e7d044a6cc4d54b7f7158e539d1324fcf57e4ced4e0e74a87d77213706e8bfbf54c588a218815eeaf8642e2b525c83dd63d5c2902b5fe194934f7bd861196943fc915d42628ec7faeb44228539dcbe93e66610bd76cfb86053f890ca921d1f2ae63f2fb6933538173176c41f1ffd6ea23036fac91d1b8ff73dddca64e65631c7c71654759180fa9f9984352783dc2b893f7fb87bc16eaf5f787721fbab7eee01f62f2e82107ce61c556675c8df51e63c57fcc82cff075105729919ba07fc3bafb17f37226bf54eeab3af5357459c7287ac8a71cf02f25729190b92d9fa6a293e19913feb22f53e6957a62642b21a3125398bdc95b598480551b87a409789847c71fa67a44c1cca28f13ae2bbff19261eebf439604bae8d9afc85df171f34a7a1fd675bad1daee3f1ca3c0f9afd8fbc53fd796e753d6904edaf0b6eefc23e6481c3e66bcce81e97542851d3093f2bffe1a108037ed5aa9febb949c48e5b35f1f982c6ff4e5dc07d8fd333f50741cb1c5e8a83987c7e971e83e3a22b7d5f5752415f5754a4bfbc31b8878431da41a5bfae929fe14e390197c322f65bc5a6669ccdbda63e9cee2071ef939ca2b1c5ecf8a9ab2f1cfd985b7e01f32caf70daf5cf483a4cae1f27a662bf7af72237f41865f4c2c6eb2b3c4a3f8984545f84e1835ed0e8c36883031c03555de8e76954fd242aac75be9536d75561d9f4d62f3e58e013f3b03b80329d807f7ac4e62ef1f186eb7677ae0814b815ef3b0fee22aa79cbd47afe4771f12a6a483e1e1944efd2982b615f3117a03a992e4f87e0ff032e0b95f326a408373fc3894a47f599ef44ddbff0abb95381ba30c3ef89c0b92d1ef6133620aabdb3d7348e3d7b91a2787c64feadcfdd2926be7bfcc7d694f87ae557a8b44d11ffc3d8be08ef7b4bf7dcd522fd75e47ccd88e82a861fa221db8f9bcc8151f2fdc020a19af38e5f344a7d5c3b44f8194c5e143724ff033125bcdc37c7472c24641517f807cf755a3466631d4cdb7dcbb32da5f5da53e6e387fbae8e72426e50fa518d4f7e7fb8ab6596b53bd55053ee8498f94452fb9eba7bc4c4b3c7d5749702be63002bf8cd30a899230111cbd248efc23134b805f31297ae59e5899167870c4187b9210f59e85eaf4ce9c7b3f937705d598ec37fc067cd916749b8592fba1f5733248e35d6fb7f0c6c14033f9ae31f4e29b63cfe1c267a56e8727d98caf130b02a757ffccc7646bb923f9e333123dd693f7bc02e1c11139cc2a3b7c419be9568b725d0201fccb534f6b8b8d17a23b9d13edbb9ac1ffcdcc6e893eccdf8cdb78734abcd4e38f9a688582123c7ee630803e9d6967c061f825ff05996da882b311f7f173ea28798b5bee90ae44611676642833d8638e67aef1247eb9aaffe315160a8e17b3371709173727253ebb85a1455ff0f83985ca5eee74f2fccc61d49f8ffae6d5fd68e0489dc033c9121cd95c43c1d368bd8b778cb3c73bb2d2ab4d425f21eff0771ab5dfb9d21f3d94cd3cdfbf31ef0417293562843e6061eb5cd65af196e37998e577e1bfc1ba9e272e676427b16e4693c0bf74a047cd55d32092f172158e4f8ceb6c8f4af819963746cbfae38f5daaef3f187f9fb884786c6fc4ac7b8f9bb4f1fc726bb4786856a8ffc18933e6be4239c1508750c9adb3effe99f9a7357340139afac8da8716e7c9ec9fb9151e3287fb89b617272164f32f94437821ba6b4d769ea65fdeadf4ca6b67ffb85dfa73755c549c6fbdb143fa6ff0e8c7a58f8bcc5c3fd986ffc157cc56ac4a7aef6e2f756b82493295e7187a8b32131a872e6ce297ffc3157a32fe7e0685fbcfe6295cacb0c8db9c879eae9eb0d5c8fc3bdf580e4eeae59e9bacf581df9aaa1fdc26cbf5c64040455199892832a3ba35eadc41619c33d82dc5368376ff3189a15567988d6411a654e1f649972338f8e3e7ae12cc08aea7d99958e409b2b9effea2e8f46ef88ccc239f374f7b9167c9cc54a8dd889a676984c209c31bbcf8dc4ac6e9147793ee4d47d03868cc09bb6e1eaf072c15facc54930719acad3c99f45398aedd6821fcc6fa5c3acbf6b48387c325f37dd11ad4372c03d2617058d3e7cc22b1f05744ae64382fa1c7b5b322b71c33f3151b8050afe391ac9a3271c4b9d77b4736b298ce7fb8551ffdd1b2117e86643e09c63d267bd73a5e82050f6659da5b713cddd2fa4d6a8ecf328881fdd817f57fb73a9b487d325da1c4fdd5a12ef3accdd2195666cff43c4c1573da78655d7832b16ed63c239f333bfd01bda87afeb3bcf68f9ae6a9566f7372e083d7e9e68d95bf3cca03f2b7a70889aaefb82c98e55dc793f2e8cd4f5ec78cffae6bc9be89ad58b13d9b91266a4f05d14b0204dc05239b149a2e7deb8411bfdcd86df57cde7c4475c5354e0b98c8548a8d3cc967c23354353f719f524352222994cc9422add30ecf329143fba72d1c49a98c9a3b3edcc2a2fdc270bfc39828f4f994751dc03f1313eb98425d777249c382579fbfdc639fff018f1f728ac99f81668107f4d2e58c9f715515ecc33abea71c1e4b841a9ceebfa7f39ba67dbd77847e27306c916a84d5514a7475395c5c06832be137eba1f9a1bd5fbb82c251fddff03844e3dd9471e239e042285aa9af49503d6129ec89bae92b73341dbc5c4c4a4d25985bb791f01f733b6ad0431fdfcd6a57875c79347f86282b1d5f83aec5e3bc4f4478dc1c7dfa12e53ad75bc3177da64166a96ea1f05f721cedf9cdd05bb9c3d2b1eee11c213d3e5eeac78fccc06be7d3923e7af79931ae3a8e60848e17c773cc1bd322f35d1e1254c73f7705732104fe34195cf70823ebbe42caf4e48b22cf985831422f54c5ea5031a843ea2f32747b1fa631f5dba4abe97d7285f987ddd2561f4acd324ce67d97b3210b93fc671665b49f1337fccb24101d63462c75f4610e453acb262aba31974fa6b460512cd0b62793f71daf6a8f7772bd3d18ff11175a2af7378cff0abb8943d9cb8615e2f73dbddacd41b82251cf9a294df6735d68fc5dddc43c7dcd407023d9569b33326f69cdca8a58aebaaec7d728433e4c4b8e6b3a68d4f7ae839c60755cbdd4f2e0a1e06cd4151b30c1e2ea622c2644c9c5339cc153efee594f589eeff61cec18aacc9480b5c8485f8b8f5a9fbcc3a5ae6315862e991115fd32b2ae928e669417e44fd9bbecda75c498a9d726cf2bfccbdb1472c2cc521074daff04734aa567a5cf02713a8588cf8cd3ea19524c17734104fbf32368be64cf9d9f06f405173299abdc7cad6cc127c9741e927e0f999ea3ee5122d994a3d5d5bfdc2b2d9d7e45bd9e26b54643293e1a7674a5eff099f7683a3997b54387ca437eacde067fd6a60c7dcd04c1c47b335bffdc927c3a356828ff0e6e163d4e2e8a448fc1c7674487d37ff0d2b34287833d7c184e041fb811c7c1beb098c0a0c90b34a8ea2684d4735c386f4b2e3e0a3f1702218ff0d72240678786e141fd69e82fb32e16e83f1962139a81f1c2ab10c546fb3181aa868fd343c72e299833c6ae55c1ebe5c7048e30d2b8582e9879f4fcd35df781922e2a38e2bd4f6ae5c4f22b9be55479562bf78c0c5cc3c2f73b7c28981f9f4ff0a6bcb1bba4e87bafe4bd309c2cccf81c9c92e7b76e624bfbbaabbbe266ced0bd54247de6b842c851958d7a6307ee8a6bd23f2e1d93e64057ac24927eea819defb94237e9ee64afdf73233d6f47e2e44c15c851319c61dbbf32d867b43350a9c865229fb379e2b5a2a1858157f135fa8d78e840c9dbf77b73b91fa7f31e572fdd69759eb43d57452948262decc2ac43aee55d4f3774b8afbac7d15daf7ee5e2a7afba48c631b8048ef45dca9fa7ae522ee157eeedc7935657ef35c82fb8c147cc397059a3eb993a65797032ccf01ce71dc42b92d035d792cfe1a380a8cef2863890994aaa9ed35b18fcc80455647e18cdc46ba29fee25cddcb395aef5a48131b50b87d6bfbbfe412c349875e6854c92196edfcddc79e6e8721f712c04f23f3fb8286b99cc985f2ecd22a0b81cff0597df5c67f81865cb03f39ab4e89ecf332c855f0a62366fd4cf7cd4ffe600fbe3a228e4bdd64a3ce7ef7e3888a9f67d30425ff3f8cabfd2626ea37101f703198e0cc929fa2e975e6ab3f1cf223ff795cc42cd29eae0fbbe974ef7fe7cc2e33c1fae42d21ae269553a4ae4367a81cc1d10836ebd47f377b47835c925bb86a4b976bd5f474a971a4a19418af15b32e8a996f31ec5d173e43db8a8da93dc48147e6977856f314a0fcc5ca14cff1d55ff9712b7dfaf371513056bf6e6be57f59a0ff0b9d282e15413c0cbe289432f12affeef96b94c21c37cca249388ff7710f431a3808bc0e63d65c21ff3930295fb82c9d5b9dcd936d7cc1560f079be33f0fb99e6d7fbcd3cbcc8fbb8255e3d65494bdfe675f03a871722a3885fbf9757b84ebd776b8762e783be3f4d6a817bcc70164f73c785feef94cc4b2f9fcb0d27c3c751b599c7264676b2b04565c481f3fccfbee57f1fa6f5acdb49b9ebc1caf2baef989838ac7bee8f93b7fbd6287d06660d3c0ce66a5bed57f7381eff037bb6e8ba93762f315554f9710ff047cc5839ae1c4b72c7bfa6eb9c5b1655467ab59e920bd1d582bf4bc32642ded6e453517fdcafecf6b92218f74c8fcbbb0bd78e9bdcd09e2e11245568fdd2c7fbff098c9f32c8fd351d71187cd3c6463c3592265eb72a7ee15a99721ee17c7f3ccd812f9ad25723494cbbe45e387e35e2c3e193ac23ecff1752ac8abc3158b41dbbcf284983a7d478861cbd96f8ba658b97157d9dc933e3ff9a0d7f89bd72a2e1f6e49c288bdbf1d671ee6abc14cc2260db386591b8f9bf72d459fe64f02a24f237e639c33fc2e248add6713d31b314ed975e28f87ffcf779d0f0ad57cee751f4b76643d03ee525eff6e8c823fb4ddac7d8a640d9783ee8a15695c3676c3c067605d988c74cb4dae37e14173e88ab4feeef84a1964d3a3edc8b6de0203a49237a86394e78f11fae03960024fdc4ad16493e6949f5bcfccac357e3ee6ca25ee7da69572c26d626346a4bd2b4224a9cd41491cc65bb301dcf8313fbbbaa3673b6cf5dff06a473047bbb9d0e3c87fcd1520cc77ba1b91c1f0c74987d1cc18767ff4c8f297af9929d2e5803b3017d7435518d528e4aa10e1ffe873388b4ddff035d53f1fa9f9a53442233531f0c86038b4e1b0fe66b74287afeeb0126a763f377f78fd3b8d4efc3cb7ebb850212d1ec320f2a71f1c18ffd5cccbb942766f4c58238e38e08099488bcf0f1662ed2ecc88fa454b95274043c6a06b10cf9cf3dd35ae65088543b706051f1f308351c1671ca3d7d3503d2c5fee505f97bf735057ba7d8d2dff0d8fba339f9bc15b4f7255978f78abd0d517ec7124d7ebee5c3cbf1fb96fbce3abee3679a47d09664703ee030fe7afd67a88f87b14c2273ffe3ad91f39808093d5d7bb93dfd7424a65eb863df73d453468f5eeb205c5b61ff4d19019901b9039ed8e878def75c42bd61033a98a9eb47e011bcd7ea7f7b3097aaa6a1943fc6e582a181f733c5cf9de221975bc7ba41e2dc8af2499c17dd721f77cc71ba720ff0f86b9d2c164f4f5f335fac3157315372a7dc744ab99c45f73dc0a3fe6646d078b8c98e8ee6ae07fba27998e4eff0998880d793dc55139f75cb3ebfcd48fa2b9f1a3a75c21ba6581870947bbe747d6863ecfcc9ab96bd74cbe998185c30a06d1fd3af599688864b2151c3fc7ee12ee1fcc3f69881573a0785e265d7d8a1fcce633a0fefd325af0885ee3671e2a9fcc816dd73c662ebe1f7467b2d1c2e54179fe185ad25a31734a822e0fbc32aa3fa2e18f5301c9e4c401a55d243dfc778d6b7955fb90c382a7e681fb7545720c96299cf44cca963dca722a3f983941ed123f71734e4a99d653f1dc24a4b3977856a21f73523b53983bd9855618e87447ae7ff02455c2aac455c0d5d801d9fe6f57f34f33eabbd35fa6aea5a0f067eee2dfc8e5c2918fa7b8c9def5b26e83e32c40ac32e0d29972b9f884c77f105dd515e7fba1345c7722ebd269291f5d570c6d2f44d73375d526c7b5d72dfa94dd69fe2e0894253fcd35ea035cf2abdac2409bf39918b3db472889f2718455e1cde4173eace61259bea07dbcce47ad56a01f33e442fcc10c24e6ee7454d52466491f71a62c52ee172937cb663965622b94ba4f6bf7f86eac10537336101eccf5704067a6742e547e9bc95f46848d715e3e664430316341c128526b486774c48477452e174aea9bd653ee95b3ec39a9c8a9b5eeafb353ab95eeb535fe5be6342579bb2ba81ef13f766dd91dfa388cac8bcc3dc2117bc1a9d97a2696287335d7df98016e415e0bbdfafc18d52a9e7f733fc9e188343ee7cdffa715431f8ca583e9b8c5177e25ff733e2697cfe2f345633c353c46095731d87c532474dc4281e5c9d0316eb691e3c5744f91452ea6c949d2b9ca0aff18430684e3f3178d887d351a916fb85b41a034b91c976b80557da57f376381faff0753a80bb26e325d7fdd2a188bd61e162b0c7e917e7e62a531d2d77be22afcc2160baaeeef587979f75f52dfa6b580ea657397c2d0e910f13e95c7c3c58b8115c18881483b92c494c9f1b3665211e6572c5be6673a4f4c19324d2e6fdc1a5f31f7cc3142b11c97398adaf63bc21f86834f2fd77f9b8f338f53b4ebac40fd28591decd2c9ee6ff6ee2a2a05eb35897ae7babc47c60e5ff02ea83d99f16c6c769f9912f3af0c8e0272ebc754ff723e26cabfdd7860406384e9cf8e9544e6ae7fe8eb942edb850afb7fc3ee3a730e1fd033223f3415a841fe6174c079559f4732118fddd84bd7c95079cf1943a06bee10d1db7f31e51e5abcc02bfde18897d33b8f4618305f792ab8f89ccc3a2cc6481f9752a1d73562799c119fb95597f72cc34afe5c7b73d7f99232643e14c6e94acfcc8c8f43e2efc315dc4fdbdcc617cf6e358a7c152f1b869fd5889c9cfb82a1f708478ee61e0e185527ae834e347283dfc7c8444dc87f71c0b57b9cda5f742bf296e11a038091fcc2e48f89cd641e37706fa1925f61b9a3f1c340ab8ede56ecda27fcb8df7a932788f7e6f7773eeea3e7e64feffb874f1ff35154e21a7fd7565679d7eeec4ab7ebe6ba330252cc2a1f0debff0377ec3441419c4497f33c99bad2f7cb376f1c739aa883132c1ff0267b9d3ec888bfdcab4d5fd07f98f37639d110d0151e622eafaa618d6d43ee1fdcbef3b6a2654079a7a6575c68e7ff0717cf8332083b818b53c3eff7232cfc6807fb1a4dd1dd0f8ff0b990f785eafd9b89f632b8fd8e1d1c3f57e9da775cef2520fd865fcd7b65c94d10531f0c657de5fafedc6b75c7ff0d6503ea85ff49bca6f173fe632c8fe7b747203ede6491f824b9d61d3a196ee5fdcdd68fa37f7010ae1833e3c1bfb8b3e5e3d1be3dc1b4cbccfa8f4fe654eb7cc32a7ef1c24de8f431aa3d7af3b881a1d87999286abee1954ae756ccd11a34cfc16833ca50a1975162b4d0212f5d5ca515d7f1c98a2adf9750c0f9f39952d2fe9d76a9110de8f593aae2fc64759a3647d3f983495ea8b9c71e55ee33968f6ef82064d7eb9d6e6cd50f0f375224673282f466f60ff0315e2f81cf64f5f2719ff59d4cc1dbca2c72f9f1fda73d707ee0e9c1a5a3f3074e3f310ba2f8c46d5ff0c686784c9683bce0651052c65e8bf6b0cd132fa766a1d040fa6fa37e7a3a04dee1fb9f8dcc5341c86ae414c61da9a152819ef1fee50ea382c63ea5dd962f33411073f72c37fac1fa54798d68feb01290578c197c827351056399f399e173224a38e68465333697f77f7cebeb826c09eb8bba2717ee57b3d3f88e52bf9bdd2233f665e1eb790734afcc88e98bbee88772a619fee1919b75e41d7349579e3f985d42ccb7e0c84caf47dc49f7d7841ba43d97546ae4949a6a211fe6504e95cf13ca9a7e0c3e3827d5ab39afbfbccc1d172dcfcf3138ed319247f7a3f7ad5debf789a961c19cc98b704f3fccd4bd287ff86a9d844a9d4c706571832b24bf3a68311e950307096bbe631ea249cc9cb21966c6240516fe6f637dec2fe5c48fe5c1740f1d4c992e7c61bed81710ddeaf4b26107af2a6a2979f2a678bec3ac93c557b798f414d1a4dce491dfff0671264e63ff0eeb94078627bddc1aabdf34706dad5b9ee142bfc0d4582be186278e1be1be29c33291f74bab14f937e9ac1263d1696cf1fe63c6fec75337d427de7c11c1c1a4974bef3146f1e6824bc37a33e4a6d708a109dcb206e3edc3f37a43f71db7f71248cc2f025cb82ff0dd5f740701f32efc8bcee7c5f1d13813f31a1d7d7429ebaaece68484ee54eab8852a3132733b8b86fab93217e2e4b01eb478e3ad6350a399a7e7d8f715a3788f743ab9f0caba5faa667097ff01bf525e01b8459c2cd445e5dfb83abae385338c1c49061f5c369a2c013ff0e3bae3407ffd62927dcfdef769e1ebbfdd54f04064a1e5ebe6109b5847b341e3a7d1829cee17b8ae55f248389d93c6531b56fc1c0161e13e134e92277f9665c465f67ee72f0ca4ecd4d387df9723e17c34b4b66012e44b73289dcc9e359b2dce6149e0184f6737fb7529a57fd3347033a8ce307be31c0f990f5a8afacd3c727ee9f777a26a141707d71d6f9dc8197d549e8fe77192da67b8f47c6bcc2ab9c48b1dc05b193ca181764c20f3c630e91c90f0e1e40767dfc5d44d841d6b2b97db5ca1c114726a3d7d79854a760d86421a7f6267162494ae934c79185ed4e8f990a4a42fff04deede4f8c96c86f265c435ab9cc7cacca8aebcd8f17699594c21f17251fbf73a9819d835f622769965441eff868bdbce57b9518cf27bbf790d53dcf6161f0337a3fc5e6aec279854eac39fe663254bf77aa6af2b371373455756b76ba27a5fcae5922c9455b8c905e8fcc74da4ff1a6491f3bdcf4917f81fdc28b81d49845021f1ff3784c525a8fbab158bec314a9715c460d44653fb09fc34f20b37cb97f74f8e795f587b1f58125f7cd674ae0e7aeeabdcbc3bfb9a0a04fbb9eae1a0f5d15ad13cc3948a7e61bf4371ae3b8767d6e7ac354532291acff0defb983531f48afb903e7b7213e9fcc70e4fc33c0787f664c83a89c9fcc1bc7d9f6b3e8977e2b9083c5f5827f967eb43cf7fbc167f9fee5b9130cd7c9fe18184fabce68fe157aff0718f2dfaff9a91e16fc8bf72bf529e9a314ca133011af57f38bc8ef7a71b47d35bf5aa726f4cffdea76dd3ef7f311089b5f03381521f41cd2b9483d5a45ebf0c2477d06282ab279a5291f173e33af331ac7ce4c1e51dcb8476ba59786767a6ea586e4ea0f47290c76df77e82df7fcccea1deee1933f8d1c54d4fba7ca659e0cc320c1ba521d7ee45358653997e7bfccaabbfdcc8137a336e7b96e97fe6071a9a5a63731c483d1a32bc5b87b9610c827626a84268f4f8b8be281c203ee7947d15eb71afb49553f388281f5f6d47b222a6330cc3ffe238a37b1c25c4e5dfd75d52a75273189d0bc1feeb22157932f6e127b97ff49f339e192369fcca555ca73ff098c040c1c530af84d213203b16eef571c9ba6529504f9d319d814bfb849e2692c4cb9d9409d2e450fd7992fbeb47d25c02f299a5cc6d98ff133352347c5cc6eb1f86483b3dfa68659c3982442145b9842d3192dbc7ba7311c9e4c68b5755fdc5e26510e24e44dc9047acd1b74e5b5feeb988883278c596be581e35c022e4c9301c12ab16b2e17d3dd58e7d26e95cbf470cd9897eb559c13995d42dc2aa1dca3f1dccd7efd3a7fb9b1db3c30fed78f74544f175953f7345fef4fde78b6e9a2087bfdc2110f05c20d3cf9130a6d413ebb91f7afaddba108f265c7c60eb984df58428c40fa6ef56cad989127c4ee644efe79be0241f9342f6bcfd6c593c0d703387c167d2b1c3f9a94220cf70ac13f19912f6f5c580e5ff059117ac6b8f7d14726e5f9f747cd181a2b847b64461ac1e2a617b638df0ebba42eb21fb3f357bf2ebd5a782e6c48e46a8f9f6c2412fcf981258e5a520234de58054cea7d72ffacfe37b18701e4fdc207be3b99d777e172418a122e43d80c971465b423f5ca1b932371ba8ca2ab1c78edf22e6acee7251dd68e1fb92af3fee7e419ff91fdc1657057d222dc1c1952264c944824b80e23e32bc309d80eaff0f9cdf4d6a53816fcdef0c0e7bb7e6b7b57ab7387c23d69b208dfcc40ef307c10743854d10995c1e43994a7251dd72ba10b2c489955cc9e6bb1fba7181a7eb942cc49eb26d714b964e97f832f0194e1897fefdf703a3a17c8778620c46768cdc97fe67307b35fd55bffee24a8bf9bdeea2d5c47a383f5c0f0ae6bdabb8c23bf31545420a8e359e9af3dccbdcef60a2b1315fd8118d3ea4fc5cb4ed6b199850bc9dd5f33bddcf72d7ba2b4e380ae86f05d5747899172a630583cd0e239ab3d93e648b97dd72f13012d664873ba36c7dd07c183ba3d72a70272e23e388090823eeaf69f8175f8da38c8287d31147871bcdeb5075f0b9b17ffcccc413743fed9a981ea3f35169f14d3b9797a9f30f02aa01d1e63eb111471fe60215bd9d8e3fc3469207b63c71e2087ebac71f315d714e7bc9bd98f89dd03a4bdc868364c093f58e1427d61604f13eb28951f4d6bfca3e988279895c2f3155bd23ee3413da77293e262899fa35327ba105c45fbbefdc9a29cfde61017fcc98b2b3146822e27a6fc394318333e4a813b9799d778e982e386b345ee78e5ce8926265a9f7c34ae34c859ee955659511b9383f55cf5f1fc26e0eefb8590715a9847a63787ba531b3fc18a915fdeeed374c17d7ddf0f992bbf932d5c3c2f601dfdc34134ec1fdcf5dca2cff032cb6ca7ebcbc0fbac89c722333b69cd8f714a9757d4c4f0af57ba83bcfa3822d7585e5ee3df7ace4514ad48cfee3b84106ef3d1f11ab144f374e33e2b6ac64fe6bae3e0768f3039fbc1f79aba9aac2a29e9ae05fe78d44ad72cf4798cc28def998fa3826a3e7e1a3ac5f5ad4dfd67af85e8ea8fbe4bfe9329c7d3bbe9773c732d83299d45cc2e7461fdc589afaf41dfe3ec2f71cc771ba7e662a9a4a68732cc4c834deff98579ac5eef91ca1c62ae3a827f70b195fb823eb397e1434afccceba8eae9a70873cb97a5f733512e762557b32a38cfc342e16cc41d2f4c174f21f336d1c1d3baf4e93c319a167ad714e35cf7a3c4438dca81d621d437a39dd3d60b614f7c39ab00f53a606dc7e7e6aa7d331bbe22cc6831bc9c21225a5f1652a41c1c34d6b9eedbaa78c7d31449a7ce19ae10e05374d80c222d4c2b80903ce23a68f6a5cc16bd6f99b2ebe7e1c094a8fc31d538f0b8ebe9d53084f2b5fa6af329c5cf1c528463818cfac70e0e07d8ee81e47de66d7780ee49a9fb934892f33104e7571f664eb83523ffdcaaa5635b41dcf9af08383c8d9c3203d83a67d2aef48766f605c4f9ee8c279aef4f75f82e81b8fe64455fdcad3a264b23bd7f34888c58973e0df6e4a43c77070c9daf8609a3c0bfc7d700e89e17d74ba131fdccf54d1be0f3ba60312e60d68d3ab81fdbaae4628c3f8ef06452b9ab319546bfa7d1387fb81819a2de3578181f87eef4add5f0c15ff0a1a256f6b99f833eb597f414c0a85f11d734afedcf240bf3acdee3f93ff0dc289815472943c4739fdd59721abca4fee11b8c3f27e39a2e9f538617498ce9e7cc4c48719e491fb9e587e5c834795ee246abf2fdcc88a9ff72e8a7581ecc36ba644c05efddfe9a188f5d3e7c6511e9f345ec33c3715c5dbe22fcc891d7ccacd82a383b21f1973fb89e616c9f32927dc8a9bfb9f9be174a2575cbe0afee3579781ddd51a7cc1b03efee0f9942277407f8d6e1447f73513ff0bf721b57ad772b9fa6b12a1deb35a44a17034f8fa78bd0f219132aa6ff0e64298453ffc67ac47de5c7e52c1e66793be63e5cf20e65127f7a72c3d9b91d6550bd76e9ea15ffe6670b92941fc7eee0827dfad1f810cd589f5e1ab6b5981523fa3220f01e62e02f5f82e15bcf9f9b8b6ee438261ca7d15f7121631eef83bb8b5c19fc67dc1744e39383f35e51cd7c5b581f267aa557994d6a70316c9f9acd8694395e5d7d4c6b47b45d6cf7f9cce9fb785fb8d5cefdc25114f9ba69deeb23b10d99841a034ab5734686a9dfcd2cfee4c49c668e7975ee99452945c4a2259fe99882dd5613c352699cee84aeaf5e757dc82ea49fd615eb957161581d048e4c0a9c8e695f9ba7e4d775cf9847750138bec9be5682eff07b513920e518eddd6527e1feb82da787c8e0b6675582ff032aff1435fe19b7e54c74c41c78e76a3598e9d83cff33d705761f35cc2434c3de98ef580a66dd060e7e8a75caf565be1a94ba5bc74859fd6611fb185c81d1f5d15e32a972a07f516eb14a6b627ccfcdda434b024e6416533d637d6e79951e3bd7261aaf7371ee6cc20b1fb907132d26499193216dd3cdd546afe6b47dbc745cd11d6d1c1d6e7f8e3ff2f5c874fcc1c71c2fae097ee1572261890fcc341d6a23a8632f61ce2343e20a5af9a2a2822ba6692f2f375ff021bb3c47f31b896e7f5deeadbf9a21d4eaea512694fecff075255fae1bb33d2f33a3a4f5a040f8af265b20e7d1ae5ef999e43b93b908ff46ff05e53aac5fe3dd769f8dea186830698cb83f3242f387ee7a1c52fbee18918376e22d67b8333595f0e2dc68fa61a90f4bd71c639cc103fe6539c5f5aea2781c4668d48ffd4c8a5e112b3189dd3fba367f4f746b3e994678cf3864edeb82281c2a25958f4ba662b80867c9dfc195548c6e8a2ae6ed053b7708928689287ee6069d32698915a6ba95e7cb8b6a6cfaee129f9d475ff04e3ac2021fdc00182e9a1a751fdca5e2b87baf25f358f3a65fd0de4aeb64f5ce6fa71d9e6274e0cfd8688c55bce75fbd71529026efedc8df3b9c6dc45cd2856c5ce2f8b8c4436ddc4c4f8ea7c42a137de7bddf678e328f4bdc104e6ea4a2ffdc12fc574b24c860db81f5d44ce164209322fa502f269267a39f30a1f8615887c7cce7a223731530162995a69f878e4c20fc38b0887cd01c48e509e7d982271e64e3db8b5c1bd2e5abaa0957072958e56c0fdde665fb1d2723e2ff74915d601a11c8e8fdca76b9ff0af986e73425134bbcffcff0d43dc23f826fe2c33a7a8c0292f53252a2baa91f734d51dbd45a5c010db7372518fe30eda3f5d643e7def7a2f9808c8f8ba322aa733d7dccbeeb2a4c58caf5f72330a8947ee8d8b1f0327e6efe64c60fd1759bfeab9f257f5f9357aa11a613ef7b1c0a3fe9a5da72c592692c12c8d1f37857fe56e43db8aff04ce798dbcca96731fd177d4c682b44f166b9475dc180f65ba1223d589bae8eab664831ba43e6e3228635881d7567c7f67327ea1dbbeabe6f7f4e5df9b9d5d439c376471bcd44c21e9f74dbeaff09a7ad7864df95de5ac581cc59ba28bfee03c93ee451dc41d8de993b2f39bcc434411227c5d5b327dfd72a9f33d494f9a544de345c8e99908666865f8cf9cfe6e86bae05879a1d9eb9277e682cafcc89573dd19783b7ff03154e9cc6d457f7e63147d99cc97d5cb51ca7c527738875e599422dd6dab78471ce122dca9380d15869c4bcf9a323dae862e9a203b9857d51d595fae692edd35c26bcc9d87c7f0d51cb76f9a14b81ec35a54a1e7f9866849fc74758a73f5d29d73e7dcc41a262c8a349972576b9f23c51f71f7c3ff0e16e83e8fa1dca947126140aeb542fddea827ee259ee6cd7589a2b159847e7f1c89f1ef87d731bacbcd3ff013c777542622fbb8e9ddb9802a7199712ee8afcfba2cf4f7f9847e347e69de72f3eb87687dbbfe6640a31c57b95781f4a62a9531b5fc1bdff0bae32f0eb4da19cd39bf8a6489ad09f30424561ff0c66c29dd1615d7129d272ca43fdcf075aa864451c8a383eb862aff01e393c2fdd6fa707031e2a771c7e857eee3411fd01e4d5f933dc17f9bb5c8e09645d2f6ff04839fd2be66c944c51cdc666c6ef010a981f9a375cf709f666dfd89cc9f2926b455f42e15a9fcc9792e353ff333ff0b5c05df6f3289b6e73bc3a6ae787f7524a6054bfbff09920865725f744e989951ba2f48e5fc536fc33353e38d2d525e1f8ce40afdd1a47f1d79cf29f71f8c14bf993c426a1ffac7086f0e862bfd8ccd8a3e2f73483096f3fbabfac86b7e4dcaa7345230c7bf58634ceff06aea507729d4e4878fc7dc12126801c3881f01eb13d682c099d8196c724c8494b3c3c1aa1f3f99a7535c75775d1f3bcc047b5ce7a370f7c7c727aa1fae14a9fdc175151732e381fd98575fadeb4d47874f333d47cac3147ff0d32e33e4769f55cbe418cfdcc0388eb3228fee7ffc30c23ccd219e978ff0861965cfeffaeb9ff2bd4ff330d7fabe1a8e13b0e5c9d78870d4387d8b95097b84db47e6692f1033edcf9f78754456e119452a1d6e53f061594dd01c3f8e624065fdcfbbb8834725f2e582262e2c32c0abccb29fde203fc66b925fde19cd216f8cf7eb2b18e20d9398e3d85ea29747413a790cd30501f433239898c28a99def9d33e6ff0a4dce85e1ab992becfb91be6cc2880fbfcc9d2862ab3be67ce53abfb8eee198f882b0e13d3a725828f2eb847f93060bcb6176c0e83cc1278fe7227d4f927e1bb287b170641a4fcca7324675ce22af6e583d1a5051dedd328829675bd35384f439d59a2f70557ba7ecc57960ff0b99b14af373724ee7f41ce117b6eb3de07e60d984e2eb0552619651fb944bee785f376a9fdcaabe4f378974dc05171d2f0fdd1132c772ce7dba663f2e6c5735f03ae983fb4b707145cca2e8c218547c673679812ca2fb99ce102feeafdb89f723c3dde57158561e311c3d5aeff053707726d737ee8e6f53dd5c3ee17d1e18057ab9ac173666e8861fa7bff0f0d2b6c05826af78967a4c8d1ad55e5770f18f47e1c35a040683d77345c431d1e86242eb545e98535e2ffa683eb0c49bede1891e27cd11e7c7ecf98eaf01dc1f5cf7f0ee80a53e19cc7f8e34fa7ae2fe481f7577e29c7d8bf7e9a71ff878c728255f5c65d781dc9cbfa18c755be1f86fff0d3bb95045cc1fcf27718022fc7430ff0544d411013fa5ec38f43d7597fa7c665592bd2f0c86c50fb96903e1f743829fcc9efce2457e6870ebc4eea0eb8abca319f344595e19a0203eeedf7b3b77a0d1b99ed66a552c509c95cfcfe385a10f866be1f8721847ae34fc777b29ffee085d73244b81e6ae1ff0ddf8117e18743e0be65ee4f51e3bfab9a6fe4ffc8b8ea5316066b0d2feef3e3534421bea64acda60e8fea6f18e04bdbf070455e011c029ad33fcb181520cbbff21eea17156bee4e3e2b77d81453dc0e73dc49e40efee244ab43fb8c83df1821b58814ff0f862a8ec6fcde93eaf5ccf4f8396b3333452e5bac69ddc6620a618be9f3e8d37b3a77d41aa279bb04dc8237e63bcbbf17d10183ac66f7746fe83dccba4edde39d3d9aac285c77c1e9ff0314cb9efd75a53b8d217cc269a6c30f345d68b7997f28c1e9919c7f2f18e33a6249abfcb851cae562aa146c918b55d050feaebd209fae52f0b2e8fd61a030672eff73e4afb37e04f3738cbe650684b2eb0401c9babc6e315b34a547aefc2295cda3f9802c5f932846198b9e28c932813feb35b4fddc911fee7a4edd54c28f9ddf428c8076e7e305ebfb845f01b10e2f73d7130403ab9bc4fe86aceae16193f72a8fe8e89eb9414319a83ff0a18eb52f17993ad1384c7e3cf78499bc1f64673f2e60fe92b1ce46d7a6bebba0f9bfdd818462215e3fc33d18c564d24e39b0fc7ddcab1bf34c9e7c1d47294ff39974a0a47595fdbfcc554433a1038aa83bc0a4ff0adc65023f32861507e63c0a7df9c85d2fcf980607e6e9d7c27b95ebe31f25bebdcd29c863a448cf3cfc523d83e5cb3717f3358497a3d724171feeec61f8986458dee4ff0553f98472f4f4d747ff022e2769c86abc45b793f26847fd431b1a57dc83778911f33e84cf19eeaf8d84fcc762142b2e2e8e2237abc392b8bf1863ff0f30a29a1fdca1204e1f1ff45f32e2541cc9aef1e3860e981a0d488901fee2ebcfa185471a73feb9e0e854b82413fe6474dfac5b554d67c73f732f8f571819d730e64927c98462189a612afcd129ce389d3cd720fcf99a836ea61a6ede366e4751eea5073cba0e142e42389bb24ca7fa9b81e624c965099a181ab7ebdc39f0599c854db887d85c831d88b86e6111ff0ddeea184a2f5d356dfb738287d31742c8060102feb301a43f3a64238bbed99f867e19887bef8faff301b83610bd8674249e8bfe3996be96c48cf718e8af3e7fcdf709f434e6ca665c48ceefb01aaec6adc6cb384ea55decc5ccf3ba92b89c3467ac15f8b886a7fbadc65816dc11510ff01855723517bb8d47d55570d25e6f27d7313285c8b2e0f9cd1383eae54d15b72e6583985ff0df307392f97eebde1ebcd538c4fee0201f4dc8ec38936eb5f27ff74195f722877750553d98b9da9f9b82b9fdc1dabf5dcc4b05ce41b593190989483ce65cc821f86689058ff0fd6af3bee3dca7b4d5344ce2e28876fafe61fa661f19c4a59f5c2501fd0a6b7525fc343bc3aaf2e9f29ef995540bf87327347132debe621b4ffbabb32abddcc58287a5d1b4e2fdfe31581e93f868b44d8facbfd37d1c19341e39bf7f581a7feca1e572bc5d14ee1bd11638145c97b5f543570e346e68ef16987fecfeb54c7e0c5ce723f327537df499532909fba5ee73d7e646e547dc25b7b1cdc7331f94c8cae261365e4f5fd72224c3259c60e1fd751d1764c6885e157203acf99c95d3153a5471d15e1f5995f7c6ad86f83d4cc12efac09215baf42be642addf4ee56c01f73f573e8fa601729dc129e17f72cf49ff63ae7d2f749804b4c7f9f79bca834ad119e6135d2bae9dc423cc63a66a28b818e877e2ae19c23dcbdb789c5443d77251070e3c727c27f1ff071e21682f0187024183ecd3e4bf4cc8150bde5c58ecf1bab543135edf8f82812dc3015f97757f124ff74d88f7625bf1176e8e7fb075c7157a7f748b8870317575b311dfc03981daf77313a2f86fdc018abeb0297c987f1661bc2b83eb934f2eee3b9654e3dae957c4c853bcaeccc12f35f079a32cf6b1ec3be191f5e5caf3103c93ee82d617c3fae5e6bd1a18c1e6ba1fa20d827e3bb4c227a5770799f8e411da37cb9de5c71fdc2e39e915f0f7fe8d244b82facdc8d3732d0cc4963d43070d8e627ce586bfe146786cd7d470b4182dcaf9ae9afce6fa21fcff319a1d0dbc6d4da9fd6bd94e1374a5f9ea1fd6bafd0fe2e80b1d5e353114dc29def52e08b79f1dee3fc311f05cc4181eb843ff05ee3f4fe961fe34f810313d1955d46ae0e1195cdaf7fd75d0b69ff35765b9f0318e4dc1e9f970803fa328159f433017c3c9ce807ee3c4f953280561431b851f86bfbbf98d987aa78092e4df88277387d1eb9bec3ecc1de479f9b98733e39ab4be8b9bc184274288cdc2684c1e88046f9c75dc412f58445e7b99f73e9754ee1fe5997d5ee9836f9a68fa69873290ce8e39a2ee201fe33e1f993ba4eee87ad11aa72d4e63178b7a18a4a742fb858bf11f4c5d2a1cc1a01fc94a7f4e42ab8484e3d9890c02ef0e5a8889f30123bee7046e567eb9b64ff070d150c340d435fd2ec91fbcc4479e47d743ad8be69bfe93f7406acb7d1c24fc731e7598b37aaa0e873f17dbaafcae247724785a0f7feba60a5f7d71f9e9798e15e9d208d6d66177469ae66685f03acf99c0794ebdfe6776945fd31a92aa52f28705ebaee577041a377787cdfa41f735c193dc9451ce1d5c4c6ef0ee479fcd1a80af87fe1812c4f8e1c2bd9ac5772c64bd72da4e6a7f9af0fb8d39375d5a6457b53621f35d872f2e2411e72f99d208f1d3fccb899a719581d0c32ead67abade03e47b325c2e13f39d26fc1ee3b789f5ce1c06abfaf9b93a1fcd293fdc37d3c6225bf8799dc5c68408d2ebe8362e31827a98ef1e1cf01cd3939f82f47d6ba0914fce5e3d3a3dc61df38f08e6ad313d717d016618fd0e6a123c7429f5ad5e3dc1a9fc31fe8c2eeffd781995937d7cd5d2dca02bbe5c52947d9f9a527fadd449ff0e9be357d1d325caa8edc8ef67f47e3a31dba5f70f94df481bb4cc3f4e0418e315c23d16a2cf5edfe66fe82b2b953bf15c5c57f17d317a98ff0cdd899f95ddf6bfcefb978433fede620f90f4e6427e79758202fa1d726e35e4ae2c796ff0fcb72a458bf3ad21fde37bea9defdd3fcfb5f2fdc8c6f91c805cf0e1729127c03efee0197f8f75553f2e72d7a4fdcb81078862ec8b940a96b93fccc02bfaecd2b1fa733c521d5fc7cebf5c142c82f83f1def5c7c4cc8351ac1d353cffeb5cc5ff7d786095b471d1f0e0e8432786ba377ae7efeea671fabaa212847ff09517bc0c267c98786b5160f97fb9f3b0bfd3446b207fc675698249cc0685a9fb71ede2f0f17edc71265e26ee2de7c4d7fabe9c1ff2692028bf86282f929f776df7864297c0c067097f9978f21d339a0601ec998ced27f2e3486c7bc166815839585647c72678a53785cd46e7c2bee030bd7324fcc450a070cd9ae93ddd405fb99bb711cc193e3aac5ae1c78e03a3fae7b1780ccc37e5de07ee197bbe7868f03c7c38c4a3f7e62bc07e1f32c61e67ae1c904ab885ff0e1c02ff03271f317398ea02e1d198995e3974f5a5e6edc3ef3545fe30547ff09a39271cca82aefc5defadcc446abeeec9bcfb887bb465bac1889d09a9c8bc1599c872ee5d011453e86324838e3ac5e3aeee9582712543a98ba8857d6627d6f981abff031e87e30c3bf737fb4f5b3c54c9f8cdcd68fe65b6187ffae21549ece838c049343b9930bdfaca83ff6685707a2b33492f95e97f376d8ab02e5f8a6631fd1ac2b02eb2bece3f62517b62c2d9fff02686a707bac52407dcb133afb7fcd7a168fc985ec57e20c04dd844c2f851e9ceb19fe9ff73bc5346ecfc59616eff8c9165e4faa875d79d9c1e3adbaa6b9aa24fa67aece2e2497456cf453140e246f1f6ed7e67d23ddfe99c9820dc3210e1f332b2b8aca1cbb71204e175f575f9c98489f4a60957cc263030fe3fb8db944a319ad3ccf192798dc84d457959aa6bc0745580d0783f74f4b2bcca54f547cc9f1308fc71c2ea5995643bc19895617b339a25fdd60eb2d696ccff5ef562cf24aea6ba95e81fc673dafcd60c97f8621165a7376e873e737ab7339151478e8485f5c33521bd84b276cc1615cf1888157e385347ff8f4b388dfbf5c58484cac1aa65d73f2a85f8bbf4a3945067cf639fc3dc930bfebd7a18f19e367614a7ccd6baaeaf8eb7768767e64e76e3e36753a419d5e9fd668b9fa40de8bb7eb064dc9615eae88494a2984287fadc827f80c82e711227dc942fccd5a5fb79347aaf4f84c9dd13f777e67cc41557fc1abc096e4e5d9f1779c1ffeb0605bedc3a6efe0e3da6334af1eb8c36bfdd3a7ec9f2e9409e98775f525f70ff032494bc83ee39b1a529a5c4ae7bcd6d4bae61daa5204532bf9ea91ad2f7c7a3679749b36af9bacf3b3f98f617a632a5203f4c4fa2e5279815acf2625ebdd71d8339e9a8311e3e397f15c21dfe37a988c5f770253ff1c062a4f83b86e2fccf843e7de36ca9e62d5233bc31f70abc64dd4237a796689659841f0f3a3118c205ecc40d20843feba5824dcf2af3e37fc03a1acc5825887b8c223e7d9868e5f7c1877a6b5ef71c097f7c659422a7cae6298c4f7a193f6bee58e3fa6a711c8f5e8692832aa6fe19d4b49f499732abfd5c980786eca341e2bfb925c230d238e274d54b21802473fd394327ecf5b95f51a5104c8c6b1ef31623fafee82bff08e94e5d78ee85f849b99191cb563e2e84b4f7316ce64490bcc5588972e0aea8af344ab4ab99f4d7cacd7ac5ff019a0897c69598e9ba1088f95839bf404d1fff0a0aee9841b87ca1e76c020807f37e8a3ae7ce1cd36175c3985f827b97150d862ace9d5b80583bd88e931864a4356af74ab0a07a318541c53dc19229f8dfdd4b5c0fa4c6a1a71ea35e6276a6908f4fb82683f4ddf845fb9b59a8bdc91434bae7d8fccd4bf4fb70354f69dca76fb9ce23e69c1c8c52204616fa70979317aa8743dca8c7c875cf72fa75c82ca8e647883a24c3113bff0712af91bb821f74534387193a0aade386e65b5dd887cca26213e69d4dd66fcd316b127c715e88f1c1e24ff07026601a737421e68035e7e68c5fefa1a0e983324c4bfa683ff0e175acc3e65915f7f466a1156fab95fbaa9f59d76f2b50cbc2abff07286df91e668987f0b11229f5cbd14cbf2649d297c98437c1df818cf8660c23eda1c4f16fdde30853860bea4a982151c5aca8271fcd4316e31c4701214f5c8cdbf5ee7ebcae17f71e7de624a73d5ec7ee58524e1fe644ab7ce6751ae88e69022fb3373f8e192fcd5dc1a3857eebc95d35a691c3debf65e8c307fe1e62ee93eb82b48979827e324b57754273be1ca4e38be0cfae881512dcae2dc197fe624a5571f6107dde307eb254514c71ff46a76af51c3b9fd4f723a17f0e6ec7fc6ec594a61c9abf4ce46776bb9229bfeeab27992cf4a1804f703c9ae2c8ff0bee28b97ae60626e573f62d612547679dc19ea3fd711aa847ea618caae9fe643c64f730e0c8e1aec5c60f5af7acd1f67e32cb3f3e26e583394f35015fc615c947ece17113cfdcc71078717d74cfaf32f926bcc6d6bd8cc181e0fa864f63c72332ab8863d35bf631e6ad9929dae48e8279b8a86573958d125c1f571dcc2f35a177ee06dc93891e063e21fc720d951e615065ec5476bf72114a973d9cfc8bad2a4bf0d7e57ddd6644c4ed22e355d5c13f3e5f32bc299a3d9386b5fd3733b2b3f8d36c74fe394a44f9b8d839cc403ec84c2be99e72afefcc442232f35cba41ff0327dfb822a6eb860a260d02ae2d02ccf5689f3ddcb7e872dff05c5a589f4cf48cedbc0b96967f20d7f271e654a64df69bda3cf47268c0796bcb244fe69492e8525b3bf54fd0c25bb76fee42aa1bc02e6e9e773da81ae2650d715dcf43cbe8614444ea8fe67b4478c805ad9feddd1debedfe6adbbeafd62283b05ba7aaf827a6fec92e5b2bf2cbc25e5d6791c7cfdc392b398325c4abdccdc471f30da8ff0e67817ef8c2a262ce98b28f32a41f308830dc75c0fb7597784c4f8cc396ff033bdad90b9a384ce68551836aa50e55aa78beee18ef2ac15e1874d6ea829883d1c15423321217e193ca3fba55ff0c6bd5547a6167771675fed7134e369c4c352f0c82a239ea6277bf751efa1cea52653ed75be779ee2ae4518ce8143345d4f2ea3278580183a83e994513febb8f58f5342625872b994f8fb902fae57201d411fc7297467e26817990f9f87aefa81dbf26fbb7cfc7f99ba96fc9721640e59aa143dc914eea32ff0c7b4a4aefc31ff0ee3a8a12ff03447fe222ee71eebc9985ff8d2bde7c8608e23bc3b945c59637ceee38645d5a96674a8f1ff34249f4634a15f342c54183b8adfbd87ccacb570adfd702c1fc35fe2dc0a0a7cc1d486e99fcbd983c4c2cacf4915bdd5a1b7c71663b3e6642f3cfdd1cbfe64a888f727c87751f1dd527dd522627d7317a38b2e3b1724cc05ccb94c7285b3ca19b1971a42fa6e233fe75d4eab17b9c6b9fd36f55058859629f66641788431742bed698127e48ead8ffeb32db285cf8c43e78ea9dc77da7b9107d32a09996239fdaef2fe6955f80f312a2637b8f058a2757024ff0868fae4ac7e4f33f4167cce8c01e72182dfecfd2e460101fc72c1b1d1aa63fadd62bca60bd1a11be3abeaa23bd561df0319be954ee52e24e3111d1e313eba7daafb8221239d8cb39d4dc46eb88e44e644b3dcb35b579884a38c15d18945fdce75dfcc140a441f83553fe8d76fa5ea2df5f63a9cc262e8fb32b445fe1dc641537bb83472609ea77f7b7f961870283ac1269c2778f5c33a7ff0c661c24827f727a3bba0e07e7aea482cc02e3bdf27995acdb85eb87ff03f7f432ff0f0581fa83b33f93fdc66a9f2b91971dc7ec6665c3e364c90e9f6d4d783f9c0f9cfdf32740433f9be623fb71766f32547672141dfa610282c1f675c233ab97ba31c19e67ae94b060a01e2e891f83e62151d70a9d5f4dd8f9376867fae61e16e1a4f3f74891985897521a98d6129e98bf983b4ff35633a2f13429f33718aae7f78af7ccde43bff84c61a1f9e62078fdc4ac47974589f86aa485c51dc7c2b898c020774101e6f20e6f2c4bc909fe98f4b98a3453e2d751a72e8707988e7a6412d5c15fbcdd473dc73319642eeae9f15be78dc48b2b71d4afaf99b17b7eb1c3062d4b1d2ee8e7fa650f057c170da3bd15774dfef0193e94d72bf519e6624781df73cb310fce366a91e53f5d218fff072e5d4b42631b6becc8112447c9aec4aa8182b6fdc8fcdec78b3e2f9be569be839b422352a399ca4e54e8e942ae59129f347d3e9f702597c72dc8d0f791f1656ba1392fc5c8f5d1e032d01013bdfe6bca41ce1d428fcdd53e62e3347e1c4fa5306667d5fee5ad14defce3d626e4251f721c8f95ebff84e06223f063f9675dd4b073e8c9634facc5c79f7471a39cf9920a0aea2bc59a81268e8eedbe61d86f163fcc8f79156477a6fdcc92119327ccda03ee88f4195fab93d130b6e81922639d30ee676f3ca6a7da99dd85a23fe6909f7865d61033ece7ebe66ed9c3c835fd1c8e2cebeff077efefc7506779d291e3ab43af3eb9b0a035fb977d10cd7a1fecb817ed68edce42b2f33af86a94b47c01b93bf6e4bf31d426099a8cc6095f31149eea3a674a1340aef9dde6253756a5c0e4f8e738dfcce89774984ab5ea38e4c67e2d8dcf79fe608ef774398e9f8ca61f57398a3b47c32f06ab1117ae2b418e3cdd1bd6e1c43f338672e03f7eeb887dd62865f198746e6cea5eeb6ae47cc8152e5c0a7fc18a588edc1f9ebbd53df931d7183aae5f99ba1018ebc3e1e2e09196310fee0ced18a2499e1e33844f99faca217f93580c1b5bf30616febd72c81ecee441db9b1bfd45ee22688e3fcb93124977a190ebc470277d13cbf99ea49a97997c10c34fc1fc3d4c81670ea11ce95ce425fad32560101e681169a56e224a6abee9f8442b20c17c4cca793aaf073d7e2cfe6941efa860aa458fb8519e8bae3e4b981ad78ee1ce2ae5f83f75f34196a2e3988de0a77e60d54fc5deb717457987b8229f71fae5d22ffd1cf41afb955b4cba8ffeb26e4f5989d6214972acc13d8178becca57fc71d1fdc4b9829f5c6a2c25ae3971f8cfd615ff0f8d9f43f3427dd4a3438fba3b963f4b9345198e57fccea442f1f8658cd7ad6250662dc8719949f8ee704e50b865ebdcab2405fe61918e4e5b289f7fcc036bdf7b9a37887f777db1bf933c21f85b9e1178fddf93e50f1c4f38d5fd31c886fb88af8f9a0e17247a571a2ee33e8398fb3cc6ae3fafa61111f71a47b8f89ccaebd0ee383c6057f6e3dce92e79847d5c4823177c764cc9d1724d70c8ede61e2717748465f35fe614cbfd3b97e83f74e17afcd1f2a0eb8b40723447d0d057f72b6bcfee11098289ee753bfe9939396f5ca1fd3a16b968be13cceb36d8edd47ac129642ba75067f03483feb72f5c271f839bf2ab3eae52c5f5e1340a83a739fcc27dda0ebebcabea63d850a68a05a271c48e020d7b99295dca8aa7f987e1cf346aef3b0b1f5c4aaf7f32d23dd52b8feeb878777212e6cc28b81bfb83495fc65f8b7c2a3fbbab17f83417fe0e1205ca8ef5ff262244fd77a8f3f3113d474bb9df4934ebea2729f8e32c20e055824ff70ff0e5a0aa3fefba7d342f5b823ae2815dc5eee5372f7b95539f97245f9a987c3e669d5cfd5c1c3d7353dd5f1a8990f1d4d2cf4b81fc722b987acc7fb6e7e5c73263f4db8f8c8e38a4c13860fb82556b33b267a5eeec9baca47b96c41954554ff0f8e76813409ef72ef7f9819b3f66fec9d32d4acac9038e8b9177fe376fdf2ba3f2e53ec41d3f3976d9113d1086f9ce7981cbf53dba9640cfbab8a1b1467710f5c7315d7e67fe540371dfa2566c63b53c34e508ffb85b01e8fcee6981a9e2dced5927a31adb4fdd2843671f7051f0c85ff131d09a14275c8074f78d243ef7a68f20ebe0dc2a57074ef2a7bc4ca1f4fee53f43130871dee52721fb9bab9f430f9a183cf157018e13d06e9c1130d513ecc11d47d39987f23501ce99e12fef04a3f7b818383d48fc9aa5f5996adc4ba8d0c3b3149deb40f4fad53fc6f8b8442e499f1695d38317ad59f1fee781e7eae3b1be363bc5d358e3e7ab27cc40567a473d5592418ce64198311c46c77d6ee208be88f7258761fa98daef73aae156439fad74994e95381b0cdd7fbbb691d55f23165b4c823e63e5716ef54174224f5b8ba571f05389ce619c1f55c76a19a8226e38ae7f61cee123d4bddd05d4718b8f51bf4c8be875f87330e4e94b811db85145816dc52a14c8998c03f613eb9854663c1eebce57212604eba3dee215707331a7de772123abad22cfd3401a6b55a772a7d727fcd62f1f4c13abdeea564c44471d5df95aa2bc4d41316cde7fbaa7bf73d1783944e645ac140afcb90acf2645b1ba063f4c22bc7d74dc9927c5843558cfb8d813651ffe3198e7dc6281d3192fe94f79b3fa33297af86e3857a0f4c7a8b7eef9ece9f997afa45f7b9f96ab8f3b84a9bb1e498810a51c3060f18c815fa3fee0722aab9c9eb7b1e6a3d337389ce6ccecf41fe2fa6b6439b8e613b4fd227f34f78a3fb8b55863e853a61ac3a610b1618acedd19bef4aa8e5f7bf15f860abd047c72072aa3d98dfff0ab57822fa75ff070a3a75cb8e488ecfee73051815c31c578a70ce9a4ae182eb590374518efc67df83fc18fc32cc83cc5b8dfc7b32d51de989c8d333bf0fdddd6a1899554c84287fb9aee7818f8c5e675aea81bc86213b96248fff012e13a5ff0f184167eb62e481f4c824bc4ee49b84e2bee75e51957208be9be0a713661f5c25875ff71ae0a849b82687f6669149da3eb96dcd1ce675fa94f5c0fd7572bc748fb93b262df53fb9e04bbccdfab33a24bbee625fcc68c1a9cfee9425fba5293bffee0dd766257455b2f32e097e6222eb414b9055c128a8e12aa798acf9963e96e48eedee52f5c993cfee2fe0fe627c73fbbc48c9f563867071c9ff0f134707d267db8a3bc9f3215462ab7bf7170fcdc94fba0c3c747fb3ba2389311c757931c04d59c099748d72a7f31bd7caea329a7213cee845f075ae7b9c44fa31fc860fdc962f32951f66524b397566a9575982b777385cb01d6b76ff0f065e7411977c715d3e8eb69d7abeb067a4eb754493629eaeafd98aa24d7f72b63917b88c17ebde6b6f4e9c02a7ee0c2aaeb98c7892469814a8a9e57e612c0523074218fd9a1738e9c7968de6122b2624defb8380674edce6e39ce666f958bea66ca93d3296fd47c7e4d57cda6716e076f872354826fa8c29e63e2779c5e505037be6a32532d5e9fa0c5aded71d341c152b82f692d68e53c3ccf20a38ee682abfdc64497dd6fecd41ffa65a1738e05a6ee356af9bf3dec7432b1ca86511fcff0c85ec2971c14fee9989f2e282614d9a73dedf818c22730a43ff9bef4bdcb7e1b6e4932e6f572c37e8390256738a8edf73efd4d2987ebeef18a94f758cc47638b828f6f89985ebff0dd8787eeb3dc8307b93817dcff0587eb74cc4e47fdffc3ff27cc7b8c4a5cb404ae859d71de213711e9186546789a7e51bf7725347d34817987f6ef5f4e1379c2c57ec41e8f999fcfe0c871dcbe9ef8e5947402bf6ea95ff0d389af8c44f193f5dfee52712fee7ebe38af9dc81f1cbf38e7e2ab8d077ee825c705feee25a174c108ab82e897f319d817ddb9c77ff24035ee4a2765cac039aba4cb7f19b6a7bceccf084af75807860202badc14fcc54dbfbc956c5fff08e20b12e60a57df994ca46ae249622acf599cb3e3883d47e98dbe7283a9f7cde19f21c3ac9401e7e98516193265959a157eb7b5fd722969f0cb348d1bae9e9f5cd28e4e9eee3edff0ee38bf7137b4fd687c3ecf8d541ec9ddc10d61198b5c07fd773cb8da62c823487f7302494f5c49274b8618ba27ff0c37658831c119d7722fe2b8a02beae0ce1cd68d91e19979fcca17d2b83a1dcbc32d82b7a1d7933e05dc143489ebcfb92b0a9f32dc6787f32ba7ebbb27582ed37621ce9f7261675e99faa7344a9c985a7bf6e8e10e023d5dfee2887c31e023e62a82fe1c1a50302bdf1c94783d9f74d14c26236b5ee424127d6e2874fc18df53d5e26630c75e95dc78c70ffe261c2547c727ae389344327a18432e55e1a87dbbaa3dfeebbc920b881f5917fccc2e88e239e83ad7f6efecbfee3f1cdc9716e8490ee25c3865abbf6ff077101789bf30bbb2fcd0f45decd7f35fabff710f034fea2e33c27ef53146883b976f25b98a13711ffeb19257f6e4d885ecc6fbff0d66899f78dd5613edc240507354f53b92c573863e918b875fee9732b82947cf7387a6e85cd1b8079957f5d5f5cc2606883d9bba8dc07bf7af5fb3780f89a109ee39815c1687756aaa3329cfd531d9f7eb81478b82a4ab818d79718df5f5de0f9ccfc1e6542375cb129936da891f9985c457c4f1d28da2d79371eb29864d534fe1991e15a74b8811cf98ed3b0fac5ff093c87af306ecfdca24685714be7dc69f6f4ca9d83bee643493cfcdf4e3cb75462171e37bc83464523f85c4512aaf861cbe2405c9c1c9ae1ff03080fe47c31cf47fdc2a4691c43bc983ba9e21dfbb94a77eccc04dfcd7eea1c771146eff0b2e42faa182ff0dbe4cf223ddeb4ff098a4df4eeeb3b5e64fe13c7e63d8a3868ea16652828f73ed1624a6206f8c4610a13c30ad2fd85c45dfd68d218ad53edca3acd103c5f71c23f8382ef3f7336baf8ea7f5fdccc14cd697f72c0f4cbebe039be98ee511afbd97080e5fe9dc1378f7b92186fcb2e2a4932297e773cabf75201ff71d732cf73f47eeb223729f99ee7d7e6647ffd692abd4143ee449bf1e212ff0ba4f4e65d30f6dfe684363cb9992830ff099379597fbae44a973df575ca9fdd14819776eeea3ee9c8820fd35c74bde230e5b63e66b04a7ec30e1fce32ba6a19c8fdc823afc30db7ee8a64998cfb67e272f717facacb31e8e50abad417d3ee8d28bbca0949ab1a501cc3bc55f78db6fb8b81fd71493f9a8bf7b3410265d41ff09a42d7e6b11df86511668c7341c1ff0127ee848f55cb1883e9911c647e38db39bc1835091dfc72b697f93dd6819a62f7f8c6ce67c632a8784ae5e9f3ecc412f7e3bc93f693a6049b376a23ba81573c32f0c9a29815457fdcfdda66fcc3fee351dd670fb84afe4316cd7d4c2c67f8337a07ebc4c7afd6aca307010813378aae053f722956e7b577229e4e3b53fa381cc08f77e5df334eef2489cce8396a8f71e12fb9d1581bcc1d25c4aa128aeb17e0cf86279be33b8b2f2f53f74c8b9f98ffae589c6ec59fc6e6fc7d7ba74fe232c831d5573f99887fd39923e1d1ca617a7899aac1f99998d61a2c1ee69e4c78c1f79ba4cf1c4c3a1311bfe5738e4999313ecc62d1cef7056bcc295c1fb5c12e46f328cfa3ee1d34c49427f3b954f4cd8fc35a7d7e182e7cd7c124ca837872b862388cfe6e8f7b99a392e62b13543acd7afa6ccf6ce35ecae570adf3dffc3e655577d726a8b871ee183585730453e7e6a463fbf5c7838a0c0ac7b59ae2e89dc3531d89d052f984bffe6d4e3171ebe7fe20872f833c8dc8271fe384b8174877387f4d2c36e620fb9c18132bbfaf35dbaee2324983f177544e63a1ee4e491dcde6d744fbeb9f63dc629f0709bda8366163511fcdc913873b3dc264294f2be6096a31f84e0c6b1ba5c69b66987bf9a748fdfac1bd5c60c8994fccd2c17220a5e4d02d275ee1e99ba51e7e3b9ca48ce84fe23a95af06fa7df9dfec6fe262e92947980903a71301f33fd4dafb8246bb34e33a3cf9a51ee899994e39909e89cc9c6f3d721e0babe8ff0ccdc3f7388cdf2e597de88f57e6a2df7f74753de4caa6571cbc4cb686797140e4cdb52b961b7f187325bdc59917ee38eef8ae0e393c68b9fdd4ed07ae0a61bf37d22e7dc8f97575f9cf9980ae80cc56bea970fe76bd981e1929c4e6ff72e877ee87d3fd7315473f99d9f1db1d91fd193d32593cfff08fee564d3f7c98a9fba9fe391abbf9aab2072b89e1fdd13c7b8dea792e6e1dfb665e261fe64f9899efa0ee3885de5fae553dff074a334f4c2477124bcdf2184e9bcfb95623b99933d74c3c6f147ddc9c7d71f19cadc11be5ca2841a4234d72ae83868e2eb43537f4cf54b347f6c56ddf64d7b7560f3b94149266c2618a4283eb8eb903fec98a0fc62017dfe663c6b541e65fa38511953090378de650d7a799bf7439bd433c9a82c369acb37667fb4bad9cb66a642c2d33d037c5fb947a3ba2be97af76af59fcc2704bc78e7e5f7280c1f08fad65b526cddeb99fec84b26e7e5749a72bc2a6183b1cd39cfd32f225693dbb8d3fa9ecd1ce29e5d307856ee395adf14cb9d4997ed226eda67a3dd5a7a81ccf8337d6acc9ff8cafb8c313c97cd61fcd6d7ce4f1329121ea75c8fed5194420b437abc78dd5c2ef8bd9bb40774024b32de9cc4b0c825e8f93ffbe6ba207f2fb8787cb32e49211f73fb6bdc024c7e1a1907aa4ca39fd30c8366e726bef26ea9d91f6e80261547b33d6c1f5d1d8746e79043d7224563f2632d436e7e4fa461921648fd4cd42a63c83eabe680bfd6a54379313b2642cbee4fa7bada934cdff073e527db978e67c8c4defbeea077fdc411cdf1f71f13931cd1ebe77431c9e9326d732ef043f77ef5251dc3430e5b84a78390cca77e61fdccf2fb89e99db38b948842771d2b31b2bac0f0c3e5f33dce6f53c32aff0129875a2e473ca868429f463eac21f88d6e5e2f32a03e2989f43014ae7dc7f49b83bf4611c5b8ab756e149e1f980133bdc6a86988a9d3a5467d8e8c48ff7bbda19b0a4e4d59f6670fa7b75e8e9889913b8c05e6e7198cebbea6e4af307e8ceca66f9040cc74ff03f9ba16b91dac5db8fb97f81e27cc775cf1628dd3e184027e983eabfaeb186fdb6e9996fcc6bac1d74e2a6fcf339d87ecc19ec78b8f9138238e58437cbacac9753b3fa8690ee1a34d3faada73d5d39e71ea0dfae994ad1fbf9984aebde6fba8728dc7dc3d37b27c04e624a48d66e91547bf992d8ae681591326e1b907ba07c5b35453fdb9c22bcad2ff021cd56fcd436b4278841dc249d1f27749cd14ce580f37d29f0e046bfe6abc8f23c75ca87f46324cfd18ec73ebf59916bf3807ecb30a2a9edd7e2c61b77bd3e381c4cb8db1d15cffe634a555e74184930cf2bab794e42227d2e523d1d48a382f33ee3c3243af729f595fd4c43aa016f92e7988731e14dd7ed338cdd0abdf9a18137427740771d182f1f728ebb82e15cef3eea9ef708e1611c39f72403bfdc05adf1573e2c69f2ee9d5d5e7e65421e6f59bbbf723c9861493edc88f7ba996a3f774ee6cc979435715878e26226824d2bd8ff030e3cb25d1eaab93d68ff1a5dfeee7422622efa3ff21353557859bc15bbbe24f9bbcba6b9b5165ef31b64bb91d518ca5a7a18755e6702778714277686b8473ee605672c22e60be431a9bf9933cc727b1cc3b27a8651fed523fee32e0f935217f7d70555f46e62884dd81218a5f7f7724efab98bcf663639f8e742d7ae1633119992d7e6ed08b5854107cfb9754edf384cf7d2ea5fd7bafa2a3cc033f37410659dc954f4c71a3c3d396e74fb8f15bed1d4f2f9e4313d23dcff438f41bc463b7ee01e7e60d0f6dc617fbaa2c0d2c93190aff27b9a82b5feeae80f932a77dce32871db86bc4f867bbdcf95fc32747cdc35e23fde6bb37f279a8c075334117e6682d5fe1a66d7e3e65de98f52b91602d70fcf75ab943f582e61e27e659e0b234457ccf525663a5c2bcce9c3b9aceea1eebff081afdc5e860a71faaea172842dc40fccc5d4fbbb443bfb93d20cdc4184cbebd60d37ab1c96774070da19a6f9aa3bb898bb877be6577eefe38b21f1fb8a27dc91e85d3fb8fc2e87d993227c5dd166fadf72373c6732a9f8c1385c2191f31d644970301efdc33d997fa5c97e6307421be32e2bdff0c739904d6b466098a47754afb8adcc817ba48dffb84e85398258cef7c32a1cf67dfe6115a37bf42aef571352e9986115ad98f6ef36e517442ea78eeac5dd3fa99607c39ebfb9e6b3aba27e384b17b7d7fcdf39ee1456423cedd33fe8d5066e6df7bab2059cc0854cdce4ab1e5d792f0de77e8a430284c2372d4887c84c72bbe868f69f1e8cacabe18fd890177d6b5f8a9a18ff08f263c2816b7ba277c661629ea177d5e477d72204feccc514f990e73e0fb84af936b04555ee37ebf9738bfec3189fa13290e78bf26b54cf8f98292183217ff01aa087f310cf2c6f598ad4bb82b5d757fb9a448fb9e31c4357d982d9fe9d3c8cc4a7ba75f3310d3fccbaa2dfaee2e991a201fb8fa6228b8ec9d797781e6f98da19632a6891ba0645de38088e45137e4c5ef9aac1c73c37fb9f02fb858e8d0d6a7ba92aefe3031e1f99b50d51f30317d5efbaef9a3f3ccd76efd48e5aa1a9e6287dd6a9968b5aa073d449fba9f0aeb9e4664e4e9c962649be863849be971ff03eeab374d02c20b1dc3064efbfb9674786a2eb7e6583efdd4a06e1d1c53fdff0c085ac999538e4cfdd60a7bbd4ceef88477a93f9ba2556643f63dc547a648b39fb97bad254ff08e72df3b805c793728e71a1dcbb831016ff0ccde31b413e629eef952fe9961f6bf69a59944d4ff57392b3f50d0aaf3a9fc2675c89141cb78671a67684efa65172ea7c5cf2ed56638e8c3387f5c946fd631c25e43af185f23d3e732085a3a62810e62917fabcd212878b86ad8aab77d5597e18d62bf1ccd454f1eeea4968e48bd3fb8be8c793f8298c9fd1959241cb75eb699e3cd613feb29052fdcc58735a2c67cd258e73ad22b09a95c567b92ff388df748a3d7ffd3a40cf518e1c8d6f5f4681c302a3257987cc3d4719c575e46449bbe0e0cf773c2721adff033da601618823fd750437a8034e3e58130e19688fba8bf1cf9bf03995b33e236e8b2644a39050a7dc157add401dc671972735b59f7279bee84ca39323ad2f0ddc669b432d3ac84f584ab828fe837438ee7d87379728cdc8a7d6788e3f584e787083f747b2137ad21bd671eba83d571d3fadc6b8bf9802b10ef461f469186b4d3c43223dfbace69f676e2b4f57bd1e5c6c933958ea8bf7e6e72d82e3d8f87c30743ff313bc1725f32466b8237113f466a9274cac14fa3950fab9b7f0fbb8c91cd4a263a4e68916c24cdaad7af7187fe953b8d757f0dd1892ff01b9f1b88771df8b8d2d1c844fe5e99728d73269a38fdcf7117dc1957f4c9504e1996099521a4c4917f99454423a50fce2e955bf8b32cecfb8c4287dcd37e30f5baf6a5d61868feb36913af644c21ef2e3bc366a45e1d311d5c0f532515fba057cfa3971c466157bbfb86d032c278ca8d1d4a5a38c9fddf161975d768a1f3ec33b1ecdd97dee5267f3dc8f452e50ace7b326f9bd3a683fbee1844fb97e1ff9bcd8f509afef5444cf8e01e175d2133eff6732a71c046907a9a842643a086a0a7e730753849132e1a2e5bd77f1babaa41d1b95a9875c21a655393740edfeeff2e9c8886121bbb9c24eae44a53ff011a3bfb9e4943ff047c2635438e63a8c1566a798e8677247ee74ad138b8a3f4b97e9d5c8aa8715c29f7a80a9a015c33a3995f9dde3fdc1378643a06a5c3e6f3cc3f33b468767a67671f89a1969f58644eee07ee2a7e32546867dee5c946398f3dd2119e1584d5c28defdc7ce0f5c416b0338a94ee63e0eded9a8f3a688e352f52773f0f03a5991505f8646997bdf5ba723ab241750b4ba68bdbf34cfd7c71cc91a954dfd6acf5088fd462016f99957817a18a7adfdd230b7cc8287b92ca62a95d31a80471c8520e7eefa7f776801d3a246e944c4facc38c26ae9327c21d4c1eb488ccb01452e3a17b6c398c0b780faf73de9fddd669fc1bd9e9910413ee9702fbaef97effe95afdc7fb3fbade73f33dff92cca80804ff79e7fbbbe1925a64aab277ac440b5f7ff01e9a67aba4ee1a626e5c8b8565d0cb3e733bd75fa5741c29f728478fb9c985997c60e93367e4c2ace4d0d050cdaf13274648d036977f9d3a8e1cfc6ee25181785c7da2fcdc12b87eb84b84fb8ad0d7d1342ffbbde12e40a9a75afdb9f34f3501c8d2a9912371c6a8363cae8806291c382fbf7220a7ef33b0f568de1c5c727eceb987aef8e6f5c074bdc08d71eebf7579fbbe8972a0473aef287b9e17c7ddd879963c0321312a132014fc7588be9adb099bfc6783305d403e19167e83fe628026f5fd7eef9574f3557a0fdc701941e23c7fbbad63b778d51dc833f3fcc3a39f35a880e151d254b9a61d15d534c1ca388eafa6635541e3313adfeb8a81e7f5d41e5fb9be3a930ff0237d13952059a1af8a15b7b7e63e406fb5f7243de98296655b5b945d9a41b664aa2ebaa5cafdb8f32021dcaf5ff4c0c9c424d4cd67138932c87cf769c9268324c9e172c5662a1d6c187f37ecb86915572ea693fe35966a73441a97df77bd78642b3cc87c73d78d78ac2b1c861fa6ffe174983a871dc9922534393e7dc51c55cd4fcd5c749ce642e0efbee271afd725188287c4c67ff432a3f2cff9acfafc7f998810d794744c0ce3cdbf37721d6815cc40216ae14270cc601ae03f30c4eff65b915f58993817f64274086bbd13354311e265b63dc84557f9868ce39a4f5b8811bd32e40e1c75637335383ff386bba55bb923ff81693a139ba1996acd4e8b5c086f9261a3dae4c69b738aa98852a7dd5f88e609cd3f261bf19421862a9b7113971edecc6c29deae85fdc4b26acce76b74665803fca6138a518466189a248ba3894137b0bdfee065e6f8b71784ca38cb344c2c42018d2534d0f99637d3f3f3455dcb2ba2226432cddc146cc8945b84057bf712e9e97b83ad9f8fccd517c315887c9a9753f59e838181233f3fcc4448f66091cb82d18f98762d712f9e6ee6322be5cd7567e7973c0f4dec68fe6a5381ceeb11f9af8682bc3e38f384d19ff8163dc29439afff030fbf7ee4fc7283fa31f7fc626d63e98972b0bf7411e06613b5c859e3fb94ab6fb3a93cdca86ebeb7eb0b67140fee6727d7867a1c21327018fc7ee99603af932bfe571dbf1be679e35bbb6b9b29fb33b282db84bc3ee19cc8dc72a27adcc285ff01dd0cc77686d23a79a407993212fd5c9db6e9cb3c309748e7ccde177dc6eca2fb1cd6961e6212b31a4be0869d5c359dfebeeb0bf7ae9f32279857b9037d64a4ae5dba94e9526b2c1c9ca293a6f43cfccedc45977ee13dd03f3ff1283f30ba683a574117fe673df32c31e9dce877aefb3c3f3472aa78c2a226e9a75f73416ba2711fee42293257bbdac5488e191fa0c85893103f6f1f17dbcf8ee30fe4d696785ee2273cb9a7309c25feb8c9587f1c11ccc617a3133c1433a88a87bdcba8a7ddde5ec8a18919c3b311cfb96f8e7cab9bd3393d37ee08f8899385bdad0fe3b9195c180b9cc497f8175249ecc56127bdc91a2e2b3f5f747265a090e610506e1d79353585ff0738bdbd2e732fdcac7f419b6dcfae685de72eb294fcc79486b86b8a47734c362765e26102e6071145dc230e54ca58fb8173dd2511d5ecc8cf0172a8e7c1d718b85fbbd84a6812eefc6ec41ff0dd26cff05ce52f1d287bf71e8fc67ba9a2bfa6e81c4c2a7d55c0989cc37c328b72c15701ff57567647ebb92a9f667f44383884665d8c3ccee42c3751f4712f35d5c07d371bca328f0d34fff0309e98c4c38154863d53372799a909712a477bc60927a3e66fdc0386925f79a5dd67cf9c2f84ca9b87a651b3486644876e519eee8dc53ca6877260e1cfbbafa7fcd1e88dc3bbd0bbd11e2636b1f14ccc29ff0bac971dc72f35c3d7aafdc723a268af9852be6157e9a15f9f73f047ebafa38664d403f9f35e59110ef4dbbd13c1c74b7c7e328e280e048291fdd155328d2bc59f7a377b0a7b70acc34e3f37b4cb5d4b80a1fe26509c64e75619c7c329d5ee6273f58d3f667e99eba4dbc3294db9169e1ab185c23c560441d55f77ece4daf71a4f9a20687ee6b8e5159777839e611e1fc6807c161a45f533724483e9cd1d3e8e2b4746998fbe7cd6227fcc56dc1d9acc3adc2e174673c73512447440ff0d32480ff01923527cc119d389e4eef5d09951435ae3a1ca72862a98137f91cba399be9de664db6e5db1f932142f6b3b8f189c0ee472dc33f134a3f5cc685a576d465b88d4cd0bd26241fa864ad2f71fbe7f74114c9811c74e7a5c86dd2bf7b8217f744a9c5f0d150f5d6dce9ee347e335573295ded4acaa559edcc0fde5f795d71fe0ddff0579e51fb98432e2093c663d471a984fe188e7c6f78e845f973c299511c5ca1c3fd18889d99e87faba32a4eba447745a14cdadf9e688bab8749ede693934ba9af354de4b9827b9ccf4ee5a786735aa4cc6e52d6f44395a5488e46213fee9de1b7fcc9bc71a090573985b3559fd98f5cfdf7241e243028772b3432dd3fce6517392dfccd414a679746a648edbbe19ddf5979a28d6829230d3e660fd6bfc6e5a838bc6d3350998be0b8c2f12eab31f68d3e65d57f0c8a2c4d04d68cbf3bd3edd4ca7285abf31074c2bf339a4e518378ccd267b8d51cca68a1eeed52a634565ff5ba7437dec412cc9553213746ebd57ee07c30404c7827d3234bfdd6c32c8b3c5cb774b8c5366e0cc7132c250fa657f8ae587ac08e431c753ee44c39bfc7241bf4ce7d3539a0297e192a8b8a9bcda182853f9dde54fdf74197f4e3e7d4c18967fb9e77beccbeb8a31f982283f33f67f5dc0696e1aa191d8c191d0efefba24cafab9b3d6ba70c18515fb806ba37d975d3699c8b4dde202e6736cfc2143a3dae115f385aff037ad52e588f1c62bcd7e315ad7215e35f897141e384177e5d2b5863bc557e62b17225c740f1337fa877ff0451ac725869182d3b80712badbdd0151e18403f1c53862bf8d6b9a70146a5a77af77553edee238dd35d4bfe61447f0e89c27d68d1c196d5f027315bb3fdc3a47bcd4aba253bdd7b9695e65565be63ef268e6681f2e476f498a5c3f1af3ca6507dcb36e7c834ca9b5723cc01c2c26fb5ac1bce20e7398ea4ff0b8869f1cf0fbaa7b5ddd4ab961ff0c384710f1a63f81cda13f9855c55ef9e0a3853eee3a992ebf834e3ee7992de3703ca3af71fcc752c3904741805ac2d5cb10a333343631778efc95c961c56b2fa17e6a0261e9e35c97be382704c11f323bf8725e3e195e2fee7bd328432868ea6e641f13765fe8625eb36ebb4b3aee8c6f3e0e45da2e52e83cee653e9e1dc24751f4cc0203bcc2c3ee44bc84b803a7fddd09866abbd2373458e4bdf35b8f30b14dc12f5c9670d24970279f9a857346a53f34c47cd6e6b8b8caaac1e783f719aff0c32d761950e61ea77a413ef311f267503fd6e2b97e60f233794742978e0f1d075a866ba5328af35d3f1f357ee138b5c743eeec7f98435d496fa69f994de05399633f3dd22b82c6e0121cfcd5a799986a8a68581fbbc9ee185c0567fe37cd767f7ee217cfb8a217230431e77c033d3384e5fadedf78c329cc2f6f1cb2a773d4ce24cc2a8627db9ff0c8c56783e64e70c0787d72efa2f6e8f481e6f1b569d264c6f33c3c8dc16cb481844d9fe6e6e73f775e3fcd269d5faeea91e689f7fca51f5930b0dfa8e2be63fad472431327a6775741cfe695fff018a4a948e8f9fe95dfb0ce17bbe119885b0d72f654f33da4a7eee0d47cc05cef2cf31d3fb85d893c1d4b23ee7dbef8dc47244ac12997c411edfdd6420e3b919a5798e1926f28f352cc63dc5582fe9d75bb9db7f9bef6a3d97996cb37f102aea2ee75ff070c0b973387db9774b56baf0473ddd437d52f06e58a3375b89235139cc29e31b17e6ab5e3dc0d57bc743553f72f53304629327aaaca2b838817521ecc9147ba7f72cbdcaa1534f1572c2fb903e61413fee1879952f0756086638f75a173c30116877ee12fee7a311ce6a1bdfcd634ed7ee3e71d0c05b8eac30c234865be6aff05f7381e389141ba99ebba8abee4266344643ee1aa9bd9e2f3407c67f79482672a72fb8496f742e1d4749dca464d5799f8b04c02bdc9a03f3390da8eaa3a1b71ec532523c65b47c98873fb8111b9722d79b96e0e4641faf7233598cd3e67f182fa179747deb5c98669dee168e6111c9cab83f5cd4febe6641ab48575bd1ad0bfce5d80de413fddfa5038d1eb85f7a6e8818b29cb341d5750b8a677fc378d381d32c818498f2e185373c32699062617cf17d79995047a9ee45d1f548c4790fc7ee2a0f7e730e9ff01d6826885fabb9c41178e7cfc81c3c5a7f7720971589f5d64429d9a6857e62032b827f6eaa1f9a080dc42e87a645d1dde7cfb8455b77475af35c995e5c2bd66b3c6aa87baa7b721fcf0dec0987a9f332e43c866997f45c921be1965cf27d3bb7e1fbbe31e22e27c64ce575a8e011a1e3d1a12dae27a439c61d9e4dcb3b8c84ab88cb1bc2e1e8e4ab39f321c5846fba656058d66a9d6fa38a086f139f0dc91a8c8ecbd175e5dfa91c687739d3d3711f33feeb8a2cd173cc32c4d6a27b8fc23fae434221eea9bb838c5e311d1d3ff75fdd1a4aea154cce85fcc3c37edc05995c095b0c6829716abb9d2ae49c74c12f826fdde564c07669d1e09ff758881132abfdd0b35fdc7b30cb876f30f0fc3eee0553f7c7532ba7a38a1b7d6e53128616125cd6e12a57ee70b05931b6ffe6b6273e7ee7ac04a39242e4a9ce3d5beea3515625ea30c43368d72fa586c13bc282e75efd78391012f6fb91c7066671fd9a838ae1acf7714a5f260455fe5cf55770b068f7f9dc0884a6e68a8727ccf88b7b9cd8d3cd79ff73928938055afdea0b6f7f4c133533f5980d57127d7ebdcae4ceaf3a5fcbac3e3f0d1aabdfd9967dfaf172c94f321b7ae08ed3ccf6a1be9db8a1afd995ba914c632c3ab99da895c7f698fd4dd4030f07eba3c4771a53982d4dc771a6fab82846d9317eaf789c77151c5a0e4e52bf77a7f77513cd69b5083cdf997c5cd27c4fb8dac3e6229e392478a641618643abdcff1c2153e8d49e774a32eb4984a5bac2b33d2716aa973502ff374575c7f42b821914433d1e1af401fee4f8464478fb34a3cff0341ae31ee4713badf991fba242f260907b8470f8bb30b862fc1cfead0999ec4dcdc7786933e64cb98e441e6560aa73fd77289deff098f0f5a9fbaafe33474ea6e88ea0ca7be7f33f91ecb81abf9a3aa3090dff72e272a81fccbdef7dc3efa321b8510d3d8c9222eff022ea9fde178c61fc1d7be5a7e265cc75f987302f9727ebeee348b7c980227f9ab831cdeacaac996e984f74147bac440f95c6c56be624e243ff5dc513b88173fcc3945fc75559ffad44a55e83954430907f9e38b651787e6b53bf4c64f467ee9297eb2bdffe8c40e7a5c847bf22e38d53f74ece1deb54b9148acf47ee2891eaee076fc3282ff0eb16664f1ce558681ed5d5d913e65de17c982a18f774649d43122799266185d798098334db82b8e21d635b7f343c9af9f1df5457dc4121f5cad16cc0835758ea92e94439c9b9b21772fd1f1f72a828d7699f4c3fceb89acc7df47b9923b759a240d47dff035a2adcac871fdc0c9d697303f3dc5805d767cd22bad586bdf5321ed7f32a2f3391f5a62c728a2cfae7ffe71898b80eec2ba6ae8d2ff66aa0ff071753b8448bfb8906de7986f9bf53ee5e8b8f0f3ee05e67ea64bfee53ae6ae1cdc9f77769f47c1a22eedef9fb974e9b981998beea9b3adcfc3eef1e63597dc9f6dc17bbdbe63ab430128f666239ee8dec466f277ae2cb38f9a9db9f710ae8b84211f7e626983f573227f77e36fe602c25acc030c9f472a39a96ff0dc3d1676e05c8e1edbe6381fafbae1fe5ae91ea2cc27ac341e472587dfe67c918fec047c376bcb8695e68f2f3088be60be5c24d6f9d6235b97e612328becccc6ff59ed33e8d5a2d7fe9adaa3f5c7a52bb97a5a6554827359e2feb9a2ff1badd3d1dcd443e9aaad1472a84cc83ca7cc46d63978749a81f5e8663993d4d621262eefc344e55d649d4f8a67acb985e83394f4dd7c5c8f5d4c91a143ff0736fff75214df40cb30fa4ebae781fdca4add5238fe5c99321fd8571ea1e7ee1027fdd953aa3aa393c3e31abd1acccca8e04be67d13b988e8f337e9f9ee89e19b839aef509dd1a638dde88324484fb98069fcdefbe668e53ee64f78e3e7c4ee64db994b98a9883f1b82645b5d7d90fcfa681c174bf53dd028b1071bcca23f1ee8211c7dd772d6ae18f8fcce8ae24d09f32c499c9897ac4c0ff098ee3af9a179c4e39ec58a1fcc17cc83e6ef70c17861227c37a6f1ca3e1898c960fbe4cd435fbb84c8b3edf74dd1a6716f5d745f1845207f720d7e5f7237c278ee4285fe6ae2a680fbb9e0ba4fe9ebdcf2847d3c6e5428ff077882ee853fee490b940dc58bf8bbc4edd471b4bffe61b7b96e2ff0f754797c316c8337a1dc9ee064ff044d68785e612489f1cd47bf8f773f1fa5cad153f1648cab729a3eeb3f8660ebc5cf643047bdfdcf82302951a3b13667981ef344389f99551e64789dc2295dcb43dfe60f9b72ccd5d2688d3972abd3f66b4897045583f327632d121ff081151d556b884226adaee8886fe65784ebbdb3fcd12f8f838e4faee58b7597beee41fb9dc879b449df58407bfbbabd7ed77979ab8492060429bc3175a0472028bfb82593fb82ca6ed3bcdfbb8fba641c6f4385f668e1727a7acc2e0b79ab47d9cc6ca2bf1d62989153fae2d17b8c223f7c6b58e3b040fcd5d77980c277e71320467dc98e8993712f707558eef3581fa196a9c5f75c14339e2c4c5485fe6c2e68a683a3137ab8cab8ddb12f49bd4696b98a5de9595b3d72b9f6ccc863a66b0553e6287294887fba17bd7278c7db74fecdc05cb84219205fb96a6e1bfeb9604871c7705140ee14aab6ef63e1ba5bc7cbc5c3f861432bfb97dab71948f9e69549e8377c14e1d430bb427f307da6be69377617656c771169499a273dc8f8dfb9aa4bb804be9728a9cf9b89e96d7b914eccceee6287c79f757c7fe6ed23fee284578677153c9e98ea7ea614472f32c22dcdf5a5bbb61ff0e74353735b715b9c1e31babe3855e07f31219291770afe1734926436ad131f9f9994f47030abfba2f4eff370ae22d777733e4bc257a6455af7210b75683c264648aeb02d78e17ccd5a7570ee57be39e345e98250e17b662ad57f32d8acc3835979e944bd77a6334b8a7a36efcf4c77afdcb21bd1f3e4d58f59e2cfba9021895bd699ef611c380d442bb89d345fd1c8b371af8fb9de43f8fd37512fe1f1c8b309c35f04dc38e642fe60491bbe8feeafc35cb57ccbfef7080a91f9969f0f33fb8b17deee5b079baf4eae166ebcf5d554fc0ce4572e2e34ab4f1c63f0e15283e573b3a3c75b7ac6dac3bcf785b5fbbc2f993262a9cca550df96ec26e9e667facef1d7b3427d6e0ab82846a84c24f7d71367b6cc34233a1049ccf3517371f0371eff0b8e7581fcc981762cfbaa1beba184c1c27e0f732aaf1ec72b360e49a2f819ba3bdce2acaea99172853d2611a6ff08ef36f8fcf732d6ffb9b8adc3d83f322aaf861fb8719bf956e38d87f1314328960e526143dacd0d6622da18836be9f318e9ab2913c7457f4983548e653e81378ceca98954afe675fd8a3a6782dc274ef73ff244812eb1f7fe6023866f35b8cfaf3507ce9a1bc9bdc1729d1dcddff4c10cf3032786f60ee8532c613cdf5cdfae17461aadf1c038977e27afdc9fc3fc3761ee12d7258e62121dc1f391c1f3ffae39abd1cb7afdd309cc024298329987f5971f72ec1343ab954ad0fee51cff0c57a61eb8bff09c614f98a36b712ffc62e0fb8ed7b6068bffcb2a5738a5f3ae7fe51df611599a18973798e1a09e9b50d480a666498392ba75f1661741d85cce84ee8dbc89ee2ecfbcf8aaff774b0ba1f33e3ee6e896fe5a8ff0cad51c3819f19fa930ea706b8a14a3cdfabdcb3aae75e4e64d274b8484ae39d84a6832f721dca292dcd7cc0cebdfdc20c2473bf7440f3105dcd8ae8a666bcd0e4cc9edd0febffe56f5e38cdf5879828ff8e3e25067dcdd557e3174fb2f4b98353ec2e933ee9dcea27f8c5134b937f4df9f29d7b9618872e493ec7bba071b94c40a37d69778784f53ee255921d9dcfb0c4f629be2727dc1f40dca3cddbbf3bdd540472cc9c37510c8edc2c297edcd1e98a51cc1101e7cbff9169d41949cc37bfcc8a4fc189178b7adfdd01f7559573207e62a378e531f59832ae5d233715f306f6ba0324f862d9dc0c71279332f9728c431443df8e48e83accfd8cb35cee6338cd126e2a6af8707eaf334bf188498f3cf9ff08fa2693cdff265fef1d4994b6f75706b9081703f301f31fce8bd613e60539851edc55e2622462bbf08df3598013cfb84fd5df4ec9f725c42557ccc457de7f3517091addc97df9bd8757d34ea69851a7fdcc0d37731374498d55af8e490ee218f32232de9799e377780c7ae5c1d39aa7aba652b96e2a45de187be9a1b7bed64dd07ddd95b3fbb81bb88ff0585c2e7e7b7f9a4d75279a1d35ca46f457ede179947b82fac4199f988c5f732cde0fb932144cd91c338c44b742b305faf4387558dc9cf61dd0543242baeaa24f595e1f7047b2a2b7734dbc5ca3e66057ea6ee4fea649bc9741e4a6a23d35988b6cfccd13d32dc3e64410f39ba6d7e70c347ae446565c1bdeea33c73143fe624ac173795bf71baab7fb173581738519fbe193acd7cf3d12c945b789086408aa73eb84229c2b9fc30a78380debf993879714be9c13afb802c81fe5cfa2a6399938cc12be9fba8498ff0193868e9ceb89aca1f77cf3d337f8c5bb9e860fbb8c9b8233fdc620c9f6df7595c86e1f1c50a1765cfa6b63c2ea19479bc4c2f8f9ac12dccd130d3e9b96a133cf4c5944d305335519853d394c1923ccc3fbbb69927d7fb95145c3b982f499cbf0d145ec4c7f579fe19d04e6f7c52537d6172f1da6a2033f34fe65afd3f99ba38995f1c8de25fe7d33f885d670bd73bea6e21b72c7eacdc7ecdca71a9157e66a39bd3b7dc46cb1164f3754fe63a278d98af1f3fac0bcfe6455bf33f1bd7d39fe7fd6631586bcfd6e16ea7e62235a83cc5099e157c86559ebff11bef9a90fab344fd6369a3c3d35fd4821943271eee070a6afe183f03a1c2df6b973f634e399df6538d93c7e98c45c3d718215db8e41ff032768b39be9ebf994dc05398fea67fa729cc84915cef5a8c02df75815ba7664f26d3a68265baff722d76ea3e7dd6a7e26bd70a557f9a07ff0e24dd36b7ba173b9e9d6e4bfe4d0b47fddc282e011f7108fc75afd46616ffe21e306bc1f6e1018a54c2228cd5933d523ba1261bfebeb8a639721caab2877768dec8614825cbedd18e8c18957a4e6447cecb2e6816fa1cd75fc3124b35400f07ddcc11dd341dc2d9ee365fce637c18979ee03075a852fddcc843537c1707f5752cf997f1dee72ba3344604390ca96ddc3ce7dc7ccc06ab861e5311a9d1f70fe346ac0e79bd4e152dc327b75fec37de5a183f9ba6b8725c7fb9323ba381e4ee1f8d4589073979f5c979d73b73dd10e9ca88b67ff3106e417e7e6037d89a6ab6bcc82fbabd25c757d7ccd573eaf7761e175291fee47d2cdef831eefd3dc7934edf0649a9fe5cc7a0b74c0e611e8fcc2b73d10b947ff09814255710c0ada3dfd32bd7bd9ff032f81978dd597a32c560966f7fd79fbba3586a11e5f53515d73e8274678f72d3c18afd14e6f26f3dce99cc5e23928383eb393798733232e547825d0981585c52397eea2187a31395e7262781f11c49fe17c4cbaaee9c6aa79872d1c4ce024f99399abcc791ff5d0115fd71d9f9bd051cf1a9afb91328eed717c5cfbca29e679aff598a1e7f323ab26e6dff0747dbeef41e35fdd7047f5dffd63dc223abdc5b1711f3c7460664f9e1d2f93fccca998a30dc8243f58efa3e9ad013c27c0dcd3d89942227cfdca4cf399403f5fee8083dfbbaaf73b35ecc81789823bfe3f7061173803242fb985073ae509fad4f31629961a1839422ce451e984692ce1bca834cb5c2f26f7f5cee7c8f21d974a332e3ca212738ee667270e6abe6526e11ff0c5e9a0e0fe9cc4dd6eafd32f457fcd43bf752fc291d99875326a8c74f4cc5a9798d27f63f8e46be5d123dc6531f4d8ee9e137430f037abdbac9ceb88cad98ca2f7dcc198bfec66751592ab354e2f21987c1782d9eddc614618302d937142637f9abb03face5b1b3f72179ab8b833d8654b80e6a3756197c23faf32e14d1462fd60b4b414f99998e18f8317d1a4f289807c37e02ede064fae3ad689fe684fe7ba3776e7b36f07ab1117995d88e3d2fe383bd2fae7c67eb97d1d74b5374f27f5de1e5c6a8462e2ff7e61456efc4196688e08f5bbd5086443adeb32ceb85bb7757c31d991f981f4ee50f126135bc4c935c51defbff828d21feff734173f7163f32be4180cdd24c8b49304736bf49f73c3d3447a33ed38f9a9cf1a7a63e87fe3f70224869afc39fa19bde35e1d93e1dd28281dc36b34d169f98e18dd76e894c17aec80fcc2333f27534453973eebfba011c08d7f74d8242dfdd03fc8c04e29350aadeb9884e99227b348871fd73e1b9bba63bfb827b8af49922337ee3b0dd5fb916fe61faf39b32c0c37e6b2a7b825eb382ef58f819a59978beebb59bd13982f8b248ae3d285dd18e0cf3e9cc07fdc429aacf6e5c443546f98bd54759ebc5c41b43dd0afaf34758a73c291958751ab4c452cf1dc2c87d466f3ebfbfb98ab4a9d99d084e8f172de3ba0e45c213cba33ad17b7ff034c406850f73bee41639f3dcc1f7beb99b9833f7010754510bbc81c38d7e1e645a8e3b86a0e370955ee51ad49370494c54acaf203f9928bdab8a04d49d8605515ce22e5830fe61ce6b4979846ae588ab9407fde59cf5fc8bfc1d3dc81ec74cc97dd1fb97f6cc95c1f71e7f1a3817eb8a737443fc61f2188835cf9353ff0de9cb961dbfcc8751c3e5322c7ff0cc91a7a32943325b04e661707b90a034d5ea73fac7e64dd89cc367a76eab8cbfa3ba2eae5d540ddf3bf56713258730a8c7d5cb24e47a7cf0d2da9744155c3d765d1ac1f753dd5c28174345b921f31444727cf7384aff0c0d586a5e980837db8e1dd113cc3c22610aee21fa98ace6268633cec2ae24aecc57a86929c1c0adfc321e09374dbabe1ff0729eadcc253488e2685f30e2e3ec1c5c1a21dfdca41f301ec033aa7df75cd5173883205a6c75426aef76cc9f7068478ba82293cd2b652c7cd7ae7d1d1c0c187637d7c7b87268f475d37b88030603b81f20396447b9e26ef87205ebb804f4e614115fcd4ce488dcafe8bff0963b774ec73dcc3f4f348861ac92beeb6da993dec2fe9f7493a660116fb8084be68110f8eaa0620ee6b861625cd34dd19c20732e69fdc8f63676460bfc783bbe1f3587c7dd5d8193029813efbb8a2e42737cd1f71c97245e6cac144fae033ef74bcca5a6346e7cbecb815bcca5729440a9ee182f8657c2e6ce3cf2e5d0eea48cab12e3cae38c8b9c8f9951d7cfa575eab77709a454d3e1d22cc1be070c506e8d43275821e7d333ec71e67a2e154657a7edd4b180f7dba150e197fb885ae1d9ff81cf711c1cdb5c38ce2ee2673239be3bdb31c98f313d3ff0276f1865f5c1a4fc67c0187a99d7af5c1a5a7762614ae5f860b6f35fcf6ed204e4021cdd1266fefba5f34ef8e7f86b47370934b3a6424eff072274d7e60e3703ee64e7c714079799a408f21aba53eb4357c060d0fe5130116fa9c312d9f8182f3d28605cfe1914777958611b5c07d60a67b3d1f71ea6ead31dee6931c689a20383daee87eb0add29f498125334618583ebd99be989a27dfbbf67dfbbee5d586eb87fbad3fbd5d172aa80c4f571fe26e91d73080ca91ee1239a8f15d4ae4f94de83f35343e76538fcd4dcb7ddcc9a39ac1fb7fdc2862dd78b927fdddd3cc2a340c0df72a966fc4bab415c0de1927ccfb49841dc6ad702fb9b59985ce7f825b33888f722a638f1e6423f26162ee49a51c149f7fd18c28435603e6a7d6f2735fcc032f743ee152d4cc5013ee35e74ee4247b906730947d58f57db9ca85d0f73d3f99bf5dd325c9d9312977b85fb5a9dabb91be783ee614759749ea7b8bdb1c04cc086e6272a29dd51fbbc49754461a079efdce8a4307b3ae3a38d47eb7046d9a4e2bd98ebaf72c73ff250777ccc8fcdc6495e70ff0b3ae1c749d53b94a8f7fd4ce82ef3ba1421fe620c5ee594f4f1a538367b9a20e622b7f3327776194a54cf5ecb391de2ce6f524c7245c33ae9bc4aff0baef57351330a23b7dcb757716305d205eef2033fcc8148650f967c1577f719e4b7ddfe3cc67c7727d3311ed735a3063877c753d67942ae68b48e1deba4e6e1fa77abe7fde2972f39816018fd65defdd4d0d3e13ee9fbbe370d2c1c02e43ee513ecde46cc9e9a5f99c28ee1351b1adc40f32d73ac924774fb97e9a0fdd13fba13bbc56614c557ee54288e6d770bf5fdf9982fc341e8575dc53fd62a3fdc6bceea3dfbcb1f86469de11f77c62ee7578370e5b8d32686aa5ebf72e799e0b90d27721cccbf371df72be19bacc3dba1bba38b1ecf7caf185f2e98e4b8aaf4444f79842873b638faae5aba5b18ffe148bac731bf3dc71facc2af85c00ecc0226e62af34896e6783dd5847b8329cca308e794fb91cf8bd13d0f349b81b7b1885656ba2451d38417fba6c3343c2bbdefe4341eb9a5ee284e85930a8e0dc45435d1d9969163f996be8feeed065d78e74c0a21ef4d58d6e8e7ddbe7dfbff99a1eddc71f9366bf3d39ca9a24e618f570dfb95e8b842620506e88f64c83fc3b830e11ba2ea555c19e79dd7c722c71a069f33d575c35cd03e66c930cffc16e77a5ca9ffeaeebfd30aee39a57ae47f7274aee38731d1e7dc452fd9bd64be3ccc41fba58d32dd4d2e0de3bf1757f37fcd0538632c0dc483786fee078e24f4c83d38beb8cbacdecc869a8fcca8263c6285746d33c48615a17f757b9eb14fc73343dd4fccd62b1b2d562d4c821ca735ca24c543d613c0c1a6579889cfaca8dfcd395ee18bcde8316c5a6f898a0af26cc87f1857283d6489da4cd2c9b8d4fe35b94958af3025ad57143874af330fbb93498d553f70ee175fbdb117284f7a6397339546eff9b8912c72c9772dd58b1c5df0fdd547fa37e69dc8fa3a05755c54ca133f8616d3ddfd12621e96cac5c587f3c29e3821cdc7475fccf79bbff8d38c7ebdee8e2379937e73cd4276e87a97232be65eab3dd503d2e2638153ba018e7a6bd9319736330bdd16571fdc8ae982e7ff05faeff0e1bd99fbcb79319f8b94457ae51347eefedc7b9f5ef5d7bcf89dd169e64d663a9661be6bb8555f7bb93dee9dbbbd521beea6198e5ddc91e6225347c6b3b8799dabd71cce6dbbfeb962e5559cb61a2769ca5966f72a60462e787f4cfbcffeea2726381310c2b53062e0d4b96acca46b03f534e60d1703d1c7426e327983a8b715cf18297dbf311836c15ee1477dbee5f4c6025f3207122fee05e9d7b8e7eea05fae1ea9bae663b87c63d150263427ed7d778e184391d277d338fe37792cccdf4d24745c0d92624278ea1f742b8d3df63341ebc8ff09aebc0fcca9f5954faca84dd674b8c928d785ace69169fb8fdcfcc3b26e467ff31b8a72e47c750157e9ff89a23803faee572c5df33b97c9e25cb67d6ea7c375513fb85a30f5738759038308d60698945cf135b8c44f35ce657ff029acff0c2e435fd6f5de4ff0f6e61ffc4381fb83ee934f198c529a20ddfdd3a666e8e6413cbba4b9f55c1fccee4cd8863fac8c72371e9f374cb9383a18db5973f279a74c475badecdd540e6fc6abf7259e6547de3dc77385c90c2fd346bba7a60a231f4bdd2f1ebe6b18e5bebb9579e5d5a98ed383dcfcb3a6f0c715b70f5ff033609fde67b8608cbd1ddebf0e1e2f3ee1dd275d5f98a1f57ccae866d3f9aac2e48e7722aaff03053fcca6addbbea64eff0e28411ca46724f53dc769e37face87a5a4cdeeb87fa61f98571420d629c430e74ba49eae9625d292711579fff0319ffdc86f58549e7cc4c58653e198a9c7520d5416fb917b3c0d7ff0ee7b9610d73cbc5fc6e0bbdc9f734497997ac839353f3b9151ea697de3f770d7cd2bfa3f9a3217447867a08adb9a863e669ce618c41c87740f2e01adc0e332230c3dc206711eefac892cc38ed5df337cca87fe51db9143227729ba6ad45c967afb95dd601bc87dcce1f3c428e1aec9f9731d596f783986ae91fdd698fe72a721f320e8f0cf2bfd9ab58e2592ff0e01f7ff2fc3ffa8fba73727ee16fb333ef58799af6e54c78e33ccafae2ed7ba29d064a6f5f07224235390f7456ffcc29cdd5194de57e3a965cbe245feeff07fb961c932a2af7f305fb77e8e51b9faca4fee8a9a03b55cd77feefc382e0f7baf23a2ff31039afca0b863db712c1ce51799a26be3dbb9c747a9ad2e68fb44e8f3707697817bbc0376b4df464a8eec19ea3a898245a238c3f197bd5bf524471808437ff0868070abde69de17ee2a1643493f301a532d566b5f1ac7f77e7edcb127cb922d2eb9ee46add1b5ed99861539f6331d266a0b32fff04d4c707197bee8f2e9cf7f98f3b9f14d4c31e1755b9f01dcd54ca7865b359f9a3fee1bf72fd3969f1bfce435c69dcae48eea5f1981170497dc0b73fc3b8fb7cc9bfce1dbff87ce7b9ef8fcc40973eff0e4d057ff0dbd6e527e23af1c4dff0eb78d2c344c51c96ba6e399a1186573577eaca2cebbff9186e1a4169ff73bd6aff9953983f877517289709e679879aa21ac11ebf6e55131fe642447faefc0535618b87b72fee2dd5f981633973fa6537f742d7a7ae63efdf9b9f980b759143ee1a83df72a3920c721182bf5c958f98a8ddc9f4dc515c4555cfc94d28fae6f03203ef9a51eb7358628d8992f5e63503afdc56fcc31e7baa8afccce774fb7d6f8fb9403a81348d47cc5bfcd05ab750b9f21de67b8a426aaa21c44f5e733360f4d2abf37e2ca0d0bee29e669c637977fa6f7ee28e54c070755efeeb494e6e230367bbaea685e681a63cf3704cb872b35fd7997b9b7dcf9eaeec83f7ff03c4cafcce036dc93aef1fddd926fabab665b6efbde7ba7a2d4fddfce1777fbcf13e6fef01ce75d5ccae9a7ea6f7b91e66f47cc33ddec6eb71f971f5bddf8de30f03ee83ff73ce1315497ff028d393702ebbae572909dcfee46e24dc759315a6f6f6e59b0734179a2730f7386555d53f184fae52f58872924d4deb97e2f7592eafcf77ac8fcca41ee116ae3867caee6b8eb4c115c2479b9cff03ff25ff5d8c4ac81ea3ee87d2dc8cfcb9bed84803093fff7ee446f4c8666d7ff8fdc853dd5cf973cabe99f43e3c45c77d031ec1d994fd319ce27f7357832da3dcb97f2baf1c4d7f6533129a118671fb847c72a8e40655dfc770b332b3ee547a6e9914bb87dd4bf98c7cfd53378e73ff02b17253b8276dab99a977f4dfa4b8f9f1bfce6bc3b97e4c2c71cb7c37d1ccb323ee8283cf9733a3ff8fb350f3b8e8183a378f77c631f75c6538aa6bc3e69e4cf0e77319ee8cff0c5b31e3ba98e5e8985ebcba7cc91c5ccf4ef9823f99f5ba7ff00239435c1d068d42075a7b33f20267b473a73f5c0737c34eb7ff028fc99f01dc12efee55bde6e9e65adcb189c05725b5c962971c8dee454b7ff03ae999c42773f9ff8e3598b82a3cc92b23ee6bed347cddb86df1c385f72a4eb8fdcc138fb8dff3f99f876640495d1933938fc66ebe7a8f9701c204c314ac614f973b35ec5d387eb95a76e0e0e4b96ff081cd271381e5af47aa6579ee01d4755b97f5d738e1dee31ac2edff9bc3ee17eeb7cdff05cb8e7dbbf58e678b2894fa65f37f8c0644b7ff5af5dcb263f3b3774683f724c7febbf2c70fa64e7aef3df5dc1c87f72bf5ddfdb955f7990f582ff0bab7d1dc92dc0fef34b3788ccfbee377a9a5d237547785d46dc32ffe7d1c5fafdc5ef7469f778e59d9f79bc6e5fa1947e6a687b88962bf71d8d32118ebbd55c982064bacd2b147343ac2fdd704e34ec5ddb7f35ff0f8dffc52cd1b6eb911b4dc5e6edd14dd7dde4eeec9ff88e56131de9fba0cc19d6e5f3227ae65533d55e62c635c83fdd29a982e67f9df318f54c82e91d3a4063903931facdca3a79ad071a66987c874c32471e17b822b27c1f71571ecf702f5879ff77d69e935bee52ea734b82e69dee988efb9a9f6604385ff09450824d7741cdea1dcff66afd320e1b4d310813519f864e28ca98f156f80dee446f7e641a659ade4de8349bea0e85ee5befb9187512726f04eebfc3140ea98585e3eeabc375d29d4dff4c4bd799a81f33cee5a3fdc399e18cfccc3c71cfbff033ff095c7eb3e9d989dbee0799f79fef2a9ee783ff037dde65afe623fe63d1877989f77234ee4287f72fc315f2388613994440e64fc74f75bd7ada3965114ff0c2e124cc1d705f3025f661b49a3833ff0ee9fcd3ab8bf6ea02b5dcaf786e9fddf34feee49a0206958bd74b9f6734715ec239f97ba77af3ae63f317ccdce7ae3deaaddfe34172f0c5b49cc1117264381febac2653931fc35f75b92afc35070cdd8b88068a38fd3cc498f985a394119a6398b28640ce2f1b1f54338f421d75339fd9977c023ff0f0b713f196ccd2adc9783a8d57dfdd5f7eef0359f70ad56687073ec9886b2ea33ee6ec7f75302189393ff2abee24f320f066bdcff586dd77c265ef9ee3cf996adffc094d6efc6199579957adc6fab75a0e99cfb84fcff0c0c9d6ed4a7db957782e690ef5a9cbcfcc8573d56ae109f6ea7b749feef312e1f98fe99cfc1ee90f0394b77f3ee88a03979fae3f418d3accf419bf771ff8f0d5c8ff04fc34cbe8dd3eefeffe32becdf2cc1cdd21a35f9cdedeb70f4cdb7723a7d73d35c3e97ee75ca3af3713bee67b9f1fdcb8e5faf9a9f9a9ac798e75eef12eb9c524c9fcb80bc6031be44f7feb74ff0c0f9d4ba90e32017147b3f98b4b94d571fd730c7fb804e1a93e372293b3268fe30d739ab4513d98fc13c308d66701dc9f97582cc86667cc0584ac8e9a9bea918e157e7ffc2c21505caa41ee651e88711c3fcdedfcd7f1a2c1ccb33a92e9fe2fdc1f89924eeee4c2e347e645bf3b8f5da638f4b839d7b916754b859de64f7271c1dffcc4fae7aa0bac72293ff00bfcc306385dca64f5c892e488fd71ebc9baf7c31d78995ff0cfe99ae2d67a30a118ecbebbf8c28dc4e020617ae7f5399e8b9773b2f7ba7dccc1c203b8b42771171c9e38adc07eeacbaf37343431d8b973fc3b8a1354c98379c212e25af3527fe2f1e68fce4cabd37bbfdf866cdf7dcbce3ab087b9be4dcf87fe425c95f3ff0c19803bae86fa3e65afc58ead7fcdd1313d9dce747a3747ee53f9aff7167bf342fbbf8f718f63a9c049a91ddf2fddfb350e67b8abf5cf1dd157fccf3e775ce7ba27720261191430cc9de972d31eb1c3eb3189199aa381a95fb8556d9cf93c6faa805c6f4b9bc7877495c8dbdcaff0b3146e32428ebe7ac8a662b174f98df1ef7e6b8e1993fcc879aa301776cd32c18b3dddf2e7834475d3770f28e3975fa721e6766db803dd4b8f83dcf6ae2b46a8ccfec2fee13d6a166f99917cf352be63e3a35ffc4bf7d3ee28e6580aefeb2a84b87f1a8e67931ed8f82b79291c3a7cb733c9b95fdc2d2b379c3d32f46bee80b1621f7576b335b51edaef8603e9dcc627dfdc1e5d3898fe317ee13ff0b893cc70f74f27fe4df4d34fcd4eb2e87e619a8638fd65fb75b9aa6381cfd686ed31172b97483accda6927bb872350a99fafb8cea07995bef1c970dcfa30c1b9a1fe9c2a6c32e3ca7e65fa64804de59b63a13ae29ff75914cea899cae7a728a1a72b8aa2eb345c5fc18f3ea997934f1e718110b9c9fe41bb01f9894cf7dc14c9a719af772e26533f4ca6259e29f733e3a8275ad6ae80f7cf98e5ae70f3dce4c43f7bf6e61cbb875771bac72737f1ba92b70e78fbabfa4c144d79e632ea643ee8355933b8997bbf4eebbeeb756fee1f06ee1fcd2279a54bbe64752c647981ef9ba30c0588265b30d9e62bfcd0545c1fe3296867e65171dbbd419f233c8f72dc4fd1caed7b864fccca773f17b83a86ccfe1f74eea37554d266967437dee0192f9bfd498e7f8e932ddfff0d125770e4142dd5ee07b8ba09edc1e1771ee4841f76b21951af747a34c032e4ddd6ef2ccaee5ad7f3bff91fcd3046b3de5384d2c919fce9f07121babdca746946f484dc1734af873cf5ae1e5de072be32c04ccb177726aa85cb82c26225c57ba113ab8a3289cc5c2a131aa6c7375da2bf2ef5bd5dd613f18738c21fc172d72e11c5c842fd99a354f4effe23ee3df321ff0c43e607f713eb5d6b0ff0c05cc4c5dff776fbddff0f175c4186ca38bf2e75f1cac9fb96c3cc5f1d23957ae69ed7b9ce1a54c8fbbd3fdcfac2438fcffcad72afabff0811f777f7142facbfad45ee051b830a58ef2bc7118a62ba441e68f8b342b5c2288f90d2985e32ebb8875bf49aa7926fad4b450e399f983929a9cc0d4eae5299053cfdccb72e5bbe3ba397ae0e64c43cc26dff86215c87a667b7ba0e6ba660b823cee6d3ff0e19e5cbfddc6e3ef712cdbaf8dddf3ff0147983ee6377c1a7dd12af7719dc798b81b379bd6b1398af71637fcd33ab73560bf7935e238e20708099beaf86579c4039a46cba9fef4143dca8c5a334625e5dc52647f0e08fc75c6cfd1fccbcbaab873ce6886bba39cd1feee811ba3f763eb3f8cf7e7ddee0fcc8c981ca149bf39feeafffcff077de194c1e235179a3e770cf3ff3fcd614caafbaa7ba7dc7701583bc632e2613ad3398bd997bdc8d19279ad71185549af55ca7babf72875b83d39de478e697a45ee6c623a225cf53ee0a953ff02fc134bf1a4206a697dfcd63fe9a89baff0f9fbb961a86e58e9bf34b0b98f2ff7ff029ee5bbfdde479743bf9bf29575ad757dde9a3c2e344b95fddd9efb83f7ff09fb8fce57fa63f37dee5192e17bcd63dd77b751f7f6fcdd3cc1ce9aabe1dc3861359ff0775c9af3fbbed5777eb5698ef54d3f3296dc333ff250d61afee83cd6d669211c17eb8337982e7bd77f3cd38e324d42ae42bf350a86829c045c91db8afdf751318b5e1ca215eb84e95af65de58ffeb8ce5ae2aafe65bc78e4a39ef74bf27ee61e6f4e5e4cacc54b3fcd4cf81cbfdc2f993a5de26f9bee90cbcf2ddf7258fcc85777372a5378ef99bf32926bf66302ce7dd22cd173d2e9a27cce7fcc8b41a38a2b818ee49cbdc75dcedc13559737d21ab265c7f72148e972a1992ea2712972dc5d60f2e4055d16670877d9c9063fb7314f934bcd01bf582ab95b43996fbdc43861ffcaa6a59ae232c71bf8cd60786687c5d7ff023c5df3ffcb6f3997febb94b95bd773fffca4b9251d63f9d45776bae3ac85c9937414b9d7812e5f87752e593d5dfac7866e8ee44678fdc9bae5fef86e43ffba526fdb0d7cd69fbae598f734687d77a84f3e3be27b88936a4ea6a6b86be8f73b3b77937722e4047932cfa39821f6b70a976bcc3abe2f8eee8bcea4187e8ff8c1146831f011c715c0d3ff0493a619baf3791d5468937b935db3ff05214d7d4f9828e8199a9bd7926e78f9a3c708dccb83c0eefd3dc33cc51949bf4d0f171d4b77883cf9bbe98fb9a64438e47f74bac8ba304c993bb8c1f4dfd377e06929ccaf71409abfe2dca3567fe1a22fb92fb95dd64461e2ef4e99a24837982a5fcd1976bdde8750bf77b1c8f27712bcdfd5adcc315d1f728a6fc19de89ff9f6bddcc27cc435fdc5ebff0ccabc75cf27a3759e81c94973ff707bf72261cc026eb572bcc532049d92ebfccaa6fbb938c2b337f729a5cac9839617d3ecdce992dd04f30e0c2bf338f85c57fb9a7022aefdbbabee9fdcb2ba7dc228d72df8ca64f0deb192972c57cd2658d195cdfcbf0c143f187976177b382ee2bc5eb89a1ff0722371e53dd1af3f995f99a4caf323475b92f1b9c12311e9ff0982bcde7d3559349dc7eb5f99c1a6afe677fbbd5dffd1f9bc61c548bbcfb85f1d5ff0b8b7dcabbddc15ee7b7bebbfc667c373ba6e3249bb5df9abbe5d2c8e59ae73fbcbc3563a0471640ae29b8a023bcc0ead2bf7bac459ca7cf73f7df255d2a6f967d753e68399e6ff0316eb7d2683efb87d88c3feb0b3e8c530bbabe67aefdc9beeeb211c8f99bf7175709c3863576181e267ff0471ae85f74aaba464de9fccfd8f36cd365dc19840ddca78b770fb5d4a5d40eb92baa27b861e5c872423ef716cc4f3290f3432f67729f3211bf98be9907074ca5570c38638933f8a640b310a979907d4dc48e5c4bdde5c13eb88117221f1c541dd6495c863e63176cbbf65cfa733f78a2691485e9b9dcb10c1fb94be6b8fe33c5de3286de8c53dc3e3afdd5f37cb949aa1fdc71177f8cf9cf91ab3bd1d43707dca7fe286e72e83cc89c8c082677588ebfccb478e7929bdf4325bf3e4b67fe17f4c2735fe654ebaf118e58e3b818af1df52e935bbfbc59babcaef91c9ddc5e1aecedc9f8c62ddfcd441c349b9dee07720b0c7e6f0b7dc8ee24c19bdb7bf99229333d5c0b8e329a2d77b8c65a7f7e2580ee7bdc3323f727dc23aa735a5f1991f4e8b3728779668a395f172991dc47bab317fe398fb773bd31cc12e255f7ff0b02eece6ace14c54c8adc1b7d3ff010fbb877e6a13fbee08e38bd33c69c875d58ccb831fe609fe32a71deb8d7165c88ff0c5213857dd7c2f3d779e1e73348c3994b639a55386147dc043329ebe6d5f193035ddafbf746d74c4e80f335a3ab777cfe26eec73a69af239872d0c825ff0eeb22fa6228ff7508381a97ffab2ec49f8dcfbd0ff030a37dfecd217e378839709fe7745397561063c4533e28fe461438bf8e2cd4ff0b9b0863fd3feba869ffdc05a8fe3a6e8ff71ce4b0ef48f97340b3e9743e709129feeab8f7fb81641fee4c40d2b05c316bba391fee55a8d74ffed8efc67a4031c67fc9dc3cdfabbd1d3a91907c5747838e2af7f5e5c29a77dcdcae9fc3828c4cc579ac0ff0f8c1cb79666fc322b857c77757a6419792e9f8d522b9308c9ce6aa30252accc321a1f079bd40dd7127f7161ff0d2bda66381d226f79e82931e5f1bb27bab07fb8fef99e1053cc238443d1c72c7f71092b93c1c622f995c08abe636fb07ff37edeea2feb87ae6e4df373abdffc4996f9a36dc97fcc083316ae0f8eaf87332c991b850d41de686e1e1ff09a70eae1a6afa26646b1c649f4c9276fedcbc3ff0992a3125aee7b97147a302698d05c70395c889bb9c03029e1f1861230f5307998c817cd121be123ba85fbbbaf186f9ee319f8e83d73231f0cbe9b73c55f685cecfff0a0eb4ba18a25c414f4ba188a609edd32f3d37748bad9dccae19efdcf8325f4f1ddb89024beeafd1eae203b7cc3ea67dc23d57b87885cce3ef1774ab7c18b4e35b561988b686dbf4ba6357d198505bf1aee82e4a5aee74afe38f0b0795c33ff0e2317aff0cd99a7ff0c159675ff53a13fa45ba68680ef284ab83ebf19877f6eb57dd06af7859fe5e60258fb71d4dedc5f3b74e95ba6043a73c95ce597dcd05afc9a8292cc30a27d9814ce2a9aa649fcdff0dcee5770f6ebf17ddccf4f3107ac83e79f40610285fe6f057e1ad204fe6f7ab893c62dca365e6e4fb939bd463fd6ac2f7c8b5f1a3fcdcdd7d35641bce68026be91c515dff0be6f1d0bf9beefb3e69ebff0668341aff312d1fc9868abf66f1dfdf59f50be718f27fcc7a23fe620aa9f91c065ff0f1c376c37e693fcd2dff930b1164ef3493b3feebc1e26e36b30c7eb172e6c17af9bff096875c037788657174c115eb84a1ff72d3afb33435c3215cf3eebf0337f7ae314dfd3c75ae29984c37f8ccb07ba839bafc82f3f6640a636946c992470c5b93bcc497accc24f993167378fdd07bab78694facbf48cc3758fae8c7b1310fc9bffc40231102231111111110001201131012413201453015640ffda081211208211541152aaa505080802a19401539aaa280e79e38e380bcf34178e42f3c73c042812fcf8e42d72148e78e79a08a13ad8d5aaaaa960eeac912aaa1152fab9d5f5a0413ba940573cf3cd57355cd5573c73c73c14e0885794522cc1a02aa14734441aea0825540830c1453c81550d501cd73c81aa9550ea84a95cf3cd5421e114c259848643a27a4b745acb13776a741bae8b3bf4ba12aff05625dcb046c1865681fcdd1d18e287d19754a439cbd96fa77d24c9cd5282fd757f467845412c6ec186588251168025fe4686ca498c5b4b69e57bbc60452bb0195910cb2da00a3f27f060029498209636c24412a51949a3a3a30c56696601f80b55a2031a8c3bb22a80553f03f2556841a262eaef46503f234b0a9618d2d41d8615ad097c2b47460875555a12ffe155f83ba1a1a604410fca8a24c2634a1a304a8da00a860d582c740c0344571c8821d13777e6c9b963f1622ec880ddc3144684b38861801dd915a1f92256ab5774a3f17a1bb1a1a3a62c30c14e44191aaa0d18b2c1cac6861809154744c3f0746015a0c274b7e0eac687e2ac12094c02f30e881a3fa68906b3810426f64e8ff916b04b134356bf8328d8868812e1d5551a1ea842656cb129a3339580c23641862fece83a12b54a34a416c9261947f3755ba12e1d3f83f831a5e303cca562cb2e3f5a037aa865cb8d16195abd88b2c6ac377d83d68055422b91422282126024ee9e5422659908218574674212a1465997468ba3b21024b03b1150205aa028a80dc0c14bb246c41a66aa5d658f28187674041b58493ba8744cb101d137a3a780012b57149d526597eac430c1a31756c5452899238034609660502596cad772c9bbd856523f47474a650fc5f41ac9b09b2c829c3043a12c98212a49b6cb082254e4466ecb5a92d72ed61d050b5cc65aa1abd5695d4cbd1d03d33a625ac055584c108a1188d0991b1339118b15957e189d2a95fc015404364c0ac2a1c555683070fd972d701ea137a58a2cc1180c6205338c41b4cc63d7e043c154e8c0a148e61ab2cec0e4271454802b77fbbd8201b340922a8c5df0c72da3aa2374c00354454ad5dc6050d557e28ad72456a87ec4810821d8d1d2698c7a89863c61c1043aa1a20aa3144aaa9739a8201543635543a2997f152b41422ee8c12ac698ac42c12668cb88bc3393a18104a8038e8ba9a9d1610aaaadd4bfc887f041100382b3984b86846a843162c302e586638c58f47425883465939222a8865189a12a1d56c9fd197abae40e422b4589410741836d040428cd1629268e8c48620284a657c698c8d34317f023a825147e2ecb832e1406883a2491a5825a8d0fc8818819e293130e8c4842812e8126f552aaad0755a32b57799cf25142860624b936b2b6219554d44080eb2996a34749c583577b587635441bbd187564caae6a8851c996acc4359dace831757be8189215055bb642bc5d36d618b0a328e80e7f2b0eab4675776605ae6aa8080c32d3184c39a3ab8f5d2482a10744b4c904b10c6d8d080deea813a2042161d59249624316800430ad50411c300bccea1fdd1960e36760c5b245804b3ab1b8b0fe2ec9b2c08960e8b5b4a20028508d042ad6ce8930409955f837e00147254c85409576652c2b2bf236d14458218411c128272b089728130411b24b13391989192daa8ab55cd08b31c31e317890424e8e843165d68e8c1aaa8086bb69554ebab2d72eeeefa2d64d8d5f547f340410ade255c5923966a1abd1d086dd684301061fcd8fc377752c13bb24312498deaeff2dda98aa1063c58ccd329808056c68fe4ad1825deaa044b3a6804168eac1b26e5eeff03625402aa2a0340de69e8c88e203665ac2c1b1b566860218195465572757a61d1fff01f2ab42060e0c12fa69eec6a562866493a530c5d58626104420d361a001854af2179617fa14a30a87434721425010cea2b08212fa333fa115544bd11a0491b10897a1a25555dab7675cd420aec8d512b474072017985bbfdf20a9596d117fd0454423110689e81c6481a1a3a696081a02a1155503586bbe98d89544012c4ae68aaa72abc858492218272213311b9dfab3a4414e8425cf481018ba58618219403a0c483f9aaa3fe1757440155cd515c81a66661a0393686039f208ab2ce8472e5514268a60d1d1954019777a12ab92bcf35447254291407255e4436812439763a3165436975919e098c312da31a128a02c68a91a33ab12ec43280b52b755cca09c5ae79a036514043c26c680b84002ab962c39c61e33298cd150494c4411c3a10a9401a0883f150d555412a19622496eba2c4e90575d2b2944768c155664680d920208a7a6203465a9772faefe8ae363fe15f926c99f4efbbb302855438951805e20376cc634585b432e05a5860965c696592dd35db6a9421ff090865cbebab259891029d18b2aa4208254b8744468259991922af344304a30131489c8509c11ab816841ba95cf204284573cb37618bf52a00b8c6118c02c63ecc0155415685428d1822712b44a023911555630b4497ea18215caa551474a4a1512c8e4ad3a7cb932a1828285432c939308aa0293866534d1c8545339aa86243a554504b62d2aa50508179a020dc52f6f9165c3a24930a72211cf2bac26c9849944caa445390d08b1cc548d046fc2c30c450344ca221c438c431f1c91d7d332d021a828d01455d596899c5194a040182184b368044725a0118c45d5536cc406138f44963317596ac1afb3959e51554724a4015a6063b01cdd42ab8d5184beecb424384066269ce46b55028ecc3b48ca6237454e7859404e80a94aa425891a2165cd71d989a8a5718e6ae184c626592274cf39d17801f83a3a11313158377f552040854420c582960cae4c6962060ddfd3edf66662a41fa77f64713264fa7d0bbe439bdd2a576a446e6e5281aecc3c1a4843208b42aa134218419c04abaa54df36d91b317e8319c95c635674741c3925cbf5abe321c8002334aa2a82d9d136da1a42db814927ce63625672525d921bafa16195fd05ee88ba3aa84f5d964d824c0a71914e808a0c058060802a3058124884410c59654284231688251d65f4491668ce5fb275435560f0b8991810317c802831146880a29339e4ad21c15d55450a2cb4636608c74482a49a85d0947c8ed7d3ea72fd065c59dcb8d54bc85e427cc27432172e88e7bfaae4c9911612b0e1815788a0681d2cec984926841fc0412489dd518096b3a31eba2658960c023919beed98e74c9f7fb2e5fb1c944589d08ba52ce273436256ba675d432aaef4685791153e7c15c83ab042bc7411841e81516589ae79bc85e5468cbe461570458275d095cd43188818b920db404c32c910c484998d602498d19410441a3a20a15aa550a2319473c85e4295095414e3028a140801c317564f45d9c3125ac111611e8810e9498550f45fe9d984734b973a624d121d48940505aaaa1aaa22fa06c126a5dca9d167a3bb085356125184c45a33192c5ad4ae7918c2906731ff1a092ec41fa3ab857354675d7576ba32e8823f3555c588144d8b04316184c50ab2963404b86036e59ac2ddc5fd5724347a9db35b16eee958396bb8608540aa84c22194a18d69408d318239a116112fa86120db3334ad834ba0404e896d5f44096456c9d518f878202486eae82114a1857475405e326226ce81a856868ed978e4ad4160402a8432e08430d75d62d709dd036cd39a3a00104ae6a8cb3a2541889492e0d01a339a94726511a2b058148d18255924cbfc81c72aa539a34a129b62180895a30e580a1944621acbfa761c1b8d4ae4eceb9a650944870d77b6947604e3855a284302f35425dd51c8141d568c0ab18c2a35d132c14756874a0ca3098344582342b059454c21b54a3e610a73aa26cc532b9e39e79aa1043127f044108860fcd0822b744c524d92037a34498540a3474642a258298250841153b57ec1ae4ac220d162411baaad1d8d1088486dd0209821d555964f74aa21a3cae69b425df40966c952c6502acafde898f4496104b80411a59783f221c196a07eaa1d3322c14ebae816d84dd924864b58d5895b31431572f7ab1a5d8d1604c61f28340d98231a5506c8a1c26c013a1a33afc5937aab52aaaac1b2611d1fcd4ad080ea8432c9f95681804b391b872ff4ec3425a0bb2e1ed405a9677425936258fc11541688fc02683ec4254e98984a391c753932e26c80caa51b875d0620a344180195a303e8c4110ad962ccf777a7a2601095d984188831f1c9428c34b0ca28af1c18cc040acc58006af465b0977d5832a07190b87fa331ddf7d97e86c410900d924e170d658e42ece4ac594205ae79aca5040430a0892ab44624dc2ad73555b194b87b193e8e3161e027221fc118e0d1861862307ed98924e96212c0966c8b943b6563141a24847e839667efa3a1aba2bc12ece89063c1e8394ba32b6d7554a2b91546aa8ca10fe89caeb9b2c4897aa125d984d5f5d5cbfc5021958b08773957233e45c71971201a5023ea8298ab2c4b26195aad505a4b13a1b40596329a5a875a41b4b16ebab0682f34608216cb197a5255718555a501aa58c6d7f3461225ec45d1964fe0e931b95c2d8905798d56d56e26186176257818be612a8a0dddc12c11186056aaa8d24cafc803c1a0a9554f2319c654a4e688a00d18589241ae79aaae680d51cf34228e48b07becb212ca38a548d8179028a9d082856b9d1874a21d105142a168906d9aee50804b1288fc8b2ab9e288e440a44b4262ca223c41102840a9417ebab30412cc65c64bbbe99baecbca3abe835d812f42d29b965fb2e5c1b66d2310934751040437560d72139aad1835628618632512ecb335e86ccaaae42d519760283012dd972c1c9a82137311201dbec4a820d0d5982180114233748663d16318f5095152f4601682d73144108315631eba277c852284521b580df66707205ad962dd582ac612a5d4958208578e42b273c852a40179e0aa02b4b2a15a2b0822aaab91fa21473b1b003658bdb37d038c9f4391990b3524045265f2cba0ca042aa5997a5161a1510b7409d721d5f4214a21168c0035cd406cb9696f29677d82c1618452e8c2c34014f98428450145432a957934c5d9bf377c2a5834bb452148aa858e4672fd5dcb0c322a50894ba6316251cf255cdca10ca20ec1119ac9d5410885428c7c7140e18631401074addd984db4aad01554aa50254a30806eea631c8fc65d2dd824eecb923648d5c1a5172a82919262259d73a492655420020aa14c76431a139308c6b40425b231d8d921af65d9247e4a02fa0dd82215ca314304220626cc261606197aa142c339db3168050286974f18c1bbbd0d5e89977ca558d137a5647cc31ea8c32c9e8b16d2e8982180ac6c910cbb794f4ae328c8afd4b68ec1a27555b2b5cd551258382d51261154aa8cc50acb8618619df4184673c8142033ab9d4eba3f9054f4d917217ec8825281849c85b7350c3a014970eea061328482955454afcc2f045821d804aa8216d9544c043bbd1504bd93467bbd5187205557308b816b2440436840822a82b01f952594fe680498565542ba1e84add132e501aa0b4457216ab9f9ae2b59c2b60608218604555a0b541489482ab9a232b9a08ba238e48d5403fe0a0272072178e22af1c8435986311a5905ca94050df20310281b227246c912d6139e596389d5817541586245c671f01380a5a4ad1de689a3995cc028584686a8a880543f9aaaae400d5f461060308a1a59465024e068342740f45b6258159a63d38b0ad56eaa828109dfc0ab288a945681186184d15a52c6e7216a18a444fd18347546f34c463cbc628af1c15e40e790491f9bb02020f572d9d1c9dd54a0c265880d136c445022906ca207e6e195e87c0c604268c32c1d5f6cc284c12892185c375d8c84c54dd9218377d130c02954c240214c10126d1ae13a249a0e3d181311261286c195298960d7665cc5ae5c20bdd610406ee130c265554652a1658aaaa1a85abbfc540437772d7919c525c1b2c631b106cd55fe792a280a56b5c90760571a986534a8b8c2d0376d1beba2d3a27a2d72826504825832e890ae8912c1bb316158628aa3a44ceb47441d24e4c55221017e61682f14443abbd5ddb18a628132c213b10d73c9860777634a280b5528834440ce8ec0c174401862084e8c27f2e44fe2d59c98234a06ab415d28ee8c581674d87b1a1ce6a1233104c671224a1a1b12ecbf45aff016230d068186592da3011a1f84b46d84ca89476342311015a608ebcf38d2d5ff859684e87e28431d65da91042a418a187b2c1fc12115bcf5d96eac3404c112340c74e4398ff248fc1667bfd024f560f47f086462ad0949583030627a665328823f261b10842926985d540a2583a2cb96fd837d1d129d18632982ecc2cc011968466bb48e8c225d55868050157bb24081545aaad124ead9810d09b979dddc6082348efac73a314caae79b65bac4c202a8aa8b3958165d42601422a8011aa2a61859989b8873430cebabbdd19c8218c536622f1c8116152aaac28a9553aad5f5028976d09440c415d024b3ca727dcb962c0e80b4355441d0d8584b31b0cac66350a41420387b1392a58e342d5528352b9a8168ca17296c5bb390b5cb32801a515a3b218180dc562c618c3422867f31a0183950a22c52601cb294e033ab2c0896212c912d7654cabb957068c500a042b440865b468631fc1100a619d067244e4af4456d532d30d189c951a10cb82ddde460412d7772e062a468830223c1186868194418c33168ca8344f4631b0c0c328829c506ecb86542165a9e8b92599ec1360157cf2aa65dc1c21808ca452bf14b0c250f65831606d8df4482a6c1261d1847212acc14a55a84972c5a83f40c1097bb835c9423927e0e808610acd86b2446d11cdd29b3ab3a263681b6ec92e58980556a8e86aecb5b37434364e8eb9aaa20c03182235509c142a531bb3091012c9104128804ca28050858bc6003f37f8aaa239a84ec68c25c1a262af3d43142ee8c25a37e84bb9692096b5258ede72a1f40821960540e8412f57c09b52dcbb858b080282618621fc510415e4ec6c4bb85b422c061864a0ad511c16735a00d8d08747423d162659362834c23112d61bac498413a1ab244265969caaca623f2455598140a1c2aa541288951bf265dd9220828dc313f65baff81d72102cbb488345c35997a12e84a256800c0383028c3aea5cb26285533196a4953aa32c9bfcdfe2a88bba511468980196218202357a0a21465e4239ab60ea680e79a48b1971218a40c6fc137f9b3a109b940d16ed9fabbbbd821dda82c1a96d121ed896a228a0154629fc2021208253a55423f621835422a99461372e84aa804554b525a2e94184c69d93a1ab18a625d829885a29827991392a548ad8dd9cf3c8d18f2c2f3c8168cb58ab5c9d1d2b81035f6ced9874aa10a8518571707194e68cb52621262cbb47bd1841687647f151c05e6fa1313541090c5b4c65097d17392d496817e68028aa366126306961c1594ba32965fec2a1280390b435628cd1ea56802593d5f764c25599b606975749a3463024c6854831635304b808fc1d137ae68cb27ae8b62fb16afa114eaa8a505792b416b9abd8222d8964caf9b66c651d5971ba92410d646e137bf7d0c85faeac4075c87f62583a04a09b9d4e443a1ae78a0a1425a54e2a8969c38cc52632c4114b244314f24b1d93a1aafc5c1f8a02e8c1abb8474629b26ec11175420976a412d658bb7a3ee66498c62403f018809768de8686c43127777636f9e6c641c301b2c5fe8aedc12d5aeec42e7217ec64efecd9e452c92ca71931a28f98c7c3d163081f9afc5e81b96f9932831db265c41022184c2cf94b2b2b5548010332312a9029c43b7090362865553d87c928c3f8a10c241b83f152c33be56c71234cd901c8203764976cac58a4104a8a8b56a496163e55add8984bfae48879315ac31630b5deaff0748ddc26ca7574c71064c999bcd8d46ad9cb646262ae30a0b9d694a931538243ddd92492cdea9832589e730406027f07f483648d8483f812986498b181927181745833b9c84b15a858ad3abebaed595bbd91ec419274cae9c2b9e768aa56a050a52ae01a206a8fe4834ecca9a77c631d3421e3c51caa018106cfe4412cb195a328c3a70f0317f24ac415580438c28cacbc6881ae39a3be9455026485f2363cbe4c1176d19999d83da1aab0546ac0b508a87f03996e1c385cfec84e22a48c6a471417e4cacb45628aa61c72578344f590f1e2c5cfa5f1e3db4c91e180f78886e8c536229dabd9104258db312e183aff096c4455ac65893033393c14e5308cc86511c705488c44798b179cb3666fcbc7662d2841914b32b2b036595c11fb682592d19b4ccca782189165ab76275c1c6b8f9f9fc556a9f192166c872868ea1571a63332682d6847263a98ce226061db3e27e8b3b620b04a27571b574caf118920933c226320d92623821c6ab41803ab4272e4c4e55609caa9d342e87fc5c91442e180865f8b62c78db1a9814bd1b1c2696cf9fd32fdd72e42ade186268c2c34082ac1ba06fb0e72366772d94614a4c61402327a3e7f57adbd3832184c11a318f8863c518e7749ca825e26303fa496e18cff047cbe8f4e11911722e50e993c5c58234310ca517d7ec64318d99c9428142132be7f5b3f5932f7e2cc739cdf7fab3f40c211bb2bd2b9205a97763f04f45d99ddb2d605cef846723d5e3cbe162168e60200397ce8eac583466ed5fa11546323d5ebcb9a79dbd59b2941827d42e327d91a1cb9b28f562f4c7272f9d82eefa12aa3fa4faf37a53374c5b0984666c79bd4f8b178b0f912d01630008064c47085c73e7913b6683448cdfd1973642481795ab1624f3aa16337c319d464c0de1c1e269887c82dde88a584f57ecc6987f9d7d245c9ecc1854f993fc61fe2b7f8a9fe6e0862924e68945974502a3323e3ab8c62f93616f39428eab873ec9021f2aab640979ce5c7e64c831620e7e612573c72cb0411a3850a871b2326498a62c4fe1c7e54c60104322638b145519222317c83207ec9476caa3232ba304e6ca729631467f40c012d54620aca7257cc9c2a859cd6812b96538c285e392c199817c6d8f0c2e94d106024a814054c76e89b80fdbcaf943e3ca7d0d99c8552e5b0b930b61c68166362a22012ec1d01444520208192ec542a042b9131e245a5581d1014c481553966c8d71896fe84cc344b3f6d93aa2a40494a803422981668aa81403aa1f8051dd98754e853e61482384821d2b2fa66108c61102c619218c67391131237d4bb2c5189d319d12ac415259ac2faa92aaab74a29a08459301861816878d162926c41a33ac394cf38542c6843295e79f92a1574f9f02ec89972e5f4265c6e998cac1312a72ab42183f0a60c4cebb2fdf4181275718bb24bb41ba9e9c9fe5e433cd29e1249d38d5c30ec8e212a7d4ac15b1e74cff07c59c2a1650dd4a3a140e59df30f48cc32175714040c784ab030404eb364f467ff33113e36672c493ba6844636612a4b46351d1bc83c8be41e518953f22103f2d129d677cb971395fb2fa316645e55291d331d2a0d012f2e5f57ad078e19814bf65b564d94104475a121d80d4b8a0407bebf37b3158401b1e4c19b0a794f871792881bfa676606cca5dd93edcce3cd83cea66337709bd18092664552579a8415a898496b51791f1c047e47e19bac79523168c40c729e1f53ffa1f4c4688a5ddde419d78f22042504ad51fd194e7187fc1865f4582aa8815942f206e84a1b33366c4d8dcb511ca877f57bf2fa31a616c68042442b44c85d42799088b0eaa8420bc18c2726286040d110ceb08718c7c39087185a2bc894f17d797d98b38674f39481ba809f4fb7d2cdf247f0e0526340012ec41cc9a8980b4b07bd756c6694c02f2c21847250a329c69ec5e46c01270538f92e138d9399917f9478b17933616c5852a346cb93d8b9f3e5017cde6f1e3484dac1b28c5e13d608c4c10208dab85c38c8320712905280e08a1853108497d162e320c8b98e4395b265cc1c22e3b71154899faf232f9fccbe5f0a79d3142bc51f821990e46c27c613181c20a94ea1412c1b46063acefb05489c842a63926dd91c70544040e68608eaf8079d7185a95924ecd5db1cce5b02e36109480ddc11a596961838c8b9ffa3e904545c4b88299d3e47cbd5c3b1a0c32840cc4153b301f862bc6225093a2737a1b34c512ab2c327d03970c4987f364c71951fe9f5fbfddb2963f8241970cafc195011aaa12b475660fc50867a3d2f9b1298863401b5425dd82656ccae4801616cdec68eada299777a3bad83a12a8aa652aa28e8426cccfe51e56988e05c629a10c25410fc5572142522aa87f14757d3d18218cb8530834a482583a68601f868844c8f93264983120c4c60a0ad303a12b9bcc0e868eae583ab1a3ae7f57a12cfe06c686cc343ab388cf9b222a7995166384b3a42b454a2a858744967ceb9cfa4fa8fa933a6463f5561eafa2d7f92443a1a1a368686ac912c9b3a309e9a2b18f19710c63d331e6c4ec48430832a333e7feb7f57f53e4391327cd91727df0fbf37fa5872e14bcfec1955f9b11e222ca1bb1f8a0194818c8e486409f2c6fe89d797253b24192759f27a3d2b9a7d1b265381f330811f63f279f061d65eff24504424b832d99323b21820d5196355436f1613d74c559b27d3186f3624862c49bd3e35ff3f3e0fe76c787c9e8c1f07c383c6336338c625512f67476085a3980b4d9db064664caae22233196844309449809944b959caa7df2e54983094e81bdd4c9e70afe73e59be3f3e2c5445021d027f4ab57d3656ca5c17c833e7cbe37788d844041a22965c76e8cbb10c0a7cbe6c5fd67d7e5cbe752fdc106ee132aab922a5e8418d5dcaa0c24b66cbf657bd7a8a64cabe356253018b06893a043e48aecb9658a3964f4c2b9bc9e14c9e9f1fa0ad2eaed182182121b54354357f92431c9f7fb64f565cb8f21ceb959f3e7c0597c98d9324f2e8152e74ba85e5b4155a0f4d9b36466fbafb337fa1fe1e4311a0d0fd51844020952f47467449d12c233b392b127b33c7e6c44f989671e55a408db4053312010653aa8aac98fd13bace731ff0e7616ad09465f4e88a02b9a87572868a9414a9ecc9184f327a51db08c0cf29a61e68b0848c8aa0cb75e523132ef459dbd61767c7995ff051a13760c32a8083f27f56b6473a24ce724ceaa31e1c583d81a62c7884453912625584425887576c85fa2d7ab2ddb646f57d724c4feacd954a7f918d8e828df355095f9a64827565ba2e489ce54cab8d3139f6fa3d7e7f37c9571a38e51121b99583d86b580d28eb2e63e9570d9de5e346c6f85d060ff03cb4ae4410e87e2a82b41f8b6695a249249bef2fa8e6c8eecaf8862c3e757298d43a2e3e5229e8bbe385c3f2e632acd9f3b6454441c6b8ca92e44f863f1f93191a37e06802ba2c58b583fa62740564254e2c8853f9f6f822b63c78e8ac6284051c148812187591db3e7c98d95c0b761199890316381fc90826ec42b42596b2d75540104f5d12211392b1d396255f163c7e5c2ea9388231259922912b2b040b0966cdeacad8fb2260c780285627c271714af19687620fd51d044b6c93a104b303b155f9fc9b18c39f120f3b184a132bae7a07191149695d64c8ceca0418f955aae4a65384e25c070f9b112d042a212adbbb34c5892da24e4ed4962ab2f228e581eb545c6562af30cf765f1b9c8997b88218097c8ecd7107256b444ab2558c2ff06cc63458f9b03460954440a5e309c655ca3ac4688a402136e166652f88a1b69ebc58f0b79f12f9f1814467cedeafb7dbef8fd0deac5ecfb1c98f2025c31777c930cf2821a08f39b3ae81042655873f329927a2778725dac2022c430f51e322430688f59c2cccade3cb7f57cd9f19080ab304183e27f931fa9bd4997ecf9bab5825c0c218b4118050a4552884c1b53f43919f264ccc571adf68f06881a132a95c71354073ebc78532863e6f4e4f57f529232228ad8c64c011d736138e48a7996a69e72e4ca335c3003552f6492caca13e6a38c62868fec618d504e02cf64c2b983e218c8c7879499113173c21b8471e8479e2976a24ebcf18553412a10c1fb2c49221522207e0c32e1d24c6a0479de6291d78f8f1c996ac5ce4fb7f48c8322b8e0236318b2a725a8557cc5a084b17ab30a344d862c58be99ca8545ddf251a124da1c2d6ee723b1d031b29f48c872ab751a10a01258e099428672c59672514021b0239e4c6968d08d9eaf44345c4a8ca544a51404bdd3398631114632723374cc5ed9c3e4812be4102913921139f92878f981c995f2f9d9dbbec455c1b756c397550b0401810102363e027ab0c32a3df5d5c243c23981835b16248242a9555e42cb62732e4404ab97c9973327a327ab1361753c2a9455c7080161445a1aa3a118ec9b3ed61152ef47541d13d31258021c68022ddce4c8ef9d222a43097203aba655f3a22e3410618b1042011a1836254306ce89964e8b632412c4112cbf7d82493754e58899a62406fe8fe87f73fb1fd5fd0b15f650ea6a641cbf94f8b179fe583131581723a3424427434344c3b30932ff190e18cc0704194c1344884f5d0254ab1714f9dbd78b27ab2b657ccaa98d516628935c65502873f3a1e6c3e718d23b30e89b0f777abfc5112cb124290c323654432ca8cd88a72e95cf9325f7e8cae310ccecebe64f3f5522a622d9133c88f094c88c98c6318b98ec1d59c2c2c32a810dd5930085380c25b6d31e31862e3216ca9991dbd2de9fa094c063e1d593d0eb11131bf8fd9e3fe7f3e0f4e44c872e367c81f1a320a1452a61c68aa36b3c5cb8d99a336a8c314015cf8b5c9521f54b8861556f41cea4930a04bcc8f3faf1fbb17a519491c3627f37c32be6f427a339ca7d36b8939f391e6c7859f0f3a61e38ac48a737ab674cff4739479c9118724c611400142330c8ced94bf5dfd9bd2f94c4a1ae1868f32e2fe4c5e75c606e1ba77f4b22e0c59b3fadca1f2a79b1a0d897c98f0e2c3c882104a44d3bac0c5c391e624db3962468cc8119fe8cc323e56ca84a1e1515174174cec7bb30285b32a5cc8d79d11f17f1ff29c5930b638710552068404b1814b9ccad1994e474cb823b1fc180b4271b2c31dbb6992228f385b2a8005a867654ce0a33908547259e71e6fbf45ba485571f1c688142c27597d4b91c86e9dd32120e0772615474c6feff0dc33f2ab45443a128c02df5d161b25c1b10cbbe89229c932b233fa9b38cede8c59d3d1f41904b202842d9fd31e381d4317c89930e565f0865b10a614f182f993051865c637069a2318d910ceb232b75f457041dd1863cc8a83ed97d160ac58acb152258396cf9fcd8722bc657366771882413c4a608aa2106648c03a3ddc605bab6369c665259a7215a33210e2fe65c5f29b96576c99197cff0ccd8f321c78fccd8554c45c587e63194128c7c802c2d9265cd87363f4bae385f961a1072e161672c81c16c8725e84243b64bc327d7e832b647871b22e6b2c99c6677085313657f3e3a3e33e7f972d84789fcc985106129b2b4c6a8403e9c6314c7e9c2ae4fa3c19a890ccaca195e182181e5554ea32b329cf93fa467464c0b8b3222077c4885027271247871e3c18f01d74611529014688a72988a804050a51b65c394aae18abfc7fe6f9a895cbfd72f5db313abb0dd75d176f427a1d87a1a27853c43cea44e724e56213a50c463a47a2acbc85aa03822a598ca65f4d154c63e4f366ff2bcff0e77f33f9f194568e6cc24e519fa06d9fb0c1a5be52759479b0635523206bbe89a28ee32240bc3ae2c7c2aae8a871f1c05d16b24420afcfe611506218f8a5febfd3927bf2ff99fe893ca3326350b096cad9865c997ceec72b33a92995b136221bd1eb49887663ebc7916337b6c200c432c5342582a7aeb264394e77cc3277d03552aa2a08ae5b2fa339f79f7ff0eb66f4ff086a634bb30c2aa5d8975c8aa71b8caec583be4108c7933389ec4c9f308de35c25732a63c681321615212ee16fb7ddf3b650fde67cd363968459d2e46cc3364cafe9f5e7cbeb6cab9ffa7fc37b7fc2838ce37c4f89e318880e59983469c80ef93f9fd98bdc8a16a84ae44b9622eac92ece5ba67804e156c15a841cf45fea728f666f49f57abd6c1f18cdff0ce3460c1542059c7c8764c519aa8e34c131e0c3e46f28f3379bff02d3c45c3f61aecb2b97390c4364f6cc4b33159c73540f41d88a4b872ecc633bb02e33469d1871e2c1fe1e21e118a558349538b37913fcf6f27f3e45c5e6c7e5c5e739b4d185b2eb903872c28402125bb6767a815415e7e7f3c89f224673e8fbbfa13d89ed1effb1c8cd4e48384e15c383cff0e5e2318154172fab6ca8e497675cc4261185602c6acb968d9292c406fae8bfdbf65fb11650544384e3c85984c818705571fcbe4319c54651c7f03e4f92e3b83f9732c3046128838c068a99a61c4a344872d77618b18515a1ae6ac9eac8e7e498571f189062652b9834c6b927c5301f1ae1f9b6185b1a1546c6399f5fe71e674c67cf9093c2ab0c02530a243148a4b88613d344c08740d93a129a167caa1718c7f35555e1312a18c723b2fc9a6418178ea727194e5559312166cef917278e196a0c1a32d4b1e892991d9d5db22e59e87f2444514015f12a9c43ce987282bc3610a022f298b8a7793211f118ca14cd87e9f45cb889861d80405755d9db2586f1b5c63769d2a3a28d1a5f659bd3e6c8de44f3872ca28294e2715113228722ba2aa540dd82b08540a211cfcdf0e7f2c28814eceea10666c231e581fc194911d40e69414f89c5f26cbe7f81f38f22f9f97438f1ad29858cb0e5cbde48a061448360406ff03467af202990122518e88a5195571e6c4707831406cad684aabedb4b92cb17fafd4e4ebab1040c498d98e75c8b365c89917376a4316e95892e8ca46ac1b66f4bbe5fa671088411b2563c52caf9473401cc3141d10633b64ae9a742170f76aecc32365ed72314c29e769dae3184a2196c432131a61955da12c76ce8f8ce0498b35c3a3bab6cbd0267974208a232f031ecb16239e783388ea88565815a6298c6252ef91f1b2e9f26381ac911d894a1677152c332719321cc261c972883b65ea2423c8201441b2a54295388625c5f208713e11898267f3fc39e1cc0a1fa65c990e4c68b91b29643ce90131c68a4bf41c10f657226447c5898146a94c2a0cbc94c58fcd0c58015a6ce3d2febfe9572e181b049c58878333fb17dd973a42a15b2b67feb19df22667ca73385392c62c110142b2d4d7ca768e7216ce8ca553363c8991239e408434255bccb162431f18f2b791fca3d3165f5d6dd4afcdbcea3eebeb6cf953a2844c8ea1e3739be8b1569408eb5ccf6dace949438ca7c4e16c788833a2d66301117142f4a7a7f4a67672c61633a193bbb53728a1c2d89b13f9ce0755f49f47d89b0782a131636c58ba02943b9f62343c2412d7d0c8b99aaae29655825a93196c6aeb32643ea76c6df4ec3f65c374405410a2510655f9b79abe2f89c45111303e3c38570428a82638c3b7913c5c18d94e4393ebf54b7d91c2c10aea88ae7e4703a9ca2bbb1cf91421baeafb2d731ad98a018da24c68946f3e5ff39bca98bf8d3c3ccbe5c88cea7e6538c4b4676d98e7fab69a2c01464898f22e4b043a1282723168a842c65c928cbb6c91ab581af18524924f4488d09d7778f1d4e4cc8e5130959565f2e5c9e86f4ae62df5c792911d151b136374c8e1d3d09ea194e4c6f064394310616c9970e5bc84823920d9dd22a09c91420c0b5be67576d182a4239233b2bbe42c5d9b128c498e971fc7818db1e4f2b62e1d5b0e06caf898662f8d8657ce991d9dbcc59da38a84ddca8732e4c78c2ac1069555477ccb3f9237532623873e5c4be44f063f37242aa81f8233ac498c6344f9f2473f56c8a4b1761e6871b4686154e8bb67cbeaf3a62f39657512e1aa30c11a22554aaa3f921f12609c10e44a2868b0621f13b3e7c5e9c5ea6caf943d32a98319c780104b40a63c6cadeac9e8393cfe6c189f28cd81561814a85d9da9e8c3ab33abecbf7d74e44eba49260b184f4561c81dfb78f27862cd9723e8a1f2a1c1b3379a12dc8f89e3ae63871797fcd03ff3e2f22620a0d1fd120db3fd4e5fafd7e8adde5c98a056ab76ccf4ae729f437b07a5f3b0884b76cd8b1e11e7c20a3795b22a4ca3cca4343120f8327917c69e6a7c98f036354860d124c274611d65f4e4f73fabfa3acbeb3ebc39ba0882fb2c5ba2c7276595999942145c652c4a216fa3e53e87f5ff056784f35730e888a5493480a4c9915d5d6543c265ed8139337ab2e35c5e370147813c8a810432fab2598315622aaf1c84f92e165fe8d97a756cac5208a145269b5e7d1d524680761e3286ef165e99cbf577d03d17cbeac9eb289e4c68131a1485680199cfd7eeb96c6948c8d9ce6fe9feecbec6f59cff52615f89cbe44f18f384857b664382167288475d988d32e56f4e4f48ff0417fd4ff0d4c5ebfe8fbe4f627b47b327fafe94c6b8550a22040287eeb86c19931e6c39835f4330c8f911711f1360e7231ca730ccb33e7fbbfbbfb303a96254c59e624459df67fd93366f88f3e62581c454642fe45ff353c1f04c58f12e3e4804bd884ddfd5bd2e1f16276cc9e8ece328eaad93d3ffa597fd73ef6f58f5fd01fb63f58caee1444c4a233db159e663a115596a8c5e279dbcf79bcb93c83c1e4f03e218c53cb61545255e5f4bfbf1fb7164d1214a142bf2f994f8e4c39b363ceb94332e6997318e4c5141d5b938cc6c90c482b4c7bf2b1d2a8569648865e6f5e4f5b6619f1b7df2ffa7fd6ffd53fe827a716402bb37a57d4c87c6de5f8f9b1422e7458933a2d79266c222e5f27a038f378f2ff999fc472e0fe54f07f2a79b26023797179dbcdfc7092e72128be55a664c5cc6818bbc6c4d8c61f88c5f37f37f2ff38c8665f58f61ce4fdd338ceb9063e6b92b7661624c3a2851b0378fcbe4515443a379ff09ce0446c5f27c38fc5f1449e98acee66ed4f91622a924b8475786455516cc1a18e611cf1c84185fcf8f163f12f9ce8b972f9191a110c65e785c3f254e0ae4a7cfe65196324548c81195d0e3f9bf9ca725bfcc6341949d8119959dbb2dd8ca723d0c832335f4b94e42e9e8fe8fbff048ca5ac1a20ae27cf8e020408139219658932d41f82ad8be3fcb882664ff38d4b7630433a6cad93a5398fd5b21ccb9220c8d8881a2233fd4643995b1e3771e947393a90d505aa1cb2fdf65ba2418aa0fc922057d082655f62b21dc166eeda3b1ca206cf97a1d040e990a84ed990863153f90f83f8d11671f23892a88a3425e81b662c5eeec4208507e4b751256645199bc20c3334efbfac9f4f433363ccb80154e1fe56f1e3ca195b185c6b9264385f645ca4b4288b4142e95a09427672765ba2480a54aca8082d96ecb39043a96c9d94cf87c58e12ccea40ae3f4ad764a2a858ef95f105658178e1d32f95fcc898489412a829170ebbefb2c4df5777d5f560deef463167c6cad9938c8d334cce3fd15f7630c1584cc3262a18c6245b2c4220418d12d94e4eca28421b2dd543f90392a17809cf33920413a7a2619455f163c63e9d306118c8ce3d58d32f97d4ae80bb642871b0b12d51717cdd4375a7012bbefeb8f22b92213414ad0429c152010a3184e79e4a71c9565b55ae89393b52ae722b4729e95f5cc8323e61e7c282eefa6ccf955c6555d1c3e4c819583d825aca845c6312a49c85139954411c70ab77769627ab3a3c3ab685d4d1739867c5933e7bf18bcae1fe5c7e6f9f1c952ac813e4718028681063298b10c431c5f118be5f318c25555ddd939dd43b0ab5272b8ca1c6d85b0d7c479eb36421c2ce5557c72c5c2b8c82a6136ae6104169d87a4c38d02807352a115aa306ae5ec412b9e688601a1b109785d9df216b632ce45cb85ce71f9db3e3c8cd3e85c3ca181a08b87e18b13634c2b85708520c2024b3fa717a35ac22a195539a8a258d55dcbbd973992d9b2fd4b97b8c531263581ab1b463903e17c454aaa8008898be3f14a08de5cbfdd93dbd9f16f2d4ec1483422fa862944bbb2545f57d259dc66393212490a883fc82d63b3afa266c99972d0af34055505722bddd8c9f4c9ec6f7e4ff04df32624c6815ecb366fbae75c8727d03f77618b86e72ff04bff0a187dcde83eafe939972f5de43b3e639610989318c45827cd71408680bcbf16c4717cc625c3f3e24e8e57cede96cd93d4fe8298d69d9337dd737f41f517131306b5886bb961ad8d1446764c6072a4985fb66b18d51712af317154412ac82382b67206bebb1903dc11d83e66fbe4cf4b87bc6b1a1c6308c4257214ad401efeab958b111228438fe7c80344d984baae24c231fcf81055a562ad1369625e765ce5faf7f5c79b27abfb5b38708317cca04f982723184e0a017932802ddc2a108e48141c2be7e6355246d8e94a10b182e3284ae40b33a39239725af8e5a651867c93c877a39bf32a17818952a8420a9c9500aaaaa0394307e99816367425b1be81c501a32e5a9eed4c7999c84ccd9831954578e2c2c65282095c85a339e79aae79a94138e79a9776493dd825ba2c18163d18b32655cdf4f6721c8b035a318f061c98382805c2d774201684ad28a0ba3552aaa8c26ebab262496b26c316108128a959caa012d5fafa75cc94431892e6e16b672dd020f41afab07560dc2aa5686a88dd724159c952a579e40e7903662ad55f45df31ccb9d7361c8a47b17d6212ee5e054a15a579ae6b44b425010187421d120eceac689a09454ac32c126ec426c3f7f76cdaa74f932f9d998f93cde3a68f0316047e01962860377d6b0c096bea03d5d8d137f8bb8a6c92ccf72c1baa872d1542d116d9548c6f8f79d302258f1f325370c239083aeacb060dd7dd7408940429c71f3e39aad11cd4b6308a2bc8109344312122647311151571e118c400b62d32f9f34418675d97e8bd9602022851a1372fd070c4cb80514f739f9fcf818ca143aaa390bc9538ee80ac5853c7f267489328a1c5f3f80f39f39f29f37f0ff07f1f9f11f8f0fff01f17f0ff020f31f3fc7e1fcff01fe63e7f8ae2f88c47fcf82817838cef82a98210c496843635c7c0c2b879fe4c9f373c63c187c7fcc84e4189714e1944ffc402b1102222223023111100121110212031124135122306113324234042715262ffda0812133f0dfee657ebb1aff0c0bef2f9e87c29e165619ae1bc2b238421bac5f58fe6561616558ac42fa17d1fc2fd1fc3edbe8fe63f86fa35690c6c7f587f47d21fdfe86c648786486318ec7d8c63ec6c6325d8c63fb18c6c6bd9f785f4531111792224442fa1847f0d16bbb11e8d8842ca1984213137d66b0b8a1725942e74b82c2cef348d96c6a8fae1422fd885c1f69f06f342163fa595d8988a1bff02ec75fa172bc68aac5a3c5e52ec4fd8b1631fb1245f0bc50fef2b17eca2c6b37cab378a5c3ef858bac5be15c93ceb08df0ad31485eb17cecae34278f4363c5e1b97be2b92c5e99ac570f5c29a2c5ec4c587c359bd1aeff453cbc6b8a12e57ff08ab368ae1afd4dbe75942ac7b7c117c6f0bf5212affc57c58bfd5651a359d657e8a5c17b2b08bd2fd2f155c6a8fefe9a2ca3e87fb28bcfa28da79fcab1a15e57058acafd8b16570acdf58de69e37fa2b4f378ac5f0a2f0bd89172b34b34ab97459afd492ca2b931e1fe8bc32ca15e3758b59f58eb7c35df3548b66c7e58d6167759df65ecaafd08ad8bff0d3cae6ef8b2b285c6f851b2c5846de343e379d7e8d9ec58b342e54b178d8bef162e345ebf42c213c5f0d7d61dd1ac5213ce849f1426c759df0bcdf62c2ae3be0f17b6228a159d51fdc3c2e697059ae7a158decaae2a845be36cae68a7a15725c77fa516570d656759bd651aeff042a2d948b77c3652fd4b8685fa1be57fab595ef950847bc2785c759a374756cb47a196cd21ac6877faaf17c1b85abe17c5725c685842e3baceb9fbeab0d22d96858d5e68bd715e8d765358f5c562cfe66fb12e29f1a2b4cbe4ac6ca2f0923df1acaadf5e9e1168a1490fc71a1516ca8f04b3ac5fe9be4b08d9f58acaed61847d61e5e7d65f8acdac50f468d7a2d6358bca368a163ac7bfdab8fa13c2cbb1b2b857ec4ff4e8b6516e8518b6cf2669a8d735978deb85e6caeb82fd54266cafd763c577959d88a2f1a2f64921a68d6359b358bc5e2cad9ef1adf2d7e85fb3f9faef97eb58b4ac5122d55911f05c6b9d9a28be98da58a184fbff025f056279b12378585ceb3468b2a386a28f4d8ba359d634859a45949b2dd94b297ed4b95f0de2c4242795c68be15c691d1d21254342f165b291b10b29c594cd21745da3eb8ef8ef8ae6995ef17faaba195fa12c6f36f1d3c68d5931d1bdf1d16ca59f68fb12162ff65fead65eb9d17d91f4845f59a2cb2b1a3658947eb47d9bb346f1a378d6359a2bff035fbcbe74212b1bc3e4bd9be3ac22f46caa1f89e99449dde1571d9afd3bfdab85168ae76b85ac5df2a1726f28567455a2d94b66f0b2e85585e22e6b96ceb1bc7df078d1e5de1f1d66f95bcd2fd74f1ac6ec7b18e4eac7f659ab785c342469bf4328b46c63e17c171fac2fd56b35c35fa1e778b2a4c5626dac5ac2ae0bc457fa1fbe5f625fa3ef0b8d943c7f45fa28bcbe3dbc2a5c2d9b1254fe25bbcdf1b46cd7eab2b2a842157e95fb7621fa2c5c9bc342ceef16e8aaa2933f1acafbcae0eac46b2b9a171fbe3f63796eb2beceb7842fb1842684599bc3e759fb2d96f1f628ac699a37b633ecbe5acde1b85142fd1459f66c759bfd4bf42e2b178bf4210b1a43d8da1434c4c58d71b346f85959d9ac35942a166caff0d0bf422b179d1befa55246d243d1d59b484b8dc795f7c28b7a35be0f2bd885842c2c3e4bf42e17c521628b58bc2484e47f89d314dd315e12ab37c51f8f2df1f58fbcfd1587ef08427c6b835c15617eb5cb42c22c5776292d0b5795e2b9a58acdc5e35cf5c9215a114278a1fde5859b62427c6dfeaacfdb186759def16460b6c8cb4877bebab16eb0bc4d9a5958fb11657ee586316166caeb3f5ce8b1ac7acdf25167b2aed8db74272b62bcdbc51b3d172b78fc4d8ab96fb96d7bc570bc2e4d8d6170559d89178bc310b8bb46b794a78ae3722e696746cfa2f8ef2f8d958787cd51b172be2ca2c58acdf1b45611aa36c45b4cd2d948fca8b59b6da2e7656778ac2ac5e1f258d1a2b1ae3f78d3c742c7f7b85c18cfee1bca6570b12131451ac758a8b3f11366b16f82346cb42e2bf422f2abf62e378acbc5e11b133c4778d594f0e8ae8743652b2f65ad884d9a346ef159d6f8d635c97a1d7ee5845e75d9784fe5a1e2c9651e84263b4b0cb2961e6932f1ad0b346c54c5797ef178f67b64685863668dfea587ad158632b8422f2fd178bf46c4242bcec58f63bc211656116f2bb1a362acd97d217b16121f0fbe1f78fe612ab226d3f42f48fb12c218f631bc242c57aab132b624b37bc59f7c1a3ec43c5d2425bbe54b86e8d704842f4565e2f285c1da3ed89fb2ffd49a7b1be992b1b56d958d88a62c56f15c16378d6b3b12c58b1a1c71f4363f453d966cf6f2a8d5e359fc4df1a2c5878653e91b1a7a1b69d97bf23d32b486c95f627b621317d8b0ed5e1a2ca25267a7c68baebbc3c367de3d14b2926f374742f79b8e2f351362ac2586ca1562855b2288f6452a6c4b486c7ed978785c358562cad3176c4b3e961613ecdf42a36237a2d6c42228f2e875543284f84aac4b49e2ead15c745e76699b12468b76c42ecfe94fbc26ec558d1a1958be1485c10a3765a4cb56c7e43c68d6cb624562b1bc594b479e3b892f15787225db79f45bd9b1a5cf795668d95586684cf4508545b36b0ba794fd088a3eb88d7646fb235d90d5b23d58ba3cbb128d23434ef1bec6aad0bec4fa6389ef3a542f636365a224122fd962d588deb16c46ecd514b0b9ab34cde6cb635a36b0a8d65b784b1e5b62a29ec42f4cbec493b121b1bc58c959235be179fa24ba90df6f2d8f85ec4eb65eca1d62c77b11bc24859ad8becf7c159f8da25631e2cf6868b54ca6beb162c6eaf93ec4c49618976c6f5024dedfeb83631958bc2fb22fa78a1b18de53121df63674563b458b46bfe997d8db3adf14d3367486ca156c547d8e34d314bb359b2868b6288ac54c917c1566b12634b7892744db44dfa24317542c32c65b2988a4498eede5258d88a17bcac51adf1a4c45247a62a3c561daa2d933c5167d312ed8988431be2b2c6fa1fb12db22883d59121f5b163c4585456916ad959b1097584fa24fb82cd6745e3ec45ae3489d9a4343658d16f625963437d943ab43c2c2621317d962f6c845688a889fbc4ba29d898b0d0e490b0d68b1a45f6c558ac5966ff04265e161b3ecbc2f7859d89c445a499ac258f623cba65613cba1fbc7d611e8fa1b1a44afb1968631619d0b86f3f786550dfb2c4248f579decac2aca427c162d88d9a1563763acd74ca7d945a2c42a66f2a8ac220468422c7c962b29959bc24212e4843a366b159be1ae1b2966e27d9a58d70b11b34533595f78b2868f59585fa2f345e16b168dec594c565cdd88825decde5bc2ac2ce8ae5b342347d0df634fa1be9e3d8dec696d1ec6d8bd169b625d8bd0976c5ef8217e8a13cb1084b377c690d96531705863c3c59e2958dbc6b1a367a67b2f28a2d6c49509a1d50c49ec547de596f37dfeaac5335ac57b137784f36235b2962f1436cacb37425ec42c2ac6b3acd8a8b546f35c2fd9aab2b9d63a1727437942c58ab15efc686f82cbc5e19bd9117a197c2bb85f7c345a762b345a85bc5e1fb1fe8df1a2c5578485584b859586318fe863c2e0b0b831e363cd88a62ceb1bcaf166cd6198a859f42c2d9ac557147d61a6684fb17a78aacaf78ac2fd1ef856358585c10bf42aceb1f8b158cb3651aecfee177c515c6d617578bac348de6ff04d3131561ffbe4962cfac5f66b2970f586e2c77b62ac517ef832d7bc2cd9bcfd8854595d61e56176d9d63ab121619df17f47f05c167ac2e3b59b669feb42fd17c585b363cd66f14c4b37c5328765228584c42ca3db4ec451a5c5b3a6f8ad9fd3542b58d884278bcbfa3f994b09765f44a5d9585c3584567ec5c511fb2af145e19f67dbc2ae085865e1dae1bc7e2c5e9e167584c4565feaa1c84b62c246f285c1df07848be1a2fde767b2b1e9f1d66bb36b85178b891c2ef3ac3197c162b17c28b3ecd704bde37fa6c45ac43c2c57145f15fa2cacfe2cd8e4ad14e9f0d8a8bc5e284842235d88beb09176ca626242d32b82b2b0f63ade7ef34f299fbcec456d65946b827947d70dfb3f17432a34796f87f0ae2b9312565b358acb2caae148fbcd734d955be2b08889bb3d57349179a2cfbe1f8e14858422855fa57d614532da59b28631714f8a7859be2dbd9b378be1bd91eac4b375c358be3f8b3652a62aec4216e8fbe1ef2842c25855bc5779d5e2db95745fe9bef821bd95b116392d32a56d88425c7ac2e1aeca86285e99fd3fb9bcf8f6247b115def36f175c1ba4515a17766bb16170d66caaa2b3bcd613586b6453a6c4d69d94cd5969727c2f4789bcb2e2c587c91b2fd179fee366848acd167bfd2b3785b162b78fbc78945ec4d51e52b4caab6378ae0b82174246b1ede2cfc4df36f99b9ec421167de298a9e1f1b37c5d717794cf638b1bf436fa348ba2bd61b3f659e8fa35cf4f9a150a8afd3bb2916ef8fb28b2ec422b8b1e3558426212c31bef1b444585878ae15cd67f1159b78fefeb857b2ff96d73fe63b2cb2b1bde3f985949652ec59bcae2b9fa2b16228585eb0ec6d3bc278585c50a87cd48a17aa2de11ac2d9117db1b3a451fd3d5fe8a2fb9ab15d978a284d635be145b36c55d896127858bceff5dfae68a6b16fbcd7fa2ff045fe9a15e165616359b4c499b7c5618b458aec5c2b1f7963e3a2f17eca5c17efd70f78a17b192de1d8c7c5f78b8b159bfda8aeb9213cd8b8aa584278dd1b5858b7d8d21bef3bacaaceff046f2b83ae2b8686351c6f09337fb2ab82aca636ca659a674295342bfd15c37bcde1778424cd68775fb563578df1b457251c5e3dd967aac7a45a3dd966d9459a2b8565f5c5d8962f824eab8d084f16849af117d8bd70aca6218d9f85f1ac24595ef2845bc22cd8d146cba3d228eb146b146b85e29e29e50b9df4b17c17d95c5bcff7351378d89a2b825c18b36f2cbc6b1d8bcdd634f2b3484f0955e57b2bbc5bb7c12ec5c17be0a8ac6cd946f78a8be142e17cd1bcd95fa3a12161a9650b787c12170d9f45e56559bc5617b424b284237a2de359d5e7fb8785c56571d6532997864b452e09235fa17bcbeb17858bc5e2b0857427ec5869bc68d343bcac53cd17fa358d968ae3742b2c4212e1d613e37fa2b17978d8ad636f3a1fa18d6d9e4b14d6293378a17ed585f5c68be8a298eec92431b342c5e77c9bc3bce863f7c2b085c6de11b34289d15d9d1a78de5adf35c6f5657bc5e11a1310b34b34b0fd1f6265e98b65763623584b3eb2916f85f15ca8668bc52a2d3c32d0f15b347deb7c1704266b2b950962ff4265724eb154fdfeaeb0ab836d21567f2c69e1eef8d62bf45165e596ef824265e5e18c6b3558bdbe1746cb132b3be56f5858d945bc6ecaec57d15547e498bc4d3c53d885f5c117cb5c367db1842c25c346eb37bc267f79763eeb92c51659f622d958fb28b7c1259b378fc5966c652e1746eb34cbcafd6f8d0dbcd947bc2c691b6568f5c162f168fe8d945e299795cad1bc69e3f23ed978d62b8ef9abfd1da5c2f8d885f5c366842c509a784e84b37eb8563622f37c74cde178b1635cec58a17045e52c2115955ca8acde161313c7b785542f59b624cbfdb58d1f963f178b7846f1f431b161213c6f8516ff042299684d7bca6210b0b08b6556365e378d984fd8b085858df78b348ab45bb152346d9bc2e098909316342e14758d7245f0d65ae8f431970bca8ae1a28b786ba18cb585c17459294b43f8e290cd1b67e42e5e9e508d65165bc7a173ac5ae0bd8ad9ef8265e1de8fb2d6863f65165e565c78fd89b19762127585da84cd1b66f2cbf7c16359deb82291651a2b83c595859fee35de7d8a9652e179a2bde162d1f7846f8d6cbf79b1ba2a26cdebf46f66c4b1ebfec5cecbe2859f7cd6151a121613c2c5896108e85c57b1668b66cd95b346cdf6245e196f87de3dbe09716fb65e3e858b37b12aed163433aac26245d2b1247d1474d62bc7ec4b87a17374b1be3686d66dfe8b12c52c5f0562426af299e3d14db3d0fec7dacd1e8b78b13d31a79562c2ca12c2162f82acda3d3c6c42165346f3be74b0db5bca11bc245bd890b87f70eb436d1e5876f1ebd9b1fd63657e8dfea5c7d9ed1ae748b79652df36c5585be1a1beb17c5cd958fa366cb48f578be7785fa96184268b5567de37947b34cd8f3632858586d8b1a2b937cac67bc5e5e8de56514b142cd66ff451b1db5c10b0a8a7c2996b65266d9b2d6871f765a28f4c4bdfedb45f158d8961346f142e159a57c7433ede2a86c63169fecde2d62b12bbe2aa98842f451fd11f5c174f959f7c2b366c65e15a842637d65097b1fa3d651e8b4a9146f1a13c6f1b1159a16284e02ceba2b09a2b1bc57786b96ef0bd2e9676b2858f16ac4d2685156c586ca48d9a2cf6f3b2f37c11b3eb9af6847bc531fbc5a63b2ca2ca47b28b1758d9b1da6684b2ab3a2b15c121b5d8d62fa2846ec9578a543a5e584b11e98b7437c2f1f7845bf346d94859aab37a65b1515d1bacd26c49f65b1ab08558de3efbc58b1a1e2b345e2b31b4213c3f5c3e85d7b28fee50af178a7785ec4ca7cec490a8a7fa379fc4df456188b7d61995bfd4b0d9f6213e8dd612e315d97d742379f78eab292c522f1a15652de35857cd67ab3d1b167ec42ac5635967bcb108450b179fac5179a28af78bfd314235842586f8211b62a5cd56768546fa2b8235b62c2c58d7bc2e76237b298b0eb2f2d3d8bf6362d2e6aab1eb869d95cee8f6cd1b6561a1eac458f16566b92cfd1d62862cac245bfdb8a237d62f0dd2e4bd778ae8bef0b82b623f1c5b17d1bc3b2b92de28be4ec7c5090b342c562d657ed67d0b42e284f7c1676247a47b66caaa2d1de3563ca29ebf5a34567fa22da12a2e957b7855c76562cacae085c170d65885624258b6212779d3c5d7156211e85fa2b9bca2c423595d2cde286cdef8ef2f8ac2c334f1d1691ae1ace98ac4236521336279afd48563e9635b162a87c59a2b824a8de16571a17ea5c37c51a366f93c37cedfb12c24f82759423b65f4ca45e758f6c7cfec8886cacfb28a7c2c5c5248d66d3362be0d17fb77858565e3e915de5d9d099189fdc7d8b16f0b3f7948de6b0ec46c4c5d8c63c25c122f166cd336cde18d0eb857eed9a10842cbb1a2fdf25c2c48b2f8a1bb2c4fb62f5842170b35c34cde29ec5627d89ad22bb17edb1e2f7c778bfd6eef1fd1097b121ef08f437958fb66b8bc217b58d337dff4c4c5da3fb8a2b9217d8b82586caddaf62a2bc4df05c10de2bb13ec4bd8ab28de8b3ef1f4596562ade2bf28546d8ed0fac2498f4271a7858bcae31165b286f179ac2c5e1d9ed9fde0ac55963156c5e99786bbcb6ca447d8af42f4358542157f317e895179bcec59d9ae578ae347a5865f6c596365f623e8785425d0de18c956c7f67578633d263796f2bde3585842c2ac2ceb145ad0a9d89336863632b92b5943cd857ac31a1e8fe8f97a2d0aab3ecdf5425c365e6f831e74b0922d16225762432849793156951a3785c165611ed0f1a49e1bc7be2fb54f8a78ae284962b362458c4b82d1d6b8db16f6242c22de22934d97158746f3be1ed1e85d899e57e8aabc3c2e0f8a2f28594c686358df14bbc211b795ed891aef28a7490e8b767ac2d8acae7b17897ac6b9ac2b3a2df42cbcf89d2585ec485c12594d77cb7863f78aa1e6d2fb188be98cbecdd9e3ecdde559b45899ac56297637ab2f7ff8167c4f279af636f479491490f0b292b1563d61eb8ef0845743cc1fb22cde742bd89ba4cecdb2da1aed0a8a216b62abec5db62e1be3ae1e98aca7c525b67948a765a2ba2b58518df14218fa1f6f1aca23ec4b68bc2c5a2f94b1f67d6161425b3cd5a285e427e46d9b45a59475bd7ea58d62b3b2a8fac21b44e3f26d8fc9092291272b1cddb42492e36594cb2f09885878425ec8fd96da47d8851111b1de1b1fa19a1c9dc495a8b13367784a8d0abb117faef345fb7c109b45765215bb1499e31cb3bb147162eb16217b65e5714b65eac8aed89e91bcd6166d8e2f8d36c562746ba359b46ba1958d179be6f922e498b4543c8b6f14b2b4213c6b0b09213ec4a85c58cd2b28b68be3650866d9a1a764a938f649c17962e49945217a17a4312358bf452c2c6b2d71f4b2be8784b12f95e87e1e24a117268937fcb296f8776c45bec7a1165e5b1e7d17858b7fabec56e8d6cd68706b4c5f2c5b3653c2b192a3b28f22a3aec48423eb1b3ac2a3d884fd14565e13623c5362bb643fc7e2c51e6c75b1e5365b42cbc5677fa2b8a6b62e85545464b1e2d11adcda1365743651eec531947da4b628b2b87de2858458eb437d89b17c714931b1c9dbdf06686ecde7688ad7b156d8a37a1b79a28be1f7cb6567a2f1b2cbf46a58ba3424b451b2f66e8f2436562f6cae8a5842ec4213a12362622cd517d912952542747a1523794249e3653b28b1256ca768f274781e493688aade3f16994af1f62e7b46ab1678ab6292ef0bd114c47fb63ca8a5842125b22f65174f0b3116234ca6d143498fe4f2b78de1bc2a1a1f8d9149f91bb3f15adf0a2f1b7627a2d908d3a1288a568a1b5496c928a4cbaf46dc0bab3d147d9459bae7a2314db2134d264934ac9a3e594aef4352b4cb2bcb14d612caca512d2622f14684b1bc59e365e5118afc9908ad3212dc990a4a0f4464fb3cdff04a28de2ec4b1689364933d51686a286d21b1262bde46fcb9ae342d6c6b698bfc6d5ec97cbf22b7ab1422dbf4872e85b562ed8a4e9edac5358d715ece923c5099fd2d91fb1da48d989b1219ac7a48774c8fc6aec727fec4a57e27cd08dab44db56d8d6d15db2d2d8aeec8fd91a3a2c49990236c52f646b6462a2f08ae37c2c48426edb17d8944ff27c926d897c949f4c73fc7d223549e33921ad326fe44dfb2e6d1b2dac211bcab3c7d9293a5d0d22d1436edb3ad89474c7432da237b6266d26f47c5f12b72d8effeb253ed9638cd3ab4467ae99f584a4b0d624a9366f6397b295b62478a1ab3ca48fc49de95938d7e2c97c8bf22b8258be11f8e4d48876992f2d489cbb765937251435f1792de894672b1bf92f1f1c34cf272756d9f2795c96c9795c8f1f96ff984b178585e87ad17db29ab1652b475c18d2269d593ab64a6d6d8d263b7699275a68704e8f9652fcbac392145db2b2dff1bcb6c8fa63da3ca5b1c92a138ba5b1c249c8518d0ab484eada3d714d959ac7c9293f14cf993da63a4e85188d363bb6371fa211fce3db1c63f8ab67fc9f9a74ee89c926dd115ecf2df99fe1577635f257f31545ef1fc1a1fa3a6f9ba62a15da625b62921496cdba2527ec7a4f090d94adb36214953216951f8be1524fd1a3cda6c84887c7a42b48d612d8a43bd2276874b43f2b78784fb425d653cba299799975646c85f4222a224cf2b445c7fa7c7f27fb33e3f8e92425eb42c3dd31b2a6e58d9d65d68f6ca1ae87d9adb17d97ab3c552374c8b56461feab78b45fb23f652745bd97d1f67b26ff05b3e49ee72afe1e1aac596f7e858fb28932bb1091be84595c561758ae1421fa3e46e9a24dedd891acd2c6c75631b93b58eb284d159a2f14f16d0e2f4cbac24d6c4ad316ed8e5bb1f6c76498fc5a62b54b63695927b449fba3c634c4bb988ad8b8de2f2fd9a2def8258b6f16c484c574548a585c1bd1aab29b3626c55868d1a2f8ae8a5b447e56e9f0da431c6a89cddb2f6cf687d21c7bcfb785f66f1a3df6c9349963fd166b08fa2fb12ca3cbb358565628db63f2d1696759a2d176c76c4da2d1d1ac7759b131d92ee2cf915589da6e98a5a88bcbb19f685f59427ec47f4f68dde28d68fc9a2f7848d657bcbc59e2abdf258ba17de15f1d94adf44272924c5637349a2bd67eba3b13ca1114213657437b358eac4c5b78f0a1bf8ff1ec9d6d92785a11ab35a436ed94bafdb1f79d1625ef83ea9756d616846ef83a585f8dbb253f9be57e857d89fc913457f4246f9e8bc36fb297788b8ec527a2544ab7e895521d2b125b14df784c4b1b1e3eb285c2c4992ec5da3cbde2c649eeb163c2295952b2c65d1acd1a3c559e771b17c6a4fdb365fc893291e4c5d156695e158a195c758f7878f2252e9d0fdc85f6457b21ec82e957359be358715691f24d0a69c64b67c7f1dd76783a2499f2ce75e1a1b4af0908a18dc2896177c942365aab3c9a7f62aa5f46cf09597ecf5cefa2ab09766b67de1bf4215158a45e57b23757fb12ec4c5e84d6d1297c9f8ea24e31af896df6cf9e4ff3917ecf8fe3ef645748b2bb209d799f4cbc2b785c2b147e2e98e54d9e4968f16cdbfd17c34366eab659b2b8a166cf11daa29596af1486f62eb93f438bb6396342486f5448754f1e29b142372744652f1521ca4bc56897b1bc5bb1237c9531b75bab2d550bfc690a38dac57bfd686a3a24f6d95cfd9e6e8698bda2ad614951e3484c7cd50bec49090e54d1ad8d89f6242c43e357220a2d458fe5d591bb654925bb34b5947d2172d9c999512af2f92108d9d6754565fbe14c524d0a52690e2ad23c96deeca367da2bf5846cf14d8a4da4455abd8e6ef65a366aab2de3ec4a5e23af1b1fcb7f4251bf2a4897cb58a3c69c90924b16b437eca67df34d8a27e09969896b1ba2c48422f585acde3453e8a2ebf3fc3e59bd226f6c51975b23ab4457a11122c88b084a845a506462dbf27b3e19cb6db67c50d45118a490bd897acff4abfe11aec52933caecf9256a4fe58a8b4461e84b2ecdf5d8b1b1efe8d9b48fc12b2931db2d628634d668d766f09f627ec51f679629e1f634596451a121b7d62848de3ed091ecd335a3e48b5e3ecf9269214bfd88c5da451636c54b2d135fea9a3e47a5167caf7254293fccf8e2a9214152455650bf4d2293a2539a2921b95a7ac68aac6d613184bde1fde1fa636b785ec58e8fbc75c12f42a3d59eb1f7c97d158936fe879d6532326b443e84ba594258d88bcf5ceec49a137de1594c42eb82cd92d89be84cb196ba22c484b9113d21bfd0bd8af59dfe8542ed8963a36686df78ae1e9f48845558e737f58d5b2dda1d1bc3359f7659ae5be84222bd8bec48b436337c2b358bff0cb7ae7447e38ed92f9a6d21a7b2cd25421788af9ecbfd0c635867f7f4dfe95ce8bcae2845b7cedbe4bb17c7ba142365ab356cd8a99b2ff57df142bc5b2bf5de161fbcfbe2bf468be09e35c347ac242768734923afac234c56ce8b62fae2df25859aca1675945ffe4b37fa5652365da2537485e36d9e31452c5266d88d70e84846c421222a376269105ab229e880a6ac8cdf628f62fb1342e0bf4bfdf7c55fdd0dad0d69968d0bb229a13d23c23a138ad9691b68de1f148f1958a5d93ecee89cbdd1352a6cbba626df93141d265adb1fc5f0b7f6283b6c9cda50e89495bec7e09cb1df26572b29ae6ff7ef66845aa17b6215691e32a14fe227f93c51b4989ed95278eb8b4dfd1372a823e4d268f6c507b1caa9325b6492fb24e54b44a7249b178a8fb14be5df90dee5a211f4784936b46952c517c972d97c13d59a37cd163e8bec5c2f1be8d12ff02687282523e36d488a95d89c5d336caae4a56bec5e6e7e428fca853f86eb6497cbe3247c7fe28df6294942ba1fc6e98a6d3df43ff02c65e8f896fc1589d684b54228ad21feaa16521629eac4d9a1589f06335c3efaedb166de1fa1b62a5f65b17959187b3cfe3fc5ecf93c147b932587e72d8ad95cdbe49295f4251a21f24d4991f15441bbf6796a3ec518efb1458f4b86ff524216d115ab47b636688c7b14a75e5a22a1b654989c1b6c56f1a4f92b1628b1bc5f0de84c51628a6c8c13525b233938bb1cff1befa2495cfb3b5e42fb3afd4af2b37c57eb4851745c8723a62425f137ec979ff06c9cbe358b8d31fa128a5c2b83ede2d95c2b1e98ac45c451df9762f93e54bc87f14ad2d31fc7e327544141ef63f96724fa13777c2f85b862e0b0cd14f5fab669b1de894e6f6453b9104a2e28b569951b2354d9e7f375a1ff088a5b2d21c3d8da35846b2b8245faad1678ac47c589cdfd128fcadaba3e49c545ddfe38b44d5ec7f37c92b36796551be68ad968b2bde13c6b96cb1e1d0efb2a239b7a146722d6895244a3d949463225f275b67835627a134523ca56c5e345a378d6f951659ac2378b2bb34e9928cf6c4dd5151b6253ecb6d22be46bf82b6516bf46b175fbb7948dbc7e2526ee86e4c92ec72f438c3c8937b1a4e6374e457c7655971ec88d365a59b28b652cde12e178a151a3f3ebb1392693147e2f266a4cb9949bfe15265bc5be2b1afd7bced9896166c4a96179ebb3fcb2488fc71492147e1931b9355ec5fe34945b28bf8c9447189e4ed8961142c5bd8b3b1f765e17d94d9652d952f12e167f925d6918b56c8cbf18f445a15a43848fc9de7dff0e0de11eb8ac7426c445fb2314ed916db94a91f1fc734ed51f1d3f1687393495d8e72f27125156cf367e090a27914ca47bca511bec63fb19ed8c623c44ba3d21b13d1509531b6e5b64fc52434bca443e4569d322af7b1d8dcd35f654fc3e91bc68ac57e9ae29bd7e9638b649744a4ddc9924bb1c7d8fdc8f35fec43c6fe88af8dc922726d92548a8d09c8d895610b1e450d8cd2d6690a035d3d0e4def45bbbc34ad3ecbec8c57a10bc5d9e2935d0e72ec8b5d0a0dc9125f3b9336c55fae8496c4fd097a1fa18f82cde879d853f42dba1d3d1f938c996d3b3a438a4923c62a22cae48a3626217b42b12231836d91f91ca2272abc45356274e234aab43ab48b28b1cbb3c629a652b124f45fc8cd94abf6b67de34595c3d8dae14b1e4596a84d747fd963f95a5d247c718ad2b20b690a5366f79d9a15d5fbc53ea2ad94fd9f24e1a3e4f37e435f2d6c7db22ddb44552ac2688ae909ae87128a34688ff0928fc99afdbac2422b8a7858bc5e15747e488b4287c942498e8b5b65b14282b233fc5765778e8451626212d59479444d1a4a87e4f446efc458fe63db2de22f47744b1517a147e4f3137d948d14f145ae5bc56565093a37586fd8ecbecaff53ecf48aca3f24d765ad9148722bd1bc24787c6da2526e57b3c7b6296c523451623d0e2eecf242a1b746b8ebf4215d955487e3b2fe462b35c2df1be3f65be0caddec95a13ab3f9c37858beb11bb6451e72a1706c538d31ad47486ae4d9e914b1651284db4fdece9a3cebbc2445b143744be46cbec439b75d0a856215897b1b93ce8d33f3653c2a368b778a566f16fb1784932c5584245bb3c68fcd9d63578df2b43d5893cb6f351b2d551a68db3c953424453a3d23ce4dd892a45d6ca1df44abc89cf726c518afb28711aea24daaa25e76d9174931a7d96ec559b4312914de6dde362a37c59a3584856448d11b19e445356ca4a99e2cb8fe84cf7cac524adf428a7678db2a5e4457628c5b1bf91bb2d59293638bdf42b4a27a6275487e2899218e6fa1c5d5f687db67f4b22b147b3e994acbf919f932e8d628df7cf5c1e18c6f67d94745aa2d892afd085e8b7c12c37543ed9726ace90d389e515454ae511ea99b2521a6b449c89a768749490921bc5ade2acf392a19ec51f8fc9f66f6cf4b82ad8bccde697146f0bf52161562b83cb1e3f23a292c7d33ed8a44628b958ac8ded096842488914bec58496cf295245a22bb14b09ad9f1a76a284eda15225d7a1dd32aad1b2c8dd63f3d9bcdac6c45955ae0b87a1091634cbddbeca68d735d8bd618d967d9485ecb2f4fba1b13ea25ab131312c3f4756c56748d135feb2689f8af23434fca4c5da64942d3ecdaf6464ae9a8d8d911712e4f43b1eb87de1616859796c925479765256266f688885491be1b2b3a649bd67c7bc49e948959aca48bbd96923431bec944b2b1b3e8f6d8a584a28491294e4933f048518d31495265d5b1fa348b78f4849db23659e868b7c567a2f0b358be5fd3fbcd1628a1de10b08dd21bef9f65612626242f647d114eac52156c84568452d1dab279c9a2557e4c949531ca369e871f7a3c87566c69ad8d25b1b363bbf59a2f1f4b379aa62fd48bc57e8a2bb171fcacad8a421655892ec8d6d8d2b52d14fb212a7ecae8758aa1b86992bdb3ced487f1ba5de4bf144aaa499493637b1d78d14d0b43d5a144de37942fd491d6170513c8ae497eb37869d0d55627d449adc9d0d9f6257b125d9085d6d93f95aa7489ff0aa64e5a6c7276d8d0a4f66b45f67d8993b48f27547931b4a8943f168f542f0624d9e72548da6d58a51455a299a152172a7fb1e10922d61558912ff0e5131eeec6971fb184c488a2e498bb6cf8e97de1cdb93126d390bcafc8725f8e89e9b24d58d36265691ade135de1bf659e1269447f5d93843439c6dadb1412fb37da345ca46cd1ac6fbb87f78d95842cd092b66cb4922da7222b4214d5515d14595a25e49a342257a67d97a5a2ddb23d592d46cf9631d22e3725b1a8b6b4c949bb64a7b4cf1ed1e24a9521dd61a7b1c63a3d3eceb627d8bd145c852e84dd8a5da22c4b4248dd267e3e37b36d1b6521559ade6b0842cde90c698f2af2c6a922725d12f6242a1a251564e4d2a2bb2312327b99e17b15edb4343ac492a89f349dec7269da4968824a4d97b88e2fab3c7fd851d416c4fb3a5e885dba2a56ba14945c7b3ca3b46ddf674512eecd7f4bb1a93c5707156855b62949d3f42b3468bcd7658842eb8ac372c362d59f0c1f94a8f892a896f48b421322c51a35a1b44fe3b9347cb57167cedd32524bc8b28bc589f688c57443e37d1e69531c7fe3c6bb3e55f8b7a1456897564a7b2737d9d458a0adb1fb1374c8cf646ec4aaca656c9395247a1451ff25cdaf8e0d1f3285fca8f9672fc63ac2944aba3bd9b345d94b2d89676215888aec4f115ec4cdeb0e3d324c932735a678adb3545f79b62c79c5a29789f1c5756417a3c47945e8928e98fe497e7b1a6bc11757da42ff024b5639ff2cf96d532496dd32953646324d91f95686e4d317c5a6352723452fe927d914223f422376c8c7a439bfc968845509f45eacf28b3fed68db358bc3156108f78aef2976c4c4dd1e4a912d6c690c9b62d5892d2c3e2a872432c48fa2fb2db5e2c525522369c4f08e992936fc88b772767c6bb891d5444e8bd5b1a4871d32f62625421091163ad0d24462adb14b4ac58ad1f6783149684be667e4cd7142109a134684bb2c9beba2514cf967da3dc8f11346c425a132b3436ca76f16b6858a1f787e8d6c48a5b2d156cfe8e2d2b13d628b22fb2045ee88574412e88a4d63486858b124285ab1fc9256c5f1a5486e98efbca9f643e33cbe66e23f27a66b97f44460b649ebe38b3e66a9c4f9a6ae4caab23445d262485c6ca3ec58b450ad8da1085ec42b42c5f65aab1243a74f1f9a1d2be8718da6369451515bd8a30bf2b64e6d5e3f17e4c937d17d89ca84cd1a1890a365bf1f8ddb3e49ee767f877d9e742a29ba3bd9a1354cf283d91ff2b42b79bc59424794b445c367c71afc50be85c5f042b1111658d264dd36c7ecaf65bcec6f163e909247e453d31eacf189e5171a1d8fdb1323fea91d459bd1aa27e56896af2ac4adb1f5117fb496d971a1a7b2a36cb95171a8bd92876f4cd23c745c5a6c6be6c6acba634eb0ae8fa3db126a90da5958ac6c8d66b14eec6d9224c631214bb288cbde8f8d6fc84ba25f448a7b2358526d58e3f27e4f439b4a2f4ca516ded89bb128d512f47c8d9f2cbb44a3da24a4921c19f24b63d3916fa12f4245e1c1926a92d12f3b6545613d92845a2d36d8a53f1ed8e56e5d0a69567fec3668d61d327e6dde8b63653ba2fd14211a745ef36ef1584c4bb21f67c7ed9f5217d9e42934acf92d78c8ff0909b6dba1aa8becba763554c6b562ad992a4e9924923c216454a429fc96c7f2497d2178a42e88c9afa20bff9422128d34413b45b5a4550922b3428bd8be4498a57ae8869d0aa8db4373929234e86913f8fe4f24cf8fe4f8bc66e9d11515e2ecf1124db233f9553ca11e914ad917b5877863e85f7cac6bb1742293b2969939f47cd374acf99d2b638a4a438bd1f22a76e8b4948f295a2a2ac451a27e5699f2fb64a6926463e8f8defc450568a657ed54273f2915d21589ac2b6c85dfb1fc8d6c5152a2a4d1275e28f9e3f1d533fe436edb3e79c6da27f1fc9728d1438ecd698d16d3356685ec5c6921bd8f11f721415d8be4dd915b6c8d3a64ff0e46a995da127d0e2ff0834924a8bbb2369b5626ba1ea878421bc2f63d28926edb2aa86d6cb2cfa1e58d9f5c3d2151aae4db7a16b427a488ca5691f1c2094a0414a92d1f0c15d2b21d315e8d8a51656acb7d948fc5ab2e3b2d88fb362db14b684c445115d31ced94492b8e8f967b536c9f927f258a1d48b5b5441ba4c8d3d9b1656f43bb2369367c7e3a7b2db6318ebb1a6992f434f6242176869f5d71a2cde2fd677d14ed95e88f8d8bfc8de6edc897fc7929c25a17fc86a2decb6cd16258f2dd8d69899e249f4869ec4fb7a17c75fe395d9e5fecf657453ecb5d0ea9926eec946348979a3e3d367c6976453f0831cafc5d326b6de256a9e8717439ee8646ea2f64a538a8b2d5bf58a1244a731462ad89fb184584221121dd91214b7b131597dd95842427c12158ba277e5e86d3f1e87fe669cab67cbf1fc9e327e4bf847fe4fc6d36387fcca6f1a175d8ac8884d335b1a98d48b5b2dec5122e9893a4c4e4bc8f8edc91e3db3c95c64cd9ee4b4c8f5d221aa23547c73959082491f44e0bf89297c89ca2eca88eff08546e2f64a7d2fff048c7646453bc2c344e2fbd6249699297fb487e9e1a5f8f649dde1a3ec565ac2624258711bf6454adcba179a6ba67c52f8da6c5f1794574cb937b1c6764fcfb1cbfe641b78d70bd9ae8937a1455d7ad8e514d214f312774562f65f6f67d8dbb24e99263b4e45d4689a5e68f9be2d129ca9ad96ade1f1ae8937d52c4517d918f59ac36bb3797278659e3d61926c46b58a28dd59e2c4f6d91dfc71ecf9be2f9df94ad59f15464d106a4be324db6c9bb9229fe46ff11cbfe524d6151b2cd0d1a18d8faa23f2369e8795118ab909b2c71a6d1e6ad2178b94a5b1a5a42f93e25ad89c6a713e2aaa3e18bb525f27f1edb72a23f1494aca492235b626589b1dd88695e434d26229145e2c6bd92cb2b65bd91bec83f647d3237d91f6c83ea485f78f6252e8f3d465b3fc7ffe909b6e7b65c525d0e2dd22fb1969e9a571713fc7ff29310a8ab13c215e1256292b22427b71232e88adc9b23af14452fca256be38969b9bdfd107156884374245b2c68fac7e24a52ef44611d8def6962d12ed743ef166c49842da6cac79848be8a1a44a4b698a31dad8c695934fb27ed928bff063e4bff667cb7a67cf1a5e4cf97ffa17b8919a6d7b3c7fd46edb291f4465df627dd3f67c97b8914adad95f3ff0de2cf179aac68f054bd8e5d948451193ab1344628576c4b46b084b0d9f787f4393b6568631fb12ec48bc31f765fb28bc3bc5e863b4cd21c5523db64be497f7e0e291249a1fb23f622c48fee251e9fd8a4b5d97f16fb14e1fd3e45b6871ed9b25749dff0b23e384d38fb1dbc2f653475b222c684ddd1436890da697449c93f452c6848d0d924378da4de1bc237c5726f123ecf626c512348546b62e9aacd0e498d36a45bb4c51d098895b6fa3e5dd4743ff0e91097691fed289173c3a639b4ab479a5a231d50e12ea8d2932fe65b3631b2f6f0e8eb1372d7434d6147b2d7645ec48542b2d58af6c847b9222fa636497ab2fd0af62c217d9bca356fa3e8684a8b28ba2b162125b6462f422b762e9b2734bebd2d16c42b3f827e88fd1023425a133c4556371ecdd5905a48d545928c9a679bd8ea8af9a396bb156842b12c448912129533e34b43f26ad92f47c8fb95a3ab6d9371ab3e47dc9926aad9f24a4bf36ca5b3db1746f1a7786b686deecb5fd25445e9f624bc44fa1fd10f24d88b15098aac4ba45f688a42f486ba479455a2c49616d3250b92e8764d747cb2aa5a1fbc2acb2fb3baeb0ee8f4ddd374793dbc5743ff345e6863c32cac3512bf2b3e493bb744bda67c8dea2e871d783916b71a1c35e2f9a3b8909d7d1f17c4ae288eb627d3cd8c927b13ec8ddf436322ada2729b1412b3b6873bb1bc248aaa343c3ddbc5f7c59aa231979216a849522b82eb4bdb362438e915b65fcb14bec62637e87d31fbc6bb156236790a3a122c55a17d93e883ee242bf18e1f8b48927b25ab1a74213155a135562f4c9397678d58b63ad319bdb2f4453d0908da8762625ac2e4908845576c4959197b13e1b1659d88bd97684d3d0fc471f9a184bb85ec4c5436f67af426ab77855b21ffd1096e2c85ed94aec835d9fb2d10b23621515dd5af4455b1b7a6287bd97bb2d61a1dde2d348baddf45ad8b0b0845f5f62f4fbd916d8ea871f65a5b2c7c55143f43c589e98923fef8a5942e8d14f684de85f7942421fa1b76492a27da63756c5e38f586bd9226a86bb192f634deec73932e24bdca871d21d34cbdd1fc2911d212a162c4fc979687684d1ad0d3ec6897636a9b15e26c7f1a484f45f1545f78f162ba2ba2de8f457cb1ceb62ec6c936516c48de874f65e58c7b4d14eda34d21fa3e46dda26b6cb434792ef0b0db6da22ba44624865b56c4d0911a2f67a7c1a19657458fd8e84de19d9b42a4da23088a4e931f68f52c5e56151a2dd8b67a3f1d17f22c59a15551b196b6521dec4c42d887b2285645a1acf8a88b5686d3a1a7b4576422bb22c447b12ddb3dd92fb3e59baadfd9e02ab3fc92db355868b2b67bc229e3e87ec57d9ef1684c4e1446da974415f87637a78b5be1b2eb1f624cdb1de8b8b7317f9e91bd63598c5d3643a6417b23268d6171784c54d13826933e55ecebccf35f8b1c98eca56cf8e3a724423ecf8bd3d9946fc91f1b5a56272aad0a095445263a6ec72f955f44627a58de23ec8be8699ad9432d1b1c562b165c691e24f6e24ee9a3dd89a4265966f3ecd8fd136a86be54dac3348d689cfd91f6c8f76456c5192146236f1a2bd8b8da64dbaa1b52b1a764a2dd8e0f47ffda4b4c9c9da567c97b4e8add13b25ec7e5a43a567b155d952b641d2b21e99e4258765245edf14258be165f684c8f4d14fa20ea9512afc58ee98faf622cd6fbaf634ba179ad8936b09a422323f22b42132368bcd899ed3cf58446c5b3ed0aba2fb5b1efc59f27c7dad1e316a8b6b4797fb2446c425b23248495459afc46d3f2137b63f229ab38257222e4a28f2ca45318de1145e98abb116f453565f0b6348d1e8b1276cbd22fe58bb378508f66bb25f23dbdeb4c7ec7c76c4d9a1588fa35b287785627d21bd51f2ffb2548534d4bd1fa15bacef6296d92f2f18f445aaad8a2488fb123a1eec7ff0ca3fe436d2f8ebfa7cdf234e5220aa4dd918e2a4ecbf651627ec8b425b137a2ea9174585cacfe61c5e8e8a8ebb2a5163523f164a6e9743f7c1e6f178fc8ea87a1fb1da2f0b0f09c699f1c9b7e3d9e49b8b3e48a7a649ba699f24a4aa0c7e0fc91f246a3e84a9b44fe3a7089e5a6a993ea45d68dd8e2b6c424457b22bde23ed8a4d8877489df8fb3c7721b5a276d1e32ba6244555b2d2fc8d8ab79b46c6d955a155884de228b916ee8fc58bc98858b17558a545bd9266846d65ecb3a114313b216df8a23ab4262123748f36255e4453b1084214636d926ff013e43cb5263f4eca44a6dda3a3767935428a4292badb628a3e4ff2699f2c7f147cf76db3e68a49b2a94a4465ecf8d7723e3975212d8a2cbc6f66cf148a5d8e53578b8b36f3e8ac3bc5eb2a917d9e2b43a1d95de55fe8acb2cde6d665da2727b6c7bb9d8d3a65cd1395512d3684d274549235c135b447cbc88a76d176ef441a75e89bfc9364d36a44af7649d78b6912aab1fd8feca7b1fa2d5bc23fed424f6cd1b16378de756453ab3c9d21ca9b121f43f659bb15b1b3acbfd9c95f7cbcc4bb27e4da47cb6d289f235b45ee6286e286bb159be84909f4cb8b438395bd911565fc9297a22fd115d85e2bf212e8936a8fb295da1a17f91116ecd66c49e3db1222895f8a27f34d3a74421ba3c7a2529b452cacacd16beff06c6446428bb622854ab16565de28426269928cdc5748a8f645296f429b6ac518a6d8ebc932537de88ad1d359d2676d91ff02c5216362f6242f6c847d8ba4364e44fe592724c8fc31a147d9e7a5b295b10b2b921844442184228be1ef0f0a869e8b2972b624f6c8af62aec8c9d909e99f8e3f894f5a63f2ff436946e9fc5215ec56a29905b6c837a64692155267fdb162bc6cd687e22ba641a3fc77f8367cbf37516374fe5d1f1fcbc6287f25d6c9cddb6c8c7dbb1c50cdafd142596bd95ef3787210d7437b6c5842c2e08dbd8bab23122f490deaa89b8d47b3e597ff4cf97cadb64b5796c9b93712729c9cd13949da249f8dcb427ef64e3af22743d265f435f246f2eef09f67c73ee243cbf04464979247c7f0bb513c884954cf8e946288aa55ca8be49bbb15ed9f1c1765f455bf31fc9d212ed9f1c3d9e55e07c95b449926f7d11496845717c24f489d76c7627d8ad512f2a51d6132117b645fb3e25b7347c757191f1aedd9f4855f8a1b9db17786f158ffb23976f827bc27b6288fdfb14b45acafd09a291049a94887837f1bb67cdf37faa6474fe5d9f241d7c3a47cf3d499bb9b2112b42594b6c4d762fb23f621b2cfa1f0584451188b6251177679eac8c3ddb3d589bb6cf8bffa3e397b2092a9114bb232db6463a426358ffb2378d09ca869a28b668512528b1bec49612784d762458f142c21257642177227395413a3e4f9bb2315f9bb2118d4563ec8de842cd61b5438aaec52f7c1e2b1e274e851ed17aa255a89f34e7b4d2277d33e46ba64fd23e67fc47c8fa91f27b6c9baa1d59f85b12a76446bde8495b10dac7fdb1c686dc86eaca45178a58499376f43b4e0c925d12fb1b9223349f9114bfd88fd9e2b4d117fed347c5e37e4462f5d13f992f16d217bdb23da4522cae575878bb17723c53f1438f646684fde1aec56265213a6d9155b23f2ebc88455f91f125f948f8232dc91ff01bd491f046b67c2e92914e9b3e3ed118f6416a24924d138d45b1bd0e5b6c4d213d08dcff0b622c2b649d979f64926795a3e49ab912843ad9384aa892257ed23e45254db3e5a4e8ff0933d451ff26695b67c9256e4cf92b72b29d48fc692348424bf526288a29ba3cfd12995b1c66d25a2517a649ad96958bd0c9eaacf97e3df6871567c8e3499f37c8bfd89a7f67f7f23d925d489a9f64d3dcb679a4e4c894aec576c8b1452ceb1ecffb96765b2bae8b548bf93c84a3744632a91f14a3e6cf377124e9511f89dc885524532b42a13d993b24b823e3f8d3b913bfc5687ffdbe48dacbaca17b1591f4269a1a7a42d33fc6d50e69115154290a489fc6ed2d13f17713d9ba49925d11f1fc9ecae89ad247c8e54ef9a5f64e3ec6f4cba1bec524348d9a162fe68e62d89628acc53d91f8f507b3fe5269dd23e694bc98e5f1d344124d8bd691f1c3447e88bff0e452e91f23e912946a62621c46bf84a6aa313e793bf2a4393b6c97d12be89416df36ca5b2234fac2aa1bb91f245e894772629cfc5e232ed1f1fc9d21fa67c9d247c917b8326f728b1c96912f1fc9928aa44efa251dd1393d21cb7221168536c5f1a5498b097b2d69927df4464b6457cf1a6263f249629dd32d8d1ac2976c8cf7ed1e691f685e86b4cd5116f642bad915e8826288e3bbd0b4d9212f67c72ee488fc5feada6adc91f17b9a3e293ff6b2dde53424561b1be8fb2fd96ec4c8a769e6bfd47f1fcb73165322fd117e88f4d2231aa4448b54452e873b5446eda2b49612d9f868a5d6c948fc6f1eaf42fb2fe74d6d61bfc99b16d23584c493c21a76ba1ecd6c4857de187631b18f1aec932449bab684f6d918943fa18d1743addea4a84fb17ac59f44af68b5def62df85f07f584b7ef36c48bc3ad0d8ec76542fc8ab1526c5fea42fc5bde15587177c1bc448ae8b7b231e996857b2288f498afb13dd88810b235ac3542f586a43b5b2a88e9d91f626f3bd9f458f8212e842ca42116f2dbd9d714cb99aeb66b6252696146565fcd1ae09fbc68ac246ed32d559eac511451ecbdabb2dad95ec92e86fb62cb685178bf62f6e8b6a9d9f2496fa14a9c9b17c65ba7d1092bf223e98a8bd8842e0b2a84b3fde362fd0bb1362628b6d63cadb21e7192ef1a249d2eb858e8f196d9e9169328b5486292b624c54254ec52f6391e386d3a67c8bdd8dadaa62233b3e39b69b6412e98e32d21c74c4424b67c7f447d0d6a863c2c258bc212f6686b163c2173584b179f2d95262494688c7e4547d22d15433ab62d084d09cacf1b627a14c8af62b2bd9e646bb1af678d5c85e25a1c2f44e5d4477f9c4775e8f1a145edf6413bb567922c6f543f44bdfe84f097b12c26b08b784fb1bf159456286da125987c6b7214d3ae8bd2d17e3678ef151647e4a5678898909f647c4717a4392a7892494497d97d9542a29937a44f5651626a9918ad22376cf8df68f8e71544e2f5b45b29561f42422c587c7eb858ff4d7a155596c4912f91a76287c7b24e6e9d22e756462a2963c632ff0f097c5f3cd496ac8fcbb6c8fc8ae323c5f65ba15214996e237aa1d74242895a25d264d8fdac594550b48542968d2a64d69ed084b8a284f5979786fb2f8b1e18d2347b6ff445ddb135a3c71b5b29699a72f639bb68f19c698b84c97f91ebd92f8defb277b6cf34ac47ab2c8cb7848ddab62b232688aec8612f655162c7aa10976c8b6e84b456db13e0d9fc15845e19fd0dbc7f32b421310855c378d62495224d75b3ecde8a4296d89e87d1f17c5f8a96cf3f9e314ef784a126cff08b2bf285b47ce49c67c6df9597a2bac228a1315365e2b487ec5f62a74ecfbc5345e3e8631b2fb42fb256b158ae766b0a3fa18de1d9aca2fd7637ba15152fe16e9918762772bdfc5939cdd5928fcf04d7b1e8b8c8b9cb5ec8c9ed58a2b5c16635d97424c698affa47c922954992b5e37475762d5a84d8afa19b85c57ef744b17d8acdd61d68f912da249ab4c9ca5f48aff0623143f449d789e3dbd9e4d5892a14a9be8827a42ff2c6fbb348fc5d1bb12f421115ec42ec875646c8fa11585db22872e89d127b6f4242b45178acae3f5fa116242cf5c52ca15e55111462362db6793b686ada1c9ec5145ec75478aba25f27cd6d52b34bffc3c93135b12e8945ba2696913bbb1fb1b25636893da1b1b1b2c4460f66d78a1aef28ac2cc576cf8a1dc91fe5968d67657a1bfdac451794f8451bdb1c85ecf15fc3cdd8db284f65edb1e89349b22fb147e58a8f5669615562999a69a21426259ad228b1b1b626d114445ca1057291f1fa62495227f2ba7ab253698be25fd1612f785215610a8ac5e161086b636891ab66fbe17d897b17a626ee4c77884ebc98af46bbd8df47da2fb44491a1ca6bf8cd2b3452d12bfc99b2997847bacb75a12ec4ab45179a17b23ed9f0c749d9f1a565ebe327f2afcc8e883ed9f12f643d317d94422b6f646dec6fa1da1acdbc212f645d897424f6452db21f6420a92b2537feba23f447c6ad1f96b1e58fe9e4b6ec6895fda2bed9636ecd1a15096c7751257d1ecf23c66957b15234cde2de872156d8974f0eb63be8ade29888a3c4638532ebc5ecf93df438a69b3c9fef64dee526343d52b67ca9ab44ba638f64974c9f6d926a921aeef63bba67578bf62fb35a2aaf127a88e3db3b786dbd9a13151e2a92a252f635dbc2ef87a1bf434b6295d8db3542bb7848b15dfb1db17b125d1735aca6c58f144fec93db6222211626f11ab645dec8fd8a49dc851ebb3e593252ff066462ac7a491ab622c527645897424ea84d759fe92fb25ad8d1344869126ecf3f62a484bd884c42ba162b3118f67a13eec935f8a453fc9d8abac24ac4c4d69142cfe69e1531311429933558ac3fb1af635ec7e5562749c84fa91ad32edc9d890bb17ac2fb1ad59e8d716319649b25a19274bc79f6243f448690fe992252e8706b6d958f48ded885f78b18f0e34cf21ac390847f72b0be8b4c4934d94fb3cd2a64a2e92d93efd9f2a64dd58fd8a8b47cb1dc4f9d276c9cb5e2c497e457a1c5746b4b0fef859e914b0b178ac6cfae3795ed9122b564454211eeffbca12c56f09f621342b2b2af584de8d0efa316c94fe4f18df64a092699e148f76796d8bd91bec8e11fa12f45354c7e86c657fbcd63ef2b1f621243684c596577c7650c6f16fb3fb8743543ec75b1e988436e9742aa3dd9e4597b137a2dd48a1b92d62d3236dd6d91696c484521f425b1117b2f2842c217bc22f9347df2acd6342cd89717b194863fa24f5d158637e8adb3d2287d92897db209f641917a4c8b62a424d634cf5634aef8eeb1eb2b9218a16161b837c90bb62e284dd8bec5db1085a1b3658b1485ed8a8f1d2ec9ecb6ed0dda29d125b6e9118ca85f27cd1845fb3484e36548f2a17d8888b1bd89a1ae8767f7f4d8bbf45e13c5959422c62eb2bec4211a161ddbc217d8bec4ba564e4eaa8767d8bba1511ecf1da13498e5da3e593b80a128ce5b962934537a3487636a8992fd2848deb178d67ae2bec42159ad3c31de1085c11ac3b7949746ca17a1965bd1d0eedf42422b6531a1cbb29ecb749125ff0e09d362543b58f234d94cf48de51199bec88b4b8563a12e1be16212c23fa56686c63ee86fbcd70584212c68eb09099d16e915e8d6bb25a4d9656cb15db22b6f821abb14ba2fd65de1217d8961b63b48a7b19fbc7db2fc6b8561bec79bc3c58b0b2dfa1def1fce1e8ec7fda2fb2e858b3c4d790fda637d89d687e913957e24dede8505ddb29dee863c32fb21d91215d11f68f8f5a3e23e33e27bd9f1b576cf8d10abf221643ec87d90fb21f647a17a678bd335fec34fb1926b44fec9fdd9326a9a6487f434324bd125e897d12fff0925f43787264a3d229ee22f48fff0c8ab48ad3897d21fff0c927e9926ba64b69a64de91f25f44d6bc4914313ab46a94686dec526b67c7dbd914fa23f1b3cf67976c8221784bde3ffc401f1110311111111000001021110123201330440ffda081311208c38fe48f37a7e37777bb366f37bbbbaf479bcdd1dd1d9bbbba3bbb3477dfb6defdfbf7fd3fa7bf7efdfb2e5ff0a7f4fe9fd3d97f6dfdff04fe9fd3fa7f4f7efdfbfe9fd3dbf4fe87d3fa7f47e9fd3fa7f4fe9fd3fa9f4f7ecbff4f7fd3fa1f53e8d8bfaf7ebdfbf6dbdfba3832c8e866ef377777667e15ee890e6bc78c016fe3778bb9a5a1dd845eef9f384d25bf2f0e933399338c48090a84c7a2b58fee6749b08f33f2337776c9c27ce6e96e9c42be7267f8bdcce1cddfc13f18bc0cfc117f39018c22728fcf8c0fce9f8dff43fbabc3a730335e9c4ce1c4fc63d5bd9b53a4f9b10ff0c187e726efe74e13326f43384b3bf9ddee91978ca5b4e7ce67ec7ff01c5fd3ccfc1d3f7e5fc2f8cde59f58309f39bf83f787fbef3721c423301333844599808f33baf6d32cd653994e90e670ff02cff02d8a1991fc137af2c9f8d581f8c7f168963e4467ce1cdee67e33a7e77ff70305e66718439bbbaf377d7187e37aa4fa3adbe7c67cf8c3f2cd6acde3fa267721f926ec7a709baf58333993204d6613e8117e2729dc99c66e4d99d23cc9bfa4c99103b8031845d9871eeefef3e9625653bf380f0fdebc3b87eb23fe991e6ff0811fc86732292d7bd67ca57bf383c26777a75fde6fe88f726eee919b7b9c7f057b91e6dad659f294efcf8c39aac4846074fc666feb3acd5ef739bf83ac03a99695aab65cf9ca5867ce621c61ccccce9c3f1bf9cfc1c6335ee6796645c0ccc487339acdb4f36953292aefce6f424c8fe301fc6eeef77a4d8447990847ac0c3ff99f86232a5cf9728579f3e3f93fd76133f2ff8354ccff3584c87e1b5acb47e8d2654a93e731e6438bbf9d9bbcce1dde2fade9f8cff03b3323f96d6b59256bf59f3958439f39b0eec61cd8fe33fc66efe7a75ff2de3fa65ed53e8fca6fd0f94ac2107e731e6cdd80bba271e3d3f79f9387fabfb0d0cb4bb5979f39bf49f3696129358f5481963a4dddddde133a7e4e8643fc81e620749697845a4cb4a56a4094e23f9acb4b3a708fe0fd07039874fcb6d13a75fc0cc7b66c2cf98c65669c27cf9617a34b5afbc38cde61f8184784cff0d59e87d7a2f81c4e1d3b6968c5f94654e56109484b59991308874756067e384de06fe98db56d62ed6b4a7ca7331e93630e31989f2abc195e653961ee71838c23f8d84de13321f966b6f759e5f8d6990fde621118f2e5b43a7369cb4d53f16e9e674980cc98119bbaf3d5af79e42a333fc7e113ac5962a565a10e1df9f18cc3ab332579b984ccc099f8d155f3e7a21dddff01dea7d4f94b57c92d09521df9c6309bccc39999d21fadd9ba3dc3f3993587ff4dfac27ab5ab1e561c26fcebfe44796e89f815567a9e43f59e70fc9c3f27319a719f5823e6300e119f3e59e3dceeef3ce641d631330ae732666438fe899fbd99cfad9b5656b1e43813e58f1e1f948734eb0fd66eccc9b30389c3fcde6b66debe969f32bc787ee7cff0f0e9331af987372790fd1f9ccffc1b15b36566a8fcda51387084c9f2e31e30fc918999bf8dee3333f21ff8558cc636bd88427fcf696254c21df97199887ef63330fceec61d3ff01eeac266d9b38553e5f3ad174e89df9cc438c3fc737a89d123799c3fcc9abe899ccf4a96ab096b7fcd65595e32bcc948478f0fc6fe87479e7cb5ccc87e0fc13266eeb6d8c3999b7842bf5317c7c7e6c521d2467ce2c784debdccc4d84ddfdb1fceefa5de3161ddd5984bcb4b57e7462b2b539877e70ebc38478c3f3656b37747deefe77557d36dfca56bed8258f99cfa235ac65a540e1d5df9c2318f2bd4cfc5a2b34761dd1d6c5fdfb6dedbfaddd2c5bd4669099cd5cc2317eafce8422b3e71e04dc9f39b6e24afe35875e6e79ab8f1e3184221506be43ce110af9871e6318daced2bcd94267e59f225ba9537721c6679f36a631ae635f3e73213181901033cf9c87166bf57ec3b44b55ad2935e15eefe3e732d3264c38cd3af53cc3b89b2b999333ce6647f2c6f7bb6255161c79adaa61081177a73e753acf5efdf33acdeeb6f7eed7f5fd2b71513f0734e2aff05b7d9bc094e0456d7b7aac121c553f073e736d1b7bf6da015ceaeeacd6d7bfcfebecb7a15dd2e5cb1f53ea3a33258bdad6d24caa5cb4659bdbe484a93560efe7ce65a5d62d7e85abdd9aaa3b6b596c5fd3cc0cc66d6c4215abcdd8adbea30ac23cad75b6b2d5f8d7995e5960ad58119f1e5accb55810bff42ffd3faff5f7fd3db7b5b5ad48d719e858c4a835204dd27ab5b6cda0cc2a56318d6561438d8e2c11218719f232d1553102d61d538573745b7b2de8758334e54ad66d4db5cbdbe96b9f458540aa56a9606d4ad68e12b48adb6b5f201f8f8a4b4612cfa6db626c22fad51f53c9182db619b42a12c8dac5ed62db84a9e6b4cc99e6b552da94e2e4a98708f3e509711abf3bd59eb6168465aa998d6b2b8be6b4f15f9ff023e2568243e5fcdf85fe7294fe47c8f8d3e450ac62b7a166ff0427cc8baccf4439587e7e7b58448cfa54254872ade2eea0642b5f8d3e1fcfc79c3973983371f99f3cf3871e2787e72ea52a72ddb3e484c8748cf91e58c67bf7b7a919b1816412b5f057f8fcff0e6281d5eeef5843af1b6ee8eafa6265668b15bd5785721d233e55b7f4f570e567d3e6c0414235afcebf23e61cdd9bc7e96fad2e4f7fd4bb63e87d4b91b1659ba331acb19b016cd46a15ac5cafe7e7316f5ab2f5f998dbc3f3afcbf8ff07e452bf32bdddddf56fabf7b7da78a992c7ce797e4fce85ac08bec8416ebbccc258f57084c87e19f173185766142a1df3e66718a2ddfad63f1fe35f8f8b54f995b7cdf9d6bb337126d83e79ebd3348cd26144c2b993787e19f246d15b8ed21548c2de8b6ef1e645f254e6cdde2fe6c398c26c46b90b3665611af9cb72bf907bf2817855a84aca5998f1b552c5eb6d8b6b2e7e3383f952dcf45f55e04c679ad3c142a4c3affc1f9f8c258d0f0d6b37db12656a1373264c99184ce68c615e58ad66261e667487363fe3919f29bf58119b6b7a2e5dfafa112dec4e666662703885726e9333326243a70fc1f863fcb19f3e5eb84db2acc9496ad6ad2a654e667e73377dd6dcc8d295cccccccc6b5199f9ddcfc1d3f169f3e7d152db62c42be3c813ce777f5b15b33c855d2353f2a460466fad3b53323c230873611e7cf9748c1dfa426e54efad9bbb18b0b726c3a4c99e73333b8d0af339915ebdd3aa4f9ccb57f9f8f93ce13d7a1f4d9b566ec11e32d639b1813303f3bbbbbbdc61fe2a43843f1f3817a4cf1e1f9d8e56666c3f277d15f2d73ce6734e6cddf4b37584dd1d5c38cdd7f1b0eef3e56f3303397a5aba719819ddd8b9587582a70ebb288ef0389379bbe9667430eaf3e5cbfef2d568533332664f25726154e2c53ba4c8cc3a82193cb428d669c38c0f391ac23cdf9f2e7eb113cb5423ee112b52b18babc2f2bc481e710fd2792b92866666242b9c79f2856ddc3ac12632d361336b3adac45615c69e43cc2a181910fdec39b13ff27bf185adf823d21356cec27a2cca4a8565a630e549e781f81fd2ecc3f19fc1fe44f992f7dfc69317d33c7f2fe67cdf99495a50db445f3e7269d387733ca79cfd6c3f09cddced8efc79f4a93d361e1cb70479a3be6b5518d12674783c262c3f09374466734548c09be5b984f973e96d56c5cb1db42efaddf54ad68adab6968a596bcc26043b9f8d89e73ae673321c40cc82bd27c8fa57ca78fe75a152ad5ad88d89b3e459c560975b9eb4807318777779bc79819cf39adbd6fa871ebf9f8f2f13cf9c8462347e67cebf2fe6fcebf208adb9e42f429e0af9cce3078709ac3a1338418f4e1cde6fe9f2e5f99333f1b87338b6b79cee7e48cd8749b34e931e11e31fc61366efebe5cbfec784d9b19b657c959874ebd3f19cddd38a426f75557761cd53f64f972ffa42615fc6cb153f473766334ed99bdd9bbbebd7adf5b33aa4cfc6703e7cb4dddd1eef377b66b19b349a73d0cdf4b07573f5b379ba7779bbfc119939f3e7d26a89dddd9be6b185b77761c524db4f458b36203dcfc6439bbddfd6c26fe3e7cfa458438cdd1ddd18fe8199358166709b9cdee663f8cc226f73333333332909f5664a38f3332309efd7af5a43a93184c9eb4993267e839afe349999032133f74837fc57f4f319bd3957d68f1e6266937f43fa49a43b99330e6e8e9c25265e33327ae2ef5ae6666021fe3ac1dddddde9f97a425584d9b3399c26ca3b7fdeacde620666610e115e6f1ff0deef3326bccc1f3e533f1819efced2f19bbc7f18438c3f199cd81301e2afadd5fc87e16119e7087e79cc8735818bf29e6fdde6e6664cee90e6ef0661d5bd9b7a2d533f21dccfc1fc0b3d6eefad23cf93b7e66664211eaef367ad9b032672cbf4b4d6defe49333999c0cf318759bbd5cee997e7cb9f4fcb0e6ecde118c523f8ac3f03bf4b6b6dad29f221c4ee67ec98f4e3331af9785a92e13e59f4ea7f91c628ef6a79657d5a6350a56a7e303ac08cf39dc603cccd896a7cdb93e59f4e64cf39dccc04446a0d660f2d4f0fcad4299e6856060643f1b361dccf3e7326c26bc1b34199f337e8f9989893474e6679cc6a54af984dde6078f053c9331eb084611495ee1fe03d632ab37e693ebd1dde31e0627ec9bcd871e67e7559844fc79261f9ddeecde2ca4b23f3e7d7a7e48ccfc23d23363cc26ef377bb366478438137abebbb348d9b2efcdb73e509f49909bbd7fcd873669c784cfc2b72ffd46139abf878717d6cf4dbd7a8bebd37b5a13e65e13e3cfa74ff079bcd9914795fce71b46cb4b1c18993d734776d6b7dfa7f56feb47d37d1e667ce5a13e4e7d1ddd9b9bf938c512670958fe97331a0561134847bb0999f42d34e604cf389ba148f3e2efde6cd845ddf5eb784db2153154b37afd7d8e8b66ca10325799dd8c21313e9179a4398c3f03bf28c67c4cffa382d8b96dcd999dcc5cf3e5f9bf3ca856f5cccc681c78423349922a7d7e67cd3945474e67822fc4ba5be3cfb0c7bbb3a958c2ac2070e6357e412c9f8c26615ccce2c215829855a146bf4ac2569e7cf805b3bbffa5af53e33ec4481903ce666712b5e64deb1ebc7840804633796bd1aada2edfe96fa56eb1a952319a88d3c53e67cd3fe6b13ec079f199e484cff61e631b8e80f65a3097b655109eadf46fb84acb54af92acc9e710e2ff0cd9f49931844eaff8ec16ee4bdaa6f3d1d79eaf61ac2cd8b5adbba4dda90207130eb2cd9ff0949f64e1338bb0fce64d539ba759962b99bbe784c6b6b10727b1db3841c0eeccfca34f813ebfad38cd2678c66cc8c6a71215dd1d602bc6e7d6ff0461c62802142be30acd8c21187e17343e309f43bab035fc29f9d39bd165a116b309bb6b47ac1c4a9302642670e6426662441f9c27d3f393784d9bd4c4f21932301972b1a840961e15c8d4e878f3d7f57ce79ca999ccb549f299f49b9919813777f3987e5e1c4c2d599cb2b30e95ce337b843f431fc5a7c39f683b9bc3f1984d877266fe77811e32c3c12dbc87313f7eb38733973e0efdaa5323099bb873267e199acf577782beef76ecd81084c3f0918773bbc26cc8cf892f6f7ef58d8b96d1e0b33f2718ccf21c39bb2c42b81fcff099f32a7e96679e1cc998f08478ccf993eeee966278e0d6c5aaf31266679c6bcd6db3d6ed1b541ad6be4a64c87e374fc1087e533871e7cc2bff57495e2831296ad8b165ccf38f114998b374bed613338478f755e161dd843847a9c38cf9a5bfea326eed56d12136b62c5a1196563c6111ac62cda95321f9c8b331e08cdc21c399f83969f284ff0ac87e49e6066359577d56fefd4c8cc9a2ccb1ea5695a95eef18bea28fac29e410e1c19b363cc969f184ff0a06a573214ad70a6658442b3e13578c6dbe9b968054af5fc6c78f4ae613264d2d77f76b7c267d7898812ac1e279b1099c183b1ab4f1e4a942b9c7f1bd7a01fac87e6fe6f07e509f7b1f4f7ef75690e091e3fe24f45999998f5fc67e499c38a2733232b14ff0b257e5cffac842201d1789993ce6644d8c8a3fe190ae79c0cf381323f9cceaae13e24fb8f7785887f866666624cc39bc1d3f2930a87333f1993313ce67e2ddccf973fe8e6279c02b3c874ee6718bc23ccd83333f181379e954b68918c3ff4992df8cf9f3ef33c95f29939bbd0e118bafefc79cf21dc873545b6eacb25aab67e9eb76339ad9664f9c0fa1c2dc381dcfd6afeb79bfbc9e72d18b5b68eca4b5f61084d9bbbaf0fc7ce13e92c72bf8d3f18fe1e27199333321fce61c66b2dae74235d8137449a199819ca72f2f37d56e27fc68f5eecd840cebd1e669f8f29e4ade2960d9e0ea42289ccccccca427d259cb5252dba22733f1acdff1dd7f1afd3d971dd8b1b3195a5689eafaf4afd9b7b2e5cb09c795e7d1665aad4498107fbbc5de68f33384d8be7c84ca87199e7f9d698cc8cdb4d1560ed6541ac213327d66547881e7987777777587143f5a4dc021c0e6ec2be2c6235c963ce4cca1995824df624fa7e318cdfc2faf6c2673326439b818cf3f91f5ebd6efad13f24b118cb442107dfba5c5b695a427d3f1acc87e9a666664ccf29338185713232cfa1096777655ddd6e7d1bb7f6db74e9c27b2d4250fafe98ccdfc1fe5bb333333323d5787e08c3875969a5ed344339a57c7f309484fa7e778ff09137b9999e7cfe58aab3384ccf24c8ab32642a503cbf3f1fcca95c215cca72f2cb6f7ec6286eb0e93326615cc0ce3c4e32d18fe03033abbb155656b984f5b573b5e6579f49b63cb4a2f7499f838199cdebfb56279f254a953acd5ddd449815e6c6a5695873033c99f633ce4c9932060667757838f1e6ec7f5703ff33c954f3e5a86930ae7984c0c84230e7d7f58f98773c87e187e17632d638c7f461f866142853c78f1e1a5a9e3c52b917e1c383c27da36d39bba4079ba2dc7bb9d6cdeaedb8718fe43b98181f9c679289d21ccc608c1ffa269c5db354b1cc4233474e4cdf4d96b6228978cf29030e66438759ba2bcddb3d0c84664d213fe8968375bfb1d2f4b4ce6ca95af375bb66dca549f7bb7a41ee1f8dfceaaf55775e1309532676bcfbdacfaba151e56b52cd6db7bff4a589abefdb6d8785aff05a95a01c23c0fce775809c5873320563038c494e7fd5b99990b52d6b97f7ef60d6fad83ce6426dacfd29d21fe7e64c21358f333f24d2611989584ffa4658a148d6c15f3ba59b6ecaada5448abad99e2bae07187e3038be94b66ef330e0666615cf2889509ff4acaf49e19696eaefa12182b37815f9dab4f981db5c847fca4b4d611b7e8842112b5f572d06796b6a9cfb1e4acc2da2cf28d52a641266111694ad30ae56be3cf9fe6571e6156a33ce4d81811804ce0529899695ab2ab5fa84fbfe8976b2b46be7c780ad3f9ff32b17d4f97c423294e5262408ca50f9da981e6e2e1333842a7cff957e74a45f78cacb5685aff0569cfbc3f0cab7b552d19ee96f257478d4a56bc272b4f31309aa84adbddef89e97381dc251df5eb6f1297df57fbff7feefd2909f7ea96db5a64abb62b297d6defd971118ca589e4a671eb3323c6deb4fc10333084dd12567d16c5fdad91d25213ef18b7b5b5ea57e6d3f994296ad6976834b159e295cc2615accc0d5969b375b7ad19e4af9c953af76b185f7eab9aacc21299f7966ee96a56b5c2666792bfce944b7ccf956854ae33094b44eb083cce32be6f3079bcdd6ca2366de65ab2afcf9ff4365e15a560679f39cce654c39e4ae32a0eeb354eec49bba77257b9cb71eeaa9325a667ce13fe96cecaca40e1373c813132870399346c7bbab2dd3a4063999d463f8795ebc265027fd93d4adeb6abbbd0203088104981e58b77577578416643824185733338af723ca9c784a993fec2d2b3085ab619bd20667483ba899377748fe0fc64d2569e133b79b8cccb44af16656a1ea7fdb0ad6b856592162de849843ac09ba59bb7f7eb798553331e8030ad4a8c2232db7abd96b3ac65d5acd8ca8b4e7fd695039e4e136b0877579baa7187733399d0c0c68cd2f4b9f4feafdad726af8f14a78b116c9c6132a4b3f3e7fd5030481e7c15c2a15871338f3184d0c0f21f8d99999084b56d95418c213c57e6fced597556d0384af1969f367dfa1b5433c95cf250af2dfc910a9199b9bf827a6c4d9502c5ea5548b9f2f9142b6a5d232d11e1d038cb3f2e7d7a769627a2d2ae968463cdc0cc516ffd377d7addddf557c95438c7984c3e7f3f90613ef7832c32c67748973e533e87940c6b42b13825f44968bb049eadf6b7d8fa365f6ddfa1f47e9eeb6d6513e8ddfa52e5ed6992bf3ad08b7fbbff04dee359ead8fe99512d3e509f48ac0f3e42626faf54bb65ddf56fadbe93144af97e67ced4afccf9f82a02a1aa224f9cfeb6ff0a1ff0a5faa96d9a36e31e12a4b4b4f9c0fb4b14b7ad399112eccf3e6d5cdf5e8284d3a7376666eecd2c5bdb6d5e9f9d8801095ae5a58a73eb2c13321f9f3e1a3f13e3fcf36d77eadd740a5681c1cc3fc26c3f7bc0c78c4384a958cb4b4a425aad3c782be40339a731adcf2d5a353e75f957e655e6666647a3a41ff017843847984784a842d2f2d2b09798999183b01085b8daccc89993778247a4661fa79bc38f3038bbbac60d6c58e58bca24bbb178b8422f56d6ababfebb31ee1d66c23dc42b523dceb1804af19f49f33eb3dc398c1d1eaada419bbfad1d9845fde34ce60624a846667949953b113e92854fbcdaa416dac395e0796be1f9f86a1e1afe733c879e6667776b31333244953a57323ca80f3e6d8fa1f384fb09083af8f1e4263195131f99f24b2f32667e47763f8a7198c60c2243a4ac6cda6e9cd67c967d252567d65803958559998818c2cfd5bd9c8819dcc78775e6257bbccccc6062733f7995b3767ce567d22793842dfd776d7aba36bb6ddddee13321c59857cc09e42d521569e33cf90c4656599b8fe30fcd62d11bcce6eec153e8a58b37b3facfdd9e9170ae5696a79a97e6588a72c119bc62fb12614fe799f3ae5a2eef366eff099c3f3bccf3e5818143c12e9979ac5cc0d660aaec225865612815ab7ad7e7e46caeefe733f0fe40fcacde966ddad694b45b354b5ec712b325e135719b3758952b5a543c943e7f57ea7f967eb21cd6c53a0b1e0d654acbb96947ebb6b2bcdb74ae5d83b15692929da93ec93eb6981cddff023baaa47f240c4c0a0542c4bf2b3eb346d6ad865a5782daddc9684a56b28fbab58bf4b4b9937766f7af99fe6f0e0359f39536d16d6acacfa5a169565e55e5a3857cb46b4a7f3f3bebe4166de89f4fd6666737673748fe326eb2b2a589f38dcbdad672b36cda136b312102d10afce8512d4f98c6362d65da84fa7e33f3bd3f24236ff0c8355576aacdd25a2656a24db3a2d9814a56b1871442b46166e425fa7366f37787f91dc267084d872ab6b258b2242c24b364484ad2bf32b1968855952b731a41bf3339b37f2708cd2674801e630948d2d5acd2daf08c7b4b17bdb4ad2959addbfa55d65207325a12e4c407fc3d0f36199d25425b8f7e432d359b1842ba4b45b420c2a5422b7d15512790208fa2ec25a27e1fde1fa3f55763f8f9d958cd82caccb47a04c8b345743206130a665a291279cce6ec38b361295fe6d1813777872902d2cf59f31365d9815a14c9695a34bd4a5ab5346b1813d1184b461d67978f333384d254a552c6461fa65397b59e93e712b56bf4f9f93e652acb25eaa5659cad6d5ad5995ad46a4b42910afd2309beb458f3c95f3818ca952aad959a7e37949b696e909f2e565e853cb1958c6b43d7a5dd266e4abb2d0e39f4981313a43f39e7c01055b66798bf92cb13767c25e50195adb8cacb4ac38cd8dab9a4d3f3e6d07e8cc9b6b7e34bfee4399cdb7e884065a33129f2a0c385a96faccc8045d5789420543999cd427d213139abbc1d9ba3eb438f57ba7332d5681e4959badd696f73331187709598571ae731346fc21c63c61f81f5a2f4b6eaaa930ae6181c2ad3824655b420e8eefae3e2650f2098c23165c95e115e21ccfc6ae97599e7026790c2117d37dd1f5adfdb6f7eeb72da42be51841ad4ad442b1e2efad84fa377778fe30a873ae66672a1469e719ebd5afefd362c3c4c2be0f9d4a854abcc4ca584446ceb65d96bd6d3e9c38f526733990fc794295a4559e9b376da9e7c9500cf35a1f3f3fcebf23e5e712646972fecfab7dfa2462ddf9589f4e67199937d0e8647a54a94a7cedf3afcf1b44e595e1528d7ce0569e6b428ca1ea65846b99e5a35c83b1bedbe96fafa67c8acbf718cdd66e64dddc2a54a56a08d5a35b46794b4f3854e1cc09470ab2b3d46622308cf5648f97b376f3ce12afd2aeaccccc04d18072a8972f6fa5beadfdcd4f1e3c664f4dab36b5cac6cfd7e7f42cdabd788bac66c56cdb3ce68a5205e679c2b893333ce7a2c2233d3695f922ca72a4acfe4fcaf4b452debd52d4b12cd1f9d40a86afadb5af058c46ed994ad696ad88425613e909a3bab32119643c14f53ce15f38fd3e9f41a5421d3e8fdedf4259d1125652d2ed6bf3842def59b6bb76debddbe96fa7add116d010959787e7332131a95285035b972d6bdbe96b195830ae5a354f24c7e7e3c56b5ad2919efd972de8b5dbdff0a7f46dcf1e5a57e5fcbf9f9f29884acbf0e1c0c46091946cdaed983bcc0acce6a244ca407e654a55b57279c611bdbebed9e732a146a50f8b446602665425d53f1533c3f367b7e9eff0a97f4aa3b32041999a9e7a78a4483b8db6b429e1f9f9b52df1b7ccab5c2b5256b4a6d84614f36ac616b8870483e9fa5aeabeeec26542be6b42804ad73cb5f3603368dec2c5ac615a758c78960f9d69695942cf18d2a565a31205e3c1958d5120787e69853f9952853cd6b84cf25317d7b2f7b56ccf3e2c56b93dd20b6f5e86cb76db0abf3ad08a4cad1ab425b98c25e5e0d63295679fe7fcab429e2ff02fe1e1a1f33e7e1a78f39842debd24235f2058b5c25958258b7a2cdbfa3f4f5a18408c38421351a39e6f5dbcb21f3ab5250c2968711ab52615cf3e58db47735beebf56feffad7e8dc981379f4b0eb2b748daac3bb6bd6f58cb169fd6f7969852b0b2d4f356d020fa2de8889598afd3fa3748b59e9fa5adeeb6d6652be419beab6f5bbb699995e8cc66fa6f6b97aff0d36ffa3fa57e976356e56a05ec91612b46be716d17cda6aefa1cf253948364626354b7af5b03032137d366cdad71dcad3c13e45fe32e91950e542b9e2f5ad695c26625cb1f3f958b442bfc5a615aaca8199e767946be7c95f1e6b3ce6aefa5f4ad9b2d6be6b5fe7fc9f8529f7ac2b6f9342b8cdac39531a140c2a478c0dfacf6db6b7665789e6867be10e131a95f255af8a9c4c988ccb057af8a56b4ad5a7f2fbd7662228d655268e7e07545a7d7fe67e657324c8cc9842630613326478cd22ccf399ea7f3a52b0b0cffab877759a58bfbafd36a6eeb76d6fa3f52cd9b1f46ef738461cd61d26cc8118733133c956a57cb56a842d4bcdabefeff0495e2ac6264abb4bbf5fe9e856d6bb408c7f19c2b91fc9326066646c25cb6fa9e7cf8ad5ab56ad6d4c954bd6cadfe96846fc7a053c840f337d310399e5fc932d54cad5a6112b50cd6cd84958469147d7adf42ab627bf65ab76f6fa7b17f749ebd0fa1f4b9987339b1e142b88d60ef59ecb366f67d10949647d372edbd7af459562eefa2fead08713566b3610268670662eeb60f25737d366d99937d6c5f4ba4ac1dcc7f1bc20eeb1ad8787484b247b99842108c2640b461319519b5bbf4fe9fd2d720fa6daf3d37d8ccacadbd8fadadbcb4f2cc81dc489e5ae9c23fa2284d21d38cf7eb25ade8b37f7e9b2f6154557999e584d83ebdff53e9f3fb17d99ebc7880d5a78fef45b162e5ffa7f42fefdfaabe9b2c598133c8666ea64c6635f31e2b36afc4acf3361cce60256631ab8f33138cd9980d7c015f253c66732429e11081988cf257ca215b52d1772c79a9f2a56b978777326309af183c66ec6d3ad6a5f9f9f3e52133ca79f37a1428d48d9b4f3bb2c15adab5b840ba96a86652b447d4c3bb184b452633eaeeeca85483ebd7ad8d48c189abb2ee0226642b5311ae25a3185711ad656c5c80ccdfc38c6bcb76c447f452c5dfa373e9ecfa1f57e95b5be94fa7b6f3233346a458c2b95816b46596235617f5a706aef19ba238c5e2e832d6f53cf82855af8fd7ce6664acf35f9bf1ad174ab57e7942d51c22d26319783636c584f39a5cbfcefecb7e9bbea2f1812d126e88f311ab56bdac2d49e53cff02f75ae343e7e5ad6b35b6bcf616aff03b7c1a203f37e2fcc9ecfa1f53eb5fa9684ccccc669018c0f1e4a952be499e7cf9b55ae3c1a5fe7f56d584cf57c664c79577d2f17cda95b7b2db96f97f2f1997f9ff269e3858fa9f73ebefdc56f2b060142be0a79f254af9f2d598a36ed6d5f9fd6df6ad8b7a2dabefd5ada1ab2d077ddaf9e409e8b7a22337d62645b70b7a2e7d6b0a4252a503ce66792a09f466d9e0064dafdfb1f46ffd9fb7f46f54e7addb3cc29e3c866354f7ee34b52a65a2fe32b5ad2d6f55bd6d4842626671961afd23020423f80cc4c2a73dfbd84ccad433308cd5d4824cf2d2f4b7cff9f82850f9a0fbba56b5ac21f83f2cb36b599a4dfc33744b4ccc3f04d1accfc2b6d66c66162c232f52a9e6b5b4b423a254ad6b04487fcd9bfd375819c3808cf4402bfe554b165f76fab72156ab37995e6edaeb50ab166566b06b621083577f17bfd3e855198462c1e05c2c2337fc0e166cd96ad4db2f4fc133cdbe7e0359999176011b12b34edfe96b1497b416ede04acc225ab59ba3befdfb7e8fdbfbf7ecfa7b6fee896f4f339a1e70b372fa56c615b57b5875b53e85cb55b5eff0f46efbb5fd71257b5e119666e6fa6fbcf255a95c9995f9d7e7e2b46be3c7f3f1bead6dc01df49a5fdb36109acb4df54b5be9ed7ddac5978584a14cf2733c9f3afc5f9fd2994f97f17e653c26b7f4cad2bf2a7c0f9e5a6faddd8c78d4a79ad7f9d7e5fced46b92d184ac21196126b0b428d5a3cda71840ed6b51fadfef5ad29ada3cc3e47c8a142a5482cb368737d3f4acc2b5a3502b1e32c598c7959548f1e3a78957cb5fa51ad7e759bbcc267f5bfdfa66eeef953c95f3f85b46a7cfc3f2fe47c6b4f2419bebdfb7e9fd2d76db19948715bf92846aca7cda85be3fc3f8bf2f1e2bf2fe5e25acd97c807ec0858fa0efe010ab3db73ec7d36af76156be3c7d17f243969e2bf38f142959985719856d7b7dbfbea73a4784c9a42b999e720cb4fe5fc2bff039f13e67cbc79f2d3c119b7b5d8479843968a5ba56cd3e97296d6ff04b56ed9a342856c67694fe5fcec42117959bb59a31894a80664c4ea5b978fe333065df55857242b5f9e356783e47fcffcf9b56b1854f9ff227f52feaef3544fd1078c616adcfad7e9efd6b7f7ec596b366fb79856b544840bc25ed483a25b75bfbf5ea1569fc4a6796be3ceef7c79e1dddf5e95e808faf5b19e9fa366cb58d3c15a52d4f284b59a85aa4d1dfc13761c3babe86d66edb819809061777d467a5df5efdfb2c3bac79bc26e93397a918a408c498443998570ab56a53cf87888d7c7829e43e664d9bebd7bf7efdfa84f253325979babba3eaae93e81c4a1dcc81032100103af126794999e4ae63c66cd664c2a5a950e2adad6b36f4587d696f9b84fa39526642607e3484deaeeeeb653e9ef6688cd5798899c02be7313d56c36bb76cb3cf9ccc958cacb89f11ae35c87eb745b6f310e258f054ae3c66f11e6cc0c39ebfaff57ed5fbfadad91a34f1fcff0914fd71309b57eb625a7cad5b6319a7e326f0e033d7af4d8b6bf85dd5e6ab199819c631a913c56b2afbf65b59bc611e69cb8057c03f42c983cd999d399e7cb4ceeafeefe59bbeb713a94f1e7cf9f3e3f9f9cc8f35795b36511ac6340b21c3f64d9bbe85798c7f073758c5d2678f3c267e72613331aa24ce11af926d6a3aadbd16d1399f808f487777b8199ccc39acf38133c8627e6ef18c52b989531e561176cecdd12e3bd16de88cd1f5bbe3cd8fef03330998ba4578bbebd56fe9b7a583d78f2b378d4f9ff03fe7e3c15840cc4ccdd8bb3766fad83c3f19c0e0fa6d2b1ebc6658256266666f9cc4c97fa57ea5eacc2679cb242dbac55f4dfd7af45bdfadcc9be8b7af47e37767a8bba4f5dc4a963c9ccc81011b7a632e136ad2ddd8f75bfb56d7b16f5eb48873db7f5eb8a58b161e1c63f839b9fc2303013be9b6f89fcedf32852aeec5df5b65b6b66ccc29ea6c79931898708bbbcc2be7f9b42b4f9f9f3e7ac7a31780abba1ad6a36fe85fd7a6cdbd0fad99e70af9846d33a1e462c384de6fa18461d1e3326626732335758cac38dcfa7b81c233126f399918479a3eb7775b6eee8e919a232309a75efad66eec5fc334465a12be6047a89e7236dddf5bb1777f1bf9ddd2db5bff47eafd5fa7a2e5dbfadde6983acde33610e3044b7af7e97455b7bf5eb79abbbeb77fd7760ee15c0c0e3c3ac21dc6af33cc03f84ddddddf5ebf1bbfea459bbbbbbf8d2dba5b779bbdcabbbea663c421cb25a6c0eb333fc766ff0a061c0fce8e91669f85d53f2c66908c7f1a775ff27f3bcd9beb777bba3bd381c1dee8afa587488f4af863fe1bb1ff07f199f9c9e7099fbd21377bbbbf9ce69b6bcdf4465b87e1fc67f83ccfd64d3a73613f181c3fcb6e7455b6d6ed999c3afe721333333f4a3b3461f9de06439bbdce67e7579bbcac0cb566fe099dcccc84c63377a8d438990ff063af4e6ef378cdd23ca0713c7868d7c14fe7e7cf96be4af9f2d733c343e6fc9f9f83e7e7cf8f1e3cf9f399e4af9ccc6a19e733e2eefadfcdadea66ecda73fffc4027110222223111103000011011202123031411240516122503132332ffda0813133f0ff090bad0a1b37d4bf45842c17ee0a1b25dabead38b8b593fd3fb378b18d8d7bc98f63c5e4fa2d0d147f657438596a3f5f6ef1dfd1bae96cf182c16ba1752958d0f04278a17d4528bcd4decbed516285436f4c6a2de1ae8592fb36508586f05d966fc8c6c5977d7fc54516f152ca2e6d8be29d0922cbff86b515d2b66b35daa849db13e228d74237d6bbda8586e2d971fb850b14852e6f0d4571ae85d4c4be854bf796fa742c2bb932aa87ee2b792c5c542855dae2c454bc748d6172aa2be8533ca84f8a7df65172b5df7d7f914c4f155d9736c50fe2b146f35299bfaecac528b2be9aab146d68d7fcb54bb94dca8a3709684fc14275d9fac5f718508d8bbab0516ca45f228b68af3d5e32657d86cac9f5de16e7452849966ca427ab13c37d2becd42cdc7b34b159529fd1db66edc5b3454efad75fb1752108b95929d958560b1d0cfd62651fea3758ecd66ba97d14cf13e3bbc152850909bb2dc2158a94a9b66b2f0fea39dfda5348de84916ca3fd74fee75f456bde1bfada2ca13116cb62370b2429f66e6fa176afaeb71f21ae5e61fc87b1f587e1a2e562c5ff137586fdb374245f285714bb132be9d178acd74e8dcdb8d9b351a13566ec562f91a2f95a292cf62c522c58aec46bb352ae17e9c4b2bb2cf2a766857b175ee863beb58fec352bb12f627a5b39fa3ff4aff4cfd76255aef767e898cd46b3d97daba85878b8acea17b172f36338bab38f17a422bb6c45437cc545a2badf67e61a9f19bc6849a4ce4ebe25ad892f22bea56cbda35b123529fdb42a85dfd0dbd89d637e4dc2e959e8a5a7a8e3c762eadb95f4575ac97d5b291692161acb52ab258d179d79c765885f7287a686cda45b9f452cedcace8b5178a2f76877762cec5824f0f17d4b2a4371feafb3cf45d74aff082b2545fb19b4cdb84e5567b8de2b0aff92a7dc6d962b2f635f75085dabe9fe965947b1146aafd654e15e0916fa1b1ac6beed32f7162f62a3e48f8a1966eb3de5a45742ac35d0ba17d34bcc31e1e4d4dbcf79fee08d7521431f5576d6f04791d6e353cb93d0f81aeadc2df628792174ae8597e63421a2ea5347a2e997146bb7ce5a362ebb85d484fa2f26fa343d5cae28f9721796a3422fa9ba6b3dc214a5d4e1c39fd843ea4847a2f453351a2dd1b1563a3f7ad45e365438df91c3fd8fe8cb4551632cdd432a5617e32f78eee5f29dc3f91bb8dee358bf71bceba6bc9b3536e116b142378a11550a14a4516c4d28bb51632d1b28b9fd17528f6f04575a290a771ea5428beb422b42a2e18c776875b14a1f27f49424286c72bd458a8484c4b054242785d285286dbd97a67ec782f452393f3bc1cacd6b25d34699cb7473dfc8b9d458d6c6588e284c7dde68452b8dd6151ea6a75d378e86bc8988585439a3c46fc597e8a7b14d791286bce2a859366951b72a19fa24a2f517a9da3c4594aa142cedc2d97c4ca1d8c556dcd88562bf26fd9c9de86fc892f16213a1210d521bf3367e9a1b77e857e449085959b8770cb116aa18d79116ca71ba351a1d5b2d5885dedcdd58921b1a8b45c6bd8cf6c49a14210a6f62a142184c50dbb290a1d171ac34ac43635a45b7625e4e3776268bd94336c7547b84a2c542cf7ed8e129bd31978cadd5ca2e6cd46d4b9b1dd32b951a37b35a2f51566cb9b62a52ca2fc9c6c4848e375293b9b622850b1542b346e5bd8d458fd8f74396c6782e17918fc971687747375487ed0ff0e5f872af03ad95af637b66ecb4262aa179435e063e43b8fe8ec425143f43ba849163f2f2ddc7b1bdf42342b14a15514ea56d9742484c51484e68f3472f48e7c9ef48e2bcece22108423fd2a9451716717e84bc21210b58da18a2cda1372da34a1f274baed88db142f7166ee6fc9f86e7e4865c3b3972ad97938715a5d298bf7a1fe152b3528dc515e596cd863f96c5ac165515627ee1dcae7a63e233d8e367a71487c9ea78a12c6d61c56ac6d9b38d26714bc9c57b38fe88db17e979d6f0dc26a6e8a151ecd2b1fa3f4f7d6fe4cd5c2e4c69dd684f8ec49da2d1f21f11b5ff068ba108586a523871db65f83ff04e4eace56735e531a673635a66d347c8d09ec77a29d554788f8a86fcf459f12cf4262a842ea47fae45891554268af1ef93dc21a1084b0a19ca87eca393f8e7cbcb637c8a12762f2594e11c58b8f895a51634578842c522f255d9be4dc31d8c746ca70eb433c4d8a6f42a199ed89bad4dca52a1b7e0b8f0c46d286e533dc6b05d2db68fd373f8265c56a1fc914870d973c9ff06fca1aeda2e52139793a84237f47709371fb1a28a9b8499a9aeaacd17296e18d9f1958a977b5afaabe6d8516228b4959f1d31338ae5426e1515172ba560bd8a1fb42f4fa14516551ae858aeaff4d96f72ea8a637b86caf2717c85b1b5a395a4fc4d75212e9beb5d367f477828bc773b372988a84e2988f47bea58b19787ec28587884219acb8631fb659582e851b371fe989c32f4c5b766851e909ef1f59788a7db699bea51b10859270a57d2dc7fa7345cfd9dcec6363bb7d350ee162a351bc97d2b2b1d63feac422c5735a9b128b7b62174597e45a2c4be83facb0dc6b1b1a2b17592c2847ac1de0a588a2c7e1629fb9ae97d1bebb84a6977bb46f1be97859a34359ea17a8f4e6fb15f4aa164ba68515dcb077b9dcd8a69d429fe62a914a742d16f27ee752b0fd62742c9212d1fd374cb8f090d8d265f9c14a6e50bb1425d1b8de2cdcaea58dc595ac59237debeba94b9517d565fb1a71c8651fa595ac94577bfbbf2e625a574a108b65246e2e2ba7782ea4a5bcfd4efa97a8dc54358e8fd95715f9b42e1b735162ebafa6faf78ab11fe8a2cbd62a2a1da487e47ec71ee6bb8a1dc5c6ff0e06b3dc6cbe94d89efc8e23bd1ed9422858d953f9f5d64bb371bec55951659e0da8a131742e8bc1317d2ac91bfa3a18fadfd85d76c595bcb63dcac6ffe33fae77f5177a8bdf46fec51b8df7a9a2e2f2b78bfc1d4bef582e9a596fb14a35e7582ecbe8b2bfe2a8a70bf70dc2f42cbdceffe36b0dc6f792c6e5de0e5a1f46caff8fb8de15d5bb1567aff082ab25d2a379aaebad9782d64cafb16ee2bb522dc7faff0809422d158be9aea42c359ee1e37858e8782c758f8185e9e4b15f456373b3685dfabeda9a437287f9672f2f2457bfa563c74b1dfd5df423f53f2122ba17d0bcbd16a762c357dda3585e4e2cfc63b3f82eb785f55ea2d68f8f2b8d7d977766ec5284c428746c4be82eca8bdcd9426a51beaa2f150b0a161b5821311593879367ef7a8de1b857afa2f1acd77d76df9c6e6e366a142bfabf85f52109c2fa350f0d45a514e5c6a2bed5f45c68f026af145ca59d4a1084e54b6e68d46d7fc146c424d0af717d5471491c59ea178b947a29173ac7714c4216c59a963b587ef4db96cac2ab045b1a45953bc167b8d9fea29caed6e528a86a2a6bb13eaa47f929c319effef57fa8de2842e9b8516a3f859a1a7b63ab13caa8438d6745e4994c746a69ec56fb9a8b468b37d4e17bc6b058a37652cd3597ee1b1b7351729bd9c4e3e28f8c7e67a8d9c7e22e4dd08ff514fbecacbc67542ed562108b84228e4fd8c7e51f3f253a3629d1b2cd1a9a652d32de8a15428fd177ac58b2c6ba754863bf23b1fb708490df811654532f25162a14a17c9d4ef05f5e85e5f75af191b97ee7f22a6caced1a8dc6f3a2fc7628a3f4b7858eb5171fa5e08b87f235b1508485e210af43f4ca877de99b424e163517e44a18fa2f1a13d45aa1fb38d0942f67896c68f89c68486dd8e5972a2f59561c98fcd8ff4b3f4a7d5fd37a5e35fc8b142128a3d9728f43f7b1421a362c562fa54217913c94d0abbd47bb8b9ba9d6146cb28a10dc51b2e6ba1e1fb9ec42ba8458df4d1f9dba6c48bf38a96cfd96dca14a17d2a7a377142b2dcafbce1787147ec7e39aea5dd69d1ba84e12950c65f7561fb8d8a8e299c559e91b63b9a8b86d66afe957384b6213735e2198afbb6379fec369a50db49e16e1bf39ba176ac10ae29d8953627162fb1458ecbbb1796cb7a35a8a3c3efbfa1b85ac35a858d1621a56173c95db8a78e8df98629ae8a2d15284a12eedc2d46a2a1145c2108af11e85939de1426258727b2bcf5284e698e535d6aa7536967638d09894f1143cea6e1210cfd37e3adb95d9bb121142eed1b86fc1a3f6373426718558575214a2cb735f437c6ab78517e3af75d084a162b15d4d8cb85dcf59af62bd75517c8f11f195545cebe8542c177de2c6878d76eee6da1b352bb195f411e0bc10b0ac3d75b1ddc6f71b5f594de4bdfd5782eede8dd61ee2f35dd50857d4a50cd60a342142e9573b8d2c160b35dab5d2b1dc3792d60af1bebd9a8a7bafd65796bbd451708b9b8e292436352852bb97d5be859a108426c63851eae1a3c367e31bc58fab72aa2a3f257d1578acd210b0a2fc88a72d94a1b8ac9213c5428a6287ee2cad14eb3acdfd1af7c76ad9b58228b2b4fcf5dae8b1f12d8fdc7c65fa717ba29c6f7d46faaa28d8bad31945f8631fb9f46a99b2ddb47f27dbc18e2fe43f717178fe0d95e70da2fa1746d57532c421084b057b17a10ba37b8763c1eb3a86e574b966e17afa2efa2de4b2421850bc8dc21d8ab458a2d8fcf458a18bb6e6b34285e6e6b35917ec508b1cdcb28a2e8fd9558a85ff0946fa5098d4366bcc36562e1148787bcd31fcb342c5752842e87d17846e7f44266e1b17e151a2f3a8ddbef7d4ba6cbeba10dca14343b8beaa1459c8774fb97db5d172a539acddc5228b5b2a37ff0ab2a8633f618c765799b9a95586e76ba162842bf2284285d48a2f5da842129b651cbd0fa561b15149b1588585c2971517d5f985bdf46f350b2547a2fa2a2de75c47763125b628dc29582fdc574ae2ad8bc89b8b85d8a1439dc5675d3a8639b2a51efb7950b357c514b472e5cafa778d7d5595a2b96d884d426ca7486ddb12747b46853fb84216b7d0b8a3973e5b17b122f1585e6dc2f5d2b0bc5e14a53f668a8a179963ade0f4ae3d14bce74722f6d951f9f4977562aba2decfc35b8b65168a1a858d0dd4d562cb857563b50dbfe75562bc971592c372cb2a142a14df12ee87827b624a91be866ba3e5e7eca29db4528dcd348b42cafcc5e1aacd746c495a8a45c217a84f831278ea7e4ca631b8b3737285e443e4ae8a109cd94faa868bc6fadb3f4490dc7f92b67e89d22f624bc9515c73a2c490a1a85b45f2b2c4542485f873e7a48e3c56dec4a2ca4543b14de1636e7624a17ac94a8b9484a15d08d45b624959c7f44e746f0f67eb17e8a8534c6defc84a108b6262121085367e89743b2a1568b86bd9782c91c5214d885767af4717e4e097938d8c6bd1f29d314a66a2cf8ad0dbb1d0df81a6345ec595f2a1c2c54a2ca94517e7e957b363587e89ebe32d95e449d21b137b11b8fe162d3a1a6e90f92dc53865d62b8fa96a1675c6c68bfa0bf4dc372a51bc2f895a863f026ca86f042a13171422fd1ad4d884a2c48b1746e37d9737084b1bc372a2e29efa574214564d657dcf2a8de3acee3735c4b7ac94a850d1ac128717857bc14d7731c2c167bceca85ffc65432b951e859d1a2b2d9784bead1632ba763d3edff0d426242b8ad38529f5314a72e1e5e3a286cb75096494b367e8a146b1a2da11ffd5658916228b2a87582c14ac1742942e8b18e35a286c4238fecdc5a115bd4d94516e2f85755ffc17c58dc699bd9c61f28486fcc766baae2a371a456759b7e7fa53efbc18bb6365853aebd9b8be385b57b24bb51582cae1de36c45318e1f2dee9a12855762bd3ed71b11ac69d968795beaa1211b1bf459feb139a2989f962fdc6cba65151469ac1166f351b3c4699a97154296a1345313cae12f671fd13f787239c6561686a19cdf96372d9516e295b11c579671e2bc8df81f253aeaa346cdc7a8dc2108ac5a626508bc11436e2da424245c21328bc15945e56238f9674bc9c5f819cb97979fae9f46a3c772628a7a35374f0a9bebfd845a54bfa5e27d146e13e38328be86dc6e1097b18dc59b848aecf1d9bc1342c747ec6d42509166e5635d852ff0467218c6842ef457d2d636ca37346cd46a5637358a7821bad7d4aeaa8b787fa345234b1be9dd32fbebfe37fa468a4f35b3b287f675152fe953a2d4ffa4691e7422c79dcd1a9afafae95859422996f0d14ecb3dc5f28b42596a8a8aa2b1a2d9685c7c89afb942cf59de48566b45bb6f2b29daa37469668b9b8546f7aa29886fc96385dbb35179ecb372fa92658d9fe8d422b0a3545a368d4e8a8fe8fe8dc56348a65a1e6a68d265a3f4df55317c8de6a747b8bc2fbfd74fe22cd1fe9546baac54248b37158df986e1a49d45b9d7dbde4963ba1933426f468a2f5a6a2d4dc2c2df815783d32de8d8957dcd76d29a2d1a3787bac35358dc28f02a12658bc9f168425c6ffeebc951757879eeb1258a1546cda1545b8d09b468d57d5aeb52a6cd1b8d8cd15f42d4ffa8b1bff0d294db8d3ee7fb83c77d57e66da3534c45b2ba3450db9d45ca2f914533e2595b71a62e4e35ff02ca346e125e44dc6cb2b05363e85365338dacb2863bd8e8699a153efaef52fb10de2b42185e66cb8a50b6212865b2fc9c52a1597aff088d2d45e9972bae8631dd97151a9d5b78dc5fb2a3592fbae2962acd64b0b12f2242d08f52a3796e74fb576ea2f15f1b108deb1b2b79318dca5145a3fb3a8b2cac5589f7a2bb167aa86ca9dc5f65891786dcafbd62c9f452c1d972fc7456348dc54251a2d948d2852a8a4e1746cbeb55d4a2b351785958d88a85291a631b3d1b9dde1a95d3bc2ef049b3df6517365c24945e2cadbc9724242142b11b13c151a62c2babf317165c576a95ec5e875b852a56498bf11b8b7596ee7f71be8d62b52bb98deca2ca529968b2baa86384bd459585f4a979d68585bc2a6f247c5247b365a12d4516850ba142737934fcceb1ae87d3fb95e3a9b10908b9d38d62a1df937b8fd13c3c1e7158ba34e132a17d1bcef3485838696c6cde3a18d085d76c562124fadbc9b7d365958a2a164964ec62e28be5ef52ae10914cdda6e10b04b48b71652eb5dd5e448b17531421162382f422c4bc4547b2fc6151ea19c6d174516532f91a35d4a2fa763715e44a2d15858ac9b2862122e14b3435a94d15152bd88e3c9ece29d21b345b1268d1ae945e77958fd4515e0bcac5e1ca2c4a151c79395caac4842842c52cbd435e255acd9afa17b1b4715ecb1bf67f44e145cd617852d91a36d1b11bd6aa69b3773fd9a2cb715eb2d337afa743393f636edb38f1f65cbac172389c5ff0e2bc3121457886c7edc5213e6ce2f75353be855367fe495bd9c1bd1c12f3bc370ab42f6b050f2a8b121b80f972b432e773f119cf93f272f6c639b1a13d1514f4698428b12f22458a84238a2fd8e14af45c2585a2ba931163b2a12c38a8bc13950f0431a9456d1fa26c4a1ca10bf44532e197e4b72da1e1428f0691aede284cebd8bd172cbc5d952a5371425e4b62142516a6ca18d2b19cbd1cdf9638717367817145b29614366d59a468de3632ce2b6d9c53d1c51fd875a1b7b66f167e955658b065c6e75b3734e138f45b8509b38f15ebe46c6bc0fd9a2a123c425e4458a6a6997b468d3166c6fdf43c6cd8f14588d145c242bf2571b2fcc3d5eb7db18b427855486592d898aade16cd42370ac51a78a2cac7f8725e87ee6bce14247112131431c36c426217a2d8dd246842116c424294c47a163f2542e3e22e767a296ca792a8d16c5468ac2a17e47cb5424fc0b8ee8f90ab7e74211fd850c6bc9b2d8b46849170c634394a6e50b3484268698fdcd0cd1b2e3e43e3a67bb136228b6258217b121385e450854250bd9c7d6285e4e3e0e05781f2395bd9782c35a1d962c743f6f2a45c238fc8e28e2271684210909b437e19435e4b46e2b0b8a18c4bc88421385453114318eb66867375a3f4e2955090af52ff65ea52c1916522b436dd72393db7b397274d8d6fd1b866ca8d8eca1346cd636786c52908dee39243431fee08b395ff04950a85ece284e2d66842742aebf78b8d15e5cd531776a34345c6c50ace22132ca2d168a5859c93d1cacf7c99b94dad32843652286c6cf1624916cac98e1e494b8af383e4e532a85f14c5f13e2ecff016a2cd95a12514594cb96595179d1a1215c35ecb11c7d8a99628486f456f1b389e8b2a7df658933fdd3b2e9b109aa8affcda852946e36250a6f1421084fc9c798bca6563ef2586c4295146f1585ce85e85a6cef8aa195b792138aee372989884216995b45ab63e5e0a517ed23d1f17b65bd31e165be8f51fa2c1588b1743972f582458f8f83d89e142e5c5f431d95a8fc1a1caf6cfc1db1bd42c1c6e54567795421314ee84218e27138887091f87e8d4271ba9452a9585bb12f6e2e2a1f4aeaa10b14214ec579aec59318b56271b298a8e258db1f2f337bc1425084285d56216745458a5090a691631b84b0bc50b0dcb59e167c4514285831cba96c6a139b95ee545b1a6a2f65e8a2e146cac1d29638b8d8bcb8fdca8b3f7172d64a1685d1e9e2caf70fdf65fbc3f5894a1b908425e7ab517e86bb1098ac471150a5434363284a174249171425f258d47b436aba56499b371a5d7edc342fd143846c45efb84e28e486c78d4bc3453363bd3393763b8ac2fa91b352b2583b18d6e86ce4371c9781fe0f1422c52bd884210b0ac14ff061dc31bb28550a84dcee2a7d2c75e485f8218dee18471bd9c45e8a142454fb1e2e16bc09c2bf221849ca2fa592977b1429dc21428e221315a62c91659ca96319e27f213109428572fc8e2f45f56cbcd7431a18c7e99cbdb18c65a18d31338887637d94b6284258a75291eb37c6108456c7699ed77bb8d42c6caecbab471fc2fc145092138b434725e8e4fc95bb9a35a1b485efe55a1eac63952d0cfd1bf44fd9c7c096afbf583c75d28427e91714c485ea145a3c890c425145e8e2c5e8b3768e49f8285c946b4b6724f634c68e4bd9c9fb1fe884c59b5eb45bf39d752c9f1aa1725b62fd15842625d772c6dc5bf62c4fc9c7995ee5f87238bf28e3e8fe450ce472435eca7b38f2f2ce3fa21b3458ee1545ca7e44ba1bf3a2b1dca4f6ce3748b59af6e1b79238ad8a865c31a94278589ca1851eee19f25b28dc26b65b1842858a29546b62b17a972a28e4969e8a69338e8e295a67adb38bf622ce2fc894a16f24c48634372e8e575d3bb8a8b66e8d1becb6215648582145e55432f25821842a2c6588e27138b15c63c12151458ee346fad422fe9543f78a62c91b878d62a842108ac2ca8551a85d92b36e86c422e509c56c792caa109452d0cb8a5d6a87e8bf3150bd9bc28d2c123592e28f932c494d61bc5adb36bbaa5c6c457521ad5853796cd1a1d68bc9712dc517858f3a1e290bf4428fe8c631e155b38b4988b7432c7858c7143e43a851f8a18fdca351456e14717ece3c7d8affc8f9bb62452a43850ba5386d9ca1a1b39d3cd0a5bdd0d568a453787eb17a11c4e229a13a4e178f62f6259c22cd9a3508af0724f4cae37c98d3d31f2f7c7835d9fbd365385c5f92c7cbc21a7b471284bc0ac4a18d9cb51c7da284a1210852a79318e7d8bc8a98d684b2d4ee3c0eaa1af72e47e898d1509968ae967e9c38791f2d71172fff047425e0bf227365bd88df83f82115b2a2f4371cae12c1bc2b2d62843e424eaca2dc5a1318ca1668e2bc9c788f969f96d884bc74ed1fccd9708b7771c5bdb38715499c4485fa21851bddb19796a68b1b1c6ed96d451c5ad9c4e2798fe433f83515436726921f651658917378516ca1b393f08e5f87239319cbf06365c212eaa684c484287eb284c4997284d9c51c5f8d3a3e5e86cb7beda1962948b194a2c4dc715e8e2bd421284228a70a2f3d42f9158ec5a296877b2d266ea5fa37b10b9211c5084b1e4fdbd88f8baac6f2583b1a84c5b4c5d9e9cea1d8fdc5e2b92d9ff9fe1c6abd1c7d17e18c6cf767f4af62c5312f27e3e842dbf44f352a2b2a84717ec42c96178a4c551a1242b184a514a2a558b1b146ee1af4371fc65d4d172b3a94d75eca3d4d9b13d896c4f1d1e84cd8a2a7d4aa858a1285c6e596c45e34353508a1422b5a14a958dc21546cd2a846ecd4a72ac56859bfc8737d5fccd43cd8c7c7436363d1a84284217e8a771a842a9b1acdf429ae9a84285ef2783c9842c19431e2cbf26bcc6aa5346cbee7159d62c67e8842950b0b184211f8724cb8a86370e18c786b1f9265508dfd142c1b8484217621b672427a6717ec491658858425153654dba9f81f2146f42cb42c9fd163c5421084c49c568582c366a3fd468b3e2242e4a5e3784b1585dc842842536318fdf6a9ac6a59884cafa37dee18d8c6e2be8285762c9965718673f4f4728a3786f15f514ed0b25f41a6c53b11a8da150a1e772a194b18fadc31e084285acda75285dca58f2acd097d15da99f90a362a138a19b958685a8451e931d8bd9c58a842a116569cd47f61f4ac9b278df42428aced89158ee5af7d4975b84a843c6bb7c0bf442bae9421314284878a2f6c5aa638aeaac58e529631c3c2c4c7e8a67f618ef0b1b7e4af63653628aebb15bd8858e8fc3f4e3c7cb16372ea59e767158210bf726b1bcb77f5d47c4b8b62161786b159d75214266f3a2f6c58217ef4d746b152a14a14a12fb29bd8bf442fd84363cd47a2c42428d74d8cae8f71c6fed3196395d545ca164855ff19085582c1615b65ea6f2d1592c542fb1622baabb2f270db95d57f52bec52eafb2adf72facc7f61ab053792ffa4be95c528de2ba142fa2bfe0eb2d1b9ac574afb6bea2e84210ad84e575dc7ec543ed7f87f218c631c3fa0dc25347b8fffd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6</meta:generator>
  </office:meta>
</office:document-meta>
</file>